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57in"/>
    </style:style>
    <style:style style:name="co2" style:family="table-column">
      <style:table-column-properties fo:break-before="auto" style:column-width="1.6236in"/>
    </style:style>
    <style:style style:name="co3" style:family="table-column">
      <style:table-column-properties fo:break-before="auto" style:column-width="1.8807in"/>
    </style:style>
    <style:style style:name="co4" style:family="table-column">
      <style:table-column-properties fo:break-before="auto" style:column-width="2.5909in"/>
    </style:style>
    <style:style style:name="co5" style:family="table-column">
      <style:table-column-properties fo:break-before="auto" style:column-width="2.3945in"/>
    </style:style>
    <style:style style:name="co6" style:family="table-column">
      <style:table-column-properties fo:break-before="auto" style:column-width="1.9571in"/>
    </style:style>
    <style:style style:name="ro1" style:family="table-row">
      <style:table-row-properties style:row-height="0.1783in" fo:break-before="auto" style:use-optimal-row-height="true"/>
    </style:style>
    <style:style style:name="ro2" style:family="table-row">
      <style:table-row-properties style:row-height="2.8398in" fo:break-before="auto" style:use-optimal-row-height="true"/>
    </style:style>
    <style:style style:name="ro3" style:family="table-row">
      <style:table-row-properties style:row-height="2.6736in" fo:break-before="auto" style:use-optimal-row-height="true"/>
    </style:style>
    <style:style style:name="ro4" style:family="table-row">
      <style:table-row-properties style:row-height="1.5134in" fo:break-before="auto" style:use-optimal-row-height="true"/>
    </style:style>
    <style:style style:name="ro5" style:family="table-row">
      <style:table-row-properties style:row-height="1.3472in" fo:break-before="auto" style:use-optimal-row-height="true"/>
    </style:style>
    <style:style style:name="ro6" style:family="table-row">
      <style:table-row-properties style:row-height="2.0102in" fo:break-before="auto" style:use-optimal-row-height="true"/>
    </style:style>
    <style:style style:name="ro7" style:family="table-row">
      <style:table-row-properties style:row-height="2.5075in" fo:break-before="auto" style:use-optimal-row-height="true"/>
    </style:style>
    <style:style style:name="ro8" style:family="table-row">
      <style:table-row-properties style:row-height="1.8445in" fo:break-before="auto" style:use-optimal-row-height="true"/>
    </style:style>
    <style:style style:name="ro9" style:family="table-row">
      <style:table-row-properties style:row-height="2.3425in" fo:break-before="auto" style:use-optimal-row-height="true"/>
    </style:style>
    <style:style style:name="ro10" style:family="table-row">
      <style:table-row-properties style:row-height="1.0154in" fo:break-before="auto" style:use-optimal-row-height="true"/>
    </style:style>
    <style:style style:name="ro11" style:family="table-row">
      <style:table-row-properties style:row-height="0.8492in" fo:break-before="auto" style:use-optimal-row-height="true"/>
    </style:style>
    <style:style style:name="ro12" style:family="table-row">
      <style:table-row-properties style:row-height="1.1811in" fo:break-before="auto" style:use-optimal-row-height="true"/>
    </style:style>
    <style:style style:name="ro13" style:family="table-row">
      <style:table-row-properties style:row-height="0.5181in" fo:break-before="auto" style:use-optimal-row-height="true"/>
    </style:style>
    <style:style style:name="ro14" style:family="table-row">
      <style:table-row-properties style:row-height="1.6783in" fo:break-before="auto" style:use-optimal-row-height="true"/>
    </style:style>
    <style:style style:name="ro15" style:family="table-row">
      <style:table-row-properties style:row-height="2.1764in" fo:break-before="auto" style:use-optimal-row-height="true"/>
    </style:style>
    <style:style style:name="ro16" style:family="table-row">
      <style:table-row-properties style:row-height="3.1717in" fo:break-before="auto" style:use-optimal-row-height="true"/>
    </style:style>
    <style:style style:name="ro17" style:family="table-row">
      <style:table-row-properties style:row-height="5.6591in" fo:break-before="auto" style:use-optimal-row-height="true"/>
    </style:style>
    <style:style style:name="ro18" style:family="table-row">
      <style:table-row-properties style:row-height="0.6839in" fo:break-before="auto" style:use-optimal-row-height="true"/>
    </style:style>
    <style:style style:name="ro19" style:family="table-row">
      <style:table-row-properties style:row-height="3.3366in" fo:break-before="auto" style:use-optimal-row-height="true"/>
    </style:style>
    <style:style style:name="ro20" style:family="table-row">
      <style:table-row-properties style:row-height="4.9957in" fo:break-before="auto" style:use-optimal-row-height="true"/>
    </style:style>
    <style:style style:name="ro21" style:family="table-row">
      <style:table-row-properties style:row-height="5.161in" fo:break-before="auto" style:use-optimal-row-height="true"/>
    </style:style>
    <style:style style:name="ro22" style:family="table-row">
      <style:table-row-properties style:row-height="6.8091in" fo:break-before="auto" style:use-optimal-row-height="true"/>
    </style:style>
    <style:style style:name="ro23" style:family="table-row">
      <style:table-row-properties style:row-height="4.1665in" fo:break-before="auto" style:use-optimal-row-height="true"/>
    </style:style>
    <style:style style:name="ro24" style:family="table-row">
      <style:table-row-properties style:row-height="3.8346in" fo:break-before="auto" style:use-optimal-row-height="true"/>
    </style:style>
    <style:style style:name="ro25" style:family="table-row">
      <style:table-row-properties style:row-height="3.6689in" fo:break-before="auto" style:use-optimal-row-height="true"/>
    </style:style>
    <style:style style:name="ro26" style:family="table-row">
      <style:table-row-properties style:row-height="4.8299in" fo:break-before="auto" style:use-optimal-row-height="true"/>
    </style:style>
    <style:style style:name="ro27" style:family="table-row">
      <style:table-row-properties style:row-height="4.3319in"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4"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data-style-name="N100">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6" style:family="table-cell" style:parent-style-name="Default">
      <style:table-cell-properties fo:background-color="transparent"/>
    </style:style>
    <style:style style:name="ce7"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Sheet1"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2" table:default-cell-style-name="ce6"/>
        <table:table-column table:style-name="co3" table:default-cell-style-name="ce6"/>
        <table:table-column table:style-name="co4" table:default-cell-style-name="ce6"/>
        <table:table-column table:style-name="co2" table:number-columns-repeated="19" table:default-cell-style-name="ce6"/>
        <table:table-column table:style-name="co5" table:default-cell-style-name="ce6"/>
        <table:table-column table:style-name="co6" table:default-cell-style-name="ce6"/>
        <table:table-column table:style-name="co2" table:number-columns-repeated="151" table:default-cell-style-name="ce6"/>
        <table:table-column table:style-name="co2" table:number-columns-repeated="837" table:default-cell-style-name="Default"/>
        <table:table-row table:style-name="ro1">
          <table:table-cell table:style-name="ce1" office:value-type="string">
            <text:p>QAQC Number</text:p>
          </table:table-cell>
          <table:table-cell table:style-name="ce2" office:value-type="string">
            <text:p>Basic Info</text:p>
          </table:table-cell>
          <table:table-cell table:style-name="ce2" office:value-type="string">
            <text:p>Basic Info</text:p>
          </table:table-cell>
          <table:table-cell table:style-name="ce2" office:value-type="string">
            <text:p>Basic Info</text:p>
          </table:table-cell>
          <table:table-cell table:style-name="ce2" office:value-type="string">
            <text:p>Basic Info</text:p>
          </table:table-cell>
          <table:table-cell table:style-name="ce2" office:value-type="string">
            <text:p>Basic Info</text:p>
          </table:table-cell>
          <table:table-cell table:style-name="ce2" office:value-type="string">
            <text:p>Basic Info</text:p>
          </table:table-cell>
          <table:table-cell table:style-name="ce2" office:value-type="string">
            <text:p>Basic Info</text:p>
          </table:table-cell>
          <table:table-cell table:style-name="ce2" office:value-type="string">
            <text:p>Basic Info</text:p>
          </table:table-cell>
          <table:table-cell table:style-name="ce2" office:value-type="string">
            <text:p>Basic Info</text:p>
          </table:table-cell>
          <table:table-cell table:style-name="ce2" office:value-type="string">
            <text:p>Basic Info</text:p>
          </table:table-cell>
          <table:table-cell table:style-name="ce2" office:value-type="string">
            <text:p>Basic Info</text:p>
          </table:table-cell>
          <table:table-cell table:style-name="ce4" office:value-type="string">
            <text:p>Basic Info</text:p>
          </table:table-cell>
          <table:table-cell table:style-name="ce4" office:value-type="string">
            <text:p>Rationale</text:p>
          </table:table-cell>
          <table:table-cell table:style-name="ce4" office:value-type="string">
            <text:p>Rationale</text:p>
          </table:table-cell>
          <table:table-cell table:style-name="ce4" office:value-type="string">
            <text:p>Rationale</text:p>
          </table:table-cell>
          <table:table-cell table:style-name="ce4" office:value-type="string">
            <text:p>Rationale</text:p>
          </table:table-cell>
          <table:table-cell table:style-name="ce4" office:value-type="string">
            <text:p>Rationale</text:p>
          </table:table-cell>
          <table:table-cell table:style-name="ce4" office:value-type="string">
            <text:p>Rationale</text:p>
          </table:table-cell>
          <table:table-cell table:style-name="ce4" office:value-type="string">
            <text:p>Rationale</text:p>
          </table:table-cell>
          <table:table-cell table:style-name="ce4" office:value-type="string">
            <text:p>Rationale</text:p>
          </table:table-cell>
          <table:table-cell table:style-name="ce4" office:value-type="string">
            <text:p>Landscape details</text:p>
          </table:table-cell>
          <table:table-cell table:style-name="ce4" office:value-type="string">
            <text:p>Landscape details</text:p>
          </table:table-cell>
          <table:table-cell table:style-name="ce4" office:value-type="string">
            <text:p>Landscape details</text:p>
          </table:table-cell>
          <table:table-cell table:style-name="ce4" office:value-type="string">
            <text:p>Landscape details</text:p>
          </table:table-cell>
          <table:table-cell table:style-name="ce4" office:value-type="string">
            <text:p>Landscape details</text:p>
          </table:table-cell>
          <table:table-cell table:style-name="ce4" office:value-type="string">
            <text:p>Landscape details</text:p>
          </table:table-cell>
          <table:table-cell table:style-name="ce4" office:value-type="string">
            <text:p>Landscape details</text:p>
          </table:table-cell>
          <table:table-cell table:style-name="ce4" office:value-type="string">
            <text:p>Landscape details</text:p>
          </table:table-cell>
          <table:table-cell table:style-name="ce4" office:value-type="string">
            <text:p>Landscape details</text:p>
          </table:table-cell>
          <table:table-cell table:style-name="ce4" office:value-type="string">
            <text:p>Landscape details</text:p>
          </table:table-cell>
          <table:table-cell table:style-name="ce4" office:value-type="string">
            <text:p>Landscape details</text:p>
          </table:table-cell>
          <table:table-cell table:style-name="ce4" office:value-type="string">
            <text:p>Landscape details</text:p>
          </table:table-cell>
          <table:table-cell table:style-name="ce4" office:value-type="string">
            <text:p>Landscape details</text:p>
          </table:table-cell>
          <table:table-cell table:style-name="ce4" office:value-type="string">
            <text:p>Enabling tools</text:p>
          </table:table-cell>
          <table:table-cell table:style-name="ce4" office:value-type="string">
            <text:p>Enabling tools</text:p>
          </table:table-cell>
          <table:table-cell table:style-name="ce4" office:value-type="string">
            <text:p>Enabling tools</text:p>
          </table:table-cell>
          <table:table-cell table:style-name="ce4" office:value-type="string">
            <text:p>Enabling tools</text:p>
          </table:table-cell>
          <table:table-cell table:style-name="ce4" office:value-type="string">
            <text:p>Enabling tools</text:p>
          </table:table-cell>
          <table:table-cell table:style-name="ce4" office:value-type="string">
            <text:p>Enabling tools</text:p>
          </table:table-cell>
          <table:table-cell table:style-name="ce4" office:value-type="string">
            <text:p>Enabling tools</text:p>
          </table:table-cell>
          <table:table-cell table:style-name="ce4" office:value-type="string">
            <text:p>Enabling tools</text:p>
          </table:table-cell>
          <table:table-cell table:style-name="ce4" office:value-type="string">
            <text:p>Enabling tools</text:p>
          </table:table-cell>
          <table:table-cell table:style-name="ce4" office:value-type="string">
            <text:p>On the ground implementation</text:p>
          </table:table-cell>
          <table:table-cell table:style-name="ce4" office:value-type="string">
            <text:p>On the ground implementation</text:p>
          </table:table-cell>
          <table:table-cell table:style-name="ce4" office:value-type="string">
            <text:p>On the ground implementation</text:p>
          </table:table-cell>
          <table:table-cell table:style-name="ce4" office:value-type="string">
            <text:p>On the ground implementation</text:p>
          </table:table-cell>
          <table:table-cell table:style-name="ce4" office:value-type="string">
            <text:p>On the ground implementation</text:p>
          </table:table-cell>
          <table:table-cell table:style-name="ce4" office:value-type="string">
            <text:p>On the ground implementation</text:p>
          </table:table-cell>
          <table:table-cell table:style-name="ce4" office:value-type="string">
            <text:p>On the ground implementation</text:p>
          </table:table-cell>
          <table:table-cell table:style-name="ce4" office:value-type="string">
            <text:p>On the ground implementation</text:p>
          </table:table-cell>
          <table:table-cell table:style-name="ce4" office:value-type="string">
            <text:p>On the ground implementation</text:p>
          </table:table-cell>
          <table:table-cell table:style-name="ce4" office:value-type="string">
            <text:p>On the ground implementation</text:p>
          </table:table-cell>
          <table:table-cell table:style-name="ce4" office:value-type="string">
            <text:p>On the ground implementation</text:p>
          </table:table-cell>
          <table:table-cell table:style-name="ce4" office:value-type="string">
            <text:p>On the ground implementation</text:p>
          </table:table-cell>
          <table:table-cell table:style-name="ce7" office:value-type="string">
            <text:p>Valuation/analysis</text:p>
          </table:table-cell>
          <table:table-cell table:style-name="ce7" office:value-type="string">
            <text:p>Valuation/analysis</text:p>
          </table:table-cell>
          <table:table-cell table:style-name="ce7" office:value-type="string">
            <text:p>Valuation/analysis</text:p>
          </table:table-cell>
          <table:table-cell table:style-name="ce7" office:value-type="string">
            <text:p>Valuation/analysis</text:p>
          </table:table-cell>
          <table:table-cell table:style-name="ce7" office:value-type="string">
            <text:p>Valuation/analysis</text:p>
          </table:table-cell>
          <table:table-cell table:style-name="ce7" office:value-type="string">
            <text:p>Valuation/analysis</text:p>
          </table:table-cell>
          <table:table-cell table:style-name="ce7" office:value-type="string">
            <text:p>Valuation/analysis</text:p>
          </table:table-cell>
          <table:table-cell table:style-name="ce7" office:value-type="string">
            <text:p>Valuation/analysis</text:p>
          </table:table-cell>
          <table:table-cell table:style-name="ce7" office:value-type="string">
            <text:p>Valuation/analysis</text:p>
          </table:table-cell>
          <table:table-cell table:style-name="ce7" office:value-type="string">
            <text:p>Valuation/analysis</text:p>
          </table:table-cell>
          <table:table-cell table:style-name="ce7" office:value-type="string">
            <text:p>Valuation/analysis</text:p>
          </table:table-cell>
          <table:table-cell table:style-name="ce7" office:value-type="string">
            <text:p>Valuation/analysis</text:p>
          </table:table-cell>
          <table:table-cell table:style-name="ce7" office:value-type="string">
            <text:p>Valuation/analysis</text:p>
          </table:table-cell>
          <table:table-cell table:style-name="ce7" office:value-type="string">
            <text:p>Valuation/analysis</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Compli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Performance monitoring</text:p>
          </table:table-cell>
          <table:table-cell table:style-name="ce7" office:value-type="string">
            <text:p>Challenges/lessons</text:p>
          </table:table-cell>
          <table:table-cell table:style-name="ce7" office:value-type="string">
            <text:p>Challenges/lessons</text:p>
          </table:table-cell>
          <table:table-cell table:style-name="ce7" office:value-type="string">
            <text:p>Challenges/lessons</text:p>
          </table:table-cell>
          <table:table-cell table:style-name="ce7" office:value-type="string">
            <text:p>Challenges/lessons</text:p>
          </table:table-cell>
          <table:table-cell table:style-name="ce7" office:value-type="string">
            <text:p>Challenges/lessons</text:p>
          </table:table-cell>
          <table:table-cell table:style-name="ce7" office:value-type="string">
            <text:p>Challenges/lessons</text:p>
          </table:table-cell>
          <table:table-cell table:style-name="ce7" office:value-type="string">
            <text:p>Challenges/lessons</text:p>
          </table:table-cell>
          <table:table-cell table:style-name="ce7" office:value-type="string">
            <text:p>Challenges/lessons</text:p>
          </table:table-cell>
          <table:table-cell table:style-name="ce7" office:value-type="string">
            <text:p>Summary stuff</text:p>
          </table:table-cell>
          <table:table-cell table:style-name="ce7" office:value-type="string">
            <text:p>Summary stuff</text:p>
          </table:table-cell>
          <table:table-cell table:style-name="ce7" office:value-type="string">
            <text:p>Summary stuff</text:p>
          </table:table-cell>
          <table:table-cell table:style-name="ce7" office:value-type="string">
            <text:p>Summary stuff</text:p>
          </table:table-cell>
          <table:table-cell table:style-name="ce7" office:value-type="string">
            <text:p>Summary stuff</text:p>
          </table:table-cell>
          <table:table-cell table:style-name="ce7" office:value-type="string">
            <text:p>Summary stuff</text:p>
          </table:table-cell>
          <table:table-cell table:style-name="ce7" office:value-type="string">
            <text:p>Summary stuff</text:p>
          </table:table-cell>
          <table:table-cell table:style-name="ce7" office:value-type="string">
            <text:p>Summary stuff</text:p>
          </table:table-cell>
          <table:table-cell table:style-name="ce7" office:value-type="string">
            <text:p>Summary stuff</text:p>
          </table:table-cell>
          <table:table-cell table:style-name="ce7" office:value-type="string">
            <text:p>Summary stuff</text:p>
          </table:table-cell>
          <table:table-cell table:style-name="ce7" office:value-type="string">
            <text:p>Summary stuff</text:p>
          </table:table-cell>
          <table:table-cell table:style-name="ce7" office:value-type="string">
            <text:p>Summary stuff</text:p>
          </table:table-cell>
          <table:table-cell table:number-columns-repeated="849"/>
        </table:table-row>
        <table:table-row table:style-name="ro1">
          <table:table-cell table:style-name="ce1" office:value-type="string">
            <text:p>QAQC Number</text:p>
          </table:table-cell>
          <table:table-cell table:style-name="ce2" office:value-type="string">
            <text:p>Project name</text:p>
          </table:table-cell>
          <table:table-cell table:style-name="ce2" office:value-type="string">
            <text:p>Those interviewed</text:p>
          </table:table-cell>
          <table:table-cell table:style-name="ce2" office:value-type="string">
            <text:p>Organization of interviewees</text:p>
          </table:table-cell>
          <table:table-cell table:style-name="ce2" office:value-type="string">
            <text:p>Date of interview</text:p>
          </table:table-cell>
          <table:table-cell table:style-name="ce2" office:value-type="string">
            <text:p>Main Project Contact</text:p>
          </table:table-cell>
          <table:table-cell table:style-name="ce2" office:value-type="string">
            <text:p>Project location</text:p>
          </table:table-cell>
          <table:table-cell table:style-name="ce2" office:value-type="string">
            <text:p>Project ecoregion</text:p>
          </table:table-cell>
          <table:table-cell table:style-name="ce2" office:value-type="string">
            <text:p>Start date</text:p>
          </table:table-cell>
          <table:table-cell table:style-name="ce2" office:value-type="string">
            <text:p>Expected project length</text:p>
          </table:table-cell>
          <table:table-cell table:style-name="ce2" office:value-type="string">
            <text:p>Project category</text:p>
          </table:table-cell>
          <table:table-cell table:style-name="ce2" office:value-type="string">
            <text:p>Interview type</text:p>
          </table:table-cell>
          <table:table-cell table:style-name="ce4" office:value-type="string">
            <text:p>Interviewer</text:p>
          </table:table-cell>
          <table:table-cell table:style-name="ce4" office:value-type="string">
            <text:p>Broad threats</text:p>
          </table:table-cell>
          <table:table-cell table:style-name="ce4" office:value-type="string">
            <text:p>Main threats</text:p>
          </table:table-cell>
          <table:table-cell table:style-name="ce4" office:value-type="string">
            <text:p>Project goals</text:p>
          </table:table-cell>
          <table:table-cell table:style-name="ce4" office:value-type="string">
            <text:p>Ecosystem service targets</text:p>
          </table:table-cell>
          <table:table-cell table:style-name="ce4" office:value-type="string">
            <text:p>ES target comments</text:p>
          </table:table-cell>
          <table:table-cell table:style-name="ce4" office:value-type="string">
            <text:p>Habitat targets</text:p>
          </table:table-cell>
          <table:table-cell table:style-name="ce4" office:value-type="string">
            <text:p>Species targets</text:p>
          </table:table-cell>
          <table:table-cell table:style-name="ce4" office:value-type="string">
            <text:p>Socioeconomic targets</text:p>
          </table:table-cell>
          <table:table-cell table:style-name="ce4" office:value-type="string">
            <text:p>Implementation scale</text:p>
          </table:table-cell>
          <table:table-cell table:style-name="ce4" office:value-type="string">
            <text:p>Impact scale</text:p>
          </table:table-cell>
          <table:table-cell table:style-name="ce4" office:value-type="string">
            <text:p>Original landowner</text:p>
          </table:table-cell>
          <table:table-cell table:style-name="ce4" office:value-type="string">
            <text:p>Post project landowner</text:p>
          </table:table-cell>
          <table:table-cell table:style-name="ce4" office:value-type="string">
            <text:p>Landowner transitions</text:p>
          </table:table-cell>
          <table:table-cell table:style-name="ce4" office:value-type="string">
            <text:p>Landowner transition comments</text:p>
          </table:table-cell>
          <table:table-cell table:style-name="ce4" office:value-type="string">
            <text:p>Original land cover</text:p>
          </table:table-cell>
          <table:table-cell table:style-name="ce4" office:value-type="string">
            <text:p>Pre project land cover</text:p>
          </table:table-cell>
          <table:table-cell table:style-name="ce4" office:value-type="string">
            <text:p>Post project land cover</text:p>
          </table:table-cell>
          <table:table-cell table:style-name="ce4" office:value-type="string">
            <text:p>Landcover transition comments</text:p>
          </table:table-cell>
          <table:table-cell table:style-name="ce4" office:value-type="string">
            <text:p>Pre project land use</text:p>
          </table:table-cell>
          <table:table-cell table:style-name="ce4" office:value-type="string">
            <text:p>Post project Land use</text:p>
          </table:table-cell>
          <table:table-cell table:style-name="ce4" office:value-type="string">
            <text:p>Land use transition comments</text:p>
          </table:table-cell>
          <table:table-cell table:style-name="ce4" office:value-type="string">
            <text:p>Broad conservation finance tools</text:p>
          </table:table-cell>
          <table:table-cell table:style-name="ce4" office:value-type="string">
            <text:p>Main Conservation finance tools</text:p>
          </table:table-cell>
          <table:table-cell table:style-name="ce4" office:value-type="string">
            <text:p>Easement characteristics</text:p>
          </table:table-cell>
          <table:table-cell table:style-name="ce4" office:value-type="string">
            <text:p>Role of finance tool</text:p>
          </table:table-cell>
          <table:table-cell table:style-name="ce4" office:value-type="string">
            <text:p>Finance tools comment</text:p>
          </table:table-cell>
          <table:table-cell table:style-name="ce4" office:value-type="string">
            <text:p>Institutional tools</text:p>
          </table:table-cell>
          <table:table-cell table:style-name="ce4" office:value-type="string">
            <text:p>Role of Institutional tools</text:p>
          </table:table-cell>
          <table:table-cell table:style-name="ce4" office:value-type="string">
            <text:p>Social tools</text:p>
          </table:table-cell>
          <table:table-cell table:style-name="ce4" office:value-type="string">
            <text:p>Role of social tools</text:p>
          </table:table-cell>
          <table:table-cell table:style-name="ce4" office:value-type="string">
            <text:p>General conservation activities</text:p>
          </table:table-cell>
          <table:table-cell table:style-name="ce4" office:value-type="string">
            <text:p>Specific conservation activities</text:p>
          </table:table-cell>
          <table:table-cell table:style-name="ce4" office:value-type="string">
            <text:p>Conservation activities comments</text:p>
          </table:table-cell>
          <table:table-cell table:style-name="ce4" office:value-type="string">
            <text:p>Project implementation</text:p>
          </table:table-cell>
          <table:table-cell table:style-name="ce4" office:value-type="string">
            <text:p>Allowable use</text:p>
          </table:table-cell>
          <table:table-cell table:style-name="ce4" office:value-type="string">
            <text:p>Targeted ES recipients</text:p>
          </table:table-cell>
          <table:table-cell table:style-name="ce4" office:value-type="string">
            <text:p>Who pays general</text:p>
          </table:table-cell>
          <table:table-cell table:style-name="ce4" office:value-type="string">
            <text:p>Who pays specific</text:p>
          </table:table-cell>
          <table:table-cell table:style-name="ce4" office:value-type="string">
            <text:p>Who gets payment general</text:p>
          </table:table-cell>
          <table:table-cell table:style-name="ce4" office:value-type="string">
            <text:p>Who gets payment specific</text:p>
          </table:table-cell>
          <table:table-cell table:style-name="ce4" office:value-type="string">
            <text:p>Broker involved</text:p>
          </table:table-cell>
          <table:table-cell table:style-name="ce4" office:value-type="string">
            <text:p>Comment on payment exchange</text:p>
          </table:table-cell>
          <table:table-cell table:style-name="ce4" office:value-type="string">
            <text:p>Eonomic Valuation Included</text:p>
          </table:table-cell>
          <table:table-cell table:style-name="ce4" office:value-type="string">
            <text:p>Timing of Economic Valuation</text:p>
          </table:table-cell>
          <table:table-cell table:style-name="ce4" office:value-type="string">
            <text:p>Outcome of valuation</text:p>
          </table:table-cell>
          <table:table-cell table:style-name="ce4" office:value-type="string">
            <text:p>Use of valuation</text:p>
          </table:table-cell>
          <table:table-cell table:style-name="ce4" office:value-type="string">
            <text:p>Type of economic valuation</text:p>
          </table:table-cell>
          <table:table-cell table:style-name="ce4" office:value-type="string">
            <text:p>Services valued</text:p>
          </table:table-cell>
          <table:table-cell table:style-name="ce4" office:value-type="string">
            <text:p>Economic valuation comments</text:p>
          </table:table-cell>
          <table:table-cell table:style-name="ce4" office:value-type="string">
            <text:p>Policy Analysis Included</text:p>
          </table:table-cell>
          <table:table-cell table:style-name="ce4" office:value-type="string">
            <text:p>Timing of Policy analysis</text:p>
          </table:table-cell>
          <table:table-cell table:style-name="ce4" office:value-type="string">
            <text:p>Policy analysis outcome</text:p>
          </table:table-cell>
          <table:table-cell table:style-name="ce4" office:value-type="string">
            <text:p>Use of policy analysis</text:p>
          </table:table-cell>
          <table:table-cell table:style-name="ce4" office:value-type="string">
            <text:p>Policy analysis comments</text:p>
          </table:table-cell>
          <table:table-cell table:style-name="ce4" office:value-type="string">
            <text:p>Ecological analysis</text:p>
          </table:table-cell>
          <table:table-cell table:style-name="ce4" office:value-type="string">
            <text:p>Ecological analysis comments</text:p>
          </table:table-cell>
          <table:table-cell table:style-name="ce4" office:value-type="string">
            <text:p>Compliance monitoring included</text:p>
          </table:table-cell>
          <table:table-cell table:style-name="ce4" office:value-type="string">
            <text:p>What Biodiversity is being monitored for compliance</text:p>
          </table:table-cell>
          <table:table-cell table:style-name="ce4" office:value-type="string">
            <text:p>How is Biodiversity being monitored for compliance</text:p>
          </table:table-cell>
          <table:table-cell table:style-name="ce4" office:value-type="string">
            <text:p>In how many locations is biodiversity being monitored for compliance</text:p>
          </table:table-cell>
          <table:table-cell table:style-name="ce4" office:value-type="string">
            <text:p>Start date for Biodiversity Compliance Monitoring</text:p>
          </table:table-cell>
          <table:table-cell table:style-name="ce4" office:value-type="string">
            <text:p>Frequency of Biodiversity Compliance Monitoring</text:p>
          </table:table-cell>
          <table:table-cell table:style-name="ce4" office:value-type="string">
            <text:p>Who collects Biodiversity Compliance data</text:p>
          </table:table-cell>
          <table:table-cell table:style-name="ce4" office:value-type="string">
            <text:p>Who analyzes Biodiversity Compliance data</text:p>
          </table:table-cell>
          <table:table-cell table:style-name="ce4" office:value-type="string">
            <text:p>Who analyzes Biodiveristy Compliance Samples</text:p>
          </table:table-cell>
          <table:table-cell table:style-name="ce4" office:value-type="string">
            <text:p>Who performs Biodviersity Compliance Data analysis</text:p>
          </table:table-cell>
          <table:table-cell table:style-name="ce4" office:value-type="string">
            <text:p>End date for Biodiversity Compliance Monitoring</text:p>
          </table:table-cell>
          <table:table-cell table:style-name="ce4" office:value-type="string">
            <text:p>Who pays for Biodiversity Compliance data collection</text:p>
          </table:table-cell>
          <table:table-cell table:style-name="ce4" office:value-type="string">
            <text:p>Who pays for Biodiversity Compliance sample analysis</text:p>
          </table:table-cell>
          <table:table-cell table:style-name="ce4" office:value-type="string">
            <text:p>Who pays for Biodviersity Compliance data analysis</text:p>
          </table:table-cell>
          <table:table-cell table:style-name="ce4" office:value-type="string">
            <text:p>Comments on Biodiversity Compliance monitoring</text:p>
          </table:table-cell>
          <table:table-cell table:style-name="ce4" office:value-type="string">
            <text:p>What Ecosystem Services are being monitored for Compliance</text:p>
          </table:table-cell>
          <table:table-cell table:style-name="ce4" office:value-type="string">
            <text:p>How are Ecosystem Services being monitored for Compliance</text:p>
          </table:table-cell>
          <table:table-cell table:style-name="ce4" office:value-type="string">
            <text:p>In how many locations are Ecosystem Services being monitored for compliance</text:p>
          </table:table-cell>
          <table:table-cell table:style-name="ce4" office:value-type="string">
            <text:p>Start date for Ecosystem Services compliance monitoring</text:p>
          </table:table-cell>
          <table:table-cell table:style-name="ce4" office:value-type="string">
            <text:p>Frequency of Ecosystem Services compliance monitoring</text:p>
          </table:table-cell>
          <table:table-cell table:style-name="ce4" office:value-type="string">
            <text:p>Who collects Ecosystem Services compliance data</text:p>
          </table:table-cell>
          <table:table-cell table:style-name="ce4" office:value-type="string">
            <text:p>Who analyzes Ecosystem Services compliance data</text:p>
          </table:table-cell>
          <table:table-cell table:style-name="ce4" office:value-type="string">
            <text:p>Who analyzes Ecosystem Services compliance Samples</text:p>
          </table:table-cell>
          <table:table-cell table:style-name="ce4" office:value-type="string">
            <text:p>Who performs Ecosystem Services compliance Data analysis</text:p>
          </table:table-cell>
          <table:table-cell table:style-name="ce4" office:value-type="string">
            <text:p>End date for Ecosystem Services compliance monitoring</text:p>
          </table:table-cell>
          <table:table-cell table:style-name="ce4" office:value-type="string">
            <text:p>Who pays for collection of Ecosystem Services compliance data</text:p>
          </table:table-cell>
          <table:table-cell table:style-name="ce4" office:value-type="string">
            <text:p>Who pays for Ecosystem Services compliance sample analysis</text:p>
          </table:table-cell>
          <table:table-cell table:style-name="ce4" office:value-type="string">
            <text:p>Who pays for Ecosystem Services compliance data analysis</text:p>
          </table:table-cell>
          <table:table-cell table:style-name="ce4" office:value-type="string">
            <text:p>Comments on Ecosystem Services compliance monitoring</text:p>
          </table:table-cell>
          <table:table-cell table:style-name="ce4" office:value-type="string">
            <text:p>What Socioeconomic factors are being monitored for compliance</text:p>
          </table:table-cell>
          <table:table-cell table:style-name="ce4" office:value-type="string">
            <text:p>How are Socioeconomic factors being monitored for compliance</text:p>
          </table:table-cell>
          <table:table-cell table:style-name="ce4" office:value-type="string">
            <text:p>In how many locations are Socioeconomic factors being monitored for compliance</text:p>
          </table:table-cell>
          <table:table-cell table:style-name="ce4" office:value-type="string">
            <text:p>Start date for Socioeconomic compliance monitoring</text:p>
          </table:table-cell>
          <table:table-cell table:style-name="ce4" office:value-type="string">
            <text:p>Frequency of Socioeconomic compliance monitoring</text:p>
          </table:table-cell>
          <table:table-cell table:style-name="ce4" office:value-type="string">
            <text:p>Who collects Socioeconomic compliance data</text:p>
          </table:table-cell>
          <table:table-cell table:style-name="ce4" office:value-type="string">
            <text:p>Who analyzes Socioeconomic compliance data</text:p>
          </table:table-cell>
          <table:table-cell table:style-name="ce4" office:value-type="string">
            <text:p>Who analyzes Socioeconomic compliance Samples</text:p>
          </table:table-cell>
          <table:table-cell table:style-name="ce4" office:value-type="string">
            <text:p>Who performs Socioeconomic compliance Data analysis</text:p>
          </table:table-cell>
          <table:table-cell table:style-name="ce4" office:value-type="string">
            <text:p>End date for Socioeconomic compliance monitoring</text:p>
          </table:table-cell>
          <table:table-cell table:style-name="ce4" office:value-type="string">
            <text:p>Who pays for collection of Socioeconomic compliance data</text:p>
          </table:table-cell>
          <table:table-cell table:style-name="ce4" office:value-type="string">
            <text:p>Who pays for Socioeconomic compliance sample anaylsis</text:p>
          </table:table-cell>
          <table:table-cell table:style-name="ce4" office:value-type="string">
            <text:p>Who pays for Socioeconomic compliance data analysis</text:p>
          </table:table-cell>
          <table:table-cell table:style-name="ce4" office:value-type="string">
            <text:p>Comments on Socioeconomic compliance monitoring</text:p>
          </table:table-cell>
          <table:table-cell table:style-name="ce4" office:value-type="string">
            <text:p>Performance monitoring included</text:p>
          </table:table-cell>
          <table:table-cell table:style-name="ce4" office:value-type="string">
            <text:p>What Biodiversity is being monitored for Performance</text:p>
          </table:table-cell>
          <table:table-cell table:style-name="ce4" office:value-type="string">
            <text:p>How is Biodiversity being monitored for Performance</text:p>
          </table:table-cell>
          <table:table-cell table:style-name="ce4" office:value-type="string">
            <text:p>In how many locations is biodiversity being monitored for Performance</text:p>
          </table:table-cell>
          <table:table-cell table:style-name="ce4" office:value-type="string">
            <text:p>Start date for Biodiversity Performance Monitoring</text:p>
          </table:table-cell>
          <table:table-cell table:style-name="ce4" office:value-type="string">
            <text:p>Frequency of Biodiversity Performance Monitoring</text:p>
          </table:table-cell>
          <table:table-cell table:style-name="ce4" office:value-type="string">
            <text:p>Who collects Biodiversity Performance data</text:p>
          </table:table-cell>
          <table:table-cell table:style-name="ce4" office:value-type="string">
            <text:p>Who analyzes Biodiversity Performance data</text:p>
          </table:table-cell>
          <table:table-cell table:style-name="ce4" office:value-type="string">
            <text:p>Who analyzes Biodiveristy Performance Samples</text:p>
          </table:table-cell>
          <table:table-cell table:style-name="ce4" office:value-type="string">
            <text:p>Who performs Biodviersity Performance Data analysis</text:p>
          </table:table-cell>
          <table:table-cell table:style-name="ce4" office:value-type="string">
            <text:p>End date for Biodiversity Performance Monitoring</text:p>
          </table:table-cell>
          <table:table-cell table:style-name="ce4" office:value-type="string">
            <text:p>Who pays for Biodiversity Performance data collection</text:p>
          </table:table-cell>
          <table:table-cell table:style-name="ce4" office:value-type="string">
            <text:p>Who pays for Biodiversity Performance sample analysis</text:p>
          </table:table-cell>
          <table:table-cell table:style-name="ce4" office:value-type="string">
            <text:p>Who pays for Biodviersity Performance data analysis</text:p>
          </table:table-cell>
          <table:table-cell table:style-name="ce4" office:value-type="string">
            <text:p>Comments on Biodiversity Performance monitoring</text:p>
          </table:table-cell>
          <table:table-cell table:style-name="ce4" office:value-type="string">
            <text:p>What Ecosystem Services are being monitored for Performance</text:p>
          </table:table-cell>
          <table:table-cell table:style-name="ce4" office:value-type="string">
            <text:p>How are Ecosystem Services being monitored for Performance</text:p>
          </table:table-cell>
          <table:table-cell table:style-name="ce4" office:value-type="string">
            <text:p>In how many locations are Ecosystem Services being monitored for Performance</text:p>
          </table:table-cell>
          <table:table-cell table:style-name="ce4" office:value-type="string">
            <text:p>Start date for Ecosystem Services Performance monitoring</text:p>
          </table:table-cell>
          <table:table-cell table:style-name="ce4" office:value-type="string">
            <text:p>Frequency of Ecosystem Services Performance monitoring</text:p>
          </table:table-cell>
          <table:table-cell table:style-name="ce4" office:value-type="string">
            <text:p>Who collects Ecosystem Services Performance data</text:p>
          </table:table-cell>
          <table:table-cell table:style-name="ce4" office:value-type="string">
            <text:p>Who analyzes Ecosystem Services Performance data</text:p>
          </table:table-cell>
          <table:table-cell table:style-name="ce4" office:value-type="string">
            <text:p>Who analyzes Ecosystem Services Performance Samples</text:p>
          </table:table-cell>
          <table:table-cell table:style-name="ce4" office:value-type="string">
            <text:p>Who performs Ecosystem Services Performance Data analysis</text:p>
          </table:table-cell>
          <table:table-cell table:style-name="ce4" office:value-type="string">
            <text:p>End date for Ecosystem Services Performance monitoring</text:p>
          </table:table-cell>
          <table:table-cell table:style-name="ce4" office:value-type="string">
            <text:p>Who pays for collection of Ecosystem Services Performance data</text:p>
          </table:table-cell>
          <table:table-cell table:style-name="ce4" office:value-type="string">
            <text:p>Who pays for Ecosystem Services Performance sample analysis</text:p>
          </table:table-cell>
          <table:table-cell table:style-name="ce4" office:value-type="string">
            <text:p>Who pays for Ecosystem Services Performance data analysis</text:p>
          </table:table-cell>
          <table:table-cell table:style-name="ce4" office:value-type="string">
            <text:p>Comments on Ecosystem Services Performance monitoring</text:p>
          </table:table-cell>
          <table:table-cell table:style-name="ce4" office:value-type="string">
            <text:p>What Socioeconomic factors are being monitored for Performance</text:p>
          </table:table-cell>
          <table:table-cell table:style-name="ce4" office:value-type="string">
            <text:p>How are Socioeconomic factors being monitored for Performance</text:p>
          </table:table-cell>
          <table:table-cell table:style-name="ce4" office:value-type="string">
            <text:p>In how many locations are Socioeconomic factors being monitored for Performance</text:p>
          </table:table-cell>
          <table:table-cell table:style-name="ce4" office:value-type="string">
            <text:p>Start date for Socioeconomic Performance monitoring</text:p>
          </table:table-cell>
          <table:table-cell table:style-name="ce4" office:value-type="string">
            <text:p>Frequency of Socioeconomic Performance monitoring</text:p>
          </table:table-cell>
          <table:table-cell table:style-name="ce4" office:value-type="string">
            <text:p>Who collects Socioeconomic Performance data</text:p>
          </table:table-cell>
          <table:table-cell table:style-name="ce4" office:value-type="string">
            <text:p>Who analyzes Socioeconomic Performance data</text:p>
          </table:table-cell>
          <table:table-cell table:style-name="ce4" office:value-type="string">
            <text:p>Who analyzes Socioeconomic Performance Samples</text:p>
          </table:table-cell>
          <table:table-cell table:style-name="ce4" office:value-type="string">
            <text:p>Who performs Socioeconomic Performance Data analysis</text:p>
          </table:table-cell>
          <table:table-cell table:style-name="ce4" office:value-type="string">
            <text:p>End date for Socioeconomic Performance monitoring</text:p>
          </table:table-cell>
          <table:table-cell table:style-name="ce4" office:value-type="string">
            <text:p>Who pays for collection of Socioeconomic Performance data</text:p>
          </table:table-cell>
          <table:table-cell table:style-name="ce4" office:value-type="string">
            <text:p>Who pays for Socioeconomic Performance sample anaylsis</text:p>
          </table:table-cell>
          <table:table-cell table:style-name="ce4" office:value-type="string">
            <text:p>Who pays for Socioeconomic Performance data analysis</text:p>
          </table:table-cell>
          <table:table-cell table:style-name="ce4" office:value-type="string">
            <text:p>Comments on Socioeconomic Performance monitoring</text:p>
          </table:table-cell>
          <table:table-cell table:style-name="ce4" office:value-type="string">
            <text:p>Institutional challenges</text:p>
          </table:table-cell>
          <table:table-cell table:style-name="ce4" office:value-type="string">
            <text:p>Communication challenges</text:p>
          </table:table-cell>
          <table:table-cell table:style-name="ce4" office:value-type="string">
            <text:p>Process challenges</text:p>
          </table:table-cell>
          <table:table-cell table:style-name="ce4" office:value-type="string">
            <text:p>Data needs</text:p>
          </table:table-cell>
          <table:table-cell table:style-name="ce4" office:value-type="string">
            <text:p>Economic challenges</text:p>
          </table:table-cell>
          <table:table-cell table:style-name="ce4" office:value-type="string">
            <text:p>Political challenges</text:p>
          </table:table-cell>
          <table:table-cell table:style-name="ce4" office:value-type="string">
            <text:p>Scientific shortcomings</text:p>
          </table:table-cell>
          <table:table-cell table:style-name="ce4" office:value-type="string">
            <text:p>Lessons learned</text:p>
          </table:table-cell>
          <table:table-cell table:style-name="ce4" office:value-type="string">
            <text:p>Acres purchased</text:p>
          </table:table-cell>
          <table:table-cell table:style-name="ce4" office:value-type="string">
            <text:p>Money raised</text:p>
          </table:table-cell>
          <table:table-cell table:style-name="ce4" office:value-type="string">
            <text:p>Number of easements</text:p>
          </table:table-cell>
          <table:table-cell table:style-name="ce4" office:value-type="string">
            <text:p>Number of seedlings planted</text:p>
          </table:table-cell>
          <table:table-cell table:style-name="ce4" office:value-type="string">
            <text:p>Number of levees removed</text:p>
          </table:table-cell>
          <table:table-cell table:style-name="ce4" office:value-type="string">
            <text:p>Number of acres restored</text:p>
          </table:table-cell>
          <table:table-cell table:style-name="ce4" office:value-type="string">
            <text:p>Change in flood risk</text:p>
          </table:table-cell>
          <table:table-cell table:style-name="ce4" office:value-type="string">
            <text:p>Change in pop of endangered species</text:p>
          </table:table-cell>
          <table:table-cell table:style-name="ce4" office:value-type="string">
            <text:p>Change in water quality</text:p>
          </table:table-cell>
          <table:table-cell table:style-name="ce4" office:value-type="string">
            <text:p>Jobs created</text:p>
          </table:table-cell>
          <table:table-cell table:style-name="ce4" office:value-type="string">
            <text:p>Number of people educated</text:p>
          </table:table-cell>
          <table:table-cell table:style-name="ce4" office:value-type="string">
            <text:p>Change in income</text:p>
          </table:table-cell>
          <table:table-cell table:number-columns-repeated="849"/>
        </table:table-row>
        <table:table-row table:style-name="ro2">
          <table:table-cell office:value-type="float" office:value="1">
            <text:p>1</text:p>
          </table:table-cell>
          <table:table-cell table:style-name="ce3" office:value-type="string">
            <text:p>Green Village Credit</text:p>
            <text:p>China Rural Energy <text:s/>Enterprises Development (CREED)</text:p>
          </table:table-cell>
          <table:table-cell table:style-name="ce3" office:value-type="string">
            <text:p>Huang Yaqin</text:p>
          </table:table-cell>
          <table:table-cell table:style-name="ce3" office:value-type="string">
            <text:p>TNC China</text:p>
          </table:table-cell>
          <table:table-cell table:style-name="ce3" office:value-type="string">
            <text:p>9 July, 2007</text:p>
          </table:table-cell>
          <table:table-cell table:style-name="ce3" office:value-type="string">
            <text:p>Huang Yaqin </text:p>
            <text:p>Xia Zuzhang (point person)</text:p>
          </table:table-cell>
          <table:table-cell table:style-name="ce3" office:value-type="string">
            <text:p>China</text:p>
            <text:p/>
          </table:table-cell>
          <table:table-cell table:style-name="ce3" office:value-type="string">
            <text:p>Northwest Yunnan</text:p>
          </table:table-cell>
          <table:table-cell table:style-name="ce3" office:value-type="string">
            <text:p>Oct 2004</text:p>
          </table:table-cell>
          <table:table-cell table:style-name="ce3" office:value-type="string">
            <text:p>July 2009</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Overharvest</text:p>
          </table:table-cell>
          <table:table-cell table:style-name="ce5" office:value-type="string">
            <text:p>Logging</text:p>
          </table:table-cell>
          <table:table-cell table:style-name="ce5" office:value-type="string">
            <text:p>Micro-financing to small mountainous rural villages. <text:s/>Protect forests from overharvest and improve living conditions by promoting sustainable take and conversion to alternative energy sources.</text:p>
            <text:p/>
            <text:p>Helps improve the livelihoods of local residents and promote <text:s/>community economic development ; <text:s/>?Contributes to the conservation of forests and biodiversity by reducing <text:s/>wood consumption; <text:s/>?Enhances the capacity of local communities by offering various <text:s/>training workshops on alternative energy use and income generation <text:s/>activities</text:p>
            <text:p/>
            <text:p>Provide local villagers with two types of <text:s/>credit -the household credit to purchase <text:s/>higher quality sustainable energy systems and <text:s/>a loan for activities that can generate income <text:s/>using the new and improved energy services</text:p>
          </table:table-cell>
          <table:table-cell table:style-name="ce5" office:value-type="string">
            <text:p>Timber</text:p>
            <text:p>Natural medicines</text:p>
            <text:p>Food (subsistence)</text:p>
          </table:table-cell>
          <table:table-cell table:style-name="ce5" office:value-type="string">
            <text:p>less timber harvest will lead to a more stable and productive forest</text:p>
          </table:table-cell>
          <table:table-cell table:number-columns-repeated="2"/>
          <table:table-cell table:style-name="ce5" office:value-type="string">
            <text:p>Rural poor of Yunnan area villages</text:p>
          </table:table-cell>
          <table:table-cell table:style-name="ce5" office:value-type="string">
            <text:p>Regional</text:p>
          </table:table-cell>
          <table:table-cell table:style-name="ce5" office:value-type="string">
            <text:p>Region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table-cell table:style-name="ce5" office:value-type="string">
            <text:p>Native forest</text:p>
          </table:table-cell>
          <table:table-cell table:style-name="ce5" office:value-type="string">
            <text:p>Mixed forest</text:p>
            <text:p>Converted</text:p>
          </table:table-cell>
          <table:table-cell table:style-name="ce5" office:value-type="string">
            <text:p>Mixed forest</text:p>
            <text:p>Converted</text:p>
          </table:table-cell>
          <table:table-cell table:style-name="ce5" office:value-type="string">
            <text:p>Massive deforestation for industrial as well as subsistence timber uses has made wood an unsustainable in addition to unclean source of fuel. <text:s/>Creating the opportunity for people to purchase alternative forms of energy generation will abate the pressure on the forests.</text:p>
          </table:table-cell>
          <table:table-cell table:style-name="ce5" office:value-type="string">
            <text:p>Primary forest clearing</text:p>
            <text:p>Selective logging</text:p>
            <text:p>Residential development</text:p>
          </table:table-cell>
          <table:table-cell table:style-name="ce5" office:value-type="string">
            <text:p>Sustainable timber harvest</text:p>
            <text:p>Residential development</text:p>
          </table:table-cell>
          <table:table-cell table:style-name="ce5" office:value-type="string">
            <text:p>biogas digesters, solar water heaters and fuel-efficient stoves <text:s/>and fireplaces</text:p>
          </table:table-cell>
          <table:table-cell table:style-name="ce5" office:value-type="string">
            <text:p>Subsidy</text:p>
          </table:table-cell>
          <table:table-cell table:style-name="ce5" office:value-type="string">
            <text:p>Other</text:p>
          </table:table-cell>
          <table:table-cell/>
          <table:table-cell table:style-name="ce5" office:value-type="string">
            <text:p>Carrot </text:p>
          </table:table-cell>
          <table:table-cell table:style-name="ce5" office:value-type="string">
            <text:p>GreenVillage Credit is available for families who qualifiy for a loan of up to $1,250. <text:s/>The loan is dependent on <text:s/>a plan for future income generation and the sustainable energy intended to realize this plan</text:p>
            <text:p/>
          </table:table-cell>
          <table:table-cell table:style-name="ce5" office:value-type="string">
            <text:p>New subsidy</text:p>
          </table:table-cell>
          <table:table-cell table:style-name="ce5" office:value-type="string">
            <text:p>loan is generally 18 months with repayments due every 6 months </text:p>
            <text:p>annual interest rate is approximately 5% <text:s/></text:p>
            <text:p>5% of the loan amount will be deposited at a designated bank account in case of accidental default on the loan by any member of a solidarity group</text:p>
          </table:table-cell>
          <table:table-cell table:style-name="ce5" office:value-type="string">
            <text:p>Communications</text:p>
            <text:p>Workshops</text:p>
            <text:p>Stakeholder engagement</text:p>
            <text:p>Volunteers</text:p>
            <text:p>Education and outreach</text:p>
          </table:table-cell>
          <table:table-cell table:style-name="ce5" office:value-type="string">
            <text:p/>
            <text:p>Local Associations are groundlevel forms social support and monitoring; loan receivers must be part of an Asociation.</text:p>
            <text:p/>
            <text:p>Solidarity groups exist within village associations as extra safety nets and social monitoring tools. <text:s/>They are responsible for each other within the group, which generally consists of five households, and have to collectively cover any member's default on a loan.</text:p>
            <text:p/>
            <text:p/>
          </table:table-cell>
          <table:table-cell table:style-name="ce5" office:value-type="string">
            <text:p>Best Management Practices</text:p>
            <text:p>Other</text:p>
          </table:table-cell>
          <table:table-cell table:style-name="ce5" office:value-type="string">
            <text:p>BMP forestry</text:p>
            <text:p>Other</text:p>
            <text:p>BMP agriculture</text:p>
            <text:p>BMP ranching</text:p>
            <text:p>Tourism infrastructure</text:p>
          </table:table-cell>
          <table:table-cell table:style-name="ce5" office:value-type="string">
            <text:p>Provide initial funding, in the form of 'household' bank credit, for rural peoples to purchase sustainable energy sources instead of them waiting for subsidies. <text:s/>These new energy systems are more efficient and/or renewable. <text:s/>It is the hope that with some forwarded credit, local peoples will be able to generate income using these new sources of energy.</text:p>
            <text:p><text:s/></text:p>
            <text:p>Examples of alternative sources of income are:</text:p>
            <text:p>Vegetable and cash-crop plantations <text:s/>? <text:s/></text:p>
            <text:p>Animal husbandry <text:s/>? <text:s/></text:p>
            <text:p>Agricultural product processing and <text:s/>trading <text:s/>? <text:s/></text:p>
            <text:p>Tourism services</text:p>
            <text:p/>
            <text:p>Examples of sustainable energy installations are:</text:p>
            <text:p>Solar water heaters <text:s/>? <text:s/></text:p>
            <text:p>Commercial fuel-efficient stoves <text:s text:c="2"/>? <text:s/></text:p>
            <text:p>Biogas digesters integrated with a <text:s/>greenhouse for raising livestock or <text:s/>growing vegetables <text:s/>? <text:s/></text:p>
            <text:p>Micro hydropower generators <text:s text:c="2"/>? </text:p>
            <text:p>Improved cook stoves <text:s/>? <text:s/></text:p>
            <text:p>Improved fireplaces for room heating <text:s/>? <text:s/></text:p>
            <text:p>Energy-efficient houses, or house <text:s/>retrofitting for better fuel efficiency and <text:s/>indoor air quality, <text:s text:c="2"/></text:p>
            <text:p>Installation of Solar Water Heater <text:s text:c="4"/></text:p>
          </table:table-cell>
          <table:table-cell table:style-name="ce5" office:value-type="string">
            <text:p>Managing organization</text:p>
          </table:table-cell>
          <table:table-cell table:style-name="ce5" office:value-type="string">
            <text:p>Other</text:p>
            <text:p>No take recreation</text:p>
            <text:p>Natural product extraction</text:p>
            <text:p>Agriculture</text:p>
          </table:table-cell>
          <table:table-cell table:style-name="ce5" office:value-type="string">
            <text:p>Rural domestic</text:p>
          </table:table-cell>
          <table:table-cell table:style-name="ce5" office:value-type="string">
            <text:p>Non-profit</text:p>
            <text:p>Domestic User</text:p>
          </table:table-cell>
          <table:table-cell table:style-name="ce5" office:value-type="string">
            <text:p>Rural domestic</text:p>
            <text:p>Implementing NGO</text:p>
            <text:p>Other NGO</text:p>
          </table:table-cell>
          <table:table-cell table:style-name="ce5" office:value-type="string">
            <text:p>Community/committee</text:p>
          </table:table-cell>
          <table:table-cell table:style-name="ce5" office:value-type="string">
            <text:p>Committee of stakeholders</text:p>
          </table:table-cell>
          <table:table-cell/>
          <table:table-cell table:style-name="ce5" office:value-type="string">
            <text:p>Its a loan or credit provided to rural households to start up environmentally sound forms of alternative income generation. <text:s/>There's also an emphasis on improving households by installing more efficient energy converters.</text:p>
          </table:table-cell>
          <table:table-cell table:number-columns-repeated="117"/>
          <table:table-cell table:style-name="ce5" office:value-type="string">
            <text:p>500-600 households</text:p>
          </table:table-cell>
          <table:table-cell table:style-name="ce5" office:value-type="string">
            <text:p>500-600 households</text:p>
          </table:table-cell>
          <table:table-cell table:number-columns-repeated="850"/>
        </table:table-row>
        <table:table-row table:style-name="ro3">
          <table:table-cell office:value-type="float" office:value="2">
            <text:p>2</text:p>
          </table:table-cell>
          <table:table-cell table:style-name="ce3" office:value-type="string">
            <text:p>Jengi Initiative</text:p>
          </table:table-cell>
          <table:table-cell table:style-name="ce3" office:value-type="string">
            <text:p>Leonard Usongo</text:p>
          </table:table-cell>
          <table:table-cell table:style-name="ce3" office:value-type="string">
            <text:p>WWF Central African Regional Programme Office (CARPO)</text:p>
          </table:table-cell>
          <table:table-cell table:style-name="ce3" office:value-type="string">
            <text:p>July 9, 2007</text:p>
            <text:p>July 17, 2007</text:p>
          </table:table-cell>
          <table:table-cell table:style-name="ce3" office:value-type="string">
            <text:p>Leonard Usongo</text:p>
          </table:table-cell>
          <table:table-cell table:style-name="ce3" office:value-type="string">
            <text:p>Cameroon</text:p>
          </table:table-cell>
          <table:table-cell table:style-name="ce3" office:value-type="string">
            <text:p>Western Congo Basin</text:p>
          </table:table-cell>
          <table:table-cell table:style-name="ce3" office:value-type="string">
            <text:p>1998</text:p>
          </table:table-cell>
          <table:table-cell table:style-name="ce3" office:value-type="string">
            <text:p>June 30, 2009</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Overharvest</text:p>
          </table:table-cell>
          <table:table-cell table:style-name="ce5" office:value-type="string">
            <text:p>Logging</text:p>
            <text:p>Housing and urban development</text:p>
            <text:p>Hunting</text:p>
            <text:p>Energy production and mining</text:p>
            <text:p>Roads and service corridors</text:p>
            <text:p>Species stresses</text:p>
            <text:p>Fragmentation; degradation</text:p>
            <text:p>NTFPs</text:p>
          </table:table-cell>
          <table:table-cell table:style-name="ce5" office:value-type="string">
            <text:p>Federally owned and regulated national parks were not well-managed and rules were poorly enforced.</text:p>
            <text:p/>
            <text:p>Promotion of sustainable logging which will provide the potential for economic development. </text:p>
            <text:p>Negotiation of mechanisms that will ensure sustainable logging. </text:p>
            <text:p>FSC certified forest management.</text:p>
            <text:p/>
            <text:p>WWF, GTZ (and others) provide money, guidance, and technical assistance to set take quotas (allowing sustainable use of timber, bushmeat, NTFPs, mining, and logging) AND train existing park guards to enforce these quotas. WWF is using funds to directly pay for monitoring and training. Primary objectives are to enforce park guidelines and sustain lifestyles of Baka pygmys and surrounding local people. <text:s/>Forest Stewardship Council (FSC) certification for logging companies in the area is also being pushed. <text:s/></text:p>
          </table:table-cell>
          <table:table-cell table:style-name="ce5" office:value-type="string">
            <text:p>Recreation</text:p>
            <text:p>Timber</text:p>
            <text:p>Food (subsistence)</text:p>
            <text:p>Other cultural services</text:p>
            <text:p>Natural medicines</text:p>
            <text:p>Mining</text:p>
          </table:table-cell>
          <table:table-cell table:style-name="ce5" office:value-type="string">
            <text:p>controlling the poaching and overharvest of wildlife (like the Gray Parrot) and timber/logging will stabilize population and allow for sustainable harvest of these resources for the communites subsistence and also market trade.</text:p>
            <text:p/>
            <text:p>food: bushmeat, honey, bush mangos, wild yams, fish (NOTE: encouragement of fishing as alternative to poaching)</text:p>
            <text:p/>
            <text:p>other cultural services: Baka pygmy people live within the forest and so their entire culture is tied to the forest, identification of sacred sites etc.</text:p>
            <text:p/>
            <text:p>timber: local harvest for village use and/or sale. <text:s/>Commercial logging allowed in certain areas, trying to get all companies certified under FSC (Forest Stewardship Council) regulations (ie. regulating poaching and helping local communities for example by vaccinating cows, pigs, goats, fowls etc. to boost production and decrease poaching).</text:p>
            <text:p/>
            <text:p>Natural Medicines: general use by Baka pygmy and other local peoples</text:p>
            <text:p/>
            <text:p>Recreation: trophy hunting, tourism</text:p>
          </table:table-cell>
          <table:table-cell/>
          <table:table-cell table:style-name="ce5" office:value-type="string">
            <text:p>Great apes</text:p>
            <text:p>Elephant</text:p>
            <text:p>Bongo antelope </text:p>
            <text:p>African Gray Parrots</text:p>
          </table:table-cell>
          <table:table-cell table:style-name="ce5" office:value-type="string">
            <text:p>Ensure Baka Pygmy livelihood, resource access, area protection (sacred spaces).</text:p>
            <text:p>Promote sustainable timber and NTFPs sales, mining, ecotourism enterprises, and trophy hunting access fees to benefit local communities. <text:s/></text:p>
            <text:p/>
            <text:p/>
          </table:table-cell>
          <table:table-cell table:style-name="ce5" office:value-type="string">
            <text:p>Regional</text:p>
          </table:table-cell>
          <table:table-cell table:style-name="ce5" office:value-type="string">
            <text:p>Region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style-name="ce5" office:value-type="string">
            <text:p>No land owner transition, changes are being made in enforcement. <text:s/>The national government of Cameroon has always owned the forest parks, they are working (getting help on) technical, social, scientific aspects of management and monitoring. <text:s/>Also setting up various programs and mechanism to promote local community management and sustainable usage of parts of the forest. <text:s/></text:p>
            <text:p>There are three different parks:</text:p>
            <text:p>Lobeke, Boumba Bek and Nki </text:p>
          </table:table-cell>
          <table:table-cell table:style-name="ce5" office:value-type="string">
            <text:p>Native forest</text:p>
          </table:table-cell>
          <table:table-cell table:style-name="ce5" office:value-type="string">
            <text:p>Mixed forest</text:p>
          </table:table-cell>
          <table:table-cell table:style-name="ce5" office:value-type="string">
            <text:p>Mixed forest</text:p>
          </table:table-cell>
          <table:table-cell table:style-name="ce5" office:value-type="string">
            <text:p>Heavy logging and mineral extraction have brought invasive roads and people who have developed areas (homes, agriculture) along these roads. <text:s/>Many villages are set up as logging villages and after the logging company leaves, the jobless people often turn to poaching.</text:p>
          </table:table-cell>
          <table:table-cell table:style-name="ce5" office:value-type="string">
            <text:p>Unsustainable agroforestry</text:p>
            <text:p>Residential development</text:p>
            <text:p>Primary forest clearing</text:p>
            <text:p>Selective logging</text:p>
            <text:p>Recreational open space</text:p>
            <text:p>Nature reserve</text:p>
          </table:table-cell>
          <table:table-cell table:style-name="ce5" office:value-type="string">
            <text:p>Recreational open space</text:p>
            <text:p>Nature reserve</text:p>
            <text:p>Sustainable agroforestry</text:p>
            <text:p>Sustainable timber harvest</text:p>
            <text:p>Sustainable fishing</text:p>
            <text:p>Selective logging</text:p>
          </table:table-cell>
          <table:table-cell table:style-name="ce5" office:value-type="string">
            <text:p>Total project area is 3 million ha; Protected areas covering 700,000ha and rest 2.3 million ha consists of logging concessions, community forests, agro-forestry land</text:p>
            <text:p/>
            <text:p>existing poorly set quotas are unenforced, the project is aquiring data to set better quotas and training exisitng and new park guards to enforce them.</text:p>
            <text:p/>
            <text:p>allowed:</text:p>
            <text:p>Sport hunting, sustainable logging, gathering, agro-forestry, sustainable mining, sustainable timber harvest, subsistence NTFP gathering.</text:p>
            <text:p/>
            <text:p>community forest and hunting areas are proposed by the respective communities (action plans WWF approved) and approved by the government for about 5000 hectares for 25 years of sustainable use. <text:s/>communities are able to sell these goods at markets, or have contracted or leased land for trophy hunting. <text:s/></text:p>
            <text:p/>
          </table:table-cell>
          <table:table-cell table:style-name="ce5" office:value-type="string">
            <text:p>Fees</text:p>
            <text:p>Markets</text:p>
            <text:p>Subsidy</text:p>
          </table:table-cell>
          <table:table-cell table:style-name="ce5" office:value-type="string">
            <text:p>Donation</text:p>
            <text:p>User fee/access fee</text:p>
            <text:p>Niche market</text:p>
          </table:table-cell>
          <table:table-cell/>
          <table:table-cell table:style-name="ce5" office:value-type="string">
            <text:p>Both</text:p>
          </table:table-cell>
          <table:table-cell table:style-name="ce5" office:value-type="string">
            <text:p>local communities can derive funds from contracting with tourism companies, selling timber or NTFPs, or charging for hunting on their community forest lands.</text:p>
          </table:table-cell>
          <table:table-cell table:style-name="ce5" office:value-type="string">
            <text:p>Development rights</text:p>
            <text:p>Administration rights</text:p>
          </table:table-cell>
          <table:table-cell table:style-name="ce5" office:value-type="string">
            <text:p>Federally owned land distributed into permanent and non-permanent forests</text:p>
            <text:p/>
            <text:p>National forestry and wildlife laws of 1994</text:p>
            <text:p/>
            <text:p>National Parks are set up and varying levels of sustainable usage are allowed to different stake holders. <text:s/>Logging is allowed outside of the parks, and forest resources extraction for livelihoods is allowed especially for the Pygmy people.</text:p>
          </table:table-cell>
          <table:table-cell table:style-name="ce5" office:value-type="string">
            <text:p>Education and outreach</text:p>
            <text:p>Stakeholder engagement</text:p>
            <text:p>Training</text:p>
            <text:p>Meetings</text:p>
          </table:table-cell>
          <table:table-cell table:style-name="ce5" office:value-type="string">
            <text:p>Training by capacity building of local communities to manage the forest reserves. <text:s/>Use flyers, brochures, and radio. <text:s/>Community based councils are also created to take a larger role in managing their surroundings.</text:p>
          </table:table-cell>
          <table:table-cell table:style-name="ce5" office:value-type="string">
            <text:p>Best Management Practices</text:p>
            <text:p>Other</text:p>
            <text:p>Preservation</text:p>
          </table:table-cell>
          <table:table-cell table:style-name="ce5" office:value-type="string">
            <text:p>BMP forestry</text:p>
            <text:p>Park guards</text:p>
            <text:p>Legal protection</text:p>
            <text:p>Tourism infrastructure</text:p>
            <text:p>Other</text:p>
          </table:table-cell>
          <table:table-cell table:style-name="ce5" office:value-type="string">
            <text:p>better management and transparency of government activities and staff to monitor the parks</text:p>
            <text:p>Co-management initiatives with local stakeholders; </text:p>
            <text:p>Sustainable forest management and certification (FSC)</text:p>
            <text:p>Communications and trans-boundary conservation (Tri-national de la Sangha (TNS); Lobeke, Cameroon; Dzanga CAR, Nouabale, Congo-Brassaville) </text:p>
            <text:p>Varying levels of forest usage are allowed for loggers and communities who live around. <text:s/>More lenient usage is allowed for the indigenous Pygmy peoples who actually live within the forests.</text:p>
            <text:p>"Conservation concessions" (designated by government) exist as protected areas in which certain natural resources (eg. minerals) can be exploited with strict respect for biodiversity. <text:s/>WWF works closely with mining companies to insure that poaching does not increase as a result of new access roads built for mining.</text:p>
            <text:p/>
            <text:p>Films are shown in villages to discourage bushmeat hunting (show similarity between primates and peoples).</text:p>
            <text:p/>
            <text:p>Under FSC criteria, loggers must contribute to the livelihoods of the residents by discouraging illegal poaching (vaccinating kept animals), directly involving villages in decisions, and taking care to study and allow indigenous people their land needs. <text:s/></text:p>
            <text:p/>
            <text:p>Local communities are provided with user rights to certain areas if they submit an acceptable proposal to the government. <text:s/>“Community forests”: up to 5000 hectares of land can be given over to local communities for 25 year periods. <text:s/>During this time, they can lease/contract this land to private parties (eg. Tourism company in Camp Kombo , Lobeke), create trophy hunting operations, or harvest and sell timber. <text:s/>All money from these practices finance development projects within the community. <text:s/></text:p>
            <text:p/>
            <text:p>A working fishpond was set up to act as an alternate source of protein (food) and discourage poaching.</text:p>
            <text:p/>
            <text:p/>
          </table:table-cell>
          <table:table-cell table:style-name="ce5" office:value-type="string">
            <text:p>Government</text:p>
            <text:p>Managing organization</text:p>
          </table:table-cell>
          <table:table-cell table:style-name="ce5" office:value-type="string">
            <text:p>Sustainable take recreation</text:p>
            <text:p>Natural product extraction</text:p>
            <text:p>Agriculture</text:p>
            <text:p>Subsurface extractions</text:p>
            <text:p>Managed forestry</text:p>
          </table:table-cell>
          <table:table-cell table:style-name="ce5" office:value-type="string">
            <text:p>Rural domestic</text:p>
          </table:table-cell>
          <table:table-cell table:style-name="ce5" office:value-type="string">
            <text:p>Domestic User</text:p>
            <text:p>Non-profit</text:p>
            <text:p>Committee/Community</text:p>
          </table:table-cell>
          <table:table-cell table:style-name="ce5" office:value-type="string">
            <text:p>Implementing NGO</text:p>
            <text:p>Other NGO</text:p>
            <text:p>Recreation users</text:p>
            <text:p>Rural domestic</text:p>
            <text:p>Government</text:p>
          </table:table-cell>
          <table:table-cell table:style-name="ce5" office:value-type="string">
            <text:p>Non profit</text:p>
            <text:p>Government</text:p>
          </table:table-cell>
          <table:table-cell table:style-name="ce5" office:value-type="string">
            <text:p>Implementing NGO</text:p>
            <text:p>Government</text:p>
          </table:table-cell>
          <table:table-cell/>
          <table:table-cell table:style-name="ce5" office:value-type="string">
            <text:p>Park entrance fee: tourist 20/30 dollars per night</text:p>
            <text:p>Trophy hunting fees too but this is controversial and due to change because of the fragility of the animals being hunted ie elephants and gorillas </text:p>
          </table:table-cell>
          <table:table-cell table:number-columns-repeated="12"/>
          <table:table-cell table:style-name="ce5" office:value-type="string">
            <text:p><text:s text:c="2"/>Yes</text:p>
          </table:table-cell>
          <table:table-cell table:style-name="ce5" office:value-type="string">
            <text:p>robust ecological monitoring of plants, animals (birds, large mammals, butterflies, birds) , and tree cover (spp, and size) by WWF. <text:s/>Also, training of local park managers to do like monitoring on their own by use of GPS satellite systems.</text:p>
            <text:p/>
            <text:p>There are 6,000</text:p>
          </table:table-cell>
          <table:table-cell table:style-name="ce5" office:value-type="string">
            <text:p><text:s text:c="2"/>Yes</text:p>
          </table:table-cell>
          <table:table-cell table:style-name="ce5" office:value-type="string">
            <text:p>wildlife dynamics, logging quotas for companies</text:p>
          </table:table-cell>
          <table:table-cell table:number-columns-repeated="12"/>
          <table:table-cell table:style-name="ce5" office:value-type="string">
            <text:p>logging quotas are often poorly enforced due to both under-representation of take by a company as well as naivety of park guards.</text:p>
          </table:table-cell>
          <table:table-cell table:number-columns-repeated="28"/>
          <table:table-cell table:style-name="ce5" office:value-type="string">
            <text:p><text:s text:c="2"/>Yes</text:p>
          </table:table-cell>
          <table:table-cell table:style-name="ce5" office:value-type="string">
            <text:p>plants, animals, tree cover</text:p>
          </table:table-cell>
          <table:table-cell table:style-name="ce5" office:value-type="string">
            <text:p>GPS</text:p>
          </table:table-cell>
          <table:table-cell table:number-columns-repeated="40"/>
          <table:table-cell table:style-name="ce5" office:value-type="string">
            <text:p>Development of management plans for Boumba-Bek and Nki national parks</text:p>
            <text:p>Negotiating user rights of indigenous forest people within national parks</text:p>
            <text:p>Reactivating Mambale convention between professional hunters and local communities</text:p>
            <text:p/>
            <text:p>Implementation of TRIDOM (t</text:p>
          </table:table-cell>
          <table:table-cell table:style-name="ce5" office:value-type="string">
            <text:p>Language barriers</text:p>
            <text:p>Mistrust in the concept of conservation</text:p>
            <text:p>Establishing network for community based forest enterprises (community forests used for revenue)</text:p>
          </table:table-cell>
          <table:table-cell table:style-name="ce5" office:value-type="string">
            <text:p>Inaccessibility</text:p>
            <text:p>Hostilities from economic operators</text:p>
          </table:table-cell>
          <table:table-cell table:style-name="ce5" office:value-type="string">
            <text:p>Wildlife inventories of professional hunting zones to determine hunting quotas and for monitoring purposes</text:p>
          </table:table-cell>
          <table:table-cell table:style-name="ce5" office:value-type="string">
            <text:p>inadequate funding (Establishing TNS trust fund)</text:p>
          </table:table-cell>
          <table:table-cell table:style-name="ce5" office:value-type="string">
            <text:p>Setting up transparent management institutions especially involving municipalities </text:p>
          </table:table-cell>
          <table:table-cell/>
          <table:table-cell table:style-name="ce5" office:value-type="string">
            <text:p>Strong presence, always consulting local stakeholders especially those in the private sector to engage in sustainable forest management, working at a landscape scale facilitate up scaling and replication of best practices across similar ecosystems </text:p>
          </table:table-cell>
          <table:table-cell/>
          <table:table-cell table:style-name="ce5" office:value-type="string">
            <text:p>Community forest/hunting grounds raise up to 30,000$/yr for local peoples</text:p>
          </table:table-cell>
          <table:table-cell table:number-columns-repeated="859"/>
        </table:table-row>
        <table:table-row table:style-name="ro4">
          <table:table-cell office:value-type="float" office:value="3">
            <text:p>3</text:p>
          </table:table-cell>
          <table:table-cell table:style-name="ce3" office:value-type="string">
            <text:p>Northern Savannah Project</text:p>
          </table:table-cell>
          <table:table-cell table:style-name="ce3" office:value-type="string">
            <text:p>Leonard Usongo</text:p>
          </table:table-cell>
          <table:table-cell table:style-name="ce3" office:value-type="string">
            <text:p>WWF CARPO</text:p>
          </table:table-cell>
          <table:table-cell table:style-name="ce3" office:value-type="string">
            <text:p>July 17, 2007</text:p>
          </table:table-cell>
          <table:table-cell table:style-name="ce3" office:value-type="string">
            <text:p>Christophe Bene Bene</text:p>
          </table:table-cell>
          <table:table-cell table:style-name="ce3" office:value-type="string">
            <text:p>Cameroon</text:p>
          </table:table-cell>
          <table:table-cell table:style-name="ce3" office:value-type="string">
            <text:p>Northern Sudanian Savanna</text:p>
          </table:table-cell>
          <table:table-cell table:style-name="ce3" office:value-type="string">
            <text:p>1996</text:p>
          </table:table-cell>
          <table:table-cell table:style-name="ce3" office:value-type="string">
            <text:p>2010</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Overharvest</text:p>
            <text:p>Pollution</text:p>
            <text:p>Habitat conversion</text:p>
          </table:table-cell>
          <table:table-cell table:style-name="ce5" office:value-type="string">
            <text:p>Hunting</text:p>
            <text:p>Tourism and Recreation development</text:p>
            <text:p>Logging</text:p>
            <text:p>Fragmentation; degradation</text:p>
            <text:p>Recreational activities</text:p>
            <text:p>Non-timber crops (ag)</text:p>
            <text:p>Fishing</text:p>
            <text:p>Non-point pollution</text:p>
            <text:p>Ranching</text:p>
          </table:table-cell>
          <table:table-cell table:style-name="ce5" office:value-type="string">
            <text:p>Threats: agriculture, timber harvest for firewood, cattle grazing, cotton farming, poaching, unsustainable fishing and hunting, pollution.</text:p>
            <text:p/>
            <text:p>Implement better management practices of National Forests and regulate their usage. <text:s/>Abate negative human impacts on the wildlife and land of the area.</text:p>
            <text:p/>
            <text:p>Recreational is sport hunting</text:p>
          </table:table-cell>
          <table:table-cell table:style-name="ce5" office:value-type="string">
            <text:p>Food (subsistence)</text:p>
            <text:p>Forage</text:p>
            <text:p>Other cultural services</text:p>
          </table:table-cell>
          <table:table-cell/>
          <table:table-cell table:style-name="ce5" office:value-type="string">
            <text:p>Last remaining large savanna area in central Africa</text:p>
          </table:table-cell>
          <table:table-cell table:style-name="ce5" office:value-type="string">
            <text:p>Mega Fauna: Elephants, lions, giraffes and antelopes, derby elands, antelopes, black rhinos, African wild dogs, buffalos and giraffes. <text:s/>(22 types of vegetation with 965 plant species; over 40 diurnal mammal species, 300 types of birds and some 77 fish species).</text:p>
          </table:table-cell>
          <table:table-cell/>
          <table:table-cell table:style-name="ce5" office:value-type="string">
            <text:p>Regional</text:p>
          </table:table-cell>
          <table:table-cell table:style-name="ce5" office:value-type="string">
            <text:p>Region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style-name="ce5" office:value-type="string">
            <text:p>The area includes 3 major national parks (Benoué, Faro and Boumba Ndjida) and 28 professional hunting zones in its network of protected areas.</text:p>
          </table:table-cell>
          <table:table-cell table:style-name="ce5" office:value-type="string">
            <text:p>Other</text:p>
            <text:p>Native forest</text:p>
            <text:p>Native grassland</text:p>
          </table:table-cell>
          <table:table-cell table:style-name="ce5" office:value-type="string">
            <text:p>Other</text:p>
            <text:p>Native forest</text:p>
            <text:p>Native grassland</text:p>
          </table:table-cell>
          <table:table-cell table:style-name="ce5" office:value-type="string">
            <text:p>Native forest</text:p>
            <text:p>Native grassland</text:p>
            <text:p>Other</text:p>
          </table:table-cell>
          <table:table-cell table:style-name="ce5" office:value-type="string">
            <text:p>Landcover is largely Savannah. <text:s/>Some re-forestation (56,602 trees planted) has gone on around 3 major cities.</text:p>
          </table:table-cell>
          <table:table-cell table:style-name="ce5" office:value-type="string">
            <text:p>Recreational open space</text:p>
            <text:p>Sustainable timber harvest</text:p>
            <text:p>Commodity Crops</text:p>
            <text:p>Unsustainable grazing</text:p>
            <text:p>Unsustainable fishing</text:p>
          </table:table-cell>
          <table:table-cell table:style-name="ce5" office:value-type="string">
            <text:p>Sustainable timber harvest</text:p>
            <text:p>Subsistence farming</text:p>
            <text:p>Sustainable agriculture</text:p>
            <text:p>Nature reserve</text:p>
            <text:p>Sustainable fishing</text:p>
            <text:p>Recreational open space</text:p>
            <text:p>Sustainable grazing</text:p>
          </table:table-cell>
          <table:table-cell table:style-name="ce5" office:value-type="string">
            <text:p>There is a lot of hunting of the wildlife that goes on here, they are trying to regulate this. <text:s/>The creation of parks allows for better management of the wildlife and lands. <text:s/>Increasing community involvement in management and monitoring of the ecologically important areas, community-based common initiative groups (ecotourism initiatives), </text:p>
          </table:table-cell>
          <table:table-cell table:style-name="ce5" office:value-type="string">
            <text:p>Other</text:p>
            <text:p>Markets</text:p>
          </table:table-cell>
          <table:table-cell table:style-name="ce5" office:value-type="string">
            <text:p>Other</text:p>
            <text:p>Niche market</text:p>
          </table:table-cell>
          <table:table-cell/>
          <table:table-cell table:style-name="ce5" office:value-type="string">
            <text:p>Carrot </text:p>
          </table:table-cell>
          <table:table-cell table:style-name="ce5" office:value-type="string">
            <text:p>Access to new markets for the local people such as ecotourism.</text:p>
          </table:table-cell>
          <table:table-cell table:style-name="ce5" office:value-type="string">
            <text:p>Administration rights</text:p>
          </table:table-cell>
          <table:table-cell table:style-name="ce5" office:value-type="string">
            <text:p>this is Cameroonian government land and they are the major presence in this project. <text:s/>WWF provides technical assistance regarding wildlife monitoring.</text:p>
          </table:table-cell>
          <table:table-cell table:style-name="ce5" office:value-type="string">
            <text:p>Stakeholder engagement</text:p>
            <text:p>Training</text:p>
          </table:table-cell>
          <table:table-cell/>
          <table:table-cell table:style-name="ce5" office:value-type="string">
            <text:p>Best Management Practices</text:p>
            <text:p>Research</text:p>
            <text:p>Restoration</text:p>
            <text:p>Preservation</text:p>
            <text:p>Other</text:p>
          </table:table-cell>
          <table:table-cell table:style-name="ce5" office:value-type="string">
            <text:p>Mapping</text:p>
            <text:p>Park guards</text:p>
            <text:p>Legal protection</text:p>
            <text:p>Tourism infrastructure</text:p>
            <text:p>Infrastructure</text:p>
            <text:p>Research</text:p>
            <text:p>Biodiversity assessment</text:p>
            <text:p>Outplantings</text:p>
            <text:p>BMP forestry</text:p>
          </table:table-cell>
          <table:table-cell table:style-name="ce5" office:value-type="string">
            <text:p>They are creating national park areas that can monitor and regulate the usage of the land and its resources</text:p>
            <text:p/>
            <text:p>they still allow varying levels of usage, like hunting</text:p>
            <text:p>there are entrance fees, but not for Pygmies</text:p>
          </table:table-cell>
          <table:table-cell table:style-name="ce5" office:value-type="string">
            <text:p>Government</text:p>
            <text:p>Managing organization</text:p>
          </table:table-cell>
          <table:table-cell table:style-name="ce5" office:value-type="string">
            <text:p>Sustainable take recreation</text:p>
            <text:p>Natural product extraction</text:p>
          </table:table-cell>
          <table:table-cell table:style-name="ce5" office:value-type="string">
            <text:p>Rural domestic</text:p>
            <text:p>Recreation users</text:p>
            <text:p>All water users</text:p>
          </table:table-cell>
          <table:table-cell table:style-name="ce5" office:value-type="string">
            <text:p>Non-profit</text:p>
            <text:p>Domestic User</text:p>
          </table:table-cell>
          <table:table-cell table:style-name="ce5" office:value-type="string">
            <text:p>Other private landowners/users</text:p>
            <text:p>Implementing NGO</text:p>
          </table:table-cell>
          <table:table-cell table:style-name="ce5" office:value-type="string">
            <text:p>Government</text:p>
            <text:p>Non profit</text:p>
            <text:p>Community/committee</text:p>
          </table:table-cell>
          <table:table-cell table:style-name="ce5" office:value-type="string">
            <text:p>Government</text:p>
            <text:p>Committee of stakeholders</text:p>
            <text:p>Other NGO</text:p>
          </table:table-cell>
          <table:table-cell/>
          <table:table-cell table:style-name="ce5" office:value-type="string">
            <text:p>entrance fees used to help finance project, not much though</text:p>
            <text:p>money from community-based common initiative groups (ecotourism initiatives)</text:p>
          </table:table-cell>
          <table:table-cell table:number-columns-repeated="57"/>
          <table:table-cell table:style-name="ce5" office:value-type="string">
            <text:p><text:s text:c="2"/>Yes</text:p>
          </table:table-cell>
          <table:table-cell table:style-name="ce5" office:value-type="string">
            <text:p>Mega Fauna</text:p>
          </table:table-cell>
          <table:table-cell table:style-name="ce5" office:value-type="string">
            <text:p>surveys</text:p>
          </table:table-cell>
          <table:table-cell table:number-columns-repeated="2"/>
          <table:table-cell table:style-name="ce5" office:value-type="string">
            <text:p>every 2 yr</text:p>
          </table:table-cell>
          <table:table-cell table:number-columns-repeated="8"/>
          <table:table-cell table:style-name="ce5" office:value-type="string">
            <text:p>WWF conducts wildlife surveys, especially in Benoué National Park.</text:p>
          </table:table-cell>
          <table:table-cell table:number-columns-repeated="897"/>
        </table:table-row>
        <table:table-row table:style-name="ro5">
          <table:table-cell office:value-type="float" office:value="4">
            <text:p>4</text:p>
          </table:table-cell>
          <table:table-cell table:style-name="ce3" office:value-type="string">
            <text:p>Coastal Forest Programme</text:p>
          </table:table-cell>
          <table:table-cell table:style-name="ce3" office:value-type="string">
            <text:p>Leonard Usongo</text:p>
          </table:table-cell>
          <table:table-cell table:style-name="ce3" office:value-type="string">
            <text:p>WWF CARPO</text:p>
          </table:table-cell>
          <table:table-cell table:style-name="ce3" office:value-type="string">
            <text:p>July 17, 2007</text:p>
          </table:table-cell>
          <table:table-cell table:style-name="ce3" office:value-type="string">
            <text:p>Dr Atanga Ekobo</text:p>
          </table:table-cell>
          <table:table-cell table:style-name="ce3" office:value-type="string">
            <text:p>Cameroon</text:p>
          </table:table-cell>
          <table:table-cell table:style-name="ce3" office:value-type="string">
            <text:p>Southwest and Littoral Cameroon</text:p>
          </table:table-cell>
          <table:table-cell table:style-name="ce3" office:value-type="string">
            <text:p>1994-5</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Overharvest</text:p>
          </table:table-cell>
          <table:table-cell table:style-name="ce5" office:value-type="string">
            <text:p>Housing and urban development</text:p>
            <text:p>Commercial and industrial development</text:p>
            <text:p>Non-timber crops (ag)</text:p>
            <text:p>Hunting</text:p>
            <text:p>NTFPs</text:p>
            <text:p>Logging</text:p>
            <text:p>Other</text:p>
            <text:p>Roads and service corridors</text:p>
          </table:table-cell>
          <table:table-cell table:style-name="ce5" office:value-type="string">
            <text:p>Threats: huge agro industries and private individuals take advatnage of the rich volcanic soils of the area. <text:s/>They build plantions of palms, cocoa, coffee, banana, pineapple, and other tropical fruits. These industries have attracted thousands from other parts of the country in search of jobs. <text:s/>Over exploitation of the seasonality of farming leads to severe landscape degradation. <text:s/>Overharvest of timber and expansion of the road systems leads to more poaching and illegal logging. <text:s/></text:p>
            <text:p/>
            <text:p>Goals: support community based natural resource management (CBNRM), <text:s/>utlilize NTFP sustainably, develop ecotourism, develop Common Initiative Groups (comprised of local community members) and, develop micro projects for the Highly Indebted Poor Country (HIP-C) Initiative, create dynamic monitoring system. <text:s/>Community based organizations (CBOs) can receive small amounts of funding from WWF to set up enterprises (pig, cane rat, snail and bee farming).</text:p>
          </table:table-cell>
          <table:table-cell table:style-name="ce5" office:value-type="string">
            <text:p>Water quality</text:p>
            <text:p>Water quantity</text:p>
            <text:p>Timber</text:p>
            <text:p>Fisheries</text:p>
            <text:p>Recreation</text:p>
            <text:p>Natural medicines</text:p>
            <text:p>Food (subsistence)</text:p>
          </table:table-cell>
          <table:table-cell table:style-name="ce5" office:value-type="string">
            <text:p>Better management of the lands will result in ecologically friendly and compatible ways for people to make money. <text:s/>(Ecotourism for the intact forests and wildlife, sale of NTFPs, and sale of good generated by CBOs.</text:p>
          </table:table-cell>
          <table:table-cell table:style-name="ce5" office:value-type="string">
            <text:p>the Mount Cameroon-Muanenguba montane axis; the coastal forests between the Sanaga estuary, to the Southwest and the Rio del Rey estuary, to the northwest, comprising of at least 7 mangrove clusters along its length; and the lowland rainforest spreading from the coast to up to 150Km inland, comprising the Yabassi-Makombe-Ebo forest and the inter-montane lowland forests in the Southwest Province</text:p>
          </table:table-cell>
          <table:table-cell table:style-name="ce5" office:value-type="string">
            <text:p>forest elephant (Loxodonta Africana), Gorillas (Gorilla gorilla), Chimpanzee (Pan troglodytes), Drill (Mandrillus leucophaeus), Preuss' Guenon (Cercopithecus prussi), Red-eared Guenon (Cercopithecus erythrotes), West African Manetee (Trichechus senegalensis), giant Goliath frog, and many species of birds.</text:p>
          </table:table-cell>
          <table:table-cell table:style-name="ce5" office:value-type="string">
            <text:p>All local communities</text:p>
          </table:table-cell>
          <table:table-cell table:style-name="ce5" office:value-type="string">
            <text:p>Regional</text:p>
          </table:table-cell>
          <table:table-cell table:style-name="ce5" office:value-type="string">
            <text:p>Region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table-cell table:style-name="ce5" office:value-type="string">
            <text:p>Wetland</text:p>
            <text:p>Native forest</text:p>
            <text:p>Native grassland</text:p>
          </table:table-cell>
          <table:table-cell table:style-name="ce5" office:value-type="string">
            <text:p>Native grassland</text:p>
            <text:p>Native forest</text:p>
            <text:p>Wetland</text:p>
            <text:p>Converted</text:p>
          </table:table-cell>
          <table:table-cell table:style-name="ce5" office:value-type="string">
            <text:p>Native grassland</text:p>
            <text:p>Native forest</text:p>
            <text:p>Wetland</text:p>
            <text:p>Converted</text:p>
          </table:table-cell>
          <table:table-cell/>
          <table:table-cell table:style-name="ce5" office:value-type="string">
            <text:p>Primary forest clearing</text:p>
            <text:p>Commodity Crops</text:p>
            <text:p>Specialty crops</text:p>
            <text:p>Commercial development</text:p>
            <text:p>Industrial development</text:p>
            <text:p>Unsustainable grazing</text:p>
            <text:p>Other use</text:p>
          </table:table-cell>
          <table:table-cell table:style-name="ce5" office:value-type="string">
            <text:p>Sustainable timber harvest</text:p>
            <text:p>Subsistence farming</text:p>
            <text:p>Nature reserve</text:p>
            <text:p>Recreational open space</text:p>
            <text:p>Residential development</text:p>
            <text:p>Sustainable grazing</text:p>
            <text:p>Specialty crops</text:p>
          </table:table-cell>
          <table:table-cell table:style-name="ce5" office:value-type="string">
            <text:p>More community based resource management and allotment of land to care for and cultivate for livelihood (market access). <text:s/>Better management and monitoring to prevent the abuse of natural resources and prevent poaching and illegal logging. <text:s/></text:p>
          </table:table-cell>
          <table:table-cell table:style-name="ce5" office:value-type="string">
            <text:p>Markets</text:p>
            <text:p>Rights Transfer</text:p>
          </table:table-cell>
          <table:table-cell table:style-name="ce5" office:value-type="string">
            <text:p>Other</text:p>
          </table:table-cell>
          <table:table-cell/>
          <table:table-cell table:style-name="ce5" office:value-type="string">
            <text:p>Carrot </text:p>
          </table:table-cell>
          <table:table-cell table:style-name="ce5" office:value-type="string">
            <text:p>Rights to farm and hunt in areas as well as support (money and technical) will help by providing alternative sources of funding for the people and have them rely less on the forest itself for survival.</text:p>
          </table:table-cell>
          <table:table-cell table:style-name="ce5" office:value-type="string">
            <text:p>Development rights</text:p>
          </table:table-cell>
          <table:table-cell/>
          <table:table-cell table:style-name="ce5" office:value-type="string">
            <text:p>Committee formation</text:p>
            <text:p>Stakeholder engagement</text:p>
            <text:p>Training</text:p>
            <text:p>Workshops</text:p>
          </table:table-cell>
          <table:table-cell table:style-name="ce5" office:value-type="string">
            <text:p>Capacity building on the local level is one of the cornerstones of this project. <text:s/>Sensitizing the people to the importance of their lands and its maintanence is paramount to the project's success. <text:s/>Community education and training are going on at the school to adult levels.</text:p>
          </table:table-cell>
          <table:table-cell table:style-name="ce5" office:value-type="string">
            <text:p>Best Management Practices</text:p>
            <text:p>Preservation</text:p>
            <text:p>Other</text:p>
          </table:table-cell>
          <table:table-cell table:style-name="ce5" office:value-type="string">
            <text:p>Park guards</text:p>
            <text:p>Infrastructure</text:p>
            <text:p>Tourism infrastructure</text:p>
            <text:p>BMP forestry</text:p>
          </table:table-cell>
          <table:table-cell table:style-name="ce5" office:value-type="string">
            <text:p>Within the parks there is a no take policy, however in the areas surrounding the parks people have community forests etc to get their resources from.</text:p>
            <text:p/>
            <text:p>WWF helps with designating community forests by monitoring and mapping the areas. <text:s/>Community monitoring systems are also set up for the hunting areas. <text:s/>Ecotourism prospecting as well as secondary school environmental education are other activities on the ground.</text:p>
          </table:table-cell>
          <table:table-cell table:style-name="ce5" office:value-type="string">
            <text:p>Government</text:p>
            <text:p>Managing organization</text:p>
          </table:table-cell>
          <table:table-cell table:style-name="ce5" office:value-type="string">
            <text:p>Agriculture</text:p>
            <text:p>No take recreation</text:p>
          </table:table-cell>
          <table:table-cell table:style-name="ce5" office:value-type="string">
            <text:p>Rural domestic</text:p>
            <text:p>All water users</text:p>
            <text:p>Recreation users</text:p>
            <text:p>All</text:p>
          </table:table-cell>
          <table:table-cell table:style-name="ce5" office:value-type="string">
            <text:p>Non-profit</text:p>
            <text:p>Industrial/Corporate user</text:p>
            <text:p>Domestic User</text:p>
            <text:p>Tax payer</text:p>
          </table:table-cell>
          <table:table-cell table:style-name="ce5" office:value-type="string">
            <text:p>Implementing NGO</text:p>
            <text:p>Other NGO</text:p>
            <text:p>Government</text:p>
            <text:p>Recreation users</text:p>
            <text:p>Agriculture</text:p>
            <text:p>Forester</text:p>
          </table:table-cell>
          <table:table-cell table:style-name="ce5" office:value-type="string">
            <text:p>Government</text:p>
            <text:p>Community/committee</text:p>
            <text:p>Private land user</text:p>
          </table:table-cell>
          <table:table-cell table:style-name="ce5" office:value-type="string">
            <text:p>Government</text:p>
            <text:p>Rural domestic</text:p>
            <text:p>Committee of stakeholders</text:p>
          </table:table-cell>
          <table:table-cell/>
          <table:table-cell table:style-name="ce5" office:value-type="string">
            <text:p>There are multiple tiers of payment going on in this region. <text:s/>Some is let out for logging and agricultural production by private corporations who pay the government for the land. <text:s/>Some payment goes to community based sales of farmed products. <text:s/></text:p>
          </table:table-cell>
          <table:table-cell table:number-columns-repeated="14"/>
          <table:table-cell table:style-name="ce5" office:value-type="string">
            <text:p><text:s text:c="2"/>Yes</text:p>
          </table:table-cell>
          <table:table-cell table:style-name="ce5" office:value-type="string">
            <text:p>piecemeal monitoring of various types of wildlife</text:p>
          </table:table-cell>
          <table:table-cell table:number-columns-repeated="27"/>
          <table:table-cell table:style-name="ce5" office:value-type="string">
            <text:p>funds generated from community based organizations</text:p>
          </table:table-cell>
          <table:table-cell table:number-columns-repeated="12"/>
          <table:table-cell table:style-name="ce5" office:value-type="string">
            <text:p>for example, a local honey making enterprise with over 400 workers can generate FCFA 1 million/year.</text:p>
          </table:table-cell>
          <table:table-cell table:number-columns-repeated="47"/>
          <table:table-cell table:style-name="ce5" office:value-type="string">
            <text:p>Many people have come to this region in search of jobs that aren't always there, and when they are, are unsustainable. <text:s/>Desperate people can not be expected not to turn to overexploitation etc.</text:p>
          </table:table-cell>
          <table:table-cell/>
          <table:table-cell table:style-name="ce5" office:value-type="string">
            <text:p>monitoring and mapping to assess the situation takes money and manpower, both of which are, like always, short.</text:p>
          </table:table-cell>
          <table:table-cell table:style-name="ce5" office:value-type="string">
            <text:p>giving people an alternative source of income that they can manage and cultivate independently has shown to be a successful solution to over exploitation of other natural resources.</text:p>
          </table:table-cell>
          <table:table-cell table:number-columns-repeated="861"/>
        </table:table-row>
        <table:table-row table:style-name="ro5">
          <table:table-cell office:value-type="float" office:value="5">
            <text:p>5</text:p>
          </table:table-cell>
          <table:table-cell table:style-name="ce3" office:value-type="string">
            <text:p>Campo Ma'an Project</text:p>
            <text:p>Kudu Zombo Program</text:p>
          </table:table-cell>
          <table:table-cell table:style-name="ce3" office:value-type="string">
            <text:p>Leonard Usongo</text:p>
          </table:table-cell>
          <table:table-cell table:style-name="ce3" office:value-type="string">
            <text:p>WWF CARPO</text:p>
          </table:table-cell>
          <table:table-cell table:style-name="ce3" office:value-type="string">
            <text:p>July 17, 2007</text:p>
          </table:table-cell>
          <table:table-cell table:style-name="ce3" office:value-type="string">
            <text:p>Leonard Usongo</text:p>
          </table:table-cell>
          <table:table-cell table:style-name="ce3" office:value-type="string">
            <text:p>Cameroon </text:p>
          </table:table-cell>
          <table:table-cell table:style-name="ce3" office:value-type="string">
            <text:p>Ocean and Ntem Valleys</text:p>
          </table:table-cell>
          <table:table-cell table:style-name="ce3" office:value-type="string">
            <text:p>2003</text:p>
          </table:table-cell>
          <table:table-cell table:style-name="ce3" office:value-type="string">
            <text:p>2010</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Overharvest</text:p>
            <text:p>Habitat conversion</text:p>
          </table:table-cell>
          <table:table-cell table:style-name="ce5" office:value-type="string">
            <text:p>Dam and water management</text:p>
            <text:p>Logging</text:p>
            <text:p>Energy production and mining</text:p>
            <text:p>Roads and service corridors</text:p>
            <text:p>NTFPs</text:p>
            <text:p>Housing and urban development</text:p>
            <text:p>Other</text:p>
          </table:table-cell>
          <table:table-cell table:style-name="ce5" office:value-type="string">
            <text:p>Threats: <text:s/>Threats to this rich biodiversity include: immigration resulting in high demand for land and forest products, over-exploitation of wildlife (commercial poaching and transborder poaching, bushmeat), unsustainable and illegal logging, weak governance of forest royalties and excruciating poverty. The logging concessions and their infrastructures also make poaching easier because of the built transportation lines between the park areas and cities. <text:s/>Another potential threat is the planned hydro-electric dam at the Memve’ele falls on the Ntem River immediately South of the Campo-Ma’an national park.</text:p>
            <text:p/>
            <text:p>(wwf.org)</text:p>
            <text:p/>
            <text:p>The overall objective of the project is to contribute to the conservation of the Atlantic Equatorial Coastal Forests through the safeguarding of the biodiversity of the Campo-Ma'an National Park.</text:p>
          </table:table-cell>
          <table:table-cell table:style-name="ce5" office:value-type="string">
            <text:p>Water quality</text:p>
            <text:p>Water quantity</text:p>
            <text:p>Timber</text:p>
            <text:p>Food (subsistence)</text:p>
            <text:p>Other cultural services</text:p>
            <text:p>Natural medicines</text:p>
            <text:p>Recreation</text:p>
            <text:p>Fisheries</text:p>
          </table:table-cell>
          <table:table-cell/>
          <table:table-cell table:style-name="ce5" office:value-type="string">
            <text:p>mangroves around Ntem Estuary </text:p>
          </table:table-cell>
          <table:table-cell table:style-name="ce5" office:value-type="string">
            <text:p>elephants, great apes, marine turtles, lowland gorillas, chimpanzees, hippos, giant pangolins, black colobus, mandrills and leopards</text:p>
          </table:table-cell>
          <table:table-cell table:style-name="ce5" office:value-type="string">
            <text:p>Bagyéli pygmies</text:p>
          </table:table-cell>
          <table:table-cell table:style-name="ce5" office:value-type="string">
            <text:p>Regional</text:p>
          </table:table-cell>
          <table:table-cell table:style-name="ce5" office:value-type="string">
            <text:p>Region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style-name="ce5" office:value-type="string">
            <text:p>Campo-Ma'an National Park (264,064 ha) was created in 2000 by the Government of Cameroon. The entire area is made up of the park, 5 logging concessions, an agro-industrial zone (rubber and palms), and an agro-forestry zone where many local villages and labourers' encampments are located. Only four of the five logging concessions are currently allocated (to the Cameroonian La Société Camerounaise d'Industrie and d'Exploitation des Bois, and the Dutch Bubinga and Wijma). The agro-industrial concessions are allocated to HEVECAM (rubber) and SOCAPALM (palm oil).</text:p>
            <text:p/>
            <text:p/>
          </table:table-cell>
          <table:table-cell table:style-name="ce5" office:value-type="string">
            <text:p>Intertidal</text:p>
            <text:p>Other</text:p>
            <text:p>Native forest</text:p>
          </table:table-cell>
          <table:table-cell table:style-name="ce5" office:value-type="string">
            <text:p>Intertidal</text:p>
            <text:p>Non-native forest</text:p>
            <text:p>Mixed forest</text:p>
            <text:p>Converted</text:p>
            <text:p>Other</text:p>
          </table:table-cell>
          <table:table-cell table:style-name="ce5" office:value-type="string">
            <text:p>Non-native forest</text:p>
            <text:p>Mixed forest</text:p>
            <text:p>Intertidal</text:p>
            <text:p>Converted</text:p>
            <text:p>Other</text:p>
          </table:table-cell>
          <table:table-cell table:style-name="ce5" office:value-type="string">
            <text:p>lowland rainforest to the sea coast</text:p>
          </table:table-cell>
          <table:table-cell table:style-name="ce5" office:value-type="string">
            <text:p>Plantation forestry</text:p>
            <text:p>Commodity Crops</text:p>
            <text:p>Primary forest clearing</text:p>
            <text:p>Subsistence farming</text:p>
          </table:table-cell>
          <table:table-cell table:style-name="ce5" office:value-type="string">
            <text:p>Sustainable timber harvest</text:p>
            <text:p>Plantation forestry</text:p>
            <text:p>Subsistence farming</text:p>
            <text:p>Commodity Crops</text:p>
            <text:p>Nature reserve</text:p>
          </table:table-cell>
          <table:table-cell table:style-name="ce5" office:value-type="string">
            <text:p>Better management of the logging and plantation activities, timber certification, and quota systems. <text:s/>Coordination of where sustainable take can occur for businesses as well as local people.</text:p>
          </table:table-cell>
          <table:table-cell table:style-name="ce5" office:value-type="string">
            <text:p>Markets</text:p>
            <text:p>Fees</text:p>
            <text:p>Rights Transfer</text:p>
          </table:table-cell>
          <table:table-cell table:style-name="ce5" office:value-type="string">
            <text:p>Other</text:p>
            <text:p>User fee/access fee</text:p>
            <text:p>Niche market</text:p>
          </table:table-cell>
          <table:table-cell/>
          <table:table-cell table:style-name="ce5" office:value-type="string">
            <text:p>Both</text:p>
          </table:table-cell>
          <table:table-cell table:style-name="ce5" office:value-type="string">
            <text:p>Sale of NTFPs from the community forests as well as income from an ecotourism infrastructure.</text:p>
          </table:table-cell>
          <table:table-cell table:style-name="ce5" office:value-type="string">
            <text:p>Other</text:p>
            <text:p>Administration rights</text:p>
            <text:p>Cap</text:p>
          </table:table-cell>
          <table:table-cell table:style-name="ce5" office:value-type="string">
            <text:p>Management has been given over to WWF after former SNV and Tropenbos (Dutch) managers did not produce the level of concrete results or incorporation of the local community as was expected.</text:p>
          </table:table-cell>
          <table:table-cell table:style-name="ce5" office:value-type="string">
            <text:p>Stakeholder engagement</text:p>
            <text:p>Training</text:p>
            <text:p>Committee formation</text:p>
          </table:table-cell>
          <table:table-cell table:style-name="ce5" office:value-type="string">
            <text:p>Working more closely with the local people allows for the utilization of local knowledge of customs and the environment and leads to the better management and productivity of the area. <text:s/>Eg. Ecotourism and community forests</text:p>
          </table:table-cell>
          <table:table-cell table:style-name="ce5" office:value-type="string">
            <text:p>Best Management Practices</text:p>
            <text:p>Research</text:p>
            <text:p>Preservation</text:p>
            <text:p>Other</text:p>
          </table:table-cell>
          <table:table-cell table:style-name="ce5" office:value-type="string">
            <text:p>Mapping</text:p>
            <text:p>Infrastructure</text:p>
            <text:p>Park guards</text:p>
            <text:p>Tourism infrastructure</text:p>
            <text:p>Biodiversity assessment</text:p>
            <text:p>BMP forestry</text:p>
          </table:table-cell>
          <table:table-cell table:style-name="ce5" office:value-type="string">
            <text:p>Local Governments do most of the managing, WWF just provides technical assistance such as mapping, use of GPS technology, organization of administrative documents, development of simple forests management plans, landuse planning, monitoring,and park guard training. <text:s/>WWF is working to strengthen the capacity of MINEF to manage and protect the park and its peripheries for the interest of the people living in the area, as well as increase awareness of target stakeholders on environmental issues and bring them in as partners. <text:s/>WWF is coordinating park guard development (anti-poaching) and wants to add 10 new guards for a total of 35.</text:p>
            <text:p/>
            <text:p>Ecotourism that is closely reliant on local knowledge. <text:s/>Research for potential creation of ecotourism infrastructure is in progress for activities like marine sea turtle viewing, canoeing, recreational fishing, wildlife viewing, and forest walks.</text:p>
            <text:p>Community forests are situated in forested zones that are not in the park (and therefore can be converted for usage), nor in a logging concession.</text:p>
            <text:p>Community hunting zones are created within logging concessions and community forests.</text:p>
          </table:table-cell>
          <table:table-cell table:style-name="ce5" office:value-type="string">
            <text:p>Government</text:p>
            <text:p>Managing organization</text:p>
          </table:table-cell>
          <table:table-cell table:style-name="ce5" office:value-type="string">
            <text:p>Sustainable take recreation</text:p>
          </table:table-cell>
          <table:table-cell table:style-name="ce5" office:value-type="string">
            <text:p>Rural domestic</text:p>
            <text:p>Recreation users</text:p>
            <text:p>All water users</text:p>
          </table:table-cell>
          <table:table-cell table:style-name="ce5" office:value-type="string">
            <text:p>Non-profit</text:p>
            <text:p>Domestic User</text:p>
            <text:p>Tax payer</text:p>
          </table:table-cell>
          <table:table-cell table:style-name="ce5" office:value-type="string">
            <text:p>Implementing NGO</text:p>
            <text:p>Government</text:p>
            <text:p>Recreation users</text:p>
          </table:table-cell>
          <table:table-cell table:style-name="ce5" office:value-type="string">
            <text:p>Community/committee</text:p>
            <text:p>Private land user</text:p>
            <text:p>Non profit</text:p>
          </table:table-cell>
          <table:table-cell table:style-name="ce5" office:value-type="string">
            <text:p>Other private landowners/users</text:p>
            <text:p>Implementing NGO</text:p>
            <text:p>Committee of stakeholders</text:p>
          </table:table-cell>
          <table:table-cell/>
          <table:table-cell table:style-name="ce5" office:value-type="string">
            <text:p>Funds generated from sale of goods from community forests and hunting grounds as well as ecotourism will go to directly benefit individuals or the collective communities.</text:p>
          </table:table-cell>
          <table:table-cell table:number-columns-repeated="7"/>
          <table:table-cell table:style-name="ce5" office:value-type="string">
            <text:p><text:s text:c="2"/>Yes</text:p>
          </table:table-cell>
          <table:table-cell table:style-name="ce5" office:value-type="string">
            <text:p>Pre-project</text:p>
          </table:table-cell>
          <table:table-cell table:number-columns-repeated="2"/>
          <table:table-cell table:style-name="ce5" office:value-type="string">
            <text:p>Created in January 2000, the park is a result of the commitments made by the Cameroonian government to protect the country's biodiversity through a network of protected areas, and a compensation scheme for damage caused to the Atlantic coastal forests by </text:p>
          </table:table-cell>
          <table:table-cell table:number-columns-repeated="2"/>
          <table:table-cell table:style-name="ce5" office:value-type="string">
            <text:p><text:s text:c="2"/>Yes</text:p>
          </table:table-cell>
          <table:table-cell table:number-columns-repeated="28"/>
          <table:table-cell table:style-name="ce5" office:value-type="string">
            <text:p>Peoples' use of the park and the surrounding lands</text:p>
          </table:table-cell>
          <table:table-cell table:number-columns-repeated="12"/>
          <table:table-cell table:style-name="ce5" office:value-type="string">
            <text:p>Given its minimal resources, the park's conservation office tends to prioritize patrolling over consulting with, and raising awareness of, local people. This also adds to the feeling of frustration towards the park. Neighbouring populations believe the pr</text:p>
          </table:table-cell>
          <table:table-cell table:style-name="ce5" office:value-type="string">
            <text:p><text:s text:c="2"/>Yes</text:p>
          </table:table-cell>
          <table:table-cell table:style-name="ce5" office:value-type="string">
            <text:p>Wildlife dynamics</text:p>
          </table:table-cell>
          <table:table-cell table:number-columns-repeated="3"/>
          <table:table-cell table:style-name="ce5" office:value-type="string">
            <text:p>2 yr cycles</text:p>
          </table:table-cell>
          <table:table-cell table:number-columns-repeated="8"/>
          <table:table-cell table:style-name="ce5" office:value-type="string">
            <text:p>elephants, great apes, human impacts on resources. <text:s/>Logging, forest </text:p>
            <text:p>Surveys, 2 years wildlife cycles</text:p>
            <text:p/>
          </table:table-cell>
          <table:table-cell table:number-columns-repeated="28"/>
          <table:table-cell table:style-name="ce5" office:value-type="string">
            <text:p>Given its minimal resources, the park's conservation office tends to prioritize patrolling over consulting with, and raising awareness of, local people. This also adds to the feeling of frustration towards the park. Neighbouring populations believe the pr</text:p>
          </table:table-cell>
          <table:table-cell/>
          <table:table-cell table:style-name="ce5" office:value-type="string">
            <text:p>The marginalization of the Bagyeli pygmies by other native groups and the immigrants is another major problem. Access to health care and education facilities is often denied to the Bagyeli, who also face many difficulties in accessing resources. In additi</text:p>
          </table:table-cell>
          <table:table-cell table:style-name="ce5" office:value-type="string">
            <text:p>Comprehensive scientific data on the surrounding area and dynamics. <text:s/>Better wildlife monitoring to assess the impacts of BMPs and potential for ecotoursim development.</text:p>
          </table:table-cell>
          <table:table-cell table:style-name="ce5" office:value-type="string">
            <text:p>Logging concessions could contribute to the conservation of Campo-Ma'an National Park if they were exploited in a responsible way according to a sound management plan, and accompanied with an environmental impact assessment. Unfortunately, only one of the</text:p>
          </table:table-cell>
          <table:table-cell table:style-name="ce5" office:value-type="string">
            <text:p>Cameroonian law prohibits - in some cases severely restricts - the game and bush meat trade. However, professional hunters - many of them immigrants from regions where fauna has already been decimated - do not hesitate to break the law.</text:p>
          </table:table-cell>
          <table:table-cell table:style-name="ce5" office:value-type="string">
            <text:p>Existing studies cover only a part of the park. The absence of a documentation centre, a monitoring system, and a geographical information system makes it hard to assess the status of animal populations and how the whole ecosystem is reacting to external </text:p>
          </table:table-cell>
          <table:table-cell table:number-columns-repeated="862"/>
        </table:table-row>
        <table:table-row table:style-name="ro6">
          <table:table-cell office:value-type="float" office:value="6">
            <text:p>6</text:p>
          </table:table-cell>
          <table:table-cell table:style-name="ce3" office:value-type="string">
            <text:p>Malpai Borderlands New Mexico Bootheel </text:p>
          </table:table-cell>
          <table:table-cell table:style-name="ce3" office:value-type="string">
            <text:p>Robert M. Findling</text:p>
          </table:table-cell>
          <table:table-cell table:style-name="ce3" office:value-type="string">
            <text:p>TNC</text:p>
          </table:table-cell>
          <table:table-cell table:style-name="ce3" office:value-type="string">
            <text:p>24 July, 2007</text:p>
            <text:p/>
          </table:table-cell>
          <table:table-cell table:style-name="ce3" office:value-type="string">
            <text:p>Robert M. Findling</text:p>
          </table:table-cell>
          <table:table-cell table:style-name="ce3" office:value-type="string">
            <text:p>North America</text:p>
          </table:table-cell>
          <table:table-cell table:style-name="ce3" office:value-type="string">
            <text:p>Apache Highlands</text:p>
          </table:table-cell>
          <table:table-cell table:style-name="ce3" office:value-type="string">
            <text:p>1990</text:p>
          </table:table-cell>
          <table:table-cell table:style-name="ce3" office:value-type="string">
            <text:p>Perpetuity</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Climate Change</text:p>
            <text:p>Invasive Species</text:p>
          </table:table-cell>
          <table:table-cell table:style-name="ce5" office:value-type="string">
            <text:p>Commercial and industrial development</text:p>
            <text:p>Invasive species</text:p>
            <text:p>Fragmentation; degradation</text:p>
            <text:p>Species stresses</text:p>
            <text:p>Roads and service corridors</text:p>
            <text:p>Climate change and severe weather</text:p>
            <text:p>Tourism and Recreation development</text:p>
            <text:p>Other</text:p>
            <text:p>Recreational activities</text:p>
          </table:table-cell>
          <table:table-cell table:style-name="ce5" office:value-type="string">
            <text:p>The acquisition of the Gray Ranch in 1990 catalyzed this ongoing multi-stakeholder effort to conserve valuable grassland landscapes in the Apache Highlands. <text:s/>The Gray Ranch has since been expanded to include some surrounding ranchland and thus reclaimed its historic name, the Diamond A. <text:s/>The Diamond A ranch is made up of native grasslands of the Chihuahuan Desert interspersed by the unique Sky Islands (northern extensions of Mexico's Sierra Madre Occidental).</text:p>
            <text:p/>
            <text:p>This area, and others similar, comes under increasing threat from various development pressures like tourism and recreational development as well as the impending threat of an international border fence that would breakup these valuable migratory landscapes.</text:p>
            <text:p/>
            <text:p>The goal of this project is to maintain species the diversity and ecological health of one of largest intact Chihuahuan Desert grasslands in Northern Mexico, Southeast Arizona, and the Bootheel of New Mexico. Conserving these vital lands as well as their traditional livelihood practices is carried out in partnership with the Malpai Borderlands Group, Pronatura Noreste and other local landowners and public agencies. </text:p>
          </table:table-cell>
          <table:table-cell table:style-name="ce5" office:value-type="string">
            <text:p>Other</text:p>
            <text:p>Other cultural services</text:p>
            <text:p>Genetic resources</text:p>
            <text:p>Forage</text:p>
          </table:table-cell>
          <table:table-cell table:style-name="ce5" office:value-type="string">
            <text:p>By collaborating with ranch owners to mitigate the threat of fragmentation this project works to protect large grassland landscapes and its suite of biodiversity.</text:p>
            <text:p/>
            <text:p>Cattle and the traditional ranching livelihood coexist.</text:p>
            <text:p/>
            <text:p/>
          </table:table-cell>
          <table:table-cell table:style-name="ce5" office:value-type="string">
            <text:p>Numerous systems and species within these broad habitat types:</text:p>
            <text:p>Apachean Grassland and Savanna, Apachean Shrubland , Chihuahuan Shrubland, Desert Riparian Woodland and Shrubland, Interior Chaparral, Madrean Encinal, Ponderosa Pine Forest and Woodland, Playa <text:s/></text:p>
          </table:table-cell>
          <table:table-cell table:style-name="ce5" office:value-type="string">
            <text:p>Numerous systems and species within these broad habitat types:</text:p>
            <text:p>Apachean Grassland and Savanna, Apachean Shrubland , Chihuahuan Shrubland, Desert Riparian Woodland and Shrubland, Interior Chaparral, Madrean Encinal, Ponderosa Pine Forest and Woodland, Playa </text:p>
          </table:table-cell>
          <table:table-cell table:style-name="ce5" office:value-type="string">
            <text:p>Ranch owners</text:p>
          </table:table-cell>
          <table:table-cell table:style-name="ce5" office:value-type="string">
            <text:p>Regional</text:p>
          </table:table-cell>
          <table:table-cell table:style-name="ce5" office:value-type="string">
            <text:p>Regional</text:p>
          </table:table-cell>
          <table:table-cell table:style-name="ce5" office:value-type="string">
            <text:p>Individual private</text:p>
          </table:table-cell>
          <table:table-cell table:style-name="ce5" office:value-type="string">
            <text:p>Private nonprofit</text:p>
            <text:p>Individual private</text:p>
          </table:table-cell>
          <table:table-cell table:style-name="ce5" office:value-type="string">
            <text:p>Private to PNP</text:p>
          </table:table-cell>
          <table:table-cell table:style-name="ce5" office:value-type="string">
            <text:p>In 1990, TNC purchased the 322,000-acre Gray Ranch property from previous family owner, Mexican national Pablo Brenner; 18 million purchase: TNC owned for 4 yrs. In 1994, property sold to Animus Foundation. TNC retained a conservation easement. <text:s/>Sold it for, 13.2 million to Animus, 4.8 million easement value.</text:p>
            <text:p/>
            <text:p>Malpai Borderlands Group holds easements on other ranches in the Arizona and New Mexico borderlands areas, all but the one on the proper former Gray Ranch (TNC). <text:s/>The Animas foundation has since added to the Gray Ranch property, and the larger ranch is now known as the Diamond A. <text:s/></text:p>
            <text:p/>
            <text:p>In 2005, TNC also purchased the 20,000 hectare Rancho el Uno, in the Janos grasslands of Northern Chihuahua.</text:p>
            <text:p/>
          </table:table-cell>
          <table:table-cell table:style-name="ce5" office:value-type="string">
            <text:p>Native grassland</text:p>
            <text:p>Native forest</text:p>
            <text:p>Native scrub/shrub</text:p>
          </table:table-cell>
          <table:table-cell table:style-name="ce5" office:value-type="string">
            <text:p>Mixed grassland</text:p>
            <text:p>Native grassland</text:p>
            <text:p>Native forest</text:p>
            <text:p>Native scrub/shrub</text:p>
          </table:table-cell>
          <table:table-cell table:style-name="ce5" office:value-type="string">
            <text:p>Mixed grassland</text:p>
            <text:p>Native grassland</text:p>
            <text:p>Native forest</text:p>
            <text:p>Native scrub/shrub</text:p>
          </table:table-cell>
          <table:table-cell table:style-name="ce5" office:value-type="string">
            <text:p>Protection of an unfragmented landscape in outstanding condition. <text:s/>Prevention of the conversion of grassland to shrublands and also the conversion to rural subdivisions</text:p>
            <text:p/>
          </table:table-cell>
          <table:table-cell table:style-name="ce5" office:value-type="string">
            <text:p>Unsustainable grazing</text:p>
            <text:p>Residential development</text:p>
          </table:table-cell>
          <table:table-cell table:style-name="ce5" office:value-type="string">
            <text:p>Sustainable grazing</text:p>
            <text:p>Residential development</text:p>
          </table:table-cell>
          <table:table-cell table:style-name="ce5" office:value-type="string">
            <text:p>Maintaining the historic use of the land, ranching. <text:s/>Some development will still occur however.</text:p>
          </table:table-cell>
          <table:table-cell table:style-name="ce5" office:value-type="string">
            <text:p>Rights Transfer</text:p>
            <text:p>Other</text:p>
            <text:p>Markets</text:p>
          </table:table-cell>
          <table:table-cell table:style-name="ce5" office:value-type="string">
            <text:p>Easement</text:p>
            <text:p>Fee acquisitions</text:p>
            <text:p>Donation</text:p>
            <text:p>TDR</text:p>
            <text:p>Banking market</text:p>
          </table:table-cell>
          <table:table-cell table:style-name="ce5" office:value-type="string">
            <text:p>NGO managed</text:p>
            <text:p>Conservation buyer</text:p>
            <text:p>Donated</text:p>
            <text:p>Other partner managed</text:p>
          </table:table-cell>
          <table:table-cell table:style-name="ce5" office:value-type="string">
            <text:p>Carrot </text:p>
          </table:table-cell>
          <table:table-cell table:style-name="ce5" office:value-type="string">
            <text:p>Easements- TNC, Animas, Malpai accepts donations</text:p>
            <text:p/>
            <text:p>Grassbanks serve as a supplemental source of grazing for ranchers who agree to put easements of development restrictions on their land. <text:s/>This method runs into problems when natural processes effect both grassbanks and private ranches (eg. droughts).</text:p>
            <text:p/>
            <text:p>The Forest Service and other private donors aid in financing prescribed fire etc.</text:p>
          </table:table-cell>
          <table:table-cell table:style-name="ce5" office:value-type="string">
            <text:p>Development rights</text:p>
            <text:p>Ownership rights</text:p>
            <text:p>Other</text:p>
          </table:table-cell>
          <table:table-cell table:style-name="ce5" office:value-type="string">
            <text:p>fee and conservation easement <text:s/>acquisition, partnerships in prescribed fire activities, monitoring, research.</text:p>
            <text:p/>
            <text:p>Animas Foundation/Trust</text:p>
            <text:p>Malpai Borderlands Group</text:p>
            <text:p>TNC</text:p>
            <text:p/>
            <text:p>The Animas Foundation is an organization dedicated to protecting the natural values of the Gray Ranch while maintaining the cultural and economic heritage of the bootheel country. <text:s/>The Animas Foundation is also a partner in the larger Malpais Borderlands Group, a non-profit, community-based, volunteer organization founded by ranchers in Bootheel of New Mexico and SE Arizona that is dedicated to improving the quality of their ranches and preserving their ranching way of life.</text:p>
            <text:p/>
          </table:table-cell>
          <table:table-cell table:style-name="ce5" office:value-type="string">
            <text:p>Committee formation</text:p>
            <text:p>Stakeholder engagement</text:p>
            <text:p>Education and outreach</text:p>
            <text:p>Community forums</text:p>
            <text:p>Workshops</text:p>
            <text:p>Meetings</text:p>
            <text:p>Communications</text:p>
          </table:table-cell>
          <table:table-cell table:style-name="ce5" office:value-type="string">
            <text:p>Malpai Borderlands Group - community/stakeholder engagement, education.</text:p>
            <text:p/>
            <text:p/>
          </table:table-cell>
          <table:table-cell table:style-name="ce5" office:value-type="string">
            <text:p>Best Management Practices</text:p>
            <text:p>Restoration</text:p>
            <text:p>Research</text:p>
            <text:p>Preservation</text:p>
          </table:table-cell>
          <table:table-cell table:style-name="ce5" office:value-type="string">
            <text:p>BMP ranching</text:p>
            <text:p>Fire restoration</text:p>
            <text:p>Ecosystem service assessment</text:p>
            <text:p>Research</text:p>
            <text:p>Pilot/demonstration</text:p>
            <text:p>Fire management</text:p>
            <text:p>Biodiversity assessment</text:p>
            <text:p>Mapping</text:p>
            <text:p>Legal protection</text:p>
            <text:p>Removing invasive species</text:p>
            <text:p>Fencing </text:p>
            <text:p>Restoring riparian zone</text:p>
          </table:table-cell>
          <table:table-cell table:style-name="ce5" office:value-type="string">
            <text:p>Conservation easements insure that land will remain largely unfragmented by precluding most subdivision. <text:s/>This protects ranchers ability to utilize fire, which is an essential to maintaining landscape function. <text:s/>This cultural tool, the use of prescribed fire on a recurring basis, is the main conservation activity that maintains the natural regimes and plant cover of the area.</text:p>
            <text:p/>
            <text:p>Landowners will continue to use their lands for ranching while <text:s/>taking steps to preserve its diverse biological, cultural, and historical assets.</text:p>
            <text:p/>
            <text:p>Grassbanking is another a tool to compensate and recognize partners, when possible, who have protected ranchers with conservation easements</text:p>
            <text:p/>
            <text:p>(Animas and TNC) <text:s/>The reintroduction of prairie dogs provides a prey base for a host of animal species and leads to increased vegetative diversity.</text:p>
            <text:p/>
            <text:p>Reintroduce extensive prescribed fires, abate invasion of shrubs, woody species, &amp; combat subdivision. spot treatment, herbicides. <text:s/>principle tool is prescribed fire to keep woody vegetation from invading grasslands</text:p>
            <text:p/>
            <text:p>Allowable use is ranching and research.</text:p>
          </table:table-cell>
          <table:table-cell table:style-name="ce5" office:value-type="string">
            <text:p>Managing organization</text:p>
            <text:p>Partner organization</text:p>
          </table:table-cell>
          <table:table-cell table:style-name="ce5" office:value-type="string">
            <text:p>Ranching</text:p>
            <text:p>Other</text:p>
          </table:table-cell>
          <table:table-cell table:style-name="ce5" office:value-type="string">
            <text:p>Agriculture</text:p>
          </table:table-cell>
          <table:table-cell table:style-name="ce5" office:value-type="string">
            <text:p>Committee/Community</text:p>
            <text:p>Non-profit</text:p>
            <text:p>Domestic User</text:p>
            <text:p>Tax payer</text:p>
          </table:table-cell>
          <table:table-cell table:style-name="ce5" office:value-type="string">
            <text:p>Committee of stakeholders</text:p>
            <text:p>Implementing NGO</text:p>
            <text:p>Other NGO</text:p>
            <text:p>Rancher</text:p>
            <text:p>Federal tax payers</text:p>
            <text:p>State tax payers</text:p>
            <text:p>Government</text:p>
          </table:table-cell>
          <table:table-cell table:style-name="ce5" office:value-type="string">
            <text:p>Private land user</text:p>
            <text:p>Community/committee</text:p>
          </table:table-cell>
          <table:table-cell table:style-name="ce5" office:value-type="string">
            <text:p>Rancher</text:p>
            <text:p>Committee of stakeholders</text:p>
          </table:table-cell>
          <table:table-cell/>
          <table:table-cell table:style-name="ce5" office:value-type="string">
            <text:p>Animas buys easements from private landowners. <text:s/>The Animas Trust.</text:p>
            <text:p/>
            <text:p>fed and state tax payers because donations are tax write off. govenrment subsidies ag all over</text:p>
          </table:table-cell>
          <table:table-cell table:style-name="ce5" office:value-type="string">
            <text:p><text:s text:c="2"/>Yes</text:p>
          </table:table-cell>
          <table:table-cell table:style-name="ce5" office:value-type="string">
            <text:p>During project</text:p>
          </table:table-cell>
          <table:table-cell table:style-name="ce5" office:value-type="string">
            <text:p>real estate value of ranch lands</text:p>
            <text:p/>
          </table:table-cell>
          <table:table-cell table:style-name="ce5" office:value-type="string">
            <text:p>Change land user practice</text:p>
            <text:p>Redirect money to conservation</text:p>
          </table:table-cell>
          <table:table-cell table:style-name="ce5" office:value-type="string">
            <text:p>Simple</text:p>
          </table:table-cell>
          <table:table-cell table:style-name="ce5" office:value-type="string">
            <text:p>None</text:p>
          </table:table-cell>
          <table:table-cell table:number-columns-repeated="6"/>
          <table:table-cell table:style-name="ce5" office:value-type="string">
            <text:p><text:s text:c="2"/>Yes</text:p>
          </table:table-cell>
          <table:table-cell table:style-name="ce5" office:value-type="string">
            <text:p>Highly important area for biodiversity: with representation of more than 50 natural communities. <text:s/>More than 700 species of plants, 75 mammals, 50 reptiles and amphibians and more than 170 species of breeding birds have been documented on the Gray Ranch.</text:p>
          </table:table-cell>
          <table:table-cell table:style-name="ce5" office:value-type="string">
            <text:p><text:s text:c="2"/>Yes</text:p>
          </table:table-cell>
          <table:table-cell table:number-columns-repeated="14"/>
          <table:table-cell table:style-name="ce5" office:value-type="string">
            <text:p>grassland health</text:p>
          </table:table-cell>
          <table:table-cell table:number-columns-repeated="12"/>
          <table:table-cell table:style-name="ce5" office:value-type="string">
            <text:p>adaptive landscape management- yearly assessments determine grazing schedule for ranches with conservation easements. </text:p>
          </table:table-cell>
          <table:table-cell table:number-columns-repeated="14"/>
          <table:table-cell table:style-name="ce5" office:value-type="string">
            <text:p><text:s text:c="2"/>Yes</text:p>
          </table:table-cell>
          <table:table-cell/>
          <table:table-cell table:style-name="ce5" office:value-type="string">
            <text:p>site surveys, aerial surveys, stand scientific protocol</text:p>
          </table:table-cell>
          <table:table-cell table:style-name="ce5" office:value-type="string">
            <text:p>all</text:p>
          </table:table-cell>
          <table:table-cell table:style-name="ce5" office:value-type="string">
            <text:p>1990</text:p>
          </table:table-cell>
          <table:table-cell table:style-name="ce5" office:value-type="string">
            <text:p>annual</text:p>
          </table:table-cell>
          <table:table-cell table:style-name="ce5" office:value-type="string">
            <text:p>TNC, Animas, Malpai</text:p>
          </table:table-cell>
          <table:table-cell table:style-name="ce5" office:value-type="string">
            <text:p>TNC, Animas, Malpai</text:p>
          </table:table-cell>
          <table:table-cell table:number-columns-repeated="2"/>
          <table:table-cell table:style-name="ce5" office:value-type="string">
            <text:p>continous</text:p>
          </table:table-cell>
          <table:table-cell table:style-name="ce5" office:value-type="string">
            <text:p>TNC, Animas, Malpai</text:p>
          </table:table-cell>
          <table:table-cell table:number-columns-repeated="2"/>
          <table:table-cell table:style-name="ce5" office:value-type="string">
            <text:p/>
            <text:p>Active research projects include rare species monitoring (in conjunction with New Mexico Game and Fish Department, Endangered Species Branch) consisting of periodic surveys of abundance </text:p>
          </table:table-cell>
          <table:table-cell table:style-name="ce5" office:value-type="string">
            <text:p>riparian ecosystem health, overall health and landscape condition, productivity</text:p>
          </table:table-cell>
          <table:table-cell table:number-columns-repeated="2"/>
          <table:table-cell table:style-name="ce5" office:value-type="string">
            <text:p>1990</text:p>
          </table:table-cell>
          <table:table-cell table:style-name="ce5" office:value-type="string">
            <text:p>annual</text:p>
          </table:table-cell>
          <table:table-cell table:style-name="ce5" office:value-type="string">
            <text:p>TNC, Animas, Malpai</text:p>
          </table:table-cell>
          <table:table-cell table:style-name="ce5" office:value-type="string">
            <text:p>TNC, Animas, Malpai</text:p>
          </table:table-cell>
          <table:table-cell table:number-columns-repeated="2"/>
          <table:table-cell table:style-name="ce5" office:value-type="string">
            <text:p>continuous</text:p>
          </table:table-cell>
          <table:table-cell table:style-name="ce5" office:value-type="string">
            <text:p>TNC, Animas, Malpai</text:p>
          </table:table-cell>
          <table:table-cell table:number-columns-repeated="2"/>
          <table:table-cell table:style-name="ce5" office:value-type="string">
            <text:p>Each year the grassland condition is monitored and the grazing programs are each altered accordingly. <text:s/>Or, if they see that this pasture is getting a lot of shrub encroachment, they many not graze it and do apply fire instead.</text:p>
          </table:table-cell>
          <table:table-cell table:style-name="ce5" office:value-type="string">
            <text:p>real estate market, potential for development</text:p>
          </table:table-cell>
          <table:table-cell table:number-columns-repeated="12"/>
          <table:table-cell table:style-name="ce5" office:value-type="string">
            <text:p>relates to the financial health, economic circumstance of ranching partners (this is just a general awareness of the community). <text:s/>Possibility of significant threat of ranchland purchase by developer. <text:s/></text:p>
          </table:table-cell>
          <table:table-cell table:style-name="ce5" office:value-type="string">
            <text:p>Sufficient capital to maintain program to take advantage of opportunities</text:p>
          </table:table-cell>
          <table:table-cell table:style-name="ce5" office:value-type="string">
            <text:p>Internal communication amongst partners, and also relating the lessons learned so that other organizations can take advantage of successes and failures of this project.</text:p>
          </table:table-cell>
          <table:table-cell table:style-name="ce5" office:value-type="string">
            <text:p>When there is a drought, the grassbank suffers along with its patrons (can't do anything about the weather.)</text:p>
            <text:p>Maintaining vigorous monitoring program, fund raising, dealing with economic stresses (including drought.)</text:p>
          </table:table-cell>
          <table:table-cell table:style-name="ce5" office:value-type="string">
            <text:p>More vigorous monitoring.</text:p>
          </table:table-cell>
          <table:table-cell table:style-name="ce5" office:value-type="string">
            <text:p>Dramatic increases in land values, thus making threat of subdivision greater and more difficult to address</text:p>
          </table:table-cell>
          <table:table-cell table:style-name="ce5" office:value-type="string">
            <text:p>Prospect of construction of an international border fence, could disrupt historic animal migration, and human migration. <text:s/>Changes in federal and state farm and agricultural policy.</text:p>
          </table:table-cell>
          <table:table-cell table:style-name="ce5" office:value-type="string">
            <text:p>Monitoring program, which can suffer from insufficient funds.</text:p>
          </table:table-cell>
          <table:table-cell table:style-name="ce5" office:value-type="string">
            <text:p>This is a very successful partnership. </text:p>
            <text:p>One of the first efforts at conservation ranching at a landscape scale.</text:p>
            <text:p>Remarkable success, Gray Ranch acted like a catalyst. </text:p>
            <text:p>Malpai Borderlands Group, success in protecting area, driven by sustainable economics, a</text:p>
          </table:table-cell>
          <table:table-cell table:style-name="ce5" office:value-type="string">
            <text:p>about 400-500,000 acres</text:p>
          </table:table-cell>
          <table:table-cell table:number-columns-repeated="860"/>
        </table:table-row>
        <table:table-row table:style-name="ro7">
          <table:table-cell office:value-type="float" office:value="7">
            <text:p>7</text:p>
          </table:table-cell>
          <table:table-cell table:style-name="ce3" office:value-type="string">
            <text:p>Lassen Foothills Project</text:p>
          </table:table-cell>
          <table:table-cell table:style-name="ce3" office:value-type="string">
            <text:p>Rich Reiner</text:p>
          </table:table-cell>
          <table:table-cell table:style-name="ce3" office:value-type="string">
            <text:p>TNC</text:p>
          </table:table-cell>
          <table:table-cell table:style-name="ce3" office:value-type="string">
            <text:p>24 July, 2007</text:p>
          </table:table-cell>
          <table:table-cell table:style-name="ce3" office:value-type="string">
            <text:p>Rich Reiner</text:p>
          </table:table-cell>
          <table:table-cell table:style-name="ce3" office:value-type="string">
            <text:p>North America</text:p>
          </table:table-cell>
          <table:table-cell table:style-name="ce3" office:value-type="string">
            <text:p>Sacramento/Central Valley</text:p>
          </table:table-cell>
          <table:table-cell table:style-name="ce3" office:value-type="string">
            <text:p>1997</text:p>
          </table:table-cell>
          <table:table-cell table:style-name="ce3" office:value-type="string">
            <text:p>2018</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Invasive Species</text:p>
            <text:p>Climate Change</text:p>
            <text:p>Overharvest</text:p>
          </table:table-cell>
          <table:table-cell table:style-name="ce5" office:value-type="string">
            <text:p>Fragmentation; degradation</text:p>
            <text:p>Watershed alteration</text:p>
            <text:p>Dam and water management</text:p>
            <text:p>Non-timber crops (ag)</text:p>
            <text:p>Logging</text:p>
            <text:p>Housing and urban development</text:p>
            <text:p>Invasive species</text:p>
            <text:p>Climate change and severe weather</text:p>
          </table:table-cell>
          <table:table-cell table:style-name="ce5" office:value-type="string">
            <text:p>The Lassen Foothills project area consists of over 900,000 acres stretching from Mount Lassen to the northern Sacramento Valley – one of the largest unfragmented and most biologically diverse landscapes in California. <text:s/>This project spans many habitats, 11 portfolio sites primarily: vernal pools, rivers with Chinook salmon runs, meadowlands, &amp; blue oak woodlands. <text:s/>The aim is to protect and restore natural regimes of/to the landscape including: ecologically based fire management, grassland restoration and management, restore Central Valley riparian habitat along Battle Creek, Dye Creek, as well as flows along Mill Creek, and Deer Creek, open 40 miles of salmonid habitat, &amp; secure additional acreage for connectivity. <text:s/>The Conservancy works with private landowners, local organizations, industries, and local communities to sustain historic land uses and the health of natural ecosystems and their inhabitants. <text:s/>Best management practices and research are applied to prevent fragmentation of the land, pollution of waterways, to promote biodiversity and continued ranching way of life.</text:p>
            <text:p/>
          </table:table-cell>
          <table:table-cell table:style-name="ce5" office:value-type="string">
            <text:p>Water quality</text:p>
            <text:p>Fisheries</text:p>
            <text:p>Timber</text:p>
            <text:p>Soil Stabilization</text:p>
            <text:p>Water quantity</text:p>
            <text:p>Flood mitigation</text:p>
            <text:p>Forage</text:p>
            <text:p>Genetic resources</text:p>
          </table:table-cell>
          <table:table-cell table:style-name="ce5" office:value-type="string">
            <text:p>Headwaters and tributaries supply many California residents with water, lands used for ranching support much botanic diversity, logging companies extract from montane/conifer forest lands.</text:p>
          </table:table-cell>
          <table:table-cell table:style-name="ce5" office:value-type="string">
            <text:p>meadowlands, wildflower fields</text:p>
            <text:p>Chinook salmon runs in creeek/rivers</text:p>
            <text:p>northern hardpan vernal pools</text:p>
            <text:p>blue oak woodlands &amp; grasslands</text:p>
            <text:p>Central Valley riparian</text:p>
          </table:table-cell>
          <table:table-cell table:style-name="ce5" office:value-type="string">
            <text:p>blue oak</text:p>
            <text:p>rare races of <text:s/>salmon</text:p>
            <text:p>vernal pool plants and animals</text:p>
            <text:p>neo tropical migrant song birds</text:p>
            <text:p>anadromous fish</text:p>
            <text:p>Tehama deer herd</text:p>
          </table:table-cell>
          <table:table-cell table:style-name="ce5" office:value-type="string">
            <text:p>ranching, forestry and recreation</text:p>
          </table:table-cell>
          <table:table-cell table:style-name="ce5" office:value-type="string">
            <text:p>Regional</text:p>
          </table:table-cell>
          <table:table-cell table:style-name="ce5" office:value-type="string">
            <text:p>Regional</text:p>
          </table:table-cell>
          <table:table-cell table:style-name="ce5" office:value-type="string">
            <text:p>Individual private</text:p>
            <text:p>Corporate</text:p>
            <text:p>State</text:p>
            <text:p>Federal </text:p>
            <text:p>Local</text:p>
            <text:p>Private nonprofit</text:p>
            <text:p>Native American</text:p>
          </table:table-cell>
          <table:table-cell table:style-name="ce5" office:value-type="string">
            <text:p>Private nonprofit</text:p>
            <text:p>Individual private</text:p>
            <text:p>State</text:p>
            <text:p>Corporate</text:p>
            <text:p>Federal </text:p>
            <text:p>Local</text:p>
            <text:p>Native American</text:p>
          </table:table-cell>
          <table:table-cell table:style-name="ce5" office:value-type="string">
            <text:p>Private to PNP</text:p>
            <text:p>Corp to PNP</text:p>
          </table:table-cell>
          <table:table-cell table:style-name="ce5" office:value-type="string">
            <text:p>Most of the lands are protected because they are part of large private cattle ranches, meaning that they remain intact. <text:s/>Threats to this situation include the growth of ranchettes, which are rural subdivisions into smaller plots of land, urban sprawl also encloses around the edges. <text:s/>The Conservancy purchased 2,000 acres to create the Vina Plains Preserve and has been managing the 37,540 acre Dye Creek Preserve for 10 years. <text:s/>More acreage is put under protection through the purchase of conservation easements and by working with locals on their lands.</text:p>
          </table:table-cell>
          <table:table-cell table:style-name="ce5" office:value-type="string">
            <text:p>Native grassland</text:p>
            <text:p>Other</text:p>
            <text:p>Native forest</text:p>
            <text:p>Non-native grassland</text:p>
            <text:p>Mixed grassland</text:p>
            <text:p>Wetland</text:p>
            <text:p>Native scrub/shrub</text:p>
            <text:p>Converted</text:p>
          </table:table-cell>
          <table:table-cell table:style-name="ce5" office:value-type="string">
            <text:p>Native grassland</text:p>
            <text:p>Mixed grassland</text:p>
            <text:p>Other</text:p>
            <text:p>Native forest</text:p>
            <text:p>Non-native grassland</text:p>
            <text:p>Wetland</text:p>
            <text:p>Native scrub/shrub</text:p>
            <text:p>Converted</text:p>
          </table:table-cell>
          <table:table-cell table:style-name="ce5" office:value-type="string">
            <text:p>Native grassland</text:p>
            <text:p>Mixed grassland</text:p>
            <text:p>Native forest</text:p>
            <text:p>Converted</text:p>
            <text:p>Other</text:p>
            <text:p>Wetland</text:p>
            <text:p>Non-native grassland</text:p>
            <text:p>Native scrub/shrub</text:p>
          </table:table-cell>
          <table:table-cell table:style-name="ce5" office:value-type="string">
            <text:p>Not many land cover changes, but notable are loss of natural fire regime allowing weeds and non natives to thrive. </text:p>
            <text:p/>
            <text:p/>
          </table:table-cell>
          <table:table-cell table:style-name="ce5" office:value-type="string">
            <text:p>Sustainable grazing</text:p>
            <text:p>Commodity Crops</text:p>
            <text:p>Sustainable timber harvest</text:p>
          </table:table-cell>
          <table:table-cell table:style-name="ce5" office:value-type="string">
            <text:p>Sustainable timber harvest</text:p>
            <text:p>Sustainable agriculture</text:p>
            <text:p>Nature reserve</text:p>
            <text:p>Sustainable grazing</text:p>
            <text:p>Other use</text:p>
          </table:table-cell>
          <table:table-cell table:style-name="ce5" office:value-type="string">
            <text:p>Similar use, just with conservation easements: TNC does research on cattle impact as well as prescribed burns.</text:p>
            <text:p/>
            <text:p>With over 55,000 acres protected mainly through conservation easements at this time, The Nature Conservancy’s plan is to secure key upland and riparian lands by protecting an additional 70,000 mainly through the acquisition of conservation easements. <text:s/>Restoration of native grassland, aquatic, and riparian habitat through the cooperative land management programs,</text:p>
          </table:table-cell>
          <table:table-cell table:style-name="ce5" office:value-type="string">
            <text:p>Rights Transfer</text:p>
          </table:table-cell>
          <table:table-cell table:style-name="ce5" office:value-type="string">
            <text:p>Easement</text:p>
          </table:table-cell>
          <table:table-cell table:style-name="ce5" office:value-type="string">
            <text:p>NGO managed</text:p>
            <text:p>Conservation buyer</text:p>
          </table:table-cell>
          <table:table-cell table:style-name="ce5" office:value-type="string">
            <text:p>Carrot </text:p>
          </table:table-cell>
          <table:table-cell table:style-name="ce5" office:value-type="string">
            <text:p>conservation easements (17)</text:p>
            <text:p>Grassbank - pilot proved too small a scale to continue</text:p>
          </table:table-cell>
          <table:table-cell table:style-name="ce5" office:value-type="string">
            <text:p>Development rights</text:p>
            <text:p>Ownership rights</text:p>
          </table:table-cell>
          <table:table-cell table:style-name="ce5" office:value-type="string">
            <text:p>conservation easements with local ranch owners</text:p>
            <text:p>distinguishing water rights and policy</text:p>
            <text:p>genetic biodiversity corridor project called the Sacramento River Project: (15 km) only corridor from the Central Valley into the Sierra Mnts.</text:p>
            <text:p>Dam removal project</text:p>
            <text:p>Water Balancing project</text:p>
            <text:p>Levee setback project</text:p>
          </table:table-cell>
          <table:table-cell table:style-name="ce5" office:value-type="string">
            <text:p>Education and outreach</text:p>
            <text:p>Stakeholder engagement</text:p>
            <text:p>Meetings</text:p>
            <text:p>Committee formation</text:p>
          </table:table-cell>
          <table:table-cell table:style-name="ce5" office:value-type="string">
            <text:p>working with community members and local landowners to test conservation strategies on their property</text:p>
          </table:table-cell>
          <table:table-cell table:style-name="ce5" office:value-type="string">
            <text:p>Research</text:p>
            <text:p>Preservation</text:p>
            <text:p>Restoration</text:p>
            <text:p>Best Management Practices</text:p>
            <text:p>Other</text:p>
          </table:table-cell>
          <table:table-cell table:style-name="ce5" office:value-type="string">
            <text:p>BMP ranching</text:p>
            <text:p>Biodiversity assessment</text:p>
            <text:p>Ecosystem service assessment</text:p>
            <text:p>Fire restoration</text:p>
            <text:p>Research</text:p>
            <text:p>Pilot/demonstration</text:p>
            <text:p>Restoring riparian zone</text:p>
            <text:p>Fire management</text:p>
            <text:p>Mapping</text:p>
            <text:p>Legal protection</text:p>
            <text:p>Removing invasive species</text:p>
            <text:p>Restoring channel flow</text:p>
            <text:p>Floodplain restoration</text:p>
            <text:p>Fencing </text:p>
            <text:p>Tourism infrastructure</text:p>
          </table:table-cell>
          <table:table-cell table:style-name="ce5" office:value-type="string">
            <text:p>research impact of cattle on botanic diversity (exclosures on voluntary ranchlands); prescribed burns; waterway preservation; vernal pool preservation; rare plant monitoring.</text:p>
            <text:p/>
            <text:p>Many different projects are run in the Lassen Foothills site including ones addressing compatible cattle grazing and conservation, dam and levee removals, biodiversity corridors, research, and monitoring among many others.</text:p>
            <text:p/>
            <text:p/>
          </table:table-cell>
          <table:table-cell table:style-name="ce5" office:value-type="string">
            <text:p>Managing organization</text:p>
          </table:table-cell>
          <table:table-cell table:style-name="ce5" office:value-type="string">
            <text:p>Ranching</text:p>
            <text:p>Agriculture</text:p>
            <text:p>Sustainable take recreation</text:p>
            <text:p>Managed forestry</text:p>
          </table:table-cell>
          <table:table-cell table:style-name="ce5" office:value-type="string">
            <text:p>Urban domestic</text:p>
            <text:p>Rural domestic</text:p>
            <text:p>All water users</text:p>
            <text:p>Hydropower</text:p>
            <text:p>Floodplain occupants</text:p>
            <text:p>Agriculture</text:p>
            <text:p>Recreation users</text:p>
          </table:table-cell>
          <table:table-cell table:style-name="ce5" office:value-type="string">
            <text:p>Tax payer</text:p>
            <text:p>Non-profit</text:p>
            <text:p>Industrial/Corporate user</text:p>
          </table:table-cell>
          <table:table-cell table:style-name="ce5" office:value-type="string">
            <text:p>Implementing NGO</text:p>
            <text:p>Federal tax payers</text:p>
            <text:p>Hydropower</text:p>
          </table:table-cell>
          <table:table-cell table:style-name="ce5" office:value-type="string">
            <text:p>Private land user</text:p>
          </table:table-cell>
          <table:table-cell table:style-name="ce5" office:value-type="string">
            <text:p>Rancher</text:p>
            <text:p>Other private landowners/users</text:p>
          </table:table-cell>
          <table:table-cell/>
          <table:table-cell table:style-name="ce5" office:value-type="string">
            <text:p>easements or total property bought from private owners</text:p>
          </table:table-cell>
          <table:table-cell table:style-name="ce5" office:value-type="string">
            <text:p><text:s text:c="2"/>Yes</text:p>
          </table:table-cell>
          <table:table-cell table:style-name="ce5" office:value-type="string">
            <text:p>During project</text:p>
          </table:table-cell>
          <table:table-cell/>
          <table:table-cell table:style-name="ce5" office:value-type="string">
            <text:p>Leverage partnerships</text:p>
          </table:table-cell>
          <table:table-cell table:style-name="ce5" office:value-type="string">
            <text:p>Simple</text:p>
          </table:table-cell>
          <table:table-cell table:style-name="ce5" office:value-type="string">
            <text:p>Agriculture water quantity</text:p>
          </table:table-cell>
          <table:table-cell table:style-name="ce5" office:value-type="string">
            <text:p>cost of fire</text:p>
            <text:p>water appraisals for baseline requirements &amp; demand pinch points to create a system with districts to trade water when its needed and trade it away when its not. <text:s text:c="2"/></text:p>
          </table:table-cell>
          <table:table-cell table:style-name="ce5" office:value-type="string">
            <text:p><text:s text:c="2"/>Yes</text:p>
          </table:table-cell>
          <table:table-cell table:number-columns-repeated="2"/>
          <table:table-cell table:style-name="ce5" office:value-type="string">
            <text:p>Stakeholder buy-in</text:p>
            <text:p>Motivate legislation</text:p>
          </table:table-cell>
          <table:table-cell table:style-name="ce5" office:value-type="string">
            <text:p>How to legally put water back in-stream as a protected entity </text:p>
          </table:table-cell>
          <table:table-cell table:style-name="ce5" office:value-type="string">
            <text:p><text:s text:c="2"/>Yes</text:p>
          </table:table-cell>
          <table:table-cell table:style-name="ce5" office:value-type="string">
            <text:p>neo-tropical migrant birds baseline studies </text:p>
            <text:p>anadromous fish</text:p>
            <text:p>vernal pools</text:p>
            <text:p>blue oak woodland birds</text:p>
            <text:p>largescale vegetation patterns and changes</text:p>
            <text:p>assumptions about ranching, experimental grazing systems</text:p>
            <text:p>deer herds</text:p>
          </table:table-cell>
          <table:table-cell table:style-name="ce5" office:value-type="string">
            <text:p><text:s text:c="2"/>Yes</text:p>
          </table:table-cell>
          <table:table-cell table:style-name="ce5" office:value-type="string">
            <text:p>grazing effects on blue oak woodlands</text:p>
          </table:table-cell>
          <table:table-cell table:number-columns-repeated="3"/>
          <table:table-cell table:style-name="ce5" office:value-type="string">
            <text:p>annual</text:p>
          </table:table-cell>
          <table:table-cell table:number-columns-repeated="8"/>
          <table:table-cell table:style-name="ce5" office:value-type="string">
            <text:p>test basic assumptions about ranching and conservation potential - ecosystem studies using cattle exclosures.</text:p>
          </table:table-cell>
          <table:table-cell table:style-name="ce5" office:value-type="string">
            <text:p>grazing levels, residual dry matter (how much left after grazing)</text:p>
            <text:p>conservation easements, oak seedling regeneration</text:p>
          </table:table-cell>
          <table:table-cell/>
          <table:table-cell table:style-name="ce5" office:value-type="string">
            <text:p>20 ranches</text:p>
          </table:table-cell>
          <table:table-cell table:style-name="ce5" office:value-type="string">
            <text:p>1997</text:p>
          </table:table-cell>
          <table:table-cell table:style-name="ce5" office:value-type="string">
            <text:p>annual</text:p>
          </table:table-cell>
          <table:table-cell table:style-name="ce5" office:value-type="string">
            <text:p>TNC staff</text:p>
          </table:table-cell>
          <table:table-cell table:number-columns-repeated="7"/>
          <table:table-cell table:style-name="ce5" office:value-type="string">
            <text:p>working well, good relationships with landowners</text:p>
          </table:table-cell>
          <table:table-cell table:number-columns-repeated="14"/>
          <table:table-cell table:style-name="ce5" office:value-type="string">
            <text:p><text:s text:c="2"/>Yes</text:p>
          </table:table-cell>
          <table:table-cell table:style-name="ce5" office:value-type="string">
            <text:p>rare plant species, salmon species, baseline neo-tropical bird, woodland birds, botanical composition, deer herds</text:p>
          </table:table-cell>
          <table:table-cell table:number-columns-repeated="4"/>
          <table:table-cell table:style-name="ce5" office:value-type="string">
            <text:p>Point Reyes Bird Observatory, California Department of Fish and Game</text:p>
          </table:table-cell>
          <table:table-cell table:style-name="ce5" office:value-type="string">
            <text:p>same</text:p>
          </table:table-cell>
          <table:table-cell table:number-columns-repeated="7"/>
          <table:table-cell table:style-name="ce5" office:value-type="string">
            <text:p>grassland (on ranches) health pre-post burn, cattle grazing patterns, large scale vegetation patterns and changes, vernal pools</text:p>
          </table:table-cell>
          <table:table-cell table:number-columns-repeated="4"/>
          <table:table-cell table:style-name="ce5" office:value-type="string">
            <text:p>TNC, UC Berkeley </text:p>
          </table:table-cell>
          <table:table-cell table:style-name="ce5" office:value-type="string">
            <text:p>same</text:p>
          </table:table-cell>
          <table:table-cell table:number-columns-repeated="21"/>
          <table:table-cell table:style-name="ce5" office:value-type="string">
            <text:p>long term funding for conservation strategies, monitoring, and endurance of long term projects</text:p>
          </table:table-cell>
          <table:table-cell table:style-name="ce5" office:value-type="string">
            <text:p>maintaining touch with rural landowners and reaching points of understanding and compromise</text:p>
          </table:table-cell>
          <table:table-cell/>
          <table:table-cell table:style-name="ce5" office:value-type="string">
            <text:p>comprehensive data sets for making assumptions, long term strategizing, feedback loops for ecosystems, largescale landscapes, and rural landowners</text:p>
          </table:table-cell>
          <table:table-cell table:number-columns-repeated="3"/>
          <table:table-cell table:style-name="ce5" office:value-type="string">
            <text:p>It takes time to gain the confidence of rural landowners and convince them to practice land protection. <text:s/>The best method is by working hand in hand, while leaving management and ultimate decision of land in their hands. <text:s/>Establishing a vested interest and</text:p>
          </table:table-cell>
          <table:table-cell table:style-name="ce5" office:value-type="string">
            <text:p>90,000 acres conservation, </text:p>
          </table:table-cell>
          <table:table-cell table:style-name="ce5" office:value-type="string">
            <text:p>15 million</text:p>
          </table:table-cell>
          <table:table-cell table:style-name="ce5" office:value-type="string">
            <text:p>20</text:p>
          </table:table-cell>
          <table:table-cell/>
          <table:table-cell table:style-name="ce5" office:value-type="string">
            <text:p>1 mile</text:p>
          </table:table-cell>
          <table:table-cell table:style-name="ce5" office:value-type="string">
            <text:p>100 </text:p>
          </table:table-cell>
          <table:table-cell/>
          <table:table-cell table:style-name="ce5" office:value-type="string">
            <text:p>unknown</text:p>
          </table:table-cell>
          <table:table-cell table:number-columns-repeated="853"/>
        </table:table-row>
        <table:table-row table:style-name="ro8">
          <table:table-cell office:value-type="float" office:value="8">
            <text:p>8</text:p>
          </table:table-cell>
          <table:table-cell table:style-name="ce3" office:value-type="string">
            <text:p>Laguna Madre</text:p>
          </table:table-cell>
          <table:table-cell table:style-name="ce3" office:value-type="string">
            <text:p>Sonia Najera</text:p>
          </table:table-cell>
          <table:table-cell table:style-name="ce3" office:value-type="string">
            <text:p>TNC</text:p>
          </table:table-cell>
          <table:table-cell table:style-name="ce3" office:value-type="string">
            <text:p>24 July, 2007</text:p>
          </table:table-cell>
          <table:table-cell table:style-name="ce3" office:value-type="string">
            <text:p>Sonia Najera</text:p>
          </table:table-cell>
          <table:table-cell table:style-name="ce3" office:value-type="string">
            <text:p>Gulf coast of Texas and Mexico's state of Tamaulipas</text:p>
          </table:table-cell>
          <table:table-cell table:style-name="ce3" office:value-type="string">
            <text:p>Gulf Coast </text:p>
          </table:table-cell>
          <table:table-cell table:style-name="ce3" office:value-type="string">
            <text:p>1990s</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Pollution</text:p>
            <text:p>Invasive Species</text:p>
            <text:p>Climate Change</text:p>
            <text:p>Overharvest</text:p>
          </table:table-cell>
          <table:table-cell table:style-name="ce5" office:value-type="string">
            <text:p>Housing and urban development</text:p>
            <text:p>Tourism and Recreation development</text:p>
            <text:p>Commercial and industrial development</text:p>
            <text:p>Non-timber crops (ag)</text:p>
            <text:p>Fishing</text:p>
            <text:p>Roads and service corridors</text:p>
            <text:p>Fragmentation; degradation</text:p>
            <text:p>Non-point pollution</text:p>
            <text:p>Invasive species</text:p>
            <text:p>Climate change and severe weather</text:p>
          </table:table-cell>
          <table:table-cell table:style-name="ce5" office:value-type="string">
            <text:p>Threats: pressure and fragmentation from resort development, ranchettes, sewage and agricultural run-off, increasing commercial boat traffic and dredging, channelization, canal building, algal blooms, overfishing/harvest rates, urban development, agricultural contaminants, habitat loss, cactoblast moths, seagrass destruction.</text:p>
            <text:p/>
            <text:p>Shoreline stabilization. <text:s/>Riparian bank restoration and management. <text:s/>Strengthen partner <text:s/>organizations; complete conservation <text:s/>planning; establish and manage protected areas; promote sustainable fishing; work with private landowners; acquire key <text:s/>sites; secure conservation agreements. </text:p>
            <text:p/>
          </table:table-cell>
          <table:table-cell table:style-name="ce5" office:value-type="string">
            <text:p>Water quality</text:p>
            <text:p>Flood mitigation</text:p>
            <text:p>Recreation</text:p>
            <text:p>Shoreline hazards</text:p>
            <text:p>Fisheries</text:p>
            <text:p>Soil Stabilization</text:p>
          </table:table-cell>
          <table:table-cell table:style-name="ce5" office:value-type="string">
            <text:p>shoreline stabilization, habitat enhancement, erosion control, dune resoration, sustainable fishing, Rio Grande waterways.</text:p>
          </table:table-cell>
          <table:table-cell table:style-name="ce5" office:value-type="string">
            <text:p>marine and estuarine systems, barrier islands, riparian corridors, brushlands, grasslands, and rural and metropolitan areas in two countries. Its the only coastal hypersaline ecosystem on the North American continent and one of only seven worldwide. <text:s/>Laguna is spawning ground for 60 % of Gulf of Mexico's fish species. <text:s/>Barrier islands provide habitat for nesting birds and storm protection.</text:p>
            <text:p>Seagrass and coastal dunes</text:p>
            <text:p>Tamaulipan Thornscrub System</text:p>
            <text:p/>
            <text:p/>
          </table:table-cell>
          <table:table-cell table:style-name="ce5" office:value-type="string">
            <text:p>redhead ducks, Kemp's Ridley sea turtle, Reddish egret, Brown pelican, Peregrine falcon, Piping plovers, Jaguarundi, Ocelot, northern pintail, migrating songbirds, sportfish species, including speckled sea trout, redfish and flounder.</text:p>
          </table:table-cell>
          <table:table-cell table:style-name="ce5" office:value-type="string">
            <text:p>ranching and farming way of life, sustainable fishing industries, bi-national cooperation (Mexico)</text:p>
            <text:p/>
          </table:table-cell>
          <table:table-cell table:style-name="ce5" office:value-type="string">
            <text:p>Regional</text:p>
          </table:table-cell>
          <table:table-cell table:style-name="ce5" office:value-type="string">
            <text:p>Regional</text:p>
          </table:table-cell>
          <table:table-cell table:style-name="ce5" office:value-type="string">
            <text:p>Corporate</text:p>
            <text:p>Individual private</text:p>
          </table:table-cell>
          <table:table-cell table:style-name="ce5" office:value-type="string">
            <text:p>State</text:p>
            <text:p>Private nonprofit</text:p>
          </table:table-cell>
          <table:table-cell table:style-name="ce5" office:value-type="string">
            <text:p>Corp to PNP</text:p>
            <text:p>Private to PNP</text:p>
            <text:p>PNP to State</text:p>
          </table:table-cell>
          <table:table-cell table:style-name="ce5" office:value-type="string">
            <text:p>1999, bought 25,000 acres of land along the Rio Grande (from an insurance company called Westbrook South Padre Limited Development) and sold 23,500 it to Texas Fish and Wildlife Park Service to be made into state parks and refuge land, kept 1,500 acres as a preserve in TNC hands. <text:s/>Had problems with the county who claimed eminent domain of the preserve. <text:s/>TNC finally sold it all over to the USFW who now enforce and patrol the preserve.</text:p>
            <text:p/>
            <text:p>Much of the mainland of the Lagauna are heritage ranchlands, no interest in buying these, only putting easements on them.</text:p>
            <text:p/>
            <text:p>Laguna Madre is called a World Hemisphere Site now.</text:p>
            <text:p/>
            <text:p>TNC works on land acquisition or co-trust agreements with private owners.</text:p>
          </table:table-cell>
          <table:table-cell table:style-name="ce5" office:value-type="string">
            <text:p>Native grassland</text:p>
            <text:p>Wetland</text:p>
            <text:p>Intertidal</text:p>
            <text:p>Subtidal</text:p>
          </table:table-cell>
          <table:table-cell table:style-name="ce5" office:value-type="string">
            <text:p>Native grassland</text:p>
            <text:p>Wetland</text:p>
            <text:p>Intertidal</text:p>
            <text:p>Subtidal</text:p>
          </table:table-cell>
          <table:table-cell table:style-name="ce5" office:value-type="string">
            <text:p>Native grassland</text:p>
            <text:p>Wetland</text:p>
            <text:p>Intertidal</text:p>
            <text:p>Subtidal</text:p>
          </table:table-cell>
          <table:table-cell table:style-name="ce5" office:value-type="string">
            <text:p>The barrier islands are a hotbed for biodiversity. <text:s/>They are largely undeveloped still, but the threat is growing. <text:s/>There are 80 miles of Padre barrier islands, the northern first 5-10 miles are developed and the southern 40 miles are also developed, the rest is largely untouched.</text:p>
            <text:p/>
            <text:p>Urbanization, inappropriate development on the barrier islands, habitat loss, channelization, condos and housing, marinas, roads, intercoastal waterway dug for major shipping, constant dredging, windfarms, all disrupt the regular workings of the laguna.</text:p>
            <text:p/>
            <text:p>exotic grasses along the banks is a big problem.</text:p>
          </table:table-cell>
          <table:table-cell table:style-name="ce5" office:value-type="string">
            <text:p>Residential development</text:p>
            <text:p>Recreational open space</text:p>
            <text:p>Unsustainable fishing</text:p>
            <text:p>Commodity Crops</text:p>
            <text:p>Commercial development</text:p>
            <text:p>Sustainable grazing</text:p>
          </table:table-cell>
          <table:table-cell table:style-name="ce5" office:value-type="string">
            <text:p>Nature reserve</text:p>
            <text:p>Recreational open space</text:p>
            <text:p>Sustainable fishing</text:p>
            <text:p>Sustainable grazing</text:p>
          </table:table-cell>
          <table:table-cell table:style-name="ce5" office:value-type="string">
            <text:p>TNC buys land along the Arroyo Colorado (a tributary from Rio Grande) and works on bank stabilization, restoration, and pollution problems from agriculture that goes on along the river. <text:s/>This river drains into the Laguna. <text:s/>Comprehensive plan with many partners to work with communities and farmers toward not polluting the river. <text:s/>TNC acquires/easements land and places it in reserve, otherwise tries to keep large heritage ranches in tact. <text:s/>Buys barrier island land and sells it to the state for state protection and management (Fish or park service). <text:s/>Area is still available for tourist and recreational use on a regulated and limited scale.</text:p>
          </table:table-cell>
          <table:table-cell table:style-name="ce5" office:value-type="string">
            <text:p>Rights Transfer</text:p>
          </table:table-cell>
          <table:table-cell table:style-name="ce5" office:value-type="string">
            <text:p>Easement</text:p>
            <text:p>Fee acquisitions</text:p>
          </table:table-cell>
          <table:table-cell table:style-name="ce5" office:value-type="string">
            <text:p>Other partner managed</text:p>
            <text:p>NGO managed</text:p>
          </table:table-cell>
          <table:table-cell table:style-name="ce5" office:value-type="string">
            <text:p>Carrot </text:p>
          </table:table-cell>
          <table:table-cell table:style-name="ce5" office:value-type="string">
            <text:p>Conservation easements or total fee acquisition of the lands.</text:p>
            <text:p/>
            <text:p>TNC manages or sells to state entity like Fish and Wildlife service or park service etc.</text:p>
          </table:table-cell>
          <table:table-cell table:style-name="ce5" office:value-type="string">
            <text:p>Development rights</text:p>
            <text:p>Ownership rights</text:p>
          </table:table-cell>
          <table:table-cell/>
          <table:table-cell table:style-name="ce5" office:value-type="string">
            <text:p>Education and outreach</text:p>
            <text:p>Stakeholder engagement</text:p>
          </table:table-cell>
          <table:table-cell table:style-name="ce5" office:value-type="string">
            <text:p>education for fishermen who use the Laguna, better fishing practices.</text:p>
          </table:table-cell>
          <table:table-cell table:style-name="ce5" office:value-type="string">
            <text:p>Restoration</text:p>
            <text:p>Preservation</text:p>
            <text:p>Best Management Practices</text:p>
            <text:p>Research</text:p>
          </table:table-cell>
          <table:table-cell table:style-name="ce5" office:value-type="string">
            <text:p>BMP ranching</text:p>
            <text:p>BMP fishery/aquaculture</text:p>
            <text:p>Park guards</text:p>
            <text:p>Legal protection</text:p>
            <text:p>Removing invasive species</text:p>
            <text:p>Restoring channel flow</text:p>
            <text:p>Floodplain restoration</text:p>
            <text:p>Research</text:p>
            <text:p>Restoring riparian zone</text:p>
          </table:table-cell>
          <table:table-cell table:style-name="ce5" office:value-type="string">
            <text:p>Restoration of waterways (banks), re-establish natural vegetation, and natural seagrass habitats.</text:p>
            <text:p/>
            <text:p>Preservation of barrier island habitats. <text:s/>Allowable fishing, camping, birdwatching.</text:p>
            <text:p/>
            <text:p>BMP of easement owned ranchlands and fishing and angling in the bay.</text:p>
            <text:p/>
            <text:p>On mainland, created a coastal wildlife corridor through private lands to connect refuge tracts to main ranch areas up north. <text:s/>Uses provision of farm bill: Submit proposal to state, to bring funding, match funding for private land owners </text:p>
            <text:p>Kind of like crp, land owner agreement with NRCS and Farm Service, Tnc is helping by aiding landowners, monitoring.</text:p>
            <text:p/>
            <text:p/>
            <text:p>USFW: enforce migratory bird act.</text:p>
          </table:table-cell>
          <table:table-cell table:style-name="ce5" office:value-type="string">
            <text:p>Government</text:p>
            <text:p>Managing organization</text:p>
          </table:table-cell>
          <table:table-cell table:style-name="ce5" office:value-type="string">
            <text:p>No take recreation</text:p>
            <text:p>Ranching</text:p>
          </table:table-cell>
          <table:table-cell table:style-name="ce5" office:value-type="string">
            <text:p>All water users</text:p>
            <text:p>Recreation users</text:p>
            <text:p>Agriculture</text:p>
          </table:table-cell>
          <table:table-cell table:style-name="ce5" office:value-type="string">
            <text:p>Non-profit</text:p>
            <text:p>Tax payer</text:p>
          </table:table-cell>
          <table:table-cell table:style-name="ce5" office:value-type="string">
            <text:p>Implementing NGO</text:p>
            <text:p>Government</text:p>
          </table:table-cell>
          <table:table-cell table:style-name="ce5" office:value-type="string">
            <text:p>Private land user</text:p>
          </table:table-cell>
          <table:table-cell table:style-name="ce5" office:value-type="string">
            <text:p>Rancher</text:p>
            <text:p>Other private landowners/users</text:p>
          </table:table-cell>
          <table:table-cell/>
          <table:table-cell table:style-name="ce5" office:value-type="string">
            <text:p>buy easements or acquire lands fee simple from private owners.</text:p>
          </table:table-cell>
          <table:table-cell table:style-name="ce5" office:value-type="string">
            <text:p><text:s text:c="2"/>Yes</text:p>
          </table:table-cell>
          <table:table-cell table:style-name="ce5" office:value-type="string">
            <text:p>Pre-project</text:p>
          </table:table-cell>
          <table:table-cell table:style-name="ce5" office:value-type="string">
            <text:p>estuaries provide 2.5 billion for coastal economies</text:p>
          </table:table-cell>
          <table:table-cell table:style-name="ce5" office:value-type="string">
            <text:p>Motivate legislation</text:p>
            <text:p>Change land user practice</text:p>
          </table:table-cell>
          <table:table-cell table:number-columns-repeated="2"/>
          <table:table-cell table:style-name="ce5" office:value-type="string">
            <text:p>The Laguna Madre produces $225 million in annual revenue for the Texas economy from sportfishing and recreational tourism. <text:s/>Agriculture and cattle ranching (private) constitute other economic drivers of the area.</text:p>
          </table:table-cell>
          <table:table-cell table:style-name="ce5" office:value-type="string">
            <text:p><text:s text:c="2"/>Yes</text:p>
          </table:table-cell>
          <table:table-cell/>
          <table:table-cell table:style-name="ce5" office:value-type="string">
            <text:p>implement Migratory Bird Act and use of the Farm Bill.</text:p>
          </table:table-cell>
          <table:table-cell table:style-name="ce5" office:value-type="string">
            <text:p>Motivate legislation</text:p>
          </table:table-cell>
          <table:table-cell table:number-columns-repeated="96"/>
          <table:table-cell table:style-name="ce5" office:value-type="string">
            <text:p>Working bi-nationally to preserve this area take a lot of communication. <text:s/>Planning strategy together and sharing insights is important. <text:s/>Small strategic investments can be catalysts for bigger results. <text:s/>Be patient and respect other cultures.</text:p>
          </table:table-cell>
          <table:table-cell table:style-name="ce5" office:value-type="string">
            <text:p>The 1.5 million-hectare (3.6 million-acre) Laguna Madre Conservation Area</text:p>
          </table:table-cell>
          <table:table-cell table:number-columns-repeated="860"/>
        </table:table-row>
        <table:table-row table:style-name="ro8">
          <table:table-cell office:value-type="float" office:value="9">
            <text:p>9</text:p>
          </table:table-cell>
          <table:table-cell table:style-name="ce3" office:value-type="string">
            <text:p>Cork Oak Landscapes Programme</text:p>
          </table:table-cell>
          <table:table-cell table:style-name="ce3" office:value-type="string">
            <text:p>Nora Berrahmouni</text:p>
          </table:table-cell>
          <table:table-cell table:style-name="ce3" office:value-type="string">
            <text:p>WWF Mediterranean</text:p>
          </table:table-cell>
          <table:table-cell table:style-name="ce3" office:value-type="string">
            <text:p>16 July, 2007</text:p>
          </table:table-cell>
          <table:table-cell table:style-name="ce3" office:value-type="string">
            <text:p>Nora Berrahmouni</text:p>
          </table:table-cell>
          <table:table-cell table:style-name="ce3" office:value-type="string">
            <text:p>Spain, Portugal, Morocco, Tunisia</text:p>
          </table:table-cell>
          <table:table-cell table:style-name="ce3" office:value-type="string">
            <text:p>SW Mediterranean <text:s text:c="2"/></text:p>
          </table:table-cell>
          <table:table-cell table:style-name="ce3" office:value-type="string">
            <text:p>July 2004</text:p>
          </table:table-cell>
          <table:table-cell table:style-name="ce3" office:value-type="string">
            <text:p>2009</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Overharvest</text:p>
            <text:p>Climate Change</text:p>
          </table:table-cell>
          <table:table-cell table:style-name="ce5" office:value-type="string">
            <text:p>Fire </text:p>
            <text:p>Climate change and severe weather</text:p>
            <text:p>Housing and urban development</text:p>
            <text:p>Wood and pulp plantations</text:p>
            <text:p>Logging</text:p>
            <text:p>Non-timber crops (ag)</text:p>
            <text:p>Other</text:p>
          </table:table-cell>
          <table:table-cell table:style-name="ce5" office:value-type="string">
            <text:p>Threats: • increasing human pressure on resources, through overgrazing, over-harvesting and forest clearance ; • forest conversion for fast growing tree plantations ; • poor forest management practices ; <text:s/>• land abandonment ; • urban development in coastal areas ; • forest fires. These threats, exacerbated by climate change, affect cork oak landscapes health and increase their vulnerability to diseases, pests, and large-scale fires. • perverse subsidies in the north ; <text:s/>• poverty and lack of economic opportunities for rural populations in the south ; • lack of forest management capacity and investment to integrate environmental and social issues into management practices and land use planning ; • cork market fluctuations. </text:p>
            <text:p/>
            <text:p>Goals: promote cork value in commercial market; improving management, protection and <text:s/>restoration practices in cork oak landscapes and promoting their credible certification. <text:s/>The cork and wine industries can help to secure this by engaging in and supporting <text:s/>FSC certification. <text:s text:c="2"/></text:p>
            <text:p>WWF aims to work with the cork and the wine industries to promote products from <text:s/>sustainably-managed cork oak landscapes, and to encourage responsible <text:s/>purchasing attitudes through the market chain, from cork and wine industries to end <text:s/>consumers. <text:s text:c="3"/></text:p>
          </table:table-cell>
          <table:table-cell table:style-name="ce5" office:value-type="string">
            <text:p>Water quality</text:p>
            <text:p>Water quantity</text:p>
            <text:p>Soil Stabilization</text:p>
            <text:p>Soil Fertility</text:p>
            <text:p>Other</text:p>
            <text:p>Other cultural services</text:p>
            <text:p>Carbon sequestration</text:p>
            <text:p>Natural medicines</text:p>
            <text:p>Food (subsistence)</text:p>
            <text:p>Recreation</text:p>
            <text:p>Timber</text:p>
          </table:table-cell>
          <table:table-cell table:style-name="ce5" office:value-type="string">
            <text:p>soil conservation: protects against wind erosion, increases rate that rainwater infiltrates and recharges groundwater.</text:p>
            <text:p>water protection: less pollution from soil</text:p>
            <text:p>absorb carbon, sustainable harvest because of regenerative nature of bark, absorb 3-5x as much carbon when being harvested because they use it to regenerate!</text:p>
            <text:p>fire protection</text:p>
            <text:p/>
            <text:p>Landscapes also supply ag areas (olive oil, wheat), NTFPs (mushrooms, acorns honey berries, pine nuts, medicinal and aromatic plants, milk, cheese) firewood, livestock grazing areas, cultural and ecological tourism</text:p>
          </table:table-cell>
          <table:table-cell table:style-name="ce5" office:value-type="string">
            <text:p>cork oak landscapes</text:p>
          </table:table-cell>
          <table:table-cell table:style-name="ce5" office:value-type="string">
            <text:p>13,000 endemic plant species, the second highest number in the world after the tropical Andes. <text:s/>Cork oak is one of 150 endemic tree species. <text:s/>The cork oak landscape is diverse and supports many plant and animal species important to biodiverstiy as well as culture.</text:p>
            <text:p/>
            <text:p>Threatened Spp: Iberian Lynx, Iberian Imperial Eagle, Barbary Deer, Black Vulture, Black Stork</text:p>
          </table:table-cell>
          <table:table-cell table:style-name="ce5" office:value-type="string">
            <text:p>More than 100,000 people in the seven Mediterranean cork-producing <text:s/>countries depend directly and indirectly on cork economies. <text:s text:c="2"/>In the Iberian Peninsula, the cork sector employs 34,654 people <text:s/>of whom 22,032 are in industrial jobs, and 12,622 are dedicated to cork harvesting. . <text:s/>6,200 auxiliary jobs are associated with the sector, such as nurseries, transportation, <text:s/>security services, and equipment supply. <text:s text:c="2"/></text:p>
            <text:p/>
            <text:p/>
          </table:table-cell>
          <table:table-cell table:style-name="ce5" office:value-type="string">
            <text:p>Regional</text:p>
          </table:table-cell>
          <table:table-cell table:style-name="ce5" office:value-type="string">
            <text:p>Regional</text:p>
          </table:table-cell>
          <table:table-cell table:style-name="ce5" office:value-type="string">
            <text:p>Federal </text:p>
            <text:p>Individual private</text:p>
            <text:p>State</text:p>
            <text:p>Local</text:p>
          </table:table-cell>
          <table:table-cell table:style-name="ce5" office:value-type="string">
            <text:p>Federal </text:p>
            <text:p>Individual private</text:p>
            <text:p>State</text:p>
            <text:p>Local</text:p>
          </table:table-cell>
          <table:table-cell table:style-name="ce5" office:value-type="string">
            <text:p>None</text:p>
          </table:table-cell>
          <table:table-cell table:style-name="ce5" office:value-type="string">
            <text:p>Varying levels of government and private ownership. <text:s/></text:p>
          </table:table-cell>
          <table:table-cell table:style-name="ce5" office:value-type="string">
            <text:p>Native forest</text:p>
          </table:table-cell>
          <table:table-cell table:style-name="ce5" office:value-type="string">
            <text:p>Native forest</text:p>
            <text:p>Converted</text:p>
          </table:table-cell>
          <table:table-cell table:style-name="ce5" office:value-type="string">
            <text:p>Native forest</text:p>
          </table:table-cell>
          <table:table-cell table:style-name="ce5" office:value-type="string">
            <text:p>Must be shown that this (cork oaks) is a profitable venture. <text:s/>A lot of pressure for conversion to other crops such as eucalyptus, peanuts, marijuana etc.</text:p>
            <text:p/>
            <text:p>Tree nurseries are helping with reforestation of cork oak landscapes. <text:s/>Restores the natural habitat that can provide additional ecosystem services besides cork sale (such as fire suppression).</text:p>
          </table:table-cell>
          <table:table-cell table:style-name="ce5" office:value-type="string">
            <text:p>Other use</text:p>
          </table:table-cell>
          <table:table-cell table:style-name="ce5" office:value-type="string">
            <text:p>Other use</text:p>
          </table:table-cell>
          <table:table-cell table:style-name="ce5" office:value-type="string">
            <text:p>Promotes the economic competition of real cork in the markets so that maintaining these native populations will be profitable and competitive with the unnatural alternatives.</text:p>
          </table:table-cell>
          <table:table-cell table:style-name="ce5" office:value-type="string">
            <text:p>Markets</text:p>
          </table:table-cell>
          <table:table-cell table:style-name="ce5" office:value-type="string">
            <text:p>Niche market</text:p>
          </table:table-cell>
          <table:table-cell/>
          <table:table-cell table:style-name="ce5" office:value-type="string">
            <text:p>Both</text:p>
          </table:table-cell>
          <table:table-cell table:style-name="ce5" office:value-type="string">
            <text:p>Carrot: create stronger niche market for certified cork oak products. <text:s/>WWF is promoter, at wine fairs, website, etc.</text:p>
            <text:p/>
            <text:p>Stick: FSC regulations</text:p>
            <text:p/>
            <text:p>Show how this can be profitable to private owners as well as governments</text:p>
          </table:table-cell>
          <table:table-cell table:style-name="ce5" office:value-type="string">
            <text:p>Other policy change</text:p>
          </table:table-cell>
          <table:table-cell table:style-name="ce5" office:value-type="string">
            <text:p>FSC certification standards to promote good management and restoration practices, social, environmental, economical concerns. <text:s/>10 principles and 56 criteria to be met. <text:s/>gives a widely recognizable label that fetches higher prices at market.</text:p>
          </table:table-cell>
          <table:table-cell table:style-name="ce5" office:value-type="string">
            <text:p>Workshops</text:p>
            <text:p>Other</text:p>
            <text:p>Communications</text:p>
          </table:table-cell>
          <table:table-cell table:style-name="ce5" office:value-type="string">
            <text:p>promote cooperation and sharing knowledge, expertise and lessons learnt. <text:s/>Use of case studies and field visits to advise workshops, newsletters etc.</text:p>
          </table:table-cell>
          <table:table-cell table:style-name="ce5" office:value-type="string">
            <text:p>Best Management Practices</text:p>
            <text:p>Restoration</text:p>
            <text:p>Research</text:p>
            <text:p>Preservation</text:p>
            <text:p>Other</text:p>
          </table:table-cell>
          <table:table-cell table:style-name="ce5" office:value-type="string">
            <text:p>BMP forestry</text:p>
            <text:p>Tourism infrastructure</text:p>
            <text:p>Pilot/demonstration</text:p>
            <text:p>Research</text:p>
            <text:p>Fire management</text:p>
            <text:p>Infrastructure</text:p>
            <text:p>Ecosystem service assessment</text:p>
            <text:p>Biodiversity assessment</text:p>
            <text:p>Legal protection</text:p>
            <text:p>Other</text:p>
            <text:p>Outplantings</text:p>
          </table:table-cell>
          <table:table-cell table:style-name="ce5" office:value-type="string">
            <text:p>North Africa hard because people don't have access rights and get paid little for the work they do. <text:s/>Here it must be a government base program. </text:p>
            <text:p/>
            <text:p>Governments are often ill informed and do no monitoring.</text:p>
            <text:p/>
            <text:p>FSC certification</text:p>
            <text:p>Market Support – promoting products from sustainably-managed cork oak landscapes, and to <text:s/>encourage responsible purchasing attitudes through the market chain, from processing <text:s/>industries to end consumers. <text:s text:c="2"/></text:p>
            <text:p>improving governance and management: Capacity Building – promoting cooperation and sharing knowledge and expertise on different <text:s/>issues affecting cork oak landscapes </text:p>
            <text:p>Good Practices – addressing ecological restoration and access rights to natural resources <text:s/>through pilot projects, and the promotion of good management and restoration practices based <text:s/>on forest certification standards (eg tree nursery Tunisia) <text:s/></text:p>
            <text:p>Advocacy – influencing changes in European Union and national policies and laws that have a <text:s/>negative impact on cork oak landscapes and the environment <text:s/></text:p>
          </table:table-cell>
          <table:table-cell table:style-name="ce5" office:value-type="string">
            <text:p>Government</text:p>
            <text:p>Managing organization</text:p>
            <text:p>Partner organization</text:p>
          </table:table-cell>
          <table:table-cell table:style-name="ce5" office:value-type="string">
            <text:p>Ranching</text:p>
            <text:p>Managed forestry</text:p>
            <text:p>Sustainable take recreation</text:p>
            <text:p>Natural product extraction</text:p>
            <text:p>Agriculture</text:p>
          </table:table-cell>
          <table:table-cell table:style-name="ce5" office:value-type="string">
            <text:p>All water users</text:p>
            <text:p>Recreation users</text:p>
            <text:p>Urban domestic</text:p>
            <text:p>Rural domestic</text:p>
            <text:p>Agriculture</text:p>
          </table:table-cell>
          <table:table-cell table:style-name="ce5" office:value-type="string">
            <text:p>Domestic User</text:p>
            <text:p>Industrial/Corporate user</text:p>
            <text:p>Non-profit</text:p>
          </table:table-cell>
          <table:table-cell table:style-name="ce5" office:value-type="string">
            <text:p>Implementing NGO</text:p>
            <text:p>Recreation users</text:p>
            <text:p>Government</text:p>
            <text:p>Other corporate</text:p>
          </table:table-cell>
          <table:table-cell table:style-name="ce5" office:value-type="string">
            <text:p>Industrial/corporate</text:p>
            <text:p>Private land user</text:p>
          </table:table-cell>
          <table:table-cell table:style-name="ce5" office:value-type="string">
            <text:p>Forester</text:p>
            <text:p>Agriculture</text:p>
            <text:p>Rancher</text:p>
            <text:p>Other private landowners/users</text:p>
            <text:p>Other corporate</text:p>
          </table:table-cell>
          <table:table-cell table:number-columns-repeated="2"/>
          <table:table-cell table:style-name="ce5" office:value-type="string">
            <text:p><text:s text:c="2"/>Yes</text:p>
          </table:table-cell>
          <table:table-cell table:style-name="ce5" office:value-type="string">
            <text:p>Pre-project</text:p>
          </table:table-cell>
          <table:table-cell/>
          <table:table-cell table:style-name="ce5" office:value-type="string">
            <text:p>Motivate legislation</text:p>
            <text:p>Change land user practice</text:p>
            <text:p>Leverage partnerships</text:p>
          </table:table-cell>
          <table:table-cell table:style-name="ce5" office:value-type="string">
            <text:p>Simple</text:p>
            <text:p>Travel cost</text:p>
          </table:table-cell>
          <table:table-cell/>
          <table:table-cell table:style-name="ce5" office:value-type="string">
            <text:p>(fr: Cork Screwed? WWF report 2006)</text:p>
            <text:p>Cork is the sixth highest global Non Timber Forest Product (NTFP) vi export with an <text:s/>estimated annual export value of around US$ 329 million. Cork products generate <text:s/>approximately €1.5 billion in revenue annually (Natur</text:p>
          </table:table-cell>
          <table:table-cell table:style-name="ce5" office:value-type="string">
            <text:p><text:s text:c="2"/>Yes</text:p>
          </table:table-cell>
          <table:table-cell table:number-columns-repeated="2"/>
          <table:table-cell table:style-name="ce5" office:value-type="string">
            <text:p>Motivate legislation</text:p>
            <text:p>Reveal need for policy change</text:p>
          </table:table-cell>
          <table:table-cell table:style-name="ce5" office:value-type="string">
            <text:p>tries to use the benefits of cork oak (econ and env) to legislate laws that protect these areas. <text:s/>on all levels</text:p>
            <text:p>Natura 2000 Euro Union Id'd priority sites, Med cork oak is one.</text:p>
          </table:table-cell>
          <table:table-cell table:number-columns-repeated="92"/>
          <table:table-cell table:style-name="ce5" office:value-type="string">
            <text:p>funding for all levels, creating a sustainable niche market and creating a financial scheme as a tool and example to follow.</text:p>
          </table:table-cell>
          <table:table-cell table:style-name="ce5" office:value-type="string">
            <text:p>corruption at the various levels of governments (esp in North Africa), they work their people on harvesting crops and timber for trade, people don't get much in return.</text:p>
          </table:table-cell>
          <table:table-cell table:style-name="ce5" office:value-type="string">
            <text:p>no real valuation done yet, still working on the cork oak stopper market etc.</text:p>
          </table:table-cell>
          <table:table-cell table:number-columns-repeated="862"/>
        </table:table-row>
        <table:table-row table:style-name="ro9">
          <table:table-cell office:value-type="float" office:value="10">
            <text:p>10</text:p>
          </table:table-cell>
          <table:table-cell table:style-name="ce3" office:value-type="string">
            <text:p>Florida Ranchlands Environmental Services Project (FRESP)</text:p>
          </table:table-cell>
          <table:table-cell table:style-name="ce3" office:value-type="string">
            <text:p>Sarah Lynch</text:p>
          </table:table-cell>
          <table:table-cell table:style-name="ce3" office:value-type="string">
            <text:p>WWF</text:p>
          </table:table-cell>
          <table:table-cell table:style-name="ce3" office:value-type="string">
            <text:p>July 17, 2007</text:p>
          </table:table-cell>
          <table:table-cell table:style-name="ce3" office:value-type="string">
            <text:p>Sarah Lynch</text:p>
          </table:table-cell>
          <table:table-cell table:style-name="ce3" office:value-type="string">
            <text:p>North America</text:p>
          </table:table-cell>
          <table:table-cell table:style-name="ce3" office:value-type="string">
            <text:p>Lake Okeechobee watershed</text:p>
          </table:table-cell>
          <table:table-cell table:style-name="ce3" office:value-type="string">
            <text:p>2006</text:p>
          </table:table-cell>
          <table:table-cell table:style-name="ce3" office:value-type="string">
            <text:p>Pilot Phase: 5 years</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Pollution</text:p>
            <text:p>Habitat conversion</text:p>
          </table:table-cell>
          <table:table-cell table:style-name="ce5" office:value-type="string">
            <text:p>Non-timber crops (ag)</text:p>
            <text:p>Dam and water management</text:p>
            <text:p>Watershed alteration</text:p>
            <text:p>Non-point pollution</text:p>
            <text:p>Point pollution</text:p>
            <text:p>Housing and urban development</text:p>
            <text:p>Commercial and industrial development</text:p>
            <text:p>Fragmentation; degradation</text:p>
          </table:table-cell>
          <table:table-cell table:style-name="ce5" office:value-type="string">
            <text:p>Key Threats: Ag runoff pollutants (Phosphorus) and unnatural lake levels due to drainage canals. <text:s/></text:p>
            <text:p/>
            <text:p>The goal is to create a program to be implemented by Florida state agencies to pay ranchers for the provision of water management services in the Northern Everglades watershed.</text:p>
            <text:p/>
            <text:p>Design, field test, and evaluate a performance-based program to pay for environmental services on <text:s/>ranchlands, specifically water storage, phosphorus retention, and wetland habitat enhancement. <text:s text:c="3"/></text:p>
            <text:p>Provide environmental benefits for South Florida and the greater Everglades ecosystem. <text:s text:c="3"/></text:p>
            <text:p>Produce measurable benefits to the environment, be profitable for ranchers, cost-effective for tax <text:s/>payers, easily administered, and replicable in other regions and watersheds. <text:s text:c="4"/></text:p>
            <text:p>Phase I (3 Years): Design and Testing (October 2005-January 2009) <text:s/></text:p>
            <text:p><text:s/>Implement and operate 8 water management alternatives (WMAs)—rehydrated wetlands, <text:s/>pasture water management, storm water treatment impoundment—on 8 different ranches. <text:s/></text:p>
            <text:p>Develop transparent and credible ways to measure on private lands the provision of key <text:s/>environmental services: 1) water storage, 2) phosphorus retention and 3) wetland vegetation enhancement. <text:s text:c="2"/></text:p>
            <text:p>Design operating rules for a pay for performance program that makes <text:s/>environmental services profitable for ranchers and rewards innovation in providing these services: <text:s/>Model contracts and duration, eligibility criteria; Safe harbor, wetland jurisdictional issues; Targeting to maximize results; Long term financing <text:s/></text:p>
            <text:p/>
            <text:p>Phase II (2 Years): Scale-up and Transition (2009-2010) <text:s/></text:p>
            <text:p>Test these operating rules and begin to scale-up the pay for performance program to the whole <text:s/>region, with more participants. <text:s/></text:p>
          </table:table-cell>
          <table:table-cell table:style-name="ce5" office:value-type="string">
            <text:p>Flood mitigation</text:p>
            <text:p>Water quality</text:p>
            <text:p>Water quantity</text:p>
            <text:p>Shoreline hazards</text:p>
          </table:table-cell>
          <table:table-cell table:style-name="ce5" office:value-type="string">
            <text:p>flood mitigation</text:p>
          </table:table-cell>
          <table:table-cell table:number-columns-repeated="2"/>
          <table:table-cell table:style-name="ce5" office:value-type="string">
            <text:p>profitable program for ranchers, cost-effective for tax payers.</text:p>
          </table:table-cell>
          <table:table-cell table:style-name="ce5" office:value-type="string">
            <text:p>Regional</text:p>
          </table:table-cell>
          <table:table-cell table:style-name="ce5" office:value-type="string">
            <text:p>Regional</text:p>
          </table:table-cell>
          <table:table-cell table:style-name="ce5" office:value-type="string">
            <text:p>Individual private</text:p>
          </table:table-cell>
          <table:table-cell table:style-name="ce5" office:value-type="string">
            <text:p>Individual private</text:p>
          </table:table-cell>
          <table:table-cell table:style-name="ce5" office:value-type="string">
            <text:p>None</text:p>
          </table:table-cell>
          <table:table-cell table:style-name="ce5" office:value-type="string">
            <text:p>no buying or selling of land</text:p>
          </table:table-cell>
          <table:table-cell table:style-name="ce5" office:value-type="string">
            <text:p>Wetland</text:p>
          </table:table-cell>
          <table:table-cell table:style-name="ce5" office:value-type="string">
            <text:p>Converted</text:p>
          </table:table-cell>
          <table:table-cell table:style-name="ce5" office:value-type="string">
            <text:p>Wetland</text:p>
            <text:p>Other</text:p>
            <text:p>Native grassland</text:p>
            <text:p>Non-native grassland</text:p>
          </table:table-cell>
          <table:table-cell table:style-name="ce5" office:value-type="string">
            <text:p>Used to be flat wetlands, drained completely and all water is shunted into the ocean. <text:s/>Billions of gallons of freshwater (that has been polluted) every day flow into the Atlantic. <text:s/>Messes with estuaries.</text:p>
            <text:p/>
            <text:p>Other: Ranching is best practice compared to the rest, i.e. ag or development, so want to keep ranching in place.</text:p>
            <text:p/>
            <text:p>Converted is ranchlands but potentially any other sort of privately owned land.</text:p>
          </table:table-cell>
          <table:table-cell table:style-name="ce5" office:value-type="string">
            <text:p>Sustainable grazing</text:p>
          </table:table-cell>
          <table:table-cell table:style-name="ce5" office:value-type="string">
            <text:p>Sustainable grazing</text:p>
          </table:table-cell>
          <table:table-cell table:style-name="ce5" office:value-type="string">
            <text:p>should be similar livelihood practices, just a better way of doing it.</text:p>
          </table:table-cell>
          <table:table-cell table:style-name="ce5" office:value-type="string">
            <text:p>Subsidy</text:p>
          </table:table-cell>
          <table:table-cell table:style-name="ce5" office:value-type="string">
            <text:p>New subsidy</text:p>
          </table:table-cell>
          <table:table-cell/>
          <table:table-cell table:style-name="ce5" office:value-type="string">
            <text:p>Carrot </text:p>
          </table:table-cell>
          <table:table-cell table:style-name="ce5" office:value-type="string">
            <text:p>Project Goals summary used to complete this section.</text:p>
          </table:table-cell>
          <table:table-cell table:style-name="ce5" office:value-type="string">
            <text:p>New subsidy</text:p>
          </table:table-cell>
          <table:table-cell table:number-columns-repeated="3"/>
          <table:table-cell table:style-name="ce5" office:value-type="string">
            <text:p>Best Management Practices</text:p>
            <text:p>Research</text:p>
            <text:p>Restoration</text:p>
          </table:table-cell>
          <table:table-cell table:style-name="ce5" office:value-type="string">
            <text:p>BMP ranching</text:p>
            <text:p>Floodplain restoration</text:p>
            <text:p>Ecosystem service assessment</text:p>
            <text:p>Mapping</text:p>
            <text:p>Research</text:p>
            <text:p>Pilot/demonstration</text:p>
          </table:table-cell>
          <table:table-cell table:style-name="ce5" office:value-type="string">
            <text:p>WWF decided that conservation objective was to keep cattle ranchers in business because its an extensive form of ag, compared to other landuses: less phosphorus run off per acre, least use of ag chemicals, most intact parcels of land (very large and contiguous), landowners are knowledgeable about how to work their lands. <text:s/>Other land uses would be worse. <text:s/>Development and other ag crops use more and require more flood control.</text:p>
            <text:p/>
            <text:p>Develop a system that clearly identifies a commodity (clean water) that can be bought/sold at a market. <text:s/>Measurable, Water Management Alternatives (rehydrated wetlands, pasture water management, stormwater treatment impoundment).. <text:s/>These transactions would be between a private owner and the state of Florida (who must meet TMDL levels). <text:s/>Ranchers rehydrate their wetlands but continue BAU ranching.</text:p>
            <text:p/>
            <text:p>8 pilot project by volunteer ranchers to create/test methodology. <text:s/>Goal is to pay for a SERVICE not a prescribed set of steps. <text:s/>Make a valuation matrix. <text:s/>This assumes that ranchers know the best way to manage their own lands. <text:s/>they can do what they must to produce a product that they can then sell at a market to the state.</text:p>
          </table:table-cell>
          <table:table-cell table:style-name="ce5" office:value-type="string">
            <text:p>Managing organization</text:p>
          </table:table-cell>
          <table:table-cell table:style-name="ce5" office:value-type="string">
            <text:p>Ranching</text:p>
          </table:table-cell>
          <table:table-cell table:style-name="ce5" office:value-type="string">
            <text:p>Floodplain occupants</text:p>
            <text:p>All water users</text:p>
            <text:p>Rural domestic</text:p>
            <text:p>Urban domestic</text:p>
            <text:p>All</text:p>
          </table:table-cell>
          <table:table-cell table:style-name="ce5" office:value-type="string">
            <text:p>Tax payer</text:p>
          </table:table-cell>
          <table:table-cell table:style-name="ce5" office:value-type="string">
            <text:p>Government</text:p>
            <text:p>Federal tax payers</text:p>
            <text:p>State tax payers</text:p>
          </table:table-cell>
          <table:table-cell table:style-name="ce5" office:value-type="string">
            <text:p>Private land user</text:p>
          </table:table-cell>
          <table:table-cell table:style-name="ce5" office:value-type="string">
            <text:p>Rancher</text:p>
            <text:p>Other private landowners/users</text:p>
          </table:table-cell>
          <table:table-cell table:style-name="ce5" office:value-type="string">
            <text:p>not yet determined</text:p>
          </table:table-cell>
          <table:table-cell table:style-name="ce5" office:value-type="string">
            <text:p>State of Florida would buy clean water product from ranchers. <text:s/>In pilot design phase, pilot ranchers are being paid to test various methodologies.</text:p>
          </table:table-cell>
          <table:table-cell table:style-name="ce5" office:value-type="string">
            <text:p><text:s text:c="2"/>Yes</text:p>
          </table:table-cell>
          <table:table-cell table:style-name="ce5" office:value-type="string">
            <text:p>During project</text:p>
          </table:table-cell>
          <table:table-cell table:style-name="ce5" office:value-type="string">
            <text:p>Still working out unit of evaluation</text:p>
          </table:table-cell>
          <table:table-cell table:style-name="ce5" office:value-type="string">
            <text:p>Set fees</text:p>
          </table:table-cell>
          <table:table-cell table:style-name="ce5" office:value-type="string">
            <text:p>Simple</text:p>
          </table:table-cell>
          <table:table-cell table:style-name="ce5" office:value-type="string">
            <text:p>Total</text:p>
          </table:table-cell>
          <table:table-cell table:style-name="ce5" office:value-type="string">
            <text:p>value of water quality and quantity, and therefor, the value of restoring the wetland.</text:p>
          </table:table-cell>
          <table:table-cell table:style-name="ce5" office:value-type="string">
            <text:p><text:s text:c="2"/>Yes</text:p>
          </table:table-cell>
          <table:table-cell/>
          <table:table-cell table:style-name="ce5" office:value-type="string">
            <text:p>A PES program designed to meet state and federal policy and and regulatory parameters.</text:p>
          </table:table-cell>
          <table:table-cell table:style-name="ce5" office:value-type="string">
            <text:p>Motivate legislation</text:p>
            <text:p>Stakeholder buy-in</text:p>
            <text:p>ID policy to target</text:p>
            <text:p>Reveal need for policy change</text:p>
          </table:table-cell>
          <table:table-cell table:number-columns-repeated="3"/>
          <table:table-cell table:style-name="ce5" office:value-type="string">
            <text:p><text:s text:c="2"/>Yes</text:p>
          </table:table-cell>
          <table:table-cell table:number-columns-repeated="14"/>
          <table:table-cell table:style-name="ce5" office:value-type="string">
            <text:p>Water retention, Phosphorus load reduction</text:p>
          </table:table-cell>
          <table:table-cell/>
          <table:table-cell table:style-name="ce5" office:value-type="string">
            <text:p>8</text:p>
          </table:table-cell>
          <table:table-cell table:style-name="ce5" office:value-type="string">
            <text:p>2006</text:p>
          </table:table-cell>
          <table:table-cell/>
          <table:table-cell table:style-name="ce5" office:value-type="string">
            <text:p>FRESP</text:p>
          </table:table-cell>
          <table:table-cell table:style-name="ce5" office:value-type="string">
            <text:p>FRESP</text:p>
          </table:table-cell>
          <table:table-cell table:number-columns-repeated="3"/>
          <table:table-cell table:style-name="ce5" office:value-type="string">
            <text:p>FRESP</text:p>
          </table:table-cell>
          <table:table-cell table:style-name="ce5" office:value-type="string">
            <text:p>FRESP</text:p>
          </table:table-cell>
          <table:table-cell table:number-columns-repeated="16"/>
          <table:table-cell table:style-name="ce5" office:value-type="string">
            <text:p><text:s text:c="2"/>Yes</text:p>
          </table:table-cell>
          <table:table-cell table:number-columns-repeated="14"/>
          <table:table-cell table:style-name="ce5" office:value-type="string">
            <text:p>wetland restoration, water quality and quantity</text:p>
          </table:table-cell>
          <table:table-cell table:style-name="ce5" office:value-type="string">
            <text:p>Multiservice Environmental Documentation Approach</text:p>
          </table:table-cell>
          <table:table-cell table:style-name="ce5" office:value-type="string">
            <text:p>4 ranches in 2006, 4 ranches in 2008, total = 8</text:p>
          </table:table-cell>
          <table:table-cell table:style-name="ce5" office:value-type="string">
            <text:p>2005</text:p>
          </table:table-cell>
          <table:table-cell/>
          <table:table-cell table:style-name="ce5" office:value-type="string">
            <text:p>MacArthur Agroecology Research Center, WWF</text:p>
          </table:table-cell>
          <table:table-cell table:style-name="ce5" office:value-type="string">
            <text:p>same</text:p>
          </table:table-cell>
          <table:table-cell table:number-columns-repeated="890"/>
        </table:table-row>
        <table:table-row table:style-name="ro10">
          <table:table-cell office:value-type="float" office:value="11">
            <text:p>11</text:p>
          </table:table-cell>
          <table:table-cell table:style-name="ce3" office:value-type="string">
            <text:p>Bering Sea Program</text:p>
          </table:table-cell>
          <table:table-cell table:style-name="ce3" office:value-type="string">
            <text:p>Steve MacLean</text:p>
          </table:table-cell>
          <table:table-cell table:style-name="ce3" office:value-type="string">
            <text:p>TNC</text:p>
          </table:table-cell>
          <table:table-cell table:style-name="ce3" office:value-type="string">
            <text:p>26 July, 2007</text:p>
          </table:table-cell>
          <table:table-cell table:style-name="ce3" office:value-type="string">
            <text:p>Steve MacLean</text:p>
          </table:table-cell>
          <table:table-cell table:style-name="ce3" office:value-type="string">
            <text:p>North America</text:p>
          </table:table-cell>
          <table:table-cell table:style-name="ce3" office:value-type="string">
            <text:p>Bering Sea</text:p>
          </table:table-cell>
          <table:table-cell table:style-name="ce3" office:value-type="string">
            <text:p>2004</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Climate Change</text:p>
            <text:p>Invasive Species</text:p>
            <text:p>Habitat conversion</text:p>
            <text:p>Overharvest</text:p>
          </table:table-cell>
          <table:table-cell table:style-name="ce5" office:value-type="string">
            <text:p>Fishing</text:p>
            <text:p>Invasive species</text:p>
            <text:p>Climate change and severe weather</text:p>
            <text:p>Housing and urban development</text:p>
            <text:p>Commercial and industrial development</text:p>
            <text:p>Energy production and mining</text:p>
          </table:table-cell>
          <table:table-cell table:style-name="ce5" office:value-type="string">
            <text:p>Restore habitat for seabirds and shorebirds.</text:p>
            <text:p/>
            <text:p>Remove rats</text:p>
            <text:p/>
            <text:p>Institute fishing regulations like catch quotas. <text:s/>Spread better methods of fishing.</text:p>
          </table:table-cell>
          <table:table-cell table:style-name="ce5" office:value-type="string">
            <text:p>Fisheries</text:p>
            <text:p>Food (subsistence)</text:p>
            <text:p>Other cultural services</text:p>
          </table:table-cell>
          <table:table-cell table:style-name="ce5" office:value-type="string">
            <text:p>marine ecosystems: fishing industry, Essential Fish Habitat, Marine Mammal haulouts and rookeries</text:p>
          </table:table-cell>
          <table:table-cell table:style-name="ce5" office:value-type="string">
            <text:p>shoreline nesting areas</text:p>
          </table:table-cell>
          <table:table-cell table:style-name="ce5" office:value-type="string">
            <text:p>seabirds, halibut, salmon, herring, king crab &amp;</text:p>
            <text:p/>
            <text:p>The Steller sea lion is listed as endangered in the western portion of its range, and has declined by over 80 percent in the past 25 years;</text:p>
            <text:p>The northern fur seal is listed as depleted under the Marine Mammal Protection Act, and now numbers approximately 20% of its historical high;</text:p>
            <text:p>Sea otters have declined by over 90% in the western Aleutian Islands and have recently been listed under the ESA.</text:p>
            <text:p/>
          </table:table-cell>
          <table:table-cell table:style-name="ce5" office:value-type="string">
            <text:p>fishing industries (eg Pribilof island fishermen)</text:p>
          </table:table-cell>
          <table:table-cell table:style-name="ce5" office:value-type="string">
            <text:p>Regional</text:p>
          </table:table-cell>
          <table:table-cell table:style-name="ce5" office:value-type="string">
            <text:p>Regional</text:p>
          </table:table-cell>
          <table:table-cell table:style-name="ce5" office:value-type="string">
            <text:p>State</text:p>
            <text:p>Indigenous</text:p>
            <text:p>Individual private</text:p>
          </table:table-cell>
          <table:table-cell table:style-name="ce5" office:value-type="string">
            <text:p>State</text:p>
            <text:p>Indigenous</text:p>
            <text:p>Individual private</text:p>
          </table:table-cell>
          <table:table-cell table:style-name="ce5" office:value-type="string">
            <text:p>None</text:p>
          </table:table-cell>
          <table:table-cell table:style-name="ce5" office:value-type="string">
            <text:p>no acquisitions or easements yet, considering. <text:s/>But right now, in the research and advisory, and management role.</text:p>
          </table:table-cell>
          <table:table-cell table:style-name="ce5" office:value-type="string">
            <text:p>Intertidal</text:p>
            <text:p>Other</text:p>
          </table:table-cell>
          <table:table-cell table:style-name="ce5" office:value-type="string">
            <text:p>Intertidal</text:p>
            <text:p>Other</text:p>
          </table:table-cell>
          <table:table-cell table:style-name="ce5" office:value-type="string">
            <text:p>Intertidal</text:p>
            <text:p>Other</text:p>
          </table:table-cell>
          <table:table-cell/>
          <table:table-cell table:style-name="ce5" office:value-type="string">
            <text:p>Unsustainable fishing</text:p>
            <text:p>Nature reserve</text:p>
          </table:table-cell>
          <table:table-cell table:style-name="ce5" office:value-type="string">
            <text:p>Sustainable fishing</text:p>
            <text:p>Nature reserve</text:p>
          </table:table-cell>
          <table:table-cell/>
          <table:table-cell table:style-name="ce5" office:value-type="string">
            <text:p>None</text:p>
          </table:table-cell>
          <table:table-cell table:number-columns-repeated="2"/>
          <table:table-cell table:style-name="ce5" office:value-type="string">
            <text:p>Neither</text:p>
          </table:table-cell>
          <table:table-cell/>
          <table:table-cell table:style-name="ce5" office:value-type="string">
            <text:p>Cap</text:p>
          </table:table-cell>
          <table:table-cell table:style-name="ce5" office:value-type="string">
            <text:p>Stick: quota on fish catches</text:p>
          </table:table-cell>
          <table:table-cell table:style-name="ce5" office:value-type="string">
            <text:p>Education and outreach</text:p>
          </table:table-cell>
          <table:table-cell/>
          <table:table-cell table:style-name="ce5" office:value-type="string">
            <text:p>Best Management Practices</text:p>
            <text:p>Restoration</text:p>
          </table:table-cell>
          <table:table-cell table:style-name="ce5" office:value-type="string">
            <text:p>BMP fishery/aquaculture</text:p>
            <text:p>Legal protection</text:p>
            <text:p>Removing invasive species</text:p>
          </table:table-cell>
          <table:table-cell table:style-name="ce5" office:value-type="string">
            <text:p>ecoregional assessment in 2004 with WWF provides good knowledge for advising local governments and fishermen.</text:p>
            <text:p/>
            <text:p>Working with local communities (fishing industry leaders, local fishermen, CDQ groups, local entities (Native corporation, city government, tribe) from St. Paul and St. George, conservation interests, and federal resource managers ) to come up with collaborative – rather than a confrontational – approach to address these resource depletion and related ecological changes.</text:p>
          </table:table-cell>
          <table:table-cell table:style-name="ce5" office:value-type="string">
            <text:p>Government</text:p>
          </table:table-cell>
          <table:table-cell table:style-name="ce5" office:value-type="string">
            <text:p>Sustainable take recreation</text:p>
            <text:p>Other</text:p>
          </table:table-cell>
          <table:table-cell table:style-name="ce5" office:value-type="string">
            <text:p>Urban domestic</text:p>
            <text:p>Rural domestic</text:p>
            <text:p>Other </text:p>
          </table:table-cell>
          <table:table-cell table:number-columns-repeated="6"/>
          <table:table-cell table:style-name="ce5" office:value-type="string">
            <text:p><text:s text:c="2"/>Yes</text:p>
          </table:table-cell>
          <table:table-cell table:style-name="ce5" office:value-type="string">
            <text:p>Pre-project</text:p>
          </table:table-cell>
          <table:table-cell table:style-name="ce5" office:value-type="string">
            <text:p>over 50% of fishing industry catch comes from Bering Sea, $1 billion annually</text:p>
          </table:table-cell>
          <table:table-cell table:style-name="ce5" office:value-type="string">
            <text:p>Motivate legislation</text:p>
          </table:table-cell>
          <table:table-cell table:style-name="ce5" office:value-type="string">
            <text:p>Simple</text:p>
          </table:table-cell>
          <table:table-cell table:number-columns-repeated="2"/>
          <table:table-cell table:style-name="ce5" office:value-type="string">
            <text:p><text:s text:c="2"/>Yes</text:p>
          </table:table-cell>
          <table:table-cell table:style-name="ce5" office:value-type="string">
            <text:p>Pre-project</text:p>
          </table:table-cell>
          <table:table-cell table:style-name="ce5" office:value-type="string">
            <text:p>Endangered Species Act qualifiers</text:p>
          </table:table-cell>
          <table:table-cell table:style-name="ce5" office:value-type="string">
            <text:p>Motivate legislation</text:p>
            <text:p>ID policy to target</text:p>
          </table:table-cell>
          <table:table-cell table:number-columns-repeated="46"/>
          <table:table-cell table:style-name="ce5" office:value-type="string">
            <text:p><text:s text:c="2"/>Yes</text:p>
          </table:table-cell>
          <table:table-cell table:style-name="ce5" office:value-type="string">
            <text:p>rat population and native spp</text:p>
          </table:table-cell>
          <table:table-cell table:number-columns-repeated="12"/>
          <table:table-cell table:style-name="ce5" office:value-type="string">
            <text:p>successfully remove rats from Anacapa Island, restoring balance to the ecosystem and resulting in a rebound of all native species on the island, from seabirds to herpetofauna.</text:p>
          </table:table-cell>
          <table:table-cell table:number-columns-repeated="32"/>
          <table:table-cell table:style-name="ce5" office:value-type="string">
            <text:p>lack of funding</text:p>
          </table:table-cell>
          <table:table-cell table:number-columns-repeated="2"/>
          <table:table-cell table:style-name="ce5" office:value-type="string">
            <text:p>must work with stakeholders like fishermen and local communities to combat endangered species in a less polarizing more effective approach.</text:p>
          </table:table-cell>
          <table:table-cell table:number-columns-repeated="861"/>
        </table:table-row>
        <table:table-row table:style-name="ro4">
          <table:table-cell office:value-type="float" office:value="12">
            <text:p>12</text:p>
          </table:table-cell>
          <table:table-cell table:style-name="ce3" office:value-type="string">
            <text:p>National Parks Program (China)</text:p>
          </table:table-cell>
          <table:table-cell table:style-name="ce3" office:value-type="string">
            <text:p>Jerry Chen</text:p>
          </table:table-cell>
          <table:table-cell table:style-name="ce3" office:value-type="string">
            <text:p>TNC</text:p>
          </table:table-cell>
          <table:table-cell table:style-name="ce3" office:value-type="string">
            <text:p>11 July, 2007</text:p>
          </table:table-cell>
          <table:table-cell table:style-name="ce3" office:value-type="string">
            <text:p>Jerry Chen</text:p>
          </table:table-cell>
          <table:table-cell table:style-name="ce3" office:value-type="string">
            <text:p>China</text:p>
          </table:table-cell>
          <table:table-cell table:style-name="ce3" office:value-type="string">
            <text:p>North Western Yunnan</text:p>
          </table:table-cell>
          <table:table-cell table:style-name="ce3" office:value-type="string">
            <text:p>2005</text:p>
          </table:table-cell>
          <table:table-cell table:style-name="ce3" office:value-type="string">
            <text:p>6 years</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Overharvest</text:p>
          </table:table-cell>
          <table:table-cell table:style-name="ce5" office:value-type="string">
            <text:p>Logging</text:p>
            <text:p>Housing and urban development</text:p>
            <text:p>Tourism and Recreation development</text:p>
          </table:table-cell>
          <table:table-cell table:style-name="ce5" office:value-type="string">
            <text:p>Park creation enables biological and ecological conservation and management while still allowing local usage (this is a very poor area economically). <text:s/>In addition to park creation, TNC will work with local and county prefecture governments to train and park management and promote more sustainable ways of living: Community works (industries), Ecotourism, Green buildings, Sustainable energy, Community action plans (involvement)</text:p>
            <text:p/>
            <text:p>5 goals for 2010:</text:p>
            <text:p>1. <text:s/>to establish legal systems for setting up the parks, with management plans, monitoring plans etc. <text:s/>work with local governments to draft a Yunnan National Park Act.</text:p>
            <text:p>2. <text:s/>test methodology in Meili Snow Mountain area and Lao Jun Mountain area where TNC's National Parks Project has already begun: implement monitoring system </text:p>
            <text:p>3. <text:s/>finish capacity building for local managers and people, training staff from the local governments as well as community members</text:p>
            <text:p>4. <text:s/>develop community participation in sustainable development, management of national parks, participation of stake holders, and conservation action plan development. <text:s/>Help to improve their livelihoods.</text:p>
            <text:p>5. <text:s/>use these pilots as a basis for new conservation model to create technical standards and promote this new model of environmental conservation and people</text:p>
            <text:p/>
          </table:table-cell>
          <table:table-cell table:style-name="ce5" office:value-type="string">
            <text:p>Food (subsistence)</text:p>
            <text:p>Timber</text:p>
            <text:p>Natural medicines</text:p>
            <text:p>Recreation</text:p>
            <text:p>Carbon sequestration</text:p>
            <text:p>Water quality</text:p>
            <text:p>Soil Stabilization</text:p>
            <text:p>Soil Fertility</text:p>
          </table:table-cell>
          <table:table-cell table:style-name="ce5" office:value-type="string">
            <text:p>Managing the parks for sustainable take will insure a source of timber and other NTFPs for local usage.</text:p>
          </table:table-cell>
          <table:table-cell table:style-name="ce5" office:value-type="string">
            <text:p>alpine meadows/mosaic, shrubs, riversystems</text:p>
          </table:table-cell>
          <table:table-cell table:style-name="ce5" office:value-type="string">
            <text:p>Yunnan golden monkey</text:p>
          </table:table-cell>
          <table:table-cell table:style-name="ce5" office:value-type="string">
            <text:p>rural poor of the area</text:p>
          </table:table-cell>
          <table:table-cell table:style-name="ce5" office:value-type="string">
            <text:p>Regional</text:p>
          </table:table-cell>
          <table:table-cell table:style-name="ce5" office:value-type="string">
            <text:p>Region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style-name="ce5" office:value-type="string">
            <text:p>National government owns most of the land in China</text:p>
          </table:table-cell>
          <table:table-cell table:style-name="ce5" office:value-type="string">
            <text:p>Wetland</text:p>
            <text:p>Native forest</text:p>
            <text:p>Native scrub/shrub</text:p>
          </table:table-cell>
          <table:table-cell table:style-name="ce5" office:value-type="string">
            <text:p>Mixed forest</text:p>
            <text:p>Wetland</text:p>
            <text:p>Native scrub/shrub</text:p>
          </table:table-cell>
          <table:table-cell table:style-name="ce5" office:value-type="string">
            <text:p>Mixed forest</text:p>
            <text:p>Wetland</text:p>
            <text:p>Native scrub/shrub</text:p>
          </table:table-cell>
          <table:table-cell table:style-name="ce5" office:value-type="string">
            <text:p>Alpine mosaic meadows, shrublands, river systems</text:p>
          </table:table-cell>
          <table:table-cell table:style-name="ce5" office:value-type="string">
            <text:p>Primary forest clearing</text:p>
            <text:p>Recreational open space</text:p>
            <text:p>Residential development</text:p>
            <text:p>Commercial development</text:p>
          </table:table-cell>
          <table:table-cell table:style-name="ce5" office:value-type="string">
            <text:p>Sustainable timber harvest</text:p>
            <text:p>Nature reserve</text:p>
            <text:p>Recreational open space</text:p>
            <text:p>Other use</text:p>
          </table:table-cell>
          <table:table-cell table:style-name="ce5" office:value-type="string">
            <text:p>People are allowed to use forests' natural resources at a sustainable rate. <text:s/>There will be quotas for wood extracted for fuel and buildings. <text:s/>People can also harvest NTFP at determined sustainable rates.</text:p>
          </table:table-cell>
          <table:table-cell table:style-name="ce5" office:value-type="string">
            <text:p>None</text:p>
          </table:table-cell>
          <table:table-cell table:number-columns-repeated="4"/>
          <table:table-cell table:style-name="ce5" office:value-type="string">
            <text:p>Other policy change</text:p>
          </table:table-cell>
          <table:table-cell table:style-name="ce5" office:value-type="string">
            <text:p>Transition from unprotected area to National Park will insure a set of transparent regulations and guidelines for sustainable usage. <text:s/>By making these areas into parks instead of reserves, local communities can still use products from the forests. <text:s/>It is the best solution for protecting the areas.</text:p>
          </table:table-cell>
          <table:table-cell table:style-name="ce5" office:value-type="string">
            <text:p>Education and outreach</text:p>
            <text:p>Training</text:p>
            <text:p>Committee formation</text:p>
          </table:table-cell>
          <table:table-cell table:style-name="ce5" office:value-type="string">
            <text:p>People are taught to be park guards and managers, which gives them a <text:s/>sense of ownership and responsibility for the well being of the land. <text:s/>This will create jobs and the capacity for many villagers to take a role in their environment. <text:s/>The program will also help villagers transition from harmful and unsustainable forms of energy to more benign ones like biogass. <text:s/>Villagers will also be provided with green building materials to discourage unsustainable timber harvest.</text:p>
          </table:table-cell>
          <table:table-cell table:style-name="ce5" office:value-type="string">
            <text:p>Best Management Practices</text:p>
            <text:p>Other</text:p>
            <text:p>Preservation</text:p>
            <text:p>Research</text:p>
          </table:table-cell>
          <table:table-cell table:style-name="ce5" office:value-type="string">
            <text:p>BMP forestry</text:p>
            <text:p>Biodiversity assessment</text:p>
            <text:p>Ecosystem service assessment</text:p>
            <text:p>Park guards</text:p>
            <text:p>Infrastructure</text:p>
            <text:p>Legal protection</text:p>
            <text:p>Tourism infrastructure</text:p>
          </table:table-cell>
          <table:table-cell table:style-name="ce5" office:value-type="string">
            <text:p>implement monitoring systems of the changes in ecosystems (wetlands, forests, wildlife, and tourism impacts)</text:p>
            <text:p>Information systems to connect cultural and natural characteristics with other areas to develop an ecotourism plan.</text:p>
            <text:p>Sustainable development, green buildings</text:p>
            <text:p>Develop a specific community action plan</text:p>
            <text:p/>
          </table:table-cell>
          <table:table-cell table:style-name="ce5" office:value-type="string">
            <text:p>Government</text:p>
            <text:p>Managing organization</text:p>
          </table:table-cell>
          <table:table-cell table:style-name="ce5" office:value-type="string">
            <text:p>Sustainable take recreation</text:p>
            <text:p>Natural product extraction</text:p>
          </table:table-cell>
          <table:table-cell table:style-name="ce5" office:value-type="string">
            <text:p>Rural domestic</text:p>
            <text:p>Recreation users</text:p>
            <text:p>All water users</text:p>
          </table:table-cell>
          <table:table-cell table:style-name="ce5" office:value-type="string">
            <text:p>Non-profit</text:p>
            <text:p>Tax payer</text:p>
          </table:table-cell>
          <table:table-cell table:style-name="ce5" office:value-type="string">
            <text:p>Implementing NGO</text:p>
            <text:p>Other NGO</text:p>
            <text:p>Government</text:p>
          </table:table-cell>
          <table:table-cell/>
          <table:table-cell table:style-name="ce5" office:value-type="string">
            <text:p>None</text:p>
          </table:table-cell>
          <table:table-cell/>
          <table:table-cell table:style-name="ce5" office:value-type="string">
            <text:p>funding comes from TNC, the government, and other local NGOs.</text:p>
          </table:table-cell>
          <table:table-cell table:number-columns-repeated="72"/>
          <table:table-cell table:style-name="ce5" office:value-type="string">
            <text:p>wetlands, forests, wildlife, and tourism impacts</text:p>
          </table:table-cell>
          <table:table-cell table:number-columns-repeated="12"/>
          <table:table-cell table:style-name="ce5" office:value-type="string">
            <text:p>monitor the impacts of park creation</text:p>
          </table:table-cell>
          <table:table-cell table:style-name="ce5" office:value-type="string">
            <text:p>cultural and natural relationships</text:p>
          </table:table-cell>
          <table:table-cell table:number-columns-repeated="12"/>
          <table:table-cell table:style-name="ce5" office:value-type="string">
            <text:p>Information systems to connect cultural and natural characteristics with other areas to develop an ecotourism plan.</text:p>
          </table:table-cell>
          <table:table-cell table:style-name="ce5" office:value-type="string">
            <text:p>There are no precedents in China, must learn from examples abroad. <text:s/>This is difficult yet important because there is no park system in China, only reserves (no use). <text:s/>This is a huge challenge because there is no precedent. <text:s/>Balance development and conserv</text:p>
          </table:table-cell>
          <table:table-cell table:number-columns-repeated="868"/>
        </table:table-row>
        <table:table-row table:style-name="ro8">
          <table:table-cell office:value-type="float" office:value="13">
            <text:p>13</text:p>
          </table:table-cell>
          <table:table-cell table:style-name="ce3" office:value-type="string">
            <text:p>Alternative Energy Program</text:p>
          </table:table-cell>
          <table:table-cell table:style-name="ce3" office:value-type="string">
            <text:p>Wang Shuwen</text:p>
          </table:table-cell>
          <table:table-cell table:style-name="ce3" office:value-type="string">
            <text:p>TNC China</text:p>
          </table:table-cell>
          <table:table-cell table:style-name="ce3" office:value-type="string">
            <text:p>17 July, 2007</text:p>
          </table:table-cell>
          <table:table-cell table:style-name="ce3" office:value-type="string">
            <text:p>Wang Shuwen</text:p>
          </table:table-cell>
          <table:table-cell table:style-name="ce3" office:value-type="string">
            <text:p>China</text:p>
          </table:table-cell>
          <table:table-cell table:style-name="ce3" office:value-type="string">
            <text:p>Laojun Mountain, Meili Mountain, Shangri-la Gorge, Lashi Lake</text:p>
          </table:table-cell>
          <table:table-cell table:style-name="ce3" office:value-type="string">
            <text:p>2000</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Climate Change</text:p>
            <text:p>Overharvest</text:p>
            <text:p>Pollution</text:p>
            <text:p>Habitat conversion</text:p>
          </table:table-cell>
          <table:table-cell table:style-name="ce5" office:value-type="string">
            <text:p>Tourism and Recreation development</text:p>
            <text:p>Non-timber crops (ag)</text:p>
            <text:p>NTFPs</text:p>
            <text:p>Logging</text:p>
            <text:p>Recreational activities</text:p>
            <text:p>Housing and urban development</text:p>
            <text:p>Roads and service corridors</text:p>
            <text:p>Fragmentation; degradation</text:p>
            <text:p>Point pollution</text:p>
            <text:p>Non-point pollution</text:p>
            <text:p>Climate change and severe weather</text:p>
          </table:table-cell>
          <table:table-cell table:style-name="ce5" office:value-type="string">
            <text:p>educate and facilitate the shift in local village use of unsustainable timber harvest as the primary source of energy. <text:s/>It is both detrimental to forest health as well as human health (burning generates smoke/ash/pollution etc).</text:p>
            <text:p/>
            <text:p>mobilze community to replant surrounding forests <text:s/></text:p>
            <text:p/>
            <text:p>provide alternatives for better fuel, more efficient and sustainable</text:p>
          </table:table-cell>
          <table:table-cell table:style-name="ce5" office:value-type="string">
            <text:p>Water quantity</text:p>
            <text:p>Flood mitigation</text:p>
            <text:p>Carbon sequestration</text:p>
            <text:p>Timber</text:p>
            <text:p>Water quality</text:p>
          </table:table-cell>
          <table:table-cell table:style-name="ce5" office:value-type="string">
            <text:p>restoring forests provides benefits to water filtration for the surrounding villages and carbon sequestration for potential credit in a future carbon markets. <text:s/>after a healthy forest is established, sustainable harvest may once again be promoted</text:p>
          </table:table-cell>
          <table:table-cell table:style-name="ce5" office:value-type="string">
            <text:p>conifer, broad leaf, and mixed tree habitats</text:p>
          </table:table-cell>
          <table:table-cell table:style-name="ce5" office:value-type="string">
            <text:p>Golden Monkey, black neck crane</text:p>
          </table:table-cell>
          <table:table-cell table:style-name="ce5" office:value-type="string">
            <text:p>rural local communities</text:p>
          </table:table-cell>
          <table:table-cell table:style-name="ce5" office:value-type="string">
            <text:p>Regional</text:p>
          </table:table-cell>
          <table:table-cell table:style-name="ce5" office:value-type="string">
            <text:p>Region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table-cell table:style-name="ce5" office:value-type="string">
            <text:p>Native forest</text:p>
          </table:table-cell>
          <table:table-cell table:style-name="ce5" office:value-type="string">
            <text:p>Mixed forest</text:p>
            <text:p>Converted</text:p>
          </table:table-cell>
          <table:table-cell table:style-name="ce5" office:value-type="string">
            <text:p>Mixed forest</text:p>
            <text:p>Converted</text:p>
          </table:table-cell>
          <table:table-cell table:style-name="ce5" office:value-type="string">
            <text:p>over harvest of trees for timber (subsistence) for building and fuel, this program will work on decreasing this pressure, replanting, and creating an alternative source of fuel (and building material.)</text:p>
          </table:table-cell>
          <table:table-cell table:style-name="ce5" office:value-type="string">
            <text:p>Primary forest clearing</text:p>
            <text:p>Selective logging</text:p>
            <text:p>Subsistence farming</text:p>
            <text:p>Residential development</text:p>
            <text:p>Unsustainable grazing</text:p>
          </table:table-cell>
          <table:table-cell table:style-name="ce5" office:value-type="string">
            <text:p>Subsistence farming</text:p>
            <text:p>Sustainable agroforestry</text:p>
            <text:p>Sustainable agriculture</text:p>
            <text:p>Sustainable grazing</text:p>
            <text:p>Residential development</text:p>
          </table:table-cell>
          <table:table-cell table:style-name="ce5" office:value-type="string">
            <text:p>Less timber harvest</text:p>
          </table:table-cell>
          <table:table-cell table:style-name="ce5" office:value-type="string">
            <text:p>Subsidy</text:p>
          </table:table-cell>
          <table:table-cell table:style-name="ce5" office:value-type="string">
            <text:p>New subsidy</text:p>
            <text:p>Donation</text:p>
          </table:table-cell>
          <table:table-cell/>
          <table:table-cell table:style-name="ce5" office:value-type="string">
            <text:p>Carrot </text:p>
          </table:table-cell>
          <table:table-cell table:style-name="ce5" office:value-type="string">
            <text:p>TNC China provides financial and technical support to local communities for alternative energy installation and equipment, which includes biogas digester, solar water heater, energy efficient stove and micro-hydropower. The alternative energy installations can greatly cut down the fuel wood consumption and ease the local deforestation. <text:s/></text:p>
            <text:p/>
            <text:p>Funding for replanting and alternative sources of energy are provided (initially) by the program.</text:p>
          </table:table-cell>
          <table:table-cell table:style-name="ce5" office:value-type="string">
            <text:p>New subsidy</text:p>
          </table:table-cell>
          <table:table-cell/>
          <table:table-cell table:style-name="ce5" office:value-type="string">
            <text:p>Education and outreach</text:p>
            <text:p>Community forums</text:p>
            <text:p>Training</text:p>
            <text:p>Workshops</text:p>
            <text:p>Meetings</text:p>
          </table:table-cell>
          <table:table-cell table:style-name="ce5" office:value-type="string">
            <text:p>Understand the value of intact forests and potential of alternative energy.</text:p>
            <text:p/>
          </table:table-cell>
          <table:table-cell table:style-name="ce5" office:value-type="string">
            <text:p>Best Management Practices</text:p>
            <text:p>Research</text:p>
            <text:p>Restoration</text:p>
          </table:table-cell>
          <table:table-cell table:style-name="ce5" office:value-type="string">
            <text:p>Pilot/demonstration</text:p>
            <text:p>BMP forestry</text:p>
            <text:p>Outplantings</text:p>
          </table:table-cell>
          <table:table-cell table:style-name="ce5" office:value-type="string">
            <text:p>replantings by local villages of their own forested areas, later when the tree stock is stable, sustainable take should be allowed.</text:p>
          </table:table-cell>
          <table:table-cell table:style-name="ce5" office:value-type="string">
            <text:p>Partner organization</text:p>
          </table:table-cell>
          <table:table-cell table:style-name="ce5" office:value-type="string">
            <text:p>Natural product extraction</text:p>
            <text:p>Agriculture</text:p>
            <text:p>Ranching</text:p>
          </table:table-cell>
          <table:table-cell table:style-name="ce5" office:value-type="string">
            <text:p>Rural domestic</text:p>
            <text:p>All water users</text:p>
          </table:table-cell>
          <table:table-cell table:style-name="ce5" office:value-type="string">
            <text:p>Non-profit</text:p>
          </table:table-cell>
          <table:table-cell table:style-name="ce5" office:value-type="string">
            <text:p>Implementing NGO</text:p>
          </table:table-cell>
          <table:table-cell table:style-name="ce5" office:value-type="string">
            <text:p>Community/committee</text:p>
          </table:table-cell>
          <table:table-cell table:style-name="ce5" office:value-type="string">
            <text:p>Rural domestic</text:p>
          </table:table-cell>
          <table:table-cell table:number-columns-repeated="971"/>
        </table:table-row>
        <table:table-row table:style-name="ro11">
          <table:table-cell office:value-type="float" office:value="14">
            <text:p>14</text:p>
          </table:table-cell>
          <table:table-cell table:style-name="ce3" office:value-type="string">
            <text:p>Community Based Natural Resource Management</text:p>
          </table:table-cell>
          <table:table-cell table:style-name="ce3" office:value-type="string">
            <text:p>Chris Weaver</text:p>
          </table:table-cell>
          <table:table-cell table:style-name="ce3" office:value-type="string">
            <text:p>WWF</text:p>
          </table:table-cell>
          <table:table-cell table:style-name="ce3" office:value-type="string">
            <text:p>1 August 2007</text:p>
            <text:p/>
          </table:table-cell>
          <table:table-cell table:style-name="ce3" office:value-type="string">
            <text:p>Chris Weaver</text:p>
          </table:table-cell>
          <table:table-cell table:style-name="ce3" office:value-type="string">
            <text:p>Namibia</text:p>
          </table:table-cell>
          <table:table-cell table:style-name="ce3" office:value-type="string">
            <text:p>Namibia</text:p>
          </table:table-cell>
          <table:table-cell table:style-name="ce3" office:value-type="string">
            <text:p>1992</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Overharvest</text:p>
            <text:p>Habitat conversion</text:p>
          </table:table-cell>
          <table:table-cell table:style-name="ce5" office:value-type="string">
            <text:p>Housing and urban development</text:p>
            <text:p>Hunting</text:p>
            <text:p>War, civil unrest, military</text:p>
            <text:p>Other</text:p>
            <text:p>Fragmentation; degradation</text:p>
          </table:table-cell>
          <table:table-cell table:style-name="ce5" office:value-type="string">
            <text:p>Main threats: <text:s/>Wildlife were seen as pests, no benefit came from them, they were widely hunted down and populations reached very low levels. <text:s/>Poaching, habitat fragmentation,adhoc settlement, military presence, and drought all contributed to the decline in wildlife populations.</text:p>
            <text:p/>
            <text:p>Community level management of the wildlife means that local people are given harvest rights to the animals and so they become a source of income. <text:s/>It is now an incentive to manage these populations sustainably because they have become a source of income. <text:s/>Tourism, trophy or game hunting, sale of live or meat game are all examples of the way that people are now benefiting from managing their wildlife. <text:s/>Land use zones such as core wildlife , multiple use, and settlement areas determine the organization and regulation of the landuse. <text:s/>As a result, wildlife numbers have greatly increased as has the lives of the people involved in the programs.</text:p>
          </table:table-cell>
          <table:table-cell table:style-name="ce5" office:value-type="string">
            <text:p>Recreation</text:p>
            <text:p>Food (subsistence)</text:p>
            <text:p>Other</text:p>
          </table:table-cell>
          <table:table-cell table:style-name="ce5" office:value-type="string">
            <text:p>The people live on this land and the program grants them the rights to sustainably manage and utilize it for their community's benefit. <text:s/>They can plant and graze in certain areas as well as hunt the wildlife (etc). <text:s/>This means that the health of the land and animals is directly tied to the benefit that they community will derive from taking care of the land. <text:s/>It is such a large program, likely that most of these ecosystem service targets apply.</text:p>
          </table:table-cell>
          <table:table-cell table:style-name="ce5" office:value-type="string">
            <text:p>Various areas across Namibia (14% of the country is managed by such programs)</text:p>
          </table:table-cell>
          <table:table-cell table:style-name="ce5" office:value-type="string">
            <text:p>“huntable game” (oryx, springbok, kudu, warthog, buffalo, and bushpig) <text:s/></text:p>
          </table:table-cell>
          <table:table-cell table:style-name="ce5" office:value-type="string">
            <text:p>cash, jobs, and game meat are flowing to communities</text:p>
          </table:table-cell>
          <table:table-cell table:style-name="ce5" office:value-type="string">
            <text:p>Regional</text:p>
          </table:table-cell>
          <table:table-cell table:style-name="ce5" office:value-type="string">
            <text:p>Region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style-name="ce5" office:value-type="string">
            <text:p>Federal government devolves land and wildlife rights to local communities called Conservancies. <text:s/>They must meet certain criteria and submit proposals and reports every year to remain registered and qualitfied. <text:s/>The land is still owned in trust by the government, but local communities have user rights to it.</text:p>
          </table:table-cell>
          <table:table-cell table:style-name="ce5" office:value-type="string">
            <text:p>Native grassland</text:p>
            <text:p>Other</text:p>
            <text:p>Native forest</text:p>
          </table:table-cell>
          <table:table-cell table:style-name="ce5" office:value-type="string">
            <text:p>Native grassland</text:p>
            <text:p>Native forest</text:p>
            <text:p>Other</text:p>
          </table:table-cell>
          <table:table-cell table:style-name="ce5" office:value-type="string">
            <text:p>Native grassland</text:p>
            <text:p>Native forest</text:p>
            <text:p>Other</text:p>
          </table:table-cell>
          <table:table-cell table:style-name="ce5" office:value-type="string">
            <text:p>Its not so much the landcover that is of interest, but rather the wildlife.</text:p>
            <text:p>Locations are in desert, savannah, and woodlands.</text:p>
          </table:table-cell>
          <table:table-cell table:style-name="ce5" office:value-type="string">
            <text:p>Recreational open space</text:p>
            <text:p>Residential development</text:p>
            <text:p>Other use</text:p>
          </table:table-cell>
          <table:table-cell table:style-name="ce5" office:value-type="string">
            <text:p>Recreational open space</text:p>
            <text:p>Sustainable grazing</text:p>
            <text:p>Sustainable agroforestry</text:p>
            <text:p>Residential development</text:p>
          </table:table-cell>
          <table:table-cell table:style-name="ce5" office:value-type="string">
            <text:p>the land went from unmanaged to managed, it is dealt with according to the specific needs of the area. <text:s/>sections are designated for sustainable grazing, farming, and development, as well as hunting and game capture, and tourism.</text:p>
          </table:table-cell>
          <table:table-cell table:style-name="ce5" office:value-type="string">
            <text:p>Markets</text:p>
            <text:p>Rights Transfer</text:p>
          </table:table-cell>
          <table:table-cell table:style-name="ce5" office:value-type="string">
            <text:p>Other</text:p>
          </table:table-cell>
          <table:table-cell/>
          <table:table-cell table:style-name="ce5" office:value-type="string">
            <text:p>Carrot </text:p>
          </table:table-cell>
          <table:table-cell table:style-name="ce5" office:value-type="string">
            <text:p>User and management rights are given to local communities, these create a new tradable commodity (wildlife) that generates income and is an incentive to sustainably manage/conserve.</text:p>
            <text:p/>
            <text:p>Contracts with the private-sector must include the employment of local people and a set percentage of profits that must be cycled back into the community. <text:s/>this insures that local peoples are still benefitting from transactions on their lands even when an outsider comes in to make money too.</text:p>
          </table:table-cell>
          <table:table-cell table:style-name="ce5" office:value-type="string">
            <text:p>Other policy change</text:p>
            <text:p>Administration rights</text:p>
            <text:p>Other</text:p>
          </table:table-cell>
          <table:table-cell table:style-name="ce5" office:value-type="string">
            <text:p>The legal devolvement of rights is between the Namibian government and local Conservancies. <text:s/>The locals must meet standards and quotas inorder to maintain rights to the land. <text:s/>Registered conservancies acquire the rights to a sustainable wildlife quota set by the ministry. <text:s/>Conservancies are legal entities that can also enter into contracts with private enterprises. <text:s/>There are many rules and guidelines that the conservancies as well as the private sector must follow when utilizing the wildlife potentials, these ensure that the local communities benefit from their rights.</text:p>
          </table:table-cell>
          <table:table-cell table:style-name="ce5" office:value-type="string">
            <text:p>Education and outreach</text:p>
            <text:p>Training</text:p>
            <text:p>Committee formation</text:p>
            <text:p>Stakeholder engagement</text:p>
          </table:table-cell>
          <table:table-cell table:style-name="ce5" office:value-type="string">
            <text:p>Local communities must form their own conservancy committees. <text:s/>The goal is a communal based management system. <text:s/>Local NGOs and the government then work with these conservancies to help them set up and manage their lands and wildlife. <text:s/>There is much capacity building <text:s/>and education in skills development.</text:p>
          </table:table-cell>
          <table:table-cell table:style-name="ce5" office:value-type="string">
            <text:p>Best Management Practices</text:p>
            <text:p>Other</text:p>
          </table:table-cell>
          <table:table-cell table:style-name="ce5" office:value-type="string">
            <text:p>Tourism infrastructure</text:p>
            <text:p>Other</text:p>
          </table:table-cell>
          <table:table-cell table:style-name="ce5" office:value-type="string">
            <text:p>All conservancies are voluntary, and consist only of local community members. <text:s/>About 13% of Namibia's population is tied to a conservancy in some way. <text:s/>Most conservancies are run by elected committees of local people, to whom the government devolves user rights over wildlife within the conservancy boundaries. <text:s/>They are able to harvest, sell, and enter into contracts with the private sector to develop tourism or hunting programs. <text:s/>Average size of a conservancy is 230,000 hectares, (5,000-950,000 hectares). <text:s/>About 50 conservancies total, covering about 11.8 million hectares.</text:p>
            <text:p/>
            <text:p>Local level management and rights gives communities the means and incentive to collectively take care of the land and wildlife that sustain their lives and culture. <text:s/>This form of community development and social management has been reported to be working very well by the people.</text:p>
          </table:table-cell>
          <table:table-cell table:style-name="ce5" office:value-type="string">
            <text:p>Government</text:p>
            <text:p>Partner organization</text:p>
          </table:table-cell>
          <table:table-cell table:style-name="ce5" office:value-type="string">
            <text:p>Sustainable take recreation</text:p>
            <text:p>Natural product extraction</text:p>
            <text:p>Other</text:p>
          </table:table-cell>
          <table:table-cell table:style-name="ce5" office:value-type="string">
            <text:p>Rural domestic</text:p>
            <text:p>Recreation users</text:p>
          </table:table-cell>
          <table:table-cell table:style-name="ce5" office:value-type="string">
            <text:p>Non-profit</text:p>
            <text:p>Domestic User</text:p>
            <text:p>Tax payer</text:p>
          </table:table-cell>
          <table:table-cell table:style-name="ce5" office:value-type="string">
            <text:p>Other NGO</text:p>
            <text:p>Implementing NGO</text:p>
            <text:p>Government</text:p>
            <text:p>Recreation users</text:p>
          </table:table-cell>
          <table:table-cell table:style-name="ce5" office:value-type="string">
            <text:p>Community/committee</text:p>
          </table:table-cell>
          <table:table-cell table:style-name="ce5" office:value-type="string">
            <text:p>Committee of stakeholders</text:p>
          </table:table-cell>
          <table:table-cell/>
          <table:table-cell table:style-name="ce5" office:value-type="string">
            <text:p>There is no direct payment, it is rather that funds are generated through practices and trade set up by the conservancy committees.</text:p>
          </table:table-cell>
          <table:table-cell table:style-name="ce5" office:value-type="string">
            <text:p><text:s text:c="2"/>Yes</text:p>
          </table:table-cell>
          <table:table-cell table:style-name="ce5" office:value-type="string">
            <text:p>During project</text:p>
          </table:table-cell>
          <table:table-cell table:style-name="ce5" office:value-type="string">
            <text:p>$3,980,000.00 in benefits to communities, $29 million boost to overall national economy</text:p>
          </table:table-cell>
          <table:table-cell table:style-name="ce5" office:value-type="string">
            <text:p>Change land user practice</text:p>
            <text:p>Motivate legislation</text:p>
            <text:p>Leverage partnerships</text:p>
          </table:table-cell>
          <table:table-cell table:style-name="ce5" office:value-type="string">
            <text:p>Simple</text:p>
          </table:table-cell>
          <table:table-cell table:style-name="ce5" office:value-type="string">
            <text:p>None</text:p>
          </table:table-cell>
          <table:table-cell table:style-name="ce5" office:value-type="string">
            <text:p>both the local communities as well as businesses in the private sector benefit and generate income from CBNRM programs. <text:s/></text:p>
          </table:table-cell>
          <table:table-cell table:style-name="ce5" office:value-type="string">
            <text:p><text:s text:c="2"/>Yes</text:p>
          </table:table-cell>
          <table:table-cell/>
          <table:table-cell table:style-name="ce5" office:value-type="string">
            <text:p>The Nature Conservation Act of 1996 allows for the establishment of conservancies.</text:p>
            <text:p>About 14 policy adjustments have been made, informed by bottom up practical experiences. <text:s/>Modifying the system all the time.</text:p>
          </table:table-cell>
          <table:table-cell/>
          <table:table-cell table:style-name="ce5" office:value-type="string">
            <text:p>legally gazetted areas within the state’s communal lands—through Namibia’s Community Based Natural Resource Management Programme. <text:s/>Rights to the hunting, capture, culling, and sale of “huntable game” (oryx, springbok, kudu, warthog, buffalo, and bushpig) </text:p>
          </table:table-cell>
          <table:table-cell table:number-columns-repeated="2"/>
          <table:table-cell table:style-name="ce5" office:value-type="string">
            <text:p><text:s text:c="2"/>Yes</text:p>
          </table:table-cell>
          <table:table-cell table:style-name="ce5" office:value-type="string">
            <text:p>wildlife hunted by species, reported to government in conjunction with agreed contracts.</text:p>
          </table:table-cell>
          <table:table-cell table:style-name="ce5" office:value-type="string">
            <text:p>various methods depending on what is available, self reports, private-business reports, aireal photos, etc.</text:p>
          </table:table-cell>
          <table:table-cell table:style-name="ce5" office:value-type="string">
            <text:p>each conservancy</text:p>
          </table:table-cell>
          <table:table-cell/>
          <table:table-cell table:style-name="ce5" office:value-type="string">
            <text:p>annual (every December)</text:p>
          </table:table-cell>
          <table:table-cell table:number-columns-repeated="8"/>
          <table:table-cell table:style-name="ce5" office:value-type="string">
            <text:p>Must submit a report to the government at the end of every year that tracks the activity on each conservancy. <text:s/>These are reports of wildlife taken (hunted etc) and must comply with quota limits assigned by species and state of population from year to year</text:p>
          </table:table-cell>
          <table:table-cell table:number-columns-repeated="57"/>
          <table:table-cell table:style-name="ce5" office:value-type="string">
            <text:p>income and benefits to local communities have totaled about 3.98 million dollars</text:p>
          </table:table-cell>
          <table:table-cell table:number-columns-repeated="12"/>
          <table:table-cell table:style-name="ce5" office:value-type="string">
            <text:p>This type of socially driven community level management seems to work very well. <text:s/>The people have an immediate stake in how well or poorly their area is managed. <text:s/>They are able to build their livelihoods around a sustainably managed ecosystem.</text:p>
          </table:table-cell>
          <table:table-cell table:style-name="ce5" office:value-type="string">
            <text:p>Trust from government of local communities' ability to adequately manage their conservancies (old biases from previous regimes and governments).</text:p>
            <text:p>Capacity building at all levels. <text:s/>This is a fairly new program so making sure that everything runs well is a d</text:p>
          </table:table-cell>
          <table:table-cell table:style-name="ce5" office:value-type="string">
            <text:p>Transition of viewing wildlife not as useless pest but as sources of income and livelihoods.</text:p>
          </table:table-cell>
          <table:table-cell table:number-columns-repeated="5"/>
          <table:table-cell table:style-name="ce5" office:value-type="string">
            <text:p>Community level management works very well because the people understand and care most about how best to take care of their lands. <text:s/>The sense of ownership and self determination is a very strong and successful tool in managing nature.</text:p>
          </table:table-cell>
          <table:table-cell table:number-columns-repeated="861"/>
        </table:table-row>
        <table:table-row table:style-name="ro11">
          <table:table-cell office:value-type="float" office:value="15">
            <text:p>15</text:p>
          </table:table-cell>
          <table:table-cell table:style-name="ce3" office:value-type="string">
            <text:p>Gladden Spit Reserve</text:p>
          </table:table-cell>
          <table:table-cell table:style-name="ce3" office:value-type="string">
            <text:p>Julianne Stockbridge</text:p>
          </table:table-cell>
          <table:table-cell table:style-name="ce3" office:value-type="string">
            <text:p>TNC</text:p>
          </table:table-cell>
          <table:table-cell table:style-name="ce3" office:value-type="string">
            <text:p>1 August 2007</text:p>
            <text:p>6 August 2007</text:p>
          </table:table-cell>
          <table:table-cell table:style-name="ce3" office:value-type="string">
            <text:p>Juilanne Stockbridge</text:p>
          </table:table-cell>
          <table:table-cell table:style-name="ce3" office:value-type="string">
            <text:p>Belize</text:p>
          </table:table-cell>
          <table:table-cell table:style-name="ce3" office:value-type="string">
            <text:p>Belize Barrier Reef</text:p>
          </table:table-cell>
          <table:table-cell table:style-name="ce3" office:value-type="string">
            <text:p>1998</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Overharvest</text:p>
            <text:p>Habitat conversion</text:p>
          </table:table-cell>
          <table:table-cell table:style-name="ce5" office:value-type="string">
            <text:p>Tourism and Recreation development</text:p>
            <text:p>Fishing</text:p>
            <text:p>Recreational activities</text:p>
          </table:table-cell>
          <table:table-cell table:style-name="ce5" office:value-type="string">
            <text:p>Gladden Spit is the spawning ground for at least 26 species of fish. This has important implications for the region's fishing industries. <text:s/>Making the area a reserve means that it can be managed and protected to insure that this remains a productive place for both marine life as well as the communities that depend on it for fishing and tourism.</text:p>
          </table:table-cell>
          <table:table-cell table:style-name="ce5" office:value-type="string">
            <text:p>Fisheries</text:p>
            <text:p>Recreation</text:p>
            <text:p>Food (subsistence)</text:p>
            <text:p>Other cultural services</text:p>
            <text:p>Genetic resources</text:p>
          </table:table-cell>
          <table:table-cell table:style-name="ce5" office:value-type="string">
            <text:p>Many people rely on the fish from this region for their livelihoods. <text:s/>Fishing as a way of life is also very important to the culture of this area.</text:p>
            <text:p>Cultivating the tourism industry (whale shark appeal) as an alternative source of income is also a major focus of this project.</text:p>
          </table:table-cell>
          <table:table-cell table:style-name="ce5" office:value-type="string">
            <text:p>Meso-American barrier reef</text:p>
          </table:table-cell>
          <table:table-cell table:style-name="ce5" office:value-type="string">
            <text:p>spawning fish (esp. mutton, cubera, and dog snappers) because they are the most common commercial fish harvest in Belize and they also attract the great whale sharks (also an important species target) for predictable feeding aggregations.</text:p>
          </table:table-cell>
          <table:table-cell table:style-name="ce5" office:value-type="string">
            <text:p>Local fishermen</text:p>
          </table:table-cell>
          <table:table-cell table:style-name="ce5" office:value-type="string">
            <text:p>Regional</text:p>
          </table:table-cell>
          <table:table-cell table:style-name="ce5" office:value-type="string">
            <text:p>Region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table-cell table:style-name="ce5" office:value-type="string">
            <text:p>Subtidal</text:p>
          </table:table-cell>
          <table:table-cell table:style-name="ce5" office:value-type="string">
            <text:p>Subtidal</text:p>
          </table:table-cell>
          <table:table-cell table:style-name="ce5" office:value-type="string">
            <text:p>Subtidal</text:p>
          </table:table-cell>
          <table:table-cell table:style-name="ce5" office:value-type="string">
            <text:p>Barrier reef system</text:p>
          </table:table-cell>
          <table:table-cell table:style-name="ce5" office:value-type="string">
            <text:p>Unsustainable fishing</text:p>
            <text:p>Recreational open space</text:p>
          </table:table-cell>
          <table:table-cell table:style-name="ce5" office:value-type="string">
            <text:p>Sustainable fishing</text:p>
            <text:p>Nature reserve</text:p>
          </table:table-cell>
          <table:table-cell table:style-name="ce5" office:value-type="string">
            <text:p>went from unregulated ocean to managed marine reserve with varying levels of use and protection. <text:s/>Still allows for nationals to fish certain areas, but prohibits poaching and unsafe tourism.</text:p>
          </table:table-cell>
          <table:table-cell table:style-name="ce5" office:value-type="string">
            <text:p>Fees</text:p>
          </table:table-cell>
          <table:table-cell table:style-name="ce5" office:value-type="string">
            <text:p>User fee/access fee</text:p>
          </table:table-cell>
          <table:table-cell/>
          <table:table-cell table:style-name="ce5" office:value-type="string">
            <text:p>Stick</text:p>
          </table:table-cell>
          <table:table-cell table:style-name="ce5" office:value-type="string">
            <text:p>Since establishment of the reserve, user fees have been established. <text:s/>The fees differ based on activity with whale shark interaction carrying the highest fee.</text:p>
          </table:table-cell>
          <table:table-cell table:style-name="ce5" office:value-type="string">
            <text:p>Administration rights</text:p>
          </table:table-cell>
          <table:table-cell table:style-name="ce5" office:value-type="string">
            <text:p>regulation on the area now in terms of zones where the waters are protected or there is some level of allowable usage or take. <text:s/>These are regulated by Friends of Nature who take quotas and monitor the waters on a daily and nightly basis.</text:p>
          </table:table-cell>
          <table:table-cell table:style-name="ce5" office:value-type="string">
            <text:p>Other</text:p>
            <text:p>Education and outreach</text:p>
            <text:p>Stakeholder engagement</text:p>
            <text:p>Committee formation</text:p>
            <text:p>Meetings</text:p>
          </table:table-cell>
          <table:table-cell table:style-name="ce5" office:value-type="string">
            <text:p>Gathering knowledge about the history and workings of the reef were initially from local fishermen who knew the area very well. <text:s/>They were/are consulted in terms of patterns for species spawning that are often accurate/predictable down to the day.</text:p>
            <text:p/>
            <text:p>Education is a very important component of the marine reserve. <text:s/>Target groups include community members, schoolchildren, fishermen and tour operators. <text:s/>In addition to this, there are also alternative livelihood activities for fishers that primarily involve diversification into the tourism industry.</text:p>
            <text:p/>
            <text:p>Friends of Nature is governed by a board of directors which is comprised of community members. <text:s/>No large decisions are made without consultation of a large committee of stakeholders.</text:p>
          </table:table-cell>
          <table:table-cell table:style-name="ce5" office:value-type="string">
            <text:p>Best Management Practices</text:p>
            <text:p>Preservation</text:p>
            <text:p>Other</text:p>
            <text:p>Research</text:p>
          </table:table-cell>
          <table:table-cell table:style-name="ce5" office:value-type="string">
            <text:p>BMP fishery/aquaculture</text:p>
            <text:p>Legal protection</text:p>
            <text:p>Tourism infrastructure</text:p>
            <text:p>Biodiversity assessment</text:p>
            <text:p>Ecosystem service assessment</text:p>
          </table:table-cell>
          <table:table-cell table:style-name="ce5" office:value-type="string">
            <text:p>The national government of Belize made this area a marine preserve in 2000. <text:s/>Within the preserve are various levels of allowable usage ranging from whale shark tourism zones, no entrance breeding zones, no take tourism zones, and sustainable fishing zones. <text:s/>Certain fishing areas open and close depending on the cycle of fish species that are breeding. <text:s/>All of this is co-managed by the government and mainly implemented by the Friends of Nature who hires and pays reserve staff and advises policy. <text:s/>Alternatives to fishing are also being promoted like training local as dive and sport-fishing guides.</text:p>
            <text:p/>
            <text:p>Education of school children, fishermen, and tour operators is also a key component of this project. <text:s/>For example, alternative livelihood opportunities for fishermen are promoted through diversifying into the tourism industry.</text:p>
          </table:table-cell>
          <table:table-cell table:style-name="ce5" office:value-type="string">
            <text:p>Partner organization</text:p>
          </table:table-cell>
          <table:table-cell table:style-name="ce5" office:value-type="string">
            <text:p>No take recreation</text:p>
            <text:p>Other</text:p>
            <text:p>Sustainable take recreation</text:p>
          </table:table-cell>
          <table:table-cell table:style-name="ce5" office:value-type="string">
            <text:p>Recreation users</text:p>
            <text:p>Other </text:p>
          </table:table-cell>
          <table:table-cell table:style-name="ce5" office:value-type="string">
            <text:p>Non-profit</text:p>
            <text:p>Domestic User</text:p>
          </table:table-cell>
          <table:table-cell table:style-name="ce5" office:value-type="string">
            <text:p>Implementing NGO</text:p>
            <text:p>Other NGO</text:p>
            <text:p>Recreation users</text:p>
          </table:table-cell>
          <table:table-cell table:style-name="ce5" office:value-type="string">
            <text:p>Industrial/corporate</text:p>
            <text:p>Private land user</text:p>
          </table:table-cell>
          <table:table-cell table:style-name="ce5" office:value-type="string">
            <text:p>Other corporate</text:p>
            <text:p>Rural domestic</text:p>
          </table:table-cell>
          <table:table-cell/>
          <table:table-cell table:style-name="ce5" office:value-type="string">
            <text:p>tourism companies generate income from taking visitors to the reserve. <text:s/>these private businesses often employ and use the knowledge of local people to guide these tours though.</text:p>
          </table:table-cell>
          <table:table-cell table:number-columns-repeated="14"/>
          <table:table-cell table:style-name="ce5" office:value-type="string">
            <text:p><text:s text:c="2"/>Yes</text:p>
          </table:table-cell>
          <table:table-cell table:style-name="ce5" office:value-type="string">
            <text:p>fish species spawning</text:p>
          </table:table-cell>
          <table:table-cell table:number-columns-repeated="13"/>
          <table:table-cell table:style-name="ce5" office:value-type="string">
            <text:p>quotas of caught fish</text:p>
          </table:table-cell>
          <table:table-cell table:number-columns-repeated="12"/>
          <table:table-cell table:style-name="ce5" office:value-type="string">
            <text:p>limitations are no gill nets, long lines, seasonal and size restrictions that apply to all national waters.</text:p>
            <text:p/>
            <text:p>Anyone who fishes with the intent to sell must apply to the Fisheries dept. for a commercial fishing license. <text:s/>Most of these fishermen belong to a</text:p>
          </table:table-cell>
          <table:table-cell table:number-columns-repeated="14"/>
          <table:table-cell table:style-name="ce5" office:value-type="string">
            <text:p><text:s text:c="2"/>Yes</text:p>
          </table:table-cell>
          <table:table-cell table:style-name="ce5" office:value-type="string">
            <text:p>species behavior; number of spawning fish</text:p>
          </table:table-cell>
          <table:table-cell table:number-columns-repeated="3"/>
          <table:table-cell table:style-name="ce5" office:value-type="string">
            <text:p>monthly</text:p>
          </table:table-cell>
          <table:table-cell table:number-columns-repeated="8"/>
          <table:table-cell table:style-name="ce5" office:value-type="string">
            <text:p>TNC does this biodiversity monitoring to help inform management advising and strategic planning. <text:s/>TNC works with the government and the Friends of Nature.</text:p>
          </table:table-cell>
          <table:table-cell table:style-name="ce5" office:value-type="string">
            <text:p>Landings (Catch per Unit Effort); monitoring and recording all activities w/in the reserve (fishing and tourism); visual census of lobster, conch and other finfish; tourism industry</text:p>
          </table:table-cell>
          <table:table-cell table:style-name="ce5" office:value-type="string">
            <text:p>records, self reporting, and visual observations</text:p>
          </table:table-cell>
          <table:table-cell table:style-name="ce5" office:value-type="string">
            <text:p>throughout the reserve</text:p>
          </table:table-cell>
          <table:table-cell table:number-columns-repeated="10"/>
          <table:table-cell table:style-name="ce5" office:value-type="string">
            <text:p>Most of the tour operators that offer services in the reserve originate from the surrounding villages of Placencia, Monkey River, and Hopkins. <text:s/>The villages, particularly Placencia have benefited tremendously from the tourism activities in the reserve. <text:s/>M</text:p>
          </table:table-cell>
          <table:table-cell table:number-columns-repeated="13"/>
          <table:table-cell table:style-name="ce5" office:value-type="string">
            <text:p>many new tourism affiliated businesses for locals in the area</text:p>
          </table:table-cell>
          <table:table-cell table:number-columns-repeated="7"/>
          <table:table-cell table:style-name="ce5" office:value-type="string">
            <text:p>The numbers (of fish) aren't going down like many other places.</text:p>
          </table:table-cell>
          <table:table-cell table:number-columns-repeated="861"/>
        </table:table-row>
        <table:table-row table:style-name="ro10">
          <table:table-cell office:value-type="float" office:value="16">
            <text:p>16</text:p>
          </table:table-cell>
          <table:table-cell table:style-name="ce3" office:value-type="string">
            <text:p>Oyster Habitat Enhancement at Woodard Bay (submerged lands)</text:p>
          </table:table-cell>
          <table:table-cell table:style-name="ce3" office:value-type="string">
            <text:p>Betsy Lyons</text:p>
          </table:table-cell>
          <table:table-cell table:style-name="ce3" office:value-type="string">
            <text:p>TNC</text:p>
          </table:table-cell>
          <table:table-cell table:style-name="ce3" office:value-type="string">
            <text:p>7 August, 2007</text:p>
          </table:table-cell>
          <table:table-cell table:style-name="ce3" office:value-type="string">
            <text:p>Betsy Lyons</text:p>
          </table:table-cell>
          <table:table-cell table:style-name="ce3" office:value-type="string">
            <text:p>North America</text:p>
          </table:table-cell>
          <table:table-cell table:style-name="ce3" office:value-type="string">
            <text:p>South Puget Sound (Henderson Inlet)</text:p>
          </table:table-cell>
          <table:table-cell table:style-name="ce3" office:value-type="string">
            <text:p>2005</text:p>
          </table:table-cell>
          <table:table-cell table:style-name="ce3" office:value-type="string">
            <text:p>2015</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Overharvest</text:p>
            <text:p>Pollution</text:p>
            <text:p>Habitat conversion</text:p>
          </table:table-cell>
          <table:table-cell table:style-name="ce5" office:value-type="string">
            <text:p>Commercial and industrial development</text:p>
            <text:p>Housing and urban development</text:p>
            <text:p>Non-point pollution</text:p>
            <text:p>Fishing</text:p>
            <text:p>Aquaculture</text:p>
            <text:p>Point pollution</text:p>
          </table:table-cell>
          <table:table-cell table:style-name="ce5" office:value-type="string">
            <text:p>Threats: <text:s/>In response to the decline in Olympia oysters, fishermen switched to farming imported Pacific oysters. <text:s/>Habitat conversion from not only development but also docks and piers and filling of the near shore areas. <text:s/>There is also a pollution problem from private septic tanks that lead to nutrient overloads. <text:s/>Chemicals from industry and farming also run into the bay.</text:p>
            <text:p/>
            <text:p>Goals: <text:s/>Pilot project to restore the natural Olympia oyster population to the bay. <text:s/>Part of local and global marine initiative shellfish priority. <text:s/>Restore substrate to encourage oyster repopulation. <text:s/>Expand to other sites if successful.</text:p>
          </table:table-cell>
          <table:table-cell table:style-name="ce5" office:value-type="string">
            <text:p>Water quality</text:p>
            <text:p>Recreation</text:p>
            <text:p>Other</text:p>
          </table:table-cell>
          <table:table-cell table:style-name="ce5" office:value-type="string">
            <text:p>Oysters clean the water and provide a physical structure around which other marine animals can live or hide.</text:p>
          </table:table-cell>
          <table:table-cell table:style-name="ce5" office:value-type="string">
            <text:p>Woodard Bay</text:p>
          </table:table-cell>
          <table:table-cell table:style-name="ce5" office:value-type="string">
            <text:p>Olympia oyster</text:p>
          </table:table-cell>
          <table:table-cell/>
          <table:table-cell table:style-name="ce5" office:value-type="string">
            <text:p>Local</text:p>
          </table:table-cell>
          <table:table-cell table:style-name="ce5" office:value-type="string">
            <text:p>Regional</text:p>
          </table:table-cell>
          <table:table-cell table:style-name="ce5" office:value-type="string">
            <text:p>State</text:p>
          </table:table-cell>
          <table:table-cell table:style-name="ce5" office:value-type="string">
            <text:p>State</text:p>
          </table:table-cell>
          <table:table-cell table:style-name="ce5" office:value-type="string">
            <text:p>None</text:p>
          </table:table-cell>
          <table:table-cell table:style-name="ce5" office:value-type="string">
            <text:p>This is the first of its kind (nationally) conservation lease of submerged lands. <text:s/>The lease is for 10 years.</text:p>
          </table:table-cell>
          <table:table-cell table:style-name="ce5" office:value-type="string">
            <text:p>Subtidal</text:p>
          </table:table-cell>
          <table:table-cell table:style-name="ce5" office:value-type="string">
            <text:p>Subtidal</text:p>
          </table:table-cell>
          <table:table-cell table:style-name="ce5" office:value-type="string">
            <text:p>Subtidal</text:p>
          </table:table-cell>
          <table:table-cell table:style-name="ce5" office:value-type="string">
            <text:p>Cultch or oyster shell is added to sites to encourage re-colonization by oysters.</text:p>
          </table:table-cell>
          <table:table-cell table:style-name="ce5" office:value-type="string">
            <text:p>Recreational open space</text:p>
            <text:p>Unsustainable fishing</text:p>
          </table:table-cell>
          <table:table-cell table:style-name="ce5" office:value-type="string">
            <text:p>Recreational open space</text:p>
          </table:table-cell>
          <table:table-cell table:style-name="ce5" office:value-type="string">
            <text:p>Main objective is to restore the Olympia oyster population, so for the time being there will not be any harvesting allowed, although visitation should remain high.</text:p>
          </table:table-cell>
          <table:table-cell table:style-name="ce5" office:value-type="string">
            <text:p>Rights Transfer</text:p>
          </table:table-cell>
          <table:table-cell table:style-name="ce5" office:value-type="string">
            <text:p>Easement</text:p>
          </table:table-cell>
          <table:table-cell table:style-name="ce5" office:value-type="string">
            <text:p>Leased Land</text:p>
          </table:table-cell>
          <table:table-cell table:style-name="ce5" office:value-type="string">
            <text:p>Carrot </text:p>
          </table:table-cell>
          <table:table-cell table:style-name="ce5" office:value-type="string">
            <text:p>conservation lease of submerged lands, bought from the state of Washington.</text:p>
          </table:table-cell>
          <table:table-cell table:style-name="ce5" office:value-type="string">
            <text:p>Administration rights</text:p>
          </table:table-cell>
          <table:table-cell table:style-name="ce5" office:value-type="string">
            <text:p>Leased submerged land</text:p>
          </table:table-cell>
          <table:table-cell table:style-name="ce5" office:value-type="string">
            <text:p>Volunteers</text:p>
          </table:table-cell>
          <table:table-cell table:style-name="ce5" office:value-type="string">
            <text:p>local volunteers play a large role in monitoring the progress of the project (ie. oyster population recovery etc.)</text:p>
          </table:table-cell>
          <table:table-cell table:style-name="ce5" office:value-type="string">
            <text:p>Restoration</text:p>
            <text:p>Research</text:p>
            <text:p>Other</text:p>
          </table:table-cell>
          <table:table-cell table:style-name="ce5" office:value-type="string">
            <text:p>Pilot/demonstration</text:p>
            <text:p>Research</text:p>
            <text:p>Other</text:p>
            <text:p>Reseeding</text:p>
            <text:p>Regeneration</text:p>
          </table:table-cell>
          <table:table-cell table:style-name="ce5" office:value-type="string">
            <text:p>Project to last ten years and specifically covers 10 acres of the Henderson Inlet while the surrounding area is part of a state owned and managed natural reserve. <text:s/>Restored oyster populations will provide food for other local species like diving ducks, and will provide reef habitat for crabs, fish and other animals.</text:p>
            <text:p>Other: spreading of cultch will provide substrate for oysters to colonize. <text:s/>If this does not work then adding oyster seed maybe necessary.</text:p>
            <text:p/>
          </table:table-cell>
          <table:table-cell table:style-name="ce5" office:value-type="string">
            <text:p>Managing organization</text:p>
          </table:table-cell>
          <table:table-cell table:style-name="ce5" office:value-type="string">
            <text:p>No take recreation</text:p>
          </table:table-cell>
          <table:table-cell table:style-name="ce5" office:value-type="string">
            <text:p>All water users</text:p>
            <text:p>Recreation users</text:p>
          </table:table-cell>
          <table:table-cell table:style-name="ce5" office:value-type="string">
            <text:p>Non-profit</text:p>
            <text:p>Tax payer</text:p>
          </table:table-cell>
          <table:table-cell table:style-name="ce5" office:value-type="string">
            <text:p>Implementing NGO</text:p>
            <text:p>Government</text:p>
          </table:table-cell>
          <table:table-cell table:style-name="ce5" office:value-type="string">
            <text:p>Government</text:p>
          </table:table-cell>
          <table:table-cell table:style-name="ce5" office:value-type="string">
            <text:p>Government</text:p>
          </table:table-cell>
          <table:table-cell/>
          <table:table-cell table:style-name="ce5" office:value-type="string">
            <text:p>The land belongs to the state of Washington so the lease payment goes to them, however, the state department of Ecology is also a funder for this project so the government both pays and gets payment for the project.</text:p>
          </table:table-cell>
          <table:table-cell table:number-columns-repeated="12"/>
          <table:table-cell table:style-name="ce5" office:value-type="string">
            <text:p><text:s text:c="2"/>Yes</text:p>
          </table:table-cell>
          <table:table-cell table:style-name="ce5" office:value-type="string">
            <text:p>The Henderson Inlet and the Woodard Bay were identified as optimal and strategic sites for Olympia oyster restoration by both local shellfish biologists as well as TNC Washington marine scientists. <text:s/>Restoring the oysters will also help restore the natural</text:p>
          </table:table-cell>
          <table:table-cell table:number-columns-repeated="43"/>
          <table:table-cell table:style-name="ce5" office:value-type="string">
            <text:p><text:s text:c="2"/>Yes</text:p>
          </table:table-cell>
          <table:table-cell table:style-name="ce5" office:value-type="string">
            <text:p>oyster recruitment on shell substrate</text:p>
          </table:table-cell>
          <table:table-cell table:style-name="ce5" office:value-type="string">
            <text:p>observation of population</text:p>
          </table:table-cell>
          <table:table-cell table:style-name="ce5" office:value-type="string">
            <text:p>whole site</text:p>
          </table:table-cell>
          <table:table-cell/>
          <table:table-cell table:style-name="ce5" office:value-type="string">
            <text:p>twice a year, winter and spring</text:p>
          </table:table-cell>
          <table:table-cell table:style-name="ce5" office:value-type="string">
            <text:p>TNC</text:p>
          </table:table-cell>
          <table:table-cell table:number-columns-repeated="4"/>
          <table:table-cell table:style-name="ce5" office:value-type="string">
            <text:p>TNC</text:p>
          </table:table-cell>
          <table:table-cell table:number-columns-repeated="2"/>
          <table:table-cell table:style-name="ce5" office:value-type="string">
            <text:p>TNC will take sediment cores to look at the invertebrate community at both restored and control sites to compare. <text:s/>Also monitor the repopulation success on the laid cultch.</text:p>
          </table:table-cell>
          <table:table-cell table:number-columns-repeated="897"/>
        </table:table-row>
        <table:table-row table:style-name="ro10">
          <table:table-cell office:value-type="float" office:value="17">
            <text:p>17</text:p>
          </table:table-cell>
          <table:table-cell table:style-name="ce3" office:value-type="string">
            <text:p>Oyster Habitat Enhancement at Frye Cove</text:p>
          </table:table-cell>
          <table:table-cell table:style-name="ce3" office:value-type="string">
            <text:p>Betsy Lyons</text:p>
          </table:table-cell>
          <table:table-cell table:style-name="ce3" office:value-type="string">
            <text:p>TNC</text:p>
          </table:table-cell>
          <table:table-cell table:style-name="ce3" office:value-type="string">
            <text:p>7 August, 2007</text:p>
          </table:table-cell>
          <table:table-cell table:style-name="ce3" office:value-type="string">
            <text:p>Betsy Lyons</text:p>
          </table:table-cell>
          <table:table-cell table:style-name="ce3" office:value-type="string">
            <text:p>North America</text:p>
          </table:table-cell>
          <table:table-cell table:style-name="ce3" office:value-type="string">
            <text:p>Puget Sound</text:p>
          </table:table-cell>
          <table:table-cell table:style-name="ce3" office:value-type="string">
            <text:p>2006</text:p>
          </table:table-cell>
          <table:table-cell table:style-name="ce3" office:value-type="string">
            <text:p>2011</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Pollution</text:p>
            <text:p>Overharvest</text:p>
          </table:table-cell>
          <table:table-cell table:style-name="ce5" office:value-type="string">
            <text:p>Housing and urban development</text:p>
            <text:p>Commercial and industrial development</text:p>
            <text:p>Aquaculture</text:p>
            <text:p>Fishing</text:p>
            <text:p>Non-point pollution</text:p>
            <text:p>Point pollution</text:p>
          </table:table-cell>
          <table:table-cell table:style-name="ce5" office:value-type="string">
            <text:p>Threats: <text:s/>In response to the decline in Olympia oysters, fishermen switched to farming imported Pacific oysters. <text:s/>Habitat conversion from not only development but also docks and piers and filling of the near shore areas. <text:s/>There is also a pollution problem from private septic tanks that lead to nutrient overloads. <text:s/>Chemicals from industry and farming also run into the bay.</text:p>
            <text:p/>
            <text:p>Restore Olympia oysters to the area.</text:p>
          </table:table-cell>
          <table:table-cell table:style-name="ce5" office:value-type="string">
            <text:p>Water quality</text:p>
          </table:table-cell>
          <table:table-cell table:style-name="ce5" office:value-type="string">
            <text:p>Oysters clean the water and are part of the ecosystem composition by providing food and shelter for other animals.</text:p>
          </table:table-cell>
          <table:table-cell table:number-columns-repeated="3"/>
          <table:table-cell table:style-name="ce5" office:value-type="string">
            <text:p>Local</text:p>
          </table:table-cell>
          <table:table-cell table:style-name="ce5" office:value-type="string">
            <text:p>Regional</text:p>
          </table:table-cell>
          <table:table-cell table:style-name="ce5" office:value-type="string">
            <text:p>State</text:p>
            <text:p>Individual private</text:p>
          </table:table-cell>
          <table:table-cell table:style-name="ce5" office:value-type="string">
            <text:p>State</text:p>
            <text:p>Individual private</text:p>
          </table:table-cell>
          <table:table-cell table:style-name="ce5" office:value-type="string">
            <text:p>None</text:p>
          </table:table-cell>
          <table:table-cell table:style-name="ce5" office:value-type="string">
            <text:p>The Frye Cove project is part "conservation license" with the state of Washington and part contract agreement with 4 private landowners. <text:s/>The license works much like a renting a room in a house and TNC's rights are not exclusive. <text:s/>The private landowners simply signed contracts with TNC promising not to disturb while allowing oyster restoration and research to occur on their waterfronts. <text:s/>These are 5 year agreements. <text:s/>The objective is to leave these agreements as longer term.</text:p>
          </table:table-cell>
          <table:table-cell table:style-name="ce5" office:value-type="string">
            <text:p>Intertidal</text:p>
          </table:table-cell>
          <table:table-cell table:style-name="ce5" office:value-type="string">
            <text:p>Intertidal</text:p>
          </table:table-cell>
          <table:table-cell table:style-name="ce5" office:value-type="string">
            <text:p>Intertidal</text:p>
          </table:table-cell>
          <table:table-cell table:style-name="ce5" office:value-type="string">
            <text:p>A uniform layer of shell was spread in strategic locations along the shoreline in likely oyster habitat.</text:p>
          </table:table-cell>
          <table:table-cell table:style-name="ce5" office:value-type="string">
            <text:p>Recreational open space</text:p>
            <text:p>Aquaculture</text:p>
            <text:p>Nature reserve</text:p>
          </table:table-cell>
          <table:table-cell table:style-name="ce5" office:value-type="string">
            <text:p>Recreational open space</text:p>
            <text:p>Aquaculture</text:p>
            <text:p>Nature reserve</text:p>
          </table:table-cell>
          <table:table-cell table:style-name="ce5" office:value-type="string">
            <text:p>Much of the same usage, but with respect to regenerating the oyster habitat, there will be an initial no take policy. <text:s/>After they become established potential for sustainable fishery and aquaculture investment firms may become another source of sustainable funding and maintenence.</text:p>
          </table:table-cell>
          <table:table-cell table:style-name="ce5" office:value-type="string">
            <text:p>Rights Transfer</text:p>
            <text:p>Subsidy</text:p>
          </table:table-cell>
          <table:table-cell table:style-name="ce5" office:value-type="string">
            <text:p>Other</text:p>
            <text:p>Redistribution of subsidy</text:p>
          </table:table-cell>
          <table:table-cell table:style-name="ce5" office:value-type="string">
            <text:p>Leased Land</text:p>
          </table:table-cell>
          <table:table-cell table:style-name="ce5" office:value-type="string">
            <text:p>Carrot </text:p>
          </table:table-cell>
          <table:table-cell table:style-name="ce5" office:value-type="string">
            <text:p>Through the WIC program, TNC routes environmental service conservation compensation, which would have gone to private landowners, to TNC for laying shell on private lands. <text:s/>This is all done through voluntary agreements with the private landowners, they receive no pay for this agreement.</text:p>
            <text:p/>
            <text:p>Note: Frye Cove is looking toward the potential of partnering with private aquaculture and fishery firms for funding in return for creation and access to a new sustainable niche market.</text:p>
          </table:table-cell>
          <table:table-cell table:style-name="ce5" office:value-type="string">
            <text:p>Other</text:p>
            <text:p>Redistribute subsidy</text:p>
          </table:table-cell>
          <table:table-cell table:style-name="ce5" office:value-type="string">
            <text:p>Landowner agreements allowing TNC to work and collect WIC reimbursements.</text:p>
          </table:table-cell>
          <table:table-cell table:number-columns-repeated="2"/>
          <table:table-cell table:style-name="ce5" office:value-type="string">
            <text:p>Restoration</text:p>
            <text:p>Research</text:p>
          </table:table-cell>
          <table:table-cell table:style-name="ce5" office:value-type="string">
            <text:p>Regeneration</text:p>
            <text:p>Research</text:p>
            <text:p>Pilot/demonstration</text:p>
          </table:table-cell>
          <table:table-cell table:style-name="ce5" office:value-type="string">
            <text:p>Puget Sound Restoration Fund worked earlier with a private land owner doing oyster reseeding and habitat enhancement. <text:s/></text:p>
            <text:p/>
            <text:p>Now TNC is working on state owned and 4 privately owned lands. <text:s/>About 4 inches deep of shell is spread uniformly to test whether this brings back the oyster population. <text:s/>Potential for private investment, sustainable aquaculture, fishing, and a niche market may help </text:p>
          </table:table-cell>
          <table:table-cell table:style-name="ce5" office:value-type="string">
            <text:p>Managing organization</text:p>
          </table:table-cell>
          <table:table-cell table:style-name="ce5" office:value-type="string">
            <text:p>No take recreation</text:p>
          </table:table-cell>
          <table:table-cell table:style-name="ce5" office:value-type="string">
            <text:p>All water users</text:p>
            <text:p>Recreation users</text:p>
          </table:table-cell>
          <table:table-cell table:style-name="ce5" office:value-type="string">
            <text:p>Non-profit</text:p>
            <text:p>Tax payer</text:p>
          </table:table-cell>
          <table:table-cell table:style-name="ce5" office:value-type="string">
            <text:p>Implementing NGO</text:p>
            <text:p>Government</text:p>
          </table:table-cell>
          <table:table-cell table:style-name="ce5" office:value-type="string">
            <text:p>Non profit</text:p>
          </table:table-cell>
          <table:table-cell table:style-name="ce5" office:value-type="string">
            <text:p>Implementing NGO</text:p>
          </table:table-cell>
          <table:table-cell/>
          <table:table-cell table:style-name="ce5" office:value-type="string">
            <text:p>There is no payment for services, TNC contributes funding for project implementation.</text:p>
            <text:p/>
            <text:p>And, TNC is receiving subsidy money.</text:p>
          </table:table-cell>
          <table:table-cell table:number-columns-repeated="57"/>
          <table:table-cell table:style-name="ce5" office:value-type="string">
            <text:p><text:s text:c="2"/>Yes</text:p>
          </table:table-cell>
          <table:table-cell table:style-name="ce5" office:value-type="string">
            <text:p>oyster recruitment</text:p>
          </table:table-cell>
          <table:table-cell table:number-columns-repeated="3"/>
          <table:table-cell table:style-name="ce5" office:value-type="string">
            <text:p>twice a year</text:p>
          </table:table-cell>
          <table:table-cell table:style-name="ce5" office:value-type="string">
            <text:p>TNC</text:p>
          </table:table-cell>
          <table:table-cell table:number-columns-repeated="7"/>
          <table:table-cell table:style-name="ce5" office:value-type="string">
            <text:p>Frye is in the beginning stages of the project, they've laid the shell and are waiting to see if it works. <text:s/></text:p>
          </table:table-cell>
          <table:table-cell table:number-columns-repeated="35"/>
          <table:table-cell table:style-name="ce5" office:value-type="string">
            <text:p>Engaging the community in understanding the value of the oyster population is important, PS Restoration Fund is working in this area.</text:p>
          </table:table-cell>
          <table:table-cell table:number-columns-repeated="861"/>
        </table:table-row>
        <table:table-row table:style-name="ro12">
          <table:table-cell office:value-type="float" office:value="18">
            <text:p>18</text:p>
          </table:table-cell>
          <table:table-cell table:style-name="ce3" office:value-type="string">
            <text:p>Green River</text:p>
          </table:table-cell>
          <table:table-cell table:style-name="ce3" office:value-type="string">
            <text:p>Richard Kessler</text:p>
          </table:table-cell>
          <table:table-cell table:style-name="ce3" office:value-type="string">
            <text:p>TNC</text:p>
          </table:table-cell>
          <table:table-cell table:style-name="ce3" office:value-type="string">
            <text:p>14 August, 2007</text:p>
          </table:table-cell>
          <table:table-cell table:style-name="ce3" office:value-type="string">
            <text:p>Richard Kessler</text:p>
          </table:table-cell>
          <table:table-cell table:style-name="ce3" office:value-type="string">
            <text:p>North America</text:p>
          </table:table-cell>
          <table:table-cell table:style-name="ce3" office:value-type="string">
            <text:p>South Central Kentucky</text:p>
            <text:p>Green River Watershed</text:p>
          </table:table-cell>
          <table:table-cell table:style-name="ce3" office:value-type="string">
            <text:p>1999</text:p>
          </table:table-cell>
          <table:table-cell table:style-name="ce3" office:value-type="string">
            <text:p>perpetual</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Pollution</text:p>
          </table:table-cell>
          <table:table-cell table:style-name="ce5" office:value-type="string">
            <text:p>Housing and urban development</text:p>
            <text:p>Commercial and industrial development</text:p>
            <text:p>Energy production and mining</text:p>
            <text:p>Dam and water management</text:p>
            <text:p>Watershed alteration</text:p>
            <text:p>Non-point pollution</text:p>
          </table:table-cell>
          <table:table-cell table:style-name="ce5" office:value-type="string">
            <text:p>Major threats aside from current rural development are the prospective development of what is now farmlands that boarder the watershed. <text:s/>Storm water runoff from anthropogenic development flow into the river and pollute the waters. Also, with the new high oil prices it has become economically feasible to reopen and also build new wells in the area. <text:s/>These are serious and potential threats on the horizon that TNC is addressing right now.</text:p>
            <text:p/>
            <text:p>TNC is working with the Army Corps of Engineers on redoing the operation of Green River Reservoir Dam to abate some of the hydrological and thermal alteration it has caused. <text:s/>TNC also works with other interested parties by encouraging best management practices along the watershed.</text:p>
            <text:p/>
            <text:p>This rivershed ranks high on TNC's ecoregional priority list with its high concentration of mussels, rare cave fauna (Mammoth Caves), and fresh water fish species. <text:s/>It is also deemed as recoverable with a good chance to conserve a lot of the site's native biodiversity.</text:p>
          </table:table-cell>
          <table:table-cell table:style-name="ce5" office:value-type="string">
            <text:p>Water quality</text:p>
            <text:p>Flood mitigation</text:p>
            <text:p>Recreation</text:p>
            <text:p>Other</text:p>
          </table:table-cell>
          <table:table-cell table:style-name="ce5" office:value-type="string">
            <text:p>The Green River eventually drains into the Mississippi watershed and then to the Gulf of Mexico. <text:s/>By cleaning its waters, the Green's contribution to the may offset some of the pollution and degraded waters that flow into the Gulf.</text:p>
            <text:p/>
            <text:p>There is also an noticeable increase in the visitation to the Green with the creation of camping sites and canoe rides that tourists and locals can enjoy.</text:p>
          </table:table-cell>
          <table:table-cell/>
          <table:table-cell table:style-name="ce5" office:value-type="string">
            <text:p>There are over 151 freshwater fishes (12 of which occur only here), 71 mussels (Kentucky's only endemic is found only here) There are numerous amphibian species and bats, including rare endangered species like the gray bat. Rare beauties from the watershed include the southern maidenhair fern, spreading false foxglove and Eggertt’s sunflower.</text:p>
          </table:table-cell>
          <table:table-cell/>
          <table:table-cell table:style-name="ce5" office:value-type="string">
            <text:p>Regional</text:p>
          </table:table-cell>
          <table:table-cell table:style-name="ce5" office:value-type="string">
            <text:p>Regional</text:p>
          </table:table-cell>
          <table:table-cell table:style-name="ce5" office:value-type="string">
            <text:p>Individual private</text:p>
          </table:table-cell>
          <table:table-cell table:style-name="ce5" office:value-type="string">
            <text:p>State</text:p>
            <text:p>Private nonprofit</text:p>
            <text:p>Individual private</text:p>
          </table:table-cell>
          <table:table-cell table:style-name="ce5" office:value-type="string">
            <text:p>Private to PNP</text:p>
            <text:p>PNP to State</text:p>
          </table:table-cell>
          <table:table-cell table:style-name="ce5" office:value-type="string">
            <text:p>TNC buys lands entirely or just holds conservation easements on privately or publicly owned land. <text:s/>TNC has bought and then sold some land to the state to put under natural reserve status and management. <text:s/>TNC owns 5-600 acres but has protection on well over 3,000 acres.</text:p>
          </table:table-cell>
          <table:table-cell table:style-name="ce5" office:value-type="string">
            <text:p>Converted</text:p>
            <text:p>Other</text:p>
            <text:p>Native forest</text:p>
            <text:p>Mixed forest</text:p>
          </table:table-cell>
          <table:table-cell table:style-name="ce5" office:value-type="string">
            <text:p>Other</text:p>
            <text:p>Native forest</text:p>
            <text:p>Mixed forest</text:p>
            <text:p>Mixed grassland</text:p>
          </table:table-cell>
          <table:table-cell table:style-name="ce5" office:value-type="string">
            <text:p>Mixed grassland</text:p>
            <text:p>Mixed forest</text:p>
            <text:p>Native forest</text:p>
            <text:p>Converted</text:p>
            <text:p>Other</text:p>
          </table:table-cell>
          <table:table-cell table:style-name="ce5" office:value-type="string">
            <text:p><text:s/>There are farmlands and rural development that boarder the river. <text:s/>It is most beneficial to keep this land as farmland because this is better than the ensuing threat of other/more urban commercial or industrial development.</text:p>
            <text:p/>
            <text:p>The Nature Conservancy’s Green River project area includes 1,350 square miles of the upper Green River basin, 110 river miles from the Green River Reservoir dam to the Nolin River just below Mammoth Cave National Park in south-central Kentucky.</text:p>
          </table:table-cell>
          <table:table-cell table:style-name="ce5" office:value-type="string">
            <text:p>Subsistence farming</text:p>
            <text:p>Sustainable agriculture</text:p>
            <text:p>Nature reserve</text:p>
            <text:p>Recreational open space</text:p>
            <text:p>Commodity Crops</text:p>
            <text:p>Sustainable fishing</text:p>
          </table:table-cell>
          <table:table-cell table:style-name="ce5" office:value-type="string">
            <text:p>Subsistence farming</text:p>
            <text:p>Commodity Crops</text:p>
            <text:p>Sustainable agriculture</text:p>
            <text:p>Nature reserve</text:p>
            <text:p>Sustainable fishing</text:p>
            <text:p>Recreational open space</text:p>
          </table:table-cell>
          <table:table-cell table:style-name="ce5" office:value-type="string">
            <text:p>Keeping the land in its current state is best compared to potential commercial, residential, or industrial development. <text:s/>Conservation easements and BMPs are tools that help the project.</text:p>
          </table:table-cell>
          <table:table-cell table:style-name="ce5" office:value-type="string">
            <text:p>Rights Transfer</text:p>
            <text:p>Subsidy</text:p>
          </table:table-cell>
          <table:table-cell table:style-name="ce5" office:value-type="string">
            <text:p>Easement</text:p>
            <text:p>New subsidy</text:p>
            <text:p>Fee acquisitions</text:p>
          </table:table-cell>
          <table:table-cell table:style-name="ce5" office:value-type="string">
            <text:p>NGO managed</text:p>
          </table:table-cell>
          <table:table-cell table:style-name="ce5" office:value-type="string">
            <text:p>Carrot </text:p>
          </table:table-cell>
          <table:table-cell table:style-name="ce5" office:value-type="string">
            <text:p>Conservation easements and Cost-share programs with the State and Federal government (Farm Bill and CREP)</text:p>
          </table:table-cell>
          <table:table-cell table:style-name="ce5" office:value-type="string">
            <text:p>Development rights</text:p>
            <text:p>Other policy change</text:p>
            <text:p>Ownership rights</text:p>
          </table:table-cell>
          <table:table-cell table:style-name="ce5" office:value-type="string">
            <text:p>TNC works with local governments to create dialogs and raise awareness about the importance of the Green and the potential threats that development could bring. <text:s/>They are working on strengthening and enforcing meaningful storm water runoff criteria regulations. <text:s/>TNC also works with state agencies to insure that the right type of regulations are placed on the oil business in the area.</text:p>
          </table:table-cell>
          <table:table-cell table:style-name="ce5" office:value-type="string">
            <text:p>Training</text:p>
            <text:p>Workshops</text:p>
            <text:p>Other</text:p>
          </table:table-cell>
          <table:table-cell table:style-name="ce5" office:value-type="string">
            <text:p>At first TNC would actively go out to engage local landowner but now many of them contact TNC to receive advice about BMP, estimates for CREP payment, land assessments, and other general advice or councilling. <text:s/>TNC also does community demonstration of correct tree planting and environmental education is schools and the community.</text:p>
          </table:table-cell>
          <table:table-cell table:style-name="ce5" office:value-type="string">
            <text:p>Best Management Practices</text:p>
            <text:p>Restoration</text:p>
            <text:p>Other</text:p>
          </table:table-cell>
          <table:table-cell table:style-name="ce5" office:value-type="string">
            <text:p>BMP agriculture</text:p>
            <text:p>BMP ranching</text:p>
            <text:p>Restoring riparian zone</text:p>
            <text:p>Fencing </text:p>
            <text:p>Restoring channel flow</text:p>
            <text:p>Tourism infrastructure</text:p>
            <text:p>Other</text:p>
          </table:table-cell>
          <table:table-cell table:style-name="ce5" office:value-type="string">
            <text:p>The Green River Reservior Dam reworking as well as other along stream alterations by landowners have helped restore the natural hydrology and temperature to the river. <text:s/>Fencing of cattle, tree planting, and other BMP by the community further help to reduce the anthropogenic effects on the river. <text:s/>Note: this is not a reserve area project, rather a BMP type effort where much of the progress is voluntary.</text:p>
          </table:table-cell>
          <table:table-cell table:style-name="ce5" office:value-type="string">
            <text:p>Managing organization</text:p>
          </table:table-cell>
          <table:table-cell table:style-name="ce5" office:value-type="string">
            <text:p>Sustainable take recreation</text:p>
            <text:p>Agriculture</text:p>
          </table:table-cell>
          <table:table-cell table:style-name="ce5" office:value-type="string">
            <text:p>All</text:p>
            <text:p>All water users</text:p>
          </table:table-cell>
          <table:table-cell table:style-name="ce5" office:value-type="string">
            <text:p>Non-profit</text:p>
          </table:table-cell>
          <table:table-cell table:style-name="ce5" office:value-type="string">
            <text:p>Implementing NGO</text:p>
            <text:p>Government</text:p>
          </table:table-cell>
          <table:table-cell table:style-name="ce5" office:value-type="string">
            <text:p>Private land user</text:p>
            <text:p>Industrial/corporate</text:p>
          </table:table-cell>
          <table:table-cell table:style-name="ce5" office:value-type="string">
            <text:p>Other corporate</text:p>
            <text:p>Agriculture</text:p>
            <text:p>Rancher</text:p>
            <text:p>Other private landowners/users</text:p>
          </table:table-cell>
          <table:table-cell/>
          <table:table-cell table:style-name="ce5" office:value-type="string">
            <text:p>There isn't really a payment program set up for usage. <text:s/>Money is spent of BMPs and improving the dam functioning.</text:p>
          </table:table-cell>
          <table:table-cell table:number-columns-repeated="7"/>
          <table:table-cell table:style-name="ce5" office:value-type="string">
            <text:p><text:s text:c="2"/>Yes</text:p>
          </table:table-cell>
          <table:table-cell table:style-name="ce5" office:value-type="string">
            <text:p>During project</text:p>
          </table:table-cell>
          <table:table-cell/>
          <table:table-cell table:style-name="ce5" office:value-type="string">
            <text:p>Reveal need for policy change</text:p>
          </table:table-cell>
          <table:table-cell table:style-name="ce5" office:value-type="string">
            <text:p>With the threat of oil drilling, TNC is working with local and state governments to ensure that the correct regulations are in place and enforced. <text:s/>Also, with all the new development, TNC is working to ensure that <text:s/>meaningful stormwater runoff regulations</text:p>
          </table:table-cell>
          <table:table-cell table:style-name="ce5" office:value-type="string">
            <text:p><text:s text:c="2"/>Yes</text:p>
          </table:table-cell>
          <table:table-cell table:style-name="ce5" office:value-type="string">
            <text:p>Main reason for project creation. <text:s/>Saw that there was still a chance to conserve to the native biodiversity. <text:s/>Site ranked high in ecoregional planning, many aquatic conservation targets mussels, rare cave fauna. 150 species of native fishes, very diverse </text:p>
          </table:table-cell>
          <table:table-cell table:number-columns-repeated="43"/>
          <table:table-cell table:style-name="ce5" office:value-type="string">
            <text:p><text:s text:c="2"/>Yes</text:p>
          </table:table-cell>
          <table:table-cell table:number-columns-repeated="14"/>
          <table:table-cell table:style-name="ce5" office:value-type="string">
            <text:p>water quality</text:p>
          </table:table-cell>
          <table:table-cell table:style-name="ce5" office:value-type="string">
            <text:p>local volunteers and private researchers primarily from academia.</text:p>
          </table:table-cell>
          <table:table-cell/>
          <table:table-cell table:style-name="ce5" office:value-type="string">
            <text:p>1999</text:p>
          </table:table-cell>
          <table:table-cell table:style-name="ce5" office:value-type="string">
            <text:p>twice a year</text:p>
          </table:table-cell>
          <table:table-cell table:style-name="ce5" office:value-type="string">
            <text:p>local volunteers or researchers</text:p>
          </table:table-cell>
          <table:table-cell table:style-name="ce5" office:value-type="string">
            <text:p>professional laboratory</text:p>
          </table:table-cell>
          <table:table-cell table:number-columns-repeated="6"/>
          <table:table-cell table:style-name="ce5" office:value-type="string">
            <text:p>There is a group called the Green River Watershed Watch that consists of 50-60 volunteers who monitor the water quality of the river. <text:s/>Local researchers also monitor. <text:s/>Monitoring has a lot to do with funding availability and volunteer williingness.</text:p>
          </table:table-cell>
          <table:table-cell table:number-columns-repeated="21"/>
          <table:table-cell table:style-name="ce5" office:value-type="string">
            <text:p>Importance of the dollar. <text:s/></text:p>
            <text:p>Engage the right partners at the right time. <text:s/>You need the funding or political will to make it happen. <text:s/>Recognize similar goals in potential partners and and act on them, eg. CORPS. Political support helps a lot. </text:p>
            <text:p/>
            <text:p>Redoing the</text:p>
          </table:table-cell>
          <table:table-cell table:number-columns-repeated="861"/>
        </table:table-row>
        <table:table-row table:style-name="ro10">
          <table:table-cell office:value-type="float" office:value="19">
            <text:p>19</text:p>
          </table:table-cell>
          <table:table-cell table:style-name="ce3" office:value-type="string">
            <text:p>Roanoke River Project</text:p>
          </table:table-cell>
          <table:table-cell table:style-name="ce3" office:value-type="string">
            <text:p>Sam Pearsall</text:p>
          </table:table-cell>
          <table:table-cell table:style-name="ce3" office:value-type="string">
            <text:p>TNC</text:p>
          </table:table-cell>
          <table:table-cell table:style-name="ce3" office:value-type="string">
            <text:p>17 August, 2007</text:p>
          </table:table-cell>
          <table:table-cell table:style-name="ce3" office:value-type="string">
            <text:p>Sam Pearsall</text:p>
          </table:table-cell>
          <table:table-cell table:style-name="ce3" office:value-type="string">
            <text:p>North America</text:p>
          </table:table-cell>
          <table:table-cell table:style-name="ce3" office:value-type="string">
            <text:p>Atlantic Slope, Roanoke River Basin</text:p>
          </table:table-cell>
          <table:table-cell table:style-name="ce3" office:value-type="string">
            <text:p>None Reported</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able:table-cell>
          <table:table-cell table:style-name="ce5" office:value-type="string">
            <text:p>Watershed alteration</text:p>
            <text:p>Dam and water management</text:p>
            <text:p>Commercial and industrial development</text:p>
          </table:table-cell>
          <table:table-cell table:style-name="ce5" office:value-type="string">
            <text:p>manage the landscape for a balance of natural conservation and human use</text:p>
            <text:p/>
            <text:p>Promote conservation of natural resources, recreation, flood control, economic development and hydropower production</text:p>
          </table:table-cell>
          <table:table-cell table:style-name="ce5" office:value-type="string">
            <text:p>Recreation</text:p>
            <text:p>Water quality</text:p>
            <text:p>Flood mitigation</text:p>
            <text:p>Water quantity</text:p>
          </table:table-cell>
          <table:table-cell table:style-name="ce5" office:value-type="string">
            <text:p>Improving river benefits many forms of recreation like fishing, hunting, and canoeing. <text:s/>Improved dam management has led to stabilization of lake levels, increased water supply, and healthy ecosystems for plants and animals.</text:p>
          </table:table-cell>
          <table:table-cell table:style-name="ce5" office:value-type="string">
            <text:p>rich slope Mesic forests</text:p>
            <text:p>non-riverine wetland forests</text:p>
            <text:p>largest and least disturbed bottomland hardwood forest ecosystem on the Atlantic Slope </text:p>
          </table:table-cell>
          <table:table-cell table:style-name="ce5" office:value-type="string">
            <text:p>red wolf, black bear, migratory fish</text:p>
          </table:table-cell>
          <table:table-cell table:style-name="ce5" office:value-type="string">
            <text:p>counties of Bertie, Halifax, Martin, Northampton and Washington: recreation, clean water, tourism, fishing.</text:p>
            <text:p>The Paddle trail, first of its kind: private eco-tourism system along the river. <text:s/>Combines economic interests of local peoples and their cultural heritage.</text:p>
          </table:table-cell>
          <table:table-cell table:style-name="ce5" office:value-type="string">
            <text:p>Regional</text:p>
          </table:table-cell>
          <table:table-cell table:style-name="ce5" office:value-type="string">
            <text:p>Regional</text:p>
          </table:table-cell>
          <table:table-cell table:style-name="ce5" office:value-type="string">
            <text:p>Individual private</text:p>
            <text:p>Corporate</text:p>
          </table:table-cell>
          <table:table-cell table:style-name="ce5" office:value-type="string">
            <text:p>Corporate</text:p>
            <text:p>Private nonprofit</text:p>
            <text:p>Individual private</text:p>
          </table:table-cell>
          <table:table-cell table:style-name="ce5" office:value-type="string">
            <text:p>Corp to PNP</text:p>
          </table:table-cell>
          <table:table-cell table:style-name="ce5" office:value-type="string">
            <text:p>More than 85,000 acres along the Roanoke River are protected by TNC.</text:p>
            <text:p/>
            <text:p>Recently, 21,231 acres and 54 stream front property were purchase from International Paper as part of the Southern Forests Project.</text:p>
          </table:table-cell>
          <table:table-cell table:style-name="ce5" office:value-type="string">
            <text:p>Wetland</text:p>
            <text:p>Native forest</text:p>
          </table:table-cell>
          <table:table-cell table:style-name="ce5" office:value-type="string">
            <text:p>Wetland</text:p>
            <text:p>Mixed forest</text:p>
            <text:p>Converted</text:p>
          </table:table-cell>
          <table:table-cell table:style-name="ce5" office:value-type="string">
            <text:p>Mixed forest</text:p>
            <text:p>Wetland</text:p>
            <text:p>Converted</text:p>
          </table:table-cell>
          <table:table-cell table:style-name="ce5" office:value-type="string">
            <text:p>Beginning in the Blue Ridge Mountains of Virginia, the Roanoke runs over 400 miles into North Carolina's Albemarle Sound. <text:s/>Tributaries cover the Coastal Plain area and its floodplain reaches five miles in width in some places.</text:p>
          </table:table-cell>
          <table:table-cell table:style-name="ce5" office:value-type="string">
            <text:p>Unsustainable grazing</text:p>
            <text:p>Commercial development</text:p>
            <text:p>Recreational open space</text:p>
            <text:p>Sustainable fishing</text:p>
            <text:p>Subsistence farming</text:p>
          </table:table-cell>
          <table:table-cell table:style-name="ce5" office:value-type="string">
            <text:p>Nature reserve</text:p>
            <text:p>Recreational open space</text:p>
            <text:p>Sustainable fishing</text:p>
          </table:table-cell>
          <table:table-cell/>
          <table:table-cell table:style-name="ce5" office:value-type="string">
            <text:p>Rights Transfer</text:p>
          </table:table-cell>
          <table:table-cell table:style-name="ce5" office:value-type="string">
            <text:p>Easement</text:p>
            <text:p>Fee acquisitions</text:p>
          </table:table-cell>
          <table:table-cell table:style-name="ce5" office:value-type="string">
            <text:p>NGO managed</text:p>
          </table:table-cell>
          <table:table-cell table:style-name="ce5" office:value-type="string">
            <text:p>Carrot </text:p>
          </table:table-cell>
          <table:table-cell/>
          <table:table-cell table:style-name="ce5" office:value-type="string">
            <text:p>Ownership rights</text:p>
            <text:p>Development rights</text:p>
          </table:table-cell>
          <table:table-cell/>
          <table:table-cell table:style-name="ce5" office:value-type="string">
            <text:p>Stakeholder engagement</text:p>
          </table:table-cell>
          <table:table-cell/>
          <table:table-cell table:style-name="ce5" office:value-type="string">
            <text:p>Restoration</text:p>
            <text:p>Research</text:p>
            <text:p>Other</text:p>
          </table:table-cell>
          <table:table-cell table:style-name="ce5" office:value-type="string">
            <text:p>Restoring riparian zone</text:p>
            <text:p>Research</text:p>
            <text:p>Pilot/demonstration</text:p>
            <text:p>Restoring channel flow</text:p>
            <text:p>Ecosystem service assessment</text:p>
            <text:p>Other</text:p>
          </table:table-cell>
          <table:table-cell table:style-name="ce5" office:value-type="string">
            <text:p>resolving flood and flow problems caused by three dams near the North Carolina/Virginia border</text:p>
            <text:p/>
            <text:p>Part of Sustainable Rivers Program (TNC/US Army Corps)</text:p>
          </table:table-cell>
          <table:table-cell table:style-name="ce5" office:value-type="string">
            <text:p>Government</text:p>
            <text:p>Managing organization</text:p>
          </table:table-cell>
          <table:table-cell table:style-name="ce5" office:value-type="string">
            <text:p>Sustainable take recreation</text:p>
          </table:table-cell>
          <table:table-cell table:style-name="ce5" office:value-type="string">
            <text:p>All</text:p>
          </table:table-cell>
          <table:table-cell table:style-name="ce5" office:value-type="string">
            <text:p>Industrial/Corporate user</text:p>
            <text:p>Tax payer</text:p>
            <text:p>Non-profit</text:p>
          </table:table-cell>
          <table:table-cell table:style-name="ce5" office:value-type="string">
            <text:p>State tax payers</text:p>
            <text:p>Implementing NGO</text:p>
            <text:p>Hydropower</text:p>
          </table:table-cell>
          <table:table-cell table:style-name="ce5" office:value-type="string">
            <text:p>Private land user</text:p>
            <text:p>Industrial/corporate</text:p>
          </table:table-cell>
          <table:table-cell table:style-name="ce5" office:value-type="string">
            <text:p>None</text:p>
            <text:p>Other private landowners/users</text:p>
            <text:p>Paper mill</text:p>
          </table:table-cell>
          <table:table-cell table:number-columns-repeated="971"/>
        </table:table-row>
        <table:table-row table:style-name="ro4">
          <table:table-cell office:value-type="float" office:value="20">
            <text:p>20</text:p>
          </table:table-cell>
          <table:table-cell table:style-name="ce3" office:value-type="string">
            <text:p>The Southern Forests Project</text:p>
          </table:table-cell>
          <table:table-cell table:style-name="ce3" office:value-type="string">
            <text:p>William J. Ginn</text:p>
          </table:table-cell>
          <table:table-cell table:style-name="ce3" office:value-type="string">
            <text:p>TNC</text:p>
          </table:table-cell>
          <table:table-cell table:style-name="ce3" office:value-type="string">
            <text:p>18 October, 2007</text:p>
          </table:table-cell>
          <table:table-cell table:style-name="ce3" office:value-type="string">
            <text:p>William J. Ginn</text:p>
          </table:table-cell>
          <table:table-cell table:style-name="ce3" office:value-type="string">
            <text:p>Alabama, Arkansas, Florida, Georgia, Louisiana, Mississippi, North Carolina, South Carolina, Tennessee, Virginia, Wisconsin</text:p>
            <text:p/>
          </table:table-cell>
          <table:table-cell table:style-name="ce3" office:value-type="string">
            <text:p>Southern United States </text:p>
          </table:table-cell>
          <table:table-cell table:style-name="ce3" office:value-type="string">
            <text:p>2006</text:p>
          </table:table-cell>
          <table:table-cell table:style-name="ce3" office:value-type="string">
            <text:p>3-5 years</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Climate Change</text:p>
            <text:p>Overharvest</text:p>
          </table:table-cell>
          <table:table-cell table:style-name="ce5" office:value-type="string">
            <text:p>Housing and urban development</text:p>
            <text:p>Logging</text:p>
            <text:p>Fragmentation; degradation</text:p>
            <text:p>Species stresses</text:p>
            <text:p>Roads and service corridors</text:p>
            <text:p>Invasive species</text:p>
            <text:p>Non-timber crops (ag)</text:p>
            <text:p>Commercial and industrial development</text:p>
            <text:p>Climate change and severe weather</text:p>
          </table:table-cell>
          <table:table-cell table:style-name="ce5" office:value-type="string">
            <text:p>In March 2006, The Nature Conservancy and The Conservation Fund purchased nearly 220,000 acres of forested land across 10 states from International Paper, largely for the purpose of completing/connecting fragmented parcels of critical habitat already under protection. These newly acquired lands eventually fall under state ownership and protection, usually to be open for public recreational use. <text:s/>Some of the lands go to private companies for sustainable timber harvest, although TNC either sustains a conservation easement or the rights to purchase one in the future. <text:s/>Lands were chosen in part based on TNC ecoregional planning and proximity to riverways and estuaries.</text:p>
            <text:p/>
            <text:p>All the lands are in great condition and house many biologically and ecologically significant species and habitats. <text:s/>This land acquisition comes in the middle of an ongoing relationship with IP who has transferred over 1.5 million of its land holdings to protection. <text:s/></text:p>
            <text:p/>
            <text:p>The South is the most biologically diverse AND threatened areas in the US. <text:s/>Fragmentation by subdivision and conversion to agriculture and development put these ecologically and culturally significant habitats in danger. <text:s/>Climate change is also an issue, increasing the importance of contiguous tracts of habitat (eg. riparian corridors like along the Roanoke, NC.)</text:p>
          </table:table-cell>
          <table:table-cell table:style-name="ce5" office:value-type="string">
            <text:p>Recreation</text:p>
            <text:p>Water quality</text:p>
            <text:p>Fisheries</text:p>
            <text:p>Other cultural services</text:p>
            <text:p>Genetic resources</text:p>
            <text:p>Timber</text:p>
            <text:p>Water quantity</text:p>
            <text:p>Pollination</text:p>
          </table:table-cell>
          <table:table-cell table:style-name="ce5" office:value-type="string">
            <text:p>The approach to conservation has moved to a landscape scale so acquiring these lands was based on their proximity and connectability to other protected and important areas. <text:s/>The piecing together of these landscape scale ecosystems will provide better insurance for all the important functions as well as species that are present.</text:p>
            <text:p/>
            <text:p>These lands and waters will also be open to recreation when possible:</text:p>
            <text:p>hunters, hikers, fishers, birdwatchers, boaters etc.</text:p>
          </table:table-cell>
          <table:table-cell table:style-name="ce5" office:value-type="string">
            <text:p>longleaf pine habitat and bottomland hardwood forests; freshwater ecosystems; marine estuaries</text:p>
          </table:table-cell>
          <table:table-cell table:style-name="ce5" office:value-type="string">
            <text:p>species are important, but addressed as part of an ecosystem</text:p>
          </table:table-cell>
          <table:table-cell/>
          <table:table-cell table:style-name="ce5" office:value-type="string">
            <text:p>Regional</text:p>
          </table:table-cell>
          <table:table-cell table:style-name="ce5" office:value-type="string">
            <text:p>Regional</text:p>
          </table:table-cell>
          <table:table-cell table:style-name="ce5" office:value-type="string">
            <text:p>Corporate</text:p>
          </table:table-cell>
          <table:table-cell table:style-name="ce5" office:value-type="string">
            <text:p>Private nonprofit</text:p>
            <text:p>State</text:p>
            <text:p>Corporate</text:p>
          </table:table-cell>
          <table:table-cell table:style-name="ce5" office:value-type="string">
            <text:p>PNP to State</text:p>
            <text:p>PNP to Corp</text:p>
            <text:p>Corp to PNP</text:p>
          </table:table-cell>
          <table:table-cell table:style-name="ce5" office:value-type="string">
            <text:p>173,000 acres bought by The Nature Conservancy across 10 Southern states: Virginia, North Carolina, Georgia, Tennessee, Florida, Mississippi, Alabama, Louisiana, and Arkansas</text:p>
            <text:p>39,000 acres bought jointly <text:s/>in South Carolina by The Nature Conservancy and The Conservation Fund</text:p>
            <text:p>&amp; 6,000 acres in Florida and North Carolina bought by The Conservation Fund.</text:p>
            <text:p/>
            <text:p>During a general 3 year process, most of this land will be transferred to public agencies to be converted to state forests, wildlife management areas, and parks. <text:s/>A great deal of this partitioning has already occurred. <text:s/>Land in Virginia, Florida, and Georgia that is sold to Conservation Forestry, LLC and Forest Investment Associates (two private timber investment and management entities) will continue to be used for fiber sources, while TNC retains conservation easements or the right to purchase them in the future.</text:p>
            <text:p/>
          </table:table-cell>
          <table:table-cell table:style-name="ce5" office:value-type="string">
            <text:p>Native forest</text:p>
          </table:table-cell>
          <table:table-cell table:style-name="ce5" office:value-type="string">
            <text:p>Mixed forest</text:p>
          </table:table-cell>
          <table:table-cell table:style-name="ce5" office:value-type="string">
            <text:p>Mixed forest</text:p>
          </table:table-cell>
          <table:table-cell table:style-name="ce5" office:value-type="string">
            <text:p>In some areas that were previously used as pine tree plantations, efforts to revert the area back to its natural cover may simultaneously provide IP with the quota of timber it required in the agreement.</text:p>
          </table:table-cell>
          <table:table-cell table:style-name="ce5" office:value-type="string">
            <text:p>Plantation forestry</text:p>
          </table:table-cell>
          <table:table-cell table:style-name="ce5" office:value-type="string">
            <text:p>Nature reserve</text:p>
            <text:p>Recreational open space</text:p>
            <text:p>Sustainable fishing</text:p>
            <text:p>Sustainable timber harvest</text:p>
          </table:table-cell>
          <table:table-cell table:style-name="ce5" office:value-type="string">
            <text:p>Most of the land will be transferred to public ownership &amp; management to insure the long-term protection of the areas. <text:s/>They will largely become recreational areas while there will be ongoing efforts to restore them to their natural cover. <text:s/>Some land will go to private timber companies for planned forestry use.</text:p>
          </table:table-cell>
          <table:table-cell table:style-name="ce5" office:value-type="string">
            <text:p>Rights Transfer</text:p>
            <text:p>Taxes</text:p>
          </table:table-cell>
          <table:table-cell table:style-name="ce5" office:value-type="string">
            <text:p>Fee acquisitions</text:p>
            <text:p>Easement</text:p>
            <text:p>Redistribution of taxes</text:p>
            <text:p>Banking market</text:p>
          </table:table-cell>
          <table:table-cell table:style-name="ce5" office:value-type="string">
            <text:p>Conservation buyer</text:p>
            <text:p>NGO managed</text:p>
            <text:p>Other partner managed</text:p>
          </table:table-cell>
          <table:table-cell table:style-name="ce5" office:value-type="string">
            <text:p>Carrot </text:p>
          </table:table-cell>
          <table:table-cell table:style-name="ce5" office:value-type="string">
            <text:p>TNC and the Conservation Fund purchased land previously owned and used by the International Paper corporation for pulpwood harvest. <text:s/>The 218,000 acres were bought for $384 million dollars by the two organizations. <text:s/>The conservation organizations own the trees, but as part of the agreement <text:s/>provide IP with a certain pre-approved amount of pulpwood for its mills under five-year fiber supply agreements. <text:s/></text:p>
            <text:p/>
            <text:p>States use money ear marked for conservation purposes and so in this way the land is insured for protection by the will of tax-payers. <text:s/>Conservation easements will be used to insure the protection of the rest of the land that goes to private timber companies.</text:p>
          </table:table-cell>
          <table:table-cell table:style-name="ce5" office:value-type="string">
            <text:p>Ownership rights</text:p>
            <text:p>Administration rights</text:p>
            <text:p>Development rights</text:p>
            <text:p>Redistribute tax</text:p>
          </table:table-cell>
          <table:table-cell table:style-name="ce5" office:value-type="string">
            <text:p>A history of working with IP on land planning and conservation issues made negotiating the purchase smoother. <text:s/>IP also made recommendations on areas it felt would be valuable for conservation.</text:p>
            <text:p/>
            <text:p>Partnerships with private parties, local, and state agencies made this largescale purchase possible.</text:p>
            <text:p/>
            <text:p>According to the terms of these agreements, the new owners own the trees outright and agree to provide IP with a certain pre-approved amount of pulpwood for its mills each year. As part of the agreement, IP will receive a quota of timber from areas that the new owners deem best, while areas of high conservation value will be able to be set aside. <text:s/>The new owners will decide which specific tracts within the 13 larger parcels to harvest, what harvesting methods to use, and when to harvest.</text:p>
            <text:p/>
            <text:p>Ownership of the land is intended to be transferred to various public agencies to be managed as state and wildlife protected areas and parks.</text:p>
          </table:table-cell>
          <table:table-cell table:style-name="ce5" office:value-type="string">
            <text:p>Stakeholder engagement</text:p>
          </table:table-cell>
          <table:table-cell/>
          <table:table-cell table:style-name="ce5" office:value-type="string">
            <text:p>Best Management Practices</text:p>
            <text:p>Restoration</text:p>
            <text:p>Preservation</text:p>
          </table:table-cell>
          <table:table-cell table:style-name="ce5" office:value-type="string">
            <text:p>BMP forestry</text:p>
            <text:p>Legal protection</text:p>
            <text:p>Regeneration</text:p>
            <text:p>Other</text:p>
          </table:table-cell>
          <table:table-cell table:style-name="ce5" office:value-type="string">
            <text:p>Majority of the lands and water will be protected by state agencies and open for public uses such as hunting, fishing, hiking and boating.</text:p>
            <text:p/>
            <text:p>Timber management will be subject to forest certification standards that help protect the biological diversity of the forest. <text:s/>Timber harvesting will continue for a set period on some of the lands. As part of this agreement, the conservation organizations agreed to provide a set amount of pulpwood, under five-year fiber supply agreements, from 13 of the larger parcels.</text:p>
            <text:p/>
            <text:p>Lands being held by Conservation Forestry LLC and Forest Investment Associates may be leased to hunting and fishing clubs as has been the case in the past.</text:p>
            <text:p/>
            <text:p/>
          </table:table-cell>
          <table:table-cell table:style-name="ce5" office:value-type="string">
            <text:p>Managing organization</text:p>
            <text:p>Partner organization</text:p>
            <text:p>Government</text:p>
            <text:p>Other</text:p>
          </table:table-cell>
          <table:table-cell table:style-name="ce5" office:value-type="string">
            <text:p>Managed forestry</text:p>
            <text:p>Sustainable take recreation</text:p>
          </table:table-cell>
          <table:table-cell table:style-name="ce5" office:value-type="string">
            <text:p>Paper mill</text:p>
            <text:p>Recreation users</text:p>
          </table:table-cell>
          <table:table-cell table:style-name="ce5" office:value-type="string">
            <text:p>Tax payer</text:p>
            <text:p>Non-profit</text:p>
            <text:p>Industrial/Corporate user</text:p>
          </table:table-cell>
          <table:table-cell table:style-name="ce5" office:value-type="string">
            <text:p>Government</text:p>
            <text:p>State tax payers</text:p>
            <text:p>Federal tax payers</text:p>
            <text:p>Forester</text:p>
            <text:p>Implementing NGO</text:p>
            <text:p>Paper mill</text:p>
          </table:table-cell>
          <table:table-cell table:style-name="ce5" office:value-type="string">
            <text:p>Industrial/corporate</text:p>
          </table:table-cell>
          <table:table-cell table:style-name="ce5" office:value-type="string">
            <text:p>Paper mill</text:p>
          </table:table-cell>
          <table:table-cell/>
          <table:table-cell table:style-name="ce5" office:value-type="string">
            <text:p>383 million dollar purchase of lands from International Paper.</text:p>
            <text:p>110 million by private timber investors who bought timber rights, where conservation objectives could still be met simultaneously.</text:p>
            <text:p>250 million by state agencies from many different sources.</text:p>
            <text:p>23 million from philanthropy, private donations and some federal government sources.</text:p>
            <text:p/>
          </table:table-cell>
          <table:table-cell table:style-name="ce5" office:value-type="string">
            <text:p><text:s text:c="2"/>Yes</text:p>
          </table:table-cell>
          <table:table-cell table:style-name="ce5" office:value-type="string">
            <text:p>Pre-project</text:p>
          </table:table-cell>
          <table:table-cell table:style-name="ce5" office:value-type="string">
            <text:p>sale price and target pieces of land</text:p>
          </table:table-cell>
          <table:table-cell table:style-name="ce5" office:value-type="string">
            <text:p>Redirect money to conservation</text:p>
            <text:p>Change land user practice</text:p>
          </table:table-cell>
          <table:table-cell table:style-name="ce5" office:value-type="string">
            <text:p>Simple</text:p>
            <text:p>Contingent valuation (WTP)</text:p>
          </table:table-cell>
          <table:table-cell/>
          <table:table-cell table:style-name="ce5" office:value-type="string">
            <text:p>The land was sold for $383 million, and bought by a partnership of conservation minded buyers from private, state and local government actors.</text:p>
            <text:p/>
            <text:p>IP had expressed an interest in selling its land. <text:s/>The Nature Conservancy and The Conservation Fund were allowe</text:p>
          </table:table-cell>
          <table:table-cell table:number-columns-repeated="4"/>
          <table:table-cell table:style-name="ce5" office:value-type="string">
            <text:p>While local and state interest in independent conservation initiatives is new, it is nevertheless growing. <text:s/>Governors as well as their constituents are increasingly recognizing the value in conserving forested land, and many of the southern states had per</text:p>
          </table:table-cell>
          <table:table-cell table:style-name="ce5" office:value-type="string">
            <text:p><text:s text:c="2"/>Yes</text:p>
          </table:table-cell>
          <table:table-cell table:style-name="ce5" office:value-type="string">
            <text:p>History of land planning with IP meant familiarity with the areas. <text:s/>Local and regional planning considerations.</text:p>
            <text:p/>
            <text:p>Much of the land purchased is near rivers and estuaries. Intact forest land adjacent to waterways is critical to their value as habitat for a </text:p>
          </table:table-cell>
          <table:table-cell table:number-columns-repeated="43"/>
          <table:table-cell table:style-name="ce5" office:value-type="string">
            <text:p><text:s text:c="2"/>Yes</text:p>
          </table:table-cell>
          <table:table-cell table:number-columns-repeated="13"/>
          <table:table-cell table:style-name="ce5" office:value-type="string">
            <text:p>A lot of attention is being paid to the monitoring different aspects of the lands purchased. <text:s/>TNC - Atlanta is in charge of this effort.</text:p>
          </table:table-cell>
          <table:table-cell table:number-columns-repeated="28"/>
          <table:table-cell table:style-name="ce5" office:value-type="string">
            <text:p>Hurricane Katrina made partnering with local and state agencies in Louisiana and Mississippi difficult. <text:s/></text:p>
          </table:table-cell>
          <table:table-cell/>
          <table:table-cell table:style-name="ce5" office:value-type="string">
            <text:p>Some of the land that TNC wanted to purchase was simply too valuable to be carved out of its original tract.</text:p>
          </table:table-cell>
          <table:table-cell/>
          <table:table-cell table:style-name="ce5" office:value-type="string">
            <text:p>Federal attention to conservation is not strong, however the increasing interest that state governments show are a valuable development in seeking partnerships necessary to achieve substantial changes.</text:p>
          </table:table-cell>
          <table:table-cell table:number-columns-repeated="2"/>
          <table:table-cell table:style-name="ce5" office:value-type="string">
            <text:p>Working with state, local, and private interests made raising the funds for this large-scale purchase possible. <text:s/>The growing attention that states, especially in the south, pay to conservation is also a key factor.</text:p>
            <text:p/>
            <text:p>Replicating similar forest conservation</text:p>
          </table:table-cell>
          <table:table-cell table:style-name="ce5" office:value-type="string">
            <text:p>218,000 acres </text:p>
          </table:table-cell>
          <table:table-cell table:style-name="ce5" office:value-type="string">
            <text:p>$ 383 million</text:p>
          </table:table-cell>
          <table:table-cell table:number-columns-repeated="859"/>
        </table:table-row>
        <table:table-row table:style-name="ro10">
          <table:table-cell office:value-type="float" office:value="21">
            <text:p>21</text:p>
          </table:table-cell>
          <table:table-cell table:style-name="ce3" office:value-type="string">
            <text:p>Virginia Coast Reserve</text:p>
          </table:table-cell>
          <table:table-cell table:style-name="ce3" office:value-type="string">
            <text:p>Barry Truitt</text:p>
          </table:table-cell>
          <table:table-cell table:style-name="ce3" office:value-type="string">
            <text:p>TNC</text:p>
          </table:table-cell>
          <table:table-cell table:style-name="ce3" office:value-type="string">
            <text:p>17 August, 2007</text:p>
          </table:table-cell>
          <table:table-cell table:style-name="ce3" office:value-type="string">
            <text:p>Barry Truitt</text:p>
          </table:table-cell>
          <table:table-cell table:style-name="ce3" office:value-type="string">
            <text:p>North America</text:p>
          </table:table-cell>
          <table:table-cell table:style-name="ce3" office:value-type="string">
            <text:p>Virginia Coast</text:p>
          </table:table-cell>
          <table:table-cell table:style-name="ce3" office:value-type="string">
            <text:p>2002</text:p>
          </table:table-cell>
          <table:table-cell table:style-name="ce3" office:value-type="string">
            <text:p>perpetual</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Overharvest</text:p>
            <text:p>Pollution</text:p>
          </table:table-cell>
          <table:table-cell table:style-name="ce5" office:value-type="string">
            <text:p>Fishing</text:p>
            <text:p>Non-point pollution</text:p>
            <text:p>Aquaculture</text:p>
          </table:table-cell>
          <table:table-cell table:style-name="ce5" office:value-type="string">
            <text:p>Overharvest is likely the most significant factor contributing to the overall decline in oyster populations, due both to direct loss in numbers as well as reduced resistance to disease. <text:s/>Dermo Disease (protozoan) has now become a major threat to the oyster population by killing the animals in their second year of life. <text:s/>Degraded water from human impacts also contribute to the regional decline. <text:s/>The harvest rate is about 1% of what it used to be historically. <text:s/></text:p>
            <text:p>Poaching now threatens restoration efforts.</text:p>
            <text:p/>
            <text:p>Project goals are to restore the native oyster population to the Virginia coast area. <text:s/>TNC has successfully shown that regenerating populations, with market size oysters, is possible through their sanctuary sites (free from fishing pressure). <text:s/>TNC also hopes to influence state agencies to develop similar sanctuaries for their oyster regeneration efforts. <text:s/>These benefit not only oysters but also produce habitat and enhance water quality as ecosystem services.</text:p>
          </table:table-cell>
          <table:table-cell table:style-name="ce5" office:value-type="string">
            <text:p>Water quality</text:p>
            <text:p>Other</text:p>
            <text:p>Fisheries</text:p>
          </table:table-cell>
          <table:table-cell table:style-name="ce5" office:value-type="string">
            <text:p>Oysters are natural water filters. <text:s/>In addition, their communities provided habitat for other native species of marine animals. <text:s/>Right now, there is no plan to market the regenerated oysters from the sanctuaries although oysters are a valuable economic commodity in Virginia. <text:s/></text:p>
          </table:table-cell>
          <table:table-cell table:style-name="ce5" office:value-type="string">
            <text:p>In some cases, TNC gathers and lays shell fossil from dredged areas to create new substrate for natural spat to land and grow on. <text:s/>Otherwise, TNC simply protects viable oyster habitat to allow for the uninhibited growth of a natural population.</text:p>
          </table:table-cell>
          <table:table-cell table:style-name="ce5" office:value-type="string">
            <text:p>The native C. virginica oyster</text:p>
          </table:table-cell>
          <table:table-cell/>
          <table:table-cell table:style-name="ce5" office:value-type="string">
            <text:p>Regional</text:p>
          </table:table-cell>
          <table:table-cell table:style-name="ce5" office:value-type="string">
            <text:p>Regional</text:p>
          </table:table-cell>
          <table:table-cell table:style-name="ce5" office:value-type="string">
            <text:p>Individual private</text:p>
            <text:p>State</text:p>
          </table:table-cell>
          <table:table-cell table:style-name="ce5" office:value-type="string">
            <text:p>Private nonprofit</text:p>
            <text:p>State</text:p>
          </table:table-cell>
          <table:table-cell table:style-name="ce5" office:value-type="string">
            <text:p>Private to PNP</text:p>
          </table:table-cell>
          <table:table-cell table:style-name="ce5" office:value-type="string">
            <text:p>TNC bought the land that the sanctuaries are located on (8 acres) from private land owners. <text:s/>(In total, TNC owns about 24 acres of existing reef). <text:s/>TNC also helps in restoring 12 acres owned by the state and managed by Virginia Marine Resources Commission. </text:p>
          </table:table-cell>
          <table:table-cell table:style-name="ce5" office:value-type="string">
            <text:p>Intertidal</text:p>
          </table:table-cell>
          <table:table-cell table:style-name="ce5" office:value-type="string">
            <text:p>Intertidal</text:p>
          </table:table-cell>
          <table:table-cell table:style-name="ce5" office:value-type="string">
            <text:p>Intertidal</text:p>
          </table:table-cell>
          <table:table-cell table:style-name="ce5" office:value-type="string">
            <text:p>Some of the sanctuaries are located on barrier islands that boarder salt marshes. <text:s/>One is adjacent to the Hillcrest farm on the mainland of Virginia. <text:s/>Largely, however, the sanctuaries are in undeveloped areas of the barrier islands and their lagoons. <text:s/>TNC restored about 8 acres of new oyster reefs and owns </text:p>
          </table:table-cell>
          <table:table-cell table:style-name="ce5" office:value-type="string">
            <text:p>Unsustainable fishing</text:p>
          </table:table-cell>
          <table:table-cell table:style-name="ce5" office:value-type="string">
            <text:p>Nature reserve</text:p>
          </table:table-cell>
          <table:table-cell table:style-name="ce5" office:value-type="string">
            <text:p>Intertidal area that was once a site for oyster harvesting is put under protection for the regeneration of oyster populations.</text:p>
          </table:table-cell>
          <table:table-cell table:style-name="ce5" office:value-type="string">
            <text:p>Rights Transfer</text:p>
          </table:table-cell>
          <table:table-cell table:style-name="ce5" office:value-type="string">
            <text:p>Fee acquisitions</text:p>
          </table:table-cell>
          <table:table-cell table:style-name="ce5" office:value-type="string">
            <text:p>Conservation buyer</text:p>
          </table:table-cell>
          <table:table-cell table:style-name="ce5" office:value-type="string">
            <text:p>Carrot </text:p>
          </table:table-cell>
          <table:table-cell/>
          <table:table-cell table:style-name="ce5" office:value-type="string">
            <text:p>Ownership rights</text:p>
          </table:table-cell>
          <table:table-cell table:style-name="ce5" office:value-type="string">
            <text:p>By owning the land, TNC is able to protect it from overharvesting and fishing pressure.</text:p>
          </table:table-cell>
          <table:table-cell table:style-name="ce5" office:value-type="string">
            <text:p>Volunteers</text:p>
          </table:table-cell>
          <table:table-cell table:style-name="ce5" office:value-type="string">
            <text:p>TNC uses local community volunteers to help establish as well as monitor the progress of the oyster growth.</text:p>
          </table:table-cell>
          <table:table-cell table:style-name="ce5" office:value-type="string">
            <text:p>Restoration</text:p>
            <text:p>Research</text:p>
          </table:table-cell>
          <table:table-cell table:style-name="ce5" office:value-type="string">
            <text:p>Reseeding</text:p>
            <text:p>Regeneration</text:p>
            <text:p>Pilot/demonstration</text:p>
            <text:p>Creating seed source (nursery)</text:p>
            <text:p>Ecosystem service assessment</text:p>
            <text:p>Biodiversity assessment</text:p>
          </table:table-cell>
          <table:table-cell table:style-name="ce5" office:value-type="string">
            <text:p>By creating sanctuaries that have successfully recruited natural populations of oysters, TNC has shown that oyster restoration is possible. <text:s/>In addition, the ecosystem services that these oysters provide can be used as reasoning for the state to expand this effort for its ecological benefits. <text:s/>The oysters that grow in the sanctuaries are also those that can withstand the disease that threatens oysters the area. <text:s/>This maintenance of a brute stock can be drawn from and distributed as a resistant group. <text:s/>The intertidal nature of these populations may contribute to their resistance. <text:s/>They have been untouched for about 10 years and have grown over 1.5 feet vertically.</text:p>
          </table:table-cell>
          <table:table-cell table:style-name="ce5" office:value-type="string">
            <text:p>Managing organization</text:p>
          </table:table-cell>
          <table:table-cell table:style-name="ce5" office:value-type="string">
            <text:p>None</text:p>
          </table:table-cell>
          <table:table-cell table:style-name="ce5" office:value-type="string">
            <text:p>All water users</text:p>
          </table:table-cell>
          <table:table-cell table:style-name="ce5" office:value-type="string">
            <text:p>Non-profit</text:p>
            <text:p>Tax payer</text:p>
          </table:table-cell>
          <table:table-cell table:style-name="ce5" office:value-type="string">
            <text:p>Implementing NGO</text:p>
            <text:p>Government</text:p>
          </table:table-cell>
          <table:table-cell table:style-name="ce5" office:value-type="string">
            <text:p>Private land user</text:p>
          </table:table-cell>
          <table:table-cell table:style-name="ce5" office:value-type="string">
            <text:p>Other private landowners/users</text:p>
          </table:table-cell>
          <table:table-cell/>
          <table:table-cell table:style-name="ce5" office:value-type="string">
            <text:p>There is no payment to a resource provider, money is for implementation of the project (i.e. land, oyster substrate, monitoring).</text:p>
          </table:table-cell>
          <table:table-cell table:number-columns-repeated="6"/>
          <table:table-cell table:style-name="ce5" office:value-type="string">
            <text:p>If this can be included, poaching is a large threat to the restoration efforts, which means that that product being produced (oysters) are of high economic value to people. <text:s/></text:p>
          </table:table-cell>
          <table:table-cell table:number-columns-repeated="5"/>
          <table:table-cell table:style-name="ce5" office:value-type="string">
            <text:p><text:s text:c="2"/>Yes</text:p>
          </table:table-cell>
          <table:table-cell table:style-name="ce5" office:value-type="string">
            <text:p>Measures of the total biomass are indicators for ecosystem services like water filtration and habitat generation.</text:p>
          </table:table-cell>
          <table:table-cell table:number-columns-repeated="43"/>
          <table:table-cell table:style-name="ce5" office:value-type="string">
            <text:p><text:s text:c="2"/>Yes</text:p>
          </table:table-cell>
          <table:table-cell table:style-name="ce5" office:value-type="string">
            <text:p>size, density, vertical build up, biomass, other species population</text:p>
          </table:table-cell>
          <table:table-cell table:style-name="ce5" office:value-type="string">
            <text:p>TNC</text:p>
          </table:table-cell>
          <table:table-cell table:number-columns-repeated="2"/>
          <table:table-cell table:style-name="ce5" office:value-type="string">
            <text:p>once a year</text:p>
          </table:table-cell>
          <table:table-cell table:number-columns-repeated="6"/>
          <table:table-cell table:style-name="ce5" office:value-type="string">
            <text:p>TNC</text:p>
          </table:table-cell>
          <table:table-cell/>
          <table:table-cell table:style-name="ce5" office:value-type="string">
            <text:p>funding is to run out in February of 2008, this is a big concern.</text:p>
          </table:table-cell>
          <table:table-cell table:style-name="ce5" office:value-type="string">
            <text:p>biomass in sanctuaries</text:p>
          </table:table-cell>
          <table:table-cell table:number-columns-repeated="3"/>
          <table:table-cell table:style-name="ce5" office:value-type="string">
            <text:p>once a year</text:p>
          </table:table-cell>
          <table:table-cell table:number-columns-repeated="8"/>
          <table:table-cell table:style-name="ce5" office:value-type="string">
            <text:p>biomass is a measure of ecosystem services like water filtration</text:p>
          </table:table-cell>
          <table:table-cell table:number-columns-repeated="18"/>
          <table:table-cell table:style-name="ce5" office:value-type="string">
            <text:p>Funding for monitoring and management to run out soon.</text:p>
          </table:table-cell>
          <table:table-cell table:style-name="ce5" office:value-type="string">
            <text:p>Local commonwealths are reluctant to punish poachers because of the "big private corporation" versus the "local seaman" dynamic</text:p>
          </table:table-cell>
          <table:table-cell/>
          <table:table-cell table:style-name="ce5" office:value-type="string">
            <text:p>Restoration is possible, encourage state efforts, poaching is a big problem (but then again is a measure of the value of oysters in the area).</text:p>
          </table:table-cell>
          <table:table-cell table:number-columns-repeated="861"/>
        </table:table-row>
        <table:table-row table:style-name="ro13">
          <table:table-cell office:value-type="float" office:value="22">
            <text:p>22</text:p>
          </table:table-cell>
          <table:table-cell table:style-name="ce3" office:value-type="string">
            <text:p>Santa Fe Watershed Ecosystem Service</text:p>
          </table:table-cell>
          <table:table-cell table:style-name="ce3" office:value-type="string">
            <text:p>Laura McCarthy</text:p>
          </table:table-cell>
          <table:table-cell table:style-name="ce3" office:value-type="string">
            <text:p>TNC</text:p>
          </table:table-cell>
          <table:table-cell table:style-name="ce3" office:value-type="string">
            <text:p>7 August, 2007</text:p>
          </table:table-cell>
          <table:table-cell table:style-name="ce3" office:value-type="string">
            <text:p>Laura McCarthy</text:p>
          </table:table-cell>
          <table:table-cell table:style-name="ce3" office:value-type="string">
            <text:p>North America</text:p>
          </table:table-cell>
          <table:table-cell table:style-name="ce3" office:value-type="string">
            <text:p>Southern Rockies</text:p>
          </table:table-cell>
          <table:table-cell table:style-name="ce3" office:value-type="string">
            <text:p>2005</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able:table-cell>
          <table:table-cell table:style-name="ce5" office:value-type="string">
            <text:p>Fire </text:p>
          </table:table-cell>
          <table:table-cell table:style-name="ce5" office:value-type="string">
            <text:p>Habitat conversion: Absence of natural fire regime. <text:s/>Up to 100 years and 5-6 cycles missed, creates threat of severe fires by accumulation of dry fuel, in the end the fire consumes more vegetation and costs the government more money to deal with.</text:p>
            <text:p/>
            <text:p>Project goals: <text:s/>restore natural fire regime. <text:s/>Create a financing mechanism that states and local municipalities can use to pay for the maintence of national forest areas from which the surface water comes.</text:p>
          </table:table-cell>
          <table:table-cell table:style-name="ce5" office:value-type="string">
            <text:p>Water quality</text:p>
            <text:p>Nutrient cycling</text:p>
            <text:p>Other</text:p>
          </table:table-cell>
          <table:table-cell table:style-name="ce5" office:value-type="string">
            <text:p>Fires are natural to forest habitats and allow the cycling of nutrients and the succession of vegetation and species. <text:s/>When supressed, fuel builds, pollutes waters, and the final fire is massive (costing money and creating more pollution). <text:s/>Restoring fire will bring the forests closer to their natural regime and provide better water filtration for users down stream.</text:p>
          </table:table-cell>
          <table:table-cell table:style-name="ce5" office:value-type="string">
            <text:p>National forest</text:p>
          </table:table-cell>
          <table:table-cell/>
          <table:table-cell table:style-name="ce5" office:value-type="string">
            <text:p>Water users of Santa Fe</text:p>
          </table:table-cell>
          <table:table-cell table:style-name="ce5" office:value-type="string">
            <text:p>Regional</text:p>
          </table:table-cell>
          <table:table-cell table:style-name="ce5" office:value-type="string">
            <text:p>Region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style-name="ce5" office:value-type="string">
            <text:p>The national forest is managed and owned by the Forest Service and has been closed to the public since 1936.</text:p>
            <text:p/>
            <text:p>TNC owns a nature preserve down stream of these forests and some other privately owned lands, its preserve will also benefit from healthier water.</text:p>
          </table:table-cell>
          <table:table-cell table:style-name="ce5" office:value-type="string">
            <text:p>Native forest</text:p>
          </table:table-cell>
          <table:table-cell table:style-name="ce5" office:value-type="string">
            <text:p>Native forest</text:p>
          </table:table-cell>
          <table:table-cell table:style-name="ce5" office:value-type="string">
            <text:p>Native forest</text:p>
            <text:p>Other</text:p>
          </table:table-cell>
          <table:table-cell table:style-name="ce5" office:value-type="string">
            <text:p>Upper upper watershed is federally owned wilderness, lower upper watershed is more accesible and 7000 acres have been cleared of small tree returning it to its historical 5-8 year fire regime. <text:s/>This must be an active program, however, and funding is necessary. <text:s/>TNC came up with prescribed fire management plan for the lower upper watershed that will cost users 15 cents/household/month.</text:p>
          </table:table-cell>
          <table:table-cell table:style-name="ce5" office:value-type="string">
            <text:p>Other use</text:p>
            <text:p>Nature reserve</text:p>
            <text:p>Selective logging</text:p>
          </table:table-cell>
          <table:table-cell table:style-name="ce5" office:value-type="string">
            <text:p>Nature reserve</text:p>
            <text:p>Selective logging</text:p>
          </table:table-cell>
          <table:table-cell table:style-name="ce5" office:value-type="string">
            <text:p>National forest still, with burning.</text:p>
          </table:table-cell>
          <table:table-cell table:style-name="ce5" office:value-type="string">
            <text:p>Fees</text:p>
          </table:table-cell>
          <table:table-cell table:style-name="ce5" office:value-type="string">
            <text:p>User fee/access fee</text:p>
          </table:table-cell>
          <table:table-cell/>
          <table:table-cell table:style-name="ce5" office:value-type="string">
            <text:p>Both</text:p>
          </table:table-cell>
          <table:table-cell table:style-name="ce5" office:value-type="string">
            <text:p>instate a new fee for water quality maintenance, about 15 cents/household/month. <text:s/>set up mechanism by which water user money is in part routed to managing national forests where water is from.</text:p>
          </table:table-cell>
          <table:table-cell table:style-name="ce5" office:value-type="string">
            <text:p>New fee</text:p>
          </table:table-cell>
          <table:table-cell table:style-name="ce5" office:value-type="string">
            <text:p>new water user fee.</text:p>
          </table:table-cell>
          <table:table-cell table:number-columns-repeated="2"/>
          <table:table-cell table:style-name="ce5" office:value-type="string">
            <text:p>Best Management Practices</text:p>
            <text:p>Restoration</text:p>
          </table:table-cell>
          <table:table-cell table:style-name="ce5" office:value-type="string">
            <text:p>Fire restoration</text:p>
            <text:p>Fire management</text:p>
            <text:p>BMP forestry</text:p>
          </table:table-cell>
          <table:table-cell table:style-name="ce5" office:value-type="string">
            <text:p>TNC's role is to set up a financial mechanism by which water users, municipalities, and the managing Forest Service can exchange funding for the ecosystem service of clean water and fire control. <text:s/>TNC is working on both a system and a legislative proposal.</text:p>
          </table:table-cell>
          <table:table-cell table:style-name="ce5" office:value-type="string">
            <text:p>Government</text:p>
          </table:table-cell>
          <table:table-cell table:style-name="ce5" office:value-type="string">
            <text:p>Managed forestry</text:p>
          </table:table-cell>
          <table:table-cell table:style-name="ce5" office:value-type="string">
            <text:p>All water users</text:p>
          </table:table-cell>
          <table:table-cell table:style-name="ce5" office:value-type="string">
            <text:p>Domestic User</text:p>
            <text:p>Tax payer</text:p>
          </table:table-cell>
          <table:table-cell table:style-name="ce5" office:value-type="string">
            <text:p>All water users</text:p>
            <text:p>Government</text:p>
            <text:p>Municipality</text:p>
          </table:table-cell>
          <table:table-cell table:style-name="ce5" office:value-type="string">
            <text:p>Government</text:p>
          </table:table-cell>
          <table:table-cell table:style-name="ce5" office:value-type="string">
            <text:p>Government</text:p>
            <text:p>Federal tax payers</text:p>
          </table:table-cell>
          <table:table-cell/>
          <table:table-cell table:style-name="ce5" office:value-type="string">
            <text:p>all water users pay municipality for water (local water boss), municipality gets water from land owned and located in national forest area, municipality pays some water money to national forest association to maintain fire and keep water clean.</text:p>
          </table:table-cell>
          <table:table-cell table:style-name="ce5" office:value-type="string">
            <text:p><text:s text:c="2"/>Yes</text:p>
          </table:table-cell>
          <table:table-cell table:style-name="ce5" office:value-type="string">
            <text:p>Pre-project</text:p>
          </table:table-cell>
          <table:table-cell table:style-name="ce5" office:value-type="string">
            <text:p>$8 billion in past 7 years for fire suppression</text:p>
          </table:table-cell>
          <table:table-cell table:style-name="ce5" office:value-type="string">
            <text:p>Set fees</text:p>
            <text:p>Motivate legislation</text:p>
            <text:p>Redirect money to conservation</text:p>
          </table:table-cell>
          <table:table-cell table:style-name="ce5" office:value-type="string">
            <text:p>Simple</text:p>
          </table:table-cell>
          <table:table-cell/>
          <table:table-cell table:style-name="ce5" office:value-type="string">
            <text:p>The national bill for fire suppression has been $2 billion per year for 4 of the past 7 years. <text:s/>If more natural fires were allowed, then these past fires wouldn't have been so severe or cost so much time or money.</text:p>
          </table:table-cell>
          <table:table-cell table:style-name="ce5" office:value-type="string">
            <text:p><text:s text:c="2"/>Yes</text:p>
          </table:table-cell>
          <table:table-cell table:style-name="ce5" office:value-type="string">
            <text:p>Pre-project</text:p>
          </table:table-cell>
          <table:table-cell table:style-name="ce5" office:value-type="string">
            <text:p>understanding the authority and relationship that the Forest Service has with the local municipalities and their water supplies. <text:s/>This can lead to a funding policy for services provided.</text:p>
          </table:table-cell>
          <table:table-cell table:style-name="ce5" office:value-type="string">
            <text:p>Motivate legislation</text:p>
          </table:table-cell>
          <table:table-cell table:style-name="ce5" office:value-type="string">
            <text:p>Shows where policy change (funding policy) can be inserted to pay for managment.</text:p>
          </table:table-cell>
          <table:table-cell table:style-name="ce5" office:value-type="string">
            <text:p><text:s text:c="2"/>Yes</text:p>
          </table:table-cell>
          <table:table-cell table:style-name="ce5" office:value-type="string">
            <text:p>Natural forest habitats need fire cycles or build up of fuel causes massive fires and is destructive to the system.</text:p>
          </table:table-cell>
          <table:table-cell table:number-columns-repeated="43"/>
          <table:table-cell table:style-name="ce5" office:value-type="string">
            <text:p><text:s text:c="2"/>Yes</text:p>
          </table:table-cell>
          <table:table-cell table:number-columns-repeated="14"/>
          <table:table-cell table:style-name="ce5" office:value-type="string">
            <text:p>fuel levels in forested areas</text:p>
          </table:table-cell>
          <table:table-cell/>
          <table:table-cell table:style-name="ce5" office:value-type="string">
            <text:p>lower upper watershed</text:p>
          </table:table-cell>
          <table:table-cell table:number-columns-repeated="10"/>
          <table:table-cell table:style-name="ce5" office:value-type="string">
            <text:p>back to historical load and 5-8 year fire regime.</text:p>
          </table:table-cell>
          <table:table-cell table:number-columns-repeated="14"/>
          <table:table-cell table:style-name="ce5" office:value-type="string">
            <text:p>Must set up legislative mechanism to pay for ecosystem service of clean water.</text:p>
          </table:table-cell>
          <table:table-cell table:number-columns-repeated="3"/>
          <table:table-cell table:style-name="ce5" office:value-type="string">
            <text:p>It will cost money to do fire management, which is an ongoing job. <text:s/></text:p>
          </table:table-cell>
          <table:table-cell table:number-columns-repeated="2"/>
          <table:table-cell table:style-name="ce5" office:value-type="string">
            <text:p>This was a simple and logical opportunity to modify a system where conservation and management of nature can be paid for and enjoyed by a preexisting market.</text:p>
          </table:table-cell>
          <table:table-cell table:number-columns-repeated="861"/>
        </table:table-row>
        <table:table-row table:style-name="ro12">
          <table:table-cell office:value-type="float" office:value="23">
            <text:p>23</text:p>
          </table:table-cell>
          <table:table-cell table:style-name="ce3" office:value-type="string">
            <text:p>Laojunshan Conservation Education Pride Campaign</text:p>
          </table:table-cell>
          <table:table-cell table:style-name="ce3" office:value-type="string">
            <text:p>Yanfang (Angela) Cun</text:p>
          </table:table-cell>
          <table:table-cell table:style-name="ce3" office:value-type="string">
            <text:p>TNC</text:p>
          </table:table-cell>
          <table:table-cell table:style-name="ce3" office:value-type="string">
            <text:p>22 August, 2007</text:p>
          </table:table-cell>
          <table:table-cell table:style-name="ce3" office:value-type="string">
            <text:p>Angela Cun</text:p>
          </table:table-cell>
          <table:table-cell table:style-name="ce3" office:value-type="string">
            <text:p>China</text:p>
          </table:table-cell>
          <table:table-cell table:style-name="ce3" office:value-type="string">
            <text:p>Laojunshan Mountain Range</text:p>
          </table:table-cell>
          <table:table-cell table:style-name="ce3" office:value-type="string">
            <text:p>2003</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Overharvest</text:p>
          </table:table-cell>
          <table:table-cell table:style-name="ce5" office:value-type="string">
            <text:p>Hunting</text:p>
            <text:p>Logging</text:p>
            <text:p>Housing and urban development</text:p>
            <text:p>Tourism and Recreation development</text:p>
            <text:p>Fragmentation; degradation</text:p>
            <text:p>Energy production and mining</text:p>
            <text:p>Roads and service corridors</text:p>
          </table:table-cell>
          <table:table-cell table:style-name="ce5" office:value-type="string">
            <text:p>TNC is utilizing a new form of environmental education called the "Pride Campaign." <text:s/>It motivates pride for a place by emphasizing key charismatic species and the importance of natural ecosystems where people live (and get many of the goods and services they rely on daily.) <text:s/>The Conservation Education Pride campaign, which works in tandem with TNC China's National Parks Program, focuses on increasing awareness and promoting the use of alternative practices to enhance the health of ecosystems and livelihoods of people in and around the park. <text:s/>The Pride Campaign is different from regular environmental education because it appeals to the emotions of community members and taps into 'social marketing'.</text:p>
            <text:p/>
            <text:p>The Yunnan Golden Monkey is the flagship species used to raise awareness. </text:p>
            <text:p>The Campaign aids communities around newly national protected parks with management and planed usage plans for natural goods and lands in the area. <text:s/>Students, farmers, and businessmen will all be targeted using a range of outreach activities and materials. <text:s text:c="2"/></text:p>
            <text:p/>
            <text:p>Threats: <text:s/>13 populations of the Yunnan Golden Monkey exist but are isolated, similar to island quarantine. <text:s/>There is a a history of logging, grazing, and now poaching (unintentional though) </text:p>
            <text:p>Tourism also brings the building of new roads and infrastructure into mountainous areas. <text:s/>Mining for copper and zinc.</text:p>
          </table:table-cell>
          <table:table-cell table:style-name="ce5" office:value-type="string">
            <text:p>Recreation</text:p>
            <text:p>Genetic resources</text:p>
            <text:p>Other cultural services</text:p>
            <text:p>Water quality</text:p>
            <text:p>Soil Stabilization</text:p>
            <text:p>Food (subsistence)</text:p>
          </table:table-cell>
          <table:table-cell/>
          <table:table-cell table:style-name="ce5" office:value-type="string">
            <text:p>special red sand stone ecosystems, </text:p>
            <text:p>forest ecosystems</text:p>
          </table:table-cell>
          <table:table-cell table:style-name="ce5" office:value-type="string">
            <text:p>Yunnan Golden Monkey, 13 populations totally only 2,000 individuals</text:p>
          </table:table-cell>
          <table:table-cell/>
          <table:table-cell table:style-name="ce5" office:value-type="string">
            <text:p>Regional</text:p>
          </table:table-cell>
          <table:table-cell table:style-name="ce5" office:value-type="string">
            <text:p>Region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style-name="ce5" office:value-type="string">
            <text:p>Liming and Shitou (townships in the Laojun area). <text:s/>Laojun is not a nature reserve yet, it is only a World Heritage site, declared by UNESCO. <text:s/>TNC is working on giving it nature reserve (national park) status under the national government.</text:p>
          </table:table-cell>
          <table:table-cell table:style-name="ce5" office:value-type="string">
            <text:p>Native forest</text:p>
            <text:p>Native scrub/shrub</text:p>
            <text:p>Other</text:p>
          </table:table-cell>
          <table:table-cell table:style-name="ce5" office:value-type="string">
            <text:p>Native forest</text:p>
            <text:p>Native scrub/shrub</text:p>
            <text:p>Other</text:p>
          </table:table-cell>
          <table:table-cell table:style-name="ce5" office:value-type="string">
            <text:p>Native forest</text:p>
            <text:p>Native scrub/shrub</text:p>
            <text:p>Other</text:p>
          </table:table-cell>
          <table:table-cell table:style-name="ce5" office:value-type="string">
            <text:p>Various mountain ecosystems: forests, alpine mosaic, alpine lakes, ravine ecosystems, red sandstone – especially fragile, cannot be recovered once lost, shruby area.</text:p>
            <text:p/>
            <text:p/>
          </table:table-cell>
          <table:table-cell table:style-name="ce5" office:value-type="string">
            <text:p>Primary forest clearing</text:p>
            <text:p>Unsustainable grazing</text:p>
            <text:p>Residential development</text:p>
            <text:p>Recreational open space</text:p>
          </table:table-cell>
          <table:table-cell table:style-name="ce5" office:value-type="string">
            <text:p>Nature reserve</text:p>
            <text:p>Recreational open space</text:p>
            <text:p>Sustainable grazing</text:p>
          </table:table-cell>
          <table:table-cell table:style-name="ce5" office:value-type="string">
            <text:p>Creation of national parks is accompanied by environmental education and resource use planning and training. <text:s/>People will still use products from around the park area as well as engage in local ecotourism.</text:p>
          </table:table-cell>
          <table:table-cell table:style-name="ce5" office:value-type="string">
            <text:p>Other</text:p>
            <text:p>Markets</text:p>
          </table:table-cell>
          <table:table-cell table:style-name="ce5" office:value-type="string">
            <text:p>Niche market</text:p>
            <text:p>Other</text:p>
          </table:table-cell>
          <table:table-cell/>
          <table:table-cell table:style-name="ce5" office:value-type="string">
            <text:p>Carrot </text:p>
          </table:table-cell>
          <table:table-cell table:style-name="ce5" office:value-type="string">
            <text:p>'Matsudaki' mushroom sales and tourism profits.</text:p>
          </table:table-cell>
          <table:table-cell table:style-name="ce5" office:value-type="string">
            <text:p>Other policy change</text:p>
            <text:p>Cap</text:p>
          </table:table-cell>
          <table:table-cell table:style-name="ce5" office:value-type="string">
            <text:p>National Park protection status and local management and regulation of villagers take quotas and timing (example: Matsudaki mushroom harvest regulations led to healthier crops).</text:p>
          </table:table-cell>
          <table:table-cell table:style-name="ce5" office:value-type="string">
            <text:p>Education and outreach</text:p>
            <text:p>Training</text:p>
            <text:p>Workshops</text:p>
            <text:p>Meetings</text:p>
            <text:p>Communications</text:p>
            <text:p>Stakeholder engagement</text:p>
          </table:table-cell>
          <table:table-cell table:style-name="ce5" office:value-type="string">
            <text:p>Various methods to educate public and raise awareness about local threats and best management practices. <text:s/>School lessons, puppet shows, village meetings, training workshops, radio broadcasts etc.</text:p>
          </table:table-cell>
          <table:table-cell table:style-name="ce5" office:value-type="string">
            <text:p>Best Management Practices</text:p>
            <text:p>Other</text:p>
            <text:p>Research</text:p>
            <text:p>Preservation</text:p>
          </table:table-cell>
          <table:table-cell table:style-name="ce5" office:value-type="string">
            <text:p>Park guards</text:p>
            <text:p>Infrastructure</text:p>
            <text:p>Legal protection</text:p>
            <text:p>Tourism infrastructure</text:p>
            <text:p>Trail building</text:p>
            <text:p>Pilot/demonstration</text:p>
            <text:p>Other</text:p>
          </table:table-cell>
          <table:table-cell table:style-name="ce5" office:value-type="string">
            <text:p>In addition, this method is now beginning a project on the Bai Ma Nature Reserve (an education booklet) and planning to move to Meili and Shangri-la areas where TNC is working on promoting the National Parks program.</text:p>
            <text:p/>
            <text:p>TNC helps set up local resource management schemes. <text:s/>Set up an environmental club in the local school. <text:s/>Built a small visitor center to educate both locals and visitors.</text:p>
            <text:p/>
            <text:p>People harvest mushrooms (valuable and marketable commodity), herbs, and graze animals in lands surrounding the parks.</text:p>
            <text:p/>
            <text:p>An ecotourism industry also has the potential to raise funding, there already exists some infrastructure for like like a Natural Heritage field station, and guided tours. <text:s/>Locals can set up restaurants, lodging, and guided tours to accommodate visitors. </text:p>
          </table:table-cell>
          <table:table-cell table:style-name="ce5" office:value-type="string">
            <text:p>Government</text:p>
            <text:p>Managing organization</text:p>
          </table:table-cell>
          <table:table-cell table:style-name="ce5" office:value-type="string">
            <text:p>Natural product extraction</text:p>
            <text:p>No take recreation</text:p>
          </table:table-cell>
          <table:table-cell table:style-name="ce5" office:value-type="string">
            <text:p>Rural domestic</text:p>
            <text:p>Recreation users</text:p>
          </table:table-cell>
          <table:table-cell table:style-name="ce5" office:value-type="string">
            <text:p>Non-profit</text:p>
            <text:p>Domestic User</text:p>
          </table:table-cell>
          <table:table-cell table:style-name="ce5" office:value-type="string">
            <text:p>Implementing NGO</text:p>
            <text:p>Other NGO</text:p>
            <text:p>Recreation users</text:p>
          </table:table-cell>
          <table:table-cell table:style-name="ce5" office:value-type="string">
            <text:p>Private land user</text:p>
          </table:table-cell>
          <table:table-cell table:style-name="ce5" office:value-type="string">
            <text:p>Rural domestic</text:p>
          </table:table-cell>
          <table:table-cell/>
          <table:table-cell table:style-name="ce5" office:value-type="string">
            <text:p>Funds generated from sales of NTFPs and ecotourism will go to individuals in the community.</text:p>
          </table:table-cell>
          <table:table-cell table:number-columns-repeated="3"/>
          <table:table-cell table:style-name="ce5" office:value-type="string">
            <text:p>Change land user practice</text:p>
          </table:table-cell>
          <table:table-cell table:style-name="ce5" office:value-type="string">
            <text:p>Simple</text:p>
          </table:table-cell>
          <table:table-cell table:style-name="ce5" office:value-type="string">
            <text:p>None</text:p>
          </table:table-cell>
          <table:table-cell table:style-name="ce5" office:value-type="string">
            <text:p>certain mushrooms as well as the Chines Ghost Moth are very valuable and fetch high costs at market, their sustainable management is useful to local harvesters. <text:s/></text:p>
          </table:table-cell>
          <table:table-cell table:number-columns-repeated="79"/>
          <table:table-cell table:style-name="ce5" office:value-type="string">
            <text:p>Local awareness and attitude</text:p>
          </table:table-cell>
          <table:table-cell table:style-name="ce5" office:value-type="string">
            <text:p>Survey</text:p>
          </table:table-cell>
          <table:table-cell table:style-name="ce5" office:value-type="string">
            <text:p>Liming and Shitou townships</text:p>
          </table:table-cell>
          <table:table-cell/>
          <table:table-cell table:style-name="ce5" office:value-type="string">
            <text:p>Once before, during, and after project (3 total)</text:p>
          </table:table-cell>
          <table:table-cell table:style-name="ce5" office:value-type="string">
            <text:p>Angela Cun</text:p>
          </table:table-cell>
          <table:table-cell table:number-columns-repeated="7"/>
          <table:table-cell table:style-name="ce5" office:value-type="string">
            <text:p>This was a fairly complex survey that maybe simplified in the future</text:p>
          </table:table-cell>
          <table:table-cell table:number-columns-repeated="7"/>
          <table:table-cell table:style-name="ce5" office:value-type="string">
            <text:p>These Pride campaigns are in the developmental process and are adapting while they work. <text:s/>Outside advice on community and economic development strategies may help improve the program.</text:p>
          </table:table-cell>
          <table:table-cell table:number-columns-repeated="861"/>
        </table:table-row>
        <table:table-row table:style-name="ro5">
          <table:table-cell office:value-type="float" office:value="24">
            <text:p>24</text:p>
          </table:table-cell>
          <table:table-cell table:style-name="ce3" office:value-type="string">
            <text:p>Misool Raja Ampat Marine Protected Area</text:p>
          </table:table-cell>
          <table:table-cell table:style-name="ce3" office:value-type="string">
            <text:p>Obed Lense</text:p>
          </table:table-cell>
          <table:table-cell table:style-name="ce3" office:value-type="string">
            <text:p>TNC</text:p>
          </table:table-cell>
          <table:table-cell table:style-name="ce3" office:value-type="string">
            <text:p>28 August, 2007</text:p>
          </table:table-cell>
          <table:table-cell table:style-name="ce3" office:value-type="string">
            <text:p>Obed Lense</text:p>
          </table:table-cell>
          <table:table-cell table:style-name="ce3" office:value-type="string">
            <text:p>Indonesia</text:p>
          </table:table-cell>
          <table:table-cell table:style-name="ce3" office:value-type="string">
            <text:p>Papua</text:p>
          </table:table-cell>
          <table:table-cell table:style-name="ce3" office:value-type="string">
            <text:p>2006</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Overharvest</text:p>
          </table:table-cell>
          <table:table-cell table:style-name="ce5" office:value-type="string">
            <text:p>Fishing</text:p>
          </table:table-cell>
          <table:table-cell table:style-name="ce5" office:value-type="string">
            <text:p>The main goal of the Misool program is to support the CTC Raja Ampat long term goals in this area <text:s/>(1) to maintain the biodiversity of the Raja Ampat islands at least at 2003 levels, and (2) to create – together with other partners – a resilient network of MPAs in the Bird’s Head functional seascape that sustains resource for the benefit of the people of Raja Ampat. <text:s/></text:p>
            <text:p/>
            <text:p>Threats to this area include cyanide and blast fishing, practiced by non-resident fishers. </text:p>
          </table:table-cell>
          <table:table-cell table:style-name="ce5" office:value-type="string">
            <text:p>Genetic resources</text:p>
            <text:p>Recreation</text:p>
            <text:p>Food (subsistence)</text:p>
            <text:p>Fisheries</text:p>
          </table:table-cell>
          <table:table-cell table:style-name="ce5" office:value-type="string">
            <text:p>Fish are a staple food source to the local communities.</text:p>
            <text:p>Marine tourism based around the MPA.</text:p>
          </table:table-cell>
          <table:table-cell table:style-name="ce5" office:value-type="string">
            <text:p>Coral reef, mangroves and seagrass, turtle nesting beaches, marine coastal shores, semi-enclosed lagoons</text:p>
          </table:table-cell>
          <table:table-cell table:style-name="ce5" office:value-type="string">
            <text:p>numerous fish and coral species</text:p>
            <text:p>coastal marine and demarsal species that support economies: Groupers, Napolean wrasse, snappers, sharks, aquarium fishes, lobster, sea cucumber, giant clam, donkey's ear abalone, green and hawksbill seaturtles.</text:p>
          </table:table-cell>
          <table:table-cell table:style-name="ce5" office:value-type="string">
            <text:p>People in Southeast Misool feel they lack the capacity to protect their marine and terrestrial resources within their customary territory. The subsistence way of life does not provide the local communities with suitable methods and techniques to abate illegal fishing. Frustrated by continuing illegal fishing by outsiders, some of the people from Misool and from other islands in Raja Ampat are starting to take part in illegal fishing to secure an income for their families. Preliminary findings from a survey of local communities’ perceptions indicate that many people think that illegal fishing will continue if no constructive effort is made to abate this threat. </text:p>
          </table:table-cell>
          <table:table-cell table:style-name="ce5" office:value-type="string">
            <text:p>Regional</text:p>
          </table:table-cell>
          <table:table-cell table:style-name="ce5" office:value-type="string">
            <text:p>Regional</text:p>
          </table:table-cell>
          <table:table-cell table:style-name="ce5" office:value-type="string">
            <text:p>Local</text:p>
          </table:table-cell>
          <table:table-cell table:style-name="ce5" office:value-type="string">
            <text:p>Local</text:p>
          </table:table-cell>
          <table:table-cell table:style-name="ce5" office:value-type="string">
            <text:p>None</text:p>
          </table:table-cell>
          <table:table-cell table:style-name="ce5" office:value-type="string">
            <text:p>There is no landowner transition. <text:s/>The status of the area is local marine tenure which belongs to the local communities. <text:s/>As agreed by the local communities, the area has been declared as Marine Protected Area (MPA) by the local government through decree of Bupati Raja Ampat. The size of the MPA is 335.000 ha.</text:p>
            <text:p/>
            <text:p>Since PEMKAB (local government) has declared itself a Kabupaten Bahari (or Maritime District), which means that its spatial planning will also include the marine area, for which DKP Raja Ampat will do most of the work under coordination by BAPPEDA. As implementing agency for the World Bank-ADB COREMAP project, DKP will take a lead in implementing community-based conservation projects throughout Raja Ampat. Incidentally, DKP Raja Ampat’s status as a Maritime District means that more funds from the central government become available to cover the local government’s budget through General Fund Allocation (Dana Alokasi Umum) since for Marine Districts the allocation formula considers the surface area of both the terrestrial and marine area. </text:p>
          </table:table-cell>
          <table:table-cell table:style-name="ce5" office:value-type="string">
            <text:p>Subtidal</text:p>
            <text:p>Intertidal</text:p>
            <text:p>Other</text:p>
          </table:table-cell>
          <table:table-cell table:style-name="ce5" office:value-type="string">
            <text:p>Intertidal</text:p>
            <text:p>Subtidal</text:p>
            <text:p>Other</text:p>
          </table:table-cell>
          <table:table-cell table:style-name="ce5" office:value-type="string">
            <text:p>Intertidal</text:p>
            <text:p>Subtidal</text:p>
            <text:p>Other</text:p>
          </table:table-cell>
          <table:table-cell table:style-name="ce5" office:value-type="string">
            <text:p>The land is mostly covered by sea water. <text:s/>There has been no transition or land conversion. <text:s/>The area has remained the same as original and will be remained the same until at the end of the program. </text:p>
          </table:table-cell>
          <table:table-cell table:style-name="ce5" office:value-type="string">
            <text:p>Unsustainable fishing</text:p>
          </table:table-cell>
          <table:table-cell table:style-name="ce5" office:value-type="string">
            <text:p>Sustainable fishing</text:p>
            <text:p>Nature reserve</text:p>
          </table:table-cell>
          <table:table-cell table:style-name="ce5" office:value-type="string">
            <text:p>MPAs as well and local community engagement will ensure that harmful fishing practices will no longer threaten these areas. <text:s/></text:p>
          </table:table-cell>
          <table:table-cell table:style-name="ce5" office:value-type="string">
            <text:p>Markets</text:p>
            <text:p>Fees</text:p>
            <text:p>Subsidy</text:p>
          </table:table-cell>
          <table:table-cell table:style-name="ce5" office:value-type="string">
            <text:p>Donation</text:p>
            <text:p>Niche market</text:p>
            <text:p>User fee/access fee</text:p>
          </table:table-cell>
          <table:table-cell/>
          <table:table-cell table:style-name="ce5" office:value-type="string">
            <text:p>Both</text:p>
          </table:table-cell>
          <table:table-cell table:style-name="ce5" office:value-type="string">
            <text:p>the development of “green” businesses, development of a user-friendly fee system for visiting live-aboard dive vessels run by local communities</text:p>
          </table:table-cell>
          <table:table-cell table:style-name="ce5" office:value-type="string">
            <text:p>Other</text:p>
            <text:p>Other policy change</text:p>
          </table:table-cell>
          <table:table-cell table:style-name="ce5" office:value-type="string">
            <text:p>Creation of MPAs to protect local marine areas.</text:p>
          </table:table-cell>
          <table:table-cell table:style-name="ce5" office:value-type="string">
            <text:p>Committee formation</text:p>
            <text:p>Stakeholder engagement</text:p>
            <text:p>Education and outreach</text:p>
            <text:p>Meetings</text:p>
            <text:p>Training</text:p>
            <text:p>Workshops</text:p>
            <text:p>Volunteers</text:p>
            <text:p>Other</text:p>
          </table:table-cell>
          <table:table-cell table:style-name="ce5" office:value-type="string">
            <text:p>Forum Bersama, a conservation-minded forum of local government agencies, community groups, and NGOs that was conceived at a stakeholders’ workshop held in Misool in December 2003. <text:s/>One of TNC’s objectives is to continue to strengthen this Forum, harnessing its potential to become directly involved in management of protected areas. <text:s/></text:p>
            <text:p/>
            <text:p>Dewan Adat, a council of traditional leaders that has officially invited TNC to become involved in conservation and resource use management in Raja Ampat. Under the last year implementation plan, TNC has signed a MoU with Traditional Leaders Council Sorong Region and Ma’ya Clan. The main intention of the MoU has been to form a basis for a collaboration work to support conservation program in Raja Ampat. Capacity building for the Traditional Leaders Council is included in this effort. </text:p>
          </table:table-cell>
          <table:table-cell table:style-name="ce5" office:value-type="string">
            <text:p>Preservation</text:p>
            <text:p>Best Management Practices</text:p>
            <text:p>Other</text:p>
            <text:p>Research</text:p>
          </table:table-cell>
          <table:table-cell table:style-name="ce5" office:value-type="string">
            <text:p>BMP fishery/aquaculture</text:p>
            <text:p>Ecosystem service assessment</text:p>
            <text:p>Biodiversity assessment</text:p>
            <text:p>Other</text:p>
          </table:table-cell>
          <table:table-cell table:style-name="ce5" office:value-type="string">
            <text:p>This program works closely together with the regency government and with traditional institutions to develop a lasting, supportive constituency for Marine Protected Area management. This is mostly done by highlighting ecosystem services provided by reefs and other nearshore habitats.</text:p>
            <text:p/>
            <text:p>A. Local policy support and development of a coalition for marine conservation and MPA management</text:p>
            <text:p>B. Technical support for network design, site selection and MPA delineation</text:p>
            <text:p>C. On-site conservation: community outreach</text:p>
            <text:p>D. On-site conservation: surveillance &amp; monitoring </text:p>
            <text:p/>
          </table:table-cell>
          <table:table-cell table:style-name="ce5" office:value-type="string">
            <text:p>Managing organization</text:p>
            <text:p>Government</text:p>
          </table:table-cell>
          <table:table-cell table:style-name="ce5" office:value-type="string">
            <text:p>No take recreation</text:p>
          </table:table-cell>
          <table:table-cell table:style-name="ce5" office:value-type="string">
            <text:p>Recreation users</text:p>
            <text:p>Other </text:p>
          </table:table-cell>
          <table:table-cell table:style-name="ce5" office:value-type="string">
            <text:p>Domestic User</text:p>
          </table:table-cell>
          <table:table-cell table:style-name="ce5" office:value-type="string">
            <text:p>Recreation users</text:p>
          </table:table-cell>
          <table:table-cell table:style-name="ce5" office:value-type="string">
            <text:p>Community/committee</text:p>
          </table:table-cell>
          <table:table-cell table:style-name="ce5" office:value-type="string">
            <text:p>Committee of stakeholders</text:p>
          </table:table-cell>
          <table:table-cell table:number-columns-repeated="2"/>
          <table:table-cell table:style-name="ce5" office:value-type="string">
            <text:p><text:s text:c="2"/>Yes</text:p>
          </table:table-cell>
          <table:table-cell table:style-name="ce5" office:value-type="string">
            <text:p>Pre-project</text:p>
          </table:table-cell>
          <table:table-cell/>
          <table:table-cell table:style-name="ce5" office:value-type="string">
            <text:p>Motivate legislation</text:p>
          </table:table-cell>
          <table:table-cell table:number-columns-repeated="2"/>
          <table:table-cell table:style-name="ce5" office:value-type="string">
            <text:p>There has been a economic valuation study which conducted by our partner (Conservation International Indonesia, Marine Program Raja Ampat) in collaboration with University of Papua (UNIPA) Manokwari, West Papua. <text:s/>The study was focused on value of main nat</text:p>
          </table:table-cell>
          <table:table-cell table:style-name="ce5" office:value-type="string">
            <text:p><text:s text:c="2"/>Yes</text:p>
          </table:table-cell>
          <table:table-cell table:style-name="ce5" office:value-type="string">
            <text:p>During project</text:p>
          </table:table-cell>
          <table:table-cell table:style-name="ce5" office:value-type="string">
            <text:p>a Bupati Decree to support the implementation of a network of MPA (consisted of six MPAs) <text:s/>in Raja Ampat’s water. <text:s/></text:p>
          </table:table-cell>
          <table:table-cell/>
          <table:table-cell table:style-name="ce5" office:value-type="string">
            <text:p>local government support is extremely useful and significant. </text:p>
          </table:table-cell>
          <table:table-cell table:style-name="ce5" office:value-type="string">
            <text:p><text:s text:c="2"/>Yes</text:p>
          </table:table-cell>
          <table:table-cell table:style-name="ce5" office:value-type="string">
            <text:p>The TNC Rapid Ecological Assessment (2002) reported that Southeast Misool, one of the major Raja Ampat Islands, has outstanding biological diversity and stunning marine and terrestrial habitats. <text:s/>Misool harbors reefs that show high survival from the 1998 </text:p>
          </table:table-cell>
          <table:table-cell table:number-columns-repeated="43"/>
          <table:table-cell table:style-name="ce5" office:value-type="string">
            <text:p><text:s text:c="2"/>Yes</text:p>
          </table:table-cell>
          <table:table-cell table:style-name="ce5" office:value-type="string">
            <text:p>reef health</text:p>
          </table:table-cell>
          <table:table-cell table:number-columns-repeated="13"/>
          <table:table-cell table:style-name="ce5" office:value-type="string">
            <text:p>reef health</text:p>
            <text:p>spawning aggregation sites</text:p>
            <text:p>resource utilization</text:p>
          </table:table-cell>
          <table:table-cell table:number-columns-repeated="12"/>
          <table:table-cell table:style-name="ce5" office:value-type="string">
            <text:p>A surveillance program focusing on illegal resource use in Southeast Misool areas will be established. Representatives of local communities will participate in both monitoring and surveillance. <text:s/></text:p>
          </table:table-cell>
          <table:table-cell table:style-name="ce5" office:value-type="string">
            <text:p>perception monitoring </text:p>
          </table:table-cell>
          <table:table-cell table:style-name="ce5" office:value-type="string">
            <text:p>survey</text:p>
          </table:table-cell>
          <table:table-cell table:number-columns-repeated="2"/>
          <table:table-cell table:style-name="ce5" office:value-type="string">
            <text:p>once every 2 years (2 surveys total)</text:p>
          </table:table-cell>
          <table:table-cell table:number-columns-repeated="8"/>
          <table:table-cell table:style-name="ce5" office:value-type="string">
            <text:p>to measure performance of outreach programs; monitoring tool to quantify attitude and community perception toward condition and natural resources use.</text:p>
            <text:p>use as communication tool, formal research to present to resource use managers in Raja Ampat as well as </text:p>
          </table:table-cell>
          <table:table-cell table:number-columns-repeated="2"/>
          <table:table-cell table:style-name="ce5" office:value-type="string">
            <text:p>un-coordinated, illegal levies raised by local communities for live-aboard dive vessels challenge the implementation of a more user-friendly fee system</text:p>
          </table:table-cell>
          <table:table-cell table:number-columns-repeated="4"/>
          <table:table-cell table:style-name="ce5" office:value-type="string">
            <text:p>In doing conservation works, the involvement of local communities and local government has been very crucial. <text:s/>Bottom-up process has been a very powerful tool to achieve our goals.</text:p>
          </table:table-cell>
          <table:table-cell table:number-columns-repeated="861"/>
        </table:table-row>
        <table:table-row table:style-name="ro5">
          <table:table-cell office:value-type="float" office:value="25">
            <text:p>25</text:p>
          </table:table-cell>
          <table:table-cell table:style-name="ce3" office:value-type="string">
            <text:p>Maricaban Conservation Trust Fund</text:p>
          </table:table-cell>
          <table:table-cell table:style-name="ce3" office:value-type="string">
            <text:p>Ricardo Sandalo</text:p>
          </table:table-cell>
          <table:table-cell table:style-name="ce3" office:value-type="string">
            <text:p>WWF</text:p>
          </table:table-cell>
          <table:table-cell table:style-name="ce3" office:value-type="string">
            <text:p>4 August, 2007</text:p>
          </table:table-cell>
          <table:table-cell table:style-name="ce3" office:value-type="string">
            <text:p>Ricardo Sandalo</text:p>
          </table:table-cell>
          <table:table-cell table:style-name="ce3" office:value-type="string">
            <text:p>Philippines</text:p>
          </table:table-cell>
          <table:table-cell table:style-name="ce3" office:value-type="string">
            <text:p>Sulawesi Marine</text:p>
          </table:table-cell>
          <table:table-cell table:style-name="ce3" office:value-type="string">
            <text:p>2003</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Pollution</text:p>
            <text:p>Overharvest</text:p>
          </table:table-cell>
          <table:table-cell table:style-name="ce5" office:value-type="string">
            <text:p>Fishing</text:p>
            <text:p>Tourism and Recreation development</text:p>
            <text:p>Non-point pollution</text:p>
            <text:p>Housing and urban development</text:p>
            <text:p>Commercial and industrial development</text:p>
            <text:p>Recreational activities</text:p>
            <text:p>Shipping lanes</text:p>
          </table:table-cell>
          <table:table-cell table:style-name="ce5" office:value-type="string">
            <text:p>Set up a sustainable financing mechanism for the monitoring and maintenance of the coral reefs and waters around the (Anilao) Mabini and Tingloy municipalities. <text:s/></text:p>
            <text:p/>
            <text:p>Stop the harmful fishing practices like cyanide and blast fishing. </text:p>
            <text:p><text:s text:c="6"/></text:p>
            <text:p/>
          </table:table-cell>
          <table:table-cell table:style-name="ce5" office:value-type="string">
            <text:p>Recreation</text:p>
            <text:p>Fisheries</text:p>
            <text:p>Water quality</text:p>
            <text:p>Food (subsistence)</text:p>
          </table:table-cell>
          <table:table-cell table:style-name="ce5" office:value-type="string">
            <text:p>This project is mainly geared toward the benefits for fisheries and the tourism industries.</text:p>
          </table:table-cell>
          <table:table-cell table:style-name="ce5" office:value-type="string">
            <text:p>Coral reefs, as they provide the habitat as well as main attraction for fish and the subsequent tourist divers who come to see them.</text:p>
          </table:table-cell>
          <table:table-cell table:style-name="ce5" office:value-type="string">
            <text:p>There are over 300 species of coral, which is the main target of this project. <text:s/></text:p>
          </table:table-cell>
          <table:table-cell table:style-name="ce5" office:value-type="string">
            <text:p>fishermen and tourism industries</text:p>
          </table:table-cell>
          <table:table-cell table:style-name="ce5" office:value-type="string">
            <text:p>Regional</text:p>
          </table:table-cell>
          <table:table-cell table:style-name="ce5" office:value-type="string">
            <text:p>Regional</text:p>
          </table:table-cell>
          <table:table-cell table:style-name="ce5" office:value-type="string">
            <text:p>Local</text:p>
          </table:table-cell>
          <table:table-cell table:style-name="ce5" office:value-type="string">
            <text:p>Local</text:p>
          </table:table-cell>
          <table:table-cell table:style-name="ce5" office:value-type="string">
            <text:p>None</text:p>
          </table:table-cell>
          <table:table-cell table:style-name="ce5" office:value-type="string">
            <text:p>The marine area belongs to the local municipality for up to 15 km out to sea.</text:p>
            <text:p/>
          </table:table-cell>
          <table:table-cell table:style-name="ce5" office:value-type="string">
            <text:p>Subtidal</text:p>
            <text:p>Other</text:p>
          </table:table-cell>
          <table:table-cell table:style-name="ce5" office:value-type="string">
            <text:p>Subtidal</text:p>
            <text:p>Other</text:p>
          </table:table-cell>
          <table:table-cell table:style-name="ce5" office:value-type="string">
            <text:p>Subtidal</text:p>
            <text:p>Other</text:p>
          </table:table-cell>
          <table:table-cell table:style-name="ce5" office:value-type="string">
            <text:p>There is no real landcover change, only that this area is now protected and allowable use rules are enforced. <text:s/>Although some coral reef destruction has occurred, allowing it to grow back is the only major landcover change.</text:p>
          </table:table-cell>
          <table:table-cell table:style-name="ce5" office:value-type="string">
            <text:p>Unsustainable fishing</text:p>
            <text:p>Recreational open space</text:p>
          </table:table-cell>
          <table:table-cell table:style-name="ce5" office:value-type="string">
            <text:p>Sustainable fishing</text:p>
            <text:p>Recreational open space</text:p>
          </table:table-cell>
          <table:table-cell table:style-name="ce5" office:value-type="string">
            <text:p>Users will have to pay a fee for access to the area. <text:s/>This fee will go to finance the management and supply needs of patrol volunteers and better practice infrastructure like mooring buoys.</text:p>
          </table:table-cell>
          <table:table-cell table:style-name="ce5" office:value-type="string">
            <text:p>Fees</text:p>
          </table:table-cell>
          <table:table-cell table:style-name="ce5" office:value-type="string">
            <text:p>User fee/access fee</text:p>
          </table:table-cell>
          <table:table-cell/>
          <table:table-cell table:style-name="ce5" office:value-type="string">
            <text:p>Both</text:p>
          </table:table-cell>
          <table:table-cell table:style-name="ce5" office:value-type="string">
            <text:p>There is a new Diver's fee that tourist must pay to use the area. <text:s/>This money is collected for a conservation fund intended to finance the protection and maintenance of the marine area.</text:p>
            <text:p/>
            <text:p>The Mabini local government makes and distributes that passes for it as well as the Tingloy areas. <text:s/>It also collects the money generated and then divides it between the two governing bodies. <text:s/>Mabini and Tingloy decide what to do with the money independently.</text:p>
            <text:p/>
            <text:p>The local municipality initially gets the payment but this goes to a fund that is managed by multiple stakeholders. <text:s/>The conservation fee collected is largely guided by the Coastal Resources Management (CRM) Plan developed by CRMB, with the assistance of WWF-Phils, and adopted by the Local Government through a Municipal Ordinance.</text:p>
          </table:table-cell>
          <table:table-cell table:style-name="ce5" office:value-type="string">
            <text:p>New fee</text:p>
          </table:table-cell>
          <table:table-cell table:style-name="ce5" office:value-type="string">
            <text:p>Generate money for conservation.</text:p>
          </table:table-cell>
          <table:table-cell table:style-name="ce5" office:value-type="string">
            <text:p>Stakeholder engagement</text:p>
            <text:p>Volunteers</text:p>
            <text:p>Committee formation</text:p>
            <text:p>Communications</text:p>
          </table:table-cell>
          <table:table-cell table:style-name="ce5" office:value-type="string">
            <text:p>Local volunteers called Bantay Dagat patrol the area and insure that marine laws are enforced. <text:s/>Although they are volunteers, they are supplied with training, boats and other tools to do the job. <text:s/>They are deputized by the mayors of the local municipalities.</text:p>
            <text:p/>
            <text:p>A committee of stakeholders was created to advise the management of the fund called The Coastal Resource Management Board (CRMB)</text:p>
            <text:p/>
            <text:p>There is also communication to the local divers explaining to them the purpose of the fee. <text:s/>A newsletter is printed bi-monthly for resorts, and information is written on each dive pass receipt. <text:s/>Various forms of media are used to disseminate further information regarding the conservation fee such as a website and an internet-based community of divers in the country who regularly receive updates.</text:p>
            <text:p/>
            <text:p>Webpage creation: mabini.gov.ph</text:p>
          </table:table-cell>
          <table:table-cell table:style-name="ce5" office:value-type="string">
            <text:p>Best Management Practices</text:p>
            <text:p>Preservation</text:p>
            <text:p>Other</text:p>
          </table:table-cell>
          <table:table-cell table:style-name="ce5" office:value-type="string">
            <text:p>Park guards</text:p>
            <text:p>Other</text:p>
            <text:p>Tourism infrastructure</text:p>
          </table:table-cell>
          <table:table-cell table:style-name="ce5" office:value-type="string">
            <text:p>The local municipalities issue permits for diving along the coral reefs. <text:s/>Local resorts purchase these permits at 100 Philippine Pesos/person/day (since the unification of Mabini and Tingloy coverage) or 1000 Philippine Pesos/person/year and then sell them for the same price to their visitors. <text:s/>The money generated goes to a conservation fund that is managed by multiple stakeholders.</text:p>
            <text:p>The money is primarily spent on equipping local volunteers <text:s/>(governmentally deputized) as marine law enforcers. <text:s/>Called BANTAY DAGAT, these volunteers patrol the areas and insure that no illegal or destructive fishing is going on and also that all divers have permits. <text:s/>Money also goes to the installment of mooring buoys for dive boats to discourage anchor dropping. <text:s/>Finally, some money has been spent on the creation of a webpage: mabini.gov.ph</text:p>
            <text:p/>
            <text:p>Local fishermen are still allowed to fish in the area where the permits are issued for divers. <text:s/>There are 3 marine sanctuaries within the area where no fishing is allowed. <text:s/>It is mainly local fishermen who fish these areas, generally the commercial fishing operations are not allowed within the 15 km boundary.</text:p>
            <text:p/>
            <text:p>Part of the management is done through a multistakeholder group called the Coastal Resource Management Board (CRMB).</text:p>
            <text:p/>
            <text:p/>
          </table:table-cell>
          <table:table-cell table:style-name="ce5" office:value-type="string">
            <text:p>Government</text:p>
          </table:table-cell>
          <table:table-cell table:style-name="ce5" office:value-type="string">
            <text:p>No take recreation</text:p>
          </table:table-cell>
          <table:table-cell table:style-name="ce5" office:value-type="string">
            <text:p>Recreation users</text:p>
            <text:p>Other </text:p>
          </table:table-cell>
          <table:table-cell table:style-name="ce5" office:value-type="string">
            <text:p>Domestic User</text:p>
          </table:table-cell>
          <table:table-cell table:style-name="ce5" office:value-type="string">
            <text:p>Recreation users</text:p>
          </table:table-cell>
          <table:table-cell table:style-name="ce5" office:value-type="string">
            <text:p>Government</text:p>
            <text:p>Community/committee</text:p>
          </table:table-cell>
          <table:table-cell table:style-name="ce5" office:value-type="string">
            <text:p>Municipality</text:p>
            <text:p>Committee of stakeholders</text:p>
          </table:table-cell>
          <table:table-cell/>
          <table:table-cell table:style-name="ce5" office:value-type="string">
            <text:p>The local municipality initially gets the payment but this goes to a fund that is managed by multiple stakeholders. <text:s/>The conservation fee collected is largely guided by the Coastal Resources Management (CRM) Plan developed by CRMB, with the assistance of WWF-Phils, and adopted by the Local Government through a Municipal Ordinance.</text:p>
          </table:table-cell>
          <table:table-cell table:style-name="ce5" office:value-type="string">
            <text:p><text:s text:c="2"/>Yes</text:p>
          </table:table-cell>
          <table:table-cell table:style-name="ce5" office:value-type="string">
            <text:p>Pre-project</text:p>
          </table:table-cell>
          <table:table-cell table:style-name="ce5" office:value-type="string">
            <text:p>Divers are willing to pay a fee (that goes towards maintaining the area).</text:p>
            <text:p/>
            <text:p>Tourism is also the 2nd highest source of income in economy</text:p>
          </table:table-cell>
          <table:table-cell table:style-name="ce5" office:value-type="string">
            <text:p>Set fees</text:p>
            <text:p>Motivate legislation</text:p>
          </table:table-cell>
          <table:table-cell table:style-name="ce5" office:value-type="string">
            <text:p>Contingent valuation (WTP)</text:p>
          </table:table-cell>
          <table:table-cell table:style-name="ce5" office:value-type="string">
            <text:p>Aesthetic</text:p>
          </table:table-cell>
          <table:table-cell table:style-name="ce5" office:value-type="string">
            <text:p>Tourist divers were surveyed through a willingness to pay (WTP) study, this motivated the local government to create a user fee.</text:p>
            <text:p/>
            <text:p>Each town generated 110,000 peso/month from the diver's fee. <text:s/>This translates to 1.4 million peso/year/town.</text:p>
          </table:table-cell>
          <table:table-cell table:number-columns-repeated="5"/>
          <table:table-cell table:style-name="ce5" office:value-type="string">
            <text:p><text:s text:c="2"/>Yes</text:p>
          </table:table-cell>
          <table:table-cell table:style-name="ce5" office:value-type="string">
            <text:p>This area is of high importance for biodiveristy, habitat, and socioeconomic reasons. There are 3 marine sanctuaries located within the marine protected areas that are off limits to fishing and divers must pay an additional price to use.</text:p>
          </table:table-cell>
          <table:table-cell table:style-name="ce5" office:value-type="string">
            <text:p><text:s text:c="2"/>Yes</text:p>
          </table:table-cell>
          <table:table-cell table:style-name="ce5" office:value-type="string">
            <text:p>Diver passes, fishing practices, fishing catch amounts.</text:p>
          </table:table-cell>
          <table:table-cell table:style-name="ce5" office:value-type="string">
            <text:p>Baneay Dagat volunteers</text:p>
          </table:table-cell>
          <table:table-cell table:style-name="ce5" office:value-type="string">
            <text:p>Whole area</text:p>
          </table:table-cell>
          <table:table-cell table:style-name="ce5" office:value-type="string">
            <text:p>1998</text:p>
          </table:table-cell>
          <table:table-cell table:style-name="ce5" office:value-type="string">
            <text:p>Daily</text:p>
          </table:table-cell>
          <table:table-cell table:number-columns-repeated="9"/>
          <table:table-cell table:style-name="ce5" office:value-type="string">
            <text:p>Fish catch</text:p>
          </table:table-cell>
          <table:table-cell table:number-columns-repeated="12"/>
          <table:table-cell table:style-name="ce5" office:value-type="string">
            <text:p>catch amount has declined from 10 kilos/day to 2 kilos/day, much more sustainable.</text:p>
          </table:table-cell>
          <table:table-cell table:number-columns-repeated="14"/>
          <table:table-cell table:style-name="ce5" office:value-type="string">
            <text:p><text:s text:c="2"/>Yes</text:p>
          </table:table-cell>
          <table:table-cell table:style-name="ce5" office:value-type="string">
            <text:p>Coral reef health</text:p>
          </table:table-cell>
          <table:table-cell table:number-columns-repeated="27"/>
          <table:table-cell table:style-name="ce5" office:value-type="string">
            <text:p>Attitudes of divers</text:p>
          </table:table-cell>
          <table:table-cell table:style-name="ce5" office:value-type="string">
            <text:p>Feedback to resorts</text:p>
          </table:table-cell>
          <table:table-cell table:number-columns-repeated="11"/>
          <table:table-cell table:style-name="ce5" office:value-type="string">
            <text:p>Diver's comment all the time on how they think the operation is doing. <text:s/>They want to insure their money goes straight back to maintaining the protected area.</text:p>
          </table:table-cell>
          <table:table-cell table:style-name="ce5" office:value-type="string">
            <text:p>Insuring that the money is used for conservation and BMP is difficult with so many different interested parties. <text:s/>All have different agendas, and leaving the fund in the power of the government may mean that some money is not spent explicitly on this proj</text:p>
          </table:table-cell>
          <table:table-cell table:style-name="ce5" office:value-type="string">
            <text:p>There are concerns among those paying the fee that the money is spent on the right things</text:p>
          </table:table-cell>
          <table:table-cell table:number-columns-repeated="3"/>
          <table:table-cell table:style-name="ce5" office:value-type="string">
            <text:p>A new mayor was just elected, so getting him on the same page and in cooperation will be a new task.</text:p>
          </table:table-cell>
          <table:table-cell table:number-columns-repeated="863"/>
        </table:table-row>
        <table:table-row table:style-name="ro14">
          <table:table-cell office:value-type="float" office:value="26">
            <text:p>26</text:p>
          </table:table-cell>
          <table:table-cell table:style-name="ce3" office:value-type="string">
            <text:p>Economic Instruments for Managing Forest Ecosystem Services in India</text:p>
          </table:table-cell>
          <table:table-cell table:style-name="ce3" office:value-type="string">
            <text:p>Dr. T R Manoharan</text:p>
          </table:table-cell>
          <table:table-cell table:style-name="ce3" office:value-type="string">
            <text:p>WWF-India</text:p>
          </table:table-cell>
          <table:table-cell table:style-name="ce3" office:value-type="string">
            <text:p>29 August, 2007</text:p>
            <text:p>6 September, 2007</text:p>
          </table:table-cell>
          <table:table-cell table:style-name="ce3" office:value-type="string">
            <text:p>T R Manoharan</text:p>
          </table:table-cell>
          <table:table-cell table:style-name="ce3" office:value-type="string">
            <text:p>India</text:p>
          </table:table-cell>
          <table:table-cell table:style-name="ce3" office:value-type="string">
            <text:p>Eastern Himalaya and Western Ghats</text:p>
            <text:p/>
          </table:table-cell>
          <table:table-cell table:style-name="ce3" office:value-type="string">
            <text:p>June 2006</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able:table-cell>
          <table:table-cell table:style-name="ce5" office:value-type="string">
            <text:p>Housing and urban development</text:p>
            <text:p>Commercial and industrial development</text:p>
            <text:p>Tourism and Recreation development</text:p>
            <text:p>Energy production and mining</text:p>
            <text:p>Dam and water management</text:p>
            <text:p>Non-timber crops (ag)</text:p>
          </table:table-cell>
          <table:table-cell table:style-name="ce5" office:value-type="string">
            <text:p>Asses the structure and implementation of existing economic instruments for ecosystem services. <text:s/>Raise awareness and potential of PES.</text:p>
            <text:p/>
            <text:p>A combined approach through field studies, policy analysis, and stakeholder consultation will be used to advise the most suitable PES opportunities.</text:p>
            <text:p/>
            <text:p>Net Present Value (NPV) as well as Payment for Ecosystem Services (PES) case studies concerning urban water supply are conducted to test each system.</text:p>
          </table:table-cell>
          <table:table-cell table:style-name="ce5" office:value-type="string">
            <text:p>Water quality</text:p>
            <text:p>Water quantity</text:p>
            <text:p>Recreation</text:p>
            <text:p>Carbon sequestration</text:p>
            <text:p>Food (subsistence)</text:p>
            <text:p>Soil Stabilization</text:p>
            <text:p>Soil Fertility</text:p>
            <text:p>Nutrient cycling</text:p>
            <text:p>Flood mitigation</text:p>
          </table:table-cell>
          <table:table-cell/>
          <table:table-cell table:style-name="ce5" office:value-type="string">
            <text:p>NPV- Himachal Pradesh</text:p>
            <text:p/>
            <text:p>PES- Munnar in the South Western Ghats, Gangtok in the Eastern Himalayas, and Shimla in the Western Himalayas</text:p>
          </table:table-cell>
          <table:table-cell table:number-columns-repeated="2"/>
          <table:table-cell table:style-name="ce5" office:value-type="string">
            <text:p>Regional</text:p>
          </table:table-cell>
          <table:table-cell table:style-name="ce5" office:value-type="string">
            <text:p>Regional</text:p>
          </table:table-cell>
          <table:table-cell table:style-name="ce5" office:value-type="string">
            <text:p>Other</text:p>
          </table:table-cell>
          <table:table-cell table:style-name="ce5" office:value-type="string">
            <text:p>Other</text:p>
          </table:table-cell>
          <table:table-cell/>
          <table:table-cell table:style-name="ce5" office:value-type="string">
            <text:p>Land transitions vary across sites: </text:p>
            <text:p/>
            <text:p>Gangtok (Sikkim), Shimla (Himachal Pradesh) and Munnar (Kerala)</text:p>
          </table:table-cell>
          <table:table-cell table:style-name="ce5" office:value-type="string">
            <text:p>Native forest</text:p>
            <text:p>Native grassland</text:p>
          </table:table-cell>
          <table:table-cell table:style-name="ce5" office:value-type="string">
            <text:p>Mixed grassland</text:p>
            <text:p>Mixed forest</text:p>
          </table:table-cell>
          <table:table-cell table:style-name="ce5" office:value-type="string">
            <text:p>Mixed grassland</text:p>
            <text:p>Mixed forest</text:p>
          </table:table-cell>
          <table:table-cell/>
          <table:table-cell table:style-name="ce5" office:value-type="string">
            <text:p>Primary forest clearing</text:p>
            <text:p>Commercial development</text:p>
            <text:p>Recreational open space</text:p>
            <text:p>Commodity Crops</text:p>
          </table:table-cell>
          <table:table-cell table:style-name="ce5" office:value-type="string">
            <text:p>Recreational open space</text:p>
            <text:p>Sustainable timber harvest</text:p>
            <text:p>Commodity Crops</text:p>
          </table:table-cell>
          <table:table-cell table:style-name="ce5" office:value-type="string">
            <text:p>Crops are tea/cardamom estates</text:p>
          </table:table-cell>
          <table:table-cell table:style-name="ce5" office:value-type="string">
            <text:p>Markets</text:p>
            <text:p>Other</text:p>
          </table:table-cell>
          <table:table-cell table:style-name="ce5" office:value-type="string">
            <text:p>Other</text:p>
          </table:table-cell>
          <table:table-cell/>
          <table:table-cell table:style-name="ce5" office:value-type="string">
            <text:p>Carrot </text:p>
          </table:table-cell>
          <table:table-cell table:style-name="ce5" office:value-type="string">
            <text:p>a mixture of tools</text:p>
          </table:table-cell>
          <table:table-cell/>
          <table:table-cell table:style-name="ce5" office:value-type="string">
            <text:p>None: these will be considered during Phase II of the project</text:p>
          </table:table-cell>
          <table:table-cell table:style-name="ce5" office:value-type="string">
            <text:p>Stakeholder engagement</text:p>
            <text:p>Workshops</text:p>
            <text:p>Meetings</text:p>
            <text:p>Training</text:p>
          </table:table-cell>
          <table:table-cell/>
          <table:table-cell table:style-name="ce5" office:value-type="string">
            <text:p>Best Management Practices</text:p>
            <text:p>Research</text:p>
            <text:p>Preservation</text:p>
          </table:table-cell>
          <table:table-cell table:style-name="ce5" office:value-type="string">
            <text:p>BMP forestry</text:p>
            <text:p>Research</text:p>
            <text:p>Park guards</text:p>
            <text:p>Legal protection</text:p>
            <text:p>Fire management</text:p>
            <text:p>Tourism infrastructure</text:p>
            <text:p>Ecosystem service assessment</text:p>
            <text:p>BMP agriculture</text:p>
          </table:table-cell>
          <table:table-cell table:style-name="ce5" office:value-type="string">
            <text:p>BMP forestry in conjunction with the Forest Department, local communities, and other stakeholders.</text:p>
            <text:p>Research by research institutions and NGOs.</text:p>
            <text:p>Park Guards manned by the Forest Department.</text:p>
            <text:p>Tourism infrastructure by the Tourist Department and other public and private companies.</text:p>
            <text:p/>
            <text:p>Essentially promote the use of economic instruments that internalize the cost of environmental use or depletion (ie. mechanisms may vary by case). <text:s/>The creation of new markets for services once assumed free, eg. forest ecosystem services like food, water, fiber, climate, flood mitigation, recreation, soil formation, nutrient cycling. <text:s/>The resource stewards (rural peoples) can now be rewarded for taking care of the land.</text:p>
            <text:p/>
            <text:p>This approach takes advantage of: the shift in environmental protection policy by playing to the new economic and market based incentives; improved scientific knowledge about ecosystem services; and the growing demand and value of ecosystem services.</text:p>
            <text:p/>
            <text:p>Phase I: focus on urban water.</text:p>
          </table:table-cell>
          <table:table-cell table:style-name="ce5" office:value-type="string">
            <text:p>Managing organization</text:p>
          </table:table-cell>
          <table:table-cell table:style-name="ce5" office:value-type="string">
            <text:p>Managed forestry</text:p>
            <text:p>Agriculture</text:p>
            <text:p>No take recreation</text:p>
          </table:table-cell>
          <table:table-cell table:style-name="ce5" office:value-type="string">
            <text:p>All water users</text:p>
          </table:table-cell>
          <table:table-cell table:style-name="ce5" office:value-type="string">
            <text:p>Domestic User</text:p>
          </table:table-cell>
          <table:table-cell table:style-name="ce5" office:value-type="string">
            <text:p>All water users</text:p>
          </table:table-cell>
          <table:table-cell table:style-name="ce5" office:value-type="string">
            <text:p>Private land user</text:p>
          </table:table-cell>
          <table:table-cell table:style-name="ce5" office:value-type="string">
            <text:p>Other private landowners/users</text:p>
          </table:table-cell>
          <table:table-cell table:number-columns-repeated="2"/>
          <table:table-cell table:style-name="ce5" office:value-type="string">
            <text:p><text:s text:c="2"/>Yes</text:p>
          </table:table-cell>
          <table:table-cell table:style-name="ce5" office:value-type="string">
            <text:p>Pre-project</text:p>
          </table:table-cell>
          <table:table-cell table:number-columns-repeated="4"/>
          <table:table-cell table:style-name="ce5" office:value-type="string">
            <text:p>Studies that have already been conducted by several research institutions are being utilized for their findings.</text:p>
          </table:table-cell>
          <table:table-cell table:style-name="ce5" office:value-type="string">
            <text:p><text:s text:c="2"/>Yes</text:p>
          </table:table-cell>
          <table:table-cell table:number-columns-repeated="3"/>
          <table:table-cell table:style-name="ce5" office:value-type="string">
            <text:p>National Forest Policy sets goals of 25% forest cover by 2007 and 33% forest cover by 2012.</text:p>
            <text:p/>
            <text:p>Command and control methods by the government are not producing satisfactory outcomes, thus the need for PES schemes.</text:p>
            <text:p/>
            <text:p>Innovative Joint Forest Management (JFM) or</text:p>
          </table:table-cell>
          <table:table-cell table:style-name="ce5" office:value-type="string">
            <text:p><text:s text:c="2"/>Yes</text:p>
          </table:table-cell>
          <table:table-cell table:style-name="ce5" office:value-type="string">
            <text:p>The forest cover in India has been assessed as 67.83 million hectares and constitute 20.64 per cent of its geographical area in 2003. <text:s/>The total forest cover has increased slightly, mainly due to the increase in open forests ( canopy density 10-40 %); but</text:p>
          </table:table-cell>
          <table:table-cell table:number-columns-repeated="87"/>
          <table:table-cell table:style-name="ce5" office:value-type="string">
            <text:p>The definition of PES: <text:s text:c="2"/>If we use broad definition, there are several PES like projects already in practice. <text:s/>On the other hand, if we use a narrow definition, there are several challenges to be tackled. <text:s/>These include: the quality and quantity of enviro</text:p>
          </table:table-cell>
          <table:table-cell table:number-columns-repeated="2"/>
          <table:table-cell table:style-name="ce5" office:value-type="string">
            <text:p>Lack of funding for conservation of forest ecosystems from government sources leads to the need to create PES systems.</text:p>
          </table:table-cell>
          <table:table-cell table:style-name="ce5" office:value-type="string">
            <text:p>The position of Government is not in favor of any large scale PES projects for forest ecosystem services as evident from their responses in various forums. However, the existing policies are not contradictory with the introduction of 'PES-like' projects i</text:p>
          </table:table-cell>
          <table:table-cell table:number-columns-repeated="863"/>
        </table:table-row>
        <table:table-row table:style-name="ro5">
          <table:table-cell office:value-type="float" office:value="27">
            <text:p>27</text:p>
          </table:table-cell>
          <table:table-cell table:style-name="ce3" office:value-type="string">
            <text:p>Durmitor National Park Project</text:p>
          </table:table-cell>
          <table:table-cell table:style-name="ce3" office:value-type="string">
            <text:p>Alessandro Badalotti</text:p>
          </table:table-cell>
          <table:table-cell table:style-name="ce3" office:value-type="string">
            <text:p>WWF-MedPO</text:p>
          </table:table-cell>
          <table:table-cell table:style-name="ce3" office:value-type="string">
            <text:p>10 September, 2007</text:p>
          </table:table-cell>
          <table:table-cell table:style-name="ce3" office:value-type="string">
            <text:p>Alessandro Badalotti</text:p>
          </table:table-cell>
          <table:table-cell table:style-name="ce3" office:value-type="string">
            <text:p>Montenegro</text:p>
          </table:table-cell>
          <table:table-cell table:style-name="ce3" office:value-type="string">
            <text:p>Dinaric Alps, Mediterranean</text:p>
          </table:table-cell>
          <table:table-cell table:style-name="ce3" office:value-type="string">
            <text:p>January 2007</text:p>
          </table:table-cell>
          <table:table-cell table:style-name="ce3" office:value-type="string">
            <text:p>1 year</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Overharvest</text:p>
          </table:table-cell>
          <table:table-cell table:style-name="ce5" office:value-type="string">
            <text:p>Logging</text:p>
            <text:p>Hunting</text:p>
            <text:p>Housing and urban development</text:p>
          </table:table-cell>
          <table:table-cell table:style-name="ce5" office:value-type="string">
            <text:p>From a larger survey of Northern Montenegro, Durmitor was selected (as one of four priority forest areas) to focus on development of innovative financial mechanisms for conservation.</text:p>
            <text:p>Durmitor was additionally chosen because of its existing status as a national park (though with poor management) and through its partnership as a UNESCO World Heritage Site.</text:p>
            <text:p/>
            <text:p>Use the quality standard of PAN Parks, which include good management and protection of healthy nature, and close partnership and development of ecotourism within local communities</text:p>
            <text:p/>
            <text:p>Durmitor is one of a limited number of National parks in Europe which can meet the requirements for certification in line with PAN Parks criteria. <text:s/>It is still quite pristine.</text:p>
            <text:p/>
            <text:p>Durmitor is also up for World Heritage site re-designation in February 2008. <text:s/>WWF is helping the government to draw up the <text:s/>application, especially by proposing an ecotourism component.</text:p>
          </table:table-cell>
          <table:table-cell table:style-name="ce5" office:value-type="string">
            <text:p>Recreation</text:p>
            <text:p>Food (subsistence)</text:p>
            <text:p>Soil Stabilization</text:p>
            <text:p>Water quantity</text:p>
          </table:table-cell>
          <table:table-cell table:style-name="ce5" office:value-type="string">
            <text:p>Local people who live around the park maintain some small scale agriculture within the park boundaries. <text:s/>They also harvest some berries and honey from the park.</text:p>
            <text:p/>
            <text:p>Developing an revenue generating tourism component for the park is the main aim of this project.</text:p>
            <text:p/>
            <text:p>The park is notable for its large expanses of coniferous forests, which are valuable for soil stabilization and water retention.</text:p>
          </table:table-cell>
          <table:table-cell table:style-name="ce5" office:value-type="string">
            <text:p>High mountain meadows, Alpine type forests, pastures, fields</text:p>
          </table:table-cell>
          <table:table-cell table:style-name="ce5" office:value-type="string">
            <text:p>wolves, brown bears, lynx </text:p>
          </table:table-cell>
          <table:table-cell table:style-name="ce5" office:value-type="string">
            <text:p>People living around the park are very poor. <text:s/>They are also isolated from the growing infrastructure and development occurring in the areas closer to the coasts. <text:s/>Revenue that is generated from their area from logging or even development often does not trickle down to the local communities.</text:p>
          </table:table-cell>
          <table:table-cell table:style-name="ce5" office:value-type="string">
            <text:p>Regional</text:p>
          </table:table-cell>
          <table:table-cell table:style-name="ce5" office:value-type="string">
            <text:p>Region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style-name="ce5" office:value-type="string">
            <text:p>Durmitor was proclaimed National Park in 1952, registered in 1980 with the UNESCO’s world heritage list in accordance with the Convention on World Heritage, and Tara canyon was registered in 1977 in the List of International Biosphere Reservation.</text:p>
            <text:p/>
            <text:p>Montenegro just established its independence in 2006, so ownership and management are shaky, though they belong to the central government.</text:p>
          </table:table-cell>
          <table:table-cell table:style-name="ce5" office:value-type="string">
            <text:p>Native grassland</text:p>
            <text:p>Native forest</text:p>
          </table:table-cell>
          <table:table-cell table:style-name="ce5" office:value-type="string">
            <text:p>Native grassland</text:p>
            <text:p>Native forest</text:p>
          </table:table-cell>
          <table:table-cell table:style-name="ce5" office:value-type="string">
            <text:p>Native grassland</text:p>
            <text:p>Native forest</text:p>
          </table:table-cell>
          <table:table-cell table:style-name="ce5" office:value-type="string">
            <text:p>There is some logging that goes on legally and illegally in the areas surrounding and within the park. <text:s/>Logging quotas and fees are one way that the park has generated revenue in the past.</text:p>
          </table:table-cell>
          <table:table-cell table:style-name="ce5" office:value-type="string">
            <text:p>Selective logging</text:p>
            <text:p>Sustainable agriculture</text:p>
            <text:p>Nature reserve</text:p>
            <text:p>Recreational open space</text:p>
          </table:table-cell>
          <table:table-cell table:style-name="ce5" office:value-type="string">
            <text:p>Nature reserve</text:p>
            <text:p>Sustainable agriculture</text:p>
            <text:p>Recreational open space</text:p>
            <text:p>Sustainable timber harvest</text:p>
          </table:table-cell>
          <table:table-cell table:style-name="ce5" office:value-type="string">
            <text:p>It is not certain yet what measures will be applied to the physical usage of the park. <text:s/>The project works more on establishing a source of sustainable revenue for the park (management and maintenance).</text:p>
          </table:table-cell>
          <table:table-cell table:style-name="ce5" office:value-type="string">
            <text:p>Taxes</text:p>
            <text:p>Fees</text:p>
            <text:p>Subsidy</text:p>
          </table:table-cell>
          <table:table-cell table:style-name="ce5" office:value-type="string">
            <text:p>New taxes</text:p>
            <text:p>User fee/access fee</text:p>
            <text:p>Donation</text:p>
          </table:table-cell>
          <table:table-cell/>
          <table:table-cell table:style-name="ce5" office:value-type="string">
            <text:p>Both</text:p>
          </table:table-cell>
          <table:table-cell table:style-name="ce5" office:value-type="string">
            <text:p>Some possible sources of revenue for the Durmitor National Park are entrance fees, taxes on businesses operating in the area who benefit directly from the park, and/or donations from local businesses.</text:p>
          </table:table-cell>
          <table:table-cell table:style-name="ce5" office:value-type="string">
            <text:p>New fee</text:p>
            <text:p>New tax</text:p>
            <text:p>New subsidy</text:p>
          </table:table-cell>
          <table:table-cell/>
          <table:table-cell table:style-name="ce5" office:value-type="string">
            <text:p>Stakeholder engagement</text:p>
            <text:p>Meetings</text:p>
          </table:table-cell>
          <table:table-cell/>
          <table:table-cell table:style-name="ce5" office:value-type="string">
            <text:p>Other</text:p>
            <text:p>Research</text:p>
          </table:table-cell>
          <table:table-cell table:style-name="ce5" office:value-type="string">
            <text:p>Pilot/demonstration</text:p>
            <text:p>Tourism infrastructure</text:p>
          </table:table-cell>
          <table:table-cell table:style-name="ce5" office:value-type="string">
            <text:p>No real conservation activities yet, more focused on developing a revenue generating mechanism that can fund the protection and management of the park (this will likely be contingent on an ecotourism component).</text:p>
            <text:p/>
            <text:p/>
          </table:table-cell>
          <table:table-cell table:style-name="ce5" office:value-type="string">
            <text:p>Government</text:p>
          </table:table-cell>
          <table:table-cell table:style-name="ce5" office:value-type="string">
            <text:p>No take recreation</text:p>
            <text:p>Natural product extraction</text:p>
            <text:p>Agriculture</text:p>
          </table:table-cell>
          <table:table-cell table:style-name="ce5" office:value-type="string">
            <text:p>Recreation users</text:p>
            <text:p>Rural domestic</text:p>
          </table:table-cell>
          <table:table-cell table:style-name="ce5" office:value-type="string">
            <text:p>Domestic User</text:p>
            <text:p>Industrial/Corporate user</text:p>
          </table:table-cell>
          <table:table-cell table:style-name="ce5" office:value-type="string">
            <text:p>Recreation users</text:p>
            <text:p>Other corporate</text:p>
          </table:table-cell>
          <table:table-cell table:style-name="ce5" office:value-type="string">
            <text:p>Government</text:p>
          </table:table-cell>
          <table:table-cell table:style-name="ce5" office:value-type="string">
            <text:p>Government</text:p>
          </table:table-cell>
          <table:table-cell/>
          <table:table-cell table:style-name="ce5" office:value-type="string">
            <text:p>The financing mechanism is not clear yet, however, revenue generated would likely be transferred back to the central government who manages all national parks. <text:s/>The idea would be to direct this money back to Durmitor.</text:p>
          </table:table-cell>
          <table:table-cell table:style-name="ce5" office:value-type="string">
            <text:p><text:s text:c="2"/>Yes</text:p>
          </table:table-cell>
          <table:table-cell table:style-name="ce5" office:value-type="string">
            <text:p>Pre-project</text:p>
          </table:table-cell>
          <table:table-cell/>
          <table:table-cell table:style-name="ce5" office:value-type="string">
            <text:p>Motivate legislation</text:p>
          </table:table-cell>
          <table:table-cell table:style-name="ce5" office:value-type="string">
            <text:p>Simple</text:p>
          </table:table-cell>
          <table:table-cell table:style-name="ce5" office:value-type="string">
            <text:p>Aesthetic</text:p>
          </table:table-cell>
          <table:table-cell table:style-name="ce5" office:value-type="string">
            <text:p>There has been some studies conducted about the area by UNDP that value the tourism component of the area.</text:p>
          </table:table-cell>
          <table:table-cell table:style-name="ce5" office:value-type="string">
            <text:p><text:s text:c="2"/>Yes</text:p>
          </table:table-cell>
          <table:table-cell table:style-name="ce5" office:value-type="string">
            <text:p>Pre-project</text:p>
          </table:table-cell>
          <table:table-cell table:style-name="ce5" office:value-type="string">
            <text:p>Pending</text:p>
          </table:table-cell>
          <table:table-cell/>
          <table:table-cell table:style-name="ce5" office:value-type="string">
            <text:p>This falls within the “Strengthening Capacities of the Ministry of Environmental Protection and Tourism to Deal with Problems of Environmental Management."</text:p>
            <text:p/>
            <text:p>There is lots of policy revision at present in Montenegro. <text:s/>A 'Tourism Master Plan' is currently i</text:p>
          </table:table-cell>
          <table:table-cell table:style-name="ce5" office:value-type="string">
            <text:p><text:s text:c="2"/>Yes</text:p>
          </table:table-cell>
          <table:table-cell table:style-name="ce5" office:value-type="string">
            <text:p>Biodiversity studies of the whole northern Montenegro area have been done in the past 1.5 years. <text:s/>These have highlighted 4 key regions for attentions, Durmitor-Tara is one and chosen for its high biodiversity.</text:p>
          </table:table-cell>
          <table:table-cell table:number-columns-repeated="86"/>
          <table:table-cell table:style-name="ce5" office:value-type="string">
            <text:p>Recent country independence means that Montenegro is experiencing a sort of natural resources race. <text:s/>Lots of foreign as well as local interests vie for use of the nations goods. <text:s/>Power is also held primarily by the central governing body, so local park di</text:p>
          </table:table-cell>
          <table:table-cell/>
          <table:table-cell table:style-name="ce5" office:value-type="string">
            <text:p>Connecting the interests of the local communities with those of the central government managing bodies who control the area.</text:p>
          </table:table-cell>
          <table:table-cell table:style-name="ce5" office:value-type="string">
            <text:p>Durmitor is up for World Heritage site reapplication in February 2008. <text:s/>The government must submit a proposal explaining why it still deserves this status. <text:s/>WWF-MedPO is helping to draw up this proposal</text:p>
          </table:table-cell>
          <table:table-cell table:style-name="ce5" office:value-type="string">
            <text:p>Generating a sustainable source of revenue for and through the park that benefits the local communities.</text:p>
          </table:table-cell>
          <table:table-cell table:style-name="ce5" office:value-type="string">
            <text:p>Working at multiple levels of government and interest management. <text:s/></text:p>
          </table:table-cell>
          <table:table-cell table:number-columns-repeated="863"/>
        </table:table-row>
        <table:table-row table:style-name="ro15">
          <table:table-cell office:value-type="float" office:value="28">
            <text:p>28</text:p>
          </table:table-cell>
          <table:table-cell table:style-name="ce3" office:value-type="string">
            <text:p>Guatemala Water Fund</text:p>
          </table:table-cell>
          <table:table-cell table:style-name="ce3" office:value-type="string">
            <text:p>Esteban Brenes</text:p>
            <text:p>Virginia Reyes</text:p>
          </table:table-cell>
          <table:table-cell table:style-name="ce3" office:value-type="string">
            <text:p>WWF-Central America</text:p>
          </table:table-cell>
          <table:table-cell table:style-name="ce3" office:value-type="string">
            <text:p>29 August, 2007</text:p>
          </table:table-cell>
          <table:table-cell table:style-name="ce3" office:value-type="string">
            <text:p>Esteban Brenes</text:p>
          </table:table-cell>
          <table:table-cell table:style-name="ce3" office:value-type="string">
            <text:p>Guatemala</text:p>
          </table:table-cell>
          <table:table-cell table:style-name="ce3" office:value-type="string">
            <text:p>Mesoamerican Caribbean Reef</text:p>
          </table:table-cell>
          <table:table-cell table:style-name="ce3" office:value-type="string">
            <text:p>2003</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Pollution</text:p>
            <text:p>Habitat conversion</text:p>
            <text:p>Overharvest</text:p>
          </table:table-cell>
          <table:table-cell table:style-name="ce5" office:value-type="string">
            <text:p>Housing and urban development</text:p>
            <text:p>Dam and water management</text:p>
            <text:p>Non-timber crops (ag)</text:p>
            <text:p>Point pollution</text:p>
            <text:p>Non-point pollution</text:p>
            <text:p>Fire </text:p>
            <text:p>Commercial and industrial development</text:p>
            <text:p>Aquaculture</text:p>
            <text:p>Watershed alteration</text:p>
            <text:p>Geologic events</text:p>
            <text:p>War, civil unrest, military</text:p>
            <text:p>Hunting</text:p>
            <text:p>NTFPs</text:p>
          </table:table-cell>
          <table:table-cell table:style-name="ce5" office:value-type="string">
            <text:p>Threats include aquifer depletion, industrial misuse of water supplies, sedimentation caused by development, pollution from agricultural runoff and the city of Guatemala, slash and burn agriculture, deforestation, forest-fires, and dredging all damage local forest and freshwater ecosystems. <text:s/>Illegal poaching is the leading cause for forest fires, and a major problem. <text:s/>Finally, the rise of the drug market has caused more deforestation through burning.Downstream marine ecosystems in the Mesoamerican reef are also effected. <text:s/>Rural peoples who live in the area are too poor to pay for prevention and only can afford voluntary fire-brigades (who cannot cover the whole area).</text:p>
            <text:p/>
            <text:p>The challenge is to create a sustainable financing mechanism that links downstream water users' payments with upstream land and water management, especially within and around the Sierra de las Minas Biosphere Reserve. <text:s/>This project will help to abate threats and instead channel resources to the management of the river basin. There is no water regulation framework what so ever to work within, it must be created. <text:s/>Traditional water bosses historically regulated the allocation of water, but these have largely lost most of their authority and power through many civil wars and modernization. <text:s/>This particular project encompassing two main watersheds, Motagua and Polochic that reach the coast and Mesoamerican reef, is a good pilot because its like a microcosm of the rest of the landscape (with most major players accounted for).</text:p>
            <text:p/>
            <text:p>The Motagua-Polochic System Water Fund is designed to promote voluntary payment by water users for environmental services. <text:s/>There could also be a potential user fee where</text:p>
            <text:p>all water users in the watershed pay a fee to utilize the resource. <text:s/>Revenue earned from the fee is earmarked to a water trust fund, which disburses funds for watershed restoration and conservation efforts.</text:p>
            <text:p/>
          </table:table-cell>
          <table:table-cell table:style-name="ce5" office:value-type="string">
            <text:p>Water quality</text:p>
            <text:p>Water quantity</text:p>
            <text:p>Flood mitigation</text:p>
            <text:p>Soil Stabilization</text:p>
            <text:p>Fisheries</text:p>
          </table:table-cell>
          <table:table-cell table:style-name="ce5" office:value-type="string">
            <text:p>The SMBR's cloud forests as well as the 63 rivers that flow from it supply freshwater to countless surrounding communities. <text:s/>The water is not only used for domestic consumption but also agriculture, industrial, business, and hydro-electric purposes. <text:s/>These industries provide jobs for many of the communities as well as resource production.</text:p>
          </table:table-cell>
          <table:table-cell table:style-name="ce5" office:value-type="string">
            <text:p>Cloud forests, mesoamerican reef</text:p>
          </table:table-cell>
          <table:table-cell/>
          <table:table-cell table:style-name="ce5" office:value-type="string">
            <text:p>.5 million water users; water supplies: two hydroelectric plants, dozens of large and medium-size industries, agricultural production, and over 200 communities</text:p>
          </table:table-cell>
          <table:table-cell table:style-name="ce5" office:value-type="string">
            <text:p>Regional</text:p>
          </table:table-cell>
          <table:table-cell table:style-name="ce5" office:value-type="string">
            <text:p>Regional</text:p>
          </table:table-cell>
          <table:table-cell table:style-name="ce5" office:value-type="string">
            <text:p>Corporate</text:p>
            <text:p>Individual private</text:p>
            <text:p>Indigenous</text:p>
            <text:p>State</text:p>
          </table:table-cell>
          <table:table-cell table:style-name="ce5" office:value-type="string">
            <text:p>Individual private</text:p>
            <text:p>Indigenous</text:p>
            <text:p>State</text:p>
            <text:p>Corporate</text:p>
          </table:table-cell>
          <table:table-cell table:number-columns-repeated="5"/>
          <table:table-cell table:style-name="ce5" office:value-type="string">
            <text:p>The Polochic has more moisture and is used for indigenous peoples and agriculture. <text:s text:c="3"/>But is seems that the water flows from dry to wet. <text:s/>More hydrology studies must be done to fully understand the hydrology of the watersheds.</text:p>
            <text:p/>
            <text:p>Soil mechanics are very important. <text:s/>These watersheds occur along a tectonic fault, so chemistry is an issue. <text:s/></text:p>
            <text:p/>
            <text:p>Soil erosion, more valuable than just securing water.</text:p>
            <text:p/>
          </table:table-cell>
          <table:table-cell table:style-name="ce5" office:value-type="string">
            <text:p>Primary forest clearing</text:p>
            <text:p>Commodity Crops</text:p>
            <text:p>Specialty crops</text:p>
            <text:p>Subsistence farming</text:p>
            <text:p>Other crops</text:p>
            <text:p>Unsustainable grazing</text:p>
            <text:p>Industrial development</text:p>
            <text:p>Commercial development</text:p>
            <text:p>Residential development</text:p>
          </table:table-cell>
          <table:table-cell/>
          <table:table-cell table:style-name="ce5" office:value-type="string">
            <text:p>The agricultural practices along the watershed include: Corn, beans, coffee, cattle, and horses. <text:s/>These livestock compact the soil and lead to erosion. <text:s/>Coffee is actually one of the better crops for the area. Note: Post-project land use data not entered.</text:p>
            <text:p/>
          </table:table-cell>
          <table:table-cell table:style-name="ce5" office:value-type="string">
            <text:p>Fees</text:p>
            <text:p>Markets</text:p>
            <text:p>Subsidy</text:p>
          </table:table-cell>
          <table:table-cell table:style-name="ce5" office:value-type="string">
            <text:p>User fee/access fee</text:p>
            <text:p>Water quality market</text:p>
            <text:p>Donation</text:p>
          </table:table-cell>
          <table:table-cell/>
          <table:table-cell table:style-name="ce5" office:value-type="string">
            <text:p>Both</text:p>
          </table:table-cell>
          <table:table-cell table:style-name="ce5" office:value-type="string">
            <text:p>A water fund for water quality through ecosystem service management. <text:s/>This is a voluntary fund, but could become mandatory for all water users.</text:p>
          </table:table-cell>
          <table:table-cell table:style-name="ce5" office:value-type="string">
            <text:p>New fee</text:p>
          </table:table-cell>
          <table:table-cell/>
          <table:table-cell table:style-name="ce5" office:value-type="string">
            <text:p>Stakeholder engagement</text:p>
            <text:p>Education and outreach</text:p>
            <text:p>Committee formation</text:p>
          </table:table-cell>
          <table:table-cell table:style-name="ce5" office:value-type="string">
            <text:p>The management body for the waterfund is a committee of various stakeholders exceeding 10 different interests.</text:p>
          </table:table-cell>
          <table:table-cell table:style-name="ce5" office:value-type="string">
            <text:p>Best Management Practices</text:p>
            <text:p>Restoration</text:p>
            <text:p>Research</text:p>
          </table:table-cell>
          <table:table-cell table:style-name="ce5" office:value-type="string">
            <text:p>BMP forestry</text:p>
            <text:p>BMP agriculture</text:p>
            <text:p>BMP ranching</text:p>
            <text:p>Ecosystem service assessment</text:p>
            <text:p>Pilot/demonstration</text:p>
            <text:p>Research</text:p>
            <text:p>Restoring channel flow</text:p>
            <text:p>Floodplain restoration</text:p>
            <text:p>Fire management</text:p>
            <text:p>Outplantings</text:p>
            <text:p>Restoring riparian zone</text:p>
          </table:table-cell>
          <table:table-cell table:style-name="ce5" office:value-type="string">
            <text:p>A water fund for Guatemala has been created and 3 major companies along the rivers have voluntarily committed 25,000USD for ecosystem services over the next 3 years. <text:s text:c="2"/>Avasa Coke, Acapa rum company (although they’ve moved) and a sugar mill. <text:s text:c="2"/>A Water Law is also under consideration and in its 5th version (last 10 years). <text:s/>Many important stakeholders are involved such as brewing companies and sugar mills who wield much political and financial powerful. <text:s/>The first phase of the project is to identify and research the scientific mechanisms of the watershed to build a sound management and payment plan. <text:s/>Large corporations will be targeted for best management practice training. <text:s/></text:p>
            <text:p/>
            <text:p>Studies show that about half of the targeted area for ecosystem service management occur outside of the Sierra de las Minas Bioreserve. <text:s/>Thus, payment and protection must go to areas in AND outside of the park (currently only focusing within).</text:p>
            <text:p/>
            <text:p>Reforestation, improving regional fire-management capacity, and environmental education. <text:s/>Interestingly Reforestation is very expensive and therefore not the best solution. <text:s/>Rather, improved soil conservation practices for people living along the water shed (better agricultural methods) will be targeted.</text:p>
            <text:p/>
          </table:table-cell>
          <table:table-cell table:style-name="ce5" office:value-type="string">
            <text:p>Partner organization</text:p>
          </table:table-cell>
          <table:table-cell table:style-name="ce5" office:value-type="string">
            <text:p>Ranching</text:p>
            <text:p>Managed forestry</text:p>
            <text:p>Natural product extraction</text:p>
            <text:p>Agriculture</text:p>
          </table:table-cell>
          <table:table-cell table:style-name="ce5" office:value-type="string">
            <text:p>All water users</text:p>
            <text:p>All</text:p>
          </table:table-cell>
          <table:table-cell table:style-name="ce5" office:value-type="string">
            <text:p>Industrial/Corporate user</text:p>
          </table:table-cell>
          <table:table-cell table:style-name="ce5" office:value-type="string">
            <text:p>Hydropower</text:p>
            <text:p>Bottling plant</text:p>
            <text:p>Paper mill</text:p>
            <text:p>Energy Company</text:p>
            <text:p>Other corporate</text:p>
          </table:table-cell>
          <table:table-cell table:style-name="ce5" office:value-type="string">
            <text:p>Community/committee</text:p>
          </table:table-cell>
          <table:table-cell table:style-name="ce5" office:value-type="string">
            <text:p>Committee of stakeholders</text:p>
          </table:table-cell>
          <table:table-cell/>
          <table:table-cell table:style-name="ce5" office:value-type="string">
            <text:p>water users pay fee to trust fund managed by a committee of stakeholders. <text:s/>Cleaner production for the contributing industries will be managed by the Guatemalan Center for Cleaner Production (partner organization).</text:p>
          </table:table-cell>
          <table:table-cell table:number-columns-repeated="7"/>
          <table:table-cell table:style-name="ce5" office:value-type="string">
            <text:p><text:s text:c="2"/>Yes</text:p>
          </table:table-cell>
          <table:table-cell table:style-name="ce5" office:value-type="string">
            <text:p>During project</text:p>
          </table:table-cell>
          <table:table-cell table:style-name="ce5" office:value-type="string">
            <text:p>WWF helped the FDN obtain a “co-management” contract granting that organization the right to manage the SMBR reserve.</text:p>
          </table:table-cell>
          <table:table-cell table:style-name="ce5" office:value-type="string">
            <text:p>Motivate legislation</text:p>
          </table:table-cell>
          <table:table-cell/>
          <table:table-cell table:style-name="ce5" office:value-type="string">
            <text:p><text:s text:c="2"/>Yes</text:p>
          </table:table-cell>
          <table:table-cell table:style-name="ce5" office:value-type="string">
            <text:p>WWF-Central America supervised and coordinated CINPE’s groundwork with Defensores de la Naturaleza; CINPE research has confirmed that that is a positive relationship between the cloud forests of SMBR and ground and surface water supplies for surrounding v</text:p>
          </table:table-cell>
          <table:table-cell table:number-columns-repeated="86"/>
          <table:table-cell table:style-name="ce5" office:value-type="string">
            <text:p>The water fund should function autonomously due to the numerous stakeholders, all with different interests.</text:p>
          </table:table-cell>
          <table:table-cell table:number-columns-repeated="5"/>
          <table:table-cell table:style-name="ce5" office:value-type="string">
            <text:p>The soil mechanics are very important and should be examined. <text:s/>The functionality and sources of water may not always be obvious. <text:s/>More scientific research is in order before confident recommendations can be made for who should pay for ecosystem services.</text:p>
          </table:table-cell>
          <table:table-cell table:style-name="ce5" office:value-type="string">
            <text:p>Science should be the basis for creating any sort of sound payment for ecosystem services scheme.</text:p>
          </table:table-cell>
          <table:table-cell table:number-columns-repeated="861"/>
        </table:table-row>
        <table:table-row table:style-name="ro4">
          <table:table-cell office:value-type="float" office:value="29">
            <text:p>29</text:p>
          </table:table-cell>
          <table:table-cell table:style-name="ce3" office:value-type="string">
            <text:p>Daly River Catchment</text:p>
          </table:table-cell>
          <table:table-cell table:style-name="ce3" office:value-type="string">
            <text:p>Stuart Blanch</text:p>
          </table:table-cell>
          <table:table-cell table:style-name="ce3" office:value-type="string">
            <text:p>WWF-Australia</text:p>
          </table:table-cell>
          <table:table-cell table:style-name="ce3" office:value-type="string">
            <text:p>10 September, 2007</text:p>
          </table:table-cell>
          <table:table-cell table:style-name="ce3" office:value-type="string">
            <text:p>Stuart Blanch</text:p>
          </table:table-cell>
          <table:table-cell table:style-name="ce3" office:value-type="string">
            <text:p>Australia</text:p>
          </table:table-cell>
          <table:table-cell table:style-name="ce3" office:value-type="string">
            <text:p>Northern Territory Australia</text:p>
          </table:table-cell>
          <table:table-cell table:style-name="ce3" office:value-type="string">
            <text:p>2004</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Pollution</text:p>
            <text:p>Invasive Species</text:p>
            <text:p>Climate Change</text:p>
          </table:table-cell>
          <table:table-cell table:style-name="ce5" office:value-type="string">
            <text:p>Non-timber crops (ag)</text:p>
            <text:p>Ranching</text:p>
            <text:p>Dam and water management</text:p>
            <text:p>Other</text:p>
            <text:p>Climate change and severe weather</text:p>
            <text:p>Fragmentation; degradation</text:p>
            <text:p>Invasive species</text:p>
            <text:p>Non-point pollution</text:p>
          </table:table-cell>
          <table:table-cell table:style-name="ce5" office:value-type="string">
            <text:p>The Daly River is a target for intensified agriculture (cattle grazing, irrigation) and dam installment. </text:p>
            <text:p/>
            <text:p>Major threats: land clearing of areas with high biodiversity value, and agricultural runoff leading to eutrophication</text:p>
            <text:p/>
            <text:p>Project aims to prevent any further major land clearing and to promote awareness and better management practices among those landowners who utilize the catchment area. <text:s/>This can be achieved through direct relations with landowners, PES opportunities, conservation covenants, and political legislation changes. <text:s/>The project specially focuses on water services and will move towards carbon sequestration potential as well.</text:p>
          </table:table-cell>
          <table:table-cell table:style-name="ce5" office:value-type="string">
            <text:p>Water quality</text:p>
            <text:p>Water quantity</text:p>
            <text:p>Soil Stabilization</text:p>
            <text:p>Carbon sequestration</text:p>
            <text:p>Fisheries</text:p>
            <text:p>Other cultural services</text:p>
            <text:p>Natural medicines</text:p>
            <text:p>Food (subsistence)</text:p>
            <text:p>Recreation</text:p>
          </table:table-cell>
          <table:table-cell table:style-name="ce5" office:value-type="string">
            <text:p>river provides for grazing pasturelands, agriculture, subsistence farming, fishing, tourism</text:p>
          </table:table-cell>
          <table:table-cell table:style-name="ce5" office:value-type="string">
            <text:p>woodlands, savannah, riparian zones, wetlands, rivers, and estuaries</text:p>
          </table:table-cell>
          <table:table-cell table:style-name="ce5" office:value-type="string">
            <text:p>barramundi (a large freshwater\estuarine predatory fish), the threatened freshwater sawfish (Pristis microdon), pig-nose turtle, freshwater algae, and an aquatic macrophyte Vallisneria nana</text:p>
          </table:table-cell>
          <table:table-cell table:style-name="ce5" office:value-type="string">
            <text:p>Fishermen, Aboriginal communities, farmers, tourists</text:p>
          </table:table-cell>
          <table:table-cell table:style-name="ce5" office:value-type="string">
            <text:p>Regional</text:p>
          </table:table-cell>
          <table:table-cell table:style-name="ce5" office:value-type="string">
            <text:p>Regional</text:p>
          </table:table-cell>
          <table:table-cell table:style-name="ce5" office:value-type="string">
            <text:p>State</text:p>
            <text:p>Indigenous</text:p>
            <text:p>Individual private</text:p>
            <text:p>Federal </text:p>
          </table:table-cell>
          <table:table-cell table:style-name="ce5" office:value-type="string">
            <text:p>Federal </text:p>
            <text:p>State</text:p>
            <text:p>Individual private</text:p>
            <text:p>Indigenous</text:p>
          </table:table-cell>
          <table:table-cell table:style-name="ce5" office:value-type="string">
            <text:p>None</text:p>
            <text:p>Indigenous to State</text:p>
          </table:table-cell>
          <table:table-cell table:style-name="ce5" office:value-type="string">
            <text:p>About 1/2 belongs to aboriginal indigenous peoples, most of the rest belongs to the state who leases it out for pasture lands, 5% is under protected area status, there is some mining and military operations, and a few private holdings. <text:s/></text:p>
          </table:table-cell>
          <table:table-cell table:style-name="ce5" office:value-type="string">
            <text:p>Native grassland</text:p>
            <text:p>Native forest</text:p>
            <text:p>Wetland</text:p>
            <text:p>Native scrub/shrub</text:p>
          </table:table-cell>
          <table:table-cell table:style-name="ce5" office:value-type="string">
            <text:p>Converted</text:p>
            <text:p>Mixed grassland</text:p>
            <text:p>Native forest</text:p>
          </table:table-cell>
          <table:table-cell table:style-name="ce5" office:value-type="string">
            <text:p>Mixed grassland</text:p>
            <text:p>Native forest</text:p>
            <text:p>Converted</text:p>
          </table:table-cell>
          <table:table-cell table:style-name="ce5" office:value-type="string">
            <text:p>Over 200,000 ha of land have been cleared.</text:p>
            <text:p/>
            <text:p>The Daly has the highest base-flow of all rivers in the Northern Territory. <text:s/>There are important wetland and flood plain habitats in addition to the unique limestone aquifer hydrology.</text:p>
            <text:p/>
            <text:p>Pasture lands are a good usage option if the farmer grazes his cattle on natural grasses and does not convert to nonnative cover. <text:s/></text:p>
          </table:table-cell>
          <table:table-cell table:style-name="ce5" office:value-type="string">
            <text:p>Primary forest clearing</text:p>
            <text:p>Selective logging</text:p>
            <text:p>Subsistence farming</text:p>
            <text:p>Sustainable grazing</text:p>
            <text:p>Unsustainable grazing</text:p>
            <text:p>Nature reserve</text:p>
            <text:p>Sustainable fishing</text:p>
            <text:p>Residential development</text:p>
          </table:table-cell>
          <table:table-cell table:style-name="ce5" office:value-type="string">
            <text:p>Subsistence farming</text:p>
            <text:p>Sustainable grazing</text:p>
            <text:p>Nature reserve</text:p>
            <text:p>Sustainable fishing</text:p>
            <text:p>Residential development</text:p>
          </table:table-cell>
          <table:table-cell table:style-name="ce5" office:value-type="string">
            <text:p>200,000 ha of the catchment area have been cleared in the past 4.5% for cropping or improved cattle pastures. <text:s/>This percentage is significant because it is largely on the better soils, flood plains. <text:s/></text:p>
            <text:p/>
          </table:table-cell>
          <table:table-cell table:style-name="ce5" office:value-type="string">
            <text:p>Rights Transfer</text:p>
            <text:p>Markets</text:p>
            <text:p>Subsidy</text:p>
          </table:table-cell>
          <table:table-cell table:style-name="ce5" office:value-type="string">
            <text:p>Easement</text:p>
            <text:p>Carbon market</text:p>
            <text:p>New subsidy</text:p>
          </table:table-cell>
          <table:table-cell table:style-name="ce5" office:value-type="string">
            <text:p>Conservation buyer</text:p>
          </table:table-cell>
          <table:table-cell table:style-name="ce5" office:value-type="string">
            <text:p>Carrot </text:p>
          </table:table-cell>
          <table:table-cell table:style-name="ce5" office:value-type="string">
            <text:p>Motivate landholders to enter into conservation covenants with covenant buyers or the government in return for payment.</text:p>
            <text:p/>
            <text:p>Opportunities for federal funding if indigenous peoples decide to voluntarily place their area under protected status; government would pay for development and implementation of management plans etc.</text:p>
            <text:p/>
            <text:p>Also, potential for carbon credit markets.</text:p>
          </table:table-cell>
          <table:table-cell table:style-name="ce5" office:value-type="string">
            <text:p>Cap</text:p>
          </table:table-cell>
          <table:table-cell table:style-name="ce5" office:value-type="string">
            <text:p>Motivate a cap on water extraction from the Daly River. <text:s/>Potentially strong support from the fishing, tourism, and indigenous communities.</text:p>
          </table:table-cell>
          <table:table-cell table:style-name="ce5" office:value-type="string">
            <text:p>Stakeholder engagement</text:p>
            <text:p>Committee formation</text:p>
          </table:table-cell>
          <table:table-cell table:style-name="ce5" office:value-type="string">
            <text:p>DRMAC- committee of stakeholders</text:p>
          </table:table-cell>
          <table:table-cell table:style-name="ce5" office:value-type="string">
            <text:p>Best Management Practices</text:p>
            <text:p>Other</text:p>
            <text:p>Preservation</text:p>
            <text:p>Restoration</text:p>
          </table:table-cell>
          <table:table-cell table:style-name="ce5" office:value-type="string">
            <text:p>BMP ranching</text:p>
            <text:p>Legal protection</text:p>
            <text:p>Fire management</text:p>
            <text:p>Other</text:p>
          </table:table-cell>
          <table:table-cell table:style-name="ce5" office:value-type="string">
            <text:p>Seeking stronger regulation of pasture and grazing practices like restricting water hole installments and planting of nonnative grasses (African and South American usually).</text:p>
            <text:p/>
            <text:p>WWF-Australia, Darwin University, and the Environmental Center of the Northern Territory collaborated to write an extensive review and set of recommendations titled "Aquatic conservation values of the Daly River Catchment, <text:s/>Northern Territory, Australia." <text:s/>With in it includes in-depth landscape, environmental, and biological reports.</text:p>
            <text:p><text:s/></text:p>
          </table:table-cell>
          <table:table-cell table:style-name="ce5" office:value-type="string">
            <text:p>Other</text:p>
          </table:table-cell>
          <table:table-cell table:style-name="ce5" office:value-type="string">
            <text:p>Sustainable take recreation</text:p>
            <text:p>Ranching</text:p>
            <text:p>Managed forestry</text:p>
            <text:p>Agriculture</text:p>
            <text:p>Natural product extraction</text:p>
          </table:table-cell>
          <table:table-cell table:style-name="ce5" office:value-type="string">
            <text:p>All water users</text:p>
            <text:p>Floodplain occupants</text:p>
            <text:p>Recreation users</text:p>
            <text:p>Agriculture</text:p>
          </table:table-cell>
          <table:table-cell table:style-name="ce5" office:value-type="string">
            <text:p>Tax payer</text:p>
            <text:p>Domestic User</text:p>
          </table:table-cell>
          <table:table-cell table:style-name="ce5" office:value-type="string">
            <text:p>Recreation users</text:p>
            <text:p>Federal tax payers</text:p>
          </table:table-cell>
          <table:table-cell table:style-name="ce5" office:value-type="string">
            <text:p>Private land user</text:p>
          </table:table-cell>
          <table:table-cell table:style-name="ce5" office:value-type="string">
            <text:p>Rancher</text:p>
            <text:p>Other private landowners/users</text:p>
            <text:p>Agriculture</text:p>
          </table:table-cell>
          <table:table-cell table:number-columns-repeated="8"/>
          <table:table-cell table:style-name="ce5" office:value-type="string">
            <text:p>The cattle industry has previously developed a land clearing management plan geared toward increased usage.</text:p>
          </table:table-cell>
          <table:table-cell table:style-name="ce5" office:value-type="string">
            <text:p><text:s text:c="2"/>Yes</text:p>
          </table:table-cell>
          <table:table-cell table:style-name="ce5" office:value-type="string">
            <text:p>During project</text:p>
          </table:table-cell>
          <table:table-cell table:style-name="ce5" office:value-type="string">
            <text:p>Motive ministries and bureaucrats to recognize the potential of conserving forests for carbon credits.</text:p>
          </table:table-cell>
          <table:table-cell table:style-name="ce5" office:value-type="string">
            <text:p>Motivate legislation</text:p>
          </table:table-cell>
          <table:table-cell table:style-name="ce5" office:value-type="string">
            <text:p>The national government has taken recent interest in intensifying agriculture and development in just a few of the 65 major catchment areas in Australia.</text:p>
            <text:p/>
            <text:p>The Council of Australian Government’s Agreement on a National Water Initiative, calls for the North</text:p>
          </table:table-cell>
          <table:table-cell table:style-name="ce5" office:value-type="string">
            <text:p><text:s text:c="2"/>Yes</text:p>
          </table:table-cell>
          <table:table-cell table:style-name="ce5" office:value-type="string">
            <text:p>Environmental Flows Research Program looks at riparian plants and algae.</text:p>
            <text:p/>
            <text:p>Modeling of the water flows (for potential agriculture).</text:p>
            <text:p/>
            <text:p>Effects observed on animals (birds, reptiles, mammals) due to woodland clearing.</text:p>
          </table:table-cell>
          <table:table-cell table:number-columns-repeated="43"/>
          <table:table-cell table:style-name="ce5" office:value-type="string">
            <text:p><text:s text:c="2"/>Yes</text:p>
          </table:table-cell>
          <table:table-cell table:number-columns-repeated="13"/>
          <table:table-cell table:style-name="ce5" office:value-type="string">
            <text:p>See "Aquatic conservation values of the Daly River Catchment, <text:s/>Northern Territory, Australia."</text:p>
          </table:table-cell>
          <table:table-cell table:number-columns-repeated="13"/>
          <table:table-cell table:style-name="ce5" office:value-type="string">
            <text:p>See "Aquatic conservation values of the Daly River Catchment, <text:s/>Northern Territory, Australia."</text:p>
          </table:table-cell>
          <table:table-cell table:number-columns-repeated="13"/>
          <table:table-cell table:style-name="ce5" office:value-type="string">
            <text:p>The breakdown or loss of indigenous knowledge regarding land stewardship makes organized management schemes reasonable (such as fire management).</text:p>
          </table:table-cell>
          <table:table-cell table:style-name="ce5" office:value-type="string">
            <text:p>The task of finding a way to manage a lot of terrestrial carbon sequestration potential is a big priority. <text:s/></text:p>
          </table:table-cell>
          <table:table-cell table:number-columns-repeated="4"/>
          <table:table-cell table:style-name="ce5" office:value-type="string">
            <text:p>Policy on the local, state, federal, and international levels should be developed to address the issue.</text:p>
          </table:table-cell>
          <table:table-cell/>
          <table:table-cell table:style-name="ce5" office:value-type="string">
            <text:p>There are not many opportunities left to avoid deforestation.</text:p>
            <text:p/>
            <text:p>More on the ground work with PES would be a good move, perhaps created a brokered system between landowners/managers and a payment body.</text:p>
          </table:table-cell>
          <table:table-cell table:number-columns-repeated="861"/>
        </table:table-row>
        <table:table-row table:style-name="ro11">
          <table:table-cell office:value-type="float" office:value="30">
            <text:p>30</text:p>
          </table:table-cell>
          <table:table-cell table:style-name="ce3" office:value-type="string">
            <text:p>EPWS (Equitable Payment for Watershed Services)</text:p>
          </table:table-cell>
          <table:table-cell table:style-name="ce3" office:value-type="string">
            <text:p>Christine Wulandari</text:p>
          </table:table-cell>
          <table:table-cell table:style-name="ce3" office:value-type="string">
            <text:p>WWF</text:p>
          </table:table-cell>
          <table:table-cell table:style-name="ce3" office:value-type="string">
            <text:p>10 September, 2007</text:p>
          </table:table-cell>
          <table:table-cell table:style-name="ce3" office:value-type="string">
            <text:p>Tri Agung Rooswiadji</text:p>
          </table:table-cell>
          <table:table-cell table:style-name="ce3" office:value-type="string">
            <text:p>Indonesia</text:p>
          </table:table-cell>
          <table:table-cell table:style-name="ce3" office:value-type="string">
            <text:p>West Kalimantan and East Nusa Tenggara</text:p>
            <text:p/>
          </table:table-cell>
          <table:table-cell table:style-name="ce3" office:value-type="string">
            <text:p>2006</text:p>
          </table:table-cell>
          <table:table-cell table:style-name="ce3" office:value-type="string">
            <text:p>December 2007 (phase I), 3.5-4 years (phase II)</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Overharvest</text:p>
            <text:p>Pollution</text:p>
            <text:p>Habitat conversion</text:p>
          </table:table-cell>
          <table:table-cell table:style-name="ce5" office:value-type="string">
            <text:p>Non-point pollution</text:p>
            <text:p>Point pollution</text:p>
            <text:p>Logging</text:p>
            <text:p>Non-timber crops (ag)</text:p>
            <text:p>Energy production and mining</text:p>
          </table:table-cell>
          <table:table-cell table:style-name="ce5" office:value-type="string">
            <text:p>Payments for watershed services are delivering sustainable natural resource management and improved livelihoods for the rural poor. <text:s/>The local water company PDAM (Perusahaan Daerah Air Minum or Local Water Drinking Company) will pay 30% of the rehabilitation fee to restore the upland forested area from which they draw their water. <text:s/>The potential buyer would be the local government while the final payment would be routed to rural people to maintain and manage the area.</text:p>
            <text:p/>
            <text:p>Major threats are legal and illegal logging, agriculture along the riparian zones, and small scale gold mining. <text:s/>These activities combined cause much erosion and impede the water flow and quality as it goes downstream toward users. <text:s/>Some local agroforestry goes on using rubber and fruit trees.</text:p>
          </table:table-cell>
          <table:table-cell table:style-name="ce5" office:value-type="string">
            <text:p>Water quality</text:p>
            <text:p>Water quantity</text:p>
            <text:p>Soil Stabilization</text:p>
          </table:table-cell>
          <table:table-cell table:style-name="ce5" office:value-type="string">
            <text:p>Money can go towards educating the local people in best management practices as well as training them to monitor the erosion and its causes.</text:p>
          </table:table-cell>
          <table:table-cell table:style-name="ce5" office:value-type="string">
            <text:p>Kapuas Hulu Basin as part of Kapuas River in West Kalimantan and Talau Watershed in East Nusa Tenggara</text:p>
          </table:table-cell>
          <table:table-cell/>
          <table:table-cell table:style-name="ce5" office:value-type="string">
            <text:p>Upland villages chosen by hydrology study</text:p>
          </table:table-cell>
          <table:table-cell table:style-name="ce5" office:value-type="string">
            <text:p>Regional</text:p>
          </table:table-cell>
          <table:table-cell table:style-name="ce5" office:value-type="string">
            <text:p>Regional</text:p>
          </table:table-cell>
          <table:table-cell table:style-name="ce5" office:value-type="string">
            <text:p>Indigenous</text:p>
            <text:p>Federal </text:p>
            <text:p>Local</text:p>
          </table:table-cell>
          <table:table-cell table:style-name="ce5" office:value-type="string">
            <text:p>Indigenous</text:p>
            <text:p>Federal </text:p>
            <text:p>Local</text:p>
          </table:table-cell>
          <table:table-cell table:style-name="ce5" office:value-type="string">
            <text:p>None</text:p>
          </table:table-cell>
          <table:table-cell table:style-name="ce5" office:value-type="string">
            <text:p>Part of the area belongs to the national government as a national park, while the remaining area is under the authority of the provincial government as a protection forest. <text:s/>The local water company draws water from these forested areas that are inhabited and maintained by 5 villages upland. <text:s/></text:p>
          </table:table-cell>
          <table:table-cell table:style-name="ce5" office:value-type="string">
            <text:p>Native forest</text:p>
            <text:p>Native grassland</text:p>
          </table:table-cell>
          <table:table-cell table:style-name="ce5" office:value-type="string">
            <text:p>Mixed forest</text:p>
            <text:p>Converted</text:p>
            <text:p>Native grassland</text:p>
          </table:table-cell>
          <table:table-cell table:style-name="ce5" office:value-type="string">
            <text:p>Mixed forest</text:p>
            <text:p>Converted</text:p>
            <text:p>Native grassland</text:p>
          </table:table-cell>
          <table:table-cell table:style-name="ce5" office:value-type="string">
            <text:p>Some agroforestry of rubber and fruit trees is carried out by the local communitites.</text:p>
          </table:table-cell>
          <table:table-cell table:style-name="ce5" office:value-type="string">
            <text:p>Nature reserve</text:p>
            <text:p>Subsistence farming</text:p>
            <text:p>Selective logging</text:p>
            <text:p>Residential development</text:p>
            <text:p>Unsustainable agroforestry</text:p>
          </table:table-cell>
          <table:table-cell table:style-name="ce5" office:value-type="string">
            <text:p>Selective logging</text:p>
            <text:p>Sustainable agroforestry</text:p>
            <text:p>Nature reserve</text:p>
            <text:p>Subsistence farming</text:p>
            <text:p>Residential development</text:p>
          </table:table-cell>
          <table:table-cell table:style-name="ce5" office:value-type="string">
            <text:p>National park and protected forest; people are able to live in the settlement zone and grow crops (agroforestry) as well as harvest some timber. <text:s/>Money will go to combating illegal logging and educating against the planting of crops along riparian zones.</text:p>
          </table:table-cell>
          <table:table-cell table:style-name="ce5" office:value-type="string">
            <text:p>Fees</text:p>
          </table:table-cell>
          <table:table-cell table:style-name="ce5" office:value-type="string">
            <text:p>User fee/access fee</text:p>
          </table:table-cell>
          <table:table-cell/>
          <table:table-cell table:style-name="ce5" office:value-type="string">
            <text:p>Both</text:p>
          </table:table-cell>
          <table:table-cell table:style-name="ce5" office:value-type="string">
            <text:p>watershed services fee paid by PDAM/Local drinking water company to local communities to fund education, monitoring, and best management practices.</text:p>
          </table:table-cell>
          <table:table-cell table:style-name="ce5" office:value-type="string">
            <text:p>New fee</text:p>
          </table:table-cell>
          <table:table-cell table:style-name="ce5" office:value-type="string">
            <text:p>New fee for ecosystem upkeep to be paid to the local water company by the local government. <text:s/>This funding will be used to develop the capacity of those rural people who live on the land. <text:s/></text:p>
          </table:table-cell>
          <table:table-cell table:style-name="ce5" office:value-type="string">
            <text:p>Training</text:p>
            <text:p>Workshops</text:p>
            <text:p>Meetings</text:p>
            <text:p>Committee formation</text:p>
            <text:p>Education and outreach</text:p>
          </table:table-cell>
          <table:table-cell table:style-name="ce5" office:value-type="string">
            <text:p>Training for capacity building the key actors. Workshops, meetings for program socialization and results dissemination. Committee formation as independent institution for fee/incentive arrangement/management</text:p>
          </table:table-cell>
          <table:table-cell table:style-name="ce5" office:value-type="string">
            <text:p>Best Management Practices</text:p>
            <text:p>Restoration</text:p>
            <text:p>Research</text:p>
          </table:table-cell>
          <table:table-cell table:style-name="ce5" office:value-type="string">
            <text:p>BMP forestry</text:p>
            <text:p>BMP agriculture</text:p>
            <text:p>Restoring riparian zone</text:p>
            <text:p>Research</text:p>
            <text:p>Pilot/demonstration</text:p>
          </table:table-cell>
          <table:table-cell table:style-name="ce5" office:value-type="string">
            <text:p>People who inhabit the area will be targeted for capacity building; they will learn to monitoring the erosion of the area and its causes. <text:s/>Illegal logging and planting of crops too close to riparian zones will be prevented. <text:s/>By education and funding, the rural communities will have the means to maintain their livelihoods and manage their natural resources.</text:p>
          </table:table-cell>
          <table:table-cell table:style-name="ce5" office:value-type="string">
            <text:p>Government</text:p>
            <text:p>Managing organization</text:p>
          </table:table-cell>
          <table:table-cell table:style-name="ce5" office:value-type="string">
            <text:p>Managed forestry</text:p>
            <text:p>Agriculture</text:p>
            <text:p>Natural product extraction</text:p>
          </table:table-cell>
          <table:table-cell table:style-name="ce5" office:value-type="string">
            <text:p>All water users</text:p>
          </table:table-cell>
          <table:table-cell table:style-name="ce5" office:value-type="string">
            <text:p>Industrial/Corporate user</text:p>
          </table:table-cell>
          <table:table-cell table:style-name="ce5" office:value-type="string">
            <text:p>Other corporate</text:p>
          </table:table-cell>
          <table:table-cell table:style-name="ce5" office:value-type="string">
            <text:p>Government</text:p>
          </table:table-cell>
          <table:table-cell table:style-name="ce5" office:value-type="string">
            <text:p>Municipality</text:p>
          </table:table-cell>
          <table:table-cell/>
          <table:table-cell table:style-name="ce5" office:value-type="string">
            <text:p>The Local Water Drinking Company belongs to the local government but will receive payment by them. <text:s/>Payment may be in the form of funding or human development.</text:p>
          </table:table-cell>
          <table:table-cell table:number-columns-repeated="12"/>
          <table:table-cell table:style-name="ce5" office:value-type="string">
            <text:p><text:s text:c="2"/>Yes</text:p>
          </table:table-cell>
          <table:table-cell table:style-name="ce5" office:value-type="string">
            <text:p>Hydrology study done to determine which rural areas to target with their respective stewards.</text:p>
          </table:table-cell>
          <table:table-cell table:number-columns-repeated="93"/>
          <table:table-cell table:style-name="ce5" office:value-type="string">
            <text:p>10 years ago there was no problem with the water flow, now, if there is rain the water flow dries up within 2 days. <text:s/></text:p>
          </table:table-cell>
          <table:table-cell table:number-columns-repeated="861"/>
        </table:table-row>
        <table:table-row table:style-name="ro2">
          <table:table-cell office:value-type="float" office:value="31">
            <text:p>31</text:p>
          </table:table-cell>
          <table:table-cell table:style-name="ce3" office:value-type="string">
            <text:p>Atlantic Forest PES</text:p>
          </table:table-cell>
          <table:table-cell table:style-name="ce3" office:value-type="string">
            <text:p>Michael Becker</text:p>
          </table:table-cell>
          <table:table-cell table:style-name="ce3" office:value-type="string">
            <text:p>WWF-Brasil</text:p>
          </table:table-cell>
          <table:table-cell table:style-name="ce3" office:value-type="string">
            <text:p>13 September, 2007</text:p>
          </table:table-cell>
          <table:table-cell table:style-name="ce3" office:value-type="string">
            <text:p>Michael Becker</text:p>
          </table:table-cell>
          <table:table-cell table:style-name="ce3" office:value-type="string">
            <text:p>Brasil</text:p>
          </table:table-cell>
          <table:table-cell table:style-name="ce3" office:value-type="string">
            <text:p>Atlantic Rainforest</text:p>
          </table:table-cell>
          <table:table-cell table:style-name="ce3" office:value-type="string">
            <text:p>2007</text:p>
          </table:table-cell>
          <table:table-cell table:style-name="ce3" office:value-type="string">
            <text:p>2010</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Pollution</text:p>
            <text:p>Habitat conversion</text:p>
          </table:table-cell>
          <table:table-cell table:style-name="ce5" office:value-type="string">
            <text:p>Housing and urban development</text:p>
            <text:p>Commercial and industrial development</text:p>
            <text:p>Tourism and Recreation development</text:p>
            <text:p>Dam and water management</text:p>
            <text:p>Watershed alteration</text:p>
            <text:p>Fragmentation; degradation</text:p>
            <text:p>Non-point pollution</text:p>
            <text:p>Non-timber crops (ag)</text:p>
          </table:table-cell>
          <table:table-cell table:style-name="ce5" office:value-type="string">
            <text:p>Create and implement an additional (sustainable) PES scheme within the framework of the pre-existing payment for waterservices around the Atlantic forest area. <text:s/>Money will go to reforestation of park areas along the watershed and in the headwaters. <text:s/>Also, other potential incomes (e.g. tourist fee) could go to pay "water producers" (such as the private land owners)and persuade future ones to restore/maintain their riparian areas. <text:s/>This is a pilot project that could potentially be applied to other areas besides the Sao Joao River Basin.</text:p>
            <text:p/>
            <text:p>Threats: <text:s/>Unequal distribution, over-exploitation of the headwaters, pollution, deforestation, urban expansion, misuse and careless. </text:p>
            <text:p/>
          </table:table-cell>
          <table:table-cell table:style-name="ce5" office:value-type="string">
            <text:p>Water quality</text:p>
            <text:p>Water quantity</text:p>
          </table:table-cell>
          <table:table-cell/>
          <table:table-cell table:style-name="ce5" office:value-type="string">
            <text:p>Atlantic Rainforest</text:p>
          </table:table-cell>
          <table:table-cell/>
          <table:table-cell table:style-name="ce5" office:value-type="string">
            <text:p>70% of Brasil's population (133 million) live in connection with the Atlantic Forest. <text:s/>It contributes 80% of the Gross National Product. <text:s/>Specifically, the Guandu River Basin is an important source of water supply to the third most populous state in Brazil (Rio de Janeiro State - Southeastern Brazil). </text:p>
          </table:table-cell>
          <table:table-cell table:style-name="ce5" office:value-type="string">
            <text:p>Regional</text:p>
          </table:table-cell>
          <table:table-cell table:style-name="ce5" office:value-type="string">
            <text:p>Regional</text:p>
          </table:table-cell>
          <table:table-cell table:style-name="ce5" office:value-type="string">
            <text:p>Federal </text:p>
            <text:p>State</text:p>
            <text:p>Individual private</text:p>
          </table:table-cell>
          <table:table-cell table:style-name="ce5" office:value-type="string">
            <text:p>Federal </text:p>
            <text:p>State</text:p>
            <text:p>Individual private</text:p>
          </table:table-cell>
          <table:table-cell table:style-name="ce5" office:value-type="string">
            <text:p>None</text:p>
          </table:table-cell>
          <table:table-cell table:style-name="ce5" office:value-type="string">
            <text:p>The committee-overseen region has an area of 3,825 sq km, covering all or portions of 12 local municipalities and 8% of the Rio de Janeiro state territory where 520,000 people live, the majority of them in urban areas and more than 1.2 million during summer season since it is one of the most famous tourism areas in the country. The region encompasses five catchment areas and a coast of 193 km long. </text:p>
          </table:table-cell>
          <table:table-cell table:style-name="ce5" office:value-type="string">
            <text:p>Native forest</text:p>
          </table:table-cell>
          <table:table-cell table:style-name="ce5" office:value-type="string">
            <text:p>Converted</text:p>
            <text:p>Native forest</text:p>
          </table:table-cell>
          <table:table-cell table:style-name="ce5" office:value-type="string">
            <text:p>Native forest</text:p>
            <text:p>Converted</text:p>
          </table:table-cell>
          <table:table-cell table:style-name="ce5" office:value-type="string">
            <text:p>At this stage, money generated would go to reforestation efforts in the state held parks of the river region. <text:s/>This area is traditionally rainforest vegetation.</text:p>
          </table:table-cell>
          <table:table-cell table:style-name="ce5" office:value-type="string">
            <text:p>Subsistence farming</text:p>
            <text:p>Nature reserve</text:p>
            <text:p>Residential development</text:p>
          </table:table-cell>
          <table:table-cell table:style-name="ce5" office:value-type="string">
            <text:p>Nature reserve</text:p>
            <text:p>Subsistence farming</text:p>
            <text:p>Residential development</text:p>
          </table:table-cell>
          <table:table-cell table:style-name="ce5" office:value-type="string">
            <text:p>Reforestation of public parks and management of riparian zones by private landowners.</text:p>
          </table:table-cell>
          <table:table-cell table:style-name="ce5" office:value-type="string">
            <text:p>Fees</text:p>
          </table:table-cell>
          <table:table-cell table:style-name="ce5" office:value-type="string">
            <text:p>User fee/access fee</text:p>
          </table:table-cell>
          <table:table-cell/>
          <table:table-cell table:style-name="ce5" office:value-type="string">
            <text:p>Both</text:p>
          </table:table-cell>
          <table:table-cell table:style-name="ce5" office:value-type="string">
            <text:p>Additional waterservice fee that would go directly to the management and maintenance of the river basin (park reforestation and private-landowner incentive).</text:p>
          </table:table-cell>
          <table:table-cell table:style-name="ce5" office:value-type="string">
            <text:p>New fee</text:p>
          </table:table-cell>
          <table:table-cell table:style-name="ce5" office:value-type="string">
            <text:p>Lagos - Sao Joao Watershed Committee: <text:s/>A very positive aspect of Sao Joao is the fact that the local Watershed Committee is the unique state committee in Brazil with all the instruments of water management established according to the Brazilian legislation. It provides an important legal basis and ongoing stakeholder level of integration. <text:s/>There are 3 branches: state government- environmental agencies; Local municipalities; and NGOs- civil society.</text:p>
            <text:p/>
          </table:table-cell>
          <table:table-cell table:style-name="ce5" office:value-type="string">
            <text:p>Education and outreach</text:p>
            <text:p>Committee formation</text:p>
          </table:table-cell>
          <table:table-cell table:style-name="ce5" office:value-type="string">
            <text:p>The initial formation of the Watershed Committee during phase one of the joint HSBC and WWF freshwater project in the area.</text:p>
            <text:p/>
            <text:p>Not specifically connected, there are educational outreach programs in local schools teaching environmental concepts and awareness (HSBC).</text:p>
          </table:table-cell>
          <table:table-cell table:style-name="ce5" office:value-type="string">
            <text:p>Best Management Practices</text:p>
            <text:p>Restoration</text:p>
            <text:p>Research</text:p>
            <text:p>Other</text:p>
          </table:table-cell>
          <table:table-cell table:style-name="ce5" office:value-type="string">
            <text:p>BMP forestry</text:p>
            <text:p>Restoring riparian zone</text:p>
            <text:p>Pilot/demonstration</text:p>
            <text:p>Other</text:p>
          </table:table-cell>
          <table:table-cell table:style-name="ce5" office:value-type="string">
            <text:p>Reforestation.</text:p>
            <text:p/>
            <text:p>Stakeholders identification and analysis - (i) wants/needs; (ii) how to engage them?</text:p>
            <text:p/>
            <text:p>Networking - build an open environment to the subject where the necessary forest restoration is divulged and accepted by the local community.</text:p>
            <text:p/>
            <text:p>Build a participatory process that leads to a long-term "vision" for the desired future state of the area.</text:p>
            <text:p/>
            <text:p>Capacity building (stakeholders and partners) - negotiating; lobbying; monitoring; small enterprises development; plantation; nurseries</text:p>
            <text:p/>
            <text:p>Policy work - stakeholders mobilization</text:p>
            <text:p/>
            <text:p>Develop scientific knowledge on the service provided - economic valuation of the forest services to sustain the payment in long term.</text:p>
            <text:p/>
            <text:p><text:s/>Establish the payment mechanism (institutional and legal structure) - mechanism with low transaction cost;</text:p>
            <text:p/>
            <text:p/>
          </table:table-cell>
          <table:table-cell table:style-name="ce5" office:value-type="string">
            <text:p>Managing organization</text:p>
            <text:p>Government</text:p>
          </table:table-cell>
          <table:table-cell table:style-name="ce5" office:value-type="string">
            <text:p>Managed forestry</text:p>
            <text:p>Other</text:p>
            <text:p>Agriculture</text:p>
          </table:table-cell>
          <table:table-cell table:style-name="ce5" office:value-type="string">
            <text:p>All water users</text:p>
          </table:table-cell>
          <table:table-cell table:style-name="ce5" office:value-type="string">
            <text:p>Domestic User</text:p>
            <text:p>Industrial/Corporate user</text:p>
          </table:table-cell>
          <table:table-cell table:style-name="ce5" office:value-type="string">
            <text:p>All water users</text:p>
            <text:p>Other corporate</text:p>
          </table:table-cell>
          <table:table-cell table:style-name="ce5" office:value-type="string">
            <text:p>Government</text:p>
            <text:p>Private land user</text:p>
          </table:table-cell>
          <table:table-cell table:style-name="ce5" office:value-type="string">
            <text:p>Municipality</text:p>
            <text:p>Other private landowners/users</text:p>
          </table:table-cell>
          <table:table-cell/>
          <table:table-cell table:style-name="ce5" office:value-type="string">
            <text:p>Waterservices payment would go to the usual waterprovider (municipalities), then would be transferred to finance BMP forestry and/or compensate other "water providers" (landowners) for management.</text:p>
          </table:table-cell>
          <table:table-cell table:style-name="ce5" office:value-type="string">
            <text:p><text:s text:c="2"/>Yes</text:p>
          </table:table-cell>
          <table:table-cell table:style-name="ce5" office:value-type="string">
            <text:p>Pre-project</text:p>
          </table:table-cell>
          <table:table-cell/>
          <table:table-cell table:style-name="ce5" office:value-type="string">
            <text:p>Set fees</text:p>
            <text:p>Redirect money to conservation</text:p>
          </table:table-cell>
          <table:table-cell table:style-name="ce5" office:value-type="string">
            <text:p>Simple</text:p>
          </table:table-cell>
          <table:table-cell/>
          <table:table-cell table:style-name="ce5" office:value-type="string">
            <text:p>Greater Atlantic Forest contributes 80% of the Gross National Product.</text:p>
            <text:p/>
            <text:p>Study of the main waterusers showed that there is seasonal water consumption fluctuations, This is because towns on the coast have large tourism industries that respond to seasonal bu</text:p>
          </table:table-cell>
          <table:table-cell table:style-name="ce5" office:value-type="string">
            <text:p><text:s text:c="2"/>Yes</text:p>
          </table:table-cell>
          <table:table-cell table:style-name="ce5" office:value-type="string">
            <text:p>Pre-project</text:p>
          </table:table-cell>
          <table:table-cell table:style-name="ce5" office:value-type="string">
            <text:p>Work within existing framework to enforce water laws and fees.</text:p>
          </table:table-cell>
          <table:table-cell table:number-columns-repeated="62"/>
          <table:table-cell table:style-name="ce5" office:value-type="string">
            <text:p>Main water user problems</text:p>
          </table:table-cell>
          <table:table-cell table:number-columns-repeated="12"/>
          <table:table-cell table:style-name="ce5" office:value-type="string">
            <text:p>Prior to PES project, salinization of some regions in watershed was a problem due to canal building. <text:s/></text:p>
            <text:p>Also, <text:s/>lack of sanitation within watershed polluted a lagoon down stream. <text:s/>But most of this is solved now.</text:p>
            <text:p/>
            <text:p>Different municipalities may expereince the </text:p>
          </table:table-cell>
          <table:table-cell table:number-columns-repeated="14"/>
          <table:table-cell table:style-name="ce5" office:value-type="string">
            <text:p>Need to develop capacity for the PES scheme to be maintained by local institutions. <text:s/></text:p>
          </table:table-cell>
          <table:table-cell/>
          <table:table-cell table:style-name="ce5" office:value-type="string">
            <text:p/>
            <text:p/>
            <text:p/>
          </table:table-cell>
          <table:table-cell table:number-columns-repeated="2"/>
          <table:table-cell table:style-name="ce5" office:value-type="string">
            <text:p>Concern for this PES project to be in line with national law.</text:p>
          </table:table-cell>
          <table:table-cell table:number-columns-repeated="863"/>
        </table:table-row>
        <table:table-row table:style-name="ro12">
          <table:table-cell office:value-type="float" office:value="32">
            <text:p>32</text:p>
          </table:table-cell>
          <table:table-cell table:style-name="ce3" office:value-type="string">
            <text:p>Apo Reef Natural Park</text:p>
          </table:table-cell>
          <table:table-cell table:style-name="ce3" office:value-type="string">
            <text:p>John Manul</text:p>
          </table:table-cell>
          <table:table-cell table:style-name="ce3" office:value-type="string">
            <text:p>WWF-Philippines</text:p>
          </table:table-cell>
          <table:table-cell table:style-name="ce3" office:value-type="string">
            <text:p>13 September, 2007</text:p>
          </table:table-cell>
          <table:table-cell table:style-name="ce3" office:value-type="string">
            <text:p>John Manul</text:p>
          </table:table-cell>
          <table:table-cell table:style-name="ce3" office:value-type="string">
            <text:p>Philippines</text:p>
          </table:table-cell>
          <table:table-cell table:style-name="ce3" office:value-type="string">
            <text:p>Sulu-Sulawesi Marine</text:p>
          </table:table-cell>
          <table:table-cell table:style-name="ce3" office:value-type="string">
            <text:p>2003</text:p>
          </table:table-cell>
          <table:table-cell table:style-name="ce3" office:value-type="string">
            <text:p>5 years</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Climate Change</text:p>
            <text:p>Invasive Species</text:p>
            <text:p>Overharvest</text:p>
          </table:table-cell>
          <table:table-cell table:style-name="ce5" office:value-type="string">
            <text:p>Tourism and Recreation development</text:p>
            <text:p>Fishing</text:p>
            <text:p>Invasive species</text:p>
            <text:p>Climate change and severe weather</text:p>
            <text:p>Recreational activities</text:p>
            <text:p>Shipping lanes</text:p>
          </table:table-cell>
          <table:table-cell table:style-name="ce5" office:value-type="string">
            <text:p>Assist in capacity building, management, funding, research of the Apo Reef Natural Park. <text:s/></text:p>
            <text:p/>
            <text:p>3 general goals of the project: to protect anchor sites and marine species within high priority conservation, to magnify successful site and species conservation approaches to protect priority conservation seascapes, and to mobilize conservation action on an ecoregional scale.</text:p>
            <text:p/>
          </table:table-cell>
          <table:table-cell table:style-name="ce5" office:value-type="string">
            <text:p>Fisheries</text:p>
            <text:p>Recreation</text:p>
            <text:p>Food (subsistence)</text:p>
          </table:table-cell>
          <table:table-cell table:style-name="ce5" office:value-type="string">
            <text:p>Apo reef is a key breeding ground for fish that supply 9 barangays (village) around the area. <text:s/>It is also a big tourism destination.</text:p>
          </table:table-cell>
          <table:table-cell table:style-name="ce5" office:value-type="string">
            <text:p>Apo coral reefs</text:p>
            <text:p>mangroves, beach and marine which include seagrass, algal flats, coral reefs, and lagoons.</text:p>
          </table:table-cell>
          <table:table-cell/>
          <table:table-cell table:style-name="ce5" office:value-type="string">
            <text:p>fishermen, tourism industries</text:p>
          </table:table-cell>
          <table:table-cell table:style-name="ce5" office:value-type="string">
            <text:p>Regional</text:p>
          </table:table-cell>
          <table:table-cell table:style-name="ce5" office:value-type="string">
            <text:p>Region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style-name="ce5" office:value-type="string">
            <text:p>Apo Reef Natural Park is a nationally protected area.</text:p>
          </table:table-cell>
          <table:table-cell table:style-name="ce5" office:value-type="string">
            <text:p>Subtidal</text:p>
            <text:p>Intertidal</text:p>
          </table:table-cell>
          <table:table-cell table:style-name="ce5" office:value-type="string">
            <text:p>Intertidal</text:p>
            <text:p>Subtidal</text:p>
          </table:table-cell>
          <table:table-cell table:style-name="ce5" office:value-type="string">
            <text:p>Intertidal</text:p>
            <text:p>Subtidal</text:p>
          </table:table-cell>
          <table:table-cell table:style-name="ce5" office:value-type="string">
            <text:p>Coral cover loss by a recent typhoon, bleaching, and bad fishing practices (cyanide and blast). <text:s/>Recovery, however, is being observed during park existence. <text:s/>From 2003 to 2005 coral cover increased from 33 to 51%.</text:p>
          </table:table-cell>
          <table:table-cell table:style-name="ce5" office:value-type="string">
            <text:p>Unsustainable fishing</text:p>
            <text:p>Recreational open space</text:p>
            <text:p>Nature reserve</text:p>
          </table:table-cell>
          <table:table-cell table:style-name="ce5" office:value-type="string">
            <text:p>Nature reserve</text:p>
            <text:p>Recreational open space</text:p>
          </table:table-cell>
          <table:table-cell table:style-name="ce5" office:value-type="string">
            <text:p>Since July 2007, a "no-take zone policy" for the whole Apo Reef Natural Park area is being implemented to regenerate the fish stocks. <text:s/>A buffer zone 2 km away from the reef area marks where fishing becomes legal again. <text:s/></text:p>
            <text:p/>
            <text:p>Tourism visitation and diving are still allowed.</text:p>
            <text:p/>
            <text:p>The park is 27,492 ha.</text:p>
            <text:p/>
          </table:table-cell>
          <table:table-cell table:style-name="ce5" office:value-type="string">
            <text:p>Fees</text:p>
          </table:table-cell>
          <table:table-cell table:style-name="ce5" office:value-type="string">
            <text:p>User fee/access fee</text:p>
          </table:table-cell>
          <table:table-cell/>
          <table:table-cell table:style-name="ce5" office:value-type="string">
            <text:p>Both</text:p>
          </table:table-cell>
          <table:table-cell table:style-name="ce5" office:value-type="string">
            <text:p>There is an initial park entrance fee, and then higher dive fees of about 1,150 pesos (24.75 USD). <text:s/>When fishing was allowed, there was also a fishermen's permit fee. <text:s/>By law, 75% of the funds generated must go towards direct conservation of the Apo Reef. <text:s/>From Jan 2007 to Aug 2007 fees generated almost 20,000 USD.</text:p>
          </table:table-cell>
          <table:table-cell table:style-name="ce5" office:value-type="string">
            <text:p>New fee</text:p>
            <text:p>Administration rights</text:p>
          </table:table-cell>
          <table:table-cell table:style-name="ce5" office:value-type="string">
            <text:p>Fees, but also user allowance regulate the park. <text:s/>For example, the no fishing policy of July 2007.</text:p>
          </table:table-cell>
          <table:table-cell table:style-name="ce5" office:value-type="string">
            <text:p>Education and outreach</text:p>
            <text:p>Stakeholder engagement</text:p>
            <text:p>Volunteers</text:p>
          </table:table-cell>
          <table:table-cell table:style-name="ce5" office:value-type="string">
            <text:p>Volunteers are a huge asset to the Apo Reed Natural Park. <text:s/>Many times local divers and fishermen come and do cleanup or patrol of the area. <text:s/>Engagement and education of 22 local heads of barangays (villages) were brought to the park in September for a tour.</text:p>
          </table:table-cell>
          <table:table-cell table:style-name="ce5" office:value-type="string">
            <text:p>Best Management Practices</text:p>
            <text:p>Research</text:p>
            <text:p>Restoration</text:p>
            <text:p>Preservation</text:p>
          </table:table-cell>
          <table:table-cell table:style-name="ce5" office:value-type="string">
            <text:p>BMP fishery/aquaculture</text:p>
            <text:p>Ecosystem service assessment</text:p>
            <text:p>Park guards</text:p>
            <text:p>Legal protection</text:p>
            <text:p>Removing invasive species</text:p>
            <text:p>Research</text:p>
            <text:p>Biodiversity assessment</text:p>
          </table:table-cell>
          <table:table-cell table:style-name="ce5" office:value-type="string">
            <text:p>WWF shares management of the park with DENR through a MOA. <text:s/>Park guards and allowable usage laws help to manage the area. <text:s/>Research by WWF staff also contributes to the knowledge and planning. <text:s/>Assessment of the fishing industry economic generation yielded findings that were used to motivate protection of the breeding grounds. <text:s/>Monitoring of water temperature, coral cover, and reef fish populations track changes in biodiversity. <text:s/>Removal of the invasive Crown-of-Thorns starfish by groups of local volunteers like divers and fishermen.</text:p>
            <text:p/>
            <text:p>The park recently implemented a 'no-take' policy to regenerate the fish stock of this important breeding ground. <text:s/>Coral cover is also a priority and since 2003, cover has increased from 33 to 51%. <text:s/>Park guarding and maintenance are also emphasized to abate illegal fishing as well as invasive species such as the Crown-of-thorns starfish. <text:s/>Volunteers as well as park entrance and dive fees help to generate the support needed to manage the nationally protected area.</text:p>
            <text:p/>
            <text:p>There is also a protected area management board consisting of various stakeholders who require that at the end of one year of no fishing that a fish count be done to assess the change. <text:s/>The decision about whether to reopen the area for fishing will be made according to this study.</text:p>
          </table:table-cell>
          <table:table-cell table:style-name="ce5" office:value-type="string">
            <text:p>Government</text:p>
          </table:table-cell>
          <table:table-cell table:style-name="ce5" office:value-type="string">
            <text:p>No take recreation</text:p>
          </table:table-cell>
          <table:table-cell table:style-name="ce5" office:value-type="string">
            <text:p>Recreation users</text:p>
            <text:p>Rural domestic</text:p>
          </table:table-cell>
          <table:table-cell table:style-name="ce5" office:value-type="string">
            <text:p>Domestic User</text:p>
          </table:table-cell>
          <table:table-cell table:style-name="ce5" office:value-type="string">
            <text:p>Recreation users</text:p>
          </table:table-cell>
          <table:table-cell table:style-name="ce5" office:value-type="string">
            <text:p>Government</text:p>
          </table:table-cell>
          <table:table-cell table:style-name="ce5" office:value-type="string">
            <text:p>Government</text:p>
          </table:table-cell>
          <table:table-cell/>
          <table:table-cell table:style-name="ce5" office:value-type="string">
            <text:p>The DENR is the managing and implementing body for the park. <text:s/>Money generated from fee sales must be used (75%) for conservation.</text:p>
          </table:table-cell>
          <table:table-cell table:style-name="ce5" office:value-type="string">
            <text:p><text:s text:c="2"/>Yes</text:p>
          </table:table-cell>
          <table:table-cell table:style-name="ce5" office:value-type="string">
            <text:p>During project</text:p>
          </table:table-cell>
          <table:table-cell table:style-name="ce5" office:value-type="string">
            <text:p>47,350.00 USD generated annually from fishing industry</text:p>
          </table:table-cell>
          <table:table-cell table:style-name="ce5" office:value-type="string">
            <text:p>Motivate legislation</text:p>
          </table:table-cell>
          <table:table-cell table:style-name="ce5" office:value-type="string">
            <text:p>Simple</text:p>
          </table:table-cell>
          <table:table-cell table:style-name="ce5" office:value-type="string">
            <text:p>None</text:p>
          </table:table-cell>
          <table:table-cell/>
          <table:table-cell table:style-name="ce5" office:value-type="string">
            <text:p><text:s text:c="2"/>Yes</text:p>
          </table:table-cell>
          <table:table-cell table:style-name="ce5" office:value-type="string">
            <text:p>During project</text:p>
          </table:table-cell>
          <table:table-cell table:style-name="ce5" office:value-type="string">
            <text:p>Deputize fishermen as wardens to help guard the protected area.</text:p>
          </table:table-cell>
          <table:table-cell table:number-columns-repeated="2"/>
          <table:table-cell table:style-name="ce5" office:value-type="string">
            <text:p><text:s text:c="2"/>Yes</text:p>
          </table:table-cell>
          <table:table-cell table:style-name="ce5" office:value-type="string">
            <text:p>It is thought that the Apo Reef area sustains the fisheries of all 9 barangays in Sablayan. <text:s/>This is also a place for seasonal bird nesting and egg laying.</text:p>
          </table:table-cell>
          <table:table-cell table:number-columns-repeated="43"/>
          <table:table-cell table:style-name="ce5" office:value-type="string">
            <text:p><text:s text:c="2"/>Yes</text:p>
          </table:table-cell>
          <table:table-cell table:style-name="ce5" office:value-type="string">
            <text:p>coral health and cover, reef fish populations</text:p>
          </table:table-cell>
          <table:table-cell table:style-name="ce5" office:value-type="string">
            <text:p>water temperature data collector and park guards who do fish counts on top of WWF experts</text:p>
          </table:table-cell>
          <table:table-cell table:number-columns-repeated="3"/>
          <table:table-cell table:style-name="ce5" office:value-type="string">
            <text:p>WWF and DENR</text:p>
          </table:table-cell>
          <table:table-cell table:style-name="ce5" office:value-type="string">
            <text:p>WWF and DENR</text:p>
          </table:table-cell>
          <table:table-cell table:number-columns-repeated="6"/>
          <table:table-cell table:style-name="ce5" office:value-type="string">
            <text:p>WWF does more continuos monitoring with DENR does quarterly studies.</text:p>
          </table:table-cell>
          <table:table-cell table:style-name="ce5" office:value-type="string">
            <text:p>Fisheries economy</text:p>
          </table:table-cell>
          <table:table-cell table:style-name="ce5" office:value-type="string">
            <text:p>total money generated from fishing industry during one year</text:p>
          </table:table-cell>
          <table:table-cell table:style-name="ce5" office:value-type="string">
            <text:p>Sablayan</text:p>
          </table:table-cell>
          <table:table-cell table:number-columns-repeated="2"/>
          <table:table-cell table:style-name="ce5" office:value-type="string">
            <text:p>WWF</text:p>
          </table:table-cell>
          <table:table-cell table:style-name="ce5" office:value-type="string">
            <text:p>WWF</text:p>
          </table:table-cell>
          <table:table-cell table:number-columns-repeated="6"/>
          <table:table-cell table:style-name="ce5" office:value-type="string">
            <text:p>About 47,350.00 USD generated income from fisheries in one year.</text:p>
          </table:table-cell>
          <table:table-cell table:number-columns-repeated="14"/>
          <table:table-cell table:style-name="ce5" office:value-type="string">
            <text:p>Its still very important that WWF remain as a supporter of the Park because sometimes funding is not reliable. <text:s/></text:p>
          </table:table-cell>
          <table:table-cell table:number-columns-repeated="2"/>
          <table:table-cell table:style-name="ce5" office:value-type="string">
            <text:p>Studies on tourism economy of the area</text:p>
          </table:table-cell>
          <table:table-cell table:style-name="ce5" office:value-type="string">
            <text:p>How to sustain the management of the park through continuos funding</text:p>
          </table:table-cell>
          <table:table-cell/>
          <table:table-cell table:style-name="ce5" office:value-type="string">
            <text:p>Many more things need to be learned about the area like the hydrology and avian patterns.</text:p>
          </table:table-cell>
          <table:table-cell table:style-name="ce5" office:value-type="string">
            <text:p>The only efficient way to make things work and produce positive results is to engage and gain support for the local communtities. <text:s/>Volunteering to clear invasive species or patrol against illegal fishing could not be done without their help.</text:p>
          </table:table-cell>
          <table:table-cell table:number-columns-repeated="861"/>
        </table:table-row>
        <table:table-row table:style-name="ro12">
          <table:table-cell office:value-type="float" office:value="33">
            <text:p>33</text:p>
          </table:table-cell>
          <table:table-cell table:style-name="ce3" office:value-type="string">
            <text:p>Puerto Galera Visitors Fee</text:p>
          </table:table-cell>
          <table:table-cell table:style-name="ce3" office:value-type="string">
            <text:p>Johnjoe Cantos</text:p>
          </table:table-cell>
          <table:table-cell table:style-name="ce3" office:value-type="string">
            <text:p>WWF-Philippines</text:p>
          </table:table-cell>
          <table:table-cell table:style-name="ce3" office:value-type="string">
            <text:p>13 September, 2007</text:p>
          </table:table-cell>
          <table:table-cell table:style-name="ce3" office:value-type="string">
            <text:p>Johnjoe Cantos</text:p>
          </table:table-cell>
          <table:table-cell table:style-name="ce3" office:value-type="string">
            <text:p>Philippines</text:p>
          </table:table-cell>
          <table:table-cell table:style-name="ce3" office:value-type="string">
            <text:p>Sulu-Sulawesi Marine</text:p>
          </table:table-cell>
          <table:table-cell table:style-name="ce3" office:value-type="string">
            <text:p>2007</text:p>
          </table:table-cell>
          <table:table-cell table:style-name="ce3" office:value-type="string">
            <text:p>Perpetual</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Pollution</text:p>
            <text:p>Habitat conversion</text:p>
          </table:table-cell>
          <table:table-cell table:style-name="ce5" office:value-type="string">
            <text:p>Recreational activities</text:p>
            <text:p>Point pollution</text:p>
            <text:p>Non-point pollution</text:p>
            <text:p>Fishing</text:p>
            <text:p>Housing and urban development</text:p>
            <text:p>Commercial and industrial development</text:p>
            <text:p>Tourism and Recreation development</text:p>
          </table:table-cell>
          <table:table-cell table:style-name="ce5" office:value-type="string">
            <text:p>Charge tourists a user's fee for entrance on to the Puerto Galera island. <text:s/>This fee is about 50.00Php or 1USD and covers all ecosystem services on the island. <text:s/>A new multistakeholders board called the Coastal Resources Management Board will collect the money into a trust fund and distribute it strictly towards conservation. <text:s/></text:p>
          </table:table-cell>
          <table:table-cell table:style-name="ce5" office:value-type="string">
            <text:p>Water quality</text:p>
            <text:p>Water quantity</text:p>
            <text:p>Fisheries</text:p>
            <text:p>Recreation</text:p>
          </table:table-cell>
          <table:table-cell table:style-name="ce5" office:value-type="string">
            <text:p>The major services targeted at this initial stage of the project are wastewater management (want to build a treatment facility for all the hotel and resort waste) and support of the Bantay volunteer fishing patrol who monitor the waters and abate harmful illegal fishing practices.</text:p>
          </table:table-cell>
          <table:table-cell table:style-name="ce5" office:value-type="string">
            <text:p>All of the Puerto Galera marine and lower terrestrial area.</text:p>
          </table:table-cell>
          <table:table-cell/>
          <table:table-cell table:style-name="ce5" office:value-type="string">
            <text:p>People of Puerto Galera and tourists.</text:p>
          </table:table-cell>
          <table:table-cell table:style-name="ce5" office:value-type="string">
            <text:p>Local</text:p>
          </table:table-cell>
          <table:table-cell table:style-name="ce5" office:value-type="string">
            <text:p>Regional</text:p>
          </table:table-cell>
          <table:table-cell table:style-name="ce5" office:value-type="string">
            <text:p>Local</text:p>
          </table:table-cell>
          <table:table-cell table:style-name="ce5" office:value-type="string">
            <text:p>Local</text:p>
          </table:table-cell>
          <table:table-cell table:style-name="ce5" office:value-type="string">
            <text:p>None</text:p>
          </table:table-cell>
          <table:table-cell table:style-name="ce5" office:value-type="string">
            <text:p>Puerto Galera is a small island that require a ferry to reach from the mainland. <text:s/>The entire funding scheme needed approval from the local government but the management of the trust fund is handled by an independent body (CRMB).</text:p>
          </table:table-cell>
          <table:table-cell table:style-name="ce5" office:value-type="string">
            <text:p>Subtidal</text:p>
            <text:p>Intertidal</text:p>
            <text:p>Other</text:p>
            <text:p>Native forest</text:p>
          </table:table-cell>
          <table:table-cell table:style-name="ce5" office:value-type="string">
            <text:p>Subtidal</text:p>
            <text:p>Other</text:p>
            <text:p>Converted</text:p>
            <text:p>Mixed forest</text:p>
            <text:p>Intertidal</text:p>
          </table:table-cell>
          <table:table-cell table:style-name="ce5" office:value-type="string">
            <text:p>Mixed forest</text:p>
            <text:p>Intertidal</text:p>
            <text:p>Other</text:p>
            <text:p>Subtidal</text:p>
            <text:p>Converted</text:p>
          </table:table-cell>
          <table:table-cell table:style-name="ce5" office:value-type="string">
            <text:p>This lowland portion of the island was rapidly converted and developed for the growing tourism industry. <text:s/>The coast and marine area is heavily effected by harmful fishing as well as tourism. <text:s/></text:p>
          </table:table-cell>
          <table:table-cell table:style-name="ce5" office:value-type="string">
            <text:p>Unsustainable fishing</text:p>
            <text:p>Recreational open space</text:p>
            <text:p>Commercial development</text:p>
            <text:p>Residential development</text:p>
            <text:p>Nature reserve</text:p>
          </table:table-cell>
          <table:table-cell table:style-name="ce5" office:value-type="string">
            <text:p>Sustainable fishing</text:p>
            <text:p>Residential development</text:p>
            <text:p>Recreational open space</text:p>
            <text:p>Commercial development</text:p>
            <text:p>Nature reserve</text:p>
          </table:table-cell>
          <table:table-cell table:style-name="ce5" office:value-type="string">
            <text:p>The prevention of illegal fishing practices in the coastal waters.</text:p>
            <text:p>Also a UNESCO Man and Biosphere Reserve.</text:p>
          </table:table-cell>
          <table:table-cell table:style-name="ce5" office:value-type="string">
            <text:p>Fees</text:p>
          </table:table-cell>
          <table:table-cell table:style-name="ce5" office:value-type="string">
            <text:p>User fee/access fee</text:p>
          </table:table-cell>
          <table:table-cell/>
          <table:table-cell table:style-name="ce5" office:value-type="string">
            <text:p>Both</text:p>
          </table:table-cell>
          <table:table-cell table:style-name="ce5" office:value-type="string">
            <text:p>One time entrance fee for all environmental goods and services collected when tourists purchase their ferry ticket to reach PG. <text:s/>This is a seperate ticket that is intended to be combined with the transportation fee into one. <text:s/>A private sector company got the job of collecting this fee and keeps 2% for comission.</text:p>
          </table:table-cell>
          <table:table-cell table:style-name="ce5" office:value-type="string">
            <text:p>New fee</text:p>
          </table:table-cell>
          <table:table-cell table:style-name="ce5" office:value-type="string">
            <text:p>Through a local governmental ordinance the entrance fee will provide a new funding source to support ecosystem services.</text:p>
          </table:table-cell>
          <table:table-cell table:style-name="ce5" office:value-type="string">
            <text:p>Committee formation</text:p>
            <text:p>Stakeholder engagement</text:p>
          </table:table-cell>
          <table:table-cell table:style-name="ce5" office:value-type="string">
            <text:p>Formation of the Coastal resources Management Board (CRMB) to oversee the collection and distribution of the new environmental fee.</text:p>
          </table:table-cell>
          <table:table-cell table:style-name="ce5" office:value-type="string">
            <text:p>Best Management Practices</text:p>
            <text:p>Other</text:p>
            <text:p>Preservation</text:p>
          </table:table-cell>
          <table:table-cell table:style-name="ce5" office:value-type="string">
            <text:p>BMP fishery/aquaculture</text:p>
            <text:p>Park guards</text:p>
            <text:p>Other</text:p>
          </table:table-cell>
          <table:table-cell table:style-name="ce5" office:value-type="string">
            <text:p>The first two major uses for the money will be to install a water treatment facility for the wastewater problem generated by the many resorts in the area. <text:s/>A new patrol boat and some salary are also intended for the volunteer Bantay fishermen who keep the area waters free from illegal fishing.</text:p>
          </table:table-cell>
          <table:table-cell table:style-name="ce5" office:value-type="string">
            <text:p>Managing organization</text:p>
          </table:table-cell>
          <table:table-cell table:style-name="ce5" office:value-type="string">
            <text:p>No take recreation</text:p>
          </table:table-cell>
          <table:table-cell table:style-name="ce5" office:value-type="string">
            <text:p>Recreation users</text:p>
            <text:p>All water users</text:p>
          </table:table-cell>
          <table:table-cell table:style-name="ce5" office:value-type="string">
            <text:p>Domestic User</text:p>
          </table:table-cell>
          <table:table-cell table:style-name="ce5" office:value-type="string">
            <text:p>Recreation users</text:p>
          </table:table-cell>
          <table:table-cell table:style-name="ce5" office:value-type="string">
            <text:p>Community/committee</text:p>
          </table:table-cell>
          <table:table-cell table:style-name="ce5" office:value-type="string">
            <text:p>Committee of stakeholders</text:p>
          </table:table-cell>
          <table:table-cell/>
          <table:table-cell table:style-name="ce5" office:value-type="string">
            <text:p>CRMB receives the money and puts it into a trust fund. <text:s/>A local ordinance says that this money must be used for ecosystem service conservation.</text:p>
          </table:table-cell>
          <table:table-cell table:style-name="ce5" office:value-type="string">
            <text:p><text:s text:c="2"/>Yes</text:p>
          </table:table-cell>
          <table:table-cell table:style-name="ce5" office:value-type="string">
            <text:p>Pre-project</text:p>
          </table:table-cell>
          <table:table-cell table:style-name="ce5" office:value-type="string">
            <text:p>1.5 million dollars generated from tourism industry</text:p>
          </table:table-cell>
          <table:table-cell table:style-name="ce5" office:value-type="string">
            <text:p>Set fees</text:p>
            <text:p>Motivate legislation</text:p>
          </table:table-cell>
          <table:table-cell table:style-name="ce5" office:value-type="string">
            <text:p>Simple</text:p>
          </table:table-cell>
          <table:table-cell table:style-name="ce5" office:value-type="string">
            <text:p>None</text:p>
          </table:table-cell>
          <table:table-cell table:style-name="ce5" office:value-type="string">
            <text:p>High tourist visitation revealed a good source for ecosystem service funding source.</text:p>
            <text:p/>
            <text:p>There was previously a divers only fee to try and achieve a like-minded source of funding. <text:s/>This was abolished, however, due to ill feelings from the local diving commun</text:p>
          </table:table-cell>
          <table:table-cell table:style-name="ce5" office:value-type="string">
            <text:p><text:s text:c="2"/>Yes</text:p>
          </table:table-cell>
          <table:table-cell table:style-name="ce5" office:value-type="string">
            <text:p>Pre-project</text:p>
          </table:table-cell>
          <table:table-cell table:style-name="ce5" office:value-type="string">
            <text:p>Local government ordinance</text:p>
          </table:table-cell>
          <table:table-cell table:style-name="ce5" office:value-type="string">
            <text:p>Motivate legislation</text:p>
          </table:table-cell>
          <table:table-cell table:style-name="ce5" office:value-type="string">
            <text:p>Had to go through the local legal system to be able to set up the entrance fee. <text:s/>Also, stakeholders were skeptical of the weak reliability of government.</text:p>
            <text:p/>
            <text:p/>
          </table:table-cell>
          <table:table-cell table:style-name="ce5" office:value-type="string">
            <text:p><text:s text:c="2"/>Yes</text:p>
          </table:table-cell>
          <table:table-cell table:style-name="ce5" office:value-type="string">
            <text:p>High marine and forest biodiversity area. <text:s/>UNESCO Man and Biosphere Reserve.</text:p>
          </table:table-cell>
          <table:table-cell table:number-columns-repeated="88"/>
          <table:table-cell table:style-name="ce5" office:value-type="string">
            <text:p>Needing to have a trustworthy governing body made the creation process quite difficult.</text:p>
          </table:table-cell>
          <table:table-cell table:number-columns-repeated="2"/>
          <table:table-cell table:style-name="ce5" office:value-type="string">
            <text:p>The fee needed to be backed by law, this also takes some time to set up.</text:p>
          </table:table-cell>
          <table:table-cell/>
          <table:table-cell table:style-name="ce5" office:value-type="string">
            <text:p>Spreading the fee through the entire tourism community instead of just divers was a better way to generate funding.</text:p>
          </table:table-cell>
          <table:table-cell table:number-columns-repeated="861"/>
        </table:table-row>
        <table:table-row table:style-name="ro10">
          <table:table-cell office:value-type="float" office:value="34">
            <text:p>34</text:p>
          </table:table-cell>
          <table:table-cell table:style-name="ce3" office:value-type="string">
            <text:p>Puerto Galera Upland Fee</text:p>
          </table:table-cell>
          <table:table-cell table:style-name="ce3" office:value-type="string">
            <text:p>Johnjoe Cantos</text:p>
          </table:table-cell>
          <table:table-cell table:style-name="ce3" office:value-type="string">
            <text:p>WWF-Philippines</text:p>
          </table:table-cell>
          <table:table-cell table:style-name="ce3" office:value-type="string">
            <text:p>13 September, 2007</text:p>
          </table:table-cell>
          <table:table-cell table:style-name="ce3" office:value-type="string">
            <text:p>Johnjoe Cantos</text:p>
          </table:table-cell>
          <table:table-cell table:style-name="ce3" office:value-type="string">
            <text:p>Philippines</text:p>
          </table:table-cell>
          <table:table-cell table:style-name="ce3" office:value-type="string">
            <text:p>Sulu-Sulawesi Marine</text:p>
          </table:table-cell>
          <table:table-cell table:style-name="ce3" office:value-type="string">
            <text:p>2007</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Overharvest</text:p>
          </table:table-cell>
          <table:table-cell table:style-name="ce5" office:value-type="string">
            <text:p>Logging</text:p>
            <text:p>Other</text:p>
            <text:p>Tourism and Recreation development</text:p>
          </table:table-cell>
          <table:table-cell table:style-name="ce5" office:value-type="string">
            <text:p>The income (1.5 million USD) generated by the Puerto Galera tourism industry was not reaching the indigenous peoples of the island, the Iraya Mangyan. <text:s/>The hiking fee for the upland area (where the Iraya Mangyan live) is intended to serve as an alternative source of income and fund the management of the natural area. <text:s/>These peoples were pushed upland to the Barangay Baclayan (1 of 13 villages on PG) as the tourism industry expanded very rapidly along the coasts. <text:s/>The Iraya will manage the ecotourism of this area by acting as hiking tour guides and manning the visitor station to be built. <text:s/>By bringing tourists into the area, this act will simultaneously discourage the illegal logging that goes on in the forests.</text:p>
          </table:table-cell>
          <table:table-cell table:style-name="ce5" office:value-type="string">
            <text:p>Recreation</text:p>
            <text:p>Food (subsistence)</text:p>
            <text:p>Other</text:p>
            <text:p>Water quality</text:p>
            <text:p>Water quantity</text:p>
            <text:p>Other cultural services</text:p>
          </table:table-cell>
          <table:table-cell table:style-name="ce5" office:value-type="string">
            <text:p>Ecotourism and sustainable livelihoods for the Iraya Mangyan. <text:s/>The guided tours highlight indigenous culture and usage of the lands. <text:s/>This upland area is also the head waters for the entire island's water supply.</text:p>
          </table:table-cell>
          <table:table-cell table:style-name="ce5" office:value-type="string">
            <text:p>Tropical rainforest</text:p>
          </table:table-cell>
          <table:table-cell/>
          <table:table-cell table:style-name="ce5" office:value-type="string">
            <text:p>Iraya Mangyan</text:p>
          </table:table-cell>
          <table:table-cell table:style-name="ce5" office:value-type="string">
            <text:p>Local</text:p>
          </table:table-cell>
          <table:table-cell table:style-name="ce5" office:value-type="string">
            <text:p>Regional</text:p>
          </table:table-cell>
          <table:table-cell table:style-name="ce5" office:value-type="string">
            <text:p>Indigenous</text:p>
          </table:table-cell>
          <table:table-cell table:style-name="ce5" office:value-type="string">
            <text:p>Indigenous</text:p>
          </table:table-cell>
          <table:table-cell table:style-name="ce5" office:value-type="string">
            <text:p>None</text:p>
          </table:table-cell>
          <table:table-cell table:style-name="ce5" office:value-type="string">
            <text:p>The Barangay Baclayan upland area belongs to the Iraya Mangyan through a ancestral domain communal holding, its 5,000 ha.</text:p>
            <text:p/>
            <text:p>In 1973, the area was designated a UNESCO Man and Biosphere Reserve and is recognized as such under national law.</text:p>
          </table:table-cell>
          <table:table-cell table:style-name="ce5" office:value-type="string">
            <text:p>Native forest</text:p>
          </table:table-cell>
          <table:table-cell table:style-name="ce5" office:value-type="string">
            <text:p>Native forest</text:p>
          </table:table-cell>
          <table:table-cell table:style-name="ce5" office:value-type="string">
            <text:p>Native forest</text:p>
          </table:table-cell>
          <table:table-cell table:style-name="ce5" office:value-type="string">
            <text:p>Tropical forests a few old growth, lots of second growth. <text:s/>Mountainous and still densely vegetated. <text:s/>Replanting and reforestation by the Iraya Mangyan to their native forests.</text:p>
          </table:table-cell>
          <table:table-cell table:style-name="ce5" office:value-type="string">
            <text:p>Nature reserve</text:p>
            <text:p>Recreational open space</text:p>
            <text:p>Selective logging</text:p>
          </table:table-cell>
          <table:table-cell table:style-name="ce5" office:value-type="string">
            <text:p>Nature reserve</text:p>
            <text:p>Recreational open space</text:p>
            <text:p>Sustainable timber harvest</text:p>
          </table:table-cell>
          <table:table-cell table:style-name="ce5" office:value-type="string">
            <text:p>Some illegal logging goes on, which will hopefully be prevented now. <text:s/></text:p>
          </table:table-cell>
          <table:table-cell table:style-name="ce5" office:value-type="string">
            <text:p>Fees</text:p>
          </table:table-cell>
          <table:table-cell table:style-name="ce5" office:value-type="string">
            <text:p>User fee/access fee</text:p>
          </table:table-cell>
          <table:table-cell/>
          <table:table-cell table:style-name="ce5" office:value-type="string">
            <text:p>Both</text:p>
          </table:table-cell>
          <table:table-cell table:style-name="ce5" office:value-type="string">
            <text:p>Hiking fee of 4.00USD.</text:p>
          </table:table-cell>
          <table:table-cell table:style-name="ce5" office:value-type="string">
            <text:p>New fee</text:p>
          </table:table-cell>
          <table:table-cell/>
          <table:table-cell table:style-name="ce5" office:value-type="string">
            <text:p>Committee formation</text:p>
            <text:p>Stakeholder engagement</text:p>
          </table:table-cell>
          <table:table-cell table:style-name="ce5" office:value-type="string">
            <text:p>Indigenous peoples empowerment. <text:s/>They collect, manage, and disperse the income through a separate trust fund. </text:p>
          </table:table-cell>
          <table:table-cell table:style-name="ce5" office:value-type="string">
            <text:p>Best Management Practices</text:p>
            <text:p>Restoration</text:p>
            <text:p>Other</text:p>
            <text:p>Preservation</text:p>
          </table:table-cell>
          <table:table-cell table:style-name="ce5" office:value-type="string">
            <text:p>BMP forestry</text:p>
            <text:p>Park guards</text:p>
            <text:p>Reseeding</text:p>
            <text:p>Outplantings</text:p>
            <text:p>Tourism infrastructure</text:p>
            <text:p>Trail building</text:p>
          </table:table-cell>
          <table:table-cell table:style-name="ce5" office:value-type="string">
            <text:p>Guided tours, reforestation, trail building, park guarding. <text:s/>You pay for entrance and then can hike on your own, or you can pay a little more and get a guided tour. <text:s/></text:p>
            <text:p/>
            <text:p>The last baseline assessment of the area was done in the late 1990s, so this will be one of the first priorities once funding is generated in the area.</text:p>
            <text:p/>
            <text:p>Both a USAID Environmental Education Campaign and World Bank Peace and Equity Foundation component.</text:p>
          </table:table-cell>
          <table:table-cell table:style-name="ce5" office:value-type="string">
            <text:p>Other</text:p>
            <text:p>Partner organization</text:p>
          </table:table-cell>
          <table:table-cell table:style-name="ce5" office:value-type="string">
            <text:p>No take recreation</text:p>
          </table:table-cell>
          <table:table-cell table:style-name="ce5" office:value-type="string">
            <text:p>Recreation users</text:p>
            <text:p>All water users</text:p>
          </table:table-cell>
          <table:table-cell table:style-name="ce5" office:value-type="string">
            <text:p>Domestic User</text:p>
          </table:table-cell>
          <table:table-cell table:style-name="ce5" office:value-type="string">
            <text:p>Recreation users</text:p>
          </table:table-cell>
          <table:table-cell table:style-name="ce5" office:value-type="string">
            <text:p>Community/committee</text:p>
          </table:table-cell>
          <table:table-cell table:style-name="ce5" office:value-type="string">
            <text:p>Committee of stakeholders</text:p>
          </table:table-cell>
          <table:table-cell/>
          <table:table-cell table:style-name="ce5" office:value-type="string">
            <text:p>The local Iraya Mangyan community gets the payment.</text:p>
          </table:table-cell>
          <table:table-cell table:style-name="ce5" office:value-type="string">
            <text:p><text:s text:c="2"/>Yes</text:p>
          </table:table-cell>
          <table:table-cell table:style-name="ce5" office:value-type="string">
            <text:p>Pre-project</text:p>
          </table:table-cell>
          <table:table-cell table:style-name="ce5" office:value-type="string">
            <text:p>1.5 million USD from tourism industry</text:p>
          </table:table-cell>
          <table:table-cell table:style-name="ce5" office:value-type="string">
            <text:p>Set fees</text:p>
          </table:table-cell>
          <table:table-cell table:style-name="ce5" office:value-type="string">
            <text:p>Simple</text:p>
            <text:p>Contingent valuation (WTP)</text:p>
          </table:table-cell>
          <table:table-cell/>
          <table:table-cell table:style-name="ce5" office:value-type="string">
            <text:p>Very little reaches the indigenous people, so this identified source of income was more directly targeted.</text:p>
            <text:p/>
            <text:p>Also, a willingness to pay study was conducted and showed that visitors would pay to hike the area.</text:p>
          </table:table-cell>
          <table:table-cell table:style-name="ce5" office:value-type="string">
            <text:p><text:s text:c="2"/>Yes</text:p>
          </table:table-cell>
          <table:table-cell table:style-name="ce5" office:value-type="string">
            <text:p>Pre-project</text:p>
          </table:table-cell>
          <table:table-cell table:style-name="ce5" office:value-type="string">
            <text:p>Economic tool through an ordinance made into law</text:p>
          </table:table-cell>
          <table:table-cell table:number-columns-repeated="3"/>
          <table:table-cell table:style-name="ce5" office:value-type="string">
            <text:p>Soon</text:p>
          </table:table-cell>
          <table:table-cell table:number-columns-repeated="90"/>
          <table:table-cell table:style-name="ce5" office:value-type="string">
            <text:p>Good management and use of the money buy the indigenous peoples may be difficult at first.</text:p>
          </table:table-cell>
          <table:table-cell table:number-columns-repeated="864"/>
        </table:table-row>
        <table:table-row table:style-name="ro7">
          <table:table-cell office:value-type="float" office:value="35">
            <text:p>35</text:p>
          </table:table-cell>
          <table:table-cell table:style-name="ce3" office:value-type="string">
            <text:p>Mondi Wetlands Project and</text:p>
            <text:p>Working for Wetlands</text:p>
          </table:table-cell>
          <table:table-cell table:style-name="ce3" office:value-type="string">
            <text:p>David Lindley</text:p>
          </table:table-cell>
          <table:table-cell table:style-name="ce3" office:value-type="string">
            <text:p>WWF-South Africa</text:p>
          </table:table-cell>
          <table:table-cell table:style-name="ce3" office:value-type="string">
            <text:p>17 September, 2007</text:p>
          </table:table-cell>
          <table:table-cell table:style-name="ce3" office:value-type="string">
            <text:p>David Lindley</text:p>
            <text:p/>
          </table:table-cell>
          <table:table-cell table:style-name="ce3" office:value-type="string">
            <text:p>South Africa</text:p>
          </table:table-cell>
          <table:table-cell table:style-name="ce3" office:value-type="string">
            <text:p>South Africa</text:p>
          </table:table-cell>
          <table:table-cell table:style-name="ce3" office:value-type="string">
            <text:p>1991</text:p>
          </table:table-cell>
          <table:table-cell table:style-name="ce3" office:value-type="string">
            <text:p>Perpetual</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Pollution</text:p>
            <text:p>Overharvest</text:p>
            <text:p>Invasive Species</text:p>
          </table:table-cell>
          <table:table-cell table:style-name="ce5" office:value-type="string">
            <text:p>Commercial and industrial development</text:p>
            <text:p>Non-timber crops (ag)</text:p>
            <text:p>Watershed alteration</text:p>
            <text:p>Point pollution</text:p>
            <text:p>Non-point pollution</text:p>
            <text:p>Roads and service corridors</text:p>
            <text:p>Other</text:p>
            <text:p>Fire </text:p>
            <text:p>Dam and water management</text:p>
            <text:p>Ranching</text:p>
            <text:p>Wood and pulp plantations</text:p>
            <text:p>Housing and urban development</text:p>
          </table:table-cell>
          <table:table-cell table:style-name="ce5" office:value-type="string">
            <text:p>This joint project with Wildlife and Environment Society of South America aims at catalyzing the realized importance and conservation of wetlands by landholders and users. <text:s/>The project focuses on highlighting the ecosystem service (water related especially) benefits of wetlands as points of persuasion for landowners, governments, and industries to value and employ best management practices in their operations. <text:s/>Tangible benefits such as natural resource use and hydrological services are easier to measure and thus have been more effective compared to biodiversity incentives.</text:p>
            <text:p/>
            <text:p>Overarching aim: ensure wetlands are managed better for the ecosystem benefits they provide.</text:p>
            <text:p/>
            <text:p>Partnerships have helped the spread of awareness and action. <text:s/>The MWP acts as the catalyst for wetland conservation by training and communicating expertise to key stakeholders.</text:p>
            <text:p/>
            <text:p>One of the most notable results of this project so far has been the SA government's creation of a wetland rehabilitation program called Working For Wetlands (eg 2,000 new jobs, 10 million USD in federal funding). <text:s/>this program trains previously unemployed locals in wetland rehabilitation; it is both a conservation and poverty alleviation tool.</text:p>
            <text:p/>
            <text:p>Threats: <text:s/>draining and filling of wetlands for housing, industrial buildings, sugarcane plantations, unsustainable forestry, unsustainable commercial and subsistence crops, the canalization of rivers; and water pollution; erosion from overgrazing; cattle impact; unnatural fire regime; damming; over-harvest for irrigation; agricultural point/non-point pollution; and poorly built roads </text:p>
          </table:table-cell>
          <table:table-cell table:style-name="ce5" office:value-type="string">
            <text:p>Water quality</text:p>
            <text:p>Water quantity</text:p>
            <text:p>Flood mitigation</text:p>
            <text:p>Food (subsistence)</text:p>
            <text:p>Soil Stabilization</text:p>
            <text:p>Timber</text:p>
            <text:p>Nutrient cycling</text:p>
            <text:p>Other cultural services</text:p>
            <text:p>Natural medicines</text:p>
            <text:p>Genetic resources</text:p>
          </table:table-cell>
          <table:table-cell table:style-name="ce5" office:value-type="string">
            <text:p>water purification, storage, recharging of underground aquifers, and streamflow regulation, erosion control, flood mitigation, and biodiversity</text:p>
          </table:table-cell>
          <table:table-cell table:style-name="ce5" office:value-type="string">
            <text:p>tropical wetlands and estuaries</text:p>
          </table:table-cell>
          <table:table-cell/>
          <table:table-cell table:style-name="ce5" office:value-type="string">
            <text:p>growers in the plantation forestry and sugar industries, rural tribal communitites, government planning committees </text:p>
            <text:p/>
          </table:table-cell>
          <table:table-cell table:style-name="ce5" office:value-type="string">
            <text:p>Regional</text:p>
          </table:table-cell>
          <table:table-cell table:style-name="ce5" office:value-type="string">
            <text:p>Regional</text:p>
          </table:table-cell>
          <table:table-cell table:style-name="ce5" office:value-type="string">
            <text:p>Corporate</text:p>
            <text:p>Individual private</text:p>
            <text:p>Indigenous</text:p>
          </table:table-cell>
          <table:table-cell table:style-name="ce5" office:value-type="string">
            <text:p>Corporate</text:p>
            <text:p>Indigenous</text:p>
            <text:p>Individual private</text:p>
          </table:table-cell>
          <table:table-cell table:style-name="ce5" office:value-type="string">
            <text:p>None</text:p>
          </table:table-cell>
          <table:table-cell table:style-name="ce5" office:value-type="string">
            <text:p>BMPs rather than ownership rights.</text:p>
          </table:table-cell>
          <table:table-cell table:style-name="ce5" office:value-type="string">
            <text:p>Wetland</text:p>
          </table:table-cell>
          <table:table-cell table:style-name="ce5" office:value-type="string">
            <text:p>Converted</text:p>
            <text:p>Non-native forest</text:p>
          </table:table-cell>
          <table:table-cell table:style-name="ce5" office:value-type="string">
            <text:p>Wetland</text:p>
          </table:table-cell>
          <table:table-cell table:style-name="ce5" office:value-type="string">
            <text:p>About 50% of SA's wetlands have been lost to plantations (timber, sugarcane etc.), unsustainable subsistence agriculture, livestock, and the expansion of urban development.</text:p>
          </table:table-cell>
          <table:table-cell table:style-name="ce5" office:value-type="string">
            <text:p>Commodity Crops</text:p>
            <text:p>Plantation forestry</text:p>
            <text:p>Subsistence farming</text:p>
            <text:p>Residential development</text:p>
            <text:p>Unsustainable grazing</text:p>
          </table:table-cell>
          <table:table-cell table:style-name="ce5" office:value-type="string">
            <text:p>Subsistence farming</text:p>
            <text:p>Sustainable agriculture</text:p>
            <text:p>Commodity Crops</text:p>
            <text:p>Sustainable grazing</text:p>
          </table:table-cell>
          <table:table-cell table:style-name="ce5" office:value-type="string">
            <text:p>Wetlands were converted for other use up to 40 years ago. <text:s/>For example, they were drained and used for agriculture and then sold to plantation forestry (among other things) industries. <text:s/>This project targets old and existing wetlands for rehabilitation and preservation through sustainable use or BMP.</text:p>
            <text:p/>
            <text:p>Wetlands can still be used, especially during the dry seasons, if they are used properly and not over exploited.</text:p>
          </table:table-cell>
          <table:table-cell table:style-name="ce5" office:value-type="string">
            <text:p>Markets</text:p>
          </table:table-cell>
          <table:table-cell table:style-name="ce5" office:value-type="string">
            <text:p>Niche market</text:p>
          </table:table-cell>
          <table:table-cell/>
          <table:table-cell table:style-name="ce5" office:value-type="string">
            <text:p>Carrot </text:p>
          </table:table-cell>
          <table:table-cell table:style-name="ce5" office:value-type="string">
            <text:p>FSC certification means that industries have access to their desired market. <text:s/>Many European businesses and people do not buy products without a sustainability seal.</text:p>
          </table:table-cell>
          <table:table-cell table:style-name="ce5" office:value-type="string">
            <text:p>Other policy change</text:p>
          </table:table-cell>
          <table:table-cell table:style-name="ce5" office:value-type="string">
            <text:p>Demonstrating the importance of wetlands to water has given wetland conservation political importance under the Water Act.</text:p>
          </table:table-cell>
          <table:table-cell table:style-name="ce5" office:value-type="string">
            <text:p>Communications</text:p>
            <text:p>Volunteers</text:p>
            <text:p>Stakeholder engagement</text:p>
            <text:p>Training</text:p>
            <text:p>Education and outreach</text:p>
            <text:p>Meetings</text:p>
            <text:p>Workshops</text:p>
          </table:table-cell>
          <table:table-cell table:style-name="ce5" office:value-type="string">
            <text:p>Public awareness is a cornerstone of the project; over 600 articles published in local media; over 3.5hrs national and satellite television advertisement; and over 13hrs on national radio.</text:p>
            <text:p/>
            <text:p>December 2000: community wetland management programme</text:p>
            <text:p/>
            <text:p>Capacity building is one of the biggest strengths and means for spreading real impact. <text:s/>Training sessions on wetland identification and rehabilitation number in the 100s.</text:p>
          </table:table-cell>
          <table:table-cell table:style-name="ce5" office:value-type="string">
            <text:p>Best Management Practices</text:p>
            <text:p>Research</text:p>
            <text:p>Restoration</text:p>
            <text:p>Other</text:p>
          </table:table-cell>
          <table:table-cell table:style-name="ce5" office:value-type="string">
            <text:p>BMP forestry</text:p>
            <text:p>BMP agriculture</text:p>
            <text:p>Ecosystem service assessment</text:p>
            <text:p>Biodiversity assessment</text:p>
            <text:p>Other</text:p>
            <text:p>BMP ranching</text:p>
            <text:p>Reseeding</text:p>
            <text:p>Outplantings</text:p>
            <text:p>Regeneration</text:p>
            <text:p>Fire management</text:p>
            <text:p>Removing invasive species</text:p>
            <text:p>Restoring channel flow</text:p>
            <text:p>Floodplain restoration</text:p>
            <text:p>Research</text:p>
            <text:p>Restoring riparian zone</text:p>
          </table:table-cell>
          <table:table-cell table:style-name="ce5" office:value-type="string">
            <text:p>A key strategy of this project is the establishment of working relationships and partnerships with major stakeholders who all have interest in wetland management. <text:s/>This form of workload sharing spreads, institutionalizes, and sustains the gains made on the ground. <text:s/>On multiple levels, the MWP works with government staff, industries, and tribal representatives to improve wetland management (promotion of community based wetland conservation).</text:p>
            <text:p/>
            <text:p>Initially targeting large forestry plantation industries proved beneficial as they are now one of the project's biggest supporters. <text:s/>The success of their conversion (to better manage their operations on wetlands) was used to persuade the government of SA to implement a nationwide wetland program. <text:s/>MWP now acts as an advisor and key catalyzer for continued wetland protection and rehabilitation projects.</text:p>
            <text:p/>
            <text:p>BMPs with regard to industries, urban development, and agriculture are all spread through awareness raising and major stakeholder training and engagement.</text:p>
            <text:p/>
            <text:p>Rehab means restoring wetlands to their natural regimes (which is actually quite possible if the original soil was left in tact). <text:s/>This can be done through removing invasives (trees like eucalyptus or pine), plugging up draining canals, stopping unnatural burning, sustainable ag/harvest/grazing, and allowing water to flow naturally (riverways or installing of culverts under roads).</text:p>
            <text:p/>
            <text:p>MWP has also successfully aligned the value of wetlands with the new water management emphasis of the national Water Act; facilitated the hire of 5 wetland ecologists to 5 different governmental departments; published over 600 articles in locals media; </text:p>
          </table:table-cell>
          <table:table-cell table:style-name="ce5" office:value-type="string">
            <text:p>Government</text:p>
            <text:p>Managing organization</text:p>
            <text:p>Partner organization</text:p>
          </table:table-cell>
          <table:table-cell table:style-name="ce5" office:value-type="string">
            <text:p>Managed forestry</text:p>
            <text:p>Natural product extraction</text:p>
            <text:p>Agriculture</text:p>
            <text:p>Ranching</text:p>
          </table:table-cell>
          <table:table-cell table:style-name="ce5" office:value-type="string">
            <text:p>All</text:p>
          </table:table-cell>
          <table:table-cell/>
          <table:table-cell table:style-name="ce5" office:value-type="string">
            <text:p>None</text:p>
          </table:table-cell>
          <table:table-cell/>
          <table:table-cell table:style-name="ce5" office:value-type="string">
            <text:p>None</text:p>
          </table:table-cell>
          <table:table-cell/>
          <table:table-cell table:style-name="ce5" office:value-type="string">
            <text:p>It is not about PES, but rather landusers (wetland users) learning that best management practices are the right thing to do for sustaining SA's supply of fresh water (among other environmental services) and market acceptance (eg. FSC certification). <text:s/>For this reason, it is often the operator who pays for their own assessment and internal change.</text:p>
          </table:table-cell>
          <table:table-cell table:style-name="ce5" office:value-type="string">
            <text:p><text:s text:c="2"/>Yes</text:p>
          </table:table-cell>
          <table:table-cell table:style-name="ce5" office:value-type="string">
            <text:p>During project</text:p>
          </table:table-cell>
          <table:table-cell table:style-name="ce5" office:value-type="string">
            <text:p>reported around 800 million rand (100m USD) yearly loss due to removal of trees from wetlands.</text:p>
          </table:table-cell>
          <table:table-cell table:style-name="ce5" office:value-type="string">
            <text:p>Change industry practice</text:p>
            <text:p>Change land user practice</text:p>
          </table:table-cell>
          <table:table-cell table:style-name="ce5" office:value-type="string">
            <text:p>Cost/benefit</text:p>
          </table:table-cell>
          <table:table-cell/>
          <table:table-cell table:style-name="ce5" office:value-type="string">
            <text:p>Forestry industries incur costs for assessing their wetlands and carrying out the prescribed changes in operations (such as not planting trees in wetlands and instead rehabilitating them). <text:s/>The incentive comes with sustainable practice certification like </text:p>
          </table:table-cell>
          <table:table-cell table:style-name="ce5" office:value-type="string">
            <text:p><text:s text:c="2"/>Yes</text:p>
          </table:table-cell>
          <table:table-cell table:style-name="ce5" office:value-type="string">
            <text:p>During project</text:p>
          </table:table-cell>
          <table:table-cell table:style-name="ce5" office:value-type="string">
            <text:p>Water Act</text:p>
            <text:p>Working For Wetlands</text:p>
          </table:table-cell>
          <table:table-cell table:style-name="ce5" office:value-type="string">
            <text:p>Stakeholder buy-in</text:p>
          </table:table-cell>
          <table:table-cell table:style-name="ce5" office:value-type="string">
            <text:p>By showing the clear connection between wetlands and water supply, wetland importance has been incorporated into the aims of the national Water Act.</text:p>
            <text:p/>
            <text:p>Plantation forestry is also the only industry that the government requires to have an operating permit ar</text:p>
          </table:table-cell>
          <table:table-cell table:style-name="ce5" office:value-type="string">
            <text:p><text:s text:c="2"/>Yes</text:p>
          </table:table-cell>
          <table:table-cell table:style-name="ce5" office:value-type="string">
            <text:p>Over 30,300 ha of wetlands have been assessed </text:p>
            <text:p/>
            <text:p>South Africa is a very dry country with only 470mm/year rainfall. <text:s/>12% of the country does not have access to potable water.</text:p>
          </table:table-cell>
          <table:table-cell table:style-name="ce5" office:value-type="string">
            <text:p><text:s text:c="2"/>Yes</text:p>
          </table:table-cell>
          <table:table-cell table:number-columns-repeated="13"/>
          <table:table-cell table:style-name="ce5" office:value-type="string">
            <text:p>FSC regulations on operations</text:p>
            <text:p/>
          </table:table-cell>
          <table:table-cell table:number-columns-repeated="28"/>
          <table:table-cell table:style-name="ce5" office:value-type="string">
            <text:p><text:s text:c="2"/>Yes</text:p>
          </table:table-cell>
          <table:table-cell table:number-columns-repeated="14"/>
          <table:table-cell table:style-name="ce5" office:value-type="string">
            <text:p>success of wetland rehabilitation; Mondie Wetlands Evaluation Report</text:p>
          </table:table-cell>
          <table:table-cell table:style-name="ce5" office:value-type="string">
            <text:p>existence and health of wetland; document review, interviews, case studies, surveys.</text:p>
          </table:table-cell>
          <table:table-cell table:style-name="ce5" office:value-type="string">
            <text:p>various; 26 interviews, 3 on site reviews, 4 case studies</text:p>
          </table:table-cell>
          <table:table-cell table:number-columns-repeated="2"/>
          <table:table-cell table:style-name="ce5" office:value-type="string">
            <text:p>independent consultants, MWP partners</text:p>
          </table:table-cell>
          <table:table-cell table:number-columns-repeated="7"/>
          <table:table-cell table:style-name="ce5" office:value-type="string">
            <text:p>Informally: areas where forestry industries and sugarcane plantations have removed their operations from historic wetlands, a couple hundred ha, wetlands have returned.</text:p>
            <text:p/>
            <text:p>Formally: <text:s/>The Mondie Wetlands Evaluation Report (Oct 2005). <text:s/>This is both an review </text:p>
          </table:table-cell>
          <table:table-cell table:style-name="ce5" office:value-type="string">
            <text:p>jobs created</text:p>
          </table:table-cell>
          <table:table-cell table:number-columns-repeated="12"/>
          <table:table-cell table:style-name="ce5" office:value-type="string">
            <text:p>over 2,000 people employed and trained in job and life skills through the Working for Wetlands program.</text:p>
          </table:table-cell>
          <table:table-cell/>
          <table:table-cell table:style-name="ce5" office:value-type="string">
            <text:p>Wetland workings: <text:s/>they are seasonal and fluctuate during the wet and dry seasons. <text:s/>Many agriculturalists and foresters may not have even known that they were planting on a wetland, as the area could have been drained prior to their arrival. <text:s/>They may nev</text:p>
          </table:table-cell>
          <table:table-cell table:style-name="ce5" office:value-type="string">
            <text:p>It is physically and knowledgeably demanding to assess a wetland. <text:s/>Thus the MWP along with its partners has come up with a standard method for delineating and assessing a wetland. <text:s/>By creating standards and then spreading them to stakeholders, MWP can dis</text:p>
          </table:table-cell>
          <table:table-cell table:number-columns-repeated="4"/>
          <table:table-cell table:style-name="ce5" office:value-type="string">
            <text:p>It is far more useful to target industries who have massive land holdings, if they are convinced then the subsequent effect is very large. <text:s/>They have incentives to change and their cooperation can be used as a case study for further BMP promotion. <text:s/></text:p>
            <text:p/>
            <text:p>Comm</text:p>
          </table:table-cell>
          <table:table-cell table:number-columns-repeated="5"/>
          <table:table-cell table:style-name="ce5" office:value-type="string">
            <text:p>x100s</text:p>
          </table:table-cell>
          <table:table-cell table:number-columns-repeated="3"/>
          <table:table-cell table:style-name="ce5" office:value-type="string">
            <text:p>5 wetland ecologists in government departments</text:p>
          </table:table-cell>
          <table:table-cell table:style-name="ce5" office:value-type="string">
            <text:p>2,500 from over 60 organizations</text:p>
          </table:table-cell>
          <table:table-cell table:number-columns-repeated="850"/>
        </table:table-row>
        <table:table-row table:style-name="ro14">
          <table:table-cell office:value-type="float" office:value="36">
            <text:p>36</text:p>
          </table:table-cell>
          <table:table-cell table:style-name="ce3" office:value-type="string">
            <text:p>Auction for Landscape Recovery</text:p>
          </table:table-cell>
          <table:table-cell table:style-name="ce3" office:value-type="string">
            <text:p>Cheryl Gole</text:p>
          </table:table-cell>
          <table:table-cell table:style-name="ce3" office:value-type="string">
            <text:p>WWF-Australia</text:p>
          </table:table-cell>
          <table:table-cell table:style-name="ce3" office:value-type="string">
            <text:p>18 September, 2007</text:p>
          </table:table-cell>
          <table:table-cell table:style-name="ce3" office:value-type="string">
            <text:p>Cheryl Gole</text:p>
          </table:table-cell>
          <table:table-cell table:style-name="ce3" office:value-type="string">
            <text:p>Australia</text:p>
          </table:table-cell>
          <table:table-cell table:style-name="ce3" office:value-type="string">
            <text:p>Southwest Australia</text:p>
          </table:table-cell>
          <table:table-cell table:style-name="ce3" office:value-type="string">
            <text:p>2004</text:p>
          </table:table-cell>
          <table:table-cell table:style-name="ce3" office:value-type="string">
            <text:p>2007</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Invasive Species</text:p>
          </table:table-cell>
          <table:table-cell table:style-name="ce5" office:value-type="string">
            <text:p>Non-timber crops (ag)</text:p>
            <text:p>Ranching</text:p>
            <text:p>Fragmentation; degradation</text:p>
            <text:p>Invasive species</text:p>
            <text:p>Point pollution</text:p>
          </table:table-cell>
          <table:table-cell table:style-name="ce5" office:value-type="string">
            <text:p>Western Australia's Wheatbelt is the nations only Biodiversity Hotspot, of which 90% of the original bushland has been cleared for agricultural purposes. <text:s/>This transformation has caused the water table to rise as well as the salinity of the soils (a huge problem for the agriculturists now who depend on farming and livestock for their livelihoods). <text:s/>The few remaining stands of woodlands, shrubs, and wetlands are threatened by edge effects, invasive species, fertilizer drift, feral animals, and over all degradation.</text:p>
            <text:p/>
            <text:p>This area was targeted for two pilot rounds of land tender auctions where local landholders proposed management improvements in return for payment.</text:p>
          </table:table-cell>
          <table:table-cell table:style-name="ce5" office:value-type="string">
            <text:p>Soil Stabilization</text:p>
            <text:p>Soil Fertility</text:p>
            <text:p>Other</text:p>
          </table:table-cell>
          <table:table-cell table:style-name="ce5" office:value-type="string">
            <text:p>Regenerated/protected woodlands could also provide shelter for sheep stocks, which are the major livestock farmed in the area (wool and meat). <text:s/>Decreased salinity would benefit farmers.</text:p>
            <text:p/>
            <text:p>In the first round, water services were targeted but this was abandoned due to the difficulties of actually measuring improvements.</text:p>
          </table:table-cell>
          <table:table-cell table:style-name="ce5" office:value-type="string">
            <text:p>woodland</text:p>
            <text:p>shrub land</text:p>
            <text:p>granite outcrops</text:p>
            <text:p>naturally saline wetlands</text:p>
            <text:p/>
          </table:table-cell>
          <table:table-cell table:style-name="ce5" office:value-type="string">
            <text:p>any threatened species was accepted for a tender proposal although a list of endangered species in the area was not given out.</text:p>
          </table:table-cell>
          <table:table-cell table:style-name="ce5" office:value-type="string">
            <text:p>landholders in the Avon Catchment region, 7 shires or rural counties</text:p>
          </table:table-cell>
          <table:table-cell table:style-name="ce5" office:value-type="string">
            <text:p>Regional</text:p>
          </table:table-cell>
          <table:table-cell table:style-name="ce5" office:value-type="string">
            <text:p>Regional</text:p>
          </table:table-cell>
          <table:table-cell table:style-name="ce5" office:value-type="string">
            <text:p>Individual private</text:p>
          </table:table-cell>
          <table:table-cell table:style-name="ce5" office:value-type="string">
            <text:p>Individual private</text:p>
          </table:table-cell>
          <table:table-cell table:style-name="ce5" office:value-type="string">
            <text:p>None</text:p>
          </table:table-cell>
          <table:table-cell table:style-name="ce5" office:value-type="string">
            <text:p>One conservation covenant and 14 Voluntary Management Agreements were signed as a result. <text:s/>Covenants are perpetual and VMAs reached 30 years in commitment. <text:s text:c="3"/></text:p>
          </table:table-cell>
          <table:table-cell table:style-name="ce5" office:value-type="string">
            <text:p>Other</text:p>
            <text:p>Native scrub/shrub</text:p>
            <text:p>Wetland</text:p>
          </table:table-cell>
          <table:table-cell table:style-name="ce5" office:value-type="string">
            <text:p>Converted</text:p>
            <text:p>Other</text:p>
            <text:p>Wetland</text:p>
            <text:p>Mixed scrub/shrub</text:p>
            <text:p>Native scrub/shrub</text:p>
          </table:table-cell>
          <table:table-cell table:style-name="ce5" office:value-type="string">
            <text:p>Converted</text:p>
            <text:p>Other</text:p>
            <text:p>Native scrub/shrub</text:p>
            <text:p>Mixed scrub/shrub</text:p>
            <text:p>Wetland</text:p>
          </table:table-cell>
          <table:table-cell table:style-name="ce5" office:value-type="string">
            <text:p>Woodlands, shrubs, granite outcroppings, and naturally saline wetlands comprise the landscape of which 90% of the has been cleared for agriculture. <text:s/></text:p>
            <text:p/>
            <text:p>Primary use are sheep grazing for wool and meat, and, wheat, oats, and barley agriculture.</text:p>
            <text:p/>
            <text:p>Tender proposals included replanting and/or protection of native woodlands or shrubs.</text:p>
          </table:table-cell>
          <table:table-cell table:style-name="ce5" office:value-type="string">
            <text:p>Commodity Crops</text:p>
            <text:p>Unsustainable grazing</text:p>
          </table:table-cell>
          <table:table-cell table:style-name="ce5" office:value-type="string">
            <text:p>Commodity Crops</text:p>
            <text:p>Sustainable grazing</text:p>
          </table:table-cell>
          <table:table-cell table:style-name="ce5" office:value-type="string">
            <text:p>Purpose of the project was to create a funding mechanism as incentive for landholders to employ conservation and best management practices on their land. <text:s/>For example, creating corridors between native stands or fencing important areas. </text:p>
          </table:table-cell>
          <table:table-cell table:style-name="ce5" office:value-type="string">
            <text:p>Markets</text:p>
            <text:p>Rights Transfer</text:p>
          </table:table-cell>
          <table:table-cell table:style-name="ce5" office:value-type="string">
            <text:p>Other</text:p>
            <text:p>Easement</text:p>
            <text:p>Niche market</text:p>
          </table:table-cell>
          <table:table-cell table:style-name="ce5" office:value-type="string">
            <text:p>Conservation buyer</text:p>
          </table:table-cell>
          <table:table-cell table:style-name="ce5" office:value-type="string">
            <text:p>Carrot </text:p>
          </table:table-cell>
          <table:table-cell table:style-name="ce5" office:value-type="string">
            <text:p>Auction for better land management by private landholders. <text:s/></text:p>
            <text:p/>
            <text:p>Nature Conservation Covenants and Voluntary Management Agreements are subsequent examples of PES mechanisms that provide funding for private landholders to manage their property.</text:p>
          </table:table-cell>
          <table:table-cell table:style-name="ce5" office:value-type="string">
            <text:p>Development rights</text:p>
          </table:table-cell>
          <table:table-cell table:style-name="ce5" office:value-type="string">
            <text:p>Regarding Conservation covenants and VMAs, rights to develop the land are suspended</text:p>
          </table:table-cell>
          <table:table-cell table:style-name="ce5" office:value-type="string">
            <text:p>Communications</text:p>
          </table:table-cell>
          <table:table-cell table:style-name="ce5" office:value-type="string">
            <text:p>Advertising in local newspapers, radio, newsletters, and face to face communications. <text:s/>The Community Support Officers (3 on the ground) related closely with landholders and explained the mechanisms and benefits that the tender auction could provide. <text:s/>These personal relations were very instrumental.</text:p>
          </table:table-cell>
          <table:table-cell table:style-name="ce5" office:value-type="string">
            <text:p>Best Management Practices</text:p>
            <text:p>Restoration</text:p>
            <text:p>Preservation</text:p>
            <text:p>Research</text:p>
          </table:table-cell>
          <table:table-cell table:style-name="ce5" office:value-type="string">
            <text:p>Pilot/demonstration</text:p>
            <text:p>Fencing </text:p>
            <text:p>Regeneration</text:p>
            <text:p>Reseeding</text:p>
            <text:p>Outplantings</text:p>
            <text:p>BMP forestry</text:p>
            <text:p>BMP agriculture</text:p>
            <text:p>BMP ranching</text:p>
            <text:p>Biodiversity assessment</text:p>
          </table:table-cell>
          <table:table-cell table:style-name="ce5" office:value-type="string">
            <text:p>Tender Activities: Fencing of remaining target habitats, re-vegetation and protection, corridor installment, and feral animal control. <text:s/>Alternative approaches to desalinization such as planting of woody perennials were also accepted. <text:s/>For example, oil maleys for production of eucalyptus oil are an option that is receiving increasing attention by the federal government.</text:p>
            <text:p/>
            <text:p>Landholders would submit (sometimes multiple) proposals for better land management practices. <text:s/>These would be reviewed by WWF and the sites would be visited and assessed by staff. <text:s/>Chosen tenders would be given a portion of the reward up front, with the remainder paid upon receipt of a progress report.</text:p>
            <text:p/>
            <text:p>Partnership with the Avon Catchment Natural Resource Management Council insured their involvement and gave the pilot added credibility. <text:s/>The NRMC would enter into the contract with the private landholder and would pay them initially and when progress reports were received.</text:p>
            <text:p/>
            <text:p>Round 1: 57 tenders from 38 landholders</text:p>
            <text:p>Round 2: 35 tenders from 21 landholders</text:p>
            <text:p>Total: 21 individual contracts</text:p>
            <text:p/>
          </table:table-cell>
          <table:table-cell table:style-name="ce5" office:value-type="string">
            <text:p>Managing organization</text:p>
          </table:table-cell>
          <table:table-cell table:style-name="ce5" office:value-type="string">
            <text:p>Ranching</text:p>
            <text:p>Agriculture</text:p>
            <text:p>Managed forestry</text:p>
          </table:table-cell>
          <table:table-cell table:style-name="ce5" office:value-type="string">
            <text:p>Agriculture</text:p>
          </table:table-cell>
          <table:table-cell table:style-name="ce5" office:value-type="string">
            <text:p>Tax payer</text:p>
          </table:table-cell>
          <table:table-cell table:style-name="ce5" office:value-type="string">
            <text:p>Federal tax payers</text:p>
            <text:p>State tax payers</text:p>
          </table:table-cell>
          <table:table-cell table:style-name="ce5" office:value-type="string">
            <text:p>Private land user</text:p>
          </table:table-cell>
          <table:table-cell table:style-name="ce5" office:value-type="string">
            <text:p>Agriculture</text:p>
            <text:p>Rancher</text:p>
          </table:table-cell>
          <table:table-cell table:style-name="ce5" office:value-type="string">
            <text:p>Yes</text:p>
          </table:table-cell>
          <table:table-cell table:style-name="ce5" office:value-type="string">
            <text:p>WWF won funding for this pilot project from the Australian and State Governments. <text:s/>It set aside 200,000 AUD total for payment to private landholders for land tender agreements. <text:s/>These payments would be distributed by the Natural Resource Management Regional Council, whom the tender contract was signed with and progress reports were submitted to. <text:s/>WWF provided the NRMRC with the 200,000AUD plus additional funding for processing.</text:p>
          </table:table-cell>
          <table:table-cell table:number-columns-repeated="12"/>
          <table:table-cell table:style-name="ce5" office:value-type="string">
            <text:p><text:s text:c="2"/>Yes</text:p>
          </table:table-cell>
          <table:table-cell table:style-name="ce5" office:value-type="string">
            <text:p>Community Staff Officers would do a detailed site assessment target sites of their environmental and biodiversity status. <text:s/>Vegetation structure, condition, composition, proximity to other areas, weeds, visible salinity, feral animals, fire regime. <text:s/>The si</text:p>
          </table:table-cell>
          <table:table-cell table:number-columns-repeated="88"/>
          <table:table-cell table:style-name="ce5" office:value-type="string">
            <text:p>It is very complicated to measure improvements or changes in water services. </text:p>
            <text:p>Monitoring the practices of landholders is also hard, but might prevent any cutting of corners (eg. planting of convenient non native plants instead of the recommended vegetatio</text:p>
          </table:table-cell>
          <table:table-cell/>
          <table:table-cell table:style-name="ce5" office:value-type="string">
            <text:p>It is hard for rural communities to stay in business, where the situation is get big or get out.</text:p>
          </table:table-cell>
          <table:table-cell table:number-columns-repeated="2"/>
          <table:table-cell table:style-name="ce5" office:value-type="string">
            <text:p>Compliance monitoring would be a very good thing to do if funding permitted. <text:s/>GPS points and photo documentation currently kept in a database could be compared to progress at some future point.</text:p>
            <text:p/>
            <text:p>First conservation auction in state of Western Australia, ha</text:p>
          </table:table-cell>
          <table:table-cell table:number-columns-repeated="861"/>
        </table:table-row>
        <table:table-row table:style-name="ro12">
          <table:table-cell office:value-type="float" office:value="37">
            <text:p>37</text:p>
          </table:table-cell>
          <table:table-cell table:style-name="ce3" office:value-type="string">
            <text:p>Great Ruaha Water Programme</text:p>
          </table:table-cell>
          <table:table-cell table:style-name="ce3" office:value-type="string">
            <text:p>Petro Masolwa</text:p>
          </table:table-cell>
          <table:table-cell table:style-name="ce3" office:value-type="string">
            <text:p>WWF-Tanzania (WWF-TPO)</text:p>
          </table:table-cell>
          <table:table-cell table:style-name="ce3" office:value-type="string">
            <text:p>18 September, 2007</text:p>
          </table:table-cell>
          <table:table-cell table:style-name="ce3" office:value-type="string">
            <text:p>Petro Masolwa</text:p>
          </table:table-cell>
          <table:table-cell table:style-name="ce3" office:value-type="string">
            <text:p>Tanzania</text:p>
          </table:table-cell>
          <table:table-cell table:style-name="ce3" office:value-type="string">
            <text:p>Southwestern Tanzania (river connected to Miombo and E. African Marine ecoregions)</text:p>
          </table:table-cell>
          <table:table-cell table:style-name="ce3" office:value-type="string">
            <text:p>2003</text:p>
          </table:table-cell>
          <table:table-cell table:style-name="ce3" office:value-type="string">
            <text:p>2008</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Overharvest</text:p>
            <text:p>Habitat conversion</text:p>
            <text:p>Pollution</text:p>
          </table:table-cell>
          <table:table-cell table:style-name="ce5" office:value-type="string">
            <text:p>Housing and urban development</text:p>
            <text:p>Non-timber crops (ag)</text:p>
            <text:p>Watershed alteration</text:p>
            <text:p>Non-point pollution</text:p>
            <text:p>Dam and water management</text:p>
            <text:p>Energy production and mining</text:p>
          </table:table-cell>
          <table:table-cell table:style-name="ce5" office:value-type="string">
            <text:p>The Great Ruaha River has expereinced decreased flow and complete drying in some areas. <text:s/>A lot of people are living and/or moving to the upper catchment area and impeding the flow of water downstream. <text:s/>Large amounts of water are wasted by big state farms / rice irrigation operations (Mbarali and Kapunga), with magnified impacts during the dry season. This river is integral for over 6 million water users in 8 districts and the wildlife of the Ruaha National Park. This project aims to motivate key stakeholders in the Great Ruaha catchment area to practice better land and water management.</text:p>
            <text:p/>
            <text:p>GRWP works on multiple levels to promote and establish sustainable water usage by local communities and industries. <text:s/>The aim is to restore natural flow regimes to the Great Ruaha River and to insure that the ecosystem services and natural resources that it provides are used sustainably.The creation of Water User Associations in targeted districts,the Catchment Coordinating Committee, and the strengthening of the Rufiji Basin Water Office are examples of how GRWP is institutionalizing its impact through multistakeholder engagement.</text:p>
            <text:p/>
            <text:p/>
          </table:table-cell>
          <table:table-cell table:style-name="ce5" office:value-type="string">
            <text:p>Water quality</text:p>
            <text:p>Water quantity</text:p>
            <text:p>Recreation</text:p>
            <text:p>Food (subsistence)</text:p>
            <text:p>Soil Stabilization</text:p>
          </table:table-cell>
          <table:table-cell table:style-name="ce5" office:value-type="string">
            <text:p>Water supply for people and businesses.</text:p>
            <text:p>River flow for downstream electricity dam that supplies country's power.</text:p>
          </table:table-cell>
          <table:table-cell table:style-name="ce5" office:value-type="string">
            <text:p>Ruaha catchment region, upper floodplain-wetland</text:p>
          </table:table-cell>
          <table:table-cell/>
          <table:table-cell table:style-name="ce5" office:value-type="string">
            <text:p>6 million people's livelihoods (supplies 2 of the 4 major production regions in SW Tanzania.</text:p>
          </table:table-cell>
          <table:table-cell table:style-name="ce5" office:value-type="string">
            <text:p>Regional</text:p>
          </table:table-cell>
          <table:table-cell table:style-name="ce5" office:value-type="string">
            <text:p>Regional</text:p>
          </table:table-cell>
          <table:table-cell table:style-name="ce5" office:value-type="string">
            <text:p>Federal </text:p>
            <text:p>Local</text:p>
            <text:p>Individual private</text:p>
          </table:table-cell>
          <table:table-cell table:style-name="ce5" office:value-type="string">
            <text:p>Federal </text:p>
            <text:p>Local</text:p>
            <text:p>Individual private</text:p>
          </table:table-cell>
          <table:table-cell table:style-name="ce5" office:value-type="string">
            <text:p>None</text:p>
          </table:table-cell>
          <table:table-cell table:style-name="ce5" office:value-type="string">
            <text:p>Land primarily belongs to the provincial governments who then allocate it to individuals or families. <text:s/>There are 3 big commercial rice farms that used to belong to the state but were bought up by private holders.</text:p>
            <text:p/>
            <text:p>Other parts of the area are national park, game reserves, or national electric dam.</text:p>
          </table:table-cell>
          <table:table-cell table:style-name="ce5" office:value-type="string">
            <text:p>Native forest</text:p>
            <text:p>Wetland</text:p>
            <text:p>Native grassland</text:p>
          </table:table-cell>
          <table:table-cell table:style-name="ce5" office:value-type="string">
            <text:p>Converted</text:p>
            <text:p>Native forest</text:p>
            <text:p>Mixed grassland</text:p>
          </table:table-cell>
          <table:table-cell table:style-name="ce5" office:value-type="string">
            <text:p>Converted</text:p>
            <text:p>Native forest</text:p>
            <text:p>Mixed grassland</text:p>
          </table:table-cell>
          <table:table-cell table:style-name="ce5" office:value-type="string">
            <text:p>Remnant of natural forest and some grass cover. <text:s/>The areas that are still forested are in the national parks, other areas, people have converted most of the area (cut down most of the trees.)</text:p>
            <text:p/>
            <text:p/>
            <text:p/>
            <text:p>Agriculture of water thirsty crops like cabbage and onions that are planted during the dry seasons demand more water than can be naturally supplied.</text:p>
          </table:table-cell>
          <table:table-cell table:style-name="ce5" office:value-type="string">
            <text:p>Nature reserve</text:p>
            <text:p>Subsistence farming</text:p>
            <text:p>Specialty crops</text:p>
            <text:p>Residential development</text:p>
            <text:p>Sustainable grazing</text:p>
          </table:table-cell>
          <table:table-cell table:style-name="ce5" office:value-type="string">
            <text:p>Specialty crops</text:p>
            <text:p>Subsistence farming</text:p>
            <text:p>Nature reserve</text:p>
            <text:p>Residential development</text:p>
            <text:p>Sustainable grazing</text:p>
          </table:table-cell>
          <table:table-cell table:style-name="ce5" office:value-type="string">
            <text:p>Program covers 83’000 km2 and eight districts. <text:s/>Now, over 90% of the targeted area has been converted to agriculture. <text:s/>During dry season, the river that flows down through Ruaha National Park runs dry. <text:s/>This is relied on by the wildlife of the area and no water also contributes to the spread of disease.</text:p>
          </table:table-cell>
          <table:table-cell table:style-name="ce5" office:value-type="string">
            <text:p>Fees</text:p>
          </table:table-cell>
          <table:table-cell table:style-name="ce5" office:value-type="string">
            <text:p>User fee/access fee</text:p>
          </table:table-cell>
          <table:table-cell/>
          <table:table-cell table:style-name="ce5" office:value-type="string">
            <text:p>Both</text:p>
          </table:table-cell>
          <table:table-cell table:style-name="ce5" office:value-type="string">
            <text:p>water user fee</text:p>
            <text:p>pollution charges</text:p>
            <text:p>non compliance charges</text:p>
            <text:p/>
            <text:p/>
          </table:table-cell>
          <table:table-cell table:style-name="ce5" office:value-type="string">
            <text:p>Administration rights</text:p>
            <text:p>Other</text:p>
          </table:table-cell>
          <table:table-cell table:style-name="ce5" office:value-type="string">
            <text:p><text:s/>The work of GRWP supports the National Water Policy through aiding water officers to asses water flow and then award water use permits according to the community. <text:s/>Correcting water use, implementing the water user fee, reporting illegal use.</text:p>
          </table:table-cell>
          <table:table-cell table:style-name="ce5" office:value-type="string">
            <text:p>Committee formation</text:p>
            <text:p>Education and outreach</text:p>
            <text:p>Community forums</text:p>
            <text:p>Stakeholder engagement</text:p>
            <text:p>Meetings</text:p>
            <text:p>Training</text:p>
            <text:p>Communications</text:p>
          </table:table-cell>
          <table:table-cell table:style-name="ce5" office:value-type="string">
            <text:p>There are many stakeholders, big and small, getting them to communicate and work together for river/water management is the key to this project.</text:p>
            <text:p/>
            <text:p>For example, Water User Associations are newly created avenues for people to talk about water disputes and develop user agreements (irrigate Monday, no take Tuesday, etc).</text:p>
            <text:p/>
            <text:p>Great Ruaha Catchment has 3 districts and each have water departments with district facilitation teams. <text:s/>These teams are trained through the GRWP by WWF staff in anaylsis and monitoring.</text:p>
          </table:table-cell>
          <table:table-cell table:style-name="ce5" office:value-type="string">
            <text:p>Best Management Practices</text:p>
            <text:p>Restoration</text:p>
            <text:p>Other</text:p>
          </table:table-cell>
          <table:table-cell table:style-name="ce5" office:value-type="string">
            <text:p>Outplantings</text:p>
            <text:p>Other</text:p>
            <text:p>Restoring riparian zone</text:p>
            <text:p>Floodplain restoration</text:p>
            <text:p>Restoring channel flow</text:p>
            <text:p>BMP agriculture</text:p>
          </table:table-cell>
          <table:table-cell table:style-name="ce5" office:value-type="string">
            <text:p>Integrated River Basin Management (IRBM) plans for guiding community and industrial BMP for the watershed. <text:s/></text:p>
            <text:p>27 Water User Associations (WUA), 6 Community Conservation Banks (COCOBAs), informal government recognition of the Catchment Coordinating Committee, 8 District Facilitation Teams (DFT), training in IRBM for 75 DFT members, training of 709 community leaders/village chairpersons, replanting of indigenous trees in riparian zone. <text:s/>Supporting the capacity building of over 40,000 small farmers to learn better water management/agricultural practices.</text:p>
          </table:table-cell>
          <table:table-cell table:style-name="ce5" office:value-type="string">
            <text:p>Government</text:p>
            <text:p>Managing organization</text:p>
          </table:table-cell>
          <table:table-cell table:style-name="ce5" office:value-type="string">
            <text:p>Ranching</text:p>
            <text:p>Natural product extraction</text:p>
            <text:p>Agriculture</text:p>
            <text:p>Other</text:p>
          </table:table-cell>
          <table:table-cell table:style-name="ce5" office:value-type="string">
            <text:p>All water users</text:p>
          </table:table-cell>
          <table:table-cell table:style-name="ce5" office:value-type="string">
            <text:p>Domestic User</text:p>
            <text:p>Industrial/Corporate user</text:p>
          </table:table-cell>
          <table:table-cell table:style-name="ce5" office:value-type="string">
            <text:p>Agriculture</text:p>
            <text:p>Other private landowners/users</text:p>
            <text:p>Hydropower</text:p>
            <text:p>All water users</text:p>
          </table:table-cell>
          <table:table-cell table:style-name="ce5" office:value-type="string">
            <text:p>Government</text:p>
            <text:p>Community/committee</text:p>
          </table:table-cell>
          <table:table-cell table:style-name="ce5" office:value-type="string">
            <text:p>Government</text:p>
            <text:p>Committee of stakeholders</text:p>
          </table:table-cell>
          <table:table-cell/>
          <table:table-cell table:style-name="ce5" office:value-type="string">
            <text:p>Payment would be for water user fees</text:p>
          </table:table-cell>
          <table:table-cell table:number-columns-repeated="7"/>
          <table:table-cell table:style-name="ce5" office:value-type="string">
            <text:p><text:s text:c="2"/>Yes</text:p>
          </table:table-cell>
          <table:table-cell table:number-columns-repeated="3"/>
          <table:table-cell table:style-name="ce5" office:value-type="string">
            <text:p>National Water Policy 2002</text:p>
          </table:table-cell>
          <table:table-cell table:style-name="ce5" office:value-type="string">
            <text:p><text:s text:c="2"/>Yes</text:p>
          </table:table-cell>
          <table:table-cell table:style-name="ce5" office:value-type="string">
            <text:p>Environmental flow studies: this is a perennial river, so when it runs dry something is wrong</text:p>
            <text:p/>
            <text:p/>
          </table:table-cell>
          <table:table-cell table:style-name="ce5" office:value-type="string">
            <text:p><text:s text:c="2"/>Yes</text:p>
          </table:table-cell>
          <table:table-cell table:number-columns-repeated="28"/>
          <table:table-cell table:style-name="ce5" office:value-type="string">
            <text:p>Adherence to water laws and regulations</text:p>
          </table:table-cell>
          <table:table-cell/>
          <table:table-cell table:style-name="ce5" office:value-type="string">
            <text:p>8 districts</text:p>
          </table:table-cell>
          <table:table-cell table:number-columns-repeated="11"/>
          <table:table-cell table:style-name="ce5" office:value-type="string">
            <text:p><text:s text:c="2"/>Yes</text:p>
          </table:table-cell>
          <table:table-cell table:number-columns-repeated="5"/>
          <table:table-cell table:style-name="ce5" office:value-type="string">
            <text:p>3 consultants, project staff, and local stakeholders</text:p>
          </table:table-cell>
          <table:table-cell table:number-columns-repeated="7"/>
          <table:table-cell table:style-name="ce5" office:value-type="string">
            <text:p>a mid-term evalution 2.5 years into the project of selected field sites. <text:s/>interviews and observations</text:p>
          </table:table-cell>
          <table:table-cell table:style-name="ce5" office:value-type="string">
            <text:p>flow regime of the Ruaha</text:p>
          </table:table-cell>
          <table:table-cell table:number-columns-repeated="12"/>
          <table:table-cell table:style-name="ce5" office:value-type="string">
            <text:p>perennial flow will indicate a successful program (Programme Goal 2010).</text:p>
          </table:table-cell>
          <table:table-cell table:number-columns-repeated="14"/>
          <table:table-cell table:style-name="ce5" office:value-type="string">
            <text:p>water allocation offices are not self sufficient, where some day they should be able to support themselves through user fees etc., as of now government still funds their opperation.</text:p>
          </table:table-cell>
          <table:table-cell table:style-name="ce5" office:value-type="string">
            <text:p>Some people still think water is a free thing</text:p>
          </table:table-cell>
          <table:table-cell table:number-columns-repeated="2"/>
          <table:table-cell table:style-name="ce5" office:value-type="string">
            <text:p>Biggest challenge: how to sustain the water management program when funding runs out (there is very little funding from government).</text:p>
          </table:table-cell>
          <table:table-cell table:number-columns-repeated="13"/>
          <table:table-cell table:style-name="ce5" office:value-type="string">
            <text:p>784 </text:p>
          </table:table-cell>
          <table:table-cell table:number-columns-repeated="850"/>
        </table:table-row>
        <table:table-row table:style-name="ro14">
          <table:table-cell office:value-type="float" office:value="38">
            <text:p>38</text:p>
          </table:table-cell>
          <table:table-cell table:style-name="ce3" office:value-type="string">
            <text:p>Equitable Payments For Watershed Services</text:p>
          </table:table-cell>
          <table:table-cell table:style-name="ce3" office:value-type="string">
            <text:p>Ed Tongson</text:p>
          </table:table-cell>
          <table:table-cell table:style-name="ce3" office:value-type="string">
            <text:p>WWF</text:p>
          </table:table-cell>
          <table:table-cell table:style-name="ce3" office:value-type="string">
            <text:p>24 September, 2007</text:p>
          </table:table-cell>
          <table:table-cell table:style-name="ce3" office:value-type="string">
            <text:p>Ed Tongson</text:p>
          </table:table-cell>
          <table:table-cell table:style-name="ce3" office:value-type="string">
            <text:p>Philippines</text:p>
          </table:table-cell>
          <table:table-cell table:style-name="ce3" office:value-type="string">
            <text:p>Sulu-Sulawesi</text:p>
          </table:table-cell>
          <table:table-cell table:style-name="ce3" office:value-type="string">
            <text:p>1998</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Pollution</text:p>
            <text:p>Overharvest</text:p>
          </table:table-cell>
          <table:table-cell table:style-name="ce5" office:value-type="string">
            <text:p>Energy production and mining</text:p>
            <text:p>Hunting</text:p>
            <text:p>Point pollution</text:p>
            <text:p>Non-timber crops (ag)</text:p>
            <text:p>Logging</text:p>
          </table:table-cell>
          <table:table-cell table:style-name="ce5" office:value-type="string">
            <text:p>To ensure a sustainable flow of watershed services to dependent communities through the establishment of equitable payments mechanisms to peoples living in the upper watershed; address poverty alleviation. <text:s/>The potential 'sellers' of the ES are primarily the (poor)indigenous peoples who live on their newly acquired land in the upper watershed. <text:s/>They already participate in a 'payment' scheme by policing poaching and illegal logging in the national parks of the area as well as their own banks and forests, in return for grocery store credit (paid by a fund from LGU and WWF). <text:s/>A more independent and established blanket water 'tariff' paid by ALL downstream water users is the ideal, and negotiations with policy makers is in progress.</text:p>
            <text:p/>
            <text:p>Threats: erosion Kaingan: 1,153.11 tons/ha/yr, coconut plantation 618.13 tons/ha/yr. <text:s/></text:p>
            <text:p>deforestation, poor agricultural practices, health risks. <text:s/>Erosion is the key problem because of the rocky and thin soil composition upstream. <text:s/>Alternative ag. practices are the primary way to abate the erosion.</text:p>
          </table:table-cell>
          <table:table-cell table:style-name="ce5" office:value-type="string">
            <text:p>Water quality</text:p>
            <text:p>Flood mitigation</text:p>
            <text:p>Food (subsistence)</text:p>
            <text:p>Soil Stabilization</text:p>
            <text:p>Other cultural services</text:p>
          </table:table-cell>
          <table:table-cell table:style-name="ce5" office:value-type="string">
            <text:p>clean water for downstream users</text:p>
            <text:p>new financial source for poverty alleviation</text:p>
          </table:table-cell>
          <table:table-cell table:number-columns-repeated="2"/>
          <table:table-cell table:style-name="ce5" office:value-type="string">
            <text:p>indigenous peoples, all water users, water access and sanitation, sustainable agriculture</text:p>
          </table:table-cell>
          <table:table-cell table:style-name="ce5" office:value-type="string">
            <text:p>Local</text:p>
          </table:table-cell>
          <table:table-cell table:style-name="ce5" office:value-type="string">
            <text:p>Regional</text:p>
          </table:table-cell>
          <table:table-cell table:style-name="ce5" office:value-type="string">
            <text:p>Indigenous</text:p>
          </table:table-cell>
          <table:table-cell table:style-name="ce5" office:value-type="string">
            <text:p>Indigenous</text:p>
          </table:table-cell>
          <table:table-cell table:style-name="ce5" office:value-type="string">
            <text:p>None</text:p>
          </table:table-cell>
          <table:table-cell table:style-name="ce5" office:value-type="string">
            <text:p>The lands occupied by the indigenous people are state lands under Forestry Code. Lands under indigenous claims were subject to special tenurial arrangements issued by the Dept of Environment and Natural Resources. <text:s/>The Indigenous Peoples Rights Act enacted in 1996 <text:s/>provided the legal basis for transferring ownership from the State to collective ownership by IPs. But not during this project.</text:p>
            <text:p/>
          </table:table-cell>
          <table:table-cell table:style-name="ce5" office:value-type="string">
            <text:p>Native grassland</text:p>
            <text:p>Wetland</text:p>
            <text:p>Native forest</text:p>
          </table:table-cell>
          <table:table-cell table:style-name="ce5" office:value-type="string">
            <text:p>Mixed grassland</text:p>
            <text:p>Wetland</text:p>
            <text:p>Mixed forest</text:p>
            <text:p>Converted</text:p>
          </table:table-cell>
          <table:table-cell table:style-name="ce5" office:value-type="string">
            <text:p>Converted</text:p>
            <text:p>Wetland</text:p>
            <text:p>Mixed forest</text:p>
            <text:p>Mixed grassland</text:p>
          </table:table-cell>
          <table:table-cell table:style-name="ce5" office:value-type="string">
            <text:p>Mount Guiting-Guiting </text:p>
            <text:p>First, in the Panangcalan watershed, forest area decreased 23% from 886 hectares in 1976 decreased to 680 hectares in 2006. The decrease in forest area can be attributed to conversion of 163 has into coconut lands, 57 hectares to grasslands and 11 hectares to swidden farming. The forest cover of the Cantingas watershed in 1976 was reduced 14% from 4626 hectares of forest to 3843 hectares in 2006. The decrease in forest area is attributed to conversion into bare lands (340 ha), brushlands (216 ha) and grass lands (110 ha). These areas used to be farm lands that are left to fallow or abandoned after active swidden periods. The sharp increase in bare lands in the Cantingas watershed is the result of erosion of soils exposing the bare rocks. The soil regime in the Cantingas watershed is very vulnerable to erosion due to a large extent to the steeper slopes and thinner soils from its metamorphic rocks. </text:p>
            <text:p/>
            <text:p>Upland farming and deforestation have caused enlargement of the man-induced footprint from 384 hectares in 1976 (or 7% of watershed area) to 1073 hectares in 2006 (or 21% of the watershed area). This translates to a loss of forest cover of about 23 ha per year over a 30 year period. </text:p>
            <text:p/>
          </table:table-cell>
          <table:table-cell table:style-name="ce5" office:value-type="string">
            <text:p>Selective logging</text:p>
            <text:p>Subsistence farming</text:p>
            <text:p>Nature reserve</text:p>
            <text:p>Abandoned</text:p>
            <text:p>Residential development</text:p>
          </table:table-cell>
          <table:table-cell table:style-name="ce5" office:value-type="string">
            <text:p>Subsistence farming</text:p>
            <text:p>Sustainable timber harvest</text:p>
            <text:p>Sustainable agroforestry</text:p>
            <text:p>Sustainable agriculture</text:p>
            <text:p>Residential development</text:p>
          </table:table-cell>
          <table:table-cell table:style-name="ce5" office:value-type="string">
            <text:p>With the Indigenous Peoples Act of 1996, IPs are given ownership rights and thus the potential 'sellers' of BMP on their upstream land holdings. <text:s/>They can apply alternative agricultural practices to the thin and erosion prone soils instead of swidden farming, or participate in agroforestry among other things.</text:p>
          </table:table-cell>
          <table:table-cell table:style-name="ce5" office:value-type="string">
            <text:p>Markets</text:p>
            <text:p>Fees</text:p>
            <text:p>Subsidy</text:p>
          </table:table-cell>
          <table:table-cell table:style-name="ce5" office:value-type="string">
            <text:p>Water quality market</text:p>
            <text:p>User fee/access fee</text:p>
            <text:p>Donation</text:p>
          </table:table-cell>
          <table:table-cell/>
          <table:table-cell table:style-name="ce5" office:value-type="string">
            <text:p>Both</text:p>
          </table:table-cell>
          <table:table-cell table:style-name="ce5" office:value-type="string">
            <text:p>PES to poor indigenous peoples who live up stream to manage the land and insure cleaner water to down stream users. <text:s/>Various studies indicate that there is a viable market for such a scheme, it is only a matter of institutionalizing this.</text:p>
          </table:table-cell>
          <table:table-cell table:style-name="ce5" office:value-type="string">
            <text:p>Ownership rights</text:p>
            <text:p>New fee</text:p>
          </table:table-cell>
          <table:table-cell table:style-name="ce5" office:value-type="string">
            <text:p>Potential new 'water tariff' for all water users</text:p>
            <text:p>Ownership rights transferred from State to IPs.</text:p>
          </table:table-cell>
          <table:table-cell table:style-name="ce5" office:value-type="string">
            <text:p>Stakeholder engagement</text:p>
            <text:p>Training</text:p>
            <text:p>Workshops</text:p>
          </table:table-cell>
          <table:table-cell table:style-name="ce5" office:value-type="string">
            <text:p>Engaging IPs takes attention because market forces are not the only thing effecting decisions; they are still highly influenced by culture and lifestyle motives. <text:s/>Facilitiating the relationship between the 'buyer' and 'seller' is an important set in establishing the new PES interaction.</text:p>
            <text:p/>
            <text:p>*Note of interest: Women play a large role in community meetings and participating in profit generating opportunities. <text:s/>They are the ones concerned with providing for the family, so they are keen to new avenues for funds.</text:p>
          </table:table-cell>
          <table:table-cell table:style-name="ce5" office:value-type="string">
            <text:p>Restoration</text:p>
            <text:p>Research</text:p>
            <text:p>Best Management Practices</text:p>
          </table:table-cell>
          <table:table-cell table:style-name="ce5" office:value-type="string">
            <text:p>Restoring riparian zone</text:p>
            <text:p>Outplantings</text:p>
            <text:p>Infrastructure</text:p>
            <text:p>Ecosystem service assessment</text:p>
            <text:p>Mapping</text:p>
            <text:p>BMP forestry</text:p>
            <text:p>Research</text:p>
            <text:p>BMP agriculture</text:p>
          </table:table-cell>
          <table:table-cell table:style-name="ce5" office:value-type="string">
            <text:p>The indigenous peoples of the Cantingas watershed are undertaking anti poaching and illegal logging enforcement and reforestation activities through the water fund provided the Local Government and WWF-Philippines. <text:s/>Families receive raffled opportunties every 2 weeks, payments are in the form of grocery store credit.</text:p>
            <text:p/>
            <text:p>Cantingas Water Fund </text:p>
            <text:p/>
            <text:p>A water and sanitation project is providing financial and material support to enhance access to clean and abundant water and to build ecologically friendly sanitized toilets in a watershed setting.</text:p>
            <text:p/>
            <text:p>BMP subsistence ag. methods taught to IPs.</text:p>
            <text:p/>
          </table:table-cell>
          <table:table-cell table:style-name="ce5" office:value-type="string">
            <text:p>Managing organization</text:p>
            <text:p>Government</text:p>
          </table:table-cell>
          <table:table-cell table:style-name="ce5" office:value-type="string">
            <text:p>Managed forestry</text:p>
            <text:p>Agriculture</text:p>
            <text:p>Natural product extraction</text:p>
          </table:table-cell>
          <table:table-cell table:style-name="ce5" office:value-type="string">
            <text:p>All water users</text:p>
          </table:table-cell>
          <table:table-cell table:style-name="ce5" office:value-type="string">
            <text:p>Non-profit</text:p>
            <text:p>Tax payer</text:p>
          </table:table-cell>
          <table:table-cell table:style-name="ce5" office:value-type="string">
            <text:p>Implementing NGO</text:p>
            <text:p>All water users</text:p>
          </table:table-cell>
          <table:table-cell table:style-name="ce5" office:value-type="string">
            <text:p>Community/committee</text:p>
            <text:p>Private land user</text:p>
          </table:table-cell>
          <table:table-cell table:style-name="ce5" office:value-type="string">
            <text:p>Other private landowners/users</text:p>
            <text:p>Committee of stakeholders</text:p>
          </table:table-cell>
          <table:table-cell table:style-name="ce5" office:value-type="string">
            <text:p>No</text:p>
          </table:table-cell>
          <table:table-cell table:style-name="ce5" office:value-type="string">
            <text:p>LGU and WWF give 14,000 USD/yr to a watershed fund to support efforts of IPs up stream who conceed to change landuse practices to reduce/prevent erosion for better water down stream. <text:s/>IPs (with help from WWF and other NGOs) come up with proposal for BMP and submit it to the watershed services department of the local government. <text:s/></text:p>
          </table:table-cell>
          <table:table-cell table:style-name="ce5" office:value-type="string">
            <text:p><text:s text:c="2"/>Yes</text:p>
          </table:table-cell>
          <table:table-cell table:style-name="ce5" office:value-type="string">
            <text:p>During project</text:p>
          </table:table-cell>
          <table:table-cell table:style-name="ce5" office:value-type="string">
            <text:p>10 liters per day for an average family of five, the alternative cost for the PES is P634 per month</text:p>
          </table:table-cell>
          <table:table-cell table:style-name="ce5" office:value-type="string">
            <text:p>Set fees</text:p>
            <text:p>Change land user practice</text:p>
            <text:p>Redirect money to conservation</text:p>
            <text:p>Leverage partnerships</text:p>
          </table:table-cell>
          <table:table-cell table:style-name="ce5" office:value-type="string">
            <text:p>Cost/benefit</text:p>
          </table:table-cell>
          <table:table-cell table:style-name="ce5" office:value-type="string">
            <text:p>Domestic water quantity</text:p>
          </table:table-cell>
          <table:table-cell table:style-name="ce5" office:value-type="string">
            <text:p>Addresses: landuse change as the best way to solve core problems (eventual degradation of water quality in San Fernando, Sibuyan, Romblon) &amp; payments as a sufficient incentive to motivate landuse change.</text:p>
            <text:p/>
            <text:p>Option: Payments for ecosystem services (PES)</text:p>
            <text:p/>
            <text:p>By,</text:p>
          </table:table-cell>
          <table:table-cell table:style-name="ce5" office:value-type="string">
            <text:p><text:s text:c="2"/>Yes</text:p>
          </table:table-cell>
          <table:table-cell table:style-name="ce5" office:value-type="string">
            <text:p>During project</text:p>
          </table:table-cell>
          <table:table-cell table:style-name="ce5" office:value-type="string">
            <text:p>transfer of land rights</text:p>
          </table:table-cell>
          <table:table-cell/>
          <table:table-cell table:style-name="ce5" office:value-type="string">
            <text:p>The Indigenous Peoples Rights Act of 1996 gave IPs jurisdiction over the previously state owned land that they had settled on.</text:p>
          </table:table-cell>
          <table:table-cell table:style-name="ce5" office:value-type="string">
            <text:p><text:s text:c="2"/>Yes</text:p>
          </table:table-cell>
          <table:table-cell table:style-name="ce5" office:value-type="string">
            <text:p>vegetation/landuse map cover pattern of change from 1976 through 2006.</text:p>
            <text:p/>
            <text:p>If there is no appropriate conservation intervention, the total erosion rate will increase by 28 percent in 25 years from the present rate of 293,267 tons per year. <text:s/>More importantly,</text:p>
          </table:table-cell>
          <table:table-cell table:number-columns-repeated="15"/>
          <table:table-cell table:style-name="ce5" office:value-type="string">
            <text:p>compliance of IPs on proposed watershed management plans</text:p>
          </table:table-cell>
          <table:table-cell table:style-name="ce5" office:value-type="string">
            <text:p>village officials and/or park guards</text:p>
          </table:table-cell>
          <table:table-cell table:number-columns-repeated="2"/>
          <table:table-cell table:style-name="ce5" office:value-type="string">
            <text:p>every 6 months</text:p>
          </table:table-cell>
          <table:table-cell table:number-columns-repeated="23"/>
          <table:table-cell table:style-name="ce5" office:value-type="string">
            <text:p><text:s text:c="2"/>Yes</text:p>
          </table:table-cell>
          <table:table-cell table:number-columns-repeated="14"/>
          <table:table-cell table:style-name="ce5" office:value-type="string">
            <text:p>Landcover transitions 1976 to 2006</text:p>
          </table:table-cell>
          <table:table-cell table:style-name="ce5" office:value-type="string">
            <text:p>Landsat and field surveys</text:p>
          </table:table-cell>
          <table:table-cell table:style-name="ce5" office:value-type="string">
            <text:p>Panangcalan watershed and Cantingas watershed</text:p>
            <text:p/>
          </table:table-cell>
          <table:table-cell table:style-name="ce5" office:value-type="string">
            <text:p>1976</text:p>
          </table:table-cell>
          <table:table-cell table:style-name="ce5" office:value-type="string">
            <text:p>about 5 times since start</text:p>
          </table:table-cell>
          <table:table-cell table:number-columns-repeated="8"/>
          <table:table-cell table:style-name="ce5" office:value-type="string">
            <text:p>% change from 1976 to 2006 in ha:</text:p>
            <text:p>Forest cover decrease: C- 14%, P- 23%</text:p>
            <text:p>Grassland increase: C+ 158%, P+ 173%</text:p>
            <text:p>Ricefields: C+ 24%, P- 99%</text:p>
            <text:p>Brushland: C+34%, P- na</text:p>
            <text:p>Development: na, +247%</text:p>
            <text:p>Bareland: +19,800%, na</text:p>
            <text:p>Coconut: na, +118%</text:p>
            <text:p>Swidden: + 1,279%, na</text:p>
            <text:p>Mangrove</text:p>
          </table:table-cell>
          <table:table-cell table:style-name="ce5" office:value-type="string">
            <text:p>watershed landuse</text:p>
          </table:table-cell>
          <table:table-cell table:style-name="ce5" office:value-type="string">
            <text:p>Landsat imagery, field surveys</text:p>
          </table:table-cell>
          <table:table-cell/>
          <table:table-cell table:style-name="ce5" office:value-type="string">
            <text:p>1976</text:p>
          </table:table-cell>
          <table:table-cell table:style-name="ce5" office:value-type="string">
            <text:p>1993, 2003, 2005, 2006</text:p>
          </table:table-cell>
          <table:table-cell table:number-columns-repeated="8"/>
          <table:table-cell table:style-name="ce5" office:value-type="string">
            <text:p>The landuse change analysis of the two (2) watersheds inside the ancestral domain was done with the use of Landsat imageries taken in 1976, 1993 and 2003. Using the field surveys done in 2005 and 2006 and the 2003 imagery data, a vegetation/landuse map of</text:p>
          </table:table-cell>
          <table:table-cell table:number-columns-repeated="5"/>
          <table:table-cell table:style-name="ce5" office:value-type="string">
            <text:p>The political platform is that water is free, to impose a water fee would be very counter productive to a politicians image.</text:p>
          </table:table-cell>
          <table:table-cell/>
          <table:table-cell table:style-name="ce5" office:value-type="string">
            <text:p>Poverty is chronic. <text:s/>But, a willingness to pay and opportunity cost comparison study shows that there could potentially be money left over for child education if a PES system were created.</text:p>
            <text:p/>
            <text:p>Also, dealing with indegenous peoples means that market incentive</text:p>
          </table:table-cell>
          <table:table-cell table:number-columns-repeated="3"/>
          <table:table-cell table:style-name="ce5" office:value-type="string">
            <text:p>3,005 </text:p>
          </table:table-cell>
          <table:table-cell table:number-columns-repeated="5"/>
          <table:table-cell table:style-name="ce5" office:value-type="string">
            <text:p>42 households</text:p>
          </table:table-cell>
          <table:table-cell/>
          <table:table-cell table:style-name="ce5" office:value-type="string">
            <text:p>USD 9,477 in payments </text:p>
          </table:table-cell>
          <table:table-cell table:number-columns-repeated="849"/>
        </table:table-row>
        <table:table-row table:style-name="ro4">
          <table:table-cell office:value-type="float" office:value="39">
            <text:p>39</text:p>
          </table:table-cell>
          <table:table-cell table:style-name="ce3" office:value-type="string">
            <text:p>Wise Use of Wetlands Through Cloth Production</text:p>
          </table:table-cell>
          <table:table-cell table:style-name="ce3" office:value-type="string">
            <text:p>Catherine Traynor</text:p>
          </table:table-cell>
          <table:table-cell table:style-name="ce3" office:value-type="string">
            <text:p>WWF</text:p>
          </table:table-cell>
          <table:table-cell table:style-name="ce3" office:value-type="string">
            <text:p>23 August, 2007</text:p>
          </table:table-cell>
          <table:table-cell table:style-name="ce3" office:value-type="string">
            <text:p>Catherine Traynor</text:p>
          </table:table-cell>
          <table:table-cell table:style-name="ce3" office:value-type="string">
            <text:p>South Africa</text:p>
          </table:table-cell>
          <table:table-cell table:style-name="ce3" office:value-type="string">
            <text:p>None Reported</text:p>
          </table:table-cell>
          <table:table-cell table:style-name="ce3" office:value-type="string">
            <text:p>September 2006</text:p>
          </table:table-cell>
          <table:table-cell table:style-name="ce3" office:value-type="string">
            <text:p>1 year</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Overharvest</text:p>
            <text:p>Habitat conversion</text:p>
          </table:table-cell>
          <table:table-cell table:style-name="ce5" office:value-type="string">
            <text:p>Housing and urban development</text:p>
            <text:p>Commercial and industrial development</text:p>
            <text:p>Non-timber crops (ag)</text:p>
            <text:p>Recreational activities</text:p>
            <text:p>Species stresses</text:p>
            <text:p>Ranching</text:p>
            <text:p>NTFPs</text:p>
          </table:table-cell>
          <table:table-cell table:style-name="ce5" office:value-type="string">
            <text:p>Establish a baseline evaluation of wetland grass usage for cultural, subsistence, and economic reasons (by local indigenous communities). <text:s/>To inform; and to determine if wetlands and particular wetland plant species are being overused. <text:s/>To insure that there's a sustainable supply of plant fibers so that this tradition can continue. <text:s/>Focus on basket weaving materials as indicator of cultural value of certain grasses. <text:s/>Use this to motivate local communities to manage this valuable and highly coveted resource that is in decline. <text:s/>Catherine Traynor works with an ecologist named Donovan Kotze from the University of Kazulau who is a wetlands expert, he's more on the ecology side, her the social.</text:p>
            <text:p/>
            <text:p>Threats: water scarcity in SA is a big issue. <text:s/>wetlands are a provisioner of water so maintaining their health through natural vegetation is important. <text:s/>50% wetlands are already lost. <text:s/>Mainly a combination of agricultural expansion, forestry, rapid development. <text:s/>Competition for use of the wetlands, under pressure from alternative users, grazing and agriculture; all conflicting with tourism who just wants to look at it while the locals want to utilize the resources. </text:p>
          </table:table-cell>
          <table:table-cell table:style-name="ce5" office:value-type="string">
            <text:p>Water quality</text:p>
            <text:p>Fisheries</text:p>
            <text:p>Recreation</text:p>
            <text:p>Other cultural services</text:p>
            <text:p>Natural medicines</text:p>
            <text:p>Food (subsistence)</text:p>
            <text:p>Forage</text:p>
            <text:p>Water quantity</text:p>
            <text:p>Flood mitigation</text:p>
          </table:table-cell>
          <table:table-cell table:style-name="ce5" office:value-type="string">
            <text:p>Wetlands are important on multiple levels: </text:p>
            <text:p>generally- provision of harvestable, plants, fish, grazing, indigenous plants, medicines, </text:p>
            <text:p>culturally – heritage, indigenous, ceremonies, plant spp to make cultural items. <text:s/>Subsistence and market value</text:p>
            <text:p/>
          </table:table-cell>
          <table:table-cell table:style-name="ce5" office:value-type="string">
            <text:p>Wetlands</text:p>
          </table:table-cell>
          <table:table-cell table:style-name="ce5" office:value-type="string">
            <text:p>culturally important wetland grasses, rushes, about 20 different species</text:p>
          </table:table-cell>
          <table:table-cell table:style-name="ce5" office:value-type="string">
            <text:p>people who depend on wetland ecosystem for livelihood in the Province of Kwazedulu’natal</text:p>
          </table:table-cell>
          <table:table-cell table:style-name="ce5" office:value-type="string">
            <text:p>Local</text:p>
          </table:table-cell>
          <table:table-cell table:style-name="ce5" office:value-type="string">
            <text:p>Regional</text:p>
          </table:table-cell>
          <table:table-cell table:style-name="ce5" office:value-type="string">
            <text:p>Indigenous</text:p>
            <text:p>Individual private</text:p>
            <text:p>Local</text:p>
          </table:table-cell>
          <table:table-cell table:style-name="ce5" office:value-type="string">
            <text:p>Local</text:p>
            <text:p>Individual private</text:p>
            <text:p>Indigenous</text:p>
          </table:table-cell>
          <table:table-cell table:style-name="ce5" office:value-type="string">
            <text:p>None</text:p>
          </table:table-cell>
          <table:table-cell/>
          <table:table-cell table:style-name="ce5" office:value-type="string">
            <text:p>Wetland</text:p>
          </table:table-cell>
          <table:table-cell table:style-name="ce5" office:value-type="string">
            <text:p>Wetland</text:p>
            <text:p>Converted</text:p>
          </table:table-cell>
          <table:table-cell table:style-name="ce5" office:value-type="string">
            <text:p>Wetland</text:p>
            <text:p>Converted</text:p>
          </table:table-cell>
          <table:table-cell table:style-name="ce5" office:value-type="string">
            <text:p>50% of wetlands lost in SA</text:p>
          </table:table-cell>
          <table:table-cell table:style-name="ce5" office:value-type="string">
            <text:p>Other use</text:p>
            <text:p>Selective logging</text:p>
            <text:p>Unsustainable agroforestry</text:p>
            <text:p>Subsistence farming</text:p>
            <text:p>Unsustainable grazing</text:p>
          </table:table-cell>
          <table:table-cell table:style-name="ce5" office:value-type="string">
            <text:p>Other use</text:p>
            <text:p>Sustainable grazing</text:p>
            <text:p>Sustainable agroforestry</text:p>
            <text:p>Sustainable agriculture</text:p>
          </table:table-cell>
          <table:table-cell table:style-name="ce5" office:value-type="string">
            <text:p>manage wetland use</text:p>
          </table:table-cell>
          <table:table-cell table:style-name="ce5" office:value-type="string">
            <text:p>None</text:p>
          </table:table-cell>
          <table:table-cell table:style-name="ce5" office:value-type="string">
            <text:p>None</text:p>
          </table:table-cell>
          <table:table-cell table:number-columns-repeated="3"/>
          <table:table-cell table:style-name="ce5" office:value-type="string">
            <text:p>None</text:p>
          </table:table-cell>
          <table:table-cell/>
          <table:table-cell table:style-name="ce5" office:value-type="string">
            <text:p>Training</text:p>
            <text:p>Education and outreach</text:p>
            <text:p>Stakeholder engagement</text:p>
          </table:table-cell>
          <table:table-cell table:style-name="ce5" office:value-type="string">
            <text:p>Sustainability assessment: trying to make wetland/plant conservation economically and socially viable. <text:s/>Must integrate local knowledge and belief, b/c this influence peoples' actions. <text:s/>Actions are dictated by traditional beliefs. <text:s/>We look at ecological perspective and knit them together to devise a system based on sound science. <text:s/>But, peoples' activities are directed by beliefs and human necessity too.</text:p>
            <text:p/>
          </table:table-cell>
          <table:table-cell table:style-name="ce5" office:value-type="string">
            <text:p>Best Management Practices</text:p>
            <text:p>Other</text:p>
            <text:p>Research</text:p>
          </table:table-cell>
          <table:table-cell table:style-name="ce5" office:value-type="string">
            <text:p>Biodiversity assessment</text:p>
            <text:p>Ecosystem service assessment</text:p>
            <text:p>Other</text:p>
            <text:p>Pilot/demonstration</text:p>
            <text:p>Research</text:p>
            <text:p>BMP forestry</text:p>
            <text:p>BMP agriculture</text:p>
            <text:p>BMP ranching</text:p>
            <text:p>BMP fishery/aquaculture</text:p>
          </table:table-cell>
          <table:table-cell table:style-name="ce5" office:value-type="string">
            <text:p>15-20 individual study sites at the provincial level all different forms of land ownership and community structure.</text:p>
            <text:p/>
            <text:p>BMP initially on the local level, influence policy later.</text:p>
            <text:p/>
            <text:p>Developed an easy to use wetland assessment technique (check list) that local village leaders can apply to their own wetlands!</text:p>
          </table:table-cell>
          <table:table-cell table:style-name="ce5" office:value-type="string">
            <text:p>Other</text:p>
          </table:table-cell>
          <table:table-cell table:style-name="ce5" office:value-type="string">
            <text:p>Natural product extraction</text:p>
            <text:p>Ranching</text:p>
            <text:p>Managed forestry</text:p>
          </table:table-cell>
          <table:table-cell table:style-name="ce5" office:value-type="string">
            <text:p>All water users</text:p>
          </table:table-cell>
          <table:table-cell/>
          <table:table-cell table:style-name="ce5" office:value-type="string">
            <text:p>None</text:p>
          </table:table-cell>
          <table:table-cell/>
          <table:table-cell table:style-name="ce5" office:value-type="string">
            <text:p>None</text:p>
          </table:table-cell>
          <table:table-cell table:style-name="ce5" office:value-type="string">
            <text:p>No</text:p>
          </table:table-cell>
          <table:table-cell/>
          <table:table-cell table:style-name="ce5" office:value-type="string">
            <text:p><text:s text:c="2"/>Yes</text:p>
          </table:table-cell>
          <table:table-cell table:style-name="ce5" office:value-type="string">
            <text:p>During project</text:p>
          </table:table-cell>
          <table:table-cell/>
          <table:table-cell table:style-name="ce5" office:value-type="string">
            <text:p>Change land user practice</text:p>
          </table:table-cell>
          <table:table-cell table:number-columns-repeated="2"/>
          <table:table-cell table:style-name="ce5" office:value-type="string">
            <text:p/>
            <text:p>Valuation of wetland plants only at specific sites. <text:s/>Some other researchers are looking at usage by frequency and amount traded or harvested. <text:s/></text:p>
            <text:p/>
          </table:table-cell>
          <table:table-cell table:style-name="ce5" office:value-type="string">
            <text:p><text:s text:c="2"/>Yes</text:p>
          </table:table-cell>
          <table:table-cell table:style-name="ce5" office:value-type="string">
            <text:p>During project</text:p>
          </table:table-cell>
          <table:table-cell table:style-name="ce5" office:value-type="string">
            <text:p>wetland conservation is of interest nationally in SA</text:p>
          </table:table-cell>
          <table:table-cell/>
          <table:table-cell table:style-name="ce5" office:value-type="string">
            <text:p>Look at what is possible to alter at the individual landowner or user level: method of harvest or time for example. <text:s/>If the issue needs higher authority then move to the local village headman to discuss organized action.</text:p>
            <text:p/>
            <text:p>The national Working for Wetlands</text:p>
          </table:table-cell>
          <table:table-cell table:style-name="ce5" office:value-type="string">
            <text:p><text:s text:c="2"/>Yes</text:p>
          </table:table-cell>
          <table:table-cell table:style-name="ce5" office:value-type="string">
            <text:p>Guidelines designed for extension worker to work with local person to do an easy assessment in the field. <text:s/>Basic science assessment. <text:s/>Concentrates on different species harvest, amount in sites, and supply in terms of utilization. <text:s/>Simply supply versus dem</text:p>
          </table:table-cell>
          <table:table-cell table:number-columns-repeated="43"/>
          <table:table-cell table:style-name="ce5" office:value-type="string">
            <text:p><text:s text:c="2"/>Yes</text:p>
          </table:table-cell>
          <table:table-cell table:style-name="ce5" office:value-type="string">
            <text:p>plant species</text:p>
          </table:table-cell>
          <table:table-cell/>
          <table:table-cell table:style-name="ce5" office:value-type="string">
            <text:p>only a few sites</text:p>
          </table:table-cell>
          <table:table-cell table:number-columns-repeated="10"/>
          <table:table-cell table:style-name="ce5" office:value-type="string">
            <text:p>take note of species that are important to societies</text:p>
          </table:table-cell>
          <table:table-cell table:number-columns-repeated="30"/>
          <table:table-cell table:style-name="ce5" office:value-type="string">
            <text:p>People's decisions are based on economics, but also culture/belief, and plain survival. <text:s/></text:p>
            <text:p/>
          </table:table-cell>
          <table:table-cell table:style-name="ce5" office:value-type="string">
            <text:p>There’s been lots of small studies, no broader understanding of the context of use. <text:s/>Hope to identify particular areas and species that are under threat.</text:p>
          </table:table-cell>
          <table:table-cell table:number-columns-repeated="3"/>
          <table:table-cell table:style-name="ce5" office:value-type="string">
            <text:p>If you work in reality you have to look at people and nature. <text:s/></text:p>
            <text:p>Ecosystem services are in vogue</text:p>
          </table:table-cell>
          <table:table-cell table:number-columns-repeated="861"/>
        </table:table-row>
        <table:table-row table:style-name="ro4">
          <table:table-cell office:value-type="float" office:value="40">
            <text:p>40</text:p>
          </table:table-cell>
          <table:table-cell table:style-name="ce3" office:value-type="string">
            <text:p>Woodland Watch (Northern Agricultural Region)</text:p>
          </table:table-cell>
          <table:table-cell table:style-name="ce3" office:value-type="string">
            <text:p>Chris Curnow</text:p>
          </table:table-cell>
          <table:table-cell table:style-name="ce3" office:value-type="string">
            <text:p>WWF-Australia</text:p>
          </table:table-cell>
          <table:table-cell table:style-name="ce3" office:value-type="string">
            <text:p>19 August, 2007</text:p>
          </table:table-cell>
          <table:table-cell table:style-name="ce3" office:value-type="string">
            <text:p>Chris Curnow</text:p>
          </table:table-cell>
          <table:table-cell table:style-name="ce3" office:value-type="string">
            <text:p>Australia</text:p>
          </table:table-cell>
          <table:table-cell table:style-name="ce3" office:value-type="string">
            <text:p>Southwest Australia</text:p>
          </table:table-cell>
          <table:table-cell table:style-name="ce3" office:value-type="string">
            <text:p>2000</text:p>
          </table:table-cell>
          <table:table-cell table:style-name="ce3" office:value-type="string">
            <text:p>June 2008</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able:table-cell>
          <table:table-cell table:style-name="ce5" office:value-type="string">
            <text:p>Housing and urban development</text:p>
            <text:p>Non-timber crops (ag)</text:p>
            <text:p>Ranching</text:p>
            <text:p>Species stresses</text:p>
            <text:p>Fragmentation; degradation</text:p>
          </table:table-cell>
          <table:table-cell table:style-name="ce5" office:value-type="string">
            <text:p>The western and central parts of the Australian Wheatbelt have been subject to a long history (of governmentally endorsed) massive land clearing for agriculture. <text:s/>So, this naturally saline landscape is experiencing heightened dry land salinization, due to the intensity of agriculture, at rates that threaten survival of the farming way of life. <text:s/>In addition, the clearing of the native eucalypts has pushed these types of woodlands to seriously low population sizes. <text:s/>There are four priority woodlands: Salmon Gum, York gum, Gimlet, and Red Morrel. <text:s/></text:p>
            <text:p/>
            <text:p>The idea is to conserve the biggest and best remaining Eucalypt woodlands by engaging private landholders/users, who tend to these most in tact and connectable pieces, and convince them (through various incentives) to apply landcare strategies to their holdings.</text:p>
            <text:p/>
            <text:p>Map and prioritize the vegetation and ecosystem functions of the western and central Australian Wheatbelt.</text:p>
            <text:p/>
            <text:p/>
          </table:table-cell>
          <table:table-cell table:style-name="ce5" office:value-type="string">
            <text:p>Soil Stabilization</text:p>
            <text:p>Soil Fertility</text:p>
            <text:p>Genetic resources</text:p>
            <text:p>Other cultural services</text:p>
            <text:p>Pollination</text:p>
            <text:p>Other</text:p>
          </table:table-cell>
          <table:table-cell table:style-name="ce5" office:value-type="string">
            <text:p>Through altered management regimes, woodlands and the agricultural way of life might be preserved. <text:s/>Reintegrating the natural bushland into areas of farming and grazing may benefit the farmer through ecosystem services like erosion protection, increased pollination, wind protection, pest control, and a lowering of the water table, which is too salty for agriculture.</text:p>
          </table:table-cell>
          <table:table-cell table:style-name="ce5" office:value-type="string">
            <text:p>Woodlands</text:p>
          </table:table-cell>
          <table:table-cell table:style-name="ce5" office:value-type="string">
            <text:p>Eucalypts: Salmon Gum, York gum, Gimlet, Red Morrel</text:p>
          </table:table-cell>
          <table:table-cell table:style-name="ce5" office:value-type="string">
            <text:p>farmers</text:p>
          </table:table-cell>
          <table:table-cell table:style-name="ce5" office:value-type="string">
            <text:p>Regional</text:p>
          </table:table-cell>
          <table:table-cell table:style-name="ce5" office:value-type="string">
            <text:p>Regional</text:p>
          </table:table-cell>
          <table:table-cell table:style-name="ce5" office:value-type="string">
            <text:p>Individual private</text:p>
          </table:table-cell>
          <table:table-cell table:style-name="ce5" office:value-type="string">
            <text:p>Individual private</text:p>
            <text:p>Private nonprofit</text:p>
            <text:p>State</text:p>
          </table:table-cell>
          <table:table-cell table:style-name="ce5" office:value-type="string">
            <text:p>Private to State</text:p>
            <text:p>Private to PNP</text:p>
          </table:table-cell>
          <table:table-cell table:style-name="ce5" office:value-type="string">
            <text:p>Some private land owners enter into voluntary conservation covenants (agreements to practice land management and conserve, like easement) with either National Trust of Australia or the Western ADEC. <text:s/>Plots range from 10-20 hectares smallest to 500 hectares (rare). <text:s/>50-80 hectares is average. <text:s/></text:p>
          </table:table-cell>
          <table:table-cell table:style-name="ce5" office:value-type="string">
            <text:p>Other</text:p>
            <text:p>Native scrub/shrub</text:p>
          </table:table-cell>
          <table:table-cell table:style-name="ce5" office:value-type="string">
            <text:p>Converted</text:p>
            <text:p>Other</text:p>
            <text:p>Native scrub/shrub</text:p>
          </table:table-cell>
          <table:table-cell table:style-name="ce5" office:value-type="string">
            <text:p>Converted</text:p>
            <text:p>Other</text:p>
            <text:p>Native scrub/shrub</text:p>
          </table:table-cell>
          <table:table-cell table:style-name="ce5" office:value-type="string">
            <text:p>Original landcover is eucalypt woodland and some shrubs.</text:p>
            <text:p/>
            <text:p>97% of the natural woodland is gone, between 3-10 % remaining depending on which type of woodland, red morrel is most rare, remaining on the planet. <text:s/>There are now 1000s of individual remnants. <text:s/>Prioritize conservation by size and condition, position in landscape/proximity to other remnants, salt effected, surrounded by wheat crops.</text:p>
            <text:p/>
            <text:p>Very flat area, rolling, valleys and ridges, lots of erosion. <text:s/>Ridge tops were also cleared and now have added to the salinity of the landscape. <text:s/>There are also granite outcroppings.</text:p>
          </table:table-cell>
          <table:table-cell table:style-name="ce5" office:value-type="string">
            <text:p>Unsustainable grazing</text:p>
            <text:p>Commodity Crops</text:p>
          </table:table-cell>
          <table:table-cell table:style-name="ce5" office:value-type="string">
            <text:p>Commodity Crops</text:p>
            <text:p>Sustainable agriculture</text:p>
            <text:p>Sustainable grazing</text:p>
          </table:table-cell>
          <table:table-cell table:style-name="ce5" office:value-type="string">
            <text:p>Transferring plots to conservation organizations, the National Reserve or Park System, or agreeing to voluntary management schemes.</text:p>
          </table:table-cell>
          <table:table-cell table:style-name="ce5" office:value-type="string">
            <text:p>Rights Transfer</text:p>
            <text:p>Subsidy</text:p>
          </table:table-cell>
          <table:table-cell table:style-name="ce5" office:value-type="string">
            <text:p>Easement</text:p>
            <text:p>New subsidy</text:p>
          </table:table-cell>
          <table:table-cell table:style-name="ce5" office:value-type="string">
            <text:p>Other partner managed</text:p>
          </table:table-cell>
          <table:table-cell table:style-name="ce5" office:value-type="string">
            <text:p>Carrot </text:p>
          </table:table-cell>
          <table:table-cell table:style-name="ce5" office:value-type="string">
            <text:p>Free forest surveys, and payments for land management are incentive for private landowners to apply landcare practices to remnant plots of priority woodlands.</text:p>
          </table:table-cell>
          <table:table-cell table:style-name="ce5" office:value-type="string">
            <text:p>New subsidy</text:p>
            <text:p>Other</text:p>
          </table:table-cell>
          <table:table-cell table:style-name="ce5" office:value-type="string">
            <text:p>Agreement to practice landcare for conservation, adds value and insurance to land</text:p>
          </table:table-cell>
          <table:table-cell table:style-name="ce5" office:value-type="string">
            <text:p>Other</text:p>
            <text:p>Training</text:p>
            <text:p>Stakeholder engagement</text:p>
            <text:p>Education and outreach</text:p>
          </table:table-cell>
          <table:table-cell table:style-name="ce5" office:value-type="string">
            <text:p>By building relationships at the individual and community level, this landcare incentive process can be received more favorably by local land owners. <text:s/>The process can be seen as an arrangement to help private interests in addition to its environmental conservation priorities.</text:p>
          </table:table-cell>
          <table:table-cell table:style-name="ce5" office:value-type="string">
            <text:p>Best Management Practices</text:p>
            <text:p>Preservation</text:p>
            <text:p>Research</text:p>
          </table:table-cell>
          <table:table-cell table:style-name="ce5" office:value-type="string">
            <text:p>BMP forestry</text:p>
            <text:p>BMP agriculture</text:p>
            <text:p>BMP ranching</text:p>
            <text:p>Biodiversity assessment</text:p>
            <text:p>Ecosystem service assessment</text:p>
            <text:p>Mapping</text:p>
            <text:p>Infrastructure</text:p>
            <text:p>Legal protection</text:p>
            <text:p>Fencing </text:p>
          </table:table-cell>
          <table:table-cell table:style-name="ce5" office:value-type="string">
            <text:p>Identity key remnant bushlands through various mapping, on the ground observation, and general local knowledge. <text:s/>Approach landowner (knock on door) and offer free forest surveys and information regarding ecological or cultural importance of their land holding. <text:s/>Forest surveys are done by the Western Australian Herbarium during September, this data is housed in the herbarium and adds to the knowledge of the landscape. <text:s/>Landowner is then given advice (if they are interested) in best management options. <text:s/>There are financial incentives to agree to bmps through federal granting systems. <text:s/>Normally fencing off of remnants and pest control (rabbits, kangaroos, foxes). <text:s/>WWF has a list of 13 different steps toward bmp. <text:s/>Ultimate goal is to have the landowner enter into a conservation covenant with one of 2 covenant organizations. <text:s/>Their land is added to a state reserve/park system (Land For Wildlife) and they agree to apply land care practices. <text:s/>This seal of approval may also increase the value of their land to a later buyer. <text:s/>WWF has a small fund to motivate conservation (this essentially pays for environmental services that landowners benefit from). <text:s/>$100/hec for a covenant, less for simply fencing an area.</text:p>
          </table:table-cell>
          <table:table-cell table:style-name="ce5" office:value-type="string">
            <text:p>Managing organization</text:p>
          </table:table-cell>
          <table:table-cell table:style-name="ce5" office:value-type="string">
            <text:p>Ranching</text:p>
            <text:p>Agriculture</text:p>
            <text:p>Other</text:p>
          </table:table-cell>
          <table:table-cell table:style-name="ce5" office:value-type="string">
            <text:p>Agriculture</text:p>
            <text:p>All</text:p>
          </table:table-cell>
          <table:table-cell table:style-name="ce5" office:value-type="string">
            <text:p>Tax payer</text:p>
            <text:p>Non-profit</text:p>
          </table:table-cell>
          <table:table-cell table:style-name="ce5" office:value-type="string">
            <text:p>Federal tax payers</text:p>
            <text:p>Implementing NGO</text:p>
            <text:p>Other NGO</text:p>
          </table:table-cell>
          <table:table-cell table:style-name="ce5" office:value-type="string">
            <text:p>Private land user</text:p>
          </table:table-cell>
          <table:table-cell table:style-name="ce5" office:value-type="string">
            <text:p>Agriculture</text:p>
            <text:p>Rancher</text:p>
            <text:p>Other private landowners/users</text:p>
          </table:table-cell>
          <table:table-cell table:style-name="ce5" office:value-type="string">
            <text:p>Yes</text:p>
          </table:table-cell>
          <table:table-cell table:style-name="ce5" office:value-type="string">
            <text:p>WWF is like a broker between covenant organization and landholder.</text:p>
            <text:p/>
            <text:p>WWF pays an average of $800/site for the WA herbarium to do a floral survey.</text:p>
            <text:p/>
            <text:p>Conservation covenants can be bought by either the DEC and added to the national reserve system, or by the NT for inclusion in the indigenous registrar (looks at cultural value)</text:p>
          </table:table-cell>
          <table:table-cell table:number-columns-repeated="7"/>
          <table:table-cell table:style-name="ce5" office:value-type="string">
            <text:p><text:s text:c="2"/>Yes</text:p>
          </table:table-cell>
          <table:table-cell table:style-name="ce5" office:value-type="string">
            <text:p>Pre-project</text:p>
          </table:table-cell>
          <table:table-cell table:number-columns-repeated="2"/>
          <table:table-cell table:style-name="ce5" office:value-type="string">
            <text:p>West Aus Gov used to have a policy of 1 million acres cleared a year. <text:s/>This history of settlement is very recent (past 100 years) yet has altered the natural landscape completely. <text:s/>Just in the past few years there has been a real land care push and the go</text:p>
          </table:table-cell>
          <table:table-cell table:style-name="ce5" office:value-type="string">
            <text:p><text:s text:c="2"/>Yes</text:p>
          </table:table-cell>
          <table:table-cell table:style-name="ce5" office:value-type="string">
            <text:p>Look at GIS maps, vegetation maps, aerial photos, type of canopy. This is not very exact so also investigate on the ground to compliment and create a priority list. <text:s/></text:p>
            <text:p/>
            <text:p>Factors include: bush first, surrounded by ag system, wind blown chemical, weeds, unfen</text:p>
          </table:table-cell>
          <table:table-cell table:number-columns-repeated="43"/>
          <table:table-cell table:style-name="ce5" office:value-type="string">
            <text:p><text:s text:c="2"/>Yes</text:p>
          </table:table-cell>
          <table:table-cell table:number-columns-repeated="27"/>
          <table:table-cell table:style-name="ce5" office:value-type="string">
            <text:p>Conservation covenants are monitored by a 1/year phone call and a visit every 3 years.</text:p>
            <text:p/>
            <text:p>Birds are attracted to the bush and act as natural pest controls</text:p>
          </table:table-cell>
          <table:table-cell table:style-name="ce5" office:value-type="string">
            <text:p>Change in landcare practices</text:p>
          </table:table-cell>
          <table:table-cell table:style-name="ce5" office:value-type="string">
            <text:p>survey</text:p>
          </table:table-cell>
          <table:table-cell table:number-columns-repeated="11"/>
          <table:table-cell table:style-name="ce5" office:value-type="string">
            <text:p>Social evaluation: 2005 appreciative inquiry, most significant change. <text:s/>Way of getting stories form land holder, what you were doing now, and how this is different from before (learned something). <text:s/>Bennett's Hierarchy. <text:s/>MSC technique, Drew from this analy</text:p>
          </table:table-cell>
          <table:table-cell/>
          <table:table-cell table:style-name="ce5" office:value-type="string">
            <text:p>Public versus private interest. <text:s/>Dispute between the public paying (Enviro Fund for private conservation) for something a private landowner seems to benefit directly from like higher crop yields, keeps water table down (less saline soil). </text:p>
          </table:table-cell>
          <table:table-cell/>
          <table:table-cell table:style-name="ce5" office:value-type="string">
            <text:p>The Wheatbelt area is still only somewhat mapped. <text:s/>While floral information from the area is traditionally restricted to public lands.</text:p>
          </table:table-cell>
          <table:table-cell table:style-name="ce5" office:value-type="string">
            <text:p>Funding is low for providing incentives to landowners to apply BMP.</text:p>
          </table:table-cell>
          <table:table-cell table:style-name="ce5" office:value-type="string">
            <text:p>Old versus new landclearing policies. <text:s/>Old landclearing legislation has recently in the 1990s given way to a new landcare push by the government. <text:s/>Previously cleared land is controversial with regard to stage of natural re-growth and the new permit necess</text:p>
          </table:table-cell>
          <table:table-cell/>
          <table:table-cell table:style-name="ce5" office:value-type="string">
            <text:p>By bringing in a botanist to survey the private landowner's property is raises interest and awareness in the entire family (usually) about their own lands. <text:s/>They are often very interested in the details of their holdings and it becomes a personal act of g</text:p>
          </table:table-cell>
          <table:table-cell table:number-columns-repeated="2"/>
          <table:table-cell table:style-name="ce5" office:value-type="string">
            <text:p>35 </text:p>
          </table:table-cell>
          <table:table-cell table:number-columns-repeated="858"/>
        </table:table-row>
        <table:table-row table:style-name="ro4">
          <table:table-cell office:value-type="float" office:value="41">
            <text:p>41</text:p>
          </table:table-cell>
          <table:table-cell table:style-name="ce3" office:value-type="string">
            <text:p>Healthy Ecosystems (Avon)</text:p>
          </table:table-cell>
          <table:table-cell table:style-name="ce3" office:value-type="string">
            <text:p>Chris Curnow</text:p>
          </table:table-cell>
          <table:table-cell table:style-name="ce3" office:value-type="string">
            <text:p>WWF-Australia</text:p>
          </table:table-cell>
          <table:table-cell table:style-name="ce3" office:value-type="string">
            <text:p>19 August, 2007</text:p>
          </table:table-cell>
          <table:table-cell table:style-name="ce3" office:value-type="string">
            <text:p>Chris Curnow</text:p>
          </table:table-cell>
          <table:table-cell table:style-name="ce3" office:value-type="string">
            <text:p>Australia</text:p>
          </table:table-cell>
          <table:table-cell table:style-name="ce3" office:value-type="string">
            <text:p>Southwest Australia</text:p>
          </table:table-cell>
          <table:table-cell table:style-name="ce3" office:value-type="string">
            <text:p>2005</text:p>
          </table:table-cell>
          <table:table-cell table:style-name="ce3" office:value-type="string">
            <text:p>June 2008</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able:table-cell>
          <table:table-cell table:style-name="ce5" office:value-type="string">
            <text:p>Housing and urban development</text:p>
            <text:p>Non-timber crops (ag)</text:p>
            <text:p>Ranching</text:p>
            <text:p>Species stresses</text:p>
            <text:p>Fragmentation; degradation</text:p>
          </table:table-cell>
          <table:table-cell table:style-name="ce5" office:value-type="string">
            <text:p>Massive land clearing of the Australian Wheatbelt has increased the threats of hyper saline soils (threatens agricultural way of life), erosion, and the loss of valuable woodland and other native vegetation habitats. <text:s/></text:p>
            <text:p/>
            <text:p>Like the Woodland Watch, this project targets private landowners and motivates them to practice landcare strategies on remnant pieces of vegetation on their property. <text:s/>The goal is the conservation of the highest priority privately-owned priority ecosystems in the Avon River Basin. <text:s/>Through various financial incentives like PES, conservation covenants, voluntary management plans, and programs like Land for Wildlife, these private landowners are adding back valuable vegetation to the Avon Wheatbelt ecosystem.</text:p>
            <text:p/>
            <text:p>Unlike the Woodland Watch program, instead of just prioritizing woodlands, all vegetation is targeted for conservation.</text:p>
            <text:p/>
          </table:table-cell>
          <table:table-cell table:style-name="ce5" office:value-type="string">
            <text:p>Soil Stabilization</text:p>
            <text:p>Soil Fertility</text:p>
            <text:p>Genetic resources</text:p>
            <text:p>Other cultural services</text:p>
            <text:p>Pollination</text:p>
            <text:p>Other</text:p>
          </table:table-cell>
          <table:table-cell table:style-name="ce5" office:value-type="string">
            <text:p>Through altered management regimes, natural vegetation and the agricultural way of life might be preserved. <text:s/>Reintegrating the natural bushland into areas of farming and grazing may benefit the farmer through ecosystem services like erosion protection, increased pollination, wind protection, pest control, and a lowering of the water table which is too salty for agriculture.</text:p>
          </table:table-cell>
          <table:table-cell table:style-name="ce5" office:value-type="string">
            <text:p>woodlands, heathlands, granite outcrops, dolerite dykes, and greenstone ranges</text:p>
          </table:table-cell>
          <table:table-cell/>
          <table:table-cell table:style-name="ce5" office:value-type="string">
            <text:p>farmers</text:p>
          </table:table-cell>
          <table:table-cell table:style-name="ce5" office:value-type="string">
            <text:p>Regional</text:p>
          </table:table-cell>
          <table:table-cell table:style-name="ce5" office:value-type="string">
            <text:p>Regional</text:p>
          </table:table-cell>
          <table:table-cell table:style-name="ce5" office:value-type="string">
            <text:p>Individual private</text:p>
          </table:table-cell>
          <table:table-cell table:style-name="ce5" office:value-type="string">
            <text:p>Individual private</text:p>
            <text:p>Private nonprofit</text:p>
            <text:p>State</text:p>
          </table:table-cell>
          <table:table-cell table:style-name="ce5" office:value-type="string">
            <text:p>Private to State</text:p>
            <text:p>Private to PNP</text:p>
          </table:table-cell>
          <table:table-cell table:style-name="ce5" office:value-type="string">
            <text:p>Some private land owners enter into voluntary conservation covenants (agreements to practice land management and conserve, like easement) with either National Trust of Australia or the Western ADEC. <text:s/>Plots range from 10-20 hectares smallest to 500 hectares (rare). <text:s/>50-80 hectares is average. <text:s/></text:p>
          </table:table-cell>
          <table:table-cell table:style-name="ce5" office:value-type="string">
            <text:p>Other</text:p>
            <text:p>Native scrub/shrub</text:p>
          </table:table-cell>
          <table:table-cell table:style-name="ce5" office:value-type="string">
            <text:p>Converted</text:p>
            <text:p>Other</text:p>
            <text:p>Native scrub/shrub</text:p>
          </table:table-cell>
          <table:table-cell table:style-name="ce5" office:value-type="string">
            <text:p>Converted</text:p>
            <text:p>Other</text:p>
            <text:p>Native scrub/shrub</text:p>
          </table:table-cell>
          <table:table-cell table:style-name="ce5" office:value-type="string">
            <text:p>Original landcover is eucalypt woodland and some shrubs.</text:p>
            <text:p/>
          </table:table-cell>
          <table:table-cell table:style-name="ce5" office:value-type="string">
            <text:p>Unsustainable grazing</text:p>
            <text:p>Commodity Crops</text:p>
          </table:table-cell>
          <table:table-cell table:style-name="ce5" office:value-type="string">
            <text:p>Commodity Crops</text:p>
            <text:p>Sustainable agriculture</text:p>
            <text:p>Sustainable grazing</text:p>
          </table:table-cell>
          <table:table-cell table:style-name="ce5" office:value-type="string">
            <text:p>Transferring plots to conservation organizations, the National Reserve or Park System, or agreeing to voluntary management schemes.</text:p>
          </table:table-cell>
          <table:table-cell table:style-name="ce5" office:value-type="string">
            <text:p>Rights Transfer</text:p>
            <text:p>Subsidy</text:p>
          </table:table-cell>
          <table:table-cell table:style-name="ce5" office:value-type="string">
            <text:p>Easement</text:p>
            <text:p>New subsidy</text:p>
          </table:table-cell>
          <table:table-cell table:style-name="ce5" office:value-type="string">
            <text:p>Other partner managed</text:p>
          </table:table-cell>
          <table:table-cell table:style-name="ce5" office:value-type="string">
            <text:p>Carrot </text:p>
          </table:table-cell>
          <table:table-cell table:style-name="ce5" office:value-type="string">
            <text:p>Free forest surveys, and payments for land management are incentive for private landowners to apply landcare practices to remnant plots of priority vegetation.</text:p>
          </table:table-cell>
          <table:table-cell table:style-name="ce5" office:value-type="string">
            <text:p>New subsidy</text:p>
            <text:p>Other</text:p>
          </table:table-cell>
          <table:table-cell table:style-name="ce5" office:value-type="string">
            <text:p>Agreement to practice landcare for conservation, adds value and insurance to land</text:p>
          </table:table-cell>
          <table:table-cell table:style-name="ce5" office:value-type="string">
            <text:p>Education and outreach</text:p>
            <text:p>Stakeholder engagement</text:p>
            <text:p>Training</text:p>
            <text:p>Other</text:p>
          </table:table-cell>
          <table:table-cell table:style-name="ce5" office:value-type="string">
            <text:p>By building relationships at the individual and community level, this landcare incentive process can be received more favorably by local land owners. <text:s/>The program can be seen as an arrangement to help private interests in addition to its environmental conservation priorities.</text:p>
          </table:table-cell>
          <table:table-cell table:style-name="ce5" office:value-type="string">
            <text:p>Best Management Practices</text:p>
            <text:p>Preservation</text:p>
            <text:p>Research</text:p>
          </table:table-cell>
          <table:table-cell table:style-name="ce5" office:value-type="string">
            <text:p>BMP agriculture</text:p>
            <text:p>BMP forestry</text:p>
            <text:p>BMP ranching</text:p>
            <text:p>Biodiversity assessment</text:p>
            <text:p>Ecosystem service assessment</text:p>
            <text:p>Mapping</text:p>
            <text:p>Infrastructure</text:p>
            <text:p>Legal protection</text:p>
            <text:p>Fencing </text:p>
          </table:table-cell>
          <table:table-cell table:style-name="ce5" office:value-type="string">
            <text:p>Identity key remnant bushlands through various mapping, on the ground observation, and general local knowledge. <text:s/>Approach landowner (knock on door) and offer free forest surveys and information regarding ecological or cultural importance of their land holding. <text:s/>Forest surveys are done by the Western Australian Herbarium during September, this data is housed in the herbarium and adds to the knowledge of the landscape. <text:s/>Landowner is then given advice (if they are interested) in best management options. <text:s/>There are financial incentives to agree to bmps through federal granting systems. <text:s/>Normally fencing off of remnants and pest control (rabbits, kangaroos, foxes). <text:s/>WWF has a list of 13 different steps toward bmp. <text:s/>Ultimate goal is to have the landowner enter into a conservation covenant with one of 2 covenant organizations. <text:s/>Their land is added to a state reserve/park system (Land For Wildlife) and they agree to apply land care practices. <text:s/>This seal of approval may also increase the value of their land to a later buyer. <text:s/>WWF has a small fund to motivate conservation (this essentially pays for environmental services that landowners benefit from). <text:s/>$100/hec for a covenant, less for simply fencing an area.</text:p>
          </table:table-cell>
          <table:table-cell table:style-name="ce5" office:value-type="string">
            <text:p>Managing organization</text:p>
          </table:table-cell>
          <table:table-cell table:style-name="ce5" office:value-type="string">
            <text:p>Ranching</text:p>
            <text:p>Agriculture</text:p>
            <text:p>Other</text:p>
          </table:table-cell>
          <table:table-cell table:style-name="ce5" office:value-type="string">
            <text:p>Agriculture</text:p>
            <text:p>All</text:p>
          </table:table-cell>
          <table:table-cell table:style-name="ce5" office:value-type="string">
            <text:p>Tax payer</text:p>
            <text:p>Non-profit</text:p>
          </table:table-cell>
          <table:table-cell table:style-name="ce5" office:value-type="string">
            <text:p>Federal tax payers</text:p>
            <text:p>Implementing NGO</text:p>
            <text:p>Other NGO</text:p>
          </table:table-cell>
          <table:table-cell table:style-name="ce5" office:value-type="string">
            <text:p>Private land user</text:p>
          </table:table-cell>
          <table:table-cell table:style-name="ce5" office:value-type="string">
            <text:p>Agriculture</text:p>
            <text:p>Rancher</text:p>
            <text:p>Other private landowners/users</text:p>
          </table:table-cell>
          <table:table-cell table:style-name="ce5" office:value-type="string">
            <text:p>Yes</text:p>
          </table:table-cell>
          <table:table-cell table:style-name="ce5" office:value-type="string">
            <text:p>WWF is like a broker between covenant organization and landholder.</text:p>
            <text:p/>
            <text:p>WWF pays an average of $800/site for the WA herbarium to do a floral survey.</text:p>
            <text:p/>
            <text:p>Conservation covenants can be bought by either the DEC and added to the national reserve system, or by the NT for inclusion in the indigenous registrar (looks at cultural value)</text:p>
          </table:table-cell>
          <table:table-cell table:number-columns-repeated="7"/>
          <table:table-cell table:style-name="ce5" office:value-type="string">
            <text:p><text:s text:c="2"/>Yes</text:p>
          </table:table-cell>
          <table:table-cell table:style-name="ce5" office:value-type="string">
            <text:p>Pre-project</text:p>
          </table:table-cell>
          <table:table-cell table:number-columns-repeated="2"/>
          <table:table-cell table:style-name="ce5" office:value-type="string">
            <text:p>West Aus Gov used to have a policy of 1 million acres cleared a year. <text:s/>This history of settlement is very recent (past 100 years) yet has altered the natural landscape completely. <text:s/>Just in the past few years there has been a real land care push and the go</text:p>
          </table:table-cell>
          <table:table-cell table:style-name="ce5" office:value-type="string">
            <text:p><text:s text:c="2"/>Yes</text:p>
          </table:table-cell>
          <table:table-cell table:style-name="ce5" office:value-type="string">
            <text:p>Look at GIS maps, vegetation maps, aerial photos, type of canopy. This is not very exact so also investigate on the ground to compliment and create a priority list. <text:s/></text:p>
            <text:p/>
            <text:p>Factors include: bush first, surrounded by ag system, wind blown chemical, weeds, unfen</text:p>
          </table:table-cell>
          <table:table-cell table:number-columns-repeated="43"/>
          <table:table-cell table:style-name="ce5" office:value-type="string">
            <text:p><text:s text:c="2"/>Yes</text:p>
          </table:table-cell>
          <table:table-cell table:number-columns-repeated="27"/>
          <table:table-cell table:style-name="ce5" office:value-type="string">
            <text:p>Conservation covenants are monitored by a 1/year phone call and a visit every 3 years.</text:p>
            <text:p/>
            <text:p>Birds are attracted to the bush and act as natural pest controls</text:p>
          </table:table-cell>
          <table:table-cell table:style-name="ce5" office:value-type="string">
            <text:p>Change in landcare practices</text:p>
          </table:table-cell>
          <table:table-cell table:style-name="ce5" office:value-type="string">
            <text:p>survey</text:p>
          </table:table-cell>
          <table:table-cell table:number-columns-repeated="11"/>
          <table:table-cell table:style-name="ce5" office:value-type="string">
            <text:p>Social evaluation: 2005 appreciative inquiry, most significant change. <text:s/>Way of getting stories form land holder, what you were doing now, and how this is different from before (learned something). <text:s/>Bennett's Hierarchy. <text:s/>MSC technique, Drew from this analy</text:p>
          </table:table-cell>
          <table:table-cell/>
          <table:table-cell table:style-name="ce5" office:value-type="string">
            <text:p>Public versus private interest. <text:s/>Dispute between the public paying (Enviro Fund for private conservation) for something a private landowner seems to benefit directly from like higher crop yields, keeps water table down (less saline soil). </text:p>
          </table:table-cell>
          <table:table-cell/>
          <table:table-cell table:style-name="ce5" office:value-type="string">
            <text:p>The Wheatbelt area is still only somewhat mapped. <text:s/>While floral information from the area is traditionally restricted to public lands.</text:p>
          </table:table-cell>
          <table:table-cell table:style-name="ce5" office:value-type="string">
            <text:p>Funding is low for providing incentives to landowners to apply BMP.</text:p>
          </table:table-cell>
          <table:table-cell table:style-name="ce5" office:value-type="string">
            <text:p>Old versus new landclearing policies. <text:s/>Old landclearing legislation has recently in the 1990s given way to a new landcare push by the government. <text:s/>Previously cleared land is controversial with regard to stage of natural re-growth and the new permit necess</text:p>
          </table:table-cell>
          <table:table-cell/>
          <table:table-cell table:style-name="ce5" office:value-type="string">
            <text:p>By bringing in a botanist to survey the private landowner's property is raises interest and awareness in the entire family (usually) about their own lands. <text:s/>They are often very interested in the details of their holdings and it becomes a personal act of g</text:p>
          </table:table-cell>
          <table:table-cell table:number-columns-repeated="861"/>
        </table:table-row>
        <table:table-row table:style-name="ro3">
          <table:table-cell office:value-type="float" office:value="42">
            <text:p>42</text:p>
          </table:table-cell>
          <table:table-cell table:style-name="ce3" office:value-type="string">
            <text:p>Lake Bogoria Integrated Catchment Management Programme (LBICMP)</text:p>
          </table:table-cell>
          <table:table-cell table:style-name="ce3" office:value-type="string">
            <text:p>Fabian Musila</text:p>
          </table:table-cell>
          <table:table-cell table:style-name="ce3" office:value-type="string">
            <text:p>WWF-EARPO</text:p>
          </table:table-cell>
          <table:table-cell table:style-name="ce3" office:value-type="string">
            <text:p>2 September, 2007</text:p>
          </table:table-cell>
          <table:table-cell table:style-name="ce3" office:value-type="string">
            <text:p>Fabian Musila</text:p>
          </table:table-cell>
          <table:table-cell table:style-name="ce3" office:value-type="string">
            <text:p>Kenya</text:p>
          </table:table-cell>
          <table:table-cell table:style-name="ce3" office:value-type="string">
            <text:p>Rift Valley Lakes</text:p>
          </table:table-cell>
          <table:table-cell table:style-name="ce3" office:value-type="string">
            <text:p>2001</text:p>
          </table:table-cell>
          <table:table-cell table:style-name="ce3" office:value-type="string">
            <text:p>2008</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Pollution</text:p>
            <text:p>Overharvest</text:p>
          </table:table-cell>
          <table:table-cell table:style-name="ce5" office:value-type="string">
            <text:p>Ranching</text:p>
            <text:p>Logging</text:p>
            <text:p>Non-point pollution</text:p>
            <text:p>Non-timber crops (ag)</text:p>
            <text:p>Fragmentation; degradation</text:p>
            <text:p>Species stresses</text:p>
          </table:table-cell>
          <table:table-cell table:style-name="ce5" office:value-type="string">
            <text:p>Main Threats: human resource management, unequal distribution of tourism revenue, inadequate infrastructure, unsustainable farming methods, deforestation, loss of habitat, low level of environmental awareness or education.</text:p>
            <text:p/>
            <text:p>Goals: Integrated River Basin Management (IRBM) plan/Integrated Water Resource Management plan &amp; the Lake Borgoria Integrated Management Plan, poverty alleviation, water policy enhancement, environmental and natural resource planning, forestry management, land use management, compliance with Ramsar <text:s/>and Convention on Biological Diversity principles. <text:s/></text:p>
            <text:p/>
            <text:p>Facilitate a mutually beneficial relationship between the environment (biodiversity) and human development.</text:p>
          </table:table-cell>
          <table:table-cell table:style-name="ce5" office:value-type="string">
            <text:p>Water quality</text:p>
            <text:p>Flood mitigation</text:p>
            <text:p>Soil Stabilization</text:p>
            <text:p>Recreation</text:p>
            <text:p>Natural medicines</text:p>
            <text:p>Food (subsistence)</text:p>
            <text:p>Nutrient cycling</text:p>
          </table:table-cell>
          <table:table-cell table:style-name="ce5" office:value-type="string">
            <text:p>sustainable ecotourism, reforestation, reducing silt into rivers, improved methods of grazing (reduces pressure), farm management techniques, storm flow storage mitigates flooding, alternative source of fish, nutrient rich irrigation</text:p>
          </table:table-cell>
          <table:table-cell table:style-name="ce5" office:value-type="string">
            <text:p>swamps, riverine forests, catchment areas</text:p>
          </table:table-cell>
          <table:table-cell table:style-name="ce5" office:value-type="string">
            <text:p>Greater Kudu</text:p>
          </table:table-cell>
          <table:table-cell table:style-name="ce5" office:value-type="string">
            <text:p>works with 136 Location environmental planning committees that serve a population of about 300,000 people around the reserve and catchment area.</text:p>
          </table:table-cell>
          <table:table-cell table:style-name="ce5" office:value-type="string">
            <text:p>Regional</text:p>
          </table:table-cell>
          <table:table-cell table:style-name="ce5" office:value-type="string">
            <text:p>Regional</text:p>
          </table:table-cell>
          <table:table-cell table:style-name="ce5" office:value-type="string">
            <text:p>Local</text:p>
            <text:p>Individual private</text:p>
          </table:table-cell>
          <table:table-cell table:style-name="ce5" office:value-type="string">
            <text:p>Local</text:p>
            <text:p>Individual private</text:p>
          </table:table-cell>
          <table:table-cell table:style-name="ce5" office:value-type="string">
            <text:p>None</text:p>
          </table:table-cell>
          <table:table-cell/>
          <table:table-cell table:style-name="ce5" office:value-type="string">
            <text:p>Native forest</text:p>
            <text:p>Wetland</text:p>
          </table:table-cell>
          <table:table-cell table:style-name="ce5" office:value-type="string">
            <text:p>Wetland</text:p>
            <text:p>Native forest</text:p>
            <text:p>Converted</text:p>
          </table:table-cell>
          <table:table-cell table:style-name="ce5" office:value-type="string">
            <text:p>Native forest</text:p>
            <text:p>Converted</text:p>
            <text:p>Wetland</text:p>
          </table:table-cell>
          <table:table-cell table:style-name="ce5" office:value-type="string">
            <text:p>Lake Bogoria catchment basin is situated in the central portion of Kenya's Great Rift Valley. <text:s/>The lake falls within two districts, Baringo and Koibateck, and is one of a series of saline lakes in the Great Rift Valley.</text:p>
            <text:p/>
            <text:p>Lots of deforestation in the past 10 years, irregular water flow causes the river in the lower catchment to change output area and cause flooding to farms.</text:p>
            <text:p/>
            <text:p>Project promotes: migratory corridors between protected areas created to connect previously isolated island like segments</text:p>
          </table:table-cell>
          <table:table-cell table:style-name="ce5" office:value-type="string">
            <text:p>Primary forest clearing</text:p>
            <text:p>Selective logging</text:p>
            <text:p>Subsistence farming</text:p>
            <text:p>Nature reserve</text:p>
            <text:p>Recreational open space</text:p>
            <text:p>Residential development</text:p>
            <text:p>Unsustainable grazing</text:p>
          </table:table-cell>
          <table:table-cell table:style-name="ce5" office:value-type="string">
            <text:p>Sustainable timber harvest</text:p>
            <text:p>Subsistence farming</text:p>
            <text:p>Aquaculture</text:p>
            <text:p>Nature reserve</text:p>
            <text:p>Recreational open space</text:p>
            <text:p>Sustainable grazing</text:p>
            <text:p>Residential development</text:p>
          </table:table-cell>
          <table:table-cell table:style-name="ce5" office:value-type="string">
            <text:p>Forest reserve upstream, deforestation and poor landuse (ag and grazing) and to siltification of the rivers that flow into major swamps or lake.</text:p>
            <text:p/>
            <text:p>Properly managed farms, improved livestock rearing practices, pasture establishment, storm flow storage, reforestation and buffers along riparian zones.</text:p>
          </table:table-cell>
          <table:table-cell table:style-name="ce5" office:value-type="string">
            <text:p>Markets</text:p>
            <text:p>Other</text:p>
          </table:table-cell>
          <table:table-cell table:style-name="ce5" office:value-type="string">
            <text:p>Niche market</text:p>
            <text:p>Other</text:p>
          </table:table-cell>
          <table:table-cell/>
          <table:table-cell table:style-name="ce5" office:value-type="string">
            <text:p>Carrot </text:p>
          </table:table-cell>
          <table:table-cell table:style-name="ce5" office:value-type="string">
            <text:p>Revenue sharing mechanism:</text:p>
            <text:p>New tourism and development initiatives now route 10% of revenue towards local schools or other area of need indicated by communities.</text:p>
          </table:table-cell>
          <table:table-cell table:style-name="ce5" office:value-type="string">
            <text:p>Other policy change</text:p>
            <text:p>Other</text:p>
          </table:table-cell>
          <table:table-cell table:style-name="ce5" office:value-type="string">
            <text:p>Government recognition of local resource management committees for the creation and implementation of plans.</text:p>
            <text:p/>
            <text:p>Now all other local authorities in Kenya are required to follow same sort of integrated management organization.</text:p>
            <text:p/>
            <text:p>WWF worked with Kenyan National authorities to create a new Forest Act, Water Act, Environmental Management and Environmental Regulation Act</text:p>
          </table:table-cell>
          <table:table-cell table:style-name="ce5" office:value-type="string">
            <text:p>Education and outreach</text:p>
            <text:p>Community forums</text:p>
            <text:p>Stakeholder engagement</text:p>
            <text:p>Training</text:p>
            <text:p>Workshops</text:p>
            <text:p>Meetings</text:p>
            <text:p>Committee formation</text:p>
            <text:p>Communications</text:p>
            <text:p>Other</text:p>
          </table:table-cell>
          <table:table-cell table:style-name="ce5" office:value-type="string">
            <text:p>Educate and increase capacity for community based management and empowerment; for sustainable management of their natural resource. <text:s/>Keep in good condition. <text:s/>Trained in monitoring water quality, project management, conflict resolution, proposal writing, partnership development, planning for implementation of development and conservation strategies, field trips, technical expertise, revolving seed-fund.</text:p>
            <text:p/>
            <text:p>Village Environmental Committees- meetings to plan and prioritize issues within villages, develop Village Action Plans for incorporation into larger Location plans. <text:s/>Location Committees consolidate VAPs and coordinate joint implementation and seek funding.</text:p>
            <text:p/>
            <text:p>Lake Bogoria Environmental Education Programme</text:p>
            <text:p/>
            <text:p>Water Resource Users’ Association (WRUA) for management of water and related goods in the Rift Valley area (liaison with governmental water authority)</text:p>
            <text:p/>
            <text:p>Integrated Management Plan for Lake Bogoria National Reserve adopted by two local autorities from the Joint Management Committee of the NR.</text:p>
            <text:p/>
            <text:p>Village banks- local access to credit and place to house savings</text:p>
            <text:p>Multipurpose Cooperatives- avenues to sell off goods produced by individuals</text:p>
            <text:p/>
            <text:p>Community Swamp Committees- manage grazing period, number of animals allowed in swamp, monitor water quality, biodiversity etc.</text:p>
            <text:p/>
            <text:p>Smaller conservation organizations have also emerged at the grassroots level and modeled after WWF.</text:p>
          </table:table-cell>
          <table:table-cell table:style-name="ce5" office:value-type="string">
            <text:p>Best Management Practices</text:p>
            <text:p>Restoration</text:p>
            <text:p>Other</text:p>
            <text:p>Research</text:p>
          </table:table-cell>
          <table:table-cell table:style-name="ce5" office:value-type="string">
            <text:p>BMP agriculture</text:p>
            <text:p>BMP ranching</text:p>
            <text:p>BMP fishery/aquaculture</text:p>
            <text:p>Biodiversity assessment</text:p>
            <text:p>Ecosystem service assessment</text:p>
            <text:p>Outplantings</text:p>
            <text:p>Restoring channel flow</text:p>
            <text:p>Floodplain restoration</text:p>
            <text:p>Restoring riparian zone</text:p>
            <text:p>Trail building</text:p>
            <text:p>Tourism infrastructure</text:p>
            <text:p>Other</text:p>
          </table:table-cell>
          <table:table-cell table:style-name="ce5" office:value-type="string">
            <text:p>Promote active community participation in river basin/catchment and natural resource management, creation of village and location associations, tap into new laws and statures that foster participation and regulation.</text:p>
            <text:p/>
            <text:p>Blue print for development and conservation for Koibatek and Baringo Counties. <text:s/>(Integrated Management Plan for Lake Bogoria National Reserve)</text:p>
            <text:p/>
            <text:p>Water Resource User's Association (WRUA) created as liaison with governmental authorities.</text:p>
            <text:p/>
            <text:p>Grant writing training, alternative farming, improved livestock methods, RAMSAR wetland conservation management, buffers along rivers, storm water catchments (keep fish for sale and nutrient addition to water for irrigation during dry season), reforestation, committee formation, community organization, alternative income source generation: sustainable ecotourism- campsites, ecolodges, nature trails, sanctuaries, migratory corridors link protected areas that were once like isolated islands, bee-keeping, hay-pastures etc.</text:p>
          </table:table-cell>
          <table:table-cell table:style-name="ce5" office:value-type="string">
            <text:p>Government</text:p>
            <text:p>Managing organization</text:p>
            <text:p>Other</text:p>
          </table:table-cell>
          <table:table-cell table:style-name="ce5" office:value-type="string">
            <text:p>Ranching</text:p>
            <text:p>Natural product extraction</text:p>
            <text:p>Agriculture</text:p>
            <text:p>Other</text:p>
            <text:p>No take recreation</text:p>
          </table:table-cell>
          <table:table-cell table:style-name="ce5" office:value-type="string">
            <text:p>Floodplain occupants</text:p>
            <text:p>Rural domestic</text:p>
            <text:p>Agriculture</text:p>
            <text:p>All water users</text:p>
            <text:p>Recreation users</text:p>
          </table:table-cell>
          <table:table-cell table:style-name="ce5" office:value-type="string">
            <text:p>Domestic User</text:p>
            <text:p>Tax payer</text:p>
            <text:p>Non-profit</text:p>
          </table:table-cell>
          <table:table-cell table:style-name="ce5" office:value-type="string">
            <text:p>Implementing NGO</text:p>
            <text:p>Other NGO</text:p>
            <text:p>Recreation users</text:p>
            <text:p>Federal tax payers</text:p>
          </table:table-cell>
          <table:table-cell table:style-name="ce5" office:value-type="string">
            <text:p>Community/committee</text:p>
            <text:p>Private land user</text:p>
          </table:table-cell>
          <table:table-cell table:style-name="ce5" office:value-type="string">
            <text:p>Other private landowners/users</text:p>
            <text:p>Committee of stakeholders</text:p>
          </table:table-cell>
          <table:table-cell table:style-name="ce5" office:value-type="string">
            <text:p>No</text:p>
          </table:table-cell>
          <table:table-cell table:style-name="ce5" office:value-type="string">
            <text:p>various forms of income generation for local communities or receipt of funding for natural resource management come from the government, supporting organizations (like WWF or SNV), or regular buyers of goods and services (like tourists or markets.)</text:p>
          </table:table-cell>
          <table:table-cell table:number-columns-repeated="7"/>
          <table:table-cell table:style-name="ce5" office:value-type="string">
            <text:p><text:s text:c="2"/>Yes</text:p>
          </table:table-cell>
          <table:table-cell table:style-name="ce5" office:value-type="string">
            <text:p>During project</text:p>
          </table:table-cell>
          <table:table-cell table:style-name="ce5" office:value-type="string">
            <text:p>Lobbied at national level for new Forest Act, Water Act, National Environment Management and Regulation act</text:p>
          </table:table-cell>
          <table:table-cell table:style-name="ce5" office:value-type="string">
            <text:p>Reveal need for policy change</text:p>
            <text:p>Motivate legislation</text:p>
          </table:table-cell>
          <table:table-cell table:style-name="ce5" office:value-type="string">
            <text:p>Empower community to participate</text:p>
          </table:table-cell>
          <table:table-cell table:number-columns-repeated="45"/>
          <table:table-cell table:style-name="ce5" office:value-type="string">
            <text:p><text:s text:c="2"/>Yes</text:p>
          </table:table-cell>
          <table:table-cell table:style-name="ce5" office:value-type="string">
            <text:p>Greater Kudu</text:p>
            <text:p>Many wildlife- flamingos, various bugs as indicators of environmental quality, other ungulates, mountain goats etc.</text:p>
          </table:table-cell>
          <table:table-cell table:style-name="ce5" office:value-type="string">
            <text:p>sightings, trends</text:p>
          </table:table-cell>
          <table:table-cell table:style-name="ce5" office:value-type="string">
            <text:p>LBNR area and surrounds LB catchment/river basin</text:p>
          </table:table-cell>
          <table:table-cell table:number-columns-repeated="2"/>
          <table:table-cell table:style-name="ce5" office:value-type="string">
            <text:p>WWF, local government staff, Ornithology Department of government, Herbarium, local <text:s/>universities, foreign universities etc.</text:p>
          </table:table-cell>
          <table:table-cell table:number-columns-repeated="7"/>
          <table:table-cell table:style-name="ce5" office:value-type="string">
            <text:p>Approximately 180 sightings of Greater Kudu, largest count ever in LBNR.</text:p>
            <text:p/>
            <text:p>Routine monitoring- weekly, mainly from local government staff, of lake level, water quality, occurrences of flamingo death, and other issues. <text:s/></text:p>
            <text:p/>
            <text:p>Quarterly monitoring too- often inc</text:p>
          </table:table-cell>
          <table:table-cell table:style-name="ce5" office:value-type="string">
            <text:p>water quality in swamps, lake, and river areas.</text:p>
          </table:table-cell>
          <table:table-cell table:number-columns-repeated="26"/>
          <table:table-cell table:style-name="ce5" office:value-type="string">
            <text:p>clear link between conservation and enhanced livelihoods</text:p>
            <text:p>change in attitude towards conservation </text:p>
          </table:table-cell>
          <table:table-cell table:number-columns-repeated="4"/>
          <table:table-cell table:style-name="ce5" office:value-type="string">
            <text:p>Lack of funding for Catchment Management Strategy (important for rehabilitation and improvement of livelihoods, which would lead to accelerated conservation)</text:p>
          </table:table-cell>
          <table:table-cell table:number-columns-repeated="864"/>
        </table:table-row>
        <table:table-row table:style-name="ro12">
          <table:table-cell office:value-type="float" office:value="43">
            <text:p>43</text:p>
          </table:table-cell>
          <table:table-cell table:style-name="ce3" office:value-type="string">
            <text:p>Seaturtle Bycatch</text:p>
          </table:table-cell>
          <table:table-cell table:style-name="ce3" office:value-type="string">
            <text:p>Miguel Jorge</text:p>
          </table:table-cell>
          <table:table-cell table:style-name="ce3" office:value-type="string">
            <text:p>WWF</text:p>
          </table:table-cell>
          <table:table-cell table:style-name="ce3" office:value-type="string">
            <text:p>1 Ocotober, 2007</text:p>
          </table:table-cell>
          <table:table-cell table:style-name="ce3" office:value-type="string">
            <text:p>Moises Mug</text:p>
          </table:table-cell>
          <table:table-cell table:style-name="ce3" office:value-type="string">
            <text:p>Peru, Ecuador, Costa Rica, Panama, Mexico, Columbia, Guatemala, El Salvador</text:p>
          </table:table-cell>
          <table:table-cell table:style-name="ce3" office:value-type="string">
            <text:p>None Reported</text:p>
          </table:table-cell>
          <table:table-cell table:style-name="ce3" office:value-type="string">
            <text:p>2005</text:p>
          </table:table-cell>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Overharvest</text:p>
          </table:table-cell>
          <table:table-cell table:style-name="ce5" office:value-type="string">
            <text:p>Fishing</text:p>
            <text:p>Other</text:p>
          </table:table-cell>
          <table:table-cell table:style-name="ce5" office:value-type="string">
            <text:p>Threats to fishing industry include overfishing and loss of buyers.</text:p>
            <text:p/>
            <text:p>Motivate a forum for fishermen to communicate and build working relationships, organize, recognize similar obstacles, and empower position by working together. <text:s/>Test and research alternative fishing method, a circle hook that prevents bycatch of seaturtles, as better way to access markets concerned with responsible fishing without hurting fish returns.</text:p>
          </table:table-cell>
          <table:table-cell table:style-name="ce5" office:value-type="string">
            <text:p>Fisheries</text:p>
            <text:p>Other</text:p>
          </table:table-cell>
          <table:table-cell table:style-name="ce5" office:value-type="string">
            <text:p>The sustainability of fisheries are a byproduct of fishermen getting together and organizing with common goals. <text:s/>The immediate target of the project is testing the alternative fishing method of circle hooks to spare seaturtle from accidental bycatch during fishing.</text:p>
          </table:table-cell>
          <table:table-cell/>
          <table:table-cell table:style-name="ce5" office:value-type="string">
            <text:p>seaturtles, mahi mahi/dorado, bill fish (swordfish), sharks</text:p>
          </table:table-cell>
          <table:table-cell table:style-name="ce5" office:value-type="string">
            <text:p>fishermen</text:p>
          </table:table-cell>
          <table:table-cell table:style-name="ce5" office:value-type="string">
            <text:p>Regional</text:p>
          </table:table-cell>
          <table:table-cell table:style-name="ce5" office:value-type="string">
            <text:p>Regional</text:p>
          </table:table-cell>
          <table:table-cell table:style-name="ce5" office:value-type="string">
            <text:p>Other</text:p>
          </table:table-cell>
          <table:table-cell table:style-name="ce5" office:value-type="string">
            <text:p>Other</text:p>
          </table:table-cell>
          <table:table-cell table:style-name="ce5" office:value-type="string">
            <text:p>None</text:p>
          </table:table-cell>
          <table:table-cell/>
          <table:table-cell table:style-name="ce5" office:value-type="string">
            <text:p>Subtidal</text:p>
            <text:p>Other</text:p>
          </table:table-cell>
          <table:table-cell table:style-name="ce5" office:value-type="string">
            <text:p>Subtidal</text:p>
            <text:p>Other</text:p>
          </table:table-cell>
          <table:table-cell table:style-name="ce5" office:value-type="string">
            <text:p>Other</text:p>
            <text:p>Subtidal</text:p>
          </table:table-cell>
          <table:table-cell/>
          <table:table-cell table:style-name="ce5" office:value-type="string">
            <text:p>Unsustainable fishing</text:p>
          </table:table-cell>
          <table:table-cell table:style-name="ce5" office:value-type="string">
            <text:p>Sustainable fishing</text:p>
          </table:table-cell>
          <table:table-cell table:style-name="ce5" office:value-type="string">
            <text:p>Movement from unsustainable fishing, and unorganized overfishing, to more conscientious methods that spare unnecessary bycatch of marine life. <text:s/>The initial organization towards mitigating bycatch can also serve as an avenue for larger cooperation and empowerment among fishermen who share the same goals and issues.</text:p>
          </table:table-cell>
          <table:table-cell table:style-name="ce5" office:value-type="string">
            <text:p>Markets</text:p>
          </table:table-cell>
          <table:table-cell table:style-name="ce5" office:value-type="string">
            <text:p>Niche market</text:p>
            <text:p>Other</text:p>
          </table:table-cell>
          <table:table-cell/>
          <table:table-cell table:style-name="ce5" office:value-type="string">
            <text:p>Carrot </text:p>
          </table:table-cell>
          <table:table-cell table:style-name="ce5" office:value-type="string">
            <text:p>A shift in the buyers market is the major motivation for fishermen to test this alternative technique (circle hooks). <text:s/>Many US and European buyers do not, or are predicted to stop, buy fish from sellers who do not take measures to protect against bycatch of seaturtles. <text:s/>The fishermen are anticipating this shift in the markets.</text:p>
          </table:table-cell>
          <table:table-cell table:style-name="ce5" office:value-type="string">
            <text:p>Other policy change</text:p>
          </table:table-cell>
          <table:table-cell table:style-name="ce5" office:value-type="string">
            <text:p>A decision by the Inter-American Tropical Tuna Commission to regulate fishing techniques could change the practices of fishermen through laws that their respective nations would have to adopt.</text:p>
          </table:table-cell>
          <table:table-cell table:style-name="ce5" office:value-type="string">
            <text:p>Education and outreach</text:p>
            <text:p>Community forums</text:p>
            <text:p>Stakeholder engagement</text:p>
            <text:p>Training</text:p>
            <text:p>Workshops</text:p>
            <text:p>Meetings</text:p>
            <text:p>Committee formation</text:p>
          </table:table-cell>
          <table:table-cell table:style-name="ce5" office:value-type="string">
            <text:p>Information meetings about dangers of traditional J hooks and the potential benefits of circle hooks to educate fishermen, but to also get them into an environment for self organization and planning.</text:p>
            <text:p/>
            <text:p>Training and workshops on how to use circle hooks, unhook turtles etc.</text:p>
            <text:p/>
            <text:p>Around a little less than 1,000 fishermen are participating in this project</text:p>
          </table:table-cell>
          <table:table-cell table:style-name="ce5" office:value-type="string">
            <text:p>Research</text:p>
            <text:p>Best Management Practices</text:p>
            <text:p>Other</text:p>
          </table:table-cell>
          <table:table-cell table:style-name="ce5" office:value-type="string">
            <text:p>BMP fishery/aquaculture</text:p>
            <text:p>Pilot/demonstration</text:p>
            <text:p>Research</text:p>
            <text:p>Other</text:p>
          </table:table-cell>
          <table:table-cell table:style-name="ce5" office:value-type="string">
            <text:p>Switch to circle hooks to prevent bycatch of seaturtles, these hooks have not been shown to reduce regular catch. <text:s/>Fishermen are trained and shown through workshops how to use circle hooks. <text:s/>They turn in their J hooks and receive (free) circle hooks to test. <text:s/>Whenever they wish, they can switch back to their old hooks, most keep the circles though.</text:p>
            <text:p/>
            <text:p>Research on success and impacts resulting from hook switch.</text:p>
          </table:table-cell>
          <table:table-cell table:style-name="ce5" office:value-type="string">
            <text:p>Managing organization</text:p>
          </table:table-cell>
          <table:table-cell table:style-name="ce5" office:value-type="string">
            <text:p>Other</text:p>
          </table:table-cell>
          <table:table-cell table:style-name="ce5" office:value-type="string">
            <text:p>Other </text:p>
          </table:table-cell>
          <table:table-cell/>
          <table:table-cell table:style-name="ce5" office:value-type="string">
            <text:p>None</text:p>
          </table:table-cell>
          <table:table-cell/>
          <table:table-cell table:style-name="ce5" office:value-type="string">
            <text:p>None</text:p>
          </table:table-cell>
          <table:table-cell table:style-name="ce5" office:value-type="string">
            <text:p>No</text:p>
          </table:table-cell>
          <table:table-cell table:style-name="ce5" office:value-type="string">
            <text:p>The payment would come from the seafood buyers and go to fishermen selling their catch.</text:p>
          </table:table-cell>
          <table:table-cell table:style-name="ce5" office:value-type="string">
            <text:p><text:s text:c="2"/>Yes</text:p>
          </table:table-cell>
          <table:table-cell table:style-name="ce5" office:value-type="string">
            <text:p>Pre-project</text:p>
          </table:table-cell>
          <table:table-cell table:style-name="ce5" office:value-type="string">
            <text:p>motivation to change practice</text:p>
          </table:table-cell>
          <table:table-cell table:style-name="ce5" office:value-type="string">
            <text:p>Motivate legislation</text:p>
            <text:p>Leverage partnerships</text:p>
          </table:table-cell>
          <table:table-cell table:number-columns-repeated="2"/>
          <table:table-cell table:style-name="ce5" office:value-type="string">
            <text:p>Many of these countries have experienced problems exporting shrimp (especially to US markets) because they did not use turtle excluder devices, so the markets closed. <text:s/>Fishermen are anticipating a similar shift in other fish markets and want to change bef</text:p>
          </table:table-cell>
          <table:table-cell table:style-name="ce5" office:value-type="string">
            <text:p><text:s text:c="2"/>Yes</text:p>
          </table:table-cell>
          <table:table-cell table:style-name="ce5" office:value-type="string">
            <text:p>During project</text:p>
          </table:table-cell>
          <table:table-cell table:style-name="ce5" office:value-type="string">
            <text:p>If the research on the circle hooks prove to be positive, then the IATTC may require its use by law</text:p>
          </table:table-cell>
          <table:table-cell table:style-name="ce5" office:value-type="string">
            <text:p>Reveal need for policy change</text:p>
            <text:p>Motivate legislation</text:p>
          </table:table-cell>
          <table:table-cell table:style-name="ce5" office:value-type="string">
            <text:p>Decisions by the Inter-American Tropical Tuna Commission can dictate laws for fishermen.</text:p>
            <text:p/>
            <text:p>This project goes first to fishermen with new technology to help familiarize them before a predicted shift in policy will require then to adopt new technology.</text:p>
          </table:table-cell>
          <table:table-cell table:number-columns-repeated="45"/>
          <table:table-cell table:style-name="ce5" office:value-type="string">
            <text:p><text:s text:c="2"/>Yes</text:p>
          </table:table-cell>
          <table:table-cell table:number-columns-repeated="14"/>
          <table:table-cell table:style-name="ce5" office:value-type="string">
            <text:p>seaturtle caught, fishermen's catch</text:p>
          </table:table-cell>
          <table:table-cell table:style-name="ce5" office:value-type="string">
            <text:p>researcher goes out on boats with fishermen for days or sometimes weeks and monitors numbers of seaturtles and impact on catch</text:p>
          </table:table-cell>
          <table:table-cell table:number-columns-repeated="3"/>
          <table:table-cell table:style-name="ce5" office:value-type="string">
            <text:p>WWF staff, local NGO partner staff</text:p>
          </table:table-cell>
          <table:table-cell table:number-columns-repeated="7"/>
          <table:table-cell table:style-name="ce5" office:value-type="string">
            <text:p>data shows reduced catch of turtles when using circle over j hook while not hurting (and even sometimes benefiting) catch numbers.</text:p>
          </table:table-cell>
          <table:table-cell table:number-columns-repeated="883"/>
        </table:table-row>
        <table:table-row table:style-name="ro11">
          <table:table-cell office:value-type="float" office:value="44">
            <text:p>44</text:p>
          </table:table-cell>
          <table:table-cell table:style-name="ce3" office:value-type="string">
            <text:p>Smart Fishing Initiative</text:p>
          </table:table-cell>
          <table:table-cell table:style-name="ce3" office:value-type="string">
            <text:p>Miguel Jorge</text:p>
          </table:table-cell>
          <table:table-cell table:style-name="ce3" office:value-type="string">
            <text:p>WWF</text:p>
          </table:table-cell>
          <table:table-cell table:style-name="ce3" office:value-type="string">
            <text:p>1 October, 2007</text:p>
          </table:table-cell>
          <table:table-cell table:style-name="ce3" office:value-type="string">
            <text:p>Miguel Jorge</text:p>
          </table:table-cell>
          <table:table-cell table:style-name="ce3" office:value-type="string">
            <text:p>Global</text:p>
          </table:table-cell>
          <table:table-cell table:style-name="ce3" office:value-type="string">
            <text:p>Global</text:p>
          </table:table-cell>
          <table:table-cell table:style-name="ce3" office:value-type="string">
            <text:p>2007</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Overharvest</text:p>
          </table:table-cell>
          <table:table-cell table:style-name="ce5" office:value-type="string">
            <text:p>Fishing</text:p>
            <text:p>Other</text:p>
          </table:table-cell>
          <table:table-cell table:style-name="ce5" office:value-type="string">
            <text:p>Engage and empower fishermen by establishing good working relationships among them. <text:s/>This interaction is intended to serve as a forum to collaborate and solve problems these groups may collectively face (eg. overfishing, no control over the markets, marginalization). <text:s/>When fishermen organize they can improve the power they have in the industry as well as make decisions that can benefit their livelihoods for the long run (instead of the markets controlling their actions). <text:s/>They may influence policy, fishing regulations, and even market decisions.</text:p>
            <text:p/>
            <text:p>Work with market sector to alter business model towards a more sustainable approach. <text:s/>Try to influence major buyers, who will then influence the practices of fishermen through what they demand.</text:p>
            <text:p/>
            <text:p>Develop methodology to chose best fisheries to target for most impact on industry. <text:s/></text:p>
          </table:table-cell>
          <table:table-cell table:style-name="ce5" office:value-type="string">
            <text:p>Fisheries</text:p>
          </table:table-cell>
          <table:table-cell table:style-name="ce5" office:value-type="string">
            <text:p>Numerous fisheries around the world, better organization and management of/through the fisherman's sector will lead to a more sustainable stock of fish (etc.)</text:p>
          </table:table-cell>
          <table:table-cell table:style-name="ce5" office:value-type="string">
            <text:p>Bering Sea</text:p>
            <text:p>North Atlantic</text:p>
            <text:p>Southern tip of Africa</text:p>
          </table:table-cell>
          <table:table-cell table:style-name="ce5" office:value-type="string">
            <text:p>Broadly: shrimp, tuna, and white fish</text:p>
          </table:table-cell>
          <table:table-cell table:style-name="ce5" office:value-type="string">
            <text:p>fishermen</text:p>
          </table:table-cell>
          <table:table-cell table:style-name="ce5" office:value-type="string">
            <text:p>Global</text:p>
          </table:table-cell>
          <table:table-cell table:style-name="ce5" office:value-type="string">
            <text:p>Global</text:p>
          </table:table-cell>
          <table:table-cell table:style-name="ce5" office:value-type="string">
            <text:p>Other</text:p>
          </table:table-cell>
          <table:table-cell table:style-name="ce5" office:value-type="string">
            <text:p>Other</text:p>
          </table:table-cell>
          <table:table-cell table:style-name="ce5" office:value-type="string">
            <text:p>None</text:p>
          </table:table-cell>
          <table:table-cell table:style-name="ce5" office:value-type="string">
            <text:p>Waters may be national or international depending on area, and thus subject to respective regulations.</text:p>
          </table:table-cell>
          <table:table-cell table:style-name="ce5" office:value-type="string">
            <text:p>Other</text:p>
            <text:p>Subtidal</text:p>
          </table:table-cell>
          <table:table-cell table:style-name="ce5" office:value-type="string">
            <text:p>None</text:p>
            <text:p>Subtidal</text:p>
          </table:table-cell>
          <table:table-cell table:style-name="ce5" office:value-type="string">
            <text:p>None</text:p>
            <text:p>Subtidal</text:p>
          </table:table-cell>
          <table:table-cell/>
          <table:table-cell table:style-name="ce5" office:value-type="string">
            <text:p>Unsustainable fishing</text:p>
          </table:table-cell>
          <table:table-cell table:style-name="ce5" office:value-type="string">
            <text:p>Sustainable fishing</text:p>
          </table:table-cell>
          <table:table-cell/>
          <table:table-cell table:style-name="ce5" office:value-type="string">
            <text:p>Markets</text:p>
            <text:p>Subsidy</text:p>
          </table:table-cell>
          <table:table-cell table:style-name="ce5" office:value-type="string">
            <text:p>Niche market</text:p>
            <text:p>Redistribution of subsidy</text:p>
            <text:p>New subsidy</text:p>
          </table:table-cell>
          <table:table-cell/>
          <table:table-cell table:style-name="ce5" office:value-type="string">
            <text:p>Carrot </text:p>
          </table:table-cell>
          <table:table-cell table:style-name="ce5" office:value-type="string">
            <text:p>Influence market and convince them to demand more accountability and sustainable methods from their suppliers. <text:s/>Use markets to pressure change in fishing practice. <text:s/>Indicate most influential buyers.</text:p>
            <text:p/>
            <text:p>Sustainable financing strategy will look at source of funding for fisheries (boats, supplies, subsidies), both public and private, and try to influence practice through this avenue</text:p>
          </table:table-cell>
          <table:table-cell table:style-name="ce5" office:value-type="string">
            <text:p>Other policy change</text:p>
            <text:p>Cap</text:p>
          </table:table-cell>
          <table:table-cell table:style-name="ce5" office:value-type="string">
            <text:p>Target legal structures that reflect and support the right way of fishing, to institutionalize good fishing (intergovernmental treaties).</text:p>
          </table:table-cell>
          <table:table-cell table:style-name="ce5" office:value-type="string">
            <text:p>Education and outreach</text:p>
            <text:p>Stakeholder engagement</text:p>
            <text:p>Meetings</text:p>
          </table:table-cell>
          <table:table-cell table:style-name="ce5" office:value-type="string">
            <text:p>Help fishermen organize and move toward more collaboration and power within their industry.</text:p>
          </table:table-cell>
          <table:table-cell table:style-name="ce5" office:value-type="string">
            <text:p>Best Management Practices</text:p>
            <text:p>Preservation</text:p>
          </table:table-cell>
          <table:table-cell table:style-name="ce5" office:value-type="string">
            <text:p>BMP fishery/aquaculture</text:p>
            <text:p>Legal protection</text:p>
          </table:table-cell>
          <table:table-cell table:style-name="ce5" office:value-type="string">
            <text:p>4 different approaches or strategies: <text:s/>Markets, Partnerships, Governance, Finance.</text:p>
            <text:p/>
            <text:p>Global initiative, moving toward greater coordination of industry (through which fishermen will gain more power in the market and find more benefit from responsible fishing).</text:p>
          </table:table-cell>
          <table:table-cell table:style-name="ce5" office:value-type="string">
            <text:p>Managing organization</text:p>
          </table:table-cell>
          <table:table-cell table:style-name="ce5" office:value-type="string">
            <text:p>Other</text:p>
          </table:table-cell>
          <table:table-cell table:style-name="ce5" office:value-type="string">
            <text:p>Other </text:p>
          </table:table-cell>
          <table:table-cell/>
          <table:table-cell table:style-name="ce5" office:value-type="string">
            <text:p>None</text:p>
          </table:table-cell>
          <table:table-cell/>
          <table:table-cell table:style-name="ce5" office:value-type="string">
            <text:p>None</text:p>
          </table:table-cell>
          <table:table-cell/>
          <table:table-cell table:style-name="ce5" office:value-type="string">
            <text:p>The payment exchange is the normal buyer and seller relationship of the fishing market.</text:p>
          </table:table-cell>
          <table:table-cell table:style-name="ce5" office:value-type="string">
            <text:p><text:s text:c="2"/>Yes</text:p>
          </table:table-cell>
          <table:table-cell table:style-name="ce5" office:value-type="string">
            <text:p>Pre-project</text:p>
          </table:table-cell>
          <table:table-cell/>
          <table:table-cell table:style-name="ce5" office:value-type="string">
            <text:p>Leverage partnerships</text:p>
            <text:p>Change industry practice</text:p>
            <text:p>Motivate legislation</text:p>
          </table:table-cell>
          <table:table-cell table:style-name="ce5" office:value-type="string">
            <text:p>Simple</text:p>
            <text:p>Cost/benefit</text:p>
          </table:table-cell>
          <table:table-cell/>
          <table:table-cell table:style-name="ce5" office:value-type="string">
            <text:p>This project will look at areas where the most influence can be felt.</text:p>
            <text:p/>
            <text:p>Fisheries are chosen by biggest commodity species or suppliers who represent a significant proportion of the market.</text:p>
            <text:p/>
            <text:p/>
          </table:table-cell>
          <table:table-cell table:style-name="ce5" office:value-type="string">
            <text:p><text:s text:c="2"/>Yes</text:p>
          </table:table-cell>
          <table:table-cell table:number-columns-repeated="4"/>
          <table:table-cell table:style-name="ce5" office:value-type="string">
            <text:p><text:s text:c="2"/>Yes</text:p>
          </table:table-cell>
          <table:table-cell table:number-columns-repeated="94"/>
          <table:table-cell table:style-name="ce5" office:value-type="string">
            <text:p>Fragments of this approach have been applied broadly in North America and Europe with great sucess. <text:s/>This project seeks to coordinate and apply these methods on a global scale.</text:p>
          </table:table-cell>
          <table:table-cell table:number-columns-repeated="861"/>
        </table:table-row>
        <table:table-row table:style-name="ro14">
          <table:table-cell office:value-type="float" office:value="45">
            <text:p>45</text:p>
          </table:table-cell>
          <table:table-cell table:style-name="ce3" office:value-type="string">
            <text:p>Bazaruto Marine Natural Resource Management Project</text:p>
          </table:table-cell>
          <table:table-cell table:style-name="ce3" office:value-type="string">
            <text:p>Meneses Roberto</text:p>
          </table:table-cell>
          <table:table-cell table:style-name="ce3" office:value-type="string">
            <text:p>WWF-Mozambique Coordination Office (MCO)</text:p>
          </table:table-cell>
          <table:table-cell table:style-name="ce3" office:value-type="string">
            <text:p>3 October, 2007</text:p>
          </table:table-cell>
          <table:table-cell table:style-name="ce3" office:value-type="string">
            <text:p>Meneses Roberto</text:p>
          </table:table-cell>
          <table:table-cell table:style-name="ce3" office:value-type="string">
            <text:p>Mozambique</text:p>
          </table:table-cell>
          <table:table-cell table:style-name="ce3" office:value-type="string">
            <text:p>East African Marine</text:p>
          </table:table-cell>
          <table:table-cell table:style-name="ce3" office:value-type="string">
            <text:p>2006</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Climate Change</text:p>
            <text:p>Overharvest</text:p>
          </table:table-cell>
          <table:table-cell table:style-name="ce5" office:value-type="string">
            <text:p>Tourism and Recreation development</text:p>
            <text:p>Fishing</text:p>
            <text:p>Recreational activities</text:p>
            <text:p>Climate change and severe weather</text:p>
            <text:p>Species stresses</text:p>
            <text:p>Other</text:p>
          </table:table-cell>
          <table:table-cell table:style-name="ce5" office:value-type="string">
            <text:p>empowerment of local communities, support the management of the national park and the sustainable use and conservation of the suite of natural resources within and around the area.</text:p>
            <text:p/>
            <text:p>Stakeholder engagement </text:p>
          </table:table-cell>
          <table:table-cell table:style-name="ce5" office:value-type="string">
            <text:p>Water quality</text:p>
            <text:p>Water quantity</text:p>
            <text:p>Soil Stabilization</text:p>
            <text:p>Fisheries</text:p>
            <text:p>Recreation</text:p>
            <text:p>Food (subsistence)</text:p>
            <text:p>Genetic resources</text:p>
            <text:p>Other cultural services</text:p>
            <text:p>Shoreline hazards</text:p>
            <text:p>Other</text:p>
          </table:table-cell>
          <table:table-cell/>
          <table:table-cell table:style-name="ce5" office:value-type="string">
            <text:p>Marine and coastal resources</text:p>
            <text:p/>
            <text:p>seagrass beds between the archipelago and the mainland support the most important population of dugongs in the Western Indian Ocean</text:p>
          </table:table-cell>
          <table:table-cell table:style-name="ce5" office:value-type="string">
            <text:p>Marine turtles, sharks, dugongs, dolphins, coral reefs</text:p>
          </table:table-cell>
          <table:table-cell table:style-name="ce5" office:value-type="string">
            <text:p>local communities (islanders)</text:p>
          </table:table-cell>
          <table:table-cell table:style-name="ce5" office:value-type="string">
            <text:p>Regional</text:p>
          </table:table-cell>
          <table:table-cell table:style-name="ce5" office:value-type="string">
            <text:p>Regional</text:p>
          </table:table-cell>
          <table:table-cell table:style-name="ce5" office:value-type="string">
            <text:p>State</text:p>
          </table:table-cell>
          <table:table-cell table:style-name="ce5" office:value-type="string">
            <text:p>Individual private</text:p>
          </table:table-cell>
          <table:table-cell table:style-name="ce5" office:value-type="string">
            <text:p>State to private</text:p>
          </table:table-cell>
          <table:table-cell table:style-name="ce5" office:value-type="string">
            <text:p>customary tenure for local communities</text:p>
            <text:p/>
            <text:p>Bazaruto archipelago national park (BANP) declared in Nov 2001.</text:p>
          </table:table-cell>
          <table:table-cell table:style-name="ce5" office:value-type="string">
            <text:p>Native grassland</text:p>
            <text:p>Native forest</text:p>
            <text:p>Wetland</text:p>
            <text:p>Native scrub/shrub</text:p>
            <text:p>Subtidal</text:p>
          </table:table-cell>
          <table:table-cell table:style-name="ce5" office:value-type="string">
            <text:p>None</text:p>
            <text:p>Native grassland</text:p>
            <text:p>Native forest</text:p>
            <text:p>Wetland</text:p>
            <text:p>Native scrub/shrub</text:p>
            <text:p>Subtidal</text:p>
          </table:table-cell>
          <table:table-cell table:style-name="ce5" office:value-type="string">
            <text:p>None</text:p>
            <text:p>Subtidal</text:p>
            <text:p>Native grassland</text:p>
            <text:p>Native forest</text:p>
            <text:p>Wetland</text:p>
            <text:p>Native scrub/shrub</text:p>
          </table:table-cell>
          <table:table-cell table:style-name="ce5" office:value-type="string">
            <text:p>seagrass meadows, coral reefs, extensive tidal flats, mangrove communities and salinas, sandy beaches, sand dunes, coastal thicket, swamp forests, climax evergreen forest, savanna grassland, and freshwater lakes</text:p>
          </table:table-cell>
          <table:table-cell table:style-name="ce5" office:value-type="string">
            <text:p>Recreational open space</text:p>
            <text:p>Primary forest clearing</text:p>
            <text:p>Subsistence farming</text:p>
            <text:p>Nature reserve</text:p>
            <text:p>Unsustainable grazing</text:p>
            <text:p>Unsustainable fishing</text:p>
          </table:table-cell>
          <table:table-cell table:style-name="ce5" office:value-type="string">
            <text:p>Recreational open space</text:p>
            <text:p>Sustainable grazing</text:p>
            <text:p>Sustainable fishing</text:p>
            <text:p>Subsistence farming</text:p>
            <text:p>Sustainable agriculture</text:p>
            <text:p>Nature reserve</text:p>
            <text:p>Sustainable timber harvest</text:p>
          </table:table-cell>
          <table:table-cell/>
          <table:table-cell table:style-name="ce5" office:value-type="string">
            <text:p>Taxes</text:p>
          </table:table-cell>
          <table:table-cell table:style-name="ce5" office:value-type="string">
            <text:p>Redistribution of taxes</text:p>
          </table:table-cell>
          <table:table-cell/>
          <table:table-cell table:style-name="ce5" office:value-type="string">
            <text:p>Carrot </text:p>
          </table:table-cell>
          <table:table-cell/>
          <table:table-cell table:style-name="ce5" office:value-type="string">
            <text:p>Redistribute tax</text:p>
          </table:table-cell>
          <table:table-cell table:style-name="ce5" office:value-type="string">
            <text:p>There is devolution of 20% of the collected taxes from the tourism activities for the local communities by the government of Mozambique.</text:p>
            <text:p/>
            <text:p>Governments reinforce existing laws for harvesting of resources</text:p>
          </table:table-cell>
          <table:table-cell table:style-name="ce5" office:value-type="string">
            <text:p>Stakeholder engagement</text:p>
            <text:p>Other</text:p>
            <text:p>Education and outreach</text:p>
            <text:p>Meetings</text:p>
            <text:p>Training</text:p>
            <text:p>Workshops</text:p>
          </table:table-cell>
          <table:table-cell table:style-name="ce5" office:value-type="string">
            <text:p>The funds from the devolution is applied for local development activities for the well being of local communities and, by so doing it builds the sense of ownership of the resources from where the funds are collected</text:p>
            <text:p/>
            <text:p>Communities are taught conservation methods like sustainable fishing techniques, species protection, and fishing seasons.</text:p>
            <text:p/>
            <text:p>zoning, management planning, and benefits from park revenues, </text:p>
          </table:table-cell>
          <table:table-cell table:style-name="ce5" office:value-type="string">
            <text:p>Best Management Practices</text:p>
          </table:table-cell>
          <table:table-cell table:style-name="ce5" office:value-type="string">
            <text:p>BMP fishery/aquaculture</text:p>
            <text:p>BMP forestry</text:p>
            <text:p>BMP agriculture</text:p>
            <text:p>BMP ranching</text:p>
          </table:table-cell>
          <table:table-cell table:style-name="ce5" office:value-type="string">
            <text:p>The project officers carry out educational campaigns for wise use of natural resources occurring in the project site;</text:p>
            <text:p/>
            <text:p>The communities are supposed to practice conservation methods taught by the project, like avoiding to use inadequate fishing nets, not killing the protected species and observing a close season for fishing, agricultural crop diversification, conservation farming, and no more slash and burn. </text:p>
            <text:p/>
            <text:p>The government reinforce the existing laws for the harvesting of the resources</text:p>
            <text:p/>
            <text:p>The private sector is also asked to adhere the conservation measures in place </text:p>
            <text:p/>
          </table:table-cell>
          <table:table-cell table:style-name="ce5" office:value-type="string">
            <text:p>Managing organization</text:p>
            <text:p>Government</text:p>
          </table:table-cell>
          <table:table-cell table:style-name="ce5" office:value-type="string">
            <text:p>Sustainable take recreation</text:p>
            <text:p>Agriculture</text:p>
            <text:p>Natural product extraction</text:p>
          </table:table-cell>
          <table:table-cell table:style-name="ce5" office:value-type="string">
            <text:p>Agriculture</text:p>
            <text:p>Rural domestic</text:p>
          </table:table-cell>
          <table:table-cell table:style-name="ce5" office:value-type="string">
            <text:p>Domestic User</text:p>
          </table:table-cell>
          <table:table-cell table:style-name="ce5" office:value-type="string">
            <text:p>Recreation users</text:p>
          </table:table-cell>
          <table:table-cell table:style-name="ce5" office:value-type="string">
            <text:p>Community/committee</text:p>
          </table:table-cell>
          <table:table-cell table:style-name="ce5" office:value-type="string">
            <text:p>Committee of stakeholders</text:p>
          </table:table-cell>
          <table:table-cell table:number-columns-repeated="2"/>
          <table:table-cell table:style-name="ce5" office:value-type="string">
            <text:p><text:s text:c="2"/>Yes</text:p>
          </table:table-cell>
          <table:table-cell table:style-name="ce5" office:value-type="string">
            <text:p>During project</text:p>
          </table:table-cell>
          <table:table-cell/>
          <table:table-cell table:style-name="ce5" office:value-type="string">
            <text:p>Redirect money to conservation</text:p>
            <text:p>Change land user practice</text:p>
            <text:p>Change industry practice</text:p>
          </table:table-cell>
          <table:table-cell table:number-columns-repeated="2"/>
          <table:table-cell table:style-name="ce5" office:value-type="string">
            <text:p>artisanal fishing is the main livelihood and accounts for income to 70% of the population, boat building and ferrying from the mainland to the <text:s/>islands is also a big source of income. <text:s/>Small scale agriculture of maize, sweet potatoes,millet sorghum and ca</text:p>
          </table:table-cell>
          <table:table-cell table:style-name="ce5" office:value-type="string">
            <text:p><text:s text:c="2"/>Yes</text:p>
          </table:table-cell>
          <table:table-cell table:number-columns-repeated="3"/>
          <table:table-cell table:style-name="ce5" office:value-type="string">
            <text:p>New policies and legislative reforms have recently been introduced by the government of Mozambique that enhance the role and rights of local communities in the management and products of natural resources life wildlife and other ecosystem services. <text:s/>These</text:p>
          </table:table-cell>
          <table:table-cell table:number-columns-repeated="45"/>
          <table:table-cell table:style-name="ce5" office:value-type="string">
            <text:p><text:s text:c="2"/>Yes</text:p>
          </table:table-cell>
          <table:table-cell table:number-columns-repeated="27"/>
          <table:table-cell table:style-name="ce5" office:value-type="string">
            <text:p>The project has a tool known as MOMS –monitoring oriented for management system. Through this system there is a collection of data related with the use of all natural resources occurring in the archipelago, like small scale fisheries, collections of land </text:p>
          </table:table-cell>
          <table:table-cell table:number-columns-repeated="21"/>
          <table:table-cell table:style-name="ce5" office:value-type="string">
            <text:p>There is need to intensify capacity building for local communities, as well as to identify alternative income generating activities. This is being done by the project through training local communities in different skills, like masonry, carpentry, tourist</text:p>
          </table:table-cell>
          <table:table-cell table:number-columns-repeated="861"/>
        </table:table-row>
        <table:table-row table:style-name="ro16">
          <table:table-cell office:value-type="float" office:value="46">
            <text:p>46</text:p>
          </table:table-cell>
          <table:table-cell table:style-name="ce3" office:value-type="string">
            <text:p>Wetlands Alliance</text:p>
          </table:table-cell>
          <table:table-cell table:style-name="ce3" office:value-type="string">
            <text:p>Yumiko Yasuda</text:p>
          </table:table-cell>
          <table:table-cell table:style-name="ce3" office:value-type="string">
            <text:p>WWF-Greater Mekong</text:p>
          </table:table-cell>
          <table:table-cell table:style-name="ce3" office:value-type="string">
            <text:p>4 October, 2007</text:p>
          </table:table-cell>
          <table:table-cell table:style-name="ce3" office:value-type="string">
            <text:p>Yumiko Yasuda</text:p>
            <text:p>Robert Mather</text:p>
          </table:table-cell>
          <table:table-cell table:style-name="ce3" office:value-type="string">
            <text:p>Lao PDR, Cambodia, Vietnam, Thailand</text:p>
          </table:table-cell>
          <table:table-cell table:style-name="ce3" office:value-type="string">
            <text:p>Greater Mekong</text:p>
          </table:table-cell>
          <table:table-cell table:style-name="ce3" office:value-type="string">
            <text:p>2007</text:p>
          </table:table-cell>
          <table:table-cell table:style-name="ce3" office:value-type="string">
            <text:p>2010</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Overharvest</text:p>
            <text:p>Pollution</text:p>
            <text:p>Habitat conversion</text:p>
          </table:table-cell>
          <table:table-cell table:style-name="ce5" office:value-type="string">
            <text:p>Fishing</text:p>
            <text:p>Dam and water management</text:p>
            <text:p>Energy production and mining</text:p>
            <text:p>Non-timber crops (ag)</text:p>
            <text:p>Tourism and Recreation development</text:p>
            <text:p>Housing and urban development</text:p>
            <text:p>Roads and service corridors</text:p>
            <text:p>Fragmentation; degradation</text:p>
            <text:p>Non-point pollution</text:p>
          </table:table-cell>
          <table:table-cell table:style-name="ce5" office:value-type="string">
            <text:p>The aim of this project is to encourage the conservation of important wetlands while developing sustainable livelihoods and food security for the inhabitants of the Greater Mekong region. <text:s/></text:p>
            <text:p/>
            <text:p>Through capacity building of local governments, NGOs, and community networks to institutionalize changes necessary for sustainable wetland resource management. <text:s/>Work to build skills among local 'change agents' (local gov. staff) necessary to use, manage, and train others (rural poor) to benefit from wetland ecosystems and aquatic resources. <text:s/>Build knowledge of value and usefulness of aquatic resource for the local communities. <text:s/>Train local agencies in best practices and alternative technology. <text:s/>Help to teach rural poor valuable skills that will help relieve poverty and mitigate problems (natural and societal). <text:s/>Influence higher level political decision making.</text:p>
            <text:p/>
          </table:table-cell>
          <table:table-cell table:style-name="ce5" office:value-type="string">
            <text:p>Water quality</text:p>
            <text:p>Water quantity</text:p>
            <text:p>Flood mitigation</text:p>
            <text:p>Food (subsistence)</text:p>
            <text:p>Soil Fertility</text:p>
            <text:p>Fisheries</text:p>
            <text:p>Nutrient cycling</text:p>
            <text:p>Other cultural services</text:p>
            <text:p>Recreation</text:p>
          </table:table-cell>
          <table:table-cell table:style-name="ce5" office:value-type="string">
            <text:p>Many rural poor rely of wetlands and their associated resources for their livelihoods; fisheries, water provision, building materials, even tourism.</text:p>
          </table:table-cell>
          <table:table-cell table:style-name="ce5" office:value-type="string">
            <text:p>inland freshwater wetlands all the way to coastal aquatic areas; mangroves; estuaries; marshes</text:p>
          </table:table-cell>
          <table:table-cell/>
          <table:table-cell table:style-name="ce5" office:value-type="string">
            <text:p>rural poor</text:p>
          </table:table-cell>
          <table:table-cell table:style-name="ce5" office:value-type="string">
            <text:p>Regional</text:p>
          </table:table-cell>
          <table:table-cell table:style-name="ce5" office:value-type="string">
            <text:p>Regional</text:p>
          </table:table-cell>
          <table:table-cell table:style-name="ce5" office:value-type="string">
            <text:p>State</text:p>
            <text:p>Local</text:p>
          </table:table-cell>
          <table:table-cell table:style-name="ce5" office:value-type="string">
            <text:p>State</text:p>
            <text:p>Local</text:p>
          </table:table-cell>
          <table:table-cell table:style-name="ce5" office:value-type="string">
            <text:p>None</text:p>
          </table:table-cell>
          <table:table-cell table:style-name="ce5" office:value-type="string">
            <text:p>Cambodia: the province of Kampot and the municipality of Kep &amp; the Mekong River in Kratie and Stung Treng provinces </text:p>
            <text:p/>
            <text:p>7 Southern Laotian provinces from Bolikhamsai southwards. </text:p>
            <text:p/>
            <text:p>Thailand: Northeast and coastal areas in Pak Phanang and Andaman Sea-Krabi.</text:p>
            <text:p/>
            <text:p>Vietnam: Phu Quoc Island, Quang Nam province, &amp; Xuan Thuy National Park located in Nam Dinh Province</text:p>
          </table:table-cell>
          <table:table-cell table:style-name="ce5" office:value-type="string">
            <text:p>Wetland</text:p>
            <text:p>Other</text:p>
          </table:table-cell>
          <table:table-cell table:style-name="ce5" office:value-type="string">
            <text:p>Wetland</text:p>
            <text:p>Other</text:p>
          </table:table-cell>
          <table:table-cell table:style-name="ce5" office:value-type="string">
            <text:p>Wetland</text:p>
            <text:p>Other</text:p>
          </table:table-cell>
          <table:table-cell table:style-name="ce5" office:value-type="string">
            <text:p>Some conversion for rural/urban development, tourism, infrastructure, industries, hydropower etc.</text:p>
          </table:table-cell>
          <table:table-cell table:style-name="ce5" office:value-type="string">
            <text:p>Subsistence farming</text:p>
            <text:p>Aquaculture</text:p>
            <text:p>Unsustainable fishing</text:p>
            <text:p>Recreational open space</text:p>
            <text:p>Residential development</text:p>
            <text:p>Industrial development</text:p>
            <text:p>Unsustainable grazing</text:p>
            <text:p>Other use</text:p>
          </table:table-cell>
          <table:table-cell table:style-name="ce5" office:value-type="string">
            <text:p>Subsistence farming</text:p>
            <text:p>Sustainable agriculture</text:p>
            <text:p>Aquaculture</text:p>
            <text:p>Sustainable fishing</text:p>
            <text:p>Recreational open space</text:p>
            <text:p>Residential development</text:p>
            <text:p>Industrial development</text:p>
            <text:p>Sustainable grazing</text:p>
            <text:p>Other use</text:p>
          </table:table-cell>
          <table:table-cell table:style-name="ce5" office:value-type="string">
            <text:p>9 project sites in 4 different countries.</text:p>
            <text:p/>
            <text:p>capacity building for conservation of vital wetlands and the sustainable usage of their resources.</text:p>
          </table:table-cell>
          <table:table-cell table:style-name="ce5" office:value-type="string">
            <text:p>None</text:p>
          </table:table-cell>
          <table:table-cell table:number-columns-repeated="2"/>
          <table:table-cell table:style-name="ce5" office:value-type="string">
            <text:p>Neither</text:p>
          </table:table-cell>
          <table:table-cell table:style-name="ce5" office:value-type="string">
            <text:p>For example, in Vietnam there is a large tourism industry at one of the project sites. <text:s/>WAP is working with the local officials and private sector to come up with tools to have village communities benefit from the tourism revenue. <text:s/>Also, working to mitigate the impact of development on these coastal wetlands. Wetlands Alliance is a coordination effort, building capacity and support. See Comment on Payment Exchange.</text:p>
          </table:table-cell>
          <table:table-cell table:style-name="ce5" office:value-type="string">
            <text:p>Other policy change</text:p>
            <text:p>Administration rights</text:p>
            <text:p>Other</text:p>
          </table:table-cell>
          <table:table-cell table:style-name="ce5" office:value-type="string">
            <text:p>Alliance works work with local partners to develop national action plans to lead activities on the ground.</text:p>
            <text:p/>
            <text:p>WAP builds on existing relationships in the area to jointly build local capacity. <text:s/>Many governments in the Mekong region are changing to new forms of decentralized administrations, so this sort of capacity building comes at a good time for real impact.</text:p>
            <text:p/>
            <text:p>Furthermore, effective avenues for coordination and information exchange at being developed at the regional level so that WAP can build on the strengths and resources already available in its partners in the area.</text:p>
            <text:p/>
            <text:p>Reinforce existing wetland use and protection laws (eg. Cambodia) or to work toward the creation of this sort of conservation policy (eg. Lao PDR, create fisheries regulation).</text:p>
            <text:p/>
            <text:p>Eg. Cambodia is also going through a decentralization of government, work with provincial development committee.</text:p>
          </table:table-cell>
          <table:table-cell table:style-name="ce5" office:value-type="string">
            <text:p>Education and outreach</text:p>
            <text:p>Stakeholder engagement</text:p>
            <text:p>Training</text:p>
            <text:p>Meetings</text:p>
            <text:p>Committee formation</text:p>
            <text:p>Communications</text:p>
            <text:p>Other</text:p>
            <text:p>Workshops</text:p>
          </table:table-cell>
          <table:table-cell table:style-name="ce5" office:value-type="string">
            <text:p>Meet and consult with local officials to understand what is important to them, collaborate. <text:s/>Develop technical skills at the local government or NGO level to be passed down in support of rural inhabitants.</text:p>
            <text:p/>
            <text:p>Improve inter-regional communication for cooperation and dialogue</text:p>
            <text:p/>
            <text:p>Network creation: knowledge sharing systems on the resources and challenges of wetlands.</text:p>
            <text:p/>
            <text:p>Advance the Aqua Outreach Program (AOP) already initiated by AIT and Sida.</text:p>
            <text:p/>
            <text:p>Address these crosscutting themes:</text:p>
            <text:p>Approaching Poverty, <text:s/>Gender, <text:s/>HIV/AIDS, <text:s/>Influencing Policy, <text:s/>Disaster Preparedness, <text:s/>Working with Communities &amp; NGOs, <text:s/>Living with Floods</text:p>
          </table:table-cell>
          <table:table-cell table:style-name="ce5" office:value-type="string">
            <text:p>Best Management Practices</text:p>
            <text:p>Research</text:p>
            <text:p>Preservation</text:p>
            <text:p>Restoration</text:p>
            <text:p>Other</text:p>
          </table:table-cell>
          <table:table-cell table:style-name="ce5" office:value-type="string">
            <text:p>BMP agriculture</text:p>
            <text:p>BMP ranching</text:p>
            <text:p>BMP fishery/aquaculture</text:p>
            <text:p>Ecosystem service assessment</text:p>
            <text:p>Legal protection</text:p>
            <text:p>Tourism infrastructure</text:p>
            <text:p>Other</text:p>
            <text:p>Research</text:p>
            <text:p>Floodplain restoration</text:p>
            <text:p>Pilot/demonstration</text:p>
          </table:table-cell>
          <table:table-cell table:style-name="ce5" office:value-type="string">
            <text:p>- Combining the strengths of four partners</text:p>
            <text:p>- Focusing on the importance of aquatic resources</text:p>
            <text:p>- Focusing on local management and mitigation</text:p>
            <text:p>- Focusing on a bottom-up approach to institutional policy change</text:p>
            <text:p/>
            <text:p>Use existing resources to organize and collaborate for better wetland conservation. <text:s/>This project does not seek to create new bureaucratic bodies, rather to utilize ones that are already in existence and build upon them.</text:p>
            <text:p/>
            <text:p>Other partners: Mekong River Commission (MRC), Food &amp; Agriculture Organization of the United Nations (FAO), Mekong Wetlands Biodiversity Programme (UNDP/MRC/IUCN), Network of Aquaculture Centres in Asia &amp; STREAM <text:s/>(NACA/STREAM) <text:s/>Oxfam America (OA), Regional Community Forestry Training Center for Asia and <text:s/>the Pacific (RECOFTC), Southeast Asia Fisheries Development Centre (SEAFDEC), Wetlands International (WI), World Bank. <text:s text:c="3"/></text:p>
            <text:p/>
            <text:p>WWF programs already in the area:</text:p>
            <text:p>- Community Fisheries Project (Laos)</text:p>
            <text:p>- Aquatic Resources Management to Improve Rural Livelihoods of the Xe Kong River Basin (Laos)</text:p>
            <text:p>- That Luang Marsh project (Laos)</text:p>
            <text:p>- Cambodia Mekong Dolphin Conservation Project (Cambodia)</text:p>
            <text:p>- Community Wetlands Management (Thailand)</text:p>
            <text:p>- Marine Protected Area project (Thailand)</text:p>
            <text:p>- MOSAIC project (Vietnam)</text:p>
            <text:p>- Cu Lao Cham MPA project (Vietnam)</text:p>
            <text:p>- Phu Quoc sea grass and Dugong conservation project (Vietnam) </text:p>
          </table:table-cell>
          <table:table-cell table:style-name="ce5" office:value-type="string">
            <text:p>Managing organization</text:p>
            <text:p>Partner organization</text:p>
          </table:table-cell>
          <table:table-cell table:style-name="ce5" office:value-type="string">
            <text:p>Agriculture</text:p>
            <text:p>Natural product extraction</text:p>
            <text:p>No take recreation</text:p>
            <text:p>Ranching</text:p>
          </table:table-cell>
          <table:table-cell table:style-name="ce5" office:value-type="string">
            <text:p>All</text:p>
          </table:table-cell>
          <table:table-cell/>
          <table:table-cell table:style-name="ce5" office:value-type="string">
            <text:p>None</text:p>
          </table:table-cell>
          <table:table-cell/>
          <table:table-cell table:style-name="ce5" office:value-type="string">
            <text:p>None</text:p>
          </table:table-cell>
          <table:table-cell table:style-name="ce5" office:value-type="string">
            <text:p>No</text:p>
          </table:table-cell>
          <table:table-cell table:style-name="ce5" office:value-type="string">
            <text:p>No real payment exchange, rather capacity building for wetlands conservation and livelihood enhancement.</text:p>
          </table:table-cell>
          <table:table-cell table:style-name="ce5" office:value-type="string">
            <text:p><text:s text:c="2"/>Yes</text:p>
          </table:table-cell>
          <table:table-cell table:style-name="ce5" office:value-type="string">
            <text:p>During project</text:p>
          </table:table-cell>
          <table:table-cell table:number-columns-repeated="4"/>
          <table:table-cell table:style-name="ce5" office:value-type="string">
            <text:p/>
            <text:p>Socioeconomic studies going on in 3 local areas.</text:p>
            <text:p/>
            <text:p>Project on Legal and Institutional Framework and <text:s/>Economic Valuation of Resources and Environment in the Mekong River <text:s/>Region: A Wetlands Approach. <text:s/>synthesized a collection on national policy frameworks </text:p>
          </table:table-cell>
          <table:table-cell table:style-name="ce5" office:value-type="string">
            <text:p><text:s text:c="2"/>Yes</text:p>
          </table:table-cell>
          <table:table-cell table:style-name="ce5" office:value-type="string">
            <text:p>Pre-project</text:p>
          </table:table-cell>
          <table:table-cell table:style-name="ce5" office:value-type="string">
            <text:p>Work to enforce existing legislation (fishing regulations) or motivate creation of conservation and sustainable usage regulation (fisheries, water allocation etc.)</text:p>
          </table:table-cell>
          <table:table-cell table:style-name="ce5" office:value-type="string">
            <text:p>Motivate legislation</text:p>
          </table:table-cell>
          <table:table-cell table:style-name="ce5" office:value-type="string">
            <text:p>Policy analysis was done prior to project implementation, and during the planning phase. <text:s/>Issues like fishing regulations and water pollution allowance are taken into consideration depending on the project site.</text:p>
          </table:table-cell>
          <table:table-cell table:style-name="ce5" office:value-type="string">
            <text:p><text:s text:c="2"/>Yes</text:p>
          </table:table-cell>
          <table:table-cell table:style-name="ce5" office:value-type="string">
            <text:p>WWF was already in the regions where WAP is starting programmes. <text:s/>They have already conducted a major biodiversity study from which WAP will use information.</text:p>
          </table:table-cell>
          <table:table-cell table:number-columns-repeated="43"/>
          <table:table-cell table:style-name="ce5" office:value-type="string">
            <text:p><text:s text:c="2"/>Yes</text:p>
          </table:table-cell>
          <table:table-cell table:number-columns-repeated="41"/>
          <table:table-cell table:style-name="ce5" office:value-type="string">
            <text:p>Sida does evaluation every year on strategies used by at various project sites. <text:s/>Its an evaluation of methods and not impacts.</text:p>
          </table:table-cell>
          <table:table-cell table:number-columns-repeated="6"/>
          <table:table-cell table:style-name="ce5" office:value-type="string">
            <text:p>In the process of creating a monitoring scheme to measure the impact of programmes.</text:p>
          </table:table-cell>
          <table:table-cell table:style-name="ce5" office:value-type="string">
            <text:p>Most of the partners were already present in the programme's areas. <text:s/>This alliance is a step toward more cooperation and a joint effort towards a shared goal. <text:s/>Coordination and combination of resources will hopefully bring large impacts on wetlands and co</text:p>
          </table:table-cell>
          <table:table-cell table:number-columns-repeated="861"/>
        </table:table-row>
        <table:table-row table:style-name="ro8">
          <table:table-cell office:value-type="float" office:value="47">
            <text:p>47</text:p>
          </table:table-cell>
          <table:table-cell table:style-name="ce3" office:value-type="string">
            <text:p>Natural Eco-Tourism in Xe Pian National Protected Area</text:p>
          </table:table-cell>
          <table:table-cell table:style-name="ce3" office:value-type="string">
            <text:p>Paul Eshoo</text:p>
          </table:table-cell>
          <table:table-cell table:style-name="ce3" office:value-type="string">
            <text:p>WWF</text:p>
          </table:table-cell>
          <table:table-cell table:style-name="ce3" office:value-type="string">
            <text:p>4 October, 2007</text:p>
          </table:table-cell>
          <table:table-cell table:style-name="ce3" office:value-type="string">
            <text:p>Paul Eshoo</text:p>
          </table:table-cell>
          <table:table-cell table:style-name="ce3" office:value-type="string">
            <text:p>Lao PDR</text:p>
          </table:table-cell>
          <table:table-cell table:style-name="ce3" office:value-type="string">
            <text:p>Mekong River</text:p>
          </table:table-cell>
          <table:table-cell table:style-name="ce3" office:value-type="string">
            <text:p>2007</text:p>
          </table:table-cell>
          <table:table-cell table:style-name="ce3" office:value-type="string">
            <text:p>2009</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Overharvest</text:p>
          </table:table-cell>
          <table:table-cell table:style-name="ce5" office:value-type="string">
            <text:p>Fire </text:p>
            <text:p>Tourism and Recreation development</text:p>
            <text:p>Logging</text:p>
            <text:p>Housing and urban development</text:p>
            <text:p>Non-timber crops (ag)</text:p>
            <text:p>Hunting</text:p>
          </table:table-cell>
          <table:table-cell table:style-name="ce5" office:value-type="string">
            <text:p>The aim of this project is to improve the eco-tourism capacity and facilities in the Xe Pian Natural Protected Area. <text:s/>This will include review and potential adaptation the Project Work Plan based on existing tourism in Xe Pian NPA. <text:s/>Assistance to the Provincial Tourism Office to develop a sustainable eco-tourist strategy. <text:s/>Also, create a strategy for development of eco-tourism products and mechanisms for routing funds towards poverty alleviation. <text:s/>Finally, to raise village and visiting tourist awareness about the unique natural processes and biodiversity of Xe Pian NPA.</text:p>
          </table:table-cell>
          <table:table-cell table:style-name="ce5" office:value-type="string">
            <text:p>Recreation</text:p>
            <text:p>Food (subsistence)</text:p>
            <text:p>Genetic resources</text:p>
            <text:p>Other cultural services</text:p>
            <text:p>Fisheries</text:p>
            <text:p>Timber</text:p>
            <text:p>Other</text:p>
          </table:table-cell>
          <table:table-cell table:style-name="ce5" office:value-type="string">
            <text:p>Use ecotourism to motivate conservation of the Xe Pian's natural resources.</text:p>
          </table:table-cell>
          <table:table-cell table:style-name="ce5" office:value-type="string">
            <text:p>Mixed Evergreen, Deciduous, Evergreen wood and shrubland, grassland, dry wood and shrubland, wetlands</text:p>
          </table:table-cell>
          <table:table-cell/>
          <table:table-cell table:style-name="ce5" office:value-type="string">
            <text:p>rural villages in and around the XP NPA</text:p>
          </table:table-cell>
          <table:table-cell table:style-name="ce5" office:value-type="string">
            <text:p>Regional</text:p>
          </table:table-cell>
          <table:table-cell table:style-name="ce5" office:value-type="string">
            <text:p>Regional</text:p>
          </table:table-cell>
          <table:table-cell table:style-name="ce5" office:value-type="string">
            <text:p>Local</text:p>
            <text:p>Federal </text:p>
            <text:p>Indigenous</text:p>
          </table:table-cell>
          <table:table-cell table:style-name="ce5" office:value-type="string">
            <text:p>Federal </text:p>
            <text:p>Local</text:p>
            <text:p>Indigenous</text:p>
          </table:table-cell>
          <table:table-cell table:style-name="ce5" office:value-type="string">
            <text:p>None</text:p>
          </table:table-cell>
          <table:table-cell table:style-name="ce5" office:value-type="string">
            <text:p>Xe Pian National Protected Area was established in 1993</text:p>
            <text:p/>
            <text:p>240,000 hectares located within two provinces, Champasak Province (Pathoumphone and Khong districts) and Attapeu Province (Sanamxai District)</text:p>
            <text:p/>
            <text:p>Most village are either entirely or at least partially within the NPA.</text:p>
          </table:table-cell>
          <table:table-cell table:style-name="ce5" office:value-type="string">
            <text:p>Mixed forest</text:p>
            <text:p>Wetland</text:p>
            <text:p>Native grassland</text:p>
          </table:table-cell>
          <table:table-cell table:style-name="ce5" office:value-type="string">
            <text:p>Mixed forest</text:p>
            <text:p>Wetland</text:p>
            <text:p>Converted</text:p>
            <text:p>Native grassland</text:p>
            <text:p>Native scrub/shrub</text:p>
          </table:table-cell>
          <table:table-cell table:style-name="ce5" office:value-type="string">
            <text:p>Mixed forest</text:p>
            <text:p>Wetland</text:p>
            <text:p>Converted</text:p>
            <text:p>Native grassland</text:p>
            <text:p>Native scrub/shrub</text:p>
          </table:table-cell>
          <table:table-cell table:style-name="ce5" office:value-type="string">
            <text:p>Some logging, upland rice cropping, agricultural land, rural development</text:p>
          </table:table-cell>
          <table:table-cell table:style-name="ce5" office:value-type="string">
            <text:p>Nature reserve</text:p>
            <text:p>Residential development</text:p>
            <text:p>Recreational open space</text:p>
            <text:p>Primary forest clearing</text:p>
            <text:p>Subsistence farming</text:p>
            <text:p>Other crops</text:p>
            <text:p>Sustainable timber harvest</text:p>
            <text:p>Abandoned</text:p>
          </table:table-cell>
          <table:table-cell table:style-name="ce5" office:value-type="string">
            <text:p>Nature reserve</text:p>
            <text:p>Sustainable timber harvest</text:p>
            <text:p>Subsistence farming</text:p>
            <text:p>Other crops</text:p>
            <text:p>Recreational open space</text:p>
          </table:table-cell>
          <table:table-cell table:style-name="ce5" office:value-type="string">
            <text:p>better park management and interest by local villages because of ecotourism source of income. <text:s/></text:p>
          </table:table-cell>
          <table:table-cell table:style-name="ce5" office:value-type="string">
            <text:p>Markets</text:p>
            <text:p>Fees</text:p>
          </table:table-cell>
          <table:table-cell table:style-name="ce5" office:value-type="string">
            <text:p>User fee/access fee</text:p>
            <text:p>Niche market</text:p>
          </table:table-cell>
          <table:table-cell/>
          <table:table-cell table:style-name="ce5" office:value-type="string">
            <text:p>Both</text:p>
          </table:table-cell>
          <table:table-cell table:style-name="ce5" office:value-type="string">
            <text:p>Possible entrance fee to the Xe Pian NPA, eco-tourism industry.</text:p>
          </table:table-cell>
          <table:table-cell table:style-name="ce5" office:value-type="string">
            <text:p>New fee</text:p>
            <text:p>Other policy change</text:p>
          </table:table-cell>
          <table:table-cell table:style-name="ce5" office:value-type="string">
            <text:p>Laotian National government initiative to promote ecotourism as a way to generate income to villagers.</text:p>
            <text:p/>
            <text:p>Change from 4 to 15 guards required for NPAs.</text:p>
          </table:table-cell>
          <table:table-cell table:style-name="ce5" office:value-type="string">
            <text:p>Training</text:p>
            <text:p>Stakeholder engagement</text:p>
            <text:p>Communications</text:p>
          </table:table-cell>
          <table:table-cell table:style-name="ce5" office:value-type="string">
            <text:p>Communicate ecotourism opportunities to potential tourist markets (fliers, websites posting in cities).</text:p>
            <text:p/>
            <text:p>Show value of conserving wildlife and nature to local villagers and tourists.</text:p>
            <text:p/>
            <text:p>Meetings with local villagers to talk about potential ecotourism sites and the concept of ecotourism (to many this is a foreign concept).</text:p>
            <text:p/>
            <text:p>Gathering of information about tourism income generation.</text:p>
          </table:table-cell>
          <table:table-cell table:style-name="ce5" office:value-type="string">
            <text:p>Best Management Practices</text:p>
            <text:p>Other</text:p>
            <text:p>Preservation</text:p>
          </table:table-cell>
          <table:table-cell table:style-name="ce5" office:value-type="string">
            <text:p>Park guards</text:p>
            <text:p>Infrastructure</text:p>
            <text:p>Tourism infrastructure</text:p>
          </table:table-cell>
          <table:table-cell table:style-name="ce5" office:value-type="string">
            <text:p>Improve infrastructure for tourism like rest facilities and park signage etc.</text:p>
            <text:p/>
            <text:p>Build awareness among stakeholders like governments, villages, and the private sector about the benefits and impacts of ecotourism.</text:p>
            <text:p/>
            <text:p>Develop key areas for birdwatching, trekking, elephant tourism, cultural education, lodging, etc.</text:p>
            <text:p/>
            <text:p>Develop revenue generating and sharing mechanism where fund can be allocated, in part, to directly conserving the Xe Pian NR.</text:p>
            <text:p/>
            <text:p>Promote the market, educate tourists, and build local capacity for a successful ecotourism industry (improve quality of tours, capacity to house tourists like cooking etc.)</text:p>
            <text:p/>
            <text:p>Currently working in 5 villages, potentially 2 more.</text:p>
          </table:table-cell>
          <table:table-cell table:style-name="ce5" office:value-type="string">
            <text:p>Managing organization</text:p>
          </table:table-cell>
          <table:table-cell table:style-name="ce5" office:value-type="string">
            <text:p>No take recreation</text:p>
            <text:p>Managed forestry</text:p>
            <text:p>Natural product extraction</text:p>
            <text:p>Agriculture</text:p>
            <text:p>Other</text:p>
          </table:table-cell>
          <table:table-cell table:style-name="ce5" office:value-type="string">
            <text:p>Recreation users</text:p>
            <text:p>Rural domestic</text:p>
          </table:table-cell>
          <table:table-cell table:style-name="ce5" office:value-type="string">
            <text:p>Domestic User</text:p>
          </table:table-cell>
          <table:table-cell table:style-name="ce5" office:value-type="string">
            <text:p>Recreation users</text:p>
          </table:table-cell>
          <table:table-cell table:style-name="ce5" office:value-type="string">
            <text:p>Community/committee</text:p>
            <text:p>Private land user</text:p>
            <text:p>Government</text:p>
          </table:table-cell>
          <table:table-cell table:style-name="ce5" office:value-type="string">
            <text:p>Committee of stakeholders</text:p>
            <text:p>Rural domestic</text:p>
            <text:p>Government</text:p>
          </table:table-cell>
          <table:table-cell table:style-name="ce5" office:value-type="string">
            <text:p>No</text:p>
          </table:table-cell>
          <table:table-cell table:style-name="ce5" office:value-type="string">
            <text:p>Tourists pay for services that local villagers provide. <text:s/>Money goes to provider of services with a portion going to support the Xe Pian National Park.</text:p>
          </table:table-cell>
          <table:table-cell table:style-name="ce5" office:value-type="string">
            <text:p><text:s text:c="2"/>Yes</text:p>
          </table:table-cell>
          <table:table-cell table:style-name="ce5" office:value-type="string">
            <text:p>Pre-project</text:p>
          </table:table-cell>
          <table:table-cell table:style-name="ce5" office:value-type="string">
            <text:p>Indicated potential for ecotourism success in Xe Pian</text:p>
          </table:table-cell>
          <table:table-cell table:style-name="ce5" office:value-type="string">
            <text:p>Set fees</text:p>
          </table:table-cell>
          <table:table-cell table:style-name="ce5" office:value-type="string">
            <text:p>Simple</text:p>
          </table:table-cell>
          <table:table-cell table:style-name="ce5" office:value-type="string">
            <text:p>Aesthetic</text:p>
          </table:table-cell>
          <table:table-cell table:style-name="ce5" office:value-type="string">
            <text:p>Mar 06-07, a town the provided nature treks reported 14 tours, 45 tourists, and $691 profit. <text:s/>The elephant tours reported 2203 rides, 3989 tourists, and $23,193 profit. <text:s/>Most of this goes between 15 families who own elephants. <text:s/>Some 5-10% goes back to the</text:p>
          </table:table-cell>
          <table:table-cell table:number-columns-repeated="5"/>
          <table:table-cell table:style-name="ce5" office:value-type="string">
            <text:p><text:s text:c="2"/>Yes</text:p>
          </table:table-cell>
          <table:table-cell table:style-name="ce5" office:value-type="string">
            <text:p>Exploration of Xe Pian's natural resources that could potentially draw tourism like wildlife (birds, mammals, reptiles), forests, culturally significant sites etc.</text:p>
          </table:table-cell>
          <table:table-cell table:number-columns-repeated="43"/>
          <table:table-cell table:style-name="ce5" office:value-type="string">
            <text:p><text:s text:c="2"/>Yes</text:p>
          </table:table-cell>
          <table:table-cell table:number-columns-repeated="14"/>
          <table:table-cell table:style-name="ce5" office:value-type="string">
            <text:p>monitoring of ecotourism positive and negative impacts</text:p>
          </table:table-cell>
          <table:table-cell table:style-name="ce5" office:value-type="string">
            <text:p>compare income of those participating in ecotourism</text:p>
          </table:table-cell>
          <table:table-cell table:number-columns-repeated="11"/>
          <table:table-cell table:style-name="ce5" office:value-type="string">
            <text:p>tracking socio-economic changes by looking at income to the village and average income to village tourism participants (guides, etc). </text:p>
          </table:table-cell>
          <table:table-cell table:style-name="ce5" office:value-type="string">
            <text:p>income (compare with presence of tourism); tourist feedback; development indicators</text:p>
          </table:table-cell>
          <table:table-cell table:style-name="ce5" office:value-type="string">
            <text:p>questionnaires, survey studies</text:p>
          </table:table-cell>
          <table:table-cell table:number-columns-repeated="11"/>
          <table:table-cell table:style-name="ce5" office:value-type="string">
            <text:p>monitor tourist feedback, which addresses the quality of the environment, forest, and chances to see wildlife. </text:p>
            <text:p/>
            <text:p>collect statistics on village development, like indicators on health, wealth (tin roofs, thatched roofs, number of people with not enough to e</text:p>
          </table:table-cell>
          <table:table-cell table:style-name="ce5" office:value-type="string">
            <text:p>National protected areas having very little funding and weak oversight from the national government. </text:p>
            <text:p/>
          </table:table-cell>
          <table:table-cell table:style-name="ce5" office:value-type="string">
            <text:p>Spreading the word about the oppertunities for tourists around Xe Pian is hard, not many people come to this area for these types of activities. <text:s/>But, the potential is there and growing.</text:p>
          </table:table-cell>
          <table:table-cell table:style-name="ce5" office:value-type="string">
            <text:p>Many development projects also work in the area, some of which promote activities that may adversely affect tourism areas, such as promotion of fruit tree plantations along the river where tourists go to see birds (plantations mean a loss of riverside for</text:p>
          </table:table-cell>
          <table:table-cell table:style-name="ce5" office:value-type="string">
            <text:p>There have not been good wildlife surveys for more than 6-7 years now, making it difficult to create tours whereby tourists can actually see wildlife. We also have no data to really monitor whether or not eco-tourism is contributing to conservation becaus</text:p>
          </table:table-cell>
          <table:table-cell table:style-name="ce5" office:value-type="string">
            <text:p>This needs to be an economically attractive enterprise for local people to get involved in, so generating a market is key. <text:s/>Some villages get more visitors than others so drawing new tourists to other places is important.</text:p>
          </table:table-cell>
          <table:table-cell table:style-name="ce5" office:value-type="string">
            <text:p>Many different levels of government have jurisdiction over the protected area, making it a challenge to coordinate activities.</text:p>
          </table:table-cell>
          <table:table-cell table:style-name="ce5" office:value-type="string">
            <text:p>No consistent environmental or biodiversity surveys to compare the impacts of eco-tourism implementation to.</text:p>
          </table:table-cell>
          <table:table-cell table:style-name="ce5" office:value-type="string">
            <text:p>Biggest complaint is that there are not enough tourists visiting the area. <text:s/>People must have a sustainable buyer of their services in order for this tool to be effective.</text:p>
          </table:table-cell>
          <table:table-cell table:number-columns-repeated="861"/>
        </table:table-row>
        <table:table-row table:style-name="ro6">
          <table:table-cell office:value-type="float" office:value="48">
            <text:p>48</text:p>
          </table:table-cell>
          <table:table-cell table:style-name="ce3" office:value-type="string">
            <text:p>Lore Lindu National Park</text:p>
          </table:table-cell>
          <table:table-cell table:style-name="ce3" office:value-type="string">
            <text:p>Achmad Rizal</text:p>
          </table:table-cell>
          <table:table-cell table:style-name="ce3" office:value-type="string">
            <text:p>TNC</text:p>
          </table:table-cell>
          <table:table-cell table:style-name="ce3" office:value-type="string">
            <text:p>6 September, 2007</text:p>
          </table:table-cell>
          <table:table-cell table:style-name="ce3" office:value-type="string">
            <text:p>Achmad Rizal</text:p>
          </table:table-cell>
          <table:table-cell table:style-name="ce3" office:value-type="string">
            <text:p>Indonesia</text:p>
          </table:table-cell>
          <table:table-cell table:style-name="ce3" office:value-type="string">
            <text:p>Central Sulawesi</text:p>
          </table:table-cell>
          <table:table-cell table:style-name="ce3" office:value-type="string">
            <text:p>1992</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Overharvest</text:p>
            <text:p>Pollution</text:p>
          </table:table-cell>
          <table:table-cell table:style-name="ce5" office:value-type="string">
            <text:p>Housing and urban development</text:p>
            <text:p>Non-timber crops (ag)</text:p>
            <text:p>NTFPs</text:p>
            <text:p>Logging</text:p>
            <text:p>Non-point pollution</text:p>
            <text:p>Fragmentation; degradation</text:p>
            <text:p>Watershed alteration</text:p>
            <text:p>Other</text:p>
          </table:table-cell>
          <table:table-cell table:style-name="ce5" office:value-type="string">
            <text:p>Park is threatened by increasing encroachment: conversion to agricultural land, over extraction of forest resources, and illegal logging (deforestation &amp; erosion threaten water resources).</text:p>
            <text:p/>
            <text:p>Engage stakeholders to actively manage Lore Lindu National Park. <text:s/>Clearly designating boundaries (with the help of local communities) will lead to more planned usage and also maintenance of valuable forest/water resources.</text:p>
          </table:table-cell>
          <table:table-cell table:style-name="ce5" office:value-type="string">
            <text:p>Other cultural services</text:p>
            <text:p>Water quality</text:p>
            <text:p>Water quantity</text:p>
            <text:p>Flood mitigation</text:p>
            <text:p>Soil Stabilization</text:p>
            <text:p>Soil Fertility</text:p>
            <text:p>Carbon sequestration</text:p>
            <text:p>Natural medicines</text:p>
            <text:p>Genetic resources</text:p>
            <text:p>Food (subsistence)</text:p>
            <text:p>Recreation</text:p>
            <text:p>Fisheries</text:p>
          </table:table-cell>
          <table:table-cell table:style-name="ce5" office:value-type="string">
            <text:p>water catchment area: water supply for more than 300,000 people, people fish from lake within park</text:p>
            <text:p><text:s/></text:p>
            <text:p>ancient stone megaliths from 1300 AD</text:p>
          </table:table-cell>
          <table:table-cell table:style-name="ce5" office:value-type="string">
            <text:p>montane, cloud, and monsoon forest</text:p>
          </table:table-cell>
          <table:table-cell table:style-name="ce5" office:value-type="string">
            <text:p>anoa (a rare dwarf buffalo), babirusa (an animal resembling both pig and hippopotamus), 3 species of tarsier the world's 2nd smallest primate, <text:s/>tonkean macaque, marsupial cuscus, 227 bird species, 77 of which are found nowhere else, ebony trees</text:p>
          </table:table-cell>
          <table:table-cell table:style-name="ce5" office:value-type="string">
            <text:p>more than 40,000 people live in 68 villages surrounding the park</text:p>
          </table:table-cell>
          <table:table-cell table:style-name="ce5" office:value-type="string">
            <text:p>Regional</text:p>
          </table:table-cell>
          <table:table-cell table:style-name="ce5" office:value-type="string">
            <text:p>Regional</text:p>
          </table:table-cell>
          <table:table-cell table:style-name="ce5" office:value-type="string">
            <text:p>Local</text:p>
            <text:p>State</text:p>
            <text:p>Corporate</text:p>
          </table:table-cell>
          <table:table-cell table:style-name="ce5" office:value-type="string">
            <text:p>State</text:p>
            <text:p>Local</text:p>
            <text:p>Corporate</text:p>
          </table:table-cell>
          <table:table-cell table:style-name="ce5" office:value-type="string">
            <text:p>Local to Cop</text:p>
          </table:table-cell>
          <table:table-cell table:style-name="ce5" office:value-type="string">
            <text:p>225 hectares of Lore Lindu National Park established in 1993; declared a UNESCO Man and Biosphere Reserve in 1978. </text:p>
            <text:p/>
            <text:p>State owns the land, but some local people sell it to others (businesses) for plantations (cacao) or logging.</text:p>
          </table:table-cell>
          <table:table-cell table:style-name="ce5" office:value-type="string">
            <text:p>Native forest</text:p>
          </table:table-cell>
          <table:table-cell table:style-name="ce5" office:value-type="string">
            <text:p>Native forest</text:p>
            <text:p>Converted</text:p>
          </table:table-cell>
          <table:table-cell table:style-name="ce5" office:value-type="string">
            <text:p>Native forest</text:p>
            <text:p>Converted</text:p>
          </table:table-cell>
          <table:table-cell table:style-name="ce5" office:value-type="string">
            <text:p>over 90% of the forest canopy is still intact, some of the largest unfragmented forest in the area (essential habitat), so the major threat is deforestation.</text:p>
          </table:table-cell>
          <table:table-cell table:style-name="ce5" office:value-type="string">
            <text:p>Primary forest clearing</text:p>
            <text:p>Selective logging</text:p>
            <text:p>Commodity Crops</text:p>
            <text:p>Subsistence farming</text:p>
            <text:p>Nature reserve</text:p>
            <text:p>Sustainable fishing</text:p>
            <text:p>Recreational open space</text:p>
            <text:p>Residential development</text:p>
            <text:p>Commercial development</text:p>
          </table:table-cell>
          <table:table-cell table:style-name="ce5" office:value-type="string">
            <text:p>Sustainable timber harvest</text:p>
            <text:p>Subsistence farming</text:p>
            <text:p>Nature reserve</text:p>
            <text:p>Sustainable fishing</text:p>
            <text:p>Recreational open space</text:p>
          </table:table-cell>
          <table:table-cell table:style-name="ce5" office:value-type="string">
            <text:p>Influx of people immigrating to area to settle land poses encroachment threat to park. <text:s/>Plantations, logging, &amp; conversion lead to erosion and flooding.</text:p>
            <text:p/>
            <text:p>This is an attempt to stop deforestation.</text:p>
          </table:table-cell>
          <table:table-cell table:style-name="ce5" office:value-type="string">
            <text:p>Fees</text:p>
            <text:p>Other</text:p>
            <text:p>Markets</text:p>
          </table:table-cell>
          <table:table-cell table:style-name="ce5" office:value-type="string">
            <text:p>User fee/access fee</text:p>
            <text:p>Niche market</text:p>
            <text:p>Carbon market</text:p>
            <text:p>Other</text:p>
          </table:table-cell>
          <table:table-cell/>
          <table:table-cell table:style-name="ce5" office:value-type="string">
            <text:p>Both</text:p>
          </table:table-cell>
          <table:table-cell table:style-name="ce5" office:value-type="string">
            <text:p>entrance fee</text:p>
            <text:p>local led park tours</text:p>
            <text:p>educational forest for tourists</text:p>
            <text:p>potential for carbon market</text:p>
          </table:table-cell>
          <table:table-cell table:style-name="ce5" office:value-type="string">
            <text:p>Development rights</text:p>
            <text:p>Administration rights</text:p>
            <text:p>New fee</text:p>
          </table:table-cell>
          <table:table-cell table:style-name="ce5" office:value-type="string">
            <text:p>UNESCO Man and Biosphere Reserve &amp;World Heritage Site - for its ancient stone megaliths</text:p>
            <text:p/>
            <text:p>Community Conservation Agreements (CCA) - outline permissible usage and boundaries for villagers to use the park's resources. <text:s/>30 of 68 have completed this process. <text:s/>Communities police themselves and are aware of what and where they can take from. <text:s/>Park Authority now more able to work with people.</text:p>
            <text:p/>
            <text:p>Park Advisory Board; Park Zonation Map</text:p>
          </table:table-cell>
          <table:table-cell table:style-name="ce5" office:value-type="string">
            <text:p>Committee formation</text:p>
            <text:p>Communications</text:p>
            <text:p>Meetings</text:p>
            <text:p>Stakeholder engagement</text:p>
            <text:p>Community forums</text:p>
            <text:p>Education and outreach</text:p>
            <text:p>Training</text:p>
          </table:table-cell>
          <table:table-cell table:style-name="ce5" office:value-type="string">
            <text:p>village councils on park management</text:p>
            <text:p>CCAs- people are aware of allowable usage and involved in participatory management.</text:p>
            <text:p/>
            <text:p>Improve agricultural methods to abate impact, encroachment, and overuse of park land and natural resources.</text:p>
            <text:p/>
            <text:p>Facilitated creation of a local liaison organization, Forum Kemitraan Taman Nasional Lore Lindu (FKTNLL) to promote dialog among villagers and other stakeholders about the park (regular meetings).</text:p>
            <text:p/>
            <text:p>Educational Forest- for the local and visitor education of ecology of the park, trying to integrate into local school curriculum too.</text:p>
            <text:p/>
            <text:p>Training for park rangers &amp; surveyors.</text:p>
            <text:p/>
            <text:p>Monthly bulletins, park website.</text:p>
          </table:table-cell>
          <table:table-cell table:style-name="ce5" office:value-type="string">
            <text:p>Best Management Practices</text:p>
            <text:p>Research</text:p>
            <text:p>Restoration</text:p>
            <text:p>Preservation</text:p>
          </table:table-cell>
          <table:table-cell table:style-name="ce5" office:value-type="string">
            <text:p>BMP agriculture</text:p>
            <text:p>Ecosystem service assessment</text:p>
            <text:p>Mapping</text:p>
            <text:p>Outplantings</text:p>
            <text:p>Park guards</text:p>
            <text:p>Restoring channel flow</text:p>
            <text:p>Research</text:p>
            <text:p>Restoring riparian zone</text:p>
            <text:p>Tourism infrastructure</text:p>
          </table:table-cell>
          <table:table-cell table:style-name="ce5" office:value-type="string">
            <text:p>Engagement of the surrounding villagers in outlining sustainable usage of park resources and planning for management of the protected area, through:</text:p>
            <text:p>Conservation Awareness campaign;</text:p>
            <text:p>Community Conservation Agreements - local people develop usage plan and agree on areas that are suitable for use and which should be designated under Park Authority. <text:s/>Villages police themselves and create local regulations for penalties for logging and conversion; <text:s/></text:p>
            <text:p>Park Advisory Board;</text:p>
            <text:p>numerous village councils - tree planting and watershed maintenance to mitigate erosion;</text:p>
            <text:p>scientific planning surveys;</text:p>
            <text:p>living boundary - instead of a wall (suppressive), villages plant hedges like Candle Nuts that denote boundaries (10 villages, 2,000 stands). <text:s/>These can be harvested from and serve as a visible boundary from land and air.</text:p>
          </table:table-cell>
          <table:table-cell table:style-name="ce5" office:value-type="string">
            <text:p>Managing organization</text:p>
            <text:p>Government</text:p>
          </table:table-cell>
          <table:table-cell table:style-name="ce5" office:value-type="string">
            <text:p>No take recreation</text:p>
            <text:p>Natural product extraction</text:p>
          </table:table-cell>
          <table:table-cell table:style-name="ce5" office:value-type="string">
            <text:p>All water users</text:p>
            <text:p>Rural domestic</text:p>
            <text:p>Recreation users</text:p>
          </table:table-cell>
          <table:table-cell table:style-name="ce5" office:value-type="string">
            <text:p>Domestic User</text:p>
          </table:table-cell>
          <table:table-cell table:style-name="ce5" office:value-type="string">
            <text:p>Recreation users</text:p>
          </table:table-cell>
          <table:table-cell table:style-name="ce5" office:value-type="string">
            <text:p>Community/committee</text:p>
            <text:p>Government</text:p>
          </table:table-cell>
          <table:table-cell table:style-name="ce5" office:value-type="string">
            <text:p>Government</text:p>
            <text:p>Committee of stakeholders</text:p>
          </table:table-cell>
          <table:table-cell table:style-name="ce5" office:value-type="string">
            <text:p>No</text:p>
          </table:table-cell>
          <table:table-cell table:style-name="ce5" office:value-type="string">
            <text:p>entrance fee for park</text:p>
            <text:p>park tours by local people</text:p>
          </table:table-cell>
          <table:table-cell table:style-name="ce5" office:value-type="string">
            <text:p><text:s text:c="2"/>Yes</text:p>
          </table:table-cell>
          <table:table-cell table:style-name="ce5" office:value-type="string">
            <text:p>During project</text:p>
          </table:table-cell>
          <table:table-cell/>
          <table:table-cell table:style-name="ce5" office:value-type="string">
            <text:p>Change land user practice</text:p>
            <text:p>Motivate legislation</text:p>
          </table:table-cell>
          <table:table-cell table:style-name="ce5" office:value-type="string">
            <text:p>Simple</text:p>
          </table:table-cell>
          <table:table-cell table:style-name="ce5" office:value-type="string">
            <text:p>Domestic water quality</text:p>
            <text:p>Domestic water quantity</text:p>
            <text:p>Agriculture water quantity</text:p>
            <text:p>Agriculture water quality</text:p>
            <text:p>Recreation water quality</text:p>
            <text:p>Recreation water quantity</text:p>
          </table:table-cell>
          <table:table-cell table:style-name="ce5" office:value-type="string">
            <text:p>extreme poverty threatens the park as surrounding villagers may over use natural resources (this happens to many national parks in the area).</text:p>
            <text:p/>
            <text:p>Economic valuation can be a useful tool to motivate protection and legislation, this is a top priority for the p</text:p>
          </table:table-cell>
          <table:table-cell table:number-columns-repeated="5"/>
          <table:table-cell table:style-name="ce5" office:value-type="string">
            <text:p><text:s text:c="2"/>Yes</text:p>
          </table:table-cell>
          <table:table-cell table:style-name="ce5" office:value-type="string">
            <text:p>This is very clearly an important habitat for many species that live in the park, as well as water source of many people.</text:p>
          </table:table-cell>
          <table:table-cell table:number-columns-repeated="43"/>
          <table:table-cell table:style-name="ce5" office:value-type="string">
            <text:p><text:s text:c="2"/>Yes</text:p>
          </table:table-cell>
          <table:table-cell table:number-columns-repeated="14"/>
          <table:table-cell table:style-name="ce5" office:value-type="string">
            <text:p>Forest health</text:p>
          </table:table-cell>
          <table:table-cell table:style-name="ce5" office:value-type="string">
            <text:p>rate of conversion</text:p>
            <text:p>hydrology</text:p>
          </table:table-cell>
          <table:table-cell table:number-columns-repeated="11"/>
          <table:table-cell table:style-name="ce5" office:value-type="string">
            <text:p>which parts of the park are being lost or degraded, <text:s/>in last 5 years conversion has declined in scale</text:p>
            <text:p/>
            <text:p/>
            <text:p>rainfall, flood patterns, river basins, stream flows</text:p>
          </table:table-cell>
          <table:table-cell table:number-columns-repeated="14"/>
          <table:table-cell table:style-name="ce5" office:value-type="string">
            <text:p>Deforestation needs to stop and this can be realized more efficiently if Local governments (who manage the surrounding lands) work more closely with the Central Government (who manages the park). <text:s/>Then, carbon sequestration can also be addressed.</text:p>
          </table:table-cell>
          <table:table-cell table:style-name="ce5" office:value-type="string">
            <text:p>Still disputing the boundary, local people don’t always agree with government, plantations expanding beyond boundary.</text:p>
          </table:table-cell>
          <table:table-cell table:number-columns-repeated="3"/>
          <table:table-cell table:style-name="ce5" office:value-type="string">
            <text:p>This year we want to integrate conservation polices more solidly &amp; do an economic evaluation of park resources to use as a tool.</text:p>
          </table:table-cell>
          <table:table-cell/>
          <table:table-cell table:style-name="ce5" office:value-type="string">
            <text:p>Carbon sequestration has huge promise and challenge. <text:s/>Not just horizontal, but need vertical engagement, integration is very important, we need to reevaluate this to see contribution of park to carbon (need a solid economic evaluation).</text:p>
          </table:table-cell>
          <table:table-cell table:number-columns-repeated="3"/>
          <table:table-cell table:style-name="ce5" office:value-type="string">
            <text:p>2,000 stands of living boundary trees (Candle Nuts)</text:p>
          </table:table-cell>
          <table:table-cell table:number-columns-repeated="857"/>
        </table:table-row>
        <table:table-row table:style-name="ro3">
          <table:table-cell office:value-type="float" office:value="49">
            <text:p>49</text:p>
          </table:table-cell>
          <table:table-cell table:style-name="ce3" office:value-type="string">
            <text:p>Marine Conservation Programs in Komodo National Park</text:p>
          </table:table-cell>
          <table:table-cell table:style-name="ce3" office:value-type="string">
            <text:p>Dewa Gede Raka Wiadnya</text:p>
          </table:table-cell>
          <table:table-cell table:style-name="ce3" office:value-type="string">
            <text:p>TNC - Coral Triangle Center</text:p>
          </table:table-cell>
          <table:table-cell table:style-name="ce3" office:value-type="string">
            <text:p>28 August, 2007</text:p>
          </table:table-cell>
          <table:table-cell table:style-name="ce3" office:value-type="string">
            <text:p>Dewa Gede Raka Wiadnya</text:p>
          </table:table-cell>
          <table:table-cell table:style-name="ce3" office:value-type="string">
            <text:p>Indonesia / Nusa Tenggara Timur</text:p>
          </table:table-cell>
          <table:table-cell table:style-name="ce3" office:value-type="string">
            <text:p>Lesser Sunda Marine</text:p>
          </table:table-cell>
          <table:table-cell table:style-name="ce3" office:value-type="string">
            <text:p>1995</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Overharvest</text:p>
            <text:p>Habitat conversion</text:p>
          </table:table-cell>
          <table:table-cell table:style-name="ce5" office:value-type="string">
            <text:p>Fishing</text:p>
            <text:p>Species stresses</text:p>
            <text:p>Fragmentation; degradation</text:p>
            <text:p>Hunting</text:p>
            <text:p>Logging</text:p>
            <text:p>Other</text:p>
          </table:table-cell>
          <table:table-cell table:style-name="ce5" office:value-type="string">
            <text:p>The two main threats for marine ecosystem are: </text:p>
            <text:p>Destructive fishing practices (blast fishing, cyanide with hookah compressor, fish-traps, reef gleaning, and muro ami) - destructive fishing which also lead to over-exploitation, mainly disturbs coral reef, a critical habitat for fish resources;</text:p>
            <text:p>&amp; Over-exploitation (over-harvesting the fish spawning aggregation sites and economically important species such as groupers and Napoleon Wrasses) - As live-reef-fish trade developed since early 1980, increased fishing pressure lead to over-exploitation of the marine resources. </text:p>
            <text:p/>
            <text:p>The two main threats for terrestrial ecosystems are:</text:p>
            <text:p>Deer poaching as deer is the main prey for Komodo Dragon;</text:p>
            <text:p>&amp; Forest clearing for fuel wood.</text:p>
            <text:p/>
            <text:p>To address these threats, park authority endorsed a park zoning in 2001 that include a no-take zone for terrestrial as well as for marine waters. Enforcement to this no-take zone is the most critical part in achieving the success of marine conservation program for KNP.</text:p>
            <text:p/>
            <text:p>The aim is to address these threats by strengthening park capacity:</text:p>
            <text:p>-Coral reef degradation caused by destructive fishing practices</text:p>
            <text:p>-Over-exploitation of commercially-important fish species and fish spawning aggregation sites</text:p>
            <text:p>-Destructive fishing practices, such as blast fishing, cyanide with hookah compressor, fish traps, reef gleaning and fish traps (bubu, muro ami, etc)</text:p>
            <text:p>Strict implementation and enforcement of zoning (no-take zone) is a key strategy to abate the threats.</text:p>
          </table:table-cell>
          <table:table-cell table:style-name="ce5" office:value-type="string">
            <text:p>Fisheries</text:p>
            <text:p>Recreation</text:p>
          </table:table-cell>
          <table:table-cell table:style-name="ce5" office:value-type="string">
            <text:p>Fisheries: especially commercially important species of reef fisheries;</text:p>
            <text:p>&amp; Eco-tourism: especially for diving &amp; snorkeling through live aboard vessels, local dive operators and yachts</text:p>
            <text:p/>
          </table:table-cell>
          <table:table-cell table:style-name="ce5" office:value-type="string">
            <text:p>coral reefs, mangroves, and sea grasses</text:p>
            <text:p/>
            <text:p>(Komodo Dragon only found in Komodo and Rinca)</text:p>
          </table:table-cell>
          <table:table-cell table:style-name="ce5" office:value-type="string">
            <text:p>Komodo Dragon</text:p>
            <text:p>economically important fish species (groupers, napoleon wrasses and reef-associated fish species);</text:p>
            <text:p>near-extinct species (turtles, cetaceans and dugong);</text:p>
            <text:p>flagship species attractive for marine eco-tourism (manta).</text:p>
            <text:p/>
          </table:table-cell>
          <table:table-cell table:style-name="ce5" office:value-type="string">
            <text:p>There are approximately 4,500 inhabitants living inside the park (Komodo, Rinca, Kerora, Papagaran) and approximately 20,000 inhabitants living in fishing villages directly surrounding the park. These villagers derive their main income from fisheries (a lift-net fishery that targeting for squid and small pelagic species).</text:p>
          </table:table-cell>
          <table:table-cell table:style-name="ce5" office:value-type="string">
            <text:p>Regional</text:p>
          </table:table-cell>
          <table:table-cell table:style-name="ce5" office:value-type="string">
            <text:p>Region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style-name="ce5" office:value-type="string">
            <text:p>KNP was first established in 1980 and declared a World Heritage Site and a Man and Biosphere Reserve by UNESCO in 1986. <text:s/>KNP covers a terrestrial area of around 60,000 ha and 120,000 of marine waters. <text:s/>KNP includes three main islands: Komodo, Rinca and Padar.</text:p>
            <text:p/>
            <text:p/>
          </table:table-cell>
          <table:table-cell table:style-name="ce5" office:value-type="string">
            <text:p>Native grassland</text:p>
            <text:p>Native forest</text:p>
            <text:p>Intertidal</text:p>
            <text:p>Subtidal</text:p>
            <text:p>Other</text:p>
          </table:table-cell>
          <table:table-cell table:style-name="ce5" office:value-type="string">
            <text:p>Subtidal</text:p>
            <text:p>Other</text:p>
            <text:p>Converted</text:p>
            <text:p>Native grassland</text:p>
            <text:p>Native forest</text:p>
            <text:p>Intertidal</text:p>
          </table:table-cell>
          <table:table-cell table:style-name="ce5" office:value-type="string">
            <text:p>Native grassland</text:p>
            <text:p>Native forest</text:p>
            <text:p>Intertidal</text:p>
            <text:p>Subtidal</text:p>
            <text:p>Converted</text:p>
            <text:p>Other</text:p>
          </table:table-cell>
          <table:table-cell table:style-name="ce5" office:value-type="string">
            <text:p>Total terrestrial area of the park was about 60,000 ha and approximately 70% of this area is open grass-woodland savanna. The other main terrestrial habitats include tropical deciduous (monsoon) forest and quasi cloud-forest above 500 m on ridges and pinnacles. Most of the area is declared as no-go and no-take zone. Inside traditional use zones, local communities harvest tamarind and fuel-wood.</text:p>
            <text:p>Fringing reef is the main habitat for coastal-marine areas, demarcated as an area of 20 depth plus 500 m toward the sea with a total area of approximately 7,000 ha. The reefs are used by local-traditional fishers as fishing ground for sea cucumber, abalone and octopus. As vast development of livery-fish trade lately, the reefs were severely threatened from over-fishing and destructive fishing (cyanide fishing with hookah compressor). The other main habitats in this area include fringing mangrove and sea-grass beds.</text:p>
            <text:p>The open water (pelagic zone) of KNP covers an area about 65,000 ha, approximately 36% of the total area. Local fishers and fishers from surrounding areas exploit this area for small-pelagic fish species based on Bagan, a lift-net fishery (fishing with light).</text:p>
            <text:p/>
          </table:table-cell>
          <table:table-cell table:style-name="ce5" office:value-type="string">
            <text:p>Primary forest clearing</text:p>
            <text:p>Unsustainable fishing</text:p>
            <text:p>Other use</text:p>
          </table:table-cell>
          <table:table-cell table:style-name="ce5" office:value-type="string">
            <text:p>Nature reserve</text:p>
            <text:p>Sustainable fishing</text:p>
          </table:table-cell>
          <table:table-cell table:style-name="ce5" office:value-type="string">
            <text:p>Komodo National Park was initially established to conserve the unique Komodo Dragon (Varanus komodoensis) and its habitat. <text:s/>KNP (both terrestrial and marine areas) is a common/public property and Central Government in Jakarta (Ministry of Forestry) is given a task to implement all conservation programs in the park. Before the park was established in 1980, there already inhabitants living in Komodo, Rinca, Kerora and Papagaran. In the zoning (that came later) this private property was demarcated as settlement zone and another area for traditional use zone to accommodate the local access for limited use of available resources. However, principally KNP is a public property and Central Government has the authority to manage the park.</text:p>
            <text:p/>
            <text:p>Divided into 10 different zones: core (terrestrial), wilderness (Terrestrial &amp; marine), tourism (terrestrial &amp; marine), research, traditional use zone (terrestrial &amp; marine), settlement zone (terrestrial) and pelagic use zone (marine). The core zone covers around 18% of total park area. Total area designated as no-take zone (includes core zone, wilderness, tourism and research zone) cover approximately 54% of the total park areas. The rest of 46% (traditional use zone, settlement and pelagic zone) are designated as limited use zone.</text:p>
          </table:table-cell>
          <table:table-cell table:style-name="ce5" office:value-type="string">
            <text:p>Markets</text:p>
            <text:p>Fees</text:p>
          </table:table-cell>
          <table:table-cell table:style-name="ce5" office:value-type="string">
            <text:p>Niche market</text:p>
            <text:p>User fee/access fee</text:p>
          </table:table-cell>
          <table:table-cell/>
          <table:table-cell table:style-name="ce5" office:value-type="string">
            <text:p>Both</text:p>
          </table:table-cell>
          <table:table-cell table:style-name="ce5" office:value-type="string">
            <text:p>-increased income of local district government through tourism revenue</text:p>
            <text:p>-increased catches of local fishers outside no-take zones (spill-over and larval export effects)</text:p>
            <text:p>-increased income of local communities through fisheries and marine eco-tourism</text:p>
            <text:p/>
            <text:p>Tourism user fees for areas zoned for such purposes - revenue used for park conservation.</text:p>
            <text:p/>
            <text:p>In the long run, Komodo National Park cannot rely government and donor financial support. The success of conservation (maintaining ecosystem services) will attract tourism and improve fisheries in the surrounding areas. The park management programs is expected, in the long run, to be self-financed through income from tourism (user and conservation fees) and fisheries (licensing system and fish auction fees). PT. Jatasha Putrindo Utama is responsible to develop marine eco-tourism in Komodo National Park. </text:p>
            <text:p/>
            <text:p>Since 2005, TNC handed over its tasks to PT. Putri Naga Komodo (a joint venture between TNC and PT. Jatasha Putrindo Utama). <text:s/>PT. Putri Naga Komodo collects all fees from tourism from which the income is used as the main conservation finance tool.</text:p>
          </table:table-cell>
          <table:table-cell table:style-name="ce5" office:value-type="string">
            <text:p>New fee</text:p>
            <text:p>Other</text:p>
          </table:table-cell>
          <table:table-cell table:style-name="ce5" office:value-type="string">
            <text:p>Zoning also includes an intensive tourism zone, both for terrestrial and marine areas. In these areas tourism-support facilities can be built and managed based on user fee principles. Central Government (Ministry of Forestry) can lease these areas to a qualified-business entity to develop tourism. The profits from tourism (conservation and user fees) will be transferred back for park management. TNC Komodo together with PT. Jatasha Putrindo Utama collaborated and merged into new private entity (PT. Putri Naga Komodo) and took this opportunity. Fulfilling all the prerequisites for a permit, PT. Putri Naga Komodo started to run tourism business in Loh Liang and Loh Buaya (two intensive tourism zones) based on a leasing principle for a period of 30 years.</text:p>
            <text:p/>
            <text:p>Fisheries licensing falls under the responsibility of District Government of Manggarai Barat in coordination with the Ministry of Marine Affairs and Fisheries, in Jakarta</text:p>
          </table:table-cell>
          <table:table-cell table:style-name="ce5" office:value-type="string">
            <text:p>Education and outreach</text:p>
            <text:p>Community forums</text:p>
            <text:p>Volunteers</text:p>
            <text:p>Stakeholder engagement</text:p>
            <text:p>Training</text:p>
            <text:p>Committee formation</text:p>
          </table:table-cell>
          <table:table-cell table:style-name="ce5" office:value-type="string">
            <text:p>KNP office together with partners (TNC and PT. Putri Naga Komodo) implements most of the available social tools:</text:p>
            <text:p>Education and outreach – work with local teachers to develop a local content curricula on marine conservation and regularly visit communities to discuss the benefits of MPAs (park zoning) for local fisheries</text:p>
            <text:p>Community forums – strengthen local community forums including Forum Masyarakat Peduli Komodo, to bridging KNP’s conservation programs to communities</text:p>
            <text:p>Volunteers – involve students from Colleges of Tourism as nature guide interpreting natural history of the park and park resources to visitors, etc.</text:p>
            <text:p>Stakeholder engagement – involve various level of government officials, District Council (DPRD) and community leaders in discussions and workshops on benefits of park conservation programs for fisheries, tourism and for local economic development.</text:p>
            <text:p>Training – facilitate training on MPAs planning and management for government officials, local NGOs and community leaders. Also, facilitate nature guide training for local guides and students</text:p>
            <text:p>Committee formation – form a Collaborative Management Board, consisted of Park Manager, a representative from Central Government in Jakarta, Bupati (representing Local District Government of Manggarai Barat), Local Community Council and PT. Putri Naga Komodo. Also, facilitate the formation of Local Community Council who will represent local community groups involved in park management (through the Collaborative Management Board)</text:p>
            <text:p/>
          </table:table-cell>
          <table:table-cell table:style-name="ce5" office:value-type="string">
            <text:p>Best Management Practices</text:p>
            <text:p>Research</text:p>
            <text:p>Preservation</text:p>
            <text:p>Other</text:p>
          </table:table-cell>
          <table:table-cell table:style-name="ce5" office:value-type="string">
            <text:p>BMP forestry</text:p>
            <text:p>BMP fishery/aquaculture</text:p>
            <text:p>Biodiversity assessment</text:p>
            <text:p>Ecosystem service assessment</text:p>
            <text:p>Infrastructure</text:p>
            <text:p>Park guards</text:p>
            <text:p>Legal protection</text:p>
            <text:p>Other</text:p>
            <text:p>Tourism infrastructure</text:p>
            <text:p>Research</text:p>
          </table:table-cell>
          <table:table-cell table:style-name="ce5" office:value-type="string">
            <text:p>Policy development – Support park authority to work with local government and communities in developing Park Zoning and Park Management Plan. Both Zoning and Management Plan were endorsed by Central Government (through a Decree of the Directorate General of Forest Protection and Nature Conservation No. 65/Kpts/DJ-V/2001). Also, support park authority to engage District Government of Manggarai Barat to develop local regulations to support sustainable fisheries inside the park (PERDA District Manggarai Barat No. 11/2001 and later revised in PERDA No. 28/2005)</text:p>
            <text:p/>
            <text:p>Surveillance and enforcement – support park rangers and local polices to with facilities (Floating Ranger Station, a wooden boat equipped with navigation system such as GPS, etc) to implement marine surveillance. Also support park rangers with logistics (radio communications, supplies, etc) to implement terrestrial post guard</text:p>
            <text:p/>
            <text:p>Outreach and communication – work with local teachers to develop local content curricula on marine conservation and fisheries; conduct focus group discussions with local fishers on the benefits of MPA (no-take zone) for fisheries; facilitate workshops and seminars on the benefits of MPA for fisheries for various stakeholders</text:p>
            <text:p/>
            <text:p>Community development and participation – work with local fishers to introduce alternative livelihood such as Fish Aggregating Device (FAD) for pelagic fisheries, seaweed culture, grouper cage culture, Komodo Wood Carving, weaving and traditional cake.</text:p>
            <text:p/>
            <text:p>Tourism development – develop revenue from tourism through PT. Putri Naga Komodo (a private entity to develop tourism and collect entrance and conservation fees in the park), develop and maintain tourism facilities, and conduct tourism marketing for Komodo National Park</text:p>
            <text:p/>
            <text:p>Monitoring – conduct reef health monitoring (every two year), resource use monitoring (every 10-day), Occasional Observation, Spawning Aggregation Sites (SPAGs) monitoring (every month) and perception monitoring (every year)</text:p>
            <text:p/>
            <text:p>The government Park Agency employs 100 park staff including 60 rangers.</text:p>
            <text:p/>
            <text:p>Since 1995, TNC supported KNP conservation programs mainly through technical assistant and expertise. Since 2005, PT. Putri Naga Komodo replaced most of TNC’s role in marine conservation programs of KNP. PT. Putri Naga Komodo implements new entrance fee and introduce other conservation fees for tourism. The conservation programs of KNP will mainly based from this income.</text:p>
            <text:p/>
          </table:table-cell>
          <table:table-cell table:style-name="ce5" office:value-type="string">
            <text:p>Government</text:p>
            <text:p>Managing organization</text:p>
            <text:p>Partner organization</text:p>
          </table:table-cell>
          <table:table-cell table:style-name="ce5" office:value-type="string">
            <text:p>No take recreation</text:p>
            <text:p>Sustainable take recreation</text:p>
            <text:p>Natural product extraction</text:p>
            <text:p>Other</text:p>
          </table:table-cell>
          <table:table-cell table:style-name="ce5" office:value-type="string">
            <text:p>Other </text:p>
          </table:table-cell>
          <table:table-cell table:style-name="ce5" office:value-type="string">
            <text:p>Domestic User</text:p>
          </table:table-cell>
          <table:table-cell table:style-name="ce5" office:value-type="string">
            <text:p>Recreation users</text:p>
          </table:table-cell>
          <table:table-cell table:style-name="ce5" office:value-type="string">
            <text:p>Community/committee</text:p>
            <text:p>Private land user</text:p>
          </table:table-cell>
          <table:table-cell table:style-name="ce5" office:value-type="string">
            <text:p>Other private landowners/users</text:p>
            <text:p>Committee of stakeholders</text:p>
          </table:table-cell>
          <table:table-cell table:style-name="ce5" office:value-type="string">
            <text:p>Yes</text:p>
          </table:table-cell>
          <table:table-cell table:style-name="ce5" office:value-type="string">
            <text:p>Since 2005, TNC handed over its tasks to PT. Putri Naga Komodo (a joint venture between TNC and PT. Jatasha Putrindo Utama). <text:s/>PT. Putri Naga Komodo collects all fees from tourism from which the income is used as the main conservation finance tool.</text:p>
            <text:p/>
            <text:p>At the end of the program, income from tourism is expected to be the main conservation finance tool for KNP.</text:p>
          </table:table-cell>
          <table:table-cell table:style-name="ce5" office:value-type="string">
            <text:p><text:s text:c="2"/>Yes</text:p>
          </table:table-cell>
          <table:table-cell table:style-name="ce5" office:value-type="string">
            <text:p>During project</text:p>
          </table:table-cell>
          <table:table-cell table:style-name="ce5" office:value-type="string">
            <text:p>time-lag for fishermen to est. alternative method of income; reason to improve park infrastructures and capactiy</text:p>
          </table:table-cell>
          <table:table-cell table:style-name="ce5" office:value-type="string">
            <text:p>Set fees</text:p>
            <text:p>Redirect money to conservation</text:p>
            <text:p>Change industry practice</text:p>
          </table:table-cell>
          <table:table-cell table:style-name="ce5" office:value-type="string">
            <text:p>Simple</text:p>
            <text:p>Contingent valuation (WTP)</text:p>
          </table:table-cell>
          <table:table-cell table:style-name="ce5" office:value-type="string">
            <text:p>Aesthetic</text:p>
          </table:table-cell>
          <table:table-cell table:style-name="ce5" office:value-type="string">
            <text:p>Fisheries – Since surveillance (regular patrol) started in 1996, blast incidents inside the park reduce tremendously. Prior to regular patrol, on average, rangers heard more 20 times of blast incidents from terrestrial post-guard. After the regular patrol</text:p>
          </table:table-cell>
          <table:table-cell table:style-name="ce5" office:value-type="string">
            <text:p><text:s text:c="2"/>Yes</text:p>
          </table:table-cell>
          <table:table-cell table:style-name="ce5" office:value-type="string">
            <text:p>During project</text:p>
          </table:table-cell>
          <table:table-cell table:number-columns-repeated="2"/>
          <table:table-cell table:style-name="ce5" office:value-type="string">
            <text:p>Komodo National Park falls under the jurisdiction of District Manggarai Barat. Under a new National Act No. 32/2004 on local autonomy, local district government is also responsible in managing the sustainable use of their resources. <text:s/>Komodo Collaborative </text:p>
          </table:table-cell>
          <table:table-cell table:number-columns-repeated="2"/>
          <table:table-cell table:style-name="ce5" office:value-type="string">
            <text:p><text:s text:c="2"/>Yes</text:p>
          </table:table-cell>
          <table:table-cell table:number-columns-repeated="28"/>
          <table:table-cell table:style-name="ce5" office:value-type="string">
            <text:p>blast fishing frequency</text:p>
          </table:table-cell>
          <table:table-cell table:style-name="ce5" office:value-type="string">
            <text:p>ranger observation</text:p>
          </table:table-cell>
          <table:table-cell/>
          <table:table-cell table:style-name="ce5" office:value-type="string">
            <text:p>1996</text:p>
          </table:table-cell>
          <table:table-cell/>
          <table:table-cell table:style-name="ce5" office:value-type="string">
            <text:p>rangers</text:p>
          </table:table-cell>
          <table:table-cell table:style-name="ce5" office:value-type="string">
            <text:p>rangers</text:p>
          </table:table-cell>
          <table:table-cell table:number-columns-repeated="4"/>
          <table:table-cell table:style-name="ce5" office:value-type="string">
            <text:p>National Park Authority pays ranger salaries</text:p>
          </table:table-cell>
          <table:table-cell/>
          <table:table-cell table:style-name="ce5" office:value-type="string">
            <text:p>Monitoring on the number of blast incidents heard by rangers from terrestrial post-guard indicated that destructive fishing practices have reduced significantly due to a combination of regular patrol and awareness. </text:p>
            <text:p>Prior to regular patrol, on average, ra</text:p>
          </table:table-cell>
          <table:table-cell table:style-name="ce5" office:value-type="string">
            <text:p><text:s text:c="2"/>Yes</text:p>
          </table:table-cell>
          <table:table-cell table:style-name="ce5" office:value-type="string">
            <text:p>Komodo Dragon</text:p>
          </table:table-cell>
          <table:table-cell table:number-columns-repeated="12"/>
          <table:table-cell table:style-name="ce5" office:value-type="string">
            <text:p>Dragon monitoring- roaming </text:p>
            <text:p>Prey analysis population for the komodo</text:p>
            <text:p/>
          </table:table-cell>
          <table:table-cell table:style-name="ce5" office:value-type="string">
            <text:p>Reef health</text:p>
            <text:p>Spawning aggregation sites</text:p>
          </table:table-cell>
          <table:table-cell table:style-name="ce5" office:value-type="string">
            <text:p>regular patrol</text:p>
          </table:table-cell>
          <table:table-cell table:style-name="ce5" office:value-type="string">
            <text:p>185 sites for reef health, and 12 for spawning sites</text:p>
          </table:table-cell>
          <table:table-cell table:style-name="ce5" office:value-type="string">
            <text:p>1996 for reefs, 1998 for spawning</text:p>
          </table:table-cell>
          <table:table-cell table:style-name="ce5" office:value-type="string">
            <text:p>every 2 years for reefs, 1998 and then 2003</text:p>
          </table:table-cell>
          <table:table-cell table:style-name="ce5" office:value-type="string">
            <text:p>park staff, TNC, SPAG</text:p>
          </table:table-cell>
          <table:table-cell table:number-columns-repeated="7"/>
          <table:table-cell table:style-name="ce5" office:value-type="string">
            <text:p>Reef Health monitoring showed that percentage of coral coverage inside the park has increased from 15% in 1996 to 26% in 2002. Reef health monitoring is conducted every two-year at 185 sites and three different depths for each site (4, 8 and 12 m) the mea</text:p>
          </table:table-cell>
          <table:table-cell table:number-columns-repeated="21"/>
          <table:table-cell table:style-name="ce5" office:value-type="string">
            <text:p>Tragedy of the commons principle - fishers realized that over-exploitation and destructive fishing have severely threatened their fisheries, and MPA (through no-take zones) is a good tool to improve and sustain their fisheries. However, the level of obedi</text:p>
          </table:table-cell>
          <table:table-cell table:number-columns-repeated="9"/>
          <table:table-cell table:style-name="ce5" office:value-type="string">
            <text:p>100</text:p>
          </table:table-cell>
          <table:table-cell table:number-columns-repeated="851"/>
        </table:table-row>
        <table:table-row table:style-name="ro17">
          <table:table-cell office:value-type="float" office:value="50">
            <text:p>50</text:p>
          </table:table-cell>
          <table:table-cell table:style-name="ce3" office:value-type="string">
            <text:p>Biodiversity Conservation Corridors Initiative</text:p>
          </table:table-cell>
          <table:table-cell table:style-name="ce3" office:value-type="string">
            <text:p>Barney Long</text:p>
          </table:table-cell>
          <table:table-cell table:style-name="ce3" office:value-type="string">
            <text:p>WWF - Greater Mekong Programme</text:p>
          </table:table-cell>
          <table:table-cell table:style-name="ce3" office:value-type="string">
            <text:p>8 October, 2007</text:p>
          </table:table-cell>
          <table:table-cell table:style-name="ce3" office:value-type="string">
            <text:p>Barry Long</text:p>
          </table:table-cell>
          <table:table-cell table:style-name="ce3" office:value-type="string">
            <text:p>Vietnam</text:p>
            <text:p>Lao</text:p>
          </table:table-cell>
          <table:table-cell table:style-name="ce3" office:value-type="string">
            <text:p>Greater Anamites</text:p>
          </table:table-cell>
          <table:table-cell table:style-name="ce3" office:value-type="string">
            <text:p>October 2006</text:p>
          </table:table-cell>
          <table:table-cell table:style-name="ce3" office:value-type="string">
            <text:p>2008</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Overharvest</text:p>
          </table:table-cell>
          <table:table-cell table:style-name="ce5" office:value-type="string">
            <text:p>Logging</text:p>
            <text:p>Hunting</text:p>
            <text:p>Energy production and mining</text:p>
            <text:p>Dam and water management</text:p>
            <text:p>Other</text:p>
            <text:p>NTFPs</text:p>
          </table:table-cell>
          <table:table-cell table:style-name="ce5" office:value-type="string">
            <text:p>The Asia Development Bank (ADB) has initiated an economic development program in 5 nations (Vietnam, Lao PDR, Cambodia, China, &amp; Myanmar) creating corridors for transportation &amp; communication of goods and services. <text:s/>To mitigate the impacts of these activities they have also initiated a Biodiversity Corridors project that works on maintaining the ecological health and functions of the area while still promoting livelihood enhancement. <text:s/>WWF is involved in three of the five BCI pilot sites because ADB has decided to establish them in provinces where WWF projects already exist (2 in Vietnam: Quang Nam, Quang Tri, &amp; 1 in Lao PDR: Thua Thien Hue). <text:s/>WWF has incorporated this goal into its greater Central Annamites Landscape Program, which has a long term plan (2020) <text:s/>strongly endorsed by the local Vietnamese government. </text:p>
            <text:p/>
            <text:p>The project aims to maintain the ecological integrity of the Eastern Plains landscape through improved management of core areas for biodiversity conservation and watershed protection and development of sustainable use corridors that connect existing protected areas.</text:p>
            <text:p/>
            <text:p>Major Threats: Wildlife trafficking, illegal logging and hunting, over exploitation of resources, unsustainable forest management, mining, and hydropower. <text:s/></text:p>
            <text:p/>
          </table:table-cell>
          <table:table-cell table:style-name="ce5" office:value-type="string">
            <text:p>Water quality</text:p>
            <text:p>Soil Stabilization</text:p>
            <text:p>Flood mitigation</text:p>
            <text:p>Genetic resources</text:p>
            <text:p>Natural medicines</text:p>
            <text:p>Fisheries</text:p>
            <text:p>Food (subsistence)</text:p>
            <text:p>Other cultural services</text:p>
            <text:p>Timber</text:p>
          </table:table-cell>
          <table:table-cell table:style-name="ce5" office:value-type="string">
            <text:p>drinking water, flood protection, NTFPs, timber for household use</text:p>
          </table:table-cell>
          <table:table-cell table:style-name="ce5" office:value-type="string">
            <text:p>wet tropical rainforests </text:p>
          </table:table-cell>
          <table:table-cell table:style-name="ce5" office:value-type="string">
            <text:p>douc, Asian elephants, saola, tigers, Edward's pheasant, primates like gibbons and dukes</text:p>
          </table:table-cell>
          <table:table-cell table:style-name="ce5" office:value-type="string">
            <text:p>ethnic communities</text:p>
          </table:table-cell>
          <table:table-cell table:style-name="ce5" office:value-type="string">
            <text:p>Regional</text:p>
          </table:table-cell>
          <table:table-cell table:style-name="ce5" office:value-type="string">
            <text:p>Regional</text:p>
          </table:table-cell>
          <table:table-cell table:style-name="ce5" office:value-type="string">
            <text:p>Federal </text:p>
          </table:table-cell>
          <table:table-cell table:style-name="ce5" office:value-type="string">
            <text:p>Individual private</text:p>
            <text:p>Indigenous</text:p>
            <text:p>Local</text:p>
          </table:table-cell>
          <table:table-cell table:style-name="ce5" office:value-type="string">
            <text:p>Fed to private</text:p>
            <text:p>Fed to indigenous</text:p>
            <text:p>Fed to Local</text:p>
          </table:table-cell>
          <table:table-cell/>
          <table:table-cell table:style-name="ce5" office:value-type="string">
            <text:p>Native forest</text:p>
          </table:table-cell>
          <table:table-cell table:style-name="ce5" office:value-type="string">
            <text:p>Mixed forest</text:p>
            <text:p>Non-native forest</text:p>
          </table:table-cell>
          <table:table-cell table:style-name="ce5" office:value-type="string">
            <text:p>Non-native forest</text:p>
            <text:p>Mixed forest</text:p>
          </table:table-cell>
          <table:table-cell table:style-name="ce5" office:value-type="string">
            <text:p>Area 8-9,000 square kilometers with 4-5 million inhabitants. <text:s/>Most of the settlement occurs closer to the coast and diminishes in the western areas that are remote and mountainous. <text:s/></text:p>
            <text:p/>
            <text:p/>
          </table:table-cell>
          <table:table-cell table:style-name="ce5" office:value-type="string">
            <text:p>Selective logging</text:p>
            <text:p>Primary forest clearing</text:p>
            <text:p>Residential development</text:p>
            <text:p>Industrial development</text:p>
            <text:p>Commercial development</text:p>
            <text:p>Plantation forestry</text:p>
            <text:p>Nature reserve</text:p>
            <text:p>Subsistence farming</text:p>
          </table:table-cell>
          <table:table-cell table:style-name="ce5" office:value-type="string">
            <text:p>Nature reserve</text:p>
            <text:p>Sustainable agroforestry</text:p>
            <text:p>Subsistence farming</text:p>
            <text:p>Residential development</text:p>
          </table:table-cell>
          <table:table-cell table:style-name="ce5" office:value-type="string">
            <text:p>There are a total of 9 protected areas in the landscape, 4 are proposed and on their way to establishment, while 5 are in existence. <text:s/>The effectiveness of these PA’s are minimal, however, due to understaffing and funding</text:p>
          </table:table-cell>
          <table:table-cell table:style-name="ce5" office:value-type="string">
            <text:p>Taxes</text:p>
            <text:p>Markets</text:p>
            <text:p>Other</text:p>
          </table:table-cell>
          <table:table-cell table:style-name="ce5" office:value-type="string">
            <text:p>Other</text:p>
            <text:p>New taxes</text:p>
            <text:p>Redistribution of taxes</text:p>
            <text:p>Niche market</text:p>
          </table:table-cell>
          <table:table-cell/>
          <table:table-cell table:style-name="ce5" office:value-type="string">
            <text:p>Both</text:p>
          </table:table-cell>
          <table:table-cell table:style-name="ce5" office:value-type="string">
            <text:p>A tax on natural resource use already exists, but work is being done to modify and strengthen it. <text:s/>Potential for the development of a community tax if an entire community is involved in a village production scheme.</text:p>
            <text:p/>
            <text:p>Communities are being engaged in the creation of nurseries to grow NTFP and timber plants. <text:s/>These stocks will be used to replant and reforest protected areas and community lands. <text:s/>The goods that come from these plants will be used for their economic value and sold at markets.</text:p>
            <text:p/>
            <text:p>Village patrollers are also being employed, however, their payment system is still being established. <text:s/>They should receive funds from support from their communes for protection services they will provide for the village’s crops. <text:s/>The system for payments is being developed based on the natural harvest taxing mechanism.</text:p>
          </table:table-cell>
          <table:table-cell table:style-name="ce5" office:value-type="string">
            <text:p>New tax</text:p>
            <text:p>Redistribute tax</text:p>
            <text:p>Ownership rights</text:p>
            <text:p>Other</text:p>
          </table:table-cell>
          <table:table-cell table:style-name="ce5" office:value-type="string">
            <text:p>Most project activities fall under a broader landscape scale plan. <text:s/>MOSAIC is essentially a pilot for spreading biodiversity conservation and sustainable resource use throughout the Greater Annamites region. <text:s/>MOSAIC is meant to compliment another Asia Development Bank project aimed at creating economic corridors for trade and rural development. <text:s/>WWF has been working in this region for a number of years and the MOSAIC pilot is occurring in among numerous other WWF projects. <text:s/>Goals for the ADB project are incorporated under the umbrella Central Annamites Landscape Program. <text:s/>Cooperation with various partners depends on the specific targets named by funders.</text:p>
            <text:p/>
            <text:p>In Vietnam, land is allocated to families in increments of 50 years. <text:s/>WWF is working with the government to streamline and balance the allocation of land, especially to ethnic communities. <text:s/>Land allocation is geared toward small household ownership, which is incompatible with the way of life for ethnic communities who still manage their land collectively.</text:p>
            <text:p/>
            <text:p>Modifying district planning to include biodiversity conservation and sustainable land use management.</text:p>
            <text:p/>
            <text:p>Develop mechanisms to institutionalize community-based conservation.</text:p>
          </table:table-cell>
          <table:table-cell table:style-name="ce5" office:value-type="string">
            <text:p>Education and outreach</text:p>
            <text:p>Community forums</text:p>
            <text:p>Volunteers</text:p>
            <text:p>Stakeholder engagement</text:p>
            <text:p>Training</text:p>
            <text:p>Workshops</text:p>
            <text:p>Meetings</text:p>
            <text:p>Committee formation</text:p>
            <text:p>Other</text:p>
          </table:table-cell>
          <table:table-cell table:style-name="ce5" office:value-type="string">
            <text:p>Institutional capacity building for village and community forest and river management. <text:s/>Local knowledge and consultations will play a key role in the development of these systems.</text:p>
            <text:p/>
            <text:p>Increasing capacity of the Forest Protection Department for more effective community based programs, biodiversity monitoring and conservation, and forest crime enforcement. <text:s/>The overall management of protected areas will also be strengthened.</text:p>
            <text:p/>
            <text:p>Spread education programs throughout the province based on important areas, species, and obstacles.</text:p>
            <text:p/>
            <text:p>Forest ranger training, not only for biodiversity protection but also for the protection of drinking water sources and flood prevention. <text:s/>Local villagers are taking an active role in monitoring and protection of the forest, notably from encroachment and poaching. <text:s/>Village forest protection teams consist of 5 local members enlisted to monitor the harvesting and quota limitations as well as deter overexploitation. <text:s/></text:p>
            <text:p/>
            <text:p>The involvement of local ethnic communities in developing community forest management plans focused on forest and river management as well as income generating mechanisms based on sustainable forest usage.</text:p>
            <text:p/>
            <text:p>Law enforcement is headed by the government and especially focused on trade. <text:s/>This project helps to build the capacity of government workers to patrol and regulate the borders, carry out investigations, and gather information on border activity.</text:p>
            <text:p/>
            <text:p>Villagers also participate in developing models of their areas that help identify issues such as illegal mining, zoning, and usage routes for hunters and loggers. <text:s/>These models enhance the peoples’ knowledge of their land and help in the transition to allocate lands to ethnic minorities.</text:p>
            <text:p/>
            <text:p/>
          </table:table-cell>
          <table:table-cell table:style-name="ce5" office:value-type="string">
            <text:p>Best Management Practices</text:p>
            <text:p>Research</text:p>
            <text:p>Restoration</text:p>
            <text:p>Other</text:p>
          </table:table-cell>
          <table:table-cell table:style-name="ce5" office:value-type="string">
            <text:p>BMP forestry</text:p>
            <text:p>BMP agriculture</text:p>
            <text:p>Biodiversity assessment</text:p>
            <text:p>Ecosystem service assessment</text:p>
            <text:p>Mapping</text:p>
            <text:p>Outplantings</text:p>
            <text:p>Regeneration</text:p>
            <text:p>Legal protection</text:p>
            <text:p>Research</text:p>
            <text:p>Creating seed source (nursery)</text:p>
            <text:p>Fencing </text:p>
          </table:table-cell>
          <table:table-cell table:style-name="ce5" office:value-type="string">
            <text:p>This project seeks to gain a greater understanding of ecological &amp; social issues on a landscape scale in order to develop a province wide conservation strategy consisting of schemes to conserve natural resources and enhance livelihoods. <text:s/></text:p>
            <text:p><text:s/>Project activities include</text:p>
            <text:p>Development of village and community forest and river management systems through institutional capacity building and stakeholder consultation.</text:p>
            <text:p>Institutional capacity building of FPD (Forest Protection Department) to enable effective: monitoring of community management systems, biodiversity monitoring and, forest crime enforcement.</text:p>
            <text:p>Establishment of province-wide conservation education programs, with the strategy based on focal areas, species, and issues.</text:p>
            <text:p>Protected area management strengthening.</text:p>
            <text:p>Incorporating biodiversity conservation into provincial and district planning and action.</text:p>
            <text:p>Species conservation through research, training, enforcement and community-based conservation.</text:p>
            <text:p/>
            <text:p>This project operates along 5 thematic lines of focus.</text:p>
            <text:p/>
            <text:p>Community forest management &amp; sustainable natural resource use:</text:p>
            <text:p>Forest land allocation to community groups so that they have ownership &amp; responsibility. <text:s/>In order to receive land from the government they conduct natural resource inventories and develop forest management plans (with help from WWF and WCS etc.), sustainable harvest mechanisms, monitoring plans, and legal protections. <text:s/>Groups are given land allocation certificates good for 50 years. <text:s/>Attempts to make the distribution of land fairer to include more representation of ethnic holders as well.</text:p>
            <text:p>Creating a system that will fit the commune based management of land and natural resources. <text:s/>This is very different from the more widespread and recognized household scale.</text:p>
            <text:p>Separate economic analysis studies done on the value of the watershed area and people’s dependence of forests. </text:p>
            <text:p>Large market assessment on profitability of grass, rattan, bamboo, and about 30 other NTFPs. <text:s/>Landscape wide survey of buyers in the area (SNV).</text:p>
            <text:p/>
            <text:p>Forest landscape restoration:</text:p>
            <text:p>Market research for sale of goods. <text:s/>Identification of products that could be sustainably produced in the longterm. <text:s/>Work with community to create a planting and harvesting plan and develop links to markets. <text:s/>Trying to avoid having to sell to trader who visit the villages, and instead sell directly to larger markets.</text:p>
            <text:p><text:s/>Setting up nurseries for NTFPs and timber.</text:p>
            <text:p/>
            <text:p>Law enforcement – multitiered capacity building:</text:p>
            <text:p>Each village is also creating a local law enforcement system where 5 person teams are in charge of patrolling the community forest. <text:s/>They detain and intercept potential exploiters, and have the authority to deal with the punishment or turn it over to authorities. <text:s/>These teams monitor compliance with the harvesting quota and have to power to enforce this. <text:s/>Their payment is supposed to come from a commune supported fund. <text:s/>A potential tax collection mechanism for harvesting natural resources is currently being developed. <text:s/>Policy work on modifying a law that already exists to collect taxes from harvesters may redirect some money that the government receives and place it in the commune’s fund. <text:s/></text:p>
            <text:p>Law enforcement in conjunction with FRR (consultant law enforcement agent) to secure borders and prevent the illegal trafficking of wildlife. <text:s/>Partnership in TRAFFIC to monitor the illegal activity.</text:p>
            <text:p>Work directly with government counterparts to strengthen capacity regarding patrolling (border crossing), information gathering, NR management etc.</text:p>
            <text:p/>
            <text:p>Monitoring:</text:p>
            <text:p>Monitoring effectiveness of protected areas, populations of key species, effectiveness of law enforcement, all for creation of database.</text:p>
            <text:p/>
            <text:p>Species conservation and research:</text:p>
            <text:p>Satellite imaging to do time scale analysis. <text:s/>Identify fragmentation and locations that need restoration and then visit them with community representatives to and officials to restore connectivity. <text:s/>Nurseries in the communities are set up for native plants as well as those selected to bring economic benefit. <text:s/>Areas are zoned for planting and natural regeneration. <text:s/>Communities receive payment for work they do.</text:p>
            <text:p>Priority setting exercises with the communities and species focused monitoring programs. <text:s/></text:p>
            <text:p/>
            <text:p/>
          </table:table-cell>
          <table:table-cell table:style-name="ce5" office:value-type="string">
            <text:p>Managing organization</text:p>
          </table:table-cell>
          <table:table-cell table:style-name="ce5" office:value-type="string">
            <text:p>Managed forestry</text:p>
            <text:p>Natural product extraction</text:p>
            <text:p>Agriculture</text:p>
            <text:p>Other</text:p>
          </table:table-cell>
          <table:table-cell table:style-name="ce5" office:value-type="string">
            <text:p>Rural domestic</text:p>
          </table:table-cell>
          <table:table-cell table:style-name="ce5" office:value-type="string">
            <text:p>Domestic User</text:p>
          </table:table-cell>
          <table:table-cell table:style-name="ce5" office:value-type="string">
            <text:p>Rural domestic</text:p>
          </table:table-cell>
          <table:table-cell table:style-name="ce5" office:value-type="string">
            <text:p>Government</text:p>
          </table:table-cell>
          <table:table-cell table:style-name="ce5" office:value-type="string">
            <text:p>Government</text:p>
          </table:table-cell>
          <table:table-cell/>
          <table:table-cell table:style-name="ce5" office:value-type="string">
            <text:p>No direct payment exchange yet, but developing taxation schemes for NR harvesting, and market solutions from sales of NTPFs.</text:p>
          </table:table-cell>
          <table:table-cell table:style-name="ce5" office:value-type="string">
            <text:p><text:s text:c="2"/>Yes</text:p>
          </table:table-cell>
          <table:table-cell table:style-name="ce5" office:value-type="string">
            <text:p>During project</text:p>
          </table:table-cell>
          <table:table-cell table:style-name="ce5" office:value-type="string">
            <text:p>Sales are international</text:p>
            <text:p>Rattan and bamboo are the biggest sales</text:p>
          </table:table-cell>
          <table:table-cell table:style-name="ce5" office:value-type="string">
            <text:p>Change land user practice</text:p>
            <text:p>Leverage partnerships</text:p>
          </table:table-cell>
          <table:table-cell table:style-name="ce5" office:value-type="string">
            <text:p>Simple</text:p>
          </table:table-cell>
          <table:table-cell table:style-name="ce5" office:value-type="string">
            <text:p>None</text:p>
          </table:table-cell>
          <table:table-cell table:style-name="ce5" office:value-type="string">
            <text:p>Much of the value of biodiversity is linked to its value as a resource for human use. <text:s/>Forest conservation is supported by the market value that forest products provide for poverty alleviation. <text:s/>Market analysis is focused on sales trends prices and used t</text:p>
          </table:table-cell>
          <table:table-cell table:style-name="ce5" office:value-type="string">
            <text:p><text:s text:c="2"/>Yes</text:p>
          </table:table-cell>
          <table:table-cell table:style-name="ce5" office:value-type="string">
            <text:p>During project</text:p>
          </table:table-cell>
          <table:table-cell table:style-name="ce5" office:value-type="string">
            <text:p>Work with high level government to accommodate ethnic communities and develop sustainable planning schemes.</text:p>
          </table:table-cell>
          <table:table-cell table:style-name="ce5" office:value-type="string">
            <text:p>Motivate legislation</text:p>
            <text:p>ID policy to target</text:p>
          </table:table-cell>
          <table:table-cell table:style-name="ce5" office:value-type="string">
            <text:p>Land allocation comes through 50 year certificates granted by the government. <text:s/>The process is very slow and often unfair, land policies do not account for ethnic community traditions. <text:s/>Working at higher level of government to adjust legal framework of lan</text:p>
          </table:table-cell>
          <table:table-cell table:style-name="ce5" office:value-type="string">
            <text:p><text:s text:c="2"/>Yes</text:p>
          </table:table-cell>
          <table:table-cell table:style-name="ce5" office:value-type="string">
            <text:p>Quang Nam province ecoregion is designated among the Global 200 because of its rich wildlife, rainforests, and the mounting threats that it faces. <text:s/>Much ecological analysis, research, and monitoring are going on including: satellite imaging to identify la</text:p>
          </table:table-cell>
          <table:table-cell table:style-name="ce5" office:value-type="string">
            <text:p><text:s text:c="2"/>Yes</text:p>
          </table:table-cell>
          <table:table-cell table:number-columns-repeated="28"/>
          <table:table-cell table:style-name="ce5" office:value-type="string">
            <text:p>harvesting quotas, wildlife trafficking</text:p>
          </table:table-cell>
          <table:table-cell table:style-name="ce5" office:value-type="string">
            <text:p>community ranger patrols, the Camtrakker, which detects heat and motion much like a burglar alarm, and the Trailmaster which takes a picture when its infra-red beam is broken. <text:s text:c="2"/>TRAFFIC and FFR patrols</text:p>
          </table:table-cell>
          <table:table-cell table:number-columns-repeated="11"/>
          <table:table-cell table:style-name="ce5" office:value-type="string">
            <text:p>Community rangers patrol village forests to deter over exploitation of resources. <text:s/>TRAFFIC works along borders to reduce occurrence of the illegal wildlife trading.</text:p>
          </table:table-cell>
          <table:table-cell table:style-name="ce5" office:value-type="string">
            <text:p><text:s text:c="2"/>Yes</text:p>
          </table:table-cell>
          <table:table-cell table:style-name="ce5" office:value-type="string">
            <text:p>protected area effectiveness, populations of key species like Saola, primates (gibbons and dukes), tigers, the Edward pheasant.</text:p>
          </table:table-cell>
          <table:table-cell table:number-columns-repeated="12"/>
          <table:table-cell table:style-name="ce5" office:value-type="string">
            <text:p>Setting up law enforcement database</text:p>
          </table:table-cell>
          <table:table-cell table:number-columns-repeated="29"/>
          <table:table-cell table:style-name="ce5" office:value-type="string">
            <text:p>It is a status symbol to eat wildlife and the use of certain rare plants for medicine is cultural. <text:s/>Contending with beliefs and traditions is a major obstacle when reaching decisions about conservation</text:p>
          </table:table-cell>
          <table:table-cell table:style-name="ce5" office:value-type="string">
            <text:p>Each different issue tends to have different partners, making coordination complicated.</text:p>
          </table:table-cell>
          <table:table-cell table:number-columns-repeated="2"/>
          <table:table-cell table:style-name="ce5" office:value-type="string">
            <text:p>Policy work on the higher level but each case depends on specific local situation. <text:s/>Each is <text:s/>economy based, small land/household vs. ethnic communities, who manage their lands a group. <text:s/>Government policy does not accommodate the later situation very easil</text:p>
          </table:table-cell>
          <table:table-cell/>
          <table:table-cell table:style-name="ce5" office:value-type="string">
            <text:p>We are working at the correct political level, that is provincial governments. <text:s/>Vietnam is very decentralized and each province implements policy as it sees fit. <text:s/>The province is the relevant decision making level. <text:s/>Local policy level for local issues. <text:s/>T</text:p>
          </table:table-cell>
          <table:table-cell table:number-columns-repeated="861"/>
        </table:table-row>
        <table:table-row table:style-name="ro8">
          <table:table-cell office:value-type="float" office:value="51">
            <text:p>51</text:p>
          </table:table-cell>
          <table:table-cell table:style-name="ce3" office:value-type="string">
            <text:p>Kofiau Raja Ampat Marine Protected Area</text:p>
          </table:table-cell>
          <table:table-cell table:style-name="ce3" office:value-type="string">
            <text:p>Rein Gosal Paat</text:p>
          </table:table-cell>
          <table:table-cell table:style-name="ce3" office:value-type="string">
            <text:p>TNC</text:p>
          </table:table-cell>
          <table:table-cell table:style-name="ce3" office:value-type="string">
            <text:p>27 August, 2007</text:p>
          </table:table-cell>
          <table:table-cell table:style-name="ce3" office:value-type="string">
            <text:p>Rein Gosal Paat</text:p>
          </table:table-cell>
          <table:table-cell table:style-name="ce3" office:value-type="string">
            <text:p>Indonesia</text:p>
          </table:table-cell>
          <table:table-cell table:style-name="ce3" office:value-type="string">
            <text:p>Papua</text:p>
          </table:table-cell>
          <table:table-cell table:style-name="ce3" office:value-type="string">
            <text:p>2006</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Overharvest</text:p>
            <text:p>Habitat conversion</text:p>
          </table:table-cell>
          <table:table-cell table:style-name="ce5" office:value-type="string">
            <text:p>Fishing</text:p>
            <text:p>Recreational activities</text:p>
            <text:p>Fragmentation; degradation</text:p>
            <text:p>Shipping lanes</text:p>
          </table:table-cell>
          <table:table-cell table:style-name="ce5" office:value-type="string">
            <text:p>Through the creation of MPAs (and a network of these MPAs) the area can be zoned and rules for natural resource management can be upheld. <text:s/>This promotes the overall health and sustainability of the marine resources and the continued livelihoods of communities that rely on the area.</text:p>
            <text:p/>
            <text:p>Major threats: “blast” fishing or bum fishing- use explosives to catch a lot of fish, destroys the coral reefs, other fish, and baby fish. Fishing with poison: cyanide fishing (for groupers who live in holes of coral reefs.) Cyanide kills coral and sometimes fishermen break the coral to get groupers out. <text:s/>Other destructive gears, trolls. Over fishing. </text:p>
            <text:p/>
            <text:p/>
            <text:p/>
          </table:table-cell>
          <table:table-cell table:style-name="ce5" office:value-type="string">
            <text:p>Fisheries</text:p>
            <text:p>Food (subsistence)</text:p>
            <text:p>Recreation</text:p>
            <text:p>Other cultural services</text:p>
            <text:p>Genetic resources</text:p>
            <text:p>Natural medicines</text:p>
            <text:p>Nutrient cycling</text:p>
            <text:p>Soil Stabilization</text:p>
            <text:p>Water quantity</text:p>
            <text:p>Water quality</text:p>
            <text:p>Shoreline hazards</text:p>
          </table:table-cell>
          <table:table-cell table:style-name="ce5" office:value-type="string">
            <text:p>Fisheries, and the maintenance of their stock is important because they provide subsistence for the local people.</text:p>
            <text:p>Recreation, some tourism but there is potential for much more and for local people to take advantage of this industry. <text:s/>(Mainly "live-aboard" boats that house divers fro 1-2 weeks of diving.)</text:p>
            <text:p/>
            <text:p>Traditional practices - open and closed season for fishing SASI.</text:p>
            <text:p>Coastal Protection</text:p>
          </table:table-cell>
          <table:table-cell table:style-name="ce5" office:value-type="string">
            <text:p>coral reefs</text:p>
          </table:table-cell>
          <table:table-cell table:style-name="ce5" office:value-type="string">
            <text:p>Groupers are the most heavily targeted fish species. </text:p>
            <text:p>Turtles, whales, dolphins, dugong (like a manatee) and 534 species of coral.</text:p>
          </table:table-cell>
          <table:table-cell table:style-name="ce5" office:value-type="string">
            <text:p>local fishermen and villages</text:p>
          </table:table-cell>
          <table:table-cell table:style-name="ce5" office:value-type="string">
            <text:p>Regional</text:p>
          </table:table-cell>
          <table:table-cell table:style-name="ce5" office:value-type="string">
            <text:p>Regional</text:p>
          </table:table-cell>
          <table:table-cell table:style-name="ce5" office:value-type="string">
            <text:p>Local</text:p>
          </table:table-cell>
          <table:table-cell table:style-name="ce5" office:value-type="string">
            <text:p>Local</text:p>
          </table:table-cell>
          <table:table-cell table:style-name="ce5" office:value-type="string">
            <text:p>None</text:p>
          </table:table-cell>
          <table:table-cell table:style-name="ce5" office:value-type="string">
            <text:p>By a decree, the MPAs are protected by the Raja Ampat Regency Government (district level), however, they still belong to the local communities for management and use.</text:p>
          </table:table-cell>
          <table:table-cell table:style-name="ce5" office:value-type="string">
            <text:p>Subtidal</text:p>
            <text:p>Other</text:p>
          </table:table-cell>
          <table:table-cell table:style-name="ce5" office:value-type="string">
            <text:p>Subtidal</text:p>
            <text:p>Other</text:p>
          </table:table-cell>
          <table:table-cell table:style-name="ce5" office:value-type="string">
            <text:p>Subtidal</text:p>
            <text:p>Other</text:p>
          </table:table-cell>
          <table:table-cell/>
          <table:table-cell table:style-name="ce5" office:value-type="string">
            <text:p>Unsustainable fishing</text:p>
            <text:p>Recreational open space</text:p>
          </table:table-cell>
          <table:table-cell table:style-name="ce5" office:value-type="string">
            <text:p>Nature reserve</text:p>
            <text:p>Recreational open space</text:p>
            <text:p>Sustainable fishing</text:p>
            <text:p>Other use</text:p>
          </table:table-cell>
          <table:table-cell table:style-name="ce5" office:value-type="string">
            <text:p>MPA network: <text:s/>Kofiau MPA 170,000 hectares, Misool MPA 335,000 hectares. <text:s/></text:p>
            <text:p/>
          </table:table-cell>
          <table:table-cell table:style-name="ce5" office:value-type="string">
            <text:p>Fees</text:p>
          </table:table-cell>
          <table:table-cell table:style-name="ce5" office:value-type="string">
            <text:p>User fee/access fee</text:p>
          </table:table-cell>
          <table:table-cell/>
          <table:table-cell table:style-name="ce5" office:value-type="string">
            <text:p>Both</text:p>
          </table:table-cell>
          <table:table-cell table:style-name="ce5" office:value-type="string">
            <text:p>entrance fee for MPA - $50/person (funds go to marine conservation program, for the livelihood program).</text:p>
            <text:p/>
            <text:p>Ecotourism potential for locals.</text:p>
          </table:table-cell>
          <table:table-cell table:style-name="ce5" office:value-type="string">
            <text:p>Administration rights</text:p>
            <text:p>Other policy change</text:p>
          </table:table-cell>
          <table:table-cell table:style-name="ce5" office:value-type="string">
            <text:p>Marine Protected Area places Raja Ampat Regency governmental protection (by a decree) on the area and allows for the management and regulation of use of the resources. <text:s/>The MPAs still belong to the local communities though.</text:p>
          </table:table-cell>
          <table:table-cell table:style-name="ce5" office:value-type="string">
            <text:p>Education and outreach</text:p>
            <text:p>Training</text:p>
            <text:p>Workshops</text:p>
            <text:p>Meetings</text:p>
            <text:p>Communications</text:p>
            <text:p>Other</text:p>
            <text:p>Committee formation</text:p>
            <text:p>Stakeholder engagement</text:p>
          </table:table-cell>
          <table:table-cell table:style-name="ce5" office:value-type="string">
            <text:p>TNC facilitates the local government and the MPA by providing data and expertise, outreach and education to local people and communities, facilitating workshops and meetings. <text:s/></text:p>
            <text:p/>
            <text:p>Entrance Fee management committee.</text:p>
            <text:p/>
            <text:p>SASI: closed open system, close certain marine areas to let fish and animals grow, about 1 year, then open the areas for local people to catch. <text:s/>MPAs protect this system (without protection this system was disappearing.) <text:s/>The traditional community decides. <text:s/></text:p>
            <text:p/>
            <text:p>Meetings and consultations with village heads and traditional communities. <text:s/>These were the drivers for the creation of the MPA.</text:p>
            <text:p/>
            <text:p>Environmental education program: joint effort with CI, education vessel travels to villages and educates both adults and children.</text:p>
          </table:table-cell>
          <table:table-cell table:style-name="ce5" office:value-type="string">
            <text:p>Best Management Practices</text:p>
            <text:p>Research</text:p>
            <text:p>Preservation</text:p>
            <text:p>Other</text:p>
          </table:table-cell>
          <table:table-cell table:style-name="ce5" office:value-type="string">
            <text:p>BMP fishery/aquaculture</text:p>
            <text:p>Ecosystem service assessment</text:p>
            <text:p>Park guards</text:p>
            <text:p>Legal protection</text:p>
            <text:p>Tourism infrastructure</text:p>
          </table:table-cell>
          <table:table-cell table:style-name="ce5" office:value-type="string">
            <text:p>Joint patrol system - facilitated by TNC and CI for the enforcement of MPA rules. 1 boat so far (CI built, TNC owns) with 6-8 patrol members besides the crew and 1 police official</text:p>
            <text:p/>
            <text:p>SASI: traditional open/closed season to allow growth of stocks</text:p>
            <text:p/>
            <text:p>entrance fee</text:p>
            <text:p/>
            <text:p>Environmental education program: joint with CI, recently built a education vessel that will go to every village in Raja Ampat to do education. Also, curriculum and method changes for various marine activities, local kids and adults too.</text:p>
            <text:p/>
          </table:table-cell>
          <table:table-cell table:style-name="ce5" office:value-type="string">
            <text:p>Government</text:p>
            <text:p>Managing organization</text:p>
            <text:p>Partner organization</text:p>
          </table:table-cell>
          <table:table-cell table:style-name="ce5" office:value-type="string">
            <text:p>No take recreation</text:p>
            <text:p>Natural product extraction</text:p>
          </table:table-cell>
          <table:table-cell table:style-name="ce5" office:value-type="string">
            <text:p>Recreation users</text:p>
            <text:p>Other </text:p>
          </table:table-cell>
          <table:table-cell table:style-name="ce5" office:value-type="string">
            <text:p>Domestic User</text:p>
          </table:table-cell>
          <table:table-cell table:style-name="ce5" office:value-type="string">
            <text:p>Recreation users</text:p>
          </table:table-cell>
          <table:table-cell table:style-name="ce5" office:value-type="string">
            <text:p>Community/committee</text:p>
            <text:p>Government</text:p>
          </table:table-cell>
          <table:table-cell table:style-name="ce5" office:value-type="string">
            <text:p>Committee of stakeholders</text:p>
            <text:p>Municipality</text:p>
          </table:table-cell>
          <table:table-cell table:style-name="ce5" office:value-type="string">
            <text:p>Yes</text:p>
          </table:table-cell>
          <table:table-cell table:style-name="ce5" office:value-type="string">
            <text:p>Visitors pay entrance fees for the park. <text:s/>The local government created a multi-stakeholder management body (local people, NGOs, TNC, and CI) to deal with the funds from the fee. <text:s/></text:p>
          </table:table-cell>
          <table:table-cell table:style-name="ce5" office:value-type="string">
            <text:p><text:s text:c="2"/>Yes</text:p>
          </table:table-cell>
          <table:table-cell table:style-name="ce5" office:value-type="string">
            <text:p>Pre-project</text:p>
          </table:table-cell>
          <table:table-cell/>
          <table:table-cell table:style-name="ce5" office:value-type="string">
            <text:p>Motivate legislation</text:p>
            <text:p>Change industry practice</text:p>
            <text:p>Redirect money to conservation</text:p>
          </table:table-cell>
          <table:table-cell table:style-name="ce5" office:value-type="string">
            <text:p>Simple</text:p>
          </table:table-cell>
          <table:table-cell/>
          <table:table-cell table:style-name="ce5" office:value-type="string">
            <text:p>CI did a basic coastal rural appraisal/economic study for the entire Raja Ampat area.</text:p>
          </table:table-cell>
          <table:table-cell table:number-columns-repeated="4"/>
          <table:table-cell table:style-name="ce5" office:value-type="string">
            <text:p>December 2006 - Raja Ampat government est Marine Protected Area. <text:s/>There is a network of MPAs: 6 new ones, 3 by Conservation International, 1 by the Fisheries Dept.</text:p>
          </table:table-cell>
          <table:table-cell table:style-name="ce5" office:value-type="string">
            <text:p><text:s text:c="2"/>Yes</text:p>
          </table:table-cell>
          <table:table-cell table:style-name="ce5" office:value-type="string">
            <text:p>Ecological assessment in 2003, Raja Ampat is rich in marine marine biodiversity. <text:s/>Conservation priorities: coral reefs are resilient and rich in coral reef species. <text:s/>Habitat for whales, dolphins, turtles, etc.</text:p>
            <text:p/>
            <text:p>Data collection: following up the ecoregiona</text:p>
          </table:table-cell>
          <table:table-cell table:style-name="ce5" office:value-type="string">
            <text:p><text:s text:c="2"/>Yes</text:p>
          </table:table-cell>
          <table:table-cell table:number-columns-repeated="28"/>
          <table:table-cell table:style-name="ce5" office:value-type="string">
            <text:p>resource use</text:p>
          </table:table-cell>
          <table:table-cell table:number-columns-repeated="12"/>
          <table:table-cell table:style-name="ce5" office:value-type="string">
            <text:p>resource use monitoring</text:p>
          </table:table-cell>
          <table:table-cell table:style-name="ce5" office:value-type="string">
            <text:p><text:s text:c="2"/>Yes</text:p>
          </table:table-cell>
          <table:table-cell table:number-columns-repeated="14"/>
          <table:table-cell table:style-name="ce5" office:value-type="string">
            <text:p>reef health and fish abundance, fish spawning aggregation sites, resource use</text:p>
          </table:table-cell>
          <table:table-cell table:style-name="ce5" office:value-type="string">
            <text:p>resource use: number of vessels, catch, species, methods etc.</text:p>
            <text:p>fish abundance/health: sometimes analyze stomach contents</text:p>
          </table:table-cell>
          <table:table-cell table:style-name="ce5" office:value-type="string">
            <text:p>entire coast</text:p>
          </table:table-cell>
          <table:table-cell/>
          <table:table-cell table:style-name="ce5" office:value-type="string">
            <text:p>once every 2 years; twice a month; every one or two weeks</text:p>
          </table:table-cell>
          <table:table-cell table:style-name="ce5" office:value-type="string">
            <text:p>TNC, CI</text:p>
          </table:table-cell>
          <table:table-cell table:style-name="ce5" office:value-type="string">
            <text:p>TNC, CI</text:p>
          </table:table-cell>
          <table:table-cell table:number-columns-repeated="6"/>
          <table:table-cell table:style-name="ce5" office:value-type="string">
            <text:p>entire coast is monitored to estimate percent of coral cover and compare for impact and change.</text:p>
            <text:p/>
            <text:p>still discovering fish spawning aggregation sites, its a joint effort between TNC, CI, and the local government to seek out these important spots.</text:p>
            <text:p/>
            <text:p>Resource u</text:p>
          </table:table-cell>
          <table:table-cell table:number-columns-repeated="883"/>
        </table:table-row>
        <table:table-row table:style-name="ro15">
          <table:table-cell office:value-type="float" office:value="52">
            <text:p>52</text:p>
          </table:table-cell>
          <table:table-cell table:style-name="ce3" office:value-type="string">
            <text:p>Caddo Lake Preserve &amp; Ecological Flows</text:p>
          </table:table-cell>
          <table:table-cell table:style-name="ce3" office:value-type="string">
            <text:p>Ryan Smith</text:p>
          </table:table-cell>
          <table:table-cell table:style-name="ce3" office:value-type="string">
            <text:p>TNC </text:p>
          </table:table-cell>
          <table:table-cell table:style-name="ce3" office:value-type="string">
            <text:p>9 October, 2007</text:p>
          </table:table-cell>
          <table:table-cell table:style-name="ce3" office:value-type="string">
            <text:p>Ryan Smith</text:p>
          </table:table-cell>
          <table:table-cell table:style-name="ce3" office:value-type="string">
            <text:p>Texas, USA</text:p>
          </table:table-cell>
          <table:table-cell table:style-name="ce3" office:value-type="string">
            <text:p>South Central Plains</text:p>
          </table:table-cell>
          <table:table-cell table:style-name="ce3" office:value-type="string">
            <text:p>1990</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Pollution</text:p>
            <text:p>Invasive Species</text:p>
          </table:table-cell>
          <table:table-cell table:style-name="ce5" office:value-type="string">
            <text:p>Commercial and industrial development</text:p>
            <text:p>Non-timber crops (ag)</text:p>
            <text:p>Dam and water management</text:p>
            <text:p>Energy production and mining</text:p>
            <text:p>Watershed alteration</text:p>
            <text:p>Non-point pollution</text:p>
            <text:p>Invasive species</text:p>
            <text:p>Species stresses</text:p>
          </table:table-cell>
          <table:table-cell table:style-name="ce5" office:value-type="string">
            <text:p>Caddo Lake is part of TNC's Sustainable Rivers and Freshwater Program. <text:s/>It is Texas' only natural lake and through the Sustainable River's program (partnership with the Army Corps of Engineers), the inflow of water from one of its main tributaries the Cyrpress Bayou (and Corp operated Lake O' the Pines dam) is regulated according to ecological standards.</text:p>
            <text:p>Major concerns are unsustainable water management (from multiple tributaries), non-point pollution and nutrient overloading that lead to invasive species expansion.</text:p>
            <text:p/>
            <text:p>This site has high biodiversity, ecological (its a Ramsar wetland), and anthropogenic (water, fishing, recreation, tourism) value. <text:s/>The protection of Caddo Lake through various State, Federal, and private non-profit land holdings aims at sustaining and conserving the health and resource utility of this area.</text:p>
          </table:table-cell>
          <table:table-cell table:style-name="ce5" office:value-type="string">
            <text:p>Water quality</text:p>
            <text:p>Water quantity</text:p>
            <text:p>Fisheries</text:p>
            <text:p>Recreation</text:p>
            <text:p>Nutrient cycling</text:p>
          </table:table-cell>
          <table:table-cell table:style-name="ce5" office:value-type="string">
            <text:p>Regulating the flow from the Lake O' the Pines dam into the Caddo Lake makes for a more natural hydrologic regime that can sustain the ecological functions of the lake. <text:s/>At least one town relies on the lake for water. <text:s/>Many locals come to fish or boat, while numerous towns in the area rely indispensably on the income they derive from tourism to Caddo.</text:p>
          </table:table-cell>
          <table:table-cell table:style-name="ce5" office:value-type="string">
            <text:p>wetlands, mixed bottomland hardwood forest, &amp; shallow bald cypress swamp</text:p>
          </table:table-cell>
          <table:table-cell table:style-name="ce5" office:value-type="string">
            <text:p>paddle fish, blue headshinner</text:p>
          </table:table-cell>
          <table:table-cell table:style-name="ce5" office:value-type="string">
            <text:p>municipality who's water is supplied, local communities who rely on tourism</text:p>
          </table:table-cell>
          <table:table-cell table:style-name="ce5" office:value-type="string">
            <text:p>Regional</text:p>
          </table:table-cell>
          <table:table-cell table:style-name="ce5" office:value-type="string">
            <text:p>Regional</text:p>
          </table:table-cell>
          <table:table-cell table:style-name="ce5" office:value-type="string">
            <text:p>Individual private</text:p>
          </table:table-cell>
          <table:table-cell table:style-name="ce5" office:value-type="string">
            <text:p>Private nonprofit</text:p>
            <text:p>Federal </text:p>
            <text:p>State</text:p>
          </table:table-cell>
          <table:table-cell table:style-name="ce5" office:value-type="string">
            <text:p>Private to PNP</text:p>
            <text:p>Private to Fed</text:p>
            <text:p>Private to State</text:p>
          </table:table-cell>
          <table:table-cell table:style-name="ce5" office:value-type="string">
            <text:p>A series of land donations to TNC in 1990 initiated their involvement in conservation of the lake: local landowner Robert McCurdy donated 478 acres, followed by another 589 acres by Judge John Paul Harkey. <text:s/></text:p>
            <text:p>TNC owns and manages the 1,000-acre Fred and Loucille Dahmer Preserve (created in March 2001 &amp; not open to visitors) at Caddo Lake. <text:s/></text:p>
            <text:p/>
            <text:p>TNC also aided in the purchase by the Texas Parks &amp; Wildlife Department an additional 7,000 acres of Lake Caddo to add to the Caddo Lake State Park.</text:p>
            <text:p/>
            <text:p>The US Fish and Wildlife service owns and manages the Caddo Lake National Wildlife Refuge, another 7,172 acres. <text:s/>This land was converted from a ammunition plant into a nature reserve.</text:p>
            <text:p/>
          </table:table-cell>
          <table:table-cell table:style-name="ce5" office:value-type="string">
            <text:p>Wetland</text:p>
            <text:p>Other</text:p>
            <text:p>Native grassland</text:p>
            <text:p>Native forest</text:p>
          </table:table-cell>
          <table:table-cell table:style-name="ce5" office:value-type="string">
            <text:p>Mixed grassland</text:p>
            <text:p>Mixed forest</text:p>
            <text:p>Wetland</text:p>
            <text:p>Other</text:p>
          </table:table-cell>
          <table:table-cell table:style-name="ce5" office:value-type="string">
            <text:p>Wetland</text:p>
            <text:p>Mixed forest</text:p>
            <text:p>Mixed grassland</text:p>
            <text:p>Other</text:p>
          </table:table-cell>
          <table:table-cell table:style-name="ce5" office:value-type="string">
            <text:p>key habitats include: wetlands, mixed bottomland hardwood forest, and shallow bald cypress swamp. <text:s text:c="2"/></text:p>
          </table:table-cell>
          <table:table-cell table:style-name="ce5" office:value-type="string">
            <text:p>Recreational open space</text:p>
            <text:p>Other use</text:p>
            <text:p>Sustainable fishing</text:p>
          </table:table-cell>
          <table:table-cell table:style-name="ce5" office:value-type="string">
            <text:p>Nature reserve</text:p>
            <text:p>Recreational open space</text:p>
            <text:p>Sustainable fishing</text:p>
          </table:table-cell>
          <table:table-cell table:style-name="ce5" office:value-type="string">
            <text:p>Some of the land is placed under preserve status and is off limits. <text:s/>Most of Caddo Lake, however, are used for recreation and fishing etc.</text:p>
          </table:table-cell>
          <table:table-cell table:style-name="ce5" office:value-type="string">
            <text:p>Rights Transfer</text:p>
            <text:p>Fees</text:p>
          </table:table-cell>
          <table:table-cell table:style-name="ce5" office:value-type="string">
            <text:p>Donation</text:p>
            <text:p>Fee acquisitions</text:p>
            <text:p>User fee/access fee</text:p>
          </table:table-cell>
          <table:table-cell table:style-name="ce5" office:value-type="string">
            <text:p>Donated</text:p>
            <text:p>NGO managed</text:p>
            <text:p>Other partner managed</text:p>
            <text:p>Conservation buyer</text:p>
          </table:table-cell>
          <table:table-cell table:style-name="ce5" office:value-type="string">
            <text:p>Both</text:p>
          </table:table-cell>
          <table:table-cell table:style-name="ce5" office:value-type="string">
            <text:p>Entrance fee to state park.</text:p>
            <text:p/>
            <text:p>Tourism industry is livelihood for many people around the lake, this reliance (center of economy) is motivation to take action to conserve its health and resources.</text:p>
          </table:table-cell>
          <table:table-cell table:style-name="ce5" office:value-type="string">
            <text:p>Other policy change</text:p>
            <text:p>Ownership rights</text:p>
            <text:p>Administration rights</text:p>
            <text:p>Development rights</text:p>
            <text:p>Other</text:p>
          </table:table-cell>
          <table:table-cell table:style-name="ce5" office:value-type="string">
            <text:p>United States’ thirteenth Wetland of International Importance by the Ramsar Convention</text:p>
            <text:p/>
            <text:p>TNC owns and manages the 1,000-acre Fred and Loucille Dahmer Preserve (donated) at Caddo Lake</text:p>
            <text:p>Caddo Lake Institute- founded by resident Don Henley, protects lake.</text:p>
            <text:p>Flows Partnership among TNC, Army Corps, and CLI to manage water flows from Corps operated Cypress Bayou dam.</text:p>
            <text:p>Northeast Texas Municipal water district- manages water use by residents and businesses.</text:p>
            <text:p>Texas PWS- manages state lands around Caddo Lake</text:p>
            <text:p>Texas Commission on Environmental Quality- heading a water quality management program to address non-point source pollution (primarily from agriculture).</text:p>
            <text:p>Texas Parks &amp; Wildlife Department Inland Fisheries Division- Herbicidal treatments &amp; training allows members of the public to identify, remove and properly dispose of Giant Salvinia.</text:p>
            <text:p>USFWS- manages wildlife refuge</text:p>
            <text:p>USGS- monitoring</text:p>
            <text:p>Community groups, Boating organizations</text:p>
            <text:p/>
          </table:table-cell>
          <table:table-cell table:style-name="ce5" office:value-type="string">
            <text:p>Other</text:p>
            <text:p>Meetings</text:p>
            <text:p>Stakeholder engagement</text:p>
            <text:p>Communications</text:p>
            <text:p>Volunteers</text:p>
            <text:p>Committee formation</text:p>
          </table:table-cell>
          <table:table-cell/>
          <table:table-cell table:style-name="ce5" office:value-type="string">
            <text:p>Restoration</text:p>
            <text:p>Preservation</text:p>
            <text:p>Research</text:p>
            <text:p>Other</text:p>
          </table:table-cell>
          <table:table-cell table:style-name="ce5" office:value-type="string">
            <text:p>Biodiversity assessment</text:p>
            <text:p>Legal protection</text:p>
            <text:p>Removing invasive species</text:p>
            <text:p>Restoring channel flow</text:p>
            <text:p>Research</text:p>
            <text:p>Other</text:p>
          </table:table-cell>
          <table:table-cell table:style-name="ce5" office:value-type="string">
            <text:p>The Flows Partnership - Army Corps, TNC, &amp; the Caddo Lake Institute work together to manage water flow into the lake. <text:s/>The restoration of the timing, magnitude, and duration of ecological flows from Big Cypress Bayou is critical to Caddo Lake’s sustainability.</text:p>
            <text:p/>
            <text:p>Land acquisition was the main strategy in the past. <text:s/>TNC also facilitated the process and framework for the partnerships.</text:p>
            <text:p/>
            <text:p>Herbicide application &amp; training by TPWD for eradication of invasive Giant Salvinia.</text:p>
            <text:p/>
            <text:p/>
          </table:table-cell>
          <table:table-cell table:style-name="ce5" office:value-type="string">
            <text:p>Government</text:p>
            <text:p>Managing organization</text:p>
            <text:p>Partner organization</text:p>
          </table:table-cell>
          <table:table-cell table:style-name="ce5" office:value-type="string">
            <text:p>Sustainable take recreation</text:p>
            <text:p>None</text:p>
          </table:table-cell>
          <table:table-cell table:style-name="ce5" office:value-type="string">
            <text:p>Rural domestic</text:p>
            <text:p>All water users</text:p>
            <text:p>Recreation users</text:p>
            <text:p>Hydropower</text:p>
          </table:table-cell>
          <table:table-cell table:style-name="ce5" office:value-type="string">
            <text:p>Tax payer</text:p>
            <text:p>Non-profit</text:p>
            <text:p>Domestic User</text:p>
          </table:table-cell>
          <table:table-cell table:style-name="ce5" office:value-type="string">
            <text:p>Recreation users</text:p>
            <text:p>Implementing NGO</text:p>
            <text:p>State tax payers</text:p>
            <text:p>Federal tax payers</text:p>
          </table:table-cell>
          <table:table-cell table:style-name="ce5" office:value-type="string">
            <text:p>Private land user</text:p>
          </table:table-cell>
          <table:table-cell table:style-name="ce5" office:value-type="string">
            <text:p>Other private landowners/users</text:p>
          </table:table-cell>
          <table:table-cell table:style-name="ce5" office:value-type="string">
            <text:p>No</text:p>
          </table:table-cell>
          <table:table-cell/>
          <table:table-cell table:style-name="ce5" office:value-type="string">
            <text:p><text:s text:c="2"/>Yes</text:p>
          </table:table-cell>
          <table:table-cell table:style-name="ce5" office:value-type="string">
            <text:p>Pre-project</text:p>
          </table:table-cell>
          <table:table-cell table:style-name="ce5" office:value-type="string">
            <text:p>Ramsar Site</text:p>
          </table:table-cell>
          <table:table-cell table:style-name="ce5" office:value-type="string">
            <text:p>Change land user practice</text:p>
            <text:p>Leverage partnerships</text:p>
          </table:table-cell>
          <table:table-cell table:number-columns-repeated="2"/>
          <table:table-cell table:style-name="ce5" office:value-type="string">
            <text:p>the United States’ thirteenth Wetland of International Importance by the Ramsar Convention</text:p>
          </table:table-cell>
          <table:table-cell table:number-columns-repeated="5"/>
          <table:table-cell table:style-name="ce5" office:value-type="string">
            <text:p><text:s text:c="2"/>Yes</text:p>
          </table:table-cell>
          <table:table-cell table:style-name="ce5" office:value-type="string">
            <text:p>Water Quality Management Program by the Texas Commission on Env. Quality.</text:p>
            <text:p/>
            <text:p>USGS - lots of hydrologic &amp; wildlife monitoring.</text:p>
            <text:p/>
            <text:p>Nutrient loading (mercury etc.) cause overproduction and then eutrophication of the lake. <text:s/>Unnatural nutrient levels can also faci</text:p>
          </table:table-cell>
          <table:table-cell table:number-columns-repeated="43"/>
          <table:table-cell table:style-name="ce5" office:value-type="string">
            <text:p><text:s text:c="2"/>Yes</text:p>
          </table:table-cell>
          <table:table-cell table:number-columns-repeated="27"/>
          <table:table-cell table:style-name="ce5" office:value-type="string">
            <text:p>US Geological Survey does a lot of the monitoring in the area, they are supported in part by TNC funding. <text:s/></text:p>
          </table:table-cell>
          <table:table-cell table:number-columns-repeated="21"/>
          <table:table-cell table:style-name="ce5" office:value-type="string">
            <text:p>Success of the Caddo Lake collaboration motivated Texas lawmakers to pass a <text:s/>bill for a statewide statewide environmental flows program. <text:s/>The impact will be felt <text:s/>by every river in Texas.</text:p>
            <text:p/>
            <text:p>Also, recognize that ecosystem services are ultimately the main re</text:p>
          </table:table-cell>
          <table:table-cell table:number-columns-repeated="861"/>
        </table:table-row>
        <table:table-row table:style-name="ro18">
          <table:table-cell office:value-type="float" office:value="53">
            <text:p>53</text:p>
          </table:table-cell>
          <table:table-cell table:style-name="ce3" office:value-type="string">
            <text:p>Tresor Rainforest Reserve</text:p>
          </table:table-cell>
          <table:table-cell table:style-name="ce3" office:value-type="string">
            <text:p>Dominiek Plouvier</text:p>
          </table:table-cell>
          <table:table-cell table:style-name="ce3" office:value-type="string">
            <text:p>WWF - Guianas</text:p>
          </table:table-cell>
          <table:table-cell table:style-name="ce3" office:value-type="string">
            <text:p>10 October, 2007</text:p>
          </table:table-cell>
          <table:table-cell table:style-name="ce3" office:value-type="string">
            <text:p>Dominiek Plouvier</text:p>
          </table:table-cell>
          <table:table-cell table:style-name="ce3" office:value-type="string">
            <text:p>French Guiana</text:p>
          </table:table-cell>
          <table:table-cell table:style-name="ce3" office:value-type="string">
            <text:p>Guianan Moist Forest</text:p>
          </table:table-cell>
          <table:table-cell table:style-name="ce3" office:value-type="string">
            <text:p>1995</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Overharvest</text:p>
            <text:p>Climate Change</text:p>
          </table:table-cell>
          <table:table-cell table:style-name="ce5" office:value-type="string">
            <text:p>Hunting</text:p>
            <text:p>Other</text:p>
            <text:p>Climate change and severe weather</text:p>
          </table:table-cell>
          <table:table-cell table:style-name="ce5" office:value-type="string">
            <text:p>There are no immediate threats to the reserve aside from hunting. <text:s/>The potential for gold mining (of the area and) in a nearby nature reserve, Kaw (much larger), are thought to be unlikely, and would be the only other real concern. <text:s/></text:p>
            <text:p/>
            <text:p>This project seeks to facilitate the management, protection, and education of/about the Tresor Nature Reserve. <text:s/>This reserve houses some of the most biologically diverse and significant floral and fauna species in the Amazon region. <text:s/>The project is also investigating the reserve's potential for carbon sequestration and credits. <text:s/></text:p>
          </table:table-cell>
          <table:table-cell table:style-name="ce5" office:value-type="string">
            <text:p>Carbon sequestration</text:p>
            <text:p>Recreation</text:p>
          </table:table-cell>
          <table:table-cell table:style-name="ce5" office:value-type="string">
            <text:p>potential for this healthy primary forest to participate in carbon sequestration and credit trading.</text:p>
          </table:table-cell>
          <table:table-cell table:style-name="ce5" office:value-type="string">
            <text:p>rainforest, savanna</text:p>
          </table:table-cell>
          <table:table-cell table:number-columns-repeated="2"/>
          <table:table-cell table:style-name="ce5" office:value-type="string">
            <text:p>Local</text:p>
          </table:table-cell>
          <table:table-cell table:style-name="ce5" office:value-type="string">
            <text:p>Global</text:p>
          </table:table-cell>
          <table:table-cell table:style-name="ce5" office:value-type="string">
            <text:p>Individual private</text:p>
          </table:table-cell>
          <table:table-cell table:style-name="ce5" office:value-type="string">
            <text:p>Private nonprofit</text:p>
          </table:table-cell>
          <table:table-cell table:style-name="ce5" office:value-type="string">
            <text:p>Private to PNP</text:p>
          </table:table-cell>
          <table:table-cell table:style-name="ce5" office:value-type="string">
            <text:p>Trésor voluntary rainforest reserve in French Guiana was purchased by the Tresor Foundation from the Catholic church in French Guiana in 1995. </text:p>
          </table:table-cell>
          <table:table-cell table:style-name="ce5" office:value-type="string">
            <text:p>Native forest</text:p>
            <text:p>Native grassland</text:p>
            <text:p>Native scrub/shrub</text:p>
          </table:table-cell>
          <table:table-cell table:style-name="ce5" office:value-type="string">
            <text:p>Native forest</text:p>
            <text:p>Native grassland</text:p>
            <text:p>Native scrub/shrub</text:p>
          </table:table-cell>
          <table:table-cell table:style-name="ce5" office:value-type="string">
            <text:p>Native grassland</text:p>
            <text:p>Native forest</text:p>
            <text:p>Native scrub/shrub</text:p>
          </table:table-cell>
          <table:table-cell table:style-name="ce5" office:value-type="string">
            <text:p>All primary cover: Mountain top forest, temporarily flooded forest, marsh forest, wet savanna.</text:p>
            <text:p/>
            <text:p>Tresor is 2464 hectares of rain forest and savanna.</text:p>
          </table:table-cell>
          <table:table-cell table:style-name="ce5" office:value-type="string">
            <text:p>Other use</text:p>
            <text:p>Abandoned</text:p>
          </table:table-cell>
          <table:table-cell table:style-name="ce5" office:value-type="string">
            <text:p>Nature reserve</text:p>
          </table:table-cell>
          <table:table-cell table:style-name="ce5" office:value-type="string">
            <text:p>The land went from private ownership (used) to a nature reserve. <text:s/>There is a educational trail that goes through the reserve that students and visitors can take to learn about the area. <text:s/>Potential for the Tresor Reserve to contribute carbon credits is a new strategy in the project.</text:p>
          </table:table-cell>
          <table:table-cell table:style-name="ce5" office:value-type="string">
            <text:p>Markets</text:p>
            <text:p>Rights Transfer</text:p>
          </table:table-cell>
          <table:table-cell table:style-name="ce5" office:value-type="string">
            <text:p>Carbon market</text:p>
            <text:p>Fee acquisitions</text:p>
          </table:table-cell>
          <table:table-cell/>
          <table:table-cell table:style-name="ce5" office:value-type="string">
            <text:p>Carrot </text:p>
          </table:table-cell>
          <table:table-cell table:style-name="ce5" office:value-type="string">
            <text:p>The reserve was purchase in 1995 and put under protection.</text:p>
            <text:p/>
            <text:p>Potential for carbon credit trading is being researched.</text:p>
          </table:table-cell>
          <table:table-cell table:style-name="ce5" office:value-type="string">
            <text:p>Ownership rights</text:p>
          </table:table-cell>
          <table:table-cell table:style-name="ce5" office:value-type="string">
            <text:p>The Tresor Foundation owns the reserve, the local NGO Association Trésor manages its protection/maintenance with help from WWF - Guiana.</text:p>
          </table:table-cell>
          <table:table-cell table:style-name="ce5" office:value-type="string">
            <text:p>Education and outreach</text:p>
            <text:p>Communications</text:p>
          </table:table-cell>
          <table:table-cell table:style-name="ce5" office:value-type="string">
            <text:p>educational facilities: creation and maintenance of a botanical trail and the building of an information center for environmental education. <text:s/>School children from the area, as well as other visitors, are taught the importance and significance of the reserve.</text:p>
            <text:p/>
            <text:p>website: www.tresorrainforest.org </text:p>
          </table:table-cell>
          <table:table-cell table:style-name="ce5" office:value-type="string">
            <text:p>Research</text:p>
            <text:p>Preservation</text:p>
            <text:p>Other</text:p>
          </table:table-cell>
          <table:table-cell table:style-name="ce5" office:value-type="string">
            <text:p>Park guards</text:p>
            <text:p>Trail building</text:p>
            <text:p>Tourism infrastructure</text:p>
            <text:p>Research</text:p>
          </table:table-cell>
          <table:table-cell table:style-name="ce5" office:value-type="string">
            <text:p>The best way to manage this reserve is to leave it to nature. <text:s/>It is used only for some guided tourism visitation and research. <text:s/>The reserve is in very good condition and protected from the major threat to the area, gold mining. <text:s/>There is a forester and park keeper on duty.</text:p>
          </table:table-cell>
          <table:table-cell table:style-name="ce5" office:value-type="string">
            <text:p>Managing organization</text:p>
          </table:table-cell>
          <table:table-cell table:style-name="ce5" office:value-type="string">
            <text:p>No take recreation</text:p>
            <text:p>Other</text:p>
          </table:table-cell>
          <table:table-cell table:style-name="ce5" office:value-type="string">
            <text:p>Recreation users</text:p>
            <text:p>Other </text:p>
          </table:table-cell>
          <table:table-cell table:style-name="ce5" office:value-type="string">
            <text:p>Non-profit</text:p>
          </table:table-cell>
          <table:table-cell table:style-name="ce5" office:value-type="string">
            <text:p>Implementing NGO</text:p>
            <text:p>Other NGO</text:p>
          </table:table-cell>
          <table:table-cell table:style-name="ce5" office:value-type="string">
            <text:p>Non profit</text:p>
          </table:table-cell>
          <table:table-cell table:style-name="ce5" office:value-type="string">
            <text:p>None</text:p>
            <text:p>Implementing NGO</text:p>
            <text:p>Other NGO</text:p>
          </table:table-cell>
          <table:table-cell/>
          <table:table-cell table:style-name="ce5" office:value-type="string">
            <text:p>There are no payment for ecosystem services mechanisms yet in place (potential for carbon credits). <text:s/></text:p>
            <text:p/>
            <text:p>Donations and funding come from various non-profit and private donors.</text:p>
          </table:table-cell>
          <table:table-cell table:style-name="ce5" office:value-type="string">
            <text:p><text:s text:c="2"/>Yes</text:p>
          </table:table-cell>
          <table:table-cell table:style-name="ce5" office:value-type="string">
            <text:p>During project</text:p>
          </table:table-cell>
          <table:table-cell table:style-name="ce5" office:value-type="string">
            <text:p>carbon credit potential</text:p>
          </table:table-cell>
          <table:table-cell table:style-name="ce5" office:value-type="string">
            <text:p>Leverage partnerships</text:p>
          </table:table-cell>
          <table:table-cell table:style-name="ce5" office:value-type="string">
            <text:p>Simple</text:p>
          </table:table-cell>
          <table:table-cell table:style-name="ce5" office:value-type="string">
            <text:p>Carbon Sequestration</text:p>
          </table:table-cell>
          <table:table-cell table:style-name="ce5" office:value-type="string">
            <text:p>Alterra University and Research center did an initial paid study on the potential for carbon sequestration in the Tresor reserve. <text:s/>They predicted the economic value of certain resources (like forest cover and savanna) in the reserve. <text:s/>This study also addr</text:p>
          </table:table-cell>
          <table:table-cell table:style-name="ce5" office:value-type="string">
            <text:p><text:s text:c="2"/>Yes</text:p>
          </table:table-cell>
          <table:table-cell table:style-name="ce5" office:value-type="string">
            <text:p>During project</text:p>
          </table:table-cell>
          <table:table-cell table:style-name="ce5" office:value-type="string">
            <text:p>granted the status of voluntary nature reserve by the prefect of French Guyana in 1997. </text:p>
            <text:p/>
            <text:p>Potential for carbon sequestration credit</text:p>
          </table:table-cell>
          <table:table-cell table:style-name="ce5" office:value-type="string">
            <text:p>ID policy to target</text:p>
            <text:p>Stakeholder buy-in</text:p>
            <text:p>Motivate legislation</text:p>
          </table:table-cell>
          <table:table-cell table:style-name="ce5" office:value-type="string">
            <text:p>1997 Parties to the United Nations Framework Convention on Climate <text:s/>Change (UNFCCC) agreed through the Kyoto Protocol (KP) - how Land Use Change and Forestry <text:s/>(LULUCF) could be used to achieve those targets; Montreal 2005: <text:s/>“Emissions from deforestation i</text:p>
          </table:table-cell>
          <table:table-cell table:style-name="ce5" office:value-type="string">
            <text:p><text:s text:c="2"/>Yes</text:p>
          </table:table-cell>
          <table:table-cell table:style-name="ce5" office:value-type="string">
            <text:p>researchers from various universities and research institutions visit Tresor to do studies. <text:s/>They primarily document the rich floral and fauna populations.</text:p>
            <text:p/>
            <text:p/>
          </table:table-cell>
          <table:table-cell table:number-columns-repeated="43"/>
          <table:table-cell table:style-name="ce5" office:value-type="string">
            <text:p><text:s text:c="2"/>Yes</text:p>
          </table:table-cell>
          <table:table-cell table:style-name="ce5" office:value-type="string">
            <text:p>flora, fauna</text:p>
          </table:table-cell>
          <table:table-cell table:style-name="ce5" office:value-type="string">
            <text:p>survey</text:p>
          </table:table-cell>
          <table:table-cell table:number-columns-repeated="8"/>
          <table:table-cell table:style-name="ce5" office:value-type="string">
            <text:p>Zwani Spelt fund, together with the WWF</text:p>
          </table:table-cell>
          <table:table-cell table:number-columns-repeated="2"/>
          <table:table-cell table:style-name="ce5" office:value-type="string">
            <text:p>a number of studies have been done so far by researchers of the National Herbarium of the Netherlands, department Utrecht, Physical geography (UU), the Natural History Museum in Paris and the IRD (Institute for Developmental Research) in Cayenne</text:p>
            <text:p/>
            <text:p>The Herb</text:p>
          </table:table-cell>
          <table:table-cell table:style-name="ce5" office:value-type="string">
            <text:p>carbon sequestration potential</text:p>
          </table:table-cell>
          <table:table-cell table:style-name="ce5" office:value-type="string">
            <text:p>literature and landscape reviews</text:p>
          </table:table-cell>
          <table:table-cell/>
          <table:table-cell table:style-name="ce5" office:value-type="string">
            <text:p>2006</text:p>
          </table:table-cell>
          <table:table-cell/>
          <table:table-cell table:style-name="ce5" office:value-type="string">
            <text:p>Alterra</text:p>
          </table:table-cell>
          <table:table-cell table:style-name="ce5" office:value-type="string">
            <text:p>Alterra</text:p>
          </table:table-cell>
          <table:table-cell table:number-columns-repeated="6"/>
          <table:table-cell table:style-name="ce5" office:value-type="string">
            <text:p><text:s/>Alterra laboratory (Netherlands) conducted a research study on the absorption and retention of carbon throughout the Trésor reserve. The research predicts the capacity for carbon sequestration for each type of major landscape in the park, based on data a</text:p>
          </table:table-cell>
          <table:table-cell table:number-columns-repeated="22"/>
          <table:table-cell table:style-name="ce5" office:value-type="string">
            <text:p>2479 hectares</text:p>
          </table:table-cell>
          <table:table-cell table:number-columns-repeated="8"/>
          <table:table-cell table:style-name="ce5" office:value-type="string">
            <text:p>2</text:p>
          </table:table-cell>
          <table:table-cell table:number-columns-repeated="851"/>
        </table:table-row>
        <table:table-row table:style-name="ro4">
          <table:table-cell office:value-type="float" office:value="54">
            <text:p>54</text:p>
          </table:table-cell>
          <table:table-cell table:style-name="ce3" office:value-type="string">
            <text:p>Tubbataha Reefs Natural Park (TRNP) </text:p>
          </table:table-cell>
          <table:table-cell table:style-name="ce3" office:value-type="string">
            <text:p>Marivel Dygico</text:p>
          </table:table-cell>
          <table:table-cell table:style-name="ce3" office:value-type="string">
            <text:p>WWF - Philippines</text:p>
          </table:table-cell>
          <table:table-cell table:style-name="ce3" office:value-type="string">
            <text:p>10 October, 2007</text:p>
          </table:table-cell>
          <table:table-cell table:style-name="ce3" office:value-type="string">
            <text:p>Marivel Dygico</text:p>
          </table:table-cell>
          <table:table-cell table:style-name="ce3" office:value-type="string">
            <text:p>Philippines</text:p>
          </table:table-cell>
          <table:table-cell table:style-name="ce3" office:value-type="string">
            <text:p>Sulu-Sulawesi Seas</text:p>
          </table:table-cell>
          <table:table-cell table:style-name="ce3" office:value-type="string">
            <text:p>1997</text:p>
          </table:table-cell>
          <table:table-cell table:style-name="ce3" office:value-type="string">
            <text:p>2012</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Overharvest</text:p>
            <text:p>Habitat conversion</text:p>
          </table:table-cell>
          <table:table-cell table:style-name="ce5" office:value-type="string">
            <text:p>Fishing</text:p>
            <text:p>Recreational activities</text:p>
          </table:table-cell>
          <table:table-cell table:style-name="ce5" office:value-type="string">
            <text:p>Even back in the mid 1980s, divers and fishermen already began noticing and reporting signs of coral reef destruction and fish population declines. <text:s/>This was largely due to harmful practices like dynamite and cyanide fishing. <text:s/>Scientists, who are interested in this area for its high biodiversity and uniqueness, also noticed coral cover and fish productivity declines.</text:p>
            <text:p/>
            <text:p>The Management Goal:</text:p>
            <text:p>“To preserve the globally significant biological diversity and ecological processes of Tubbataha and to manage it and the surrounding areas in a sustainable basis.”</text:p>
            <text:p/>
            <text:p>All resource and ecosystem service aspects should be conserved and protected into perpetuity, with no exceptions, and active collaboration with all stakeholders and community members should be maintained.</text:p>
            <text:p/>
            <text:p>The strengthening of conservation management (park rangers' capacity), awareness (community &amp; visitor), ecosystem research and monitoring, &amp; sustainable resource management are each long term goals of the TRNP.</text:p>
          </table:table-cell>
          <table:table-cell table:style-name="ce5" office:value-type="string">
            <text:p>Fisheries</text:p>
            <text:p>Recreation</text:p>
            <text:p>Genetic resources</text:p>
            <text:p>Other cultural services</text:p>
            <text:p>Food (subsistence)</text:p>
          </table:table-cell>
          <table:table-cell table:style-name="ce5" office:value-type="string">
            <text:p>Surrounding fisheries are shown to benefit when MPA are established. <text:s/></text:p>
            <text:p/>
            <text:p>The potential for increased eco-tourism opportunities for the municipality of Cagayancillo.</text:p>
          </table:table-cell>
          <table:table-cell table:style-name="ce5" office:value-type="string">
            <text:p>Tubbataha reef</text:p>
            <text:p>Jessie Beazley reef</text:p>
          </table:table-cell>
          <table:table-cell/>
          <table:table-cell table:style-name="ce5" office:value-type="string">
            <text:p>livelihoods of people of Cagayancillo</text:p>
          </table:table-cell>
          <table:table-cell table:style-name="ce5" office:value-type="string">
            <text:p>Local</text:p>
          </table:table-cell>
          <table:table-cell table:style-name="ce5" office:value-type="string">
            <text:p>Regional</text:p>
          </table:table-cell>
          <table:table-cell table:style-name="ce5" office:value-type="string">
            <text:p>Local</text:p>
          </table:table-cell>
          <table:table-cell table:style-name="ce5" office:value-type="string">
            <text:p>Local</text:p>
          </table:table-cell>
          <table:table-cell table:style-name="ce5" office:value-type="string">
            <text:p>None</text:p>
          </table:table-cell>
          <table:table-cell table:style-name="ce5" office:value-type="string">
            <text:p>Cagayancillo is the municipality that exercises political jurisdiction over TRNP and it was proclaimed as a National Marine Park in 1988. <text:s/>The MPA was recently expanded to include the Jessie Beazley reefs, which increased the park size by 3 time to 96,828 hectares. <text:s/>This was prompted by both UNEDP and the Cagayanon municipality wishes to protect this area as well. <text:s/>Reports coming from divers that fishermen are frequenting the area, and that nets entangled in the corals, raised concern for the protection. <text:s/></text:p>
            <text:p/>
            <text:p>Management of the MPA is by the Tubbataha Protected Area Management Board (TPAMB), a multi-stakeholder body.</text:p>
          </table:table-cell>
          <table:table-cell table:style-name="ce5" office:value-type="string">
            <text:p>Intertidal</text:p>
            <text:p>Subtidal</text:p>
            <text:p>Other</text:p>
          </table:table-cell>
          <table:table-cell table:style-name="ce5" office:value-type="string">
            <text:p>Intertidal</text:p>
            <text:p>Subtidal</text:p>
            <text:p>Other</text:p>
          </table:table-cell>
          <table:table-cell table:style-name="ce5" office:value-type="string">
            <text:p>Subtidal</text:p>
            <text:p>Intertidal</text:p>
            <text:p>Other</text:p>
          </table:table-cell>
          <table:table-cell table:style-name="ce5" office:value-type="string">
            <text:p>2 coral atolls, acts as a natural lagoon, and surrounding reefs.</text:p>
          </table:table-cell>
          <table:table-cell table:style-name="ce5" office:value-type="string">
            <text:p>Unsustainable fishing</text:p>
          </table:table-cell>
          <table:table-cell table:style-name="ce5" office:value-type="string">
            <text:p>Nature reserve</text:p>
            <text:p>Recreational open space</text:p>
            <text:p>Sustainable fishing</text:p>
          </table:table-cell>
          <table:table-cell table:style-name="ce5" office:value-type="string">
            <text:p>The park is managed by the Tubbataha Protected Area Management Board (TPAMB).</text:p>
            <text:p/>
            <text:p>This is a "no take" area where only recreation, research, and conservation activities are allowed.</text:p>
          </table:table-cell>
          <table:table-cell table:style-name="ce5" office:value-type="string">
            <text:p>Fees</text:p>
          </table:table-cell>
          <table:table-cell table:style-name="ce5" office:value-type="string">
            <text:p>User fee/access fee</text:p>
          </table:table-cell>
          <table:table-cell/>
          <table:table-cell table:style-name="ce5" office:value-type="string">
            <text:p>Both</text:p>
          </table:table-cell>
          <table:table-cell table:style-name="ce5" office:value-type="string">
            <text:p>Tourism Entry Fee: Conservation fee of Php3,000 or about $60. <text:s/>The revenue from tourism activities is used to manage, maintain and improve the park – from the annual installation of mooring buoys (preventing boat anchors from damaging the reef), to training for Park Rangers and education campaigns for both locals and visitors.</text:p>
            <text:p>There are 9 'live-aboard' boats operating in the MPA, which are the major source of tourism.</text:p>
            <text:p>The TPAMB allots 7% of tourism entry fee collections from Tubbataha to fund livelihood initiatives in Cagayancillo. <text:s/>The TPAMB, through WWF-Philippines, has set up a micro-credit facility to support livelihood activities as part of integrated conservation management.</text:p>
          </table:table-cell>
          <table:table-cell table:style-name="ce5" office:value-type="string">
            <text:p>Other policy change</text:p>
          </table:table-cell>
          <table:table-cell table:style-name="ce5" office:value-type="string">
            <text:p>The park is managed by the Tubbataha Protected Area Management Board (TPAMB). <text:s/>The board was established in 1999 and consists of a a wide range of stakeholders.</text:p>
            <text:p/>
            <text:p>Presidential Proclamation 1126 (Aug 23rd 2006) fr. Tubbataha Reef National Marine Park to Tubbataha Reefs Natural Park (TRNP) due to the addition of the Jessie Beazley reefs making the entire MPA 96,828 hectares.</text:p>
            <text:p/>
            <text:p>It was proclaimed as a National Marine Park in 1988 and proclaimed a UNESCO World Heritage site in 1993 (the country's only marine area on the World Heritage list). In 1999, Tubbataha is included in Ramsar List of Wetlands of International Importance.</text:p>
            <text:p/>
            <text:p>When diving in Tubbataha, everyone must follow the Park Rules and Regulations</text:p>
          </table:table-cell>
          <table:table-cell table:style-name="ce5" office:value-type="string">
            <text:p>Education and outreach</text:p>
            <text:p>Stakeholder engagement</text:p>
            <text:p>Workshops</text:p>
            <text:p>Meetings</text:p>
            <text:p>Committee formation</text:p>
            <text:p>Communications</text:p>
            <text:p>Training</text:p>
          </table:table-cell>
          <table:table-cell table:style-name="ce5" office:value-type="string">
            <text:p>Public outreach and education is very important and helps in the success of a MPA.</text:p>
            <text:p/>
            <text:p>special events, campus tours, exhibits, site visits, brochures, radio plugs, activity books, calendars, etc., all increase awareness and support of the park.</text:p>
            <text:p/>
            <text:p>Capacity building of park rangers, as well as community members, to manage the park in a knowledgeable way.</text:p>
            <text:p/>
            <text:p>As part of the TRNP's management plan, sustainable resource use skills are taught to the community members in Cagayancillo. <text:s/>For example, a new Livelihood Development Program called a Summer Fellowship is underway where business and academic representatives visit and give public presentations on livelihood subjects such as NR production &amp; marketing, ecotourism, and microfinance. <text:s/>The hope is that educational materials will result, and this process can then spread to similar communities in the area.</text:p>
            <text:p/>
            <text:p>Actively doing a series of workshops as part of business plan to indicate steps necessary to cope with added responsibilities of an enlarged MPA. Maybe manpower, equipment- patrol boats training, &amp; networking with law enforcement agencies.</text:p>
          </table:table-cell>
          <table:table-cell table:style-name="ce5" office:value-type="string">
            <text:p>Best Management Practices</text:p>
            <text:p>Preservation</text:p>
            <text:p>Research</text:p>
            <text:p>Other</text:p>
          </table:table-cell>
          <table:table-cell table:style-name="ce5" office:value-type="string">
            <text:p>Park guards</text:p>
            <text:p>Legal protection</text:p>
            <text:p>Tourism infrastructure</text:p>
            <text:p>Research</text:p>
            <text:p>Ecosystem service assessment</text:p>
            <text:p>Biodiversity assessment</text:p>
            <text:p>Other</text:p>
          </table:table-cell>
          <table:table-cell table:style-name="ce5" office:value-type="string">
            <text:p>The park is managed by the Tubbataha Protected Area Management Board (TPAMB). <text:s/>A ranger station with 6-7 rangers at a time is the only real impact to the area.</text:p>
            <text:p/>
            <text:p>When diving in Tubbataha, everyone must follow the Park Rules and Regulations.</text:p>
            <text:p/>
            <text:p>Entry fee for conservation: The revenue from tourism activities is used to manage, maintain and improve the park – from the annual installation of mooring buoys (preventing boat anchors from damaging the reef), to training for Park Rangers and education campaigns for both locals and visitors.</text:p>
            <text:p/>
            <text:p>Currently developing a tourism expedition to 3 World Heritage sites (for non-divers). <text:s/>This added revenue can go to further protecting the newly expanded MPA (now includes Jessie Beazley Reef).</text:p>
          </table:table-cell>
          <table:table-cell table:style-name="ce5" office:value-type="string">
            <text:p>Managing organization</text:p>
          </table:table-cell>
          <table:table-cell table:style-name="ce5" office:value-type="string">
            <text:p>No take recreation</text:p>
          </table:table-cell>
          <table:table-cell table:style-name="ce5" office:value-type="string">
            <text:p>Recreation users</text:p>
            <text:p>Other </text:p>
          </table:table-cell>
          <table:table-cell table:style-name="ce5" office:value-type="string">
            <text:p>Domestic User</text:p>
          </table:table-cell>
          <table:table-cell table:style-name="ce5" office:value-type="string">
            <text:p>Recreation users</text:p>
          </table:table-cell>
          <table:table-cell table:style-name="ce5" office:value-type="string">
            <text:p>Community/committee</text:p>
          </table:table-cell>
          <table:table-cell table:style-name="ce5" office:value-type="string">
            <text:p>Committee of stakeholders</text:p>
          </table:table-cell>
          <table:table-cell table:style-name="ce5" office:value-type="string">
            <text:p>Yes</text:p>
          </table:table-cell>
          <table:table-cell table:style-name="ce5" office:value-type="string">
            <text:p>The park is managed by the Tubbataha Protected Area Management Board (TPAMB) who receive the funding and allocate it to various conservation and maintenance activities in the park like infrastructure and guard training. </text:p>
          </table:table-cell>
          <table:table-cell table:style-name="ce5" office:value-type="string">
            <text:p><text:s text:c="2"/>Yes</text:p>
          </table:table-cell>
          <table:table-cell table:style-name="ce5" office:value-type="string">
            <text:p>During project</text:p>
          </table:table-cell>
          <table:table-cell/>
          <table:table-cell table:style-name="ce5" office:value-type="string">
            <text:p>Redirect money to conservation</text:p>
            <text:p>Set fees</text:p>
          </table:table-cell>
          <table:table-cell table:style-name="ce5" office:value-type="string">
            <text:p>Contingent valuation (WTP)</text:p>
          </table:table-cell>
          <table:table-cell/>
          <table:table-cell table:style-name="ce5" office:value-type="string">
            <text:p>Tourism/entry fee is the main source of income for the MPA.</text:p>
            <text:p>In 2006, the park received about 1,400 visitors.</text:p>
            <text:p/>
            <text:p>A willingness to pay study was conducted in 1999. <text:s/>It compared TRNP to other sites and survey takers were asked to choose from 3 different fee am</text:p>
          </table:table-cell>
          <table:table-cell table:style-name="ce5" office:value-type="string">
            <text:p><text:s text:c="2"/>Yes</text:p>
          </table:table-cell>
          <table:table-cell table:style-name="ce5" office:value-type="string">
            <text:p>During project</text:p>
          </table:table-cell>
          <table:table-cell table:style-name="ce5" office:value-type="string">
            <text:p>specific legislation that strengthens the park's protection and power.</text:p>
          </table:table-cell>
          <table:table-cell/>
          <table:table-cell table:style-name="ce5" office:value-type="string">
            <text:p>There is a need to reconcile overlapping policies and national laws as they apply to the park. <text:s/>In particular, the NIPAS Act and SEP Law both apply to the park and is being reconciled, through the TRNP Bill, to come up with stronger institutional mechanis</text:p>
          </table:table-cell>
          <table:table-cell table:style-name="ce5" office:value-type="string">
            <text:p><text:s text:c="2"/>Yes</text:p>
          </table:table-cell>
          <table:table-cell table:style-name="ce5" office:value-type="string">
            <text:p>WWF - Philippines described Tubbataha as ‘probably the most important marine protected area in the Sulu Sea.'</text:p>
            <text:p/>
            <text:p>1998 bleaching event</text:p>
            <text:p/>
            <text:p>hydro study: fish larvae and coral larvae are circulated within Sulu Sea and to near by reef of mainland Palau (a very imp</text:p>
          </table:table-cell>
          <table:table-cell table:style-name="ce5" office:value-type="string">
            <text:p><text:s text:c="2"/>Yes</text:p>
          </table:table-cell>
          <table:table-cell table:number-columns-repeated="28"/>
          <table:table-cell table:style-name="ce5" office:value-type="string">
            <text:p>park user activities</text:p>
          </table:table-cell>
          <table:table-cell table:style-name="ce5" office:value-type="string">
            <text:p>park rangers</text:p>
          </table:table-cell>
          <table:table-cell table:number-columns-repeated="2"/>
          <table:table-cell table:style-name="ce5" office:value-type="string">
            <text:p>daily</text:p>
          </table:table-cell>
          <table:table-cell table:number-columns-repeated="8"/>
          <table:table-cell table:style-name="ce5" office:value-type="string">
            <text:p>Park rangers insure that no illegal activities are going on within the park</text:p>
          </table:table-cell>
          <table:table-cell table:style-name="ce5" office:value-type="string">
            <text:p><text:s text:c="2"/>Yes</text:p>
          </table:table-cell>
          <table:table-cell table:style-name="ce5" office:value-type="string">
            <text:p>REEF HEALTH</text:p>
            <text:p>corals, fishes, seagrasses, seabirds, marine plankton, and marine mammals, such as dolphins and whales</text:p>
          </table:table-cell>
          <table:table-cell table:style-name="ce5" office:value-type="string">
            <text:p>observations</text:p>
          </table:table-cell>
          <table:table-cell/>
          <table:table-cell table:style-name="ce5" office:value-type="string">
            <text:p>1982</text:p>
          </table:table-cell>
          <table:table-cell table:style-name="ce5" office:value-type="string">
            <text:p>annual </text:p>
          </table:table-cell>
          <table:table-cell table:style-name="ce5" office:value-type="string">
            <text:p>Tubbataha research and monitoring team, as well as many other researchers who come to the site</text:p>
          </table:table-cell>
          <table:table-cell table:number-columns-repeated="7"/>
          <table:table-cell table:style-name="ce5" office:value-type="string">
            <text:p>In 1982, a combined team from the Government and the University of the Philippines Marine Science Institute carried out one of the first scientific surveys of Tubbataha.</text:p>
            <text:p/>
            <text:p>Still, it was not until 1997 that the monitoring of the reef was standardized. Since</text:p>
          </table:table-cell>
          <table:table-cell table:style-name="ce5" office:value-type="string">
            <text:p>fish catch</text:p>
          </table:table-cell>
          <table:table-cell table:style-name="ce5" office:value-type="string">
            <text:p>reports from local fishermen</text:p>
          </table:table-cell>
          <table:table-cell table:number-columns-repeated="11"/>
          <table:table-cell table:style-name="ce5" office:value-type="string">
            <text:p>The results of the research carried out since 1997 show that the condition of the fishes and corals of Tubbataha and other sites, such as Jessie Beazley and Cagayancillo, is improving. Cagayanon fishermen have reported that fish catch in their waters has </text:p>
          </table:table-cell>
          <table:table-cell table:number-columns-repeated="16"/>
          <table:table-cell table:style-name="ce5" office:value-type="string">
            <text:p>WWF Tubbataha Project Research Team has gathered baseline data on Basterra Reef in May 2002 (it is important like Tubbataha and Beazley), however, its unprotected status leaves it open to illegal fishing activities. <text:s/></text:p>
            <text:p/>
            <text:p/>
          </table:table-cell>
          <table:table-cell table:style-name="ce5" office:value-type="string">
            <text:p>An understanding of the resource use patterns and motivations of the major stakeholders of Tubbataha, the residents of Cagayancillo, will aid in the identification of strategies to improve living standards and biodiversity conservation in the locality. <text:s/>T</text:p>
          </table:table-cell>
          <table:table-cell/>
          <table:table-cell table:style-name="ce5" office:value-type="string">
            <text:p>There is a need to reconcile overlapping policies and national laws as they apply to the park. <text:s/>In particular, the NIPAS Act and SEP Law both apply to the park and is being reconciled, through the TRNMP Bill, to come up with stronger institutional mechani</text:p>
          </table:table-cell>
          <table:table-cell table:number-columns-repeated="11"/>
          <table:table-cell table:style-name="ce5" office:value-type="string">
            <text:p>6-7 park rangers</text:p>
          </table:table-cell>
          <table:table-cell table:number-columns-repeated="851"/>
        </table:table-row>
        <table:table-row table:style-name="ro5">
          <table:table-cell office:value-type="float" office:value="55">
            <text:p>55</text:p>
          </table:table-cell>
          <table:table-cell table:style-name="ce3" office:value-type="string">
            <text:p>Community-Based Conservation of Marine Turtles and Other Natural Resources on Chiriquí Beach </text:p>
          </table:table-cell>
          <table:table-cell table:style-name="ce3" office:value-type="string">
            <text:p>Carlos Drews</text:p>
          </table:table-cell>
          <table:table-cell table:style-name="ce3" office:value-type="string">
            <text:p>WWF</text:p>
          </table:table-cell>
          <table:table-cell table:style-name="ce3" office:value-type="string">
            <text:p>11 October, 2007</text:p>
          </table:table-cell>
          <table:table-cell table:style-name="ce3" office:value-type="string">
            <text:p>Claudia Ruiz</text:p>
          </table:table-cell>
          <table:table-cell table:style-name="ce3" office:value-type="string">
            <text:p>Panama</text:p>
          </table:table-cell>
          <table:table-cell table:style-name="ce3" office:value-type="string">
            <text:p>Caribbean Marine</text:p>
          </table:table-cell>
          <table:table-cell table:style-name="ce3" office:value-type="string">
            <text:p>2005</text:p>
          </table:table-cell>
          <table:table-cell table:style-name="ce3" office:value-type="string">
            <text:p>2010</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Overharvest</text:p>
            <text:p>Habitat conversion</text:p>
            <text:p>Climate Change</text:p>
          </table:table-cell>
          <table:table-cell table:style-name="ce5" office:value-type="string">
            <text:p>Hunting</text:p>
            <text:p>Fishing</text:p>
            <text:p>Housing and urban development</text:p>
            <text:p>Climate change and severe weather</text:p>
          </table:table-cell>
          <table:table-cell table:style-name="ce5" office:value-type="string">
            <text:p>Dangerously low population drops were historically due to pressure from hunting for the sale of the turtles' shells, meat, &amp; eggs in international markets. <text:s/>This, coupled with natural predation caused the hawksbill nesting population at Chiriquí Beach to decline by 98%. <text:s/>Coastal development, climate change, and bycatch are also components to the turtle threat.</text:p>
            <text:p/>
            <text:p>By linking livelihoods with the conservation of marine sea turtles, the long-term survival and reproductive success of these turtle that nest on Chiriqui Beach may be locally protected and supported. <text:s/>This collaborative effort began in 2003 with seaturtle monitoring by the Caribbean Conservation Corporation (CCC) and later incorporated WWF in 2005 to relate this research to local livelihood enhancement. <text:s/>There is a lot of community support behind protecting the turtle populations for the benefit of future generations.</text:p>
          </table:table-cell>
          <table:table-cell table:style-name="ce5" office:value-type="string">
            <text:p>Genetic resources</text:p>
            <text:p>Recreation</text:p>
            <text:p>Other cultural services</text:p>
          </table:table-cell>
          <table:table-cell table:style-name="ce5" office:value-type="string">
            <text:p>Although ecotourism is something that the community may consider as part of their collective management plan, the initial reason for protecting the turtles was so that future generations could enjoy seeing them.</text:p>
          </table:table-cell>
          <table:table-cell/>
          <table:table-cell table:style-name="ce5" office:value-type="string">
            <text:p>Caribbean for hawksbill turtles (Eretmochelys imbricata) initially, later the leatherback </text:p>
          </table:table-cell>
          <table:table-cell table:style-name="ce5" office:value-type="string">
            <text:p>Rio Caña community, women</text:p>
          </table:table-cell>
          <table:table-cell table:style-name="ce5" office:value-type="string">
            <text:p>Local</text:p>
          </table:table-cell>
          <table:table-cell table:style-name="ce5" office:value-type="string">
            <text:p>Global</text:p>
          </table:table-cell>
          <table:table-cell table:style-name="ce5" office:value-type="string">
            <text:p>Indigenous</text:p>
          </table:table-cell>
          <table:table-cell table:style-name="ce5" office:value-type="string">
            <text:p>Indigenous</text:p>
          </table:table-cell>
          <table:table-cell table:style-name="ce5" office:value-type="string">
            <text:p>None</text:p>
          </table:table-cell>
          <table:table-cell/>
          <table:table-cell table:style-name="ce5" office:value-type="string">
            <text:p>Intertidal</text:p>
            <text:p>Wetland</text:p>
            <text:p>Other</text:p>
          </table:table-cell>
          <table:table-cell table:style-name="ce5" office:value-type="string">
            <text:p>Intertidal</text:p>
            <text:p>Wetland</text:p>
            <text:p>Other</text:p>
          </table:table-cell>
          <table:table-cell table:style-name="ce5" office:value-type="string">
            <text:p>Intertidal</text:p>
            <text:p>Wetland</text:p>
            <text:p>Other</text:p>
          </table:table-cell>
          <table:table-cell/>
          <table:table-cell table:style-name="ce5" office:value-type="string">
            <text:p>Unsustainable fishing</text:p>
            <text:p>Other use</text:p>
          </table:table-cell>
          <table:table-cell table:style-name="ce5" office:value-type="string">
            <text:p>Other use</text:p>
          </table:table-cell>
          <table:table-cell table:style-name="ce5" office:value-type="string">
            <text:p>Rampant hunting of sea turtles for meat and for the tortoise shell trade and harvesting of nests for eggs to turtle protection through beach patrols</text:p>
          </table:table-cell>
          <table:table-cell table:style-name="ce5" office:value-type="string">
            <text:p>Subsidy</text:p>
            <text:p>Other</text:p>
          </table:table-cell>
          <table:table-cell table:style-name="ce5" office:value-type="string">
            <text:p>Donation</text:p>
            <text:p>Other</text:p>
          </table:table-cell>
          <table:table-cell/>
          <table:table-cell table:style-name="ce5" office:value-type="string">
            <text:p>Carrot </text:p>
          </table:table-cell>
          <table:table-cell table:style-name="ce5" office:value-type="string">
            <text:p>Beach patrolers: <text:s/>the community requested that these be part time positions so that the benefits could be spread further throughout the community. <text:s/>Both women and men participate equally in this opportunity. <text:s/></text:p>
            <text:p/>
            <text:p>Also, a local Womens' association for handicrafts is supported by this project.</text:p>
            <text:p/>
            <text:p>in most cases, funds are used to implement conservation activities and capacity building.</text:p>
          </table:table-cell>
          <table:table-cell table:style-name="ce5" office:value-type="string">
            <text:p>Other policy change</text:p>
            <text:p>Other</text:p>
          </table:table-cell>
          <table:table-cell/>
          <table:table-cell table:style-name="ce5" office:value-type="string">
            <text:p>Education and outreach</text:p>
            <text:p>Community forums</text:p>
            <text:p>Stakeholder engagement</text:p>
            <text:p>Training</text:p>
            <text:p>Meetings</text:p>
            <text:p>Workshops</text:p>
            <text:p>Committee formation</text:p>
            <text:p>Communications</text:p>
          </table:table-cell>
          <table:table-cell table:style-name="ce5" office:value-type="string">
            <text:p>School presentations, community meetings, field trips to other towns who implement ecotourism strategies.</text:p>
            <text:p>Through a documentary project by a foreign tv company (Animal Planet), satellite tracking of the turtle's nesting and migration has shown the local people that these animals travel and effect other people far away. <text:s/>this connection has given the community a sense of responsibility to this larger group of stakeholders as well as pride for being part of this process.</text:p>
          </table:table-cell>
          <table:table-cell table:style-name="ce5" office:value-type="string">
            <text:p>Best Management Practices</text:p>
            <text:p>Research</text:p>
            <text:p>Other</text:p>
          </table:table-cell>
          <table:table-cell table:style-name="ce5" office:value-type="string">
            <text:p>Biodiversity assessment</text:p>
            <text:p>Research</text:p>
            <text:p>Other</text:p>
          </table:table-cell>
          <table:table-cell table:style-name="ce5" office:value-type="string">
            <text:p>Conclude the management and conservation plan as prepared by the community with assistance by CCC &amp; WWF. <text:s/>The next few years will be focused on strengthening local capacity for environmental management, fundraising, &amp; managing funds. <text:s/></text:p>
            <text:p/>
            <text:p>Managed by WWF Central America office. <text:s/></text:p>
          </table:table-cell>
          <table:table-cell table:style-name="ce5" office:value-type="string">
            <text:p>Managing organization</text:p>
          </table:table-cell>
          <table:table-cell table:style-name="ce5" office:value-type="string">
            <text:p>No take recreation</text:p>
          </table:table-cell>
          <table:table-cell table:style-name="ce5" office:value-type="string">
            <text:p>Other </text:p>
          </table:table-cell>
          <table:table-cell table:style-name="ce5" office:value-type="string">
            <text:p>Non-profit</text:p>
          </table:table-cell>
          <table:table-cell table:style-name="ce5" office:value-type="string">
            <text:p>Implementing NGO</text:p>
          </table:table-cell>
          <table:table-cell table:style-name="ce5" office:value-type="string">
            <text:p>Private land user</text:p>
          </table:table-cell>
          <table:table-cell table:style-name="ce5" office:value-type="string">
            <text:p>Other private landowners/users</text:p>
          </table:table-cell>
          <table:table-cell table:number-columns-repeated="2"/>
          <table:table-cell table:style-name="ce5" office:value-type="string">
            <text:p><text:s text:c="2"/>Yes</text:p>
          </table:table-cell>
          <table:table-cell table:style-name="ce5" office:value-type="string">
            <text:p>During project</text:p>
          </table:table-cell>
          <table:table-cell table:style-name="ce5" office:value-type="string">
            <text:p>ecotourism may not be the best strategy at this time</text:p>
          </table:table-cell>
          <table:table-cell/>
          <table:table-cell table:style-name="ce5" office:value-type="string">
            <text:p>Travel cost</text:p>
            <text:p>Hedonic pricing</text:p>
            <text:p>Cost/benefit</text:p>
          </table:table-cell>
          <table:table-cell/>
          <table:table-cell table:style-name="ce5" office:value-type="string">
            <text:p>Commissioned- pre feasibility study for ecotourism business, 'Is it even a possibility for this community?'</text:p>
            <text:p/>
            <text:p>Outcome- very unlikely that this would be good business, only a minority would make a profit. <text:s/>Created a model simulation for a ecotourism busines</text:p>
          </table:table-cell>
          <table:table-cell table:style-name="ce5" office:value-type="string">
            <text:p><text:s text:c="2"/>Yes</text:p>
          </table:table-cell>
          <table:table-cell table:style-name="ce5" office:value-type="string">
            <text:p>Pre-project</text:p>
          </table:table-cell>
          <table:table-cell/>
          <table:table-cell table:style-name="ce5" office:value-type="string">
            <text:p>ID policy to target</text:p>
          </table:table-cell>
          <table:table-cell table:style-name="ce5" office:value-type="string">
            <text:p>hunting seaturtles &amp; confiscating their eggs became illegal nationally back in the 60s; while the Chiriqui community jointly decided to crack down on the practice about 15 years ago as they noticed the huge drop in population size.</text:p>
          </table:table-cell>
          <table:table-cell table:style-name="ce5" office:value-type="string">
            <text:p><text:s text:c="2"/>Yes</text:p>
          </table:table-cell>
          <table:table-cell table:style-name="ce5" office:value-type="string">
            <text:p>Chiriqui Beach is considered the most important place for hawksbill seaturtle, and the second most important for leatherback nesting in the Caribbean.</text:p>
          </table:table-cell>
          <table:table-cell table:number-columns-repeated="43"/>
          <table:table-cell table:style-name="ce5" office:value-type="string">
            <text:p><text:s text:c="2"/>Yes</text:p>
          </table:table-cell>
          <table:table-cell table:style-name="ce5" office:value-type="string">
            <text:p>Marine turtle nesting</text:p>
          </table:table-cell>
          <table:table-cell table:number-columns-repeated="12"/>
          <table:table-cell table:style-name="ce5" office:value-type="string">
            <text:p>Marine turtle monitoring efforts were started in 2003 by the Caribbean Conservation Corporation (CCC), in conjunction with a large group of local, national and international project partners and donors. <text:s/>They have been patrolling since 2003, and recruit l</text:p>
          </table:table-cell>
          <table:table-cell table:number-columns-repeated="28"/>
          <table:table-cell table:style-name="ce5" office:value-type="string">
            <text:p>WWF is shifting from a species focus to an ecoregional focus, this coupled with with a limited popularity/interest in marine turtles as a charismatic species able to generate donations makes receiving continued funding a problem.</text:p>
          </table:table-cell>
          <table:table-cell table:style-name="ce5" office:value-type="string">
            <text:p>Environmental education element needs strengthening.</text:p>
          </table:table-cell>
          <table:table-cell table:style-name="ce5" office:value-type="string">
            <text:p>Local capacity for collective project management is a big challenge in coastal communities. <text:s/>There are many external pressures from tourism or residential developers are not easy to contend with if local legal and policy capacity are weak.</text:p>
            <text:p/>
            <text:p/>
          </table:table-cell>
          <table:table-cell table:number-columns-repeated="4"/>
          <table:table-cell table:style-name="ce5" office:value-type="string">
            <text:p>The community has come to value the turtles beyond their economic worth.</text:p>
          </table:table-cell>
          <table:table-cell table:number-columns-repeated="861"/>
        </table:table-row>
        <table:table-row table:style-name="ro4">
          <table:table-cell office:value-type="float" office:value="56">
            <text:p>56</text:p>
          </table:table-cell>
          <table:table-cell table:style-name="ce3" office:value-type="string">
            <text:p>Abatement of egg poaching in a Pacific leatherback nesting site, Junquilla Beach</text:p>
          </table:table-cell>
          <table:table-cell table:style-name="ce3" office:value-type="string">
            <text:p>Carlos Drews</text:p>
          </table:table-cell>
          <table:table-cell table:style-name="ce3" office:value-type="string">
            <text:p>WWF</text:p>
          </table:table-cell>
          <table:table-cell table:style-name="ce3" office:value-type="string">
            <text:p>10 October, 2007</text:p>
          </table:table-cell>
          <table:table-cell table:style-name="ce3" office:value-type="string">
            <text:p>Claudia Ruiz</text:p>
          </table:table-cell>
          <table:table-cell table:style-name="ce3" office:value-type="string">
            <text:p>Costa Rica</text:p>
          </table:table-cell>
          <table:table-cell table:style-name="ce3" office:value-type="string">
            <text:p>Caribbean Marine</text:p>
          </table:table-cell>
          <table:table-cell table:style-name="ce3" office:value-type="string">
            <text:p>2005</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Climate Change</text:p>
            <text:p>Habitat conversion</text:p>
            <text:p>Overharvest</text:p>
          </table:table-cell>
          <table:table-cell table:style-name="ce5" office:value-type="string">
            <text:p>Housing and urban development</text:p>
            <text:p>Tourism and Recreation development</text:p>
            <text:p>Hunting</text:p>
            <text:p>Fishing</text:p>
            <text:p>Species stresses</text:p>
            <text:p>Climate change and severe weather</text:p>
          </table:table-cell>
          <table:table-cell table:style-name="ce5" office:value-type="string">
            <text:p>Although Costa Rica has national legislation against it, there had been a 100% rate of seaturtle egg poaching before 2005. <text:s/>The community has since changed its ways and now regards the leatherback as a valuable cultural symbol. <text:s/>Poaching is now down to 5-15% all by non-locals. <text:s/>Other threats to the area are climate change, coastal development, and seaturtle bycatch.</text:p>
            <text:p/>
            <text:p>This project aims to help preserve marine seaturtles and link this to livelihood enhancement of the local community. <text:s/></text:p>
          </table:table-cell>
          <table:table-cell table:style-name="ce5" office:value-type="string">
            <text:p>Other cultural services</text:p>
            <text:p>Genetic resources</text:p>
            <text:p>Other</text:p>
            <text:p>Recreation</text:p>
            <text:p>Carbon sequestration</text:p>
          </table:table-cell>
          <table:table-cell table:style-name="ce5" office:value-type="string">
            <text:p>Community livelihoods and improved solidarity. <text:s/>Potential for tourism.</text:p>
          </table:table-cell>
          <table:table-cell table:style-name="ce5" office:value-type="string">
            <text:p>Junquillal Beach</text:p>
          </table:table-cell>
          <table:table-cell table:style-name="ce5" office:value-type="string">
            <text:p>Leatherback marine seaturtles (Dermochelys coriacea) and black turtles or Eastern Pacific green turtles (Chelonia mydas agassizii)</text:p>
          </table:table-cell>
          <table:table-cell table:style-name="ce5" office:value-type="string">
            <text:p>village of Junquillal</text:p>
          </table:table-cell>
          <table:table-cell table:style-name="ce5" office:value-type="string">
            <text:p>Local</text:p>
          </table:table-cell>
          <table:table-cell table:style-name="ce5" office:value-type="string">
            <text:p>Global</text:p>
          </table:table-cell>
          <table:table-cell table:style-name="ce5" office:value-type="string">
            <text:p>State</text:p>
          </table:table-cell>
          <table:table-cell table:style-name="ce5" office:value-type="string">
            <text:p>State</text:p>
          </table:table-cell>
          <table:table-cell table:style-name="ce5" office:value-type="string">
            <text:p>None</text:p>
          </table:table-cell>
          <table:table-cell/>
          <table:table-cell table:style-name="ce5" office:value-type="string">
            <text:p>Intertidal</text:p>
            <text:p>Wetland</text:p>
          </table:table-cell>
          <table:table-cell table:style-name="ce5" office:value-type="string">
            <text:p>Intertidal</text:p>
            <text:p>Wetland</text:p>
          </table:table-cell>
          <table:table-cell table:style-name="ce5" office:value-type="string">
            <text:p>Intertidal</text:p>
            <text:p>Wetland</text:p>
          </table:table-cell>
          <table:table-cell/>
          <table:table-cell table:style-name="ce5" office:value-type="string">
            <text:p>Other use</text:p>
            <text:p>Unsustainable fishing</text:p>
            <text:p>Residential development</text:p>
            <text:p>Recreational open space</text:p>
          </table:table-cell>
          <table:table-cell table:style-name="ce5" office:value-type="string">
            <text:p>Other use</text:p>
            <text:p>Residential development</text:p>
            <text:p>Recreational open space</text:p>
          </table:table-cell>
          <table:table-cell table:style-name="ce5" office:value-type="string">
            <text:p>Egg poaching abated.</text:p>
            <text:p>Coastal development planned.</text:p>
          </table:table-cell>
          <table:table-cell table:style-name="ce5" office:value-type="string">
            <text:p>Other</text:p>
            <text:p>Subsidy</text:p>
          </table:table-cell>
          <table:table-cell table:style-name="ce5" office:value-type="string">
            <text:p>Donation</text:p>
          </table:table-cell>
          <table:table-cell/>
          <table:table-cell table:style-name="ce5" office:value-type="string">
            <text:p>Carrot </text:p>
          </table:table-cell>
          <table:table-cell table:style-name="ce5" office:value-type="string">
            <text:p>Tourism benefits may be in the future, at this point however, the real value of the turtles is cultural.</text:p>
            <text:p/>
            <text:p>Donations and attention from private parties, like the British I-TV company who filmed a documentary and gave the community the prize money, are the current modes of funding.</text:p>
            <text:p/>
            <text:p>Potential from the carbon market is also a possibility.</text:p>
          </table:table-cell>
          <table:table-cell table:style-name="ce5" office:value-type="string">
            <text:p>Development rights</text:p>
          </table:table-cell>
          <table:table-cell table:style-name="ce5" office:value-type="string">
            <text:p>A Land Management Plan is being written for regulation of future coastal development.</text:p>
          </table:table-cell>
          <table:table-cell table:style-name="ce5" office:value-type="string">
            <text:p>Education and outreach</text:p>
            <text:p>Volunteers</text:p>
            <text:p>Stakeholder engagement</text:p>
            <text:p>Training</text:p>
            <text:p>Meetings</text:p>
            <text:p>Communications</text:p>
            <text:p>Other</text:p>
            <text:p>Committee formation</text:p>
          </table:table-cell>
          <table:table-cell table:style-name="ce5" office:value-type="string">
            <text:p>The project began in early 2005, because Gabriel Francia, a WWF staff member, had been living there for 3 years and documented the importance of this beach for turtle reproduction. <text:s/>He had established himself as a known resident in the community and is trusted by many. <text:s/>This rapport has been absolutely key to his (and this project's) success. </text:p>
            <text:p><text:s/></text:p>
            <text:p>Gathering the public together for hatching releases of baby turtles is a major part of connecting the people and the animal. <text:s/>Children are especially in awe of this natural event and motivated to want to protect the turtles. <text:s/>Adults as well as tourists who had never witnessed this also benefit from the environmental education.</text:p>
            <text:p/>
            <text:p>A parents association at the local school works to incorporate environmental education into the local curriculum. The environmental education program engages both the children and their parents.</text:p>
            <text:p/>
            <text:p>To engage the teenagers of the community, a local soccer match was held for turtle awareness. <text:s/>The young boy's soccer team took up the name of "Leatherback Boys" and now lead the way in community based protection and awareness. <text:s/>They act as role models for the younger generations and constitute the core of the seaturtle monitoring activities. <text:s/>These boys find a way to stay clean, make money, and grow because of the turtles. <text:s/>They are taught to be environmental guides and some english.</text:p>
            <text:p/>
            <text:p>Finally, a marine seaturtle festival held for the entire village became a way to unify the people and give them something to find common interest in.</text:p>
          </table:table-cell>
          <table:table-cell table:style-name="ce5" office:value-type="string">
            <text:p>Other</text:p>
            <text:p>Research</text:p>
          </table:table-cell>
          <table:table-cell table:style-name="ce5" office:value-type="string">
            <text:p>Research</text:p>
            <text:p>Other</text:p>
          </table:table-cell>
          <table:table-cell table:style-name="ce5" office:value-type="string">
            <text:p>Gabriel has been doing seaturtle nesting monitoring for the past 3 years, his local presence and trustworthiness created a acceptable environment for WWF's efforts to be received by.</text:p>
            <text:p/>
            <text:p>Frequent monitoring and protection primarily by the locally recruited "Leatherback Boys"</text:p>
            <text:p/>
            <text:p>Many unique social tools (festival, soccer game) catalysed a real turn around in community sentiment toward conservation of the seaturtles. <text:s/>There is now a cultural value placed on the turtles, which stand as a symbol of community identity.</text:p>
            <text:p/>
            <text:p>WWF is facilitating the implementation of a Community Livelihoods Improvement Plan.</text:p>
            <text:p/>
            <text:p>Land Management plan - The Costa Rican Institute of Tourism has also commissioned the creation a community advised Land Management Plan that addresses the growing pressure to develop this coastal town. <text:s/>WWF is aiding the people of Junquillal in this process. <text:s/>Environmental considerations for the seaturtles and a rising sealevel (climate change) are among the issues important to the plan.</text:p>
          </table:table-cell>
          <table:table-cell table:style-name="ce5" office:value-type="string">
            <text:p>Managing organization</text:p>
          </table:table-cell>
          <table:table-cell/>
          <table:table-cell table:style-name="ce5" office:value-type="string">
            <text:p>Other </text:p>
            <text:p>Recreation users</text:p>
          </table:table-cell>
          <table:table-cell table:style-name="ce5" office:value-type="string">
            <text:p>Non-profit</text:p>
            <text:p>Industrial/Corporate user</text:p>
          </table:table-cell>
          <table:table-cell table:style-name="ce5" office:value-type="string">
            <text:p>Implementing NGO</text:p>
            <text:p>Other corporate</text:p>
          </table:table-cell>
          <table:table-cell table:style-name="ce5" office:value-type="string">
            <text:p>Private land user</text:p>
          </table:table-cell>
          <table:table-cell table:style-name="ce5" office:value-type="string">
            <text:p>Other private landowners/users</text:p>
          </table:table-cell>
          <table:table-cell table:number-columns-repeated="2"/>
          <table:table-cell table:style-name="ce5" office:value-type="string">
            <text:p><text:s text:c="2"/>Yes</text:p>
          </table:table-cell>
          <table:table-cell table:style-name="ce5" office:value-type="string">
            <text:p>During project</text:p>
          </table:table-cell>
          <table:table-cell table:style-name="ce5" office:value-type="string">
            <text:p>on-going</text:p>
          </table:table-cell>
          <table:table-cell table:style-name="ce5" office:value-type="string">
            <text:p>Change land user practice</text:p>
            <text:p>Redirect money to conservation</text:p>
          </table:table-cell>
          <table:table-cell table:style-name="ce5" office:value-type="string">
            <text:p>Replacement cost</text:p>
            <text:p>Cost/benefit</text:p>
          </table:table-cell>
          <table:table-cell table:style-name="ce5" office:value-type="string">
            <text:p>Carbon Sequestration</text:p>
          </table:table-cell>
          <table:table-cell table:style-name="ce5" office:value-type="string">
            <text:p>Revealing value in protecting the seaturtle's is the key to this project, both economic as a ecotourism attraction and cultural as a unifying symbol.</text:p>
            <text:p/>
            <text:p>This is a typical Costa Rican community with much foreign influence and external pressure to develop. <text:s/></text:p>
            <text:p/>
          </table:table-cell>
          <table:table-cell table:style-name="ce5" office:value-type="string">
            <text:p><text:s text:c="2"/>Yes</text:p>
          </table:table-cell>
          <table:table-cell table:style-name="ce5" office:value-type="string">
            <text:p>Pre-project</text:p>
          </table:table-cell>
          <table:table-cell table:style-name="ce5" office:value-type="string">
            <text:p>reveal need for alternative approach... <text:s/>community based conservation.</text:p>
          </table:table-cell>
          <table:table-cell/>
          <table:table-cell table:style-name="ce5" office:value-type="string">
            <text:p>Leatherbacks are important to Costa Rica, however, Junquillal Beach is not a protected area for their nesting. <text:s/>Their protection comes solely from community efforts and sentiment. <text:s/>To impose a legally protected area on the community may not achieve the mo</text:p>
          </table:table-cell>
          <table:table-cell table:style-name="ce5" office:value-type="string">
            <text:p><text:s text:c="2"/>Yes</text:p>
          </table:table-cell>
          <table:table-cell table:style-name="ce5" office:value-type="string">
            <text:p>50 nests per year between 2004 and 2006.</text:p>
            <text:p/>
            <text:p>This project initially focused on the leatherback population, but has expanded to all seaturtles who nest of the beach. <text:s/>WWF staff and local community members do vigilant monitoring during nesting times.</text:p>
          </table:table-cell>
          <table:table-cell table:style-name="ce5" office:value-type="string">
            <text:p><text:s text:c="2"/>Yes</text:p>
          </table:table-cell>
          <table:table-cell table:style-name="ce5" office:value-type="string">
            <text:p>Marine turtle poaching</text:p>
          </table:table-cell>
          <table:table-cell table:number-columns-repeated="12"/>
          <table:table-cell table:style-name="ce5" office:value-type="string">
            <text:p>Poaching is now almost non existent, and when it happens it is by foreigners who want to make the quick cash by selling the eggs to local bars.</text:p>
          </table:table-cell>
          <table:table-cell table:number-columns-repeated="14"/>
          <table:table-cell table:style-name="ce5" office:value-type="string">
            <text:p>community capitals, well-being, practices and attitudes</text:p>
          </table:table-cell>
          <table:table-cell table:number-columns-repeated="13"/>
          <table:table-cell table:style-name="ce5" office:value-type="string">
            <text:p><text:s text:c="2"/>Yes</text:p>
          </table:table-cell>
          <table:table-cell table:style-name="ce5" office:value-type="string">
            <text:p>Marine turtle poaching</text:p>
            <text:p/>
          </table:table-cell>
          <table:table-cell table:style-name="ce5" office:value-type="string">
            <text:p>manual counts</text:p>
          </table:table-cell>
          <table:table-cell table:number-columns-repeated="11"/>
          <table:table-cell table:style-name="ce5" office:value-type="string">
            <text:p>of leatherback (Dermochelys coriacea), black turtle (Chelonia mydas agassizi) and olive ridley (Lepidochelys olivacea) nests have been successfully protected and experience almost no plundering.</text:p>
            <text:p/>
            <text:p>10,000 leatherbacks, black turtles and olive ridleys hatche</text:p>
          </table:table-cell>
          <table:table-cell table:number-columns-repeated="14"/>
          <table:table-cell table:style-name="ce5" office:value-type="string">
            <text:p>community capitals, well-being, practices and attitudes</text:p>
          </table:table-cell>
          <table:table-cell table:style-name="ce5" office:value-type="string">
            <text:p>survey</text:p>
          </table:table-cell>
          <table:table-cell table:number-columns-repeated="11"/>
          <table:table-cell table:style-name="ce5" office:value-type="string">
            <text:p>Uni. of CR did a survey on the feelings of the people in the community, very successful. <text:s/>Improved way to relate to natural environment.</text:p>
            <text:p/>
            <text:p>The local monitoring group (Leatherback Boys) are regarded as local heroes and stand as role models for younger gener</text:p>
          </table:table-cell>
          <table:table-cell table:style-name="ce5" office:value-type="string">
            <text:p>WWF is shifting from a species focus to an ecoregional focus, this coupled with with a limited popularity/interest in marine turtles as a charismatic species able to generate donations makes receiving continued funding a problem.</text:p>
          </table:table-cell>
          <table:table-cell/>
          <table:table-cell table:style-name="ce5" office:value-type="string">
            <text:p>The biggest challenge is how to insure that the local sentiment towards protecting the turtles is sustainable. <text:s/>Capacity building and strong community identity building are crucial if this success is going to stick.</text:p>
          </table:table-cell>
          <table:table-cell/>
          <table:table-cell table:style-name="ce5" office:value-type="string">
            <text:p>Funding is inconsistent.</text:p>
          </table:table-cell>
          <table:table-cell table:number-columns-repeated="2"/>
          <table:table-cell table:style-name="ce5" office:value-type="string">
            <text:p>The success of this program comes from it being so strongly supported by the local community. <text:s/>It is about livelihoods and self-esteem, this goes far beyond money.</text:p>
          </table:table-cell>
          <table:table-cell table:number-columns-repeated="7"/>
          <table:table-cell table:style-name="ce5" office:value-type="string">
            <text:p>over 10,000 hatchlings/year</text:p>
          </table:table-cell>
          <table:table-cell/>
          <table:table-cell table:style-name="ce5" office:value-type="string">
            <text:p>8-10 Leatherback Boys</text:p>
          </table:table-cell>
          <table:table-cell table:number-columns-repeated="851"/>
        </table:table-row>
        <table:table-row table:style-name="ro6">
          <table:table-cell office:value-type="float" office:value="57">
            <text:p>57</text:p>
          </table:table-cell>
          <table:table-cell table:style-name="ce3" office:value-type="string">
            <text:p>Improving Natural Resources Use on the Eastern Side of Udzungwa Mountains National Park</text:p>
          </table:table-cell>
          <table:table-cell table:style-name="ce3" office:value-type="string">
            <text:p>Zakiya M. Aloyce</text:p>
          </table:table-cell>
          <table:table-cell table:style-name="ce3" office:value-type="string">
            <text:p>WWF - Tanzania</text:p>
          </table:table-cell>
          <table:table-cell table:style-name="ce3" office:value-type="string">
            <text:p>22 August, 2007</text:p>
          </table:table-cell>
          <table:table-cell table:style-name="ce3" office:value-type="string">
            <text:p>Zakiya M. Aloyce</text:p>
          </table:table-cell>
          <table:table-cell table:style-name="ce3" office:value-type="string">
            <text:p>Tanzania</text:p>
          </table:table-cell>
          <table:table-cell table:style-name="ce3" office:value-type="string">
            <text:p>Eastern Arc Montane Forests </text:p>
          </table:table-cell>
          <table:table-cell table:style-name="ce3" office:value-type="string">
            <text:p>January 2006</text:p>
          </table:table-cell>
          <table:table-cell table:style-name="ce3" office:value-type="string">
            <text:p>2010</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Climate Change</text:p>
            <text:p>Overharvest</text:p>
          </table:table-cell>
          <table:table-cell table:style-name="ce5" office:value-type="string">
            <text:p>Fragmentation; degradation</text:p>
            <text:p>Watershed alteration</text:p>
            <text:p>Fire </text:p>
            <text:p>Logging</text:p>
            <text:p>Climate change and severe weather</text:p>
          </table:table-cell>
          <table:table-cell table:style-name="ce5" office:value-type="string">
            <text:p>The Project supports the environmental and sustainable natural resources initiative addressing local issues (improved land and water resources management, landuse planning, and alternative sources of livelihoods) as well as national and global policies for management of the natural resources within the project area (biodiversity conservation in the Eastern Arc Mountains). The project also contributes to the wider Rufiji catchment and river basin management that has significant contributions to the national development both in terms of agriculture, fisheries and hydropower energy.</text:p>
            <text:p/>
          </table:table-cell>
          <table:table-cell table:style-name="ce5" office:value-type="string">
            <text:p>Water quantity</text:p>
            <text:p>Flood mitigation</text:p>
            <text:p>Soil Stabilization</text:p>
            <text:p>Soil Fertility</text:p>
            <text:p>Timber</text:p>
            <text:p>Recreation</text:p>
            <text:p>Pollination</text:p>
            <text:p>Food (subsistence)</text:p>
            <text:p>Nutrient cycling</text:p>
            <text:p>Natural medicines</text:p>
            <text:p>Other cultural services</text:p>
            <text:p>Fisheries</text:p>
          </table:table-cell>
          <table:table-cell table:style-name="ce5" office:value-type="string">
            <text:p>Commercial farming (Sugar cane Plantations)</text:p>
          </table:table-cell>
          <table:table-cell table:style-name="ce5" office:value-type="string">
            <text:p>forests and woodland cover</text:p>
          </table:table-cell>
          <table:table-cell/>
          <table:table-cell table:style-name="ce5" office:value-type="string">
            <text:p>all surrounding communities including women and children</text:p>
          </table:table-cell>
          <table:table-cell table:style-name="ce5" office:value-type="string">
            <text:p>Regional</text:p>
          </table:table-cell>
          <table:table-cell table:style-name="ce5" office:value-type="string">
            <text:p>Region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style-name="ce5" office:value-type="string">
            <text:p>The whole land in Tanzania is owned by the State but can be leased to people for 33 to 99 years for general and indefinite (through customary laws) for village land.</text:p>
          </table:table-cell>
          <table:table-cell table:style-name="ce5" office:value-type="string">
            <text:p>Native forest</text:p>
            <text:p>Other</text:p>
          </table:table-cell>
          <table:table-cell table:style-name="ce5" office:value-type="string">
            <text:p>Converted</text:p>
            <text:p>Other</text:p>
            <text:p>Mixed grassland</text:p>
            <text:p>Mixed scrub/shrub</text:p>
            <text:p>Mixed forest</text:p>
          </table:table-cell>
          <table:table-cell table:style-name="ce5" office:value-type="string">
            <text:p>Mixed forest</text:p>
            <text:p>Other</text:p>
            <text:p>Converted</text:p>
            <text:p>Mixed scrub/shrub</text:p>
            <text:p>Mixed grassland</text:p>
          </table:table-cell>
          <table:table-cell table:style-name="ce5" office:value-type="string">
            <text:p>Original: land was dominantly forest and woodland</text:p>
            <text:p>Pre project: scattered and highly degraded woodland, grassland, scattered bushland, settlement and cultivation (Intensive flat cultivation on steep slopes of mountains)</text:p>
            <text:p>Project period: Improved secondary woodland (through improved land management, natural regeneration, tree planting, reduced wildfires and controlled harvest of forest products,), settlement, bush land, </text:p>
            <text:p>Post project: The Expected change in 2010 is improved vegetation cover and forest health of the Vidunda catchment area, adjacent tot the Udzungwa National Park</text:p>
            <text:p/>
          </table:table-cell>
          <table:table-cell table:style-name="ce5" office:value-type="string">
            <text:p>Primary forest clearing</text:p>
            <text:p>Sustainable agriculture</text:p>
            <text:p>Residential development</text:p>
          </table:table-cell>
          <table:table-cell table:style-name="ce5" office:value-type="string">
            <text:p>Residential development</text:p>
            <text:p>Subsistence farming</text:p>
            <text:p>Nature reserve</text:p>
          </table:table-cell>
          <table:table-cell table:style-name="ce5" office:value-type="string">
            <text:p>Primary forest/woodland clearing for:</text:p>
            <text:p>Residential development</text:p>
            <text:p>Subsistence farming</text:p>
            <text:p/>
          </table:table-cell>
          <table:table-cell table:style-name="ce5" office:value-type="string">
            <text:p>Subsidy</text:p>
          </table:table-cell>
          <table:table-cell table:style-name="ce5" office:value-type="string">
            <text:p>Donation</text:p>
          </table:table-cell>
          <table:table-cell/>
          <table:table-cell table:style-name="ce5" office:value-type="string">
            <text:p>Carrot </text:p>
          </table:table-cell>
          <table:table-cell table:style-name="ce5" office:value-type="string">
            <text:p>The project is surviving through donor money. However, a User Fee for those who are receiving the service would be an ideal source of funding for conservation in this area.</text:p>
          </table:table-cell>
          <table:table-cell table:style-name="ce5" office:value-type="string">
            <text:p>Other</text:p>
          </table:table-cell>
          <table:table-cell table:style-name="ce5" office:value-type="string">
            <text:p>Promotion of sustainable farming by the project ensures employment for youth and women</text:p>
            <text:p/>
            <text:p>The Udzungwa park, adjacent to the project site, provides tourism services</text:p>
          </table:table-cell>
          <table:table-cell table:style-name="ce5" office:value-type="string">
            <text:p>Education and outreach</text:p>
            <text:p>Communications</text:p>
            <text:p>Committee formation</text:p>
            <text:p>Meetings</text:p>
            <text:p>Workshops</text:p>
            <text:p>Training</text:p>
            <text:p>Stakeholder engagement</text:p>
            <text:p>Community forums</text:p>
          </table:table-cell>
          <table:table-cell table:style-name="ce5" office:value-type="string">
            <text:p>Success, <text:s/>lessons learnt and challenges are communicated to stakeholders and to other projects within WWF. Major events and success stories are documented and publicized through media.</text:p>
            <text:p/>
            <text:p>Provision of environmental education to schools and community creates a culture of environmental responsibility. </text:p>
            <text:p/>
            <text:p>Education and Awareness is done by strengthening teachers skills and knowledge in mainstreaming environmental component into subjects. Also through public meetings and cinema </text:p>
            <text:p/>
            <text:p>Training is the major activity in strengthening capacities of community, stakeholders, and partners. <text:s/>Regular consultation and stakeholder engagement, especially at the development and implementation of land use planning decisions. <text:s/></text:p>
            <text:p/>
            <text:p>Workshops and meetings are the common tools of communication with stakeholders and partners. <text:s/>Communities are being trained on how to link conservation and development.</text:p>
            <text:p/>
            <text:p>An Advisory committee that involves key stakeholders has been formed and they meet once per year</text:p>
          </table:table-cell>
          <table:table-cell table:style-name="ce5" office:value-type="string">
            <text:p>Research</text:p>
            <text:p>Restoration</text:p>
            <text:p>Other</text:p>
            <text:p>Best Management Practices</text:p>
          </table:table-cell>
          <table:table-cell table:style-name="ce5" office:value-type="string">
            <text:p>Infrastructure</text:p>
            <text:p>Fire management</text:p>
            <text:p>Biodiversity assessment</text:p>
            <text:p>Outplantings</text:p>
            <text:p>Ecosystem service assessment</text:p>
            <text:p>Creating seed source (nursery)</text:p>
            <text:p>Regeneration</text:p>
            <text:p>BMP agriculture</text:p>
            <text:p>Mapping</text:p>
          </table:table-cell>
          <table:table-cell table:style-name="ce5" office:value-type="string">
            <text:p>The Kilosa and Kilombero District Councils oversees and coordinates community conservation activities and mainstreams the same into district plans.</text:p>
            <text:p/>
            <text:p>Implementation of the project using the existing institutional set up at village and district levels has proved to be an efficient way of involving key players <text:s text:c="2"/>to participate effectively . Collaboration between the Project Management team and district council’s technical staff has provided an efficient and cost –effective project implementation. Addressing livelihood issues mainstreamed in the project which WWF promotes, has motivated community’s participation in the project implementation. The project’s support to key livelihood issues such as improved agriculture through proper land use, developing alternative sources of energy and sustainable farming was the added WWF value that other district and local initiatives had not worked on. </text:p>
            <text:p/>
            <text:p>Fire management is done by the community; WWF does biodiveristy assessments as well as ecological and socio-economic monitoring;</text:p>
            <text:p>Land use planning and mapping are carried out by the Participatory Land Use Planning Team with Village Land Use Management Committee with technical inputs from the WWF Land use Planner</text:p>
            <text:p>Afforestaion and <text:s/>natural regeneration are being used to improve <text:s/>vegetation and land <text:s/>cover. <text:s/>Improved secondary woodland (through improved land management, natural regeneration, tree planting, reduced wildfires and controlled harvest of forest products,), settlement, bush land. <text:s/>Tree nurseries are managed by communities with technical support from District Forest Officer. And, tree planting is done by communities with technical support from District Forest Officer.</text:p>
            <text:p/>
            <text:p>Integrated development and conservation approach is being used. Communities are being trained on how to link conservation and development. The water draining from the forests is used for various economic activities including farming, and hydro-electric power generation</text:p>
          </table:table-cell>
          <table:table-cell table:style-name="ce5" office:value-type="string">
            <text:p>Managing organization</text:p>
          </table:table-cell>
          <table:table-cell table:style-name="ce5" office:value-type="string">
            <text:p>Agriculture</text:p>
            <text:p>Natural product extraction</text:p>
            <text:p>Managed forestry</text:p>
          </table:table-cell>
          <table:table-cell table:style-name="ce5" office:value-type="string">
            <text:p>Floodplain occupants</text:p>
            <text:p>All water users</text:p>
            <text:p>Hydropower</text:p>
            <text:p>All</text:p>
          </table:table-cell>
          <table:table-cell table:style-name="ce5" office:value-type="string">
            <text:p>Non-profit</text:p>
          </table:table-cell>
          <table:table-cell table:style-name="ce5" office:value-type="string">
            <text:p>Implementing NGO</text:p>
          </table:table-cell>
          <table:table-cell table:style-name="ce5" office:value-type="string">
            <text:p>Private land user</text:p>
            <text:p>Community/committee</text:p>
          </table:table-cell>
          <table:table-cell table:style-name="ce5" office:value-type="string">
            <text:p>Committee of stakeholders</text:p>
            <text:p>Agriculture</text:p>
            <text:p>Other private landowners/users</text:p>
          </table:table-cell>
          <table:table-cell table:number-columns-repeated="9"/>
          <table:table-cell table:style-name="ce5" office:value-type="string">
            <text:p><text:s text:c="2"/>Yes</text:p>
          </table:table-cell>
          <table:table-cell table:style-name="ce5" office:value-type="string">
            <text:p>During project</text:p>
          </table:table-cell>
          <table:table-cell table:number-columns-repeated="2"/>
          <table:table-cell table:style-name="ce5" office:value-type="string">
            <text:p>In Tanzania the institutional frameworks that structure the interactions of people and forests and wildlife are largely an inheritance from the colonial governments (CEPF 2003). </text:p>
            <text:p>Until recently, protection focused on watersheds rather than biodiversity an</text:p>
          </table:table-cell>
          <table:table-cell table:style-name="ce5" office:value-type="string">
            <text:p><text:s text:c="2"/>Yes</text:p>
          </table:table-cell>
          <table:table-cell table:style-name="ce5" office:value-type="string">
            <text:p>The Udzungwa Mountains are home to many rare and endemic species of flora and fauna (see Lovett &amp; Wasser 1993 for a review). The montane forest includes local endemic botanical species such as Drypetes gerrardininioides and the shrub Zimmermanniopsis. The</text:p>
          </table:table-cell>
          <table:table-cell table:number-columns-repeated="43"/>
          <table:table-cell table:style-name="ce5" office:value-type="string">
            <text:p><text:s text:c="2"/>Yes</text:p>
          </table:table-cell>
          <table:table-cell table:number-columns-repeated="27"/>
          <table:table-cell table:style-name="ce5" office:value-type="string">
            <text:p>The project is monitored annually by involves different key stakeholders. Degraded areas, tree cover in the village land, <text:s/>incidences of illegal logging and forest fires, village buffer zone woodlots, number of trees planted and surviving, number of Villa</text:p>
          </table:table-cell>
          <table:table-cell table:number-columns-repeated="13"/>
          <table:table-cell table:style-name="ce5" office:value-type="string">
            <text:p>number of village land use plan developed and implemented; number of households practicing agroforestry and using fuel efficient stoves</text:p>
          </table:table-cell>
          <table:table-cell/>
          <table:table-cell table:style-name="ce5" office:value-type="string">
            <text:p>Majority of communities are unaware on the impacts of cultivating on steep mountains slope and on the river edges. Extension services including awareness on the land and water policies and regulations are critical linking water, land and forest degradatio</text:p>
          </table:table-cell>
          <table:table-cell/>
          <table:table-cell table:style-name="ce5" office:value-type="string">
            <text:p>The experience in facilitating conservation activities has shown that the rural communities are more receptive to conservation interventions as compared the sub-urban communities. This calls for clear understanding of the socio-economic and cultural aspec</text:p>
          </table:table-cell>
          <table:table-cell table:style-name="ce5" office:value-type="string">
            <text:p>Because of poverty and the high demand for subsistence agricultural crops, it has been quite challenging to merge conservation of the catchments and water effectively with agricultural development activities. Economic opportunities existing in Kilombero v</text:p>
          </table:table-cell>
          <table:table-cell table:style-name="ce5" office:value-type="string">
            <text:p>Increasing expansion of large sugar cane plantations is progressively creating land scarcity in the villages leading to expansion of subsistence agricultural activities on the steep mountains slopes. Coordinated land use plans are critical to avoid undue </text:p>
          </table:table-cell>
          <table:table-cell/>
          <table:table-cell table:style-name="ce5" office:value-type="string">
            <text:p>The involvement and use of local resource persons in awareness raising and information dissemination was very effective in the implementation of awareness activities as well as in land use planning process. <text:s/>Participatory planning and monitoring was quite</text:p>
          </table:table-cell>
          <table:table-cell table:number-columns-repeated="861"/>
        </table:table-row>
        <table:table-row table:style-name="ro6">
          <table:table-cell office:value-type="float" office:value="58">
            <text:p>58</text:p>
          </table:table-cell>
          <table:table-cell table:style-name="ce3" office:value-type="string">
            <text:p>Liverpool Plains Land Management</text:p>
          </table:table-cell>
          <table:table-cell table:style-name="ce3" office:value-type="string">
            <text:p>David Walker</text:p>
          </table:table-cell>
          <table:table-cell table:style-name="ce3" office:value-type="string">
            <text:p>The Liverpool Plains Land Management Committee</text:p>
          </table:table-cell>
          <table:table-cell table:style-name="ce3" office:value-type="string">
            <text:p>1 October, 2007</text:p>
          </table:table-cell>
          <table:table-cell table:style-name="ce3" office:value-type="string">
            <text:p>David Walker</text:p>
          </table:table-cell>
          <table:table-cell table:style-name="ce3" office:value-type="string">
            <text:p>Australia</text:p>
          </table:table-cell>
          <table:table-cell table:style-name="ce3" office:value-type="string">
            <text:p>None Reported</text:p>
          </table:table-cell>
          <table:table-cell table:style-name="ce3" office:value-type="string">
            <text:p>2001</text:p>
          </table:table-cell>
          <table:table-cell table:style-name="ce3" office:value-type="string">
            <text:p>2007</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Invasive Species</text:p>
            <text:p>Habitat conversion</text:p>
            <text:p>Pollution</text:p>
          </table:table-cell>
          <table:table-cell table:style-name="ce5" office:value-type="string">
            <text:p>Non-timber crops (ag)</text:p>
            <text:p>Ranching</text:p>
            <text:p>Watershed alteration</text:p>
            <text:p>Fragmentation; degradation</text:p>
            <text:p>Invasive species</text:p>
            <text:p>Non-point pollution</text:p>
          </table:table-cell>
          <table:table-cell table:style-name="ce5" office:value-type="string">
            <text:p>Land Management Tenders are a new way to revitalize the private Landcare spirit (recent decade of landcare promotion by government &amp; private enterprise during the 1990-2000). <text:s/>These tenders create a way for communities to purchase increased biodiversity, reductions in salinity, water quality improvements and better management practices from farmers.</text:p>
            <text:p/>
            <text:p>The Land Management Tender trial was commenced in <text:s/>the Liverpool Plains in 2001. <text:s/>Further Tender Rounds have <text:s/>been held in 2003 and 2005. <text:s/>A independent management body called The Liverpool Plains Land Management Committee (LPLMC) oversees these tender rounds, <text:s/>implementation and payment. </text:p>
            <text:p/>
            <text:p>Major land threats are: loss of native vegetation, dry land salinization, water logging, erosion, soil structure decline, fertility loss, biodiversity loss, farm enterprise and land type mismatch <text:s/></text:p>
            <text:p>Water: pollution, water quality &amp; quantity, flood severity and frequency increase</text:p>
            <text:p/>
          </table:table-cell>
          <table:table-cell table:style-name="ce5" office:value-type="string">
            <text:p>Genetic resources</text:p>
            <text:p>Soil Fertility</text:p>
            <text:p>Soil Stabilization</text:p>
            <text:p>Water quality</text:p>
            <text:p>Other cultural services</text:p>
            <text:p>Nutrient cycling</text:p>
            <text:p>Flood mitigation</text:p>
            <text:p>Water quantity</text:p>
            <text:p>Forage</text:p>
            <text:p>Food (subsistence)</text:p>
          </table:table-cell>
          <table:table-cell table:style-name="ce5" office:value-type="string">
            <text:p>Improvement on private lands effect whole landscape: biodiversity, soil and water health, livelihood sustainability, abatement of natural disasters (floods).</text:p>
          </table:table-cell>
          <table:table-cell table:style-name="ce5" office:value-type="string">
            <text:p>Grassy whitebox eucalypt woodlands, open woodlands, grass tree communities, Koala habitat</text:p>
            <text:p/>
            <text:p>remnant native vegetation and proximity to riparian zones or connectability to other target habitats. </text:p>
          </table:table-cell>
          <table:table-cell/>
          <table:table-cell table:style-name="ce5" office:value-type="string">
            <text:p>Liverpool Plains farmers</text:p>
          </table:table-cell>
          <table:table-cell table:style-name="ce5" office:value-type="string">
            <text:p>Regional</text:p>
          </table:table-cell>
          <table:table-cell table:style-name="ce5" office:value-type="string">
            <text:p>Regional</text:p>
          </table:table-cell>
          <table:table-cell table:style-name="ce5" office:value-type="string">
            <text:p>Individual private</text:p>
          </table:table-cell>
          <table:table-cell table:style-name="ce5" office:value-type="string">
            <text:p>Individual private</text:p>
          </table:table-cell>
          <table:table-cell table:style-name="ce5" office:value-type="string">
            <text:p>None</text:p>
          </table:table-cell>
          <table:table-cell table:style-name="ce5" office:value-type="string">
            <text:p>no transfer of ownership.</text:p>
          </table:table-cell>
          <table:table-cell table:style-name="ce5" office:value-type="string">
            <text:p>Native grassland</text:p>
            <text:p>Native forest</text:p>
            <text:p>Other</text:p>
            <text:p>Native scrub/shrub</text:p>
          </table:table-cell>
          <table:table-cell table:style-name="ce5" office:value-type="string">
            <text:p>Converted</text:p>
            <text:p>Mixed grassland</text:p>
            <text:p>Mixed forest</text:p>
            <text:p>Mixed scrub/shrub</text:p>
            <text:p>Other</text:p>
          </table:table-cell>
          <table:table-cell table:style-name="ce5" office:value-type="string">
            <text:p>Mixed grassland</text:p>
            <text:p>Mixed forest</text:p>
            <text:p>Mixed scrub/shrub</text:p>
            <text:p>Converted</text:p>
            <text:p>Other</text:p>
          </table:table-cell>
          <table:table-cell table:style-name="ce5" office:value-type="string">
            <text:p>NSW Liverpool Plains: native woodlands, grasslands, river &amp; creeks, grass tree stands.</text:p>
            <text:p/>
            <text:p>For example, natural or improved pasture will collectively be established on 15,000 ha of private lands, while native remnant vegetation now protected and under management is over 800 ha.</text:p>
          </table:table-cell>
          <table:table-cell table:style-name="ce5" office:value-type="string">
            <text:p>Commodity Crops</text:p>
            <text:p>Unsustainable grazing</text:p>
            <text:p>Subsistence farming</text:p>
            <text:p>Specialty crops</text:p>
          </table:table-cell>
          <table:table-cell table:style-name="ce5" office:value-type="string">
            <text:p>Commodity Crops</text:p>
            <text:p>Specialty crops</text:p>
            <text:p>Subsistence farming</text:p>
            <text:p>Sustainable agriculture</text:p>
            <text:p>Sustainable grazing</text:p>
          </table:table-cell>
          <table:table-cell table:style-name="ce5" office:value-type="string">
            <text:p>16,700 ha of the catchment have undergone land management change</text:p>
          </table:table-cell>
          <table:table-cell table:style-name="ce5" office:value-type="string">
            <text:p>Subsidy</text:p>
          </table:table-cell>
          <table:table-cell table:style-name="ce5" office:value-type="string">
            <text:p>New subsidy</text:p>
          </table:table-cell>
          <table:table-cell/>
          <table:table-cell table:style-name="ce5" office:value-type="string">
            <text:p>Carrot </text:p>
          </table:table-cell>
          <table:table-cell table:style-name="ce5" office:value-type="string">
            <text:p>$7.4M of public and private funds will have been allocated to improving land management: $1.8M is public funding and an impressive $5.6M is the landholders’ own contribution</text:p>
            <text:p/>
            <text:p>30% of the Tender price is paid on agreement with landowner, the rest is paid in installments depending on scope and completion of specific BMPs</text:p>
          </table:table-cell>
          <table:table-cell table:style-name="ce5" office:value-type="string">
            <text:p>Other</text:p>
          </table:table-cell>
          <table:table-cell table:style-name="ce5" office:value-type="string">
            <text:p>Catchment Investment Strategy (CIG) - operating framework that outlines goals and strategies of the LPLMC and the aims for tender proposals. <text:s/>This serves as recommended actions to remediate the catchment <text:s/>problems and to encourage the matching of land use with best management practice and land capability. </text:p>
            <text:p/>
            <text:p>Land Management Units (LMUs) - classify land to create common language for negotiation etc., depending on geology, mapping, and soil types.</text:p>
            <text:p/>
            <text:p>Contract like agreement where private landowner concedes to manage land a certain way and receives payments for the environmental services this will provide to the wider community.</text:p>
          </table:table-cell>
          <table:table-cell table:style-name="ce5" office:value-type="string">
            <text:p>Education and outreach</text:p>
            <text:p>Stakeholder engagement</text:p>
            <text:p>Training</text:p>
            <text:p>Workshops</text:p>
            <text:p>Meetings</text:p>
            <text:p>Communications</text:p>
          </table:table-cell>
          <table:table-cell table:style-name="ce5" office:value-type="string">
            <text:p>Advertise - radio, television, bulk mail out, &amp; word of mouth. <text:s/>Phone calls to farmers to come to field days. <text:s/>Information stations during breakfast time (convenient timing, 8 total.) <text:s/>Farmers more interested if you come to them. <text:s/>Then after information session, explanation of landscape assessment process, and tender process. <text:s/>Field Days, information sessions, planning days with individuals (set up goals and mile stones)</text:p>
            <text:p/>
            <text:p>Entire process has increased community awareness and individual landowner accountability; it has altered the way that people view themselves and their place within the greater landscape.</text:p>
          </table:table-cell>
          <table:table-cell table:style-name="ce5" office:value-type="string">
            <text:p>Best Management Practices</text:p>
            <text:p>Research</text:p>
            <text:p>Other</text:p>
            <text:p>Preservation</text:p>
            <text:p>Restoration</text:p>
          </table:table-cell>
          <table:table-cell table:style-name="ce5" office:value-type="string">
            <text:p>BMP agriculture</text:p>
            <text:p>BMP ranching</text:p>
            <text:p>Biodiversity assessment</text:p>
            <text:p>Ecosystem service assessment</text:p>
            <text:p>Mapping</text:p>
            <text:p>Outplantings</text:p>
            <text:p>Infrastructure</text:p>
            <text:p>Removing invasive species</text:p>
            <text:p>Other</text:p>
            <text:p>Restoring riparian zone</text:p>
            <text:p>Fencing </text:p>
            <text:p>Pilot/demonstration</text:p>
          </table:table-cell>
          <table:table-cell table:style-name="ce5" office:value-type="string">
            <text:p>128 landholders have been involved in the process.</text:p>
            <text:p/>
            <text:p>Private landowners propose price for land management changes (advised by recommendations by LPLMC). <text:s/>LPLMC staff visit and assess sites. <text:s/>Maximize benefits from BMP for greater catchment, rank accordingly, and contract with most influential bidders. <text:s/>Payments are made depending on reported completion (in stages) of management. <text:s/>This process emphasizes self-determination and ownership by the landholder, because they propose BMPs voluntarily. </text:p>
            <text:p/>
            <text:p>Community education and collective action planning are key components. <text:s/>Eg. Field days for landowners educate on major concerns within the catchment (salinity, groundcover and pasture <text:s/>management, soil health, riparian zone management, <text:s/>and biodiversity.)</text:p>
            <text:p/>
            <text:p>Examples of BMPs are fencing off of creeks or rivers to restrict livestock access, fencing off of remnant vegetation, and planting of improved or native pasture land. <text:s/>A major change in land management practices has been to change grazing management of livestock to incorporate a period of rest (i.e. not set stocking) so that deeper rooted perennial grasses and other herbage species are encouraged, and groundcover % is improved. </text:p>
            <text:p/>
            <text:p>Tenure of management is anywhere from 3-10 years (encourage longer). <text:s/>Many landowners return to submit many other tender bids, this provides an opportunity to build good relationship and observe changes to land.</text:p>
          </table:table-cell>
          <table:table-cell table:style-name="ce5" office:value-type="string">
            <text:p>Managing organization</text:p>
          </table:table-cell>
          <table:table-cell/>
          <table:table-cell table:style-name="ce5" office:value-type="string">
            <text:p>Agriculture</text:p>
            <text:p>Floodplain occupants</text:p>
          </table:table-cell>
          <table:table-cell table:style-name="ce5" office:value-type="string">
            <text:p>Tax payer</text:p>
            <text:p>Non-profit</text:p>
          </table:table-cell>
          <table:table-cell table:style-name="ce5" office:value-type="string">
            <text:p>Federal tax payers</text:p>
            <text:p>Other NGO</text:p>
          </table:table-cell>
          <table:table-cell table:style-name="ce5" office:value-type="string">
            <text:p>Private land user</text:p>
          </table:table-cell>
          <table:table-cell table:style-name="ce5" office:value-type="string">
            <text:p>Agriculture</text:p>
            <text:p>Rancher</text:p>
          </table:table-cell>
          <table:table-cell table:style-name="ce5" office:value-type="string">
            <text:p>Yes</text:p>
          </table:table-cell>
          <table:table-cell table:style-name="ce5" office:value-type="string">
            <text:p>Liverpool Plains Land Management Committee acts as a broker to transfer funding from government to private landowners.</text:p>
          </table:table-cell>
          <table:table-cell table:style-name="ce5" office:value-type="string">
            <text:p><text:s text:c="2"/>Yes</text:p>
          </table:table-cell>
          <table:table-cell table:style-name="ce5" office:value-type="string">
            <text:p>Pre-project</text:p>
          </table:table-cell>
          <table:table-cell table:style-name="ce5" office:value-type="string">
            <text:p>choice of Liverpool Plains area</text:p>
          </table:table-cell>
          <table:table-cell table:style-name="ce5" office:value-type="string">
            <text:p>Change land user practice</text:p>
            <text:p>Redirect money to conservation</text:p>
            <text:p>Leverage partnerships</text:p>
            <text:p>Set fees</text:p>
          </table:table-cell>
          <table:table-cell table:style-name="ce5" office:value-type="string">
            <text:p>Cost/benefit</text:p>
            <text:p>Simple</text:p>
          </table:table-cell>
          <table:table-cell table:style-name="ce5" office:value-type="string">
            <text:p>Total</text:p>
          </table:table-cell>
          <table:table-cell table:style-name="ce5" office:value-type="string">
            <text:p>Regional agricultural production and processing are estimated to be worth $280M/year. </text:p>
            <text:p/>
            <text:p>Environmental Benefit Analysis matrix ranks proposals in ecological &amp; biological importance; bids are selected using this criteria.</text:p>
            <text:p/>
            <text:p>Recent loss in profitability and l</text:p>
          </table:table-cell>
          <table:table-cell table:style-name="ce5" office:value-type="string">
            <text:p><text:s text:c="2"/>Yes</text:p>
          </table:table-cell>
          <table:table-cell table:style-name="ce5" office:value-type="string">
            <text:p>Pre-project</text:p>
          </table:table-cell>
          <table:table-cell table:style-name="ce5" office:value-type="string">
            <text:p>Impetus to test land tender in Australia.</text:p>
          </table:table-cell>
          <table:table-cell table:style-name="ce5" office:value-type="string">
            <text:p>Stakeholder buy-in</text:p>
          </table:table-cell>
          <table:table-cell table:style-name="ce5" office:value-type="string">
            <text:p>‘Decade of Landcare’ from 1990 to 2000.</text:p>
            <text:p/>
            <text:p>Successes from USA Conservation Reserve Program and the Victorian BushTender trial. <text:s/></text:p>
            <text:p/>
            <text:p>First time natural resource tenders developed and run by a community group in Australia. <text:s/>Test of market-based strategy. <text:s text:c="3"/></text:p>
          </table:table-cell>
          <table:table-cell/>
          <table:table-cell table:style-name="ce5" office:value-type="string">
            <text:p>The Liverpool Plains catchment covers 1.2 million hectares of some of Australia’s most productive <text:s/>winter and summer cropping land, however, decreases in productivity due to poor landmangament practices threaten this landscape and the farming way of life</text:p>
            <text:p/>
          </table:table-cell>
          <table:table-cell table:number-columns-repeated="43"/>
          <table:table-cell table:style-name="ce5" office:value-type="string">
            <text:p><text:s text:c="2"/>Yes</text:p>
          </table:table-cell>
          <table:table-cell table:number-columns-repeated="14"/>
          <table:table-cell table:style-name="ce5" office:value-type="string">
            <text:p>size and type of improvement or refurbishment in landscape</text:p>
          </table:table-cell>
          <table:table-cell table:style-name="ce5" office:value-type="string">
            <text:p>through tender proposals</text:p>
          </table:table-cell>
          <table:table-cell table:number-columns-repeated="11"/>
          <table:table-cell table:style-name="ce5" office:value-type="string">
            <text:p>self reported, over 16,700 ha of land better managed.</text:p>
          </table:table-cell>
          <table:table-cell table:style-name="ce5" office:value-type="string">
            <text:p>community awareness and sentiment</text:p>
          </table:table-cell>
          <table:table-cell table:number-columns-repeated="12"/>
          <table:table-cell table:style-name="ce5" office:value-type="string">
            <text:p>general observation of shift in way many farmers view the landscape and their role, accountability, and chance to make a change for the better.</text:p>
          </table:table-cell>
          <table:table-cell table:style-name="ce5" office:value-type="string">
            <text:p>Training and education are huge time and money commitments for the organization running the land tenders (although they are necessary and very successful.)</text:p>
          </table:table-cell>
          <table:table-cell table:number-columns-repeated="2"/>
          <table:table-cell table:style-name="ce5" office:value-type="string">
            <text:p>Monitoring of impacts due to land management changes.</text:p>
          </table:table-cell>
          <table:table-cell table:style-name="ce5" office:value-type="string">
            <text:p>Discrepancies between public and private benefits, and subsequently who should pay for them.</text:p>
          </table:table-cell>
          <table:table-cell table:number-columns-repeated="2"/>
          <table:table-cell table:style-name="ce5" office:value-type="string">
            <text:p>Importance of landholder understanding of natural processes, landscape condition/concerns, and potential remedies. <text:s/>Ultimately, the more involved and knowledgeable the more productive the tender program becomes. </text:p>
            <text:p/>
            <text:p>Input and interest from farmers is crucia</text:p>
          </table:table-cell>
          <table:table-cell/>
          <table:table-cell table:style-name="ce5" office:value-type="string">
            <text:p>$7.4M of public and private funds allocated to improving land management</text:p>
          </table:table-cell>
          <table:table-cell table:number-columns-repeated="7"/>
          <table:table-cell table:style-name="ce5" office:value-type="string">
            <text:p>128 landholders have been involved in the process</text:p>
          </table:table-cell>
          <table:table-cell table:number-columns-repeated="851"/>
        </table:table-row>
        <table:table-row table:style-name="ro9">
          <table:table-cell office:value-type="float" office:value="59">
            <text:p>59</text:p>
          </table:table-cell>
          <table:table-cell table:style-name="ce3" office:value-type="string">
            <text:p>Eastern Africa Coastal Forests Ecoregion Program (EACFE) </text:p>
          </table:table-cell>
          <table:table-cell table:style-name="ce3" office:value-type="string">
            <text:p>John Y. Salehe</text:p>
          </table:table-cell>
          <table:table-cell table:style-name="ce3" office:value-type="string">
            <text:p>WWF - EARPO</text:p>
          </table:table-cell>
          <table:table-cell table:style-name="ce3" office:value-type="string">
            <text:p>18 October, 2007</text:p>
          </table:table-cell>
          <table:table-cell table:style-name="ce3" office:value-type="string">
            <text:p>John Y. Salehe</text:p>
          </table:table-cell>
          <table:table-cell table:style-name="ce3" office:value-type="string">
            <text:p>Kenya, Tanzania, and Mozambique</text:p>
          </table:table-cell>
          <table:table-cell table:style-name="ce3" office:value-type="string">
            <text:p>Eastern Africa Coastal Forests</text:p>
          </table:table-cell>
          <table:table-cell table:style-name="ce3" office:value-type="string">
            <text:p>2002</text:p>
          </table:table-cell>
          <table:table-cell table:style-name="ce3" office:value-type="string">
            <text:p>2025</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Overharvest</text:p>
          </table:table-cell>
          <table:table-cell table:style-name="ce5" office:value-type="string">
            <text:p>Tourism and Recreation development</text:p>
            <text:p>Energy production and mining</text:p>
            <text:p>NTFPs</text:p>
            <text:p>Logging</text:p>
            <text:p>Fire </text:p>
            <text:p>Fragmentation; degradation</text:p>
            <text:p>Species stresses</text:p>
            <text:p>Commercial and industrial development</text:p>
            <text:p>Housing and urban development</text:p>
            <text:p>Non-timber crops (ag)</text:p>
            <text:p>Wood and pulp plantations</text:p>
            <text:p>Roads and service corridors</text:p>
          </table:table-cell>
          <table:table-cell table:style-name="ce5" office:value-type="string">
            <text:p>Project Goal: Insure that the Coastal Forests of the Eastern Africa region are sustainably managed and conserved for current and future generations, though the involvement of local communities.</text:p>
            <text:p/>
            <text:p>By: Addressing habitat and species targets using socio-economic/human development as an entry point and concurrent major objective.</text:p>
            <text:p/>
            <text:p>Don’t just want to maintain the healthy coastal forests, but healthy people too.</text:p>
            <text:p/>
            <text:p>Major threats: Loss of closed canopy coastal forests habitats especially the legume-dominated and mixed forest types, which contain the most endemic species and livelihood values to overharvest for timber and fuel wood, conversion, and development. <text:s/>Maintaining adequate areas of other surrounding supporting habitat is also very important.</text:p>
          </table:table-cell>
          <table:table-cell table:style-name="ce5" office:value-type="string">
            <text:p>Water quality</text:p>
            <text:p>Timber</text:p>
            <text:p>Recreation</text:p>
            <text:p>Genetic resources</text:p>
            <text:p>Other cultural services</text:p>
            <text:p>Water quantity</text:p>
          </table:table-cell>
          <table:table-cell table:style-name="ce5" office:value-type="string">
            <text:p>Most of the coastal forests have endemic species that are important for biodiversity conservation. <text:s/>There are many aesthetic values and the forests also provide water to the surrounding communities. <text:s/>The soils are normally sensitive and weak, so do not hold up against much stress. </text:p>
          </table:table-cell>
          <table:table-cell table:style-name="ce5" office:value-type="string">
            <text:p>closed canopy coastal forests (esp. legume dominated and mixed forest)</text:p>
          </table:table-cell>
          <table:table-cell table:style-name="ce5" office:value-type="string">
            <text:p>species targets vary by site</text:p>
          </table:table-cell>
          <table:table-cell table:style-name="ce5" office:value-type="string">
            <text:p>communities who depend on the coastal forests.</text:p>
          </table:table-cell>
          <table:table-cell table:style-name="ce5" office:value-type="string">
            <text:p>Regional</text:p>
          </table:table-cell>
          <table:table-cell table:style-name="ce5" office:value-type="string">
            <text:p>Regional</text:p>
          </table:table-cell>
          <table:table-cell table:style-name="ce5" office:value-type="string">
            <text:p>Local</text:p>
            <text:p>Individual private</text:p>
            <text:p>Corporate</text:p>
            <text:p>Federal </text:p>
          </table:table-cell>
          <table:table-cell table:style-name="ce5" office:value-type="string">
            <text:p>Local</text:p>
            <text:p>Indigenous</text:p>
            <text:p>Individual private</text:p>
            <text:p>Corporate</text:p>
            <text:p>Federal </text:p>
          </table:table-cell>
          <table:table-cell table:style-name="ce5" office:value-type="string">
            <text:p>Fed to Local</text:p>
            <text:p>Fed to indigenous</text:p>
          </table:table-cell>
          <table:table-cell table:style-name="ce5" office:value-type="string">
            <text:p>In Tanzania there is a new landownership policy where plots can be claimed under community ownership and management if the state is presented with a usage plan.</text:p>
            <text:p/>
            <text:p>Kenya - most of the land is under private ownership.</text:p>
            <text:p>Mozambique - landownership policy less developed than TZ, a lot of land belongs to concessions. <text:s/></text:p>
          </table:table-cell>
          <table:table-cell table:style-name="ce5" office:value-type="string">
            <text:p>Native forest</text:p>
            <text:p>Native scrub/shrub</text:p>
          </table:table-cell>
          <table:table-cell table:style-name="ce5" office:value-type="string">
            <text:p>Mixed forest</text:p>
            <text:p>Non-native grassland</text:p>
          </table:table-cell>
          <table:table-cell table:style-name="ce5" office:value-type="string">
            <text:p>Mixed forest</text:p>
            <text:p>Native scrub/shrub</text:p>
            <text:p>Non-native grassland</text:p>
          </table:table-cell>
          <table:table-cell/>
          <table:table-cell table:style-name="ce5" office:value-type="string">
            <text:p>Primary forest clearing</text:p>
            <text:p>Selective logging</text:p>
            <text:p>Sustainable timber harvest</text:p>
            <text:p>Sustainable agroforestry</text:p>
          </table:table-cell>
          <table:table-cell table:style-name="ce5" office:value-type="string">
            <text:p>Primary forest clearing</text:p>
            <text:p>Sustainable timber harvest</text:p>
            <text:p>Selective logging</text:p>
            <text:p>Recreational open space</text:p>
          </table:table-cell>
          <table:table-cell table:style-name="ce5" office:value-type="string">
            <text:p>Kenya- FSC past three years, very successful. <text:s/>Using ecotourism as well.</text:p>
            <text:p/>
            <text:p>Try to develop alternative forms of income to reduce pressure on forest resources.</text:p>
          </table:table-cell>
          <table:table-cell table:style-name="ce5" office:value-type="string">
            <text:p>Other</text:p>
          </table:table-cell>
          <table:table-cell table:style-name="ce5" office:value-type="string">
            <text:p>Other</text:p>
          </table:table-cell>
          <table:table-cell/>
          <table:table-cell table:style-name="ce5" office:value-type="string">
            <text:p>Carrot </text:p>
          </table:table-cell>
          <table:table-cell table:style-name="ce5" office:value-type="string">
            <text:p>Various alternative livelihood opportunities are promoted depending on the resources and interests of the respective communities. <text:s/>These are meant to take direct pressure off of forests, because most rely solely on forest products for income.</text:p>
            <text:p>Examples include: beekeeping, ecotourism, sustainable forestry, mico-financing banks, alternative agriculture etc.</text:p>
            <text:p/>
            <text:p>Village ownership of forests.</text:p>
          </table:table-cell>
          <table:table-cell table:style-name="ce5" office:value-type="string">
            <text:p>Ownership rights</text:p>
            <text:p>Development rights</text:p>
            <text:p>Administration rights</text:p>
          </table:table-cell>
          <table:table-cell table:style-name="ce5" office:value-type="string">
            <text:p>Identify key areas for biodiversity and critical habitat, focus on these to work towards community level management of the areas. <text:s/>Enhance community responsibility and engagement. <text:s/>Areas may sometimes be granted as collectively owned village forests if the village presents a management plan.</text:p>
            <text:p/>
            <text:p>Besides land rights, internationally recognized tools such as FSC certification, Ramsar registration, CITES, and various UN programs.</text:p>
          </table:table-cell>
          <table:table-cell table:style-name="ce5" office:value-type="string">
            <text:p>Education and outreach</text:p>
            <text:p>Community forums</text:p>
            <text:p>Volunteers</text:p>
            <text:p>Stakeholder engagement</text:p>
            <text:p>Training</text:p>
            <text:p>Workshops</text:p>
            <text:p>Meetings</text:p>
          </table:table-cell>
          <table:table-cell/>
          <table:table-cell table:style-name="ce5" office:value-type="string">
            <text:p>Best Management Practices</text:p>
            <text:p>Restoration</text:p>
            <text:p>Research</text:p>
            <text:p>Preservation</text:p>
            <text:p>Other</text:p>
          </table:table-cell>
          <table:table-cell table:style-name="ce5" office:value-type="string">
            <text:p>Biodiversity assessment</text:p>
            <text:p>Ecosystem service assessment</text:p>
            <text:p>Mapping</text:p>
            <text:p>Regeneration</text:p>
            <text:p>Fire management</text:p>
            <text:p>Legal protection</text:p>
            <text:p>Research</text:p>
            <text:p>Pilot/demonstration</text:p>
            <text:p>Creating seed source (nursery)</text:p>
            <text:p>Fencing </text:p>
            <text:p>Trail building</text:p>
            <text:p>Tourism infrastructure</text:p>
            <text:p>BMP agriculture</text:p>
            <text:p>BMP forestry</text:p>
          </table:table-cell>
          <table:table-cell table:style-name="ce5" office:value-type="string">
            <text:p>The project is in the process of developing a detailed monitoring framework to be used for the EACFE Strategic Framework for Conservation (2005-2025) and the WWF EACFE Strategic Action Plan (SAP). <text:s/></text:p>
            <text:p/>
            <text:p>WWF helps with awareness raising about land ownership policy as well as capacity building for alternative income generating activities and micro- financing. <text:s/></text:p>
          </table:table-cell>
          <table:table-cell table:style-name="ce5" office:value-type="string">
            <text:p>Government</text:p>
            <text:p>Managing organization</text:p>
          </table:table-cell>
          <table:table-cell table:style-name="ce5" office:value-type="string">
            <text:p>Sustainable take recreation</text:p>
            <text:p>No take recreation</text:p>
            <text:p>Managed forestry</text:p>
            <text:p>Natural product extraction</text:p>
          </table:table-cell>
          <table:table-cell table:style-name="ce5" office:value-type="string">
            <text:p>All</text:p>
          </table:table-cell>
          <table:table-cell table:style-name="ce5" office:value-type="string">
            <text:p>Domestic User</text:p>
            <text:p>Industrial/Corporate user</text:p>
            <text:p>Non-profit</text:p>
          </table:table-cell>
          <table:table-cell table:style-name="ce5" office:value-type="string">
            <text:p>Recreation users</text:p>
            <text:p>Rural domestic</text:p>
            <text:p>Urban domestic</text:p>
            <text:p>Other corporate</text:p>
            <text:p>Implementing NGO</text:p>
            <text:p>Other NGO</text:p>
          </table:table-cell>
          <table:table-cell table:style-name="ce5" office:value-type="string">
            <text:p>Private land user</text:p>
          </table:table-cell>
          <table:table-cell table:style-name="ce5" office:value-type="string">
            <text:p>Forester</text:p>
            <text:p>Agriculture</text:p>
            <text:p>Other private landowners/users</text:p>
          </table:table-cell>
          <table:table-cell/>
          <table:table-cell table:style-name="ce5" office:value-type="string">
            <text:p>Note: Somewhat unclear what all these programs are, so included FSC certification sales, alternative livelihoods support, ecotourism.</text:p>
          </table:table-cell>
          <table:table-cell table:style-name="ce5" office:value-type="string">
            <text:p><text:s text:c="2"/>Yes</text:p>
          </table:table-cell>
          <table:table-cell table:style-name="ce5" office:value-type="string">
            <text:p>Pre-project</text:p>
          </table:table-cell>
          <table:table-cell/>
          <table:table-cell table:style-name="ce5" office:value-type="string">
            <text:p>Redirect money to conservation</text:p>
            <text:p>Leverage partnerships</text:p>
            <text:p>Change land user practice</text:p>
            <text:p>Change industry practice</text:p>
            <text:p>Motivate legislation</text:p>
          </table:table-cell>
          <table:table-cell table:number-columns-repeated="2"/>
          <table:table-cell table:style-name="ce5" office:value-type="string">
            <text:p>The forestry sector and poverty reduction strategies were analyzed in conjunction with relevant polices and political/regional/international frameworks.</text:p>
            <text:p/>
            <text:p>Mombasa town gets 12000 cubic metres from the Mararere River in Kwale daily.</text:p>
            <text:p/>
          </table:table-cell>
          <table:table-cell table:style-name="ce5" office:value-type="string">
            <text:p><text:s text:c="2"/>Yes</text:p>
          </table:table-cell>
          <table:table-cell table:style-name="ce5" office:value-type="string">
            <text:p>Pre-project</text:p>
          </table:table-cell>
          <table:table-cell/>
          <table:table-cell table:style-name="ce5" office:value-type="string">
            <text:p>Motivate legislation</text:p>
            <text:p>Stakeholder buy-in</text:p>
            <text:p>ID policy to target</text:p>
          </table:table-cell>
          <table:table-cell table:style-name="ce5" office:value-type="string">
            <text:p>Completed through consultancies, review of the forestry sector, policy, legal and institutional framework for 3 countries (Kenya, Tanzania, &amp; Mozambique). <text:s/>Key national level polices on forestry, environment, water, wildlife, food, energy, fisheries, and </text:p>
          </table:table-cell>
          <table:table-cell table:style-name="ce5" office:value-type="string">
            <text:p><text:s text:c="2"/>Yes</text:p>
          </table:table-cell>
          <table:table-cell table:style-name="ce5" office:value-type="string">
            <text:p>Assessments of endemic and/or threatened coastal forest and non-forest species show no negative trends in population dynamics.</text:p>
          </table:table-cell>
          <table:table-cell table:number-columns-repeated="43"/>
          <table:table-cell table:style-name="ce5" office:value-type="string">
            <text:p><text:s text:c="2"/>Yes</text:p>
          </table:table-cell>
          <table:table-cell table:style-name="ce5" office:value-type="string">
            <text:p>endemic and/or threatened species</text:p>
          </table:table-cell>
          <table:table-cell/>
          <table:table-cell table:style-name="ce5" office:value-type="string">
            <text:p>both coastal forests and non-forest habitats</text:p>
          </table:table-cell>
          <table:table-cell/>
          <table:table-cell table:style-name="ce5" office:value-type="string">
            <text:p>regular basis</text:p>
          </table:table-cell>
          <table:table-cell table:style-name="ce5" office:value-type="string">
            <text:p>project executants &amp; secretariat based in Nairobi</text:p>
          </table:table-cell>
          <table:table-cell table:number-columns-repeated="7"/>
          <table:table-cell table:style-name="ce5" office:value-type="string">
            <text:p>assessments of endemic and/or threatened coastal forest species within target landscapes show no declining population trends over a 10 year period.</text:p>
            <text:p/>
            <text:p>population assessments of endemic and/or threatened species within non-forest habitats show no declining p</text:p>
          </table:table-cell>
          <table:table-cell table:number-columns-repeated="13"/>
          <table:table-cell table:style-name="ce5" office:value-type="string">
            <text:p>EACFE Strategic Framework for Conservation monitoring plan will outline each objective and particular indicator in the area. <text:s/>Some assessments will be monthly, semiannually, or annually depending on their target. <text:s/>Protocols from the Partnership on Biodive</text:p>
          </table:table-cell>
          <table:table-cell table:style-name="ce5" office:value-type="string">
            <text:p>negative impact on coastal forests by people</text:p>
          </table:table-cell>
          <table:table-cell table:style-name="ce5" office:value-type="string">
            <text:p>observation and reports</text:p>
          </table:table-cell>
          <table:table-cell table:number-columns-repeated="11"/>
          <table:table-cell table:style-name="ce5" office:value-type="string">
            <text:p>Pressures on coastal forest habitats are reduced by at least 50% across the forests of Kenya, Mozambique, and Tanzania (as measured using threat reduction assessment methodology)</text:p>
          </table:table-cell>
          <table:table-cell table:style-name="ce5" office:value-type="string">
            <text:p>Working with many different partners who all have their own respective objectives and interests.</text:p>
          </table:table-cell>
          <table:table-cell table:style-name="ce5" office:value-type="string">
            <text:p>The use of different languages in the three project countries poses a challenge when is comes to backstopping activities. <text:s/>Publications such as factsheets and other promotional material have to be translated into Kiswahili and Portuguese for use in Kenya </text:p>
          </table:table-cell>
          <table:table-cell table:style-name="ce5" office:value-type="string">
            <text:p>Funding for Mozambique has met some problems.</text:p>
            <text:p>Initiating the national forest certification process and ensuring that the standards are retained till the latter audits (and beyond) requires massive support from the programme. <text:s/>This includes extension to Ta</text:p>
          </table:table-cell>
          <table:table-cell/>
          <table:table-cell table:style-name="ce5" office:value-type="string">
            <text:p>Funding sometimes fails to come through on time causing setbacks and forced adaptations to implementation plans. <text:s/>Furthermore, securing funding for such a long-term project is also a challenge. </text:p>
          </table:table-cell>
          <table:table-cell table:style-name="ce5" office:value-type="string">
            <text:p>The impact of timber demand from the Far East has affected the logging trends in both Tanzania and Mozambique. <text:s/>Regarding Tanzania, negotions to address this issue were had with China.</text:p>
          </table:table-cell>
          <table:table-cell/>
          <table:table-cell table:style-name="ce5" office:value-type="string">
            <text:p>The active involvement of a wide range of stakeholders has accelerated the pace of programme implementation as tasks are shared and stakholders have gained by way of learning and adaptive management. <text:s/>This also reduces costs.</text:p>
            <text:p>It is possible for communitie</text:p>
          </table:table-cell>
          <table:table-cell table:number-columns-repeated="861"/>
        </table:table-row>
        <table:table-row table:style-name="ro9">
          <table:table-cell office:value-type="float" office:value="60">
            <text:p>60</text:p>
          </table:table-cell>
          <table:table-cell table:style-name="ce3" office:value-type="string">
            <text:p>Matumbi Hills Forest Landscape Restoration Project</text:p>
          </table:table-cell>
          <table:table-cell table:style-name="ce3" office:value-type="string">
            <text:p>Isaac Malugu</text:p>
          </table:table-cell>
          <table:table-cell table:style-name="ce3" office:value-type="string">
            <text:p>WWF - Tanzania</text:p>
          </table:table-cell>
          <table:table-cell table:style-name="ce3" office:value-type="string">
            <text:p>16 October, 2007</text:p>
          </table:table-cell>
          <table:table-cell table:style-name="ce3" office:value-type="string">
            <text:p>Isaac Malugu</text:p>
            <text:p>John Y. Salehe</text:p>
          </table:table-cell>
          <table:table-cell table:style-name="ce3" office:value-type="string">
            <text:p>Tanzania</text:p>
          </table:table-cell>
          <table:table-cell table:style-name="ce3" office:value-type="string">
            <text:p>East African Coastal Forests</text:p>
          </table:table-cell>
          <table:table-cell table:style-name="ce3" office:value-type="string">
            <text:p>1996</text:p>
          </table:table-cell>
          <table:table-cell table:style-name="ce3" office:value-type="string">
            <text:p>2009</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Overharvest</text:p>
          </table:table-cell>
          <table:table-cell table:style-name="ce5" office:value-type="string">
            <text:p>Fire </text:p>
            <text:p>Logging</text:p>
            <text:p>NTFPs</text:p>
            <text:p>Non-timber crops (ag)</text:p>
          </table:table-cell>
          <table:table-cell table:style-name="ce5" office:value-type="string">
            <text:p>Taking up where previous WWF &amp; IUCN projects have left off, this project seeks to complete the process of natural reserve designation in key areas as well as identify smaller tracts for usable village forests. <text:s/>Natural resource management and human development go hand in hand, so while communities work towards forest conservation they also develop alternative sources of livelihood to decrease their reliance on primary forest products. <text:s/>IGAs or Income Generating Activities such as beekeeping or butterfly farming are used as alternatives to forests dependence. <text:s/>Conservation Banks and Beekeeping Banks are also set up to help mobilize and support these small scale private enterprises. <text:s/>Villagers can receive loans and develop credit, furthering their independence. </text:p>
            <text:p/>
            <text:p>Threats: Wildfires (easily jump villages), slash &amp; burn agriculture, poor farming equipment, illegal timber harvest.</text:p>
          </table:table-cell>
          <table:table-cell table:style-name="ce5" office:value-type="string">
            <text:p>Water quantity</text:p>
            <text:p>Soil Fertility</text:p>
            <text:p>Timber</text:p>
            <text:p>Recreation</text:p>
            <text:p>Other cultural services</text:p>
            <text:p>Food (subsistence)</text:p>
            <text:p>Other</text:p>
            <text:p>Pollination</text:p>
            <text:p>Nutrient cycling</text:p>
            <text:p>Natural medicines</text:p>
          </table:table-cell>
          <table:table-cell/>
          <table:table-cell table:style-name="ce5" office:value-type="string">
            <text:p>Coastal forests, woodlands, mangroves</text:p>
          </table:table-cell>
          <table:table-cell table:number-columns-repeated="2"/>
          <table:table-cell table:style-name="ce5" office:value-type="string">
            <text:p>Regional</text:p>
          </table:table-cell>
          <table:table-cell table:style-name="ce5" office:value-type="string">
            <text:p>Regional</text:p>
          </table:table-cell>
          <table:table-cell table:style-name="ce5" office:value-type="string">
            <text:p>State</text:p>
          </table:table-cell>
          <table:table-cell table:style-name="ce5" office:value-type="string">
            <text:p>Indigenous</text:p>
          </table:table-cell>
          <table:table-cell table:style-name="ce5" office:value-type="string">
            <text:p>State to Indigenous</text:p>
          </table:table-cell>
          <table:table-cell table:style-name="ce5" office:value-type="string">
            <text:p>So far, 12,000 ha have been converted to village forest reserves - these are general lands that belong to the collective for what ever purpose they propose. <text:s/>(These are divided among 12 village forest reserves.)</text:p>
          </table:table-cell>
          <table:table-cell table:style-name="ce5" office:value-type="string">
            <text:p>Native forest</text:p>
          </table:table-cell>
          <table:table-cell table:style-name="ce5" office:value-type="string">
            <text:p>Mixed forest</text:p>
          </table:table-cell>
          <table:table-cell table:style-name="ce5" office:value-type="string">
            <text:p>Mixed forest</text:p>
          </table:table-cell>
          <table:table-cell/>
          <table:table-cell table:style-name="ce5" office:value-type="string">
            <text:p>Primary forest clearing</text:p>
            <text:p>Abandoned</text:p>
          </table:table-cell>
          <table:table-cell table:style-name="ce5" office:value-type="string">
            <text:p>Nature reserve</text:p>
            <text:p>Sustainable timber harvest</text:p>
            <text:p>Sustainable agroforestry</text:p>
            <text:p>Subsistence farming</text:p>
            <text:p>Sustainable agriculture</text:p>
          </table:table-cell>
          <table:table-cell table:style-name="ce5" office:value-type="string">
            <text:p>Village forest reserves are basically used for harvesting goods.</text:p>
          </table:table-cell>
          <table:table-cell table:style-name="ce5" office:value-type="string">
            <text:p>Markets</text:p>
            <text:p>Other</text:p>
          </table:table-cell>
          <table:table-cell table:style-name="ce5" office:value-type="string">
            <text:p>Banking market</text:p>
            <text:p>Other</text:p>
          </table:table-cell>
          <table:table-cell/>
          <table:table-cell table:style-name="ce5" office:value-type="string">
            <text:p>Carrot </text:p>
          </table:table-cell>
          <table:table-cell table:style-name="ce5" office:value-type="string">
            <text:p>Forests are given to communities with Action Plans for management and livelihood generation.</text:p>
            <text:p/>
            <text:p>Conservation Banks &amp; Beekeeping Banks are established to help jump start the creation of IGAs. <text:s/>Villagers can apply for loans and develop &amp; save credit in these banks. <text:s/>This initial source of funding enables them to build capacity and soon run their enterprise independently. <text:s/>They must form support groups to participate in the banks, these serve as safety nets as well as generate a sense of accountability. <text:s/>So far, about 18 banks exist, <text:s/>with about 80 members each (1 member can represent a household of 6-9 people.)</text:p>
          </table:table-cell>
          <table:table-cell table:style-name="ce5" office:value-type="string">
            <text:p>Ownership rights</text:p>
            <text:p>Development rights</text:p>
            <text:p>Administration rights</text:p>
            <text:p>Other policy change</text:p>
          </table:table-cell>
          <table:table-cell table:style-name="ce5" office:value-type="string">
            <text:p>Since 1998, Tanzania has a new land policy whereby ownership of what was once state land can be parceled to villages upon the presentation of a collective action plan. <text:s/>This new Forest Policy calls for the creation of forest reserves that are managed by local communities. <text:s/>The forest belongs to the village and they can use it for whatever purpose they see fit. <text:s/>They must come up with a work plan that considers assessment of all resources within &amp; pertaining to the forest (timber, NTFPs, harvesting schedule/amounts, income generating activities, fire management etc.)</text:p>
          </table:table-cell>
          <table:table-cell table:style-name="ce5" office:value-type="string">
            <text:p>Education and outreach</text:p>
            <text:p>Community forums</text:p>
            <text:p>Stakeholder engagement</text:p>
            <text:p>Training</text:p>
            <text:p>Meetings</text:p>
            <text:p>Workshops</text:p>
            <text:p>Committee formation</text:p>
          </table:table-cell>
          <table:table-cell table:style-name="ce5" office:value-type="string">
            <text:p>Awareness raising is a huge focus, both about opportunities and threats/concerns specific to the area. <text:s/>Moving away from slash and burn agriculture to alternative methods, taught why this is S&amp;B is not good for landscape etc.</text:p>
            <text:p/>
            <text:p>WWF facilitates communities through the process knowledge building about policy and requirements, action plan writing, and establishment of IGA (income generating activities) and conservation banks (for mobilization and empowerment).</text:p>
            <text:p/>
            <text:p>People are mobilized into groups and given materials and training needed to jump start their own IGAs. <text:s/>They are also trained in financial management so that they can continue these small scale enterprises independently. <text:s/>Training usually follows a schedule of 12 weeks during which communities are taught the about their IGA and how to participate in the bank.</text:p>
          </table:table-cell>
          <table:table-cell table:style-name="ce5" office:value-type="string">
            <text:p>Best Management Practices</text:p>
            <text:p>Preservation</text:p>
            <text:p>Other</text:p>
            <text:p>Research</text:p>
            <text:p>Restoration</text:p>
          </table:table-cell>
          <table:table-cell table:style-name="ce5" office:value-type="string">
            <text:p>BMP forestry</text:p>
            <text:p>BMP agriculture</text:p>
            <text:p>Biodiversity assessment</text:p>
            <text:p>Ecosystem service assessment</text:p>
            <text:p>Fire management</text:p>
            <text:p>Legal protection</text:p>
            <text:p>Research</text:p>
            <text:p>Creating seed source (nursery)</text:p>
            <text:p>Fencing </text:p>
            <text:p>Trail building</text:p>
            <text:p>Tourism infrastructure</text:p>
            <text:p>Other</text:p>
            <text:p>Outplantings</text:p>
            <text:p>Regeneration</text:p>
          </table:table-cell>
          <table:table-cell table:style-name="ce5" office:value-type="string">
            <text:p>2 districts - Rufiji &amp; Kila, 11 villages.</text:p>
            <text:p/>
            <text:p>Four Broad Objectives:</text:p>
            <text:p>Manage and utilize forest products sustainability</text:p>
            <text:p>Improve livelihoods</text:p>
            <text:p>Protect and acquire important areas for forest reserves</text:p>
            <text:p>Enhance the capacity among stakeholders</text:p>
            <text:p/>
            <text:p>Villagers participate in meetings where they are educated about the process and policy for acquiring forest reserves. <text:s/>After about 2-3 planning meetings like this, with the community and the Village Natural Resources Committee, a collective management plan is drawn up and presented to ascending levels of government until the intended area is granted to the people.</text:p>
            <text:p/>
            <text:p>To supplement this acquisition of valuable forest, communities are also taught alternative and best management practices to lessen their impact and reliance on direct forest products. <text:s/>They learn about establishing small scale IGAs like beekeeping or ecotourism and have the opportunity to start these through various conservation banks created in the area. <text:s/></text:p>
            <text:p/>
            <text:p>This general awareness raising and capacity building empowers the people to move away from sole forest reliance on to improved livelihood activities. </text:p>
          </table:table-cell>
          <table:table-cell table:style-name="ce5" office:value-type="string">
            <text:p>Managing organization</text:p>
          </table:table-cell>
          <table:table-cell table:style-name="ce5" office:value-type="string">
            <text:p>Managed forestry</text:p>
            <text:p>Natural product extraction</text:p>
            <text:p>Agriculture</text:p>
            <text:p>Other</text:p>
          </table:table-cell>
          <table:table-cell table:style-name="ce5" office:value-type="string">
            <text:p>Rural domestic</text:p>
          </table:table-cell>
          <table:table-cell/>
          <table:table-cell table:style-name="ce5" office:value-type="string">
            <text:p>None</text:p>
          </table:table-cell>
          <table:table-cell/>
          <table:table-cell table:style-name="ce5" office:value-type="string">
            <text:p>None</text:p>
          </table:table-cell>
          <table:table-cell/>
          <table:table-cell table:style-name="ce5" office:value-type="string">
            <text:p>bank loans</text:p>
          </table:table-cell>
          <table:table-cell table:style-name="ce5" office:value-type="string">
            <text:p><text:s text:c="2"/>Yes</text:p>
          </table:table-cell>
          <table:table-cell table:style-name="ce5" office:value-type="string">
            <text:p>During project</text:p>
          </table:table-cell>
          <table:table-cell table:style-name="ce5" office:value-type="string">
            <text:p>IGAs to target</text:p>
          </table:table-cell>
          <table:table-cell table:style-name="ce5" office:value-type="string">
            <text:p>Change land user practice</text:p>
          </table:table-cell>
          <table:table-cell table:number-columns-repeated="2"/>
          <table:table-cell table:style-name="ce5" office:value-type="string">
            <text:p>A baseline assessment is done to determine interest and resources available to establish different IGAs. </text:p>
          </table:table-cell>
          <table:table-cell table:style-name="ce5" office:value-type="string">
            <text:p><text:s text:c="2"/>Yes</text:p>
          </table:table-cell>
          <table:table-cell table:style-name="ce5" office:value-type="string">
            <text:p>Pre-project</text:p>
          </table:table-cell>
          <table:table-cell table:style-name="ce5" office:value-type="string">
            <text:p>12 new village forest reserves</text:p>
          </table:table-cell>
          <table:table-cell table:style-name="ce5" office:value-type="string">
            <text:p>ID policy to target</text:p>
          </table:table-cell>
          <table:table-cell table:style-name="ce5" office:value-type="string">
            <text:p>1998 Forest Policy - encourage villages to create forest reserves with local usage rights and management.</text:p>
          </table:table-cell>
          <table:table-cell table:style-name="ce5" office:value-type="string">
            <text:p><text:s text:c="2"/>Yes</text:p>
          </table:table-cell>
          <table:table-cell table:style-name="ce5" office:value-type="string">
            <text:p>Initial biodiversity and socio-economic surveys were done in the area during the first phase of the project (1996-99).</text:p>
          </table:table-cell>
          <table:table-cell table:number-columns-repeated="88"/>
          <table:table-cell table:style-name="ce5" office:value-type="string">
            <text:p>Insuring that village action plans for forest reserves are followed.</text:p>
          </table:table-cell>
          <table:table-cell/>
          <table:table-cell table:style-name="ce5" office:value-type="string">
            <text:p>There is much oil and mineral exploration going on in Tanzania. <text:s/>Also, a growing demand for large scale bio-diesel plantations draw investor attention from abroad. <text:s/></text:p>
          </table:table-cell>
          <table:table-cell table:number-columns-repeated="2"/>
          <table:table-cell table:style-name="ce5" office:value-type="string">
            <text:p>With the shifting status of land ownership to communities it becomes very important that they plan smartly because of the importance of the natural services these forests provide. <text:s/></text:p>
          </table:table-cell>
          <table:table-cell table:number-columns-repeated="861"/>
        </table:table-row>
        <table:table-row table:style-name="ro3">
          <table:table-cell office:value-type="float" office:value="61">
            <text:p>61</text:p>
          </table:table-cell>
          <table:table-cell table:style-name="ce3" office:value-type="string">
            <text:p>Indus For All Programme</text:p>
          </table:table-cell>
          <table:table-cell table:style-name="ce3" office:value-type="string">
            <text:p>Ali Dehlavi</text:p>
          </table:table-cell>
          <table:table-cell table:style-name="ce3" office:value-type="string">
            <text:p>WWF - Pakistan</text:p>
          </table:table-cell>
          <table:table-cell table:style-name="ce3" office:value-type="string">
            <text:p>20 October, 2007</text:p>
          </table:table-cell>
          <table:table-cell table:style-name="ce3" office:value-type="string">
            <text:p>Ali Dehlavi</text:p>
          </table:table-cell>
          <table:table-cell table:style-name="ce3" office:value-type="string">
            <text:p>Pakistan</text:p>
          </table:table-cell>
          <table:table-cell table:style-name="ce3" office:value-type="string">
            <text:p>Lower Indus Basin</text:p>
          </table:table-cell>
          <table:table-cell table:style-name="ce3" office:value-type="string">
            <text:p>2006</text:p>
          </table:table-cell>
          <table:table-cell table:style-name="ce3" office:value-type="string">
            <text:p>2012</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Pollution</text:p>
            <text:p>Climate Change</text:p>
            <text:p>Invasive Species</text:p>
            <text:p>Overharvest</text:p>
          </table:table-cell>
          <table:table-cell table:style-name="ce5" office:value-type="string">
            <text:p>Commercial and industrial development</text:p>
            <text:p>Non-timber crops (ag)</text:p>
            <text:p>Ranching</text:p>
            <text:p>Hunting</text:p>
            <text:p>NTFPs</text:p>
            <text:p>Logging</text:p>
            <text:p>Fishing</text:p>
            <text:p>Dam and water management</text:p>
            <text:p>Invasive species</text:p>
            <text:p>Non-point pollution</text:p>
            <text:p>Point pollution</text:p>
            <text:p>Climate change and severe weather</text:p>
            <text:p>Fragmentation; degradation</text:p>
            <text:p>Species stresses</text:p>
            <text:p>Watershed alteration</text:p>
          </table:table-cell>
          <table:table-cell table:style-name="ce5" office:value-type="string">
            <text:p>The Indus ecoregion is important both locally and globally. <text:s/>This project is the first phase (6 yrs) of a 50 year international vision to conserve the natural resources and improve the human livelihoods that depend on the Indus area. <text:s/>The idea is that through conservation of the rich biodiversity of the Indus Ecoregion, local livelihood improvement <text:s/>&amp; sustainable development can be realized. This project focuses on the nexus between poverty &amp; the environment and takes the 3M approach – <text:s/>i.e., micro, meso and macro scale implementation. <text:s/>Developing payment for ecosystem service (PES) schemes are one of many ways intended to achieve results in line with the overall programme goals:</text:p>
            <text:p>1. <text:s/>Community-based Natural Resource Management in four priority areas <text:s/>(Keti Bunder, Kinjhar Lake, Pai forest and Chotiari Reservoir);</text:p>
            <text:p>2. <text:s/>Improved natural resources and livelihoods through mainstreaming of <text:s/>poverty-environment linkages at policy, planning and decision-making <text:s/>levels;</text:p>
            <text:p>3. <text:s/>Improved institutional capacity and awareness for sustainable <text:s/>environmental management at various levels; </text:p>
            <text:p>4. <text:s/>Improved alignment and collaboration for stakeholder interventions. <text:s text:c="2"/></text:p>
          </table:table-cell>
          <table:table-cell table:style-name="ce5" office:value-type="string">
            <text:p>Water quality</text:p>
            <text:p>Water quantity</text:p>
            <text:p>Soil Stabilization</text:p>
            <text:p>Soil Fertility</text:p>
            <text:p>Flood mitigation</text:p>
            <text:p>Carbon sequestration</text:p>
            <text:p>Timber</text:p>
            <text:p>Fisheries</text:p>
            <text:p>Recreation</text:p>
            <text:p>Food (subsistence)</text:p>
            <text:p>Genetic resources</text:p>
            <text:p>Other cultural services</text:p>
            <text:p>Shoreline hazards</text:p>
            <text:p>Nutrient cycling</text:p>
            <text:p>Other</text:p>
          </table:table-cell>
          <table:table-cell table:style-name="ce5" office:value-type="string">
            <text:p>Selection of the four types of PES schemes to be pursued by this program must still be determined, however, the following are many of the ES being considered:</text:p>
            <text:p/>
            <text:p>Riverine Forest (2,000 ha of riverine forest cover is maintained/improved) - wood resources (e.g., timber, fodder, fuelwood), nonwood resources (fruits, honey, oils and medicines) [economic services]; soil fertility maintenance, microclimate stabilization, control of local flood risk, fixing <text:s/>and cycling of nutrients, groundwater recharge, sediment retention, carbon <text:s/>sequestration, and educational and scientific uses [ecosystem function <text:s/>related <text:s/>services]; and, biological diversity [non-use services].</text:p>
            <text:p/>
            <text:p>Deltaic (7,500 <text:s/>ha of coastal mangrove cover is maintained / improved)</text:p>
            <text:p>-Dense mangroves give storm protection, shoreline stabilization. <text:s/>Groundwater recharge function (off site users.) fisheries, water supply, agricultural resources, forage resources, forest resources, wildlife refuge [economic services]; storm <text:s/>protection/wind break, essential habitat for commercially important fish species <text:s/>(e.g., palla), flood and flow control, shoreline stabilization / coastal erosion, <text:s/>groundwater recharge, water quality maintenance / sediment purification, <text:s/>microclimate stabilization, sediment retention, nutrient retention [ecosystem <text:s/>function <text:s/>related services]; and, biological diversity and uniqueness / cultural <text:s/>heritage [non-use services].</text:p>
            <text:p/>
            <text:p>Freshwater (14,000 ha of <text:s/>freshwater wetland is maintained / improved)</text:p>
            <text:p>- fisheries, water supply (to Karachi), agricultural resources, forage resources, forest resources, wildlife refuge, cottage industry <text:s/>(e.g., baskets and mats made from Typha spp.) [economic services]; water <text:s/>quality maintenance / sediment purification, recreation / tourism, microclimate <text:s/>stabilization, flood control, sediment retention, nutrient retention [ecosystem <text:s/>function <text:s/>related services]; and, biological diversity and cultural heritage [non-use <text:s/>services].</text:p>
            <text:p/>
            <text:p>Semi-Arid / Rangeland (18,000 ha of <text:s/>wetlands complex of brackish / freshwater <text:s/>lakes and sand dunes)</text:p>
            <text:p>- fisheries, forage resources, forest resources, hunted wildlife, livestock and associated products, wildlife refuge, cottage industry relying on vegetation resources (e.g., <text:s/>baskets and mats made from Typha spp.) [economic services]; flood control, <text:s/>microclimate stabilization, [ecosystem function <text:s/>related services]; and, biological <text:s/>diversity and cultural heritage [non-use services].</text:p>
          </table:table-cell>
          <table:table-cell table:style-name="ce5" office:value-type="string">
            <text:p>riverine forests, deltaic coastal mangroves, freshwater lake, semi arid rangelands and wetlands</text:p>
          </table:table-cell>
          <table:table-cell table:style-name="ce5" office:value-type="string">
            <text:p>Programme will develop recovery plans for at least 2 species of concern from across the four sites.</text:p>
            <text:p/>
            <text:p>Pai- Hog dear, partridge, Asiatic jackal, jungle cat, porcupine, wild boar, <text:s/>and snakes.</text:p>
            <text:p/>
            <text:p>Kinjhar- Ambassis nana and Badis fish spp.; breeding birds such as night heron, cotton teal, Pheasant tailed Jacana; mammals such as jackals, fox, porcupine; and, reptiles such as cobras. </text:p>
            <text:p/>
            <text:p>Keti Bunder- migratory birds such as pelicans and egrets; mammals such as jackals; and, reptiles such as sea snakes and vipers</text:p>
            <text:p/>
            <text:p>Chotiari- Hog deer, Chinkara, Jungle cats; the Marbled teal and Sindh Warbler; and, marsh crocodiles.</text:p>
          </table:table-cell>
          <table:table-cell table:style-name="ce5" office:value-type="string">
            <text:p>the Programme targets an increase in incomes of coastal fishermen by 2% above inflation at the baseline; an increase relative also to the baseline of 30% in potable water and sanitation in all sites; and, livelihood schemes more generally to improve incomes. <text:s text:c="2"/></text:p>
          </table:table-cell>
          <table:table-cell table:style-name="ce5" office:value-type="string">
            <text:p>Regional</text:p>
          </table:table-cell>
          <table:table-cell table:style-name="ce5" office:value-type="string">
            <text:p>Regional</text:p>
          </table:table-cell>
          <table:table-cell table:style-name="ce5" office:value-type="string">
            <text:p>Federal </text:p>
            <text:p>Local</text:p>
            <text:p>Individual private</text:p>
            <text:p>Corporate</text:p>
            <text:p>State</text:p>
          </table:table-cell>
          <table:table-cell table:style-name="ce5" office:value-type="string">
            <text:p>Federal </text:p>
            <text:p>State</text:p>
            <text:p>Local</text:p>
            <text:p>Corporate</text:p>
            <text:p>Individual private</text:p>
          </table:table-cell>
          <table:table-cell table:style-name="ce5" office:value-type="string">
            <text:p>None</text:p>
          </table:table-cell>
          <table:table-cell table:style-name="ce5" office:value-type="string">
            <text:p>Sindh province contains 15 ecosystems of lower Indus river basin.</text:p>
            <text:p>Pai- Game Reserve under Sindh Wildlife Department</text:p>
            <text:p>Ket Bunder- North and South is a Wildlife Sanctuary, mainly for water birds.</text:p>
            <text:p>Keenjhar- Ramsar site</text:p>
          </table:table-cell>
          <table:table-cell table:style-name="ce5" office:value-type="string">
            <text:p>Native grassland</text:p>
            <text:p>Native forest</text:p>
            <text:p>Wetland</text:p>
            <text:p>Native scrub/shrub</text:p>
            <text:p>Intertidal</text:p>
          </table:table-cell>
          <table:table-cell table:style-name="ce5" office:value-type="string">
            <text:p>Mixed grassland</text:p>
            <text:p>Mixed forest</text:p>
            <text:p>Mixed scrub/shrub</text:p>
            <text:p>Wetland</text:p>
            <text:p>Intertidal</text:p>
            <text:p>Converted</text:p>
          </table:table-cell>
          <table:table-cell table:style-name="ce5" office:value-type="string">
            <text:p>Intertidal</text:p>
            <text:p>Converted</text:p>
            <text:p>Mixed grassland</text:p>
            <text:p>Mixed forest</text:p>
            <text:p>Mixed scrub/shrub</text:p>
          </table:table-cell>
          <table:table-cell table:style-name="ce5" office:value-type="string">
            <text:p>Pai - The forest covers an area of <text:s/>1,933 hectares and due to its ecological importance the <text:s/>entire area of Pai forest has <text:s/>been declared as a Game Reserve by Sindh Wildlife Department. <text:s/>Overall the forest <text:s/>is a mix of plantation but also <text:s/>represents a typical sample of natural riverine forests found along the River <text:s/>Indus. </text:p>
            <text:p/>
            <text:p>Keti Bunder - There are <text:s/>four major creeks in the area: Chann, Hajamro, Khobar <text:s/>and Kangri. <text:s/>Of the 40,874 ha of mangrove cover there are approximately 14,733 <text:s/>ha of DENSE mangrove forest. <text:s/></text:p>
            <text:p/>
            <text:p>Keenjhar Lake - Pakistan’s largest freshwater lake <text:s/>(14,000 ha) and a Ramsar site. <text:s/>The lake is set in stony desert, <text:s/>which is composed of alternating <text:s/>layers of fossil – bearing limestone <text:s/>and sandstone.</text:p>
            <text:p/>
            <text:p>Chotiari - The Reservoir occupies an area of <text:s/>about 18,000 Hectare and has water storage capacity of 0.75 Million Acre Feet <text:s/>(MAF) flooding an area of approximately 160 sq.km</text:p>
          </table:table-cell>
          <table:table-cell table:style-name="ce5" office:value-type="string">
            <text:p>Primary forest clearing</text:p>
            <text:p>Selective logging</text:p>
            <text:p>Sustainable agroforestry</text:p>
            <text:p>Commodity Crops</text:p>
            <text:p>Subsistence farming</text:p>
            <text:p>Unsustainable grazing</text:p>
            <text:p>Other use</text:p>
            <text:p>Unsustainable fishing</text:p>
          </table:table-cell>
          <table:table-cell table:style-name="ce5" office:value-type="string">
            <text:p>Sustainable fishing</text:p>
            <text:p>Other use</text:p>
            <text:p>Sustainable grazing</text:p>
            <text:p>Sustainable timber harvest</text:p>
            <text:p>Sustainable agroforestry</text:p>
            <text:p>Sustainable agriculture</text:p>
          </table:table-cell>
          <table:table-cell table:style-name="ce5" office:value-type="string">
            <text:p>Pai - Sanctioned irrigation supply had to be adopted because of the <text:s/>construction of protective embankments along the Indus River in the early <text:s/>twentieth century; however, even this has been stopped in the last three years <text:s/>due to the upstream diversion of water by local influential landowners for <text:s/>agricultural purposes. Groundwater is used instead, representing a considerable additional cost. <text:s/>Local inhabitants are dependent mainly on agriculture. There <text:s/>is collection of firewood, to some extent fodder, and collection honey from the <text:s/>forest on seasonal basis to meet livelihood requirements. An overwhelming <text:s/>majority of households use wood for cooking and heating. <text:s/></text:p>
            <text:p/>
            <text:p>Keti Bunder - <text:s/>Fish, shrimps and crabs are harvested. </text:p>
            <text:p/>
            <text:p>Keenjhar Lake - Fishing, 50,000 people. <text:s/>The lake’s embankment, built in <text:s/>the 1950s, was built to supply drinking water to the residents of Karachi (15m approx.). <text:s/>41 surrounding villages depend on fishing.</text:p>
            <text:p/>
            <text:p>Chotiari - A large area is being used for livestock grazing, which is a major <text:s/>occupation for the local communities. A variety of non timber forestry produce <text:s/>that grows naturally in the reservoir area is used by local people for hut making, <text:s/>mat making, sweep sticks, roof thatching, medicinal and food purposes. Women <text:s/>living in those areas where reeds are abundant are associated with mat making <text:s/>as a source of their livelihood. Moreover, local communities use lake waters for <text:s/>drinking, livestock and irrigation. The large lakes within the reservoir area are <text:s/>contracted for fish harvesting by the Fisheries Department annually. </text:p>
          </table:table-cell>
          <table:table-cell table:style-name="ce5" office:value-type="string">
            <text:p>Markets</text:p>
            <text:p>Other</text:p>
          </table:table-cell>
          <table:table-cell table:style-name="ce5" office:value-type="string">
            <text:p>Other</text:p>
            <text:p>Niche market</text:p>
          </table:table-cell>
          <table:table-cell/>
          <table:table-cell table:style-name="ce5" office:value-type="string">
            <text:p>Carrot </text:p>
          </table:table-cell>
          <table:table-cell table:style-name="ce5" office:value-type="string">
            <text:p>Development of four central Payment for Ecosystem Services schemes where buyers and sellers of environmental goods and services exchange payments for usage, management &amp; conservation. <text:s/>These schemes are planned (one each) for Keti Bunder, Kinjhar, Chotiari, and Pai.</text:p>
            <text:p/>
            <text:p>TBA details like use-restricting vs. asset building, public vs. private, or, area vs. product. </text:p>
            <text:p/>
            <text:p>Focusing on various principal environmental services (economic, ecosystem-related, and non-use) </text:p>
          </table:table-cell>
          <table:table-cell table:style-name="ce5" office:value-type="string">
            <text:p>Other policy change</text:p>
          </table:table-cell>
          <table:table-cell table:style-name="ce5" office:value-type="string">
            <text:p>Develop framework for relationships and monitoring systems to base payments and service provision.</text:p>
          </table:table-cell>
          <table:table-cell table:style-name="ce5" office:value-type="string">
            <text:p>Committee formation</text:p>
            <text:p>Meetings</text:p>
            <text:p>Stakeholder engagement</text:p>
            <text:p>Other</text:p>
            <text:p>Education and outreach</text:p>
            <text:p>Training</text:p>
            <text:p>Workshops</text:p>
            <text:p>Community forums</text:p>
            <text:p>Volunteers</text:p>
            <text:p>Communications</text:p>
          </table:table-cell>
          <table:table-cell table:style-name="ce5" office:value-type="string">
            <text:p>Scale of planning meetings spans the spectrum from international to local community. <text:s/>Various social tools will be used to communicate and work with all levels of stakeholders.</text:p>
          </table:table-cell>
          <table:table-cell table:style-name="ce5" office:value-type="string">
            <text:p>Best Management Practices</text:p>
            <text:p>Research</text:p>
            <text:p>Restoration</text:p>
            <text:p>Preservation</text:p>
            <text:p>Other</text:p>
          </table:table-cell>
          <table:table-cell table:style-name="ce5" office:value-type="string">
            <text:p>BMP agriculture</text:p>
            <text:p>BMP fishery/aquaculture</text:p>
            <text:p>Biodiversity assessment</text:p>
            <text:p>Ecosystem service assessment</text:p>
            <text:p>Mapping</text:p>
            <text:p>Reseeding</text:p>
            <text:p>Regeneration</text:p>
            <text:p>Legal protection</text:p>
            <text:p>Removing invasive species</text:p>
            <text:p>Research</text:p>
            <text:p>Pilot/demonstration</text:p>
            <text:p>Restoring riparian zone</text:p>
            <text:p>Tourism infrastructure</text:p>
            <text:p>Other</text:p>
            <text:p>BMP forestry</text:p>
            <text:p>BMP ranching</text:p>
          </table:table-cell>
          <table:table-cell table:style-name="ce5" office:value-type="string">
            <text:p>Meetings with contribution from international and multi interest &amp; expertise parties helped develop the framework of the 50 year Indus Ecoregion Conservation Programme.</text:p>
            <text:p/>
            <text:p>During the first phase, four critical ecosystems in 3 districts have been chosen for project implementation using pertinent PES schemes. <text:s/>The specific ecosystems are riverine (Pai Forest, Nawabshah District); deltaic (Keti Bunder, Thatta <text:s/>District); freshwater (Keenjhar Lake, District Thatta); and, semi-arid/rangeland <text:s/>(Chotiari Wetlands Complex, District Sanghar).</text:p>
            <text:p/>
            <text:p>Economic valuation studies, PES feasibility studies, site specific implementation plans, and actual pilot testing are all to be completed in this 6 year period. <text:s/>Various PES schemes will be identified depending on the context of socio-economic and environmental circumstances.</text:p>
            <text:p/>
            <text:p>• <text:s/>Community-based Natural Resource Management in four priority areas <text:s/>(Keti Bunder, Kinjhar Lake, Pai forest and Chotiari Reservoir); <text:s/></text:p>
            <text:p>• <text:s/>Improved natural resources and livelihoods through mainstreaming of <text:s/>poverty-environment linkages at policy, planning and decision-making <text:s/>levels; <text:s/></text:p>
            <text:p>• Improved institutional capacity and awareness for sustainable <text:s/>environmental management at various levels; and, <text:s/></text:p>
            <text:p>• <text:s/>Improved alignment and collaboration for stakeholder interventions.</text:p>
          </table:table-cell>
          <table:table-cell table:style-name="ce5" office:value-type="string">
            <text:p>Managing organization</text:p>
            <text:p>Government</text:p>
          </table:table-cell>
          <table:table-cell table:style-name="ce5" office:value-type="string">
            <text:p>Agriculture</text:p>
            <text:p>Other</text:p>
            <text:p>Natural product extraction</text:p>
            <text:p>Ranching</text:p>
          </table:table-cell>
          <table:table-cell table:style-name="ce5" office:value-type="string">
            <text:p>All</text:p>
          </table:table-cell>
          <table:table-cell table:style-name="ce5" office:value-type="string">
            <text:p>Domestic User</text:p>
            <text:p>Industrial/Corporate user</text:p>
          </table:table-cell>
          <table:table-cell table:style-name="ce5" office:value-type="string">
            <text:p>Municipality</text:p>
            <text:p>Government</text:p>
            <text:p>All water users</text:p>
            <text:p>Agriculture</text:p>
            <text:p>Other private landowners/users</text:p>
          </table:table-cell>
          <table:table-cell table:style-name="ce5" office:value-type="string">
            <text:p>Private land user</text:p>
            <text:p>Community/committee</text:p>
          </table:table-cell>
          <table:table-cell table:style-name="ce5" office:value-type="string">
            <text:p>Agriculture</text:p>
            <text:p>Other private landowners/users</text:p>
            <text:p>Committee of stakeholders</text:p>
          </table:table-cell>
          <table:table-cell/>
          <table:table-cell table:style-name="ce5" office:value-type="string">
            <text:p>Keenjhar - Buyer is probably the local government in Karachi, that deals with supply of urban water. <text:s/></text:p>
            <text:p/>
            <text:p>Keti Bunder - Landusers who grow red rice and need nutrient rich aluvian soils and groundwater from mangroves.</text:p>
            <text:p/>
            <text:p>Pai- hunters &amp;/or agricultural water users.</text:p>
            <text:p/>
            <text:p>Chotiari - water users.</text:p>
          </table:table-cell>
          <table:table-cell table:style-name="ce5" office:value-type="string">
            <text:p><text:s text:c="2"/>Yes</text:p>
          </table:table-cell>
          <table:table-cell table:style-name="ce5" office:value-type="string">
            <text:p>During project</text:p>
          </table:table-cell>
          <table:table-cell table:style-name="ce5" office:value-type="string">
            <text:p>PES development</text:p>
          </table:table-cell>
          <table:table-cell table:style-name="ce5" office:value-type="string">
            <text:p>Set fees</text:p>
            <text:p>Change land user practice</text:p>
            <text:p>Change industry practice</text:p>
            <text:p>Redirect money to conservation</text:p>
            <text:p>Leverage partnerships</text:p>
          </table:table-cell>
          <table:table-cell table:style-name="ce5" office:value-type="string">
            <text:p>Travel cost</text:p>
            <text:p>Contingent valuation (WTP)</text:p>
          </table:table-cell>
          <table:table-cell table:style-name="ce5" office:value-type="string">
            <text:p>Carbon Sequestration</text:p>
            <text:p>Agriculture water quantity</text:p>
            <text:p>Agriculture water quality</text:p>
            <text:p>Domestic water quantity</text:p>
            <text:p>Domestic water quality</text:p>
            <text:p>Recreation water quality</text:p>
            <text:p>Recreation water quantity</text:p>
            <text:p>Aesthetic</text:p>
            <text:p>Flood mitigation</text:p>
            <text:p>Industrial water quality</text:p>
            <text:p>Industrial water quantity</text:p>
            <text:p>Total</text:p>
          </table:table-cell>
          <table:table-cell table:style-name="ce5" office:value-type="string">
            <text:p>per dollar value of wetlands</text:p>
            <text:p/>
            <text:p/>
            <text:p>Total Economic Value approach - TEV</text:p>
            <text:p>1. Direct Use Value (Market Value Approach)</text:p>
            <text:p>2. Indirect Use Value (choice experiments &amp; replacement cost using preventative expenditure methodology. <text:s/></text:p>
            <text:p>3. Non Use Value (off-site surveys, W</text:p>
          </table:table-cell>
          <table:table-cell table:style-name="ce5" office:value-type="string">
            <text:p><text:s text:c="2"/>Yes</text:p>
          </table:table-cell>
          <table:table-cell table:style-name="ce5" office:value-type="string">
            <text:p>During project</text:p>
          </table:table-cell>
          <table:table-cell table:number-columns-repeated="3"/>
          <table:table-cell table:style-name="ce5" office:value-type="string">
            <text:p><text:s text:c="2"/>Yes</text:p>
          </table:table-cell>
          <table:table-cell table:style-name="ce5" office:value-type="string">
            <text:p>In the Sindh province of Pakistan, all water resources are dependent on the Indus River that flows through the area from the north and leads to the Arabian Sea.</text:p>
            <text:p/>
            <text:p>Keenjhar: water quality- upstream Indus pollution, excessive silt deposition, soil erosion, h</text:p>
          </table:table-cell>
          <table:table-cell table:number-columns-repeated="93"/>
          <table:table-cell table:style-name="ce5" office:value-type="string">
            <text:p>Environmentally harmful situations develop because people have been marginalized. <text:s/>Overusing other resources because available land is too poor. <text:s/>High time preference: BAU- this process will escalate. <text:s/>Improve living standards creates a platform for chang</text:p>
          </table:table-cell>
          <table:table-cell table:number-columns-repeated="861"/>
        </table:table-row>
        <table:table-row table:style-name="ro6">
          <table:table-cell office:value-type="float" office:value="62">
            <text:p>62</text:p>
          </table:table-cell>
          <table:table-cell table:style-name="ce3" office:value-type="string">
            <text:p>Sustainable Rattan Harvest and Production <text:s/></text:p>
          </table:table-cell>
          <table:table-cell table:style-name="ce3" office:value-type="string">
            <text:p>Thibault Ledecq</text:p>
          </table:table-cell>
          <table:table-cell table:style-name="ce3" office:value-type="string">
            <text:p>WWF </text:p>
          </table:table-cell>
          <table:table-cell table:style-name="ce3" office:value-type="string">
            <text:p>22 October, 2007</text:p>
          </table:table-cell>
          <table:table-cell table:style-name="ce3" office:value-type="string">
            <text:p>Thibault Ledecq</text:p>
          </table:table-cell>
          <table:table-cell table:style-name="ce3" office:value-type="string">
            <text:p>Lao PDR</text:p>
            <text:p>Cambodia</text:p>
            <text:p>Vietnam</text:p>
          </table:table-cell>
          <table:table-cell table:style-name="ce3" office:value-type="string">
            <text:p>Mekong River</text:p>
          </table:table-cell>
          <table:table-cell table:style-name="ce3" office:value-type="string">
            <text:p>2005</text:p>
          </table:table-cell>
          <table:table-cell table:style-name="ce3" office:value-type="string">
            <text:p>2008</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Overharvest</text:p>
          </table:table-cell>
          <table:table-cell table:style-name="ce5" office:value-type="string">
            <text:p>NTFPs</text:p>
            <text:p>Logging</text:p>
            <text:p>Non-timber crops (ag)</text:p>
            <text:p>Fragmentation; degradation</text:p>
          </table:table-cell>
          <table:table-cell table:style-name="ce5" office:value-type="string">
            <text:p>Gather working information about the rattan trade, production chain dynamics, and the ecological &amp; socio-economic status of two key supplier countries: Lao PDR and Cambodia, and their major exporter: Vietnam. <text:s/>The demand for rattan far exceeds the current methods of supply while the disconnect between buyers and sellers creates unsustainable harvesting of the resource. <text:s/>Still, rattan farming is largely underutilized given the open access to remaining wild stocks. Pressure to convert natural rattan forests to other commodity crops or sell land to plantation prospectors also threatens this area.</text:p>
            <text:p/>
            <text:p>This project aims to empower local rattan growers by sharing sustainable harvesting methods, alternative ways to derive livelihoods from natural and agriculturally grown rattan, and subsequent ecosystems services that a healthy rattan forest can provide. <text:s/>By making the rattan business profitable, conservation of this natural habitat can be attractive and sustainable.</text:p>
          </table:table-cell>
          <table:table-cell table:style-name="ce5" office:value-type="string">
            <text:p>Natural medicines</text:p>
            <text:p>Other cultural services</text:p>
            <text:p>Food (subsistence)</text:p>
            <text:p>Genetic resources</text:p>
            <text:p>Carbon sequestration</text:p>
            <text:p>Timber</text:p>
            <text:p>Other</text:p>
          </table:table-cell>
          <table:table-cell table:style-name="ce5" office:value-type="string">
            <text:p>Healthy rattan forests support countless other NTFPs and forest processes. <text:s/>By conserving this aspect, many other ecosystem services and biological qualities maybe conserved too.</text:p>
          </table:table-cell>
          <table:table-cell table:style-name="ce5" office:value-type="string">
            <text:p>rattan grows in many different kinds of habitats from dry to evergreen forests</text:p>
          </table:table-cell>
          <table:table-cell table:style-name="ce5" office:value-type="string">
            <text:p>(all rattan species)</text:p>
            <text:p>50+ in Lao PDR</text:p>
            <text:p>20+ in Cambodia</text:p>
          </table:table-cell>
          <table:table-cell table:style-name="ce5" office:value-type="string">
            <text:p>rattan growers and harvesters </text:p>
          </table:table-cell>
          <table:table-cell table:style-name="ce5" office:value-type="string">
            <text:p>Regional</text:p>
          </table:table-cell>
          <table:table-cell table:style-name="ce5" office:value-type="string">
            <text:p>Regional</text:p>
          </table:table-cell>
          <table:table-cell table:style-name="ce5" office:value-type="string">
            <text:p>Federal </text:p>
            <text:p>Local</text:p>
            <text:p>Individual private</text:p>
          </table:table-cell>
          <table:table-cell table:style-name="ce5" office:value-type="string">
            <text:p>Federal </text:p>
            <text:p>Local</text:p>
            <text:p>Individual private</text:p>
          </table:table-cell>
          <table:table-cell table:style-name="ce5" office:value-type="string">
            <text:p>None</text:p>
          </table:table-cell>
          <table:table-cell table:style-name="ce5" office:value-type="string">
            <text:p>Cambodia - group of villages under the commune system</text:p>
            <text:p>Prek Thnot Commune, Kampot Province - around the Bokor National Park</text:p>
            <text:p>Lao- village entity is recognized.</text:p>
            <text:p/>
            <text:p>2 project sites in Lao PDR (2 villages) &amp; 1 in Cambodia (4 villages)</text:p>
            <text:p/>
            <text:p>Forest areas are collectively owned and/or designated for certain village or household usage.</text:p>
          </table:table-cell>
          <table:table-cell table:style-name="ce5" office:value-type="string">
            <text:p>Native forest</text:p>
          </table:table-cell>
          <table:table-cell table:style-name="ce5" office:value-type="string">
            <text:p>Mixed forest</text:p>
            <text:p>Converted</text:p>
          </table:table-cell>
          <table:table-cell table:style-name="ce5" office:value-type="string">
            <text:p>Mixed forest</text:p>
          </table:table-cell>
          <table:table-cell/>
          <table:table-cell table:style-name="ce5" office:value-type="string">
            <text:p>Primary forest clearing</text:p>
            <text:p>Subsistence farming</text:p>
            <text:p>Nature reserve</text:p>
          </table:table-cell>
          <table:table-cell table:style-name="ce5" office:value-type="string">
            <text:p>Sustainable timber harvest</text:p>
            <text:p>Nature reserve</text:p>
            <text:p>Subsistence farming</text:p>
            <text:p>Sustainable agriculture</text:p>
          </table:table-cell>
          <table:table-cell table:style-name="ce5" office:value-type="string">
            <text:p>Develop acitivity plan –</text:p>
            <text:p>Project site 2 in loas and 1 in Cambodia. 2 loas village and 4 in cam.</text:p>
            <text:p/>
            <text:p>mall things could be done. <text:s/>Don’t’ cut everything, don’t’ damage the trees.</text:p>
            <text:p/>
            <text:p>Rattan- keep in the natural forest. <text:s/>Other NTFP mush honey, bamboo, cardamon, <text:s/>mostly natural forest. <text:s/>Not used for agroforestry. <text:s/></text:p>
            <text:p/>
            <text:p>Share crop- with with other food. 1000$/hec for just rattan. <text:s/></text:p>
            <text:p/>
          </table:table-cell>
          <table:table-cell table:style-name="ce5" office:value-type="string">
            <text:p>Markets</text:p>
            <text:p>Other</text:p>
          </table:table-cell>
          <table:table-cell table:style-name="ce5" office:value-type="string">
            <text:p>Other</text:p>
            <text:p>Niche market</text:p>
          </table:table-cell>
          <table:table-cell/>
          <table:table-cell table:style-name="ce5" office:value-type="string">
            <text:p>Carrot </text:p>
          </table:table-cell>
          <table:table-cell table:style-name="ce5" office:value-type="string">
            <text:p>Lack of basic understanding of market system leaves many rattan sellers incapable of taking control of their resources.</text:p>
            <text:p/>
            <text:p>Better market price for Laotian and Cambodian growers and processors. <text:s/></text:p>
          </table:table-cell>
          <table:table-cell table:style-name="ce5" office:value-type="string">
            <text:p>Other</text:p>
          </table:table-cell>
          <table:table-cell table:style-name="ce5" office:value-type="string">
            <text:p>There is no relationship between local processing companies and Ikea</text:p>
            <text:p>We want to work with Laotian and Cambodian private sectors to strengthen their position in relation to their larger Vietnamese trading counterparts; potential to create a supplier's association. <text:s/></text:p>
            <text:p/>
            <text:p>Also, strengthen the position of community growers through increased management of rattan resources. <text:s/>Village forest management. <text:s/></text:p>
            <text:p/>
            <text:p>"rattan community management model"</text:p>
          </table:table-cell>
          <table:table-cell table:style-name="ce5" office:value-type="string">
            <text:p>Workshops</text:p>
            <text:p>Training</text:p>
            <text:p>Committee formation</text:p>
            <text:p>Education and outreach</text:p>
            <text:p>Stakeholder engagement</text:p>
            <text:p>Meetings</text:p>
            <text:p>Volunteers</text:p>
            <text:p>Other</text:p>
          </table:table-cell>
          <table:table-cell table:style-name="ce5" office:value-type="string">
            <text:p><text:s text:c="3"/>The private sector is the real driving force. <text:s/>So must work to make community stakeholders aware that if they look after their resource, it could be a good income and livelihood generating tool. <text:s/></text:p>
            <text:p><text:s text:c="4"/>Teach about rattan shoot production at small scale level. <text:s/>Develop manual to share with other communities too.</text:p>
            <text:p><text:s text:c="4"/>The obstacle is the difference between long term planning and what is now just a daily approach to resource use. <text:s/>We don’t want to completely change the way of life, but we also have to prepare them for the companies who want to come in and convert the lands. <text:s/>Hopefuly through showing that these natural forests are more beneficial to conserve rather than destroy.</text:p>
            <text:p/>
            <text:p>Take villagers on drives to other places for them to see first hand different ways fellow farmers choose to manage their land; farmer to farmer exchange is the best way to spread knowledge (better than a outsider's instructions.)</text:p>
            <text:p/>
            <text:p>Many participatory meetings, build confidence: listen &amp; respond to question and concerns people have. <text:s/>Its a discussion to try to set up a management plan for the community of even individual households</text:p>
            <text:p/>
            <text:p>Set up a specific group, within current governing system, who will look after rattan sector (harvesting regimes etc.) in their own village. <text:s/>They are volunteer community members.</text:p>
          </table:table-cell>
          <table:table-cell table:style-name="ce5" office:value-type="string">
            <text:p>Best Management Practices</text:p>
            <text:p>Preservation</text:p>
            <text:p>Research</text:p>
            <text:p>Restoration</text:p>
            <text:p>Other</text:p>
          </table:table-cell>
          <table:table-cell table:style-name="ce5" office:value-type="string">
            <text:p>BMP agriculture</text:p>
            <text:p>Ecosystem service assessment</text:p>
            <text:p>Creating seed source (nursery)</text:p>
            <text:p>Research</text:p>
            <text:p>Pilot/demonstration</text:p>
            <text:p>Outplantings</text:p>
            <text:p>Other</text:p>
          </table:table-cell>
          <table:table-cell table:style-name="ce5" office:value-type="string">
            <text:p>IKEA contacts rattan factory processing in Vietnam while most of the raw material comes from Laos and Cambodia.</text:p>
            <text:p>Asked WWF to investigate the chain of custody for the rattan (including impacts on local communities who are involved.)</text:p>
            <text:p><text:s/></text:p>
            <text:p>Research community and rattan trade dynamics. <text:s/>Work at all levels of service chain, especially community level to empower local sectors and improve management of natural resources through participatory resource management and planning.</text:p>
            <text:p/>
            <text:p>Provide information and show market incentives to keep communities managing their rattan sources. <text:s/>Promote a better market price for locals through organization initiative over actively managing their supply. <text:s/>This would be a shift from daily to long-term resource management planning.</text:p>
            <text:p/>
            <text:p>Work with communities, private sector (local processing companies), and at national level (link private sector and community.) <text:s/>Try to influence practice through market incentives. <text:s/>Implement a Chain of Custody (COC) framework.</text:p>
            <text:p/>
            <text:p>Planting rattan with other agricultural crops, shoots for eating, <text:s/>nurseries grow and sell seedlings, training villagers in rattan handicrafts etc. <text:s/>Idea is to maintain rattan in the natural forest for the contribution they provide to other NTFPs: mushrooms, honey, bamboo, cardamon etc.</text:p>
            <text:p/>
            <text:p/>
          </table:table-cell>
          <table:table-cell table:style-name="ce5" office:value-type="string">
            <text:p>Managing organization</text:p>
          </table:table-cell>
          <table:table-cell table:style-name="ce5" office:value-type="string">
            <text:p>Agriculture</text:p>
            <text:p>Natural product extraction</text:p>
            <text:p>Other</text:p>
          </table:table-cell>
          <table:table-cell table:style-name="ce5" office:value-type="string">
            <text:p>Agriculture</text:p>
            <text:p>Rural domestic</text:p>
            <text:p>Other </text:p>
          </table:table-cell>
          <table:table-cell table:style-name="ce5" office:value-type="string">
            <text:p>Industrial/Corporate user</text:p>
          </table:table-cell>
          <table:table-cell table:style-name="ce5" office:value-type="string">
            <text:p>Other corporate</text:p>
          </table:table-cell>
          <table:table-cell table:style-name="ce5" office:value-type="string">
            <text:p>Private land user</text:p>
            <text:p>Community/committee</text:p>
          </table:table-cell>
          <table:table-cell table:style-name="ce5" office:value-type="string">
            <text:p>Agriculture</text:p>
            <text:p>Rural domestic</text:p>
            <text:p>Committee of stakeholders</text:p>
          </table:table-cell>
          <table:table-cell/>
          <table:table-cell table:style-name="ce5" office:value-type="string">
            <text:p>Currently, processing companies negotiate with districts on some rattan supply quota and the various local communities are expected to then supply this quantity. <text:s/>This goes without regard for what is a sustainable amount or life-stage to take from.</text:p>
            <text:p/>
            <text:p>Aim is to connect supply and demand parties so a more responsible trade relationship can evolve.</text:p>
          </table:table-cell>
          <table:table-cell table:style-name="ce5" office:value-type="string">
            <text:p><text:s text:c="2"/>Yes</text:p>
          </table:table-cell>
          <table:table-cell table:style-name="ce5" office:value-type="string">
            <text:p>During project</text:p>
          </table:table-cell>
          <table:table-cell/>
          <table:table-cell table:style-name="ce5" office:value-type="string">
            <text:p>Change land user practice</text:p>
            <text:p>Redirect money to conservation</text:p>
            <text:p>Leverage partnerships</text:p>
          </table:table-cell>
          <table:table-cell table:style-name="ce5" office:value-type="string">
            <text:p>Simple</text:p>
          </table:table-cell>
          <table:table-cell/>
          <table:table-cell table:style-name="ce5" office:value-type="string">
            <text:p>Share crop rattan with with other food, rattan alone can yield 1000$/ha </text:p>
            <text:p/>
            <text:p>Through rattan management groups (with handicraft and nursery components), it is estimated that members could generate $US 600-800 in additional income. <text:s/>Nursery's cost about US$400</text:p>
          </table:table-cell>
          <table:table-cell table:style-name="ce5" office:value-type="string">
            <text:p><text:s text:c="2"/>Yes</text:p>
          </table:table-cell>
          <table:table-cell table:style-name="ce5" office:value-type="string">
            <text:p>During project</text:p>
          </table:table-cell>
          <table:table-cell table:style-name="ce5" office:value-type="string">
            <text:p>How to work within existing framework</text:p>
          </table:table-cell>
          <table:table-cell/>
          <table:table-cell table:style-name="ce5" office:value-type="string">
            <text:p>Land use and ownership structures: </text:p>
            <text:p>Cambodia - commune system: 3-4 villages, forest land owned by whole community. <text:s/></text:p>
            <text:p>Lao PDR - slightly more individual ownership and recognition of villages.</text:p>
            <text:p/>
            <text:p>Little to no political infrastructure in forest policy.</text:p>
            <text:p/>
            <text:p>Local </text:p>
          </table:table-cell>
          <table:table-cell table:style-name="ce5" office:value-type="string">
            <text:p><text:s text:c="2"/>Yes</text:p>
          </table:table-cell>
          <table:table-cell table:style-name="ce5" office:value-type="string">
            <text:p>Forest surveys: lots of good land draws pressure from rubber and bio fuels industries etc. (both foreign contractors &amp; joint ventures). </text:p>
          </table:table-cell>
          <table:table-cell table:number-columns-repeated="71"/>
          <table:table-cell table:style-name="ce5" office:value-type="string">
            <text:p>Plans to set up a Permanent Plot Sampling system</text:p>
          </table:table-cell>
          <table:table-cell table:number-columns-repeated="16"/>
          <table:table-cell table:style-name="ce5" office:value-type="string">
            <text:p>Project length is not enough time needed to demonstrate within the community that what we setup is actually working. It takes 5-7 years to grow rattan, must at least stay for an entire harvest cycle.</text:p>
          </table:table-cell>
          <table:table-cell table:style-name="ce5" office:value-type="string">
            <text:p>Economic valuation of the rattan sector in the 3 countries.</text:p>
          </table:table-cell>
          <table:table-cell/>
          <table:table-cell table:style-name="ce5" office:value-type="string">
            <text:p>Working with 3 different governmental systems means that things move at different paces and encounter contextual obstacles.</text:p>
          </table:table-cell>
          <table:table-cell/>
          <table:table-cell table:style-name="ce5" office:value-type="string">
            <text:p>If you can manage non-timber forest products, you can move into beginning to manage the whole forest. <text:s/>There's a debate about whether NTPFs “keep people poor” <text:s/>or could bring a lot of income IF they are well managed. <text:s/>They provide many services like medic</text:p>
          </table:table-cell>
          <table:table-cell table:number-columns-repeated="861"/>
        </table:table-row>
        <table:table-row table:style-name="ro19">
          <table:table-cell office:value-type="float" office:value="63">
            <text:p>63</text:p>
          </table:table-cell>
          <table:table-cell table:style-name="ce3" office:value-type="string">
            <text:p>Conservation and Sustainable Use of the Marine and Coastal Biodiversity of the Bismarck-Solomon Seas (PNG)</text:p>
          </table:table-cell>
          <table:table-cell table:style-name="ce3" office:value-type="string">
            <text:p>Luanne Losi</text:p>
          </table:table-cell>
          <table:table-cell table:style-name="ce3" office:value-type="string">
            <text:p>WWF</text:p>
          </table:table-cell>
          <table:table-cell table:style-name="ce3" office:value-type="string">
            <text:p>23 October, 2007</text:p>
          </table:table-cell>
          <table:table-cell table:style-name="ce3" office:value-type="string">
            <text:p>Luanne Losi</text:p>
          </table:table-cell>
          <table:table-cell table:style-name="ce3" office:value-type="string">
            <text:p>Papua New Guinea</text:p>
          </table:table-cell>
          <table:table-cell table:style-name="ce3" office:value-type="string">
            <text:p>Bismark Solomon Seas</text:p>
          </table:table-cell>
          <table:table-cell table:style-name="ce3" office:value-type="string">
            <text:p>2002</text:p>
          </table:table-cell>
          <table:table-cell table:style-name="ce3" office:value-type="string">
            <text:p>2010</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Overharvest</text:p>
            <text:p>Habitat conversion</text:p>
            <text:p>Pollution</text:p>
          </table:table-cell>
          <table:table-cell table:style-name="ce5" office:value-type="string">
            <text:p>Fishing</text:p>
            <text:p>Point pollution</text:p>
            <text:p>Non-point pollution</text:p>
            <text:p>Commercial and industrial development</text:p>
            <text:p>Energy production and mining</text:p>
            <text:p>Logging</text:p>
          </table:table-cell>
          <table:table-cell table:style-name="ce5" office:value-type="string">
            <text:p>Improve the livelihoods of coastal communities and significantly contribute to conserving the biodiversity of the Bismarck Solomon Seas by promoting sustainable participatory management of marine and coastal resources. <text:s/>Using the ecosystem approach to conservation and sustainable use, and greater participation by key stakeholders in decision making processes. <text:s/>Support the creation of new marine protected areas, and help further develop those that already exist. <text:s/>Promote participatory management by the community and insure that the conservation of <text:s/>coastal and fisheries resources benefits are equitably distributed among local communities, including marginalized groups. <text:s/>Develop and implement sustainable management plans and monitoring systems. <text:s/></text:p>
            <text:p>Project sites in Madang Lagoon (Madang province) and Mbuke island (Manus province).</text:p>
            <text:p/>
            <text:p>Threats: a large scale tuna factory in the lagoon and mining operations on the other side of the island release waste that polutes the waters. <text:s/>Additional mining in the Bismark Sea further threatens the health of the lagoon. <text:s/>Forestry timber and logging also affect the lagoon.</text:p>
          </table:table-cell>
          <table:table-cell table:style-name="ce5" office:value-type="string">
            <text:p>Fisheries</text:p>
            <text:p>Recreation</text:p>
            <text:p>Other cultural services</text:p>
            <text:p>Food (subsistence)</text:p>
            <text:p>Genetic resources</text:p>
            <text:p>Water quality</text:p>
            <text:p>Nutrient cycling</text:p>
          </table:table-cell>
          <table:table-cell table:style-name="ce5" office:value-type="string">
            <text:p>Important for biodiversity and health of fish stock (benefits fishing livelihoods). <text:s/>Also sites of cultural significance on islands within some of the WMAs.</text:p>
          </table:table-cell>
          <table:table-cell table:style-name="ce5" office:value-type="string">
            <text:p>coral reef, mangrove, seagrass, and open sea habitat</text:p>
          </table:table-cell>
          <table:table-cell table:style-name="ce5" office:value-type="string">
            <text:p>3 endemic reef fishes:</text:p>
            <text:p>Blackstripe blenny (Meiacanthus vittatus),</text:p>
            <text:p>Collette’s blenny (Ecsenius collettei) and the</text:p>
            <text:p>Whitespot damselfish (Pomacentrus albimaculatus)</text:p>
            <text:p>One globally endangered fish:</text:p>
            <text:p>Humphead wrasse (Cheilinus undulatus) </text:p>
          </table:table-cell>
          <table:table-cell table:style-name="ce5" office:value-type="string">
            <text:p>coastal communities and fishermen</text:p>
          </table:table-cell>
          <table:table-cell table:style-name="ce5" office:value-type="string">
            <text:p>Regional</text:p>
          </table:table-cell>
          <table:table-cell table:style-name="ce5" office:value-type="string">
            <text:p>Regional</text:p>
          </table:table-cell>
          <table:table-cell table:style-name="ce5" office:value-type="string">
            <text:p>Local</text:p>
            <text:p>Indigenous</text:p>
          </table:table-cell>
          <table:table-cell table:style-name="ce5" office:value-type="string">
            <text:p>Local</text:p>
            <text:p>Indigenous</text:p>
          </table:table-cell>
          <table:table-cell table:style-name="ce5" office:value-type="string">
            <text:p>None</text:p>
          </table:table-cell>
          <table:table-cell table:style-name="ce5" office:value-type="string">
            <text:p>4 villages in the Madang Lagoon own 4 Wildlife Management Areas (WMAs), under the traditional customary ownership policy in PNG. <text:s/></text:p>
            <text:p>Designation beginning back in 1997 of the WMAs by the national government's Minister of Environmental Conservation.</text:p>
            <text:p/>
            <text:p>Mbuke Island - still in the process of seeking national legislative protection, only recognized by chief of area.</text:p>
          </table:table-cell>
          <table:table-cell table:style-name="ce5" office:value-type="string">
            <text:p>Intertidal</text:p>
            <text:p>Native forest</text:p>
            <text:p>Other</text:p>
            <text:p>Wetland</text:p>
          </table:table-cell>
          <table:table-cell table:style-name="ce5" office:value-type="string">
            <text:p>Intertidal</text:p>
            <text:p>Native forest</text:p>
            <text:p>Other</text:p>
            <text:p>Wetland</text:p>
            <text:p>Converted</text:p>
          </table:table-cell>
          <table:table-cell table:style-name="ce5" office:value-type="string">
            <text:p>Intertidal</text:p>
            <text:p>Wetland</text:p>
            <text:p>Native forest</text:p>
            <text:p>Other</text:p>
          </table:table-cell>
          <table:table-cell table:style-name="ce5" office:value-type="string">
            <text:p>other: mangroves, seagrass, &amp; sacred sites.</text:p>
          </table:table-cell>
          <table:table-cell table:style-name="ce5" office:value-type="string">
            <text:p>Unsustainable fishing</text:p>
            <text:p>Recreational open space</text:p>
            <text:p>Nature reserve</text:p>
          </table:table-cell>
          <table:table-cell table:style-name="ce5" office:value-type="string">
            <text:p>Recreational open space</text:p>
            <text:p>Nature reserve</text:p>
          </table:table-cell>
          <table:table-cell table:style-name="ce5" office:value-type="string">
            <text:p>Madang Lagoon - 4 <text:s/>Wildlife Management Areas covering 1085 hectares of coral reef, mangrove, seagrass, and open sea habitat. <text:s/>Within network boundaries are spawning aggregation sites, major nutrient <text:s/>upwelling and nursery areas, and sites of major cultural and historical importance.</text:p>
            <text:p/>
            <text:p>Mbuke - locally recognized protected areas, want national legislation for this and additional sites</text:p>
          </table:table-cell>
          <table:table-cell table:style-name="ce5" office:value-type="string">
            <text:p>Fees</text:p>
          </table:table-cell>
          <table:table-cell table:style-name="ce5" office:value-type="string">
            <text:p>User fee/access fee</text:p>
          </table:table-cell>
          <table:table-cell/>
          <table:table-cell table:style-name="ce5" office:value-type="string">
            <text:p>Both</text:p>
          </table:table-cell>
          <table:table-cell table:style-name="ce5" office:value-type="string">
            <text:p>Dive company called Aqua Ventures charges a fee for the services they provide to tourists. <text:s/>A percentage of the fee goes back to the WMA committees. <text:s/></text:p>
            <text:p/>
            <text:p>Local people also take advantage of the tourism industry by selling goods at market and putting up guesthouse type accommodations. <text:s/>Desire to develop more of the tourism industry takes money but is something people are interested in.</text:p>
          </table:table-cell>
          <table:table-cell table:style-name="ce5" office:value-type="string">
            <text:p>Other policy change</text:p>
            <text:p>New fee</text:p>
            <text:p>Administration rights</text:p>
          </table:table-cell>
          <table:table-cell table:style-name="ce5" office:value-type="string">
            <text:p>Legal protection of WMA strengthens the pre-exisiting sentiments of the local communities. <text:s/>In Mbuke, the people have closed off a protected area and observed positive changes in fish populations. <text:s/>They have expressed the desire to set aside more areas, which WWF is helping to facilitate.</text:p>
            <text:p/>
            <text:p>PNG legislation recognizes MPAs and sets up consequences for breaking the protection laws. </text:p>
            <text:p/>
            <text:p>WMA committees comprised of different representatives from clans of the Madang Lagoon: Madang Lagoon Association (MLA) </text:p>
            <text:p/>
            <text:p>Monitoring systems are developed for local people to measure the impact of their own WMAs.</text:p>
            <text:p/>
            <text:p>National Biodiversity Strategic Action Plan (NBSAP)</text:p>
          </table:table-cell>
          <table:table-cell table:style-name="ce5" office:value-type="string">
            <text:p>Education and outreach</text:p>
            <text:p>Stakeholder engagement</text:p>
            <text:p>Training</text:p>
            <text:p>Workshops</text:p>
            <text:p>Meetings</text:p>
            <text:p>Committee formation</text:p>
          </table:table-cell>
          <table:table-cell table:style-name="ce5" office:value-type="string">
            <text:p>Capacity building of the local people is one of the main objectives of this project. <text:s/>Workshops teach people about mapping techniques and then use their local knowledge to supplement more scientific maps of the area (mapping exercise of all the habitat types in Madang Lagoon, The workshop provided useful information on habitats of mangroves, seagrass, coral reefs, breeding sites, and traditional sacred sites.</text:p>
            <text:p/>
            <text:p>participatory habitat mapping exercise was also conducted on Mbuke Island, Manus, Papua New Guinea . The anecdotal information on migratory patterns of marine mammals, turtles and crocodiles, as well as fish spawning sites and tradition scared sites were captured. </text:p>
            <text:p/>
            <text:p>Committee creation.</text:p>
            <text:p/>
            <text:p>Workshops to increase awareness and enthusiasm about managing coastal resources as well as educate about monitoring and alternative practices. <text:s/>Instruction on diving.</text:p>
            <text:p/>
            <text:p>Training in Adaptive Management and Biological Monitoring</text:p>
            <text:p/>
            <text:p>The PRA training tool kit has been designed in English for the Solomon Islands and will be edited to be used in PNG and translated into Bahasha Indonesia to be used in Papua. <text:s/>The toolkit will be applied through lectures, group activities and questionnaires. It contains the following;</text:p>
            <text:p/>
            <text:p>1. The Tools</text:p>
            <text:p>2. A Sample Community PRA Workshop Program</text:p>
            <text:p>3. Socio-economic survey questionnaire</text:p>
            <text:p>4. Gender Issues survey questionnaire and</text:p>
            <text:p>5. Land tenure survey questionaire</text:p>
            <text:p/>
            <text:p>Community training on seagrass was conducted for communities using the “Seagrass Watch Western Pacific Manuel”. <text:s/>There had been training workshops on reef check techniques for community participants in biological monitoring in both PNG and Solomon Islands. </text:p>
            <text:p/>
          </table:table-cell>
          <table:table-cell table:style-name="ce5" office:value-type="string">
            <text:p>Best Management Practices</text:p>
            <text:p>Research</text:p>
            <text:p>Preservation</text:p>
          </table:table-cell>
          <table:table-cell table:style-name="ce5" office:value-type="string">
            <text:p>BMP fishery/aquaculture</text:p>
            <text:p>Biodiversity assessment</text:p>
            <text:p>Ecosystem service assessment</text:p>
            <text:p>Mapping</text:p>
            <text:p>Legal protection</text:p>
            <text:p>Research</text:p>
          </table:table-cell>
          <table:table-cell table:style-name="ce5" office:value-type="string">
            <text:p>2 sites: Madang Lagoon and Mbuke island.</text:p>
            <text:p/>
            <text:p>Building Capacity - development of a regional conservation and sustainable development strategy; policies and monitoring programmes; and policy and legislation improvement and strengthening.</text:p>
            <text:p/>
            <text:p>Promoting the role of civil society - participatory sustainable management plans and strategies.</text:p>
            <text:p/>
            <text:p>Use of pilot actions - establishment and improvement of marine protected areas (MPA) and the development of equitable costs and benefits sharing mechanisms.</text:p>
            <text:p>----</text:p>
            <text:p>Local people pushed for the creation of 4 protected areas that received national recognition, the first in 1997. <text:s/>There are recognized no-take policies in the areas while recreational activities are still allowed. <text:s/>In addition, research and diving are the only other main activities that occur within the WMAs. <text:s/>A small dive &amp; picnic fee generates some funding to maintain the WMA in the Madang lagoon. <text:s text:c="2"/></text:p>
            <text:p/>
            <text:p>Reef health and fish population monitoring by researchers and local residents alike. <text:s/>Some initial water quality monitoring may be continued in the future due to the population threats of logging, mining, and factory productions in the area.</text:p>
            <text:p/>
            <text:p>Also working on a leatherback turtle regional initiative to raise awareness among local people and identify the market activity of turtle products like eggs. <text:s/>This is mainly occurring in near by Morsey Bay with NOAA, Dep. Env. Conservation, and the Western Pacific Leatherback Council.</text:p>
          </table:table-cell>
          <table:table-cell table:style-name="ce5" office:value-type="string">
            <text:p>Managing organization</text:p>
            <text:p>Partner organization</text:p>
          </table:table-cell>
          <table:table-cell table:style-name="ce5" office:value-type="string">
            <text:p>No take recreation</text:p>
          </table:table-cell>
          <table:table-cell table:style-name="ce5" office:value-type="string">
            <text:p>Other </text:p>
          </table:table-cell>
          <table:table-cell table:style-name="ce5" office:value-type="string">
            <text:p>Domestic User</text:p>
          </table:table-cell>
          <table:table-cell table:style-name="ce5" office:value-type="string">
            <text:p>Recreation users</text:p>
          </table:table-cell>
          <table:table-cell table:style-name="ce5" office:value-type="string">
            <text:p>Community/committee</text:p>
          </table:table-cell>
          <table:table-cell table:style-name="ce5" office:value-type="string">
            <text:p>Committee of stakeholders</text:p>
          </table:table-cell>
          <table:table-cell table:style-name="ce5" office:value-type="string">
            <text:p>No</text:p>
          </table:table-cell>
          <table:table-cell table:style-name="ce5" office:value-type="string">
            <text:p>A small usage fee for some of the WMA's.</text:p>
          </table:table-cell>
          <table:table-cell table:number-columns-repeated="6"/>
          <table:table-cell table:style-name="ce5" office:value-type="string">
            <text:p>Local communities depend heavily on the fish stock of the lagoon for their own food and then sales at markets. <text:s/>The size of fish began to decline, however, after the creation of the WMAs fishermen have reported a return of larger fish.</text:p>
          </table:table-cell>
          <table:table-cell table:style-name="ce5" office:value-type="string">
            <text:p><text:s text:c="2"/>Yes</text:p>
          </table:table-cell>
          <table:table-cell table:style-name="ce5" office:value-type="string">
            <text:p>During project</text:p>
          </table:table-cell>
          <table:table-cell table:style-name="ce5" office:value-type="string">
            <text:p>Legal designation of WMAs</text:p>
          </table:table-cell>
          <table:table-cell table:style-name="ce5" office:value-type="string">
            <text:p>Motivate legislation</text:p>
          </table:table-cell>
          <table:table-cell table:style-name="ce5" office:value-type="string">
            <text:p>WMAs are already established in Madang Lagoon and work here focuses on further capacity building. <text:s/>At Mbuke island, this process is being replicated and still in the stage of getting national recognition of the MPA. <text:s/>It is a slightly different political-s</text:p>
          </table:table-cell>
          <table:table-cell table:style-name="ce5" office:value-type="string">
            <text:p><text:s text:c="2"/>Yes</text:p>
          </table:table-cell>
          <table:table-cell table:style-name="ce5" office:value-type="string">
            <text:p>Researchers in the area agreed that the Madang lagoon had very important ecological and biological attributes that should be protected against overfishing and other destructive practices. <text:s/>When they voiced this to the people, they agreed and worked toward</text:p>
          </table:table-cell>
          <table:table-cell table:number-columns-repeated="43"/>
          <table:table-cell table:style-name="ce5" office:value-type="string">
            <text:p><text:s text:c="2"/>Yes</text:p>
          </table:table-cell>
          <table:table-cell table:style-name="ce5" office:value-type="string">
            <text:p>fish populations</text:p>
          </table:table-cell>
          <table:table-cell table:style-name="ce5" office:value-type="string">
            <text:p>observation and first hand reporting by fishermen</text:p>
          </table:table-cell>
          <table:table-cell table:style-name="ce5" office:value-type="string">
            <text:p>4 WMAs</text:p>
          </table:table-cell>
          <table:table-cell table:style-name="ce5" office:value-type="string">
            <text:p>2006</text:p>
          </table:table-cell>
          <table:table-cell table:style-name="ce5" office:value-type="string">
            <text:p>annual</text:p>
          </table:table-cell>
          <table:table-cell table:style-name="ce5" office:value-type="string">
            <text:p>WWF &amp; local fishermen</text:p>
          </table:table-cell>
          <table:table-cell table:number-columns-repeated="7"/>
          <table:table-cell table:style-name="ce5" office:value-type="string">
            <text:p>The Manus Rapid Ecological Assessment (REA) was undertaken from 26 August to 2 September 2006. The REA was conducted at different sites around Manus. The Nature Conservancy, National Fisheries Authority and WWF were the main partners in the survey. Commun</text:p>
          </table:table-cell>
          <table:table-cell table:style-name="ce5" office:value-type="string">
            <text:p>reef health</text:p>
          </table:table-cell>
          <table:table-cell table:style-name="ce5" office:value-type="string">
            <text:p>observation</text:p>
          </table:table-cell>
          <table:table-cell table:style-name="ce5" office:value-type="string">
            <text:p>4 WMAs</text:p>
          </table:table-cell>
          <table:table-cell table:style-name="ce5" office:value-type="string">
            <text:p>2002</text:p>
          </table:table-cell>
          <table:table-cell table:style-name="ce5" office:value-type="string">
            <text:p>annual</text:p>
          </table:table-cell>
          <table:table-cell table:style-name="ce5" office:value-type="string">
            <text:p>WWF scientist</text:p>
          </table:table-cell>
          <table:table-cell table:style-name="ce5" office:value-type="string">
            <text:p>WWF &amp; Papua New Guinea University of Technology</text:p>
          </table:table-cell>
          <table:table-cell table:number-columns-repeated="6"/>
          <table:table-cell table:style-name="ce5" office:value-type="string">
            <text:p>also found changes on protected islands in addition to fish number increases and healthier coral reefs.</text:p>
            <text:p/>
            <text:p>An initial survey by WWF &amp; Wetlands International-Oceania (WI) of the water quality of the lagoon found that it is not very disturbed despite the tune</text:p>
          </table:table-cell>
          <table:table-cell table:number-columns-repeated="16"/>
          <table:table-cell table:style-name="ce5" office:value-type="string">
            <text:p>Trying to work with tuna and energy companies, however due to staffing problems we haven't had not much interaction. </text:p>
          </table:table-cell>
          <table:table-cell table:number-columns-repeated="866"/>
        </table:table-row>
        <table:table-row table:style-name="ro20">
          <table:table-cell office:value-type="float" office:value="64">
            <text:p>64</text:p>
          </table:table-cell>
          <table:table-cell table:style-name="ce3" office:value-type="string">
            <text:p>Conservation and Sustainable Use of the Marine and Coastal Biodiversity of the Bismarck-Solomon Seas Papua, Indonesia</text:p>
          </table:table-cell>
          <table:table-cell table:style-name="ce3" office:value-type="string">
            <text:p>Creusa Hitipeuw</text:p>
          </table:table-cell>
          <table:table-cell table:style-name="ce3" office:value-type="string">
            <text:p>WWF</text:p>
          </table:table-cell>
          <table:table-cell table:style-name="ce3" office:value-type="string">
            <text:p>29 October, 2007</text:p>
          </table:table-cell>
          <table:table-cell table:style-name="ce3" office:value-type="string">
            <text:p>Creusa Hitipeuw</text:p>
            <text:p>Luanne Losi</text:p>
          </table:table-cell>
          <table:table-cell table:style-name="ce3" office:value-type="string">
            <text:p>Papua</text:p>
          </table:table-cell>
          <table:table-cell table:style-name="ce3" office:value-type="string">
            <text:p>Solomon Seas</text:p>
          </table:table-cell>
          <table:table-cell table:style-name="ce3" office:value-type="string">
            <text:p>2002</text:p>
          </table:table-cell>
          <table:table-cell table:style-name="ce3" office:value-type="string">
            <text:p>2010</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Climate Change</text:p>
            <text:p>Overharvest</text:p>
            <text:p>Pollution</text:p>
          </table:table-cell>
          <table:table-cell table:style-name="ce5" office:value-type="string">
            <text:p>Housing and urban development</text:p>
            <text:p>Logging</text:p>
            <text:p>Fishing</text:p>
            <text:p>Energy production and mining</text:p>
            <text:p>Species stresses</text:p>
            <text:p>Fragmentation; degradation</text:p>
            <text:p>Climate change and severe weather</text:p>
            <text:p>Non-point pollution</text:p>
          </table:table-cell>
          <table:table-cell table:style-name="ce5" office:value-type="string">
            <text:p>The Papua province, Indonesia branch of the broader Conservation and Sustainable Use of the Marine and Coastal Biodiversity of the Bismarck-Solomon Seas program focuses on 2 major marine locations: the Abun MPA (Jamursba Medi and Warmon) under Sorong district and Cendrawasih National Park under Teluk Wondama District. <text:s/>Here, WWF – Indonesia works to advance their ecoregional conservation plan as well as develop alternative livelihood opportunities for the communities involved. <text:s/>Primarily funded by the EC, this project supports the legalization of MPAs, strengthening of local capacity for protection and management, and creation of avenues to improve livelihoods. <text:s/>This project works on many different fronts with relevant partners to address issues like leatherback turtle conservation, fisheries policy, local capacity, and increased biodiversity knowledge. <text:s/>The Bird’s Head region of Papua is known to be globally significant and is the focus of increased conservation attention, especially a joint WWF-TNC-CI project for Ecological Based Management. </text:p>
            <text:p/>
            <text:p>Major Threats to Cendrawasih: reef/coral damage, overfishing, potential coastal development, boundary shuffling, recent political autonomy, weak fisheries policy &amp; scientific knowledge.</text:p>
            <text:p>Major Threats to Jamursba: turtle predation (wild pigs, dogs, lizards), low hatching success, surrounding land use changes like mining and/or logging, lack of legal protection, overfishing, and reef damage.</text:p>
            <text:p>Climate change potential</text:p>
          </table:table-cell>
          <table:table-cell table:style-name="ce5" office:value-type="string">
            <text:p>Fisheries</text:p>
            <text:p>Recreation</text:p>
            <text:p>Food (subsistence)</text:p>
            <text:p>Other cultural services</text:p>
            <text:p>Genetic resources</text:p>
          </table:table-cell>
          <table:table-cell table:style-name="ce5" office:value-type="string">
            <text:p>Many coastal communities rely directly on marine resources for their survival. <text:s/></text:p>
          </table:table-cell>
          <table:table-cell table:style-name="ce5" office:value-type="string">
            <text:p>coral reefs and coastal areas like beaches (regarding turtle conservation, lands surrounding beach nesting area may also effect target area)</text:p>
          </table:table-cell>
          <table:table-cell table:style-name="ce5" office:value-type="string">
            <text:p>Pacific Leatherback turtle</text:p>
          </table:table-cell>
          <table:table-cell table:style-name="ce5" office:value-type="string">
            <text:p>28 Villages of Wondama, Nabire and Manokwari, Cendrawasih National Park, Papua, Indonesia, including 2, 096 direct and 15, 570 indirect beneficiaries.</text:p>
            <text:p>Saubeba and Warmandi villages, Jamursba Medi, Papua, Indonesia, including 85 direct and 460 indirect beneficiaries</text:p>
            <text:p/>
          </table:table-cell>
          <table:table-cell table:style-name="ce5" office:value-type="string">
            <text:p>Regional</text:p>
          </table:table-cell>
          <table:table-cell table:style-name="ce5" office:value-type="string">
            <text:p>Global</text:p>
          </table:table-cell>
          <table:table-cell table:style-name="ce5" office:value-type="string">
            <text:p>Local</text:p>
            <text:p>Federal </text:p>
          </table:table-cell>
          <table:table-cell table:style-name="ce5" office:value-type="string">
            <text:p>Local</text:p>
            <text:p>Federal </text:p>
          </table:table-cell>
          <table:table-cell table:style-name="ce5" office:value-type="string">
            <text:p>None</text:p>
          </table:table-cell>
          <table:table-cell table:style-name="ce5" office:value-type="string">
            <text:p>Cendrawasih is gazetted as a nationally protected area under the Park Authority of the Ministry of Forestry, it is owned and managed by the national government for the traditional use of communities and biodiversity conservation. <text:s/>The districts concerned with Cendrawasih were recently redrawn organizing the area among 3 instead of 2 districts. <text:s/>About 90% of one of the districts lies in the national park. <text:s/>Re-zoning of the park for different use is underway too.</text:p>
            <text:p/>
            <text:p>Jamursba is protected locally and pursuing similar national recognition. <text:s/></text:p>
          </table:table-cell>
          <table:table-cell table:style-name="ce5" office:value-type="string">
            <text:p>Intertidal</text:p>
            <text:p>Subtidal</text:p>
            <text:p>Native forest</text:p>
            <text:p>Converted</text:p>
          </table:table-cell>
          <table:table-cell table:style-name="ce5" office:value-type="string">
            <text:p>Intertidal</text:p>
            <text:p>Subtidal</text:p>
            <text:p>Converted</text:p>
            <text:p>Native forest</text:p>
          </table:table-cell>
          <table:table-cell table:style-name="ce5" office:value-type="string">
            <text:p>Intertidal</text:p>
            <text:p>Subtidal</text:p>
            <text:p>Native forest</text:p>
            <text:p>Converted</text:p>
          </table:table-cell>
          <table:table-cell/>
          <table:table-cell table:style-name="ce5" office:value-type="string">
            <text:p>Unsustainable fishing</text:p>
            <text:p>Recreational open space</text:p>
            <text:p>Residential development</text:p>
            <text:p>Primary forest clearing</text:p>
            <text:p>Selective logging</text:p>
            <text:p>Industrial development</text:p>
            <text:p>Nature reserve</text:p>
          </table:table-cell>
          <table:table-cell table:style-name="ce5" office:value-type="string">
            <text:p>Sustainable fishing</text:p>
            <text:p>Nature reserve</text:p>
            <text:p>Recreational open space</text:p>
          </table:table-cell>
          <table:table-cell table:style-name="ce5" office:value-type="string">
            <text:p>Potential coastal development in both sites. <text:s/></text:p>
            <text:p>Re-drawing of district lines in the Cendrawasih site.</text:p>
            <text:p>Potential logging and/or mining in the Jamursba site. <text:s/>Protection of the nesting beaches by the local community and the state in the future.</text:p>
            <text:p/>
          </table:table-cell>
          <table:table-cell table:style-name="ce5" office:value-type="string">
            <text:p>Other</text:p>
          </table:table-cell>
          <table:table-cell table:style-name="ce5" office:value-type="string">
            <text:p>Other</text:p>
          </table:table-cell>
          <table:table-cell/>
          <table:table-cell table:style-name="ce5" office:value-type="string">
            <text:p>Carrot </text:p>
          </table:table-cell>
          <table:table-cell table:style-name="ce5" office:value-type="string">
            <text:p>- identifying potential alternative livelihood and best practice pilot programs in areas anticipated to become core zones in the MPA in order to reduce the pressure from communities who rely and have traditional rights to these areas. <text:s/>Exploring alternatives that communities show interest in like seaweed aquaculture, subsistence based ecological fisheries, pelagic fisheries, pole and lining. <text:s/>Facilitating market communication and improvement in quality of goods produced by the people. <text:s/>Identify options and potential partners. <text:s/></text:p>
            <text:p/>
            <text:p>Develop sustainable financing mechanism for park maintenance and management (from both district and national levels). <text:s/>Identify realistic budget needs and potential sources. <text:s/></text:p>
            <text:p/>
            <text:p>Potential marine ecotourism: not far from Raja Ampat which brings some live–aboard-boats. <text:s/>Executed marine ecotourism feasibility study, now to consult with local communities and local government.</text:p>
            <text:p/>
            <text:p>Community Conservation Agreement – people identified education as their number one priority, use scholarships (to good schools in neighboring towns) as payment for ecosystem management and services. Scholarships for village children would serve as payment for creating a 115-hectare No–Take Leatherback Turtle nesting beach, and an additional 65 ha of fringing forest reserve at Saubeba and Warmandi Villages in Papua Province over a five-year period. <text:s/>To oversee this a school committee from the target communities will be created. <text:s/></text:p>
          </table:table-cell>
          <table:table-cell table:style-name="ce5" office:value-type="string">
            <text:p>Ownership rights</text:p>
            <text:p>Development rights</text:p>
            <text:p>Administration rights</text:p>
            <text:p>Other</text:p>
            <text:p>Other policy change</text:p>
          </table:table-cell>
          <table:table-cell table:style-name="ce5" office:value-type="string">
            <text:p>Recent political decentralization- In 2002 special autonomy law granted to Papua, resource management passed from national to local responsibility. <text:s/>This led to the re-designation of districts, now must integrate management of park with special plan of EACH district. In this multi-district area the national park has own management body that is autonomous yet represents various local interest. <text:s/></text:p>
            <text:p/>
            <text:p>Legal protection of WMA strengthens the pre-exisiting sentiments of the local communities. </text:p>
            <text:p/>
            <text:p>Facilitating local government capacity with Fisheries Department to be lead departments dealing with tourism, forestry, transportation, similar to park authority ‘national conservation agencies’ </text:p>
            <text:p/>
            <text:p>Licensing system for fishing: &lt; 4 gross tonnage is district, &gt; 4 gross tonnage is national.</text:p>
            <text:p>Facilitate creation of an advisory board (of multiple stakeholders) to oversee integration of park management plan and district development</text:p>
            <text:p>Improve standard operating procedures, surveillance, and monitoring techniques. <text:s/>Provide floating ranger stations for this is second biggest (1.4 million hectare) national park in Indonesia </text:p>
            <text:p/>
            <text:p>Birds Head Seascape (BHS) EBM partnership (WWF-TNC-CI): </text:p>
            <text:p>joint project - research ongoing to improve biological, ecological, and social data to use for rezoning and management scheme for the area. <text:s/>New scientific and socio-econ data-overlaid during expert meeting to re-draw zones and improve gear restrictions.</text:p>
            <text:p>Zones: core zone – use prohibited, for biodiversity richness and spawning etc.</text:p>
            <text:p>Zoning related to different use: strict, traditional, or commercial. <text:s/>Mostly ecologically based, but considers traditional history of use (degradation vs. pristine) rather than completely prohibiting access. <text:s/></text:p>
            <text:p/>
            <text:p>Customary use mapping - Socio-economic studies on livelihoods: most terrestrial activity is hunter and gatherer related so address landuse to reduce impact related to beach while accommodating human needs. <text:s text:c="2"/>What sort of things they should give up, and what are possible alternatives. <text:s/>Marine resource use must also be considered. <text:s/>Possible restrictions on seasonal fishing and boat areas.</text:p>
            <text:p/>
            <text:p>Turtle egg poaching from beach (Jamursba) – Collaboration of with local community implemented beach patrol and eliminated poaching. <text:s/>Recording data on number of nests. <text:s/>Since 2003, collaborate with NOAA &amp; local universities to do satellite tracking and improvement on standardized monitoring protocol. <text:s/></text:p>
            <text:p/>
            <text:p>The BSSE Leatherback MoU : MoU for a tri-national partnership between the governments of Indonesia, Papua New Guinea and Solomon Islands on the conservation and management of Western Pacific Leatherback Turtles, their nesting sites, feeding areas and migratory routes within the three countries. </text:p>
            <text:p/>
            <text:p>Tuna Long-line Industry Association by-catch reduction pilot project that includes observer programs in the tuna and shrimp industries. <text:s/>The expected results are the development of new policies and gear regulations.</text:p>
            <text:p/>
            <text:p>WWF also facilitated a review of the Indonesian system of marine protected areas, to include new relevant criteria for connectivity, endangered species, and resilience against climate change. <text:s/></text:p>
            <text:p/>
            <text:p>National Biodiversity Strategic Action Plan (NBSAP)</text:p>
            <text:p>Regional Fisheries Management Organizations (RFMOs)</text:p>
            <text:p>Indian Ocean Tuna Commission (IOTC) </text:p>
            <text:p>Western and Central Pacific Fisheries Commission (WCPFC)</text:p>
            <text:p/>
          </table:table-cell>
          <table:table-cell table:style-name="ce5" office:value-type="string">
            <text:p>Education and outreach</text:p>
            <text:p>Community forums</text:p>
            <text:p>Stakeholder engagement</text:p>
            <text:p>Training</text:p>
            <text:p>Meetings</text:p>
            <text:p>Other</text:p>
            <text:p>Committee formation</text:p>
          </table:table-cell>
          <table:table-cell table:style-name="ce5" office:value-type="string">
            <text:p>Capacity building for leaders at the local and district level. <text:s/>Technical training and supplies for park rangers. <text:s/>Education incentives for local communities to participate in PES, determined by social surveys and implemented by community lead committees. <text:s/>Awareness raising about environmental issues and fishing practices. <text:s/>Multistakeholder workshops to share new scientific findings as they occur. <text:s/>These also highlighted the need for a network of MPAs and inter-district spatial planning.</text:p>
            <text:p/>
            <text:p>National Committee for Marine Conservation (Konaskolaut) – government and key stakeholders.</text:p>
            <text:p/>
            <text:p>Advisory board for implementation of park management plan and integration into respective district development plans. <text:s/></text:p>
            <text:p/>
            <text:p/>
          </table:table-cell>
          <table:table-cell table:style-name="ce5" office:value-type="string">
            <text:p>Best Management Practices</text:p>
            <text:p>Research</text:p>
            <text:p>Preservation</text:p>
          </table:table-cell>
          <table:table-cell table:style-name="ce5" office:value-type="string">
            <text:p>BMP fishery/aquaculture</text:p>
            <text:p>Biodiversity assessment</text:p>
            <text:p>Ecosystem service assessment</text:p>
            <text:p>Mapping</text:p>
            <text:p>Park guards</text:p>
            <text:p>Legal protection</text:p>
            <text:p>Research</text:p>
            <text:p>Tourism infrastructure</text:p>
          </table:table-cell>
          <table:table-cell table:style-name="ce5" office:value-type="string">
            <text:p>Assist local authorities to adapt to new Autonomy law in Papua (district’s receive rights to govern natural resources). <text:s/></text:p>
            <text:p/>
            <text:p>Improve biological, ecological, and social data to create management plans and re-draw zones in Cendrawasih that accommodate ecological and human needs for the MPA. <text:s/>Satellite tracking and partnerships with local university researchers in Jamursba to build knowledge about ecology of area and impacts from potential development. </text:p>
            <text:p/>
            <text:p>Support the establishment of new protected areas and the implementation of sustainable management plans, monitoring regimes, and participation in regional conservation initiatives. </text:p>
            <text:p/>
            <text:p>Improve capacity of park authorities to carry out standard operating procedures like surveillance and monitoring. <text:s/></text:p>
            <text:p/>
            <text:p>Licensing system to regulate fishing, gear restrictions, boat zones, seasonal fishing schedules. </text:p>
            <text:p/>
            <text:p>Develop alternative livelihood opportunities to reduce pressure on marine and coastal resources. <text:s/>Eg. pilot project on scholarships for students has been initiated in collaboration with Seacology through a Community Agreement Scheme. <text:s/></text:p>
            <text:p/>
            <text:p>Build partnerships with key stakeholders and parties who have interest in conserving the area, like fishermen’s associations, governments, conservation NGOs, and international organizations. <text:s/></text:p>
            <text:p/>
          </table:table-cell>
          <table:table-cell table:style-name="ce5" office:value-type="string">
            <text:p>Government</text:p>
            <text:p>Partner organization</text:p>
            <text:p>Managing organization</text:p>
          </table:table-cell>
          <table:table-cell table:style-name="ce5" office:value-type="string">
            <text:p>No take recreation</text:p>
            <text:p>Other</text:p>
          </table:table-cell>
          <table:table-cell table:style-name="ce5" office:value-type="string">
            <text:p>Other </text:p>
            <text:p>Recreation users</text:p>
            <text:p>Rural domestic</text:p>
          </table:table-cell>
          <table:table-cell table:style-name="ce5" office:value-type="string">
            <text:p>Tax payer</text:p>
          </table:table-cell>
          <table:table-cell table:style-name="ce5" office:value-type="string">
            <text:p>Government</text:p>
          </table:table-cell>
          <table:table-cell table:style-name="ce5" office:value-type="string">
            <text:p>Community/committee</text:p>
          </table:table-cell>
          <table:table-cell table:style-name="ce5" office:value-type="string">
            <text:p>Committee of stakeholders</text:p>
          </table:table-cell>
          <table:table-cell/>
          <table:table-cell table:style-name="ce5" office:value-type="string">
            <text:p>Potential income generating activities may draw payments while funding for the management of the MPAs may come from the national government.</text:p>
          </table:table-cell>
          <table:table-cell table:style-name="ce5" office:value-type="string">
            <text:p><text:s text:c="2"/>Yes</text:p>
          </table:table-cell>
          <table:table-cell table:style-name="ce5" office:value-type="string">
            <text:p>During project</text:p>
          </table:table-cell>
          <table:table-cell table:style-name="ce5" office:value-type="string">
            <text:p>broader knowledge and data on tuna fishing industry, potential for ecotourism industry, and PES scheme using children's scholarships. </text:p>
          </table:table-cell>
          <table:table-cell table:style-name="ce5" office:value-type="string">
            <text:p>Change industry practice</text:p>
            <text:p>Leverage partnerships</text:p>
            <text:p>Motivate legislation</text:p>
            <text:p>Redirect money to conservation</text:p>
          </table:table-cell>
          <table:table-cell table:style-name="ce5" office:value-type="string">
            <text:p>Simple</text:p>
          </table:table-cell>
          <table:table-cell/>
          <table:table-cell table:style-name="ce5" office:value-type="string">
            <text:p>Wide study on Indonesian tuna fisheries industry including fishing areas, fleets, gross estimates of effort and landings, value of catch, processing, exports, and flow of benefits, etc. <text:s/>To be used for management of marine areas and policy creation by Pap</text:p>
          </table:table-cell>
          <table:table-cell table:style-name="ce5" office:value-type="string">
            <text:p><text:s text:c="2"/>Yes</text:p>
          </table:table-cell>
          <table:table-cell table:style-name="ce5" office:value-type="string">
            <text:p>During project</text:p>
          </table:table-cell>
          <table:table-cell table:style-name="ce5" office:value-type="string">
            <text:p>Integration of district objectives with park management plans.</text:p>
            <text:p>Work towards creation of national recognition of Jamursba MPA</text:p>
            <text:p/>
          </table:table-cell>
          <table:table-cell table:style-name="ce5" office:value-type="string">
            <text:p>Motivate legislation</text:p>
            <text:p>ID policy to target</text:p>
          </table:table-cell>
          <table:table-cell table:style-name="ce5" office:value-type="string">
            <text:p>In 2002, following a special autonomy law granted for Papua the right to resource management moved from national to local responsibility. <text:s/>A further re-drawing of district lines within the Cendrawasih NP means integrating park management goals with those </text:p>
          </table:table-cell>
          <table:table-cell table:style-name="ce5" office:value-type="string">
            <text:p><text:s text:c="2"/>Yes</text:p>
          </table:table-cell>
          <table:table-cell table:style-name="ce5" office:value-type="string">
            <text:p>WWF-TNC-CI partnership focused on the Bird’s Head region has been working on gathering scientific data on many marine and coastal issues to be used in the management and zonation of Abun Marine Protected Area, which includes Jamursba Medi and Cendrawasih </text:p>
          </table:table-cell>
          <table:table-cell table:number-columns-repeated="43"/>
          <table:table-cell table:style-name="ce5" office:value-type="string">
            <text:p><text:s text:c="2"/>Yes</text:p>
          </table:table-cell>
          <table:table-cell table:style-name="ce5" office:value-type="string">
            <text:p>seaturtle reproduction, reef health, fish stocks</text:p>
          </table:table-cell>
          <table:table-cell table:style-name="ce5" office:value-type="string">
            <text:p>satellites, GIS, observation</text:p>
          </table:table-cell>
          <table:table-cell table:number-columns-repeated="11"/>
          <table:table-cell table:style-name="ce5" office:value-type="string">
            <text:p>Since 2003, collaborate with NOAA &amp; local universities to do satellite tracking and improvement on standardized monitoring protocol. - 40% of the annual nests are gone due to predation.</text:p>
            <text:p/>
            <text:p>GIS maps were created using information on important nesting areas, </text:p>
          </table:table-cell>
          <table:table-cell table:style-name="ce5" office:value-type="string">
            <text:p>- connectivity of marine protected areas in Indonesia, climate change resilience, protection of endangered species.</text:p>
            <text:p>- seaturtle nesting, poaching, and trade dynamics.</text:p>
          </table:table-cell>
          <table:table-cell table:number-columns-repeated="13"/>
          <table:table-cell table:style-name="ce5" office:value-type="string">
            <text:p>village priorities, tuna fisheries industry</text:p>
          </table:table-cell>
          <table:table-cell table:style-name="ce5" office:value-type="string">
            <text:p>household surveys, field surveys, interview surveys, observations </text:p>
            <text:p/>
          </table:table-cell>
          <table:table-cell table:number-columns-repeated="3"/>
          <table:table-cell table:style-name="ce5" office:value-type="string">
            <text:p>Seacology, WWF-CI-TNC </text:p>
          </table:table-cell>
          <table:table-cell table:style-name="ce5" office:value-type="string">
            <text:p>Seacology, WWF-CI-TNC </text:p>
          </table:table-cell>
          <table:table-cell table:number-columns-repeated="6"/>
          <table:table-cell table:style-name="ce5" office:value-type="string">
            <text:p>Concern that benefits from conservation project would not be spread evenly throughout community so conducted a social study to determine most important concern of communities - prioritized education, so create and incentive program based on this for PES (</text:p>
          </table:table-cell>
          <table:table-cell table:style-name="ce5" office:value-type="string">
            <text:p>In terms of surveillance and resource management there is a lack of capacity at the implementation level.</text:p>
          </table:table-cell>
          <table:table-cell/>
          <table:table-cell table:style-name="ce5" office:value-type="string">
            <text:p>The lengthy process of drafting policies and other legal documents may delay the outcomes of policy reviews and development. <text:s/></text:p>
          </table:table-cell>
          <table:table-cell table:number-columns-repeated="3"/>
          <table:table-cell table:style-name="ce5" office:value-type="string">
            <text:p>Lack of recent and comprehensive scientific data, especially concerning marine resilience to climate change. </text:p>
          </table:table-cell>
          <table:table-cell table:style-name="ce5" office:value-type="string">
            <text:p>Papua has a very unique governing system and with the new autonomy law local governments have more power than in the past. <text:s/>Traditional rights also play an important part in policy. <text:s/>It is for these reasons that the best way to impact an area is to start </text:p>
          </table:table-cell>
          <table:table-cell table:number-columns-repeated="861"/>
        </table:table-row>
        <table:table-row table:style-name="ro2">
          <table:table-cell office:value-type="float" office:value="65">
            <text:p>65</text:p>
          </table:table-cell>
          <table:table-cell table:style-name="ce3" office:value-type="string">
            <text:p>Model of Sustainable Community - Kashima City</text:p>
          </table:table-cell>
          <table:table-cell table:style-name="ce3" office:value-type="string">
            <text:p>Naobi Okayasu</text:p>
          </table:table-cell>
          <table:table-cell table:style-name="ce3" office:value-type="string">
            <text:p>WWF Japan</text:p>
          </table:table-cell>
          <table:table-cell table:style-name="ce3" office:value-type="string">
            <text:p>18 October, 2007</text:p>
          </table:table-cell>
          <table:table-cell table:style-name="ce3" office:value-type="string">
            <text:p>Naobi Okayasu</text:p>
          </table:table-cell>
          <table:table-cell table:style-name="ce3" office:value-type="string">
            <text:p>Japan</text:p>
          </table:table-cell>
          <table:table-cell table:style-name="ce3" office:value-type="string">
            <text:p>Ariake Sea</text:p>
          </table:table-cell>
          <table:table-cell table:style-name="ce3" office:value-type="string">
            <text:p>2004</text:p>
          </table:table-cell>
          <table:table-cell table:style-name="ce3" office:value-type="string">
            <text:p>2011</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Pollution</text:p>
            <text:p>Overharvest</text:p>
          </table:table-cell>
          <table:table-cell table:style-name="ce5" office:value-type="string">
            <text:p>Non-timber crops (ag)</text:p>
            <text:p>Energy production and mining</text:p>
            <text:p>Dam and water management</text:p>
            <text:p>Fishing</text:p>
            <text:p>Fragmentation; degradation</text:p>
            <text:p>Non-point pollution</text:p>
          </table:table-cell>
          <table:table-cell table:style-name="ce5" office:value-type="string">
            <text:p>A history of conversion beginning in the 1970s &amp; 1980s of wetlands for rice farming and other large scale agriculture has left much of the coastal area that has not been urbanized, very degraded. <text:s/>Energy production like dams also negatively impact the seas down stream. <text:s/>Many of the small villages along the sea rely heavily on its natural goods and services, however, species are in decline due to loss of habitat and unsustainable harvest. <text:s/>By improving the local awareness of environmental phenomenon this project aims to rejuvenate the traditional and more sustainable usage of the Ariake Sea. <text:s/>Education and recreational activities help spread word about the diversity of Japanese beaches and sea, as well as traditional life based on local nature and sustainability. <text:s/>While, promotion of locally made goods (sake, nori etc) and services (ecotourism) can help to supplement livelihoods that are more sustainable. <text:s/>Kashima city is a Flyway Shorebird network site, which drew the initial to the site.</text:p>
          </table:table-cell>
          <table:table-cell table:style-name="ce5" office:value-type="string">
            <text:p>Water quality</text:p>
            <text:p>Water quantity</text:p>
            <text:p>Soil Stabilization</text:p>
            <text:p>Soil Fertility</text:p>
            <text:p>Fisheries</text:p>
            <text:p>Recreation</text:p>
            <text:p>Nutrient cycling</text:p>
            <text:p>Shoreline hazards</text:p>
            <text:p>Other cultural services</text:p>
            <text:p>Food (subsistence)</text:p>
          </table:table-cell>
          <table:table-cell table:style-name="ce5" office:value-type="string">
            <text:p>Wetland functions and services, fisheries, ecotourism</text:p>
          </table:table-cell>
          <table:table-cell table:style-name="ce5" office:value-type="string">
            <text:p>wetlands</text:p>
          </table:table-cell>
          <table:table-cell table:style-name="ce5" office:value-type="string">
            <text:p>shorebirds</text:p>
          </table:table-cell>
          <table:table-cell table:style-name="ce5" office:value-type="string">
            <text:p>fishermen, school children </text:p>
            <text:p>(general population of Kashima)</text:p>
          </table:table-cell>
          <table:table-cell table:style-name="ce5" office:value-type="string">
            <text:p>Local</text:p>
          </table:table-cell>
          <table:table-cell table:style-name="ce5" office:value-type="string">
            <text:p>Regional</text:p>
          </table:table-cell>
          <table:table-cell table:style-name="ce5" office:value-type="string">
            <text:p>Individual private</text:p>
          </table:table-cell>
          <table:table-cell table:style-name="ce5" office:value-type="string">
            <text:p>Individual private</text:p>
          </table:table-cell>
          <table:table-cell table:style-name="ce5" office:value-type="string">
            <text:p>None</text:p>
          </table:table-cell>
          <table:table-cell table:style-name="ce5" office:value-type="string">
            <text:p>Kashima City in Saga Prefecture</text:p>
          </table:table-cell>
          <table:table-cell table:style-name="ce5" office:value-type="string">
            <text:p>Wetland</text:p>
            <text:p>Intertidal</text:p>
            <text:p>Native grassland</text:p>
          </table:table-cell>
          <table:table-cell table:style-name="ce5" office:value-type="string">
            <text:p>Wetland</text:p>
            <text:p>Intertidal</text:p>
            <text:p>Converted</text:p>
            <text:p>Native grassland</text:p>
            <text:p>Native forest</text:p>
          </table:table-cell>
          <table:table-cell table:style-name="ce5" office:value-type="string">
            <text:p>Native forest</text:p>
            <text:p>Wetland</text:p>
            <text:p>Intertidal</text:p>
            <text:p>Converted</text:p>
            <text:p>Native grassland</text:p>
          </table:table-cell>
          <table:table-cell table:style-name="ce5" office:value-type="string">
            <text:p>Kashima residents go up to the mountain areas where logging companies had previously deforested and replant the area with native trees as part of a <text:s/>program by the Forestry Agency.</text:p>
            <text:p/>
            <text:p>Many people do agriculture on their lands for sale and subsistence.</text:p>
          </table:table-cell>
          <table:table-cell table:style-name="ce5" office:value-type="string">
            <text:p>Commodity Crops</text:p>
            <text:p>Subsistence farming</text:p>
            <text:p>Unsustainable fishing</text:p>
            <text:p>Primary forest clearing</text:p>
            <text:p>Other use</text:p>
          </table:table-cell>
          <table:table-cell table:style-name="ce5" office:value-type="string">
            <text:p>Sustainable fishing</text:p>
            <text:p>Sustainable agriculture</text:p>
            <text:p>Subsistence farming</text:p>
            <text:p>Other crops</text:p>
            <text:p>Recreational open space</text:p>
            <text:p>Other use</text:p>
          </table:table-cell>
          <table:table-cell table:style-name="ce5" office:value-type="string">
            <text:p>Flyway Shorebird Network Site</text:p>
            <text:p>Sustainable nori and agricultural farming</text:p>
          </table:table-cell>
          <table:table-cell table:style-name="ce5" office:value-type="string">
            <text:p>Markets</text:p>
            <text:p>Other</text:p>
          </table:table-cell>
          <table:table-cell table:style-name="ce5" office:value-type="string">
            <text:p>Other</text:p>
            <text:p>Niche market</text:p>
          </table:table-cell>
          <table:table-cell/>
          <table:table-cell table:style-name="ce5" office:value-type="string">
            <text:p>Carrot </text:p>
          </table:table-cell>
          <table:table-cell table:style-name="ce5" office:value-type="string">
            <text:p>Promote local goods like nori, sake, &amp; fish. <text:s/>Reconstruct old fishing methods, less polluting seaweed farming and agricultural methods. <text:s/>Japanese people are interested in eating fresh seafood, so there is a good market to target.</text:p>
            <text:p/>
            <text:p>Visitor program on muddy beach area (built infrastructure). <text:s/>The mud is famous throughout Japan, people &amp; schools come and play here. <text:s/>This has been very successful, so expand program to entire hydrologic systems and incorporate the mountainous freshwater resources as sell. <text:s/></text:p>
            <text:p/>
            <text:p>Idea is to create a tour programme that highlights many biodiversity riches of the area. <text:s/>It could center around the traditional fishing and sea-based culture of Ariake Sea and the unique resources in the mountains. <text:s/>A person could </text:p>
            <text:p>stay in the mountains with their streams and hot springs. Then, come to town to enjoy a local sake dinner. <text:s/>Finally end at the beach with the mud and rich seafood variety. <text:s/></text:p>
            <text:p>Want to promote the biodiversity, fisheries and local food. <text:s/>The very unique nature and products of the area would be good for tourism, the issue is getting the visitors to spend time in the village.</text:p>
            <text:p/>
            <text:p>Mayor is very interested in rejuvenating the local economy through sustainable means:</text:p>
            <text:p/>
            <text:p>Sustainable nori production</text:p>
            <text:p>Eco-friendly agriculture</text:p>
            <text:p>Sale local products</text:p>
            <text:p>Traceability of products – labels indicate source and promote responsible agriculture</text:p>
            <text:p>Michi no eki – Ministry of the Economy named Kashima a recommended destination for tourists. <text:s/>The name means “station along traveling road.”</text:p>
            <text:p>Gatalympic – Mizu no Kai – locally created event brings 10-30,000 people who come together to enjoy the Olympics in the mud. <text:s/>4-5 different races, raise 1-2 million yen through entrance fees etc.</text:p>
            <text:p/>
          </table:table-cell>
          <table:table-cell table:style-name="ce5" office:value-type="string">
            <text:p>Other policy change</text:p>
            <text:p>Other</text:p>
          </table:table-cell>
          <table:table-cell table:style-name="ce5" office:value-type="string">
            <text:p>Since ancient times, nearly 200-300 years ago during the Edo period, people have lived in the wetlands. <text:s/>Dwellers here know how to live sustianably so the idea is not to restrict the area with an MPA (which is too exclusive), but instead share scientific data with local people so that they understand the need to manage their environment in a more sustainable way.</text:p>
            <text:p/>
            <text:p>By becoming part of the Flyway Shorebird site network, Kashima acknowledges its commitment and responsibility.</text:p>
            <text:p/>
            <text:p>Michi no eki – Ministry of the Economy named Kashima a recommended destination for tourists. <text:s/>The name means “station along traveling road.”</text:p>
          </table:table-cell>
          <table:table-cell table:style-name="ce5" office:value-type="string">
            <text:p>Education and outreach</text:p>
            <text:p>Stakeholder engagement</text:p>
            <text:p>Communications</text:p>
            <text:p>Other</text:p>
          </table:table-cell>
          <table:table-cell table:style-name="ce5" office:value-type="string">
            <text:p>Mizu no Kai (Club of Water) was established through these activities</text:p>
            <text:p/>
            <text:p>Gatalympic - a sporting competition which takes place on the local muddy tidal flats</text:p>
            <text:p/>
            <text:p>This project, under collaboration with the club, develops a programme to provide education on and experience of the natural environment, traditional fishing methods and culture of the Ariake region.</text:p>
            <text:p>Shiraho - Kashima Children Exchange programme - a school excursion program entitled “the message for Ariake-sea as our home.” opportunity to learn more about the diversity of Japanese beaches and sea, as well as traditional life based on local nature and sustainability. <text:s/>Exchange 10 students each from Coral Reef Centre Children’s Club of Shiraho on Ishigaki Island and Kashima City.</text:p>
            <text:p/>
            <text:p>DVD programme in Kashima City on Ariake Sea and local life </text:p>
            <text:p/>
            <text:p>With the advertisement of the Millennium goals- concept of biodiversity is getting popular so people are becoming interested in visiting these places.</text:p>
          </table:table-cell>
          <table:table-cell table:style-name="ce5" office:value-type="string">
            <text:p>Best Management Practices</text:p>
            <text:p>Preservation</text:p>
            <text:p>Other</text:p>
            <text:p>Restoration</text:p>
            <text:p>Research</text:p>
          </table:table-cell>
          <table:table-cell table:style-name="ce5" office:value-type="string">
            <text:p>Research</text:p>
            <text:p>Pilot/demonstration</text:p>
            <text:p>BMP agriculture</text:p>
            <text:p>BMP fishery/aquaculture</text:p>
            <text:p>Reseeding</text:p>
            <text:p>Infrastructure</text:p>
            <text:p>Legal protection</text:p>
            <text:p>Tourism infrastructure</text:p>
            <text:p>Other</text:p>
            <text:p>BMP forestry</text:p>
            <text:p>Outplantings</text:p>
          </table:table-cell>
          <table:table-cell table:style-name="ce5" office:value-type="string">
            <text:p>Gatalympic, a sporting competition which takes place on the local muddy tidal flats, as a tourist attraction</text:p>
            <text:p/>
            <text:p>Mizu no Kai (Club of Water) established as vehicle to encourage local people to appreciate and conserve local tidal flats and river basin.</text:p>
            <text:p/>
            <text:p>Shiraho - Kashima Children Exchange programme - sharing of traditions and the value of the sea with neighboring coastal village.</text:p>
            <text:p/>
            <text:p>Facilitate tourism infrastructure development and the creation of a vacation package that is based on the water resources (both mountain and sea) and traditions of Kashima.</text:p>
            <text:p><text:s/></text:p>
            <text:p>Promotion of locally grown and produced goods for sale in Kashima, Japan, and abroad (like sake and nori etc.)</text:p>
            <text:p/>
            <text:p>Works within the Flyway Shorebird network as a significant site for migratory birds. <text:s/>And, local universities who want to research the tidal flats of the Ariake Sea.</text:p>
          </table:table-cell>
          <table:table-cell table:style-name="ce5" office:value-type="string">
            <text:p>Government</text:p>
            <text:p>Managing organization</text:p>
            <text:p>Partner organization</text:p>
          </table:table-cell>
          <table:table-cell table:style-name="ce5" office:value-type="string">
            <text:p>Other</text:p>
            <text:p>No take recreation</text:p>
          </table:table-cell>
          <table:table-cell table:style-name="ce5" office:value-type="string">
            <text:p>All water users</text:p>
            <text:p>Recreation users</text:p>
            <text:p>Agriculture</text:p>
          </table:table-cell>
          <table:table-cell table:style-name="ce5" office:value-type="string">
            <text:p>Domestic User</text:p>
          </table:table-cell>
          <table:table-cell table:style-name="ce5" office:value-type="string">
            <text:p>Recreation users</text:p>
          </table:table-cell>
          <table:table-cell table:style-name="ce5" office:value-type="string">
            <text:p>Private land user</text:p>
          </table:table-cell>
          <table:table-cell table:style-name="ce5" office:value-type="string">
            <text:p>Agriculture</text:p>
            <text:p>Other private landowners/users</text:p>
          </table:table-cell>
          <table:table-cell table:style-name="ce5" office:value-type="string">
            <text:p>No</text:p>
          </table:table-cell>
          <table:table-cell table:style-name="ce5" office:value-type="string">
            <text:p>Idea is to generate a tourism industry based on culture and sustainable use of natural resources, payments would go from tourists to local people who are providing various services.</text:p>
          </table:table-cell>
          <table:table-cell table:style-name="ce5" office:value-type="string">
            <text:p><text:s text:c="2"/>Yes</text:p>
          </table:table-cell>
          <table:table-cell table:style-name="ce5" office:value-type="string">
            <text:p>During project</text:p>
          </table:table-cell>
          <table:table-cell table:number-columns-repeated="2"/>
          <table:table-cell table:style-name="ce5" office:value-type="string">
            <text:p>Simple</text:p>
          </table:table-cell>
          <table:table-cell table:style-name="ce5" office:value-type="string">
            <text:p>None</text:p>
          </table:table-cell>
          <table:table-cell table:style-name="ce5" office:value-type="string">
            <text:p>Gatalympic brings in 1-2 million yen per year.</text:p>
            <text:p/>
            <text:p>Sake and nori (specifically) from this area are of very good reputation so there is demand at market.</text:p>
          </table:table-cell>
          <table:table-cell table:style-name="ce5" office:value-type="string">
            <text:p><text:s text:c="2"/>Yes</text:p>
          </table:table-cell>
          <table:table-cell table:style-name="ce5" office:value-type="string">
            <text:p>During project</text:p>
          </table:table-cell>
          <table:table-cell table:number-columns-repeated="2"/>
          <table:table-cell table:style-name="ce5" office:value-type="string">
            <text:p>The concept of a sustainable city is very useful for conservation in Japan. Fishermen’s rights are very strongly protected by law making any sort of MPA too difficult. <text:s/>Fishermen are very aware of their rights and thus suspicious of exlusive reserves, alt</text:p>
          </table:table-cell>
          <table:table-cell table:style-name="ce5" office:value-type="string">
            <text:p><text:s text:c="2"/>Yes</text:p>
          </table:table-cell>
          <table:table-cell table:style-name="ce5" office:value-type="string">
            <text:p>In 1996, WWF - Japan was initially involved by the Japanese Ministry of the Environment to select and do scientific data and population dynamics on the islands of the mainland of Japan. <text:s/>80 sites were nominated for research, using Flyway Shorebird &amp; wetla</text:p>
          </table:table-cell>
          <table:table-cell table:number-columns-repeated="43"/>
          <table:table-cell table:style-name="ce5" office:value-type="string">
            <text:p><text:s text:c="2"/>Yes</text:p>
          </table:table-cell>
          <table:table-cell table:number-columns-repeated="14"/>
          <table:table-cell table:style-name="ce5" office:value-type="string">
            <text:p>Tidal flats health</text:p>
          </table:table-cell>
          <table:table-cell table:number-columns-repeated="4"/>
          <table:table-cell table:style-name="ce5" office:value-type="string">
            <text:p>Saga University</text:p>
          </table:table-cell>
          <table:table-cell table:number-columns-repeated="7"/>
          <table:table-cell table:style-name="ce5" office:value-type="string">
            <text:p>Tidal flats</text:p>
          </table:table-cell>
          <table:table-cell table:style-name="ce5" office:value-type="string">
            <text:p>sentiments of people</text:p>
            <text:p>livelihoods</text:p>
          </table:table-cell>
          <table:table-cell table:number-columns-repeated="12"/>
          <table:table-cell table:style-name="ce5" office:value-type="string">
            <text:p>Initial stakeholder analysis to see which groups to engage and target - coastal area: fishermen, children.</text:p>
            <text:p/>
            <text:p>Young people were leaving the area because they could not find jobs.</text:p>
          </table:table-cell>
          <table:table-cell/>
          <table:table-cell table:style-name="ce5" office:value-type="string">
            <text:p>Its not yet clear that tourists can distinguish ecotourism, from regular tourism. <text:s/></text:p>
          </table:table-cell>
          <table:table-cell table:number-columns-repeated="5"/>
          <table:table-cell table:style-name="ce5" office:value-type="string">
            <text:p>This is a realistic and successful strategy that could be replicated in other cities.</text:p>
          </table:table-cell>
          <table:table-cell table:number-columns-repeated="861"/>
        </table:table-row>
        <table:table-row table:style-name="ro7">
          <table:table-cell office:value-type="float" office:value="66">
            <text:p>66</text:p>
          </table:table-cell>
          <table:table-cell table:style-name="ce3" office:value-type="string">
            <text:p>Addressing water pollution in the Tri An reservoir and the lower Dong Nai </text:p>
          </table:table-cell>
          <table:table-cell table:style-name="ce3" office:value-type="string">
            <text:p>Jacob Fjalland</text:p>
          </table:table-cell>
          <table:table-cell table:style-name="ce3" office:value-type="string">
            <text:p>WWF</text:p>
          </table:table-cell>
          <table:table-cell table:style-name="ce3" office:value-type="string">
            <text:p>9 October, 2007</text:p>
          </table:table-cell>
          <table:table-cell table:style-name="ce3" office:value-type="string">
            <text:p>Jacob Fjalland</text:p>
          </table:table-cell>
          <table:table-cell table:style-name="ce3" office:value-type="string">
            <text:p>Viet Nam</text:p>
          </table:table-cell>
          <table:table-cell table:style-name="ce3" office:value-type="string">
            <text:p>Southern Anamites</text:p>
          </table:table-cell>
          <table:table-cell table:style-name="ce3" office:value-type="string">
            <text:p>2007</text:p>
          </table:table-cell>
          <table:table-cell table:style-name="ce3" office:value-type="string">
            <text:p>2009</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Pollution</text:p>
            <text:p>Habitat conversion</text:p>
          </table:table-cell>
          <table:table-cell table:style-name="ce5" office:value-type="string">
            <text:p>Housing and urban development</text:p>
            <text:p>Commercial and industrial development</text:p>
            <text:p>Non-timber crops (ag)</text:p>
            <text:p>Aquaculture</text:p>
            <text:p>Energy production and mining</text:p>
            <text:p>Logging</text:p>
            <text:p>Dam and water management</text:p>
            <text:p>Point pollution</text:p>
            <text:p>Non-point pollution</text:p>
            <text:p>Fragmentation; degradation</text:p>
            <text:p>Species stresses</text:p>
            <text:p>Watershed alteration</text:p>
          </table:table-cell>
          <table:table-cell table:style-name="ce5" office:value-type="string">
            <text:p>The Dong Nai river basin is the source for all the surface water supply to the larger Ho Chi Min City area, where the majority of industrial and socio-economic development is occurring in Viet Nam. <text:s/>The aim of this project is to develop an ecological &amp; economic understanding of water resource dynamics of Tri An reservoir and the Lower Dong Nai River; its major threats, supply capacity, and future demand. <text:s/>Then, from this information develop mechanisms that address the major water pollution problems by linking biodiversity conservation and socio-economic development. <text:s/>Through better resource management practices by various stakeholders, pollution entering the reservoir and river can be reduced. <text:s/>Activities upstream effect stakeholders below and by creating a relationship between the two, PES schemes may be a useful tool in the broader program that addresses these water issues. <text:s/></text:p>
            <text:p>Threats: uncontrolled pollution and saline intrusion, intensive industrialization, urbanization, discharge from households &amp; industries, erosion, sedimentation, sand harvesting, oil spills, high alluvial content, conversion, hydropower plant, aquaculture farms, and a growing water demand.</text:p>
          </table:table-cell>
          <table:table-cell table:style-name="ce5" office:value-type="string">
            <text:p>Water quality</text:p>
            <text:p>Water quantity</text:p>
            <text:p>Soil Stabilization</text:p>
            <text:p>Recreation</text:p>
            <text:p>Other</text:p>
          </table:table-cell>
          <table:table-cell table:style-name="ce5" office:value-type="string">
            <text:p>agriculture, fisheries, tourism, industry, energy, navigation, effluent management, and urban development</text:p>
            <text:p/>
            <text:p/>
            <text:p/>
          </table:table-cell>
          <table:table-cell table:style-name="ce5" office:value-type="string">
            <text:p>Vinh Cuu and Tan Phu nature reserves,</text:p>
            <text:p>Cat Tien National Park - all forests</text:p>
            <text:p/>
          </table:table-cell>
          <table:table-cell/>
          <table:table-cell table:style-name="ce5" office:value-type="string">
            <text:p>community empowerment for environmental management</text:p>
            <text:p/>
          </table:table-cell>
          <table:table-cell table:style-name="ce5" office:value-type="string">
            <text:p>Regional</text:p>
          </table:table-cell>
          <table:table-cell table:style-name="ce5" office:value-type="string">
            <text:p>Regional</text:p>
          </table:table-cell>
          <table:table-cell table:style-name="ce5" office:value-type="string">
            <text:p>Corporate</text:p>
            <text:p>Federal </text:p>
            <text:p>Individual private</text:p>
          </table:table-cell>
          <table:table-cell table:style-name="ce5" office:value-type="string">
            <text:p>Federal </text:p>
            <text:p>Corporate</text:p>
            <text:p>Individual private</text:p>
          </table:table-cell>
          <table:table-cell table:style-name="ce5" office:value-type="string">
            <text:p>None</text:p>
          </table:table-cell>
          <table:table-cell table:style-name="ce5" office:value-type="string">
            <text:p>Land tenure-ship: all land is government owned, but people get permit to use for period of time, 30-70 years. Basically like ownership rights: can sell etc. <text:s/>Most privately tenured land is in agriculture while the forested areas belong to the government. <text:s/></text:p>
            <text:p/>
            <text:p>Two nature reserves: Vinh Cuu Nature Reserve and Cat Tien National Park</text:p>
          </table:table-cell>
          <table:table-cell table:style-name="ce5" office:value-type="string">
            <text:p>Native forest</text:p>
          </table:table-cell>
          <table:table-cell table:style-name="ce5" office:value-type="string">
            <text:p>Mixed forest</text:p>
            <text:p>Converted</text:p>
          </table:table-cell>
          <table:table-cell table:style-name="ce5" office:value-type="string">
            <text:p>Converted</text:p>
            <text:p>Mixed forest</text:p>
          </table:table-cell>
          <table:table-cell table:style-name="ce5" office:value-type="string">
            <text:p>Dong Nai- lowland area has been converted for agriculture and industry. <text:s/>A history of French development for rubber plantations as well as ecological repercussions from the Vietnam War (Agent Orange).</text:p>
            <text:p/>
            <text:p>Some reforestation activities in lands that were previously used as production forests for logging.</text:p>
          </table:table-cell>
          <table:table-cell table:style-name="ce5" office:value-type="string">
            <text:p>Primary forest clearing</text:p>
            <text:p>Commodity Crops</text:p>
            <text:p>Plantation forestry</text:p>
            <text:p>Subsistence farming</text:p>
            <text:p>Aquaculture</text:p>
            <text:p>Residential development</text:p>
            <text:p>Industrial development</text:p>
            <text:p>Commercial development</text:p>
            <text:p>Nature reserve</text:p>
          </table:table-cell>
          <table:table-cell table:style-name="ce5" office:value-type="string">
            <text:p>Commodity Crops</text:p>
            <text:p>Subsistence farming</text:p>
            <text:p>Sustainable agriculture</text:p>
            <text:p>Nature reserve</text:p>
            <text:p>Aquaculture</text:p>
            <text:p>Industrial development</text:p>
            <text:p>Commercial development</text:p>
            <text:p>Residential development</text:p>
            <text:p>Recreational open space</text:p>
          </table:table-cell>
          <table:table-cell table:style-name="ce5" office:value-type="string">
            <text:p>An upper roof of forests within the Vinh Cuu Nature Reserve and Cat Tien National Park sustain the Tri An reservoir that then feeds the lower Dong Nai River.</text:p>
            <text:p/>
            <text:p>By addressing water issues this project tries to indirectly effect forest conservation and restoration, which are inextricably linked in the freshwater ecosystem. Bien Hoa city is big source of pollution and thus a focus as well.</text:p>
            <text:p><text:s text:c="2"/></text:p>
            <text:p>Difference in landuses are the conversion of old production forests back to natural forests and the creation nationally recognized nature reserves.</text:p>
            <text:p/>
            <text:p/>
          </table:table-cell>
          <table:table-cell table:style-name="ce5" office:value-type="string">
            <text:p>Markets</text:p>
            <text:p>Other</text:p>
          </table:table-cell>
          <table:table-cell table:style-name="ce5" office:value-type="string">
            <text:p>Water quality market</text:p>
            <text:p>Other</text:p>
          </table:table-cell>
          <table:table-cell/>
          <table:table-cell table:style-name="ce5" office:value-type="string">
            <text:p>Carrot </text:p>
          </table:table-cell>
          <table:table-cell table:style-name="ce5" office:value-type="string">
            <text:p>Identify buyers and sellers of water resources through partnerships with research institutes, universities, &amp; relevant governmental departments (economic surveys etc.)</text:p>
            <text:p/>
            <text:p>Identify at least 2 PES schemes to use as pilots; demonstrate their feasibility &amp; finance-ability. Eg. Ecotourism, payments for BMPs, environmental education programs for businesses.</text:p>
            <text:p/>
          </table:table-cell>
          <table:table-cell table:style-name="ce5" office:value-type="string">
            <text:p>Other</text:p>
          </table:table-cell>
          <table:table-cell table:style-name="ce5" office:value-type="string">
            <text:p>Nature reserves - <text:s/>WWF facilitated national recognition &amp; development of management plans, now strengthening the capacity to carry out plan. <text:s/>There is an interest in building tourism activities within the parks: close to Ho Chi Minh City. Explore different ways to provide services not only to tourists but also to companies.</text:p>
            <text:p/>
            <text:p>The provincial government has a framework for tackling water pollution in this area.</text:p>
          </table:table-cell>
          <table:table-cell table:style-name="ce5" office:value-type="string">
            <text:p>Community forums</text:p>
            <text:p>Communications</text:p>
            <text:p>Education and outreach</text:p>
          </table:table-cell>
          <table:table-cell table:style-name="ce5" office:value-type="string">
            <text:p>building general awareness and ability to improve environmental management and pollution control</text:p>
            <text:p/>
          </table:table-cell>
          <table:table-cell table:style-name="ce5" office:value-type="string">
            <text:p>Best Management Practices</text:p>
            <text:p>Research</text:p>
            <text:p>Restoration</text:p>
            <text:p>Preservation</text:p>
            <text:p>Other</text:p>
          </table:table-cell>
          <table:table-cell table:style-name="ce5" office:value-type="string">
            <text:p>BMP forestry</text:p>
            <text:p>BMP agriculture</text:p>
            <text:p>BMP fishery/aquaculture</text:p>
            <text:p>Biodiversity assessment</text:p>
            <text:p>Ecosystem service assessment</text:p>
            <text:p>Mapping</text:p>
            <text:p>Reseeding</text:p>
            <text:p>Regeneration</text:p>
            <text:p>Park guards</text:p>
            <text:p>Legal protection</text:p>
            <text:p>Tourism infrastructure</text:p>
            <text:p>Other</text:p>
            <text:p>Restoring riparian zone</text:p>
            <text:p>Pilot/demonstration</text:p>
            <text:p>Research</text:p>
          </table:table-cell>
          <table:table-cell table:style-name="ce5" office:value-type="string">
            <text:p>Sustainable financing of biodiversity conservation &amp; environmental management practices. <text:s/>Eg. agriculture, forest management: improve practices to possibly reduce pollution.</text:p>
            <text:p/>
            <text:p>Develop understanding of hydrologic-landscape dynamics, key areas &amp; their stakeholders, and industries that are major pollution sources.</text:p>
            <text:p/>
            <text:p>Facilitate best management practices among farmers and fishermen.</text:p>
            <text:p/>
            <text:p>Educate community leaders, industry, and forest managers on pollution issues and relationships, with possible introduction to improved operation activities. </text:p>
            <text:p/>
            <text:p>Establish at least one profitable scheme for a community who supplies environmental services (eg. Watershed protection or ecotourism.)</text:p>
            <text:p/>
            <text:p>Implement programs at the provincial government level and utilize its framework for tackling water pollution problems.</text:p>
            <text:p/>
          </table:table-cell>
          <table:table-cell table:style-name="ce5" office:value-type="string">
            <text:p>Managing organization</text:p>
            <text:p>Government</text:p>
          </table:table-cell>
          <table:table-cell table:style-name="ce5" office:value-type="string">
            <text:p>Managed forestry</text:p>
            <text:p>Agriculture</text:p>
            <text:p>Natural product extraction</text:p>
            <text:p>Other</text:p>
            <text:p>No take recreation</text:p>
          </table:table-cell>
          <table:table-cell table:style-name="ce5" office:value-type="string">
            <text:p>All water users</text:p>
          </table:table-cell>
          <table:table-cell table:style-name="ce5" office:value-type="string">
            <text:p>Tax payer</text:p>
            <text:p>Industrial/Corporate user</text:p>
            <text:p>Domestic User</text:p>
          </table:table-cell>
          <table:table-cell table:style-name="ce5" office:value-type="string">
            <text:p>Recreation users</text:p>
            <text:p>Municipality</text:p>
            <text:p>Hydropower</text:p>
            <text:p>Urban domestic</text:p>
            <text:p>Government</text:p>
          </table:table-cell>
          <table:table-cell table:style-name="ce5" office:value-type="string">
            <text:p>Private land user</text:p>
          </table:table-cell>
          <table:table-cell table:style-name="ce5" office:value-type="string">
            <text:p>Forester</text:p>
            <text:p>Agriculture</text:p>
            <text:p>Other private landowners/users</text:p>
          </table:table-cell>
          <table:table-cell/>
          <table:table-cell table:style-name="ce5" office:value-type="string">
            <text:p>All potential buyers and sellers of environmental management water services.</text:p>
          </table:table-cell>
          <table:table-cell table:style-name="ce5" office:value-type="string">
            <text:p><text:s text:c="2"/>Yes</text:p>
          </table:table-cell>
          <table:table-cell table:style-name="ce5" office:value-type="string">
            <text:p>During project</text:p>
          </table:table-cell>
          <table:table-cell/>
          <table:table-cell table:style-name="ce5" office:value-type="string">
            <text:p>Set fees</text:p>
            <text:p>Motivate legislation</text:p>
            <text:p>Change land user practice</text:p>
            <text:p>Redirect money to conservation</text:p>
            <text:p>Leverage partnerships</text:p>
          </table:table-cell>
          <table:table-cell/>
          <table:table-cell table:style-name="ce5" office:value-type="string">
            <text:p>Total</text:p>
          </table:table-cell>
          <table:table-cell table:style-name="ce5" office:value-type="string">
            <text:p>About 60% of Vietnam’s GDP comes from this region (Ho Chi Minh City &amp; the Dong Nai province. <text:s/>It is the most industrialized part of the country. <text:s/>The demand for clean water is estimated to grow at 20% per year for the next 10 years due to the continued ra</text:p>
          </table:table-cell>
          <table:table-cell table:style-name="ce5" office:value-type="string">
            <text:p><text:s text:c="2"/>Yes</text:p>
          </table:table-cell>
          <table:table-cell table:style-name="ce5" office:value-type="string">
            <text:p>During project</text:p>
          </table:table-cell>
          <table:table-cell/>
          <table:table-cell table:style-name="ce5" office:value-type="string">
            <text:p>ID policy to target</text:p>
          </table:table-cell>
          <table:table-cell table:style-name="ce5" office:value-type="string">
            <text:p>Payments for environmental services is a very new &amp; attractive concept. <text:s/>Local &amp; national governments (Ministry of agriculture and Rural Development) are investigating pilots for a national program on PES. <text:s/>Lessons learned will feed national policy develo</text:p>
          </table:table-cell>
          <table:table-cell table:style-name="ce5" office:value-type="string">
            <text:p><text:s text:c="2"/>Yes</text:p>
          </table:table-cell>
          <table:table-cell table:style-name="ce5" office:value-type="string">
            <text:p>The Tri An reservoir is impacted by:</text:p>
            <text:p>pollution from aquaculture farms, industrial and residential waste, deforestation, poor agricultural practices.</text:p>
            <text:p/>
            <text:p>Steep faces to the North and East of the reservoir that contribute to the high alluvial content in the wa</text:p>
          </table:table-cell>
          <table:table-cell table:number-columns-repeated="43"/>
          <table:table-cell table:style-name="ce5" office:value-type="string">
            <text:p><text:s text:c="2"/>Yes</text:p>
          </table:table-cell>
          <table:table-cell table:number-columns-repeated="13"/>
          <table:table-cell table:style-name="ce5" office:value-type="string">
            <text:p>Cat Tien National Park has the most mammal species of any park in Vietnam. </text:p>
          </table:table-cell>
          <table:table-cell table:number-columns-repeated="35"/>
          <table:table-cell table:style-name="ce5" office:value-type="string">
            <text:p>This project <text:s/>focuses on linkages between economic develop and conservation. <text:s/>Starting by doing widespread assessments and trying to lay the groundwork and establish opportunities for work like this in the future. <text:s/>Not any specific target yet for outcomes</text:p>
          </table:table-cell>
          <table:table-cell table:number-columns-repeated="861"/>
        </table:table-row>
        <table:table-row table:style-name="ro19">
          <table:table-cell office:value-type="float" office:value="67">
            <text:p>67</text:p>
          </table:table-cell>
          <table:table-cell table:style-name="ce3" office:value-type="string">
            <text:p>Development of Quirimbas National Park</text:p>
          </table:table-cell>
          <table:table-cell table:style-name="ce3" office:value-type="string">
            <text:p>Sean Nazerali</text:p>
          </table:table-cell>
          <table:table-cell table:style-name="ce3" office:value-type="string">
            <text:p>WWF - SARPO</text:p>
          </table:table-cell>
          <table:table-cell table:style-name="ce3" office:value-type="string">
            <text:p>28 October, 2007</text:p>
          </table:table-cell>
          <table:table-cell table:style-name="ce3" office:value-type="string">
            <text:p>Sean Nazerali</text:p>
          </table:table-cell>
          <table:table-cell table:style-name="ce3" office:value-type="string">
            <text:p>Mozambique</text:p>
          </table:table-cell>
          <table:table-cell table:style-name="ce3" office:value-type="string">
            <text:p>Eastern African Coastal Forest and Marine </text:p>
          </table:table-cell>
          <table:table-cell table:style-name="ce3" office:value-type="string">
            <text:p>2004</text:p>
          </table:table-cell>
          <table:table-cell table:style-name="ce3" office:value-type="string">
            <text:p>2008</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Overharvest</text:p>
            <text:p>Habitat conversion</text:p>
          </table:table-cell>
          <table:table-cell table:style-name="ce5" office:value-type="string">
            <text:p>Hunting</text:p>
            <text:p>Fishing</text:p>
            <text:p>Logging</text:p>
            <text:p>Fire </text:p>
            <text:p>Fragmentation; degradation</text:p>
            <text:p>Other</text:p>
          </table:table-cell>
          <table:table-cell table:style-name="ce5" office:value-type="string">
            <text:p>This project focuses on strengthening the Quirimbas National Park’s capacity to conserve the natural resources and ecological processes, which in turn support biodiversity and promote the sustainable survival of communities within. <text:s/>The project will support the establishment of park infrastructure, build capacity among park personnel and recruit community rangers to increase law enforcement, and facilitate knowledge sharing and working relationships among stakeholders. <text:s/>Key activities include fishery management, elephant conflict mitigation, community enterprise development, ecotourism, sustainable financing and planning, habitat management, and research.</text:p>
            <text:p/>
            <text:p>Key threats addressed are logging, hunting, human-wildlife conflict, and fisheries collapse due to overfishing.</text:p>
            <text:p/>
          </table:table-cell>
          <table:table-cell table:style-name="ce5" office:value-type="string">
            <text:p>Fisheries</text:p>
            <text:p>Recreation</text:p>
            <text:p>Other cultural services</text:p>
            <text:p>Food (subsistence)</text:p>
            <text:p>Genetic resources</text:p>
          </table:table-cell>
          <table:table-cell table:style-name="ce5" office:value-type="string">
            <text:p>promote ecotourism as form of sustainable financing scheme for the park</text:p>
          </table:table-cell>
          <table:table-cell table:style-name="ce5" office:value-type="string">
            <text:p>Eastern African Coastal Forest </text:p>
            <text:p>Eastern African Mangrove </text:p>
          </table:table-cell>
          <table:table-cell table:style-name="ce5" office:value-type="string">
            <text:p>African Elephant</text:p>
            <text:p>Dugong</text:p>
            <text:p>Marine turtles</text:p>
          </table:table-cell>
          <table:table-cell table:style-name="ce5" office:value-type="string">
            <text:p>park communities</text:p>
          </table:table-cell>
          <table:table-cell table:style-name="ce5" office:value-type="string">
            <text:p>Regional</text:p>
          </table:table-cell>
          <table:table-cell table:style-name="ce5" office:value-type="string">
            <text:p>Regional</text:p>
          </table:table-cell>
          <table:table-cell table:style-name="ce5" office:value-type="string">
            <text:p>Individual private</text:p>
            <text:p>Indigenous</text:p>
            <text:p>Federal </text:p>
          </table:table-cell>
          <table:table-cell table:style-name="ce5" office:value-type="string">
            <text:p>Federal </text:p>
            <text:p>Individual private</text:p>
            <text:p>Indigenous</text:p>
          </table:table-cell>
          <table:table-cell table:style-name="ce5" office:value-type="string">
            <text:p>None</text:p>
          </table:table-cell>
          <table:table-cell table:style-name="ce5" office:value-type="string">
            <text:p>All the land belongs to the state, however, the local communities have a traditional right to use the land. <text:s/>The Quirimbas National Park was created in 2002 after a request by local communities for the government to place legal protection over the area due to the declining natural resources. <text:s/>The park includes a total area of 750,639 ha.</text:p>
            <text:p/>
            <text:p>Over 100,000 people live in the park, with most cultivating farms less than one ha in size. <text:s/></text:p>
            <text:p/>
          </table:table-cell>
          <table:table-cell table:style-name="ce5" office:value-type="string">
            <text:p>Subtidal</text:p>
            <text:p>Intertidal</text:p>
            <text:p>Wetland</text:p>
            <text:p>Native grassland</text:p>
            <text:p>Native forest</text:p>
            <text:p>Native scrub/shrub</text:p>
          </table:table-cell>
          <table:table-cell table:style-name="ce5" office:value-type="string">
            <text:p>Subtidal</text:p>
            <text:p>Intertidal</text:p>
            <text:p>Wetland</text:p>
            <text:p>Native grassland</text:p>
            <text:p>Native scrub/shrub</text:p>
            <text:p>Native forest</text:p>
            <text:p>Converted</text:p>
          </table:table-cell>
          <table:table-cell table:style-name="ce5" office:value-type="string">
            <text:p>Subtidal</text:p>
            <text:p>Converted</text:p>
            <text:p>Intertidal</text:p>
            <text:p>Native scrub/shrub</text:p>
            <text:p>Wetland</text:p>
            <text:p>Native forest</text:p>
            <text:p>Native grassland</text:p>
          </table:table-cell>
          <table:table-cell table:style-name="ce5" office:value-type="string">
            <text:p>Spans marine habitats to coastal forests, with savannah, wetlands, mangroves, coral reefs.</text:p>
          </table:table-cell>
          <table:table-cell table:style-name="ce5" office:value-type="string">
            <text:p>Primary forest clearing</text:p>
            <text:p>Subsistence farming</text:p>
            <text:p>Unsustainable fishing</text:p>
            <text:p>Recreational open space</text:p>
            <text:p>Residential development</text:p>
            <text:p>Commercial development</text:p>
            <text:p>Nature reserve</text:p>
          </table:table-cell>
          <table:table-cell table:style-name="ce5" office:value-type="string">
            <text:p>Subsistence farming</text:p>
            <text:p>Sustainable agriculture</text:p>
            <text:p>Nature reserve</text:p>
            <text:p>Sustainable fishing</text:p>
            <text:p>Recreational open space</text:p>
            <text:p>Commercial development</text:p>
            <text:p>Residential development</text:p>
          </table:table-cell>
          <table:table-cell table:style-name="ce5" office:value-type="string">
            <text:p>implementing natural resource management strategies in farming, wildlife management, fisheries management, and ecotourism development.</text:p>
          </table:table-cell>
          <table:table-cell table:style-name="ce5" office:value-type="string">
            <text:p>Fees</text:p>
            <text:p>Other</text:p>
          </table:table-cell>
          <table:table-cell table:style-name="ce5" office:value-type="string">
            <text:p>User fee/access fee</text:p>
            <text:p>Other</text:p>
          </table:table-cell>
          <table:table-cell/>
          <table:table-cell table:style-name="ce5" office:value-type="string">
            <text:p>Both</text:p>
          </table:table-cell>
          <table:table-cell table:style-name="ce5" office:value-type="string">
            <text:p>Park entrance fees, concession fees from tourist establishments, and other fees like a commercial film fee or revenue from the sale of stolen wood. <text:s/>Only started charging at the end of 2005, 2006 full year. <text:s/>Developing ways to generate revenue.</text:p>
            <text:p>20% of park revenue goes to community fund</text:p>
            <text:p/>
            <text:p>There are 4 high-end hotels around the park and a dive operator.</text:p>
            <text:p/>
            <text:p>Developing community tourism initiatives (WWF: Quirimbas Development Project). <text:s/>60% of this income goes to individual community members, 30% <text:s/>goes to a community fund, and the remaining 10% is used for the project’s administrative costs (these are managed by the local community-based association N’lamba, which means Baobab).</text:p>
            <text:p/>
            <text:p>Livelihoods project- handicrafts, cultivate oysters, mussels. <text:s/>Create linkages to markets, education, literacy, girls’ scholarships.</text:p>
            <text:p/>
          </table:table-cell>
          <table:table-cell table:style-name="ce5" office:value-type="string">
            <text:p>New fee</text:p>
            <text:p>Other policy change</text:p>
            <text:p>Development rights</text:p>
            <text:p>Other</text:p>
          </table:table-cell>
          <table:table-cell table:style-name="ce5" office:value-type="string">
            <text:p>In 2002, government of Mozambique declared the Quirimbas archipelago a national park in response to a request from local communities and other stakeholders who live within and around the archipelago.</text:p>
            <text:p/>
            <text:p>Ministry of Tourism issued a decree allowing various activity fees, concession fees, plane fees, dive fees, but not well understood. <text:s/>May review next year.</text:p>
            <text:p/>
            <text:p>Ministry of Defense signed an order and released fire arms for PNQ rangers to use for HEC reduction. Arms are heavy hunting weapons, with mostly blank bullets issued to each ranger (some few live bullets as well for emergencies). </text:p>
            <text:p/>
            <text:p>Park Administration acts as the coordinator and clearing house for the many projects running simultaneously in the park. <text:s/>To operate, project plans must go through yearly approval. Steering meetings by an oversight board made of various government, community, private sector, and NGO representatives. <text:s/>The Committee for the Development of Quirimbas meets several times a year. </text:p>
            <text:p/>
            <text:p>3 types of usage zones: total protection zone “sanctuary,” community <text:s/>use zones, and special use zones – eg, sport fishing only.</text:p>
            <text:p/>
          </table:table-cell>
          <table:table-cell table:style-name="ce5" office:value-type="string">
            <text:p>Education and outreach</text:p>
            <text:p>Volunteers</text:p>
            <text:p>Stakeholder engagement</text:p>
            <text:p>Training</text:p>
            <text:p>Other</text:p>
            <text:p>Meetings</text:p>
          </table:table-cell>
          <table:table-cell table:style-name="ce5" office:value-type="string">
            <text:p>Capacity building in marine and terrestrial site protection. <text:s/>Training in GPS, GIS, and MOMS mapping skills. <text:s/>Community ranger and volunteer programs. <text:s/>Health and AIDS education. <text:s/>BMP farming.</text:p>
            <text:p/>
            <text:p>Community representation on the steering committee for the park, through a rotating administrative post among 12 groups.</text:p>
            <text:p/>
          </table:table-cell>
          <table:table-cell table:style-name="ce5" office:value-type="string">
            <text:p>Best Management Practices</text:p>
            <text:p>Research</text:p>
            <text:p>Other</text:p>
            <text:p>Restoration</text:p>
            <text:p>Preservation</text:p>
          </table:table-cell>
          <table:table-cell table:style-name="ce5" office:value-type="string">
            <text:p>BMP agriculture</text:p>
            <text:p>BMP fishery/aquaculture</text:p>
            <text:p>Biodiversity assessment</text:p>
            <text:p>Mapping</text:p>
            <text:p>Ecosystem service assessment</text:p>
            <text:p>Reseeding</text:p>
            <text:p>Regeneration</text:p>
            <text:p>Infrastructure</text:p>
            <text:p>Park guards</text:p>
            <text:p>Fire management</text:p>
            <text:p>Fire restoration</text:p>
            <text:p>Legal protection</text:p>
            <text:p>Research</text:p>
            <text:p>Fencing </text:p>
            <text:p>Tourism infrastructure</text:p>
          </table:table-cell>
          <table:table-cell table:style-name="ce5" office:value-type="string">
            <text:p>This project supports the government of Mozambique to strengthen operational and conservation capacity within the Quirimbas National Park. <text:s/>WWF lends mainly technical advice and budgetary supervision through the government and local NGO AMA, as well as engaging in many subsequent projects focused on issues like fisheries management, biodiversity conservation and human conflict mitigation, habitat management, research, &amp; human development.</text:p>
            <text:p/>
            <text:p>A few projects &amp; activities include:</text:p>
            <text:p/>
            <text:p>Research: Vegetation surveys, GPS cybertracking of elephant activity, GIS maps of the park, study of food security within the PNQ, wild dog survey, assessment of sanctuaries performance, key non-fish marine resources used by the population, mapping of usage areas, market research, controlled burning assessment, databank development</text:p>
            <text:p/>
            <text:p>Community Development: DANIDA/WWF Denmark community development project in Ibo District, community ecotourism development project, sustainable fishing programme, Community Health/AIDS Prevention initiative, human elephant conflict <text:s/>(HEC) reduction programme, the drilling of a borehole in Guludu village to reduce HEC, training for community rangers, conservation agriculture using dykes and trenches for soil and water harvesting, </text:p>
            <text:p/>
            <text:p>Park Capacity/Administration: 30 foot patrol boat, gates to park, partnerships with conservation-conscious tourism companies, business plan with sustainable financing focus, fee collection scheme, </text:p>
            <text:p/>
            <text:p>Carbon offset project- replanting in areas formerly fields; USAID ecotourism development; Human Elephant Conflict mitigation- fencing, consolidation of fields, buffer zones, ranger protection &amp; corridors; Controlled burning; conservation and BMP farming </text:p>
            <text:p/>
            <text:p>Addresses the following larger program goals:</text:p>
            <text:p/>
            <text:p><text:s/>EAME Regional priorities</text:p>
            <text:p><text:s/>Eastern African Coastal Forest Regional priorities</text:p>
            <text:p><text:s/>Miombo Regional priorities</text:p>
            <text:p><text:s/>Eastern African Mangrove Programme priorities</text:p>
            <text:p><text:s/>African Elephant Programme Priorities</text:p>
            <text:p><text:s/>Marine Turtle and Dugong Conservation priorities</text:p>
          </table:table-cell>
          <table:table-cell table:style-name="ce5" office:value-type="string">
            <text:p>Government</text:p>
            <text:p>Partner organization</text:p>
          </table:table-cell>
          <table:table-cell table:style-name="ce5" office:value-type="string">
            <text:p>Agriculture</text:p>
            <text:p>Natural product extraction</text:p>
            <text:p>Sustainable take recreation</text:p>
          </table:table-cell>
          <table:table-cell table:style-name="ce5" office:value-type="string">
            <text:p>Other </text:p>
            <text:p>Recreation users</text:p>
            <text:p>Rural domestic</text:p>
          </table:table-cell>
          <table:table-cell table:style-name="ce5" office:value-type="string">
            <text:p>Domestic User</text:p>
          </table:table-cell>
          <table:table-cell table:style-name="ce5" office:value-type="string">
            <text:p>Recreation users</text:p>
          </table:table-cell>
          <table:table-cell table:style-name="ce5" office:value-type="string">
            <text:p>Government</text:p>
            <text:p>Community/committee</text:p>
          </table:table-cell>
          <table:table-cell table:style-name="ce5" office:value-type="string">
            <text:p>Government</text:p>
            <text:p>Committee of stakeholders</text:p>
          </table:table-cell>
          <table:table-cell table:style-name="ce5" office:value-type="string">
            <text:p>No</text:p>
          </table:table-cell>
          <table:table-cell/>
          <table:table-cell table:style-name="ce5" office:value-type="string">
            <text:p><text:s text:c="2"/>Yes</text:p>
          </table:table-cell>
          <table:table-cell table:style-name="ce5" office:value-type="string">
            <text:p>During project</text:p>
          </table:table-cell>
          <table:table-cell table:style-name="ce5" office:value-type="string">
            <text:p>Elephants not major cause of food instability within park</text:p>
          </table:table-cell>
          <table:table-cell table:style-name="ce5" office:value-type="string">
            <text:p>Change land user practice</text:p>
          </table:table-cell>
          <table:table-cell table:number-columns-repeated="2"/>
          <table:table-cell table:style-name="ce5" office:value-type="string">
            <text:p>There are no economic benefits gained from protecting elephants (no tourism revenue) yet the damage they do to people’s farms is costly. <text:s/>Ecologically, however, elephants are valuable because they dig up water for example.</text:p>
            <text:p/>
            <text:p>A study revealed that elephants</text:p>
          </table:table-cell>
          <table:table-cell table:style-name="ce5" office:value-type="string">
            <text:p><text:s text:c="2"/>Yes</text:p>
          </table:table-cell>
          <table:table-cell table:style-name="ce5" office:value-type="string">
            <text:p>During project</text:p>
          </table:table-cell>
          <table:table-cell table:number-columns-repeated="2"/>
          <table:table-cell table:style-name="ce5" office:value-type="string">
            <text:p/>
            <text:p>There is no legal framework for parks and therefor none for conservation work done within. <text:s/></text:p>
            <text:p/>
            <text:p>In 2002, government of Mozambique declared the Quirimbas archipelago a national park in response to a request from local communities and other stakeholders who </text:p>
          </table:table-cell>
          <table:table-cell table:style-name="ce5" office:value-type="string">
            <text:p><text:s text:c="2"/>Yes</text:p>
          </table:table-cell>
          <table:table-cell table:style-name="ce5" office:value-type="string">
            <text:p>In addition to the park, WWF among many other university and research organizations conduct studies addressing natural resources and biodiversity in the park. <text:s/>Some specific WWF focuses are:</text:p>
            <text:p>The elephant human interaction – cybertracking (GPS) of elephant</text:p>
          </table:table-cell>
          <table:table-cell table:style-name="ce5" office:value-type="string">
            <text:p><text:s text:c="2"/>Yes</text:p>
          </table:table-cell>
          <table:table-cell table:number-columns-repeated="13"/>
          <table:table-cell table:style-name="ce5" office:value-type="string">
            <text:p>marine populations better in sanctuary</text:p>
          </table:table-cell>
          <table:table-cell table:style-name="ce5" office:value-type="string">
            <text:p>performance of marine sanctuaries</text:p>
          </table:table-cell>
          <table:table-cell table:style-name="ce5" office:value-type="string">
            <text:p>biodiversity, population dynamics, fishermen catch size, etc.</text:p>
          </table:table-cell>
          <table:table-cell table:number-columns-repeated="11"/>
          <table:table-cell table:style-name="ce5" office:value-type="string">
            <text:p>creation of sanctuary has notable conservation &amp; livelihoods impacts. Residents now catch more fish of better quality, and certain species have returned after disappearing due to overfishing come back! </text:p>
          </table:table-cell>
          <table:table-cell table:number-columns-repeated="14"/>
          <table:table-cell table:style-name="ce5" office:value-type="string">
            <text:p><text:s text:c="2"/>Yes</text:p>
          </table:table-cell>
          <table:table-cell table:number-columns-repeated="13"/>
          <table:table-cell table:style-name="ce5" office:value-type="string">
            <text:p>Vegetation surveys</text:p>
            <text:p>cybertracking capacity within the park (a system that uses computer-linked GPS reading to track animal movements</text:p>
            <text:p>GIS maps of the park</text:p>
            <text:p>study of food security within the PNQ, particularly with respect to the impact of elephants</text:p>
            <text:p>wild dog s</text:p>
          </table:table-cell>
          <table:table-cell table:style-name="ce5" office:value-type="string">
            <text:p>marine santuaries, elephant populations</text:p>
          </table:table-cell>
          <table:table-cell table:number-columns-repeated="12"/>
          <table:table-cell table:style-name="ce5" office:value-type="string">
            <text:p>a three-month-long study on fisheries of Quirimba Island </text:p>
            <text:p/>
            <text:p>an inspection visit of the oyster beds within the sanctuary at Matemo (accompanied by Jason Rubens of the Mafia Island Oyster Project in Tanzania) revealed a great many oysters present </text:p>
            <text:p/>
            <text:p/>
          </table:table-cell>
          <table:table-cell table:style-name="ce5" office:value-type="string">
            <text:p>determining community reliance on natural resources, fisheries catch</text:p>
          </table:table-cell>
          <table:table-cell table:number-columns-repeated="12"/>
          <table:table-cell table:style-name="ce5" office:value-type="string">
            <text:p>Park management conducts annual park evaluations. <text:s/></text:p>
            <text:p/>
            <text:p>WWF monitors and produces reports on:</text:p>
            <text:p>Research, Community Development, Law Enforcement (Fiscalização), and Administration</text:p>
          </table:table-cell>
          <table:table-cell table:style-name="ce5" office:value-type="string">
            <text:p>Because the Ministry of Tourism is in charge of the park, tourism goals supersede conservation goals while there is mounting pressure to increase visitation and park revenue.</text:p>
            <text:p/>
          </table:table-cell>
          <table:table-cell/>
          <table:table-cell table:style-name="ce5" office:value-type="string">
            <text:p>Logistically very complicate and expensive to implement the Elephant mitigation project. <text:s/>No value in letting elephants roam plus huge losses when they damage people's crops makes developing a conservation program difficult.</text:p>
            <text:p/>
            <text:p>HEC is a challenge: perfectin</text:p>
          </table:table-cell>
          <table:table-cell table:number-columns-repeated="2"/>
          <table:table-cell table:style-name="ce5" office:value-type="string">
            <text:p>poor coordination between the Government departments within the PNQ resulting in conflicts of interest</text:p>
          </table:table-cell>
          <table:table-cell/>
          <table:table-cell table:style-name="ce5" office:value-type="string">
            <text:p>Our strategy of hiring local people and developing their capacities is really paying off. </text:p>
          </table:table-cell>
          <table:table-cell table:number-columns-repeated="861"/>
        </table:table-row>
        <table:table-row table:style-name="ro19">
          <table:table-cell office:value-type="float" office:value="68">
            <text:p>68</text:p>
          </table:table-cell>
          <table:table-cell table:style-name="ce3" office:value-type="string">
            <text:p>Advance Sustainable Fisheries in Cuba <text:s/></text:p>
          </table:table-cell>
          <table:table-cell table:style-name="ce3" office:value-type="string">
            <text:p>Jose L. Gerhartz</text:p>
          </table:table-cell>
          <table:table-cell table:style-name="ce3" office:value-type="string">
            <text:p>WWF - Canada</text:p>
          </table:table-cell>
          <table:table-cell table:style-name="ce3" office:value-type="string">
            <text:p>1 November, 2007</text:p>
          </table:table-cell>
          <table:table-cell table:style-name="ce3" office:value-type="string">
            <text:p>Jose L. Gerhartz</text:p>
          </table:table-cell>
          <table:table-cell table:style-name="ce3" office:value-type="string">
            <text:p>Cuba</text:p>
          </table:table-cell>
          <table:table-cell table:style-name="ce3" office:value-type="string">
            <text:p>Caribbean Sea</text:p>
          </table:table-cell>
          <table:table-cell table:style-name="ce3" office:value-type="string">
            <text:p>2004</text:p>
          </table:table-cell>
          <table:table-cell table:style-name="ce3" office:value-type="string">
            <text:p>2008</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Overharvest</text:p>
            <text:p>Habitat conversion</text:p>
          </table:table-cell>
          <table:table-cell table:style-name="ce5" office:value-type="string">
            <text:p>Fragmentation; degradation</text:p>
            <text:p>Tourism and Recreation development</text:p>
            <text:p>Fishing</text:p>
          </table:table-cell>
          <table:table-cell table:style-name="ce5" office:value-type="string">
            <text:p>The aim of the (pilot) project is to establish sustainable fishing and livelihood practices that can benefit both the rich biodiversity of the area as well as the local community that relies on its ecosystem services. Although the marine and coastal ecosystem health of Cuba are fairly healthy, the pressing threat of degradation and over-exploitation put these communities (biological and human) in peril. <text:s/>Fisheries are a vital component of Cuba’s economy as well as an important livelihood and nutritional source for many of its communities. <text:s/>Given the importance of the fishing sector, demonstrating a connection between best fishing practices and a sustainable stock will help to ensure the persistence of this important natural resource. <text:s/>Additionally, connectivity of fishing communities to markets, discrepancy between policy and practice, and poverty all contribute to the situation. <text:s/>Through training and participatory management and planning, the people of Villa Clara, Cuba are working to conserve their natural resources. <text:s/>In addition, the lessons learned from this project may also serve as an example to other fishing communities in Cuba or the Caribbean who face similar resource-use and development issues.</text:p>
            <text:p/>
            <text:p>Major Threats: <text:s/>over-fishing by commercial and individual fishers, use of destructive fishing gear especially bottom trolling, loss of critical habitats, policy discrepancy, development versus conservation</text:p>
          </table:table-cell>
          <table:table-cell table:style-name="ce5" office:value-type="string">
            <text:p>Fisheries</text:p>
            <text:p>Genetic resources</text:p>
            <text:p>Food (subsistence)</text:p>
            <text:p>Other</text:p>
            <text:p>Other cultural services</text:p>
          </table:table-cell>
          <table:table-cell table:style-name="ce5" office:value-type="string">
            <text:p>Fisheries important to Cuban economy, community livelihood, and nutrition. <text:s/>Area near Villa Clara province important for breeding, nesting, feeding of marine animals (both commercially and biologically important)</text:p>
          </table:table-cell>
          <table:table-cell table:style-name="ce5" office:value-type="string">
            <text:p>extensive beaches and mangrove forests on the coast, a shallow near shore platform including important seagrass beds, an extensive network of bays, patches of coral reefs, and a deep marine shelf. </text:p>
          </table:table-cell>
          <table:table-cell table:style-name="ce5" office:value-type="string">
            <text:p>turtles, manatees, crocodiles </text:p>
          </table:table-cell>
          <table:table-cell table:style-name="ce5" office:value-type="string">
            <text:p>fishing industry in northern Villa Clara </text:p>
          </table:table-cell>
          <table:table-cell table:style-name="ce5" office:value-type="string">
            <text:p>Local</text:p>
          </table:table-cell>
          <table:table-cell table:style-name="ce5" office:value-type="string">
            <text:p>Glob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style-name="ce5" office:value-type="string">
            <text:p>128,000 hectares of coastal and offshore areas.</text:p>
          </table:table-cell>
          <table:table-cell table:style-name="ce5" office:value-type="string">
            <text:p>Subtidal</text:p>
            <text:p>Wetland</text:p>
            <text:p>Intertidal</text:p>
            <text:p>Native forest</text:p>
            <text:p>Other</text:p>
          </table:table-cell>
          <table:table-cell table:style-name="ce5" office:value-type="string">
            <text:p>Subtidal</text:p>
            <text:p>Intertidal</text:p>
            <text:p>Wetland</text:p>
            <text:p>Native forest</text:p>
            <text:p>Other</text:p>
            <text:p>Converted</text:p>
          </table:table-cell>
          <table:table-cell table:style-name="ce5" office:value-type="string">
            <text:p>Subtidal</text:p>
            <text:p>Other</text:p>
            <text:p>Intertidal</text:p>
            <text:p>Wetland</text:p>
            <text:p>Native forest</text:p>
            <text:p>Converted</text:p>
          </table:table-cell>
          <table:table-cell table:style-name="ce5" office:value-type="string">
            <text:p>extensive beaches and mangrove forests on the coast, a shallow near shore platform including important seagrass beds, an extensive network of cays, patches of coral reefs, and a deep marine shelf. </text:p>
          </table:table-cell>
          <table:table-cell table:style-name="ce5" office:value-type="string">
            <text:p>Unsustainable fishing</text:p>
          </table:table-cell>
          <table:table-cell table:style-name="ce5" office:value-type="string">
            <text:p>Sustainable fishing</text:p>
            <text:p>Aquaculture</text:p>
          </table:table-cell>
          <table:table-cell table:style-name="ce5" office:value-type="string">
            <text:p>Cuba’s marine and coastal ecosystems are relatively well conserved and support an incredible range of species. Over-fishing by commercial and individual fishers, use of destructive fishing gear, and loss of critical habitats is putting the island’s fisheries at risk.</text:p>
          </table:table-cell>
          <table:table-cell table:style-name="ce5" office:value-type="string">
            <text:p>Markets</text:p>
            <text:p>Other</text:p>
          </table:table-cell>
          <table:table-cell table:style-name="ce5" office:value-type="string">
            <text:p>Other</text:p>
            <text:p>Niche market</text:p>
          </table:table-cell>
          <table:table-cell/>
          <table:table-cell table:style-name="ce5" office:value-type="string">
            <text:p>Carrot </text:p>
          </table:table-cell>
          <table:table-cell table:style-name="ce5" office:value-type="string">
            <text:p>Key is to show connection between habitat conservation and a self-renewing fish resource (good for commercial fisheries and food source). <text:s/>This can then hopefully be applied throughout all of Cuba's fishing industry.</text:p>
            <text:p/>
            <text:p>Alternative forms of marine/aquatic resource utilization that is less destructive: sponge harvest, different gears, freshwater aquaculture in rivers (89 cages), family enterprise fish farms (small ponds).</text:p>
            <text:p/>
            <text:p>Eg. Aquaculture program - introduced species, in freshwater. <text:s/>Nurseries and cages in the dam close to coastal area - very successful, providing about 20 new jobs, more than 50 tons of fish/year. <text:s/></text:p>
            <text:p/>
            <text:p>New and/or more sustainable jobs for fishermen and women.</text:p>
            <text:p/>
            <text:p>Better rates for fish caught using less-destructive gear.</text:p>
            <text:p/>
            <text:p>Financial &amp; material support from state fisheries company in securing better supplies and working conditions for fishermen (eg. refrigerators, tools, boat repairs etc.)</text:p>
            <text:p/>
          </table:table-cell>
          <table:table-cell table:style-name="ce5" office:value-type="string">
            <text:p>Administration rights</text:p>
            <text:p>Other policy change</text:p>
            <text:p>Other</text:p>
            <text:p>Cap</text:p>
          </table:table-cell>
          <table:table-cell table:style-name="ce5" office:value-type="string">
            <text:p>improved/integrated fishing policy and practice;</text:p>
            <text:p>site/MPA creation and management;</text:p>
            <text:p/>
            <text:p>The Cuban government, the Ministry of Fisheries, is very aware of the unsustainable fishing problem and sought to develop other alternatives for fishermen. <text:s/>Partnership with WWF who was working in the area and had technical and ecological knowledge of the subject. </text:p>
            <text:p/>
            <text:p>The Fisheries Research Center - researched proposed several different alternatives for best practice fishing including catch amounts, timing, locations, gears etc.</text:p>
            <text:p/>
            <text:p>Improving communication and involvement between the Office of Fisheries Inspection and the MPA has enhanced law enforcement, compliance, and management</text:p>
            <text:p/>
            <text:p>Engaging 'sport' or subsistence fishermen in planning process, also creating an easily recognizable identification system (flag, hat, vest etc.) will make patrols and regulations smoother.</text:p>
            <text:p/>
            <text:p>Permit required to fish waters if not for professional sales.</text:p>
          </table:table-cell>
          <table:table-cell table:style-name="ce5" office:value-type="string">
            <text:p>Education and outreach</text:p>
            <text:p>Community forums</text:p>
            <text:p>Stakeholder engagement</text:p>
            <text:p>Training</text:p>
            <text:p>Workshops</text:p>
            <text:p>Meetings</text:p>
            <text:p>Communications</text:p>
            <text:p>Other</text:p>
          </table:table-cell>
          <table:table-cell table:style-name="ce5" office:value-type="string">
            <text:p>- community engagement; and</text:p>
            <text:p>- replicating the experiences throughout the country.</text:p>
            <text:p/>
            <text:p>Villa Clara is a community that expressed willingness to participate in the pilot project to test alternative methods and practices for fishing. <text:s/>Community self selects who should participate in pilot. <text:s/>About 10 crews with 35 men each represent a small sample of the fishing community.</text:p>
            <text:p/>
            <text:p>Representatives of fishing industry companies, local 'sport' fishermen, elementary school teachers, and community members (including children) engaged in workshops, seminars, and training courses in fishing gear usage, environmental awareness, communal aquaculture, marine protected areas, and marine rescue operations. <text:s/>Community participation in problem solving.</text:p>
            <text:p/>
            <text:p>Improvement of infrastructure:</text:p>
            <text:p>3 primary schools provided with TV sets, VCRs, and projectors to improve communication of environmental themes, 30 fans for general improvement. <text:s/>41 teachers (31 women) attended an environmental <text:s/>training course. <text:s/></text:p>
            <text:p/>
            <text:p>Improvement of communal dinner facilities for fishermen and worker of 3 local villages. </text:p>
            <text:p/>
            <text:p>Installation of solar panels and other appliances to isolated marine facilities used for fishing.</text:p>
            <text:p/>
            <text:p>SCUBA gear provided for use during infrastructure repair &amp; marine resource harvest.</text:p>
            <text:p/>
            <text:p>Tools and equipment given for a repair shop for community usage on their fishing boats.</text:p>
            <text:p/>
            <text:p>Fire extinguishers and other materials for boats and facilities. </text:p>
            <text:p/>
          </table:table-cell>
          <table:table-cell table:style-name="ce5" office:value-type="string">
            <text:p>Best Management Practices</text:p>
            <text:p>Preservation</text:p>
            <text:p>Research</text:p>
            <text:p>Restoration</text:p>
            <text:p>Other</text:p>
          </table:table-cell>
          <table:table-cell table:style-name="ce5" office:value-type="string">
            <text:p>BMP fishery/aquaculture</text:p>
            <text:p>Biodiversity assessment</text:p>
            <text:p>Ecosystem service assessment</text:p>
            <text:p>Legal protection</text:p>
            <text:p>Park guards</text:p>
            <text:p>Infrastructure</text:p>
            <text:p>Regeneration</text:p>
            <text:p>Research</text:p>
            <text:p>Pilot/demonstration</text:p>
            <text:p>Creating seed source (nursery)</text:p>
            <text:p>Other</text:p>
          </table:table-cell>
          <table:table-cell table:style-name="ce5" office:value-type="string">
            <text:p>Habitat protection, local participatory conservation efforts, and adoption of environmentally responsible fishing techniques.</text:p>
            <text:p/>
            <text:p>Research on fish stock availability and potential alternatives for harvest, eg. sea sponges.</text:p>
            <text:p/>
            <text:p>Increasing fishing stocks and fish availability for local communities:</text:p>
            <text:p>development of communal aquaculture cages near local dams for fresh water fish; program to develop family cultivation of fish; several boats are instead harvesting sponge &amp; using less damaging fishing gear; enforcement of marine protected areas; regulation on fisheries through zoning, no take areas, gear restrictions, catch caps, seasonal allowances. </text:p>
            <text:p/>
            <text:p>Improving conservation of marine environment:</text:p>
            <text:p>Enhanced presence of the Office of Fisheries Inspection. <text:s/>Legal protection, surveillance, and monitoring program for IUCN marine area. <text:s/>Staff consists of locals and some researchers who visit the area. <text:s/></text:p>
            <text:p/>
            <text:p>Education and training for sustainable development of coastal communities: <text:s/>Engage community in very successful environmental education program: eg. population increase of previously threatened flamingos. <text:s/>Methods include: workshops, seminars, training courses, environmental education, participatory management, communal aquaculture, marine rescue operations, MPA management.</text:p>
            <text:p/>
            <text:p>Strengthening of coastal communities:</text:p>
            <text:p>Training and educational tools given to local schools; improvement of communal dinner facilities, installation of solar panels and appliances to fishing dock; SCUBA gear for fishermen, other tools and machinery for a naval workshop, fire extinguishers and fire-fighting tools for safety aboard boats etc.</text:p>
            <text:p/>
            <text:p/>
            <text:p/>
          </table:table-cell>
          <table:table-cell table:style-name="ce5" office:value-type="string">
            <text:p>Government</text:p>
            <text:p>Managing organization</text:p>
          </table:table-cell>
          <table:table-cell table:style-name="ce5" office:value-type="string">
            <text:p>Natural product extraction</text:p>
            <text:p>Other</text:p>
          </table:table-cell>
          <table:table-cell table:style-name="ce5" office:value-type="string">
            <text:p>Other </text:p>
            <text:p>Rural domestic</text:p>
          </table:table-cell>
          <table:table-cell/>
          <table:table-cell table:style-name="ce5" office:value-type="string">
            <text:p>None</text:p>
          </table:table-cell>
          <table:table-cell/>
          <table:table-cell table:style-name="ce5" office:value-type="string">
            <text:p>None</text:p>
          </table:table-cell>
          <table:table-cell table:style-name="ce5" office:value-type="string">
            <text:p>No</text:p>
          </table:table-cell>
          <table:table-cell/>
          <table:table-cell table:style-name="ce5" office:value-type="string">
            <text:p><text:s text:c="2"/>Yes</text:p>
          </table:table-cell>
          <table:table-cell table:style-name="ce5" office:value-type="string">
            <text:p>During project</text:p>
          </table:table-cell>
          <table:table-cell/>
          <table:table-cell table:style-name="ce5" office:value-type="string">
            <text:p>Change industry practice</text:p>
          </table:table-cell>
          <table:table-cell table:number-columns-repeated="2"/>
          <table:table-cell table:style-name="ce5" office:value-type="string">
            <text:p>Fisheries are a big part of Cuba’s economy and the livelihoods of people in Villa Clara (a small sample of the fishing industry in Cuba)</text:p>
            <text:p/>
            <text:p>The Fisheries Research Center - researched proposed several different alternatives for best practice fishing includin</text:p>
          </table:table-cell>
          <table:table-cell table:style-name="ce5" office:value-type="string">
            <text:p><text:s text:c="2"/>Yes</text:p>
          </table:table-cell>
          <table:table-cell table:style-name="ce5" office:value-type="string">
            <text:p>Pre-project</text:p>
          </table:table-cell>
          <table:table-cell table:style-name="ce5" office:value-type="string">
            <text:p>Creation of Sustainable Fishing project.</text:p>
          </table:table-cell>
          <table:table-cell table:style-name="ce5" office:value-type="string">
            <text:p>Motivate legislation</text:p>
            <text:p>Reveal need for policy change</text:p>
          </table:table-cell>
          <table:table-cell table:style-name="ce5" office:value-type="string">
            <text:p>The Cuban government is very aware of the need to address fishing practice. <text:s/>The collapse in local fisheries is a real problem and the government is actively exploring alternatives and new policy legislation. <text:s/>Incentives for fishermen to move away from de</text:p>
          </table:table-cell>
          <table:table-cell table:style-name="ce5" office:value-type="string">
            <text:p><text:s text:c="2"/>Yes</text:p>
          </table:table-cell>
          <table:table-cell table:style-name="ce5" office:value-type="string">
            <text:p>Marine fish populations</text:p>
          </table:table-cell>
          <table:table-cell table:number-columns-repeated="43"/>
          <table:table-cell table:style-name="ce5" office:value-type="string">
            <text:p><text:s text:c="2"/>Yes</text:p>
          </table:table-cell>
          <table:table-cell table:number-columns-repeated="27"/>
          <table:table-cell table:style-name="ce5" office:value-type="string">
            <text:p>Fish availability has been increased by development of aquaculture nurseries in the freshwater dam near the coast. <text:s/>89 cages have been installed which allowed creating thirty-five new jobs, all of them occupied by women. Family fish farms in small ponds a</text:p>
          </table:table-cell>
          <table:table-cell table:number-columns-repeated="16"/>
          <table:table-cell table:style-name="ce5" office:value-type="string">
            <text:p>The main challenge will be to insure the longterm future for the changes made during this pilot. <text:s/>The survival of these new practices is necessary for the project to make a lasting and broader impact.</text:p>
          </table:table-cell>
          <table:table-cell table:number-columns-repeated="2"/>
          <table:table-cell table:style-name="ce5" office:value-type="string">
            <text:p>Movement and action through the political bodies is time consuming.</text:p>
          </table:table-cell>
          <table:table-cell/>
          <table:table-cell table:style-name="ce5" office:value-type="string">
            <text:p>This project must not only demonstrate the feasibility but also the necessity of making changes in the fishing industry. <text:s/>The sustainability of fisheries is too important to neglect.</text:p>
          </table:table-cell>
          <table:table-cell table:number-columns-repeated="9"/>
          <table:table-cell table:style-name="ce5" office:value-type="string">
            <text:p>35 aquaculture cages (all women); 6 families in fish cultivation</text:p>
          </table:table-cell>
          <table:table-cell table:style-name="ce5" office:value-type="string">
            <text:p>41 teachers (31 women); 400 workshop participants; 120 trainees</text:p>
          </table:table-cell>
          <table:table-cell table:number-columns-repeated="850"/>
        </table:table-row>
        <table:table-row table:style-name="ro2">
          <table:table-cell office:value-type="float" office:value="69">
            <text:p>69</text:p>
          </table:table-cell>
          <table:table-cell table:style-name="ce3" office:value-type="string">
            <text:p>East Usambara Forest Landscape Restoration</text:p>
          </table:table-cell>
          <table:table-cell table:style-name="ce3" office:value-type="string">
            <text:p>Peter Sumbi</text:p>
          </table:table-cell>
          <table:table-cell table:style-name="ce3" office:value-type="string">
            <text:p>WWF - Tanzania</text:p>
          </table:table-cell>
          <table:table-cell table:style-name="ce3" office:value-type="string">
            <text:p>1 November, 2007</text:p>
          </table:table-cell>
          <table:table-cell table:style-name="ce3" office:value-type="string">
            <text:p>Peter Sumbi</text:p>
            <text:p>John Salehe</text:p>
          </table:table-cell>
          <table:table-cell table:style-name="ce3" office:value-type="string">
            <text:p>Tanzania</text:p>
          </table:table-cell>
          <table:table-cell table:style-name="ce3" office:value-type="string">
            <text:p>East African Coastal Forests</text:p>
          </table:table-cell>
          <table:table-cell table:style-name="ce3" office:value-type="string">
            <text:p>2004</text:p>
          </table:table-cell>
          <table:table-cell table:style-name="ce3" office:value-type="string">
            <text:p>2009</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Overharvest</text:p>
            <text:p>Pollution</text:p>
          </table:table-cell>
          <table:table-cell table:style-name="ce5" office:value-type="string">
            <text:p>Non-timber crops (ag)</text:p>
            <text:p>Commercial and industrial development</text:p>
            <text:p>Energy production and mining</text:p>
            <text:p>Logging</text:p>
            <text:p>Fire </text:p>
            <text:p>Non-point pollution</text:p>
            <text:p>Fragmentation; degradation</text:p>
            <text:p>Roads and service corridors</text:p>
            <text:p>Other</text:p>
          </table:table-cell>
          <table:table-cell table:style-name="ce5" office:value-type="string">
            <text:p>This is a landscape scale approach to developing realistic opportunities for forest conservation and mutual enhancement of biodiversity and human wellbeing. <text:s/>The focus is on ecologically valuable forested lands in the East Usamabaras and the people who live here. <text:s/>The key landscape is a mosaic of National reserves, village forests, and undesignated lands. <text:s/>A variety of stakeholders have interest in this area as well for its critical natural resources and ecosystem services like water. <text:s text:c="2"/>Conscious management, protection, and re-vegetation are necessary for the area to continue to support all those that depend on it. <text:s/>Improved forest conservation approaches are being tested while new alternatives for natural resource usage and/or livelihood improvement are being developed to decrease pressure on the forests. <text:s text:c="2"/>A decentralization of government and new opportunities for communities to own forested land mean using policy for conservation is a further component. </text:p>
            <text:p/>
            <text:p>Major Threats:</text:p>
            <text:p>Forest fragmentation, unsustainable land use practices (unplanned farming, shifting cultivation), forest fires (clearing farmland), encroachment for farming on National Forest Reserves, illegal mining, illegal timber harvest (esp. firewood for industries).</text:p>
          </table:table-cell>
          <table:table-cell table:style-name="ce5" office:value-type="string">
            <text:p>Water quality</text:p>
            <text:p>Water quantity</text:p>
            <text:p>Timber</text:p>
            <text:p>Natural medicines</text:p>
            <text:p>Other cultural services</text:p>
            <text:p>Forage</text:p>
            <text:p>Soil Stabilization</text:p>
            <text:p>Recreation</text:p>
            <text:p>Genetic resources</text:p>
            <text:p>Food (subsistence)</text:p>
          </table:table-cell>
          <table:table-cell table:style-name="ce5" office:value-type="string">
            <text:p>River originates in the project area that supplies communities, agriculture, industries, energy, and urban municipalities down stream.</text:p>
            <text:p/>
            <text:p>Globally significant biodiversity and forest related products like timber, building poles, firewood, medicinal plants, sacred forest. <text:s/></text:p>
            <text:p/>
          </table:table-cell>
          <table:table-cell table:style-name="ce5" office:value-type="string">
            <text:p>Afrotropical - Tropical and Subtropical Moist Broadleaf Forests</text:p>
            <text:p/>
          </table:table-cell>
          <table:table-cell table:style-name="ce5" office:value-type="string">
            <text:p>East coast akelat (Sheppardia gunningi) <text:s/></text:p>
            <text:p>Spotted ground thrush (Zoothera guttata)</text:p>
            <text:p>Sokoke pipit (Anthus sokokensis)</text:p>
          </table:table-cell>
          <table:table-cell table:style-name="ce5" office:value-type="string">
            <text:p>Governments and governmental organizations <text:s/></text:p>
            <text:p>Local community (poor who utilize natural resources to survive)</text:p>
          </table:table-cell>
          <table:table-cell table:style-name="ce5" office:value-type="string">
            <text:p>Regional</text:p>
          </table:table-cell>
          <table:table-cell table:style-name="ce5" office:value-type="string">
            <text:p>Global</text:p>
          </table:table-cell>
          <table:table-cell table:style-name="ce5" office:value-type="string">
            <text:p>Federal </text:p>
            <text:p>Individual private</text:p>
            <text:p>Local</text:p>
          </table:table-cell>
          <table:table-cell table:style-name="ce5" office:value-type="string">
            <text:p>Federal </text:p>
            <text:p>Local</text:p>
            <text:p>Individual private</text:p>
          </table:table-cell>
          <table:table-cell table:style-name="ce5" office:value-type="string">
            <text:p>Fed to Local</text:p>
          </table:table-cell>
          <table:table-cell table:style-name="ce5" office:value-type="string">
            <text:p>Landscape is a mosaic of 15 national forest reserves and over 15 village forest reserves, <text:s/>1 national Teak Plantation, and some privately owned tea estates with processing plants on the river, and finally a few woodlands that do not have any legal status yet. </text:p>
            <text:p/>
          </table:table-cell>
          <table:table-cell table:style-name="ce5" office:value-type="string">
            <text:p>Native forest</text:p>
          </table:table-cell>
          <table:table-cell table:style-name="ce5" office:value-type="string">
            <text:p>Mixed forest</text:p>
            <text:p>Converted</text:p>
          </table:table-cell>
          <table:table-cell table:style-name="ce5" office:value-type="string">
            <text:p>Mixed forest</text:p>
          </table:table-cell>
          <table:table-cell table:style-name="ce5" office:value-type="string">
            <text:p>Designation of unclaimed lands as village forest reserves complete with management plans. <text:s/>Some regeneration and reforestation as well by local communtities who, for example, grow seedlings in nurseries to plant on their farmlands to compensate for lost forest and to improve the health of their soil.</text:p>
          </table:table-cell>
          <table:table-cell table:style-name="ce5" office:value-type="string">
            <text:p>Primary forest clearing</text:p>
            <text:p>Commodity Crops</text:p>
            <text:p>Specialty crops</text:p>
            <text:p>Subsistence farming</text:p>
            <text:p>Nature reserve</text:p>
          </table:table-cell>
          <table:table-cell table:style-name="ce5" office:value-type="string">
            <text:p>Sustainable timber harvest</text:p>
            <text:p>Sustainable agriculture</text:p>
            <text:p>Nature reserve</text:p>
          </table:table-cell>
          <table:table-cell table:style-name="ce5" office:value-type="string">
            <text:p>Agriculture- forest conversion for agriculture – for individual communities</text:p>
            <text:p>Two types of crops: food and cash. <text:s/>Most destructive is cash crop farming (spices etc.) <text:s/>For sale locally (w/in country). <text:s text:c="3"/></text:p>
            <text:p/>
            <text:p>National Forest Reserve – 2 categories: total protection (no take, ecologically sensitive, eg. catchment value for urban, electricity, etc.) &amp; productive forest: harvest is allowed with special permits or license from the forest department. <text:s/>All national forest within the project area is total protection forest due to the catchment and threat of discharge into the rivers.</text:p>
            <text:p/>
            <text:p>Village forest reserve- upgraded forest land that was formally open access, upgraded by legally designating ownership and management by the village authority. <text:s/>Must present a village forest management plan complete with by-laws to govern particular resources within the forest (eg. take quotas). <text:s/></text:p>
            <text:p/>
            <text:p/>
            <text:p/>
            <text:p/>
            <text:p/>
          </table:table-cell>
          <table:table-cell table:style-name="ce5" office:value-type="string">
            <text:p>Other</text:p>
            <text:p>Markets</text:p>
          </table:table-cell>
          <table:table-cell table:style-name="ce5" office:value-type="string">
            <text:p>Other</text:p>
            <text:p>Niche market</text:p>
          </table:table-cell>
          <table:table-cell/>
          <table:table-cell table:style-name="ce5" office:value-type="string">
            <text:p>Carrot </text:p>
          </table:table-cell>
          <table:table-cell table:style-name="ce5" office:value-type="string">
            <text:p>Viable income generating activities that reduce pressure on natural forest resources. <text:s/>Facilitate income generating activities (IGAs) through training, supply of initial materials, and connections to viable markets etc.</text:p>
            <text:p>Eg. Butterfly farming - women’s groups &amp; youth who can export pupa to Europe and Canada. </text:p>
            <text:p>Bee keeping – for honey &amp; wax – consumed locally. b/c packaging not to sophisticated yet. <text:s/>Hope to improve packaging for broader sale in the future.</text:p>
            <text:p>Fish ponds – domestic markets, sell to neighboring communities.</text:p>
            <text:p>Collection of seeds – exported to Europe where process for oils</text:p>
            <text:p>Osmam- medicinal plant – sold out of country for pharmacies</text:p>
            <text:p/>
            <text:p>Tea estates – provide many local jobs within forest landscape. <text:s/>Facilitating sustainable landuse practices, promoting tree farming for their firewood demands, upgrade/protect some of their forest areas not yet converted for tea – for ecotourism centers. <text:s/>Greening of business. </text:p>
            <text:p/>
            <text:p/>
            <text:p/>
          </table:table-cell>
          <table:table-cell table:style-name="ce5" office:value-type="string">
            <text:p>Ownership rights</text:p>
            <text:p>Development rights</text:p>
            <text:p>Administration rights</text:p>
            <text:p>Other</text:p>
          </table:table-cell>
          <table:table-cell table:style-name="ce5" office:value-type="string">
            <text:p>Legal designation of previously unclaimed forests as village forest reserves (VFR) – creates legal protection and calls for a management plan.</text:p>
            <text:p/>
            <text:p>Improved management of VFR that already exists through Community based resource management.</text:p>
            <text:p/>
            <text:p>- Village land use plans developed and integrated into district governance.</text:p>
            <text:p/>
            <text:p>- Landuse management strategies that can continue after project is over.</text:p>
            <text:p/>
          </table:table-cell>
          <table:table-cell table:style-name="ce5" office:value-type="string">
            <text:p>Education and outreach</text:p>
            <text:p>Volunteers</text:p>
            <text:p>Stakeholder engagement</text:p>
            <text:p>Training</text:p>
            <text:p>Workshops</text:p>
          </table:table-cell>
          <table:table-cell table:style-name="ce5" office:value-type="string">
            <text:p>Work closely with knowledgeable and experienced partners such as the Tanzania Forest Conservation Group (TFCG), who have been working in the East Usambaras for over 10 years. </text:p>
            <text:p/>
            <text:p>Build capacity among the local communities to manage their forest resources in a sustainable way.</text:p>
            <text:p/>
            <text:p>Raise awareness about forest, ecological, and landscape principles and different approaches to landuse and management.</text:p>
            <text:p/>
            <text:p>Train community members in alternative livelihood skills and agricultural practices. </text:p>
          </table:table-cell>
          <table:table-cell table:style-name="ce5" office:value-type="string">
            <text:p>Best Management Practices</text:p>
            <text:p>Research</text:p>
            <text:p>Restoration</text:p>
            <text:p>Preservation</text:p>
            <text:p>Other</text:p>
          </table:table-cell>
          <table:table-cell table:style-name="ce5" office:value-type="string">
            <text:p>BMP forestry</text:p>
            <text:p>BMP agriculture</text:p>
            <text:p>BMP fishery/aquaculture</text:p>
            <text:p>Biodiversity assessment</text:p>
            <text:p>Mapping</text:p>
            <text:p>Outplantings</text:p>
            <text:p>Regeneration</text:p>
            <text:p>Fire management</text:p>
            <text:p>Legal protection</text:p>
            <text:p>Research</text:p>
            <text:p>Creating seed source (nursery)</text:p>
            <text:p>Other</text:p>
          </table:table-cell>
          <table:table-cell table:style-name="ce5" office:value-type="string">
            <text:p>Project area that includes 15 government forest reserves, over 15 village forest reserves, 28 villages in 3 divisions with a total population of 135,000.</text:p>
            <text:p/>
            <text:p>Project activities:</text:p>
            <text:p>Help to create village forest reserves with legal status. <text:s/>Designate, survey, map, inventory of resources, develop management plans and harvesting schedules. <text:s/></text:p>
            <text:p/>
            <text:p>Facilitate village landuse planning - <text:s/>survey village area and re-zone for farming, grazing, water protection, residential etc. <text:s/></text:p>
            <text:p/>
            <text:p>Enlist and develop the capacity of district authorities to work within target villages. <text:s/>Encourage alternatives in landuse like fallow systems and crop rotation etc.</text:p>
            <text:p/>
            <text:p>Support creation of tree nurseries, village tree planting and agroforestry scheme. <text:s/>Landscape is highly fragmented so promote tree planting (by villagers on own farms) in gaps between forests to increase vegetation cover and connectivity. <text:s/>These seedlings are provided through he nursery and are planted on individual farm lands. <text:s/></text:p>
            <text:p/>
            <text:p>Sensitization and awareness programs that teach the importance of planting trees - Improve land fertility, and can later receive forest based products from these trees like fruit, firewood, building polls. <text:s/></text:p>
            <text:p/>
            <text:p>Viable income generating activities – to reduce pressure on natural forest resource: butterfly farming, bee keeping, fish ponds, seed and medicinal plant collection.</text:p>
            <text:p/>
            <text:p/>
            <text:p/>
          </table:table-cell>
          <table:table-cell table:style-name="ce5" office:value-type="string">
            <text:p>Partner organization</text:p>
            <text:p>Managing organization</text:p>
          </table:table-cell>
          <table:table-cell table:style-name="ce5" office:value-type="string">
            <text:p>No take recreation</text:p>
            <text:p>Managed forestry</text:p>
            <text:p>Natural product extraction</text:p>
            <text:p>Agriculture</text:p>
            <text:p>Other</text:p>
          </table:table-cell>
          <table:table-cell table:style-name="ce5" office:value-type="string">
            <text:p>Urban domestic</text:p>
            <text:p>Hydropower</text:p>
            <text:p>Agriculture</text:p>
            <text:p>All water users</text:p>
            <text:p>Recreation users</text:p>
          </table:table-cell>
          <table:table-cell/>
          <table:table-cell table:style-name="ce5" office:value-type="string">
            <text:p>None</text:p>
          </table:table-cell>
          <table:table-cell/>
          <table:table-cell table:style-name="ce5" office:value-type="string">
            <text:p>None</text:p>
          </table:table-cell>
          <table:table-cell/>
          <table:table-cell table:style-name="ce5" office:value-type="string">
            <text:p>payment exchanges may occur as a result of some of the alternative livelihood initiatives, however PES is not part of this project.</text:p>
          </table:table-cell>
          <table:table-cell table:number-columns-repeated="3"/>
          <table:table-cell table:style-name="ce5" office:value-type="string">
            <text:p>Motivate legislation</text:p>
            <text:p>Change land user practice</text:p>
            <text:p>Change industry practice</text:p>
          </table:table-cell>
          <table:table-cell table:number-columns-repeated="2"/>
          <table:table-cell table:style-name="ce5" office:value-type="string">
            <text:p>No valuations but rather considerations:</text:p>
            <text:p/>
            <text:p>1 national “teak planation” and private owned tea estate</text:p>
            <text:p>Agriculture - 2 types of crops: food and cash (for sale locally w/in country.) <text:s/></text:p>
            <text:p>Fire wood demand - for curing tea, cater to by tea drying/processing indust</text:p>
          </table:table-cell>
          <table:table-cell table:style-name="ce5" office:value-type="string">
            <text:p><text:s text:c="2"/>Yes</text:p>
          </table:table-cell>
          <table:table-cell table:style-name="ce5" office:value-type="string">
            <text:p>Pre-project</text:p>
          </table:table-cell>
          <table:table-cell table:style-name="ce5" office:value-type="string">
            <text:p>pursue creation of village forest reserves</text:p>
          </table:table-cell>
          <table:table-cell table:style-name="ce5" office:value-type="string">
            <text:p>Motivate legislation</text:p>
            <text:p>ID policy to target</text:p>
          </table:table-cell>
          <table:table-cell table:style-name="ce5" office:value-type="string">
            <text:p>Decentralization of government recently in Tanzania means that community based management programs are very useful for conservation. <text:s/>Village ownership of forest land requires a survey and management plan.</text:p>
          </table:table-cell>
          <table:table-cell table:style-name="ce5" office:value-type="string">
            <text:p><text:s text:c="2"/>Yes</text:p>
          </table:table-cell>
          <table:table-cell table:style-name="ce5" office:value-type="string">
            <text:p>The landscape of the East Usambaras houses some of the most important and threatened biodiversity in Africa. <text:s/>This area is also home to many people who rely directly on the landscape for their survival. <text:s/>The forest cover of this area is declining due to c</text:p>
          </table:table-cell>
          <table:table-cell table:number-columns-repeated="43"/>
          <table:table-cell table:style-name="ce5" office:value-type="string">
            <text:p><text:s text:c="2"/>Yes</text:p>
          </table:table-cell>
          <table:table-cell table:number-columns-repeated="14"/>
          <table:table-cell table:style-name="ce5" office:value-type="string">
            <text:p>Landscape changes</text:p>
          </table:table-cell>
          <table:table-cell table:style-name="ce5" office:value-type="string">
            <text:p>Threat Reduction Assessments; Disturbance Transects; Landscape Output Assessment Methodology (LOAM); TFM tracking tool</text:p>
          </table:table-cell>
          <table:table-cell table:number-columns-repeated="11"/>
          <table:table-cell table:style-name="ce5" office:value-type="string">
            <text:p>Looking at habitat change and vegetation cover at the landscape level.</text:p>
            <text:p>ICRAF is a partner in this monitoring.</text:p>
            <text:p/>
          </table:table-cell>
          <table:table-cell table:style-name="ce5" office:value-type="string">
            <text:p>issues like education, agriculture, livestock, employment, housing, water, social organisation, health, forest resources and wildlife. </text:p>
          </table:table-cell>
          <table:table-cell table:style-name="ce5" office:value-type="string">
            <text:p>questionnaires on socio-economic and environmental issues were administered in 10 villages</text:p>
          </table:table-cell>
          <table:table-cell table:style-name="ce5" office:value-type="string">
            <text:p>258 households were interviewed</text:p>
          </table:table-cell>
          <table:table-cell table:style-name="ce5" office:value-type="string">
            <text:p>July 1, 2006</text:p>
          </table:table-cell>
          <table:table-cell table:style-name="ce5" office:value-type="string">
            <text:p>July 14, 2006</text:p>
          </table:table-cell>
          <table:table-cell table:style-name="ce5" office:value-type="string">
            <text:p>WWF, TFCG, Amani Nature reserve and students from Sokoini University of Agriculture</text:p>
          </table:table-cell>
          <table:table-cell table:style-name="ce5" office:value-type="string">
            <text:p>Dar es Salaam office Alexander van Andel, a student from the Netherlands who is assigned by WWF-International</text:p>
          </table:table-cell>
          <table:table-cell table:number-columns-repeated="6"/>
          <table:table-cell table:style-name="ce5" office:value-type="string">
            <text:p>Socio-economic impacts and changes in living standards. <text:s/>Try to get an understanding of the communities’ relationship with the land as well as a baseline assessment of the conditions in the area. <text:s/>Utility in creating a “landscape tracking tool” that measu</text:p>
          </table:table-cell>
          <table:table-cell table:number-columns-repeated="4"/>
          <table:table-cell table:style-name="ce5" office:value-type="string">
            <text:p>Most come to Tanzania to see wild animals so many are not interested in just seeing forest area with only a few primates, birds, insects and reptiles. <text:s/>There are so many other “big mammal” national parks (eg. compete with Serengeti National Park). <text:s/>Need p</text:p>
          </table:table-cell>
          <table:table-cell table:number-columns-repeated="2"/>
          <table:table-cell table:style-name="ce5" office:value-type="string">
            <text:p>Hard to demonstrate linkage between conservation and income generating activities we support. <text:s/>Convincing people to change their lifestyle is difficult.</text:p>
            <text:p/>
            <text:p>Working at the landscape scale is not very common and requires much coordination. <text:s/>The inclination is</text:p>
          </table:table-cell>
          <table:table-cell table:number-columns-repeated="861"/>
        </table:table-row>
        <table:table-row table:style-name="ro2">
          <table:table-cell office:value-type="float" office:value="70">
            <text:p>70</text:p>
          </table:table-cell>
          <table:table-cell table:style-name="ce3" office:value-type="string">
            <text:p>Securing and Establishing Sustainable Management of Forest Assets for Ethnic Minorities in Quang Tri Province <text:s/></text:p>
          </table:table-cell>
          <table:table-cell table:style-name="ce3" office:value-type="string">
            <text:p>Mark E. Grindley</text:p>
          </table:table-cell>
          <table:table-cell table:style-name="ce3" office:value-type="string">
            <text:p>WWF - Vietnam</text:p>
          </table:table-cell>
          <table:table-cell table:style-name="ce3" office:value-type="string">
            <text:p>4 November, 2007</text:p>
          </table:table-cell>
          <table:table-cell table:style-name="ce3" office:value-type="string">
            <text:p>Mark E. Grindley</text:p>
          </table:table-cell>
          <table:table-cell table:style-name="ce3" office:value-type="string">
            <text:p>Vietnam</text:p>
          </table:table-cell>
          <table:table-cell table:style-name="ce3" office:value-type="string">
            <text:p>Greater Mekong</text:p>
          </table:table-cell>
          <table:table-cell table:style-name="ce3" office:value-type="string">
            <text:p>2007</text:p>
          </table:table-cell>
          <table:table-cell table:style-name="ce3" office:value-type="string">
            <text:p>2009</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Overharvest</text:p>
          </table:table-cell>
          <table:table-cell table:style-name="ce5" office:value-type="string">
            <text:p>Non-timber crops (ag)</text:p>
            <text:p>Hunting</text:p>
            <text:p>Logging</text:p>
            <text:p>Fragmentation; degradation</text:p>
            <text:p>Other</text:p>
            <text:p>NTFPs</text:p>
          </table:table-cell>
          <table:table-cell table:style-name="ce5" office:value-type="string">
            <text:p>The Greater Mekong region is internationally prioritized by WWF for conservation and many projects are concurrently being implemented to address various issues like biodiversity and sustainable development. <text:s/>What sets this project apart is its major focus on economic alternatives and income generating solutions for ethnic communities. <text:s/>Active land allocation by the government is a potential entry point to environmental planning and livelihood enhancement. <text:s/>In particular, designating forested areas for collaborative village use and protection is a new strategy being tested. <text:s/>Working at the provincial level and looking at various environmental, political, and development issues, this project will help village groups acquire forest land to be sustainably used and protected. <text:s/>At the same time, alternative income generating activities will be introduced as a way to reduce the direct reliance on singular forest products. <text:s/>Diversifying the potential goods from the forest, various NTFPs, will create additional sources of income and increase the value of conserving the natural forest. <text:s/>The goal of the project is to provide the upland Pa Ko and Van Kieu ethnic communities with the legal rights, knowledge, skills and capacity to sustainably manage their natural assets in the Dak Rong River watershed in upland Quang Tri.</text:p>
            <text:p/>
            <text:p>Major threats – land conversion through government allocation of areas; forested areas continue to lack proper ownership and are therefore perceived as ‘open access,’ the remote watershed of Dak Rong is a key target for illegal timber and rattan harvest. </text:p>
            <text:p/>
          </table:table-cell>
          <table:table-cell table:style-name="ce5" office:value-type="string">
            <text:p>Water quantity</text:p>
            <text:p>Timber</text:p>
            <text:p>Recreation</text:p>
            <text:p>Other cultural services</text:p>
            <text:p>Food (subsistence)</text:p>
            <text:p>Other</text:p>
          </table:table-cell>
          <table:table-cell table:style-name="ce5" office:value-type="string">
            <text:p>Forests and upland areas of the Dak Rong watershed provide local communities with resources such as NTPFs and timber as well as serve as important regulators of water supply (for domestic and agricultural use). <text:s/>Communities living down stream also depend on the health of the forests for their water resource. <text:s/>It is better to have forests around catchment areas, and this could be a potential area for PES development. <text:s/>Tourism is also an aspect that has much potential to grow.</text:p>
          </table:table-cell>
          <table:table-cell table:style-name="ce5" office:value-type="string">
            <text:p>Tropical moist forest</text:p>
          </table:table-cell>
          <table:table-cell table:style-name="ce5" office:value-type="string">
            <text:p>Edwards pheasant </text:p>
            <text:p>various usable rattan species</text:p>
          </table:table-cell>
          <table:table-cell table:style-name="ce5" office:value-type="string">
            <text:p>Governments and governmental organizations <text:s/></text:p>
            <text:p>Pa Ko and Van Kieu ethnic communities </text:p>
          </table:table-cell>
          <table:table-cell table:style-name="ce5" office:value-type="string">
            <text:p>Regional</text:p>
          </table:table-cell>
          <table:table-cell table:style-name="ce5" office:value-type="string">
            <text:p>Regional</text:p>
          </table:table-cell>
          <table:table-cell table:style-name="ce5" office:value-type="string">
            <text:p>Federal </text:p>
          </table:table-cell>
          <table:table-cell table:style-name="ce5" office:value-type="string">
            <text:p>Local</text:p>
            <text:p>Indigenous</text:p>
          </table:table-cell>
          <table:table-cell table:style-name="ce5" office:value-type="string">
            <text:p>Fed to indigenous</text:p>
            <text:p>Fed to Local</text:p>
          </table:table-cell>
          <table:table-cell table:style-name="ce5" office:value-type="string">
            <text:p>The Central Anamites are the ecoregional focus and the Dak Rong watershed draws from the upland forest areas on the Lao boarder in the West. <text:s/>The eastern boarder is the sea coast with lowlands in between. <text:s/>There are 3 main rivers supplying water to this region and all 3 come from forests where the project is focusing. <text:s/></text:p>
            <text:p/>
            <text:p>There are 3 main landuse types for forest- </text:p>
            <text:p>Protection forest: primarily for watersheds, these can be allocated for minimal NTPF harvest. </text:p>
            <text:p>Production forest: poorer lands for plantations, using the Forest Development Strategy policy. <text:s/>This land could be reforested.</text:p>
            <text:p>Special Use: completely protected forest.</text:p>
            <text:p/>
            <text:p>A lot of the land that does not belong to an individual or private business still belongs to the state (under the commune system). <text:s/>There is a governmental movement to allocate this land to individuals, households, businesses etc. <text:s/>Allocating land to a village group to jointly use and manage is a newer concept and the aim of this project. <text:s/>Communes sometime use forests that are not legally allocated to them, and the government may pay them to take responsibility and manage it.</text:p>
          </table:table-cell>
          <table:table-cell table:style-name="ce5" office:value-type="string">
            <text:p>Native forest</text:p>
            <text:p>Native scrub/shrub</text:p>
          </table:table-cell>
          <table:table-cell table:style-name="ce5" office:value-type="string">
            <text:p>Native forest</text:p>
            <text:p>Converted</text:p>
          </table:table-cell>
          <table:table-cell table:style-name="ce5" office:value-type="string">
            <text:p>Native forest</text:p>
            <text:p>Converted</text:p>
          </table:table-cell>
          <table:table-cell table:style-name="ce5" office:value-type="string">
            <text:p>Plantations: acacia, pine, and rubber <text:s/>(a lot at household level, 1-2 ha) </text:p>
            <text:p>ADB supports these household plantations for poverty reduction. </text:p>
            <text:p/>
            <text:p>Other household level agriculture like rice paddies in the valleys and home gardens in the villages.</text:p>
            <text:p/>
            <text:p>In the mountainous areas there is also some rice, cassava, and maize production. <text:s/></text:p>
            <text:p/>
          </table:table-cell>
          <table:table-cell table:style-name="ce5" office:value-type="string">
            <text:p>Primary forest clearing</text:p>
            <text:p>Selective logging</text:p>
            <text:p>Unsustainable agroforestry</text:p>
            <text:p>Subsistence farming</text:p>
            <text:p>Other crops</text:p>
            <text:p>Nature reserve</text:p>
            <text:p>Abandoned</text:p>
          </table:table-cell>
          <table:table-cell table:style-name="ce5" office:value-type="string">
            <text:p>Sustainable agroforestry</text:p>
            <text:p>Subsistence farming</text:p>
            <text:p>Other crops</text:p>
            <text:p>Sustainable agriculture</text:p>
            <text:p>Nature reserve</text:p>
          </table:table-cell>
          <table:table-cell table:style-name="ce5" office:value-type="string">
            <text:p>There are 2 nature reserves (8 years, 1 year old) that cover about 50% of the natural forest cover. <text:s/>One of these is a cultural landscape protected area, known and visited for its connection to the Vietnam War. <text:s/>1-2 communities live within the newer reserve. <text:s/>This is the thinnest part of Vietnam and transportation and communication is fairly good. <text:s/>There is a new road and much trading traffic due to the no tax zone at the Lao border. <text:s/>Some commercial coffee and cassava are grown as well as commercial forestry. <text:s/>Acacia, pine, and rubber plantations exist at the small-scale level. <text:s/>Households do some agriculture as well like rice paddies, home gardens, or maize. <text:s/></text:p>
          </table:table-cell>
          <table:table-cell table:style-name="ce5" office:value-type="string">
            <text:p>Markets</text:p>
          </table:table-cell>
          <table:table-cell table:style-name="ce5" office:value-type="string">
            <text:p>Niche market</text:p>
          </table:table-cell>
          <table:table-cell/>
          <table:table-cell table:style-name="ce5" office:value-type="string">
            <text:p>Carrot </text:p>
          </table:table-cell>
          <table:table-cell table:style-name="ce5" office:value-type="string">
            <text:p>This project has a large economic aspect. <text:s/>Land use policy and decisions are made on well-established old practices like plantations. <text:s/>This, however, displaces a lot of village activities. <text:s/>In addition, there are many other NTFPs that could be harvested and grown in the forests while still keeping them largely intact. <text:s/>Not much has been done in this respect and so it is a potential alternative to replacing the forests with plantations. <text:s/></text:p>
            <text:p/>
            <text:p>Development work with the markets regarding sale of NTFPs.</text:p>
            <text:p/>
            <text:p>Tourism could be a potential source of income. <text:s/>This is a historic Vietnam War landscape that people drive to see. <text:s/>The area borders the old division between the north and south. <text:s/>A larger industry could be created and tourist could be encouraged to actually stay in the villages and explore the forest through guided tours. The Government also wants to develop the nation’s tourism industry. <text:s/></text:p>
            <text:p/>
            <text:p>State monopoly over supply of water and province may decide to pay for its protection.</text:p>
            <text:p/>
            <text:p>Support for starting up a business could come from a small scale loan system called a Small Grants Scheme (SGS). <text:s/>Groups of farmers could collectively apply and receive loans if they have plans to develop a new income generating activity (IGA) or improve farming or forestry practices. <text:s/>Community forest management would be at the base of this loan system and management of the funds would be the responsibility of a commune board. <text:s/></text:p>
          </table:table-cell>
          <table:table-cell table:style-name="ce5" office:value-type="string">
            <text:p>Ownership rights</text:p>
            <text:p>Development rights</text:p>
            <text:p>Administration rights</text:p>
            <text:p>Other</text:p>
            <text:p>Cap</text:p>
          </table:table-cell>
          <table:table-cell table:style-name="ce5" office:value-type="string">
            <text:p>This project is aimed at promoting the village ownership of forestland. <text:s/></text:p>
            <text:p/>
            <text:p>The SNV is helping with work on improving NTFP potential. <text:s/>They do research and have set up a small NGO in the province to aid in the development. </text:p>
            <text:p/>
            <text:p>Partnership with the government is key: The Forest Protection Department at the provincial level deals with the mapping and is the basis for land allocation. <text:s/>The Dept. of Natural Resources and Environment is also an important relation.</text:p>
            <text:p/>
            <text:p>Working at the commune level is important for communication with villagers.</text:p>
            <text:p>There is a very strong women’s union who works at the national down to the commune level. <text:s/>The farmers also have their own union. <text:s/>Finally, the school system is also a good way to engage and raise awareness among the local people. </text:p>
            <text:p/>
            <text:p>Red books are administered and designate land ownership. <text:s/>“District Decisions” also represent a form of ownership and this suffices for usage of an area. <text:s/>Although the land is not officially allocated, a district decision reserves the right to work the area and is a first step. </text:p>
            <text:p/>
            <text:p>WWF is also running the Biodiversity Conservation Corridors Initiative funded by the Asian Development Bank in Quang Tri province. <text:s/>This project has similar conservation and livelihood goals and working together on certain issues with the BCI as well as other programs in the area is a good way to advance activities. </text:p>
          </table:table-cell>
          <table:table-cell table:style-name="ce5" office:value-type="string">
            <text:p>Education and outreach</text:p>
            <text:p>Community forums</text:p>
            <text:p>Stakeholder engagement</text:p>
            <text:p>Training</text:p>
            <text:p>Workshops</text:p>
            <text:p>Meetings</text:p>
            <text:p>Communications</text:p>
            <text:p>Committee formation</text:p>
            <text:p>Other</text:p>
          </table:table-cell>
          <table:table-cell table:style-name="ce5" office:value-type="string">
            <text:p>Land use planning and land allocation (LUPLA): improved cooperation, training in GIS and survey techniques, and better data management and mapping.</text:p>
            <text:p/>
            <text:p>Community Forest Management training: field courses on CFM establishment. <text:s/>Use existing CFM examples and provide exposure to the process.</text:p>
            <text:p/>
            <text:p>Small Grants Scheme managed by a small commune board.</text:p>
            <text:p><text:s/></text:p>
            <text:p>One-year special training program for forest managers: Intermediate level GIS, Mapinfo and GPS training courses.</text:p>
            <text:p/>
          </table:table-cell>
          <table:table-cell table:style-name="ce5" office:value-type="string">
            <text:p>Best Management Practices</text:p>
            <text:p>Restoration</text:p>
            <text:p>Preservation</text:p>
            <text:p>Research</text:p>
            <text:p>Other</text:p>
          </table:table-cell>
          <table:table-cell table:style-name="ce5" office:value-type="string">
            <text:p>BMP forestry</text:p>
            <text:p>BMP agriculture</text:p>
            <text:p>Biodiversity assessment</text:p>
            <text:p>Mapping</text:p>
            <text:p>Outplantings</text:p>
            <text:p>Reseeding</text:p>
            <text:p>Regeneration</text:p>
            <text:p>Park guards</text:p>
            <text:p>Legal protection</text:p>
            <text:p>Tourism infrastructure</text:p>
            <text:p>Creating seed source (nursery)</text:p>
            <text:p>Research</text:p>
            <text:p>Other</text:p>
          </table:table-cell>
          <table:table-cell table:style-name="ce5" office:value-type="string">
            <text:p>Community conservation – part of larger landscape conservation scheme. <text:s/>There are a number of protected areas but not a sufficient amount. <text:s/>This project works at the provincial level to identify gaps and possible areas where forest can legally be placed under village ownership and management as a protected yet working forest.</text:p>
            <text:p><text:s/></text:p>
            <text:p>Forest management – <text:s/>In certain places, regeneration may be enough to achieve healthy forest cover. <text:s/>Villagers may also do some reforestation. <text:s/>Also the planting of harvestable goods like Acacia, rattan, and even peanuts in the village forests may boost the return and value of conserving the forest. <text:s/>Some other native hardwoods may also be planted to encourage the wildlife back into the area. <text:s/>Many times there are enough seed banks in the forest to gather re-forestation supplies from here. <text:s/>Otherwise a village nursery may help. </text:p>
            <text:p/>
            <text:p>Poverty alleviation – promote alternative income generating options to reduce conversion of forests for agriculture or plantations.</text:p>
            <text:p>Small Grants Scheme (SGS) – jump start financing system for the creation of alternative income businesses and/or improvement of agricultural or forest land.</text:p>
            <text:p>Scoping study for PES opportunities &amp; NTFP market developement.</text:p>
            <text:p>Landuse options study: compare different land uses on a purely economic measure. It will highlight the costs and benefits of different options (including a timber market price survey conducted in July under the BCI project).</text:p>
            <text:p/>
            <text:p>Participatory research on the socio-economic and ecological conditions within the Dak Rong watershed. <text:s/>Market analysis study for the potential of developing NTFP businesses. </text:p>
            <text:p>Land use planning and land allocation (LUPLA).</text:p>
            <text:p>Strengthening of forestland management policies.</text:p>
            <text:p/>
            <text:p>Training – Supporting and developing the capacity of provincial and district authorities will help the sustainability and permanence of this effort. <text:s/>Long term sustainable forest management will come from establishing a local framework and infrastructure through which local groups can carry out activities on their own. <text:s/>Mechanisms to derive economic benefits from sustainable forest management will be established to support the ongoing conservation of the forests. </text:p>
            <text:p/>
            <text:p>Community Forest Management training.</text:p>
            <text:p>Training Needs Assessment (TNA) based on the ASEAN Competence Standards for Protected Area Managers. <text:s/>One-year training plan including GIS.</text:p>
          </table:table-cell>
          <table:table-cell table:style-name="ce5" office:value-type="string">
            <text:p>Managing organization</text:p>
            <text:p>Government</text:p>
          </table:table-cell>
          <table:table-cell table:style-name="ce5" office:value-type="string">
            <text:p>No take recreation</text:p>
            <text:p>Managed forestry</text:p>
            <text:p>Agriculture</text:p>
            <text:p>Natural product extraction</text:p>
          </table:table-cell>
          <table:table-cell table:style-name="ce5" office:value-type="string">
            <text:p>Recreation users</text:p>
            <text:p>All water users</text:p>
            <text:p>Other </text:p>
          </table:table-cell>
          <table:table-cell table:style-name="ce5" office:value-type="string">
            <text:p>Domestic User</text:p>
            <text:p>Industrial/Corporate user</text:p>
            <text:p>Tax payer</text:p>
          </table:table-cell>
          <table:table-cell table:style-name="ce5" office:value-type="string">
            <text:p>Government</text:p>
            <text:p>Rural domestic</text:p>
            <text:p>Hydropower</text:p>
          </table:table-cell>
          <table:table-cell table:style-name="ce5" office:value-type="string">
            <text:p>Private land user</text:p>
          </table:table-cell>
          <table:table-cell table:style-name="ce5" office:value-type="string">
            <text:p>Other private landowners/users</text:p>
            <text:p>Forester</text:p>
          </table:table-cell>
          <table:table-cell table:style-name="ce5" office:value-type="string">
            <text:p>No</text:p>
          </table:table-cell>
          <table:table-cell table:style-name="ce5" office:value-type="string">
            <text:p>Payment schemes are not identified yet and are still in the development process.</text:p>
            <text:p>Potential relationships suggested from a scoping study regarding PES: </text:p>
            <text:p>Watershed protection- providers: Dakrong and Huong Hoa Nature Reserves &amp; Catchment residents, to users: Farmers (irrigation, Industry (as input, as product), Government agencies, Hydropower plants and their customers, Water suppliers, &amp; Households. </text:p>
            <text:p>Tourism and amenity value- providers: Dakrong Nature Reserve, Local residents, &amp; District and provincial government, to users: Local residents, Provincial tourists, National tourists, &amp; International tourists. </text:p>
          </table:table-cell>
          <table:table-cell table:style-name="ce5" office:value-type="string">
            <text:p><text:s text:c="2"/>Yes</text:p>
          </table:table-cell>
          <table:table-cell table:style-name="ce5" office:value-type="string">
            <text:p>During project</text:p>
          </table:table-cell>
          <table:table-cell table:style-name="ce5" office:value-type="string">
            <text:p>Identify possible NTPF and PES opportunities</text:p>
            <text:p>The PES study recommends The study recommends:Further research on the watersheds of Dakrong and Huong Hoa and their potential for raising funds through water pricing for direct payments to upland farmers. <text:s/>A to</text:p>
          </table:table-cell>
          <table:table-cell table:style-name="ce5" office:value-type="string">
            <text:p>Change land user practice</text:p>
          </table:table-cell>
          <table:table-cell table:style-name="ce5" office:value-type="string">
            <text:p>Cost/benefit</text:p>
            <text:p>Simple</text:p>
          </table:table-cell>
          <table:table-cell/>
          <table:table-cell table:style-name="ce5" office:value-type="string">
            <text:p>Assess the dynamics of PES opportunities and do feasibility analysis. <text:s/>There is currently no enabling legislation, however, there is a strong governmental interest in developing a conservation law that may pertain to PES.</text:p>
            <text:p/>
            <text:p>A scoping study was conducted as</text:p>
          </table:table-cell>
          <table:table-cell table:style-name="ce5" office:value-type="string">
            <text:p><text:s text:c="2"/>Yes</text:p>
          </table:table-cell>
          <table:table-cell table:style-name="ce5" office:value-type="string">
            <text:p>Pre-project</text:p>
          </table:table-cell>
          <table:table-cell/>
          <table:table-cell table:style-name="ce5" office:value-type="string">
            <text:p>ID policy to target</text:p>
            <text:p>Reveal need for policy change</text:p>
            <text:p>Motivate legislation</text:p>
          </table:table-cell>
          <table:table-cell table:style-name="ce5" office:value-type="string">
            <text:p>Biodiversity law currently being developed by the Ministry of the Environment. <text:s/>Could serve as basis for a pilot to co-manage key areas.</text:p>
            <text:p/>
            <text:p>Land laws are being redrawn. <text:s/>Revising of land use and protection classification.</text:p>
            <text:p/>
            <text:p>Red books are issued when land is </text:p>
          </table:table-cell>
          <table:table-cell table:style-name="ce5" office:value-type="string">
            <text:p><text:s text:c="2"/>Yes</text:p>
          </table:table-cell>
          <table:table-cell table:style-name="ce5" office:value-type="string">
            <text:p>wildlife, timber forestry, biodiversity, etc.</text:p>
            <text:p/>
            <text:p>Ecoregion named as on of Global 200 priority landscapes.</text:p>
            <text:p/>
            <text:p>In March 2000, over eighty scientists from Cambodia, Lao P.D.R., Vietnam, and many other countries participated in an ambitious and groundbreaking ass</text:p>
          </table:table-cell>
          <table:table-cell table:number-columns-repeated="86"/>
          <table:table-cell table:style-name="ce5" office:value-type="string">
            <text:p/>
            <text:p/>
          </table:table-cell>
          <table:table-cell table:style-name="ce5" office:value-type="string">
            <text:p>Villages may differ culturally and this is important to consider since what might work for one may not for the next. <text:s/>Language is also an issue because not all villagers speak Vietnamese. <text:s/>Negotiation and input regarding forest regulations and laws can be</text:p>
          </table:table-cell>
          <table:table-cell table:style-name="ce5" office:value-type="string">
            <text:p>Things are moving slowly because of lengthy planning and coordination without chance for actual implementation. <text:s/>Furthermore, other projects in the area increase the necessity of coordination and puts a high demand on local leaders an technical officers.</text:p>
            <text:p/>
          </table:table-cell>
          <table:table-cell table:number-columns-repeated="2"/>
          <table:table-cell table:style-name="ce5" office:value-type="string">
            <text:p>The Vietnamese government views itself responsible for the development and management of many aspects of society. <text:s/>It has a tendency to rely of taxing to generate funding for rural development instead of exploring market options. <text:s/></text:p>
            <text:p/>
          </table:table-cell>
          <table:table-cell/>
          <table:table-cell table:style-name="ce5" office:value-type="string">
            <text:p>There is a need to work more closely with development agencies whose specialty is livelihood development. <text:s/>That way we can divide responsibilities and more acute expertise can be applied where needed. </text:p>
          </table:table-cell>
          <table:table-cell table:number-columns-repeated="861"/>
        </table:table-row>
        <table:table-row table:style-name="ro7">
          <table:table-cell office:value-type="float" office:value="71">
            <text:p>71</text:p>
          </table:table-cell>
          <table:table-cell table:style-name="ce3" office:value-type="string">
            <text:p>Conserving the Duck River</text:p>
          </table:table-cell>
          <table:table-cell table:style-name="ce3" office:value-type="string">
            <text:p>Sally R. Palmer</text:p>
          </table:table-cell>
          <table:table-cell table:style-name="ce3" office:value-type="string">
            <text:p>TNC</text:p>
          </table:table-cell>
          <table:table-cell table:style-name="ce3" office:value-type="string">
            <text:p>7 August, 2007</text:p>
          </table:table-cell>
          <table:table-cell table:style-name="ce3" office:value-type="string">
            <text:p>Leslie Colley</text:p>
            <text:p>Sally R. Palmer</text:p>
          </table:table-cell>
          <table:table-cell table:style-name="ce3" office:value-type="string">
            <text:p>Tennessee, USA</text:p>
          </table:table-cell>
          <table:table-cell table:style-name="ce3" office:value-type="string">
            <text:p>Interior Low Plateau </text:p>
          </table:table-cell>
          <table:table-cell table:style-name="ce3" office:value-type="string">
            <text:p>2001</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Pollution</text:p>
            <text:p>Invasive Species</text:p>
            <text:p>Overharvest</text:p>
          </table:table-cell>
          <table:table-cell table:style-name="ce5" office:value-type="string">
            <text:p>Housing and urban development</text:p>
            <text:p>Commercial and industrial development</text:p>
            <text:p>Tourism and Recreation development</text:p>
            <text:p>Non-timber crops (ag)</text:p>
            <text:p>Ranching</text:p>
            <text:p>Energy production and mining</text:p>
            <text:p>Logging</text:p>
            <text:p>Recreational activities</text:p>
            <text:p>Dam and water management</text:p>
            <text:p>Watershed alteration</text:p>
            <text:p>Roads and service corridors</text:p>
            <text:p>Fragmentation; degradation</text:p>
            <text:p>Non-point pollution</text:p>
            <text:p>Point pollution</text:p>
            <text:p>Invasive species</text:p>
          </table:table-cell>
          <table:table-cell table:style-name="ce5" office:value-type="string">
            <text:p>The Duck River in Tennessee is one of the three hotspots for fish and mussel diversity in the world. <text:s/>It is notable not only for its natural attributes but its contribution to society as well. <text:s/>The Duck supplies over 250,000 people with the water they need to support their homes, businesses, and industries. <text:s/>Water quality is an important issue for both the ecological integrity and the vital resource role it plays in the region. <text:s/>This project incorporates many vertical and horizontal stakeholders on a joint effort to conserve the Duck. <text:s/>There are various issues that face managing a large water system, however, water quality is the main focus. <text:s/>This project stems from a mutual interest in protecting and developing long-term conservation strategies to insure the persistence of the river so many depend on. <text:s/>Preservation is approached at the systems level, looking at ecosystem services on a broad landscape scale. <text:s/>Maintaining a working environment is also a key component of this project so sustaining the many local farms that occupy the area is important. </text:p>
            <text:p/>
            <text:p>Threats include: increases in storm-water runoff, sewage treatment outflows, and chemical and nutrient loading from farmland, livestock production practices, household sewage and urban waste water, gravel mining, development of roads, recreational vehicles, logging, increases in lands being converted to residential, commercial, and industrial uses, buffer habitat degradation, invasive species, septic systems on bad soils, poor waste water treatment, changes in water flows, more frequent flooding</text:p>
            <text:p/>
            <text:p/>
          </table:table-cell>
          <table:table-cell table:style-name="ce5" office:value-type="string">
            <text:p>Water quality</text:p>
            <text:p>Water quantity</text:p>
            <text:p>Flood mitigation</text:p>
            <text:p>Fisheries</text:p>
            <text:p>Recreation</text:p>
            <text:p>Nutrient cycling</text:p>
            <text:p>Other cultural services</text:p>
            <text:p>Genetic resources</text:p>
          </table:table-cell>
          <table:table-cell table:style-name="ce5" office:value-type="string">
            <text:p>Water quality for the Duck's ecological health and the vital resource it represents to over 250,000 residents. <text:s/>Fisheries in the Normandy Reservoir and Duck and Buffalo River mainstems, aesthetic and recreational resources.</text:p>
            <text:p/>
            <text:p/>
          </table:table-cell>
          <table:table-cell table:style-name="ce5" office:value-type="string">
            <text:p>Upper Duck River</text:p>
            <text:p>Lower Duck River</text:p>
            <text:p>Buffalo mainstem system</text:p>
            <text:p>Eastern Highland Rim streams</text:p>
            <text:p>Western Highland Rim streams</text:p>
            <text:p>Nashville Basin streams</text:p>
            <text:p>Normandy Reservoir </text:p>
          </table:table-cell>
          <table:table-cell table:style-name="ce5" office:value-type="string">
            <text:p>birdwing pearly mussel </text:p>
            <text:p>Tennessee clubshell</text:p>
            <text:p>striated darter (Etheostoma striatulum)</text:p>
            <text:p>barrens topminnow (Fundulis julissia)</text:p>
            <text:p>pygmy madtom </text:p>
            <text:p>otters</text:p>
            <text:p>beavers</text:p>
            <text:p>mink</text:p>
            <text:p>hawks</text:p>
            <text:p>osprey</text:p>
            <text:p>herons</text:p>
            <text:p>among many others</text:p>
          </table:table-cell>
          <table:table-cell table:style-name="ce5" office:value-type="string">
            <text:p>local communities, businesses, and government agencies </text:p>
          </table:table-cell>
          <table:table-cell table:style-name="ce5" office:value-type="string">
            <text:p>Regional</text:p>
          </table:table-cell>
          <table:table-cell table:style-name="ce5" office:value-type="string">
            <text:p>Regional</text:p>
          </table:table-cell>
          <table:table-cell table:style-name="ce5" office:value-type="string">
            <text:p>Individual private</text:p>
          </table:table-cell>
          <table:table-cell table:style-name="ce5" office:value-type="string">
            <text:p>Individual private</text:p>
          </table:table-cell>
          <table:table-cell table:style-name="ce5" office:value-type="string">
            <text:p>None</text:p>
          </table:table-cell>
          <table:table-cell table:style-name="ce5" office:value-type="string">
            <text:p>The Duck River’s upper watershed is the main stream for the assimilation of wastewater from 5 cities (Columbia, Winchester, Tullahoma, Shelbyville, Lewisburg). Much of the project’s approach does not rely on changing the ownership of land but rather on engaging the current owner in BMP or conservation activities. <text:s/>These can be through incentive based improvements or general awareness raising.</text:p>
          </table:table-cell>
          <table:table-cell table:style-name="ce5" office:value-type="string">
            <text:p>Native forest</text:p>
            <text:p>Other</text:p>
            <text:p>Wetland</text:p>
          </table:table-cell>
          <table:table-cell table:style-name="ce5" office:value-type="string">
            <text:p>Other</text:p>
            <text:p>Converted</text:p>
            <text:p>Mixed forest</text:p>
            <text:p>Wetland</text:p>
          </table:table-cell>
          <table:table-cell table:style-name="ce5" office:value-type="string">
            <text:p>Converted</text:p>
            <text:p>Mixed forest</text:p>
            <text:p>Other</text:p>
            <text:p>Wetland</text:p>
          </table:table-cell>
          <table:table-cell table:style-name="ce5" office:value-type="string">
            <text:p>Promoting the creation and reinforcing existing buffer zones through tree and shrub planting. <text:s/>Possible zoning along the river corridor may help to insure the presence of the buffer. <text:s/></text:p>
          </table:table-cell>
          <table:table-cell table:style-name="ce5" office:value-type="string">
            <text:p>Primary forest clearing</text:p>
            <text:p>Selective logging</text:p>
            <text:p>Commodity Crops</text:p>
            <text:p>Specialty crops</text:p>
            <text:p>Subsistence farming</text:p>
            <text:p>Sustainable fishing</text:p>
            <text:p>Recreational open space</text:p>
            <text:p>Residential development</text:p>
            <text:p>Commercial development</text:p>
            <text:p>Industrial development</text:p>
            <text:p>Unsustainable grazing</text:p>
          </table:table-cell>
          <table:table-cell table:style-name="ce5" office:value-type="string">
            <text:p>Sustainable fishing</text:p>
            <text:p>Recreational open space</text:p>
            <text:p>Sustainable grazing</text:p>
            <text:p>Sustainable timber harvest</text:p>
            <text:p>Commodity Crops</text:p>
            <text:p>Specialty crops</text:p>
            <text:p>Subsistence farming</text:p>
          </table:table-cell>
          <table:table-cell table:style-name="ce5" office:value-type="string">
            <text:p>There may not be much change in land use, rather, a change in the practices applied. <text:s/>Eg. reduced agricultural runoff, improved waste water treatment, etc. </text:p>
          </table:table-cell>
          <table:table-cell table:style-name="ce5" office:value-type="string">
            <text:p>Rights Transfer</text:p>
            <text:p>Subsidy</text:p>
          </table:table-cell>
          <table:table-cell table:style-name="ce5" office:value-type="string">
            <text:p>Easement</text:p>
            <text:p>Fee acquisitions</text:p>
            <text:p>New subsidy</text:p>
          </table:table-cell>
          <table:table-cell table:style-name="ce5" office:value-type="string">
            <text:p>Other partner managed</text:p>
          </table:table-cell>
          <table:table-cell table:style-name="ce5" office:value-type="string">
            <text:p>Carrot </text:p>
          </table:table-cell>
          <table:table-cell table:style-name="ce5" office:value-type="string">
            <text:p>a federally supported Landowner Incentive Program;</text:p>
            <text:p/>
            <text:p>accessing relevant state, federal, and private funding sources</text:p>
            <text:p>- acquire fee titles in Yanahli Wildlife Management and State Natural Areas corridor</text:p>
            <text:p>- acquire easements for significant habitats in Western Highland Rim stream systems and Eastern Highland Rim wetlands.</text:p>
            <text:p/>
          </table:table-cell>
          <table:table-cell table:style-name="ce5" office:value-type="string">
            <text:p>New subsidy</text:p>
            <text:p>Ownership rights</text:p>
            <text:p>Development rights</text:p>
            <text:p>Administration rights</text:p>
            <text:p>Other policy change</text:p>
          </table:table-cell>
          <table:table-cell table:style-name="ce5" office:value-type="string">
            <text:p>USDA-NRCS Farm Bill programs</text:p>
            <text:p>a federally supported Landowner Incentive Program</text:p>
            <text:p>Strenthen and implement the Instream Flow Law</text:p>
            <text:p>develop a fee title or conservation easement acquisition program for riparian buffers along the mainstem of the Upper Duck River</text:p>
            <text:p/>
            <text:p>Support the TVA to ensure continued protection of shoreline and lands immediately adjacent to Normandy Reservoir.</text:p>
            <text:p/>
            <text:p>Collaborate with county governments in the Upper Duck watershed to identify key areas with failing septic systems and prevent the addition of septic systems in unsafe areas.</text:p>
            <text:p/>
            <text:p>Work with TDEC, TECD, &amp; TDOT to encourage implementation of more environmentally sound infrastructure projects and economic development guidance to local communities.</text:p>
            <text:p/>
            <text:p>Potential USFWS Habitat Conservation Plan to guide growth and economic development in the Upper Duck.</text:p>
            <text:p/>
            <text:p>Facilitate strong partnerships on habitat improvement and land protection (etc.) with private groups and individuals in the Lower Duck and Buffalo rivers including the Land Trust for Tennessee and the Swan Creek Land Trust.</text:p>
            <text:p/>
          </table:table-cell>
          <table:table-cell table:style-name="ce5" office:value-type="string">
            <text:p>Community forums</text:p>
            <text:p>Stakeholder engagement</text:p>
            <text:p>Meetings</text:p>
            <text:p>Communications</text:p>
          </table:table-cell>
          <table:table-cell table:style-name="ce5" office:value-type="string">
            <text:p>Raise awareness among the general community about the ecological importance and utility of the Duck River. <text:s/>This is mainly done by working with key community leaders who can effect change on the higher and lower level.</text:p>
            <text:p/>
            <text:p>Utilize the press, local newspapers, and investigative reporters to highlight and raise the development and water management issues/debates to the public’s awareness. <text:s/></text:p>
            <text:p/>
            <text:p>Meetings with several agencies and local leaders to facilitate a roundtable process for local planners, developers, and decision makers. </text:p>
            <text:p/>
            <text:p>Growth Readiness Report for the four counties and eight municipalities in the upper Duck River watershed. <text:s/>A how-to guide for “smart growth” zoning regarding development around the river. <text:s/>Created by a roundtable planning process including local leaders, developers, and stakeholders. <text:s/></text:p>
            <text:p/>
          </table:table-cell>
          <table:table-cell table:style-name="ce5" office:value-type="string">
            <text:p>Best Management Practices</text:p>
            <text:p>Research</text:p>
            <text:p>Restoration</text:p>
            <text:p>Preservation</text:p>
            <text:p>Other</text:p>
          </table:table-cell>
          <table:table-cell table:style-name="ce5" office:value-type="string">
            <text:p>BMP agriculture</text:p>
            <text:p>BMP ranching</text:p>
            <text:p>Biodiversity assessment</text:p>
            <text:p>Ecosystem service assessment</text:p>
            <text:p>Mapping</text:p>
            <text:p>Outplantings</text:p>
            <text:p>Regeneration</text:p>
            <text:p>Legal protection</text:p>
            <text:p>Research</text:p>
            <text:p>Restoring riparian zone</text:p>
            <text:p>Other</text:p>
          </table:table-cell>
          <table:table-cell table:style-name="ce5" office:value-type="string">
            <text:p>One of the basic strategies of this project is to engage local leaders and decision makers to do better watershed management. <text:s/>Through various tools such as policy or economic incentives, landowners with a strong land ethic will be encouraged to improve and protect the watershed. <text:s/></text:p>
            <text:p/>
            <text:p>Policy measures may include land use ordinances, a river corridor zone, regulations of wastewater treatment, the development of green ways and river front parks. <text:s/>A fee title and easement acquisition program for acquiring riparian buffers along the mainstem of the Upper Duck River. <text:s/>Revision of the instream flow policy for the Duck River based on new knowledge.</text:p>
            <text:p/>
            <text:p>Economic incentives like the Landowner Incentive Program, which helps farm owners apply practices that protect streams, attract wildlife, and enhance habitat. <text:s/>The USDA-NRCS Farm Bill programs and the TN Stream Mitigation Program among others.</text:p>
            <text:p/>
            <text:p>Conservation activities like the freshwater mussel propagation facility on the Upper Duck, planting of trees and shrubs along the riverbanks, riverbank erosion mitigation, creation of riffles and pools, habitat protection and monitoring of buffer zones and aquatic animals, re-introduction of freshwater mussel species, </text:p>
            <text:p/>
            <text:p>Institutional tools like the creation of a Growth Readiness Report for the zoning and land-use planning of 4 counties. <text:s/>It can be used as a guide for “smart growth” development that preserves the water quality and environmental health of the river. <text:s/>Establishing a systematic approach to data collection and analysis. <text:s/></text:p>
            <text:p/>
            <text:p>Research to determine current water USE demands and projected future demands of surface water. <text:s/>Use hydrologic flow model for the Upper Duck River and an Indicators of Hydrologic Alternation analysis to highlight critical flow limits. <text:s/>Investigate municipal collection systems and treatment plants to identify areas for improvement/upgrades, identify priority habitats.</text:p>
            <text:p/>
          </table:table-cell>
          <table:table-cell table:style-name="ce5" office:value-type="string">
            <text:p>Government</text:p>
            <text:p>Managing organization</text:p>
            <text:p>Partner organization</text:p>
          </table:table-cell>
          <table:table-cell table:style-name="ce5" office:value-type="string">
            <text:p>Sustainable take recreation</text:p>
            <text:p>Agriculture</text:p>
            <text:p>Other</text:p>
          </table:table-cell>
          <table:table-cell table:style-name="ce5" office:value-type="string">
            <text:p>All water users</text:p>
          </table:table-cell>
          <table:table-cell table:style-name="ce5" office:value-type="string">
            <text:p>Tax payer</text:p>
          </table:table-cell>
          <table:table-cell table:style-name="ce5" office:value-type="string">
            <text:p>Government</text:p>
          </table:table-cell>
          <table:table-cell table:style-name="ce5" office:value-type="string">
            <text:p>Private land user</text:p>
          </table:table-cell>
          <table:table-cell table:style-name="ce5" office:value-type="string">
            <text:p>Agriculture</text:p>
            <text:p>Rancher</text:p>
            <text:p>Other private landowners/users</text:p>
          </table:table-cell>
          <table:table-cell table:style-name="ce5" office:value-type="string">
            <text:p>No</text:p>
          </table:table-cell>
          <table:table-cell table:style-name="ce5" office:value-type="string">
            <text:p>Various governmental incentive programs for private land owners to apply riparian improvements to their properties. <text:s/></text:p>
          </table:table-cell>
          <table:table-cell table:style-name="ce5" office:value-type="string">
            <text:p><text:s text:c="2"/>Yes</text:p>
          </table:table-cell>
          <table:table-cell table:style-name="ce5" office:value-type="string">
            <text:p>During project</text:p>
          </table:table-cell>
          <table:table-cell/>
          <table:table-cell table:style-name="ce5" office:value-type="string">
            <text:p>Motivate legislation</text:p>
            <text:p>Change industry practice</text:p>
            <text:p>Change land user practice</text:p>
            <text:p>Leverage partnerships</text:p>
            <text:p>Redirect money to conservation</text:p>
          </table:table-cell>
          <table:table-cell/>
          <table:table-cell table:style-name="ce5" office:value-type="string">
            <text:p>Total</text:p>
          </table:table-cell>
          <table:table-cell table:style-name="ce5" office:value-type="string">
            <text:p>The Duck River is the major water source for about 250,000 people in Middle Tennessee. In addition to residents, GM's Spring Hill Manufacturing plant along with many other commercial and industrial businesses also rely on the water coming from the Duck.</text:p>
            <text:p/>
            <text:p/>
          </table:table-cell>
          <table:table-cell table:style-name="ce5" office:value-type="string">
            <text:p><text:s text:c="2"/>Yes</text:p>
          </table:table-cell>
          <table:table-cell table:style-name="ce5" office:value-type="string">
            <text:p>During project</text:p>
          </table:table-cell>
          <table:table-cell/>
          <table:table-cell table:style-name="ce5" office:value-type="string">
            <text:p>Motivate legislation</text:p>
            <text:p>ID policy to target</text:p>
            <text:p>Reveal need for policy change</text:p>
          </table:table-cell>
          <table:table-cell table:style-name="ce5" office:value-type="string">
            <text:p>Partner with TDEC &amp; the DRA WRC to establish revised instream flow policy for the Duck River based on new analyses.</text:p>
            <text:p/>
            <text:p>Work with local landowners to employ relevant farm bill and landuse management funding.</text:p>
            <text:p/>
            <text:p>Utilize appropriate state and federal funds to pu</text:p>
          </table:table-cell>
          <table:table-cell table:style-name="ce5" office:value-type="string">
            <text:p><text:s text:c="2"/>Yes</text:p>
          </table:table-cell>
          <table:table-cell table:style-name="ce5" office:value-type="string">
            <text:p>The U.S. Geological Survey calls the Duck River one of three hot spots for fish and mussel diversity in the world.</text:p>
            <text:p/>
            <text:p>Hydrological flow models developed for the Duck, IHA analysis, and Limits of Hydrologic Alteration methodology to assess critical flow para</text:p>
          </table:table-cell>
          <table:table-cell table:number-columns-repeated="86"/>
          <table:table-cell table:style-name="ce5" office:value-type="string">
            <text:p>There are no water allocation or basin committees for the users of the Duck River. <text:s/>The user mentality is almost frontier-like in the open access/ unlimited take atmosphere. <text:s/>The lack of cooperative river management and water allocation can be improved.</text:p>
          </table:table-cell>
          <table:table-cell table:style-name="ce5" office:value-type="string">
            <text:p>A half built reservoir, abandonment blamed on environmental protests, has left mistrust among local residents of big promises regarding river work and management. <text:s/></text:p>
            <text:p/>
            <text:p>In the larger cities, there is a lack of understanding about the importance of river heal</text:p>
          </table:table-cell>
          <table:table-cell table:style-name="ce5" office:value-type="string">
            <text:p>Legacy of bad water management projects.</text:p>
            <text:p>There is a lot of competition over resources among water utilities and wastewater companies. <text:s/>Many weak economic rationalizations and numbers are used that are not realistic. <text:s/>Rival users (primarily within the Duck</text:p>
          </table:table-cell>
          <table:table-cell table:style-name="ce5" office:value-type="string">
            <text:p>There is also a lot of difficulty in producing a model of the watershed “if” a certain action were taken. <text:s/>There are so many contributing factors and inputs and outputs that creating a model like this would not serve any real logical purpose. </text:p>
            <text:p/>
          </table:table-cell>
          <table:table-cell table:style-name="ce5" office:value-type="string">
            <text:p>In order to access state revolving funds for activities, counties and cities require impact and result projects, which is complicated. <text:s/>The environmental and economic soundness of many justifications remain questionable. <text:s/>In the end, each party is going t</text:p>
          </table:table-cell>
          <table:table-cell table:style-name="ce5" office:value-type="string">
            <text:p>There is a lot of possessiveness of resources, poor economic justifications for water development productions, unadvised federal funding for development projects, lack of realistic understanding of cost of water processing and management (eg. EPA criteria</text:p>
          </table:table-cell>
          <table:table-cell table:style-name="ce5" office:value-type="string">
            <text:p>There is science available to use for guiding decisions, however, this is only relevant if it is actually used. <text:s/>This reinforces the necessity to engage political decision makers and encourage them to use science. <text:s/></text:p>
          </table:table-cell>
          <table:table-cell table:style-name="ce5" office:value-type="string">
            <text:p>It is important to demonstrate the feasibility of other water supply alternatives to present to communities who have plans to develop facilities of their own along the river. <text:s/>Also, decisions must be grounded in science and stakeholders should be clear on</text:p>
          </table:table-cell>
          <table:table-cell table:number-columns-repeated="861"/>
        </table:table-row>
        <table:table-row table:style-name="ro9">
          <table:table-cell office:value-type="float" office:value="72">
            <text:p>72</text:p>
          </table:table-cell>
          <table:table-cell table:style-name="ce3" office:value-type="string">
            <text:p>Living Rhone</text:p>
          </table:table-cell>
          <table:table-cell table:style-name="ce3" office:value-type="string">
            <text:p>Dani Heusser</text:p>
          </table:table-cell>
          <table:table-cell table:style-name="ce3" office:value-type="string">
            <text:p>WWF - Switzerland</text:p>
          </table:table-cell>
          <table:table-cell table:style-name="ce3" office:value-type="string">
            <text:p>5 November, 2007</text:p>
          </table:table-cell>
          <table:table-cell table:style-name="ce3" office:value-type="string">
            <text:p>Dani Heusser</text:p>
          </table:table-cell>
          <table:table-cell table:style-name="ce3" office:value-type="string">
            <text:p>Switzerland</text:p>
          </table:table-cell>
          <table:table-cell table:style-name="ce3" office:value-type="string">
            <text:p>Alps</text:p>
          </table:table-cell>
          <table:table-cell table:style-name="ce3" office:value-type="string">
            <text:p>2005</text:p>
          </table:table-cell>
          <table:table-cell table:style-name="ce3" office:value-type="string">
            <text:p>2009</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Pollution</text:p>
          </table:table-cell>
          <table:table-cell table:style-name="ce5" office:value-type="string">
            <text:p>Dam and water management</text:p>
            <text:p>Energy production and mining</text:p>
            <text:p>Non-timber crops (ag)</text:p>
            <text:p>Commercial and industrial development</text:p>
            <text:p>Housing and urban development</text:p>
            <text:p>Point pollution</text:p>
            <text:p>Fragmentation; degradation</text:p>
            <text:p>Species stresses</text:p>
            <text:p>Watershed alteration</text:p>
            <text:p>Roads and service corridors</text:p>
          </table:table-cell>
          <table:table-cell table:style-name="ce5" office:value-type="string">
            <text:p>History of severe floods (1987, 1992, 2000) brought state, national, and environmental attention to the Canton of Valais and the extreme channelization of the Rhone River. <text:s/>WWF - Switzerland took this opportunity collaborate with federal, provincial, and local government officials on the restoration and additional ecological regeneration of the Rhone's flow; whose alteration has caused the loss of over 98% of the valley's vital alluvial forests (of national significance). <text:s/>Now, the only semi-natural habitat that remains is under legal protection as a <text:s/>park. <text:s/>The aim of this project, called the third correction of the Rhone, is to enhance the safety of this area in case of future floodings. <text:s/>At the same time, this project also hopes to improve the sustainable development and ecological condition of the Rhone river. <text:s/>Over the course of 30 years, the Swiss government will expand critical flow areas along the river by widening its allowed course. <text:s/>Community steering meetings are an important part of this project and the residents and industry stakeholders are regularly engaged and represented in the planning process. <text:s/>Ecological restoration will accompany the widening of the river to improve the naturalization process. Restoration will contribute to both WWF-Switzerland's national goals and the broader vision of WWF's Global Freshwater Programme.</text:p>
            <text:p/>
            <text:p>Threats: habitat destruction due to channelizaiton, artificial flooding, </text:p>
          </table:table-cell>
          <table:table-cell table:style-name="ce5" office:value-type="string">
            <text:p>Water quantity</text:p>
            <text:p>Water quality</text:p>
            <text:p>Flood mitigation</text:p>
            <text:p>Recreation</text:p>
            <text:p>Other cultural services</text:p>
            <text:p>Shoreline hazards</text:p>
            <text:p>Fisheries</text:p>
            <text:p>Soil Stabilization</text:p>
          </table:table-cell>
          <table:table-cell table:style-name="ce5" office:value-type="string">
            <text:p>Flood severity reduction, more natural water quantity flows, better water quality, recreation, <text:s/>tourism enhancement, biodiversity </text:p>
          </table:table-cell>
          <table:table-cell table:style-name="ce5" office:value-type="string">
            <text:p>European-Mediterranean Montane Mixed Forests, riparian zones, alluvial forests, the mosaic of freshwater habitats and the wetlands along the the river</text:p>
          </table:table-cell>
          <table:table-cell table:style-name="ce5" office:value-type="string">
            <text:p>Beaver/ castor fiber/ charadrius dubius/ actitis hypoleucos</text:p>
            <text:p/>
            <text:p>River trout/ Salmo trutta fario/ Cottus gobio/ Bombina variegata/ Sphingonotus caerulans/ Apatura ilia/ Typha minima</text:p>
            <text:p/>
            <text:p>Bird/ Occtitis hipolicos </text:p>
            <text:p/>
          </table:table-cell>
          <table:table-cell/>
          <table:table-cell table:style-name="ce5" office:value-type="string">
            <text:p>Local</text:p>
          </table:table-cell>
          <table:table-cell table:style-name="ce5" office:value-type="string">
            <text:p>Regional</text:p>
          </table:table-cell>
          <table:table-cell table:style-name="ce5" office:value-type="string">
            <text:p>Individual private</text:p>
            <text:p>Corporate</text:p>
          </table:table-cell>
          <table:table-cell table:style-name="ce5" office:value-type="string">
            <text:p>State</text:p>
            <text:p>Individual private</text:p>
            <text:p>Corporate</text:p>
          </table:table-cell>
          <table:table-cell table:style-name="ce5" office:value-type="string">
            <text:p>Corp to State</text:p>
            <text:p>Private to State</text:p>
          </table:table-cell>
          <table:table-cell table:style-name="ce5" office:value-type="string">
            <text:p>land bordering the river that is chosen for river widening will either be bought or expropriated by the government.</text:p>
          </table:table-cell>
          <table:table-cell table:style-name="ce5" office:value-type="string">
            <text:p>Native forest</text:p>
            <text:p>Wetland</text:p>
          </table:table-cell>
          <table:table-cell table:style-name="ce5" office:value-type="string">
            <text:p>Converted</text:p>
          </table:table-cell>
          <table:table-cell table:style-name="ce5" office:value-type="string">
            <text:p>Native forest</text:p>
            <text:p>Wetland</text:p>
          </table:table-cell>
          <table:table-cell table:style-name="ce5" office:value-type="string">
            <text:p>This project will work to restore wider and more natural river banks to the selected areas along a 160km stretch of the Rhone River, from Gletsch to Lake of Geneva.</text:p>
            <text:p/>
            <text:p>During two periods of rerouting the river’s path has been altered and the land converted for agricultural, industrial, and residential use.</text:p>
            <text:p>This change has resulted in the loss of over 98% of the riparian zones, alluvial forests, and wetlands. Only 8 of the 160km stretch are natural and thus have been identified of national importance and protected as a regional park. <text:s/>The landscape may be described as ecologically monotonous.</text:p>
            <text:p/>
            <text:p>Vineyards, cattle farming, orchards of apricots and apples, industrial/chemical production plants (Lonza &amp; Alu Swiss), 2 large hydropower dams, &amp; roughly 5 residential towns have replaced natural habitat and caused the breakdown of ecosystems, loss of function (eg. reproduction routes of river trout), biodiversity loss (birds, beaver and other mammals, fishes, flora), and disrupted hydrologic regimes. <text:s/>River flow, temperature, discharge, and turbidity are also effected. <text:s/>The hydropower plants add an irregular release of water to the river and create artificial daily floods at about 10x the normal water supply for around 2 hours midday. <text:s/>Finally, there is punctual chemical pollution due to faulty waste dumps too close to groundwater and river sites.</text:p>
            <text:p/>
            <text:p/>
          </table:table-cell>
          <table:table-cell table:style-name="ce5" office:value-type="string">
            <text:p>Commodity Crops</text:p>
            <text:p>Specialty crops</text:p>
            <text:p>Nature reserve</text:p>
            <text:p>Recreational open space</text:p>
            <text:p>Residential development</text:p>
            <text:p>Industrial development</text:p>
            <text:p>Unsustainable grazing</text:p>
          </table:table-cell>
          <table:table-cell table:style-name="ce5" office:value-type="string">
            <text:p>Nature reserve</text:p>
            <text:p>Recreational open space</text:p>
          </table:table-cell>
          <table:table-cell table:style-name="ce5" office:value-type="string">
            <text:p>Now:</text:p>
            <text:p>river canalization</text:p>
            <text:p>the canal walls forbid access to the river for walkers and alter habitat</text:p>
            <text:p>over-exploitation of the flood plain.</text:p>
            <text:p>agricultural activities, industries, or residential development <text:s text:c="2"/></text:p>
            <text:p>there are also several hydro-electrical power facilities on the river with several retention pools</text:p>
            <text:p/>
            <text:p>Future:</text:p>
            <text:p>restoration and 3rd redirection of the river, removal of dikes and widening of river area, some replanting of native vegetation</text:p>
          </table:table-cell>
          <table:table-cell table:style-name="ce5" office:value-type="string">
            <text:p>Rights Transfer</text:p>
            <text:p>Subsidy</text:p>
            <text:p>Taxes</text:p>
          </table:table-cell>
          <table:table-cell table:style-name="ce5" office:value-type="string">
            <text:p>Fee acquisitions</text:p>
            <text:p>Other</text:p>
            <text:p>New subsidy</text:p>
            <text:p>Redistribution of taxes</text:p>
          </table:table-cell>
          <table:table-cell/>
          <table:table-cell table:style-name="ce5" office:value-type="string">
            <text:p>Carrot </text:p>
          </table:table-cell>
          <table:table-cell table:style-name="ce5" office:value-type="string">
            <text:p>Land for widening of river may be bought from private landowners (primarily farmers) if they want to sell. <text:s/>But, since this project has national importance, land can be expropriated by the government regardless of sale or consent. <text:s/>Compensation measures may also accompany money from land sales. <text:s/>Infrastructure improvements like irrigation, transportation, and other additions will be provided to ease the transition. <text:s/>Land owners will only be engaged when it is time to convert their portion of land. <text:s/>This project will move in a step by step process at about 10 km undergoing conversion at one time. </text:p>
            <text:p/>
            <text:p>Among farm landowners, amelioration efforts are ongoing so that the losses of land are shared by a larger body instead of just a few. <text:s/>By combining all their lands into a one, everyone contributes a little when some is taken for river widening. <text:s/></text:p>
            <text:p/>
            <text:p>A river restoration fund that draws money from taxes the hydropower plants already have to pay for use of the river. </text:p>
          </table:table-cell>
          <table:table-cell table:style-name="ce5" office:value-type="string">
            <text:p>New subsidy</text:p>
            <text:p>Ownership rights</text:p>
            <text:p>Development rights</text:p>
            <text:p>Administration rights</text:p>
            <text:p>Redistribute tax</text:p>
          </table:table-cell>
          <table:table-cell table:style-name="ce5" office:value-type="string">
            <text:p>WWF and its partners have developed a collection of possible responses to issues surrounding the correction of the Rhone. <text:s/>These recommendations come from scientific research, stakeholder analysis and input, and a vision for the future. <text:s/>A river restoration fund is another potential tool add to the realization of the project. <text:s/>This could potentially draw 1 million CHF in funding.</text:p>
            <text:p>Planning is done mostly on the provincial and local level, while individual land owners are only contacted when their land contribution is needed. <text:s/>National importance and the safety threat this river poses makes operating with this much governmental authority possible. <text:s/></text:p>
            <text:p/>
          </table:table-cell>
          <table:table-cell table:style-name="ce5" office:value-type="string">
            <text:p>Education and outreach</text:p>
            <text:p>Stakeholder engagement</text:p>
            <text:p>Workshops</text:p>
            <text:p>Meetings</text:p>
            <text:p>Communications</text:p>
            <text:p>Other</text:p>
          </table:table-cell>
          <table:table-cell table:style-name="ce5" office:value-type="string">
            <text:p>Offer technical expertise on environmental issues and participate in several working groups at local and regional levels. <text:s/>Representatives from the community, like farmers, are also brought in to be part of the planning process.</text:p>
            <text:p/>
            <text:p>Community education and sensitization to the river restoration process, the benefits, and the ecological significance. <text:s/>The people are also highly encouraged to express their own relations and/or concerns about the river. <text:s/>They draw pictures of what the restoration could look like to visualize the change. <text:s/></text:p>
            <text:p/>
            <text:p>Children in school are also taught about the Rhone and even taken on educational field trips to see it for themselves.</text:p>
            <text:p/>
            <text:p><text:s/>The people benefit from better flood protection, recreation opportunities, improved water quality, local businesses will profit too like tourism.</text:p>
            <text:p/>
            <text:p>A brochure describing the project further communicated ideas to the public. <text:s/></text:p>
            <text:p/>
            <text:p>An annual day is set aside to celebrate the Rhone called the Big Jump (July 15). <text:s/>People come out to swim, raft, and enjoy the river’s recreational qualities.</text:p>
            <text:p/>
            <text:p>WWF has created 2 model-pilot restoration projects along the river to showcase the process and potential outcomes of the larger project.</text:p>
          </table:table-cell>
          <table:table-cell table:style-name="ce5" office:value-type="string">
            <text:p>Restoration</text:p>
            <text:p>Research</text:p>
          </table:table-cell>
          <table:table-cell table:style-name="ce5" office:value-type="string">
            <text:p>Biodiversity assessment</text:p>
            <text:p>Mapping</text:p>
            <text:p>Outplantings</text:p>
            <text:p>Regeneration</text:p>
            <text:p>Restoring riparian zone</text:p>
            <text:p>Restoring channel flow</text:p>
            <text:p>Floodplain restoration</text:p>
            <text:p>Pilot/demonstration</text:p>
          </table:table-cell>
          <table:table-cell table:style-name="ce5" office:value-type="string">
            <text:p>Analysis and development of possible responses by the project. <text:s/>Biodiversity and ecological surveys indicate hotspots for river restoration. <text:s/>Incorporating this data with policy and community inputs aides in the formulation of recommendations.</text:p>
            <text:p/>
            <text:p>Collaboration with stakeholders to identify common priorities in environmental enhancement and flood protection. <text:s/>A “Rhone Space” will be identified along Swiss national recommendations for sustainable management and protection. <text:s/>Communication and engagement with the public through workgroups, school visits, and a whole day devoted to the river (annual Big Jump) all raise awareness and appreciation. <text:s/></text:p>
            <text:p/>
            <text:p>Physical widening of key areas along the Rhone to allow for river to flow and flood more naturally. <text:s/>Dikes and canal walls kill be taken down and moved back to create 2 (but optimally 3-5) times the width. <text:s/>Newly created zones for alluvial soils and habitat to reform will be aided by native tree plantings.</text:p>
            <text:p/>
            <text:p/>
            <text:p>2 small scale model restorations are also available for the public, which show the potential outputs for the larger restoration of the river</text:p>
            <text:p/>
            <text:p>Improvements to existing hydropower plant facilities could accompany the restoration effort and decrease the operations’ impacts on the hydrology.</text:p>
            <text:p/>
            <text:p>Foresight and planning for future development of the Rhone will include coordination of potential hydropower plant and other infrastructural installments.</text:p>
            <text:p/>
            <text:p>All restoration activities will add to the aesthetic and recreational value of the Rhone. <text:s/>Tourism, culture, and local products may all benefit. <text:s/></text:p>
          </table:table-cell>
          <table:table-cell table:style-name="ce5" office:value-type="string">
            <text:p>Government</text:p>
          </table:table-cell>
          <table:table-cell table:style-name="ce5" office:value-type="string">
            <text:p>No take recreation</text:p>
          </table:table-cell>
          <table:table-cell table:style-name="ce5" office:value-type="string">
            <text:p>Hydropower</text:p>
            <text:p>Rural domestic</text:p>
            <text:p>Urban domestic</text:p>
            <text:p>Agriculture</text:p>
            <text:p>Recreation users</text:p>
            <text:p>Floodplain occupants</text:p>
          </table:table-cell>
          <table:table-cell table:style-name="ce5" office:value-type="string">
            <text:p>Tax payer</text:p>
          </table:table-cell>
          <table:table-cell table:style-name="ce5" office:value-type="string">
            <text:p>Government</text:p>
          </table:table-cell>
          <table:table-cell table:style-name="ce5" office:value-type="string">
            <text:p>Private land user</text:p>
          </table:table-cell>
          <table:table-cell table:style-name="ce5" office:value-type="string">
            <text:p>Agriculture</text:p>
            <text:p>Rancher</text:p>
            <text:p>Other private landowners/users</text:p>
          </table:table-cell>
          <table:table-cell table:style-name="ce5" office:value-type="string">
            <text:p>No</text:p>
          </table:table-cell>
          <table:table-cell table:style-name="ce5" office:value-type="string">
            <text:p>Government may offer payment (money and materials) to landowners who occupy area where river is to be widened.</text:p>
          </table:table-cell>
          <table:table-cell table:number-columns-repeated="2"/>
          <table:table-cell table:style-name="ce5" office:value-type="string">
            <text:p>No official valuation, but many economic aspects are considered and play a key role in the decision to restore river.</text:p>
          </table:table-cell>
          <table:table-cell table:style-name="ce5" office:value-type="string">
            <text:p>Motivate legislation</text:p>
            <text:p>Change land user practice</text:p>
            <text:p>Change industry practice</text:p>
            <text:p>Redirect money to conservation</text:p>
          </table:table-cell>
          <table:table-cell table:number-columns-repeated="2"/>
          <table:table-cell table:style-name="ce5" office:value-type="string">
            <text:p>Landuse in the river valley is divided among agriculture, industry, and rural and urban development. <text:s/>Grape vineyards are the primary form of agriculture along with cattle farming and fruit orchards. <text:s/>There are two chemical production facilities and two h</text:p>
          </table:table-cell>
          <table:table-cell table:style-name="ce5" office:value-type="string">
            <text:p><text:s text:c="2"/>Yes</text:p>
          </table:table-cell>
          <table:table-cell table:style-name="ce5" office:value-type="string">
            <text:p>During project</text:p>
          </table:table-cell>
          <table:table-cell table:style-name="ce5" office:value-type="string">
            <text:p>Reservation of right to intervene if ecologically unsound or destructive activities are planned. <text:s/>Increased value of environmental recommendations.</text:p>
          </table:table-cell>
          <table:table-cell table:style-name="ce5" office:value-type="string">
            <text:p>Reveal need for policy change</text:p>
            <text:p>ID policy to target</text:p>
            <text:p>Motivate legislation</text:p>
          </table:table-cell>
          <table:table-cell table:style-name="ce5" office:value-type="string">
            <text:p>Opposition rights are reserved for environmental objectives and concerns with any proposed development or alteration. <text:s/>For this reason WWF has a real legal say in the activities surrounding restoring the Rhone. <text:s/>Policy analysis has been done concerning le</text:p>
          </table:table-cell>
          <table:table-cell table:style-name="ce5" office:value-type="string">
            <text:p><text:s text:c="2"/>Yes</text:p>
          </table:table-cell>
          <table:table-cell table:style-name="ce5" office:value-type="string">
            <text:p>Goal: freshwater habitats and environmental processes are maintained or restored. </text:p>
            <text:p/>
            <text:p>The area of the river basin can be divided in 7 hydrological sectors: Goms, Brig-Leuk, Sierre, Pfynwald/Finges, Sion, Martigny, and Chablais. <text:s/>Each has received its own sp</text:p>
          </table:table-cell>
          <table:table-cell table:number-columns-repeated="87"/>
          <table:table-cell table:style-name="ce5" office:value-type="string">
            <text:p>It is hard to pitch river restoration to people who will lose some of their lands in the process. <text:s/>Although it brings large benefits in terms of flood protection, negotiation is difficult. <text:s/></text:p>
          </table:table-cell>
          <table:table-cell table:style-name="ce5" office:value-type="string">
            <text:p>The project move very slowly and there has yet to be much implementation on the ground.</text:p>
            <text:p/>
            <text:p>Site selection for river widening is complicated because the easiest place to take from would be the natural forests. <text:s/>This conflicts with the effort to enhance the e</text:p>
          </table:table-cell>
          <table:table-cell table:number-columns-repeated="2"/>
          <table:table-cell table:style-name="ce5" office:value-type="string">
            <text:p>Policies regarding water protection and development of water streams are under lots of pressure. <text:s/>Traditional approaches to flood management are trumping alternative options. <text:s/>More integration and involvement from stakeholders and NGOs may help the govern</text:p>
          </table:table-cell>
          <table:table-cell table:number-columns-repeated="863"/>
        </table:table-row>
        <table:table-row table:style-name="ro21">
          <table:table-cell office:value-type="float" office:value="73">
            <text:p>73</text:p>
          </table:table-cell>
          <table:table-cell table:style-name="ce3" office:value-type="string">
            <text:p>Sierra de Lacandon National Park</text:p>
          </table:table-cell>
          <table:table-cell table:style-name="ce3" office:value-type="string">
            <text:p>Rudy Herrara</text:p>
          </table:table-cell>
          <table:table-cell table:style-name="ce3" office:value-type="string">
            <text:p>TNC - Guatemala</text:p>
          </table:table-cell>
          <table:table-cell table:style-name="ce3" office:value-type="string">
            <text:p>12 November, 2007</text:p>
          </table:table-cell>
          <table:table-cell table:style-name="ce3" office:value-type="string">
            <text:p>Rudy Herrara </text:p>
          </table:table-cell>
          <table:table-cell table:style-name="ce3" office:value-type="string">
            <text:p>Guatemala</text:p>
          </table:table-cell>
          <table:table-cell table:style-name="ce3" office:value-type="string">
            <text:p>Maya Forest</text:p>
          </table:table-cell>
          <table:table-cell table:style-name="ce3" office:value-type="string">
            <text:p>1990</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Overharvest</text:p>
          </table:table-cell>
          <table:table-cell table:style-name="ce5" office:value-type="string">
            <text:p>Commercial and industrial development</text:p>
            <text:p>Non-timber crops (ag)</text:p>
            <text:p>Ranching</text:p>
            <text:p>Energy production and mining</text:p>
            <text:p>Dam and water management</text:p>
            <text:p>Fire </text:p>
            <text:p>Logging</text:p>
            <text:p>NTFPs</text:p>
            <text:p>Hunting</text:p>
            <text:p>Watershed alteration</text:p>
            <text:p>Fragmentation; degradation</text:p>
            <text:p>Species stresses</text:p>
            <text:p>Roads and service corridors</text:p>
          </table:table-cell>
          <table:table-cell table:style-name="ce5" office:value-type="string">
            <text:p>Created in 1990, within the Guatemalan Maya Biosphere Reserve, Sierra del Lacandon National Park is significant for both its natural and cultural attributes. <text:s/>As one of the last unspoiled examples of jungle on the Usumacinta River, plans to build a series of hydroelectric dams that would require creating artificial lakes are a pressing concern. <text:s/>The potential construction would not only submerge considerable natural habitat important for biodiversity but also engulf numerous archaeological sites not yet identified for protection. <text:s/>Two famous Mayan sites, Yaxchilan and Peidras Negras, are found in Sierra del Lacandon. <text:s/>The relatively unexplored landscape, however, is thought to contain many more unidentified sites. <text:s/>The cultural and historical wealth of the park is rivaled only by its biological and ecological uniqueness. <text:s/>As part of the greater Selva Maya forest chain that spans the countries of Belize, Guatemala, and Mexico, interest in preserving the vitality of the park is recognized on an international level by governments, NGOs, and academics. <text:s/>Research and conservation complement the development of economically viable/sustainable opportunities for the people who live around the area. <text:s/>An international team of archaeologists, agronomists, and hydrologists among many other disciplines works on gathering up to date knowledge about many the cultural and natural issues that shape the park. <text:s/>The park is co-administered by the Defensores de la Naturaleza with help from many governmental and private parties. <text:s/></text:p>
            <text:p/>
            <text:p>Major Threats: <text:s/>the serious risk of flooding if the Usumacinta River below the park is dammed, fires during the dry season, the illegal extraction of lumber, the looting of non-wood resources (fauna and archaeological pieces), forest conversion (like slash and burn) and habitat loss due to unsustainable farming practices unsuited for the soil of the lowland tropical forest, fragmentation, roads and dams as part of large-scale regional development. Threats to the park come from within Guatemala, and from across the river in Chiapas, Mexico.</text:p>
          </table:table-cell>
          <table:table-cell table:style-name="ce5" office:value-type="string">
            <text:p>Other cultural services</text:p>
            <text:p>Genetic resources</text:p>
            <text:p>Natural medicines</text:p>
            <text:p>Food (subsistence)</text:p>
            <text:p>Recreation</text:p>
          </table:table-cell>
          <table:table-cell table:style-name="ce5" office:value-type="string">
            <text:p>Many species have traditionally been extracted for their economic value, such as allspice, chicle (traditional base for chewing gum), and xate palm (used in many floral arrangements).</text:p>
            <text:p/>
            <text:p>High archaeological and cultural value in many Classic Mayan (AD 250 - 900) sites. <text:s/>The tourism draw brings a lot of income for local communities</text:p>
            <text:p/>
            <text:p>Ecosystems like cenotes and certain small lakes, which are quite isolated by mountains and hills, have created environments for unique endemic evolution. </text:p>
            <text:p/>
          </table:table-cell>
          <table:table-cell table:style-name="ce5" office:value-type="string">
            <text:p>broad leaf subtropical montane and lowland rainforest, unique geological formations, freshwater lakes, mountain ranges, low-lying savanna plains, wetlands, grasslands, riparian forests</text:p>
            <text:p/>
            <text:p/>
            <text:p/>
          </table:table-cell>
          <table:table-cell table:style-name="ce5" office:value-type="string">
            <text:p>Giant anteater, Scarlet macaw, Guatemalan howler monkey, Tapir, Jaguar, Puma, Ocelot, Jaguarundi, Tigrillo, Crested guan, Jabiru stork, Great curassow, Black-billed cuckoo, King vulture, Ocellated turkey, and the Moreletti crocodile among many others.</text:p>
          </table:table-cell>
          <table:table-cell/>
          <table:table-cell table:style-name="ce5" office:value-type="string">
            <text:p>Regional</text:p>
          </table:table-cell>
          <table:table-cell table:style-name="ce5" office:value-type="string">
            <text:p>Regional</text:p>
          </table:table-cell>
          <table:table-cell table:style-name="ce5" office:value-type="string">
            <text:p>Individual private</text:p>
          </table:table-cell>
          <table:table-cell table:style-name="ce5" office:value-type="string">
            <text:p>Federal </text:p>
          </table:table-cell>
          <table:table-cell table:style-name="ce5" office:value-type="string">
            <text:p>Private to Fed</text:p>
          </table:table-cell>
          <table:table-cell table:style-name="ce5" office:value-type="string">
            <text:p>Sierra del Lacandón National Park spans 500,000 acres within Guatemala’s Maya Biosphere Reserve to meet up with the Montes Azules Biosphere Reserve in Chaipas, Mexico. <text:s/>It was established in 1990, and in 2006 The Nature Conservancy among others assisted the Guatemalan government to conduct a massive debt-for-nature swap under the 1998 Tropical Forest Conservation Act (TPCA). <text:s/>Two parcels known as Naranjito I and II, totaling 77,000 acres in the heart of the reserve, had previously belonged to a private owner. <text:s/>Now a conservation easement and title on this property is held by Defensores de la Naturaleza who will be able to incorporate them into the broader protection plan for the entire park</text:p>
            <text:p/>
            <text:p>Initially, 22,500 acres of the Centro Campesino property, and finally the remaining 3,300 acres to complete the Park’s ownership, were also added to Sierra del Lacandon in years past. </text:p>
            <text:p/>
            <text:p>Sierra del Lacandon is part of a 13.3 million acre network of pristine forest Maya Forest. <text:s/>It is also part of the Mesoamerican Biological Corridor (Corredor Biológico)</text:p>
            <text:p/>
            <text:p/>
            <text:p/>
          </table:table-cell>
          <table:table-cell table:style-name="ce5" office:value-type="string">
            <text:p>Native forest</text:p>
            <text:p>Wetland</text:p>
          </table:table-cell>
          <table:table-cell table:style-name="ce5" office:value-type="string">
            <text:p>Converted</text:p>
            <text:p>Native forest</text:p>
            <text:p>Wetland</text:p>
          </table:table-cell>
          <table:table-cell table:style-name="ce5" office:value-type="string">
            <text:p>Native forest</text:p>
            <text:p>Converted</text:p>
            <text:p>Wetland</text:p>
          </table:table-cell>
          <table:table-cell table:style-name="ce5" office:value-type="string">
            <text:p>large stands of broad leaf subtropical lowland and montane rainforest, unique geological formations (karsts), freshwater lakes, wetlands, mountain ranges, and low-lying savanna plains.</text:p>
            <text:p/>
            <text:p>Deforestation comes as immigrants from the highlands settle the lowland rainforests. <text:s/>They clear the land for cattle ranching and slash and burn agriculture applying methods that are not sustainable for the particular soils of the area. <text:s/>Taking direction from ancient Mayan agricultural methods may be a way to incorporate human development into the pristine landscape</text:p>
            <text:p/>
          </table:table-cell>
          <table:table-cell table:style-name="ce5" office:value-type="string">
            <text:p>Primary forest clearing</text:p>
            <text:p>Other crops</text:p>
            <text:p>Unsustainable grazing</text:p>
            <text:p>Other use</text:p>
          </table:table-cell>
          <table:table-cell table:style-name="ce5" office:value-type="string">
            <text:p>Nature reserve</text:p>
            <text:p>Other use</text:p>
          </table:table-cell>
          <table:table-cell table:style-name="ce5" office:value-type="string">
            <text:p>The proposed hydroelectric dams would greatly alter the quality, quantity, and timing of flow. <text:s/>Site specificity is important to note for the complex karsts topography and the implications this has on the installation of any large dam or hydraulic structure. <text:s/></text:p>
            <text:p/>
            <text:p/>
            <text:p>Protected Mayan ruins:</text:p>
            <text:p>Classic Maya (AD 250 - 900)</text:p>
            <text:p>8 sites (but among many undesignated): Piedras Negras, El Porvenir, Macabilero, La Pasadita, El Hormiguero I and II, and El Ceibo . <text:s/></text:p>
            <text:p/>
          </table:table-cell>
          <table:table-cell table:style-name="ce5" office:value-type="string">
            <text:p>Rights Transfer</text:p>
          </table:table-cell>
          <table:table-cell table:style-name="ce5" office:value-type="string">
            <text:p>Easement</text:p>
            <text:p>Fee acquisitions</text:p>
          </table:table-cell>
          <table:table-cell table:style-name="ce5" office:value-type="string">
            <text:p>NGO managed</text:p>
          </table:table-cell>
          <table:table-cell table:style-name="ce5" office:value-type="string">
            <text:p>Carrot </text:p>
          </table:table-cell>
          <table:table-cell table:style-name="ce5" office:value-type="string">
            <text:p>Sierra del Lacandon National Park created in 1990.</text:p>
            <text:p/>
            <text:p>Land purchase from private owners:</text:p>
            <text:p>Naranjitos I and II, totaling 77,000 acres by TNC and partner Defensores de la Naturaleza. <text:s/>Title and conservation easements held by Defensores de la Naturaleza who will manage the property and oversee stewardship activities.</text:p>
            <text:p/>
            <text:p>Centro Campesino property, 22,500 acres and 3,300 acres in two separate deals.</text:p>
            <text:p/>
            <text:p/>
            <text:p/>
            <text:p/>
          </table:table-cell>
          <table:table-cell table:style-name="ce5" office:value-type="string">
            <text:p>Ownership rights</text:p>
            <text:p>Development rights</text:p>
            <text:p>Administration rights</text:p>
          </table:table-cell>
          <table:table-cell table:style-name="ce5" office:value-type="string">
            <text:p>Debt-for-Nature swap under the 1998 Tropical Forest Conservation Act (TFCA) allowed for the creation of a Conservation Trust Fund for grants to local NGOs working in priority conservation spots in Guatemala. <text:s/>TNC and Conservation International each contributed $1 million while the U.S. Government forgave $15 million in Guatemalan debt, which with interest will cancel more than $20 million debt owed to the U.S.. <text:s/>In return, the government of Guatemala will place its regular debt payments into the trust fund. <text:s/>The fund will create an endowment for conservation, ensuring the funding for the protection of Guatemala’s forests.</text:p>
            <text:p/>
            <text:p>Defensores de la Naturaleza is in charge of administering the Sierra del Lacandon National Park. <text:s/>Its collaboration with numerous governmental organizations, local and international NGOs and academic, and the local communities around the park are what make the management and guardianship of the park possible.</text:p>
            <text:p/>
            <text:p>Partnerships in the park’s interests include: interinstitutional “Macaws without Frontiers,” the Binational Cooperation for the Development of Community Ecotourism on the Usumacinta River (with CI &amp; USAID-Mexico), TNC’s ecoregional plan for the Maya Forest, a tri-national level plan will inform regional land-use planning, &amp; World Monuments Fund Watch List of the 100 most endangered cultural sites.</text:p>
            <text:p/>
          </table:table-cell>
          <table:table-cell table:style-name="ce5" office:value-type="string">
            <text:p>Education and outreach</text:p>
            <text:p>Stakeholder engagement</text:p>
            <text:p>Other</text:p>
            <text:p>Community forums</text:p>
          </table:table-cell>
          <table:table-cell table:style-name="ce5" office:value-type="string">
            <text:p>Park administrators, researchers, and partners engage the communities around the park, with the goal of mediating a process that changes the treatment of the protected area.</text:p>
            <text:p/>
            <text:p>Determining the usage needs and building working relationships with proprietors around the park. <text:s/>The aiding in the relocation of families living within the park to places outside park boundaries.</text:p>
            <text:p/>
            <text:p>Facilitating cooperation among communities in the park, within the framework of the Policy of Slumses.</text:p>
            <text:p/>
            <text:p>Defensores is an active member of the Strategy of Regional Environmental Education, coordinated by the Comisión Interinstitucional de Seguimiento de la Estrategia de Educación Ambiental para Petén (CISEA); this provides coordination of conservation and sustainable usage of natural resources for people in and around the park.</text:p>
            <text:p/>
            <text:p/>
            <text:p/>
            <text:p/>
            <text:p/>
          </table:table-cell>
          <table:table-cell table:style-name="ce5" office:value-type="string">
            <text:p>Research</text:p>
            <text:p>Restoration</text:p>
            <text:p>Preservation</text:p>
            <text:p>Other</text:p>
          </table:table-cell>
          <table:table-cell table:style-name="ce5" office:value-type="string">
            <text:p>Biodiversity assessment</text:p>
            <text:p>Mapping</text:p>
            <text:p>Regeneration</text:p>
            <text:p>Park guards</text:p>
            <text:p>Legal protection</text:p>
            <text:p>Research</text:p>
            <text:p>Tourism infrastructure</text:p>
            <text:p>Other</text:p>
          </table:table-cell>
          <table:table-cell table:style-name="ce5" office:value-type="string">
            <text:p>The park is co-administered by the State and other organizations, but managed mainly by The Defensores de la Naturaleza. <text:s/></text:p>
            <text:p/>
            <text:p>Activities and partnerships include:</text:p>
            <text:p>Better demarcation of park boundaries</text:p>
            <text:p>Facilitating the updating of private lands</text:p>
            <text:p>Relocation of families to outside of the park </text:p>
            <text:p>Master Plan of the Maya Biosphere Reserve</text:p>
            <text:p>Enact sustainable management of forests for timber and non-timber products and services in areas that are not legally protected.</text:p>
            <text:p>Strategy of Regional Environmental Education, which is coordinated by the Comisión Interinstitucional de Seguimiento de la Estrategia de Educación Ambiental para Petén (CISEA)</text:p>
            <text:p>Plan of Operations for the Development of Ecotourism (economic valuation of natural and cultural capital for creation of a tool to direct ecotourism activities)</text:p>
            <text:p>Human Development Plan </text:p>
            <text:p>Binational Cooperation for the Development of Community Ecotourism on the Usumacinta River</text:p>
            <text:p>The Sierra del Lacandon Regional Archaeology Project (understand landscapes between sites along with historical and natural dynamics) - Identify other important arch sites to come under protection to prevent looting etc.</text:p>
            <text:p>creation of a Geographic Information System (GIS) database to be made available to park officials and other researchers.</text:p>
            <text:p>Habitat research of the scarlet macaw &amp; creation of an interinstitutional group, “Macaws without Frontiers,” to coordinate activities of various parties.</text:p>
            <text:p>Ecological research on the cenotes around the area of the Macabilero. </text:p>
            <text:p>Determining change of ecological attributes as affected by local communities and forest fires; identifying the potential recovery of burned and cultivated areas, as well as a study of the viability of the sustainable extraction of xate (a decorative plant sold to florists in North America and elsewhere).</text:p>
            <text:p>Periodic park patrolling</text:p>
            <text:p>Monitoring the extraction of species </text:p>
            <text:p>Creation of strategic areas and usage zones</text:p>
            <text:p>Licensing system for timber and xate among others.</text:p>
            <text:p>Promotion of regeneration, reforestation, and dispersion of native seeds.</text:p>
            <text:p>Fire management</text:p>
            <text:p>Research on hydrologic dynamics and the parameters of quality of the water in the Usumacinta river, its affluent, the lénticos bodies of water and natural wells located within the park, and its relation with the neighboring communities</text:p>
            <text:p>Working on a <text:s/>Water Law, as the legal frame necessary to diminish the unloading of polluting agents and the erosion in the water bodies located in the park and its surroundings.</text:p>
            <text:p/>
            <text:p/>
            <text:p/>
            <text:p/>
            <text:p/>
            <text:p/>
          </table:table-cell>
          <table:table-cell table:style-name="ce5" office:value-type="string">
            <text:p>Managing organization</text:p>
          </table:table-cell>
          <table:table-cell table:style-name="ce5" office:value-type="string">
            <text:p>Other</text:p>
            <text:p>Natural product extraction</text:p>
            <text:p>No take recreation</text:p>
          </table:table-cell>
          <table:table-cell table:style-name="ce5" office:value-type="string">
            <text:p>Recreation users</text:p>
            <text:p>Rural domestic</text:p>
          </table:table-cell>
          <table:table-cell table:style-name="ce5" office:value-type="string">
            <text:p>Tax payer</text:p>
            <text:p>Non-profit</text:p>
          </table:table-cell>
          <table:table-cell table:style-name="ce5" office:value-type="string">
            <text:p>Government</text:p>
            <text:p>Other NGO</text:p>
            <text:p>Implementing NGO</text:p>
          </table:table-cell>
          <table:table-cell table:style-name="ce5" office:value-type="string">
            <text:p>Private land user</text:p>
          </table:table-cell>
          <table:table-cell table:style-name="ce5" office:value-type="string">
            <text:p>Other private landowners/users</text:p>
          </table:table-cell>
          <table:table-cell table:number-columns-repeated="5"/>
          <table:table-cell table:style-name="ce5" office:value-type="string">
            <text:p>Set fees</text:p>
            <text:p>Change land user practice</text:p>
            <text:p>Redirect money to conservation</text:p>
            <text:p>Leverage partnerships</text:p>
          </table:table-cell>
          <table:table-cell table:number-columns-repeated="2"/>
          <table:table-cell table:style-name="ce5" office:value-type="string">
            <text:p>Allspice, chicle, and xate palm among others are examples of the many species that are traditionally gathered from the forest areas for their economic value. <text:s/>viability studies on the sustainable extraction of xate will help to determine market potential.</text:p>
          </table:table-cell>
          <table:table-cell table:style-name="ce5" office:value-type="string">
            <text:p><text:s text:c="2"/>Yes</text:p>
          </table:table-cell>
          <table:table-cell table:number-columns-repeated="3"/>
          <table:table-cell table:style-name="ce5" office:value-type="string">
            <text:p>During the civil war the presence of the Communities of Populations in Resistance (CPRs) helped keep much of the landscape protected.</text:p>
            <text:p>1998 Tropical Forest Conservation Act (TFCA)</text:p>
            <text:p>Policy of Non-timber Forest Product Extraction </text:p>
            <text:p>Policy of Slumses guides coo</text:p>
          </table:table-cell>
          <table:table-cell table:style-name="ce5" office:value-type="string">
            <text:p><text:s text:c="2"/>Yes</text:p>
          </table:table-cell>
          <table:table-cell table:style-name="ce5" office:value-type="string">
            <text:p>Sierra del Lacandón is the only physical connection between northeastern Chiapas the lowlands of the Petén. </text:p>
            <text:p/>
            <text:p>Sustainable usage of the area is possible as Classical Mayan civilization has shown, through this example a modern adaptation could possibly emer</text:p>
          </table:table-cell>
          <table:table-cell table:number-columns-repeated="42"/>
          <table:table-cell table:style-name="ce5" office:value-type="string">
            <text:p>The current rate of deforestation is approximately 80,000 hectares per year, the population growth in the Guatemalan Petén is 7% to 10% per year</text:p>
          </table:table-cell>
          <table:table-cell table:number-columns-repeated="49"/>
          <table:table-cell table:style-name="ce5" office:value-type="string">
            <text:p>Impending development like the construction of hydroelectric dams, waterway alteration, urbanization, and the influx of residents pose new threats to the park.</text:p>
            <text:p/>
            <text:p/>
            <text:p/>
          </table:table-cell>
          <table:table-cell table:number-columns-repeated="862"/>
        </table:table-row>
        <table:table-row table:style-name="ro22">
          <table:table-cell office:value-type="float" office:value="74">
            <text:p>74</text:p>
          </table:table-cell>
          <table:table-cell table:style-name="ce3" office:value-type="string">
            <text:p>Biodiversity Conservation Corridors Initiative (Cambodia: Eastern Plains Biodiversity Corridor)</text:p>
          </table:table-cell>
          <table:table-cell table:style-name="ce3" office:value-type="string">
            <text:p>Bas van Helvoort</text:p>
          </table:table-cell>
          <table:table-cell table:style-name="ce3" office:value-type="string">
            <text:p>WWF - Greater Mekong</text:p>
          </table:table-cell>
          <table:table-cell table:style-name="ce3" office:value-type="string">
            <text:p>12 November, 2007</text:p>
          </table:table-cell>
          <table:table-cell table:style-name="ce3" office:value-type="string">
            <text:p>Bas van Helvoort</text:p>
          </table:table-cell>
          <table:table-cell table:style-name="ce3" office:value-type="string">
            <text:p>Cambodia</text:p>
          </table:table-cell>
          <table:table-cell table:style-name="ce3" office:value-type="string">
            <text:p>Lower Mekong Dry Forest</text:p>
          </table:table-cell>
          <table:table-cell table:style-name="ce3" office:value-type="string">
            <text:p>2006</text:p>
          </table:table-cell>
          <table:table-cell table:style-name="ce3" office:value-type="string">
            <text:p>28 months (Dec 2008)</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Overharvest</text:p>
          </table:table-cell>
          <table:table-cell table:style-name="ce5" office:value-type="string">
            <text:p>Non-timber crops (ag)</text:p>
            <text:p>Roads and service corridors</text:p>
            <text:p>Energy production and mining</text:p>
            <text:p>Hunting</text:p>
            <text:p>Fragmentation; degradation</text:p>
            <text:p>Dam and water management</text:p>
          </table:table-cell>
          <table:table-cell table:style-name="ce5" office:value-type="string">
            <text:p>About 80% of the project area is already under legal protection, however, plans for a road and development of transmigration villages threaten to disconnect this the largest stretch of dry forest in Southeast Asia. <text:s/>Four core areas lie in the project landscape, in addition to national parks in Vietnam, making the total area 1.4 million ha. <text:s/>This pilot project is the first phase of three. <text:s/>It is intended to balance another ADB project focused on building economic corridors (infrastructure, roads, rails, telephones).</text:p>
            <text:p>This project aims at upholding the natural ecology of the Eastern Plains landscape by strengthening local capacity to plan and manage key areas for biodiversity conservation and watershed protection. <text:s/>Sustainable use corridors to connect protected areas will increase natural habitat and provide an additional economic source for the province. <text:s/>Major thematic goals include: poverty reduction, integrated landuse planning, ecosystem connectivity, capacity building, and sustainable financing.</text:p>
            <text:p>Major threats: mining, expansion of large scale export led agriculture, wildlife trade, roads, &amp; hydropower dams (which cause flooding).</text:p>
          </table:table-cell>
          <table:table-cell table:style-name="ce5" office:value-type="string">
            <text:p>Water quality</text:p>
            <text:p>Water quantity</text:p>
            <text:p>Food (subsistence)</text:p>
            <text:p>Genetic resources</text:p>
            <text:p>Other cultural services</text:p>
            <text:p>Timber</text:p>
            <text:p>Carbon sequestration</text:p>
            <text:p>Recreation</text:p>
            <text:p>Fisheries</text:p>
          </table:table-cell>
          <table:table-cell table:style-name="ce5" office:value-type="string">
            <text:p>Basic ecological functions of dry forests.</text:p>
            <text:p>Support of community fisheries in the Srepok river (the backbone of the landscape)</text:p>
            <text:p>Support of development of an eco-tourism lodge (implemented under a different WWF project) as an option for sustainable financing for the PA.</text:p>
            <text:p/>
            <text:p>Note: Carbon sequestration is not yet being used, but is identified as an option for sustainable financing of the PAs in the landscape.</text:p>
          </table:table-cell>
          <table:table-cell table:style-name="ce5" office:value-type="string">
            <text:p>Dry forests, and water bodies within forest</text:p>
          </table:table-cell>
          <table:table-cell table:style-name="ce5" office:value-type="string">
            <text:p>No specific species targets, however, WWF has another program here that focus on species conservation (primates, elephants, tigers, buffalo, turtles, etc.)</text:p>
            <text:p/>
          </table:table-cell>
          <table:table-cell/>
          <table:table-cell table:style-name="ce5" office:value-type="string">
            <text:p>Local</text:p>
          </table:table-cell>
          <table:table-cell table:style-name="ce5" office:value-type="string">
            <text:p>Region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style-name="ce5" office:value-type="string">
            <text:p>There is a lot of land grabbing by powerful individuals in and outside of Mondulkiri province. <text:s/>Central and Provincial governments are either powerless (because of the highlevel backing of the grabbers), misguided, naive, etc. <text:s/>Sometimes the way to land grabbing is paved by the government changing the status of lands (e.g. from Protected Forest) to either Social or Economic Land Concessions (which are then up for sale or grabs).</text:p>
            <text:p/>
            <text:p/>
            <text:p>Companies also come in and buy up land for commercial crops like cashews, rubber, and turpentine. <text:s/></text:p>
          </table:table-cell>
          <table:table-cell table:style-name="ce5" office:value-type="string">
            <text:p>Native forest</text:p>
            <text:p>Wetland</text:p>
          </table:table-cell>
          <table:table-cell table:style-name="ce5" office:value-type="string">
            <text:p>Wetland</text:p>
            <text:p>Mixed forest</text:p>
          </table:table-cell>
          <table:table-cell table:style-name="ce5" office:value-type="string">
            <text:p>Mixed forest</text:p>
            <text:p>Wetland</text:p>
          </table:table-cell>
          <table:table-cell table:style-name="ce5" office:value-type="string">
            <text:p>Lower Mekong Dry Forest Ecoregion, Eastern Cambodia in Mondulkiri province. <text:s/>Has one of the least dense human populations and fairly intact live forests, so high chance of success. <text:s/></text:p>
            <text:p>The forests are dotted with 100s of pools that dry out in the dry season, a wetlands type rarely recognized.</text:p>
            <text:p/>
            <text:p>Protected Areas to be connected with corridors:</text:p>
            <text:p>Mondulkiri Protected Forest</text:p>
            <text:p>Lomphat Wildlife Sanctury</text:p>
            <text:p>Phnom Prich Wildlife Sanctuary</text:p>
            <text:p>Snuol Wildlife Sanctuary</text:p>
            <text:p>Nam Lyr Wildlife Sanctuary</text:p>
            <text:p>Seima Biodiversity Conservation Area</text:p>
            <text:p>Yok Don National Park (Vietnam)</text:p>
            <text:p>Bu Gia Map national Park (Vietnam)</text:p>
            <text:p/>
          </table:table-cell>
          <table:table-cell table:style-name="ce5" office:value-type="string">
            <text:p>Subsistence farming</text:p>
            <text:p>Residential development</text:p>
            <text:p>Nature reserve</text:p>
            <text:p>Abandoned</text:p>
          </table:table-cell>
          <table:table-cell table:style-name="ce5" office:value-type="string">
            <text:p>Nature reserve</text:p>
            <text:p>Subsistence farming</text:p>
            <text:p>Sustainable agriculture</text:p>
            <text:p>Sustainable agroforestry</text:p>
            <text:p>Sustainable timber harvest</text:p>
          </table:table-cell>
          <table:table-cell table:style-name="ce5" office:value-type="string">
            <text:p>Better zoning within protected areas and corridors will help manage forest use and protect critical areas. <text:s/>The Core Zone will be off limits to usage while a Community Use zone will provide access to forest goods. <text:s/>WWF is working with the Ministry of Agriculture, Forestry and Fisheries (MAFF), within which the Forestry Administration (FA) and the Fisheries Administration (FiA) are a part, to address the people living in protected areas.</text:p>
          </table:table-cell>
          <table:table-cell table:style-name="ce5" office:value-type="string">
            <text:p>Other</text:p>
          </table:table-cell>
          <table:table-cell table:style-name="ce5" office:value-type="string">
            <text:p>Other</text:p>
          </table:table-cell>
          <table:table-cell/>
          <table:table-cell table:style-name="ce5" office:value-type="string">
            <text:p>Neither</text:p>
          </table:table-cell>
          <table:table-cell table:style-name="ce5" office:value-type="string">
            <text:p>Developing sustainable financing mechanisms for local communities to benefit from the biodiversity corridors.</text:p>
            <text:p/>
            <text:p>Support of community fisheries in the Srepok river (the backbone of the landscape)</text:p>
            <text:p/>
            <text:p>Support of development of an eco-tourism lodge (implemented under a different WWF project) as an option for sustainable financing for the PA.</text:p>
            <text:p/>
            <text:p>Carbon sequestration is not yet being used, but is identified as an option for sustainable financing of the PAs in the landscape.</text:p>
            <text:p/>
            <text:p>Select local villages for economic investments… like mushroom cultivation or honey harvesting.</text:p>
            <text:p/>
            <text:p>Each protected area is lacking in ranger and policing personnel. <text:s/>WWF and WCS (through different funding, not BCI funds) work to put together teams of police in the forest and park or recruit community rangers (who receive payment for their services) to patrol the area and enforce park laws. <text:s/>A possible performance based payment system may encourage more efficient protection. </text:p>
            <text:p>Note: ADB's BCI funds cannot be spent within the PA's boundaries, only in the corridors (which are only outside the PAs) and not on PA management like patrolling.</text:p>
          </table:table-cell>
          <table:table-cell table:style-name="ce5" office:value-type="string">
            <text:p>Other policy change</text:p>
            <text:p>Other</text:p>
          </table:table-cell>
          <table:table-cell table:style-name="ce5" office:value-type="string">
            <text:p>1 Provincial Conservation Planner, a local community member paid by WWF-WCS, sits on the regular governmental council to help integrate environmental considerations into everyday planning. </text:p>
            <text:p/>
            <text:p>This internal position also works to enact provincial-level laws ('deikas') to support conservation.</text:p>
            <text:p/>
          </table:table-cell>
          <table:table-cell table:style-name="ce5" office:value-type="string">
            <text:p>Education and outreach</text:p>
            <text:p>Community forums</text:p>
            <text:p>Stakeholder engagement</text:p>
            <text:p>Training</text:p>
            <text:p>Workshops</text:p>
            <text:p>Meetings</text:p>
            <text:p>Committee formation</text:p>
            <text:p>Other</text:p>
          </table:table-cell>
          <table:table-cell table:style-name="ce5" office:value-type="string">
            <text:p>The project will build capacity in provincial and local government, and communities and produce, jointly with relevant provincial technical agencies a landscape-level, province-wide conservation-corridor strategy, for approval by the provincial government. <text:s text:c="2"/>With the help of partners, integrating environmental conservation into the 5 year commune development strategy, and the annual commune investment plan. <text:s/>Participatory landuse planning exercises and meetings. <text:s/>And help direct development in areas that can ecologically sustain the change (not harm the connectivity of the landscape).</text:p>
            <text:p/>
            <text:p>Capacity Building</text:p>
            <text:p>Assessment of training needs amongst government officials</text:p>
            <text:p>Strengthening capacity of local government officials to deliver improved on the ground management in collaboration with local communities</text:p>
            <text:p/>
            <text:p>Setting up NTFP user groups through the help of a number of local NGOs and several ethnic minority groups.</text:p>
            <text:p/>
            <text:p>Facilitate commune advocate groups to spread knowledge about local communities’ stewardship and rights to resources. <text:s/></text:p>
            <text:p/>
            <text:p>Community group training on legal rights and opportunities to access government funding and donor money.</text:p>
            <text:p/>
            <text:p>Inter-provincial and trans-border learning project. <text:s/>Exposure to other approaches to problem solving thorough visits and meetings.</text:p>
          </table:table-cell>
          <table:table-cell table:style-name="ce5" office:value-type="string">
            <text:p>Research</text:p>
            <text:p>Preservation</text:p>
            <text:p>Best Management Practices</text:p>
            <text:p>Other</text:p>
          </table:table-cell>
          <table:table-cell table:style-name="ce5" office:value-type="string">
            <text:p>BMP agriculture</text:p>
            <text:p>Biodiversity assessment</text:p>
            <text:p>Ecosystem service assessment</text:p>
            <text:p>Mapping</text:p>
            <text:p>Legal protection</text:p>
            <text:p>Fire management</text:p>
            <text:p>Park guards</text:p>
            <text:p>Infrastructure</text:p>
            <text:p>Other</text:p>
            <text:p>Research</text:p>
            <text:p>Pilot/demonstration</text:p>
          </table:table-cell>
          <table:table-cell table:style-name="ce5" office:value-type="string">
            <text:p>WWF Greater Mekong contract with ADB for 28 months till 2008.</text:p>
            <text:p>Biodiversity conservation is very contingent on its potential to also bring economic growth and return. <text:s/>This project leans heavily toward development due to its funder. <text:s/>More poverty alleviation and land management than ecosystem connectivity. <text:s/>First phase intended to select local villages for economic investments like mushroom cultivation or honey harvesting. <text:s/>The 2nd phase will be more business like. <text:s/></text:p>
            <text:p/>
            <text:p>3 total phases. 2005-2008/9, 2009-2011, 2011-15 roughly.</text:p>
            <text:p>2-3 phase will be through ADB loan to the Government rather than a grant to WWF Cambodia. <text:s/>The implementing agency will be the government not an NGO.</text:p>
            <text:p/>
            <text:p>Partnerships with various environmental and development NGOS active in the area.</text:p>
            <text:p/>
            <text:p>Poverty Reduction</text:p>
            <text:p>- Village/commune advocate groups to support villagers or local communities regarding their stewardship and rights over resources </text:p>
            <text:p>- Community Based Natural Resource Management (CBNRM) and protected area co-management</text:p>
            <text:p>- Feasibility studies and pilot activities for targeted livelihoods assistance, e.g. ecotourism, organic agriculture, and NTFP processing.</text:p>
            <text:p>- Sustainable livelihood development through intensive agricultural inputs and appropriate technology support and demonstration (e.g. ecotourism, organic agriculture, and NTFP processing)</text:p>
            <text:p>- Establishment of market links for sustainable agricultural products </text:p>
            <text:p>- Small scale infrastructure support to local community in priority sites (e.g. water wells, school improvement, ceremonial houses)</text:p>
            <text:p>- Facilitate the organization of villagers into a collective production group to produce and market a good of better quality to reach a broader market.</text:p>
            <text:p>- Exchange and learning between community development activities within the north east </text:p>
            <text:p/>
            <text:p>Land Management and Governance Regimes</text:p>
            <text:p>- CROWN – biodiversity corridor strategy, land designation of use zone, wildlife corridor, protected area, etc. <text:s/>To direct use restrictions on economic development. </text:p>
            <text:p>- Coordination of biodiversity conservation and other large scale development activities in Mondulkiri province </text:p>
            <text:p>- One civil servant representative, called a Provincial Conservation Planner, is employed by WWF and WCS to sit on the local government cabinet. <text:s text:c="2"/>Their jobs is to integrate environmental considerations into everyday planning.</text:p>
            <text:p>- Integration of landscape planning with other planning mechanism (such as the commune based PLG/SEILA system and the Provincial Land Use and Allocation Committees)</text:p>
            <text:p>- Transboundary cooperation and planning between Mondulkiri and Vietnamese authorities </text:p>
            <text:p>- Identification of current and future negative impacts of industrial and large scale infrastructure developments in key biodiversity areas in the landscape</text:p>
            <text:p>- Each protected area is lacking in ranger and policing personnel. <text:s/>WWF and WCS work to put together teams of police in the forest and park or recruit community rangers (who receive payment for their services) to patrol the area and enforce park laws. <text:s/>A possible performance based payment system may encourage more efficient protection. </text:p>
            <text:p>- fire management</text:p>
            <text:p/>
            <text:p>Maintaining Ecosystem Connectivity</text:p>
            <text:p>- zoning plans for inside the protected areas helps to regulate and manage use and protection of critical areas.</text:p>
            <text:p>- aim to lift connection of sites to the landscape level, incorporating areas and features (like streams) that are not necessarily in the protected area.</text:p>
            <text:p/>
            <text:p>Capacity Building</text:p>
            <text:p>- Assessment of training needs amongst government officials</text:p>
            <text:p>- Strengthening capacity of local government officials to deliver improved on the ground management in collaboration with local communities</text:p>
            <text:p>- planning for future population and development growth</text:p>
            <text:p>- Strengthening local community capacity in managing their own resources and in understanding their legal rights</text:p>
            <text:p/>
            <text:p>Sustainable Financing</text:p>
            <text:p>- Feasible options for the sustainable financing of protected areas and biodiversity corridors</text:p>
            <text:p>- Design a sustainable financing mechanism for protected areas and biodiversity conservation corridors</text:p>
          </table:table-cell>
          <table:table-cell table:style-name="ce5" office:value-type="string">
            <text:p>Managing organization</text:p>
          </table:table-cell>
          <table:table-cell table:style-name="ce5" office:value-type="string">
            <text:p>No take recreation</text:p>
            <text:p>Natural product extraction</text:p>
            <text:p>Agriculture</text:p>
            <text:p>Other</text:p>
          </table:table-cell>
          <table:table-cell table:style-name="ce5" office:value-type="string">
            <text:p>Rural domestic</text:p>
          </table:table-cell>
          <table:table-cell/>
          <table:table-cell table:style-name="ce5" office:value-type="string">
            <text:p>None</text:p>
          </table:table-cell>
          <table:table-cell/>
          <table:table-cell table:style-name="ce5" office:value-type="string">
            <text:p>None</text:p>
          </table:table-cell>
          <table:table-cell table:style-name="ce5" office:value-type="string">
            <text:p>No</text:p>
          </table:table-cell>
          <table:table-cell table:style-name="ce5" office:value-type="string">
            <text:p>In the process of developing a sustainable financing mechanism to enhance the livelihoods of people in the area.</text:p>
          </table:table-cell>
          <table:table-cell table:number-columns-repeated="6"/>
          <table:table-cell table:style-name="ce5" office:value-type="string">
            <text:p>Would like to do policy and economic evaluation, but not called for by ADB.</text:p>
            <text:p/>
            <text:p>Select local villages for economic investments… like mushroom cultivation or honey harvesting… 2nd phase will be more business like. <text:s/></text:p>
            <text:p/>
            <text:p>Feasibility studies and pilot activities f</text:p>
          </table:table-cell>
          <table:table-cell table:style-name="ce5" office:value-type="string">
            <text:p><text:s text:c="2"/>Yes</text:p>
          </table:table-cell>
          <table:table-cell table:number-columns-repeated="3"/>
          <table:table-cell table:style-name="ce5" office:value-type="string">
            <text:p>Communities learning legal resource rights etc.</text:p>
          </table:table-cell>
          <table:table-cell table:style-name="ce5" office:value-type="string">
            <text:p><text:s text:c="2"/>Yes</text:p>
          </table:table-cell>
          <table:table-cell table:style-name="ce5" office:value-type="string">
            <text:p>Illegal settlement threatens to fragment the 80% of province that is already connected.</text:p>
            <text:p/>
            <text:p>Biodiversity review- putting everything on a map, low, med, &amp; high biodiversity value, to do a threats analysis.</text:p>
            <text:p/>
            <text:p>1/3 of the involvement is contracted to WCS for rese</text:p>
          </table:table-cell>
          <table:table-cell table:number-columns-repeated="86"/>
          <table:table-cell table:style-name="ce5" office:value-type="string">
            <text:p>Relations with ADB are strained. BCI is under the Core Environmental Program in Bangkok. More poverty alleviation and land management, than ecosystem connectivity. <text:s/>Biodiversity conservation is contingent on its potential to bring economic value to commun</text:p>
          </table:table-cell>
          <table:table-cell table:style-name="ce5" office:value-type="string">
            <text:p>Half of the population does not speak a common language because they are members of ethnic minorities. <text:s/>Any sort of communication requires a translator.</text:p>
          </table:table-cell>
          <table:table-cell table:style-name="ce5" office:value-type="string">
            <text:p>Lots of awareness raising and capacity building, but no concrete mechanism to put money in people's pockets. <text:s/>This will come in 2008.</text:p>
          </table:table-cell>
          <table:table-cell table:style-name="ce5" office:value-type="string">
            <text:p>The BCI plan was designed in Bangkok and is somewhat disconnected from the on-the-ground reality of things.</text:p>
            <text:p/>
            <text:p/>
          </table:table-cell>
          <table:table-cell table:style-name="ce5" office:value-type="string">
            <text:p>Economic support is slow coming.</text:p>
          </table:table-cell>
          <table:table-cell table:style-name="ce5" office:value-type="string">
            <text:p>Decentralization is a strategy that does not go far, a lot of power is still concentrated in the capital. <text:s/>Many plans are made without consultation of notification of communities.</text:p>
          </table:table-cell>
          <table:table-cell/>
          <table:table-cell table:style-name="ce5" office:value-type="string">
            <text:p>In reality, the area is reasonably undisturbed and no reforestation is needed. <text:s/>This is different from the overall plan envisioned for the project and so creates some problems.</text:p>
            <text:p/>
            <text:p>A major challenge is how to place further restrictions on landuse in a provin</text:p>
          </table:table-cell>
          <table:table-cell table:number-columns-repeated="861"/>
        </table:table-row>
        <table:table-row table:style-name="ro16">
          <table:table-cell office:value-type="float" office:value="75">
            <text:p>75</text:p>
          </table:table-cell>
          <table:table-cell table:style-name="ce3" office:value-type="string">
            <text:p>Kwale District Forest Landscape Restoration Project </text:p>
          </table:table-cell>
          <table:table-cell table:style-name="ce3" office:value-type="string">
            <text:p>Elias Kimaru</text:p>
          </table:table-cell>
          <table:table-cell table:style-name="ce3" office:value-type="string">
            <text:p>WWF - Kenya</text:p>
          </table:table-cell>
          <table:table-cell table:style-name="ce3" office:value-type="string">
            <text:p>6 November, 2007</text:p>
          </table:table-cell>
          <table:table-cell table:style-name="ce3" office:value-type="string">
            <text:p>Elias Kimaru</text:p>
          </table:table-cell>
          <table:table-cell table:style-name="ce3" office:value-type="string">
            <text:p>Kenya</text:p>
          </table:table-cell>
          <table:table-cell table:style-name="ce3" office:value-type="string">
            <text:p>East African Coastal Forests</text:p>
          </table:table-cell>
          <table:table-cell table:style-name="ce3" office:value-type="string">
            <text:p>2002</text:p>
          </table:table-cell>
          <table:table-cell table:style-name="ce3" office:value-type="string">
            <text:p>2010</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Overharvest</text:p>
          </table:table-cell>
          <table:table-cell table:style-name="ce5" office:value-type="string">
            <text:p>Tourism and Recreation development</text:p>
            <text:p>Non-timber crops (ag)</text:p>
            <text:p>Logging</text:p>
            <text:p>Fire </text:p>
            <text:p>Fragmentation; degradation</text:p>
          </table:table-cell>
          <table:table-cell table:style-name="ce5" office:value-type="string">
            <text:p>In the face of growing tourism and the expansion of agricultural lands the capacity of the local government officials to insure the protection of the East African Coastal Forests of Kwale Kenya are increasingly limited. <text:s/>The tourism industry of the Kwale coastal area grows at a rate of 10% every year drawing more hotels and infrastructure to support the demand. <text:s/>Around 18 patches of forest are protected under both the National Museums and/or the Forestry Service, however, it is the connectivity between these fragments that is of concern. <text:s/>Many communities of local people live in between the protected areas, so this project aims at establishing corridors that support both biodiversity as well as enhance the livelihoods of residents. <text:s/>Activities like official capacity building, environmental education, tree planting, alternative farming practices, fire management, and development of sustainable financing mechanisms are being carried out by WWF and its partners. <text:s/>Income generating activities for local communities are a key component to this project. <text:s/>WWF along with its governmental partners are drawing up a long-term development and land management plan to accommodate growth. <text:s/>Scientific research to better understand and document the ecology and biodiversity of the area is also an important component of the project. </text:p>
            <text:p/>
            <text:p>Major threats include: expanding unsustainable agriculture, habitat conversion, firewood collection, illegal logging for timber and building materials, species stresses, and uncontrolled fires from farming.</text:p>
          </table:table-cell>
          <table:table-cell table:style-name="ce5" office:value-type="string">
            <text:p>Water quantity</text:p>
            <text:p>Water quality</text:p>
            <text:p>Recreation</text:p>
            <text:p>Timber</text:p>
            <text:p>Food (subsistence)</text:p>
            <text:p>Genetic resources</text:p>
            <text:p>Natural medicines</text:p>
            <text:p>Other cultural services</text:p>
          </table:table-cell>
          <table:table-cell table:style-name="ce5" office:value-type="string">
            <text:p>Biggest underground water reservoir – called GOGONI Forest Reserve. <text:s/></text:p>
          </table:table-cell>
          <table:table-cell table:style-name="ce5" office:value-type="string">
            <text:p>Coastal Forests</text:p>
          </table:table-cell>
          <table:table-cell table:style-name="ce5" office:value-type="string">
            <text:p>Coastal forest endemics - pipets, golden lamb, elephant shrew, primates, carabas, plants centpura, blankc and white corobas</text:p>
          </table:table-cell>
          <table:table-cell/>
          <table:table-cell table:style-name="ce5" office:value-type="string">
            <text:p>Regional</text:p>
          </table:table-cell>
          <table:table-cell table:style-name="ce5" office:value-type="string">
            <text:p>Region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table-cell table:style-name="ce5" office:value-type="string">
            <text:p>Native forest</text:p>
          </table:table-cell>
          <table:table-cell table:style-name="ce5" office:value-type="string">
            <text:p>Mixed forest</text:p>
          </table:table-cell>
          <table:table-cell table:style-name="ce5" office:value-type="string">
            <text:p>Mixed forest</text:p>
          </table:table-cell>
          <table:table-cell table:style-name="ce5" office:value-type="string">
            <text:p>Planting of native trees on private farms to increase connectivity between nature reserves.</text:p>
          </table:table-cell>
          <table:table-cell table:style-name="ce5" office:value-type="string">
            <text:p>Selective logging</text:p>
            <text:p>Subsistence farming</text:p>
            <text:p>Nature reserve</text:p>
            <text:p>Commercial development</text:p>
            <text:p>Recreational open space</text:p>
            <text:p>Sustainable fishing</text:p>
          </table:table-cell>
          <table:table-cell table:style-name="ce5" office:value-type="string">
            <text:p>Sustainable timber harvest</text:p>
            <text:p>Subsistence farming</text:p>
            <text:p>Sustainable agriculture</text:p>
            <text:p>Nature reserve</text:p>
            <text:p>Other use</text:p>
            <text:p>Recreational open space</text:p>
            <text:p>Sustainable fishing</text:p>
          </table:table-cell>
          <table:table-cell table:style-name="ce5" office:value-type="string">
            <text:p>Establish better connectivity between protected areas, prescriptive landuse zonation, and promote sustainable agriculture and livelihood development. </text:p>
          </table:table-cell>
          <table:table-cell table:style-name="ce5" office:value-type="string">
            <text:p>Other</text:p>
            <text:p>Markets</text:p>
          </table:table-cell>
          <table:table-cell table:style-name="ce5" office:value-type="string">
            <text:p>Other</text:p>
            <text:p>Niche market</text:p>
          </table:table-cell>
          <table:table-cell/>
          <table:table-cell table:style-name="ce5" office:value-type="string">
            <text:p>Carrot </text:p>
          </table:table-cell>
          <table:table-cell table:style-name="ce5" office:value-type="string">
            <text:p>Local income primarily from fishing, tourism, and farming. <text:s/>Tourism industry grows by around 10% every year, the fastest area in the country. <text:s/>The KIASINODO tourism project provides tours of the sacred forests in the Chiba Hills by local youth. </text:p>
            <text:p/>
            <text:p>Micro-financing initiative through the development of a village bank for small loans to locals to start up businesses. </text:p>
            <text:p/>
            <text:p>Income generating activities (IGAs) like tree planting on private farms, and ecotourism, are both successful.</text:p>
            <text:p>Bee-keeping – for sale within villages, Mbasa city, &amp; coastal hotels</text:p>
            <text:p>Aloe Vera farming – for soaps, detergents, shampoo – niche in the Mbasa markets, local markets, not going to tourism because of higher standards. <text:s/>Push to improve packaging and production to meet international standards, and reach broader markets. </text:p>
            <text:p>Butterfly farming - want to link with NAIROBI ICITE - insect center</text:p>
            <text:p/>
          </table:table-cell>
          <table:table-cell table:style-name="ce5" office:value-type="string">
            <text:p>None</text:p>
          </table:table-cell>
          <table:table-cell table:style-name="ce5" office:value-type="string">
            <text:p>Facilitate Kenya Forestry Service in creation of a Coastal Water Service Board to engage local service councils to increase protection of water. <text:s/></text:p>
          </table:table-cell>
          <table:table-cell table:style-name="ce5" office:value-type="string">
            <text:p>Education and outreach</text:p>
            <text:p>Stakeholder engagement</text:p>
            <text:p>Training</text:p>
            <text:p>Meetings</text:p>
          </table:table-cell>
          <table:table-cell table:style-name="ce5" office:value-type="string">
            <text:p>Green schools – teach environmental concepts to children, these they take home to their families as well.</text:p>
            <text:p/>
            <text:p>Participatory forest management - through planning, organizations, and establishing links to the Forest Department for better cooperation. </text:p>
            <text:p/>
            <text:p>Training and recruiting of park rangers, forest guards, and the staff of local NGOs and Village Environmental Institutions.</text:p>
            <text:p/>
            <text:p/>
          </table:table-cell>
          <table:table-cell table:style-name="ce5" office:value-type="string">
            <text:p>Best Management Practices</text:p>
            <text:p>Restoration</text:p>
            <text:p>Other</text:p>
            <text:p>Research</text:p>
            <text:p>Preservation</text:p>
          </table:table-cell>
          <table:table-cell table:style-name="ce5" office:value-type="string">
            <text:p>BMP agriculture</text:p>
            <text:p>Outplantings</text:p>
            <text:p>Park guards</text:p>
            <text:p>Fire management</text:p>
            <text:p>Research</text:p>
            <text:p>Creating seed source (nursery)</text:p>
            <text:p>Fencing </text:p>
            <text:p>Tourism infrastructure</text:p>
            <text:p>Other</text:p>
          </table:table-cell>
          <table:table-cell table:style-name="ce5" office:value-type="string">
            <text:p>Improve management practices by supporting government in law enforcement, patrolling in the areas, restoration, tree planting in village areas, &amp; boundary demarcation.</text:p>
            <text:p/>
            <text:p>Spread improved agricultural practices to reduce rate of conversion &amp; reduce unnecessary burning. <text:s/></text:p>
            <text:p/>
            <text:p>Facilitate Kenya Forestry Service in creation of a Coastal Water Service Board to engage local service councils to increase protection of water. <text:s/></text:p>
            <text:p/>
            <text:p>Development of longterm strategic framework – future 20 yrs.</text:p>
            <text:p/>
            <text:p>Planting of native trees on private farms to increase connectivity between nature reserves. <text:s/>These will also provide an alternative source of forest products to reduce pressure on protected areas.</text:p>
            <text:p/>
            <text:p>Participatory forest management - through planning, organizations, and establishing links to the Forest Department for better cooperation.</text:p>
            <text:p/>
            <text:p>Designating different ecological zones to manage agriculture and land use.</text:p>
            <text:p/>
            <text:p>Establishment of tree nurseries in partnership with the Kenya Forest Service to increase forest cover between protected areas. <text:s/>This particularly helps the inter-migration of bats who live in the fragments.</text:p>
            <text:p/>
            <text:p>Facilitate links between villagers and buyers &amp; improve production of NTFPs so that they can be sold to broader markets. Development of IGAs like ecotourism, tree planting, bee keeping, aloe vera farming, butterfly farming. <text:s/>Linkages to relevant markets and support partners. <text:s/></text:p>
            <text:p/>
            <text:p>Environmental education at local schools.</text:p>
          </table:table-cell>
          <table:table-cell table:style-name="ce5" office:value-type="string">
            <text:p>Government</text:p>
            <text:p>Managing organization</text:p>
          </table:table-cell>
          <table:table-cell table:style-name="ce5" office:value-type="string">
            <text:p>No take recreation</text:p>
            <text:p>Managed forestry</text:p>
            <text:p>Natural product extraction</text:p>
            <text:p>Agriculture</text:p>
          </table:table-cell>
          <table:table-cell table:style-name="ce5" office:value-type="string">
            <text:p>Recreation users</text:p>
            <text:p>All water users</text:p>
          </table:table-cell>
          <table:table-cell/>
          <table:table-cell table:style-name="ce5" office:value-type="string">
            <text:p>None</text:p>
          </table:table-cell>
          <table:table-cell/>
          <table:table-cell table:style-name="ce5" office:value-type="string">
            <text:p>None</text:p>
          </table:table-cell>
          <table:table-cell table:number-columns-repeated="14"/>
          <table:table-cell table:style-name="ce5" office:value-type="string">
            <text:p><text:s text:c="2"/>Yes</text:p>
          </table:table-cell>
          <table:table-cell table:style-name="ce5" office:value-type="string">
            <text:p>Low lands and coastal plains are good for agriculture, while the upland hills and the dry plains receive less rain.</text:p>
            <text:p/>
            <text:p>Landscape OAM – database, water sources, natural resources, sources of income, houses. compiled for 3 villages. <text:s/>Surveys done for 2 years.</text:p>
          </table:table-cell>
          <table:table-cell table:number-columns-repeated="43"/>
          <table:table-cell table:style-name="ce5" office:value-type="string">
            <text:p><text:s text:c="2"/>Yes</text:p>
          </table:table-cell>
          <table:table-cell table:style-name="ce5" office:value-type="string">
            <text:p>Elephant populations</text:p>
          </table:table-cell>
          <table:table-cell table:style-name="ce5" office:value-type="string">
            <text:p>aerial surveys</text:p>
          </table:table-cell>
          <table:table-cell table:number-columns-repeated="11"/>
          <table:table-cell table:style-name="ce5" office:value-type="string">
            <text:p>Landscape OAM – database, water sources, natural resources, sources of income, houses. compiled for 3 villages. <text:s/>Surveys done for 2 years. </text:p>
            <text:p/>
            <text:p>Elephants have been moved to reduce conflict with farmers etc. Monitoring plots through aerial surveys to asses tr</text:p>
          </table:table-cell>
          <table:table-cell table:number-columns-repeated="14"/>
          <table:table-cell table:style-name="ce5" office:value-type="string">
            <text:p>income, general activities, elephant conflicts</text:p>
          </table:table-cell>
          <table:table-cell table:number-columns-repeated="12"/>
          <table:table-cell table:style-name="ce5" office:value-type="string">
            <text:p>Monitoring: socio-economic and performance indicators measured every year through group interviews. <text:s/>Things like <text:s/>level of income, reduction of certain discouraged activities, number of elephant conflicts.</text:p>
          </table:table-cell>
          <table:table-cell table:number-columns-repeated="4"/>
          <table:table-cell table:style-name="ce5" office:value-type="string">
            <text:p>Funding is limited to very specific issues and there are many gaps leaving some issues unattended.</text:p>
            <text:p/>
          </table:table-cell>
          <table:table-cell table:style-name="ce5" office:value-type="string">
            <text:p>Coastal forests are not ranked too highly in priority for conservation in part because of the economic return that can be gained when they are converted into plantations.</text:p>
          </table:table-cell>
          <table:table-cell/>
          <table:table-cell table:style-name="ce5" office:value-type="string">
            <text:p>Many issues span the entire region, so a landscape scale approach is required. <text:s/>Especially determinant of success is the capacity of government institutions to implement sustainable forest management options for communities who depend on these resources f</text:p>
          </table:table-cell>
          <table:table-cell table:number-columns-repeated="861"/>
        </table:table-row>
        <table:table-row table:style-name="ro15">
          <table:table-cell office:value-type="float" office:value="76">
            <text:p>76</text:p>
          </table:table-cell>
          <table:table-cell table:style-name="ce3" office:value-type="string">
            <text:p>Community-Based Natural Resources Management in Niassa Reserve </text:p>
          </table:table-cell>
          <table:table-cell table:style-name="ce3" office:value-type="string">
            <text:p>Papucides Ntela</text:p>
          </table:table-cell>
          <table:table-cell table:style-name="ce3" office:value-type="string">
            <text:p>WWF Mozambique </text:p>
          </table:table-cell>
          <table:table-cell table:style-name="ce3" office:value-type="string">
            <text:p>6 November, 2007</text:p>
          </table:table-cell>
          <table:table-cell table:style-name="ce3" office:value-type="string">
            <text:p>Papucides Ntela</text:p>
          </table:table-cell>
          <table:table-cell table:style-name="ce3" office:value-type="string">
            <text:p>Mozambique</text:p>
          </table:table-cell>
          <table:table-cell table:style-name="ce3" office:value-type="string">
            <text:p>None Reported</text:p>
          </table:table-cell>
          <table:table-cell table:style-name="ce3" office:value-type="string">
            <text:p>2001</text:p>
          </table:table-cell>
          <table:table-cell table:style-name="ce3" office:value-type="string">
            <text:p>2008</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Overharvest</text:p>
          </table:table-cell>
          <table:table-cell table:style-name="ce5" office:value-type="string">
            <text:p>Tourism and Recreation development</text:p>
            <text:p>Non-timber crops (ag)</text:p>
            <text:p>Logging</text:p>
            <text:p>Fishing</text:p>
            <text:p>Fragmentation; degradation</text:p>
            <text:p>Fire </text:p>
          </table:table-cell>
          <table:table-cell table:style-name="ce5" office:value-type="string">
            <text:p>The Niassa Reserve and its surrounding habitat, especially the region containing the Rovuma-Lugenda catchment, are a priority for biodiversity and natural resource conservation. <text:s/>This area is important not only for its unique and rich wildlife but also for the source of livelihood it provides for many rural communities. <text:s/>This project aims at establishing a working community based natural resource management system that will ensure sustainable use and food security for rural communities living within the Niassa Reserve and its Buffer Zones. <text:s/>Increasing knowledge about the ecosystems and wildlife of the park will help WWF and its partners aid the SGDRN’s (management authority for the park) capacity to protect and maintain healthy levels of habitat and usable resources. <text:s/>Improved farming methods and development of alternative income generating activities, with linkages to markets, are examples of tools being implemented to reduce the human impact on key forest areas and supplies. <text:s/></text:p>
            <text:p>Major threats include: lack of legal protection and capacity to enforce laws, illegal fishing, illegal logging, unplanned growth in population.</text:p>
          </table:table-cell>
          <table:table-cell table:style-name="ce5" office:value-type="string">
            <text:p>Water quality</text:p>
            <text:p>Water quantity</text:p>
            <text:p>Timber</text:p>
            <text:p>Fisheries</text:p>
            <text:p>Recreation</text:p>
            <text:p>Food (subsistence)</text:p>
            <text:p>Genetic resources</text:p>
            <text:p>Natural medicines</text:p>
            <text:p>Other cultural services</text:p>
          </table:table-cell>
          <table:table-cell table:style-name="ce5" office:value-type="string">
            <text:p>Economic and livelihood benefit from the wildlife and other natural resources in the Niassa Reserve and Buffer Zones.</text:p>
            <text:p/>
            <text:p>Provide food security at household level. </text:p>
          </table:table-cell>
          <table:table-cell table:style-name="ce5" office:value-type="string">
            <text:p>Central and Eastern Miombo Woodlands</text:p>
          </table:table-cell>
          <table:table-cell table:style-name="ce5" office:value-type="string">
            <text:p>Carnivores (Carnivora)</text:p>
            <text:p>African elephants (Loxodonta africana sp.)</text:p>
            <text:p/>
          </table:table-cell>
          <table:table-cell table:style-name="ce5" office:value-type="string">
            <text:p>Business and industry <text:s/></text:p>
            <text:p>General public <text:s/></text:p>
            <text:p>Governments and governmental organizations</text:p>
            <text:p/>
          </table:table-cell>
          <table:table-cell table:style-name="ce5" office:value-type="string">
            <text:p>Regional</text:p>
          </table:table-cell>
          <table:table-cell table:style-name="ce5" office:value-type="string">
            <text:p>Region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style-name="ce5" office:value-type="string">
            <text:p>The project is being implemented in three villages namely in Mussoma, Naulala, and Negomano.</text:p>
          </table:table-cell>
          <table:table-cell table:style-name="ce5" office:value-type="string">
            <text:p>Native forest</text:p>
            <text:p>Subtidal</text:p>
            <text:p>Intertidal</text:p>
          </table:table-cell>
          <table:table-cell table:style-name="ce5" office:value-type="string">
            <text:p>Native forest</text:p>
            <text:p>Subtidal</text:p>
            <text:p>Intertidal</text:p>
          </table:table-cell>
          <table:table-cell table:style-name="ce5" office:value-type="string">
            <text:p>Native forest</text:p>
            <text:p>Intertidal</text:p>
            <text:p>Subtidal</text:p>
          </table:table-cell>
          <table:table-cell/>
          <table:table-cell table:style-name="ce5" office:value-type="string">
            <text:p>Selective logging</text:p>
            <text:p>Subsistence farming</text:p>
            <text:p>Nature reserve</text:p>
            <text:p>Unsustainable fishing</text:p>
            <text:p>Recreational open space</text:p>
            <text:p>Residential development</text:p>
          </table:table-cell>
          <table:table-cell table:style-name="ce5" office:value-type="string">
            <text:p>Sustainable timber harvest</text:p>
            <text:p>Subsistence farming</text:p>
            <text:p>Sustainable agriculture</text:p>
            <text:p>Nature reserve</text:p>
            <text:p>Sustainable fishing</text:p>
            <text:p>Recreational open space</text:p>
            <text:p>Other use</text:p>
            <text:p>Residential development</text:p>
          </table:table-cell>
          <table:table-cell table:style-name="ce5" office:value-type="string">
            <text:p>As with nearly all other PAs in Mozambique, local communities reside within the Niassa reserve. </text:p>
            <text:p/>
            <text:p>Fishermen from other countries also tend to come over and use the marine resources of the Niassa PA. <text:s/>Because protection is not as stringent and laws not as harsh, overfishing has become a problem.</text:p>
            <text:p/>
            <text:p/>
          </table:table-cell>
          <table:table-cell table:style-name="ce5" office:value-type="string">
            <text:p>Other</text:p>
          </table:table-cell>
          <table:table-cell table:style-name="ce5" office:value-type="string">
            <text:p>Other</text:p>
          </table:table-cell>
          <table:table-cell/>
          <table:table-cell table:style-name="ce5" office:value-type="string">
            <text:p>Both</text:p>
          </table:table-cell>
          <table:table-cell table:style-name="ce5" office:value-type="string">
            <text:p>WWF will also explore the development of a closer partnership with Fauna and Flora International (FFI) with regard to fundraising and coordination of inputs regarding community conservation and technical advice provided to SGDRN. </text:p>
            <text:p/>
            <text:p>The development of IGAs to reduce pressure on key PA habitat as well as improve the livelihoods of rural residents.</text:p>
            <text:p/>
            <text:p>There is high tourism potential, though connecting to markets needs to be developed. <text:s/></text:p>
          </table:table-cell>
          <table:table-cell table:style-name="ce5" office:value-type="string">
            <text:p>Other</text:p>
          </table:table-cell>
          <table:table-cell table:style-name="ce5" office:value-type="string">
            <text:p>WWF has been requested by the Governor of Niassa Province to support in developing natural resource management and conservation programs in areas surrounding Niassa Reserve. <text:s/>A Memorandum of Understanding (MoU) between SGDRN and WWF Southern Africa Regional Office (SARPO) was signed in 2001. </text:p>
            <text:p/>
            <text:p>The project will also help to identify suitable service providers (either local or regional organizations or individuals) that can provide specific inputs to project implementation. </text:p>
            <text:p/>
            <text:p>As far as possible the community conservation team will develop partnerships with other organizations working at different levels in the province such as the Cooperative League of the USA (CLUSA) experienced in community-based organizations and marketing, OPORTUN and the Agency for Cooperation and Research in Development (ACORD) working on community organization and legalization, the Mozambique Catholic University in Cuamba, local theatre groups, government departments and other NGOs. <text:s/>The current Technical Committee will also include FFI in order to ensure good coordination and avoid duplication or a misunderstanding of roles.</text:p>
          </table:table-cell>
          <table:table-cell table:style-name="ce5" office:value-type="string">
            <text:p>Committee formation</text:p>
            <text:p>Meetings</text:p>
            <text:p>Stakeholder engagement</text:p>
            <text:p>Training</text:p>
          </table:table-cell>
          <table:table-cell table:style-name="ce5" office:value-type="string">
            <text:p>Creation and empowerment of community based organizations to actively manage natural resources in cooperation with the management authority in Niassa Reserve and the Buffer Zones.</text:p>
            <text:p/>
            <text:p>Strengthening of community-based institutions, developing alternative income generating activities for local communities, further support to mitigating human-wildlife conflict, and working with residents to reduce uncontrolled bush fires. Building the capacity of local staff of the reserve and other governmental officials will help in insuring the longterm implementation of any planning. </text:p>
            <text:p/>
            <text:p>Hold community input meetings (11 thus far) to discuss key objectives and major concerns of local people. <text:s/>Draft a management plan to be carried out in conjunction with reserve management objectives. </text:p>
            <text:p/>
          </table:table-cell>
          <table:table-cell table:style-name="ce5" office:value-type="string">
            <text:p>Best Management Practices</text:p>
            <text:p>Research</text:p>
            <text:p>Preservation</text:p>
          </table:table-cell>
          <table:table-cell table:style-name="ce5" office:value-type="string">
            <text:p>BMP agriculture</text:p>
            <text:p>BMP fishery/aquaculture</text:p>
            <text:p>Biodiversity assessment</text:p>
            <text:p>Park guards</text:p>
            <text:p>Fire management</text:p>
            <text:p>Legal protection</text:p>
            <text:p>Research</text:p>
          </table:table-cell>
          <table:table-cell table:style-name="ce5" office:value-type="string">
            <text:p>This is a multi-phase project being implemented in three different villages within the reserve: Mussoma, Naulala, and Negomano. The first phase of the project ended in December 2005 and the second phase is currently underway. <text:s/>This project is intended to develop a co-management approach and sustainable resource use plan to be carried out by the SGDRN and the communities residing in the park.</text:p>
            <text:p/>
            <text:p>Specifically focused on:</text:p>
            <text:p>establishing, strengthening, and legalizing community-based institutions, </text:p>
            <text:p>developing alternative income generating activities for local communities based on natural resource potential, </text:p>
            <text:p>further support to mitigating human-wildlife conflict, </text:p>
            <text:p>working with residents to reduce uncontrolled bush fires,</text:p>
            <text:p>participatory land and natural resource management planning, </text:p>
            <text:p>zoning demarcating where specific usage are allowed like fishing or agriculture,</text:p>
            <text:p>monitoring system for project functionality,</text:p>
            <text:p>&amp; building the capacity of local staff of the reserve and other governmental officials that will help to insure the long-term implementation of any planning. </text:p>
            <text:p/>
            <text:p>These activities include institutional strengthening and democratization, and technical and business capacity building. </text:p>
          </table:table-cell>
          <table:table-cell table:style-name="ce5" office:value-type="string">
            <text:p>Government</text:p>
            <text:p>Managing organization</text:p>
          </table:table-cell>
          <table:table-cell table:style-name="ce5" office:value-type="string">
            <text:p>No take recreation</text:p>
            <text:p>Natural product extraction</text:p>
            <text:p>Agriculture</text:p>
            <text:p>Other</text:p>
          </table:table-cell>
          <table:table-cell table:style-name="ce5" office:value-type="string">
            <text:p>All water users</text:p>
            <text:p>Recreation users</text:p>
            <text:p>Agriculture</text:p>
            <text:p>Rural domestic</text:p>
          </table:table-cell>
          <table:table-cell/>
          <table:table-cell table:style-name="ce5" office:value-type="string">
            <text:p>None</text:p>
          </table:table-cell>
          <table:table-cell/>
          <table:table-cell table:style-name="ce5" office:value-type="string">
            <text:p>None</text:p>
          </table:table-cell>
          <table:table-cell table:style-name="ce5" office:value-type="string">
            <text:p>No</text:p>
          </table:table-cell>
          <table:table-cell table:style-name="ce5" office:value-type="string">
            <text:p>Besides some local IGAs, there is no major payment exchange for ecosystem services.</text:p>
          </table:table-cell>
          <table:table-cell table:number-columns-repeated="7"/>
          <table:table-cell table:style-name="ce5" office:value-type="string">
            <text:p><text:s text:c="2"/>Yes</text:p>
          </table:table-cell>
          <table:table-cell table:style-name="ce5" office:value-type="string">
            <text:p>Pre-project</text:p>
          </table:table-cell>
          <table:table-cell table:style-name="ce5" office:value-type="string">
            <text:p>Involvement of WWF (local communities and other NGOs) in the decision making and management of the Niassa Reserve.</text:p>
          </table:table-cell>
          <table:table-cell/>
          <table:table-cell table:style-name="ce5" office:value-type="string">
            <text:p>Since the end of civil war in 1992, Mozambique has actively <text:s/>revised its legal instruments and policies regarding the use and conservation of natural resources. <text:s/>The push toward decentralization has increased the opportunity for other stakeholders like lo</text:p>
          </table:table-cell>
          <table:table-cell table:style-name="ce5" office:value-type="string">
            <text:p><text:s text:c="2"/>Yes</text:p>
          </table:table-cell>
          <table:table-cell table:style-name="ce5" office:value-type="string">
            <text:p>Niassa Reserve and the Rovuma-Lugenda catchment are high priorities for ecological and biodiversity conservation. <text:s/>They represent a unique community of endemic species. <text:s/></text:p>
            <text:p/>
            <text:p/>
            <text:p/>
          </table:table-cell>
          <table:table-cell table:number-columns-repeated="93"/>
          <table:table-cell table:style-name="ce5" office:value-type="string">
            <text:p>There is the opportunity to compare, contrast and apply lessons learned from WWF’s work in Bazaruto and the Quirimbas National Park, both in Mozambique, where people are also living within protected areas.</text:p>
          </table:table-cell>
          <table:table-cell table:number-columns-repeated="861"/>
        </table:table-row>
        <table:table-row table:style-name="ro23">
          <table:table-cell office:value-type="float" office:value="77">
            <text:p>77</text:p>
          </table:table-cell>
          <table:table-cell table:style-name="ce3" office:value-type="string">
            <text:p>Donsol Community Based Ecotourism Development Project</text:p>
          </table:table-cell>
          <table:table-cell table:style-name="ce3" office:value-type="string">
            <text:p>Ruel Pine</text:p>
          </table:table-cell>
          <table:table-cell table:style-name="ce3" office:value-type="string">
            <text:p>WWF-Philippines</text:p>
          </table:table-cell>
          <table:table-cell table:style-name="ce3" office:value-type="string">
            <text:p>8 October, 2007</text:p>
          </table:table-cell>
          <table:table-cell table:style-name="ce3" office:value-type="string">
            <text:p>Ruel Pine</text:p>
          </table:table-cell>
          <table:table-cell table:style-name="ce3" office:value-type="string">
            <text:p>Philippines</text:p>
          </table:table-cell>
          <table:table-cell table:style-name="ce3" office:value-type="string">
            <text:p>Sulu-Sulawesi Marine </text:p>
          </table:table-cell>
          <table:table-cell table:style-name="ce3" office:value-type="string">
            <text:p>2001</text:p>
          </table:table-cell>
          <table:table-cell table:style-name="ce3" office:value-type="string">
            <text:p>2007</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Pollution</text:p>
            <text:p>Overharvest</text:p>
            <text:p>Habitat conversion</text:p>
          </table:table-cell>
          <table:table-cell table:style-name="ce5" office:value-type="string">
            <text:p>Fishing</text:p>
            <text:p>Tourism and Recreation development</text:p>
            <text:p>Recreational activities</text:p>
            <text:p>Other</text:p>
            <text:p>Non-point pollution</text:p>
          </table:table-cell>
          <table:table-cell table:style-name="ce5" office:value-type="string">
            <text:p>Ecotourism is the driving force behind Donsol’s economic growth. <text:s/>This growth must be planned, however, if the whale shark fishery and the rest of Donsol’s coastal resources are to be able to sustain the impacts of tourism and other economic activities that may follow. <text:s/>This project will assist partners in the field like the local government unit, grassroots organizations, and local people to build the capacity and foresight necessary to handle and benefit from such growth. <text:s/>Through strengthening of development and conservation institutions and the implementation of natural resource protection policies this project will focus on allowing for the sustainable utilization of the whale shark species and the entire coastal ecosystem where these animals live. <text:s/>WWF, with its partners, is investigating policy approaches to regulate tourism activities as well as environmental impacts that flow from economic growth and development.</text:p>
            <text:p/>
            <text:p>Major threats include: </text:p>
            <text:p>Over fishing, characterized by small scale operations and increasing pressure from the commercial fishers who are not allowed to fish in municipal waters.</text:p>
            <text:p>Tourism- increasing rate, 10% growth every year during the months of Dec-Jun.</text:p>
            <text:p>Solid waste management and siltation from hotels and tourism operations, flows into river and to other provinces.</text:p>
          </table:table-cell>
          <table:table-cell table:style-name="ce5" office:value-type="string">
            <text:p>Water quality</text:p>
            <text:p>Water quantity</text:p>
            <text:p>Fisheries</text:p>
            <text:p>Recreation</text:p>
          </table:table-cell>
          <table:table-cell table:style-name="ce5" office:value-type="string">
            <text:p>tourism industry based on whale sharks</text:p>
          </table:table-cell>
          <table:table-cell table:style-name="ce5" office:value-type="string">
            <text:p>marine ecosystems</text:p>
            <text:p>mangroves</text:p>
            <text:p>coastal areas</text:p>
          </table:table-cell>
          <table:table-cell table:style-name="ce5" office:value-type="string">
            <text:p>whale shark</text:p>
            <text:p>pelagic fish</text:p>
          </table:table-cell>
          <table:table-cell table:style-name="ce5" office:value-type="string">
            <text:p>Local government unit</text:p>
            <text:p>community organizations</text:p>
          </table:table-cell>
          <table:table-cell table:style-name="ce5" office:value-type="string">
            <text:p>Local</text:p>
          </table:table-cell>
          <table:table-cell table:style-name="ce5" office:value-type="string">
            <text:p>Region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table-cell table:style-name="ce5" office:value-type="string">
            <text:p>Intertidal</text:p>
            <text:p>Subtidal</text:p>
          </table:table-cell>
          <table:table-cell table:style-name="ce5" office:value-type="string">
            <text:p>Intertidal</text:p>
            <text:p>Subtidal</text:p>
          </table:table-cell>
          <table:table-cell table:style-name="ce5" office:value-type="string">
            <text:p>Intertidal</text:p>
            <text:p>Subtidal</text:p>
          </table:table-cell>
          <table:table-cell/>
          <table:table-cell table:style-name="ce5" office:value-type="string">
            <text:p>Unsustainable fishing</text:p>
            <text:p>Recreational open space</text:p>
            <text:p>Commercial development</text:p>
            <text:p>Nature reserve</text:p>
          </table:table-cell>
          <table:table-cell table:style-name="ce5" office:value-type="string">
            <text:p>Sustainable fishing</text:p>
            <text:p>Recreational open space</text:p>
            <text:p>Commercial development</text:p>
            <text:p>Nature reserve</text:p>
          </table:table-cell>
          <table:table-cell table:style-name="ce5" office:value-type="string">
            <text:p>Donsol is composed of 51 barangays (communities), 11 of which are located in the coastal areas of the municipality. <text:s/>Project will promote sustainable growth of the tourism industry and its usage of marine and coastal areas. </text:p>
          </table:table-cell>
          <table:table-cell table:style-name="ce5" office:value-type="string">
            <text:p>Taxes</text:p>
            <text:p>Fees</text:p>
          </table:table-cell>
          <table:table-cell table:style-name="ce5" office:value-type="string">
            <text:p>New taxes</text:p>
            <text:p>User fee/access fee</text:p>
          </table:table-cell>
          <table:table-cell/>
          <table:table-cell table:style-name="ce5" office:value-type="string">
            <text:p>Stick</text:p>
          </table:table-cell>
          <table:table-cell table:style-name="ce5" office:value-type="string">
            <text:p>registration fees and 5% tax on boat rentals and any payments to Butanding Interaction Officers and boat spotters. <text:s/>There is also a mooring fee that is paid to the LGU.</text:p>
            <text:p/>
            <text:p>Whale shark interaction fees and charges have been standardized by the Local Governmental Unit (LGU): for every interaction package, the <text:s/>LGU charges a 5% tax.</text:p>
            <text:p/>
            <text:p>On top of the boat rental, visitors pay registration fees to use the marine area.</text:p>
            <text:p/>
            <text:p>For explanation of "stick," see Payment Exchange Comments.</text:p>
          </table:table-cell>
          <table:table-cell table:style-name="ce5" office:value-type="string">
            <text:p>Other policy change</text:p>
            <text:p>New tax</text:p>
            <text:p>New fee</text:p>
          </table:table-cell>
          <table:table-cell table:style-name="ce5" office:value-type="string">
            <text:p>The Bureau of Fisheries and Aquatic Resources (BFAR) <text:s/>issued the Fisheries Administrative Order (FAO) 193 banning the killing and trading of whale <text:s/>sharks and manta rays through-out the Philippines. The LGU of Donsol also enacted a local <text:s/>ordinance declaring its municipal waters as whale shark sanctuary.</text:p>
            <text:p>Donsol Municipal Fisheries Ordinance - regulating access to fisheries resources of Donsol (1. limit use to residents only, 2. est fisher folk registry- all users required to register, so local enforce know, 3. budget allocation to marine law enforcement)</text:p>
          </table:table-cell>
          <table:table-cell table:style-name="ce5" office:value-type="string">
            <text:p>Stakeholder engagement</text:p>
            <text:p>Other</text:p>
            <text:p>Training</text:p>
            <text:p>Communications</text:p>
          </table:table-cell>
          <table:table-cell table:style-name="ce5" office:value-type="string">
            <text:p>Survey of Comments, Suggestions and Recommendations from Visitor-respondents to Improve the Whale Shark Interaction Tours. </text:p>
            <text:p/>
            <text:p>Site visits and interviews with <text:s/>various stakeholders which include the fishermen, ecotourism service providers, local residents, and local government officials helped to inform a large study conducted to draw a business development and community based ecotourism plan.</text:p>
            <text:p/>
            <text:p>main service providers (BIOs, boat operators, <text:s/>crew, captains, spotters and home stay owners) will undergo training on various aspects of <text:s/>providing services to tourists (e.g. life saving, food handling, etc). <text:s text:c="2"/></text:p>
            <text:p/>
            <text:p>the local government and fisher folk will also be trained to better understand fisheries laws </text:p>
            <text:p/>
            <text:p>Strengthening of local staff capacity to enforce Marine laws</text:p>
            <text:p/>
            <text:p>Livelihood- assist fishers to set up crab aquacultures to supplement income.</text:p>
            <text:p/>
            <text:p>Newspapers, magazines, website, posters</text:p>
          </table:table-cell>
          <table:table-cell table:style-name="ce5" office:value-type="string">
            <text:p>Best Management Practices</text:p>
            <text:p>Preservation</text:p>
            <text:p>Other</text:p>
            <text:p>Restoration</text:p>
            <text:p>Research</text:p>
          </table:table-cell>
          <table:table-cell table:style-name="ce5" office:value-type="string">
            <text:p>BMP fishery/aquaculture</text:p>
            <text:p>Biodiversity assessment</text:p>
            <text:p>Mapping</text:p>
            <text:p>Park guards</text:p>
            <text:p>Legal protection</text:p>
            <text:p>Tourism infrastructure</text:p>
            <text:p>Research</text:p>
            <text:p>Outplantings</text:p>
            <text:p>Other</text:p>
          </table:table-cell>
          <table:table-cell table:style-name="ce5" office:value-type="string">
            <text:p>The World-Wide Fund for Nature (WWF) has been assisting the municipality of Donsol since 1998. <text:s/>Now, as part of the Sulu-Sulawesi Marine Eco-region Partnership for Sustainability Program, WWF is working to promote the community based management and development of ecotourism</text:p>
            <text:p>The project generally aims to: <text:s text:c="6"/></text:p>
            <text:p>Spread best fishery <text:s/>practices, <text:s text:c="4"/></text:p>
            <text:p>Develop sustainable community based ecotourism enterprises, <text:s/></text:p>
            <text:p>establish multi-stakeholder partnerships at the provincial level to support the existing CRM initiatives. <text:s text:c="3"/></text:p>
            <text:p/>
            <text:p>Activities include:</text:p>
            <text:p>Capacity building of LGU on eco-governance and eco-tourism management and development of the fisheries management program</text:p>
            <text:p/>
            <text:p>Biological, ecological, and socio-economic research for development of CRM scheme based on the local whale shark population</text:p>
            <text:p>Increasing deputized fish wardens, Fisheries Aquatic Resource Management Councils <text:s/>(FARMCs) and related stakeholders for IEC activities, </text:p>
            <text:p>policy work for conservation and sustainable development </text:p>
            <text:p>Assessment of existing tourism financing scheme and development of sustainable financing <text:s/>scheme with stakeholders; <text:s text:c="5"/></text:p>
            <text:p>Capacity building activities for tourism sectors </text:p>
            <text:p>Linking of LGU efforts to priority magnification sites in the province; and, <text:s text:c="6"/></text:p>
            <text:p>Policy advocacy to support existing CRM in magnification sites. <text:s/></text:p>
            <text:p>Creation of a body that will manage the trust fund from taxes and fees gained from tourism charges.</text:p>
            <text:p/>
            <text:p>Outputs include: </text:p>
            <text:p>Municipal Fisheries Ordinance - regulating access to fisheries resources of Donsol (1. limit use to residents only, 2. est fisher folk registry- all users required to register, so local enforce know, 3. budget allocation to marine law enforcement)</text:p>
            <text:p/>
            <text:p>Municipal management plan: next 5 years- 8 phases, identifying key issues, incursion of commercial fishers.</text:p>
            <text:p/>
            <text:p>Coastal rehabilitation</text:p>
            <text:p>Restoration- mangrove planting</text:p>
          </table:table-cell>
          <table:table-cell table:style-name="ce5" office:value-type="string">
            <text:p>Managing organization</text:p>
            <text:p>Government</text:p>
          </table:table-cell>
          <table:table-cell table:style-name="ce5" office:value-type="string">
            <text:p>No take recreation</text:p>
          </table:table-cell>
          <table:table-cell table:style-name="ce5" office:value-type="string">
            <text:p>Recreation users</text:p>
            <text:p>Rural domestic</text:p>
            <text:p>Urban domestic</text:p>
            <text:p>Other </text:p>
          </table:table-cell>
          <table:table-cell table:style-name="ce5" office:value-type="string">
            <text:p>Domestic User</text:p>
            <text:p>Industrial/Corporate user</text:p>
          </table:table-cell>
          <table:table-cell table:style-name="ce5" office:value-type="string">
            <text:p>Recreation users</text:p>
            <text:p>Other corporate</text:p>
          </table:table-cell>
          <table:table-cell table:style-name="ce5" office:value-type="string">
            <text:p>Community/committee</text:p>
            <text:p>Government</text:p>
          </table:table-cell>
          <table:table-cell table:style-name="ce5" office:value-type="string">
            <text:p>Municipality</text:p>
            <text:p>Committee of stakeholders</text:p>
          </table:table-cell>
          <table:table-cell table:style-name="ce5" office:value-type="string">
            <text:p>No</text:p>
          </table:table-cell>
          <table:table-cell table:style-name="ce5" office:value-type="string">
            <text:p>The registration fees and taxes collected are kept in the General Fund and are lumped together with other incomes of the LGU. <text:s text:c="3"/>Budget allocations are set by the LGU yearly through the Sangguniang Bayan. The budget for coastal conservation <text:s/>is usually consolidated in the budget for agriculture. As of 2005, there is no clear cut allocation for coastal conservation activities. <text:s text:c="2"/>Work is being down toward creating a body to manage the funds that come from tourism to use toward conservation. </text:p>
          </table:table-cell>
          <table:table-cell table:style-name="ce5" office:value-type="string">
            <text:p><text:s text:c="2"/>Yes</text:p>
          </table:table-cell>
          <table:table-cell table:style-name="ce5" office:value-type="string">
            <text:p>During project</text:p>
          </table:table-cell>
          <table:table-cell table:style-name="ce5" office:value-type="string">
            <text:p>Toursim brings a lot: registration fees- LGU 1.2 mil pesos in 2005, <text:s/>although theres a local law that clals for trust fund for this money, it hasnet been implemented yet, revenues go to local fund. <text:s/>For mpa- LGU est create a trust fund, mpa is for toursim</text:p>
          </table:table-cell>
          <table:table-cell table:style-name="ce5" office:value-type="string">
            <text:p>Set fees</text:p>
            <text:p>Change industry practice</text:p>
          </table:table-cell>
          <table:table-cell table:style-name="ce5" office:value-type="string">
            <text:p>Travel cost</text:p>
            <text:p>Contingent valuation (WTP)</text:p>
            <text:p>Simple</text:p>
            <text:p>General revealed preference</text:p>
            <text:p>Cost/benefit</text:p>
          </table:table-cell>
          <table:table-cell/>
          <table:table-cell table:style-name="ce5" office:value-type="string">
            <text:p>- Visitor Arrivals</text:p>
            <text:p>- Average Daily, Monthly and Annual Boat Trips <text:s/></text:p>
            <text:p>- costs and <text:s/>benefits of capture fisheries and ecotourism</text:p>
            <text:p>- willingness-to-pay (WTP) survey was conducted in May 2005 to determine how <text:s/>much visitors interacting with the whale sharks are</text:p>
          </table:table-cell>
          <table:table-cell table:style-name="ce5" office:value-type="string">
            <text:p><text:s text:c="2"/>Yes</text:p>
          </table:table-cell>
          <table:table-cell table:style-name="ce5" office:value-type="string">
            <text:p>During project</text:p>
          </table:table-cell>
          <table:table-cell table:number-columns-repeated="2"/>
          <table:table-cell table:style-name="ce5" office:value-type="string">
            <text:p>Laws and the provincial and local level were reviewed when developing the community based ecotourism business plan and recommendations.</text:p>
            <text:p/>
            <text:p>Provisions relating to the protection and conservation of coastal resources and ecosystems, as <text:s/>well as revenue genera</text:p>
          </table:table-cell>
          <table:table-cell table:style-name="ce5" office:value-type="string">
            <text:p><text:s text:c="2"/>Yes</text:p>
          </table:table-cell>
          <table:table-cell table:style-name="ce5" office:value-type="string">
            <text:p>During the months of December to June, Donsol reports the greatest number of whale shark sightings than anywhere else in the world.</text:p>
            <text:p/>
            <text:p>In order to sustain the benefits generated by whale shark ecotourism to the local <text:s/>economy, there is a need to undertake c</text:p>
          </table:table-cell>
          <table:table-cell table:number-columns-repeated="43"/>
          <table:table-cell table:style-name="ce5" office:value-type="string">
            <text:p><text:s text:c="2"/>Yes</text:p>
          </table:table-cell>
          <table:table-cell table:style-name="ce5" office:value-type="string">
            <text:p>whale shark populations and movements</text:p>
          </table:table-cell>
          <table:table-cell table:style-name="ce5" office:value-type="string">
            <text:p>photo identification &amp; satellite tagging</text:p>
          </table:table-cell>
          <table:table-cell table:number-columns-repeated="8"/>
          <table:table-cell table:style-name="ce5" office:value-type="string">
            <text:p>WWF Denmark</text:p>
          </table:table-cell>
          <table:table-cell table:number-columns-repeated="2"/>
          <table:table-cell table:style-name="ce5" office:value-type="string">
            <text:p>Mar 2007- photo identification &amp; satellite tagging of whale sharks in the Donsol marine area.</text:p>
            <text:p/>
            <text:p>WWF- Denmark is funding the whale shark monitoring program</text:p>
            <text:p/>
          </table:table-cell>
          <table:table-cell table:style-name="ce5" office:value-type="string">
            <text:p>Fish caught</text:p>
          </table:table-cell>
          <table:table-cell table:style-name="ce5" office:value-type="string">
            <text:p>Fishermen report to local government</text:p>
          </table:table-cell>
          <table:table-cell table:number-columns-repeated="3"/>
          <table:table-cell table:style-name="ce5" office:value-type="string">
            <text:p>Fisherfolk, LGU</text:p>
          </table:table-cell>
          <table:table-cell table:style-name="ce5" office:value-type="string">
            <text:p>WWF</text:p>
          </table:table-cell>
          <table:table-cell table:number-columns-repeated="6"/>
          <table:table-cell table:style-name="ce5" office:value-type="string">
            <text:p>Fishermen catch monitoring to draw a baseline of the fish stock</text:p>
            <text:p>We like to know catch numbers so taught fisherfolk how to monitor and report their fish catch.</text:p>
            <text:p/>
            <text:p>Developed standardized forms of reporting to streamline process.</text:p>
            <text:p/>
          </table:table-cell>
          <table:table-cell table:number-columns-repeated="14"/>
          <table:table-cell table:style-name="ce5" office:value-type="string">
            <text:p>Not easy job to monitor and enforce marine laws.</text:p>
            <text:p/>
          </table:table-cell>
          <table:table-cell table:number-columns-repeated="4"/>
          <table:table-cell table:style-name="ce5" office:value-type="string">
            <text:p>There is a lot of money to be made in the tourism industry and this effects politics.</text:p>
          </table:table-cell>
          <table:table-cell/>
          <table:table-cell table:style-name="ce5" office:value-type="string">
            <text:p>Ecotourism development should be part of a bigger program like a broader fisheries management program. <text:s/>Things do not happen in isolation. <text:s/>Good political leadership is necessary to implement lasting programs.</text:p>
            <text:p/>
            <text:p>Tourism and fisheries are very important sou</text:p>
          </table:table-cell>
          <table:table-cell table:number-columns-repeated="861"/>
        </table:table-row>
        <table:table-row table:style-name="ro24">
          <table:table-cell office:value-type="float" office:value="78">
            <text:p>78</text:p>
          </table:table-cell>
          <table:table-cell table:style-name="ce3" office:value-type="string">
            <text:p>Sungai Lesan Protection Forest (Lesan River) </text:p>
          </table:table-cell>
          <table:table-cell table:style-name="ce3" office:value-type="string">
            <text:p>Niel Makinuddin</text:p>
          </table:table-cell>
          <table:table-cell table:style-name="ce3" office:value-type="string">
            <text:p>TNC Indonesia</text:p>
          </table:table-cell>
          <table:table-cell table:style-name="ce3" office:value-type="string">
            <text:p>29 August, 2007</text:p>
          </table:table-cell>
          <table:table-cell table:style-name="ce3" office:value-type="string">
            <text:p>Niel Makinuddin</text:p>
          </table:table-cell>
          <table:table-cell table:style-name="ce3" office:value-type="string">
            <text:p>Indonesia</text:p>
          </table:table-cell>
          <table:table-cell table:style-name="ce3" office:value-type="string">
            <text:p>None Reported</text:p>
          </table:table-cell>
          <table:table-cell table:style-name="ce3" office:value-type="string">
            <text:p>2003</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Overharvest</text:p>
          </table:table-cell>
          <table:table-cell table:style-name="ce5" office:value-type="string">
            <text:p>Fire </text:p>
            <text:p>Logging</text:p>
            <text:p>Wood and pulp plantations</text:p>
            <text:p>Non-timber crops (ag)</text:p>
            <text:p>Fragmentation; degradation</text:p>
          </table:table-cell>
          <table:table-cell table:style-name="ce5" office:value-type="string">
            <text:p>The entire East Kalimantan Province has been named a priority eco-regional conservation area, the Lesan protection forest is one (among 33) and the smallest portfolio site (12 hectares) in the 6.8 million acre forest. <text:s/>This area was once slatted by the local government to be converted for palm oil cultivation, but in 2003 the District of Barau issued a decree to protect the forest. <text:s/>An assessment of the forest and a list of priorities was made for the entire region. <text:s/>A decree is not strong enough to fully protect the forest, however, which is currently ruled a non-forest area still up for plantation-type usage etc. <text:s/>This project will try to enhance site protection and improve the livelihoods of the people living within the area. <text:s/></text:p>
            <text:p>2015 goal: manage 60% ARP, very ambitious 3.5 million hectares.</text:p>
            <text:p>Major threats include: illegal logging, forest conversion, development of large scale oil palm plantations, and forest fires as a symptom of poor landuse. </text:p>
          </table:table-cell>
          <table:table-cell table:style-name="ce5" office:value-type="string">
            <text:p>Other cultural services</text:p>
            <text:p>Natural medicines</text:p>
            <text:p>Food (subsistence)</text:p>
            <text:p>Forage</text:p>
            <text:p>Genetic resources</text:p>
            <text:p>Timber</text:p>
            <text:p>Other</text:p>
            <text:p>Water quality</text:p>
          </table:table-cell>
          <table:table-cell table:style-name="ce5" office:value-type="string">
            <text:p>local communities who live within the area are the first beneficiaries and bearers of forest change. <text:s/>They are highly dependent on the forest for their culture, dances, food, languages, ceremonies, medicinal plants, animals etc.</text:p>
          </table:table-cell>
          <table:table-cell table:style-name="ce5" office:value-type="string">
            <text:p>lowland rainforest</text:p>
            <text:p>orangutan habitat (for about 2,500 or 10% of world's population)</text:p>
          </table:table-cell>
          <table:table-cell table:style-name="ce5" office:value-type="string">
            <text:p>Orangutans</text:p>
            <text:p>Proboscis &amp; Leaf monkeys</text:p>
            <text:p>Sun bears </text:p>
            <text:p>Gibbons</text:p>
            <text:p>Banteng (wild cattle)</text:p>
            <text:p>Hawksbill &amp; Hornbill turtles</text:p>
            <text:p>Bornean peacock pheasants</text:p>
            <text:p>Storm's storks <text:s text:c="4"/></text:p>
            <text:p/>
            <text:p/>
          </table:table-cell>
          <table:table-cell table:style-name="ce5" office:value-type="string">
            <text:p>Punan Dayak</text:p>
          </table:table-cell>
          <table:table-cell table:style-name="ce5" office:value-type="string">
            <text:p>Regional</text:p>
          </table:table-cell>
          <table:table-cell table:style-name="ce5" office:value-type="string">
            <text:p>Region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style-name="ce5" office:value-type="string">
            <text:p>state owned forest lands</text:p>
          </table:table-cell>
          <table:table-cell table:style-name="ce5" office:value-type="string">
            <text:p>Native forest</text:p>
            <text:p>Wetland</text:p>
            <text:p>Native grassland</text:p>
          </table:table-cell>
          <table:table-cell table:style-name="ce5" office:value-type="string">
            <text:p>Native grassland</text:p>
            <text:p>Native forest</text:p>
            <text:p>Wetland</text:p>
            <text:p>Converted</text:p>
          </table:table-cell>
          <table:table-cell table:style-name="ce5" office:value-type="string">
            <text:p>Converted</text:p>
            <text:p>Native grassland</text:p>
            <text:p>Native forest</text:p>
            <text:p>Wetland</text:p>
          </table:table-cell>
          <table:table-cell table:style-name="ce5" office:value-type="string">
            <text:p>East Kalimantan Province contatins some of the last remaining large, intact wilderness areas in Indonesia. Primal rain forests, limestone spires and huge tracts of undisturbed mangroves and seagrass beds all converge here.</text:p>
          </table:table-cell>
          <table:table-cell table:style-name="ce5" office:value-type="string">
            <text:p>Selective logging</text:p>
            <text:p>Subsistence farming</text:p>
            <text:p>Other use</text:p>
          </table:table-cell>
          <table:table-cell table:style-name="ce5" office:value-type="string">
            <text:p>Nature reserve</text:p>
            <text:p>Subsistence farming</text:p>
            <text:p>Sustainable agriculture</text:p>
          </table:table-cell>
          <table:table-cell table:style-name="ce5" office:value-type="string">
            <text:p>Previously government intended this area to be converted to an oil palm plantation, but this was halted in 2003 by the Lesan Berau district issuing a decree to protect the forest. <text:s/>Work is being done to enhance the protection on the Lesan forest. <text:s/></text:p>
            <text:p>Other areas like Wahea are also targeted for the same path toward protection.</text:p>
            <text:p>Lesan: lower</text:p>
            <text:p>Wahea: upper forest, more diverse, much larger 40,000 acres</text:p>
            <text:p/>
            <text:p>5 Different “conservation area” categories:</text:p>
            <text:p>-Limited protection: limited cutting of trees, usually in high elevation area, </text:p>
            <text:p>-Conservation forest – complete protection</text:p>
            <text:p>-National park – core zone: strict use like research, education, limited tourism; Buffer zone: agro-forestry etc.</text:p>
            <text:p>-Nature reserves &amp; <text:s/></text:p>
            <text:p>-Protected forest – limited NTFP use like medicinal plants, leaf, bark, roots, and other NTFPs for cultural/ceremonies is ok, trees cannot be cut.</text:p>
          </table:table-cell>
          <table:table-cell table:style-name="ce5" office:value-type="string">
            <text:p>Other</text:p>
          </table:table-cell>
          <table:table-cell table:style-name="ce5" office:value-type="string">
            <text:p>Other</text:p>
          </table:table-cell>
          <table:table-cell/>
          <table:table-cell table:style-name="ce5" office:value-type="string">
            <text:p>Carrot </text:p>
          </table:table-cell>
          <table:table-cell table:style-name="ce5" office:value-type="string">
            <text:p>Alternative income work with local community to deter the cutting of trees for sale. <text:s/>Coffee, cacao, fish ponds,collection of honey, hunting pigs, incense wood. <text:s/>Help to build capacity to manage their money.</text:p>
            <text:p/>
            <text:p>Note: other approaches being used in East Kalimantan</text:p>
            <text:p>third party certification of timber</text:p>
            <text:p>timber tracking</text:p>
            <text:p>buying timber rights to critical orangutan habitat</text:p>
          </table:table-cell>
          <table:table-cell table:style-name="ce5" office:value-type="string">
            <text:p>Administration rights</text:p>
            <text:p>Other policy change</text:p>
            <text:p>Development rights</text:p>
          </table:table-cell>
          <table:table-cell table:style-name="ce5" office:value-type="string">
            <text:p>Working with a local partners to permanently set aside this biologically important habitat for protection by changing its legal land status:</text:p>
            <text:p/>
            <text:p>Previously Lesan was not designated as forest land, however, after an ecoregional study of the area scientists found that Lesan is a strategic habitat orangutan and storm storks. <text:s/>So work to revise the status began with the provincial and local government. <text:s/>This is still in draft stage. <text:s/>Other areas like Wahea are also targeted for the same path toward protection</text:p>
            <text:p/>
            <text:p>Lesan: lower</text:p>
            <text:p>Wahea: upper forest, more diverse, much larger 40,000 acres</text:p>
            <text:p/>
            <text:p/>
          </table:table-cell>
          <table:table-cell table:style-name="ce5" office:value-type="string">
            <text:p>Meetings</text:p>
            <text:p>Training</text:p>
            <text:p>Stakeholder engagement</text:p>
            <text:p>Community forums</text:p>
            <text:p>Education and outreach</text:p>
            <text:p>Communications</text:p>
          </table:table-cell>
          <table:table-cell table:style-name="ce5" office:value-type="string">
            <text:p>Provincial level: Conservation Forum- TNC proposal, adopted by Governor, </text:p>
            <text:p>Local NGOs: monthly meeting, monitor status of conservation work and exchange information.</text:p>
            <text:p>Train local community to apply monitoring for animals (plants too)</text:p>
            <text:p>Local community has unique knowledge of the area; we only give them the system to document things by.</text:p>
            <text:p>Local timber companies, educate them about local species, plants and animals that are culturally significant to the local people etc.</text:p>
            <text:p>Alternative income work with local community, because some cut trees for money. </text:p>
            <text:p>Train the community to engage in the District Development Plan and the 5 year Development Plan. <text:s/>We provide them with information and help them access government resources. <text:s/></text:p>
            <text:p>Often indigenous people have limited access to governmental officials,</text:p>
            <text:p>So we have regular visit with policy members to make connection between the two stronger.</text:p>
            <text:p>Government office of forestry: trained in GPS</text:p>
          </table:table-cell>
          <table:table-cell table:style-name="ce5" office:value-type="string">
            <text:p>Research</text:p>
            <text:p>Best Management Practices</text:p>
            <text:p>Preservation</text:p>
            <text:p>Restoration</text:p>
          </table:table-cell>
          <table:table-cell table:style-name="ce5" office:value-type="string">
            <text:p>BMP forestry</text:p>
            <text:p>Biodiversity assessment</text:p>
            <text:p>Mapping</text:p>
            <text:p>Outplantings</text:p>
            <text:p>Legal protection</text:p>
            <text:p>Fire management</text:p>
            <text:p>Other</text:p>
            <text:p>Research</text:p>
          </table:table-cell>
          <table:table-cell table:style-name="ce5" office:value-type="string">
            <text:p>Collaborative management</text:p>
            <text:p/>
            <text:p>To address this threat, the Conservancy is working with Dayak communities to help them meet their most urgent needs—including sanitation, public health, and land tenure issues. In return, communities sign Conservation Agreements where they agree not to participate in illegal logging and other environmental threats. </text:p>
            <text:p/>
            <text:p>Conservation activities:</text:p>
            <text:p>Regular survey and monitoring</text:p>
            <text:p/>
            <text:p>Working with a local partners to permanently set aside this biologically important habitat for protection by changing its legal land status.</text:p>
            <text:p/>
            <text:p>Local community has unique knowledge of the area; we only give them the system to document things by.</text:p>
            <text:p>Local timber companies, educate them about local species, plants and animals that are culturally significant to the local people etc.</text:p>
            <text:p>Alternative income work with local community, because some cut trees for money. Coffee, cacao, fish ponds, collection of honey, hunting pigs, incense wood. <text:s/>Help to build capacity to manage their money.</text:p>
            <text:p/>
            <text:p>Train the community to engage in the District Development Plan and the 5 year Development Plan. <text:s/>We provide them with information and help them access government resources. <text:s/></text:p>
            <text:p>Often indigenous people have limited access to governmental officials,</text:p>
            <text:p>So we have regular visit with policy members to make connection between the two stronger.</text:p>
            <text:p/>
            <text:p/>
            <text:p>Train local community to monitor animals &amp; plants.</text:p>
            <text:p>Provincial level: Conservation Forum- TNC proposal, adopted by Governor. </text:p>
            <text:p>Government office of forestry: trained in GPS</text:p>
            <text:p/>
            <text:p>Local NGOs: monthly meeting, monitor status of conservation work and exchange information.</text:p>
          </table:table-cell>
          <table:table-cell table:style-name="ce5" office:value-type="string">
            <text:p>Managing organization</text:p>
          </table:table-cell>
          <table:table-cell table:style-name="ce5" office:value-type="string">
            <text:p>Managed forestry</text:p>
            <text:p>Natural product extraction</text:p>
            <text:p>Agriculture</text:p>
          </table:table-cell>
          <table:table-cell table:style-name="ce5" office:value-type="string">
            <text:p>Rural domestic</text:p>
            <text:p>Other </text:p>
          </table:table-cell>
          <table:table-cell/>
          <table:table-cell table:style-name="ce5" office:value-type="string">
            <text:p>None</text:p>
          </table:table-cell>
          <table:table-cell/>
          <table:table-cell table:style-name="ce5" office:value-type="string">
            <text:p>None</text:p>
          </table:table-cell>
          <table:table-cell table:number-columns-repeated="8"/>
          <table:table-cell table:style-name="ce5" office:value-type="string">
            <text:p>timber companies are one of the most important tax payers and employers in East Kalimantan province</text:p>
          </table:table-cell>
          <table:table-cell table:style-name="ce5" office:value-type="string">
            <text:p><text:s text:c="2"/>Yes</text:p>
          </table:table-cell>
          <table:table-cell table:style-name="ce5" office:value-type="string">
            <text:p>Pre-project</text:p>
          </table:table-cell>
          <table:table-cell/>
          <table:table-cell table:style-name="ce5" office:value-type="string">
            <text:p>Motivate legislation</text:p>
          </table:table-cell>
          <table:table-cell table:style-name="ce5" office:value-type="string">
            <text:p>recent decentralization of government</text:p>
            <text:p>work within legal framework to place protection on certain areas</text:p>
          </table:table-cell>
          <table:table-cell table:style-name="ce5" office:value-type="string">
            <text:p><text:s text:c="2"/>Yes</text:p>
          </table:table-cell>
          <table:table-cell table:style-name="ce5" office:value-type="string">
            <text:p>Scientists believe that the Province's Kelay River watershed is home to over 10 percent of the world's remaining wild orangutan population. Due to its dependency on the three focus forest types, the orangutan has been identified as a "flagship species." S</text:p>
          </table:table-cell>
          <table:table-cell table:number-columns-repeated="90"/>
          <table:table-cell table:style-name="ce5" office:value-type="string">
            <text:p>Many people resort to cutting down timber to sell because they need the money. <text:s/></text:p>
          </table:table-cell>
          <table:table-cell table:style-name="ce5" office:value-type="string">
            <text:p>Getting Lesan properly protected at the highest level of government (national).</text:p>
          </table:table-cell>
          <table:table-cell table:number-columns-repeated="863"/>
        </table:table-row>
        <table:table-row table:style-name="ro8">
          <table:table-cell office:value-type="float" office:value="79">
            <text:p>79</text:p>
          </table:table-cell>
          <table:table-cell table:style-name="ce3" office:value-type="string">
            <text:p>Designing an Eco-Corridor for the Carpathians</text:p>
          </table:table-cell>
          <table:table-cell table:style-name="ce3" office:value-type="string">
            <text:p>Michael Baltzer</text:p>
          </table:table-cell>
          <table:table-cell table:style-name="ce3" office:value-type="string">
            <text:p>WWF </text:p>
          </table:table-cell>
          <table:table-cell table:style-name="ce3" office:value-type="string">
            <text:p>18 September, 2007</text:p>
          </table:table-cell>
          <table:table-cell table:style-name="ce3" office:value-type="string">
            <text:p>Michael Baltzer</text:p>
          </table:table-cell>
          <table:table-cell table:style-name="ce3" office:value-type="string">
            <text:p>Romania</text:p>
          </table:table-cell>
          <table:table-cell table:style-name="ce3" office:value-type="string">
            <text:p>Carpathian Mountains</text:p>
          </table:table-cell>
          <table:table-cell table:style-name="ce3" office:value-type="string">
            <text:p>2006</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able:table-cell>
          <table:table-cell table:style-name="ce5" office:value-type="string">
            <text:p>Housing and urban development</text:p>
            <text:p>Non-timber crops (ag)</text:p>
            <text:p>Fragmentation; degradation</text:p>
            <text:p>Roads and service corridors</text:p>
          </table:table-cell>
          <table:table-cell table:style-name="ce5" office:value-type="string">
            <text:p>Eco-regional based program spanning seven countries to establish an ecological corridor across the Carpathian Mountains. <text:s/>Identify were the most important areas for conservation are and work towards their connection (eg. corridors for carnivores). <text:s/>Plans for an ecological evaluation of the entire corridor: eg. value for natural beauty, watershed, timber, etc. <text:s/>Produce a map of ecological and of economic systems. <text:s/>This will take knowledge of the Carpathian region to a new level and show were different options are feasible. <text:s/>Engage various decision makers and discover the economic/ecological value of an area/service. Show ecosystem service value of the land to show it is “worth” protecting.</text:p>
            <text:p/>
            <text:p>Major threats: fragmentation, land conversion - to intensive agriculture and urbanization, roads. </text:p>
            <text:p><text:s/></text:p>
            <text:p/>
          </table:table-cell>
          <table:table-cell table:style-name="ce5" office:value-type="string">
            <text:p>Fisheries</text:p>
            <text:p>Timber</text:p>
            <text:p>Soil Fertility</text:p>
            <text:p>Soil Stabilization</text:p>
            <text:p>Water quantity</text:p>
            <text:p>Water quality</text:p>
            <text:p>Flood mitigation</text:p>
            <text:p>Recreation</text:p>
            <text:p>Other cultural services</text:p>
            <text:p>Genetic resources</text:p>
            <text:p>Natural medicines</text:p>
          </table:table-cell>
          <table:table-cell table:style-name="ce5" office:value-type="string">
            <text:p>to be determined</text:p>
          </table:table-cell>
          <table:table-cell table:style-name="ce5" office:value-type="string">
            <text:p>3 ancient forests (high conservation value)</text:p>
            <text:p>grasslands </text:p>
            <text:p>freshwater ecosystems</text:p>
          </table:table-cell>
          <table:table-cell table:style-name="ce5" office:value-type="string">
            <text:p>brown bears, wolves, lynx, large carnivores, bison, elk</text:p>
          </table:table-cell>
          <table:table-cell/>
          <table:table-cell table:style-name="ce5" office:value-type="string">
            <text:p>Regional</text:p>
          </table:table-cell>
          <table:table-cell table:style-name="ce5" office:value-type="string">
            <text:p>Regional</text:p>
          </table:table-cell>
          <table:table-cell table:style-name="ce5" office:value-type="string">
            <text:p>Individual private</text:p>
          </table:table-cell>
          <table:table-cell table:style-name="ce5" office:value-type="string">
            <text:p>Individual private</text:p>
          </table:table-cell>
          <table:table-cell table:style-name="ce5" office:value-type="string">
            <text:p>None</text:p>
          </table:table-cell>
          <table:table-cell/>
          <table:table-cell table:style-name="ce5" office:value-type="string">
            <text:p>Native grassland</text:p>
            <text:p>Native forest</text:p>
          </table:table-cell>
          <table:table-cell table:style-name="ce5" office:value-type="string">
            <text:p>Native grassland</text:p>
            <text:p>Converted</text:p>
            <text:p>Native forest</text:p>
            <text:p>Mixed forest</text:p>
          </table:table-cell>
          <table:table-cell table:style-name="ce5" office:value-type="string">
            <text:p>Native grassland</text:p>
            <text:p>Native forest</text:p>
            <text:p>Mixed forest</text:p>
            <text:p>Converted</text:p>
          </table:table-cell>
          <table:table-cell/>
          <table:table-cell table:style-name="ce5" office:value-type="string">
            <text:p>Subsistence farming</text:p>
            <text:p>Sustainable agroforestry</text:p>
            <text:p>Sustainable grazing</text:p>
          </table:table-cell>
          <table:table-cell table:style-name="ce5" office:value-type="string">
            <text:p>Sustainable agroforestry</text:p>
            <text:p>Subsistence farming</text:p>
            <text:p>Other use</text:p>
            <text:p>Recreational open space</text:p>
            <text:p>Nature reserve</text:p>
            <text:p>Sustainable grazing</text:p>
          </table:table-cell>
          <table:table-cell table:style-name="ce5" office:value-type="string">
            <text:p>Currently subsistence agriculture and forestry. <text:s/>Very rural area but changing fast as farmers move away and sell their lands to developers. <text:s/>This project will work to convince local people to maintain their same practice, eg. continue low intensity agriculture. <text:s/>Problem is that the markets are weak or gone so looking for new markets to make this type of agriculture profitable (PES, organic niche markets, tourism etc.). <text:s/></text:p>
            <text:p><text:s text:c="2"/></text:p>
            <text:p/>
          </table:table-cell>
          <table:table-cell table:style-name="ce5" office:value-type="string">
            <text:p>Rights Transfer</text:p>
          </table:table-cell>
          <table:table-cell table:style-name="ce5" office:value-type="string">
            <text:p>Easement</text:p>
            <text:p>Other</text:p>
          </table:table-cell>
          <table:table-cell table:style-name="ce5" office:value-type="string">
            <text:p>Other partner managed</text:p>
          </table:table-cell>
          <table:table-cell table:style-name="ce5" office:value-type="string">
            <text:p>Carrot </text:p>
          </table:table-cell>
          <table:table-cell table:style-name="ce5" office:value-type="string">
            <text:p>Developing the role of ecosystem services and the economies related to them as the very basis for our conservation strategy: many ideas under development like easements, compensation for not using land or <text:s/>managing it for biodiversity. </text:p>
            <text:p><text:s/></text:p>
            <text:p/>
          </table:table-cell>
          <table:table-cell/>
          <table:table-cell table:style-name="ce5" office:value-type="string">
            <text:p>Governments involved to determine what is allowable. <text:s/>Many are interested in sustainable options.</text:p>
          </table:table-cell>
          <table:table-cell table:style-name="ce5" office:value-type="string">
            <text:p>Stakeholder engagement</text:p>
          </table:table-cell>
          <table:table-cell table:style-name="ce5" office:value-type="string">
            <text:p>Work mostly with private landowners to negotiate value of land</text:p>
          </table:table-cell>
          <table:table-cell table:style-name="ce5" office:value-type="string">
            <text:p>Best Management Practices</text:p>
            <text:p>Research</text:p>
          </table:table-cell>
          <table:table-cell table:style-name="ce5" office:value-type="string">
            <text:p>Ecosystem service assessment</text:p>
            <text:p>Biodiversity assessment</text:p>
            <text:p>Mapping</text:p>
            <text:p>BMP agriculture</text:p>
            <text:p>BMP forestry</text:p>
            <text:p>BMP ranching</text:p>
            <text:p>Research</text:p>
          </table:table-cell>
          <table:table-cell table:style-name="ce5" office:value-type="string">
            <text:p>Large scale ambitious project aimed to achieve ecoregional targets by linking them to sustainable economies and business sectors. </text:p>
            <text:p/>
            <text:p>Ecological evaluation in the Carpathians and using this to help a) design an ecological network</text:p>
            <text:p>b) to promote entrepreneurial actions to support biodiversity</text:p>
            <text:p>conservation. </text:p>
            <text:p>Hoping to overlay ecosystem services with other biological attributes to identify the critical components of an ecological network. </text:p>
            <text:p/>
            <text:p>Also connected to <text:s/>a program about to launch (the map developed in this project will become basis for the <text:s/>Carpathian Opportunity Project. <text:s/>It is targeted toward industries, governments looking to become more sustainable. <text:s/>This will be the blueprint of the opportunities for conservation in the area. <text:s/></text:p>
          </table:table-cell>
          <table:table-cell table:style-name="ce5" office:value-type="string">
            <text:p>Managing organization</text:p>
          </table:table-cell>
          <table:table-cell table:style-name="ce5" office:value-type="string">
            <text:p>Agriculture</text:p>
            <text:p>Ranching</text:p>
            <text:p>No take recreation</text:p>
          </table:table-cell>
          <table:table-cell table:style-name="ce5" office:value-type="string">
            <text:p>None</text:p>
          </table:table-cell>
          <table:table-cell/>
          <table:table-cell table:style-name="ce5" office:value-type="string">
            <text:p>None</text:p>
          </table:table-cell>
          <table:table-cell/>
          <table:table-cell table:style-name="ce5" office:value-type="string">
            <text:p>None</text:p>
          </table:table-cell>
          <table:table-cell/>
          <table:table-cell table:style-name="ce5" office:value-type="string">
            <text:p>not established yet</text:p>
          </table:table-cell>
          <table:table-cell table:number-columns-repeated="6"/>
          <table:table-cell table:style-name="ce5" office:value-type="string">
            <text:p>No valuations yet, however, this is the main reason for the project.</text:p>
            <text:p/>
            <text:p>interested in undertaking an assessment of the economic value for biodiversity conservation for low intensity agriculture.</text:p>
            <text:p/>
            <text:p>related Carpathian Opportunity Project - need to understand s</text:p>
          </table:table-cell>
          <table:table-cell table:number-columns-repeated="5"/>
          <table:table-cell table:style-name="ce5" office:value-type="string">
            <text:p><text:s text:c="2"/>Yes</text:p>
          </table:table-cell>
          <table:table-cell table:style-name="ce5" office:value-type="string">
            <text:p>ecological evaluation in the Carpathians to help a) design an ecological network and b) to promote entrepreneurial actions to support biodiversity conservation. Hoping to overlay ecosystem services with other biological attributes to identify the critical</text:p>
          </table:table-cell>
          <table:table-cell table:number-columns-repeated="88"/>
          <table:table-cell table:style-name="ce5" office:value-type="string">
            <text:p>Stalled right now, no expertise and capacity. <text:s/></text:p>
          </table:table-cell>
          <table:table-cell/>
          <table:table-cell table:style-name="ce5" office:value-type="string">
            <text:p>More opportunistic approach, makes it hard to convince the conserver sometimes</text:p>
          </table:table-cell>
          <table:table-cell/>
          <table:table-cell table:style-name="ce5" office:value-type="string">
            <text:p>Stalled right now, no expertise and capacity. <text:s/></text:p>
          </table:table-cell>
          <table:table-cell table:number-columns-repeated="862"/>
        </table:table-row>
        <table:table-row table:style-name="ro11">
          <table:table-cell office:value-type="float" office:value="80">
            <text:p>80</text:p>
          </table:table-cell>
          <table:table-cell table:style-name="ce3" office:value-type="string">
            <text:p>One Europe More Nature</text:p>
          </table:table-cell>
          <table:table-cell table:style-name="ce3" office:value-type="string">
            <text:p>Michael Baltzer</text:p>
          </table:table-cell>
          <table:table-cell table:style-name="ce3" office:value-type="string">
            <text:p>WWF</text:p>
          </table:table-cell>
          <table:table-cell table:style-name="ce3" office:value-type="string">
            <text:p>18 September, 2007</text:p>
          </table:table-cell>
          <table:table-cell table:style-name="ce3" office:value-type="string">
            <text:p>Michael Baltzer</text:p>
          </table:table-cell>
          <table:table-cell table:style-name="ce3" office:value-type="string">
            <text:p>Romania</text:p>
          </table:table-cell>
          <table:table-cell table:style-name="ce3" office:value-type="string">
            <text:p>Carpathian Mountains</text:p>
          </table:table-cell>
          <table:table-cell table:style-name="ce3" office:value-type="string">
            <text:p>None Reported</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able:table-cell>
          <table:table-cell table:style-name="ce5" office:value-type="string">
            <text:p>Tourism and Recreation development</text:p>
            <text:p>Non-timber crops (ag)</text:p>
            <text:p>Housing and urban development</text:p>
          </table:table-cell>
          <table:table-cell table:style-name="ce5" office:value-type="string">
            <text:p>Intends to protect the water supply for the city of Pale Mare. <text:s/>Targeting the nearby plateau in Northern Romania that is the major storage and supplier of the city's water. <text:s/>This area acts as a sponge and is comprised of marshes, bogs, &amp; wetlands that hold water and prevent flooding. <text:s/>The idea is that through conserving these wetlands, flood protection and water supply for Pale Mare may be insured. <text:s/>Facilitating development and negotiations between the city government and local farmers and communities on Payment for Ecosystem Service schemes (PES). <text:s/></text:p>
            <text:p/>
            <text:p>Major threats include: Land conversion for agriculture, housing for tourism and vacation.</text:p>
            <text:p/>
          </table:table-cell>
          <table:table-cell table:style-name="ce5" office:value-type="string">
            <text:p>Flood mitigation</text:p>
            <text:p>Water quality</text:p>
            <text:p>Water quantity</text:p>
          </table:table-cell>
          <table:table-cell table:style-name="ce5" office:value-type="string">
            <text:p>Flood protection and water supply</text:p>
            <text:p/>
          </table:table-cell>
          <table:table-cell table:style-name="ce5" office:value-type="string">
            <text:p>marshes, bogs, wetland areas</text:p>
          </table:table-cell>
          <table:table-cell table:number-columns-repeated="2"/>
          <table:table-cell table:style-name="ce5" office:value-type="string">
            <text:p>Local</text:p>
          </table:table-cell>
          <table:table-cell table:style-name="ce5" office:value-type="string">
            <text:p>Local</text:p>
          </table:table-cell>
          <table:table-cell table:style-name="ce5" office:value-type="string">
            <text:p>Individual private</text:p>
          </table:table-cell>
          <table:table-cell table:style-name="ce5" office:value-type="string">
            <text:p>Individual private</text:p>
          </table:table-cell>
          <table:table-cell table:style-name="ce5" office:value-type="string">
            <text:p>None</text:p>
          </table:table-cell>
          <table:table-cell/>
          <table:table-cell table:style-name="ce5" office:value-type="string">
            <text:p>Wetland</text:p>
          </table:table-cell>
          <table:table-cell table:style-name="ce5" office:value-type="string">
            <text:p>Wetland</text:p>
          </table:table-cell>
          <table:table-cell table:style-name="ce5" office:value-type="string">
            <text:p>Wetland</text:p>
          </table:table-cell>
          <table:table-cell/>
          <table:table-cell table:style-name="ce5" office:value-type="string">
            <text:p>Other crops</text:p>
            <text:p>Nature reserve</text:p>
            <text:p>Unsustainable grazing</text:p>
            <text:p>Residential development</text:p>
            <text:p>Recreational open space</text:p>
          </table:table-cell>
          <table:table-cell table:style-name="ce5" office:value-type="string">
            <text:p>Recreational open space</text:p>
            <text:p>Nature reserve</text:p>
          </table:table-cell>
          <table:table-cell table:style-name="ce5" office:value-type="string">
            <text:p>Local farmers and communities: Land conversion for agriculture, tourism and vacation homes.</text:p>
          </table:table-cell>
          <table:table-cell table:style-name="ce5" office:value-type="string">
            <text:p>Subsidy</text:p>
          </table:table-cell>
          <table:table-cell table:style-name="ce5" office:value-type="string">
            <text:p>New subsidy</text:p>
          </table:table-cell>
          <table:table-cell/>
          <table:table-cell table:style-name="ce5" office:value-type="string">
            <text:p>Carrot </text:p>
          </table:table-cell>
          <table:table-cell table:style-name="ce5" office:value-type="string">
            <text:p>Negotiate with Pale Mare city on PES for local land owners who may convert key habitats.</text:p>
            <text:p>Stumbling block is evaluation, and who will pay.</text:p>
          </table:table-cell>
          <table:table-cell table:style-name="ce5" office:value-type="string">
            <text:p>New subsidy</text:p>
          </table:table-cell>
          <table:table-cell table:style-name="ce5" office:value-type="string">
            <text:p>Wetland ecosystem: huge flooding problems, so work with government on methods to mitigate flooding.</text:p>
            <text:p/>
          </table:table-cell>
          <table:table-cell table:style-name="ce5" office:value-type="string">
            <text:p>Stakeholder engagement</text:p>
            <text:p>Meetings</text:p>
            <text:p>Communications</text:p>
          </table:table-cell>
          <table:table-cell table:style-name="ce5" office:value-type="string">
            <text:p>Communications with local communities, the city council, and the municipal water company.</text:p>
          </table:table-cell>
          <table:table-cell table:style-name="ce5" office:value-type="string">
            <text:p>Research</text:p>
          </table:table-cell>
          <table:table-cell table:style-name="ce5" office:value-type="string">
            <text:p>Mapping</text:p>
            <text:p>Biodiversity assessment</text:p>
          </table:table-cell>
          <table:table-cell table:style-name="ce5" office:value-type="string">
            <text:p>Targeted landowners are local farmers and shepherds (very poor) who are under much pressure to sell for conversion to agriculture, tourism and vacation homes. <text:s/>This type of ecosystem calls for hands off protection so possibly pay locals not to use the area. <text:s/></text:p>
            <text:p/>
            <text:p>Biodiversity mapping - by local partners.</text:p>
          </table:table-cell>
          <table:table-cell table:style-name="ce5" office:value-type="string">
            <text:p>Government</text:p>
          </table:table-cell>
          <table:table-cell/>
          <table:table-cell table:style-name="ce5" office:value-type="string">
            <text:p>Floodplain occupants</text:p>
            <text:p>All water users</text:p>
          </table:table-cell>
          <table:table-cell table:number-columns-repeated="2"/>
          <table:table-cell table:style-name="ce5" office:value-type="string">
            <text:p>Private land user</text:p>
          </table:table-cell>
          <table:table-cell table:style-name="ce5" office:value-type="string">
            <text:p>Rural domestic</text:p>
            <text:p>Agriculture</text:p>
            <text:p>Rancher</text:p>
          </table:table-cell>
          <table:table-cell/>
          <table:table-cell table:style-name="ce5" office:value-type="string">
            <text:p>Payment to landowners, who are primarily shepherds, not to sell their land for agricultural conversion or housing development. Not decided who will pay.</text:p>
          </table:table-cell>
          <table:table-cell table:number-columns-repeated="6"/>
          <table:table-cell table:style-name="ce5" office:value-type="string">
            <text:p>Stumbling block is evaluation, and who will pay.</text:p>
            <text:p>Al Appleton (Consultant) - Catskills-New York City water supply.</text:p>
            <text:p/>
          </table:table-cell>
          <table:table-cell table:number-columns-repeated="5"/>
          <table:table-cell table:style-name="ce5" office:value-type="string">
            <text:p><text:s text:c="2"/>Yes</text:p>
          </table:table-cell>
          <table:table-cell table:style-name="ce5" office:value-type="string">
            <text:p>Biodiversity mapping - very clear, complied by local partners.</text:p>
          </table:table-cell>
          <table:table-cell table:number-columns-repeated="90"/>
          <table:table-cell table:style-name="ce5" office:value-type="string">
            <text:p>Stumbling block is getting a truthful ecosystem service evaluation, and then who will pay for the protection of these wetland ecosystems.</text:p>
          </table:table-cell>
          <table:table-cell table:number-columns-repeated="864"/>
        </table:table-row>
        <table:table-row table:style-name="ro15">
          <table:table-cell office:value-type="float" office:value="81">
            <text:p>81</text:p>
          </table:table-cell>
          <table:table-cell table:style-name="ce3" office:value-type="string">
            <text:p>Lower Danube Green Corridor</text:p>
          </table:table-cell>
          <table:table-cell table:style-name="ce3" office:value-type="string">
            <text:p>Michael Baltzer</text:p>
          </table:table-cell>
          <table:table-cell table:style-name="ce3" office:value-type="string">
            <text:p>WWF</text:p>
          </table:table-cell>
          <table:table-cell table:style-name="ce3" office:value-type="string">
            <text:p>18 September, 2007</text:p>
          </table:table-cell>
          <table:table-cell table:style-name="ce3" office:value-type="string">
            <text:p>Michael Baltzer</text:p>
          </table:table-cell>
          <table:table-cell table:style-name="ce3" office:value-type="string">
            <text:p>Romania</text:p>
            <text:p>Ukraine</text:p>
            <text:p>Moldavia</text:p>
            <text:p>Bulgaria</text:p>
          </table:table-cell>
          <table:table-cell table:style-name="ce3" office:value-type="string">
            <text:p>Lower Danube</text:p>
          </table:table-cell>
          <table:table-cell table:style-name="ce3" office:value-type="string">
            <text:p>2002</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Climate Change</text:p>
          </table:table-cell>
          <table:table-cell table:style-name="ce5" office:value-type="string">
            <text:p>Dam and water management</text:p>
            <text:p>Watershed alteration</text:p>
            <text:p>Climate change and severe weather</text:p>
          </table:table-cell>
          <table:table-cell table:style-name="ce5" office:value-type="string">
            <text:p>Intends to assist local governments in Romania, Ukraine, Moldavia, and Bulgaria to achieve an agreement they signed to protect and restore a green corridor along the Danube River. <text:s/>This project uses Payment for Ecosystem Services (PES) as the key strategy to motivate stakeholders, like governments and businesses, to pay for conservation. <text:s/>The two major ecosystem services targeted are flood protection and tourism. <text:s/>Spreading the concept of PES is an important component since it is such a new idea. <text:s/>Convincing both governments, businesses, and local landowners that these are real costs foregone or potential income generated from environmental conservation takes economic valuation and scientific analysis. <text:s/>Climate change is another concern due to the growing cost it will incur if ecosystems are managed poorly.</text:p>
            <text:p/>
          </table:table-cell>
          <table:table-cell table:style-name="ce5" office:value-type="string">
            <text:p>Flood mitigation</text:p>
            <text:p>Fisheries</text:p>
            <text:p>Recreation</text:p>
            <text:p>Shoreline hazards</text:p>
          </table:table-cell>
          <table:table-cell table:style-name="ce5" office:value-type="string">
            <text:p>flood protection, income from tourism, fish</text:p>
          </table:table-cell>
          <table:table-cell table:style-name="ce5" office:value-type="string">
            <text:p>Danube riparian and delta</text:p>
          </table:table-cell>
          <table:table-cell table:number-columns-repeated="2"/>
          <table:table-cell table:style-name="ce5" office:value-type="string">
            <text:p>Regional</text:p>
          </table:table-cell>
          <table:table-cell table:style-name="ce5" office:value-type="string">
            <text:p>Regional</text:p>
          </table:table-cell>
          <table:table-cell table:style-name="ce5" office:value-type="string">
            <text:p>Individual private</text:p>
            <text:p>Local</text:p>
          </table:table-cell>
          <table:table-cell table:style-name="ce5" office:value-type="string">
            <text:p>Corporate</text:p>
            <text:p>Local</text:p>
          </table:table-cell>
          <table:table-cell table:style-name="ce5" office:value-type="string">
            <text:p>Private to Corp</text:p>
            <text:p>Private to Local</text:p>
          </table:table-cell>
          <table:table-cell table:style-name="ce5" office:value-type="string">
            <text:p>Convinced Ukrainian government <text:s/>to restore and protect lands in the Danube delta. <text:s/>The Local government is buying the land, if it does not own it already, and converting it to more flood tolerant usage like tourism or wild cattle farming. <text:s/>The returns are compensating the change in the reduced cost of flood-related damages &amp; income from tourism. <text:s/></text:p>
            <text:p/>
            <text:p>Some cases were private investors who bought the land like corporations speculating climate compensation and insurance companies to reduce their disaster risks.</text:p>
            <text:p/>
            <text:p>Romania- on the verge</text:p>
            <text:p>Bulgarian moving forward as well.</text:p>
            <text:p/>
            <text:p/>
          </table:table-cell>
          <table:table-cell table:style-name="ce5" office:value-type="string">
            <text:p>Wetland</text:p>
          </table:table-cell>
          <table:table-cell table:style-name="ce5" office:value-type="string">
            <text:p>Converted</text:p>
            <text:p>Wetland</text:p>
          </table:table-cell>
          <table:table-cell table:style-name="ce5" office:value-type="string">
            <text:p>Wetland</text:p>
            <text:p>Converted</text:p>
          </table:table-cell>
          <table:table-cell table:style-name="ce5" office:value-type="string">
            <text:p>allow for natural re-flooding of plains and delta</text:p>
          </table:table-cell>
          <table:table-cell table:style-name="ce5" office:value-type="string">
            <text:p>Abandoned</text:p>
            <text:p>Other crops</text:p>
            <text:p>Sustainable grazing</text:p>
          </table:table-cell>
          <table:table-cell table:style-name="ce5" office:value-type="string">
            <text:p>Nature reserve</text:p>
            <text:p>Sustainable grazing</text:p>
          </table:table-cell>
          <table:table-cell table:style-name="ce5" office:value-type="string">
            <text:p>goes from private farmlands or abandoned government owned areas to re-flooded and/or converted back to more natural riparian and wetland areas. <text:s/>More flood tolerant uses like wild cattle grazing or bird watching still bring use to the land.</text:p>
          </table:table-cell>
          <table:table-cell table:style-name="ce5" office:value-type="string">
            <text:p>Rights Transfer</text:p>
            <text:p>Markets</text:p>
            <text:p>Fees</text:p>
            <text:p>Other</text:p>
          </table:table-cell>
          <table:table-cell table:style-name="ce5" office:value-type="string">
            <text:p>Fee acquisitions</text:p>
            <text:p>Carbon market</text:p>
            <text:p>Other</text:p>
            <text:p>User fee/access fee</text:p>
          </table:table-cell>
          <table:table-cell/>
          <table:table-cell table:style-name="ce5" office:value-type="string">
            <text:p>Both</text:p>
          </table:table-cell>
          <table:table-cell table:style-name="ce5" office:value-type="string">
            <text:p>Convinced Ukrainian government <text:s/>to restore and protect lands in the Danube delta. <text:s/>The Local government is buying the land, if it does not own it already, and converting it to more flood tolerant usage like tourism or wild cattle farming. <text:s/>The returns are compensating the change in the reduced cost of flood-related damages &amp; income from tourism. <text:s/></text:p>
            <text:p/>
            <text:p>Some cases were private investors who bought the land like corporations speculating climate compensation and insurance companies to reduce their disaster risks.</text:p>
            <text:p/>
            <text:p>Sturgeon fisheries and wetland birds also part of the PES approach. <text:s/>In terms of tourism potential, there are very clear economic benefits like tourism fees, or new businesses like bed and breakfasts. <text:s/>These are still being developed.</text:p>
            <text:p/>
            <text:p/>
            <text:p/>
          </table:table-cell>
          <table:table-cell table:style-name="ce5" office:value-type="string">
            <text:p>Other policy change</text:p>
            <text:p>New fee</text:p>
          </table:table-cell>
          <table:table-cell table:style-name="ce5" office:value-type="string">
            <text:p>Working on convincing governments that creating policy to protect and restore the Danube would be in their best interest in terms of safety and money saved.</text:p>
          </table:table-cell>
          <table:table-cell table:style-name="ce5" office:value-type="string">
            <text:p>Other</text:p>
            <text:p>Workshops</text:p>
            <text:p>Stakeholder engagement</text:p>
            <text:p>Communications</text:p>
          </table:table-cell>
          <table:table-cell table:style-name="ce5" office:value-type="string">
            <text:p>Awareness raising workshops, approaching the EU and business leaders to educate them about PES. <text:s/>This is difficult because most are turned-off immediately by the term "PES." <text:s/>So, stopped referring to it as a "payment." <text:s/>This was too technical, and no one wants to be the one to pay this unclear and "new" price. <text:s/>The presentation of the problem/issue is very important.</text:p>
            <text:p/>
            <text:p>Commission For The Danube - advocacy body for restoration and protection of Danube watershed (communication vehicle).</text:p>
          </table:table-cell>
          <table:table-cell table:style-name="ce5" office:value-type="string">
            <text:p>Research</text:p>
            <text:p>Restoration</text:p>
          </table:table-cell>
          <table:table-cell table:style-name="ce5" office:value-type="string">
            <text:p>Ecosystem service assessment</text:p>
            <text:p>Mapping</text:p>
            <text:p>Restoring riparian zone</text:p>
            <text:p>Floodplain restoration</text:p>
            <text:p>Restoring channel flow</text:p>
          </table:table-cell>
          <table:table-cell table:style-name="ce5" office:value-type="string">
            <text:p>This project uses Payment for Ecosystem Services (PES) as the key strategy to motivate stakeholders, like governments and businesses, to pay for conservation. <text:s/>The two major ecosystem services targeted are flood protection and tourism. <text:s/></text:p>
            <text:p/>
            <text:p>Awareness raising: Commission For The Danube - advocacy body for restoration and protection of Danube watershed (communication vehicle). <text:s/></text:p>
            <text:p/>
            <text:p>Convincing local governments to invest in PES, then convincing landowners to accept payments.</text:p>
            <text:p/>
            <text:p>Landscape mapping.</text:p>
            <text:p/>
            <text:p>Cost/Benefit comparisons for traditional flood protection vs. restoration of riparian zones.</text:p>
            <text:p/>
            <text:p>Working with governments to purchase key land parcels and pay for restoration. <text:s/>Some compensation comes from wild cattle grazing and other flood tolerant uses. <text:s/>In some cases <text:s text:c="2"/>private investors like corporations who speculate carbon-credit sales or insurance companies who want to reduce their disaster risks buy lands.</text:p>
            <text:p/>
            <text:p>Local governments as major partners, but also moving toward engaging local business people. <text:s/></text:p>
          </table:table-cell>
          <table:table-cell table:style-name="ce5" office:value-type="string">
            <text:p>Government</text:p>
          </table:table-cell>
          <table:table-cell table:style-name="ce5" office:value-type="string">
            <text:p>No take recreation</text:p>
            <text:p>Sustainable take recreation</text:p>
            <text:p>Ranching</text:p>
          </table:table-cell>
          <table:table-cell table:style-name="ce5" office:value-type="string">
            <text:p>Floodplain occupants</text:p>
          </table:table-cell>
          <table:table-cell table:style-name="ce5" office:value-type="string">
            <text:p>Industrial/Corporate user</text:p>
            <text:p>Tax payer</text:p>
          </table:table-cell>
          <table:table-cell table:style-name="ce5" office:value-type="string">
            <text:p>Government</text:p>
            <text:p>Other corporate</text:p>
          </table:table-cell>
          <table:table-cell table:style-name="ce5" office:value-type="string">
            <text:p>Private land user</text:p>
          </table:table-cell>
          <table:table-cell table:style-name="ce5" office:value-type="string">
            <text:p>Other private landowners/users</text:p>
          </table:table-cell>
          <table:table-cell/>
          <table:table-cell table:style-name="ce5" office:value-type="string">
            <text:p>government or private investors buy land from private landowners.</text:p>
          </table:table-cell>
          <table:table-cell table:style-name="ce5" office:value-type="string">
            <text:p><text:s text:c="2"/>Yes</text:p>
          </table:table-cell>
          <table:table-cell table:style-name="ce5" office:value-type="string">
            <text:p>During project</text:p>
          </table:table-cell>
          <table:table-cell/>
          <table:table-cell table:style-name="ce5" office:value-type="string">
            <text:p>Change land user practice</text:p>
            <text:p>Redirect money to conservation</text:p>
          </table:table-cell>
          <table:table-cell table:style-name="ce5" office:value-type="string">
            <text:p>Cost/benefit</text:p>
          </table:table-cell>
          <table:table-cell table:style-name="ce5" office:value-type="string">
            <text:p>Flood mitigation</text:p>
          </table:table-cell>
          <table:table-cell table:style-name="ce5" office:value-type="string">
            <text:p>Use to convince insurance companies or governments to pay for restoration or else they will suffer increasingly because of climate change and repeat flooding</text:p>
            <text:p>Cost of traditional flood protection and damage by flooding compared to cost of protecting ecosys</text:p>
          </table:table-cell>
          <table:table-cell table:number-columns-repeated="5"/>
          <table:table-cell table:style-name="ce5" office:value-type="string">
            <text:p><text:s text:c="2"/>Yes</text:p>
          </table:table-cell>
          <table:table-cell table:style-name="ce5" office:value-type="string">
            <text:p>We’ve done lots of mapping</text:p>
          </table:table-cell>
          <table:table-cell table:number-columns-repeated="87"/>
          <table:table-cell table:style-name="ce5" office:value-type="string">
            <text:p>Concept and terminology of Payment for Ecosystem Services.</text:p>
          </table:table-cell>
          <table:table-cell table:number-columns-repeated="5"/>
          <table:table-cell table:style-name="ce5" office:value-type="string">
            <text:p>PES is a difficult topic because most are turned-off immediately by the term "PAYMENT for ES." <text:s/>So, stopped referring to it as a "payment." <text:s/>This was too technical, and no one wants to be the one to pay this unclear and "new" price. <text:s/>The presentation of t</text:p>
          </table:table-cell>
          <table:table-cell table:number-columns-repeated="861"/>
        </table:table-row>
        <table:table-row table:style-name="ro25">
          <table:table-cell office:value-type="float" office:value="82">
            <text:p>82</text:p>
          </table:table-cell>
          <table:table-cell table:style-name="ce3" office:value-type="string">
            <text:p>Community Interest for Environmental Services in Indonesia</text:p>
          </table:table-cell>
          <table:table-cell table:style-name="ce3" office:value-type="string">
            <text:p>Tri Agung</text:p>
          </table:table-cell>
          <table:table-cell table:style-name="ce3" office:value-type="string">
            <text:p>WWF</text:p>
          </table:table-cell>
          <table:table-cell table:style-name="ce3" office:value-type="string">
            <text:p>10 September, 2007</text:p>
          </table:table-cell>
          <table:table-cell table:style-name="ce3" office:value-type="string">
            <text:p>Tri Agung</text:p>
          </table:table-cell>
          <table:table-cell table:style-name="ce3" office:value-type="string">
            <text:p>Lombok (west Kalimantan), Eastern Nussa Tengara (Timor), Kapuas Hulu (Borneo)</text:p>
          </table:table-cell>
          <table:table-cell table:style-name="ce3" office:value-type="string">
            <text:p>Indonesia</text:p>
          </table:table-cell>
          <table:table-cell table:style-name="ce3" office:value-type="string">
            <text:p>2005</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Climate Change</text:p>
          </table:table-cell>
          <table:table-cell table:style-name="ce5" office:value-type="string">
            <text:p>Climate change and severe weather</text:p>
            <text:p>Fragmentation; degradation</text:p>
            <text:p>Watershed alteration</text:p>
            <text:p>Non-timber crops (ag)</text:p>
            <text:p>Dam and water management</text:p>
          </table:table-cell>
          <table:table-cell table:style-name="ce5" office:value-type="string">
            <text:p>Implement the framework developed for the sale and purchase of ecosystem services. <text:s/>WWF will help to facilitate agreements between buyers and sellers like water providers and upland communities. <text:s/>This project has for major ecosystem service targets: Carbon, Water, Biodiversity, &amp; Landscape beauty.</text:p>
            <text:p>Activites like public stakeholder discussions within an established working group help to develop roadmaps and test viability for payment exchanges.</text:p>
            <text:p/>
          </table:table-cell>
          <table:table-cell table:style-name="ce5" office:value-type="string">
            <text:p>Water quality</text:p>
            <text:p>Water quantity</text:p>
            <text:p>Carbon sequestration</text:p>
            <text:p>Soil Stabilization</text:p>
            <text:p>Fisheries</text:p>
          </table:table-cell>
          <table:table-cell table:style-name="ce5" office:value-type="string">
            <text:p>clean water</text:p>
            <text:p>(eventually fisheries and carbon sequestration)</text:p>
          </table:table-cell>
          <table:table-cell table:style-name="ce5" office:value-type="string">
            <text:p>upland forested areas</text:p>
          </table:table-cell>
          <table:table-cell/>
          <table:table-cell table:style-name="ce5" office:value-type="string">
            <text:p>poverty alleviation for upland communities</text:p>
          </table:table-cell>
          <table:table-cell table:style-name="ce5" office:value-type="string">
            <text:p>Regional</text:p>
          </table:table-cell>
          <table:table-cell table:style-name="ce5" office:value-type="string">
            <text:p>Regional</text:p>
          </table:table-cell>
          <table:table-cell table:style-name="ce5" office:value-type="string">
            <text:p>Indigenous</text:p>
          </table:table-cell>
          <table:table-cell table:style-name="ce5" office:value-type="string">
            <text:p>Indigenous</text:p>
          </table:table-cell>
          <table:table-cell table:style-name="ce5" office:value-type="string">
            <text:p>None</text:p>
          </table:table-cell>
          <table:table-cell table:style-name="ce5" office:value-type="string">
            <text:p>3 project areas: Lombok (west Kalimantan), eastern Nussa Tengara (Timor), Kapuas Hulu (Borneo)</text:p>
            <text:p/>
            <text:p/>
            <text:p/>
          </table:table-cell>
          <table:table-cell table:style-name="ce5" office:value-type="string">
            <text:p>Native forest</text:p>
          </table:table-cell>
          <table:table-cell table:style-name="ce5" office:value-type="string">
            <text:p>Native forest</text:p>
          </table:table-cell>
          <table:table-cell table:style-name="ce5" office:value-type="string">
            <text:p>Native forest</text:p>
          </table:table-cell>
          <table:table-cell/>
          <table:table-cell table:style-name="ce5" office:value-type="string">
            <text:p>Subsistence farming</text:p>
            <text:p>Residential development</text:p>
            <text:p>Selective logging</text:p>
          </table:table-cell>
          <table:table-cell table:style-name="ce5" office:value-type="string">
            <text:p>Sustainable agriculture</text:p>
            <text:p>Subsistence farming</text:p>
            <text:p>Residential development</text:p>
            <text:p>Sustainable timber harvest</text:p>
          </table:table-cell>
          <table:table-cell/>
          <table:table-cell table:style-name="ce5" office:value-type="string">
            <text:p>Fees</text:p>
          </table:table-cell>
          <table:table-cell table:style-name="ce5" office:value-type="string">
            <text:p>User fee/access fee</text:p>
          </table:table-cell>
          <table:table-cell/>
          <table:table-cell table:style-name="ce5" office:value-type="string">
            <text:p>Both</text:p>
          </table:table-cell>
          <table:table-cell table:style-name="ce5" office:value-type="string">
            <text:p>A framework for the sale of ecosystem services is already completed. <text:s/>The concept is that a buyer (like a municipality) will pay a conservation fee to upland communities in return for forest conservation and restoration. <text:s/>This money may be used for conservation and poverty alleviation (community development, eg. schools). <text:s/>The district government will likely be in charge of this payment exchange and everyone (households and businesses) will pay the fee. <text:s/>There are three villages with about 700 households in each.</text:p>
            <text:p/>
            <text:p/>
          </table:table-cell>
          <table:table-cell table:style-name="ce5" office:value-type="string">
            <text:p>New fee</text:p>
          </table:table-cell>
          <table:table-cell table:style-name="ce5" office:value-type="string">
            <text:p>Social responsibility programs for companies.</text:p>
            <text:p/>
            <text:p>This is the first regulation on environmental services: started at the district level, now, it’s the jurisdiction of the Forestry Department that has a MOU with National Electric Power (CITARUM).</text:p>
            <text:p/>
            <text:p>Lombok: Local regulation. Now the hotel in the area will pay the water company an extra fee for environmental conservation. <text:s/>They have created a new unit who manages the environmental services.</text:p>
            <text:p/>
            <text:p>Want to extend to a national level so that enforcement can be strengthened and spread.</text:p>
            <text:p/>
          </table:table-cell>
          <table:table-cell table:style-name="ce5" office:value-type="string">
            <text:p>Community forums</text:p>
            <text:p>Stakeholder engagement</text:p>
            <text:p>Meetings</text:p>
          </table:table-cell>
          <table:table-cell table:style-name="ce5" office:value-type="string">
            <text:p/>
            <text:p/>
            <text:p/>
            <text:p>This working group consists some NGOs, national government</text:p>
            <text:p>representatives and individual who interest to environmental services</text:p>
            <text:p>issues in Indonesia. WWF, RUPES-ICRAF and the national body of planning board (BAPPENAS) has established this working group in 1994. <text:s/>Every month or two open for public comments on issues like carbon &amp; water. <text:s/>There are 110 members in the working group. <text:s/></text:p>
            <text:p/>
          </table:table-cell>
          <table:table-cell table:style-name="ce5" office:value-type="string">
            <text:p>Best Management Practices</text:p>
            <text:p>Restoration</text:p>
            <text:p>Research</text:p>
          </table:table-cell>
          <table:table-cell table:style-name="ce5" office:value-type="string">
            <text:p>BMP forestry</text:p>
            <text:p>Ecosystem service assessment</text:p>
            <text:p>Biodiversity assessment</text:p>
            <text:p>Regeneration</text:p>
            <text:p>Other</text:p>
            <text:p>BMP agriculture</text:p>
          </table:table-cell>
          <table:table-cell table:style-name="ce5" office:value-type="string">
            <text:p>4 Major Targets:</text:p>
            <text:p>Carbon </text:p>
            <text:p>Water</text:p>
            <text:p>Biodiversity</text:p>
            <text:p>Landscape beauty</text:p>
            <text:p/>
            <text:p>Work on the capacity of government to implement and enforce framework programs for payments for ecosystem services. <text:s/>Goal is to reach the national level to reach all of Indonesia.</text:p>
            <text:p/>
            <text:p>Develop a roadmap/conceptualization of how to monitor these tools.</text:p>
            <text:p/>
            <text:p>Educate about the causes of environmental problems and then develop social responsibility programs for companies.</text:p>
            <text:p/>
            <text:p>Community Working Group: meets every month or two to discuss issues.</text:p>
            <text:p/>
            <text:p>Forest restoration and community development; </text:p>
            <text:p>Want to expand to framework to the fisheries and marine sector to target ecotourism like diving</text:p>
            <text:p/>
            <text:p>Work with the World Agroforestry Center- scientists who have project sites in Java, we share.</text:p>
            <text:p/>
            <text:p>MOU between the Forestry Department and the national electric power company CITARUM in West Java.</text:p>
            <text:p/>
            <text:p>Lombok: Local regulation. Now the hotel in the area will pay the water company an extra fee for environmental conservation. <text:s/>They have created a new unit who manages the environmental services.</text:p>
          </table:table-cell>
          <table:table-cell table:style-name="ce5" office:value-type="string">
            <text:p>Government</text:p>
          </table:table-cell>
          <table:table-cell table:style-name="ce5" office:value-type="string">
            <text:p>Other</text:p>
          </table:table-cell>
          <table:table-cell table:style-name="ce5" office:value-type="string">
            <text:p>Hydropower</text:p>
            <text:p>All water users</text:p>
            <text:p>Rural domestic</text:p>
            <text:p>Urban domestic</text:p>
          </table:table-cell>
          <table:table-cell table:style-name="ce5" office:value-type="string">
            <text:p>Industrial/Corporate user</text:p>
            <text:p>Domestic User</text:p>
          </table:table-cell>
          <table:table-cell table:style-name="ce5" office:value-type="string">
            <text:p>Hydropower</text:p>
            <text:p>Other corporate</text:p>
            <text:p>Rural domestic</text:p>
            <text:p>Urban domestic</text:p>
          </table:table-cell>
          <table:table-cell table:style-name="ce5" office:value-type="string">
            <text:p>Community/committee</text:p>
            <text:p>Private land user</text:p>
          </table:table-cell>
          <table:table-cell table:style-name="ce5" office:value-type="string">
            <text:p>Rural domestic</text:p>
            <text:p>Committee of stakeholders</text:p>
          </table:table-cell>
          <table:table-cell table:style-name="ce5" office:value-type="string">
            <text:p>Yes</text:p>
          </table:table-cell>
          <table:table-cell table:style-name="ce5" office:value-type="string">
            <text:p>Payments will probably pass through the water or forestry division of the local municipality before it is allocated to local communities for their conservation efforts.</text:p>
          </table:table-cell>
          <table:table-cell table:style-name="ce5" office:value-type="string">
            <text:p><text:s text:c="2"/>Yes</text:p>
          </table:table-cell>
          <table:table-cell table:style-name="ce5" office:value-type="string">
            <text:p>During project</text:p>
          </table:table-cell>
          <table:table-cell table:style-name="ce5" office:value-type="string">
            <text:p>build business plan</text:p>
          </table:table-cell>
          <table:table-cell/>
          <table:table-cell table:style-name="ce5" office:value-type="string">
            <text:p>Contingent valuation (WTP)</text:p>
          </table:table-cell>
          <table:table-cell/>
          <table:table-cell table:style-name="ce5" office:value-type="string">
            <text:p/>
            <text:p>id buyer and seller, willingness to pay and accept: <text:s/>build a framework</text:p>
          </table:table-cell>
          <table:table-cell table:number-columns-repeated="94"/>
          <table:table-cell table:style-name="ce5" office:value-type="string">
            <text:p>Environmental services are a new issue.</text:p>
          </table:table-cell>
          <table:table-cell table:number-columns-repeated="5"/>
          <table:table-cell table:style-name="ce5" office:value-type="string">
            <text:p>Need voluntary buyers and government support to sustain this sort of agreement.</text:p>
          </table:table-cell>
          <table:table-cell table:number-columns-repeated="861"/>
        </table:table-row>
        <table:table-row table:style-name="ro26">
          <table:table-cell office:value-type="float" office:value="83">
            <text:p>83</text:p>
          </table:table-cell>
          <table:table-cell table:style-name="ce3" office:value-type="string">
            <text:p>Mafia Island Marine Park</text:p>
          </table:table-cell>
          <table:table-cell table:style-name="ce3" office:value-type="string">
            <text:p>Jason Rubens</text:p>
          </table:table-cell>
          <table:table-cell table:style-name="ce3" office:value-type="string">
            <text:p>WWF</text:p>
          </table:table-cell>
          <table:table-cell table:style-name="ce3" office:value-type="string">
            <text:p>5 September, 2007</text:p>
          </table:table-cell>
          <table:table-cell table:style-name="ce3" office:value-type="string">
            <text:p>Jason Rubens</text:p>
          </table:table-cell>
          <table:table-cell table:style-name="ce3" office:value-type="string">
            <text:p>Tanzania</text:p>
          </table:table-cell>
          <table:table-cell table:style-name="ce3" office:value-type="string">
            <text:p>Eastern African Marine </text:p>
          </table:table-cell>
          <table:table-cell table:style-name="ce3" office:value-type="string">
            <text:p>1990</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Overharvest</text:p>
          </table:table-cell>
          <table:table-cell table:style-name="ce5" office:value-type="string">
            <text:p>Fishing</text:p>
          </table:table-cell>
          <table:table-cell table:style-name="ce5" office:value-type="string">
            <text:p>Long history of WWF involvement, since creation of PA back in 1990s, helped with legislation and movement toward spreading conservation using the ecoregion concept (including fisheries and coatal livelihoods). <text:s/>The priority for this project is biodiversity, followed by natural habitats, reducing level of threat, and a productive resource bases fro coastal people. <text:s/>This area is vital for the fishing industry. <text:s/>For example, it contributes 3/4 to the nations prawn supply and is the biggest provider of the fish to Dar es Salaam (National Capital). <text:s/>Less than 5% of the marine protected area is off-limits to fishing. <text:s/>Multi-zones allow for managed fishing while an entrance fee for non-residents helps generate funds for the park.</text:p>
            <text:p/>
            <text:p>Threats: park successfully reduced dynamite fishing, but there is now increasing use of illegal mesh nets (worse outside the park).</text:p>
            <text:p>Lots of mobile fishermen with bigger boats who are not regulated, so nothing left for smaller scale local fishermen.</text:p>
            <text:p/>
          </table:table-cell>
          <table:table-cell table:style-name="ce5" office:value-type="string">
            <text:p>Food (subsistence)</text:p>
            <text:p>Recreation</text:p>
            <text:p>Fisheries</text:p>
          </table:table-cell>
          <table:table-cell table:style-name="ce5" office:value-type="string">
            <text:p>fisheries and tourism industry </text:p>
          </table:table-cell>
          <table:table-cell table:style-name="ce5" office:value-type="string">
            <text:p>tropical marine habitats-</text:p>
            <text:p>mangroves </text:p>
            <text:p>coastal reefs</text:p>
            <text:p>sea grass beds</text:p>
            <text:p>turtle nesting areas</text:p>
          </table:table-cell>
          <table:table-cell table:style-name="ce5" office:value-type="string">
            <text:p>all in the area</text:p>
            <text:p>especially sea turtles</text:p>
          </table:table-cell>
          <table:table-cell/>
          <table:table-cell table:style-name="ce5" office:value-type="string">
            <text:p>Local</text:p>
          </table:table-cell>
          <table:table-cell table:style-name="ce5" office:value-type="string">
            <text:p>Region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style-name="ce5" office:value-type="string">
            <text:p>820 square kilometers in MPA</text:p>
          </table:table-cell>
          <table:table-cell table:style-name="ce5" office:value-type="string">
            <text:p>Subtidal</text:p>
            <text:p>Intertidal</text:p>
            <text:p>Wetland</text:p>
          </table:table-cell>
          <table:table-cell table:style-name="ce5" office:value-type="string">
            <text:p>Subtidal</text:p>
            <text:p>Intertidal</text:p>
            <text:p>Wetland</text:p>
          </table:table-cell>
          <table:table-cell table:style-name="ce5" office:value-type="string">
            <text:p>Subtidal</text:p>
            <text:p>Intertidal</text:p>
            <text:p>Wetland</text:p>
          </table:table-cell>
          <table:table-cell/>
          <table:table-cell table:style-name="ce5" office:value-type="string">
            <text:p>Unsustainable fishing</text:p>
          </table:table-cell>
          <table:table-cell table:style-name="ce5" office:value-type="string">
            <text:p>Sustainable fishing</text:p>
            <text:p>Nature reserve</text:p>
          </table:table-cell>
          <table:table-cell table:style-name="ce5" office:value-type="string">
            <text:p>creation of MPA, with fishing and use restrictions</text:p>
          </table:table-cell>
          <table:table-cell table:style-name="ce5" office:value-type="string">
            <text:p>Fees</text:p>
            <text:p>Other</text:p>
          </table:table-cell>
          <table:table-cell table:style-name="ce5" office:value-type="string">
            <text:p>User fee/access fee</text:p>
            <text:p>Other</text:p>
          </table:table-cell>
          <table:table-cell/>
          <table:table-cell table:style-name="ce5" office:value-type="string">
            <text:p>Both</text:p>
          </table:table-cell>
          <table:table-cell table:style-name="ce5" office:value-type="string">
            <text:p>Fishing fee for non residents (not living in the MPA)</text:p>
            <text:p>Entrance fee for tourist </text:p>
            <text:p>Loans to fishermen for sustainable fishing gear (revolving fund, now maintained by park through World Bank)</text:p>
            <text:p>Village level savings and credit schemes- usually lack of <text:s/>access to credit.</text:p>
            <text:p/>
            <text:p>Tourism is developing and visitor rates are increasing: from 1,000 people to 5,000 people/year. <text:s/>New investors interested in diving, resorts, and tours.</text:p>
            <text:p/>
            <text:p/>
          </table:table-cell>
          <table:table-cell table:style-name="ce5" office:value-type="string">
            <text:p>Redistribute fee</text:p>
          </table:table-cell>
          <table:table-cell table:style-name="ce5" office:value-type="string">
            <text:p>Marine Parks ACT: all $ generated from fees (etc.) has to be used within the this particular park.</text:p>
            <text:p/>
            <text:p/>
          </table:table-cell>
          <table:table-cell table:style-name="ce5" office:value-type="string">
            <text:p>Committee formation</text:p>
            <text:p>Stakeholder engagement</text:p>
            <text:p>Meetings</text:p>
            <text:p>Education and outreach</text:p>
          </table:table-cell>
          <table:table-cell table:style-name="ce5" office:value-type="string">
            <text:p>Advisory committee for the park: various stakeholders- 3-4 community representatives, local district, tourism, fisheries, NGOs, university. <text:s/>Meets quarterly: can’t mandate but can give advice. <text:s/>Sends recommendations to the Board of Trustees (of all Tanzanian Marine Parks) Much weaker than needs to be. 11 people total. </text:p>
            <text:p/>
            <text:p>Board of Trustees: in charge of all marine parks in Tanzania. <text:s/>Made up of representatives from tourism, NGOs, fisheries, etc. <text:s/>A lot more direct power, they employ the park workers.</text:p>
            <text:p/>
            <text:p>Awareness raising: kids in primary and secondary schools, glass bottom boat to show reefs. </text:p>
            <text:p>Facilitating creation of village level institution, one that any villager can be a member with an elected committee for planning and management of the area. <text:s/>Preparing to move toward community based management.</text:p>
            <text:p/>
            <text:p/>
          </table:table-cell>
          <table:table-cell table:style-name="ce5" office:value-type="string">
            <text:p>Best Management Practices</text:p>
            <text:p>Research</text:p>
            <text:p>Preservation</text:p>
            <text:p>Other</text:p>
          </table:table-cell>
          <table:table-cell table:style-name="ce5" office:value-type="string">
            <text:p>Pilot/demonstration</text:p>
            <text:p>Research</text:p>
            <text:p>BMP fishery/aquaculture</text:p>
            <text:p>Biodiversity assessment</text:p>
            <text:p>Ecosystem service assessment</text:p>
            <text:p>Infrastructure</text:p>
            <text:p>Park guards</text:p>
            <text:p>Legal protection</text:p>
            <text:p>Tourism infrastructure</text:p>
          </table:table-cell>
          <table:table-cell table:style-name="ce5" office:value-type="string">
            <text:p>Three coastal districts, pilot phase with idea that eventually whole coast will be involved in management program.</text:p>
            <text:p/>
            <text:p>Mafia Marine Protected Area managed by a core Central government presence with a back up by community involvement.</text:p>
            <text:p>Less than 5% of the park is off limits to fishing, this is a very important area for both commercial and subsistence fishermen.</text:p>
            <text:p/>
            <text:p>Advisory committee for the park.</text:p>
            <text:p/>
            <text:p>Enforcement System: patrol boats (staff employed by national government), each village has community units patrolling their own areas.</text:p>
            <text:p/>
            <text:p>Fishing fee for non residents (not living in the MPA)</text:p>
            <text:p>Entrance fee for tourist </text:p>
            <text:p>Marine Parks ACT: all $ generated from fees (etc.) has to be used within the this particular park.</text:p>
            <text:p/>
            <text:p>Portfolio of Livelihood projects: many people live day to day on fishing, so compensation mechanisms must accompany restrictions or else its too oppressive. </text:p>
            <text:p>In 1999, brought range of livelihood activities: loans to fishermen for sustainable fishing gear (revolving fund, now maintained by park through World Bank)</text:p>
            <text:p>Village level savings and credit schemes- usually lack of access to credit.</text:p>
            <text:p>Aquaculture trials- still going 2-3 years: pearl oyster.</text:p>
            <text:p/>
            <text:p>Awareness raising: kids in primary and secondary schools, glass bottom boat to show reefs. </text:p>
            <text:p>Facilitating creation of village level institution, one that any villager can be a member with an elected committee for planning and management of the area. <text:s/>Preparing to move toward community based management.</text:p>
            <text:p/>
            <text:p>Specific species protection: turtle nesting sites</text:p>
            <text:p/>
            <text:p>Monitoring: state of the fisheries environment, reef ecology, mangroves, pearl oyster population.</text:p>
            <text:p>About to start reef monitoring outside of marine park: mangrove baseline survey</text:p>
            <text:p>Attitude and perception surveys in and outside park about marine park management, fisheries management, and marine ecology.</text:p>
            <text:p/>
            <text:p>Spread MPA to other areas (much encroachment and pressure) Collaborative Fisheries Management </text:p>
            <text:p>Moving toward a new approach where communities have more autonomy to manage their own resources. <text:s/>Working on identifying areas where village have legal rights to actively manage. <text:s/>For example, villagers can set up fees where outsiders may want to fish. <text:s/>Creating management areas and setting up governing committee/system. <text:s/>But must focus on educating communities and build capacity first before engaging them. <text:s/>There is a fear creating marine parks because this is a new concept. <text:s/>Locals would be given jurisdiction so maintain many rights.</text:p>
          </table:table-cell>
          <table:table-cell table:style-name="ce5" office:value-type="string">
            <text:p>Government</text:p>
          </table:table-cell>
          <table:table-cell table:style-name="ce5" office:value-type="string">
            <text:p>Sustainable take recreation</text:p>
            <text:p>No take recreation</text:p>
            <text:p>Other</text:p>
          </table:table-cell>
          <table:table-cell table:style-name="ce5" office:value-type="string">
            <text:p>Recreation users</text:p>
            <text:p>Other </text:p>
            <text:p>Rural domestic</text:p>
          </table:table-cell>
          <table:table-cell table:style-name="ce5" office:value-type="string">
            <text:p>Domestic User</text:p>
          </table:table-cell>
          <table:table-cell table:style-name="ce5" office:value-type="string">
            <text:p>Recreation users</text:p>
            <text:p>Rural domestic</text:p>
          </table:table-cell>
          <table:table-cell table:style-name="ce5" office:value-type="string">
            <text:p>Government</text:p>
          </table:table-cell>
          <table:table-cell table:style-name="ce5" office:value-type="string">
            <text:p>Government</text:p>
          </table:table-cell>
          <table:table-cell table:style-name="ce5" office:value-type="string">
            <text:p>No</text:p>
          </table:table-cell>
          <table:table-cell table:style-name="ce5" office:value-type="string">
            <text:p>Money generated by Tourism and fishing fees must be used within Mafia MPA. <text:s/>Government managed.</text:p>
          </table:table-cell>
          <table:table-cell table:number-columns-repeated="6"/>
          <table:table-cell table:style-name="ce5" office:value-type="string">
            <text:p>3/4 national prawn fishery, supplies 2/3 to Dares Salaam fishmarkets. <text:s/>Impacts felt nationally.</text:p>
            <text:p/>
            <text:p>Tourism is developing and visitor rates are increasing: from 1,000 people to 5,000 people/year. <text:s/>New investors interested in diving, resorts, and tours.</text:p>
          </table:table-cell>
          <table:table-cell table:style-name="ce5" office:value-type="string">
            <text:p><text:s text:c="2"/>Yes</text:p>
          </table:table-cell>
          <table:table-cell table:style-name="ce5" office:value-type="string">
            <text:p>During project</text:p>
          </table:table-cell>
          <table:table-cell table:style-name="ce5" office:value-type="string">
            <text:p>Enable growth of MPAs along coast</text:p>
          </table:table-cell>
          <table:table-cell/>
          <table:table-cell table:style-name="ce5" office:value-type="string">
            <text:p>Parks in Tanzania managed by a core Central government presence with a back up by community involvement. <text:s/></text:p>
            <text:p/>
            <text:p>Spreading MPA to other areas -</text:p>
            <text:p>Central Government Fisheries Division: traditional manager. <text:s/></text:p>
            <text:p>But as far as artisan fisheries, policy is moving towa</text:p>
          </table:table-cell>
          <table:table-cell table:style-name="ce5" office:value-type="string">
            <text:p><text:s text:c="2"/>Yes</text:p>
          </table:table-cell>
          <table:table-cell table:style-name="ce5" office:value-type="string">
            <text:p>Longterm monitoring of reef ecology</text:p>
            <text:p>Pearl oyster (primarily WWF)</text:p>
            <text:p>Realize that Protected Areas are not sufficient to sustain biodiversity and ecosystem services, must use ecoregion approach. <text:s/>(eg. can just overfish all around MPA and stocks will suffer)</text:p>
          </table:table-cell>
          <table:table-cell table:number-columns-repeated="43"/>
          <table:table-cell table:style-name="ce5" office:value-type="string">
            <text:p><text:s text:c="2"/>Yes</text:p>
          </table:table-cell>
          <table:table-cell table:style-name="ce5" office:value-type="string">
            <text:p>reef, mangroves</text:p>
          </table:table-cell>
          <table:table-cell table:number-columns-repeated="3"/>
          <table:table-cell table:style-name="ce5" office:value-type="string">
            <text:p>every 1-2 years</text:p>
          </table:table-cell>
          <table:table-cell table:style-name="ce5" office:value-type="string">
            <text:p>WWF</text:p>
          </table:table-cell>
          <table:table-cell table:style-name="ce5" office:value-type="string">
            <text:p>WWF</text:p>
          </table:table-cell>
          <table:table-cell table:number-columns-repeated="6"/>
          <table:table-cell table:style-name="ce5" office:value-type="string">
            <text:p>Habitat monitoring: 1-2 years reef survey, mangrove baseline inventory</text:p>
          </table:table-cell>
          <table:table-cell table:style-name="ce5" office:value-type="string">
            <text:p>fish capture, catch trends, ecological state of marine environment</text:p>
          </table:table-cell>
          <table:table-cell table:style-name="ce5" office:value-type="string">
            <text:p>surveys, observation</text:p>
          </table:table-cell>
          <table:table-cell table:number-columns-repeated="3"/>
          <table:table-cell table:style-name="ce5" office:value-type="string">
            <text:p>WWF</text:p>
          </table:table-cell>
          <table:table-cell table:style-name="ce5" office:value-type="string">
            <text:p>WWF</text:p>
          </table:table-cell>
          <table:table-cell table:number-columns-repeated="6"/>
          <table:table-cell table:style-name="ce5" office:value-type="string">
            <text:p>fisheries monitoring</text:p>
            <text:p/>
            <text:p/>
          </table:table-cell>
          <table:table-cell table:style-name="ce5" office:value-type="string">
            <text:p>fishermen's loan program</text:p>
            <text:p>community attitudes and perception</text:p>
            <text:p>household economics</text:p>
          </table:table-cell>
          <table:table-cell table:style-name="ce5" office:value-type="string">
            <text:p>surveys</text:p>
          </table:table-cell>
          <table:table-cell table:number-columns-repeated="3"/>
          <table:table-cell table:style-name="ce5" office:value-type="string">
            <text:p>WWF</text:p>
          </table:table-cell>
          <table:table-cell table:style-name="ce5" office:value-type="string">
            <text:p>WWF</text:p>
          </table:table-cell>
          <table:table-cell table:number-columns-repeated="6"/>
          <table:table-cell table:style-name="ce5" office:value-type="string">
            <text:p>Review recently: WWF cannot maintain loan system anymore, gave over to District Government.</text:p>
            <text:p/>
            <text:p>2005 Socio-economic monitoring: 2 main baseline surveys: attitudes and perception of the community towards marine park management, fisheries management, and marin</text:p>
          </table:table-cell>
          <table:table-cell table:number-columns-repeated="2"/>
          <table:table-cell table:style-name="ce5" office:value-type="string">
            <text:p>Weakness from general management: employees not motivated, not paid well, poor staff capacity, lack resources like funding, still have government top down mentality. <text:s/>Very centralized idea of things, hard to hand over control to communities. <text:s/>Very serious</text:p>
          </table:table-cell>
          <table:table-cell table:number-columns-repeated="4"/>
          <table:table-cell table:style-name="ce5" office:value-type="string">
            <text:p>Lots of mobile fishermen with bigger boats who are not regulated, so nothing left for smaller scale local fishermen.</text:p>
          </table:table-cell>
          <table:table-cell table:number-columns-repeated="861"/>
        </table:table-row>
        <table:table-row table:style-name="ro15">
          <table:table-cell office:value-type="float" office:value="84">
            <text:p>84</text:p>
          </table:table-cell>
          <table:table-cell table:style-name="ce3" office:value-type="string">
            <text:p>Maya Forest</text:p>
          </table:table-cell>
          <table:table-cell table:style-name="ce3" office:value-type="string">
            <text:p>Ann Snook</text:p>
          </table:table-cell>
          <table:table-cell table:style-name="ce3" office:value-type="string">
            <text:p>TNC</text:p>
          </table:table-cell>
          <table:table-cell table:style-name="ce3" office:value-type="string">
            <text:p>2 August, 2007</text:p>
          </table:table-cell>
          <table:table-cell table:style-name="ce3" office:value-type="string">
            <text:p>Ann Snook</text:p>
          </table:table-cell>
          <table:table-cell table:style-name="ce3" office:value-type="string">
            <text:p>Mexico</text:p>
          </table:table-cell>
          <table:table-cell table:style-name="ce3" office:value-type="string">
            <text:p>None Reported</text:p>
          </table:table-cell>
          <table:table-cell table:style-name="ce3" office:value-type="string">
            <text:p>2007</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Overharvest</text:p>
          </table:table-cell>
          <table:table-cell table:style-name="ce5" office:value-type="string">
            <text:p>Housing and urban development</text:p>
            <text:p>Commercial and industrial development</text:p>
            <text:p>Tourism and Recreation development</text:p>
            <text:p>Non-timber crops (ag)</text:p>
            <text:p>Hunting</text:p>
            <text:p>Logging</text:p>
            <text:p>Fragmentation; degradation</text:p>
            <text:p>Roads and service corridors</text:p>
            <text:p>Species stresses</text:p>
            <text:p>Fire </text:p>
          </table:table-cell>
          <table:table-cell table:style-name="ce5" office:value-type="string">
            <text:p>To promote better investment and more support (public &amp; private) for conserving forest lands by increasing the financial benefits that come from these forests. <text:s/>Some forest-lands in the area are nationally protected but those that are not are at the risk of losing valuable habitat. <text:s/>Moreover, lack of connectivity greatly reduces the beneficial impact that protecting fragments of forest provide.</text:p>
            <text:p>This project works in the corridors and buffer zones between the Calakmul and other bioreserves, whose land is not under official reserve status. <text:s/>These areas belong to communities called “ejidos”. <text:s/>This mixture of public and private lands makes coordination essential. </text:p>
            <text:p/>
            <text:p>Major threats include: the loss of forest managers (if funds decline), restoring and maintaining forest quality, highly graded landscape results in loss of forest structure, loss of important species, potential conversion, illegal logging and poaching, commercial, urban, and agricultural development.</text:p>
          </table:table-cell>
          <table:table-cell table:style-name="ce5" office:value-type="string">
            <text:p>Water quality</text:p>
            <text:p>Carbon sequestration</text:p>
            <text:p>Timber</text:p>
            <text:p>Natural medicines</text:p>
            <text:p>Food (subsistence)</text:p>
          </table:table-cell>
          <table:table-cell table:style-name="ce5" office:value-type="string">
            <text:p>Carbon sequestration, biodiversity, timber, NTFPs, water catchments, subsistence of communities</text:p>
            <text:p/>
          </table:table-cell>
          <table:table-cell table:style-name="ce5" office:value-type="string">
            <text:p>Humid and sub humid tropical forests</text:p>
          </table:table-cell>
          <table:table-cell table:style-name="ce5" office:value-type="string">
            <text:p>mahogany </text:p>
            <text:p>Spanish cedar</text:p>
          </table:table-cell>
          <table:table-cell table:style-name="ce5" office:value-type="string">
            <text:p>ejidos</text:p>
          </table:table-cell>
          <table:table-cell table:style-name="ce5" office:value-type="string">
            <text:p>Regional</text:p>
          </table:table-cell>
          <table:table-cell table:style-name="ce5" office:value-type="string">
            <text:p>Regional</text:p>
          </table:table-cell>
          <table:table-cell table:style-name="ce5" office:value-type="string">
            <text:p>Federal </text:p>
          </table:table-cell>
          <table:table-cell table:style-name="ce5" office:value-type="string">
            <text:p>Indigenous</text:p>
          </table:table-cell>
          <table:table-cell table:style-name="ce5" office:value-type="string">
            <text:p>Fed to indigenous</text:p>
          </table:table-cell>
          <table:table-cell table:style-name="ce5" office:value-type="string">
            <text:p>Lands logged by Spanish and English pre-revolution. <text:s/>All community managed now, but lands where previously leased out to private US and British concessionaires. <text:s/>Ejidos originally settled as frontiers people, some worked as laborers in forest concessions, but now they own rights to the land. <text:s/>The ejidos were perpetually granted user rights by government as part of land reform after the revolution. </text:p>
          </table:table-cell>
          <table:table-cell table:style-name="ce5" office:value-type="string">
            <text:p>Native forest</text:p>
          </table:table-cell>
          <table:table-cell table:style-name="ce5" office:value-type="string">
            <text:p>Mixed forest</text:p>
          </table:table-cell>
          <table:table-cell table:style-name="ce5" office:value-type="string">
            <text:p>Mixed forest</text:p>
          </table:table-cell>
          <table:table-cell table:style-name="ce5" office:value-type="string">
            <text:p>much lower density of species, eg. mahangony harvested for 100s years. Not as many big trees.</text:p>
          </table:table-cell>
          <table:table-cell table:style-name="ce5" office:value-type="string">
            <text:p>Primary forest clearing</text:p>
            <text:p>Selective logging</text:p>
            <text:p>Plantation forestry</text:p>
            <text:p>Subsistence farming</text:p>
            <text:p>Unsustainable agroforestry</text:p>
            <text:p>Unsustainable grazing</text:p>
          </table:table-cell>
          <table:table-cell table:style-name="ce5" office:value-type="string">
            <text:p>Nature reserve</text:p>
            <text:p>Subsistence farming</text:p>
            <text:p>Sustainable agriculture</text:p>
            <text:p>Sustainable timber harvest</text:p>
            <text:p>Sustainable agroforestry</text:p>
            <text:p>Sustainable grazing</text:p>
          </table:table-cell>
          <table:table-cell table:style-name="ce5" office:value-type="string">
            <text:p>Over the past 15 years, Calakmul Bioreserve has voluntarily zoned their land and designated part as a permanent forest reserve. <text:s/>This hands off reserve is for protection, seed trees (parent trees to provide seeds), and to reforest mahogany. <text:s/>The rest is open for palm production, poles for building, hunting, NTPFs etc.</text:p>
            <text:p/>
            <text:p>The aim of this project is to coordinate the buffer zones or corridors between this reserve and others so that they maximize the benefits that come from management and conservation.</text:p>
            <text:p/>
          </table:table-cell>
          <table:table-cell table:style-name="ce5" office:value-type="string">
            <text:p>Subsidy</text:p>
          </table:table-cell>
          <table:table-cell table:style-name="ce5" office:value-type="string">
            <text:p>New subsidy</text:p>
          </table:table-cell>
          <table:table-cell/>
          <table:table-cell table:style-name="ce5" office:value-type="string">
            <text:p>Carrot </text:p>
          </table:table-cell>
          <table:table-cell table:style-name="ce5" office:value-type="string">
            <text:p>Communities can apply for grants to startup plantations. <text:s/>They receive some outright support, but there is usually a match requirement of reforestation. <text:s/>Eg. high investment by people in labor and land.</text:p>
          </table:table-cell>
          <table:table-cell table:style-name="ce5" office:value-type="string">
            <text:p>New subsidy</text:p>
          </table:table-cell>
          <table:table-cell/>
          <table:table-cell table:style-name="ce5" office:value-type="string">
            <text:p>Training</text:p>
          </table:table-cell>
          <table:table-cell table:style-name="ce5" office:value-type="string">
            <text:p>Fire management: working with ejidos to train in better fire management and the use of fire as an agricultural tool. <text:s/>Some funding comes from government that deals with fire control. </text:p>
            <text:p/>
            <text:p>Technical advice to ejidos in terms of forest management practices.</text:p>
            <text:p/>
          </table:table-cell>
          <table:table-cell table:style-name="ce5" office:value-type="string">
            <text:p>Best Management Practices</text:p>
            <text:p>Restoration</text:p>
            <text:p>Research</text:p>
            <text:p>Preservation</text:p>
          </table:table-cell>
          <table:table-cell table:style-name="ce5" office:value-type="string">
            <text:p>BMP forestry</text:p>
            <text:p>BMP agriculture</text:p>
            <text:p>BMP ranching</text:p>
            <text:p>Reseeding</text:p>
            <text:p>Fire management</text:p>
            <text:p>Fire restoration</text:p>
            <text:p>Creating seed source (nursery)</text:p>
            <text:p>Research</text:p>
          </table:table-cell>
          <table:table-cell table:style-name="ce5" office:value-type="string">
            <text:p>Better forest management.</text:p>
            <text:p/>
            <text:p>Fires management: working with ejidos to train in better fire management and the use of fire as an agricultural tool. <text:s/>Some funding comes from government the deals with fire control. </text:p>
            <text:p/>
            <text:p>Technical advice to ejidos in terms of forest management practices.</text:p>
            <text:p>Technical services to ejidos, which they pay for through timber sales. <text:s/>They harvest their own timber and sometimes mill it too.</text:p>
            <text:p/>
            <text:p>Ecotourism: alternative use of landscape but little success because of lack of commercial and entrepreneurial expertise. <text:s/>There is a lot of potential but no knowledge how to market products. <text:s/>Private companies come in to make arrangements with ejidos, which sometimes results in sale of lands; ejidos are not in good bargaining position. <text:s/>There is a need for political will and financial support here. <text:s/></text:p>
            <text:p/>
            <text:p>Promote green production techniques, agroforestry, ranching, subsistence agriculture techniques (corn, beans, squash), sustainable agriculture for sales in hot peppers, bananas, oranges etc.</text:p>
            <text:p/>
            <text:p>Designing (what would be feasible to study) an economic evaluation of the forest to examine different ecosystem services like water catchments, biodiversity, subsistence of communities. <text:s/>Ultimate goal is improve the case for support for the forest by providing value to many sectors with little cost.</text:p>
            <text:p>Eg. Honey, construction materials, fuel, food, latex gum/industrial, water recharge area. </text:p>
          </table:table-cell>
          <table:table-cell table:style-name="ce5" office:value-type="string">
            <text:p>Managing organization</text:p>
          </table:table-cell>
          <table:table-cell table:style-name="ce5" office:value-type="string">
            <text:p>Ranching</text:p>
            <text:p>Managed forestry</text:p>
            <text:p>Natural product extraction</text:p>
            <text:p>Agriculture</text:p>
          </table:table-cell>
          <table:table-cell table:style-name="ce5" office:value-type="string">
            <text:p>Other </text:p>
            <text:p>Rural domestic</text:p>
          </table:table-cell>
          <table:table-cell table:style-name="ce5" office:value-type="string">
            <text:p>Tax payer</text:p>
          </table:table-cell>
          <table:table-cell table:style-name="ce5" office:value-type="string">
            <text:p>Government</text:p>
          </table:table-cell>
          <table:table-cell table:style-name="ce5" office:value-type="string">
            <text:p>Private land user</text:p>
          </table:table-cell>
          <table:table-cell table:style-name="ce5" office:value-type="string">
            <text:p>Other private landowners/users</text:p>
          </table:table-cell>
          <table:table-cell table:style-name="ce5" office:value-type="string">
            <text:p>No</text:p>
          </table:table-cell>
          <table:table-cell table:style-name="ce5" office:value-type="string">
            <text:p>communities can apply for grants to startup plantations. <text:s/>They receive some outright support, but there is usually a match requirement of reforestation. <text:s/>Eg. high investment by people in labor and land.</text:p>
            <text:p/>
            <text:p/>
          </table:table-cell>
          <table:table-cell/>
          <table:table-cell table:style-name="ce5" office:value-type="string">
            <text:p>During project</text:p>
          </table:table-cell>
          <table:table-cell table:style-name="ce5" office:value-type="string">
            <text:p>working on it</text:p>
          </table:table-cell>
          <table:table-cell table:style-name="ce5" office:value-type="string">
            <text:p>Change land user practice</text:p>
            <text:p>Leverage partnerships</text:p>
            <text:p>Motivate legislation</text:p>
          </table:table-cell>
          <table:table-cell table:style-name="ce5" office:value-type="string">
            <text:p>Simple</text:p>
          </table:table-cell>
          <table:table-cell/>
          <table:table-cell table:style-name="ce5" office:value-type="string">
            <text:p>Designing (what would be feasible to study) an economic evaluation of the forest to examine different ecosystem services like water catchments, biodiversity, subsistence of communities. <text:s/>Ultimate goal is improve the case for support for the forest by prov</text:p>
          </table:table-cell>
          <table:table-cell table:style-name="ce5" office:value-type="string">
            <text:p><text:s text:c="2"/>Yes</text:p>
          </table:table-cell>
          <table:table-cell table:style-name="ce5" office:value-type="string">
            <text:p>Pre-project</text:p>
          </table:table-cell>
          <table:table-cell table:number-columns-repeated="2"/>
          <table:table-cell table:style-name="ce5" office:value-type="string">
            <text:p>Follow up economic valuation study with increased policy advocation. <text:s/>Promote public and private investment and improve the use of government funds in the forest sector (managing funds given for more effective improvements). <text:s/></text:p>
            <text:p/>
            <text:p>Mexican law states that all</text:p>
          </table:table-cell>
          <table:table-cell table:style-name="ce5" office:value-type="string">
            <text:p><text:s text:c="2"/>Yes</text:p>
          </table:table-cell>
          <table:table-cell table:style-name="ce5" office:value-type="string">
            <text:p>In 2007, hired a natural resource economist consultant to research and recommend conservation strategy and funding mechanism, working with them now on implementation.</text:p>
            <text:p/>
            <text:p>Over 300 species/hectare, Spanish cedar and mahogany (timber important). <text:s/>Not specific </text:p>
          </table:table-cell>
          <table:table-cell table:number-columns-repeated="90"/>
          <table:table-cell table:style-name="ce5" office:value-type="string">
            <text:p>For several million hectares of forest lands, the trend is toward decline or less than maximum economic potential. <text:s/>This means less funding for forest managers creating a threatening cycle of poor management.</text:p>
          </table:table-cell>
          <table:table-cell table:number-columns-repeated="864"/>
        </table:table-row>
        <table:table-row table:style-name="ro27">
          <table:table-cell office:value-type="float" office:value="85">
            <text:p>85</text:p>
          </table:table-cell>
          <table:table-cell table:style-name="ce3" office:value-type="string">
            <text:p>Living Waters: Integrated Watershed Management Program</text:p>
          </table:table-cell>
          <table:table-cell table:style-name="ce3" office:value-type="string">
            <text:p>Eugenio Barrios</text:p>
          </table:table-cell>
          <table:table-cell table:style-name="ce3" office:value-type="string">
            <text:p>WWF Mexico</text:p>
          </table:table-cell>
          <table:table-cell table:style-name="ce3" office:value-type="string">
            <text:p>16 September, 2007</text:p>
          </table:table-cell>
          <table:table-cell table:style-name="ce3" office:value-type="string">
            <text:p>Eugenio Barrios</text:p>
          </table:table-cell>
          <table:table-cell table:style-name="ce3" office:value-type="string">
            <text:p>Mexico</text:p>
          </table:table-cell>
          <table:table-cell table:style-name="ce3" office:value-type="string">
            <text:p>Chihuahua Desert</text:p>
            <text:p>Pacific coast Dry Forest</text:p>
            <text:p>Durango and Nayarit</text:p>
          </table:table-cell>
          <table:table-cell table:style-name="ce3" office:value-type="string">
            <text:p>2004</text:p>
          </table:table-cell>
          <table:table-cell table:style-name="ce3" office:value-type="string">
            <text:p>7 years</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Pollution</text:p>
            <text:p>Habitat conversion</text:p>
          </table:table-cell>
          <table:table-cell table:style-name="ce5" office:value-type="string">
            <text:p>Non-timber crops (ag)</text:p>
            <text:p>Tourism and Recreation development</text:p>
            <text:p>Housing and urban development</text:p>
            <text:p>Commercial and industrial development</text:p>
            <text:p>Ranching</text:p>
            <text:p>Recreational activities</text:p>
            <text:p>Dam and water management</text:p>
            <text:p>Fragmentation; degradation</text:p>
            <text:p>Non-point pollution</text:p>
          </table:table-cell>
          <table:table-cell table:style-name="ce5" office:value-type="string">
            <text:p>Projects main purpose is to accomplish society supports a rational use of water trough innovative models of integrated watershed management, satisfying the needs of less favored communities and restoring water sources. Payment for ecosystem services will lead to conservation of water source and water recharge zones. <text:s/>Rational use of water will be reached if it is allocated based on environmental needs to preserve the water cycle, and ecosystem functions, which means an efficient and sustainable use of water from all users. <text:s/>Rational use of water: consumptive use is equal or less than water allocation and environmental flow. <text:s/>Efficient use of water and pollution controlled with monitoring and enforcement.</text:p>
            <text:p/>
            <text:p/>
            <text:p/>
          </table:table-cell>
          <table:table-cell table:style-name="ce5" office:value-type="string">
            <text:p>Water quality</text:p>
            <text:p>Water quantity</text:p>
            <text:p>Soil Stabilization</text:p>
            <text:p>Flood mitigation</text:p>
          </table:table-cell>
          <table:table-cell table:style-name="ce5" office:value-type="string">
            <text:p>Water quantity and quality</text:p>
            <text:p>Stream and flooding zones conserved</text:p>
            <text:p>Water reserves created.</text:p>
            <text:p/>
          </table:table-cell>
          <table:table-cell table:style-name="ce5" office:value-type="string">
            <text:p>Chihuahuan Desert</text:p>
            <text:p>Gulf of California</text:p>
            <text:p>Oaxaca Dry Fores</text:p>
          </table:table-cell>
          <table:table-cell table:style-name="ce5" office:value-type="string">
            <text:p>mangroves</text:p>
          </table:table-cell>
          <table:table-cell table:style-name="ce5" office:value-type="string">
            <text:p>tourist zone of Huatulco</text:p>
            <text:p>Oaxaca, Durango and Nayarit</text:p>
            <text:p/>
          </table:table-cell>
          <table:table-cell table:style-name="ce5" office:value-type="string">
            <text:p>Regional</text:p>
          </table:table-cell>
          <table:table-cell table:style-name="ce5" office:value-type="string">
            <text:p>Regional</text:p>
          </table:table-cell>
          <table:table-cell table:style-name="ce5" office:value-type="string">
            <text:p>Indigenous</text:p>
          </table:table-cell>
          <table:table-cell table:style-name="ce5" office:value-type="string">
            <text:p>Indigenous</text:p>
          </table:table-cell>
          <table:table-cell table:style-name="ce5" office:value-type="string">
            <text:p>None</text:p>
          </table:table-cell>
          <table:table-cell table:style-name="ce5" office:value-type="string">
            <text:p>Around 80% communal ownership. <text:s/></text:p>
          </table:table-cell>
          <table:table-cell table:style-name="ce5" office:value-type="string">
            <text:p>Native forest</text:p>
            <text:p>Wetland</text:p>
            <text:p>Native scrub/shrub</text:p>
          </table:table-cell>
          <table:table-cell table:style-name="ce5" office:value-type="string">
            <text:p>Wetland</text:p>
            <text:p>Mixed forest</text:p>
            <text:p>Native scrub/shrub</text:p>
            <text:p>Converted</text:p>
          </table:table-cell>
          <table:table-cell table:style-name="ce5" office:value-type="string">
            <text:p>Native scrub/shrub</text:p>
            <text:p>Wetland</text:p>
            <text:p>Converted</text:p>
          </table:table-cell>
          <table:table-cell table:style-name="ce5" office:value-type="string">
            <text:p>Conchos River (main Rio Bravo tributary) 7 million ha in the Chihuahua Desert</text:p>
            <text:p>Copalita-Zimatan-Huatulco basin in the Pacific coast Dry Forest - 370,000 ha.;Oaxaca tourist zone of Huatulco</text:p>
            <text:p>San Pedro Mezquital River in the states of Durango and Nayarit- 2.8 millon ha.;Marismas Nacionales &amp; Ramsar Site</text:p>
          </table:table-cell>
          <table:table-cell table:style-name="ce5" office:value-type="string">
            <text:p>Subsistence farming</text:p>
            <text:p>Unsustainable grazing</text:p>
          </table:table-cell>
          <table:table-cell table:style-name="ce5" office:value-type="string">
            <text:p>Subsistence farming</text:p>
            <text:p>Sustainable grazing</text:p>
            <text:p>Sustainable agriculture</text:p>
          </table:table-cell>
          <table:table-cell/>
          <table:table-cell table:style-name="ce5" office:value-type="string">
            <text:p>Subsidy</text:p>
          </table:table-cell>
          <table:table-cell table:style-name="ce5" office:value-type="string">
            <text:p>New subsidy</text:p>
          </table:table-cell>
          <table:table-cell/>
          <table:table-cell table:style-name="ce5" office:value-type="string">
            <text:p>Carrot </text:p>
          </table:table-cell>
          <table:table-cell table:style-name="ce5" office:value-type="string">
            <text:p>Federal government running a huge payment for environmental service program: <text:s/>communities can apply to this program for around 40$/ hectare of forest that provide certain services (these are still theoretical services). <text:s/>WWF provides advice to improve the program and establish a local, more realistic program (need for evaluations, but as a start its good).</text:p>
          </table:table-cell>
          <table:table-cell table:style-name="ce5" office:value-type="string">
            <text:p>Other policy change</text:p>
          </table:table-cell>
          <table:table-cell table:style-name="ce5" office:value-type="string">
            <text:p>Institutional strengthening: Water governance</text:p>
          </table:table-cell>
          <table:table-cell table:style-name="ce5" office:value-type="string">
            <text:p>Communications</text:p>
            <text:p>Stakeholder engagement</text:p>
            <text:p>Education and outreach</text:p>
            <text:p>Committee formation</text:p>
          </table:table-cell>
          <table:table-cell table:style-name="ce5" office:value-type="string">
            <text:p>Communication: water values</text:p>
            <text:p>Support for Stakeholder Participation: headwaters communities </text:p>
            <text:p>Information System: water availability, usage and reallocation to include environmental flows</text:p>
            <text:p/>
            <text:p>14 water user committees</text:p>
          </table:table-cell>
          <table:table-cell table:style-name="ce5" office:value-type="string">
            <text:p>Best Management Practices</text:p>
            <text:p>Preservation</text:p>
            <text:p>Research</text:p>
            <text:p>Restoration</text:p>
            <text:p>Other</text:p>
          </table:table-cell>
          <table:table-cell table:style-name="ce5" office:value-type="string">
            <text:p>BMP agriculture</text:p>
            <text:p>BMP ranching</text:p>
            <text:p>Ecosystem service assessment</text:p>
            <text:p>Legal protection</text:p>
            <text:p>Pilot/demonstration</text:p>
            <text:p>Research</text:p>
            <text:p>Floodplain restoration</text:p>
            <text:p>Restoring channel flow</text:p>
            <text:p>Restoring riparian zone</text:p>
            <text:p>Other</text:p>
          </table:table-cell>
          <table:table-cell table:style-name="ce5" office:value-type="string">
            <text:p>Program Framework</text:p>
            <text:p>Communication: water values</text:p>
            <text:p>Support for Stakeholder Participation </text:p>
            <text:p>(headwaters communities) </text:p>
            <text:p>Rational water use: demonstrative pilot projects</text:p>
            <text:p>Institutional strengthening: Water governance </text:p>
            <text:p>Information System: water availability, usage and reallocation </text:p>
            <text:p>to include environmental flows</text:p>
            <text:p/>
            <text:p>The main activities of the program focus on coordinating three levels of government, private sector, NGOs, academic institutions, and local communities to support integrated water resource management (IWRM) in target basins; and developing small scale projects to demonstrate that water management can be a development principle rather than a conflicting issue. The program framework includes five strategic actions to undertake key threats to water conservation: <text:s/></text:p>
            <text:p>1) valuing forest services and products through demonstrative projects and payment for environmental services pilot program to support upland communities; </text:p>
            <text:p>2) recognition of the environment in water and land management, trough land use planning, and environmental flow analysis and allocation; this strategy implies basin hydrological, biological and socioeconomic analysis; </text:p>
            <text:p>3) watershed governance, which focuses on creating and supporting watershed management entities and on generating information and basin knowledge; </text:p>
            <text:p>4) people awareness about watershed and freshwater ecosystems, through education and communication campaign; and </text:p>
            <text:p>5) local governments and stakeholders strengthening to pursue and efficient use of water and pollution control, with clear objectives and short term benefits. </text:p>
            <text:p/>
            <text:p>soil conservation- build retention dams, reforestation. <text:s/>Work every close with federal government- programs to support these activities</text:p>
            <text:p/>
            <text:p>Environmental Flow Assessment:</text:p>
            <text:p>- Water allocation- information system; dam operation; integrated management (aquifer and surface water)</text:p>
            <text:p>- Landuse planning- forest management (water source protection); riparian and floodplains management</text:p>
            <text:p>- Water quality management- local objectives based on local requirements producing local benefits</text:p>
            <text:p>- Habitat restoration- integrate Natural Protected Areas with watershed management; eg. Ramsar sites</text:p>
            <text:p>- Participation- landscape recovery; recreational values; financing (recovery of watercycle costs); hydrosolidarity.</text:p>
            <text:p/>
            <text:p/>
          </table:table-cell>
          <table:table-cell table:style-name="ce5" office:value-type="string">
            <text:p>Partner organization</text:p>
            <text:p>Managing organization</text:p>
          </table:table-cell>
          <table:table-cell table:style-name="ce5" office:value-type="string">
            <text:p>Agriculture</text:p>
            <text:p>Other</text:p>
            <text:p>Ranching</text:p>
          </table:table-cell>
          <table:table-cell table:style-name="ce5" office:value-type="string">
            <text:p>All water users</text:p>
          </table:table-cell>
          <table:table-cell table:style-name="ce5" office:value-type="string">
            <text:p>Domestic User</text:p>
            <text:p>Industrial/Corporate user</text:p>
          </table:table-cell>
          <table:table-cell table:style-name="ce5" office:value-type="string">
            <text:p>Other private landowners/users</text:p>
            <text:p>All water users</text:p>
            <text:p>Other corporate</text:p>
          </table:table-cell>
          <table:table-cell table:style-name="ce5" office:value-type="string">
            <text:p>Government</text:p>
          </table:table-cell>
          <table:table-cell table:style-name="ce5" office:value-type="string">
            <text:p>Government</text:p>
          </table:table-cell>
          <table:table-cell table:style-name="ce5" office:value-type="string">
            <text:p>Yes</text:p>
          </table:table-cell>
          <table:table-cell table:style-name="ce5" office:value-type="string">
            <text:p>state or local authority (administratively collects money from water users like hotels and households). Check boxes based on this comment, rather than Finance Tools Comments.</text:p>
          </table:table-cell>
          <table:table-cell table:style-name="ce5" office:value-type="string">
            <text:p><text:s text:c="2"/>Yes</text:p>
          </table:table-cell>
          <table:table-cell table:style-name="ce5" office:value-type="string">
            <text:p>During project</text:p>
          </table:table-cell>
          <table:table-cell table:number-columns-repeated="2"/>
          <table:table-cell table:style-name="ce5" office:value-type="string">
            <text:p>Contingent valuation (WTP)</text:p>
          </table:table-cell>
          <table:table-cell/>
          <table:table-cell table:style-name="ce5" office:value-type="string">
            <text:p>Chihuahua - feasibility study for voluntary payment (WTP)- survey done in 2004 and updated in 2007; landuse coverage study, water demand model, environmental flow allocation. <text:s/>Now, synthesizing to develop some rules to define the environmental service we </text:p>
          </table:table-cell>
          <table:table-cell table:style-name="ce5" office:value-type="string">
            <text:p><text:s text:c="2"/>Yes</text:p>
          </table:table-cell>
          <table:table-cell table:style-name="ce5" office:value-type="string">
            <text:p>During project</text:p>
          </table:table-cell>
          <table:table-cell table:number-columns-repeated="2"/>
          <table:table-cell table:style-name="ce5" office:value-type="string">
            <text:p>Idea is VOLUNTARY payment from big cities to implement management in headlands.</text:p>
            <text:p>Legal framework does not allow local governments to allow for environmental charges though.</text:p>
            <text:p/>
          </table:table-cell>
          <table:table-cell table:style-name="ce5" office:value-type="string">
            <text:p><text:s text:c="2"/>Yes</text:p>
          </table:table-cell>
          <table:table-cell table:style-name="ce5" office:value-type="string">
            <text:p>Sierra de la Mara irrigation district: nugget, corn, onions, chilles, soy.</text:p>
          </table:table-cell>
          <table:table-cell table:number-columns-repeated="93"/>
          <table:table-cell table:style-name="ce5" office:value-type="string">
            <text:p>In Mexico, where water management structures are in place, affording a watershed management project to improve environmental concerns must be focused on: </text:p>
            <text:p>• Improving water management performance, rather than supporting full watershed management entities.</text:p>
          </table:table-cell>
          <table:table-cell table:number-columns-repeated="861"/>
        </table:table-row>
        <table:table-row table:style-name="ro4">
          <table:table-cell office:value-type="float" office:value="86">
            <text:p>86</text:p>
          </table:table-cell>
          <table:table-cell table:style-name="ce3" office:value-type="string">
            <text:p>Podocarpus Water Fund</text:p>
          </table:table-cell>
          <table:table-cell table:style-name="ce3" office:value-type="string">
            <text:p>Silvia Benitez</text:p>
          </table:table-cell>
          <table:table-cell table:style-name="ce3" office:value-type="string">
            <text:p>TNC</text:p>
          </table:table-cell>
          <table:table-cell table:style-name="ce3" office:value-type="string">
            <text:p>8 August, 2007</text:p>
          </table:table-cell>
          <table:table-cell table:style-name="ce3" office:value-type="string">
            <text:p>Silvia Benitez</text:p>
          </table:table-cell>
          <table:table-cell table:style-name="ce3" office:value-type="string">
            <text:p>Ecuador</text:p>
          </table:table-cell>
          <table:table-cell table:style-name="ce3" office:value-type="string">
            <text:p>None Reported</text:p>
          </table:table-cell>
          <table:table-cell table:style-name="ce3" office:value-type="string">
            <text:p>None Reported</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Pollution</text:p>
            <text:p>Habitat conversion</text:p>
          </table:table-cell>
          <table:table-cell table:style-name="ce5" office:value-type="string">
            <text:p>Fire </text:p>
            <text:p>Ranching</text:p>
            <text:p>Non-timber crops (ag)</text:p>
            <text:p>Point pollution</text:p>
            <text:p>Non-point pollution</text:p>
          </table:table-cell>
          <table:table-cell table:style-name="ce5" office:value-type="string">
            <text:p>Two cities receive water from the Podocarpus National Park, this project is initally only working with one, Camora (over 50,000 people). <text:s/>Similar to the water fund in Quito, this project is developing a trust fund that will receive funding from various water users and invest this money in watershed conservation. <text:s/>Ecuador has a National Environmental Fund, so created this as a sub-account specifically for Podocarpus. <text:s/>The fund acts like a private organization. <text:s/>So far, funding comes voluntarily, but eventually when goods and services are established, policy may move toward the mandatory allocation of existing water fees to go to Podocarpus.</text:p>
            <text:p/>
            <text:p>Major threats include: cattle too close to water sources, erosion, pesticides,</text:p>
            <text:p>unnatural fires.</text:p>
            <text:p/>
            <text:p/>
          </table:table-cell>
          <table:table-cell table:style-name="ce5" office:value-type="string">
            <text:p>Water quality</text:p>
            <text:p>Water quantity</text:p>
            <text:p>Soil Stabilization</text:p>
          </table:table-cell>
          <table:table-cell/>
          <table:table-cell table:style-name="ce5" office:value-type="string">
            <text:p>high grasslands</text:p>
            <text:p>montane forests</text:p>
          </table:table-cell>
          <table:table-cell/>
          <table:table-cell table:style-name="ce5" office:value-type="string">
            <text:p>city of Camora</text:p>
          </table:table-cell>
          <table:table-cell table:style-name="ce5" office:value-type="string">
            <text:p>Regional</text:p>
          </table:table-cell>
          <table:table-cell table:style-name="ce5" office:value-type="string">
            <text:p>Regional</text:p>
          </table:table-cell>
          <table:table-cell table:style-name="ce5" office:value-type="string">
            <text:p>Individual private</text:p>
            <text:p>Federal </text:p>
          </table:table-cell>
          <table:table-cell table:style-name="ce5" office:value-type="string">
            <text:p>Federal </text:p>
            <text:p>Individual private</text:p>
          </table:table-cell>
          <table:table-cell table:style-name="ce5" office:value-type="string">
            <text:p>None</text:p>
          </table:table-cell>
          <table:table-cell/>
          <table:table-cell table:style-name="ce5" office:value-type="string">
            <text:p>Native forest</text:p>
            <text:p>Native grassland</text:p>
          </table:table-cell>
          <table:table-cell table:style-name="ce5" office:value-type="string">
            <text:p>Native grassland</text:p>
            <text:p>Native forest</text:p>
            <text:p>Converted</text:p>
          </table:table-cell>
          <table:table-cell table:style-name="ce5" office:value-type="string">
            <text:p>Native grassland</text:p>
            <text:p>Native forest</text:p>
            <text:p>Converted</text:p>
          </table:table-cell>
          <table:table-cell/>
          <table:table-cell table:style-name="ce5" office:value-type="string">
            <text:p>Unsustainable grazing</text:p>
            <text:p>Subsistence farming</text:p>
            <text:p>Other crops</text:p>
            <text:p>Nature reserve</text:p>
            <text:p>Selective logging</text:p>
          </table:table-cell>
          <table:table-cell table:style-name="ce5" office:value-type="string">
            <text:p>Sustainable grazing</text:p>
            <text:p>Subsistence farming</text:p>
            <text:p>Sustainable agriculture</text:p>
            <text:p>Nature reserve</text:p>
            <text:p>Sustainable timber harvest</text:p>
          </table:table-cell>
          <table:table-cell/>
          <table:table-cell table:style-name="ce5" office:value-type="string">
            <text:p>Subsidy</text:p>
          </table:table-cell>
          <table:table-cell table:style-name="ce5" office:value-type="string">
            <text:p>Donation</text:p>
          </table:table-cell>
          <table:table-cell/>
          <table:table-cell table:style-name="ce5" office:value-type="string">
            <text:p>Carrot </text:p>
          </table:table-cell>
          <table:table-cell table:style-name="ce5" office:value-type="string">
            <text:p>trust fund that will receive funding from various water users and invest this money in watershed conservation. <text:s/>Ecuador has a National Environmental Fund, so created this as a sub-account specifically for Podocarpus. <text:s/>The fund acts like a private organization. <text:s/>So far, funding comes voluntarily, but eventually when goods and services are established, policy may move toward the mandatory allocation of existing water fees to go to Podocarpus. <text:s/></text:p>
            <text:p/>
            <text:p>money will go to park guards. </text:p>
          </table:table-cell>
          <table:table-cell table:style-name="ce5" office:value-type="string">
            <text:p>New subsidy</text:p>
          </table:table-cell>
          <table:table-cell table:style-name="ce5" office:value-type="string">
            <text:p>Do not want to raise amount of water cost, work with municipalities to invest in conservation. <text:s/></text:p>
            <text:p/>
            <text:p>Must be able to guarantee water in quantity and quality</text:p>
            <text:p/>
          </table:table-cell>
          <table:table-cell table:style-name="ce5" office:value-type="string">
            <text:p>Stakeholder engagement</text:p>
          </table:table-cell>
          <table:table-cell/>
          <table:table-cell table:style-name="ce5" office:value-type="string">
            <text:p>Best Management Practices</text:p>
            <text:p>Restoration</text:p>
            <text:p>Preservation</text:p>
            <text:p>Research</text:p>
          </table:table-cell>
          <table:table-cell table:style-name="ce5" office:value-type="string">
            <text:p>BMP agriculture</text:p>
            <text:p>BMP ranching</text:p>
            <text:p>Ecosystem service assessment</text:p>
            <text:p>Regeneration</text:p>
            <text:p>Fencing </text:p>
            <text:p>Pilot/demonstration</text:p>
            <text:p>Restoring channel flow</text:p>
            <text:p>BMP forestry</text:p>
            <text:p>Park guards</text:p>
          </table:table-cell>
          <table:table-cell table:style-name="ce5" office:value-type="string">
            <text:p>Protected areas don’t have funding for basic management, fund management. <text:s/>Part of the watershed is owned by small land owners. <text:s/>Establish conservation agreements like zoning of the land to keep their productive acitivities. like cattle and agriculture in specific areas that will not harm the water source.</text:p>
            <text:p/>
            <text:p>fencing out cattle, reforestation of important areas, PES for private land owners etc.</text:p>
            <text:p/>
          </table:table-cell>
          <table:table-cell table:style-name="ce5" office:value-type="string">
            <text:p>Government</text:p>
            <text:p>Managing organization</text:p>
          </table:table-cell>
          <table:table-cell table:style-name="ce5" office:value-type="string">
            <text:p>Ranching</text:p>
            <text:p>Agriculture</text:p>
            <text:p>Other</text:p>
            <text:p>No take recreation</text:p>
          </table:table-cell>
          <table:table-cell table:style-name="ce5" office:value-type="string">
            <text:p>All water users</text:p>
          </table:table-cell>
          <table:table-cell table:style-name="ce5" office:value-type="string">
            <text:p>Domestic User</text:p>
            <text:p>Industrial/Corporate user</text:p>
          </table:table-cell>
          <table:table-cell table:style-name="ce5" office:value-type="string">
            <text:p>All water users</text:p>
          </table:table-cell>
          <table:table-cell table:style-name="ce5" office:value-type="string">
            <text:p>Government</text:p>
          </table:table-cell>
          <table:table-cell table:style-name="ce5" office:value-type="string">
            <text:p>Government</text:p>
          </table:table-cell>
          <table:table-cell table:style-name="ce5" office:value-type="string">
            <text:p>Yes</text:p>
          </table:table-cell>
          <table:table-cell table:style-name="ce5" office:value-type="string">
            <text:p>money will go to park guards</text:p>
          </table:table-cell>
          <table:table-cell table:style-name="ce5" office:value-type="string">
            <text:p><text:s text:c="2"/>Yes</text:p>
          </table:table-cell>
          <table:table-cell table:style-name="ce5" office:value-type="string">
            <text:p>Pre-project</text:p>
          </table:table-cell>
          <table:table-cell/>
          <table:table-cell table:style-name="ce5" office:value-type="string">
            <text:p>Redirect money to conservation</text:p>
          </table:table-cell>
          <table:table-cell table:style-name="ce5" office:value-type="string">
            <text:p>Contingent valuation (WTP)</text:p>
          </table:table-cell>
          <table:table-cell/>
          <table:table-cell table:style-name="ce5" office:value-type="string">
            <text:p>opportunity cost study: how much people value clean water, willingness to pay (done by a university student).</text:p>
          </table:table-cell>
          <table:table-cell table:number-columns-repeated="962"/>
        </table:table-row>
        <table:table-row table:style-name="ro12">
          <table:table-cell office:value-type="float" office:value="87">
            <text:p>87</text:p>
          </table:table-cell>
          <table:table-cell table:style-name="ce3" office:value-type="string">
            <text:p>Paute Watershed Fund (Cades National Park)</text:p>
          </table:table-cell>
          <table:table-cell table:style-name="ce3" office:value-type="string">
            <text:p>Silvia Benitez</text:p>
          </table:table-cell>
          <table:table-cell table:style-name="ce3" office:value-type="string">
            <text:p>TNC</text:p>
          </table:table-cell>
          <table:table-cell table:style-name="ce3" office:value-type="string">
            <text:p>8 August, 2007</text:p>
          </table:table-cell>
          <table:table-cell table:style-name="ce3" office:value-type="string">
            <text:p>Silvia Benitez</text:p>
          </table:table-cell>
          <table:table-cell table:style-name="ce3" office:value-type="string">
            <text:p>Ecuador </text:p>
          </table:table-cell>
          <table:table-cell table:style-name="ce3" office:value-type="string">
            <text:p>None Reported</text:p>
          </table:table-cell>
          <table:table-cell table:style-name="ce3" office:value-type="string">
            <text:p>None Reported</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Melissa Uhl</text:p>
          </table:table-cell>
          <table:table-cell table:style-name="ce5" office:value-type="string">
            <text:p>Habitat conversion</text:p>
            <text:p>Pollution</text:p>
          </table:table-cell>
          <table:table-cell table:style-name="ce5" office:value-type="string">
            <text:p>Dam and water management</text:p>
            <text:p>Energy production and mining</text:p>
            <text:p>Non-timber crops (ag)</text:p>
            <text:p>Ranching</text:p>
            <text:p>Non-point pollution</text:p>
            <text:p>Watershed alteration</text:p>
            <text:p>Logging</text:p>
          </table:table-cell>
          <table:table-cell table:style-name="ce5" office:value-type="string">
            <text:p>Create a trust fund (similar to Quito's) to manage and protect the water supply for the city of Cuenca. <text:s/>This water also feeds one of largest hydropower plants in Ecuador (supplies 50% of people). <text:s/>Protect watershed in Cades and Sangay national parks.</text:p>
            <text:p/>
            <text:p>Manage both private and communal areas. </text:p>
            <text:p/>
            <text:p>Major threats include: lack of funding, local need to do agriculture, cattle, harvest timber and wood. <text:s/></text:p>
            <text:p/>
          </table:table-cell>
          <table:table-cell table:style-name="ce5" office:value-type="string">
            <text:p>Water quality</text:p>
            <text:p>Water quantity</text:p>
            <text:p>Soil Stabilization</text:p>
          </table:table-cell>
          <table:table-cell/>
          <table:table-cell table:style-name="ce5" office:value-type="string">
            <text:p>Grover pine</text:p>
          </table:table-cell>
          <table:table-cell table:number-columns-repeated="2"/>
          <table:table-cell table:style-name="ce5" office:value-type="string">
            <text:p>Regional</text:p>
          </table:table-cell>
          <table:table-cell table:style-name="ce5" office:value-type="string">
            <text:p>Region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table-cell table:style-name="ce5" office:value-type="string">
            <text:p>Native forest</text:p>
          </table:table-cell>
          <table:table-cell table:style-name="ce5" office:value-type="string">
            <text:p>Native forest</text:p>
            <text:p>Converted</text:p>
          </table:table-cell>
          <table:table-cell table:style-name="ce5" office:value-type="string">
            <text:p>Native forest</text:p>
            <text:p>Converted</text:p>
          </table:table-cell>
          <table:table-cell/>
          <table:table-cell table:style-name="ce5" office:value-type="string">
            <text:p>Nature reserve</text:p>
            <text:p>Selective logging</text:p>
            <text:p>Subsistence farming</text:p>
          </table:table-cell>
          <table:table-cell table:style-name="ce5" office:value-type="string">
            <text:p>Nature reserve</text:p>
            <text:p>Sustainable timber harvest</text:p>
            <text:p>Subsistence farming</text:p>
          </table:table-cell>
          <table:table-cell table:style-name="ce5" office:value-type="string">
            <text:p>New fund created to pay for watershed management in national parks.</text:p>
          </table:table-cell>
          <table:table-cell table:style-name="ce5" office:value-type="string">
            <text:p>Subsidy</text:p>
          </table:table-cell>
          <table:table-cell table:style-name="ce5" office:value-type="string">
            <text:p>Donation</text:p>
          </table:table-cell>
          <table:table-cell/>
          <table:table-cell table:style-name="ce5" office:value-type="string">
            <text:p>Carrot </text:p>
          </table:table-cell>
          <table:table-cell table:style-name="ce5" office:value-type="string">
            <text:p>Create a trust fund where each water user will allocate funds to invest in conservation activities. <text:s/>Developing basis now: <text:s/>$400,000 from the municipality; Electcroauscro says they will commit 10,000 (maybe more). <text:s/></text:p>
            <text:p/>
            <text:p>These are voluntary donations right now, but possibility of creating a redistribution of water fees so that some payment will go towards watershed conservation.</text:p>
          </table:table-cell>
          <table:table-cell table:style-name="ce5" office:value-type="string">
            <text:p>Administration rights</text:p>
            <text:p>New subsidy</text:p>
          </table:table-cell>
          <table:table-cell table:style-name="ce5" office:value-type="string">
            <text:p>Working on the legal phase: must select an institution to manage finances.</text:p>
            <text:p>Create an investment plan to guide. <text:s/></text:p>
            <text:p>Main goal is to have a long term source of funding. <text:s/></text:p>
            <text:p/>
          </table:table-cell>
          <table:table-cell table:style-name="ce5" office:value-type="string">
            <text:p>Education and outreach</text:p>
            <text:p>Stakeholder engagement</text:p>
          </table:table-cell>
          <table:table-cell table:style-name="ce5" office:value-type="string">
            <text:p>Environmental education: Cities mainly know where the water comes from so there is widespread public support for conservation.</text:p>
            <text:p>There are also communities living around conservation areas.</text:p>
            <text:p/>
            <text:p>Travel around to communities to educate about the importance of clean water etc.</text:p>
          </table:table-cell>
          <table:table-cell table:style-name="ce5" office:value-type="string">
            <text:p>Best Management Practices</text:p>
            <text:p>Restoration</text:p>
            <text:p>Research</text:p>
          </table:table-cell>
          <table:table-cell table:style-name="ce5" office:value-type="string">
            <text:p>BMP forestry</text:p>
            <text:p>Ecosystem service assessment</text:p>
            <text:p>Restoring channel flow</text:p>
            <text:p>Pilot/demonstration</text:p>
            <text:p>Restoring riparian zone</text:p>
            <text:p>BMP agriculture</text:p>
          </table:table-cell>
          <table:table-cell table:style-name="ce5" office:value-type="string">
            <text:p>Create a trust fund where each water user will allocate funds to invest in conservation activities. <text:s/></text:p>
            <text:p/>
            <text:p>Creating a monitoring framework. <text:s/>This will basically measure water quantity &amp; quality, landuse changes, natural vegetation cover. <text:s/>After fund is created, need technical personnel to provide the measurements (perhaps the universities).</text:p>
            <text:p/>
            <text:p>Developing policy to guide use of water fund.</text:p>
          </table:table-cell>
          <table:table-cell table:style-name="ce5" office:value-type="string">
            <text:p>Government</text:p>
            <text:p>Managing organization</text:p>
          </table:table-cell>
          <table:table-cell table:style-name="ce5" office:value-type="string">
            <text:p>Managed forestry</text:p>
            <text:p>No take recreation</text:p>
            <text:p>Agriculture</text:p>
          </table:table-cell>
          <table:table-cell table:style-name="ce5" office:value-type="string">
            <text:p>All water users</text:p>
            <text:p>Hydropower</text:p>
          </table:table-cell>
          <table:table-cell table:style-name="ce5" office:value-type="string">
            <text:p>Industrial/Corporate user</text:p>
            <text:p>Tax payer</text:p>
          </table:table-cell>
          <table:table-cell table:style-name="ce5" office:value-type="string">
            <text:p>Municipality</text:p>
            <text:p>Hydropower</text:p>
          </table:table-cell>
          <table:table-cell table:style-name="ce5" office:value-type="string">
            <text:p>Government</text:p>
          </table:table-cell>
          <table:table-cell table:style-name="ce5" office:value-type="string">
            <text:p>Government</text:p>
          </table:table-cell>
          <table:table-cell table:style-name="ce5" office:value-type="string">
            <text:p>Yes</text:p>
          </table:table-cell>
          <table:table-cell table:style-name="ce5" office:value-type="string">
            <text:p>Money from water fund will go to park rangers to pay for watershed management.</text:p>
          </table:table-cell>
          <table:table-cell table:number-columns-repeated="969"/>
        </table:table-row>
        <table:table-row table:style-name="ro10">
          <table:table-cell office:value-type="float" office:value="88">
            <text:p>88</text:p>
          </table:table-cell>
          <table:table-cell table:style-name="ce3" office:value-type="string">
            <text:p>Upper Mississippi River</text:p>
          </table:table-cell>
          <table:table-cell table:style-name="ce3" office:value-type="string">
            <text:p>David Braun</text:p>
          </table:table-cell>
          <table:table-cell table:style-name="ce3" office:value-type="string">
            <text:p>TNC</text:p>
          </table:table-cell>
          <table:table-cell table:style-name="ce3" office:value-type="string">
            <text:p>29 November 2006</text:p>
          </table:table-cell>
          <table:table-cell table:style-name="ce3" office:value-type="string">
            <text:p>None Reported</text:p>
          </table:table-cell>
          <table:table-cell table:style-name="ce3" office:value-type="string">
            <text:p>Iowa</text:p>
            <text:p>North America</text:p>
          </table:table-cell>
          <table:table-cell table:style-name="ce3" office:value-type="string">
            <text:p>None Reported</text:p>
          </table:table-cell>
          <table:table-cell table:style-name="ce3" office:value-type="string">
            <text:p>2002</text:p>
          </table:table-cell>
          <table:table-cell table:style-name="ce3" office:value-type="string">
            <text:p>None Reported</text:p>
          </table:table-cell>
          <table:table-cell table:style-name="ce3" office:value-type="string">
            <text:p>Ecosystem services</text:p>
          </table:table-cell>
          <table:table-cell table:style-name="ce3" office:value-type="string">
            <text:p>In person</text:p>
          </table:table-cell>
          <table:table-cell table:style-name="ce5" office:value-type="string">
            <text:p>Rebecca Goldman</text:p>
          </table:table-cell>
          <table:table-cell table:style-name="ce5" office:value-type="string">
            <text:p>Pollution</text:p>
            <text:p>Habitat conversion</text:p>
            <text:p>Overharvest</text:p>
          </table:table-cell>
          <table:table-cell table:style-name="ce5" office:value-type="string">
            <text:p>Non-timber crops (ag)</text:p>
            <text:p>Fishing</text:p>
            <text:p>Non-point pollution</text:p>
            <text:p>Dam and water management</text:p>
          </table:table-cell>
          <table:table-cell table:style-name="ce5" office:value-type="string">
            <text:p>To protect sites of high biodiversity significance while conserving the larger ecosystem. <text:s text:c="2"/>River navigation management because of freshwater conservation <text:s/>priorities. <text:s/>The UMR basin includes 25% of N. America's fish species. <text:s/>At first trying to map the system to determine important areas. <text:s/>Decided that the entire river system needed to be conserved to reestablish hydrological flow and freshwater ecosystems. <text:s/>Since most of this river area (about 2/3) ran through farms changing agricultural practices became a necessity.</text:p>
          </table:table-cell>
          <table:table-cell table:style-name="ce5" office:value-type="string">
            <text:p>Water quality</text:p>
            <text:p>Water quantity</text:p>
            <text:p>Flood mitigation</text:p>
          </table:table-cell>
          <table:table-cell/>
          <table:table-cell table:style-name="ce5" office:value-type="string">
            <text:p>Mississippi River freshwater ecosystem.</text:p>
          </table:table-cell>
          <table:table-cell table:number-columns-repeated="2"/>
          <table:table-cell table:style-name="ce5" office:value-type="string">
            <text:p>Regional</text:p>
          </table:table-cell>
          <table:table-cell table:style-name="ce5" office:value-type="string">
            <text:p>Regional</text:p>
          </table:table-cell>
          <table:table-cell table:style-name="ce5" office:value-type="string">
            <text:p>Individual private</text:p>
          </table:table-cell>
          <table:table-cell table:style-name="ce5" office:value-type="string">
            <text:p>Individual private</text:p>
          </table:table-cell>
          <table:table-cell table:style-name="ce5" office:value-type="string">
            <text:p>None</text:p>
          </table:table-cell>
          <table:table-cell table:style-name="ce5" office:value-type="string">
            <text:p>TNC wants to work with existing landowners to encourage investment in conservation practices through incentives such as underwriting costs</text:p>
          </table:table-cell>
          <table:table-cell table:style-name="ce5" office:value-type="string">
            <text:p>Native forest</text:p>
          </table:table-cell>
          <table:table-cell table:style-name="ce5" office:value-type="string">
            <text:p>Converted</text:p>
          </table:table-cell>
          <table:table-cell table:style-name="ce5" office:value-type="string">
            <text:p>Converted</text:p>
          </table:table-cell>
          <table:table-cell table:style-name="ce5" office:value-type="string">
            <text:p>TNC is encouraging sustainable agricultural practices for farmers.</text:p>
          </table:table-cell>
          <table:table-cell table:style-name="ce5" office:value-type="string">
            <text:p>Commodity crops</text:p>
          </table:table-cell>
          <table:table-cell table:style-name="ce5" office:value-type="string">
            <text:p>Sustainable agriculture</text:p>
          </table:table-cell>
          <table:table-cell/>
          <table:table-cell table:style-name="ce5" office:value-type="string">
            <text:p>Subsidy</text:p>
          </table:table-cell>
          <table:table-cell table:style-name="ce5" office:value-type="string">
            <text:p>New subsidy</text:p>
            <text:p>Redistribution of subsidy</text:p>
          </table:table-cell>
          <table:table-cell/>
          <table:table-cell table:style-name="ce5" office:value-type="string">
            <text:p>Carrot </text:p>
          </table:table-cell>
          <table:table-cell table:style-name="ce5" office:value-type="string">
            <text:p>TNC is trying to influence the 2007 farm bill through implementing green subsidy programs and altering or creating subsidies that reward agricultural BMPs.</text:p>
          </table:table-cell>
          <table:table-cell table:style-name="ce5" office:value-type="string">
            <text:p>New subsidy</text:p>
            <text:p>Redistribute subsidy</text:p>
          </table:table-cell>
          <table:table-cell table:style-name="ce5" office:value-type="string">
            <text:p>TNC is encouraging via economic argument, the federal government to make commodity subsidies in the area switch to green subsidies requiring BMPs on ag land in order to receive the reward.</text:p>
          </table:table-cell>
          <table:table-cell table:style-name="ce5" office:value-type="string">
            <text:p>Community forums</text:p>
            <text:p>Meetings</text:p>
          </table:table-cell>
          <table:table-cell/>
          <table:table-cell table:style-name="ce5" office:value-type="string">
            <text:p>Best Management Practices</text:p>
            <text:p>Research</text:p>
            <text:p>Restoration</text:p>
          </table:table-cell>
          <table:table-cell table:style-name="ce5" office:value-type="string">
            <text:p>Pilot/demonstration</text:p>
            <text:p>Restoring channel flow</text:p>
            <text:p>BMP agriculture</text:p>
          </table:table-cell>
          <table:table-cell table:style-name="ce5" office:value-type="string">
            <text:p>TNC is hoping to implement a 2-stage ditch design for agricultural producers which will help restore flood plains and reduce flooding as well as improve water quality. <text:s/>They also want to improve drainage systems</text:p>
          </table:table-cell>
          <table:table-cell table:style-name="ce5" office:value-type="string">
            <text:p>Government</text:p>
          </table:table-cell>
          <table:table-cell table:style-name="ce5" office:value-type="string">
            <text:p>Agriculture</text:p>
          </table:table-cell>
          <table:table-cell table:style-name="ce5" office:value-type="string">
            <text:p>Agriculture</text:p>
            <text:p>All water users</text:p>
            <text:p>Floodplain occupants</text:p>
          </table:table-cell>
          <table:table-cell table:style-name="ce5" office:value-type="string">
            <text:p>Tax payer</text:p>
          </table:table-cell>
          <table:table-cell table:style-name="ce5" office:value-type="string">
            <text:p>Federal tax payers</text:p>
            <text:p>State tax payers</text:p>
            <text:p>Private landowners</text:p>
          </table:table-cell>
          <table:table-cell table:style-name="ce5" office:value-type="string">
            <text:p>Private land user</text:p>
          </table:table-cell>
          <table:table-cell table:style-name="ce5" office:value-type="string">
            <text:p>Agriculture</text:p>
          </table:table-cell>
          <table:table-cell table:number-columns-repeated="2"/>
          <table:table-cell table:style-name="ce5" office:value-type="string">
            <text:p><text:s text:c="2"/>Yes</text:p>
          </table:table-cell>
          <table:table-cell table:style-name="ce5" office:value-type="string">
            <text:p>During project</text:p>
          </table:table-cell>
          <table:table-cell table:style-name="ce5" office:value-type="string">
            <text:p>$x wasted</text:p>
          </table:table-cell>
          <table:table-cell table:style-name="ce5" office:value-type="string">
            <text:p>Change land user practice</text:p>
            <text:p>Motivate legislation</text:p>
          </table:table-cell>
          <table:table-cell table:style-name="ce5" office:value-type="string">
            <text:p>Cost/benefit</text:p>
          </table:table-cell>
          <table:table-cell table:style-name="ce5" office:value-type="string">
            <text:p>Hydropower water quality</text:p>
            <text:p>Domestic water quality</text:p>
            <text:p>Recreation water quality</text:p>
            <text:p>Agriculture water quality</text:p>
            <text:p>Flood mitigation</text:p>
            <text:p>Industrial water quality</text:p>
          </table:table-cell>
          <table:table-cell/>
          <table:table-cell table:style-name="ce5" office:value-type="string">
            <text:p><text:s text:c="2"/>Yes</text:p>
          </table:table-cell>
          <table:table-cell table:style-name="ce5" office:value-type="string">
            <text:p>During project</text:p>
          </table:table-cell>
          <table:table-cell table:style-name="ce5" office:value-type="string">
            <text:p>Tax payers are paying twice</text:p>
          </table:table-cell>
          <table:table-cell table:style-name="ce5" office:value-type="string">
            <text:p>Motivate legislation</text:p>
          </table:table-cell>
          <table:table-cell table:number-columns-repeated="958"/>
        </table:table-row>
        <table:table-row table:style-name="ro4">
          <table:table-cell office:value-type="float" office:value="89">
            <text:p>89</text:p>
          </table:table-cell>
          <table:table-cell table:style-name="ce3" office:value-type="string">
            <text:p>Delaware River Basin Program – NY (formerly Neversink Program)</text:p>
            <text:p/>
          </table:table-cell>
          <table:table-cell table:style-name="ce3" office:value-type="string">
            <text:p>George Schuler</text:p>
          </table:table-cell>
          <table:table-cell table:style-name="ce3" office:value-type="string">
            <text:p>TNC</text:p>
          </table:table-cell>
          <table:table-cell table:style-name="ce3" office:value-type="string">
            <text:p>29 Nov 2006</text:p>
          </table:table-cell>
          <table:table-cell table:style-name="ce3" office:value-type="string">
            <text:p>George Schuler</text:p>
          </table:table-cell>
          <table:table-cell table:style-name="ce3" office:value-type="string">
            <text:p>New York</text:p>
            <text:p>North America</text:p>
          </table:table-cell>
          <table:table-cell table:style-name="ce3" office:value-type="string">
            <text:p>North Atlantic freshwater ecoregion</text:p>
          </table:table-cell>
          <table:table-cell table:style-name="ce3" office:value-type="string">
            <text:p>June 1995</text:p>
          </table:table-cell>
          <table:table-cell table:style-name="ce3" office:value-type="string">
            <text:p>ongoing</text:p>
          </table:table-cell>
          <table:table-cell table:style-name="ce3" office:value-type="string">
            <text:p>Ecosystem services</text:p>
          </table:table-cell>
          <table:table-cell table:style-name="ce3" office:value-type="string">
            <text:p>In person</text:p>
          </table:table-cell>
          <table:table-cell table:style-name="ce5" office:value-type="string">
            <text:p>Rebecca Goldman</text:p>
          </table:table-cell>
          <table:table-cell table:style-name="ce5" office:value-type="string">
            <text:p>Habitat conversion</text:p>
          </table:table-cell>
          <table:table-cell table:style-name="ce5" office:value-type="string">
            <text:p>Non-timber crops (ag)</text:p>
            <text:p>Dam and water management</text:p>
          </table:table-cell>
          <table:table-cell table:style-name="ce5" office:value-type="string">
            <text:p>TNC <text:s/>became interested in the area due to an endangered mussels species - a rare, freshwater species. <text:s/>The area was originally a TNC bioreserve.</text:p>
            <text:p>Species conservation, restoration of mussel to full habitat extent.</text:p>
            <text:p>American eel, striped bass, shad</text:p>
          </table:table-cell>
          <table:table-cell table:style-name="ce5" office:value-type="string">
            <text:p>Flood mitigation</text:p>
            <text:p>Fisheries</text:p>
          </table:table-cell>
          <table:table-cell table:style-name="ce5" office:value-type="string">
            <text:p>The fisheries of particular concern in this case are freshwater mussels and their larval hosts (fish), diadromous fish such as American shad, alewife, and American eel which have been strongly affected by changes in hydrologic flow in the Neversink region. <text:s/></text:p>
            <text:p>Other key ecological attributes have also been influenced</text:p>
          </table:table-cell>
          <table:table-cell table:style-name="ce5" office:value-type="string">
            <text:p>(1) Moderate/low gradient groundwater influenced riverine and <text:s/>floodplain ecological systems; (2) <text:s/>Low gradient groundwater influenced riverine and bottomland swamp ecological system (Bashakill); (3) High/moderate gradient low alkaline <text:s/>headwater riverine and <text:s/>riparian ecological system (upper Delaware branches and tributaries).</text:p>
            <text:p/>
          </table:table-cell>
          <table:table-cell table:style-name="ce5" office:value-type="string">
            <text:p>Two endangered mussel species</text:p>
          </table:table-cell>
          <table:table-cell/>
          <table:table-cell table:style-name="ce5" office:value-type="string">
            <text:p>Regional</text:p>
          </table:table-cell>
          <table:table-cell table:style-name="ce5" office:value-type="string">
            <text:p>Regional</text:p>
          </table:table-cell>
          <table:table-cell table:style-name="ce5" office:value-type="string">
            <text:p>Individual private</text:p>
          </table:table-cell>
          <table:table-cell table:style-name="ce5" office:value-type="string">
            <text:p>Individual private</text:p>
            <text:p>Private nonprofit</text:p>
          </table:table-cell>
          <table:table-cell table:style-name="ce5" office:value-type="string">
            <text:p>Private to PNP</text:p>
          </table:table-cell>
          <table:table-cell table:style-name="ce5" office:value-type="string">
            <text:p>TNC has purchased a few tracts of land in the area but this is not the main goal. <text:s/>They would rather work with landowners and with the legislature to alter land use and to influence the management of water flow. <text:s/></text:p>
            <text:p>Additionally most of the project deals with altered water flows and fisheries harvest issues for the diadromous fish so there is no real "ownership" basis.</text:p>
          </table:table-cell>
          <table:table-cell table:style-name="ce5" office:value-type="string">
            <text:p>Wetland</text:p>
            <text:p>Other</text:p>
            <text:p>Native forest</text:p>
          </table:table-cell>
          <table:table-cell table:style-name="ce5" office:value-type="string">
            <text:p>Converted</text:p>
            <text:p>Mixed forest</text:p>
            <text:p>Wetland</text:p>
            <text:p>Other</text:p>
          </table:table-cell>
          <table:table-cell table:style-name="ce5" office:value-type="string">
            <text:p>Converted</text:p>
            <text:p>Mixed forest</text:p>
            <text:p>Wetland</text:p>
            <text:p>Other</text:p>
          </table:table-cell>
          <table:table-cell table:style-name="ce5" office:value-type="string">
            <text:p>Much of the land has been converted to small scale agricultural production systems or development. <text:s text:c="2"/>The main project focus is the river and it's flow.</text:p>
          </table:table-cell>
          <table:table-cell table:style-name="ce5" office:value-type="string">
            <text:p>Other crops</text:p>
            <text:p>Residential development</text:p>
            <text:p>Other use</text:p>
            <text:p>Selective logging</text:p>
            <text:p>Recreational open space</text:p>
            <text:p>Nature reserve</text:p>
            <text:p>Commodity Crops</text:p>
            <text:p>Unsustainable grazing</text:p>
          </table:table-cell>
          <table:table-cell table:style-name="ce5" office:value-type="string">
            <text:p>Selective logging</text:p>
            <text:p>Commodity Crops</text:p>
            <text:p>Other crops</text:p>
            <text:p>Nature reserve</text:p>
            <text:p>Other use</text:p>
            <text:p>Residential development</text:p>
            <text:p>Recreational open space</text:p>
            <text:p>Unsustainable grazing</text:p>
          </table:table-cell>
          <table:table-cell table:style-name="ce5" office:value-type="string">
            <text:p>Land use is in transition – it is mostly rural with some fallow farms, wood lots turned hunt clubs, rural neighborhoods, and old agricultural and resort landscapes. The service industry is the driving engine – people generally live in the area and commute to work. <text:s/>The land uses have not changed much. </text:p>
          </table:table-cell>
          <table:table-cell table:style-name="ce5" office:value-type="string">
            <text:p>Rights Transfer</text:p>
          </table:table-cell>
          <table:table-cell table:style-name="ce5" office:value-type="string">
            <text:p>Fee acquisitions</text:p>
          </table:table-cell>
          <table:table-cell/>
          <table:table-cell table:style-name="ce5" office:value-type="string">
            <text:p>Neither</text:p>
          </table:table-cell>
          <table:table-cell table:style-name="ce5" office:value-type="string">
            <text:p>TNC's goal was to own some land or manage some land to be able to do demonstration projects of best management practices. <text:s/></text:p>
            <text:p>A lot of this work has been financed through federal appropriations and private funding/in-kind work through non-profits. TNC did a lot of work with Congress to get relevant agency budgets (USGS, USACOE, NPS, etc.) changed so that they could do the work needed or pass funding on to another agency. </text:p>
            <text:p/>
          </table:table-cell>
          <table:table-cell table:style-name="ce5" office:value-type="string">
            <text:p>Other policy change</text:p>
            <text:p>Redistribute tax</text:p>
          </table:table-cell>
          <table:table-cell table:style-name="ce5" office:value-type="string">
            <text:p>TNC wants to work with the Delaware water commission to change the way the water flows through the dams on the River.</text:p>
            <text:p>TNC did a lot of work with Congress to get relevant agency budgets (USGS, USACOE, NPS, etc.) changed so that they could do the work needed or pass funding on to another agency. </text:p>
            <text:p/>
          </table:table-cell>
          <table:table-cell table:style-name="ce5" office:value-type="string">
            <text:p>Education and outreach</text:p>
            <text:p>Stakeholder engagement</text:p>
            <text:p>Workshops</text:p>
            <text:p>Meetings</text:p>
            <text:p>Committee formation</text:p>
          </table:table-cell>
          <table:table-cell/>
          <table:table-cell table:style-name="ce5" office:value-type="string">
            <text:p>Best Management Practices</text:p>
            <text:p>Research</text:p>
            <text:p>Restoration</text:p>
          </table:table-cell>
          <table:table-cell table:style-name="ce5" office:value-type="string">
            <text:p>Infrastructure</text:p>
            <text:p>Pilot/demonstration</text:p>
            <text:p>Biodiversity assessment</text:p>
            <text:p>Floodplain restoration</text:p>
            <text:p>BMP agriculture</text:p>
            <text:p>BMP fishery/aquaculture</text:p>
            <text:p>Ecosystem service assessment</text:p>
            <text:p>Mapping</text:p>
            <text:p>Restoring channel flow</text:p>
          </table:table-cell>
          <table:table-cell table:style-name="ce5" office:value-type="string">
            <text:p>Ecosystem assessment initiative studying water chemistry, biota, physical habitat assessments in order to properly shape the viability of the real targets. <text:s/>They are doing demonstration projects to encourage best management practices on agricultural landscapes</text:p>
          </table:table-cell>
          <table:table-cell table:style-name="ce5" office:value-type="string">
            <text:p>Government</text:p>
            <text:p>Managing organization</text:p>
          </table:table-cell>
          <table:table-cell table:style-name="ce5" office:value-type="string">
            <text:p>Agriculture</text:p>
            <text:p>Sustainable take recreation</text:p>
            <text:p>Managed forestry</text:p>
          </table:table-cell>
          <table:table-cell table:style-name="ce5" office:value-type="string">
            <text:p>Agriculture</text:p>
            <text:p>Rural domestic</text:p>
            <text:p>All water users</text:p>
            <text:p>Floodplain occupants</text:p>
            <text:p>Urban domestic</text:p>
          </table:table-cell>
          <table:table-cell/>
          <table:table-cell table:style-name="ce5" office:value-type="string">
            <text:p>None</text:p>
          </table:table-cell>
          <table:table-cell/>
          <table:table-cell table:style-name="ce5" office:value-type="string">
            <text:p>None</text:p>
          </table:table-cell>
          <table:table-cell/>
          <table:table-cell table:style-name="ce5" office:value-type="string">
            <text:p>nobody really gets a payment through these changes. The ecosystem services benefits acrue to every stakeholder (water supply, recreation, etc.) and includes the value of doing/using as well as the avoiding a cost from damage or loss of use.</text:p>
            <text:p/>
          </table:table-cell>
          <table:table-cell table:number-columns-repeated="7"/>
          <table:table-cell table:style-name="ce5" office:value-type="string">
            <text:p><text:s text:c="2"/>Yes</text:p>
          </table:table-cell>
          <table:table-cell table:style-name="ce5" office:value-type="string">
            <text:p>Pre-project</text:p>
          </table:table-cell>
          <table:table-cell/>
          <table:table-cell table:style-name="ce5" office:value-type="string">
            <text:p>Motivate legislation</text:p>
            <text:p>Stakeholder buy-in</text:p>
            <text:p>ID policy to target</text:p>
            <text:p>Reveal need for policy change</text:p>
          </table:table-cell>
          <table:table-cell table:style-name="ce5" office:value-type="string">
            <text:p>Water supply risk (drought days and minimum safe yield) vs. habitat improvement/increase (square meters) for trout, american shad and the endangered dwarf wedgemussel (calculated using a habitat model decision support system) was essentially at the core o</text:p>
          </table:table-cell>
          <table:table-cell table:style-name="ce5" office:value-type="string">
            <text:p><text:s text:c="2"/>Yes</text:p>
          </table:table-cell>
          <table:table-cell table:style-name="ce5" office:value-type="string">
            <text:p>Water supply risk (drought days and minimum safe yield) vs. habitat improvement/increase (square meters) for trout, american shad and the endangered dwarf wedgemussel (calculated using a habitat model decision support system) was essentially at the core o</text:p>
          </table:table-cell>
          <table:table-cell table:number-columns-repeated="955"/>
        </table:table-row>
        <table:table-row table:style-name="ro10">
          <table:table-cell office:value-type="float" office:value="90">
            <text:p>90</text:p>
          </table:table-cell>
          <table:table-cell table:style-name="ce3" office:value-type="string">
            <text:p>Guaraquecaba Environmental Protection Area - Carbon project</text:p>
          </table:table-cell>
          <table:table-cell table:style-name="ce3" office:value-type="string">
            <text:p>Fernando Veiga</text:p>
            <text:p>Giba Tiepolo</text:p>
          </table:table-cell>
          <table:table-cell table:style-name="ce3" office:value-type="string">
            <text:p>TNC</text:p>
          </table:table-cell>
          <table:table-cell table:style-name="ce3" office:value-type="string">
            <text:p>29 Nov 2006</text:p>
            <text:p>16 Feb 2007</text:p>
          </table:table-cell>
          <table:table-cell table:style-name="ce3" office:value-type="string">
            <text:p>None Reported</text:p>
          </table:table-cell>
          <table:table-cell table:style-name="ce3" office:value-type="string">
            <text:p>Brazil</text:p>
            <text:p>South America</text:p>
          </table:table-cell>
          <table:table-cell table:style-name="ce3" office:value-type="string">
            <text:p>None Reported</text:p>
          </table:table-cell>
          <table:table-cell table:style-name="ce3" office:value-type="string">
            <text:p>2000</text:p>
          </table:table-cell>
          <table:table-cell table:style-name="ce3" office:value-type="string">
            <text:p>40 years</text:p>
          </table:table-cell>
          <table:table-cell table:style-name="ce3" office:value-type="string">
            <text:p>Ecosystem services</text:p>
          </table:table-cell>
          <table:table-cell table:style-name="ce3" office:value-type="string">
            <text:p>By phone</text:p>
          </table:table-cell>
          <table:table-cell table:style-name="ce5" office:value-type="string">
            <text:p>Rebecca Goldman</text:p>
          </table:table-cell>
          <table:table-cell table:style-name="ce5" office:value-type="string">
            <text:p>Invasive species</text:p>
            <text:p>Habitat conversion</text:p>
            <text:p>Overharvest</text:p>
          </table:table-cell>
          <table:table-cell table:style-name="ce5" office:value-type="string">
            <text:p>Invasive species</text:p>
            <text:p>Urban development</text:p>
            <text:p>Housing and urban development</text:p>
            <text:p>Non-timber crops (ag)</text:p>
            <text:p>Ranching</text:p>
            <text:p>Logging</text:p>
          </table:table-cell>
          <table:table-cell table:style-name="ce5" office:value-type="string">
            <text:p>Carbon sequestration through conservation and restoration of trees.</text:p>
            <text:p>Restore forest, contribute to climate mitigation, carbon benefits, create jobs, and <text:s/>be a model for other Carbon projects.</text:p>
            <text:p>Guarequecaba region is the best fragment of Atlantic forest left and it was not well protected as most of it was on private lands. <text:s/>SPVS has been managing the reserves for some time. <text:s/></text:p>
          </table:table-cell>
          <table:table-cell table:style-name="ce5" office:value-type="string">
            <text:p>Carbon sequestration</text:p>
          </table:table-cell>
          <table:table-cell/>
          <table:table-cell table:style-name="ce5" office:value-type="string">
            <text:p>Atlantic Forest</text:p>
          </table:table-cell>
          <table:table-cell table:style-name="ce5" office:value-type="string">
            <text:p>60% of Brazil's endangered species are in the Atlantic forest</text:p>
          </table:table-cell>
          <table:table-cell table:style-name="ce5" office:value-type="string">
            <text:p>Provide jobs</text:p>
          </table:table-cell>
          <table:table-cell table:style-name="ce5" office:value-type="string">
            <text:p>Regional</text:p>
          </table:table-cell>
          <table:table-cell table:style-name="ce5" office:value-type="string">
            <text:p>Global</text:p>
          </table:table-cell>
          <table:table-cell table:style-name="ce5" office:value-type="string">
            <text:p>Individual private</text:p>
            <text:p>Federal </text:p>
            <text:p>Private nonprofit</text:p>
          </table:table-cell>
          <table:table-cell table:style-name="ce5" office:value-type="string">
            <text:p>Private nonprofit</text:p>
          </table:table-cell>
          <table:table-cell table:style-name="ce5" office:value-type="string">
            <text:p>Fed to PNP</text:p>
            <text:p>Private to PNP</text:p>
          </table:table-cell>
          <table:table-cell table:style-name="ce5" office:value-type="string">
            <text:p>There are still a number of landowners in the area besides non profit but the project involved purchasing land for protection. <text:s/>TNC brokered the purchase and their partner, SPVS, is now the title landholder. <text:s/></text:p>
          </table:table-cell>
          <table:table-cell table:style-name="ce5" office:value-type="string">
            <text:p>Native forest</text:p>
          </table:table-cell>
          <table:table-cell table:style-name="ce5" office:value-type="string">
            <text:p>Mixed forest</text:p>
            <text:p>Non-native grassland</text:p>
            <text:p>Converted</text:p>
          </table:table-cell>
          <table:table-cell table:style-name="ce5" office:value-type="string">
            <text:p>Mixed forest</text:p>
            <text:p>Non-native grassland</text:p>
          </table:table-cell>
          <table:table-cell table:style-name="ce5" office:value-type="string">
            <text:p>The area was all originally native forest. <text:s/>There has been a good deal of logging and conversion for agricultural resulting in non-native grassland habitat. <text:s/>The project is now trying to restore areas of native trees through reforestation and replanting. <text:s/></text:p>
          </table:table-cell>
          <table:table-cell table:style-name="ce5" office:value-type="string">
            <text:p>Other crops</text:p>
            <text:p>Nature reserve</text:p>
            <text:p>Other use</text:p>
            <text:p>Unsustainable grazing</text:p>
            <text:p>Subsistence farming</text:p>
          </table:table-cell>
          <table:table-cell table:style-name="ce5" office:value-type="string">
            <text:p>Nature reserve</text:p>
            <text:p>Recreational open space</text:p>
            <text:p>Sustainable agroforestry</text:p>
            <text:p>Sustainable agriculture</text:p>
          </table:table-cell>
          <table:table-cell table:style-name="ce5" office:value-type="string">
            <text:p>Land used to be all cattle farms and light agricultural production (not intensive). <text:s/>Pilot projects have been encouraging organic farm production as well as agroforestry production. <text:s/>A lot of the landscape has been put into conservation. </text:p>
          </table:table-cell>
          <table:table-cell table:style-name="ce5" office:value-type="string">
            <text:p>Rights Transfer</text:p>
            <text:p>Markets</text:p>
          </table:table-cell>
          <table:table-cell table:style-name="ce5" office:value-type="string">
            <text:p>Fee acquisitions</text:p>
            <text:p>Carbon market</text:p>
          </table:table-cell>
          <table:table-cell/>
          <table:table-cell table:style-name="ce5" office:value-type="string">
            <text:p>Carrot </text:p>
          </table:table-cell>
          <table:table-cell table:style-name="ce5" office:value-type="string">
            <text:p>Using money industry gave to mitigate their carbon, TNC ad SPVS were able to purchase land from private cattle ranchers to form a park and reforestation area. <text:s/></text:p>
          </table:table-cell>
          <table:table-cell table:style-name="ce5" office:value-type="string">
            <text:p>None</text:p>
          </table:table-cell>
          <table:table-cell/>
          <table:table-cell table:style-name="ce5" office:value-type="string">
            <text:p>Education and outreach</text:p>
            <text:p>Training</text:p>
          </table:table-cell>
          <table:table-cell table:style-name="ce5" office:value-type="string">
            <text:p/>
            <text:p>SPVS is also doing education and outreach through an environmental education center they created.</text:p>
            <text:p/>
          </table:table-cell>
          <table:table-cell table:style-name="ce5" office:value-type="string">
            <text:p>Restoration</text:p>
            <text:p>Preservation</text:p>
            <text:p>Best Management Practices</text:p>
            <text:p>Research</text:p>
          </table:table-cell>
          <table:table-cell table:style-name="ce5" office:value-type="string">
            <text:p>Reseeding</text:p>
            <text:p>Park guards</text:p>
            <text:p>Regeneration</text:p>
            <text:p>Pilot/demonstration</text:p>
            <text:p>BMP agriculture</text:p>
            <text:p>Legal protection</text:p>
          </table:table-cell>
          <table:table-cell table:style-name="ce5" office:value-type="string">
            <text:p>The initial pilot projects included reforestation through planting seedlings as well as passive reforestation. <text:s/>There has also been a change in the type of agricultural production to include oganic farms (bananas, honey bees, agroforestry and heart of palm)</text:p>
            <text:p/>
          </table:table-cell>
          <table:table-cell table:style-name="ce5" office:value-type="string">
            <text:p>Managing organization</text:p>
            <text:p>Partner organization</text:p>
          </table:table-cell>
          <table:table-cell table:style-name="ce5" office:value-type="string">
            <text:p>Ranching</text:p>
            <text:p>Agriculture</text:p>
            <text:p>Managed forestry</text:p>
          </table:table-cell>
          <table:table-cell table:style-name="ce5" office:value-type="string">
            <text:p>All</text:p>
          </table:table-cell>
          <table:table-cell table:style-name="ce5" office:value-type="string">
            <text:p>Industrial/Corporate user</text:p>
          </table:table-cell>
          <table:table-cell table:style-name="ce5" office:value-type="string">
            <text:p>Other corporate</text:p>
          </table:table-cell>
          <table:table-cell table:style-name="ce5" office:value-type="string">
            <text:p>Non profit</text:p>
            <text:p>Private land user</text:p>
          </table:table-cell>
          <table:table-cell table:style-name="ce5" office:value-type="string">
            <text:p>Implementing NGO</text:p>
            <text:p>Other NGO</text:p>
            <text:p>Rancher</text:p>
          </table:table-cell>
          <table:table-cell table:style-name="ce5" office:value-type="string">
            <text:p>No</text:p>
          </table:table-cell>
          <table:table-cell table:style-name="ce5" office:value-type="string">
            <text:p>There is no formal broker other than SPVS but the money donated has gone into an investment fund. <text:s/>1/3 of that fund was used for land purchase so the money went to the private ranchers. <text:s/>The rest stays with the NGO to do park protection and reforestation. </text:p>
          </table:table-cell>
          <table:table-cell table:style-name="ce5" office:value-type="string">
            <text:p><text:s text:c="2"/>Yes</text:p>
          </table:table-cell>
          <table:table-cell table:number-columns-repeated="4"/>
          <table:table-cell table:style-name="ce5" office:value-type="string">
            <text:p>Carbon Sequestration</text:p>
          </table:table-cell>
          <table:table-cell table:number-columns-repeated="51"/>
          <table:table-cell table:style-name="ce5" office:value-type="string">
            <text:p><text:s text:c="2"/>Yes</text:p>
          </table:table-cell>
          <table:table-cell table:number-columns-repeated="14"/>
          <table:table-cell table:style-name="ce5" office:value-type="string">
            <text:p>Carbon credit possibilities</text:p>
          </table:table-cell>
          <table:table-cell table:style-name="ce5" office:value-type="string">
            <text:p>Using Winrock International methods</text:p>
          </table:table-cell>
          <table:table-cell table:number-columns-repeated="34"/>
          <table:table-cell table:style-name="ce5" office:value-type="string">
            <text:p>17,400 hectares preserved </text:p>
          </table:table-cell>
          <table:table-cell table:number-columns-repeated="2"/>
          <table:table-cell table:style-name="ce5" office:value-type="string">
            <text:p>700000 seedlings planted</text:p>
          </table:table-cell>
          <table:table-cell/>
          <table:table-cell table:style-name="ce5" office:value-type="string">
            <text:p>1600 hectares restored </text:p>
          </table:table-cell>
          <table:table-cell table:number-columns-repeated="3"/>
          <table:table-cell table:style-name="ce5" office:value-type="string">
            <text:p>60 new jobs for locals</text:p>
          </table:table-cell>
          <table:table-cell table:number-columns-repeated="851"/>
        </table:table-row>
        <table:table-row table:style-name="ro5">
          <table:table-cell office:value-type="float" office:value="91">
            <text:p>91</text:p>
          </table:table-cell>
          <table:table-cell table:style-name="ce3" office:value-type="string">
            <text:p>Cosumnes River</text:p>
          </table:table-cell>
          <table:table-cell table:style-name="ce3" office:value-type="string">
            <text:p>Jaymee Marty</text:p>
            <text:p>Ramona Swenson</text:p>
            <text:p>Mike Eaton</text:p>
          </table:table-cell>
          <table:table-cell table:style-name="ce3" office:value-type="string">
            <text:p>TNC</text:p>
          </table:table-cell>
          <table:table-cell table:style-name="ce3" office:value-type="string">
            <text:p>7 Nov 2006</text:p>
          </table:table-cell>
          <table:table-cell table:style-name="ce3" office:value-type="string">
            <text:p>None Reported</text:p>
          </table:table-cell>
          <table:table-cell table:style-name="ce3" office:value-type="string">
            <text:p>California</text:p>
            <text:p>North America</text:p>
          </table:table-cell>
          <table:table-cell table:style-name="ce3" office:value-type="string">
            <text:p>None Reported</text:p>
          </table:table-cell>
          <table:table-cell table:style-name="ce3" office:value-type="string">
            <text:p>1984</text:p>
          </table:table-cell>
          <table:table-cell table:style-name="ce3" office:value-type="string">
            <text:p>None Reported</text:p>
          </table:table-cell>
          <table:table-cell table:style-name="ce3" office:value-type="string">
            <text:p>Ecosystem services</text:p>
          </table:table-cell>
          <table:table-cell table:style-name="ce3" office:value-type="string">
            <text:p>In person</text:p>
          </table:table-cell>
          <table:table-cell table:style-name="ce5" office:value-type="string">
            <text:p>Rebecca Goldman</text:p>
          </table:table-cell>
          <table:table-cell table:style-name="ce5" office:value-type="string">
            <text:p>Habitat conversion</text:p>
            <text:p>Climate Change</text:p>
          </table:table-cell>
          <table:table-cell table:style-name="ce5" office:value-type="string">
            <text:p>Housing and urban development</text:p>
            <text:p>Non-timber crops (ag)</text:p>
            <text:p>Dam and water management</text:p>
            <text:p>Ranching</text:p>
            <text:p>Climate change and severe weather</text:p>
            <text:p>Watershed alteration</text:p>
          </table:table-cell>
          <table:table-cell table:style-name="ce5" office:value-type="string">
            <text:p>Expand water fowl habitat, restore the natural floodplain, and conserve threatened habitats.</text:p>
            <text:p>TNC initially bought into the area because of threatened habitat. <text:s/>Valley Oak riparian habitat was threatened and TNC realized the high value. <text:s/>After that TNC realized that the entire river corridor was important as the Cosumnes is the last undamed river in the Sierra Nevada region</text:p>
            <text:p/>
            <text:p>Create a contiguous riparian corridor forest along the Consumnes River.</text:p>
          </table:table-cell>
          <table:table-cell table:style-name="ce5" office:value-type="string">
            <text:p>Water quality</text:p>
            <text:p>Flood mitigation</text:p>
            <text:p>Water quantity</text:p>
            <text:p>Recreation</text:p>
          </table:table-cell>
          <table:table-cell table:style-name="ce5" office:value-type="string">
            <text:p>In this case, TNC used ecosystem services as a means to get financial support. <text:s/>THey were able to receive money from the Sacramento water board because of the importance of vernal pool systems to water purification. <text:s/>They also partnered with the Army Corps due to flood relief issues from restoring the floodplain. <text:s/></text:p>
          </table:table-cell>
          <table:table-cell table:style-name="ce5" office:value-type="string">
            <text:p>Riparian Valley Oak</text:p>
            <text:p>grasslands with vernal pools</text:p>
          </table:table-cell>
          <table:table-cell table:style-name="ce5" office:value-type="string">
            <text:p>Swanson's hawk</text:p>
            <text:p>Sandhill crane</text:p>
          </table:table-cell>
          <table:table-cell table:style-name="ce5" office:value-type="string">
            <text:p>Involvement of community and maintenance of conservation ethic through time. <text:s/></text:p>
            <text:p>No net loss of farmlands</text:p>
          </table:table-cell>
          <table:table-cell table:style-name="ce5" office:value-type="string">
            <text:p>Regional</text:p>
          </table:table-cell>
          <table:table-cell table:style-name="ce5" office:value-type="string">
            <text:p>Regional</text:p>
          </table:table-cell>
          <table:table-cell table:style-name="ce5" office:value-type="string">
            <text:p>Individual private</text:p>
          </table:table-cell>
          <table:table-cell table:style-name="ce5" office:value-type="string">
            <text:p>Private nonprofit</text:p>
            <text:p>Federal </text:p>
            <text:p>Individual private</text:p>
          </table:table-cell>
          <table:table-cell table:style-name="ce5" office:value-type="string">
            <text:p>Private to Fed</text:p>
            <text:p>Private to PNP</text:p>
          </table:table-cell>
          <table:table-cell table:style-name="ce5" office:value-type="string">
            <text:p>The area used to be owned by agricultural individual landowners. <text:s/>TNC began investing in the area and got partners in the form of Ducks Unlimited and BLM both of whom also purchased land in the area creating a land owning partnership of sorts.</text:p>
          </table:table-cell>
          <table:table-cell table:style-name="ce5" office:value-type="string">
            <text:p>Native grassland</text:p>
            <text:p>Native forest</text:p>
            <text:p>Wetland</text:p>
          </table:table-cell>
          <table:table-cell table:style-name="ce5" office:value-type="string">
            <text:p>Converted</text:p>
            <text:p>Wetland</text:p>
            <text:p>Mixed grassland</text:p>
          </table:table-cell>
          <table:table-cell table:style-name="ce5" office:value-type="string">
            <text:p>Mixed forest</text:p>
            <text:p>Converted</text:p>
            <text:p>Wetland</text:p>
            <text:p>Mixed grassland</text:p>
          </table:table-cell>
          <table:table-cell table:style-name="ce5" office:value-type="string">
            <text:p>The land cover will largely remain the same post-project but the land use will change the type of agriculture. <text:s/>There was resistance to wiping out agriculture in the region because so many people depend on it for their livelihood. <text:s/>As such, there was a no net loss policy in the area but a change in the type of agriculture that would occur. <text:s/></text:p>
            <text:p/>
            <text:p>Pristine cover was riparian oak forests and vernal pool grasslands.</text:p>
            <text:p>Pre-project, area was largely ranchland with some vernal pools.</text:p>
            <text:p>Post-project is ag lands with more vernal pools and riparian forests, organic rice fields, and restored grasslands and forests.</text:p>
          </table:table-cell>
          <table:table-cell table:style-name="ce5" office:value-type="string">
            <text:p>Specialty crops</text:p>
            <text:p>Commodity crops</text:p>
            <text:p>Unsustainable grazing</text:p>
          </table:table-cell>
          <table:table-cell table:style-name="ce5" office:value-type="string">
            <text:p>Sustainable agriculture</text:p>
            <text:p>Recreational open space</text:p>
            <text:p>Nature reserve</text:p>
            <text:p>Sustainable grazing</text:p>
          </table:table-cell>
          <table:table-cell table:style-name="ce5" office:value-type="string">
            <text:p>Changing the land uses to sustainable land uses allowed people to maintain their livelihoods. <text:s/></text:p>
          </table:table-cell>
          <table:table-cell table:style-name="ce5" office:value-type="string">
            <text:p>Rights Transfer</text:p>
            <text:p>Markets</text:p>
          </table:table-cell>
          <table:table-cell table:style-name="ce5" office:value-type="string">
            <text:p>Fee acquisitions</text:p>
            <text:p>Easement</text:p>
            <text:p>Habitat banking market</text:p>
          </table:table-cell>
          <table:table-cell table:style-name="ce5" office:value-type="string">
            <text:p>NGO managed</text:p>
            <text:p>Leased Land</text:p>
            <text:p>Other partner managed</text:p>
          </table:table-cell>
          <table:table-cell table:style-name="ce5" office:value-type="string">
            <text:p>Carrot </text:p>
          </table:table-cell>
          <table:table-cell table:style-name="ce5" office:value-type="string">
            <text:p>Until about 1996, all TNC transactions were fee acquisitions, but then they turned to easements as a tool. <text:s/>The habitat banking market is due to regulation in Sacramento that developers have to offset their damage. <text:s/>TNC worked with legislatures to have developers offset their damages in the preserve area. <text:s/></text:p>
          </table:table-cell>
          <table:table-cell table:style-name="ce5" office:value-type="string">
            <text:p>None</text:p>
          </table:table-cell>
          <table:table-cell/>
          <table:table-cell table:style-name="ce5" office:value-type="string">
            <text:p>Volunteers</text:p>
            <text:p>Education and outreach</text:p>
            <text:p>Training</text:p>
          </table:table-cell>
          <table:table-cell table:style-name="ce5" office:value-type="string">
            <text:p>The Preserve gets a number of school group volunteers and other community volunteers especially to help with outplantings and reseeding. <text:s/></text:p>
          </table:table-cell>
          <table:table-cell table:style-name="ce5" office:value-type="string">
            <text:p>Restoration</text:p>
            <text:p>Best Management Practices</text:p>
            <text:p>Preservation</text:p>
          </table:table-cell>
          <table:table-cell table:style-name="ce5" office:value-type="string">
            <text:p>Regeneration</text:p>
            <text:p>Reseeding</text:p>
            <text:p>Floodplain restoration</text:p>
            <text:p>BMP agriculture</text:p>
            <text:p>Legal protection</text:p>
            <text:p>Removing invasive species</text:p>
            <text:p>Restoring channel flow</text:p>
            <text:p>Restoring riparian zone</text:p>
          </table:table-cell>
          <table:table-cell table:style-name="ce5" office:value-type="string">
            <text:p>TNC has been doing some organic farming and influencing agricultural practices. <text:s/>Mostly, in the preserve they have been restoring the floodplain through removing levees and allowing for natural regrowth of the forest. <text:s/></text:p>
          </table:table-cell>
          <table:table-cell table:style-name="ce5" office:value-type="string">
            <text:p>Managing organization</text:p>
            <text:p>Government</text:p>
          </table:table-cell>
          <table:table-cell table:style-name="ce5" office:value-type="string">
            <text:p>No take recreation</text:p>
            <text:p>Agriculture</text:p>
            <text:p>Sustainable take recreation</text:p>
            <text:p>Ranching</text:p>
          </table:table-cell>
          <table:table-cell table:style-name="ce5" office:value-type="string">
            <text:p>Urban domestic</text:p>
            <text:p>All water users</text:p>
          </table:table-cell>
          <table:table-cell table:style-name="ce5" office:value-type="string">
            <text:p>Domestic User</text:p>
            <text:p>Tax payer</text:p>
            <text:p>Non-profit</text:p>
          </table:table-cell>
          <table:table-cell table:style-name="ce5" office:value-type="string">
            <text:p>Implementing NGO</text:p>
            <text:p>Federal tax payers</text:p>
            <text:p>All water users</text:p>
          </table:table-cell>
          <table:table-cell table:style-name="ce5" office:value-type="string">
            <text:p>Private land user</text:p>
            <text:p>Non profit</text:p>
          </table:table-cell>
          <table:table-cell table:style-name="ce5" office:value-type="string">
            <text:p>Agriculture</text:p>
            <text:p>Implementing NGO</text:p>
            <text:p>Rancher</text:p>
          </table:table-cell>
          <table:table-cell table:number-columns-repeated="3"/>
          <table:table-cell table:style-name="ce5" office:value-type="string">
            <text:p>During project</text:p>
          </table:table-cell>
          <table:table-cell table:number-columns-repeated="12"/>
          <table:table-cell table:style-name="ce5" office:value-type="string">
            <text:p><text:s text:c="2"/>Yes</text:p>
          </table:table-cell>
          <table:table-cell table:style-name="ce5" office:value-type="string">
            <text:p>Status of easement properties.</text:p>
          </table:table-cell>
          <table:table-cell table:number-columns-repeated="4"/>
          <table:table-cell table:style-name="ce5" office:value-type="string">
            <text:p>TNC or BLM?</text:p>
          </table:table-cell>
          <table:table-cell table:number-columns-repeated="79"/>
          <table:table-cell table:style-name="ce5" office:value-type="string">
            <text:p>Have trouble getting stringent easements on land than are desired by land owner, so there is some tension over wording of easements. TNC is interested in conservation farming practices for carbon sequestration but since most lands already have an easement</text:p>
          </table:table-cell>
          <table:table-cell table:number-columns-repeated="3"/>
          <table:table-cell table:style-name="ce5" office:value-type="string">
            <text:p>Most funders require their money to be spent on conservation in perpetuity, which means that those funds cannot be used for most types of direct payments. In a sense, TNC is stuck with easements and fee acquisitions.</text:p>
            <text:p/>
            <text:p>Need funds (endowments) for managing </text:p>
          </table:table-cell>
          <table:table-cell table:number-columns-repeated="2"/>
          <table:table-cell table:style-name="ce5" office:value-type="string">
            <text:p>Success with buying land and leasing. This allows TNC to hold land out of development, get some income, and then implement management when the lease ends if they're ready.</text:p>
          </table:table-cell>
          <table:table-cell table:number-columns-repeated="861"/>
        </table:table-row>
        <table:table-row table:style-name="ro5">
          <table:table-cell office:value-type="float" office:value="93">
            <text:p>93</text:p>
          </table:table-cell>
          <table:table-cell table:style-name="ce3" office:value-type="string">
            <text:p>Quito Water Fund</text:p>
          </table:table-cell>
          <table:table-cell table:style-name="ce3" office:value-type="string">
            <text:p>Silvia Benitez</text:p>
            <text:p>Pablo Lloret</text:p>
          </table:table-cell>
          <table:table-cell table:style-name="ce3" office:value-type="string">
            <text:p>TNC</text:p>
            <text:p>FONAG</text:p>
          </table:table-cell>
          <table:table-cell table:style-name="ce3" office:value-type="string">
            <text:p>30 Nov 2006</text:p>
          </table:table-cell>
          <table:table-cell table:style-name="ce3" office:value-type="string">
            <text:p>Silvia Benitez</text:p>
            <text:p>Pablo Lloret</text:p>
          </table:table-cell>
          <table:table-cell table:style-name="ce3" office:value-type="string">
            <text:p>Ecuador</text:p>
            <text:p>South America</text:p>
          </table:table-cell>
          <table:table-cell table:style-name="ce3" office:value-type="string">
            <text:p>Northern Andean Paramo</text:p>
            <text:p>Eastern Cordillera Real Montane Forest</text:p>
            <text:p>North Western Andean Montane Forest</text:p>
          </table:table-cell>
          <table:table-cell table:style-name="ce3" office:value-type="string">
            <text:p>1997</text:p>
          </table:table-cell>
          <table:table-cell table:style-name="ce3" office:value-type="string">
            <text:p>None Reported</text:p>
          </table:table-cell>
          <table:table-cell table:style-name="ce3" office:value-type="string">
            <text:p>Ecosystem services</text:p>
          </table:table-cell>
          <table:table-cell table:style-name="ce3" office:value-type="string">
            <text:p>In person</text:p>
          </table:table-cell>
          <table:table-cell table:style-name="ce5" office:value-type="string">
            <text:p>Rebecca Goldman</text:p>
          </table:table-cell>
          <table:table-cell table:style-name="ce5" office:value-type="string">
            <text:p>Habitat conversion</text:p>
            <text:p>Overharvest</text:p>
          </table:table-cell>
          <table:table-cell table:style-name="ce5" office:value-type="string">
            <text:p>Hunting</text:p>
            <text:p>Non-timber crops (ag)</text:p>
            <text:p>Ranching</text:p>
            <text:p>Dam and water management</text:p>
            <text:p>Fragmentation; degradation</text:p>
            <text:p>Roads and service corridors</text:p>
            <text:p>Watershed alteration</text:p>
          </table:table-cell>
          <table:table-cell table:style-name="ce5" office:value-type="string">
            <text:p>The condor bioreserve was created almost a decade ago and has been receiving money from USAID PIP program for half a decade. <text:s/>TNC and USAID recognized the need for a secure financial fund because the watershed in this bioreserve is so critical for Quito's water supply - both water and electricity. </text:p>
            <text:p>Long term financial resource for conservation of the Bioreserve</text:p>
          </table:table-cell>
          <table:table-cell table:style-name="ce5" office:value-type="string">
            <text:p>Water quality</text:p>
            <text:p>Soil Stabilization</text:p>
            <text:p>Water quantity</text:p>
            <text:p>Recreation</text:p>
          </table:table-cell>
          <table:table-cell table:style-name="ce5" office:value-type="string">
            <text:p>High levels of deforestation have led to soil destabilization and sedimentation issues along with pollutants from agriculture all influence the water quality coming from this watershed. <text:s/>Yet the city of Quito and other industries rely on this water source and need clean water. <text:s/></text:p>
          </table:table-cell>
          <table:table-cell table:style-name="ce5" office:value-type="string">
            <text:p>Andean paramo <text:s text:c="17"/>Andean Forest</text:p>
            <text:p>Amazon foothills</text:p>
            <text:p>Cloud forest</text:p>
            <text:p/>
          </table:table-cell>
          <table:table-cell table:style-name="ce5" office:value-type="string">
            <text:p>Spectacled bear <text:s text:c="19"/>Mountain Tapir</text:p>
            <text:p>Mountain frogs</text:p>
            <text:p>River otter</text:p>
          </table:table-cell>
          <table:table-cell/>
          <table:table-cell table:style-name="ce5" office:value-type="string">
            <text:p>Local</text:p>
          </table:table-cell>
          <table:table-cell table:style-name="ce5" office:value-type="string">
            <text:p>Regional</text:p>
          </table:table-cell>
          <table:table-cell table:style-name="ce5" office:value-type="string">
            <text:p>Federal </text:p>
            <text:p>Individual private</text:p>
            <text:p>Private nonprofit</text:p>
            <text:p>Indigenous</text:p>
          </table:table-cell>
          <table:table-cell table:style-name="ce5" office:value-type="string">
            <text:p>Federal </text:p>
            <text:p>Private nonprofit</text:p>
            <text:p>Individual private</text:p>
            <text:p>Indigenous</text:p>
          </table:table-cell>
          <table:table-cell table:style-name="ce5" office:value-type="string">
            <text:p>None</text:p>
          </table:table-cell>
          <table:table-cell table:style-name="ce5" office:value-type="string">
            <text:p>The idea in the CBR is not necessarily to buy more land to add to the protected area but rather work with the communities around the area to improve land use practices.</text:p>
          </table:table-cell>
          <table:table-cell table:style-name="ce5" office:value-type="string">
            <text:p>Native grassland</text:p>
            <text:p>Native forest</text:p>
            <text:p>Wetland</text:p>
          </table:table-cell>
          <table:table-cell table:style-name="ce5" office:value-type="string">
            <text:p>Mixed forest</text:p>
            <text:p>Mixed grassland</text:p>
            <text:p>Converted</text:p>
            <text:p>Wetland</text:p>
          </table:table-cell>
          <table:table-cell table:style-name="ce5" office:value-type="string">
            <text:p>Mixed forest</text:p>
            <text:p>Converted</text:p>
            <text:p>Wetland</text:p>
            <text:p>Mixed grassland</text:p>
          </table:table-cell>
          <table:table-cell table:style-name="ce5" office:value-type="string">
            <text:p>TNC and partners are working to restore forested areas especially around the riparian zones and to eliminate ranching from these areas but largely land cover will remain the same. Focus is on influencing land use.</text:p>
          </table:table-cell>
          <table:table-cell table:style-name="ce5" office:value-type="string">
            <text:p>Other crops</text:p>
            <text:p>Aquaculture</text:p>
            <text:p>Nature reserve</text:p>
            <text:p>Some timber harvest</text:p>
            <text:p>Unsustainable grazing</text:p>
            <text:p>Selective logging</text:p>
            <text:p>Primary forest clearing</text:p>
            <text:p>Subsistence farming</text:p>
          </table:table-cell>
          <table:table-cell table:style-name="ce5" office:value-type="string">
            <text:p>Nature reserve</text:p>
            <text:p>Sustainable grazing</text:p>
            <text:p>Sustainable agriculture</text:p>
          </table:table-cell>
          <table:table-cell table:style-name="ce5" office:value-type="string">
            <text:p>The idea here is to influence how the subsistence agriculture and the ranching practices are done. <text:s/>People are being educated and prevented from grazing their cattle in particular areas - such as highly threatened areas near the edge of waterways. <text:s/></text:p>
          </table:table-cell>
          <table:table-cell table:style-name="ce5" office:value-type="string">
            <text:p>Rights Transfer</text:p>
            <text:p>Fees</text:p>
            <text:p>Subsidy</text:p>
          </table:table-cell>
          <table:table-cell table:style-name="ce5" office:value-type="string">
            <text:p>Fee acquisitions</text:p>
            <text:p>Donation</text:p>
            <text:p>User fee/access fee</text:p>
          </table:table-cell>
          <table:table-cell/>
          <table:table-cell table:style-name="ce5" office:value-type="string">
            <text:p>Both</text:p>
          </table:table-cell>
          <table:table-cell table:style-name="ce5" office:value-type="string">
            <text:p>This is not the major tool - there has been very little land purchase other than the initial creation of the park</text:p>
            <text:p>A use fee is being developed as part of an ecotourism effort</text:p>
          </table:table-cell>
          <table:table-cell table:style-name="ce5" office:value-type="string">
            <text:p>None</text:p>
          </table:table-cell>
          <table:table-cell/>
          <table:table-cell table:style-name="ce5" office:value-type="string">
            <text:p>Education and outreach</text:p>
            <text:p>Meetings</text:p>
            <text:p>Community forums</text:p>
            <text:p>Committee formation</text:p>
            <text:p>Workshops</text:p>
            <text:p>Communications</text:p>
            <text:p>Training</text:p>
          </table:table-cell>
          <table:table-cell table:style-name="ce5" office:value-type="string">
            <text:p>This is a major component of the project. <text:s/>Yearly meetings and forums and workshops are held to inform and educate people as well as to get input.</text:p>
          </table:table-cell>
          <table:table-cell table:style-name="ce5" office:value-type="string">
            <text:p>Preservation</text:p>
            <text:p>Best Management Practices</text:p>
            <text:p>Restoration</text:p>
          </table:table-cell>
          <table:table-cell table:style-name="ce5" office:value-type="string">
            <text:p>Park guards</text:p>
            <text:p>Regeneration</text:p>
            <text:p>Legal protection</text:p>
            <text:p>BMP agriculture</text:p>
            <text:p>Outplantings</text:p>
            <text:p>Restoring riparian zone</text:p>
            <text:p>BMP ranching</text:p>
          </table:table-cell>
          <table:table-cell table:style-name="ce5" office:value-type="string">
            <text:p>THere are several main programs going on in the CBR and some of these are direct outcome based activities such as planting trees and hiring and training park guards. <text:s/></text:p>
          </table:table-cell>
          <table:table-cell table:style-name="ce5" office:value-type="string">
            <text:p>Partner organization</text:p>
          </table:table-cell>
          <table:table-cell table:style-name="ce5" office:value-type="string">
            <text:p>Agriculture</text:p>
            <text:p>Ranching</text:p>
            <text:p>No take recreation</text:p>
          </table:table-cell>
          <table:table-cell table:style-name="ce5" office:value-type="string">
            <text:p>Urban domestic</text:p>
            <text:p>Hydropower</text:p>
            <text:p>Rural domestic</text:p>
            <text:p>Bottling plant</text:p>
            <text:p>All water users</text:p>
          </table:table-cell>
          <table:table-cell table:style-name="ce5" office:value-type="string">
            <text:p>Industrial/Corporate user</text:p>
            <text:p>Domestic User</text:p>
          </table:table-cell>
          <table:table-cell table:style-name="ce5" office:value-type="string">
            <text:p>Bottling plant</text:p>
            <text:p>Hydropower</text:p>
            <text:p>Energy Company</text:p>
            <text:p>Urban domestic</text:p>
          </table:table-cell>
          <table:table-cell table:style-name="ce5" office:value-type="string">
            <text:p>Community/committee</text:p>
            <text:p>Government</text:p>
            <text:p>Non profit</text:p>
          </table:table-cell>
          <table:table-cell table:style-name="ce5" office:value-type="string">
            <text:p>Committee of stakeholders</text:p>
            <text:p>Government</text:p>
            <text:p>Implementing NGO</text:p>
          </table:table-cell>
          <table:table-cell table:style-name="ce5" office:value-type="string">
            <text:p>Yes</text:p>
          </table:table-cell>
          <table:table-cell table:style-name="ce5" office:value-type="string">
            <text:p>FONAG is administrator of the Fund. <text:s/>They decide how the money is spent within the park and whether it goes into education of the community or reforestation or other improvements within the park area. <text:s/></text:p>
            <text:p>The payment is NOT a direct payment. <text:s/>Money goes to the implementation of programs which are implemented by committees, private landowners, NGOs, and the government</text:p>
          </table:table-cell>
          <table:table-cell table:style-name="ce5" office:value-type="string">
            <text:p><text:s text:c="2"/>Yes</text:p>
          </table:table-cell>
          <table:table-cell table:number-columns-repeated="4"/>
          <table:table-cell table:style-name="ce5" office:value-type="string">
            <text:p>Domestic water quality</text:p>
            <text:p>Recreation water quality</text:p>
            <text:p>Industrial water quality</text:p>
            <text:p>Industrial water quantity</text:p>
            <text:p>Recreation water quantity</text:p>
            <text:p>Domestic water quantity</text:p>
          </table:table-cell>
          <table:table-cell/>
          <table:table-cell table:style-name="ce5" office:value-type="string">
            <text:p><text:s text:c="2"/>Yes</text:p>
          </table:table-cell>
          <table:table-cell table:number-columns-repeated="2"/>
          <table:table-cell table:style-name="ce5" office:value-type="string">
            <text:p>Stakeholder buy-in</text:p>
          </table:table-cell>
          <table:table-cell table:number-columns-repeated="17"/>
          <table:table-cell table:style-name="ce5" office:value-type="string">
            <text:p>A monitoring program is under development</text:p>
          </table:table-cell>
          <table:table-cell table:number-columns-repeated="42"/>
          <table:table-cell table:style-name="ce5" office:value-type="string">
            <text:p>A monitoring program is under development</text:p>
          </table:table-cell>
          <table:table-cell table:number-columns-repeated="13"/>
          <table:table-cell table:style-name="ce5" office:value-type="string">
            <text:p>A monitoring program is under development</text:p>
          </table:table-cell>
          <table:table-cell table:number-columns-repeated="883"/>
        </table:table-row>
        <table:table-row table:style-name="ro11">
          <table:table-cell office:value-type="float" office:value="95">
            <text:p>95</text:p>
          </table:table-cell>
          <table:table-cell table:style-name="ce3" office:value-type="string">
            <text:p>Ecological ICMS</text:p>
          </table:table-cell>
          <table:table-cell table:style-name="ce3" office:value-type="string">
            <text:p>Fernando Veiga</text:p>
            <text:p>Giba Tiepolo</text:p>
          </table:table-cell>
          <table:table-cell table:style-name="ce3" office:value-type="string">
            <text:p>TNC</text:p>
          </table:table-cell>
          <table:table-cell table:style-name="ce3" office:value-type="string">
            <text:p>29 Nov 2006</text:p>
            <text:p>16 Feb 2007</text:p>
          </table:table-cell>
          <table:table-cell table:style-name="ce3" office:value-type="string">
            <text:p>None Reported</text:p>
          </table:table-cell>
          <table:table-cell table:style-name="ce3" office:value-type="string">
            <text:p>Brazil</text:p>
            <text:p>South America</text:p>
            <text:p/>
          </table:table-cell>
          <table:table-cell table:style-name="ce3" office:value-type="string">
            <text:p>None Reported</text:p>
          </table:table-cell>
          <table:table-cell table:style-name="ce3" office:value-type="string">
            <text:p>1992</text:p>
          </table:table-cell>
          <table:table-cell table:style-name="ce3" office:value-type="string">
            <text:p>None Reported</text:p>
          </table:table-cell>
          <table:table-cell table:style-name="ce3" office:value-type="string">
            <text:p>Ecosystem services</text:p>
          </table:table-cell>
          <table:table-cell table:style-name="ce3" office:value-type="string">
            <text:p>In person</text:p>
          </table:table-cell>
          <table:table-cell table:style-name="ce5" office:value-type="string">
            <text:p>Rebecca Goldman</text:p>
          </table:table-cell>
          <table:table-cell table:style-name="ce5" office:value-type="string">
            <text:p>Habitat conversion</text:p>
          </table:table-cell>
          <table:table-cell table:style-name="ce5" office:value-type="string">
            <text:p>Housing and urban development</text:p>
          </table:table-cell>
          <table:table-cell table:style-name="ce5" office:value-type="string">
            <text:p>Conserve protected areas and watersheds. <text:s text:c="2"/>Encouraging policy to provide more money for municipalities that maintain protected areas rather than develop. <text:s/>The goal is to have municipal government spend the money wisely on environmental protection projects. And they hope to get the last 6 states to create ecological ICMS laws and encourage better money use in the others.</text:p>
            <text:p>Protection of protected areas to prevent development. </text:p>
          </table:table-cell>
          <table:table-cell table:style-name="ce5" office:value-type="string">
            <text:p>Water quality</text:p>
            <text:p>Recreation</text:p>
          </table:table-cell>
          <table:table-cell table:style-name="ce5" office:value-type="string">
            <text:p>The idea here is to invest mandatory fees in conservation and creation of forested protected areas. <text:s/>They sell the idea on water quality benefits but there is also the chance to explore possible ecotourism options.</text:p>
          </table:table-cell>
          <table:table-cell table:style-name="ce5" office:value-type="string">
            <text:p>Protected areas</text:p>
          </table:table-cell>
          <table:table-cell table:number-columns-repeated="2"/>
          <table:table-cell table:style-name="ce5" office:value-type="string">
            <text:p>Regional</text:p>
          </table:table-cell>
          <table:table-cell table:style-name="ce5" office:value-type="string">
            <text:p>Regional</text:p>
          </table:table-cell>
          <table:table-cell table:style-name="ce5" office:value-type="string">
            <text:p>Local</text:p>
            <text:p>Individual private</text:p>
          </table:table-cell>
          <table:table-cell table:style-name="ce5" office:value-type="string">
            <text:p>Local</text:p>
            <text:p>Individual private</text:p>
          </table:table-cell>
          <table:table-cell table:style-name="ce5" office:value-type="string">
            <text:p>None</text:p>
          </table:table-cell>
          <table:table-cell table:style-name="ce5" office:value-type="string">
            <text:p>The land in the area is local state land and private land. <text:s/>The VAT funds need to go into conservation and the basic idea is just to influence how the funds are used - there is no land owner transitions here. <text:s/></text:p>
          </table:table-cell>
          <table:table-cell table:style-name="ce5" office:value-type="string">
            <text:p>Native forest</text:p>
          </table:table-cell>
          <table:table-cell table:style-name="ce5" office:value-type="string">
            <text:p>Mixed forest</text:p>
          </table:table-cell>
          <table:table-cell table:style-name="ce5" office:value-type="string">
            <text:p>Mixed forest</text:p>
          </table:table-cell>
          <table:table-cell table:style-name="ce5" office:value-type="string">
            <text:p>THe main issue is the threat of development - the threat of deforestation. <text:s/>This project is trying to influence where money is going to retain original and pre-project land cover into the future. <text:s/></text:p>
          </table:table-cell>
          <table:table-cell table:style-name="ce5" office:value-type="string">
            <text:p>Nature reserve</text:p>
          </table:table-cell>
          <table:table-cell table:style-name="ce5" office:value-type="string">
            <text:p>Nature reserve</text:p>
          </table:table-cell>
          <table:table-cell table:style-name="ce5" office:value-type="string">
            <text:p>Money wisely invested will secure conservation of the forested areas. <text:s/></text:p>
          </table:table-cell>
          <table:table-cell table:style-name="ce5" office:value-type="string">
            <text:p>Taxes</text:p>
          </table:table-cell>
          <table:table-cell table:style-name="ce5" office:value-type="string">
            <text:p>Redistribution of taxes</text:p>
          </table:table-cell>
          <table:table-cell/>
          <table:table-cell table:style-name="ce5" office:value-type="string">
            <text:p>Neither</text:p>
          </table:table-cell>
          <table:table-cell table:style-name="ce5" office:value-type="string">
            <text:p>The VAT already exists and 25% of the Federal tax is already distributed to the states it's more having the state use of the tax redistributed to more consrvation-minded outcomes. <text:s/></text:p>
          </table:table-cell>
          <table:table-cell table:style-name="ce5" office:value-type="string">
            <text:p>Redistribute tax</text:p>
          </table:table-cell>
          <table:table-cell table:style-name="ce5" office:value-type="string">
            <text:p>This is where TNC and partners are really working. <text:s/>They have hired a consultant to work in 6 states to influence policy to redistribute the tax and change the legal wording. <text:s/></text:p>
          </table:table-cell>
          <table:table-cell table:style-name="ce5" office:value-type="string">
            <text:p>None</text:p>
          </table:table-cell>
          <table:table-cell/>
          <table:table-cell table:style-name="ce5" office:value-type="string">
            <text:p>Preservation</text:p>
          </table:table-cell>
          <table:table-cell table:style-name="ce5" office:value-type="string">
            <text:p>Legal protection</text:p>
          </table:table-cell>
          <table:table-cell/>
          <table:table-cell table:style-name="ce5" office:value-type="string">
            <text:p>Government</text:p>
          </table:table-cell>
          <table:table-cell table:style-name="ce5" office:value-type="string">
            <text:p>No take recreation</text:p>
          </table:table-cell>
          <table:table-cell table:style-name="ce5" office:value-type="string">
            <text:p>Urban domestic</text:p>
            <text:p>Rural domestic</text:p>
          </table:table-cell>
          <table:table-cell table:style-name="ce5" office:value-type="string">
            <text:p>Tax payer</text:p>
          </table:table-cell>
          <table:table-cell table:style-name="ce5" office:value-type="string">
            <text:p>Federal tax payers</text:p>
          </table:table-cell>
          <table:table-cell table:style-name="ce5" office:value-type="string">
            <text:p>Government</text:p>
          </table:table-cell>
          <table:table-cell table:style-name="ce5" office:value-type="string">
            <text:p>Municipality</text:p>
          </table:table-cell>
          <table:table-cell table:number-columns-repeated="2"/>
          <table:table-cell table:style-name="ce5" office:value-type="string">
            <text:p><text:s text:c="2"/>Yes</text:p>
          </table:table-cell>
          <table:table-cell table:number-columns-repeated="4"/>
          <table:table-cell table:style-name="ce5" office:value-type="string">
            <text:p>Hydropower water quality</text:p>
            <text:p>Domestic water quality</text:p>
            <text:p>Agriculture water quality</text:p>
            <text:p>Recreation water quality</text:p>
            <text:p>Industrial water quality</text:p>
          </table:table-cell>
          <table:table-cell table:number-columns-repeated="3"/>
          <table:table-cell table:style-name="ce5" office:value-type="string">
            <text:p>Redistribution of taxes to environmental proposals</text:p>
          </table:table-cell>
          <table:table-cell table:style-name="ce5" office:value-type="string">
            <text:p>Motivate legislation</text:p>
          </table:table-cell>
          <table:table-cell table:number-columns-repeated="958"/>
        </table:table-row>
        <table:table-row table:style-name="ro10">
          <table:table-cell office:value-type="float" office:value="96">
            <text:p>96</text:p>
          </table:table-cell>
          <table:table-cell table:style-name="ce3" office:value-type="string">
            <text:p>Water law</text:p>
          </table:table-cell>
          <table:table-cell table:style-name="ce3" office:value-type="string">
            <text:p>Fernando Veiga</text:p>
            <text:p>Giba Tiepolo</text:p>
          </table:table-cell>
          <table:table-cell table:style-name="ce3" office:value-type="string">
            <text:p>TNC</text:p>
          </table:table-cell>
          <table:table-cell table:style-name="ce3" office:value-type="string">
            <text:p>29 Nov 2006</text:p>
            <text:p>16 Feb 2007</text:p>
          </table:table-cell>
          <table:table-cell table:style-name="ce3" office:value-type="string">
            <text:p>Fernando Veiga</text:p>
          </table:table-cell>
          <table:table-cell table:style-name="ce3" office:value-type="string">
            <text:p>Brazil</text:p>
            <text:p>South America</text:p>
            <text:p/>
          </table:table-cell>
          <table:table-cell table:style-name="ce3" office:value-type="string">
            <text:p>None Reported</text:p>
          </table:table-cell>
          <table:table-cell table:style-name="ce3" office:value-type="string">
            <text:p>1997</text:p>
          </table:table-cell>
          <table:table-cell table:style-name="ce3" office:value-type="string">
            <text:p>None Reported</text:p>
          </table:table-cell>
          <table:table-cell table:style-name="ce3" office:value-type="string">
            <text:p>Ecosystem services</text:p>
          </table:table-cell>
          <table:table-cell table:style-name="ce3" office:value-type="string">
            <text:p>In person</text:p>
          </table:table-cell>
          <table:table-cell table:style-name="ce5" office:value-type="string">
            <text:p>Rebecca Goldman</text:p>
          </table:table-cell>
          <table:table-cell table:style-name="ce5" office:value-type="string">
            <text:p>Habitat conversion</text:p>
          </table:table-cell>
          <table:table-cell table:style-name="ce5" office:value-type="string">
            <text:p>Fragmentation; degradation</text:p>
          </table:table-cell>
          <table:table-cell table:style-name="ce5" office:value-type="string">
            <text:p>TNC's goal is to convince the watershed committee to invest the money from the water user fees in watershed restoration rather than in water cleansing technology. <text:s/></text:p>
            <text:p>Opportunity to invest a tax in conservation of watersheds.</text:p>
          </table:table-cell>
          <table:table-cell table:style-name="ce5" office:value-type="string">
            <text:p>Water quality</text:p>
          </table:table-cell>
          <table:table-cell table:style-name="ce5" office:value-type="string">
            <text:p>TNC is trying to encourage conservation of the watershed rather than building of water purification infrastructure to help with water quality issues for municipalities - water used for drinking, industrial purposes, and recreation. <text:s/></text:p>
          </table:table-cell>
          <table:table-cell table:style-name="ce5" office:value-type="string">
            <text:p>Watershed natural habitats. Reforestation of the Atlantic forest area. <text:s/></text:p>
          </table:table-cell>
          <table:table-cell table:number-columns-repeated="2"/>
          <table:table-cell table:style-name="ce5" office:value-type="string">
            <text:p>Local</text:p>
          </table:table-cell>
          <table:table-cell table:style-name="ce5" office:value-type="string">
            <text:p>Regional</text:p>
          </table:table-cell>
          <table:table-cell table:style-name="ce5" office:value-type="string">
            <text:p>Individual private</text:p>
          </table:table-cell>
          <table:table-cell table:style-name="ce5" office:value-type="string">
            <text:p>Individual private</text:p>
          </table:table-cell>
          <table:table-cell table:style-name="ce5" office:value-type="string">
            <text:p>None</text:p>
          </table:table-cell>
          <table:table-cell table:style-name="ce5" office:value-type="string">
            <text:p>The idea is to work with landowners and pay them for reforestation of the watershed area. Money will be distributed by the watershed committee and landowners will essentially be paid to conserve the watershed.</text:p>
          </table:table-cell>
          <table:table-cell table:style-name="ce5" office:value-type="string">
            <text:p>Native forest</text:p>
          </table:table-cell>
          <table:table-cell table:style-name="ce5" office:value-type="string">
            <text:p>Converted</text:p>
            <text:p>Mixed forest</text:p>
          </table:table-cell>
          <table:table-cell table:style-name="ce5" office:value-type="string">
            <text:p>Mixed forest</text:p>
            <text:p>Converted</text:p>
          </table:table-cell>
          <table:table-cell table:style-name="ce5" office:value-type="string">
            <text:p>Particularly around the riparian areas, TNC is working with partners to reforest rather than develop water purifying infrastructure.</text:p>
          </table:table-cell>
          <table:table-cell table:style-name="ce5" office:value-type="string">
            <text:p>Commodity crops</text:p>
            <text:p>Unsustainable grazing</text:p>
          </table:table-cell>
          <table:table-cell table:style-name="ce5" office:value-type="string">
            <text:p>Sustainable agriculture</text:p>
            <text:p>Sustainable timber harvest</text:p>
            <text:p>Nature reserve</text:p>
          </table:table-cell>
          <table:table-cell/>
          <table:table-cell table:style-name="ce5" office:value-type="string">
            <text:p>Fees</text:p>
          </table:table-cell>
          <table:table-cell table:style-name="ce5" office:value-type="string">
            <text:p>User fee/access fee</text:p>
          </table:table-cell>
          <table:table-cell/>
          <table:table-cell table:style-name="ce5" office:value-type="string">
            <text:p>Both</text:p>
          </table:table-cell>
          <table:table-cell table:style-name="ce5" office:value-type="string">
            <text:p>The government created a law requiring a fee for watershed users but now TNC is using that financial tool - the user fee to invest in conservation. </text:p>
          </table:table-cell>
          <table:table-cell table:style-name="ce5" office:value-type="string">
            <text:p>Redistribute fee</text:p>
            <text:p>Other policy change</text:p>
          </table:table-cell>
          <table:table-cell/>
          <table:table-cell table:style-name="ce5" office:value-type="string">
            <text:p>Committee formation</text:p>
          </table:table-cell>
          <table:table-cell table:style-name="ce5" office:value-type="string">
            <text:p>In the watersheds were this is occurring a watershed committee (all stakeholders) has been formed. This is where the fees will be collected and the committee will figure out distribution and use of the funds. <text:s/></text:p>
          </table:table-cell>
          <table:table-cell table:style-name="ce5" office:value-type="string">
            <text:p>Best Management Practices</text:p>
            <text:p>Restoration</text:p>
            <text:p>Preservation</text:p>
            <text:p>Research</text:p>
          </table:table-cell>
          <table:table-cell table:style-name="ce5" office:value-type="string">
            <text:p>Pilot/demonstration</text:p>
            <text:p>Regeneration</text:p>
            <text:p>Outplantings</text:p>
            <text:p>Legal protection</text:p>
            <text:p>BMP agriculture</text:p>
            <text:p>BMP forestry</text:p>
          </table:table-cell>
          <table:table-cell/>
          <table:table-cell table:style-name="ce5" office:value-type="string">
            <text:p>Managing organization</text:p>
          </table:table-cell>
          <table:table-cell table:style-name="ce5" office:value-type="string">
            <text:p>Managed forestry</text:p>
            <text:p>Agriculture</text:p>
          </table:table-cell>
          <table:table-cell table:style-name="ce5" office:value-type="string">
            <text:p>All water users</text:p>
          </table:table-cell>
          <table:table-cell table:style-name="ce5" office:value-type="string">
            <text:p>Domestic User</text:p>
            <text:p>Industrial/Corporate user</text:p>
          </table:table-cell>
          <table:table-cell table:style-name="ce5" office:value-type="string">
            <text:p>All water users</text:p>
          </table:table-cell>
          <table:table-cell table:style-name="ce5" office:value-type="string">
            <text:p>Community/committee</text:p>
          </table:table-cell>
          <table:table-cell table:style-name="ce5" office:value-type="string">
            <text:p>Committee of stakeholders</text:p>
          </table:table-cell>
          <table:table-cell table:number-columns-repeated="2"/>
          <table:table-cell table:style-name="ce5" office:value-type="string">
            <text:p><text:s text:c="2"/>Yes</text:p>
          </table:table-cell>
          <table:table-cell table:style-name="ce5" office:value-type="string">
            <text:p>Pre-project</text:p>
          </table:table-cell>
          <table:table-cell table:style-name="ce5" office:value-type="string">
            <text:p>Negotiated fee for water use</text:p>
          </table:table-cell>
          <table:table-cell table:style-name="ce5" office:value-type="string">
            <text:p>Set fees</text:p>
          </table:table-cell>
          <table:table-cell/>
          <table:table-cell table:style-name="ce5" office:value-type="string">
            <text:p>Hydropower water quality</text:p>
            <text:p>Domestic water quality</text:p>
            <text:p>Agriculture water quality</text:p>
            <text:p>Recreation water quality</text:p>
            <text:p>Industrial water quality</text:p>
          </table:table-cell>
          <table:table-cell table:number-columns-repeated="4"/>
          <table:table-cell table:style-name="ce5" office:value-type="string">
            <text:p>Motivate legislation</text:p>
          </table:table-cell>
          <table:table-cell table:number-columns-repeated="958"/>
        </table:table-row>
        <table:table-row table:style-name="ro13">
          <table:table-cell office:value-type="float" office:value="97">
            <text:p>97</text:p>
          </table:table-cell>
          <table:table-cell table:style-name="ce3" office:value-type="string">
            <text:p>Forest cover</text:p>
          </table:table-cell>
          <table:table-cell table:style-name="ce3" office:value-type="string">
            <text:p>Fernando Veiga</text:p>
            <text:p>Giba Tiepolo</text:p>
          </table:table-cell>
          <table:table-cell table:style-name="ce3" office:value-type="string">
            <text:p>TNC</text:p>
          </table:table-cell>
          <table:table-cell table:style-name="ce3" office:value-type="string">
            <text:p>29 Nov 2006</text:p>
            <text:p>16 Feb 2007</text:p>
          </table:table-cell>
          <table:table-cell table:style-name="ce3" office:value-type="string">
            <text:p>None Reported</text:p>
          </table:table-cell>
          <table:table-cell table:style-name="ce3" office:value-type="string">
            <text:p>Brazil</text:p>
            <text:p>South America</text:p>
            <text:p/>
          </table:table-cell>
          <table:table-cell table:style-name="ce3" office:value-type="string">
            <text:p>None Reported</text:p>
          </table:table-cell>
          <table:table-cell table:style-name="ce3" office:value-type="string">
            <text:p>2001</text:p>
          </table:table-cell>
          <table:table-cell table:style-name="ce3" office:value-type="string">
            <text:p>None Reported</text:p>
          </table:table-cell>
          <table:table-cell table:style-name="ce3" office:value-type="string">
            <text:p>Ecosystem services</text:p>
          </table:table-cell>
          <table:table-cell table:style-name="ce3" office:value-type="string">
            <text:p>In person</text:p>
          </table:table-cell>
          <table:table-cell table:style-name="ce5" office:value-type="string">
            <text:p>Rebecca Goldman</text:p>
          </table:table-cell>
          <table:table-cell table:style-name="ce5" office:value-type="string">
            <text:p>Habitat conversion</text:p>
            <text:p>Overharvest</text:p>
          </table:table-cell>
          <table:table-cell table:style-name="ce5" office:value-type="string">
            <text:p>Non-timber crops (ag)</text:p>
            <text:p>Logging</text:p>
          </table:table-cell>
          <table:table-cell table:style-name="ce5" office:value-type="string">
            <text:p>Trading of deforestation rights for economic efficiency and successful forest preservation. <text:s/></text:p>
            <text:p>Deforestation of the Atlantic Forest in Brazil is a major problem. <text:s/>A law in 1965 stated that at least 20% of each farmer's farm must remain in forest cover. <text:s/>TNC is interested in ensuring that this happens in the most cost efficient manner as possible so that it actually occurs. <text:s/></text:p>
          </table:table-cell>
          <table:table-cell table:style-name="ce5" office:value-type="string">
            <text:p>Water quality</text:p>
            <text:p>Soil Stabilization</text:p>
          </table:table-cell>
          <table:table-cell table:style-name="ce5" office:value-type="string">
            <text:p>Forests provide important services to ecosystems including soil stabilization and water quality - these being particularly important in the case of agriculture. <text:s/></text:p>
          </table:table-cell>
          <table:table-cell table:style-name="ce5" office:value-type="string">
            <text:p>Atlantic forest</text:p>
          </table:table-cell>
          <table:table-cell table:number-columns-repeated="2"/>
          <table:table-cell table:style-name="ce5" office:value-type="string">
            <text:p>Local</text:p>
          </table:table-cell>
          <table:table-cell table:style-name="ce5" office:value-type="string">
            <text:p>Global</text:p>
          </table:table-cell>
          <table:table-cell table:style-name="ce5" office:value-type="string">
            <text:p>Individual private</text:p>
          </table:table-cell>
          <table:table-cell table:style-name="ce5" office:value-type="string">
            <text:p>Individual private</text:p>
          </table:table-cell>
          <table:table-cell table:style-name="ce5" office:value-type="string">
            <text:p>None</text:p>
          </table:table-cell>
          <table:table-cell table:style-name="ce5" office:value-type="string">
            <text:p>The idea is to set up mitigation banks so that landowners can continue to own their own land. <text:s/></text:p>
          </table:table-cell>
          <table:table-cell table:style-name="ce5" office:value-type="string">
            <text:p>Native forest</text:p>
          </table:table-cell>
          <table:table-cell table:style-name="ce5" office:value-type="string">
            <text:p>Mixed forest</text:p>
          </table:table-cell>
          <table:table-cell table:style-name="ce5" office:value-type="string">
            <text:p>Mixed forest</text:p>
          </table:table-cell>
          <table:table-cell/>
          <table:table-cell table:style-name="ce5" office:value-type="string">
            <text:p>Commodity crops</text:p>
            <text:p>Other crops</text:p>
          </table:table-cell>
          <table:table-cell table:style-name="ce5" office:value-type="string">
            <text:p>Commodity crops</text:p>
            <text:p>Other crops</text:p>
            <text:p>Nature reserve</text:p>
          </table:table-cell>
          <table:table-cell/>
          <table:table-cell table:style-name="ce5" office:value-type="string">
            <text:p>Markets</text:p>
          </table:table-cell>
          <table:table-cell table:style-name="ce5" office:value-type="string">
            <text:p>Habitat banking market</text:p>
          </table:table-cell>
          <table:table-cell/>
          <table:table-cell table:style-name="ce5" office:value-type="string">
            <text:p>Carrot </text:p>
          </table:table-cell>
          <table:table-cell table:style-name="ce5" office:value-type="string">
            <text:p>Brazil has had a forest law since the mid-1960s that has not been well enforced, but in 2001, this law was modified saying that landowners could compensate others if they have less than 20% forest cover. <text:s/>Basically it turned the cap law into a cap and trade law and set up the potential for mitigation banks.</text:p>
          </table:table-cell>
          <table:table-cell table:style-name="ce5" office:value-type="string">
            <text:p>Cap</text:p>
          </table:table-cell>
          <table:table-cell table:style-name="ce5" office:value-type="string">
            <text:p>A law is needed in order to create a cap and this was in place in Brazil and then modified to make it tradable. <text:s/></text:p>
          </table:table-cell>
          <table:table-cell table:style-name="ce5" office:value-type="string">
            <text:p>None</text:p>
          </table:table-cell>
          <table:table-cell/>
          <table:table-cell table:style-name="ce5" office:value-type="string">
            <text:p>Preservation</text:p>
            <text:p>Restoration</text:p>
            <text:p>Research</text:p>
          </table:table-cell>
          <table:table-cell table:style-name="ce5" office:value-type="string">
            <text:p>Pilot/demonstration</text:p>
            <text:p>Legal protection</text:p>
            <text:p>Regeneration</text:p>
          </table:table-cell>
          <table:table-cell table:style-name="ce5" office:value-type="string">
            <text:p>TNC basically wanted to demonstrate a market. <text:s/>They purchased land that was forested and then allowed the soybean company to offset the agriculture done on their land. <text:s/>It is a mitigation bank set up. <text:s/></text:p>
          </table:table-cell>
          <table:table-cell table:style-name="ce5" office:value-type="string">
            <text:p>Managing organization</text:p>
          </table:table-cell>
          <table:table-cell table:style-name="ce5" office:value-type="string">
            <text:p>Ranching</text:p>
            <text:p>Agriculture</text:p>
          </table:table-cell>
          <table:table-cell table:style-name="ce5" office:value-type="string">
            <text:p>All</text:p>
          </table:table-cell>
          <table:table-cell table:style-name="ce5" office:value-type="string">
            <text:p>Domestic User</text:p>
          </table:table-cell>
          <table:table-cell table:style-name="ce5" office:value-type="string">
            <text:p>Other private landowners/users</text:p>
            <text:p>Rancher</text:p>
            <text:p>Agriculture</text:p>
          </table:table-cell>
          <table:table-cell table:style-name="ce5" office:value-type="string">
            <text:p>Private land user</text:p>
            <text:p>Non profit</text:p>
          </table:table-cell>
          <table:table-cell table:style-name="ce5" office:value-type="string">
            <text:p>Forester</text:p>
            <text:p>Implementing NGO</text:p>
          </table:table-cell>
          <table:table-cell table:number-columns-repeated="2"/>
          <table:table-cell table:style-name="ce5" office:value-type="string">
            <text:p><text:s text:c="2"/>Yes</text:p>
          </table:table-cell>
          <table:table-cell table:style-name="ce5" office:value-type="string">
            <text:p>During project</text:p>
          </table:table-cell>
          <table:table-cell table:style-name="ce5" office:value-type="string">
            <text:p>Sale of development rights</text:p>
          </table:table-cell>
          <table:table-cell table:style-name="ce5" office:value-type="string">
            <text:p>Change land user practice</text:p>
          </table:table-cell>
          <table:table-cell table:number-columns-repeated="965"/>
        </table:table-row>
        <table:table-row table:style-name="ro5">
          <table:table-cell office:value-type="float" office:value="98">
            <text:p>98</text:p>
          </table:table-cell>
          <table:table-cell table:style-name="ce3" office:value-type="string">
            <text:p>Municipal PES scheme Brazil</text:p>
          </table:table-cell>
          <table:table-cell table:style-name="ce3" office:value-type="string">
            <text:p>Fernando Veiga</text:p>
            <text:p>Giba Tiepolo</text:p>
          </table:table-cell>
          <table:table-cell table:style-name="ce3" office:value-type="string">
            <text:p>TNC</text:p>
          </table:table-cell>
          <table:table-cell table:style-name="ce3" office:value-type="string">
            <text:p>29 Nov 2006</text:p>
            <text:p>16 Feb 2007</text:p>
          </table:table-cell>
          <table:table-cell table:style-name="ce3" office:value-type="string">
            <text:p>None Reported</text:p>
          </table:table-cell>
          <table:table-cell table:style-name="ce3" office:value-type="string">
            <text:p>Brazil</text:p>
            <text:p>South America</text:p>
          </table:table-cell>
          <table:table-cell table:style-name="ce3" office:value-type="string">
            <text:p>None Reported</text:p>
          </table:table-cell>
          <table:table-cell table:style-name="ce3" office:value-type="string">
            <text:p>None Reported</text:p>
          </table:table-cell>
          <table:table-cell table:style-name="ce3" office:value-type="string">
            <text:p>None Reported</text:p>
          </table:table-cell>
          <table:table-cell table:style-name="ce3" office:value-type="string">
            <text:p>Ecosystem services</text:p>
          </table:table-cell>
          <table:table-cell table:style-name="ce3" office:value-type="string">
            <text:p>In person</text:p>
          </table:table-cell>
          <table:table-cell table:style-name="ce5" office:value-type="string">
            <text:p>Rebecca Goldman</text:p>
          </table:table-cell>
          <table:table-cell table:style-name="ce5" office:value-type="string">
            <text:p>Habitat conversion</text:p>
            <text:p>Pollution</text:p>
          </table:table-cell>
          <table:table-cell table:style-name="ce5" office:value-type="string">
            <text:p>Ranching</text:p>
            <text:p>Housing and urban development</text:p>
            <text:p>Non-timber crops (ag)</text:p>
            <text:p>Non-point pollution</text:p>
          </table:table-cell>
          <table:table-cell table:style-name="ce5" office:value-type="string">
            <text:p>Slow forest loss or speed reforestation by increasing benefits of conservation to private sector.</text:p>
            <text:p/>
            <text:p>Specifically, use 1997 water law to apply existing subsidies to watershed management.</text:p>
            <text:p/>
            <text:p>Stabilize soils and decrease sanitation-related non-point source pollution.</text:p>
          </table:table-cell>
          <table:table-cell table:style-name="ce5" office:value-type="string">
            <text:p>Water quality</text:p>
          </table:table-cell>
          <table:table-cell table:style-name="ce5" office:value-type="string">
            <text:p>Want to encourage reforestation through payments for improving water quality for all users in local municipalities. <text:s/></text:p>
            <text:p/>
            <text:p>Water quality issue is high sediment loading. </text:p>
          </table:table-cell>
          <table:table-cell table:style-name="ce5" office:value-type="string">
            <text:p>Atlantic Forest</text:p>
          </table:table-cell>
          <table:table-cell/>
          <table:table-cell table:style-name="ce5" office:value-type="string">
            <text:p>Income to landowners</text:p>
          </table:table-cell>
          <table:table-cell table:style-name="ce5" office:value-type="string">
            <text:p>Local</text:p>
          </table:table-cell>
          <table:table-cell table:style-name="ce5" office:value-type="string">
            <text:p>Regional</text:p>
          </table:table-cell>
          <table:table-cell table:style-name="ce5" office:value-type="string">
            <text:p>Individual private</text:p>
          </table:table-cell>
          <table:table-cell table:style-name="ce5" office:value-type="string">
            <text:p>Individual private</text:p>
          </table:table-cell>
          <table:table-cell table:style-name="ce5" office:value-type="string">
            <text:p>None</text:p>
          </table:table-cell>
          <table:table-cell table:style-name="ce5" office:value-type="string">
            <text:p>The point here is to set up ecosystem service markets so that ecosystem service providers can be paid by users. <text:s/>Providers who reforest or practice BMPs etc will essentially get a per acre subsidy each year for these behaviors.</text:p>
            <text:p/>
            <text:p>No change in ownership. Individuals with small private land holdings (10-50 ha) get paid subsidy for changing management practices. Have to:</text:p>
            <text:p/>
            <text:p>1. Restore riparian areas (at least 30m wide, bigger rivers are 500 m wide)</text:p>
            <text:p>2. have 20% of land in forest</text:p>
            <text:p>3. Use soil conservation BMPs</text:p>
            <text:p>4. Have some form of sanitation treatment</text:p>
          </table:table-cell>
          <table:table-cell table:style-name="ce5" office:value-type="string">
            <text:p>Native forest</text:p>
          </table:table-cell>
          <table:table-cell table:style-name="ce5" office:value-type="string">
            <text:p>Converted</text:p>
            <text:p>Mixed forest</text:p>
          </table:table-cell>
          <table:table-cell table:style-name="ce5" office:value-type="string">
            <text:p>Mixed forest</text:p>
            <text:p>Converted</text:p>
          </table:table-cell>
          <table:table-cell/>
          <table:table-cell table:style-name="ce5" office:value-type="string">
            <text:p>Unsustainable grazing</text:p>
          </table:table-cell>
          <table:table-cell table:style-name="ce5" office:value-type="string">
            <text:p>Sustainable grazing</text:p>
            <text:p>Nature reserve</text:p>
          </table:table-cell>
          <table:table-cell table:style-name="ce5" office:value-type="string">
            <text:p>The subsidy requires forest conservation (so essentially a reserve) or riparian restoration or agricultural BMPs or sanitation measures.</text:p>
            <text:p/>
            <text:p>Pre - low tech dairy.</text:p>
          </table:table-cell>
          <table:table-cell table:style-name="ce5" office:value-type="string">
            <text:p>Subsidy</text:p>
            <text:p>Fees</text:p>
          </table:table-cell>
          <table:table-cell table:style-name="ce5" office:value-type="string">
            <text:p>New subsidy</text:p>
            <text:p>User fee/access fee</text:p>
          </table:table-cell>
          <table:table-cell/>
          <table:table-cell table:style-name="ce5" office:value-type="string">
            <text:p>Both</text:p>
          </table:table-cell>
          <table:table-cell table:style-name="ce5" office:value-type="string">
            <text:p>The market is set up to operate so that the fee water users have to pay goes into a fund operated by the watershed committee who then distributes a subsidy to water service providers for best management practices on their land. <text:s/>Thus it is both a carrot and a stick.</text:p>
          </table:table-cell>
          <table:table-cell table:style-name="ce5" office:value-type="string">
            <text:p>New subsidy</text:p>
            <text:p>Redistribute fee</text:p>
          </table:table-cell>
          <table:table-cell table:style-name="ce5" office:value-type="string">
            <text:p>There needed to be a policy to redistribute the water fee to the watershed committee who then created a new subsidy. <text:s/></text:p>
            <text:p/>
            <text:p>1997 Brazilian law that established a subsidy program. Watershed committees have to be established. Users pay fee that is managed by committee and applied to projects in the same basin that improve health of basin and water quality and quantity for use. </text:p>
          </table:table-cell>
          <table:table-cell table:style-name="ce5" office:value-type="string">
            <text:p>Committee formation</text:p>
          </table:table-cell>
          <table:table-cell table:style-name="ce5" office:value-type="string">
            <text:p>Creation of a watershed committee to administer funds.</text:p>
          </table:table-cell>
          <table:table-cell table:style-name="ce5" office:value-type="string">
            <text:p>Best Management Practices</text:p>
            <text:p>Restoration</text:p>
            <text:p>Preservation</text:p>
            <text:p>Other</text:p>
          </table:table-cell>
          <table:table-cell table:style-name="ce5" office:value-type="string">
            <text:p>Regeneration</text:p>
            <text:p>BMP ranching</text:p>
            <text:p>Legal protection</text:p>
            <text:p>Restoring riparian zone</text:p>
            <text:p>Other</text:p>
          </table:table-cell>
          <table:table-cell table:style-name="ce5" office:value-type="string">
            <text:p>There are four practices that will allow providers to get the subsidy: <text:s/>riparian restoration, 20% forest cover maintenance, BMPS for agriculture and ranching and sanitation technology. <text:s/></text:p>
            <text:p/>
          </table:table-cell>
          <table:table-cell table:style-name="ce5" office:value-type="string">
            <text:p>Government</text:p>
            <text:p>Managing organization</text:p>
            <text:p>Partner organization</text:p>
          </table:table-cell>
          <table:table-cell table:style-name="ce5" office:value-type="string">
            <text:p>Ranching</text:p>
            <text:p>Agriculture</text:p>
          </table:table-cell>
          <table:table-cell table:style-name="ce5" office:value-type="string">
            <text:p>All water users</text:p>
          </table:table-cell>
          <table:table-cell table:style-name="ce5" office:value-type="string">
            <text:p>Domestic User</text:p>
            <text:p>Industrial/Corporate user</text:p>
          </table:table-cell>
          <table:table-cell table:style-name="ce5" office:value-type="string">
            <text:p>All water users</text:p>
          </table:table-cell>
          <table:table-cell table:style-name="ce5" office:value-type="string">
            <text:p>Community/committee</text:p>
            <text:p>Private land user</text:p>
          </table:table-cell>
          <table:table-cell table:style-name="ce5" office:value-type="string">
            <text:p>Rancher</text:p>
            <text:p>Agriculture</text:p>
            <text:p>Committee of stakeholders</text:p>
          </table:table-cell>
          <table:table-cell table:style-name="ce5" office:value-type="string">
            <text:p>Yes</text:p>
          </table:table-cell>
          <table:table-cell table:style-name="ce5" office:value-type="string">
            <text:p>A committee of stakeholders comprises the committee. <text:s/></text:p>
          </table:table-cell>
          <table:table-cell table:style-name="ce5" office:value-type="string">
            <text:p><text:s text:c="2"/>Yes</text:p>
          </table:table-cell>
          <table:table-cell table:style-name="ce5" office:value-type="string">
            <text:p>Pre-project</text:p>
          </table:table-cell>
          <table:table-cell table:style-name="ce5" office:value-type="string">
            <text:p>Opportunity cost of converted ranching land</text:p>
          </table:table-cell>
          <table:table-cell table:style-name="ce5" office:value-type="string">
            <text:p>Set fees</text:p>
          </table:table-cell>
          <table:table-cell table:style-name="ce5" office:value-type="string">
            <text:p>Simple</text:p>
          </table:table-cell>
          <table:table-cell table:number-columns-repeated="7"/>
          <table:table-cell table:style-name="ce5" office:value-type="string">
            <text:p><text:s text:c="2"/>Yes</text:p>
          </table:table-cell>
          <table:table-cell table:style-name="ce5" office:value-type="string">
            <text:p>Baseline biodiversity assessment done before the project even started</text:p>
          </table:table-cell>
          <table:table-cell table:number-columns-repeated="90"/>
          <table:table-cell table:style-name="ce5" office:value-type="string">
            <text:p>Still need permanent funds for actual protection.</text:p>
          </table:table-cell>
          <table:table-cell table:number-columns-repeated="864"/>
        </table:table-row>
        <table:table-row table:style-name="ro10">
          <table:table-cell office:value-type="float" office:value="99">
            <text:p>99</text:p>
          </table:table-cell>
          <table:table-cell table:style-name="ce3" office:value-type="string">
            <text:p>Skagit Floodplain (Fisher Slough)</text:p>
          </table:table-cell>
          <table:table-cell table:style-name="ce3" office:value-type="string">
            <text:p>Molly Ingraham</text:p>
          </table:table-cell>
          <table:table-cell table:style-name="ce3" office:value-type="string">
            <text:p>TNC</text:p>
          </table:table-cell>
          <table:table-cell table:style-name="ce3" office:value-type="string">
            <text:p>10 January 2007</text:p>
          </table:table-cell>
          <table:table-cell table:style-name="ce3" office:value-type="string">
            <text:p>Molly Ingraham</text:p>
          </table:table-cell>
          <table:table-cell table:style-name="ce3" office:value-type="string">
            <text:p>Washington</text:p>
            <text:p>North America</text:p>
          </table:table-cell>
          <table:table-cell table:style-name="ce3" office:value-type="string">
            <text:p>North Cascades</text:p>
          </table:table-cell>
          <table:table-cell table:style-name="ce3" office:value-type="string">
            <text:p>2007</text:p>
          </table:table-cell>
          <table:table-cell table:style-name="ce3" office:value-type="string">
            <text:p>Perpetual</text:p>
          </table:table-cell>
          <table:table-cell table:style-name="ce3" office:value-type="string">
            <text:p>Ecosystem services</text:p>
          </table:table-cell>
          <table:table-cell table:style-name="ce3" office:value-type="string">
            <text:p>In person</text:p>
          </table:table-cell>
          <table:table-cell table:style-name="ce5" office:value-type="string">
            <text:p>Rebecca Goldman</text:p>
          </table:table-cell>
          <table:table-cell table:style-name="ce5" office:value-type="string">
            <text:p>Habitat conversion</text:p>
          </table:table-cell>
          <table:table-cell table:style-name="ce5" office:value-type="string">
            <text:p>Housing and urban development</text:p>
            <text:p>Non-timber crops (ag)</text:p>
            <text:p>Dam and water management</text:p>
            <text:p>Watershed alteration</text:p>
          </table:table-cell>
          <table:table-cell table:style-name="ce5" office:value-type="string">
            <text:p>By example, restore floodplain/tidal marsh habitat to demonstrate the benefits of water absorption and to show the economic value of the project.</text:p>
            <text:p>Gain credibility with the landowners in the area to be able to adeptly demonstrate the benefits of conservation and restoration of natural flows to the agriculture in the area and downstream water users. <text:s/></text:p>
            <text:p>Another major goal is to demonstrate benefits of natural flood control (through restoration, etc) over current levee system to the county and army corps of engineers</text:p>
            <text:p/>
          </table:table-cell>
          <table:table-cell table:style-name="ce5" office:value-type="string">
            <text:p>Water quality</text:p>
            <text:p>Water quantity</text:p>
            <text:p>Flood mitigation</text:p>
            <text:p>Soil Fertility</text:p>
            <text:p>Fisheries</text:p>
            <text:p>Nutrient cycling</text:p>
          </table:table-cell>
          <table:table-cell table:style-name="ce5" office:value-type="string">
            <text:p>TNC is trying to demonstrate the economic benefits of removing constraints to the system, which will result in a more natural flow regime and therefore increased water quality, quantity, habitat, etc. <text:s/>Different stakeholders will have interest in different services. They are currently conducting a stakeholder analysis that will address scale of services and stakeholder mandates – which will elucidate this further.</text:p>
            <text:p/>
          </table:table-cell>
          <table:table-cell table:style-name="ce5" office:value-type="string">
            <text:p>Restoration of Estuarine habitats </text:p>
          </table:table-cell>
          <table:table-cell table:style-name="ce5" office:value-type="string">
            <text:p>Recover of salmon populations</text:p>
          </table:table-cell>
          <table:table-cell table:style-name="ce5" office:value-type="string">
            <text:p>Help farmers maintain agriculture and *hopefully* save money on flood control. <text:s/></text:p>
            <text:p/>
          </table:table-cell>
          <table:table-cell table:style-name="ce5" office:value-type="string">
            <text:p>Local</text:p>
          </table:table-cell>
          <table:table-cell table:style-name="ce5" office:value-type="string">
            <text:p>Regional</text:p>
          </table:table-cell>
          <table:table-cell table:style-name="ce5" office:value-type="string">
            <text:p>Individual private</text:p>
          </table:table-cell>
          <table:table-cell table:style-name="ce5" office:value-type="string">
            <text:p>Individual private</text:p>
            <text:p>Private nonprofit</text:p>
          </table:table-cell>
          <table:table-cell table:style-name="ce5" office:value-type="string">
            <text:p>Private to PNP</text:p>
          </table:table-cell>
          <table:table-cell table:style-name="ce5" office:value-type="string">
            <text:p>TNC purchased a small tract of land in the project landscape area for their demonstration. <text:s/></text:p>
          </table:table-cell>
          <table:table-cell table:style-name="ce5" office:value-type="string">
            <text:p>Native scrub/shrub</text:p>
            <text:p>Other</text:p>
          </table:table-cell>
          <table:table-cell table:style-name="ce5" office:value-type="string">
            <text:p>Non-native grassland</text:p>
            <text:p>Converted</text:p>
          </table:table-cell>
          <table:table-cell table:style-name="ce5" office:value-type="string">
            <text:p>Converted</text:p>
            <text:p>Native scrub/shrub</text:p>
            <text:p>Other</text:p>
          </table:table-cell>
          <table:table-cell table:style-name="ce5" office:value-type="string">
            <text:p>Original landcover pre-settlement was freshwater emergent and scrub/shrub.</text:p>
            <text:p/>
            <text:p>Much of the area is now converted to agriculture.</text:p>
            <text:p/>
            <text:p>Desired post-project land cover will be freshwater tidal, emergent and scrub shrub</text:p>
          </table:table-cell>
          <table:table-cell table:style-name="ce5" office:value-type="string">
            <text:p>Commodity crops</text:p>
            <text:p>Residential development</text:p>
          </table:table-cell>
          <table:table-cell table:style-name="ce5" office:value-type="string">
            <text:p>Sustainable agriculture</text:p>
          </table:table-cell>
          <table:table-cell table:style-name="ce5" office:value-type="string">
            <text:p>Main purpose is to remove constraints on the Skagit River system and to allow for natural flood regimes to function in select areas, benefiting wild flora and fauna species and people – with particular emphasis on restoration of estuarine habitat. </text:p>
            <text:p><text:s/></text:p>
          </table:table-cell>
          <table:table-cell table:style-name="ce5" office:value-type="string">
            <text:p>Rights Transfer</text:p>
          </table:table-cell>
          <table:table-cell table:style-name="ce5" office:value-type="string">
            <text:p>Fee acquisitions</text:p>
          </table:table-cell>
          <table:table-cell/>
          <table:table-cell table:style-name="ce5" office:value-type="string">
            <text:p>Neither</text:p>
          </table:table-cell>
          <table:table-cell table:style-name="ce5" office:value-type="string">
            <text:p>TNC purchased land from a private landowner to be able to do their demonstration</text:p>
            <text:p/>
            <text:p>Markets or subsidies may enter into the project in the near future. <text:s/></text:p>
          </table:table-cell>
          <table:table-cell table:style-name="ce5" office:value-type="string">
            <text:p>Ownership rights</text:p>
            <text:p>Other policy change</text:p>
          </table:table-cell>
          <table:table-cell/>
          <table:table-cell table:style-name="ce5" office:value-type="string">
            <text:p>Community forums</text:p>
          </table:table-cell>
          <table:table-cell table:style-name="ce5" office:value-type="string">
            <text:p>TNC attends all community meetings to inform the farmers of their project and their progress as well as to roundtable with local officials and stakeholders during valuation process (plus all other standard components of stakeholder analysis) in order to allow relevant “weighting” of values</text:p>
            <text:p/>
          </table:table-cell>
          <table:table-cell table:style-name="ce5" office:value-type="string">
            <text:p>Best Management Practices</text:p>
            <text:p>Restoration</text:p>
            <text:p>Research</text:p>
          </table:table-cell>
          <table:table-cell table:style-name="ce5" office:value-type="string">
            <text:p>Pilot/demonstration</text:p>
            <text:p>Restoring channel flow</text:p>
            <text:p>BMP agriculture</text:p>
            <text:p>Ecosystem service assessment</text:p>
            <text:p>Infrastructure</text:p>
            <text:p>Floodplain restoration</text:p>
          </table:table-cell>
          <table:table-cell table:style-name="ce5" office:value-type="string">
            <text:p>With the land TNC purchased they are instituting BMPs and they are also restoring the floodplain of the area (part of the BMPs) which involves decommissioning dikes and pushing the levees back. <text:s/>They are doing all of this as a pilot project/demo project for others to replicate. <text:s/>They are also doing a stakeholder analysis to assess ecosystem services of importance.</text:p>
          </table:table-cell>
          <table:table-cell table:style-name="ce5" office:value-type="string">
            <text:p>Managing organization</text:p>
          </table:table-cell>
          <table:table-cell table:style-name="ce5" office:value-type="string">
            <text:p>Agriculture</text:p>
          </table:table-cell>
          <table:table-cell table:style-name="ce5" office:value-type="string">
            <text:p>Agriculture</text:p>
            <text:p>Floodplain occupants</text:p>
          </table:table-cell>
          <table:table-cell table:style-name="ce5" office:value-type="string">
            <text:p>Non-profit</text:p>
          </table:table-cell>
          <table:table-cell table:style-name="ce5" office:value-type="string">
            <text:p>Implementing NGO</text:p>
          </table:table-cell>
          <table:table-cell table:style-name="ce5" office:value-type="string">
            <text:p>Private land user</text:p>
          </table:table-cell>
          <table:table-cell table:style-name="ce5" office:value-type="string">
            <text:p>Agriculture</text:p>
          </table:table-cell>
          <table:table-cell table:number-columns-repeated="2"/>
          <table:table-cell table:style-name="ce5" office:value-type="string">
            <text:p><text:s text:c="2"/>Yes</text:p>
          </table:table-cell>
          <table:table-cell table:style-name="ce5" office:value-type="string">
            <text:p>Pre-project</text:p>
          </table:table-cell>
          <table:table-cell table:style-name="ce5" office:value-type="string">
            <text:p>Leverage partnerships and set example to show benefits in terms of avoided costs. <text:s/></text:p>
          </table:table-cell>
          <table:table-cell table:style-name="ce5" office:value-type="string">
            <text:p>Leverage partnerships</text:p>
            <text:p>Motivate legislation</text:p>
            <text:p>Change land user practice</text:p>
          </table:table-cell>
          <table:table-cell table:style-name="ce5" office:value-type="string">
            <text:p>Cost/benefit</text:p>
            <text:p>Simple</text:p>
            <text:p>Shadow cost</text:p>
            <text:p>Replacement cost</text:p>
          </table:table-cell>
          <table:table-cell table:style-name="ce5" office:value-type="string">
            <text:p>Flood mitigation</text:p>
          </table:table-cell>
          <table:table-cell/>
          <table:table-cell table:style-name="ce5" office:value-type="string">
            <text:p><text:s text:c="2"/>Yes</text:p>
          </table:table-cell>
          <table:table-cell table:style-name="ce5" office:value-type="string">
            <text:p>Pre-project</text:p>
          </table:table-cell>
          <table:table-cell table:style-name="ce5" office:value-type="string">
            <text:p>Stakeholder analysis to identify relevant policy tools to engage stakeholders in process, creating leverage for legislation, funding, stakeholder buy-in, need for change, etc.</text:p>
            <text:p/>
          </table:table-cell>
          <table:table-cell table:style-name="ce5" office:value-type="string">
            <text:p>Stakeholder buy-in</text:p>
            <text:p>ID policy to target</text:p>
            <text:p>Reveal need for policy change</text:p>
            <text:p>Motivate legislation</text:p>
          </table:table-cell>
          <table:table-cell table:number-columns-repeated="46"/>
          <table:table-cell table:style-name="ce5" office:value-type="string">
            <text:p><text:s text:c="2"/>Yes</text:p>
          </table:table-cell>
          <table:table-cell table:style-name="ce5" office:value-type="string">
            <text:p>Vegetation mapping</text:p>
            <text:p>Rare species communities</text:p>
          </table:table-cell>
          <table:table-cell table:style-name="ce5" office:value-type="string">
            <text:p>Vegetation sampling baseline</text:p>
          </table:table-cell>
          <table:table-cell/>
          <table:table-cell table:style-name="ce5" office:value-type="string">
            <text:p>Baseline completed</text:p>
          </table:table-cell>
          <table:table-cell table:number-columns-repeated="9"/>
          <table:table-cell table:style-name="ce5" office:value-type="string">
            <text:p>The monitoring plan will be developed once final design for fisher slough is complete. <text:s/>Data will be collected and paid for by multiple partners including the tribes, conservation district, WSU, DOE, TNC, SRFB, EPA, etc. <text:s/>These details will evolve over th</text:p>
          </table:table-cell>
          <table:table-cell table:style-name="ce5" office:value-type="string">
            <text:p>Hydrologic flow</text:p>
            <text:p>Water quality</text:p>
          </table:table-cell>
          <table:table-cell table:number-columns-repeated="12"/>
          <table:table-cell table:style-name="ce5" office:value-type="string">
            <text:p>The monitoring plan will be developed once final design for fisher slough is complete. <text:s/>Data will be collected and paid for by multiple partners including the tribes, conservation district, WSU, DOE, TNC, SRFB, EPA, etc. <text:s/>These details will evolve over th</text:p>
          </table:table-cell>
          <table:table-cell table:number-columns-repeated="14"/>
          <table:table-cell table:style-name="ce5" office:value-type="string">
            <text:p>Farmers who have no desire to give up their land.</text:p>
          </table:table-cell>
          <table:table-cell table:style-name="ce5" office:value-type="string">
            <text:p>Finding a way to communicate to the community about the improvements to farming of flood control.</text:p>
          </table:table-cell>
          <table:table-cell/>
          <table:table-cell table:style-name="ce5" office:value-type="string">
            <text:p>Getting access to all the data is needed. <text:s/>Need more time for the models.</text:p>
          </table:table-cell>
          <table:table-cell table:number-columns-repeated="865"/>
        </table:table-row>
        <table:table-row table:style-name="ro4">
          <table:table-cell office:value-type="float" office:value="100">
            <text:p>100</text:p>
          </table:table-cell>
          <table:table-cell table:style-name="ce3" office:value-type="string">
            <text:p>West Eugene Wetlands</text:p>
          </table:table-cell>
          <table:table-cell table:style-name="ce3" office:value-type="string">
            <text:p>Eric Wold</text:p>
            <text:p>Ed Alverson</text:p>
          </table:table-cell>
          <table:table-cell table:style-name="ce3" office:value-type="string">
            <text:p>City of Eugene, Park and Open Space Division</text:p>
            <text:p>TNC</text:p>
          </table:table-cell>
          <table:table-cell table:style-name="ce3" office:value-type="string">
            <text:p>11 January 2007</text:p>
            <text:p>12 January 2007</text:p>
          </table:table-cell>
          <table:table-cell table:style-name="ce3" office:value-type="string">
            <text:p>None Reported</text:p>
          </table:table-cell>
          <table:table-cell table:style-name="ce3" office:value-type="string">
            <text:p>Oregon</text:p>
            <text:p>North America</text:p>
          </table:table-cell>
          <table:table-cell table:style-name="ce3" office:value-type="string">
            <text:p>Willamette Valley/Puget Trough/Georgia Basin (WPG)</text:p>
          </table:table-cell>
          <table:table-cell table:style-name="ce3" office:value-type="string">
            <text:p>1992</text:p>
          </table:table-cell>
          <table:table-cell table:style-name="ce3" office:value-type="string">
            <text:p>Perpetual</text:p>
          </table:table-cell>
          <table:table-cell table:style-name="ce3" office:value-type="string">
            <text:p>Ecosystem services</text:p>
          </table:table-cell>
          <table:table-cell table:style-name="ce3" office:value-type="string">
            <text:p>In person</text:p>
          </table:table-cell>
          <table:table-cell table:style-name="ce5" office:value-type="string">
            <text:p>Rebecca Goldman</text:p>
          </table:table-cell>
          <table:table-cell table:style-name="ce5" office:value-type="string">
            <text:p>Habitat conversion</text:p>
          </table:table-cell>
          <table:table-cell table:style-name="ce5" office:value-type="string">
            <text:p>Commercial and industrial development</text:p>
            <text:p>Non-timber crops (ag)</text:p>
            <text:p>Fragmentation; degradation</text:p>
          </table:table-cell>
          <table:table-cell table:style-name="ce5" office:value-type="string">
            <text:p>Protect and enhance water quality, wildlife habitat, flood storage, and sediment and toxin removal. <text:s/>Help reduce economic hardship on private property owners. <text:s/>Protect high quality habitats and rare plants and animals. <text:s/>Restore connectedness. Allow for multiple uses of wetlands.</text:p>
            <text:p>TNC quickly partnered with City of Eugene on this project because they realized that the prairie habitat in the region was unique and threatened and that due to the high level of private landholdings in the area, a partnership might be the best strategy in the area. <text:s/>TNC had been interested in the area long before City of Eugene but the City of Eugene came up with the Wetlands Plan and formed the partnership.</text:p>
          </table:table-cell>
          <table:table-cell table:style-name="ce5" office:value-type="string">
            <text:p>Water quality</text:p>
            <text:p>Flood mitigation</text:p>
            <text:p>Genetic resources</text:p>
            <text:p>Recreation</text:p>
            <text:p>Soil Stabilization</text:p>
          </table:table-cell>
          <table:table-cell table:style-name="ce5" office:value-type="string">
            <text:p>This is a bit of an odd project in that the point is to restore wetlands which convey numerous ecosystem services. <text:s/>The water purification services and flood mitigation services these particular wetlands provide do not really have a user as there is no one further downstream (or no big towns) but there are still clean water compliance measures which these wetlands help with. <text:s/></text:p>
          </table:table-cell>
          <table:table-cell table:style-name="ce5" office:value-type="string">
            <text:p>Upland prairie</text:p>
            <text:p>Wet prairie</text:p>
            <text:p>Savanna</text:p>
          </table:table-cell>
          <table:table-cell table:style-name="ce5" office:value-type="string">
            <text:p>Several rare plants</text:p>
            <text:p>Fender's Blue butterfly</text:p>
          </table:table-cell>
          <table:table-cell table:style-name="ce5" office:value-type="string">
            <text:p>Minimize negative impact to landowners from changes to development regulation. <text:s/>Allow public access for lower socioeconomic bracket to nature.</text:p>
          </table:table-cell>
          <table:table-cell table:style-name="ce5" office:value-type="string">
            <text:p>Local</text:p>
          </table:table-cell>
          <table:table-cell table:style-name="ce5" office:value-type="string">
            <text:p>Regional</text:p>
          </table:table-cell>
          <table:table-cell table:style-name="ce5" office:value-type="string">
            <text:p>Individual private</text:p>
          </table:table-cell>
          <table:table-cell table:style-name="ce5" office:value-type="string">
            <text:p>Private nonprofit</text:p>
            <text:p>Local</text:p>
            <text:p>Federal </text:p>
          </table:table-cell>
          <table:table-cell table:style-name="ce5" office:value-type="string">
            <text:p>Private to Fed</text:p>
            <text:p>Private to Local</text:p>
            <text:p>Private to PNP</text:p>
          </table:table-cell>
          <table:table-cell table:style-name="ce5" office:value-type="string">
            <text:p>The project basically got the development rights on an area of land restricted which made the land value plummet and provided the opportunity for BLM, TNC, and the City of Eugene to buy land in the area from what was previously undeveloped private land zoned for development. </text:p>
          </table:table-cell>
          <table:table-cell table:style-name="ce5" office:value-type="string">
            <text:p>Wetland</text:p>
            <text:p>Native grassland</text:p>
          </table:table-cell>
          <table:table-cell table:style-name="ce5" office:value-type="string">
            <text:p>Mixed grassland</text:p>
            <text:p>Converted</text:p>
            <text:p>Wetland</text:p>
            <text:p>Non-native forest</text:p>
          </table:table-cell>
          <table:table-cell table:style-name="ce5" office:value-type="string">
            <text:p>Native grassland</text:p>
            <text:p>Wetland</text:p>
            <text:p>Non-native forest</text:p>
            <text:p>Converted</text:p>
          </table:table-cell>
          <table:table-cell table:style-name="ce5" office:value-type="string">
            <text:p>The project is not trying to restore the original/native land cover because over time, due to lack of scientific knowledge, people have planted woodlands. <text:s/>Though not native to prairie habitat it does not make sense to cut down very old trees. <text:s/></text:p>
            <text:p>The original land cover was wet prairie, upland prairie, and savanna (all native grasslands) without too many trees at all. </text:p>
          </table:table-cell>
          <table:table-cell table:style-name="ce5" office:value-type="string">
            <text:p>Abandoned</text:p>
            <text:p>Other crops</text:p>
          </table:table-cell>
          <table:table-cell table:style-name="ce5" office:value-type="string">
            <text:p>Recreational open space</text:p>
            <text:p>Nature reserve</text:p>
          </table:table-cell>
          <table:table-cell table:style-name="ce5" office:value-type="string">
            <text:p>The area had been abandoned from agriculture several years before purchase and was largely just recovering from this use. <text:s/></text:p>
          </table:table-cell>
          <table:table-cell table:style-name="ce5" office:value-type="string">
            <text:p>Rights Transfer</text:p>
            <text:p>Markets</text:p>
          </table:table-cell>
          <table:table-cell table:style-name="ce5" office:value-type="string">
            <text:p>Fee acquisitions</text:p>
            <text:p>Easement</text:p>
            <text:p>Donation</text:p>
            <text:p>Wetland mitigation market</text:p>
          </table:table-cell>
          <table:table-cell table:style-name="ce5" office:value-type="string">
            <text:p>NGO managed</text:p>
            <text:p>Other partner managed</text:p>
          </table:table-cell>
          <table:table-cell table:style-name="ce5" office:value-type="string">
            <text:p>Carrot </text:p>
          </table:table-cell>
          <table:table-cell table:style-name="ce5" office:value-type="string">
            <text:p>Mitigation banks are set up but only on BLM and City land as TNC did not want to be associated with development. </text:p>
          </table:table-cell>
          <table:table-cell table:style-name="ce5" office:value-type="string">
            <text:p>Cap</text:p>
            <text:p>Development rights</text:p>
          </table:table-cell>
          <table:table-cell table:style-name="ce5" office:value-type="string">
            <text:p>The Wetland Plan took advantage of a federal statute about mitigating wetland loss. <text:s/>They found a creative means to change development abilities in an area with wetlands and purchased the land at a low price due to the loss of development rights. <text:s/></text:p>
          </table:table-cell>
          <table:table-cell table:style-name="ce5" office:value-type="string">
            <text:p>Committee formation</text:p>
          </table:table-cell>
          <table:table-cell table:style-name="ce5" office:value-type="string">
            <text:p>The Wetland Plan was created by a committee of stakeholders/partners</text:p>
          </table:table-cell>
          <table:table-cell table:style-name="ce5" office:value-type="string">
            <text:p>Restoration</text:p>
            <text:p>Preservation</text:p>
            <text:p>Research</text:p>
            <text:p>Other</text:p>
          </table:table-cell>
          <table:table-cell table:style-name="ce5" office:value-type="string">
            <text:p>Reseeding</text:p>
            <text:p>Removing invasive species</text:p>
            <text:p>Floodplain restoration</text:p>
            <text:p>Mapping</text:p>
            <text:p>Outplantings</text:p>
            <text:p>Trail building</text:p>
            <text:p>Creating seed source (nursery)</text:p>
            <text:p>Research</text:p>
            <text:p>Fire restoration</text:p>
          </table:table-cell>
          <table:table-cell table:style-name="ce5" office:value-type="string">
            <text:p>There has been reseeding to restore prairies and a lot of invasive species work but a lot of the work was also just restoring the natural floodplain. <text:s/></text:p>
          </table:table-cell>
          <table:table-cell table:style-name="ce5" office:value-type="string">
            <text:p>Managing organization</text:p>
            <text:p>Partner organization</text:p>
          </table:table-cell>
          <table:table-cell table:style-name="ce5" office:value-type="string">
            <text:p>Ranching</text:p>
          </table:table-cell>
          <table:table-cell table:style-name="ce5" office:value-type="string">
            <text:p>All water users</text:p>
            <text:p>Floodplain occupants</text:p>
          </table:table-cell>
          <table:table-cell table:style-name="ce5" office:value-type="string">
            <text:p>Industrial/Corporate user</text:p>
            <text:p>Tax payer</text:p>
            <text:p>Non-profit</text:p>
          </table:table-cell>
          <table:table-cell table:style-name="ce5" office:value-type="string">
            <text:p>Other NGO</text:p>
            <text:p>Municipality</text:p>
            <text:p>Federal tax payers</text:p>
            <text:p>State tax payers</text:p>
            <text:p>Other corporate</text:p>
          </table:table-cell>
          <table:table-cell table:style-name="ce5" office:value-type="string">
            <text:p>Government</text:p>
            <text:p>Non profit</text:p>
          </table:table-cell>
          <table:table-cell table:style-name="ce5" office:value-type="string">
            <text:p>Implementing NGO</text:p>
            <text:p>Municipality</text:p>
            <text:p>Agriculture</text:p>
            <text:p>Other private landowners/users</text:p>
          </table:table-cell>
          <table:table-cell/>
          <table:table-cell table:style-name="ce5" office:value-type="string">
            <text:p>/Note: This includes both the original purchase of land (TNC and Gov't paid private landowners/agriculture) and the mitigation bank (corporate groups pay the government).</text:p>
          </table:table-cell>
          <table:table-cell table:number-columns-repeated="16"/>
          <table:table-cell table:style-name="ce5" office:value-type="string">
            <text:p/>
            <text:p/>
          </table:table-cell>
          <table:table-cell table:number-columns-repeated="40"/>
          <table:table-cell table:style-name="ce5" office:value-type="string">
            <text:p><text:s text:c="2"/>Yes</text:p>
          </table:table-cell>
          <table:table-cell table:style-name="ce5" office:value-type="string">
            <text:p>Vegetation monitoring (% cover) both City and TNC</text:p>
            <text:p>Rare species monitoring by both</text:p>
          </table:table-cell>
          <table:table-cell table:style-name="ce5" office:value-type="string">
            <text:p>City veg surveys, veg plots</text:p>
            <text:p>TNC has permanent veg plots on 75 of their 500 acres</text:p>
          </table:table-cell>
          <table:table-cell table:style-name="ce5" office:value-type="string">
            <text:p>4 locations for TNC</text:p>
          </table:table-cell>
          <table:table-cell table:style-name="ce5" office:value-type="string">
            <text:p>Since the mid 1980s</text:p>
          </table:table-cell>
          <table:table-cell table:style-name="ce5" office:value-type="string">
            <text:p>Annually, summer</text:p>
          </table:table-cell>
          <table:table-cell table:style-name="ce5" office:value-type="string">
            <text:p>TNC and City of Eugene</text:p>
          </table:table-cell>
          <table:table-cell table:style-name="ce5" office:value-type="string">
            <text:p>TNC and City of Eugene</text:p>
          </table:table-cell>
          <table:table-cell table:style-name="ce5" office:value-type="string">
            <text:p>TNC and City of Eugene</text:p>
          </table:table-cell>
          <table:table-cell table:style-name="ce5" office:value-type="string">
            <text:p>TNC and City of Eugene</text:p>
          </table:table-cell>
          <table:table-cell table:style-name="ce5" office:value-type="string">
            <text:p>perpetuity</text:p>
          </table:table-cell>
          <table:table-cell table:style-name="ce5" office:value-type="string">
            <text:p>BPA for TNC and Mitigation bank funds for City</text:p>
          </table:table-cell>
          <table:table-cell table:style-name="ce5" office:value-type="string">
            <text:p>BPA for TNC and Mitigation bank funds for City</text:p>
          </table:table-cell>
          <table:table-cell table:style-name="ce5" office:value-type="string">
            <text:p>BPA for TNC and Mitigation bank funds for City</text:p>
          </table:table-cell>
          <table:table-cell/>
          <table:table-cell table:style-name="ce5" office:value-type="string">
            <text:p>Water quality and water quantity</text:p>
          </table:table-cell>
          <table:table-cell table:style-name="ce5" office:value-type="string">
            <text:p>Depth of water at different points</text:p>
            <text:p>general TMDL</text:p>
          </table:table-cell>
          <table:table-cell table:number-columns-repeated="2"/>
          <table:table-cell table:style-name="ce5" office:value-type="string">
            <text:p>4 times a year</text:p>
          </table:table-cell>
          <table:table-cell table:style-name="ce5" office:value-type="string">
            <text:p>City Wastewater Division</text:p>
          </table:table-cell>
          <table:table-cell table:number-columns-repeated="29"/>
          <table:table-cell table:style-name="ce5" office:value-type="string">
            <text:p>Being successful involves good luck and serendipity. <text:s/>The Wetlands partnership worked well for several reasons. <text:s/>The Plan was multi-objective so incorporated the concerns of multiple stake holders. <text:s/>The partnership thought about implementation from the st</text:p>
          </table:table-cell>
          <table:table-cell table:number-columns-repeated="861"/>
        </table:table-row>
        <table:table-row table:style-name="ro11">
          <table:table-cell office:value-type="float" office:value="102">
            <text:p>102</text:p>
          </table:table-cell>
          <table:table-cell table:style-name="ce3" office:value-type="string">
            <text:p>Rio Blanco Watershed Carbon Sequestration Project</text:p>
          </table:table-cell>
          <table:table-cell table:style-name="ce3" office:value-type="string">
            <text:p>Nestor Sanchez</text:p>
          </table:table-cell>
          <table:table-cell table:style-name="ce3" office:value-type="string">
            <text:p>TNC</text:p>
          </table:table-cell>
          <table:table-cell table:style-name="ce3" office:value-type="string">
            <text:p>14 February 2007</text:p>
          </table:table-cell>
          <table:table-cell table:style-name="ce3" office:value-type="string">
            <text:p>None Reported</text:p>
          </table:table-cell>
          <table:table-cell table:style-name="ce3" office:value-type="string">
            <text:p>Dominican Republic</text:p>
            <text:p>Central America</text:p>
          </table:table-cell>
          <table:table-cell table:style-name="ce3" office:value-type="string">
            <text:p>None Reported</text:p>
          </table:table-cell>
          <table:table-cell table:style-name="ce3" office:value-type="string">
            <text:p>2001</text:p>
          </table:table-cell>
          <table:table-cell table:style-name="ce3" office:value-type="string">
            <text:p>None Reported</text:p>
          </table:table-cell>
          <table:table-cell table:style-name="ce3" office:value-type="string">
            <text:p>Ecosystem services</text:p>
          </table:table-cell>
          <table:table-cell table:style-name="ce3" office:value-type="string">
            <text:p>In person</text:p>
          </table:table-cell>
          <table:table-cell table:style-name="ce5" office:value-type="string">
            <text:p>Rebecca Goldman</text:p>
          </table:table-cell>
          <table:table-cell table:style-name="ce5" office:value-type="string">
            <text:p>Habitat conversion</text:p>
          </table:table-cell>
          <table:table-cell table:style-name="ce5" office:value-type="string">
            <text:p>Non-timber crops (ag)</text:p>
          </table:table-cell>
          <table:table-cell table:style-name="ce5" office:value-type="string">
            <text:p>Goal of BMPs and taking land out of production will mean larger area for species. <text:s/>Plants and animals will have improved areas for living. <text:s/></text:p>
            <text:p>Restoration of the Rio Bravo area and the rehabilitation of important watersheds. <text:s/></text:p>
          </table:table-cell>
          <table:table-cell table:style-name="ce5" office:value-type="string">
            <text:p>Water quality</text:p>
            <text:p>Carbon sequestration</text:p>
            <text:p>Other cultural services</text:p>
          </table:table-cell>
          <table:table-cell table:style-name="ce5" office:value-type="string">
            <text:p>There is a strong link between community land use and cultural dynamics. This project is trying to encourage land use preservation via ecosystem service provision and the need to maintain the land sustainably in order to be able to retain land uses. <text:s/>Partners are trying to use carbon to finance the project but really there are more ecosystem services than just carbon. </text:p>
          </table:table-cell>
          <table:table-cell table:number-columns-repeated="2"/>
          <table:table-cell table:style-name="ce5" office:value-type="string">
            <text:p>Improve land management for peasants and landowners in the area. <text:s/></text:p>
            <text:p>Land title is a big issue and this is a major goal of the project - getting people to attach to their land. <text:s/></text:p>
          </table:table-cell>
          <table:table-cell table:style-name="ce5" office:value-type="string">
            <text:p>Regional</text:p>
          </table:table-cell>
          <table:table-cell table:style-name="ce5" office:value-type="string">
            <text:p>Global</text:p>
          </table:table-cell>
          <table:table-cell table:style-name="ce5" office:value-type="string">
            <text:p>Individual private</text:p>
            <text:p>Federal </text:p>
          </table:table-cell>
          <table:table-cell table:style-name="ce5" office:value-type="string">
            <text:p>Individual private</text:p>
            <text:p>Federal </text:p>
          </table:table-cell>
          <table:table-cell table:style-name="ce5" office:value-type="string">
            <text:p>None</text:p>
          </table:table-cell>
          <table:table-cell table:style-name="ce5" office:value-type="string">
            <text:p>The idea is to not change the breakdown of landowners but to encourage different land use. <text:s/>In fact, the idea is to secure property title. <text:s/>Current landowners are mostly large private landowners and then peasants many of whom lack clear land title.</text:p>
          </table:table-cell>
          <table:table-cell table:style-name="ce5" office:value-type="string">
            <text:p>Native forest</text:p>
          </table:table-cell>
          <table:table-cell table:style-name="ce5" office:value-type="string">
            <text:p>Converted</text:p>
            <text:p>Mixed forest</text:p>
          </table:table-cell>
          <table:table-cell table:style-name="ce5" office:value-type="string">
            <text:p>Mixed forest</text:p>
            <text:p>Converted</text:p>
          </table:table-cell>
          <table:table-cell table:style-name="ce5" office:value-type="string">
            <text:p>The area was largely clear cut for agriculture. <text:s/>THere is some forest remaining in the National Park area, but the peasant lands around the park are all plowed and being used for crops. <text:s/></text:p>
          </table:table-cell>
          <table:table-cell table:style-name="ce5" office:value-type="string">
            <text:p>Other crops</text:p>
            <text:p>Subsistence farming</text:p>
          </table:table-cell>
          <table:table-cell table:style-name="ce5" office:value-type="string">
            <text:p>Sustainable agriculture</text:p>
            <text:p>Sustainable agroforestry</text:p>
          </table:table-cell>
          <table:table-cell table:style-name="ce5" office:value-type="string">
            <text:p>Maize, strawberries, and potatoes are many of the crops found in the area. <text:s/></text:p>
          </table:table-cell>
          <table:table-cell table:style-name="ce5" office:value-type="string">
            <text:p>Subsidy</text:p>
            <text:p>Rights Transfer</text:p>
          </table:table-cell>
          <table:table-cell table:style-name="ce5" office:value-type="string">
            <text:p>New subsidy</text:p>
            <text:p>Easement</text:p>
          </table:table-cell>
          <table:table-cell table:style-name="ce5" office:value-type="string">
            <text:p>NGO managed</text:p>
          </table:table-cell>
          <table:table-cell table:style-name="ce5" office:value-type="string">
            <text:p>Carrot </text:p>
          </table:table-cell>
          <table:table-cell table:style-name="ce5" office:value-type="string">
            <text:p>Basically the NGOs are paying landowners to grow trees and conserve carbon and to use best management practices on their land for improved soil stability. For easement information, see Institutional Tools Comments.</text:p>
          </table:table-cell>
          <table:table-cell table:style-name="ce5" office:value-type="string">
            <text:p>Development rights</text:p>
            <text:p>Ownership rights</text:p>
            <text:p>New subsidy</text:p>
          </table:table-cell>
          <table:table-cell table:style-name="ce5" office:value-type="string">
            <text:p>The project works to purchase development rights from high altitude landowners in the core park area. They are also trying to give land title to peasants.</text:p>
          </table:table-cell>
          <table:table-cell table:style-name="ce5" office:value-type="string">
            <text:p>Education and outreach</text:p>
          </table:table-cell>
          <table:table-cell table:style-name="ce5" office:value-type="string">
            <text:p>Teaching peasants that in 90% of the cases the way they are using their land now will lead to its quick destruction. </text:p>
          </table:table-cell>
          <table:table-cell table:style-name="ce5" office:value-type="string">
            <text:p>Best Management Practices</text:p>
            <text:p>Restoration</text:p>
            <text:p>Preservation</text:p>
            <text:p>Research</text:p>
          </table:table-cell>
          <table:table-cell table:style-name="ce5" office:value-type="string">
            <text:p>Pilot/demonstration</text:p>
            <text:p>Regeneration</text:p>
            <text:p>Fire management</text:p>
            <text:p>BMP agriculture</text:p>
            <text:p>Legal protection</text:p>
          </table:table-cell>
          <table:table-cell table:style-name="ce5" office:value-type="string">
            <text:p>The World Bank is hoping this will be a site to test the CDM methods they want to use. <text:s/>They are also doing reforestation, changing agricultural land use practices, and using fire management for restoration. </text:p>
          </table:table-cell>
          <table:table-cell table:style-name="ce5" office:value-type="string">
            <text:p>Managing organization</text:p>
          </table:table-cell>
          <table:table-cell table:style-name="ce5" office:value-type="string">
            <text:p>Agriculture</text:p>
            <text:p>Ranching</text:p>
            <text:p>No take recreation</text:p>
          </table:table-cell>
          <table:table-cell table:style-name="ce5" office:value-type="string">
            <text:p>All</text:p>
            <text:p>Agriculture</text:p>
          </table:table-cell>
          <table:table-cell table:style-name="ce5" office:value-type="string">
            <text:p>Non-profit</text:p>
          </table:table-cell>
          <table:table-cell table:style-name="ce5" office:value-type="string">
            <text:p>Implementing NGO</text:p>
            <text:p>Other NGO</text:p>
          </table:table-cell>
          <table:table-cell table:style-name="ce5" office:value-type="string">
            <text:p>Private land user</text:p>
          </table:table-cell>
          <table:table-cell table:style-name="ce5" office:value-type="string">
            <text:p>Forester</text:p>
            <text:p>Agriculture</text:p>
            <text:p>Rancher</text:p>
            <text:p>Other private landowners/users</text:p>
          </table:table-cell>
          <table:table-cell table:number-columns-repeated="971"/>
        </table:table-row>
        <table:table-row table:style-name="ro10">
          <table:table-cell office:value-type="float" office:value="103">
            <text:p>103</text:p>
          </table:table-cell>
          <table:table-cell table:style-name="ce3" office:value-type="string">
            <text:p>Rio Bravo Carbon Sequestration Project</text:p>
          </table:table-cell>
          <table:table-cell table:style-name="ce3" office:value-type="string">
            <text:p>Alejandro Martinez</text:p>
            <text:p>alejandro_martinez@tnc.org</text:p>
          </table:table-cell>
          <table:table-cell table:style-name="ce3" office:value-type="string">
            <text:p>TNC</text:p>
          </table:table-cell>
          <table:table-cell table:style-name="ce3" office:value-type="string">
            <text:p>13 Feb 2007</text:p>
          </table:table-cell>
          <table:table-cell table:style-name="ce3" office:value-type="string">
            <text:p>None Reported</text:p>
          </table:table-cell>
          <table:table-cell table:style-name="ce3" office:value-type="string">
            <text:p>Belize</text:p>
            <text:p>Central America</text:p>
          </table:table-cell>
          <table:table-cell table:style-name="ce3" office:value-type="string">
            <text:p>Maya Forest</text:p>
          </table:table-cell>
          <table:table-cell table:style-name="ce3" office:value-type="string">
            <text:p>1995</text:p>
          </table:table-cell>
          <table:table-cell table:style-name="ce3" office:value-type="string">
            <text:p>40 years</text:p>
          </table:table-cell>
          <table:table-cell table:style-name="ce3" office:value-type="string">
            <text:p>Ecosystem services</text:p>
          </table:table-cell>
          <table:table-cell table:style-name="ce3" office:value-type="string">
            <text:p>In person</text:p>
          </table:table-cell>
          <table:table-cell table:style-name="ce5" office:value-type="string">
            <text:p>Rebecca Goldman</text:p>
          </table:table-cell>
          <table:table-cell table:style-name="ce5" office:value-type="string">
            <text:p>Habitat conversion</text:p>
          </table:table-cell>
          <table:table-cell table:style-name="ce5" office:value-type="string">
            <text:p>Non-timber crops (ag)</text:p>
            <text:p>Ranching</text:p>
            <text:p>Species stresses</text:p>
            <text:p>Fragmentation; degradation</text:p>
          </table:table-cell>
          <table:table-cell table:style-name="ce5" office:value-type="string">
            <text:p>Explore and demonstrate opportunities for private, voluntary corporations to alleviate GHGs for sustainable conservation and development</text:p>
            <text:p>Conservation of species and habitat (hardwood) in the area</text:p>
          </table:table-cell>
          <table:table-cell table:style-name="ce5" office:value-type="string">
            <text:p>Carbon sequestration</text:p>
            <text:p>Timber</text:p>
            <text:p>Recreation</text:p>
            <text:p>Other</text:p>
          </table:table-cell>
          <table:table-cell table:style-name="ce5" office:value-type="string">
            <text:p>The area <text:s/>has a core preserve zone where carbon credits and sustainable timber harvest are occurring. <text:s/>THere is also the potential to invest in ecotourism. <text:s/></text:p>
            <text:p>The area is also being targeted for oil exploration which could provide another ecosystem service opportunity. <text:s/></text:p>
          </table:table-cell>
          <table:table-cell table:style-name="ce5" office:value-type="string">
            <text:p>240 timber species</text:p>
            <text:p>Broad leaf forest and tropical moist forest</text:p>
            <text:p>Pine Savannah</text:p>
            <text:p>Aquatic system</text:p>
          </table:table-cell>
          <table:table-cell table:style-name="ce5" office:value-type="string">
            <text:p>392 bird species, 70 species of mammals</text:p>
            <text:p>Yellow head parrot</text:p>
            <text:p>Jaguar</text:p>
            <text:p>Harpy eagle</text:p>
            <text:p>Tiger</text:p>
          </table:table-cell>
          <table:table-cell table:style-name="ce5" office:value-type="string">
            <text:p>Work with landowners around the area to prevent spread of agriculture. Predominantly Mayas and Mennonites. <text:s/></text:p>
          </table:table-cell>
          <table:table-cell table:style-name="ce5" office:value-type="string">
            <text:p>Local</text:p>
          </table:table-cell>
          <table:table-cell table:style-name="ce5" office:value-type="string">
            <text:p>Global</text:p>
          </table:table-cell>
          <table:table-cell table:style-name="ce5" office:value-type="string">
            <text:p>Individual private</text:p>
          </table:table-cell>
          <table:table-cell table:style-name="ce5" office:value-type="string">
            <text:p>Private nonprofit</text:p>
          </table:table-cell>
          <table:table-cell table:style-name="ce5" office:value-type="string">
            <text:p>Private to PNP</text:p>
          </table:table-cell>
          <table:table-cell/>
          <table:table-cell table:style-name="ce5" office:value-type="string">
            <text:p>Native forest</text:p>
          </table:table-cell>
          <table:table-cell table:style-name="ce5" office:value-type="string">
            <text:p>Mixed forest</text:p>
          </table:table-cell>
          <table:table-cell table:style-name="ce5" office:value-type="string">
            <text:p>Mixed forest</text:p>
          </table:table-cell>
          <table:table-cell/>
          <table:table-cell table:style-name="ce5" office:value-type="string">
            <text:p>Selective logging</text:p>
          </table:table-cell>
          <table:table-cell table:style-name="ce5" office:value-type="string">
            <text:p>Nature reserve</text:p>
            <text:p>Sustainable timber harvest</text:p>
            <text:p>Recreational open space</text:p>
          </table:table-cell>
          <table:table-cell table:style-name="ce5" office:value-type="string">
            <text:p>The recreation that's allowed is ecotourism focused. <text:s/></text:p>
          </table:table-cell>
          <table:table-cell table:style-name="ce5" office:value-type="string">
            <text:p>Taxes</text:p>
            <text:p>Markets</text:p>
          </table:table-cell>
          <table:table-cell table:style-name="ce5" office:value-type="string">
            <text:p>Redistribution of taxes</text:p>
            <text:p>Carbon market</text:p>
          </table:table-cell>
          <table:table-cell/>
          <table:table-cell table:style-name="ce5" office:value-type="string">
            <text:p>Both</text:p>
          </table:table-cell>
          <table:table-cell table:style-name="ce5" office:value-type="string">
            <text:p>Corporate partners contribute money to mitigate carbon emissions with the potential sale of the credits on the carbon market.</text:p>
            <text:p/>
            <text:p>Additionally, the government is working to redistribute the land tax for conservation purpsoses.</text:p>
          </table:table-cell>
          <table:table-cell table:style-name="ce5" office:value-type="string">
            <text:p>Redistribute tax</text:p>
          </table:table-cell>
          <table:table-cell table:style-name="ce5" office:value-type="string">
            <text:p>The government is changing the policy behind use of land taxes. <text:s/></text:p>
          </table:table-cell>
          <table:table-cell table:style-name="ce5" office:value-type="string">
            <text:p>Education and outreach</text:p>
            <text:p>Training</text:p>
          </table:table-cell>
          <table:table-cell/>
          <table:table-cell table:style-name="ce5" office:value-type="string">
            <text:p>Preservation</text:p>
            <text:p>Best Management Practices</text:p>
            <text:p>Research</text:p>
            <text:p>Restoration</text:p>
            <text:p>Other</text:p>
          </table:table-cell>
          <table:table-cell table:style-name="ce5" office:value-type="string">
            <text:p>Park guards</text:p>
            <text:p>Legal protection</text:p>
            <text:p>BMP forestry</text:p>
            <text:p>Ecosystem service assessment</text:p>
            <text:p>Fire management</text:p>
            <text:p>Tourism infrastructure</text:p>
          </table:table-cell>
          <table:table-cell table:style-name="ce5" office:value-type="string">
            <text:p>Some sustainable timber harvesting is occurring to keep the forest healthy. <text:s/>A lot of what is going on is putting money into the legal protection of the area. <text:s/>Ecotourism efforts are starting up through the creation of tourism infrastructure.</text:p>
          </table:table-cell>
          <table:table-cell table:style-name="ce5" office:value-type="string">
            <text:p>Managing organization</text:p>
            <text:p>Partner organization</text:p>
          </table:table-cell>
          <table:table-cell table:style-name="ce5" office:value-type="string">
            <text:p>No take recreation</text:p>
            <text:p>Managed forestry</text:p>
          </table:table-cell>
          <table:table-cell table:style-name="ce5" office:value-type="string">
            <text:p>All</text:p>
            <text:p>Other </text:p>
          </table:table-cell>
          <table:table-cell table:style-name="ce5" office:value-type="string">
            <text:p>Industrial/Corporate user</text:p>
            <text:p>Tax payer</text:p>
          </table:table-cell>
          <table:table-cell table:style-name="ce5" office:value-type="string">
            <text:p>Energy Company</text:p>
            <text:p>Federal tax payers</text:p>
          </table:table-cell>
          <table:table-cell table:style-name="ce5" office:value-type="string">
            <text:p>Non profit</text:p>
          </table:table-cell>
          <table:table-cell table:style-name="ce5" office:value-type="string">
            <text:p>Implementing NGO</text:p>
            <text:p>Other NGO</text:p>
          </table:table-cell>
          <table:table-cell table:number-columns-repeated="59"/>
          <table:table-cell table:style-name="ce5" office:value-type="string">
            <text:p><text:s text:c="2"/>Yes</text:p>
          </table:table-cell>
          <table:table-cell table:number-columns-repeated="14"/>
          <table:table-cell table:style-name="ce5" office:value-type="string">
            <text:p>Carbon credits</text:p>
          </table:table-cell>
          <table:table-cell table:style-name="ce5" office:value-type="string">
            <text:p>Use Forest Inventory (Carbon Plots) every 3 years</text:p>
          </table:table-cell>
          <table:table-cell table:style-name="ce5" office:value-type="string">
            <text:p>about 154 plots</text:p>
          </table:table-cell>
          <table:table-cell/>
          <table:table-cell table:style-name="ce5" office:value-type="string">
            <text:p>Once every three years</text:p>
          </table:table-cell>
          <table:table-cell table:style-name="ce5" office:value-type="string">
            <text:p>Programme for Belize; Delaney</text:p>
          </table:table-cell>
          <table:table-cell table:style-name="ce5" office:value-type="string">
            <text:p>Programme for Belize</text:p>
          </table:table-cell>
          <table:table-cell table:number-columns-repeated="890"/>
        </table:table-row>
        <table:table-row table:style-name="ro10">
          <table:table-cell office:value-type="float" office:value="107">
            <text:p>107</text:p>
          </table:table-cell>
          <table:table-cell table:style-name="ce3" office:value-type="string">
            <text:p>La Amistad/Banano and Bananito Streams</text:p>
          </table:table-cell>
          <table:table-cell table:style-name="ce3" office:value-type="string">
            <text:p>Felipe Carazo </text:p>
          </table:table-cell>
          <table:table-cell table:style-name="ce3" office:value-type="string">
            <text:p>TNC</text:p>
          </table:table-cell>
          <table:table-cell table:style-name="ce3" office:value-type="string">
            <text:p>14 May 2007</text:p>
          </table:table-cell>
          <table:table-cell table:style-name="ce3" office:value-type="string">
            <text:p>None Reported</text:p>
          </table:table-cell>
          <table:table-cell table:style-name="ce3" office:value-type="string">
            <text:p>Costa Rica and Panama</text:p>
            <text:p>Central America</text:p>
          </table:table-cell>
          <table:table-cell table:style-name="ce3" office:value-type="string">
            <text:p>None Reported</text:p>
          </table:table-cell>
          <table:table-cell table:style-name="ce3" office:value-type="string">
            <text:p>2003</text:p>
          </table:table-cell>
          <table:table-cell table:style-name="ce3" office:value-type="string">
            <text:p>perpetual</text:p>
          </table:table-cell>
          <table:table-cell table:style-name="ce3" office:value-type="string">
            <text:p>Ecosystem services</text:p>
          </table:table-cell>
          <table:table-cell table:style-name="ce3" office:value-type="string">
            <text:p>In person</text:p>
          </table:table-cell>
          <table:table-cell table:style-name="ce5" office:value-type="string">
            <text:p>Rebecca Goldman</text:p>
          </table:table-cell>
          <table:table-cell table:style-name="ce5" office:value-type="string">
            <text:p>Habitat conversion</text:p>
            <text:p>Overharvest</text:p>
          </table:table-cell>
          <table:table-cell table:style-name="ce5" office:value-type="string">
            <text:p>Tourism and Recreation development</text:p>
            <text:p>Non-timber crops (ag)</text:p>
            <text:p>Ranching</text:p>
            <text:p>Fragmentation; degradation</text:p>
            <text:p>Energy production and mining</text:p>
            <text:p>Logging</text:p>
          </table:table-cell>
          <table:table-cell table:style-name="ce5" office:value-type="string">
            <text:p>Main objective is to increase management capacity of La Amistad by establishing appropriate relationships between communities and government.</text:p>
            <text:p/>
            <text:p>Proposal for External Affaris to quantify the value and extent of hydrological services provided by La Amistad (bi-national park Costa Rica and Panama). </text:p>
            <text:p>Economic Valuation of Hydrologic Resources in the Watersheds of Banano and Bananito Rivers. This study led to the establishment of a local watershed management structure that is expected to serve as a national case study.</text:p>
          </table:table-cell>
          <table:table-cell table:style-name="ce5" office:value-type="string">
            <text:p>Water quality</text:p>
            <text:p>Water quantity</text:p>
          </table:table-cell>
          <table:table-cell table:style-name="ce5" office:value-type="string">
            <text:p>Two small watershed: Barana/Baranito supply the water for the city of Limon. <text:s/>They are small enough that the relationship can be established. The idea was to set up a water quantity and quality case study in which users pay a fee which gets invested in conservation. <text:s/></text:p>
          </table:table-cell>
          <table:table-cell table:style-name="ce5" office:value-type="string">
            <text:p>Paramos</text:p>
            <text:p>Natural Savannas</text:p>
            <text:p>Highland peat bogs</text:p>
            <text:p>Cloud Forest</text:p>
            <text:p>Atlantic transitional forest</text:p>
          </table:table-cell>
          <table:table-cell/>
          <table:table-cell table:style-name="ce5" office:value-type="string">
            <text:p>The entire idea is to create ways to manage Amistad based on possibly benefiting people in different regions. <text:s/></text:p>
            <text:p>Enhance capacity and build relationships of all stakeholders</text:p>
          </table:table-cell>
          <table:table-cell table:style-name="ce5" office:value-type="string">
            <text:p>Local</text:p>
          </table:table-cell>
          <table:table-cell table:style-name="ce5" office:value-type="string">
            <text:p>Regional</text:p>
          </table:table-cell>
          <table:table-cell table:style-name="ce5" office:value-type="string">
            <text:p>Federal </text:p>
            <text:p>Indigenous</text:p>
            <text:p>Individual private</text:p>
          </table:table-cell>
          <table:table-cell table:style-name="ce5" office:value-type="string">
            <text:p>Indigenous</text:p>
            <text:p>Individual private</text:p>
            <text:p>Federal </text:p>
          </table:table-cell>
          <table:table-cell table:style-name="ce5" office:value-type="string">
            <text:p>None</text:p>
          </table:table-cell>
          <table:table-cell table:style-name="ce5" office:value-type="string">
            <text:p>TNC is trying to build capacity between the original landowners, opening communication. <text:s/>The reserve is National but the city of LImon has a number of private landowners and indigenous groups. <text:s/>The idea was to charge a fee for water use to put into a Fund that the government could use for protection of the Reserve.</text:p>
          </table:table-cell>
          <table:table-cell table:style-name="ce5" office:value-type="string">
            <text:p>Native forest</text:p>
            <text:p>Native grassland</text:p>
            <text:p>Wetland</text:p>
          </table:table-cell>
          <table:table-cell table:style-name="ce5" office:value-type="string">
            <text:p>Converted</text:p>
            <text:p>Native grassland</text:p>
            <text:p>Native forest</text:p>
          </table:table-cell>
          <table:table-cell table:style-name="ce5" office:value-type="string">
            <text:p>Native forest</text:p>
            <text:p>Native grassland</text:p>
          </table:table-cell>
          <table:table-cell table:style-name="ce5" office:value-type="string">
            <text:p>The original landcover in the reserve is paramos, natural savannas, highland peat bogs, cloud forest, and Atlantic transitional forest .</text:p>
            <text:p>This has mostly been maintained though there has been some logging for agriculture and for timber value.</text:p>
            <text:p>The idea is to give value to the forest other than timber to prevent logging. <text:s/></text:p>
          </table:table-cell>
          <table:table-cell table:style-name="ce5" office:value-type="string">
            <text:p>Unsustainable grazing</text:p>
            <text:p>Subsistence farming</text:p>
            <text:p>Selective logging</text:p>
            <text:p>Nature reserve</text:p>
          </table:table-cell>
          <table:table-cell table:style-name="ce5" office:value-type="string">
            <text:p>Nature reserve</text:p>
            <text:p>Subsistence farming</text:p>
            <text:p>Sustainable grazing</text:p>
          </table:table-cell>
          <table:table-cell table:style-name="ce5" office:value-type="string">
            <text:p>Here again the major idea is to present options of land use other than logging by giving value to the timber and presenting other income generating mechanisms. <text:s/></text:p>
          </table:table-cell>
          <table:table-cell table:style-name="ce5" office:value-type="string">
            <text:p>Fees</text:p>
          </table:table-cell>
          <table:table-cell table:style-name="ce5" office:value-type="string">
            <text:p>User fee/access fee</text:p>
          </table:table-cell>
          <table:table-cell/>
          <table:table-cell table:style-name="ce5" office:value-type="string">
            <text:p>Both</text:p>
          </table:table-cell>
          <table:table-cell table:style-name="ce5" office:value-type="string">
            <text:p>TNC and Fundacion Cuencas de Limon (FCL) were trying to set up a fee system in Limon to charge water users and reinvest in conservation. <text:s/>Those fees would then be invested in conservation. <text:s/></text:p>
          </table:table-cell>
          <table:table-cell table:style-name="ce5" office:value-type="string">
            <text:p>New fee</text:p>
          </table:table-cell>
          <table:table-cell table:style-name="ce5" office:value-type="string">
            <text:p>In 2004 the government created a water fee law and implemented it in 2005. <text:s/>Everyone has to pay a tax on water use and their plan is to put this tax into a fund and then give some to FONAFIFO and some to SINAC. <text:s/>So now there is a national framework collecting money on the value of water. <text:s/>TNC, FCL, and commission had the desire to demonstrate at a pilot project level how the government could then spend it’s tax and how they could make it work. <text:s/></text:p>
          </table:table-cell>
          <table:table-cell table:style-name="ce5" office:value-type="string">
            <text:p>Education and outreach</text:p>
            <text:p>Community forums</text:p>
            <text:p>Stakeholder engagement</text:p>
            <text:p>Workshops</text:p>
            <text:p>Meetings</text:p>
          </table:table-cell>
          <table:table-cell table:style-name="ce5" office:value-type="string">
            <text:p>The aim of the project was to combine three levels – institutional, communication, and community levels. <text:s/>They need to focus on communication between agencies, binational communities, fire strategies, monitoring plans.</text:p>
            <text:p/>
            <text:p>Basically TNC set out to bring all the relevant stakeholders together, to get them communicating, and to devise strategies appropriate for each component and relationship and set of stakeholders. <text:s/></text:p>
          </table:table-cell>
          <table:table-cell table:style-name="ce5" office:value-type="string">
            <text:p>Research</text:p>
            <text:p>Best Management Practices</text:p>
            <text:p>Restoration</text:p>
            <text:p>Preservation</text:p>
          </table:table-cell>
          <table:table-cell table:style-name="ce5" office:value-type="string">
            <text:p>Legal protection</text:p>
            <text:p>Pilot/demonstration</text:p>
            <text:p>Research</text:p>
            <text:p>BMP agriculture</text:p>
            <text:p>Reseeding</text:p>
          </table:table-cell>
          <table:table-cell table:style-name="ce5" office:value-type="string">
            <text:p>The money in Banano/Bananito area is going to hiring park guards, changing land use practices to sustainable plantain farms to reforestation. <text:s/>TNC is hoping this will be a pilot study for how the National government should use the new water fee. <text:s/></text:p>
          </table:table-cell>
          <table:table-cell table:style-name="ce5" office:value-type="string">
            <text:p>Managing organization</text:p>
          </table:table-cell>
          <table:table-cell table:style-name="ce5" office:value-type="string">
            <text:p>Ranching</text:p>
            <text:p>Managed forestry</text:p>
            <text:p>Agriculture</text:p>
          </table:table-cell>
          <table:table-cell table:style-name="ce5" office:value-type="string">
            <text:p>Urban domestic</text:p>
            <text:p>All water users</text:p>
          </table:table-cell>
          <table:table-cell table:style-name="ce5" office:value-type="string">
            <text:p>Domestic User</text:p>
            <text:p>Industrial/Corporate user</text:p>
          </table:table-cell>
          <table:table-cell table:style-name="ce5" office:value-type="string">
            <text:p>All water users</text:p>
          </table:table-cell>
          <table:table-cell table:style-name="ce5" office:value-type="string">
            <text:p>Community/committee</text:p>
            <text:p>Government</text:p>
          </table:table-cell>
          <table:table-cell table:style-name="ce5" office:value-type="string">
            <text:p>Committee of stakeholders</text:p>
            <text:p>Government</text:p>
          </table:table-cell>
          <table:table-cell table:style-name="ce5" office:value-type="string">
            <text:p>No</text:p>
          </table:table-cell>
          <table:table-cell table:style-name="ce5" office:value-type="string">
            <text:p>THe pilot project in Limon is collecting money from TNC and then partnering with the local government in the Banano/Bananito area on how to spend it on community projects. <text:s/>Under the federal law, the money will go to the National government and be distributed to different branches to invest in conservation. <text:s/></text:p>
          </table:table-cell>
          <table:table-cell table:style-name="ce5" office:value-type="string">
            <text:p><text:s text:c="2"/>Yes</text:p>
          </table:table-cell>
          <table:table-cell table:style-name="ce5" office:value-type="string">
            <text:p>Pre-project</text:p>
          </table:table-cell>
          <table:table-cell table:style-name="ce5" office:value-type="string">
            <text:p>Decided could not do a user pays principle PES</text:p>
          </table:table-cell>
          <table:table-cell table:style-name="ce5" office:value-type="string">
            <text:p>Motivate legislation</text:p>
          </table:table-cell>
          <table:table-cell table:number-columns-repeated="2"/>
          <table:table-cell table:style-name="ce5" office:value-type="string">
            <text:p>TNC partnered with the National University in Costa Rica to do a local valuation study. <text:s/>They did a social economics study – evaluating how much the society could pay and how to distribute that money. <text:s/>The study demonstrated that the people of Limon would</text:p>
          </table:table-cell>
          <table:table-cell table:number-columns-repeated="97"/>
          <table:table-cell table:style-name="ce5" office:value-type="string">
            <text:p>The ability of people to pay for their water use in local, poor towns is not very high. <text:s/>Trying to implement a fee when people cannot afford it might run into problems. <text:s/></text:p>
          </table:table-cell>
          <table:table-cell table:number-columns-repeated="4"/>
          <table:table-cell table:style-name="ce5" office:value-type="string">
            <text:p>About $100,000</text:p>
          </table:table-cell>
          <table:table-cell table:number-columns-repeated="7"/>
          <table:table-cell table:style-name="ce5" office:value-type="string">
            <text:p>about 20</text:p>
          </table:table-cell>
          <table:table-cell table:style-name="ce5" office:value-type="string">
            <text:p>more than 300</text:p>
          </table:table-cell>
          <table:table-cell table:number-columns-repeated="850"/>
        </table:table-row>
        <table:table-row table:style-name="ro12">
          <table:table-cell office:value-type="float" office:value="111">
            <text:p>111</text:p>
          </table:table-cell>
          <table:table-cell table:style-name="ce3" office:value-type="string">
            <text:p>Illinois River</text:p>
          </table:table-cell>
          <table:table-cell table:style-name="ce3" office:value-type="string">
            <text:p>Jim</text:p>
            <text:p>Jason</text:p>
            <text:p>Tharran Hobson</text:p>
          </table:table-cell>
          <table:table-cell table:style-name="ce3" office:value-type="string">
            <text:p>TNC</text:p>
          </table:table-cell>
          <table:table-cell table:style-name="ce3" office:value-type="string">
            <text:p>22 January 2007</text:p>
          </table:table-cell>
          <table:table-cell table:style-name="ce3" office:value-type="string">
            <text:p>None Reported</text:p>
          </table:table-cell>
          <table:table-cell table:style-name="ce3" office:value-type="string">
            <text:p>Illinois</text:p>
            <text:p>North America</text:p>
          </table:table-cell>
          <table:table-cell table:style-name="ce3" office:value-type="string">
            <text:p>None Reported</text:p>
          </table:table-cell>
          <table:table-cell table:style-name="ce3" office:value-type="string">
            <text:p>1998</text:p>
          </table:table-cell>
          <table:table-cell table:style-name="ce3" office:value-type="string">
            <text:p>Perpetuity</text:p>
          </table:table-cell>
          <table:table-cell table:style-name="ce3" office:value-type="string">
            <text:p>Ecosystem services</text:p>
          </table:table-cell>
          <table:table-cell table:style-name="ce3" office:value-type="string">
            <text:p>In person</text:p>
          </table:table-cell>
          <table:table-cell table:style-name="ce5" office:value-type="string">
            <text:p>Rebecca Goldman</text:p>
          </table:table-cell>
          <table:table-cell table:style-name="ce5" office:value-type="string">
            <text:p>Invasive species</text:p>
            <text:p>Habitat conversion</text:p>
          </table:table-cell>
          <table:table-cell table:style-name="ce5" office:value-type="string">
            <text:p>Invasive species</text:p>
            <text:p>Non-timber crops (ag)</text:p>
            <text:p>Dam and water management</text:p>
          </table:table-cell>
          <table:table-cell table:style-name="ce5" office:value-type="string">
            <text:p>Reconnect the river to the flood plain so that there is passage for aquatic organisms and restore plant and animal communities characteristic of the flood plain. <text:s/></text:p>
            <text:p>TNC joined the project because the flood plain communities have unique plants and animals.</text:p>
          </table:table-cell>
          <table:table-cell table:style-name="ce5" office:value-type="string">
            <text:p>Water quality</text:p>
            <text:p>Flood mitigation</text:p>
            <text:p>Other cultural services</text:p>
            <text:p>Recreation</text:p>
            <text:p>Fisheries</text:p>
            <text:p>Water quantity</text:p>
            <text:p>Forage</text:p>
          </table:table-cell>
          <table:table-cell table:style-name="ce5" office:value-type="string">
            <text:p>The area has many cultural burial grounds and other natural heritage sites. <text:s/>These are also being restored as part of the project with help from the Dixon Mounds Museum. <text:s/>TNC is attempting to demonstrate the benefits of a connected floodplain: the floodplain provides all the services of all wetlands including water storage, groundwater recharge, areas of n-fixing, sediment storage, primary production increases (which means more phyto and zooplankton for the larger river – basis of food chain), and nutrient recycling. <text:s text:c="2"/></text:p>
          </table:table-cell>
          <table:table-cell table:style-name="ce5" office:value-type="string">
            <text:p>Freshwater riverine communities</text:p>
            <text:p>Floodplain plant communities</text:p>
          </table:table-cell>
          <table:table-cell table:style-name="ce5" office:value-type="string">
            <text:p>Fish species; mussels</text:p>
            <text:p>False aster</text:p>
          </table:table-cell>
          <table:table-cell table:style-name="ce5" office:value-type="string">
            <text:p>They are trying to incorporate need of the town and thinking about how to replenish and maybe even enhance value lost from agricultural conversion.</text:p>
          </table:table-cell>
          <table:table-cell table:style-name="ce5" office:value-type="string">
            <text:p>Regional</text:p>
          </table:table-cell>
          <table:table-cell table:style-name="ce5" office:value-type="string">
            <text:p>Regional</text:p>
          </table:table-cell>
          <table:table-cell table:style-name="ce5" office:value-type="string">
            <text:p>Individual private</text:p>
          </table:table-cell>
          <table:table-cell table:style-name="ce5" office:value-type="string">
            <text:p>Individual private</text:p>
            <text:p>Federal </text:p>
            <text:p>State</text:p>
            <text:p>Private nonprofit</text:p>
          </table:table-cell>
          <table:table-cell table:style-name="ce5" office:value-type="string">
            <text:p>Private to PNP</text:p>
            <text:p>Private to State</text:p>
            <text:p>Private to Fed</text:p>
          </table:table-cell>
          <table:table-cell table:style-name="ce5" office:value-type="string">
            <text:p>In 1997 TNC purchased about 1200 acres called Spunky Bottom from John Hancock <text:s/>insurance company. The State and USFWS also purchased land in the area. <text:s/></text:p>
            <text:p>In 2000, TNC purchased over 7100 acres from Wilder Corporation – a corporate farm from whom they had previously bought some land (which they did for USFWS – this sale was for 800 acres and became the Emiquon National Wildlife Refuge). <text:s/></text:p>
          </table:table-cell>
          <table:table-cell table:style-name="ce5" office:value-type="string">
            <text:p>Wetland</text:p>
            <text:p>Native grassland</text:p>
          </table:table-cell>
          <table:table-cell table:style-name="ce5" office:value-type="string">
            <text:p>Converted</text:p>
          </table:table-cell>
          <table:table-cell table:style-name="ce5" office:value-type="string">
            <text:p>Native grassland</text:p>
            <text:p>Wetland</text:p>
          </table:table-cell>
          <table:table-cell table:style-name="ce5" office:value-type="string">
            <text:p>Original land cover: <text:s/>wet and upland prairies and wetlands. <text:s/></text:p>
            <text:p>Before the project so much of the land was converted to agriculture particularly row crops. <text:s/>Also the river was severely dammed and channelized. <text:s/></text:p>
            <text:p>TNC is trying to restore the floodplain to a certain extend and undyke some of the river area. <text:s/></text:p>
          </table:table-cell>
          <table:table-cell table:style-name="ce5" office:value-type="string">
            <text:p>Commodity crops</text:p>
          </table:table-cell>
          <table:table-cell table:style-name="ce5" office:value-type="string">
            <text:p>Recreational open space</text:p>
            <text:p>Nature reserve</text:p>
          </table:table-cell>
          <table:table-cell table:style-name="ce5" office:value-type="string">
            <text:p>The main change in land use is agriculture to non-agriculture. <text:s/>THe owners of the land and the easements all restrict row crop agriculture. <text:s/>Corn and soybeans were the predominant land uses. <text:s/>The river has been highly constrained and pumps have pumped the river way down. <text:s/>TNC is trying to help reconnect the floodplain to the river to create wetlands and to help with flood problems and water quality issues. <text:s/></text:p>
          </table:table-cell>
          <table:table-cell table:style-name="ce5" office:value-type="string">
            <text:p>Rights Transfer</text:p>
          </table:table-cell>
          <table:table-cell table:style-name="ce5" office:value-type="string">
            <text:p>Easement</text:p>
            <text:p>Fee acquisitions</text:p>
          </table:table-cell>
          <table:table-cell table:style-name="ce5" office:value-type="string">
            <text:p>NGO managed</text:p>
          </table:table-cell>
          <table:table-cell table:style-name="ce5" office:value-type="string">
            <text:p>Carrot </text:p>
          </table:table-cell>
          <table:table-cell table:style-name="ce5" office:value-type="string">
            <text:p>TNC has been operating mostly through fee acquisitions and easements. <text:s/>They have been brokers (purchasing to resell to USFWS). <text:s/></text:p>
          </table:table-cell>
          <table:table-cell table:style-name="ce5" office:value-type="string">
            <text:p>Other policy change</text:p>
          </table:table-cell>
          <table:table-cell table:style-name="ce5" office:value-type="string">
            <text:p>Need the <text:s/>Water Resources Development Act (WRDA) to pass again. <text:s/>Once passed, then the ACE needs appropriations under an 1135. <text:s/>This statute allows ACE to take down levees they previously created if it can help ecologically without destroying the initial purpose. <text:s/>Thus, although the proposal got passed by everyone it got stopped at headquarters because Congress first has to change the purpose of the levee but Congress can't seem to get it passed. <text:s/></text:p>
          </table:table-cell>
          <table:table-cell table:style-name="ce5" office:value-type="string">
            <text:p>Education and outreach</text:p>
          </table:table-cell>
          <table:table-cell/>
          <table:table-cell table:style-name="ce5" office:value-type="string">
            <text:p>Restoration</text:p>
          </table:table-cell>
          <table:table-cell table:style-name="ce5" office:value-type="string">
            <text:p>Removing invasive species</text:p>
            <text:p>Outplantings</text:p>
            <text:p>Restoring channel flow</text:p>
            <text:p>Floodplain restoration</text:p>
          </table:table-cell>
          <table:table-cell table:style-name="ce5" office:value-type="string">
            <text:p>TNC is doing slowly restoring the floodplain by gradually opening channels at certain periods of time. <text:s/>They are also trying to replant the area with native vegetation. <text:s/></text:p>
          </table:table-cell>
          <table:table-cell table:style-name="ce5" office:value-type="string">
            <text:p>Managing organization</text:p>
          </table:table-cell>
          <table:table-cell table:style-name="ce5" office:value-type="string">
            <text:p>No take recreation</text:p>
          </table:table-cell>
          <table:table-cell table:style-name="ce5" office:value-type="string">
            <text:p>Floodplain occupants</text:p>
            <text:p>Urban domestic</text:p>
            <text:p>Rural domestic</text:p>
            <text:p>Recreation users</text:p>
          </table:table-cell>
          <table:table-cell table:style-name="ce5" office:value-type="string">
            <text:p>Tax payer</text:p>
            <text:p>Non-profit</text:p>
          </table:table-cell>
          <table:table-cell table:style-name="ce5" office:value-type="string">
            <text:p>Federal tax payers</text:p>
            <text:p>Implementing NGO</text:p>
          </table:table-cell>
          <table:table-cell table:style-name="ce5" office:value-type="string">
            <text:p>Private land user</text:p>
            <text:p>Non profit</text:p>
          </table:table-cell>
          <table:table-cell table:style-name="ce5" office:value-type="string">
            <text:p>Other private landowners/users</text:p>
            <text:p>Other NGO</text:p>
          </table:table-cell>
          <table:table-cell table:style-name="ce5" office:value-type="string">
            <text:p>No</text:p>
          </table:table-cell>
          <table:table-cell table:style-name="ce5" office:value-type="string">
            <text:p>Right now there is no one getting paid for the services but TNC is using tax paying money as well as other money to restore the ecosystem to generate services. <text:s/></text:p>
          </table:table-cell>
          <table:table-cell table:number-columns-repeated="57"/>
          <table:table-cell table:style-name="ce5" office:value-type="string">
            <text:p><text:s text:c="2"/>Yes</text:p>
          </table:table-cell>
          <table:table-cell table:style-name="ce5" office:value-type="string">
            <text:p>Vegetation, butterflies, mosquitos, biting flies, mammals, amphibians, reptiles, fish, water fowl, birds, aquatic invertebrates</text:p>
          </table:table-cell>
          <table:table-cell table:number-columns-repeated="4"/>
          <table:table-cell table:style-name="ce5" office:value-type="string">
            <text:p>TWI, Mac Murray College, Univ of IL Springfield, TNC, IL Nat Hist Survey</text:p>
          </table:table-cell>
          <table:table-cell table:number-columns-repeated="8"/>
          <table:table-cell table:style-name="ce5" office:value-type="string">
            <text:p>Water quality, groundwater sources and overland flow</text:p>
          </table:table-cell>
          <table:table-cell table:number-columns-repeated="4"/>
          <table:table-cell table:style-name="ce5" office:value-type="string">
            <text:p>The Wetlands Initiative</text:p>
          </table:table-cell>
          <table:table-cell table:number-columns-repeated="24"/>
          <table:table-cell table:style-name="ce5" office:value-type="string">
            <text:p>Restoration cannot be full because of the invasive species. <text:s/>The system is so altered it's impossible to fully restore it. <text:s/></text:p>
          </table:table-cell>
          <table:table-cell table:number-columns-repeated="866"/>
        </table:table-row>
        <table:table-row table:style-name="ro18">
          <table:table-cell office:value-type="float" office:value="112">
            <text:p>112</text:p>
          </table:table-cell>
          <table:table-cell table:style-name="ce3" office:value-type="string">
            <text:p>Catskills</text:p>
          </table:table-cell>
          <table:table-cell table:style-name="ce3" office:value-type="string">
            <text:p>Alan White</text:p>
          </table:table-cell>
          <table:table-cell table:style-name="ce3" office:value-type="string">
            <text:p>TNC</text:p>
          </table:table-cell>
          <table:table-cell table:style-name="ce3" office:value-type="string">
            <text:p>24 January 2007</text:p>
          </table:table-cell>
          <table:table-cell/>
          <table:table-cell table:style-name="ce3" office:value-type="string">
            <text:p>New York</text:p>
            <text:p>North America</text:p>
          </table:table-cell>
          <table:table-cell table:style-name="ce3" office:value-type="string">
            <text:p>Allegheny Plateau</text:p>
          </table:table-cell>
          <table:table-cell table:style-name="ce3" office:value-type="string">
            <text:p>2003</text:p>
          </table:table-cell>
          <table:table-cell/>
          <table:table-cell table:style-name="ce3" office:value-type="string">
            <text:p>Ecosystem services</text:p>
          </table:table-cell>
          <table:table-cell table:style-name="ce3" office:value-type="string">
            <text:p>In person</text:p>
          </table:table-cell>
          <table:table-cell table:style-name="ce5" office:value-type="string">
            <text:p>Rebecca Goldman</text:p>
          </table:table-cell>
          <table:table-cell table:style-name="ce5" office:value-type="string">
            <text:p>Invasive species</text:p>
            <text:p>Climate Change</text:p>
            <text:p>Habitat conversion</text:p>
          </table:table-cell>
          <table:table-cell table:style-name="ce5" office:value-type="string">
            <text:p>Invasive species</text:p>
            <text:p>Housing and urban development</text:p>
            <text:p>Climate change and severe weather</text:p>
          </table:table-cell>
          <table:table-cell table:style-name="ce5" office:value-type="string">
            <text:p>Conserve large forest blocks for biodiversity.</text:p>
            <text:p>TNC joined in order to help the State and NYC protect large areas of forest blocks to preserve biodiversity. <text:s/></text:p>
          </table:table-cell>
          <table:table-cell table:style-name="ce5" office:value-type="string">
            <text:p>Water quality</text:p>
            <text:p>Recreation</text:p>
          </table:table-cell>
          <table:table-cell table:style-name="ce5" office:value-type="string">
            <text:p>Using both water quality benefits as well as the value of recreation in the mountains (getting away from the city) TNC and others are marketing the value of ecosystem services from forests. <text:s/></text:p>
          </table:table-cell>
          <table:table-cell table:style-name="ce5" office:value-type="string">
            <text:p>Stream systems.</text:p>
          </table:table-cell>
          <table:table-cell table:style-name="ce5" office:value-type="string">
            <text:p>Plant species, especially rare species. <text:s/>Rare thrush species. <text:s/>Bald eagles and timber rattlesnakes.</text:p>
          </table:table-cell>
          <table:table-cell table:style-name="ce5" office:value-type="string">
            <text:p>Ensure landowners can maintain economic sustainability. <text:s/></text:p>
          </table:table-cell>
          <table:table-cell table:style-name="ce5" office:value-type="string">
            <text:p>Local</text:p>
          </table:table-cell>
          <table:table-cell table:style-name="ce5" office:value-type="string">
            <text:p>Regional</text:p>
          </table:table-cell>
          <table:table-cell table:style-name="ce5" office:value-type="string">
            <text:p>State</text:p>
            <text:p>Local</text:p>
            <text:p>Individual private</text:p>
          </table:table-cell>
          <table:table-cell table:style-name="ce5" office:value-type="string">
            <text:p>Individual private</text:p>
            <text:p>State</text:p>
            <text:p>Local</text:p>
            <text:p>Private nonprofit</text:p>
          </table:table-cell>
          <table:table-cell table:style-name="ce5" office:value-type="string">
            <text:p>Private to PNP</text:p>
            <text:p>Private to State</text:p>
            <text:p>Private to Local</text:p>
          </table:table-cell>
          <table:table-cell table:style-name="ce5" office:value-type="string">
            <text:p>Much of the time NYC is trying to act as <text:s/>a broker to purchase land and then sell it off to the State or the City after that. <text:s/></text:p>
            <text:p>So while TNC is trying to be a landowner it will only be temporary. <text:s/></text:p>
          </table:table-cell>
          <table:table-cell table:style-name="ce5" office:value-type="string">
            <text:p>Native forest</text:p>
          </table:table-cell>
          <table:table-cell table:style-name="ce5" office:value-type="string">
            <text:p>Native forest</text:p>
            <text:p>Converted</text:p>
          </table:table-cell>
          <table:table-cell table:style-name="ce5" office:value-type="string">
            <text:p>Native forest</text:p>
            <text:p>Converted</text:p>
          </table:table-cell>
          <table:table-cell table:style-name="ce5" office:value-type="string">
            <text:p>Some of the land area has been converted to development which involves some deforestation. <text:s/></text:p>
          </table:table-cell>
          <table:table-cell table:style-name="ce5" office:value-type="string">
            <text:p>Residential development</text:p>
            <text:p>Nature reserve</text:p>
            <text:p>Other use</text:p>
            <text:p>Sustainable timber harvest</text:p>
          </table:table-cell>
          <table:table-cell table:style-name="ce5" office:value-type="string">
            <text:p>Nature reserve</text:p>
            <text:p><text:s/>Harvest</text:p>
            <text:p>Other use</text:p>
            <text:p>Sustainable timber harvest</text:p>
          </table:table-cell>
          <table:table-cell table:style-name="ce5" office:value-type="string">
            <text:p>The main idea with the project is to avoid too much second home development from NYC. <text:s/>The major profit for forest landowners in the Catskills is to sell to developers. <text:s/>TNC is trying to help broker deals ot maintain forest acreage. <text:s/></text:p>
          </table:table-cell>
          <table:table-cell table:style-name="ce5" office:value-type="string">
            <text:p>Rights Transfer</text:p>
          </table:table-cell>
          <table:table-cell table:style-name="ce5" office:value-type="string">
            <text:p>Fee acquisitions</text:p>
            <text:p>Easement</text:p>
          </table:table-cell>
          <table:table-cell table:style-name="ce5" office:value-type="string">
            <text:p>NGO managed</text:p>
            <text:p>Other partner managed</text:p>
          </table:table-cell>
          <table:table-cell table:style-name="ce5" office:value-type="string">
            <text:p>Carrot </text:p>
          </table:table-cell>
          <table:table-cell table:style-name="ce5" office:value-type="string">
            <text:p>Easements restricting development and fee acquisitions are the main mechanism to prevent conversion. <text:s/></text:p>
          </table:table-cell>
          <table:table-cell table:style-name="ce5" office:value-type="string">
            <text:p>None</text:p>
          </table:table-cell>
          <table:table-cell/>
          <table:table-cell table:style-name="ce5" office:value-type="string">
            <text:p>Education and outreach</text:p>
          </table:table-cell>
          <table:table-cell/>
          <table:table-cell table:style-name="ce5" office:value-type="string">
            <text:p>Preservation</text:p>
          </table:table-cell>
          <table:table-cell table:style-name="ce5" office:value-type="string">
            <text:p>Legal protection</text:p>
          </table:table-cell>
          <table:table-cell table:style-name="ce5" office:value-type="string">
            <text:p>Basic idea: legal protection of the forest. </text:p>
          </table:table-cell>
          <table:table-cell table:style-name="ce5" office:value-type="string">
            <text:p>Managing organization</text:p>
            <text:p>Partner organization</text:p>
          </table:table-cell>
          <table:table-cell table:style-name="ce5" office:value-type="string">
            <text:p>Sustainable take recreation</text:p>
            <text:p>Managed forestry</text:p>
            <text:p>No take recreation</text:p>
          </table:table-cell>
          <table:table-cell table:style-name="ce5" office:value-type="string">
            <text:p>Urban domestic</text:p>
          </table:table-cell>
          <table:table-cell table:style-name="ce5" office:value-type="string">
            <text:p>Tax payer</text:p>
          </table:table-cell>
          <table:table-cell table:style-name="ce5" office:value-type="string">
            <text:p>State tax payers</text:p>
            <text:p>Municipality</text:p>
          </table:table-cell>
          <table:table-cell table:style-name="ce5" office:value-type="string">
            <text:p>Private land user</text:p>
          </table:table-cell>
          <table:table-cell table:style-name="ce5" office:value-type="string">
            <text:p>Forester</text:p>
            <text:p>Other private landowners/users</text:p>
          </table:table-cell>
          <table:table-cell table:style-name="ce5" office:value-type="string">
            <text:p>No</text:p>
          </table:table-cell>
          <table:table-cell table:style-name="ce5" office:value-type="string">
            <text:p>The exchange here is that the State and the City (NYC) both use revenues to purchase land and easements and influence management in the Catskills area. <text:s/>Thus, they are using tax dollars to fund forest protection by private landowners in the mountain area. </text:p>
          </table:table-cell>
          <table:table-cell table:number-columns-repeated="57"/>
          <table:table-cell table:style-name="ce5" office:value-type="string">
            <text:p><text:s text:c="2"/>Yes</text:p>
          </table:table-cell>
          <table:table-cell table:number-columns-repeated="14"/>
          <table:table-cell table:style-name="ce5" office:value-type="string">
            <text:p>Water quality</text:p>
          </table:table-cell>
          <table:table-cell/>
          <table:table-cell table:style-name="ce5" office:value-type="string">
            <text:p>At various points along the waterway</text:p>
          </table:table-cell>
          <table:table-cell table:style-name="ce5" office:value-type="string">
            <text:p>10 years ago</text:p>
          </table:table-cell>
          <table:table-cell/>
          <table:table-cell table:style-name="ce5" office:value-type="string">
            <text:p>State and City</text:p>
          </table:table-cell>
          <table:table-cell table:number-columns-repeated="7"/>
          <table:table-cell table:style-name="ce5" office:value-type="string">
            <text:p>Both the City and the State do water quality monitoring at multiple points along the waterway and do it continuously and have been for about 10 years. <text:s/>Basically at every bridge they can install a monitoring system. <text:s/>The City has to maintain certain level</text:p>
          </table:table-cell>
          <table:table-cell table:number-columns-repeated="883"/>
        </table:table-row>
        <table:table-row table:style-name="ro14">
          <table:table-cell office:value-type="float" office:value="113">
            <text:p>113</text:p>
          </table:table-cell>
          <table:table-cell table:style-name="ce3" office:value-type="string">
            <text:p>Pawcatuck Borderlands</text:p>
          </table:table-cell>
          <table:table-cell table:style-name="ce3" office:value-type="string">
            <text:p>Kevin Essington</text:p>
            <text:p>Nick Napoli</text:p>
            <text:p>Rick Pace</text:p>
          </table:table-cell>
          <table:table-cell table:style-name="ce3" office:value-type="string">
            <text:p>TNC</text:p>
            <text:p>EcoAsset Markets</text:p>
          </table:table-cell>
          <table:table-cell table:style-name="ce3" office:value-type="string">
            <text:p>25 January 2007</text:p>
            <text:p>23 January 2007</text:p>
          </table:table-cell>
          <table:table-cell table:style-name="ce3" office:value-type="string">
            <text:p>None Reported</text:p>
          </table:table-cell>
          <table:table-cell table:style-name="ce3" office:value-type="string">
            <text:p>Connecticut</text:p>
            <text:p>Rhod Island</text:p>
            <text:p>North America</text:p>
          </table:table-cell>
          <table:table-cell table:style-name="ce3" office:value-type="string">
            <text:p>Lower New England; North Atlantic Coast</text:p>
          </table:table-cell>
          <table:table-cell table:style-name="ce3" office:value-type="string">
            <text:p>2006</text:p>
          </table:table-cell>
          <table:table-cell table:style-name="ce3" office:value-type="string">
            <text:p>None Reported</text:p>
          </table:table-cell>
          <table:table-cell table:style-name="ce3" office:value-type="string">
            <text:p>Ecosystem services</text:p>
          </table:table-cell>
          <table:table-cell table:style-name="ce3" office:value-type="string">
            <text:p>In person</text:p>
          </table:table-cell>
          <table:table-cell table:style-name="ce5" office:value-type="string">
            <text:p>Rebecca Goldman</text:p>
          </table:table-cell>
          <table:table-cell table:style-name="ce5" office:value-type="string">
            <text:p>Habitat conversion</text:p>
            <text:p>Overharvest</text:p>
            <text:p>Pollution</text:p>
          </table:table-cell>
          <table:table-cell table:style-name="ce5" office:value-type="string">
            <text:p>Housing and urban development</text:p>
            <text:p>Logging</text:p>
            <text:p>Dam and water management</text:p>
            <text:p>Fragmentation; degradation</text:p>
            <text:p>Non-point pollution</text:p>
            <text:p>Watershed alteration</text:p>
          </table:table-cell>
          <table:table-cell table:style-name="ce5" office:value-type="string">
            <text:p>Expand into ecosystem service markets. <text:s/>Conserve more forest area, have independent revenue streams from ES markets. <text:s/>Will allow TNC to be more knowledgeable about impacts of surrounding lands on their biodiversity sites allowing them to better manage. <text:s/>Additionally, TNC will have more conservation tools to be able to use. <text:s text:c="2"/></text:p>
            <text:p/>
            <text:p>TNC has been interested in the area for some time due to biodiversity conservation, but is now possibly partnering with EcoAsset Market to expand beyond biodiversity conservation and incorporate ecosystem services. <text:s/></text:p>
          </table:table-cell>
          <table:table-cell table:style-name="ce5" office:value-type="string">
            <text:p>Water quality</text:p>
            <text:p>Water quantity</text:p>
            <text:p>Flood mitigation</text:p>
            <text:p>Soil Stabilization</text:p>
            <text:p>Soil Fertility</text:p>
            <text:p>Carbon sequestration</text:p>
            <text:p>Timber</text:p>
            <text:p>Recreation</text:p>
            <text:p>Fisheries</text:p>
            <text:p>Nutrient cycling</text:p>
          </table:table-cell>
          <table:table-cell table:style-name="ce5" office:value-type="string">
            <text:p>The exact ecosystem service targets are going to be determined as part of this project. <text:s/>Basically, EM and TNC are partnering to try to determine the flow of services off the lands in the CT Borderland area. <text:s/>They will use the mapping to determine what services are most critical for that land area and will then try to value and market those. <text:s/>Water is going to be important. <text:s/>Also, they are going to try to use a forest bank (sale of timber to purchase more conservation) so timber will be important. <text:s/>The rest of the services are to be determined. <text:s/></text:p>
          </table:table-cell>
          <table:table-cell table:number-columns-repeated="3"/>
          <table:table-cell table:style-name="ce5" office:value-type="string">
            <text:p>Local</text:p>
          </table:table-cell>
          <table:table-cell table:style-name="ce5" office:value-type="string">
            <text:p>Regional</text:p>
          </table:table-cell>
          <table:table-cell table:style-name="ce5" office:value-type="string">
            <text:p>Individual private</text:p>
            <text:p>State</text:p>
            <text:p>Local</text:p>
            <text:p>Private nonprofit</text:p>
          </table:table-cell>
          <table:table-cell table:style-name="ce5" office:value-type="string">
            <text:p>Individual private</text:p>
            <text:p>State</text:p>
            <text:p>Local</text:p>
            <text:p>Private nonprofit</text:p>
          </table:table-cell>
          <table:table-cell table:style-name="ce5" office:value-type="string">
            <text:p>None</text:p>
          </table:table-cell>
          <table:table-cell table:style-name="ce5" office:value-type="string">
            <text:p>EcoAssets market is looking at two communities: one is West Greenwich which is a fairly undeveloped, forested community. <text:s/>The city of Westerley is more developed and less forested and is at the base of the watershed (W. Greenwich is at the head). <text:s/>They are now thinking of adding a third - Blackstone River valley watershed. <text:s/>THey are not trying to purchase the land, perhaps purchasing easements, but rather trying to add value to forest conservation and other land uses via their ability to produce ecosystem services. <text:s/>They are trying to set up an ES market. <text:s/></text:p>
          </table:table-cell>
          <table:table-cell table:style-name="ce5" office:value-type="string">
            <text:p>Native forest</text:p>
            <text:p>Wetland</text:p>
          </table:table-cell>
          <table:table-cell table:style-name="ce5" office:value-type="string">
            <text:p>Mixed forest</text:p>
            <text:p>Converted</text:p>
            <text:p>Wetland</text:p>
          </table:table-cell>
          <table:table-cell table:style-name="ce5" office:value-type="string">
            <text:p>Mixed forest</text:p>
            <text:p>Converted</text:p>
            <text:p>Wetland</text:p>
          </table:table-cell>
          <table:table-cell table:style-name="ce5" office:value-type="string">
            <text:p>Each of the communities has a bit of a different feel to it. <text:s/>West Greenwich is a rural forested community, Westerly has been converted into rural suburban and a small urban center. <text:s/>Blackstone River valley is highly urbanized and highly converted. <text:s/>There is also agriculture going on in some of the communities. The basic project idea is to prevent further conversion to development and to enhance forested areas for better service provision. <text:s/></text:p>
          </table:table-cell>
          <table:table-cell table:style-name="ce5" office:value-type="string">
            <text:p>Other use</text:p>
            <text:p>Residential development</text:p>
            <text:p>Other crops</text:p>
            <text:p>Nature reserve</text:p>
            <text:p>Selective logging</text:p>
          </table:table-cell>
          <table:table-cell table:style-name="ce5" office:value-type="string">
            <text:p>Other use</text:p>
            <text:p>Residential development</text:p>
            <text:p>Other crops</text:p>
            <text:p>Nature reserve</text:p>
            <text:p>Sustainable timber harvest</text:p>
          </table:table-cell>
          <table:table-cell table:style-name="ce5" office:value-type="string">
            <text:p>EcoAsset Markets is interested in three communities in the area each with different features that makes them interesting to study. <text:s/>West Greenwich is a conservation conscious community with 50% in reserves and the rest mostly forest cover. <text:s/>Westerly is a town and has rural, suburban, and small city environments. <text:s/>There has been more timber harvest and a great deal more urban sprawl issues. <text:s/>Finally the Blackstone River Valley watershed is highly urbanized in the Southern part and this scales back towards the north. <text:s/>They are trying to map service flows from all these land uses. <text:s/></text:p>
          </table:table-cell>
          <table:table-cell table:style-name="ce5" office:value-type="string">
            <text:p>Rights Transfer</text:p>
            <text:p>Markets</text:p>
          </table:table-cell>
          <table:table-cell table:style-name="ce5" office:value-type="string">
            <text:p>Banking market</text:p>
            <text:p>Easement</text:p>
            <text:p>Fee acquisitions</text:p>
          </table:table-cell>
          <table:table-cell table:style-name="ce5" office:value-type="string">
            <text:p>Other partner managed</text:p>
          </table:table-cell>
          <table:table-cell table:style-name="ce5" office:value-type="string">
            <text:p>Carrot </text:p>
          </table:table-cell>
          <table:table-cell table:style-name="ce5" office:value-type="string">
            <text:p>EcoAsset Markets is using a partnership with TNC to try to purchase easements. <text:s/>They are also trying to set up a market in which they sustainably harvest timber and sell the timber to finance more conservation. <text:s text:c="2"/>Eventually, the idea is to set up an ecosystem service market with users paying providers but that is not happening yet. <text:s/></text:p>
          </table:table-cell>
          <table:table-cell table:style-name="ce5" office:value-type="string">
            <text:p>None</text:p>
          </table:table-cell>
          <table:table-cell/>
          <table:table-cell table:style-name="ce5" office:value-type="string">
            <text:p>Meetings</text:p>
            <text:p>Community forums</text:p>
            <text:p>Stakeholder engagement</text:p>
            <text:p>Training</text:p>
            <text:p>Workshops</text:p>
            <text:p>Communications</text:p>
          </table:table-cell>
          <table:table-cell/>
          <table:table-cell table:style-name="ce5" office:value-type="string">
            <text:p>Research</text:p>
          </table:table-cell>
          <table:table-cell table:style-name="ce5" office:value-type="string">
            <text:p>Mapping</text:p>
            <text:p>Pilot/demonstration</text:p>
          </table:table-cell>
          <table:table-cell table:style-name="ce5" office:value-type="string">
            <text:p>Basically EcoAsset Markets its doing exploratory work right now. <text:s/>They are trying out their methodology, trying to map services, and seeing what comes of this. </text:p>
          </table:table-cell>
          <table:table-cell table:style-name="ce5" office:value-type="string">
            <text:p>Partner organization</text:p>
          </table:table-cell>
          <table:table-cell table:style-name="ce5" office:value-type="string">
            <text:p>Managed forestry</text:p>
            <text:p>Agriculture</text:p>
            <text:p>No take recreation</text:p>
          </table:table-cell>
          <table:table-cell table:style-name="ce5" office:value-type="string">
            <text:p>Urban domestic</text:p>
            <text:p>Rural domestic</text:p>
            <text:p>Agriculture</text:p>
            <text:p>All water users</text:p>
            <text:p>Recreation users</text:p>
          </table:table-cell>
          <table:table-cell table:style-name="ce5" office:value-type="string">
            <text:p>Industrial/Corporate user</text:p>
          </table:table-cell>
          <table:table-cell table:style-name="ce5" office:value-type="string">
            <text:p>Other corporate</text:p>
          </table:table-cell>
          <table:table-cell table:style-name="ce5" office:value-type="string">
            <text:p>Private land user</text:p>
          </table:table-cell>
          <table:table-cell table:style-name="ce5" office:value-type="string">
            <text:p>Forester</text:p>
            <text:p>Other private landowners/users</text:p>
            <text:p>Agriculture</text:p>
          </table:table-cell>
          <table:table-cell table:style-name="ce5" office:value-type="string">
            <text:p>No</text:p>
          </table:table-cell>
          <table:table-cell table:style-name="ce5" office:value-type="string">
            <text:p>Right now EcoAsset Markets is using private capital to finance mapping and easements and meetings and they entire project. <text:s/>So any money that is being transferred is going to private landowners and is coming from EAM. <text:s/>In the future, there will hopefully be an ecosystem service market. <text:s/></text:p>
          </table:table-cell>
          <table:table-cell table:style-name="ce5" office:value-type="string">
            <text:p><text:s text:c="2"/>Yes</text:p>
          </table:table-cell>
          <table:table-cell table:style-name="ce5" office:value-type="string">
            <text:p>Pre-project</text:p>
          </table:table-cell>
          <table:table-cell table:style-name="ce5" office:value-type="string">
            <text:p>One of the goals is to determine the value and willingness to pay for services via the proxy of development rights.</text:p>
          </table:table-cell>
          <table:table-cell table:style-name="ce5" office:value-type="string">
            <text:p>Set fees</text:p>
          </table:table-cell>
          <table:table-cell table:style-name="ce5" office:value-type="string">
            <text:p>Simple</text:p>
          </table:table-cell>
          <table:table-cell/>
          <table:table-cell table:style-name="ce5" office:value-type="string">
            <text:p>Right now what they are doing is setting up a survey in partnership with a professor from Central Connecticut State University. <text:s/>The survey will be of forest landowners in the borderlands to determine the price point (their willingness to sell) their deve</text:p>
          </table:table-cell>
          <table:table-cell table:number-columns-repeated="962"/>
        </table:table-row>
        <table:table-row table:style-name="ro5">
          <table:table-cell office:value-type="float" office:value="114">
            <text:p>114</text:p>
          </table:table-cell>
          <table:table-cell table:style-name="ce3" office:value-type="string">
            <text:p>Highlands</text:p>
          </table:table-cell>
          <table:table-cell table:style-name="ce3" office:value-type="string">
            <text:p>Tom Wells</text:p>
          </table:table-cell>
          <table:table-cell table:style-name="ce3" office:value-type="string">
            <text:p>TNC</text:p>
          </table:table-cell>
          <table:table-cell table:style-name="ce3" office:value-type="string">
            <text:p>26 January 2007</text:p>
          </table:table-cell>
          <table:table-cell table:style-name="ce3" office:value-type="string">
            <text:p>None Reported</text:p>
          </table:table-cell>
          <table:table-cell table:style-name="ce3" office:value-type="string">
            <text:p>New Jersey</text:p>
            <text:p>North America</text:p>
          </table:table-cell>
          <table:table-cell table:style-name="ce3" office:value-type="string">
            <text:p>Lower New England; Northern Piedmont</text:p>
          </table:table-cell>
          <table:table-cell table:style-name="ce3" office:value-type="string">
            <text:p>2007</text:p>
          </table:table-cell>
          <table:table-cell table:style-name="ce3" office:value-type="string">
            <text:p>None Reported</text:p>
          </table:table-cell>
          <table:table-cell table:style-name="ce3" office:value-type="string">
            <text:p>Ecosystem services</text:p>
          </table:table-cell>
          <table:table-cell table:style-name="ce3" office:value-type="string">
            <text:p>In person</text:p>
          </table:table-cell>
          <table:table-cell table:style-name="ce5" office:value-type="string">
            <text:p>Rebecca Goldman</text:p>
          </table:table-cell>
          <table:table-cell table:style-name="ce5" office:value-type="string">
            <text:p>Habitat conversion</text:p>
          </table:table-cell>
          <table:table-cell table:style-name="ce5" office:value-type="string">
            <text:p>Housing and urban development</text:p>
          </table:table-cell>
          <table:table-cell table:style-name="ce5" office:value-type="string">
            <text:p>TNC is represented on the 4-State Highlands Coalition Board, whose prime objective is to promote federal funding for land acquisition projects in the Highlands.</text:p>
            <text:p/>
            <text:p>TNC NJ is monitoring the development of the Regional Management Plan (RMP) for NJ's portion of the Highlands, which is being developed by the NJ Highlands Council, a state agency, and regulations adopted by NJ Department of Environmental Protection. <text:s/>The RMP and the regulations, together with the large areas of already preserved lands in the core area of the NJ Highlands, provide adequate habitat protection so that land acquisition by TNC in NJ's Highlands is not a current priority.</text:p>
            <text:p/>
            <text:p/>
            <text:p/>
          </table:table-cell>
          <table:table-cell table:style-name="ce5" office:value-type="string">
            <text:p>Water quality</text:p>
            <text:p>Water quantity</text:p>
            <text:p>Recreation</text:p>
            <text:p>Flood mitigation</text:p>
          </table:table-cell>
          <table:table-cell table:style-name="ce5" office:value-type="string">
            <text:p>Water supply, wildlife habitat, and recreational values were determined to be important ecosystem services in the area as determined by the State of New Jersey in the late 1980s to determine the value of the area. <text:s/></text:p>
            <text:p>Water quality and water quantity are the prime reason for the Act but area is often flooded. <text:s/></text:p>
          </table:table-cell>
          <table:table-cell table:style-name="ce5" office:value-type="string">
            <text:p>Broad leaf deciduous</text:p>
          </table:table-cell>
          <table:table-cell table:number-columns-repeated="2"/>
          <table:table-cell table:style-name="ce5" office:value-type="string">
            <text:p>Regional</text:p>
          </table:table-cell>
          <table:table-cell table:style-name="ce5" office:value-type="string">
            <text:p>Regional</text:p>
          </table:table-cell>
          <table:table-cell table:style-name="ce5" office:value-type="string">
            <text:p>Local</text:p>
            <text:p>Individual private</text:p>
            <text:p>Corporate</text:p>
            <text:p>State</text:p>
          </table:table-cell>
          <table:table-cell table:style-name="ce5" office:value-type="string">
            <text:p>State</text:p>
            <text:p>Local</text:p>
            <text:p>Individual private</text:p>
            <text:p>Corporate</text:p>
          </table:table-cell>
          <table:table-cell table:style-name="ce5" office:value-type="string">
            <text:p>Private to State</text:p>
            <text:p>Private to Local</text:p>
            <text:p>Private to PNP</text:p>
          </table:table-cell>
          <table:table-cell table:style-name="ce5" office:value-type="string">
            <text:p>THe basic idea is to extend the partnership to include other states besides NJ. <text:s/>The main threat in the area is development encroachment so the State of NJ is setting up new regulations that create the need for BMPs and trying to set up a reward system so municipalities do not develop the land. <text:s/>There is some land purchase but not extensive. <text:s/></text:p>
            <text:p>There is some corporate land too. <text:s/></text:p>
            <text:p>State has purchased a lot of easements (e.g. NY watershed - 35,000 acres) and adding to FWS management areas and State Parks - purchased thousands of landowners.</text:p>
            <text:p>TNC doesn't need to buy due to so much effort of partners.</text:p>
          </table:table-cell>
          <table:table-cell table:style-name="ce5" office:value-type="string">
            <text:p>Native forest</text:p>
            <text:p>Wetland</text:p>
          </table:table-cell>
          <table:table-cell table:style-name="ce5" office:value-type="string">
            <text:p>Converted</text:p>
            <text:p>Wetland</text:p>
            <text:p>Native forest</text:p>
          </table:table-cell>
          <table:table-cell table:style-name="ce5" office:value-type="string">
            <text:p>Native forest</text:p>
            <text:p>Wetland</text:p>
            <text:p>Converted</text:p>
          </table:table-cell>
          <table:table-cell table:style-name="ce5" office:value-type="string">
            <text:p>Core are of highlands are forested with significant agricultural lands outside the core forested area. <text:s/></text:p>
            <text:p>The forest has largely been cleared and the composition of the forest now is not mature and close to climax but it has grown back primarily native.</text:p>
            <text:p>THere are also numerous forested wetlands. <text:s/></text:p>
          </table:table-cell>
          <table:table-cell table:style-name="ce5" office:value-type="string">
            <text:p>Abandoned</text:p>
            <text:p>Selective logging</text:p>
            <text:p>Specialty crops</text:p>
            <text:p>Residential development</text:p>
          </table:table-cell>
          <table:table-cell table:style-name="ce5" office:value-type="string">
            <text:p>Specialty crops</text:p>
            <text:p>Sustainable timber harvest</text:p>
            <text:p>Recreational open space</text:p>
            <text:p>Nature reserve</text:p>
            <text:p>Sustainable agriculture</text:p>
            <text:p>Residential development</text:p>
          </table:table-cell>
          <table:table-cell table:style-name="ce5" office:value-type="string">
            <text:p>Preservation areas NJ State has instituted laws that require 3% impervious land cover, there can be no more than 10% modification of forest land or any area that is crucial for endangered species. <text:s/>There must be a 300 foot buffer along all streams and in order to put a single septic tank on the land the owner must have at least 88 acres with 25 acres not forested. <text:s text:c="2"/>The State is also trying to create more open space via incentives to municipalities. <text:s/></text:p>
            <text:p>Core is forest but trying to encourage sustainable agriculture especially on some State easements. </text:p>
          </table:table-cell>
          <table:table-cell table:style-name="ce5" office:value-type="string">
            <text:p>Rights Transfer</text:p>
            <text:p>Taxes</text:p>
            <text:p>Markets</text:p>
            <text:p>Subsidy</text:p>
          </table:table-cell>
          <table:table-cell table:style-name="ce5" office:value-type="string">
            <text:p>Easement</text:p>
            <text:p>Fee acquisitions</text:p>
            <text:p>Redistribution of taxes</text:p>
            <text:p>TDR</text:p>
            <text:p>Donation</text:p>
          </table:table-cell>
          <table:table-cell table:style-name="ce5" office:value-type="string">
            <text:p>Other partner managed</text:p>
            <text:p>Donated</text:p>
          </table:table-cell>
          <table:table-cell table:style-name="ce5" office:value-type="string">
            <text:p>Both</text:p>
          </table:table-cell>
          <table:table-cell table:style-name="ce5" office:value-type="string">
            <text:p>The subsidy is going from the State to the municipalities to encourage open space. <text:s/>State provides loans or grants money to encourage conforming to Highlands plan.</text:p>
            <text:p>State wide program to put more open space budget into the Highlands</text:p>
            <text:p>There are significant easements and fee acquisitions from private landowners to the State.</text:p>
            <text:p>Easements from City of Newark and Jersey City (also acquisitions)</text:p>
            <text:p>Large restrictions on the development in the area, especially core area so transfer some of their development capacity to less conservation valued land</text:p>
          </table:table-cell>
          <table:table-cell table:style-name="ce5" office:value-type="string">
            <text:p>Other policy change</text:p>
            <text:p>Development rights</text:p>
            <text:p>New subsidy</text:p>
          </table:table-cell>
          <table:table-cell table:style-name="ce5" office:value-type="string">
            <text:p>State of NJ passed new laws about administration of land in the area of the Highlands. <text:s/>There has also been significant lobbying at the Federal level for funding. <text:s/></text:p>
            <text:p>Formation of the Highlands Council.</text:p>
            <text:p/>
          </table:table-cell>
          <table:table-cell table:style-name="ce5" office:value-type="string">
            <text:p>Communications</text:p>
            <text:p>Committee formation</text:p>
            <text:p>Stakeholder engagement</text:p>
          </table:table-cell>
          <table:table-cell table:style-name="ce5" office:value-type="string">
            <text:p>The Coalition includes TNC and other stakeholders. <text:s/>Mainly they are lobbying for federal funding for this multi-state area to try to increase conservation. <text:s/></text:p>
          </table:table-cell>
          <table:table-cell table:style-name="ce5" office:value-type="string">
            <text:p>Best Management Practices</text:p>
            <text:p>Preservation</text:p>
            <text:p>Research</text:p>
            <text:p>Restoration</text:p>
            <text:p>Other</text:p>
          </table:table-cell>
          <table:table-cell table:style-name="ce5" office:value-type="string">
            <text:p>BMP forestry</text:p>
            <text:p>BMP agriculture</text:p>
            <text:p>Legal protection</text:p>
            <text:p>Regeneration</text:p>
            <text:p>Research</text:p>
            <text:p>Trail building</text:p>
            <text:p>Removing invasive species</text:p>
            <text:p>Tourism infrastructure</text:p>
          </table:table-cell>
          <table:table-cell table:style-name="ce5" office:value-type="string">
            <text:p>Mainly the State and partners have been trying to improve management practices on the land by instituting rules about buffers and impervious covers. <text:s text:c="2"/>They are also trying to buy land to conserve it and prevent development. <text:s/></text:p>
            <text:p>There is some restoration and research and invasive species management but more is needed.</text:p>
          </table:table-cell>
          <table:table-cell table:style-name="ce5" office:value-type="string">
            <text:p>Partner organization</text:p>
            <text:p>Government</text:p>
          </table:table-cell>
          <table:table-cell table:style-name="ce5" office:value-type="string">
            <text:p>Sustainable take recreation</text:p>
            <text:p>Managed forestry</text:p>
            <text:p>Agriculture</text:p>
          </table:table-cell>
          <table:table-cell table:style-name="ce5" office:value-type="string">
            <text:p>Other </text:p>
          </table:table-cell>
          <table:table-cell table:style-name="ce5" office:value-type="string">
            <text:p>Tax payer</text:p>
            <text:p>Non-profit</text:p>
          </table:table-cell>
          <table:table-cell table:style-name="ce5" office:value-type="string">
            <text:p>State tax payers</text:p>
            <text:p>Municipality</text:p>
            <text:p>Other NGO</text:p>
            <text:p>Federal tax payers</text:p>
          </table:table-cell>
          <table:table-cell table:style-name="ce5" office:value-type="string">
            <text:p>Government</text:p>
            <text:p>Private land user</text:p>
          </table:table-cell>
          <table:table-cell table:style-name="ce5" office:value-type="string">
            <text:p>Municipality</text:p>
            <text:p>Other private landowners/users</text:p>
          </table:table-cell>
          <table:table-cell table:style-name="ce5" office:value-type="string">
            <text:p>No</text:p>
          </table:table-cell>
          <table:table-cell table:style-name="ce5" office:value-type="string">
            <text:p>RIght now most funding is through the State by spending tax dollars. <text:s/></text:p>
            <text:p>Some money from federal tax payers but much more through the State</text:p>
          </table:table-cell>
          <table:table-cell table:number-columns-repeated="71"/>
          <table:table-cell table:style-name="ce5" office:value-type="string">
            <text:p>Highlands Council will develop one as part of the Highlands Plan</text:p>
          </table:table-cell>
          <table:table-cell table:number-columns-repeated="897"/>
        </table:table-row>
        <table:table-row table:style-name="ro10">
          <table:table-cell office:value-type="float" office:value="115">
            <text:p>115</text:p>
          </table:table-cell>
          <table:table-cell table:style-name="ce3" office:value-type="string">
            <text:p>Sierra de las Minas</text:p>
          </table:table-cell>
          <table:table-cell table:style-name="ce3" office:value-type="string">
            <text:p>Oscar Nunez</text:p>
          </table:table-cell>
          <table:table-cell table:style-name="ce3" office:value-type="string">
            <text:p>Fundacion Defensores de la Naturaleza</text:p>
            <text:p>TNC</text:p>
          </table:table-cell>
          <table:table-cell table:style-name="ce3" office:value-type="string">
            <text:p>14 February 2007</text:p>
          </table:table-cell>
          <table:table-cell table:style-name="ce3" office:value-type="string">
            <text:p>None Reported</text:p>
          </table:table-cell>
          <table:table-cell table:style-name="ce3" office:value-type="string">
            <text:p>Guatemala</text:p>
            <text:p>Central America</text:p>
          </table:table-cell>
          <table:table-cell table:style-name="ce3" office:value-type="string">
            <text:p>None Reported</text:p>
          </table:table-cell>
          <table:table-cell table:style-name="ce3" office:value-type="string">
            <text:p>1990</text:p>
          </table:table-cell>
          <table:table-cell table:style-name="ce3" office:value-type="string">
            <text:p>None Reported</text:p>
          </table:table-cell>
          <table:table-cell table:style-name="ce3" office:value-type="string">
            <text:p>Ecosystem services</text:p>
          </table:table-cell>
          <table:table-cell table:style-name="ce3" office:value-type="string">
            <text:p>In person</text:p>
          </table:table-cell>
          <table:table-cell table:style-name="ce5" office:value-type="string">
            <text:p>Rebecca Goldman</text:p>
          </table:table-cell>
          <table:table-cell table:style-name="ce5" office:value-type="string">
            <text:p>Overharvest</text:p>
            <text:p>Habitat conversion</text:p>
          </table:table-cell>
          <table:table-cell table:style-name="ce5" office:value-type="string">
            <text:p>Logging</text:p>
            <text:p>Fire </text:p>
          </table:table-cell>
          <table:table-cell table:style-name="ce5" office:value-type="string">
            <text:p>Form a watershed committee to help distribute a water fund and to help conserve the area. <text:s/>The watershed council consists of representatives from the 4 contributing industries, 3 hydroelectric centers, one from the peasant coalition, one from the municipalities, one from the users, and one from academia. <text:s/></text:p>
            <text:p>The Sierra de las Minas area is rich in biodiversity and the Fund will help conserve this biodiversity as well as important ecosystem services over time. <text:s/></text:p>
          </table:table-cell>
          <table:table-cell table:style-name="ce5" office:value-type="string">
            <text:p>Water quality</text:p>
          </table:table-cell>
          <table:table-cell table:style-name="ce5" office:value-type="string">
            <text:p>Water is being used for drinking, irrigation, industry, hydropower, and recreation. Water quality is important for all of these users and is determined by land uses in the area. <text:s/></text:p>
          </table:table-cell>
          <table:table-cell table:style-name="ce5" office:value-type="string">
            <text:p>naturally dry forest and thorny scrub vegetation</text:p>
          </table:table-cell>
          <table:table-cell table:style-name="ce5" office:value-type="string">
            <text:p>quetzal, yellow-cheeked warbler, jaguar, ocelot, tapir</text:p>
          </table:table-cell>
          <table:table-cell table:style-name="ce5" office:value-type="string">
            <text:p>Create monetary awarded competitions within villages and farms about best management practices for water purification.</text:p>
          </table:table-cell>
          <table:table-cell table:style-name="ce5" office:value-type="string">
            <text:p>Local</text:p>
          </table:table-cell>
          <table:table-cell table:style-name="ce5" office:value-type="string">
            <text:p>Regional</text:p>
          </table:table-cell>
          <table:table-cell table:style-name="ce5" office:value-type="string">
            <text:p>Individual private</text:p>
            <text:p>Local</text:p>
            <text:p>Federal </text:p>
          </table:table-cell>
          <table:table-cell table:style-name="ce5" office:value-type="string">
            <text:p>Federal </text:p>
            <text:p>Local</text:p>
            <text:p>Individual private</text:p>
          </table:table-cell>
          <table:table-cell table:style-name="ce5" office:value-type="string">
            <text:p>None</text:p>
          </table:table-cell>
          <table:table-cell table:style-name="ce5" office:value-type="string">
            <text:p>The land will always be owned by the original landowners but the government has given FDN the control over its management and within the core zone, the development rights. <text:s text:c="2"/>Land use is what is being targeted</text:p>
          </table:table-cell>
          <table:table-cell table:style-name="ce5" office:value-type="string">
            <text:p>Native forest</text:p>
          </table:table-cell>
          <table:table-cell table:style-name="ce5" office:value-type="string">
            <text:p>Mixed forest</text:p>
            <text:p>Converted</text:p>
            <text:p>Non-native grassland</text:p>
          </table:table-cell>
          <table:table-cell table:style-name="ce5" office:value-type="string">
            <text:p>Mixed forest</text:p>
            <text:p>Converted</text:p>
            <text:p>Non-native grassland</text:p>
          </table:table-cell>
          <table:table-cell table:style-name="ce5" office:value-type="string">
            <text:p>There are three different zones in this project. <text:s/>The core zone is the no-use zone that will be protected forest. <text:s/>The other zones (buffer zone and multiple use zone) both allow for some agriculture and other land uses. <text:s text:c="3"/>The project will try to reward sustainable land uses and protect core forest. <text:s/></text:p>
          </table:table-cell>
          <table:table-cell table:style-name="ce5" office:value-type="string">
            <text:p>Specialty crops</text:p>
            <text:p>Abandoned</text:p>
            <text:p>Selective logging</text:p>
            <text:p>Other use</text:p>
          </table:table-cell>
          <table:table-cell table:style-name="ce5" office:value-type="string">
            <text:p>Nature reserve</text:p>
            <text:p>Sustainable timber harvest</text:p>
            <text:p>Sustainable agriculture</text:p>
            <text:p>Other use</text:p>
          </table:table-cell>
          <table:table-cell table:style-name="ce5" office:value-type="string">
            <text:p>The core zone was largely abandoned forest before the project and will now be protected as a no use zone. <text:s/>The buffer zone has some fish farming and timber farms. <text:s/>The multiple use zone includes lime and watermelon farms. <text:s/>Post-project the hope is to make land uses sustainable via BMPs to promote ecosystem services. <text:s/></text:p>
          </table:table-cell>
          <table:table-cell table:style-name="ce5" office:value-type="string">
            <text:p>Fees</text:p>
            <text:p>Subsidy</text:p>
          </table:table-cell>
          <table:table-cell table:style-name="ce5" office:value-type="string">
            <text:p>New subsidy</text:p>
            <text:p>User fee/access fee</text:p>
          </table:table-cell>
          <table:table-cell/>
          <table:table-cell table:style-name="ce5" office:value-type="string">
            <text:p>Both</text:p>
          </table:table-cell>
          <table:table-cell table:style-name="ce5" office:value-type="string">
            <text:p>Right now industries are voluntarily contributing money to the water fund because they use the water. <text:s/>This fee has not been institutionalized. <text:s/>There are new subsidies being offered to local communities for BMPs</text:p>
          </table:table-cell>
          <table:table-cell table:style-name="ce5" office:value-type="string">
            <text:p>Administration rights</text:p>
            <text:p>Development rights</text:p>
            <text:p>New subsidy</text:p>
            <text:p>New fee</text:p>
          </table:table-cell>
          <table:table-cell table:style-name="ce5" office:value-type="string">
            <text:p>FDN lobbied the government to give the development rights and administration rights of the core zone to them. <text:s/>So although FDN is not the land owner they have rights ownership in the area. <text:s/></text:p>
          </table:table-cell>
          <table:table-cell table:style-name="ce5" office:value-type="string">
            <text:p>Education and outreach</text:p>
            <text:p>Community forums</text:p>
            <text:p>Workshops</text:p>
            <text:p>Meetings</text:p>
          </table:table-cell>
          <table:table-cell table:style-name="ce5" office:value-type="string">
            <text:p>The education program is through the Minister of Education – education is in all schools – what is water and how to manage the water. <text:s/>FDN designed the education program. <text:s/>They also have community meetings and workshops for non-students. <text:s/>They also educate those that control the community water flow and regulates the springs – how to be more efficient in water transportation</text:p>
          </table:table-cell>
          <table:table-cell table:style-name="ce5" office:value-type="string">
            <text:p>Best Management Practices</text:p>
            <text:p>Preservation</text:p>
          </table:table-cell>
          <table:table-cell table:style-name="ce5" office:value-type="string">
            <text:p>Park guards</text:p>
            <text:p>Fire management</text:p>
            <text:p>BMP agriculture</text:p>
            <text:p>BMP forestry</text:p>
            <text:p>BMP ranching</text:p>
            <text:p>BMP fishery/aquaculture</text:p>
          </table:table-cell>
          <table:table-cell table:style-name="ce5" office:value-type="string">
            <text:p>In the core zone, FDN is basically trying to conserve the area with park guards and fire management. <text:s/>Outside the core zone, encouraging best management practices is largely the major activity. <text:s/></text:p>
          </table:table-cell>
          <table:table-cell table:style-name="ce5" office:value-type="string">
            <text:p>Partner organization</text:p>
          </table:table-cell>
          <table:table-cell table:style-name="ce5" office:value-type="string">
            <text:p>Agriculture</text:p>
            <text:p>Managed forestry</text:p>
            <text:p>Ranching</text:p>
            <text:p>No take recreation</text:p>
          </table:table-cell>
          <table:table-cell table:style-name="ce5" office:value-type="string">
            <text:p>All water users</text:p>
          </table:table-cell>
          <table:table-cell table:style-name="ce5" office:value-type="string">
            <text:p>Industrial/Corporate user</text:p>
            <text:p>Non-profit</text:p>
          </table:table-cell>
          <table:table-cell table:style-name="ce5" office:value-type="string">
            <text:p>Other corporate</text:p>
            <text:p>Other NGO</text:p>
            <text:p>Implementing NGO</text:p>
          </table:table-cell>
          <table:table-cell table:style-name="ce5" office:value-type="string">
            <text:p>Community/committee</text:p>
            <text:p>Non profit</text:p>
            <text:p>Private land user</text:p>
          </table:table-cell>
          <table:table-cell table:style-name="ce5" office:value-type="string">
            <text:p>Other private landowners/users</text:p>
            <text:p>Rancher</text:p>
            <text:p>Agriculture</text:p>
            <text:p>Committee of stakeholders</text:p>
            <text:p>Implementing NGO</text:p>
          </table:table-cell>
          <table:table-cell table:style-name="ce5" office:value-type="string">
            <text:p>Yes</text:p>
          </table:table-cell>
          <table:table-cell table:style-name="ce5" office:value-type="string">
            <text:p>Basically industries are contributing money into the fund which wil be administered by a committee of stakeholders: Coke Guatemala, Central Am brewing industry, Indesa , reps of 3 hydroelectric centers, rep of peasants, rep of municipalities, rep of users, rep from academia</text:p>
            <text:p/>
            <text:p>The money is currently going to local land users to do BMPs and to administration of protected area. <text:s/></text:p>
          </table:table-cell>
          <table:table-cell table:style-name="ce5" office:value-type="string">
            <text:p><text:s text:c="2"/>Yes</text:p>
          </table:table-cell>
          <table:table-cell table:style-name="ce5" office:value-type="string">
            <text:p>Pre-project</text:p>
          </table:table-cell>
          <table:table-cell table:style-name="ce5" office:value-type="string">
            <text:p>Price for water - $.28/meter cubed</text:p>
          </table:table-cell>
          <table:table-cell table:style-name="ce5" office:value-type="string">
            <text:p>Set fees</text:p>
          </table:table-cell>
          <table:table-cell/>
          <table:table-cell table:style-name="ce5" office:value-type="string">
            <text:p>Domestic water quality</text:p>
            <text:p>Hydropower water quality</text:p>
            <text:p>Agriculture water quality</text:p>
            <text:p>Recreation water quality</text:p>
          </table:table-cell>
          <table:table-cell table:style-name="ce5" office:value-type="string">
            <text:p>Another Economic valuation study in 1994 (by TNC) – assessed one hectare of land valley value $500 but same hectare not irrigated; if has irrigation $10,000 – value of water. <text:s/>Value of land based on water understand rationale of explanations. <text:s/></text:p>
          </table:table-cell>
          <table:table-cell table:number-columns-repeated="97"/>
          <table:table-cell table:style-name="ce5" office:value-type="string">
            <text:p>Trying to raise $8 million to deposit in a bank. <text:s/>The hope is to get $300,000/year in interest and get $500,000 from industries per year which is the $800,000 they need to secure water quality.</text:p>
          </table:table-cell>
          <table:table-cell table:number-columns-repeated="864"/>
        </table:table-row>
        <table:table-row table:style-name="ro10">
          <table:table-cell office:value-type="float" office:value="116">
            <text:p>116</text:p>
          </table:table-cell>
          <table:table-cell table:style-name="ce3" office:value-type="string">
            <text:p>Noel Kempff Mercado Climate Action Project</text:p>
          </table:table-cell>
          <table:table-cell table:style-name="ce3" office:value-type="string">
            <text:p>Joerg Seifert-Granzin</text:p>
          </table:table-cell>
          <table:table-cell table:style-name="ce3" office:value-type="string">
            <text:p>Fundacion de Amigos de la Naturaleza (FAN)</text:p>
            <text:p>TNC</text:p>
          </table:table-cell>
          <table:table-cell table:style-name="ce3" office:value-type="string">
            <text:p>15 February 2007</text:p>
          </table:table-cell>
          <table:table-cell table:style-name="ce3" office:value-type="string">
            <text:p>None Reported</text:p>
          </table:table-cell>
          <table:table-cell table:style-name="ce3" office:value-type="string">
            <text:p>Bolivia</text:p>
            <text:p>South America</text:p>
          </table:table-cell>
          <table:table-cell table:style-name="ce3" office:value-type="string">
            <text:p>None Reported</text:p>
          </table:table-cell>
          <table:table-cell table:style-name="ce3" office:value-type="string">
            <text:p>1997</text:p>
          </table:table-cell>
          <table:table-cell table:style-name="ce3" office:value-type="string">
            <text:p>30 years</text:p>
          </table:table-cell>
          <table:table-cell table:style-name="ce3" office:value-type="string">
            <text:p>Ecosystem services</text:p>
          </table:table-cell>
          <table:table-cell table:style-name="ce3" office:value-type="string">
            <text:p>In person</text:p>
          </table:table-cell>
          <table:table-cell table:style-name="ce5" office:value-type="string">
            <text:p>Rebecca Goldman</text:p>
          </table:table-cell>
          <table:table-cell table:style-name="ce5" office:value-type="string">
            <text:p>Habitat conversion</text:p>
            <text:p>Overharvest</text:p>
          </table:table-cell>
          <table:table-cell table:style-name="ce5" office:value-type="string">
            <text:p>Fire </text:p>
            <text:p>Non-timber crops (ag)</text:p>
            <text:p>Logging</text:p>
            <text:p>Fishing</text:p>
          </table:table-cell>
          <table:table-cell table:style-name="ce5" office:value-type="string">
            <text:p>The forest in this area links two important ecosystems - dry forest with the amazon. <text:s/>Pressure on this connective bridge is high because of agricultural pressures.</text:p>
            <text:p>Conserve forest bridges and invest in carbon sequestration to help protect the park areas. </text:p>
          </table:table-cell>
          <table:table-cell table:style-name="ce5" office:value-type="string">
            <text:p>Carbon sequestration</text:p>
            <text:p>Timber</text:p>
            <text:p>Recreation</text:p>
          </table:table-cell>
          <table:table-cell table:style-name="ce5" office:value-type="string">
            <text:p>Tourism is a major function of the Park so maintaining the forest is necessary. <text:s/>The protection is being financed through carbon credit sales. <text:s/>There are also sustainable logging concessions for additional income.</text:p>
          </table:table-cell>
          <table:table-cell table:style-name="ce5" office:value-type="string">
            <text:p>Wet Amazon rain forest, dry Cerrado grasslands, gallery forests, humid forests, and thorn scrub</text:p>
          </table:table-cell>
          <table:table-cell table:style-name="ce5" office:value-type="string">
            <text:p>Giant otters, capybaras, pink river dolphins, black and spectacled caiman</text:p>
            <text:p>Tapirs, gray and red brocket deer, silvery marmosets, pumas, jaguars, maned wolves, giant anteaters, spider and black howler monkeys </text:p>
            <text:p>harpy eagles, storks, Amazonian umbrellabirds, helmeted manakins, hoatzins, and other parrots and birds</text:p>
          </table:table-cell>
          <table:table-cell table:style-name="ce5" office:value-type="string">
            <text:p>Provide forest concessions to the indigenous groups to give them economic support. Community development through education, health care, and microcredit system.</text:p>
          </table:table-cell>
          <table:table-cell table:style-name="ce5" office:value-type="string">
            <text:p>Local</text:p>
          </table:table-cell>
          <table:table-cell table:style-name="ce5" office:value-type="string">
            <text:p>Glob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style-name="ce5" office:value-type="string">
            <text:p>The lands were consolidated into a National Park but the government has always had ownership rights over the land. </text:p>
          </table:table-cell>
          <table:table-cell table:style-name="ce5" office:value-type="string">
            <text:p>Native forest</text:p>
            <text:p>Native grassland</text:p>
          </table:table-cell>
          <table:table-cell table:style-name="ce5" office:value-type="string">
            <text:p>Native forest</text:p>
            <text:p>Converted</text:p>
            <text:p>Native grassland</text:p>
          </table:table-cell>
          <table:table-cell table:style-name="ce5" office:value-type="string">
            <text:p>Native forest</text:p>
            <text:p>Converted</text:p>
            <text:p>Native grassland</text:p>
          </table:table-cell>
          <table:table-cell table:style-name="ce5" office:value-type="string">
            <text:p>Noel Kempff is a mix of wet Amazon rain forest, dry Cerrado grasslands, gallery forests, humid forests and thorn scrub. Some now has been converted from forest for agriculture. <text:s/></text:p>
          </table:table-cell>
          <table:table-cell table:style-name="ce5" office:value-type="string">
            <text:p>Primary forest clearing</text:p>
            <text:p>Subsistence farming</text:p>
            <text:p>Recreational open space</text:p>
          </table:table-cell>
          <table:table-cell table:style-name="ce5" office:value-type="string">
            <text:p>Sustainable timber harvest</text:p>
            <text:p>Nature reserve</text:p>
            <text:p>Sustainable agriculture</text:p>
            <text:p>Recreational open space</text:p>
            <text:p>Sustainable agroforestry</text:p>
          </table:table-cell>
          <table:table-cell table:style-name="ce5" office:value-type="string">
            <text:p>Protection of the forest is essential. <text:s/>Some small scale heart of palm agriculture is occurring. <text:s/>Certified wood is also being sold.</text:p>
          </table:table-cell>
          <table:table-cell table:style-name="ce5" office:value-type="string">
            <text:p>Markets</text:p>
          </table:table-cell>
          <table:table-cell table:style-name="ce5" office:value-type="string">
            <text:p>Carbon market</text:p>
          </table:table-cell>
          <table:table-cell/>
          <table:table-cell table:style-name="ce5" office:value-type="string">
            <text:p>Carrot </text:p>
          </table:table-cell>
          <table:table-cell table:style-name="ce5" office:value-type="string">
            <text:p>The land is owned by the government but carbon credits are essentially being sold to energy companies to help finance the park administration which is done by FAN </text:p>
          </table:table-cell>
          <table:table-cell table:style-name="ce5" office:value-type="string">
            <text:p>Ownership rights</text:p>
            <text:p>Administration rights</text:p>
          </table:table-cell>
          <table:table-cell table:style-name="ce5" office:value-type="string">
            <text:p>The indigenous communities are given logging concessions so as to strengthen the community. Additionally FAN is working on land titling for the communities.</text:p>
            <text:p>The administration rights for the park have been contracted out to FAN by the National government. <text:s/></text:p>
          </table:table-cell>
          <table:table-cell table:style-name="ce5" office:value-type="string">
            <text:p>Education and outreach</text:p>
            <text:p>Training</text:p>
          </table:table-cell>
          <table:table-cell table:style-name="ce5" office:value-type="string">
            <text:p>There is a large push to ensure socioeconomic benefits in this project. <text:s/>Local communities are being taught how to do sustainable harvesting of heart of palm, for example. <text:s/></text:p>
          </table:table-cell>
          <table:table-cell table:style-name="ce5" office:value-type="string">
            <text:p>Preservation</text:p>
            <text:p>Best Management Practices</text:p>
            <text:p>Other</text:p>
          </table:table-cell>
          <table:table-cell table:style-name="ce5" office:value-type="string">
            <text:p>Park guards</text:p>
            <text:p>Legal protection</text:p>
            <text:p>BMP forestry</text:p>
            <text:p>BMP agriculture</text:p>
            <text:p>Other</text:p>
            <text:p>Infrastructure</text:p>
          </table:table-cell>
          <table:table-cell table:style-name="ce5" office:value-type="string">
            <text:p>Agroforestry projects, enhanced health care programs and services, ambulance and radio system purchase, and stocking pharmacies. Water and sanitation systems.; improve schools; repair roads and bridges; and establish better communication systems. </text:p>
          </table:table-cell>
          <table:table-cell table:style-name="ce5" office:value-type="string">
            <text:p>Partner organization</text:p>
          </table:table-cell>
          <table:table-cell table:style-name="ce5" office:value-type="string">
            <text:p>No take recreation</text:p>
            <text:p>Managed forestry</text:p>
            <text:p>Natural product extraction</text:p>
            <text:p>Agriculture</text:p>
          </table:table-cell>
          <table:table-cell table:style-name="ce5" office:value-type="string">
            <text:p>All</text:p>
          </table:table-cell>
          <table:table-cell table:style-name="ce5" office:value-type="string">
            <text:p>Non-profit</text:p>
            <text:p>Industrial/Corporate user</text:p>
          </table:table-cell>
          <table:table-cell table:style-name="ce5" office:value-type="string">
            <text:p>Energy Company</text:p>
            <text:p>Other NGO</text:p>
          </table:table-cell>
          <table:table-cell table:style-name="ce5" office:value-type="string">
            <text:p>Non profit</text:p>
            <text:p>Private land user</text:p>
            <text:p>Community/committee</text:p>
          </table:table-cell>
          <table:table-cell table:style-name="ce5" office:value-type="string">
            <text:p>Agriculture</text:p>
            <text:p>Forester</text:p>
            <text:p>Other private landowners/users</text:p>
            <text:p>Other NGO</text:p>
            <text:p>Committee of stakeholders</text:p>
          </table:table-cell>
          <table:table-cell table:style-name="ce5" office:value-type="string">
            <text:p>Yes</text:p>
          </table:table-cell>
          <table:table-cell table:style-name="ce5" office:value-type="string">
            <text:p>The money is going to FAN who distributes it for park conservation activities as well as puts money into the communities. <text:s/></text:p>
          </table:table-cell>
          <table:table-cell table:style-name="ce5" office:value-type="string">
            <text:p><text:s text:c="2"/>Yes</text:p>
          </table:table-cell>
          <table:table-cell table:style-name="ce5" office:value-type="string">
            <text:p>During project</text:p>
          </table:table-cell>
          <table:table-cell table:style-name="ce5" office:value-type="string">
            <text:p>Carbon offset value - CDM and CCX</text:p>
          </table:table-cell>
          <table:table-cell table:style-name="ce5" office:value-type="string">
            <text:p>Set fees</text:p>
          </table:table-cell>
          <table:table-cell table:number-columns-repeated="10"/>
          <table:table-cell table:style-name="ce5" office:value-type="string">
            <text:p><text:s text:c="2"/>Yes</text:p>
          </table:table-cell>
          <table:table-cell table:number-columns-repeated="27"/>
          <table:table-cell table:style-name="ce5" office:value-type="string">
            <text:p>Ensure that no illegal logging is occurring. <text:s/>Done by the park guards. <text:s/></text:p>
          </table:table-cell>
          <table:table-cell table:number-columns-repeated="14"/>
          <table:table-cell table:style-name="ce5" office:value-type="string">
            <text:p><text:s text:c="2"/>Yes</text:p>
          </table:table-cell>
          <table:table-cell table:number-columns-repeated="14"/>
          <table:table-cell table:style-name="ce5" office:value-type="string">
            <text:p>Carbon offsets</text:p>
          </table:table-cell>
          <table:table-cell table:style-name="ce5" office:value-type="string">
            <text:p>Permanent forest plots and concession plots</text:p>
          </table:table-cell>
          <table:table-cell table:style-name="ce5" office:value-type="string">
            <text:p>725</text:p>
          </table:table-cell>
          <table:table-cell table:number-columns-repeated="2"/>
          <table:table-cell table:style-name="ce5" office:value-type="string">
            <text:p>FAN with help from Winrock International</text:p>
          </table:table-cell>
          <table:table-cell table:number-columns-repeated="7"/>
          <table:table-cell table:style-name="ce5" office:value-type="string">
            <text:p>The monitoring that was occurring was on a set of permanent plots monitored about every year with extra stuff done every 3 years.</text:p>
            <text:p>Using Measuring the tree thorough field procedures at 625 permanently established carbon plots in the Park, and about 100 per</text:p>
          </table:table-cell>
          <table:table-cell table:number-columns-repeated="14"/>
          <table:table-cell table:style-name="ce5" office:value-type="string">
            <text:p>Define well distribution of benefits – NK – only what corresponds to park – forgot community benefits – in future, this must be avoided; before implementing PES</text:p>
          </table:table-cell>
          <table:table-cell/>
          <table:table-cell table:style-name="ce5" office:value-type="string">
            <text:p>There were doubts in last 10 years that avoided deforestation would be OK under convention because need to quantify avoided emissions but showed possible </text:p>
            <text:p>Tax aspect also forgotten – thanks to attorneys need to verify tax system before implement or design</text:p>
          </table:table-cell>
          <table:table-cell table:number-columns-repeated="4"/>
          <table:table-cell table:style-name="ce5" office:value-type="string">
            <text:p>Project can generate benefits for conservation, mitigate climate change, and help community development</text:p>
          </table:table-cell>
          <table:table-cell table:number-columns-repeated="861"/>
        </table:table-row>
        <table:table-row table:style-name="ro10">
          <table:table-cell office:value-type="float" office:value="117">
            <text:p>117</text:p>
          </table:table-cell>
          <table:table-cell table:style-name="ce3" office:value-type="string">
            <text:p>Agroforestry</text:p>
          </table:table-cell>
          <table:table-cell table:style-name="ce3" office:value-type="string">
            <text:p>Fernando Veiga</text:p>
            <text:p>GIba Tiepolo</text:p>
          </table:table-cell>
          <table:table-cell table:style-name="ce3" office:value-type="string">
            <text:p>TNC</text:p>
          </table:table-cell>
          <table:table-cell table:style-name="ce3" office:value-type="string">
            <text:p>16 Feb 2007</text:p>
          </table:table-cell>
          <table:table-cell table:style-name="ce3" office:value-type="string">
            <text:p>None Reported</text:p>
          </table:table-cell>
          <table:table-cell table:style-name="ce3" office:value-type="string">
            <text:p>Brazil</text:p>
            <text:p>South America</text:p>
          </table:table-cell>
          <table:table-cell table:style-name="ce3" office:value-type="string">
            <text:p>None Reported</text:p>
          </table:table-cell>
          <table:table-cell table:style-name="ce3" office:value-type="string">
            <text:p>None Reported</text:p>
          </table:table-cell>
          <table:table-cell table:style-name="ce3" office:value-type="string">
            <text:p>None Reported</text:p>
          </table:table-cell>
          <table:table-cell table:style-name="ce3" office:value-type="string">
            <text:p>Ecosystem services</text:p>
          </table:table-cell>
          <table:table-cell table:style-name="ce3" office:value-type="string">
            <text:p>In person</text:p>
          </table:table-cell>
          <table:table-cell table:style-name="ce5" office:value-type="string">
            <text:p>Rebecca Goldman</text:p>
          </table:table-cell>
          <table:table-cell table:style-name="ce5" office:value-type="string">
            <text:p>Habitat conversion</text:p>
          </table:table-cell>
          <table:table-cell table:style-name="ce5" office:value-type="string">
            <text:p>Non-timber crops (ag)</text:p>
          </table:table-cell>
          <table:table-cell table:style-name="ce5" office:value-type="string">
            <text:p>Prevent large scale commercial agriculture by encouraging sustainable behavior within the Atlantic Forest. TNC is working with communities to raise the value of NTFPs to help the communities resist mechanization.</text:p>
          </table:table-cell>
          <table:table-cell table:style-name="ce5" office:value-type="string">
            <text:p>Other</text:p>
            <text:p>Other cultural services</text:p>
            <text:p>Natural medicines</text:p>
            <text:p>Food (subsistence)</text:p>
          </table:table-cell>
          <table:table-cell table:style-name="ce5" office:value-type="string">
            <text:p>TNC is helping encourage the production of Non-timber forest products: yerba mate tea, araucaria nuts, and medicinal herbs</text:p>
          </table:table-cell>
          <table:table-cell table:number-columns-repeated="2"/>
          <table:table-cell table:style-name="ce5" office:value-type="string">
            <text:p>Help indigenous communities maintain livelihood and economic stability in the face of changing landscape</text:p>
          </table:table-cell>
          <table:table-cell table:style-name="ce5" office:value-type="string">
            <text:p>Local</text:p>
          </table:table-cell>
          <table:table-cell table:style-name="ce5" office:value-type="string">
            <text:p>Local</text:p>
          </table:table-cell>
          <table:table-cell table:style-name="ce5" office:value-type="string">
            <text:p>Individual private</text:p>
            <text:p>Indigenous</text:p>
          </table:table-cell>
          <table:table-cell table:style-name="ce5" office:value-type="string">
            <text:p>Individual private</text:p>
            <text:p>Indigenous</text:p>
          </table:table-cell>
          <table:table-cell table:style-name="ce5" office:value-type="string">
            <text:p>None</text:p>
          </table:table-cell>
          <table:table-cell table:style-name="ce5" office:value-type="string">
            <text:p>There are no landowner transitions. <text:s/>The land is "owned" and used by the indigenous and other local communities in the area. <text:s/>The project is about maintaining land use. <text:s/></text:p>
          </table:table-cell>
          <table:table-cell table:style-name="ce5" office:value-type="string">
            <text:p>Native forest</text:p>
          </table:table-cell>
          <table:table-cell table:style-name="ce5" office:value-type="string">
            <text:p>Native forest</text:p>
            <text:p>Converted</text:p>
          </table:table-cell>
          <table:table-cell table:style-name="ce5" office:value-type="string">
            <text:p>Native forest</text:p>
            <text:p>Converted</text:p>
          </table:table-cell>
          <table:table-cell table:style-name="ce5" office:value-type="string">
            <text:p>The "converted" portion of the land is small-scale and is basically agroforestry.</text:p>
          </table:table-cell>
          <table:table-cell table:style-name="ce5" office:value-type="string">
            <text:p>Subsistence farming</text:p>
            <text:p>Sustainable grazing</text:p>
          </table:table-cell>
          <table:table-cell table:style-name="ce5" office:value-type="string">
            <text:p>Specialty crops</text:p>
            <text:p>Other use</text:p>
            <text:p>Sustainable agroforestry</text:p>
            <text:p>Sustainable grazing</text:p>
            <text:p>Other crops</text:p>
            <text:p>Subsistence farming</text:p>
          </table:table-cell>
          <table:table-cell table:style-name="ce5" office:value-type="string">
            <text:p>Basically the land uses are to encourage specialty NTFPs that can reach a higher price to sustain the current small scale agricultural practices and prevent the spread of large-scale soybean agriculture. <text:s/></text:p>
            <text:p>The three NTFPs are:</text:p>
            <text:p>1)Yerba mate tea is the main one – this tea grows under the Araucaria canopy</text:p>
            <text:p>2)Araucaria nuts</text:p>
            <text:p>3)Medicinal herbs</text:p>
            <text:p/>
          </table:table-cell>
          <table:table-cell table:style-name="ce5" office:value-type="string">
            <text:p>Markets</text:p>
          </table:table-cell>
          <table:table-cell table:style-name="ce5" office:value-type="string">
            <text:p>Niche market</text:p>
          </table:table-cell>
          <table:table-cell/>
          <table:table-cell table:style-name="ce5" office:value-type="string">
            <text:p>Carrot </text:p>
          </table:table-cell>
          <table:table-cell table:style-name="ce5" office:value-type="string">
            <text:p>TNC is trying to help the communities exploit niche markets by receiving a higher value for specialty products in order to sustain economic livelihoods and prevent the conversion of land to large scale agriculture. <text:s/></text:p>
          </table:table-cell>
          <table:table-cell table:style-name="ce5" office:value-type="string">
            <text:p>None</text:p>
          </table:table-cell>
          <table:table-cell/>
          <table:table-cell table:style-name="ce5" office:value-type="string">
            <text:p>Stakeholder engagement</text:p>
          </table:table-cell>
          <table:table-cell/>
          <table:table-cell table:style-name="ce5" office:value-type="string">
            <text:p>Best Management Practices</text:p>
            <text:p>Other</text:p>
          </table:table-cell>
          <table:table-cell table:style-name="ce5" office:value-type="string">
            <text:p>BMP forestry</text:p>
            <text:p>Other</text:p>
          </table:table-cell>
          <table:table-cell table:style-name="ce5" office:value-type="string">
            <text:p>NTFP value added activities are being encouraged</text:p>
          </table:table-cell>
          <table:table-cell table:style-name="ce5" office:value-type="string">
            <text:p>Managing organization</text:p>
            <text:p>Other</text:p>
          </table:table-cell>
          <table:table-cell table:style-name="ce5" office:value-type="string">
            <text:p>Natural product extraction</text:p>
            <text:p>Agriculture</text:p>
          </table:table-cell>
          <table:table-cell table:style-name="ce5" office:value-type="string">
            <text:p>All</text:p>
          </table:table-cell>
          <table:table-cell table:style-name="ce5" office:value-type="string">
            <text:p>Non-profit</text:p>
            <text:p>Industrial/Corporate user</text:p>
          </table:table-cell>
          <table:table-cell table:style-name="ce5" office:value-type="string">
            <text:p>Other corporate</text:p>
            <text:p>Other NGO</text:p>
          </table:table-cell>
          <table:table-cell table:style-name="ce5" office:value-type="string">
            <text:p>Private land user</text:p>
            <text:p>Community/committee</text:p>
          </table:table-cell>
          <table:table-cell table:style-name="ce5" office:value-type="string">
            <text:p>Agriculture</text:p>
            <text:p>Forester</text:p>
            <text:p>Rancher</text:p>
            <text:p>Committee of stakeholders</text:p>
          </table:table-cell>
          <table:table-cell table:style-name="ce5" office:value-type="string">
            <text:p>No</text:p>
          </table:table-cell>
          <table:table-cell table:style-name="ce5" office:value-type="string">
            <text:p>Indigenous communities and are receiving the money from the NTFP goods and donors in order to prevent deforestation. <text:s/></text:p>
          </table:table-cell>
          <table:table-cell table:number-columns-repeated="969"/>
        </table:table-row>
        <table:table-row table:style-name="ro13">
          <table:table-cell office:value-type="float" office:value="118">
            <text:p>118</text:p>
          </table:table-cell>
          <table:table-cell table:style-name="ce3" office:value-type="string">
            <text:p>Midwest Reforestation</text:p>
          </table:table-cell>
          <table:table-cell table:style-name="ce3" office:value-type="string">
            <text:p>John Shuey</text:p>
          </table:table-cell>
          <table:table-cell table:style-name="ce3" office:value-type="string">
            <text:p>TNC</text:p>
          </table:table-cell>
          <table:table-cell table:style-name="ce3" office:value-type="string">
            <text:p>7 March 2007</text:p>
          </table:table-cell>
          <table:table-cell table:style-name="ce3" office:value-type="string">
            <text:p>None Reported</text:p>
          </table:table-cell>
          <table:table-cell table:style-name="ce3" office:value-type="string">
            <text:p>Indiana</text:p>
            <text:p>Ohio</text:p>
            <text:p>North America</text:p>
          </table:table-cell>
          <table:table-cell table:style-name="ce3" office:value-type="string">
            <text:p>Interior Low Plateau</text:p>
            <text:p>North Central Till Plain</text:p>
          </table:table-cell>
          <table:table-cell table:style-name="ce3" office:value-type="string">
            <text:p>2002</text:p>
          </table:table-cell>
          <table:table-cell table:style-name="ce3" office:value-type="string">
            <text:p>40 years</text:p>
          </table:table-cell>
          <table:table-cell table:style-name="ce3" office:value-type="string">
            <text:p>Ecosystem services</text:p>
          </table:table-cell>
          <table:table-cell table:style-name="ce3" office:value-type="string">
            <text:p>By phone</text:p>
          </table:table-cell>
          <table:table-cell table:style-name="ce5" office:value-type="string">
            <text:p>Rebecca Goldman</text:p>
          </table:table-cell>
          <table:table-cell table:style-name="ce5" office:value-type="string">
            <text:p>Habitat conversion</text:p>
            <text:p>Overharvest</text:p>
          </table:table-cell>
          <table:table-cell table:style-name="ce5" office:value-type="string">
            <text:p>Logging</text:p>
            <text:p>Housing and urban development</text:p>
          </table:table-cell>
          <table:table-cell table:style-name="ce5" office:value-type="string">
            <text:p>Reforestation for biodiversity preservation and enhancement and carbon sequestration and mitigation. <text:s text:c="2"/>TNC and partner organizations originally bought properties as core biodiversity reserves or as buffers to core reserves. <text:s/>Reforested lands were privately owned previously, and used primarily for row-crop agriculture.</text:p>
            <text:p/>
          </table:table-cell>
          <table:table-cell table:style-name="ce5" office:value-type="string">
            <text:p>Carbon sequestration</text:p>
          </table:table-cell>
          <table:table-cell table:style-name="ce5" office:value-type="string">
            <text:p>The land was purchased by TNC as a buffer to the core conservation area 7-8 years ago and was targeted to be reforested. <text:s/>They "sold" the idea via carbon credits to energy companies. <text:s/></text:p>
          </table:table-cell>
          <table:table-cell table:style-name="ce5" office:value-type="string">
            <text:p>Prairie Communities</text:p>
            <text:p>Forest communities</text:p>
          </table:table-cell>
          <table:table-cell table:style-name="ce5" office:value-type="string">
            <text:p>Forest community assemblages including interior breeding neo-tropicl migrants</text:p>
          </table:table-cell>
          <table:table-cell/>
          <table:table-cell table:style-name="ce5" office:value-type="string">
            <text:p>Local</text:p>
          </table:table-cell>
          <table:table-cell table:style-name="ce5" office:value-type="string">
            <text:p>Global</text:p>
          </table:table-cell>
          <table:table-cell table:style-name="ce5" office:value-type="string">
            <text:p>State</text:p>
            <text:p>Private nonprofit</text:p>
          </table:table-cell>
          <table:table-cell table:style-name="ce5" office:value-type="string">
            <text:p>State</text:p>
            <text:p>Private nonprofit</text:p>
          </table:table-cell>
          <table:table-cell table:style-name="ce5" office:value-type="string">
            <text:p>None</text:p>
          </table:table-cell>
          <table:table-cell table:style-name="ce5" office:value-type="string">
            <text:p>TNC originally bought the property as buffer to core biodiversity reserves. Was private land owners primarily agriculture. <text:s/>They bought the land in the late 90s with plans to eventually reforest. <text:s/>But land purchase was not part of this project. <text:s/></text:p>
          </table:table-cell>
          <table:table-cell table:style-name="ce5" office:value-type="string">
            <text:p>Native forest</text:p>
          </table:table-cell>
          <table:table-cell table:style-name="ce5" office:value-type="string">
            <text:p>Non-native grassland</text:p>
            <text:p>Converted</text:p>
          </table:table-cell>
          <table:table-cell table:style-name="ce5" office:value-type="string">
            <text:p>Native forest</text:p>
          </table:table-cell>
          <table:table-cell table:style-name="ce5" office:value-type="string">
            <text:p>Original land cover: deciduous, central hardwoods</text:p>
            <text:p>Pre project - pasture and agriculture</text:p>
            <text:p>Post project - reforested with deciduous, central hardwoods.</text:p>
          </table:table-cell>
          <table:table-cell table:style-name="ce5" office:value-type="string">
            <text:p>Commodity Crops</text:p>
            <text:p>Unsustainable grazing</text:p>
            <text:p>Abandoned</text:p>
          </table:table-cell>
          <table:table-cell table:style-name="ce5" office:value-type="string">
            <text:p>Nature reserve</text:p>
          </table:table-cell>
          <table:table-cell table:style-name="ce5" office:value-type="string">
            <text:p>Directly prior to the project the land was just abandoned agricultural land with decades long history of agriculture prior to reforestation. <text:s/>It had been used for intensive commodity crops and grazing a couple years prior to reforestation. <text:s/></text:p>
          </table:table-cell>
          <table:table-cell table:style-name="ce5" office:value-type="string">
            <text:p>Markets</text:p>
          </table:table-cell>
          <table:table-cell table:style-name="ce5" office:value-type="string">
            <text:p>Carbon market</text:p>
          </table:table-cell>
          <table:table-cell/>
          <table:table-cell table:style-name="ce5" office:value-type="string">
            <text:p>Carrot </text:p>
          </table:table-cell>
          <table:table-cell table:style-name="ce5" office:value-type="string">
            <text:p>TNC acquired the property at an earlier date but the money for this project is solely going to carbon credits NOT acquisition.</text:p>
            <text:p>The market is a carrot because the voluntary market provides an incentive for forest conservation.</text:p>
          </table:table-cell>
          <table:table-cell table:style-name="ce5" office:value-type="string">
            <text:p>Ownership rights</text:p>
            <text:p>Administration rights</text:p>
          </table:table-cell>
          <table:table-cell table:style-name="ce5" office:value-type="string">
            <text:p>Duke Energy now has the “rights” to claim any available carbon credits in perpetuity, and has “access rights” to the re-forested land for 40 years (access to monitor carbon in support of claiming credits)</text:p>
            <text:p/>
          </table:table-cell>
          <table:table-cell table:style-name="ce5" office:value-type="string">
            <text:p>None</text:p>
          </table:table-cell>
          <table:table-cell/>
          <table:table-cell table:style-name="ce5" office:value-type="string">
            <text:p>Restoration</text:p>
          </table:table-cell>
          <table:table-cell table:style-name="ce5" office:value-type="string">
            <text:p>Outplantings</text:p>
            <text:p>Regeneration</text:p>
            <text:p>Removing invasive species</text:p>
          </table:table-cell>
          <table:table-cell table:style-name="ce5" office:value-type="string">
            <text:p>Conservation activites- planting year old saplings of heavy masted species – oak, hickories. <text:s/>Once trees established, then allow other species to come in. <text:s/>Control undergrowth at first via mowing and herbicide. <text:s/>After that regenerate. <text:s/></text:p>
          </table:table-cell>
          <table:table-cell table:style-name="ce5" office:value-type="string">
            <text:p>Managing organization</text:p>
            <text:p>Government</text:p>
          </table:table-cell>
          <table:table-cell table:style-name="ce5" office:value-type="string">
            <text:p>Sustainable take recreation</text:p>
            <text:p>No take recreation</text:p>
          </table:table-cell>
          <table:table-cell table:style-name="ce5" office:value-type="string">
            <text:p>All</text:p>
          </table:table-cell>
          <table:table-cell table:style-name="ce5" office:value-type="string">
            <text:p>Industrial/Corporate user</text:p>
          </table:table-cell>
          <table:table-cell table:style-name="ce5" office:value-type="string">
            <text:p>Energy Company</text:p>
          </table:table-cell>
          <table:table-cell table:style-name="ce5" office:value-type="string">
            <text:p>Non profit</text:p>
            <text:p>Government</text:p>
          </table:table-cell>
          <table:table-cell table:style-name="ce5" office:value-type="string">
            <text:p>Implementing NGO</text:p>
            <text:p>Government</text:p>
          </table:table-cell>
          <table:table-cell table:style-name="ce5" office:value-type="string">
            <text:p>No</text:p>
          </table:table-cell>
          <table:table-cell table:style-name="ce5" office:value-type="string">
            <text:p>Duke Energy is paying for the reforestation of the land - the money goes to TNC who oversees the replanting on both their land and state land; TNC oversees contracts to implement reforestation on all land regardless of ownership</text:p>
            <text:p/>
          </table:table-cell>
          <table:table-cell table:number-columns-repeated="12"/>
          <table:table-cell table:style-name="ce5" office:value-type="string">
            <text:p><text:s text:c="2"/>Yes</text:p>
          </table:table-cell>
          <table:table-cell table:style-name="ce5" office:value-type="string">
            <text:p>No economic valuation done – Trexler established the baseline with the idea that could establish carbon sequestration after that. <text:s/></text:p>
          </table:table-cell>
          <table:table-cell table:style-name="ce5" office:value-type="string">
            <text:p><text:s text:c="2"/>Yes</text:p>
          </table:table-cell>
          <table:table-cell table:number-columns-repeated="14"/>
          <table:table-cell table:style-name="ce5" office:value-type="string">
            <text:p>No deforestation</text:p>
          </table:table-cell>
          <table:table-cell table:style-name="ce5" office:value-type="string">
            <text:p>Yearly</text:p>
          </table:table-cell>
          <table:table-cell table:number-columns-repeated="11"/>
          <table:table-cell table:style-name="ce5" office:value-type="string">
            <text:p>Ensuring there is no illegal logging occurring.</text:p>
            <text:p>Cinergy paid for 3 years then DNR absorbed</text:p>
          </table:table-cell>
          <table:table-cell table:number-columns-repeated="14"/>
          <table:table-cell table:style-name="ce5" office:value-type="string">
            <text:p><text:s text:c="2"/>Yes</text:p>
          </table:table-cell>
          <table:table-cell table:style-name="ce5" office:value-type="string">
            <text:p>Invasive species</text:p>
          </table:table-cell>
          <table:table-cell table:style-name="ce5" office:value-type="string">
            <text:p>Looked for annually</text:p>
          </table:table-cell>
          <table:table-cell table:number-columns-repeated="3"/>
          <table:table-cell table:style-name="ce5" office:value-type="string">
            <text:p>TNC</text:p>
          </table:table-cell>
          <table:table-cell table:number-columns-repeated="7"/>
          <table:table-cell table:style-name="ce5" office:value-type="string">
            <text:p>All the plantings (and the core reserves) are monitored for invasive species via each groups normal protocols. <text:s/>In TNC’s case, this gets logged into a GIS data base which tracks extent and density of invasive species, and tracks control activities as well</text:p>
          </table:table-cell>
          <table:table-cell table:style-name="ce5" office:value-type="string">
            <text:p>Carbon sequestration potential</text:p>
          </table:table-cell>
          <table:table-cell table:style-name="ce5" office:value-type="string">
            <text:p>Irregularly using Texler and Associates, Inc protocol</text:p>
          </table:table-cell>
          <table:table-cell table:number-columns-repeated="2"/>
          <table:table-cell table:style-name="ce5" office:value-type="string">
            <text:p>Irregular</text:p>
          </table:table-cell>
          <table:table-cell table:number-columns-repeated="32"/>
          <table:table-cell table:style-name="ce5" office:value-type="string">
            <text:p>about $650,000 from Duke Energy</text:p>
          </table:table-cell>
          <table:table-cell/>
          <table:table-cell table:style-name="ce5" office:value-type="string">
            <text:p>about 816,000</text:p>
          </table:table-cell>
          <table:table-cell/>
          <table:table-cell table:style-name="ce5" office:value-type="string">
            <text:p>1,200</text:p>
          </table:table-cell>
          <table:table-cell table:number-columns-repeated="855"/>
        </table:table-row>
        <table:table-row table:style-name="ro13">
          <table:table-cell office:value-type="float" office:value="119">
            <text:p>119</text:p>
          </table:table-cell>
          <table:table-cell table:style-name="ce3" office:value-type="string">
            <text:p>Bayou Pierre Carbon Project</text:p>
          </table:table-cell>
          <table:table-cell table:style-name="ce3" office:value-type="string">
            <text:p>Richard Martin</text:p>
          </table:table-cell>
          <table:table-cell table:style-name="ce3" office:value-type="string">
            <text:p>TNC</text:p>
          </table:table-cell>
          <table:table-cell table:style-name="ce3" office:value-type="string">
            <text:p>16 March 2007</text:p>
          </table:table-cell>
          <table:table-cell table:style-name="ce3" office:value-type="string">
            <text:p>None Reported</text:p>
          </table:table-cell>
          <table:table-cell table:style-name="ce3" office:value-type="string">
            <text:p>Louisiana</text:p>
            <text:p>North America</text:p>
          </table:table-cell>
          <table:table-cell table:style-name="ce3" office:value-type="string">
            <text:p>Upper West Gulf Coastal Plain</text:p>
          </table:table-cell>
          <table:table-cell table:style-name="ce3" office:value-type="string">
            <text:p>2004</text:p>
          </table:table-cell>
          <table:table-cell table:style-name="ce3" office:value-type="string">
            <text:p>100 years</text:p>
          </table:table-cell>
          <table:table-cell table:style-name="ce3" office:value-type="string">
            <text:p>Ecosystem services</text:p>
          </table:table-cell>
          <table:table-cell table:style-name="ce3" office:value-type="string">
            <text:p>By phone</text:p>
          </table:table-cell>
          <table:table-cell table:style-name="ce5" office:value-type="string">
            <text:p>Rebecca Goldman</text:p>
          </table:table-cell>
          <table:table-cell table:style-name="ce5" office:value-type="string">
            <text:p>Habitat conversion</text:p>
          </table:table-cell>
          <table:table-cell table:style-name="ce5" office:value-type="string">
            <text:p>Non-timber crops (ag)</text:p>
            <text:p>Dam and water management</text:p>
          </table:table-cell>
          <table:table-cell table:style-name="ce5" office:value-type="string">
            <text:p>Biodiversity important area- highly threatened. <text:s/>Want to add it to the nearby Wildlife preserve. <text:s/></text:p>
            <text:p>The Bayou Pierre area was ID'd as a priority region during ecoregional planning because it is a major sub watershed of Red River Region which is critical for health Red River valley. <text:s/>It is the most altered ecosystem in Louisiana. <text:s/></text:p>
          </table:table-cell>
          <table:table-cell table:style-name="ce5" office:value-type="string">
            <text:p>Carbon sequestration</text:p>
          </table:table-cell>
          <table:table-cell table:style-name="ce5" office:value-type="string">
            <text:p>PowerTree wants carbon credits from reforestation. PowerTree actually approached TNC about doing a project. <text:s/></text:p>
          </table:table-cell>
          <table:table-cell table:style-name="ce5" office:value-type="string">
            <text:p>Restore wetland habitats.</text:p>
            <text:p>Replant nuttal oak, water oak, willow oak, green ash, hackberry, sweet pecan, cypress, persimmon, sweet gum, honey locust.</text:p>
          </table:table-cell>
          <table:table-cell table:style-name="ce5" office:value-type="string">
            <text:p>Water fowls</text:p>
          </table:table-cell>
          <table:table-cell/>
          <table:table-cell table:style-name="ce5" office:value-type="string">
            <text:p>Local</text:p>
          </table:table-cell>
          <table:table-cell table:style-name="ce5" office:value-type="string">
            <text:p>Global</text:p>
          </table:table-cell>
          <table:table-cell table:style-name="ce5" office:value-type="string">
            <text:p>Individual private</text:p>
          </table:table-cell>
          <table:table-cell table:style-name="ce5" office:value-type="string">
            <text:p>Private nonprofit</text:p>
          </table:table-cell>
          <table:table-cell table:style-name="ce5" office:value-type="string">
            <text:p>Private to PNP</text:p>
          </table:table-cell>
          <table:table-cell table:style-name="ce5" office:value-type="string">
            <text:p>TNC used the value of the carbon to purchase the land and reforest it. <text:s/>PowerTree money covered the cost of the carbon generation and TNC put up the rest. <text:s/>Eventually land ownership will be moved from TNC to a qualified conservation organization - state, federal, or NGO</text:p>
          </table:table-cell>
          <table:table-cell table:style-name="ce5" office:value-type="string">
            <text:p>Native forest</text:p>
          </table:table-cell>
          <table:table-cell table:style-name="ce5" office:value-type="string">
            <text:p>Converted</text:p>
          </table:table-cell>
          <table:table-cell table:style-name="ce5" office:value-type="string">
            <text:p>Native forest</text:p>
          </table:table-cell>
          <table:table-cell table:style-name="ce5" office:value-type="string">
            <text:p>Original cover: bottomwood forest</text:p>
            <text:p>Target – bottomwood forest – replicate natural species composition and structure</text:p>
            <text:p>Pre-project - agriculture</text:p>
          </table:table-cell>
          <table:table-cell table:style-name="ce5" office:value-type="string">
            <text:p>Commodity Crops</text:p>
          </table:table-cell>
          <table:table-cell table:style-name="ce5" office:value-type="string">
            <text:p>Nature reserve</text:p>
          </table:table-cell>
          <table:table-cell table:style-name="ce5" office:value-type="string">
            <text:p>Long term protection of the land from continued agricultural use and/or from lying fallow.</text:p>
          </table:table-cell>
          <table:table-cell table:style-name="ce5" office:value-type="string">
            <text:p>Markets</text:p>
            <text:p>Rights Transfer</text:p>
          </table:table-cell>
          <table:table-cell table:style-name="ce5" office:value-type="string">
            <text:p>Carbon market</text:p>
            <text:p>Fee acquisitions</text:p>
          </table:table-cell>
          <table:table-cell/>
          <table:table-cell table:style-name="ce5" office:value-type="string">
            <text:p>Carrot </text:p>
          </table:table-cell>
          <table:table-cell table:style-name="ce5" office:value-type="string">
            <text:p>PowerTree is paying for reforestation based on potential worth of carbon credits. <text:s/>The value of the carbon credits is almost the value of the land area. <text:s/>TNC covered the rest. TNC will be reimbursed upon sale to a qualified conservation organization.</text:p>
          </table:table-cell>
          <table:table-cell table:style-name="ce5" office:value-type="string">
            <text:p>None</text:p>
          </table:table-cell>
          <table:table-cell/>
          <table:table-cell table:style-name="ce5" office:value-type="string">
            <text:p>None</text:p>
          </table:table-cell>
          <table:table-cell/>
          <table:table-cell table:style-name="ce5" office:value-type="string">
            <text:p>Restoration</text:p>
            <text:p>Preservation</text:p>
          </table:table-cell>
          <table:table-cell table:style-name="ce5" office:value-type="string">
            <text:p>Legal protection</text:p>
            <text:p>Reseeding</text:p>
            <text:p>Outplantings</text:p>
          </table:table-cell>
          <table:table-cell table:style-name="ce5" office:value-type="string">
            <text:p>Restoration of 20,000 acres but only 500 will be used in the carbon project. ESRI does the planting - PowerTree pays them to do this. <text:s/></text:p>
          </table:table-cell>
          <table:table-cell table:style-name="ce5" office:value-type="string">
            <text:p>Managing organization</text:p>
          </table:table-cell>
          <table:table-cell table:style-name="ce5" office:value-type="string">
            <text:p>No take recreation</text:p>
            <text:p>Sustainable take recreation</text:p>
          </table:table-cell>
          <table:table-cell table:style-name="ce5" office:value-type="string">
            <text:p>All</text:p>
          </table:table-cell>
          <table:table-cell table:style-name="ce5" office:value-type="string">
            <text:p>Industrial/Corporate user</text:p>
          </table:table-cell>
          <table:table-cell table:style-name="ce5" office:value-type="string">
            <text:p>Energy Company</text:p>
          </table:table-cell>
          <table:table-cell table:style-name="ce5" office:value-type="string">
            <text:p>Private land user</text:p>
            <text:p>Non profit</text:p>
          </table:table-cell>
          <table:table-cell table:style-name="ce5" office:value-type="string">
            <text:p>Implementing NGO</text:p>
            <text:p>Agriculture</text:p>
          </table:table-cell>
          <table:table-cell table:style-name="ce5" office:value-type="string">
            <text:p>No</text:p>
          </table:table-cell>
          <table:table-cell table:style-name="ce5" office:value-type="string">
            <text:p>Essentially TNC gets the money to purchase and reforest tracks of agricultural lands. <text:s/></text:p>
          </table:table-cell>
          <table:table-cell table:style-name="ce5" office:value-type="string">
            <text:p><text:s text:c="2"/>Yes</text:p>
          </table:table-cell>
          <table:table-cell table:style-name="ce5" office:value-type="string">
            <text:p>Pre-project</text:p>
          </table:table-cell>
          <table:table-cell table:style-name="ce5" office:value-type="string">
            <text:p>Value of Carbon so TNC knew what to charge PowerTree</text:p>
          </table:table-cell>
          <table:table-cell table:style-name="ce5" office:value-type="string">
            <text:p>Set fees</text:p>
          </table:table-cell>
          <table:table-cell table:style-name="ce5" office:value-type="string">
            <text:p>Simple</text:p>
          </table:table-cell>
          <table:table-cell table:style-name="ce5" office:value-type="string">
            <text:p>Carbon Sequestration</text:p>
          </table:table-cell>
          <table:table-cell table:style-name="ce5" office:value-type="string">
            <text:p>Economic valuation of the Carbon – value was projected. <text:s/>TNC took conservation projection 300 tons/acre and PowerTree wanted to use 450 tons – going to be more a conservative effort. <text:s/>Sold the carbon for about $2/ton in a lump sum payment – average amount</text:p>
          </table:table-cell>
          <table:table-cell table:number-columns-repeated="50"/>
          <table:table-cell table:style-name="ce5" office:value-type="string">
            <text:p><text:s text:c="2"/>Yes</text:p>
          </table:table-cell>
          <table:table-cell table:number-columns-repeated="14"/>
          <table:table-cell table:style-name="ce5" office:value-type="string">
            <text:p>Survivorship of trees</text:p>
          </table:table-cell>
          <table:table-cell table:number-columns-repeated="3"/>
          <table:table-cell table:style-name="ce5" office:value-type="string">
            <text:p>Every 5 years for 20 years</text:p>
          </table:table-cell>
          <table:table-cell table:style-name="ce5" office:value-type="string">
            <text:p>ESRI</text:p>
          </table:table-cell>
          <table:table-cell table:number-columns-repeated="7"/>
          <table:table-cell table:style-name="ce5" office:value-type="string">
            <text:p>PowerTree pays for planting and monitoring. <text:s/>Every 5 years for first 20 years monitored. <text:s/>Once know species composition and survivorship, can use growth models. <text:s/>Monitoring – some soil carbon, but mostly above ground. <text:s/></text:p>
          </table:table-cell>
          <table:table-cell table:number-columns-repeated="18"/>
          <table:table-cell table:style-name="ce5" office:value-type="string">
            <text:p>risks to organization and how can we be sure they are getting a fair price since there really is no market – is $2/ton OK? <text:s/>Cant’ give away anything of value so lots of internal discussions on how to value so contracted with an economist. </text:p>
          </table:table-cell>
          <table:table-cell table:number-columns-repeated="864"/>
        </table:table-row>
        <table:table-row table:style-name="ro18">
          <table:table-cell office:value-type="float" office:value="121">
            <text:p>121</text:p>
          </table:table-cell>
          <table:table-cell table:style-name="ce3" office:value-type="string">
            <text:p>Penobscot River</text:p>
          </table:table-cell>
          <table:table-cell table:style-name="ce3" office:value-type="string">
            <text:p>Tom Rumpf</text:p>
          </table:table-cell>
          <table:table-cell table:style-name="ce3" office:value-type="string">
            <text:p>TNC</text:p>
          </table:table-cell>
          <table:table-cell table:style-name="ce3" office:value-type="string">
            <text:p>22 March 2007</text:p>
          </table:table-cell>
          <table:table-cell table:style-name="ce3" office:value-type="string">
            <text:p>None Reported</text:p>
          </table:table-cell>
          <table:table-cell table:style-name="ce3" office:value-type="string">
            <text:p>Maine</text:p>
            <text:p>North America</text:p>
          </table:table-cell>
          <table:table-cell table:style-name="ce3" office:value-type="string">
            <text:p>North Atlantic Temperate Coastal Rivers</text:p>
          </table:table-cell>
          <table:table-cell table:style-name="ce3" office:value-type="string">
            <text:p>2004</text:p>
          </table:table-cell>
          <table:table-cell table:style-name="ce3" office:value-type="string">
            <text:p>None Reported</text:p>
          </table:table-cell>
          <table:table-cell table:style-name="ce3" office:value-type="string">
            <text:p>Ecosystem services</text:p>
          </table:table-cell>
          <table:table-cell table:style-name="ce3" office:value-type="string">
            <text:p>In person</text:p>
          </table:table-cell>
          <table:table-cell table:style-name="ce5" office:value-type="string">
            <text:p>Rebecca Goldman</text:p>
          </table:table-cell>
          <table:table-cell table:style-name="ce5" office:value-type="string">
            <text:p>Habitat conversion</text:p>
          </table:table-cell>
          <table:table-cell table:style-name="ce5" office:value-type="string">
            <text:p>Dam and water management</text:p>
          </table:table-cell>
          <table:table-cell table:style-name="ce5" office:value-type="string">
            <text:p>Create passage and spawning habitat for 11 diadromous fish species</text:p>
            <text:p>TNC joined the board of the Penobscot because this is one of the biggest freshwater initiatives in terms of species recovery throughout the US. <text:s/>Very significant for species improvement.</text:p>
          </table:table-cell>
          <table:table-cell table:style-name="ce5" office:value-type="string">
            <text:p>Fisheries</text:p>
            <text:p>Other cultural services</text:p>
            <text:p>Water quality</text:p>
            <text:p>Recreation</text:p>
          </table:table-cell>
          <table:table-cell table:style-name="ce5" office:value-type="string">
            <text:p>There is evidence to indicate that restoration could affect near shore marine fisheries in the Gulf of Maine such as the cod populations (used to have localized populations – might help re-create this affect). <text:s text:c="2"/>Millions of pounds of fish could be restored if this project functions. <text:s/>Additionally, there will be benefits to paddling and fishing and other recreation opportunities by providing more access to the river. <text:s/>There are other ES benefits such as anticipated water quality improvements and reopening of a 1000 miles of river habitat. <text:s/>Indian tribe also has spiritual and cultural connections to multiple fish species.</text:p>
          </table:table-cell>
          <table:table-cell table:style-name="ce5" office:value-type="string">
            <text:p>Restore about 1000 miles of river passage. <text:s/></text:p>
          </table:table-cell>
          <table:table-cell table:style-name="ce5" office:value-type="string">
            <text:p>Alewife, American eel, American shad, Atlantic Salmon, Atlantic sturgeon, Blueback herring, Rainbow smelt, Sea lamprey, Shortnose sturgeon, Striped bass, Tomcod</text:p>
          </table:table-cell>
          <table:table-cell/>
          <table:table-cell table:style-name="ce5" office:value-type="string">
            <text:p>Regional</text:p>
          </table:table-cell>
          <table:table-cell table:style-name="ce5" office:value-type="string">
            <text:p>Regional</text:p>
          </table:table-cell>
          <table:table-cell table:style-name="ce5" office:value-type="string">
            <text:p>Corporate</text:p>
          </table:table-cell>
          <table:table-cell table:style-name="ce5" office:value-type="string">
            <text:p>Private nonprofit</text:p>
          </table:table-cell>
          <table:table-cell table:style-name="ce5" office:value-type="string">
            <text:p>Corp to PNP</text:p>
          </table:table-cell>
          <table:table-cell table:style-name="ce5" office:value-type="string">
            <text:p>What is interesting here is it is the ownership of the dams that are changing. <text:s/>Right now it is corporately owned by PPL (a power utility company) but then it will be nonprofit owned and finally obliterated so there will be no ownership.</text:p>
            <text:p>The non profit will be the Penobscot River Restoration Trust which is a committee of stakeholders. <text:s/></text:p>
          </table:table-cell>
          <table:table-cell table:style-name="ce5" office:value-type="string">
            <text:p>Other</text:p>
          </table:table-cell>
          <table:table-cell table:style-name="ce5" office:value-type="string">
            <text:p>Converted</text:p>
          </table:table-cell>
          <table:table-cell table:style-name="ce5" office:value-type="string">
            <text:p>Other</text:p>
          </table:table-cell>
          <table:table-cell table:style-name="ce5" office:value-type="string">
            <text:p>As this is a freshwater project there is no land cover change - it is merely changing from a dammed river from to an un-dammed one. <text:s/></text:p>
            <text:p>"Converted" here means converted from its usual cycle. <text:s/></text:p>
          </table:table-cell>
          <table:table-cell table:style-name="ce5" office:value-type="string">
            <text:p>Other use</text:p>
          </table:table-cell>
          <table:table-cell table:style-name="ce5" office:value-type="string">
            <text:p>Recreational open space</text:p>
          </table:table-cell>
          <table:table-cell table:style-name="ce5" office:value-type="string">
            <text:p>The land use really has been from hydropower to recreational and cultural uses. <text:s/></text:p>
          </table:table-cell>
          <table:table-cell table:style-name="ce5" office:value-type="string">
            <text:p>Rights Transfer</text:p>
          </table:table-cell>
          <table:table-cell table:style-name="ce5" office:value-type="string">
            <text:p>Fee acquisitions</text:p>
          </table:table-cell>
          <table:table-cell/>
          <table:table-cell table:style-name="ce5" office:value-type="string">
            <text:p>Neither</text:p>
          </table:table-cell>
          <table:table-cell table:style-name="ce5" office:value-type="string">
            <text:p>Purchasing of the dam.</text:p>
          </table:table-cell>
          <table:table-cell table:style-name="ce5" office:value-type="string">
            <text:p>Ownership rights</text:p>
          </table:table-cell>
          <table:table-cell table:style-name="ce5" office:value-type="string">
            <text:p>By federal decree the ownership of the dam will change hands. <text:s/>There is also permitting that needs to be done - <text:s/>this is the permitting that needs to be done for the dams to be taken down – need to get the paperwork, fieldwork done – needs to address the issues of sedimentation, water flow change, effects on historical and archeological effects among many things. <text:s/>Ownership is not sufficient.</text:p>
          </table:table-cell>
          <table:table-cell table:style-name="ce5" office:value-type="string">
            <text:p>Education and outreach</text:p>
            <text:p>Meetings</text:p>
            <text:p>Community forums</text:p>
            <text:p>Communications</text:p>
          </table:table-cell>
          <table:table-cell table:style-name="ce5" office:value-type="string">
            <text:p>Engaging with the community and communicating the process and outcomes of the project is a major focus for the project. The Trust hired an outreach coordinator. <text:s/>She was hired by the trust to reach out to local communities mainly via meetings to ID particular issues about dam removal and restoration work. They have been doing such outreach efforts for about two years. <text:s/></text:p>
            <text:p>The Trust has participated in over 100 events and presented to about 100 different groups. <text:s/>Taking college classes touring the Veazie dam and panel discussions with Univ of Maine presented at SCB.</text:p>
          </table:table-cell>
          <table:table-cell table:style-name="ce5" office:value-type="string">
            <text:p>Restoration</text:p>
          </table:table-cell>
          <table:table-cell table:style-name="ce5" office:value-type="string">
            <text:p>Restoring channel flow</text:p>
          </table:table-cell>
          <table:table-cell table:style-name="ce5" office:value-type="string">
            <text:p>Restoration of flow by removal of dams. Two stage process. <text:s/>First is the purchase. <text:s/>Then second part is working with the Army Corp to remove the dam and create a bypass around another dam. <text:s/>There also is a third part that states that the environmental organizations will have to support PPL upgrades to other dams.</text:p>
          </table:table-cell>
          <table:table-cell table:style-name="ce5" office:value-type="string">
            <text:p>Other</text:p>
          </table:table-cell>
          <table:table-cell table:style-name="ce5" office:value-type="string">
            <text:p>Sustainable take recreation</text:p>
            <text:p>No take recreation</text:p>
          </table:table-cell>
          <table:table-cell table:style-name="ce5" office:value-type="string">
            <text:p>All water users</text:p>
          </table:table-cell>
          <table:table-cell table:style-name="ce5" office:value-type="string">
            <text:p>Committee/Community</text:p>
            <text:p>Non-profit</text:p>
          </table:table-cell>
          <table:table-cell table:style-name="ce5" office:value-type="string">
            <text:p>Committee of stakeholders</text:p>
            <text:p>Other NGO</text:p>
            <text:p>Implementing NGO</text:p>
          </table:table-cell>
          <table:table-cell table:style-name="ce5" office:value-type="string">
            <text:p>Industrial/corporate</text:p>
          </table:table-cell>
          <table:table-cell table:style-name="ce5" office:value-type="string">
            <text:p>Energy Company</text:p>
          </table:table-cell>
          <table:table-cell table:style-name="ce5" office:value-type="string">
            <text:p>No</text:p>
          </table:table-cell>
          <table:table-cell table:style-name="ce5" office:value-type="string">
            <text:p>A committee of stakeholders came together to raise money to pay for the dam. <text:s/>The committee is callled the Penobscot River Restoration Trust which consists of the: Atlantic Salmon Federation, Penobscot Indian Nation, Natural Resources Council of Maine, TNC, Trout Unlimited, American Rivers, Maine Audubon</text:p>
          </table:table-cell>
          <table:table-cell table:number-columns-repeated="57"/>
          <table:table-cell table:style-name="ce5" office:value-type="string">
            <text:p><text:s text:c="2"/>Yes</text:p>
          </table:table-cell>
          <table:table-cell table:number-columns-repeated="13"/>
          <table:table-cell table:style-name="ce5" office:value-type="string">
            <text:p>Nothing has yet been officially decided but the Trust is trying to determine how to create a Penobscot River Science Committee which will consist of scientists and environmental groups to determine what to monitor and how often - look at fish, mussels, et</text:p>
          </table:table-cell>
          <table:table-cell table:number-columns-repeated="13"/>
          <table:table-cell table:style-name="ce5" office:value-type="string">
            <text:p>Monitoring also has to be done for the regulatory process - for example, the Historic Preservation Commission wants to make sure that archeological components of the project are safe. <text:s/></text:p>
          </table:table-cell>
          <table:table-cell table:number-columns-repeated="883"/>
        </table:table-row>
        <table:table-row table:style-name="ro12">
          <table:table-cell office:value-type="float" office:value="122">
            <text:p>122</text:p>
          </table:table-cell>
          <table:table-cell table:style-name="ce3" office:value-type="string">
            <text:p>Lower Mississippi River</text:p>
          </table:table-cell>
          <table:table-cell table:style-name="ce3" office:value-type="string">
            <text:p>Lee Moore</text:p>
          </table:table-cell>
          <table:table-cell table:style-name="ce3" office:value-type="string">
            <text:p>TNC</text:p>
          </table:table-cell>
          <table:table-cell table:style-name="ce3" office:value-type="string">
            <text:p>20 March 2007</text:p>
          </table:table-cell>
          <table:table-cell table:style-name="ce3" office:value-type="string">
            <text:p>None Reported</text:p>
          </table:table-cell>
          <table:table-cell table:style-name="ce3" office:value-type="string">
            <text:p>Lower Mississippi Valley</text:p>
            <text:p>North America</text:p>
          </table:table-cell>
          <table:table-cell table:style-name="ce3" office:value-type="string">
            <text:p>None Reported</text:p>
          </table:table-cell>
          <table:table-cell table:style-name="ce3" office:value-type="string">
            <text:p>2006</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Rebecca Goldman</text:p>
          </table:table-cell>
          <table:table-cell table:style-name="ce5" office:value-type="string">
            <text:p>Habitat conversion</text:p>
          </table:table-cell>
          <table:table-cell table:style-name="ce5" office:value-type="string">
            <text:p>Non-timber crops (ag)</text:p>
            <text:p>Dam and water management</text:p>
          </table:table-cell>
          <table:table-cell table:style-name="ce5" office:value-type="string">
            <text:p>Map, value, and create incentives for ES provision from private landscapes to better conserve wetlands since the WRP is not sufficient in the area and the area is highly threatened. <text:s/></text:p>
            <text:p>TNC recognizes that their approach to conservation in the past has been to buy land, but now they are interested in creating ES markets and new approaches to conservation.</text:p>
          </table:table-cell>
          <table:table-cell table:style-name="ce5" office:value-type="string">
            <text:p>Water quality</text:p>
            <text:p>Flood mitigation</text:p>
            <text:p>Soil Stabilization</text:p>
            <text:p>Carbon sequestration</text:p>
          </table:table-cell>
          <table:table-cell table:style-name="ce5" office:value-type="string">
            <text:p>Irrigation water quality </text:p>
            <text:p>Values/ecosystem services associated with restored wetlands.</text:p>
            <text:p>Alluvial forests filter sediment, nutrients, and toxic substances, thereby modifying the water that flows through them and improving downstream water quality. Forested wetlands store water during severe floods, reducing flood crests and flood water velocities</text:p>
          </table:table-cell>
          <table:table-cell table:style-name="ce5" office:value-type="string">
            <text:p>Wetland habitat</text:p>
          </table:table-cell>
          <table:table-cell table:style-name="ce5" office:value-type="string">
            <text:p>Ivory billed woodpecker </text:p>
          </table:table-cell>
          <table:table-cell/>
          <table:table-cell table:style-name="ce5" office:value-type="string">
            <text:p>Regional</text:p>
          </table:table-cell>
          <table:table-cell table:style-name="ce5" office:value-type="string">
            <text:p>Global</text:p>
          </table:table-cell>
          <table:table-cell table:style-name="ce5" office:value-type="string">
            <text:p>Individual private</text:p>
          </table:table-cell>
          <table:table-cell table:style-name="ce5" office:value-type="string">
            <text:p>Individual private</text:p>
          </table:table-cell>
          <table:table-cell table:style-name="ce5" office:value-type="string">
            <text:p>None</text:p>
          </table:table-cell>
          <table:table-cell/>
          <table:table-cell table:style-name="ce5" office:value-type="string">
            <text:p>Native forest</text:p>
            <text:p>Wetland</text:p>
          </table:table-cell>
          <table:table-cell table:style-name="ce5" office:value-type="string">
            <text:p>Converted</text:p>
            <text:p>Wetland</text:p>
          </table:table-cell>
          <table:table-cell table:style-name="ce5" office:value-type="string">
            <text:p>Mixed forest</text:p>
            <text:p>Wetland</text:p>
            <text:p>Converted</text:p>
          </table:table-cell>
          <table:table-cell table:style-name="ce5" office:value-type="string">
            <text:p>Originally: Bottom land forest and forested wetlands</text:p>
            <text:p>Pre project: fields of cotton, rice, and soybeans </text:p>
          </table:table-cell>
          <table:table-cell table:style-name="ce5" office:value-type="string">
            <text:p>Commodity Crops</text:p>
            <text:p>Primary forest clearing</text:p>
          </table:table-cell>
          <table:table-cell table:style-name="ce5" office:value-type="string">
            <text:p>Sustainable agriculture</text:p>
          </table:table-cell>
          <table:table-cell table:style-name="ce5" office:value-type="string">
            <text:p>Encouraging use of wetlands in agriculture to act as filtration mechanisms</text:p>
          </table:table-cell>
          <table:table-cell table:style-name="ce5" office:value-type="string">
            <text:p>Markets</text:p>
            <text:p>Subsidy</text:p>
          </table:table-cell>
          <table:table-cell table:style-name="ce5" office:value-type="string">
            <text:p>Wetland mitigation market</text:p>
            <text:p>Habitat banking market</text:p>
            <text:p>Carbon market</text:p>
            <text:p>Water quality market</text:p>
            <text:p>New subsidy</text:p>
            <text:p>Redistribution of subsidy</text:p>
          </table:table-cell>
          <table:table-cell/>
          <table:table-cell table:style-name="ce5" office:value-type="string">
            <text:p>Carrot </text:p>
          </table:table-cell>
          <table:table-cell table:style-name="ce5" office:value-type="string">
            <text:p>Markets not yet established but what working towards.</text:p>
          </table:table-cell>
          <table:table-cell table:style-name="ce5" office:value-type="string">
            <text:p>New subsidy</text:p>
            <text:p>Redistribute subsidy</text:p>
          </table:table-cell>
          <table:table-cell table:style-name="ce5" office:value-type="string">
            <text:p>Want to influence subsidy programs to encourage sustainable land use practices. </text:p>
          </table:table-cell>
          <table:table-cell table:style-name="ce5" office:value-type="string">
            <text:p>Education and outreach</text:p>
            <text:p>Meetings</text:p>
            <text:p>Workshops</text:p>
          </table:table-cell>
          <table:table-cell/>
          <table:table-cell table:style-name="ce5" office:value-type="string">
            <text:p>Restoration</text:p>
            <text:p>Research</text:p>
            <text:p>Best Management Practices</text:p>
          </table:table-cell>
          <table:table-cell table:style-name="ce5" office:value-type="string">
            <text:p>Regeneration</text:p>
            <text:p>Reseeding</text:p>
            <text:p>Restoring channel flow</text:p>
            <text:p>Research</text:p>
            <text:p>Pilot/demonstration</text:p>
            <text:p>Mapping</text:p>
            <text:p>BMP agriculture</text:p>
          </table:table-cell>
          <table:table-cell table:style-name="ce5" office:value-type="string">
            <text:p>Demonstrating integrated watershed management plans for two locations in the Lower Mississippi Valley as examples to show tools to actually demonstrate on-the-ground implementation. Explore best management practices on these lands and on a couple farms. <text:s/></text:p>
          </table:table-cell>
          <table:table-cell table:style-name="ce5" office:value-type="string">
            <text:p>Partner organization</text:p>
            <text:p>Managing organization</text:p>
          </table:table-cell>
          <table:table-cell table:style-name="ce5" office:value-type="string">
            <text:p>Agriculture</text:p>
          </table:table-cell>
          <table:table-cell table:style-name="ce5" office:value-type="string">
            <text:p>All water users</text:p>
            <text:p>All</text:p>
          </table:table-cell>
          <table:table-cell table:style-name="ce5" office:value-type="string">
            <text:p>Non-profit</text:p>
            <text:p>Tax payer</text:p>
          </table:table-cell>
          <table:table-cell table:style-name="ce5" office:value-type="string">
            <text:p>Federal tax payers</text:p>
            <text:p>Other NGO</text:p>
            <text:p>Implementing NGO</text:p>
          </table:table-cell>
          <table:table-cell table:style-name="ce5" office:value-type="string">
            <text:p>Private land user</text:p>
          </table:table-cell>
          <table:table-cell table:style-name="ce5" office:value-type="string">
            <text:p>Agriculture</text:p>
            <text:p>Other private landowners/users</text:p>
          </table:table-cell>
          <table:table-cell table:style-name="ce5" office:value-type="string">
            <text:p>No</text:p>
          </table:table-cell>
          <table:table-cell table:style-name="ce5" office:value-type="string">
            <text:p>Idea is to create new subsidies and markets for providers to get paid by users. TNC and partners are raising money to be able to do the pilot project and participating landowners will be compensated for their participation. <text:s/>The idea in the end is to set up a market so that users pay producers for services but that is not up and running yet. <text:s/></text:p>
          </table:table-cell>
          <table:table-cell table:style-name="ce5" office:value-type="string">
            <text:p><text:s text:c="2"/>Yes</text:p>
          </table:table-cell>
          <table:table-cell table:style-name="ce5" office:value-type="string">
            <text:p>Pre-project</text:p>
          </table:table-cell>
          <table:table-cell table:style-name="ce5" office:value-type="string">
            <text:p>Set value for ecosystem services involved</text:p>
          </table:table-cell>
          <table:table-cell table:style-name="ce5" office:value-type="string">
            <text:p>Set fees</text:p>
            <text:p>Motivate legislation</text:p>
            <text:p>Change land user practice</text:p>
            <text:p>Redirect money to conservation</text:p>
          </table:table-cell>
          <table:table-cell table:style-name="ce5" office:value-type="string">
            <text:p>Contingent valuation (WTP)</text:p>
            <text:p>General revealed preference</text:p>
          </table:table-cell>
          <table:table-cell table:style-name="ce5" office:value-type="string">
            <text:p>Domestic water quality</text:p>
            <text:p>Agriculture water quality</text:p>
            <text:p>Recreation water quality</text:p>
            <text:p>Flood mitigation</text:p>
            <text:p>Carbon Sequestration</text:p>
            <text:p>Nutrient trading</text:p>
            <text:p>Soil stability</text:p>
          </table:table-cell>
          <table:table-cell table:style-name="ce5" office:value-type="string">
            <text:p>The whole project purpose, at least for Duke UNiversity, is to try to quantify the value of ecosystem services coming from well managed agricultural landscapes (those with forested wetlands, for example). <text:s/>Using markets (for nutrients and carbon for examp</text:p>
          </table:table-cell>
          <table:table-cell table:style-name="ce5" office:value-type="string">
            <text:p><text:s text:c="2"/>Yes</text:p>
          </table:table-cell>
          <table:table-cell table:style-name="ce5" office:value-type="string">
            <text:p>Pre-project</text:p>
          </table:table-cell>
          <table:table-cell table:style-name="ce5" office:value-type="string">
            <text:p>Want to do a detailed look at the policies and incentives that affect agriculture to see how the transition into ecosystem service policies without stepping on toes and how it might work. <text:s/></text:p>
          </table:table-cell>
          <table:table-cell table:style-name="ce5" office:value-type="string">
            <text:p>Motivate legislation</text:p>
            <text:p>ID policy to target</text:p>
            <text:p>Reveal need for policy change</text:p>
          </table:table-cell>
          <table:table-cell table:number-columns-repeated="46"/>
          <table:table-cell table:style-name="ce5" office:value-type="string">
            <text:p><text:s text:c="2"/>Yes</text:p>
          </table:table-cell>
          <table:table-cell table:number-columns-repeated="14"/>
          <table:table-cell table:style-name="ce5" office:value-type="string">
            <text:p>Water quality in Cache River</text:p>
          </table:table-cell>
          <table:table-cell table:style-name="ce5" office:value-type="string">
            <text:p>Sediment entry recorded via cross-sectional analysis of the river</text:p>
          </table:table-cell>
          <table:table-cell table:style-name="ce5" office:value-type="string">
            <text:p>Throughout river</text:p>
          </table:table-cell>
          <table:table-cell table:style-name="ce5" office:value-type="string">
            <text:p>2004</text:p>
          </table:table-cell>
          <table:table-cell table:style-name="ce5" office:value-type="string">
            <text:p>continuous</text:p>
          </table:table-cell>
          <table:table-cell table:style-name="ce5" office:value-type="string">
            <text:p>State Natural Resource Commission</text:p>
          </table:table-cell>
          <table:table-cell table:number-columns-repeated="4"/>
          <table:table-cell table:style-name="ce5" office:value-type="string">
            <text:p>EPA Grant 319</text:p>
          </table:table-cell>
          <table:table-cell table:style-name="ce5" office:value-type="string">
            <text:p>EPA Grant 319</text:p>
          </table:table-cell>
          <table:table-cell table:number-columns-repeated="885"/>
        </table:table-row>
        <table:table-row table:style-name="ro18">
          <table:table-cell office:value-type="float" office:value="123">
            <text:p>123</text:p>
          </table:table-cell>
          <table:table-cell table:style-name="ce3" office:value-type="string">
            <text:p>Amboro-Carrasco Conservation Unit</text:p>
          </table:table-cell>
          <table:table-cell table:style-name="ce3" office:value-type="string">
            <text:p>Cole Genge</text:p>
          </table:table-cell>
          <table:table-cell table:style-name="ce3" office:value-type="string">
            <text:p>TNC</text:p>
          </table:table-cell>
          <table:table-cell table:style-name="ce3" office:value-type="string">
            <text:p>30 May 2007</text:p>
          </table:table-cell>
          <table:table-cell table:style-name="ce3" office:value-type="string">
            <text:p>None Reported</text:p>
          </table:table-cell>
          <table:table-cell table:style-name="ce3" office:value-type="string">
            <text:p>Bolivia</text:p>
            <text:p>South America</text:p>
          </table:table-cell>
          <table:table-cell table:style-name="ce3" office:value-type="string">
            <text:p>the Bolivian Yungas and Southwest Amazon Forest and also Wet Puna and Bolivian Montane Dry Forest</text:p>
          </table:table-cell>
          <table:table-cell table:style-name="ce3" office:value-type="string">
            <text:p>1997</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Rebecca Goldman</text:p>
          </table:table-cell>
          <table:table-cell table:style-name="ce5" office:value-type="string">
            <text:p>Habitat conversion</text:p>
            <text:p>Overharvest</text:p>
          </table:table-cell>
          <table:table-cell table:style-name="ce5" office:value-type="string">
            <text:p>Non-timber crops (ag)</text:p>
            <text:p>Recreational activities</text:p>
            <text:p>Logging</text:p>
            <text:p>Roads and service corridors</text:p>
          </table:table-cell>
          <table:table-cell table:style-name="ce5" office:value-type="string">
            <text:p>Technical assistance to enhance the capacity of local communities in the area to protect the park and earn income and livelihood from the park. <text:s/></text:p>
          </table:table-cell>
          <table:table-cell table:style-name="ce5" office:value-type="string">
            <text:p>Flood mitigation</text:p>
            <text:p>Recreation</text:p>
          </table:table-cell>
          <table:table-cell table:style-name="ce5" office:value-type="string">
            <text:p>The first idea was to establish a major ecotourism venture but government disallowed a user fee. <text:s/>Still trying to diversify the tourism amenities so can capitalize on it.</text:p>
            <text:p>Park was not well taken care by communities, park not well recognized, until last couple of years when had major floods - now take care of it to prevent flooding. <text:s/></text:p>
          </table:table-cell>
          <table:table-cell/>
          <table:table-cell table:style-name="ce5" office:value-type="string">
            <text:p>Blue-horned Currasow</text:p>
            <text:p>Fern capital of the world</text:p>
          </table:table-cell>
          <table:table-cell table:style-name="ce5" office:value-type="string">
            <text:p>Providing training and capacity</text:p>
          </table:table-cell>
          <table:table-cell table:style-name="ce5" office:value-type="string">
            <text:p>Regional</text:p>
          </table:table-cell>
          <table:table-cell table:style-name="ce5" office:value-type="string">
            <text:p>Regional</text:p>
          </table:table-cell>
          <table:table-cell table:style-name="ce5" office:value-type="string">
            <text:p>Indigenous</text:p>
            <text:p>Individual private</text:p>
            <text:p>Federal </text:p>
          </table:table-cell>
          <table:table-cell table:style-name="ce5" office:value-type="string">
            <text:p>Federal </text:p>
            <text:p>Individual private</text:p>
            <text:p>Indigenous</text:p>
          </table:table-cell>
          <table:table-cell table:style-name="ce5" office:value-type="string">
            <text:p>None</text:p>
          </table:table-cell>
          <table:table-cell table:style-name="ce5" office:value-type="string">
            <text:p>Land ownership is a bit complex. <text:s/>The National Park is federally owned but was and continues to be a <text:s/>bit of a paper park. <text:s/>Many of the old mining communities shifted to growing coca in the region and remain in the park despite it being illegal. <text:s/>The surrounding communities also continue to live and use the buffer zone despite clear ownership title - there can be 15 owners for the same piece of land. <text:s/>TNC is not trying to resolve this problem but more working with community to build capacity to take care of the Park. <text:s/></text:p>
          </table:table-cell>
          <table:table-cell table:style-name="ce5" office:value-type="string">
            <text:p>Native forest</text:p>
            <text:p>Native grassland</text:p>
          </table:table-cell>
          <table:table-cell table:style-name="ce5" office:value-type="string">
            <text:p>Converted</text:p>
            <text:p>Native forest</text:p>
            <text:p>Native grassland</text:p>
          </table:table-cell>
          <table:table-cell table:style-name="ce5" office:value-type="string">
            <text:p>Converted</text:p>
            <text:p>Native grassland</text:p>
            <text:p>Native forest</text:p>
          </table:table-cell>
          <table:table-cell table:style-name="ce5" office:value-type="string">
            <text:p>Original land cover: Broadleaf Moist Forest (predominant) and High Grassland</text:p>
            <text:p>Pre project: Coca in the National Park, agriculture outside</text:p>
          </table:table-cell>
          <table:table-cell table:style-name="ce5" office:value-type="string">
            <text:p>Subsistence farming</text:p>
            <text:p>Other crops</text:p>
          </table:table-cell>
          <table:table-cell table:style-name="ce5" office:value-type="string">
            <text:p>Nature reserve</text:p>
            <text:p>Other crops</text:p>
            <text:p>Subsistence farming</text:p>
          </table:table-cell>
          <table:table-cell/>
          <table:table-cell table:style-name="ce5" office:value-type="string">
            <text:p>None</text:p>
          </table:table-cell>
          <table:table-cell table:style-name="ce5" office:value-type="string">
            <text:p>None</text:p>
          </table:table-cell>
          <table:table-cell table:number-columns-repeated="3"/>
          <table:table-cell table:style-name="ce5" office:value-type="string">
            <text:p>New fee</text:p>
          </table:table-cell>
          <table:table-cell table:style-name="ce5" office:value-type="string">
            <text:p>TNC and partners were working at the National level (vice ministry of tourism and environment) to ensure policy framework was open to having an entrance fee program. <text:s/>Even though the fee is not implemented the structure is there. <text:s/></text:p>
          </table:table-cell>
          <table:table-cell table:style-name="ce5" office:value-type="string">
            <text:p>Education and outreach</text:p>
            <text:p>Communications</text:p>
          </table:table-cell>
          <table:table-cell table:style-name="ce5" office:value-type="string">
            <text:p>Strong environmental education and communication program – really that’s been the key to making the changes – working through local spokespeople – radio stations, promoting environmental education informally – women, youth, children because sustain community (men tend to migrate)</text:p>
            <text:p>Worked with music and the arts – had tremendous success especially in areas of high coca growing.</text:p>
            <text:p/>
          </table:table-cell>
          <table:table-cell table:style-name="ce5" office:value-type="string">
            <text:p>Preservation</text:p>
            <text:p>Other</text:p>
          </table:table-cell>
          <table:table-cell table:style-name="ce5" office:value-type="string">
            <text:p>Legal protection</text:p>
            <text:p>Tourism infrastructure</text:p>
          </table:table-cell>
          <table:table-cell table:style-name="ce5" office:value-type="string">
            <text:p>Hiring and training park guards is a major preservation component. <text:s/>They are working in park administration. Training them how to run lodges to be open to tourists.</text:p>
          </table:table-cell>
          <table:table-cell table:style-name="ce5" office:value-type="string">
            <text:p>Partner organization</text:p>
          </table:table-cell>
          <table:table-cell table:style-name="ce5" office:value-type="string">
            <text:p>Agriculture</text:p>
            <text:p>No take recreation</text:p>
          </table:table-cell>
          <table:table-cell table:style-name="ce5" office:value-type="string">
            <text:p>Floodplain occupants</text:p>
            <text:p>Recreation users</text:p>
          </table:table-cell>
          <table:table-cell table:style-name="ce5" office:value-type="string">
            <text:p>Non-profit</text:p>
            <text:p>Domestic User</text:p>
          </table:table-cell>
          <table:table-cell table:style-name="ce5" office:value-type="string">
            <text:p>Other NGO</text:p>
            <text:p>Implementing NGO</text:p>
            <text:p>Recreation users</text:p>
          </table:table-cell>
          <table:table-cell table:style-name="ce5" office:value-type="string">
            <text:p>Community/committee</text:p>
            <text:p>Private land user</text:p>
            <text:p/>
          </table:table-cell>
          <table:table-cell table:style-name="ce5" office:value-type="string">
            <text:p>Agriculture</text:p>
            <text:p>Other private landowners/users</text:p>
            <text:p>Committee of stakeholders</text:p>
          </table:table-cell>
          <table:table-cell table:style-name="ce5" office:value-type="string">
            <text:p>No</text:p>
          </table:table-cell>
          <table:table-cell table:style-name="ce5" office:value-type="string">
            <text:p>The NGOs are trying to implement a user fee program, but even without it they are building capacity so that recreation users have to pay for visits and the money will be reinvested in the community. <text:s/></text:p>
          </table:table-cell>
          <table:table-cell table:number-columns-repeated="969"/>
        </table:table-row>
        <table:table-row table:style-name="ro5">
          <table:table-cell office:value-type="float" office:value="124">
            <text:p>124</text:p>
          </table:table-cell>
          <table:table-cell table:style-name="ce3" office:value-type="string">
            <text:p>Atitlan Volcanoes</text:p>
          </table:table-cell>
          <table:table-cell table:style-name="ce3" office:value-type="string">
            <text:p>Jorge Cardona</text:p>
          </table:table-cell>
          <table:table-cell table:style-name="ce3" office:value-type="string">
            <text:p>TNC</text:p>
          </table:table-cell>
          <table:table-cell table:style-name="ce3" office:value-type="string">
            <text:p>16 May 2007</text:p>
          </table:table-cell>
          <table:table-cell table:style-name="ce3" office:value-type="string">
            <text:p>None Reported</text:p>
          </table:table-cell>
          <table:table-cell table:style-name="ce3" office:value-type="string">
            <text:p>Guatemala</text:p>
            <text:p>Central America</text:p>
          </table:table-cell>
          <table:table-cell table:style-name="ce3" office:value-type="string">
            <text:p>None Reported</text:p>
          </table:table-cell>
          <table:table-cell table:style-name="ce3" office:value-type="string">
            <text:p>2001</text:p>
          </table:table-cell>
          <table:table-cell table:style-name="ce3" office:value-type="string">
            <text:p>perpetual</text:p>
          </table:table-cell>
          <table:table-cell table:style-name="ce3" office:value-type="string">
            <text:p>Ecosystem services</text:p>
          </table:table-cell>
          <table:table-cell table:style-name="ce3" office:value-type="string">
            <text:p>In person</text:p>
          </table:table-cell>
          <table:table-cell table:style-name="ce5" office:value-type="string">
            <text:p>Rebecca Goldman</text:p>
          </table:table-cell>
          <table:table-cell table:style-name="ce5" office:value-type="string">
            <text:p>Habitat conversion</text:p>
          </table:table-cell>
          <table:table-cell table:style-name="ce5" office:value-type="string">
            <text:p>Non-timber crops (ag)</text:p>
            <text:p>Fire </text:p>
          </table:table-cell>
          <table:table-cell table:style-name="ce5" office:value-type="string">
            <text:p>Create ecotourism or other economic park and reserves around the volcanoes and connect the volcanoes with a wildlife friendly corridor</text:p>
            <text:p>Area of high biodiversity under threat of agricultural conversion</text:p>
            <text:p/>
          </table:table-cell>
          <table:table-cell table:style-name="ce5" office:value-type="string">
            <text:p>Recreation</text:p>
          </table:table-cell>
          <table:table-cell table:style-name="ce5" office:value-type="string">
            <text:p>Ecotourism project. <text:s/>Communities are incredibly poor and tourism was happening anyway. <text:s/>Building the capacity for recreation will help with community-based development. <text:s/></text:p>
          </table:table-cell>
          <table:table-cell table:style-name="ce5" office:value-type="string">
            <text:p>broadleaf cloud forest, pine-oak forests and tropical pine forests</text:p>
            <text:p>Volcanoes are islands of biodiversity</text:p>
          </table:table-cell>
          <table:table-cell table:style-name="ce5" office:value-type="string">
            <text:p>Tanagers</text:p>
            <text:p>Quetzal and horned guan</text:p>
            <text:p>neotropical migratory birds</text:p>
            <text:p>Highland margay </text:p>
          </table:table-cell>
          <table:table-cell table:style-name="ce5" office:value-type="string">
            <text:p>Area is very poor and ecotourism offers revenue for the town. The park will help with this based on three outcomes: certified coffee, tourism money, and money from forest law - all to help one of the poorest areas</text:p>
          </table:table-cell>
          <table:table-cell table:style-name="ce5" office:value-type="string">
            <text:p>Local</text:p>
          </table:table-cell>
          <table:table-cell table:style-name="ce5" office:value-type="string">
            <text:p>Local</text:p>
          </table:table-cell>
          <table:table-cell table:style-name="ce5" office:value-type="string">
            <text:p>Local</text:p>
            <text:p>Individual private</text:p>
          </table:table-cell>
          <table:table-cell table:style-name="ce5" office:value-type="string">
            <text:p>Local</text:p>
            <text:p>Individual private</text:p>
          </table:table-cell>
          <table:table-cell table:style-name="ce5" office:value-type="string">
            <text:p>None</text:p>
          </table:table-cell>
          <table:table-cell table:style-name="ce5" office:value-type="string">
            <text:p>The goal is to work with existing landowners. <text:s/>There are several private landowners and a lot of the land is owned by the local municipal government. <text:s/>As such, TNC and partner have been working with the mayor as well as the private landowners. </text:p>
          </table:table-cell>
          <table:table-cell table:style-name="ce5" office:value-type="string">
            <text:p>Native forest</text:p>
          </table:table-cell>
          <table:table-cell table:style-name="ce5" office:value-type="string">
            <text:p>Mixed forest</text:p>
            <text:p>Converted</text:p>
          </table:table-cell>
          <table:table-cell table:style-name="ce5" office:value-type="string">
            <text:p>Mixed forest</text:p>
            <text:p>Converted</text:p>
          </table:table-cell>
          <table:table-cell table:style-name="ce5" office:value-type="string">
            <text:p>Original land cover: broadleaf cloud forest, pine-oak forests and tropical pine forests</text:p>
            <text:p>TNC and Vivamos Mejor are working to create Parks and nature reserves that have a core no use region and then buffering areas that are multiple use areas that have sustainable land use mostly agriculture which accounts for the converted area. <text:s/></text:p>
            <text:p>TNC and Vivamos Mejor are also encouraging forest conservation through using the National Forest Law which rewards private <text:s/>forested land. <text:s/></text:p>
          </table:table-cell>
          <table:table-cell table:style-name="ce5" office:value-type="string">
            <text:p>Commodity Crops</text:p>
            <text:p>Subsistence farming</text:p>
            <text:p>Recreational open space</text:p>
          </table:table-cell>
          <table:table-cell table:style-name="ce5" office:value-type="string">
            <text:p>Recreational open space</text:p>
            <text:p>Nature reserve</text:p>
            <text:p>Sustainable agriculture</text:p>
          </table:table-cell>
          <table:table-cell table:style-name="ce5" office:value-type="string">
            <text:p>The sustainable land use in the multiple use zones is encouraged to be shade grown, organic coffee.</text:p>
            <text:p>They main land uses encouraged:</text:p>
            <text:p>improved coffee (certified)</text:p>
            <text:p>ecotourism</text:p>
            <text:p>forest conservation</text:p>
          </table:table-cell>
          <table:table-cell table:style-name="ce5" office:value-type="string">
            <text:p>Subsidy</text:p>
            <text:p>Fees</text:p>
            <text:p>Markets</text:p>
          </table:table-cell>
          <table:table-cell table:style-name="ce5" office:value-type="string">
            <text:p>User fee/access fee</text:p>
            <text:p>Redistribution of subsidy</text:p>
            <text:p>Niche market</text:p>
          </table:table-cell>
          <table:table-cell/>
          <table:table-cell table:style-name="ce5" office:value-type="string">
            <text:p>Both</text:p>
          </table:table-cell>
          <table:table-cell table:style-name="ce5" office:value-type="string">
            <text:p>The forest cover law in Guatemala provides a reward for forest conservation on private land which gets paid to the landowner annually. <text:s/></text:p>
            <text:p>The landowner also gets money from the $8 park fee charged to all tourists.</text:p>
          </table:table-cell>
          <table:table-cell table:style-name="ce5" office:value-type="string">
            <text:p>Ownership rights</text:p>
            <text:p>Other policy change</text:p>
          </table:table-cell>
          <table:table-cell table:style-name="ce5" office:value-type="string">
            <text:p>TNC and Vivamos Mejor basically get private landowners and municipalities to declare their land officially as reserves or parks but to be able to do this they have to help them get fee title. <text:s/></text:p>
          </table:table-cell>
          <table:table-cell table:style-name="ce5" office:value-type="string">
            <text:p>Committee formation</text:p>
          </table:table-cell>
          <table:table-cell table:style-name="ce5" office:value-type="string">
            <text:p>TNC and partner helped create a committee to manage the park:</text:p>
            <text:p><text:s/>-mayor</text:p>
            <text:p><text:s/>-civil society representative (teacher, etc)</text:p>
            <text:p><text:s/>-NGO (Vivamos Mejor)</text:p>
            <text:p><text:s/>-Committee of tourist guides – one rep</text:p>
            <text:p>TNC and partner helped form the Committee of tourist guides</text:p>
            <text:p><text:s/>-committee of local tourist guides – maya guides </text:p>
            <text:p/>
          </table:table-cell>
          <table:table-cell table:style-name="ce5" office:value-type="string">
            <text:p>Preservation</text:p>
            <text:p>Other</text:p>
          </table:table-cell>
          <table:table-cell table:style-name="ce5" office:value-type="string">
            <text:p>Legal protection</text:p>
            <text:p>Tourism infrastructure</text:p>
            <text:p>Trail building</text:p>
          </table:table-cell>
          <table:table-cell table:style-name="ce5" office:value-type="string">
            <text:p>TNC and Vivamos mejor helped build trail systems and the visitor center</text:p>
            <text:p>Also helped create signs</text:p>
          </table:table-cell>
          <table:table-cell table:style-name="ce5" office:value-type="string">
            <text:p>Managing organization</text:p>
          </table:table-cell>
          <table:table-cell table:style-name="ce5" office:value-type="string">
            <text:p>Sustainable take recreation</text:p>
            <text:p>Agriculture</text:p>
          </table:table-cell>
          <table:table-cell table:style-name="ce5" office:value-type="string">
            <text:p>Recreation users</text:p>
          </table:table-cell>
          <table:table-cell table:style-name="ce5" office:value-type="string">
            <text:p>Tax payer</text:p>
            <text:p>Domestic User</text:p>
          </table:table-cell>
          <table:table-cell table:style-name="ce5" office:value-type="string">
            <text:p>Recreation users</text:p>
            <text:p>Federal tax payers</text:p>
          </table:table-cell>
          <table:table-cell table:style-name="ce5" office:value-type="string">
            <text:p>Private land user</text:p>
            <text:p>Government</text:p>
          </table:table-cell>
          <table:table-cell table:style-name="ce5" office:value-type="string">
            <text:p>Municipality</text:p>
            <text:p>Other private landowners/users</text:p>
          </table:table-cell>
          <table:table-cell table:style-name="ce5" office:value-type="string">
            <text:p>No</text:p>
          </table:table-cell>
          <table:table-cell table:style-name="ce5" office:value-type="string">
            <text:p>The fee from tourism goes to the landowners and municipalities directly. <text:s/>Then government tax money goes to rewarding forest cover - which basically amounts to about $10,000/year in this area. <text:s text:c="2"/></text:p>
          </table:table-cell>
          <table:table-cell table:style-name="ce5" office:value-type="string">
            <text:p><text:s text:c="2"/>Yes</text:p>
          </table:table-cell>
          <table:table-cell table:style-name="ce5" office:value-type="string">
            <text:p>Pre-project</text:p>
          </table:table-cell>
          <table:table-cell table:style-name="ce5" office:value-type="string">
            <text:p>Was not a valuation so much as a debate about proper price.</text:p>
          </table:table-cell>
          <table:table-cell table:number-columns-repeated="54"/>
          <table:table-cell table:style-name="ce5" office:value-type="string">
            <text:p><text:s text:c="2"/>Yes</text:p>
          </table:table-cell>
          <table:table-cell table:style-name="ce5" office:value-type="string">
            <text:p>Birds</text:p>
            <text:p>Habitat quality</text:p>
            <text:p>Fire</text:p>
          </table:table-cell>
          <table:table-cell table:style-name="ce5" office:value-type="string">
            <text:p>bird and bee surveys</text:p>
          </table:table-cell>
          <table:table-cell table:number-columns-repeated="2"/>
          <table:table-cell table:style-name="ce5" office:value-type="string">
            <text:p>bimonthly</text:p>
          </table:table-cell>
          <table:table-cell table:style-name="ce5" office:value-type="string">
            <text:p>Vivamos Mejor</text:p>
          </table:table-cell>
          <table:table-cell table:number-columns-repeated="7"/>
          <table:table-cell table:style-name="ce5" office:value-type="string">
            <text:p>There is a monitoring program in the park conducted by Vivamos Mejor – water quality, birds, habitat quality (bees), forest fires. <text:s/>Monitoring is done bimonthly. <text:s/></text:p>
            <text:p>To get money from the forest cover law landowners also need to do inventories of the flora </text:p>
          </table:table-cell>
          <table:table-cell table:style-name="ce5" office:value-type="string">
            <text:p>Water quality</text:p>
          </table:table-cell>
          <table:table-cell table:number-columns-repeated="3"/>
          <table:table-cell table:style-name="ce5" office:value-type="string">
            <text:p>bimonthly</text:p>
          </table:table-cell>
          <table:table-cell table:style-name="ce5" office:value-type="string">
            <text:p>FDN</text:p>
          </table:table-cell>
          <table:table-cell table:number-columns-repeated="891"/>
        </table:table-row>
        <table:table-row table:style-name="ro4">
          <table:table-cell office:value-type="float" office:value="126">
            <text:p>126</text:p>
          </table:table-cell>
          <table:table-cell table:style-name="ce3" office:value-type="string">
            <text:p>Cuatro Cienegas national Wildlife Refuge</text:p>
          </table:table-cell>
          <table:table-cell table:style-name="ce3" office:value-type="string">
            <text:p>Hernando Cabral</text:p>
          </table:table-cell>
          <table:table-cell table:style-name="ce3" office:value-type="string">
            <text:p>TNC</text:p>
          </table:table-cell>
          <table:table-cell table:style-name="ce3" office:value-type="string">
            <text:p>3 July 2007</text:p>
          </table:table-cell>
          <table:table-cell table:style-name="ce3" office:value-type="string">
            <text:p>None Reported</text:p>
          </table:table-cell>
          <table:table-cell table:style-name="ce3" office:value-type="string">
            <text:p>Mexico</text:p>
            <text:p>Central America</text:p>
          </table:table-cell>
          <table:table-cell table:style-name="ce3" office:value-type="string">
            <text:p>Chihuahuan desert</text:p>
          </table:table-cell>
          <table:table-cell table:style-name="ce3" office:value-type="string">
            <text:p>2004</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Rebecca Goldman</text:p>
          </table:table-cell>
          <table:table-cell table:style-name="ce5" office:value-type="string">
            <text:p>Habitat conversion</text:p>
            <text:p>Overharvest</text:p>
          </table:table-cell>
          <table:table-cell table:style-name="ce5" office:value-type="string">
            <text:p>Logging</text:p>
            <text:p>Recreational activities</text:p>
            <text:p>Non-timber crops (ag)</text:p>
            <text:p>Dam and water management</text:p>
          </table:table-cell>
          <table:table-cell table:style-name="ce5" office:value-type="string">
            <text:p>To protect Cuatro Cienagas National Wildlife Refuge from destructive tourism activity. </text:p>
          </table:table-cell>
          <table:table-cell table:style-name="ce5" office:value-type="string">
            <text:p>Water quality</text:p>
            <text:p>Water quantity</text:p>
            <text:p>Recreation</text:p>
          </table:table-cell>
          <table:table-cell table:style-name="ce5" office:value-type="string">
            <text:p>Cuatro Cienagas is a critical watershed for many people in this region of Mexico and tourism and agricultural are impacting both water quantity and quality. <text:s/>As such, TNC and partners are actually investing in large tourism infrastructure OUTSIDE the park (so not technically ecotourism) to prevent people from using the national park area illegally. <text:s/>They are also working on more eco-friendly tourism infrastructure within the National Park area such as latrines to prevent water pollution. <text:s/></text:p>
          </table:table-cell>
          <table:table-cell table:style-name="ce5" office:value-type="string">
            <text:p>have stromatalites (formations of algae and bacteria that come from Cambrian and Paleozoic – part of terrestrial atmosphere</text:p>
            <text:p>Unique ponds and pools and waters systems throughout the park which are particularly attractive for tourists but many of the ponds/pools are drying up.</text:p>
          </table:table-cell>
          <table:table-cell table:style-name="ce5" office:value-type="string">
            <text:p>cactus and tortoise and some crustaceous, inverts, mollusks and fish – important endemic species</text:p>
          </table:table-cell>
          <table:table-cell table:style-name="ce5" office:value-type="string">
            <text:p>Many ejido and private landowner communities in the area. <text:s/>They are trying to help them maintain economic existence. <text:s/></text:p>
          </table:table-cell>
          <table:table-cell table:style-name="ce5" office:value-type="string">
            <text:p>Regional</text:p>
          </table:table-cell>
          <table:table-cell table:style-name="ce5" office:value-type="string">
            <text:p>Global</text:p>
          </table:table-cell>
          <table:table-cell table:style-name="ce5" office:value-type="string">
            <text:p>Individual private</text:p>
            <text:p>Indigenous</text:p>
          </table:table-cell>
          <table:table-cell table:style-name="ce5" office:value-type="string">
            <text:p>Individual private</text:p>
            <text:p>Indigenous</text:p>
            <text:p>Private nonprofit</text:p>
          </table:table-cell>
          <table:table-cell table:style-name="ce5" office:value-type="string">
            <text:p>Private to PNP</text:p>
          </table:table-cell>
          <table:table-cell table:style-name="ce5" office:value-type="string">
            <text:p>Not trying to purchase land. The land is mostly private and ejido land, but they are trying to purchase administration rights in the sense that the government wants to pay to use land around the natural springs and pools outside the park to create tourist infrastructure to keep tourists OUT of the Park area. <text:s/>The Park itself is administered by the government and thereby restricts a number of uses due to a change in the designation of the land area, despite the land still being privately or communally owned.</text:p>
            <text:p>One land exchange did occur. <text:s/>Rancho Pozas Azules was bought in 2002 with TNC funds and given to Pronatura Noreste to be landlord and owner. <text:s/></text:p>
          </table:table-cell>
          <table:table-cell table:style-name="ce5" office:value-type="string">
            <text:p>Native scrub/shrub</text:p>
            <text:p>Native grassland</text:p>
          </table:table-cell>
          <table:table-cell table:style-name="ce5" office:value-type="string">
            <text:p>Converted</text:p>
            <text:p>Native scrub/shrub</text:p>
            <text:p>Mixed grassland</text:p>
          </table:table-cell>
          <table:table-cell table:style-name="ce5" office:value-type="string">
            <text:p>Native scrub/shrub</text:p>
            <text:p>Converted</text:p>
            <text:p>Mixed grassland</text:p>
          </table:table-cell>
          <table:table-cell table:style-name="ce5" office:value-type="string">
            <text:p>The area is predominantly desert crops and mostly mesquite. <text:s/>Much of this shrubby land still exists, particularly in the Park, but there is also a huge amount of land converted to agricultural production, particularly alfalfa. </text:p>
          </table:table-cell>
          <table:table-cell table:style-name="ce5" office:value-type="string">
            <text:p>Commodity Crops</text:p>
            <text:p>Recreational open space</text:p>
            <text:p>Unsustainable grazing</text:p>
          </table:table-cell>
          <table:table-cell table:style-name="ce5" office:value-type="string">
            <text:p>Nature reserve</text:p>
            <text:p>Recreational open space</text:p>
          </table:table-cell>
          <table:table-cell table:style-name="ce5" office:value-type="string">
            <text:p>The change in land use is really towards moving tourism use towards more sustainable tourism use and getting rid of negative impacts of horse grazing and alfalfa spreading in terms of water use by protecting the area in and around the Park.</text:p>
          </table:table-cell>
          <table:table-cell table:style-name="ce5" office:value-type="string">
            <text:p>Subsidy</text:p>
            <text:p>Rights Transfer</text:p>
          </table:table-cell>
          <table:table-cell table:style-name="ce5" office:value-type="string">
            <text:p>New subsidy</text:p>
            <text:p>Easement</text:p>
          </table:table-cell>
          <table:table-cell table:style-name="ce5" office:value-type="string">
            <text:p>NGO managed</text:p>
          </table:table-cell>
          <table:table-cell table:style-name="ce5" office:value-type="string">
            <text:p>Carrot </text:p>
          </table:table-cell>
          <table:table-cell table:style-name="ce5" office:value-type="string">
            <text:p>TNC and partners are encouraging the use of federal money to pay landowners for the use of their land for tourism. <text:s/></text:p>
            <text:p/>
            <text:p>TNC and partners also pay Ejido El Venado to keep their 7,500 hectares of land in conservation for the next 20 years. This is set up as an easement agreement .</text:p>
          </table:table-cell>
          <table:table-cell table:style-name="ce5" office:value-type="string">
            <text:p>Administration rights</text:p>
            <text:p>Development rights</text:p>
          </table:table-cell>
          <table:table-cell table:style-name="ce5" office:value-type="string">
            <text:p>The Federal government has already taken over many of the administration and development rights within the park through creating the National Park in the late 1997.</text:p>
          </table:table-cell>
          <table:table-cell table:style-name="ce5" office:value-type="string">
            <text:p>Education and outreach</text:p>
          </table:table-cell>
          <table:table-cell table:style-name="ce5" office:value-type="string">
            <text:p>Since 2002 there has been a formal environmental education components in the schools in and around the park that the federal government, TNC, and Pro Natura Noreste helped create. <text:s text:c="2"/>They are educating on importance of species and water. <text:s/></text:p>
            <text:p/>
          </table:table-cell>
          <table:table-cell table:style-name="ce5" office:value-type="string">
            <text:p>Other</text:p>
            <text:p>Preservation</text:p>
            <text:p>Research</text:p>
            <text:p>Restoration</text:p>
          </table:table-cell>
          <table:table-cell table:style-name="ce5" office:value-type="string">
            <text:p>Tourism infrastructure</text:p>
            <text:p>Other</text:p>
            <text:p>Legal protection</text:p>
            <text:p>Park guards</text:p>
            <text:p>Mapping</text:p>
            <text:p>Fire management</text:p>
            <text:p>Removing invasive species</text:p>
            <text:p>Restoring channel flow</text:p>
            <text:p>Research</text:p>
          </table:table-cell>
          <table:table-cell table:style-name="ce5" office:value-type="string">
            <text:p>Working on construction of piping for water for irrigation and for cities due to huge loss of water to evaporation</text:p>
            <text:p>Building latrines in the park to prevent water pollution by tourists. <text:s text:c="2"/>IN reality the government will pay community to develop regular tourist infrastructure to keep people out of the Park</text:p>
          </table:table-cell>
          <table:table-cell table:style-name="ce5" office:value-type="string">
            <text:p>Government</text:p>
            <text:p>Managing organization</text:p>
          </table:table-cell>
          <table:table-cell table:style-name="ce5" office:value-type="string">
            <text:p>No take recreation</text:p>
          </table:table-cell>
          <table:table-cell table:style-name="ce5" office:value-type="string">
            <text:p>Urban domestic</text:p>
            <text:p>Agriculture</text:p>
            <text:p>Recreation users</text:p>
          </table:table-cell>
          <table:table-cell table:style-name="ce5" office:value-type="string">
            <text:p>Tax payer</text:p>
            <text:p>Non-profit</text:p>
          </table:table-cell>
          <table:table-cell table:style-name="ce5" office:value-type="string">
            <text:p>Federal tax payers</text:p>
            <text:p>Recreation users</text:p>
            <text:p>Implementing NGO</text:p>
            <text:p>Other NGO</text:p>
          </table:table-cell>
          <table:table-cell table:style-name="ce5" office:value-type="string">
            <text:p>Private land user</text:p>
          </table:table-cell>
          <table:table-cell table:style-name="ce5" office:value-type="string">
            <text:p>Rancher</text:p>
            <text:p>Agriculture</text:p>
            <text:p>Other private landowners/users</text:p>
          </table:table-cell>
          <table:table-cell table:style-name="ce5" office:value-type="string">
            <text:p>No</text:p>
          </table:table-cell>
          <table:table-cell table:number-columns-repeated="58"/>
          <table:table-cell table:style-name="ce5" office:value-type="string">
            <text:p><text:s text:c="2"/>Yes</text:p>
          </table:table-cell>
          <table:table-cell table:style-name="ce5" office:value-type="string">
            <text:p>FLora and fauna</text:p>
          </table:table-cell>
          <table:table-cell table:style-name="ce5" office:value-type="string">
            <text:p>Within the ranch that TNC purchased and transferred to ProNatura Noreste</text:p>
          </table:table-cell>
          <table:table-cell/>
          <table:table-cell table:style-name="ce5" office:value-type="string">
            <text:p>1998</text:p>
          </table:table-cell>
          <table:table-cell table:number-columns-repeated="9"/>
          <table:table-cell table:style-name="ce5" office:value-type="string">
            <text:p>In the Rancho posos azules – TNC bought in1998 – bought for ProNatura Norestse – small scale monitoring – 5,000 hectares. <text:s/>The ranch has about 40% of the ponds/pools in the entire park. <text:s/>In this area they monitor flora and fauna and water streams. </text:p>
          </table:table-cell>
          <table:table-cell table:style-name="ce5" office:value-type="string">
            <text:p>Water quality and quantity</text:p>
          </table:table-cell>
          <table:table-cell table:style-name="ce5" office:value-type="string">
            <text:p>pH, Salinity, turbidity and other basic water quality measures</text:p>
          </table:table-cell>
          <table:table-cell table:number-columns-repeated="2"/>
          <table:table-cell table:style-name="ce5" office:value-type="string">
            <text:p>Do this every two weeks</text:p>
          </table:table-cell>
          <table:table-cell table:style-name="ce5" office:value-type="string">
            <text:p>National University and CONANP</text:p>
          </table:table-cell>
          <table:table-cell table:number-columns-repeated="7"/>
          <table:table-cell table:style-name="ce5" office:value-type="string">
            <text:p>Water quantity and quality are measured for the whole protected area. <text:s/>The National University created and gave the equipment to the Government (CONANP)</text:p>
          </table:table-cell>
          <table:table-cell table:number-columns-repeated="22"/>
          <table:table-cell table:style-name="ce5" office:value-type="string">
            <text:p>5000 hectares</text:p>
          </table:table-cell>
          <table:table-cell table:style-name="ce5" office:value-type="string">
            <text:p>250,000 USD</text:p>
          </table:table-cell>
          <table:table-cell table:number-columns-repeated="859"/>
        </table:table-row>
        <table:table-row table:style-name="ro13">
          <table:table-cell office:value-type="float" office:value="127">
            <text:p>127</text:p>
          </table:table-cell>
          <table:table-cell table:style-name="ce3" office:value-type="string">
            <text:p>Eduardo Avaroa Reserve</text:p>
          </table:table-cell>
          <table:table-cell table:style-name="ce3" office:value-type="string">
            <text:p>Cole Genge</text:p>
          </table:table-cell>
          <table:table-cell table:style-name="ce3" office:value-type="string">
            <text:p>TNC</text:p>
          </table:table-cell>
          <table:table-cell table:style-name="ce3" office:value-type="string">
            <text:p>30 May 2007</text:p>
          </table:table-cell>
          <table:table-cell table:style-name="ce3" office:value-type="string">
            <text:p>None Reported</text:p>
          </table:table-cell>
          <table:table-cell table:style-name="ce3" office:value-type="string">
            <text:p>Bolivia</text:p>
            <text:p>South America</text:p>
            <text:p/>
          </table:table-cell>
          <table:table-cell table:style-name="ce3" office:value-type="string">
            <text:p>None Reported</text:p>
          </table:table-cell>
          <table:table-cell table:style-name="ce3" office:value-type="string">
            <text:p>2003</text:p>
          </table:table-cell>
          <table:table-cell table:style-name="ce3" office:value-type="string">
            <text:p>Ended 2004</text:p>
          </table:table-cell>
          <table:table-cell table:style-name="ce3" office:value-type="string">
            <text:p>Ecosystem services</text:p>
          </table:table-cell>
          <table:table-cell table:style-name="ce3" office:value-type="string">
            <text:p>By phone</text:p>
          </table:table-cell>
          <table:table-cell table:style-name="ce5" office:value-type="string">
            <text:p>Rebecca Goldman</text:p>
          </table:table-cell>
          <table:table-cell table:style-name="ce5" office:value-type="string">
            <text:p>Habitat conversion</text:p>
          </table:table-cell>
          <table:table-cell table:style-name="ce5" office:value-type="string">
            <text:p>Recreational activities</text:p>
            <text:p>Fragmentation; degradation</text:p>
          </table:table-cell>
          <table:table-cell table:style-name="ce5" office:value-type="string">
            <text:p>Enhance local capacity of the community to operate tourism and be able to use tourism as a revenue stream for proper management of the Park. <text:s/></text:p>
            <text:p>Demonstrate at the National policy level, the value of user fee systems for National Parks. <text:s/></text:p>
          </table:table-cell>
          <table:table-cell table:style-name="ce5" office:value-type="string">
            <text:p>Recreation</text:p>
          </table:table-cell>
          <table:table-cell table:style-name="ce5" office:value-type="string">
            <text:p>This was the example that was the genesis for the user fee in parks. Used this as an example to get the National decree signed to allow fee systems.</text:p>
          </table:table-cell>
          <table:table-cell/>
          <table:table-cell table:style-name="ce5" office:value-type="string">
            <text:p>vicunas, pumas, Andean foxes, brown furry Andean rabbits (vizcachas)</text:p>
          </table:table-cell>
          <table:table-cell table:style-name="ce5" office:value-type="string">
            <text:p>Encourage community development and welfare through income stream from fee charged to tourists</text:p>
            <text:p>Capacity building</text:p>
          </table:table-cell>
          <table:table-cell table:style-name="ce5" office:value-type="string">
            <text:p>Local</text:p>
          </table:table-cell>
          <table:table-cell table:style-name="ce5" office:value-type="string">
            <text:p>Local</text:p>
          </table:table-cell>
          <table:table-cell table:style-name="ce5" office:value-type="string">
            <text:p>Federal </text:p>
          </table:table-cell>
          <table:table-cell table:style-name="ce5" office:value-type="string">
            <text:p>Federal </text:p>
          </table:table-cell>
          <table:table-cell table:style-name="ce5" office:value-type="string">
            <text:p>None</text:p>
          </table:table-cell>
          <table:table-cell table:style-name="ce5" office:value-type="string">
            <text:p>They are not working to change the landownership but rather the benefits to the community of having the land as National Park land. <text:s/></text:p>
          </table:table-cell>
          <table:table-cell table:style-name="ce5" office:value-type="string">
            <text:p>Native scrub/shrub</text:p>
          </table:table-cell>
          <table:table-cell table:style-name="ce5" office:value-type="string">
            <text:p>Native scrub/shrub</text:p>
          </table:table-cell>
          <table:table-cell table:style-name="ce5" office:value-type="string">
            <text:p>Native scrub/shrub</text:p>
          </table:table-cell>
          <table:table-cell table:style-name="ce5" office:value-type="string">
            <text:p>Dry, desert climate and land cover types. <text:s/></text:p>
            <text:p>High land desert</text:p>
          </table:table-cell>
          <table:table-cell table:style-name="ce5" office:value-type="string">
            <text:p>Recreational open space</text:p>
            <text:p>Nature reserve</text:p>
          </table:table-cell>
          <table:table-cell table:style-name="ce5" office:value-type="string">
            <text:p>Recreational open space</text:p>
            <text:p>Nature reserve</text:p>
          </table:table-cell>
          <table:table-cell table:style-name="ce5" office:value-type="string">
            <text:p>Trying to help really conserve the land by making it a revenue stream for poor communities in the area. <text:s/></text:p>
          </table:table-cell>
          <table:table-cell table:style-name="ce5" office:value-type="string">
            <text:p>Fees</text:p>
          </table:table-cell>
          <table:table-cell table:style-name="ce5" office:value-type="string">
            <text:p>User fee/access fee</text:p>
          </table:table-cell>
          <table:table-cell/>
          <table:table-cell table:style-name="ce5" office:value-type="string">
            <text:p>Both</text:p>
          </table:table-cell>
          <table:table-cell table:style-name="ce5" office:value-type="string">
            <text:p>Started out implementing a $5 user fee for entry. <text:s text:c="2"/>Huge park and once there easy to just enter so trying to cover major entry points. <text:s/>Also built up hotels and such to get revenue from tourists. </text:p>
          </table:table-cell>
          <table:table-cell table:style-name="ce5" office:value-type="string">
            <text:p>New fee</text:p>
          </table:table-cell>
          <table:table-cell table:style-name="ce5" office:value-type="string">
            <text:p>Trying to use this an example for National legislation to allow the use of a National fee system for the Parks. <text:s/></text:p>
          </table:table-cell>
          <table:table-cell table:style-name="ce5" office:value-type="string">
            <text:p>Training</text:p>
            <text:p>Education and outreach</text:p>
          </table:table-cell>
          <table:table-cell table:style-name="ce5" office:value-type="string">
            <text:p>TNC was doing a lot of training, implementation of user fee systems, providing computers and accounting systems, teaching people how to charge, when to charge, where to charge and how to reinvest funds once receive them</text:p>
            <text:p>They had an education component for training park guards and the communities.</text:p>
          </table:table-cell>
          <table:table-cell table:style-name="ce5" office:value-type="string">
            <text:p>Research</text:p>
            <text:p>Other</text:p>
          </table:table-cell>
          <table:table-cell table:style-name="ce5" office:value-type="string">
            <text:p>Tourism infrastructure</text:p>
            <text:p>Pilot/demonstration</text:p>
          </table:table-cell>
          <table:table-cell table:style-name="ce5" office:value-type="string">
            <text:p>TNC working a lot with how to run a successful tourism venture</text:p>
            <text:p>Trying to show this as an example for setting a National user fee system.</text:p>
          </table:table-cell>
          <table:table-cell table:style-name="ce5" office:value-type="string">
            <text:p>Partner organization</text:p>
          </table:table-cell>
          <table:table-cell table:style-name="ce5" office:value-type="string">
            <text:p>No take recreation</text:p>
          </table:table-cell>
          <table:table-cell table:style-name="ce5" office:value-type="string">
            <text:p>Recreation users</text:p>
            <text:p>Rural domestic</text:p>
          </table:table-cell>
          <table:table-cell table:style-name="ce5" office:value-type="string">
            <text:p>Domestic User</text:p>
          </table:table-cell>
          <table:table-cell table:style-name="ce5" office:value-type="string">
            <text:p>Recreation users</text:p>
          </table:table-cell>
          <table:table-cell table:style-name="ce5" office:value-type="string">
            <text:p>Community/committee</text:p>
          </table:table-cell>
          <table:table-cell table:style-name="ce5" office:value-type="string">
            <text:p>Committee of stakeholders</text:p>
          </table:table-cell>
          <table:table-cell table:style-name="ce5" office:value-type="string">
            <text:p>No</text:p>
          </table:table-cell>
          <table:table-cell table:style-name="ce5" office:value-type="string">
            <text:p>The fee system was set up by TNC using USAID and TNC money to build capacity but essentially its a fee system in which users pay and the money goes directly to the community. <text:s/>Park guards are federal employees but usually are members of the community. <text:s/>They collect the fees and are meant to distribute it to park administration. <text:s/></text:p>
          </table:table-cell>
          <table:table-cell table:number-columns-repeated="7"/>
          <table:table-cell table:style-name="ce5" office:value-type="string">
            <text:p><text:s text:c="2"/>Yes</text:p>
          </table:table-cell>
          <table:table-cell table:style-name="ce5" office:value-type="string">
            <text:p>Pre-project</text:p>
          </table:table-cell>
          <table:table-cell table:style-name="ce5" office:value-type="string">
            <text:p>Knew needed to demonstrate viability of user fee system to create a National policy to allow this system. <text:s/></text:p>
          </table:table-cell>
          <table:table-cell table:style-name="ce5" office:value-type="string">
            <text:p>Motivate legislation</text:p>
          </table:table-cell>
          <table:table-cell table:number-columns-repeated="3"/>
          <table:table-cell table:style-name="ce5" office:value-type="string">
            <text:p><text:s text:c="2"/>Yes</text:p>
          </table:table-cell>
          <table:table-cell table:number-columns-repeated="14"/>
          <table:table-cell table:style-name="ce5" office:value-type="string">
            <text:p>Illegal use</text:p>
          </table:table-cell>
          <table:table-cell table:style-name="ce5" office:value-type="string">
            <text:p>Park guards</text:p>
          </table:table-cell>
          <table:table-cell table:number-columns-repeated="11"/>
          <table:table-cell table:style-name="ce5" office:value-type="string">
            <text:p>A major part of the project was to train park guards and tour operators how to try to police for illegal park entrants since this was common in the area. <text:s/></text:p>
          </table:table-cell>
          <table:table-cell table:number-columns-repeated="57"/>
          <table:table-cell table:style-name="ce5" office:value-type="string">
            <text:p>Hard to police the park because so remote</text:p>
          </table:table-cell>
          <table:table-cell table:style-name="ce5" office:value-type="string">
            <text:p>Need greater and more continuous education programs.</text:p>
          </table:table-cell>
          <table:table-cell table:style-name="ce5" office:value-type="string">
            <text:p>One of the poorest areas so hard to train them about basic hygiene and services needed for tourists </text:p>
          </table:table-cell>
          <table:table-cell table:number-columns-repeated="2"/>
          <table:table-cell table:style-name="ce5" office:value-type="string">
            <text:p>Hard to get legislation passed at National level</text:p>
          </table:table-cell>
          <table:table-cell table:number-columns-repeated="863"/>
        </table:table-row>
        <table:table-row table:style-name="ro18">
          <table:table-cell office:value-type="float" office:value="129">
            <text:p>129</text:p>
          </table:table-cell>
          <table:table-cell table:style-name="ce3" office:value-type="string">
            <text:p>Pacaya-Samiria National Reserve</text:p>
          </table:table-cell>
          <table:table-cell table:style-name="ce3" office:value-type="string">
            <text:p>Sandra Isola</text:p>
          </table:table-cell>
          <table:table-cell table:style-name="ce3" office:value-type="string">
            <text:p>TNC</text:p>
          </table:table-cell>
          <table:table-cell table:style-name="ce3" office:value-type="string">
            <text:p>21 May 2007</text:p>
          </table:table-cell>
          <table:table-cell table:style-name="ce3" office:value-type="string">
            <text:p>None Reported</text:p>
          </table:table-cell>
          <table:table-cell table:style-name="ce3" office:value-type="string">
            <text:p>Peru</text:p>
            <text:p>South America</text:p>
          </table:table-cell>
          <table:table-cell table:style-name="ce3" office:value-type="string">
            <text:p>None Reported</text:p>
          </table:table-cell>
          <table:table-cell table:style-name="ce3" office:value-type="string">
            <text:p>None Reported</text:p>
          </table:table-cell>
          <table:table-cell table:style-name="ce3" office:value-type="string">
            <text:p>5 years</text:p>
          </table:table-cell>
          <table:table-cell table:style-name="ce3" office:value-type="string">
            <text:p>Ecosystem services</text:p>
          </table:table-cell>
          <table:table-cell table:style-name="ce3" office:value-type="string">
            <text:p>By phone</text:p>
          </table:table-cell>
          <table:table-cell table:style-name="ce5" office:value-type="string">
            <text:p>Rebecca Goldman</text:p>
          </table:table-cell>
          <table:table-cell table:style-name="ce5" office:value-type="string">
            <text:p>Overharvest</text:p>
          </table:table-cell>
          <table:table-cell table:style-name="ce5" office:value-type="string">
            <text:p>Logging</text:p>
            <text:p>Hunting</text:p>
            <text:p>Fishing</text:p>
          </table:table-cell>
          <table:table-cell table:style-name="ce5" office:value-type="string">
            <text:p>Involve the local community in the management of the natural park including ecotourism and economic gain to the community. <text:s/>People can access resources in the reserve according to specific management plans.</text:p>
            <text:p>Main objective was to involve the people of the community in conservation and leave the project under particular management plans.</text:p>
          </table:table-cell>
          <table:table-cell table:style-name="ce5" office:value-type="string">
            <text:p>Recreation</text:p>
          </table:table-cell>
          <table:table-cell table:style-name="ce5" office:value-type="string">
            <text:p>Ecotourism is the only ES target but there are a number of different strategies being used in the area. </text:p>
          </table:table-cell>
          <table:table-cell/>
          <table:table-cell table:style-name="ce5" office:value-type="string">
            <text:p>Pink river dolphin, giant otters, South American river turtle, jaguar, 440 bird species</text:p>
          </table:table-cell>
          <table:table-cell table:style-name="ce5" office:value-type="string">
            <text:p>Ensure that there are returns to the community.</text:p>
            <text:p>Build capacity to be able to operate tourism</text:p>
            <text:p>Strengthen participatory capacity of local groups in decision making</text:p>
          </table:table-cell>
          <table:table-cell table:style-name="ce5" office:value-type="string">
            <text:p>Local</text:p>
          </table:table-cell>
          <table:table-cell table:style-name="ce5" office:value-type="string">
            <text:p>Local</text:p>
          </table:table-cell>
          <table:table-cell table:style-name="ce5" office:value-type="string">
            <text:p>Federal </text:p>
            <text:p>Indigenous</text:p>
            <text:p>Individual private</text:p>
          </table:table-cell>
          <table:table-cell table:style-name="ce5" office:value-type="string">
            <text:p>Federal </text:p>
            <text:p>Indigenous</text:p>
            <text:p>Individual private</text:p>
          </table:table-cell>
          <table:table-cell table:style-name="ce5" office:value-type="string">
            <text:p>None</text:p>
          </table:table-cell>
          <table:table-cell table:style-name="ce5" office:value-type="string">
            <text:p>Government technically owns the land in the reserve but if people have lived there for a long time and living there when made a protected area, then legally can stay but they must follow reserve management objectives. There are many indigenous and private communities in the buffer area. <text:s text:c="2"/>They have to follow government to use resources in reserve – management plan to go inside. </text:p>
          </table:table-cell>
          <table:table-cell table:style-name="ce5" office:value-type="string">
            <text:p>Native forest</text:p>
          </table:table-cell>
          <table:table-cell table:style-name="ce5" office:value-type="string">
            <text:p>Native forest</text:p>
            <text:p>Converted</text:p>
          </table:table-cell>
          <table:table-cell table:style-name="ce5" office:value-type="string">
            <text:p>Native forest</text:p>
            <text:p>Converted</text:p>
          </table:table-cell>
          <table:table-cell table:style-name="ce5" office:value-type="string">
            <text:p>Inside the reserve there is no land use other than fishing and hunting allowed. <text:s/>In the buffer zone there is some small-scale agriculture. <text:s/></text:p>
          </table:table-cell>
          <table:table-cell table:style-name="ce5" office:value-type="string">
            <text:p>Subsistence farming</text:p>
            <text:p>Other use</text:p>
            <text:p>Recreational open space</text:p>
          </table:table-cell>
          <table:table-cell table:style-name="ce5" office:value-type="string">
            <text:p>Sustainable agriculture</text:p>
            <text:p>Other use</text:p>
            <text:p>Recreational open space</text:p>
          </table:table-cell>
          <table:table-cell table:style-name="ce5" office:value-type="string">
            <text:p>fishing, small scale ag and hunting and gathering</text:p>
          </table:table-cell>
          <table:table-cell table:style-name="ce5" office:value-type="string">
            <text:p>Fees</text:p>
          </table:table-cell>
          <table:table-cell table:style-name="ce5" office:value-type="string">
            <text:p>User fee/access fee</text:p>
          </table:table-cell>
          <table:table-cell/>
          <table:table-cell table:style-name="ce5" office:value-type="string">
            <text:p>Both</text:p>
          </table:table-cell>
          <table:table-cell table:style-name="ce5" office:value-type="string">
            <text:p>Tourism fee.</text:p>
          </table:table-cell>
          <table:table-cell table:style-name="ce5" office:value-type="string">
            <text:p>New fee</text:p>
            <text:p>Administration rights</text:p>
          </table:table-cell>
          <table:table-cell table:style-name="ce5" office:value-type="string">
            <text:p>No authorizations and regulations were needed for the Consortium to be allowed to collect tourism fees and use them for conservation on government land. <text:s/></text:p>
          </table:table-cell>
          <table:table-cell table:style-name="ce5" office:value-type="string">
            <text:p>Education and outreach</text:p>
            <text:p>Communications</text:p>
            <text:p>Volunteers</text:p>
            <text:p>Committee formation</text:p>
          </table:table-cell>
          <table:table-cell table:style-name="ce5" office:value-type="string">
            <text:p>Working with schools in the communities inside the reserve where they have primary schools – also working with schools in the buffer zone and Iquitos (main city in region though distant from reserve) – working with Education Ministry – incorporate environmental education in the curriculum. <text:s/>Schools in the field – with river mgt, for example, involve the students – parents help with renesting of the turtles. <text:s/>Working with other issues too – working with books and giving teachers information <text:s/></text:p>
            <text:p>Books about things going in the reserve.</text:p>
            <text:p>Committee of stakeholders also formed - make decisions, talk, collaborate - Consortium of two NGOs (GreenLife and Pro Naturaleza and 3 local groups. This group has official status and has opened a bank account and keeps track of funds. </text:p>
            <text:p/>
          </table:table-cell>
          <table:table-cell table:style-name="ce5" office:value-type="string">
            <text:p>Preservation</text:p>
            <text:p>Other</text:p>
          </table:table-cell>
          <table:table-cell table:style-name="ce5" office:value-type="string">
            <text:p>Legal protection</text:p>
            <text:p>Tourism infrastructure</text:p>
          </table:table-cell>
          <table:table-cell table:style-name="ce5" office:value-type="string">
            <text:p>The area inside the reserve is fairly well restored. <text:s/>Basically money goes into tourist infrastructure and trail maintenance. <text:s/>Everything from tour guides to direct costs of the lodge such as <text:s/>cooking and administration.</text:p>
          </table:table-cell>
          <table:table-cell table:style-name="ce5" office:value-type="string">
            <text:p>Partner organization</text:p>
          </table:table-cell>
          <table:table-cell table:style-name="ce5" office:value-type="string">
            <text:p>No take recreation</text:p>
          </table:table-cell>
          <table:table-cell table:style-name="ce5" office:value-type="string">
            <text:p>Recreation users</text:p>
            <text:p>Rural domestic</text:p>
          </table:table-cell>
          <table:table-cell table:style-name="ce5" office:value-type="string">
            <text:p>Domestic User</text:p>
          </table:table-cell>
          <table:table-cell table:style-name="ce5" office:value-type="string">
            <text:p>Recreation users</text:p>
          </table:table-cell>
          <table:table-cell table:style-name="ce5" office:value-type="string">
            <text:p>Community/committee</text:p>
          </table:table-cell>
          <table:table-cell table:style-name="ce5" office:value-type="string">
            <text:p>Committee of stakeholders</text:p>
          </table:table-cell>
          <table:table-cell table:style-name="ce5" office:value-type="string">
            <text:p>Yes</text:p>
          </table:table-cell>
          <table:table-cell table:style-name="ce5" office:value-type="string">
            <text:p>Putting money into community based management through a Consortium: – Rumbo al Dorado (RAD) - which is made up of two local NGOs: Pro Naturaleza and Greenlife and 3 reps from community groups. <text:s/>This group receives tourist fees and decides how to invest that money (in lodges or tour guides or restoration)</text:p>
          </table:table-cell>
          <table:table-cell table:style-name="ce5" office:value-type="string">
            <text:p><text:s text:c="2"/>Yes</text:p>
          </table:table-cell>
          <table:table-cell table:style-name="ce5" office:value-type="string">
            <text:p>During project</text:p>
          </table:table-cell>
          <table:table-cell table:style-name="ce5" office:value-type="string">
            <text:p>Set tourism fee</text:p>
          </table:table-cell>
          <table:table-cell table:style-name="ce5" office:value-type="string">
            <text:p>Set fees</text:p>
          </table:table-cell>
          <table:table-cell table:style-name="ce5" office:value-type="string">
            <text:p>Cost/benefit</text:p>
          </table:table-cell>
          <table:table-cell table:style-name="ce5" office:value-type="string">
            <text:p>Aesthetic</text:p>
          </table:table-cell>
          <table:table-cell table:style-name="ce5" office:value-type="string">
            <text:p>To pay people in the field, calculate direct costs (cooking, administration of lodge, and guides, etc) so all considered there and then there is a 30% extra for lodge – not sure about the % but something discussed in the consortium and decided on 30% - en</text:p>
          </table:table-cell>
          <table:table-cell table:number-columns-repeated="50"/>
          <table:table-cell table:style-name="ce5" office:value-type="string">
            <text:p><text:s text:c="2"/>Yes</text:p>
          </table:table-cell>
          <table:table-cell table:number-columns-repeated="13"/>
          <table:table-cell table:style-name="ce5" office:value-type="string">
            <text:p>Monitoring  did CAP – make biodiversity health monitoring program – 7 conservation targets – based on these targets based monitoring program. <text:s/>Not yet under implementation but monitoring some specific things – local management groups take information – h</text:p>
          </table:table-cell>
          <table:table-cell table:number-columns-repeated="897"/>
        </table:table-row>
        <table:table-row table:style-name="ro10">
          <table:table-cell office:value-type="float" office:value="135">
            <text:p>135</text:p>
          </table:table-cell>
          <table:table-cell table:style-name="ce3" office:value-type="string">
            <text:p>Shellfish Restoration Network</text:p>
          </table:table-cell>
          <table:table-cell table:style-name="ce3" office:value-type="string">
            <text:p>Rob Brumbaugh</text:p>
          </table:table-cell>
          <table:table-cell table:style-name="ce3" office:value-type="string">
            <text:p>TNC</text:p>
          </table:table-cell>
          <table:table-cell table:style-name="ce3" office:value-type="string">
            <text:p>2 April 2007</text:p>
          </table:table-cell>
          <table:table-cell table:style-name="ce3" office:value-type="string">
            <text:p>None Reported</text:p>
          </table:table-cell>
          <table:table-cell table:style-name="ce3" office:value-type="string">
            <text:p>Throughout US</text:p>
            <text:p>North America</text:p>
            <text:p/>
          </table:table-cell>
          <table:table-cell table:style-name="ce3" office:value-type="string">
            <text:p>None Reported</text:p>
          </table:table-cell>
          <table:table-cell table:style-name="ce3" office:value-type="string">
            <text:p>2004</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Rebecca Goldman</text:p>
          </table:table-cell>
          <table:table-cell table:style-name="ce5" office:value-type="string">
            <text:p>Overharvest</text:p>
            <text:p>Habitat conversion</text:p>
          </table:table-cell>
          <table:table-cell table:style-name="ce5" office:value-type="string">
            <text:p>Fishing</text:p>
            <text:p>Watershed alteration</text:p>
          </table:table-cell>
          <table:table-cell table:style-name="ce5" office:value-type="string">
            <text:p>Exchange information, share experiences on the fully array of services and try to measure such services that come from Shellfish habitat - Marine Habitat Restoration projects throughout the country. <text:s/></text:p>
            <text:p>Shellfish importance for a number of valuable services has been growing in concern over the last 10 years. <text:s text:c="2"/>In 1996, NOAA community base restoration program was formed which offers grants to communities for habitat projects and TNC saw this as a possible source of funds. <text:s/>When they started up the Marine Initiative they started to apply in earnest for such funds to save shellfish communities due to their multiple values in terms of biodiversity and ecosystem services</text:p>
          </table:table-cell>
          <table:table-cell table:style-name="ce5" office:value-type="string">
            <text:p>Water quality</text:p>
            <text:p>Fisheries</text:p>
            <text:p>Shoreline hazards</text:p>
            <text:p>Nutrient cycling</text:p>
          </table:table-cell>
          <table:table-cell table:style-name="ce5" office:value-type="string">
            <text:p>Oyster and shellfish reefs provide a number of services improving habitat for fisheries and general water quality improvements.</text:p>
          </table:table-cell>
          <table:table-cell table:style-name="ce5" office:value-type="string">
            <text:p>Shellfish habitat - 3D oyster beds and other shellfish habitat </text:p>
          </table:table-cell>
          <table:table-cell table:style-name="ce5" office:value-type="string">
            <text:p>Oysters, clams, and other bivalves</text:p>
          </table:table-cell>
          <table:table-cell table:style-name="ce5" office:value-type="string">
            <text:p>Maintenance of important fisheries</text:p>
          </table:table-cell>
          <table:table-cell table:style-name="ce5" office:value-type="string">
            <text:p>Local</text:p>
          </table:table-cell>
          <table:table-cell table:style-name="ce5" office:value-type="string">
            <text:p>Regional</text:p>
          </table:table-cell>
          <table:table-cell table:style-name="ce5" office:value-type="string">
            <text:p>State</text:p>
            <text:p>Individual private</text:p>
          </table:table-cell>
          <table:table-cell table:style-name="ce5" office:value-type="string">
            <text:p>State</text:p>
            <text:p>Private nonprofit</text:p>
            <text:p>Individual private</text:p>
          </table:table-cell>
          <table:table-cell table:style-name="ce5" office:value-type="string">
            <text:p>State to PNP</text:p>
            <text:p>Private to PNP</text:p>
          </table:table-cell>
          <table:table-cell table:style-name="ce5" office:value-type="string">
            <text:p>The "land" ownership problem becomes a bit of an issue with the seafloor. <text:s/>In some cases, especially the East coast, there are private fee simple titles of the bottom of the sea floor so TNC can purchase those rights outright. in other areas its more complex so involves partnerships. <text:s/>Local partners and TNC and others have to be willing to help fund and monitor projects without owning the land (the State usually owns it). <text:s/></text:p>
          </table:table-cell>
          <table:table-cell table:style-name="ce5" office:value-type="string">
            <text:p>Subtidal</text:p>
            <text:p>Intertidal</text:p>
          </table:table-cell>
          <table:table-cell table:style-name="ce5" office:value-type="string">
            <text:p>Converted</text:p>
            <text:p>Intertidal</text:p>
          </table:table-cell>
          <table:table-cell table:style-name="ce5" office:value-type="string">
            <text:p>Subtidal</text:p>
            <text:p>Intertidal</text:p>
          </table:table-cell>
          <table:table-cell table:style-name="ce5" office:value-type="string">
            <text:p>Oyster and shellfish reefs have been drastically diminished or destroyed</text:p>
          </table:table-cell>
          <table:table-cell table:style-name="ce5" office:value-type="string">
            <text:p>Unsustainable fishing</text:p>
          </table:table-cell>
          <table:table-cell table:style-name="ce5" office:value-type="string">
            <text:p>Nature reserve</text:p>
          </table:table-cell>
          <table:table-cell table:style-name="ce5" office:value-type="string">
            <text:p>Prior to projects unsustainable fishing practices but want to restore and conserve reefs. </text:p>
          </table:table-cell>
          <table:table-cell table:style-name="ce5" office:value-type="string">
            <text:p>Rights Transfer</text:p>
          </table:table-cell>
          <table:table-cell table:style-name="ce5" office:value-type="string">
            <text:p>Fee acquisitions</text:p>
            <text:p>Easement</text:p>
          </table:table-cell>
          <table:table-cell table:style-name="ce5" office:value-type="string">
            <text:p>Leased Land</text:p>
          </table:table-cell>
          <table:table-cell table:style-name="ce5" office:value-type="string">
            <text:p>Carrot </text:p>
          </table:table-cell>
          <table:table-cell table:style-name="ce5" office:value-type="string">
            <text:p>Again, complex because of the fact that it is seafloor. TNC has used multiple approaches. <text:s/>In some case, they can buy the land. <text:s/>In others they have established conservation leases in which they lease the land from the State for conservation. <text:s/>Sometimes they have land that they can do small demonstration projects on.</text:p>
            <text:p>Sometimes TNC has land leased to them so they can have access to their restoration work.</text:p>
          </table:table-cell>
          <table:table-cell table:style-name="ce5" office:value-type="string">
            <text:p>Other policy change</text:p>
            <text:p>Administration rights</text:p>
          </table:table-cell>
          <table:table-cell table:style-name="ce5" office:value-type="string">
            <text:p>TNC has been doing a lot with using small examples to influence state policy on how to address problem of loss of Shellfish habitat. <text:s/>TNC in some cases is working with public trustees and state officials.</text:p>
          </table:table-cell>
          <table:table-cell table:style-name="ce5" office:value-type="string">
            <text:p>Education and outreach</text:p>
            <text:p>Stakeholder engagement</text:p>
            <text:p>Communications</text:p>
            <text:p>Volunteers</text:p>
            <text:p>Workshops</text:p>
            <text:p>Training</text:p>
          </table:table-cell>
          <table:table-cell table:style-name="ce5" office:value-type="string">
            <text:p>All the projects are community based so inherently involve the community in the area.</text:p>
            <text:p>Created a practitioners guide in 2006 to describe projects and mechanisms for restoration - joint publication between NOAA and TNC</text:p>
          </table:table-cell>
          <table:table-cell table:style-name="ce5" office:value-type="string">
            <text:p>Preservation</text:p>
            <text:p>Research</text:p>
            <text:p>Restoration</text:p>
          </table:table-cell>
          <table:table-cell table:style-name="ce5" office:value-type="string">
            <text:p>Pilot/demonstration</text:p>
            <text:p>Legal protection</text:p>
            <text:p>Regeneration</text:p>
          </table:table-cell>
          <table:table-cell table:style-name="ce5" office:value-type="string">
            <text:p>In some examples TNC is actually restoring shellfish networks, in other areas they are doing demonstration projects, and in other areas they are trying to preserve reefs that already exist through changes in legislation. <text:s/></text:p>
          </table:table-cell>
          <table:table-cell table:style-name="ce5" office:value-type="string">
            <text:p>Managing organization</text:p>
            <text:p>Partner organization</text:p>
          </table:table-cell>
          <table:table-cell table:style-name="ce5" office:value-type="string">
            <text:p>No take recreation</text:p>
          </table:table-cell>
          <table:table-cell table:style-name="ce5" office:value-type="string">
            <text:p>All water users</text:p>
            <text:p>Recreation users</text:p>
          </table:table-cell>
          <table:table-cell table:style-name="ce5" office:value-type="string">
            <text:p>Tax payer</text:p>
            <text:p>Non-profit</text:p>
          </table:table-cell>
          <table:table-cell table:style-name="ce5" office:value-type="string">
            <text:p>Implementing NGO</text:p>
            <text:p>Federal tax payers</text:p>
          </table:table-cell>
          <table:table-cell table:style-name="ce5" office:value-type="string">
            <text:p>Private land user</text:p>
            <text:p>Non profit</text:p>
          </table:table-cell>
          <table:table-cell table:style-name="ce5" office:value-type="string">
            <text:p>Other private landowners/users</text:p>
            <text:p>Implementing NGO</text:p>
          </table:table-cell>
          <table:table-cell table:style-name="ce5" office:value-type="string">
            <text:p>No</text:p>
          </table:table-cell>
          <table:table-cell table:style-name="ce5" office:value-type="string">
            <text:p>TNC is leveraging funds from private sources and government sources (NOAA) to invest in community-based shellfish reef restoration projects. <text:s/>Money sometimes goes to pilot projects and other times to private owners of the seafloor bed. </text:p>
          </table:table-cell>
          <table:table-cell table:number-columns-repeated="7"/>
          <table:table-cell table:style-name="ce5" office:value-type="string">
            <text:p><text:s text:c="2"/>Yes</text:p>
          </table:table-cell>
          <table:table-cell table:style-name="ce5" office:value-type="string">
            <text:p>Pre-project</text:p>
          </table:table-cell>
          <table:table-cell table:style-name="ce5" office:value-type="string">
            <text:p>Ability to do the project. </text:p>
          </table:table-cell>
          <table:table-cell table:style-name="ce5" office:value-type="string">
            <text:p>Motivate legislation</text:p>
            <text:p>Reveal need for policy change</text:p>
          </table:table-cell>
          <table:table-cell table:style-name="ce5" office:value-type="string">
            <text:p>In many cases, because of sea floor ownership TNC has to do a policy analysis to understand what rights and abilities they need to get before they can enact the projects. <text:s/></text:p>
          </table:table-cell>
          <table:table-cell table:number-columns-repeated="45"/>
          <table:table-cell table:style-name="ce5" office:value-type="string">
            <text:p><text:s text:c="2"/>Yes</text:p>
          </table:table-cell>
          <table:table-cell table:number-columns-repeated="13"/>
          <table:table-cell table:style-name="ce5" office:value-type="string">
            <text:p>Lll of the restoration projects funded through the partnership with NOAA have monitoring programs associated with them.</text:p>
            <text:p>Typically, the monitoring is accomplished either by TNC staff or by research institutions under contract with TNC. <text:s/>Examples of paramet</text:p>
          </table:table-cell>
          <table:table-cell table:number-columns-repeated="13"/>
          <table:table-cell table:style-name="ce5" office:value-type="string">
            <text:p>Some monitoring of services such as:</text:p>
            <text:p>* associated services such as shoreline migration (a function of how much an intertidal reef may be protecting a shoreline from wave-induced erosion)</text:p>
          </table:table-cell>
          <table:table-cell table:number-columns-repeated="883"/>
        </table:table-row>
        <table:table-row table:style-name="ro13">
          <table:table-cell office:value-type="float" office:value="154">
            <text:p>154</text:p>
          </table:table-cell>
          <table:table-cell table:style-name="ce3" office:value-type="string">
            <text:p>Emas/Cerrado</text:p>
          </table:table-cell>
          <table:table-cell table:style-name="ce3" office:value-type="string">
            <text:p>Glauco Freitas</text:p>
          </table:table-cell>
          <table:table-cell table:style-name="ce3" office:value-type="string">
            <text:p>TNC</text:p>
          </table:table-cell>
          <table:table-cell table:style-name="ce3" office:value-type="string">
            <text:p>21 May 2007</text:p>
          </table:table-cell>
          <table:table-cell table:style-name="ce3" office:value-type="string">
            <text:p>None Reported</text:p>
          </table:table-cell>
          <table:table-cell table:style-name="ce3" office:value-type="string">
            <text:p>Brazil</text:p>
            <text:p>South America</text:p>
          </table:table-cell>
          <table:table-cell table:style-name="ce3" office:value-type="string">
            <text:p>Tropical Grassland Savanna</text:p>
          </table:table-cell>
          <table:table-cell table:style-name="ce3" office:value-type="string">
            <text:p>2000</text:p>
          </table:table-cell>
          <table:table-cell table:style-name="ce3" office:value-type="string">
            <text:p>4 years - ended 2005</text:p>
          </table:table-cell>
          <table:table-cell table:style-name="ce3" office:value-type="string">
            <text:p>Ecosystem services</text:p>
          </table:table-cell>
          <table:table-cell table:style-name="ce3" office:value-type="string">
            <text:p>By phone</text:p>
          </table:table-cell>
          <table:table-cell table:style-name="ce5" office:value-type="string">
            <text:p>Rebecca Goldman</text:p>
          </table:table-cell>
          <table:table-cell table:style-name="ce5" office:value-type="string">
            <text:p>Habitat conversion</text:p>
            <text:p>Pollution</text:p>
          </table:table-cell>
          <table:table-cell table:style-name="ce5" office:value-type="string">
            <text:p>Non-timber crops (ag)</text:p>
            <text:p>Ranching</text:p>
            <text:p>Non-point pollution</text:p>
          </table:table-cell>
          <table:table-cell table:style-name="ce5" office:value-type="string">
            <text:p>Site-based sustainable agriculture project and to use the results of this project to leverage policy to encourage sustainable behavior.</text:p>
            <text:p>Trying to demonstrate how farmers can minimize damage to the environment and yet improve economic returns via sustainable BMPs on agricultural land</text:p>
            <text:p>Two demonstrative projects: one ranching, one agriculture</text:p>
          </table:table-cell>
          <table:table-cell table:style-name="ce5" office:value-type="string">
            <text:p>Water quality</text:p>
            <text:p>Soil Stabilization</text:p>
          </table:table-cell>
          <table:table-cell table:style-name="ce5" office:value-type="string">
            <text:p>Goals of reducing erosion and environmental contaminants </text:p>
          </table:table-cell>
          <table:table-cell table:style-name="ce5" office:value-type="string">
            <text:p>Around the Emas National Park– most important in the Savanna vegetation </text:p>
            <text:p>Jacuba and Araguaia Rivers, freshwater microinverts, riparian forests, Mauritia plams, Araguaia headwaters, flooded grasslands</text:p>
          </table:table-cell>
          <table:table-cell table:style-name="ce5" office:value-type="string">
            <text:p>Cerrado fox, Giant anteater, Jaguar, Maned wolf, Marsh and pampas deer</text:p>
          </table:table-cell>
          <table:table-cell table:style-name="ce5" office:value-type="string">
            <text:p>Maintain farming practices in the area and actually increase profitability via BMPs</text:p>
          </table:table-cell>
          <table:table-cell table:style-name="ce5" office:value-type="string">
            <text:p>Local</text:p>
          </table:table-cell>
          <table:table-cell table:style-name="ce5" office:value-type="string">
            <text:p>Regional</text:p>
          </table:table-cell>
          <table:table-cell table:style-name="ce5" office:value-type="string">
            <text:p>Individual private</text:p>
          </table:table-cell>
          <table:table-cell table:style-name="ce5" office:value-type="string">
            <text:p>Individual private</text:p>
          </table:table-cell>
          <table:table-cell table:style-name="ce5" office:value-type="string">
            <text:p>None</text:p>
          </table:table-cell>
          <table:table-cell table:style-name="ce5" office:value-type="string">
            <text:p>The project was paying individual private landowners to implement BMPs on their land - the landowners were carefully selected but no property rights were transferred. <text:s/></text:p>
          </table:table-cell>
          <table:table-cell table:style-name="ce5" office:value-type="string">
            <text:p>Native grassland</text:p>
          </table:table-cell>
          <table:table-cell table:style-name="ce5" office:value-type="string">
            <text:p>Non-native grassland</text:p>
            <text:p>Converted</text:p>
          </table:table-cell>
          <table:table-cell table:style-name="ce5" office:value-type="string">
            <text:p>Mixed grassland</text:p>
            <text:p>Converted</text:p>
          </table:table-cell>
          <table:table-cell table:style-name="ce5" office:value-type="string">
            <text:p>The land has been so used for agriculture and ranching it is dominated by row crop agriculture and invasive grasses and weeds. </text:p>
          </table:table-cell>
          <table:table-cell table:style-name="ce5" office:value-type="string">
            <text:p>Commodity Crops</text:p>
            <text:p>Unsustainable grazing</text:p>
          </table:table-cell>
          <table:table-cell table:style-name="ce5" office:value-type="string">
            <text:p>Sustainable agriculture</text:p>
            <text:p>Sustainable grazing</text:p>
          </table:table-cell>
          <table:table-cell table:style-name="ce5" office:value-type="string">
            <text:p>Soybeans most common crop in the area.</text:p>
            <text:p>Ranching is the other main land use in the Cerrado</text:p>
          </table:table-cell>
          <table:table-cell table:style-name="ce5" office:value-type="string">
            <text:p>Subsidy</text:p>
          </table:table-cell>
          <table:table-cell table:style-name="ce5" office:value-type="string">
            <text:p>New subsidy</text:p>
          </table:table-cell>
          <table:table-cell/>
          <table:table-cell table:style-name="ce5" office:value-type="string">
            <text:p>Carrot </text:p>
          </table:table-cell>
          <table:table-cell table:style-name="ce5" office:value-type="string">
            <text:p>One rancher and one farmer were paid to implement BMPs on their land. <text:s/>Money was given to TNC who then worked with the landowners to do this. </text:p>
            <text:p>The landowners were economically compensated for any loss they experienced</text:p>
          </table:table-cell>
          <table:table-cell table:style-name="ce5" office:value-type="string">
            <text:p>Other policy change</text:p>
            <text:p>New subsidy</text:p>
          </table:table-cell>
          <table:table-cell table:style-name="ce5" office:value-type="string">
            <text:p>TNC worked with the Ministry of the Environment to try to incorporate biodiversity concerns into agricultural development plans. </text:p>
            <text:p>Trying to influence state policy too as a result of this project - implement a Forest Code in the State of Goias - Forest Code created but not well enforced.</text:p>
          </table:table-cell>
          <table:table-cell table:style-name="ce5" office:value-type="string">
            <text:p>Workshops</text:p>
            <text:p>Education and outreach</text:p>
          </table:table-cell>
          <table:table-cell table:style-name="ce5" office:value-type="string">
            <text:p>TNC and partners are now trying to disseminate the results of the study to surrounding landowners through seminars and workshops both in Emas region and watersheds beyond (Mato Grosso and Mato Grosso do Dul)</text:p>
          </table:table-cell>
          <table:table-cell table:style-name="ce5" office:value-type="string">
            <text:p>Best Management Practices</text:p>
            <text:p>Research</text:p>
          </table:table-cell>
          <table:table-cell table:style-name="ce5" office:value-type="string">
            <text:p>Pilot/demonstration</text:p>
            <text:p>BMP agriculture</text:p>
            <text:p>BMP ranching</text:p>
          </table:table-cell>
          <table:table-cell table:style-name="ce5" office:value-type="string">
            <text:p>Ranching BMPs included fencing off cattle access to river, pasture renewal with no-till, rotational grazing, integrated pest and disease management</text:p>
            <text:p>Agriculture BMPs included no-till, crop-pasture rotation, and integrated pest and disease management</text:p>
          </table:table-cell>
          <table:table-cell table:style-name="ce5" office:value-type="string">
            <text:p>Managing organization</text:p>
          </table:table-cell>
          <table:table-cell table:style-name="ce5" office:value-type="string">
            <text:p>Agriculture</text:p>
          </table:table-cell>
          <table:table-cell table:style-name="ce5" office:value-type="string">
            <text:p>All water users</text:p>
            <text:p>Agriculture</text:p>
          </table:table-cell>
          <table:table-cell table:style-name="ce5" office:value-type="string">
            <text:p>Non-profit</text:p>
            <text:p>Industrial/Corporate user</text:p>
          </table:table-cell>
          <table:table-cell table:style-name="ce5" office:value-type="string">
            <text:p>Implementing NGO</text:p>
            <text:p>Other corporate</text:p>
          </table:table-cell>
          <table:table-cell table:style-name="ce5" office:value-type="string">
            <text:p>Private land user</text:p>
          </table:table-cell>
          <table:table-cell table:style-name="ce5" office:value-type="string">
            <text:p>Agriculture</text:p>
          </table:table-cell>
          <table:table-cell table:number-columns-repeated="59"/>
          <table:table-cell table:style-name="ce5" office:value-type="string">
            <text:p><text:s text:c="2"/>Yes</text:p>
          </table:table-cell>
          <table:table-cell table:number-columns-repeated="14"/>
          <table:table-cell table:style-name="ce5" office:value-type="string">
            <text:p>Water quality</text:p>
          </table:table-cell>
          <table:table-cell table:number-columns-repeated="12"/>
          <table:table-cell table:style-name="ce5" office:value-type="string">
            <text:p>Goias State Environmental Agency – monitoring water quality in the rivers because TNC was reducing the uses of fertailizers and pesticides through integerated pest management and curious to know how the water was improving. <text:s/>So partnered with them and sta</text:p>
          </table:table-cell>
          <table:table-cell table:style-name="ce5" office:value-type="string">
            <text:p>Economic returns via cattle productivity and agriculture</text:p>
          </table:table-cell>
          <table:table-cell table:style-name="ce5" office:value-type="string">
            <text:p>Checking productivity and economic returns</text:p>
          </table:table-cell>
          <table:table-cell table:style-name="ce5" office:value-type="string">
            <text:p>2 project sites</text:p>
          </table:table-cell>
          <table:table-cell table:number-columns-repeated="2"/>
          <table:table-cell table:style-name="ce5" office:value-type="string">
            <text:p>Monsanto</text:p>
          </table:table-cell>
          <table:table-cell table:number-columns-repeated="7"/>
          <table:table-cell table:style-name="ce5" office:value-type="string">
            <text:p>Monitoring for the economic changes for the landowners showed a marked increase in profits from both BMPs in ranching and BMPs in agriculture. <text:s/>They monitored changes in costs and changes in profits. <text:s/></text:p>
          </table:table-cell>
          <table:table-cell table:number-columns-repeated="869"/>
        </table:table-row>
        <table:table-row table:style-name="ro18">
          <table:table-cell office:value-type="float" office:value="158">
            <text:p>158</text:p>
          </table:table-cell>
          <table:table-cell table:style-name="ce3" office:value-type="string">
            <text:p>Bahia Kino</text:p>
          </table:table-cell>
          <table:table-cell table:style-name="ce3" office:value-type="string">
            <text:p>Jorge Torre</text:p>
          </table:table-cell>
          <table:table-cell table:style-name="ce3" office:value-type="string">
            <text:p>COBI (Comunidad y Biodiversidad)</text:p>
          </table:table-cell>
          <table:table-cell table:style-name="ce3" office:value-type="string">
            <text:p>23 May 2007</text:p>
          </table:table-cell>
          <table:table-cell table:style-name="ce3" office:value-type="string">
            <text:p>Jorge Torre</text:p>
            <text:p>Marianne Kleiberg (TNC)</text:p>
          </table:table-cell>
          <table:table-cell table:style-name="ce3" office:value-type="string">
            <text:p>Baja California Sur</text:p>
            <text:p>Mexico</text:p>
            <text:p>Central America</text:p>
          </table:table-cell>
          <table:table-cell table:style-name="ce3" office:value-type="string">
            <text:p>None Reported</text:p>
          </table:table-cell>
          <table:table-cell table:style-name="ce3" office:value-type="string">
            <text:p>2002</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Rebecca Goldman</text:p>
          </table:table-cell>
          <table:table-cell table:style-name="ce5" office:value-type="string">
            <text:p>Overharvest</text:p>
            <text:p>Habitat conversion</text:p>
          </table:table-cell>
          <table:table-cell table:style-name="ce5" office:value-type="string">
            <text:p>Fishing</text:p>
            <text:p>Recreational activities</text:p>
          </table:table-cell>
          <table:table-cell table:style-name="ce5" office:value-type="string">
            <text:p>Sustainable fisheries management with local communities. <text:s/></text:p>
          </table:table-cell>
          <table:table-cell table:style-name="ce5" office:value-type="string">
            <text:p>Fisheries</text:p>
          </table:table-cell>
          <table:table-cell/>
          <table:table-cell table:style-name="ce5" office:value-type="string">
            <text:p>Hermatypic corals</text:p>
          </table:table-cell>
          <table:table-cell table:style-name="ce5" office:value-type="string">
            <text:p>Green turtle</text:p>
            <text:p>Abalone</text:p>
            <text:p>Pen shell</text:p>
            <text:p>Black murex snail</text:p>
          </table:table-cell>
          <table:table-cell table:style-name="ce5" office:value-type="string">
            <text:p>Build capacity of communities to institute marine reserves</text:p>
          </table:table-cell>
          <table:table-cell table:style-name="ce5" office:value-type="string">
            <text:p>Regional</text:p>
          </table:table-cell>
          <table:table-cell table:style-name="ce5" office:value-type="string">
            <text:p>Regional</text:p>
          </table:table-cell>
          <table:table-cell table:style-name="ce5" office:value-type="string">
            <text:p>Federal </text:p>
            <text:p>Individual private</text:p>
          </table:table-cell>
          <table:table-cell table:style-name="ce5" office:value-type="string">
            <text:p>Individual private</text:p>
            <text:p>Federal </text:p>
          </table:table-cell>
          <table:table-cell table:style-name="ce5" office:value-type="string">
            <text:p>None</text:p>
          </table:table-cell>
          <table:table-cell table:style-name="ce5" office:value-type="string">
            <text:p>Landownership is difficult here as we are talking about open access fisheries, but really what they are trying to do in most areas is actually create permitting and no take zones and give people particular rights to fishing so actually establishing ownership.</text:p>
            <text:p>In some cases the federal government has created legal reserves in the area. <text:s/></text:p>
            <text:p>There is some purchasing of fishing rights from the government by individual or community groups.</text:p>
          </table:table-cell>
          <table:table-cell table:style-name="ce5" office:value-type="string">
            <text:p>Other</text:p>
            <text:p>Subtidal</text:p>
          </table:table-cell>
          <table:table-cell table:style-name="ce5" office:value-type="string">
            <text:p>Subtidal</text:p>
            <text:p>Other</text:p>
          </table:table-cell>
          <table:table-cell table:style-name="ce5" office:value-type="string">
            <text:p>Subtidal</text:p>
            <text:p>Other</text:p>
          </table:table-cell>
          <table:table-cell table:style-name="ce5" office:value-type="string">
            <text:p>This is all ocean habitat and there are reefs and many fisheries operating in this area of Baja California. <text:s/>There has been severe overharvest and degradation of the area but the fisheries are still present. <text:s/></text:p>
          </table:table-cell>
          <table:table-cell table:style-name="ce5" office:value-type="string">
            <text:p>Unsustainable fishing</text:p>
          </table:table-cell>
          <table:table-cell table:style-name="ce5" office:value-type="string">
            <text:p>Sustainable fishing</text:p>
            <text:p>Nature reserve</text:p>
          </table:table-cell>
          <table:table-cell table:style-name="ce5" office:value-type="string">
            <text:p>COBI is working the fishing communities to establish no take zones and create a system of sustainable fishery management. <text:s/>In some cases this means legal reserves</text:p>
          </table:table-cell>
          <table:table-cell table:style-name="ce5" office:value-type="string">
            <text:p>Subsidy</text:p>
            <text:p>Other</text:p>
          </table:table-cell>
          <table:table-cell table:style-name="ce5" office:value-type="string">
            <text:p>New subsidy</text:p>
            <text:p>Other</text:p>
          </table:table-cell>
          <table:table-cell/>
          <table:table-cell table:style-name="ce5" office:value-type="string">
            <text:p>Both</text:p>
          </table:table-cell>
          <table:table-cell table:style-name="ce5" office:value-type="string">
            <text:p>Established a Fisher's Fund which is meant to provide technical and financial support to communities wanting to create no take zones in their fishing areas.</text:p>
          </table:table-cell>
          <table:table-cell table:style-name="ce5" office:value-type="string">
            <text:p>Other policy change</text:p>
            <text:p>Cap</text:p>
            <text:p>New subsidy</text:p>
          </table:table-cell>
          <table:table-cell table:style-name="ce5" office:value-type="string">
            <text:p>Trying to develop a system of access rights for fisheries.</text:p>
            <text:p>Implemented fully protected marine reserves</text:p>
            <text:p>Establish exclusive fishing rights</text:p>
          </table:table-cell>
          <table:table-cell table:style-name="ce5" office:value-type="string">
            <text:p>Committee formation</text:p>
            <text:p>Workshops</text:p>
            <text:p>Training</text:p>
          </table:table-cell>
          <table:table-cell table:style-name="ce5" office:value-type="string">
            <text:p>Formed a committee of local fishermen to work with them to delimit access rights</text:p>
            <text:p>Designed a workshop to explain no take zones</text:p>
            <text:p>Taught value of marine reserve</text:p>
            <text:p>Developed Fishers' Fund - Fondo Pescador</text:p>
          </table:table-cell>
          <table:table-cell table:style-name="ce5" office:value-type="string">
            <text:p>Best Management Practices</text:p>
            <text:p>Research</text:p>
          </table:table-cell>
          <table:table-cell table:style-name="ce5" office:value-type="string">
            <text:p>BMP fishery/aquaculture</text:p>
            <text:p>Pilot/demonstration</text:p>
          </table:table-cell>
          <table:table-cell table:style-name="ce5" office:value-type="string">
            <text:p>Attempted to see benefits of fully protected marine reserves</text:p>
          </table:table-cell>
          <table:table-cell table:style-name="ce5" office:value-type="string">
            <text:p>Partner organization</text:p>
          </table:table-cell>
          <table:table-cell table:style-name="ce5" office:value-type="string">
            <text:p>Sustainable take recreation</text:p>
          </table:table-cell>
          <table:table-cell table:style-name="ce5" office:value-type="string">
            <text:p>Other </text:p>
          </table:table-cell>
          <table:table-cell table:style-name="ce5" office:value-type="string">
            <text:p>Non-profit</text:p>
            <text:p>Domestic User</text:p>
          </table:table-cell>
          <table:table-cell table:style-name="ce5" office:value-type="string">
            <text:p>Other NGO</text:p>
            <text:p>Rural domestic</text:p>
          </table:table-cell>
          <table:table-cell table:style-name="ce5" office:value-type="string">
            <text:p>Community/committee</text:p>
            <text:p>Private land user</text:p>
            <text:p>Government</text:p>
          </table:table-cell>
          <table:table-cell table:style-name="ce5" office:value-type="string">
            <text:p>Other private landowners/users</text:p>
            <text:p>Government</text:p>
            <text:p>Committee of stakeholders</text:p>
          </table:table-cell>
          <table:table-cell table:style-name="ce5" office:value-type="string">
            <text:p>Yes</text:p>
          </table:table-cell>
          <table:table-cell table:style-name="ce5" office:value-type="string">
            <text:p>The fisher fund is a collection of money that has been invested. <text:s/>Fishermen can now access that money for various community-based fishery recovery programs. <text:s/>Note: Also includes mention of fishermen paying for fishing rights in Landowner Transition Comments.</text:p>
          </table:table-cell>
          <table:table-cell table:number-columns-repeated="57"/>
          <table:table-cell table:style-name="ce5" office:value-type="string">
            <text:p><text:s text:c="2"/>Yes</text:p>
          </table:table-cell>
          <table:table-cell table:number-columns-repeated="13"/>
          <table:table-cell table:style-name="ce5" office:value-type="string">
            <text:p>Different projects are monitoring in different ways. <text:s/>Just signed a partnership (COBI did) with Stanford - Fio Michelli to monitor abalone recovery. <text:s/></text:p>
            <text:p>In Cabo Pulmo they already have no-take zones so they are training fishermen to do the monitoring – coun</text:p>
          </table:table-cell>
          <table:table-cell table:number-columns-repeated="897"/>
        </table:table-row>
        <table:table-row table:style-name="ro12">
          <table:table-cell office:value-type="float" office:value="159">
            <text:p>159</text:p>
          </table:table-cell>
          <table:table-cell table:style-name="ce3" office:value-type="string">
            <text:p>Chiapas Coastal Watershed</text:p>
          </table:table-cell>
          <table:table-cell table:style-name="ce3" office:value-type="string">
            <text:p>Alejandro Hernandez</text:p>
          </table:table-cell>
          <table:table-cell table:style-name="ce3" office:value-type="string">
            <text:p>TNC</text:p>
          </table:table-cell>
          <table:table-cell table:style-name="ce3" office:value-type="string">
            <text:p>15 June 2007</text:p>
          </table:table-cell>
          <table:table-cell table:style-name="ce3" office:value-type="string">
            <text:p>None Reported</text:p>
          </table:table-cell>
          <table:table-cell table:style-name="ce3" office:value-type="string">
            <text:p>Mexico</text:p>
            <text:p>Central America</text:p>
          </table:table-cell>
          <table:table-cell table:style-name="ce3" office:value-type="string">
            <text:p>None Reported</text:p>
          </table:table-cell>
          <table:table-cell table:style-name="ce3" office:value-type="string">
            <text:p>1998</text:p>
          </table:table-cell>
          <table:table-cell table:style-name="ce3" office:value-type="string">
            <text:p>None Reported</text:p>
          </table:table-cell>
          <table:table-cell table:style-name="ce3" office:value-type="string">
            <text:p>Ecosystem services</text:p>
          </table:table-cell>
          <table:table-cell table:style-name="ce3" office:value-type="string">
            <text:p>By phone</text:p>
          </table:table-cell>
          <table:table-cell table:style-name="ce5" office:value-type="string">
            <text:p>Rebecca Goldman</text:p>
          </table:table-cell>
          <table:table-cell table:style-name="ce5" office:value-type="string">
            <text:p>Habitat conversion</text:p>
            <text:p>Overharvest</text:p>
          </table:table-cell>
          <table:table-cell table:style-name="ce5" office:value-type="string">
            <text:p>Non-timber crops (ag)</text:p>
            <text:p>Ranching</text:p>
            <text:p>Fishing</text:p>
          </table:table-cell>
          <table:table-cell table:style-name="ce5" office:value-type="string">
            <text:p>To protect the watersheds within four national parks in the chiapas coastal watershed area: El Triunfo, El Encrucijada, El Ocote, and El Sepultura. <text:s/>These parks are threatened by deforestation for agriculture and ranching which threatens the watersheds. <text:s/></text:p>
            <text:p>TNC is working with partners to demonstrate the value of watershed protection due to the influence of this protection on the quality and quantity of water from the watershed. <text:s/></text:p>
          </table:table-cell>
          <table:table-cell table:style-name="ce5" office:value-type="string">
            <text:p>Water quality</text:p>
            <text:p>Flood mitigation</text:p>
            <text:p>Water quantity</text:p>
          </table:table-cell>
          <table:table-cell table:style-name="ce5" office:value-type="string">
            <text:p>Water from El Triunfo maintains the three most important economic regions of Chiapas due to 4 hydroelectric plants in this watershed that supply 1/3 of Mexico's energy. <text:s/></text:p>
            <text:p>Knew water theme and rainforest and water service was very important and could help maintain conservation of the forest in El Triunfo</text:p>
            <text:p>They are using the ecosystem service themes as one element that will help society understand why it is important to save the forest. Using the water theme – if manage it well will have energy <text:s/>and can maintain economic activities - water quality and flood control important here</text:p>
          </table:table-cell>
          <table:table-cell/>
          <table:table-cell table:style-name="ce5" office:value-type="string">
            <text:p>Jaguar</text:p>
            <text:p>Tapir</text:p>
            <text:p>Puma</text:p>
            <text:p>Spider monkey</text:p>
            <text:p>Anteater</text:p>
            <text:p>River crocodile</text:p>
          </table:table-cell>
          <table:table-cell table:style-name="ce5" office:value-type="string">
            <text:p>Support sustainable behavior of local communities within the watersheds</text:p>
          </table:table-cell>
          <table:table-cell table:style-name="ce5" office:value-type="string">
            <text:p>Regional</text:p>
          </table:table-cell>
          <table:table-cell table:style-name="ce5" office:value-type="string">
            <text:p>Regional</text:p>
          </table:table-cell>
          <table:table-cell table:style-name="ce5" office:value-type="string">
            <text:p>Federal </text:p>
            <text:p>Individual private</text:p>
            <text:p>Indigenous</text:p>
          </table:table-cell>
          <table:table-cell table:style-name="ce5" office:value-type="string">
            <text:p>Federal </text:p>
            <text:p>Individual private</text:p>
            <text:p>Indigenous</text:p>
          </table:table-cell>
          <table:table-cell table:style-name="ce5" office:value-type="string">
            <text:p>None</text:p>
          </table:table-cell>
          <table:table-cell table:style-name="ce5" office:value-type="string">
            <text:p>All reserves are federal land and private and ejido land – 70% are property of people living in the land</text:p>
            <text:p>TNC and partners are trying to encourage sustainable land behavior in the Park area - not trying to change land ownership patterns.</text:p>
          </table:table-cell>
          <table:table-cell table:style-name="ce5" office:value-type="string">
            <text:p>Native forest</text:p>
            <text:p>Intertidal</text:p>
            <text:p>Wetland</text:p>
          </table:table-cell>
          <table:table-cell table:style-name="ce5" office:value-type="string">
            <text:p>Native forest</text:p>
            <text:p>Converted</text:p>
            <text:p>Wetland</text:p>
            <text:p>Intertidal</text:p>
          </table:table-cell>
          <table:table-cell table:style-name="ce5" office:value-type="string">
            <text:p>Native forest</text:p>
            <text:p>Converted</text:p>
            <text:p>Wetland</text:p>
            <text:p>Intertidal</text:p>
          </table:table-cell>
          <table:table-cell table:style-name="ce5" office:value-type="string">
            <text:p>The area is covered in native forest but is rapidly being deforested due to conversion for agriculture and ranching. </text:p>
            <text:p>Original cover: cloud forests, dry forets, humid tropical forests, tropical dry, coastal lagoons, mangroves</text:p>
          </table:table-cell>
          <table:table-cell table:style-name="ce5" office:value-type="string">
            <text:p>Specialty crops</text:p>
            <text:p>Unsustainable grazing</text:p>
            <text:p>Unsustainable fishing</text:p>
          </table:table-cell>
          <table:table-cell table:style-name="ce5" office:value-type="string">
            <text:p>Sustainable agriculture</text:p>
            <text:p>Sustainable grazing</text:p>
            <text:p>Sustainable fishing</text:p>
            <text:p>Nature reserve</text:p>
          </table:table-cell>
          <table:table-cell table:style-name="ce5" office:value-type="string">
            <text:p>Using the theme of ecosystem services TNC and partners are trying to encourage sustainable land use such as sustainable agriculture and grazing and not overfishing. <text:s/></text:p>
            <text:p>They are also trying to encourage the government to manage the Park more appropriately so it is not just a paper park and actually protect it as a reserve and do some reforestation and restoration. <text:s/></text:p>
          </table:table-cell>
          <table:table-cell table:style-name="ce5" office:value-type="string">
            <text:p>Subsidy</text:p>
          </table:table-cell>
          <table:table-cell table:style-name="ce5" office:value-type="string">
            <text:p>New subsidy</text:p>
            <text:p>Donation</text:p>
          </table:table-cell>
          <table:table-cell/>
          <table:table-cell table:style-name="ce5" office:value-type="string">
            <text:p>Carrot </text:p>
          </table:table-cell>
          <table:table-cell table:style-name="ce5" office:value-type="string">
            <text:p>Using money donated from various non profits to fund activities in the Park. <text:s/>The money goes to the government and to various NGOs (ProNatura Chiapas, CI, Ecobiosphera) to do activities in the watershed. <text:s/>Ultimately this money is going to people in the Park to do sustainable harvest. <text:s/></text:p>
          </table:table-cell>
          <table:table-cell table:style-name="ce5" office:value-type="string">
            <text:p>Other policy change</text:p>
            <text:p>New subsidy</text:p>
          </table:table-cell>
          <table:table-cell table:style-name="ce5" office:value-type="string">
            <text:p>FONACET has been recognized as a non-government organization. <text:s/>It is a federally recognized NGO constituted of: Fondo Mexicano para la Conservación de la Naturaleza (FMCN) , the Instituto para el Desarrollo Sustentable en Mesoamérica (IDESMAC) , the Instituto de Historia Natural y Ecología del Estado de Chiapas (IHNyE), Pronatura Chiapas , the Comisión Nacional de Áreas Naturales Protegidas (CONANP) , together with eminent scientists and conservationists.</text:p>
            <text:p>It is a legal entity.</text:p>
          </table:table-cell>
          <table:table-cell table:style-name="ce5" office:value-type="string">
            <text:p>Education and outreach</text:p>
          </table:table-cell>
          <table:table-cell table:style-name="ce5" office:value-type="string">
            <text:p>Successful environmental education program in schools and communications within the community. <text:s/></text:p>
          </table:table-cell>
          <table:table-cell table:style-name="ce5" office:value-type="string">
            <text:p>Best Management Practices</text:p>
            <text:p>Preservation</text:p>
            <text:p>Restoration</text:p>
            <text:p>Other</text:p>
          </table:table-cell>
          <table:table-cell table:style-name="ce5" office:value-type="string">
            <text:p>BMP agriculture</text:p>
            <text:p>BMP ranching</text:p>
            <text:p>Legal protection</text:p>
            <text:p>Park guards</text:p>
            <text:p>Fire management</text:p>
            <text:p>Reseeding</text:p>
            <text:p>Other</text:p>
          </table:table-cell>
          <table:table-cell table:style-name="ce5" office:value-type="string">
            <text:p>Lots of environmental education programs. <text:s/>ALso hiring of park guards for preservation as well as encouraging BMPs for coffee, ranching, and Palma camedor harvesting. </text:p>
            <text:p>They are also doing fire management with some prescribed fires.</text:p>
            <text:p>There is also some reforestation and restoration occurring</text:p>
          </table:table-cell>
          <table:table-cell table:style-name="ce5" office:value-type="string">
            <text:p>Government</text:p>
            <text:p>Managing organization</text:p>
            <text:p>Partner organization</text:p>
          </table:table-cell>
          <table:table-cell table:style-name="ce5" office:value-type="string">
            <text:p>No take recreation</text:p>
            <text:p>Ranching</text:p>
            <text:p>Agriculture</text:p>
          </table:table-cell>
          <table:table-cell table:style-name="ce5" office:value-type="string">
            <text:p>All water users</text:p>
          </table:table-cell>
          <table:table-cell table:style-name="ce5" office:value-type="string">
            <text:p>Non-profit</text:p>
          </table:table-cell>
          <table:table-cell table:style-name="ce5" office:value-type="string">
            <text:p>Implementing NGO</text:p>
            <text:p>Other NGO</text:p>
          </table:table-cell>
          <table:table-cell table:style-name="ce5" office:value-type="string">
            <text:p>Community/committee</text:p>
          </table:table-cell>
          <table:table-cell table:style-name="ce5" office:value-type="string">
            <text:p>Committee of stakeholders</text:p>
          </table:table-cell>
          <table:table-cell table:style-name="ce5" office:value-type="string">
            <text:p>Yes</text:p>
          </table:table-cell>
          <table:table-cell table:style-name="ce5" office:value-type="string">
            <text:p>FONACET is a non profit organization that is essentially a Fund for the preservation of the watershed area. <text:s/>Money is flowing into the communities from this Fund but FONACET is essentially a broker between donors (non-profits) and the community and conservation activities. <text:s/></text:p>
          </table:table-cell>
          <table:table-cell table:style-name="ce5" office:value-type="string">
            <text:p><text:s text:c="2"/>Yes</text:p>
          </table:table-cell>
          <table:table-cell table:style-name="ce5" office:value-type="string">
            <text:p>Pre-project</text:p>
          </table:table-cell>
          <table:table-cell table:style-name="ce5" office:value-type="string">
            <text:p>Decided the beneficiaries of services did not have the ability to pay for them. </text:p>
          </table:table-cell>
          <table:table-cell table:style-name="ce5" office:value-type="string">
            <text:p>Redirect money to conservation</text:p>
            <text:p>Set fees</text:p>
          </table:table-cell>
          <table:table-cell/>
          <table:table-cell table:style-name="ce5" office:value-type="string">
            <text:p>Hydropower water quality</text:p>
            <text:p>Flood mitigation</text:p>
          </table:table-cell>
          <table:table-cell table:style-name="ce5" office:value-type="string">
            <text:p>Did a project to see if beneficiaries of services and large towns will pay for the services – but the idea didn´t work because they can’t do it.</text:p>
            <text:p>The towns are not big enough to support the fund.</text:p>
            <text:p/>
          </table:table-cell>
          <table:table-cell table:number-columns-repeated="50"/>
          <table:table-cell table:style-name="ce5" office:value-type="string">
            <text:p><text:s text:c="2"/>Yes</text:p>
          </table:table-cell>
          <table:table-cell table:number-columns-repeated="13"/>
          <table:table-cell table:style-name="ce5" office:value-type="string">
            <text:p><text:s/>ProNatura Chiapas and CONANP and historical institute do biological assessments. <text:s/></text:p>
            <text:p/>
          </table:table-cell>
          <table:table-cell table:number-columns-repeated="13"/>
          <table:table-cell table:style-name="ce5" office:value-type="string">
            <text:p>Activities of monitoring – work with NGOs to figure out the quality of the water and birds and the health of the forest – they do this every two years</text:p>
          </table:table-cell>
          <table:table-cell table:number-columns-repeated="883"/>
        </table:table-row>
        <table:table-row table:style-name="ro1" table:number-rows-repeated="65412">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4P0" style:volatile="true">
      <number:currency-symbol/>
      <number:number number:decimal-places="0" number:min-integer-digits="1" number:grouping="true"/>
      <number:text> </number:text>
    </number:currency-style>
    <number:currency-style style:name="N124P1" style:volatile="true">
      <number:currency-symbol/>
      <number:text>(</number:text>
      <number:number number:decimal-places="0" number:min-integer-digits="1" number:grouping="true"/>
      <number:text>)</number:text>
    </number:currency-style>
    <number:currency-style style:name="N124P2" style:volatile="true">
      <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2P0" style:volatile="true">
      <number:currency-symbol/>
      <number:number number:decimal-places="2" number:min-integer-digits="1" number:grouping="true"/>
      <number:text> </number:text>
    </number:currency-style>
    <number:currency-style style:name="N132P1" style:volatile="true">
      <number:currency-symbol/>
      <number:text>(</number:text>
      <number:number number:decimal-places="2" number:min-integer-digits="1" number:grouping="true"/>
      <number:text>)</number:text>
    </number:currency-style>
    <number:currency-style style:name="N132P2" style:volatile="true">
      <number:currency-symbol/>
      <number:text>-</number:text>
      <number:number number:decimal-places="0" number:min-integer-digits="0"/>
      <number:text> </number:text>
    </number:currency-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number:text>
      <number:number number:decimal-places="0" number:min-integer-digits="1" number:grouping="true"/>
      <number:text> </number:text>
    </number:number-style>
    <number:number-style style:name="N138">
      <number:text>($</number:text>
      <number:number number:decimal-places="0" number:min-integer-digits="1" number:grouping="true"/>
      <number:text>)</number:text>
      <style:map style:condition="value()&gt;=0" style:apply-style-name="N138P0"/>
    </number:number-style>
    <number:number-style style:name="N139P0" style:volatile="true">
      <number:text>$</number:text>
      <number:number number:decimal-places="0" number:min-integer-digits="1" number:grouping="true"/>
      <number:text> </number:text>
    </number:number-style>
    <number:number-style style:name="N139">
      <style:text-properties fo:color="#ff0000"/>
      <number:text>($</number:text>
      <number:number number:decimal-places="0" number:min-integer-digits="1" number:grouping="true"/>
      <number:text>)</number:text>
      <style:map style:condition="value()&gt;=0" style:apply-style-name="N139P0"/>
    </number:number-style>
    <number:number-style style:name="N141P0" style:volatile="true">
      <number:text>$</number:text>
      <number:number number:decimal-places="2" number:min-integer-digits="1" number:grouping="true"/>
      <number:text> </number:text>
    </number:number-style>
    <number:number-style style:name="N141">
      <number:text>($</number:text>
      <number:number number:decimal-places="2" number:min-integer-digits="1" number:grouping="true"/>
      <number:text>)</number:text>
      <style:map style:condition="value()&gt;=0" style:apply-style-name="N141P0"/>
    </number:number-style>
    <number:number-style style:name="N142P0" style:volatile="true">
      <number:text>$</number:text>
      <number:number number:decimal-places="2" number:min-integer-digits="1" number:grouping="true"/>
      <number:text> </number:text>
    </number:number-style>
    <number:number-style style:name="N142">
      <style:text-properties fo:color="#ff0000"/>
      <number:text>($</number:text>
      <number:number number:decimal-places="2" number:min-integer-digits="1" number:grouping="true"/>
      <number:text>)</number:text>
      <style:map style:condition="value()&gt;=0" style:apply-style-name="N142P0"/>
    </number:number-style>
    <number:number-style style:name="N146P0" style:volatile="true">
      <number:text> $</number:text>
      <number:number number:decimal-places="0" number:min-integer-digits="1" number:grouping="true"/>
      <number:text> </number:text>
    </number:number-style>
    <number:number-style style:name="N146P1" style:volatile="true">
      <number:text> $(</number:text>
      <number:number number:decimal-places="0" number:min-integer-digits="1" number:grouping="true"/>
      <number:text>)</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number number:decimal-places="2" number:min-integer-digits="1" number:grouping="true"/>
      <number:text> </number:text>
    </number:number-style>
    <number:number-style style:name="N150P1" style:volatile="true">
      <number:text> $(</number:text>
      <number:number number:decimal-places="2" number:min-integer-digits="1" number:grouping="true"/>
      <number:text>)</number:text>
    </number:number-style>
    <number:number-style style:name="N150P2" style:volatile="true">
      <number:text> $-</number:text>
      <number:number number: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 style:family="table-cell" style:parent-style-name="Default">
      <style:table-cell-properties fo:background-color="#ffffcc" style:diagonal-bl-tr="none" style:diagonal-tl-br="none" fo:border="0.0138in solid #c0c0c0"/>
    </style:style>
    <style:style style:name="Output"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_20_1" style:display-name="20% - Accent1 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1" style:display-name="20% - Accent2 1"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1" style:display-name="20% - Accent3 1"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1" style:display-name="20% - Accent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1" style:display-name="20% - Accent5 1"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1" style:display-name="20% - Accent6 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1" style:display-name="40% - Accent1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1" style:display-name="40% - Accent2 1"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1" style:display-name="40% - Accent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1" style:display-name="40% - Accent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1" style:display-name="40% - Accent5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1" style:display-name="40% - Accent6 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1" style:display-name="60% - Accent1 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1" style:display-name="60% - Accent2 1"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1" style:display-name="60% - Accent3 1"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1" style:display-name="60% - Accent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1" style:display-name="60% - Accent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1" style:display-name="60% - Accent6 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1" style:display-name="Accent1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1" style:display-name="Accent2 1"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1" style:display-name="Accent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1" style:display-name="Accent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1" style:display-name="Accent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1" style:display-name="Accent6 1"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1" style:display-name="Bad 1"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_20_1" style:display-name="Calculation 1"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1" style:display-name="Check Cell 1"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_20_1" style:display-name="Explanatory Text 1"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1" style:display-name="Good 1"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1" style:display-name="Heading 1 1" style:family="table-cell" style:parent-style-name="Default">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1" style:display-name="Heading 2 1" style:family="table-cell" style:parent-style-name="Default">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_20_1" style:display-name="Heading 3 1" style:family="table-cell" style:parent-style-name="Default">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1" style:display-name="Heading 4 1"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_20_1" style:display-name="Input 1"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1" style:display-name="Linked Cell 1"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1" style:display-name="Neutral 1"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1" style:display-name="Note 1" style:family="table-cell" style:parent-style-name="Default">
      <style:table-cell-properties fo:background-color="#ffffcc" style:diagonal-bl-tr="none" style:diagonal-tl-br="none" fo:border="0.0138in solid #c0c0c0"/>
    </style:style>
    <style:style style:name="Output_20_1" style:display-name="Output 1"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_20_1" style:display-name="Title 1"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1" style:display-name="Total 1"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_20_1" style:display-name="Warning Text 1"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_20_2" style:display-name="20% - Accent1 2"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2" style:display-name="20% - Accent2 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2" style:display-name="20% - Accent3 2"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2" style:display-name="20% - Accent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2" style:display-name="20% - Accent5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2" style:display-name="20% - Accent6 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2" style:display-name="40% - Accent1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2" style:display-name="40% - Accent2 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2" style:display-name="40% - Accent3 2"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2" style:display-name="40% - Accent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2" style:display-name="40% - Accent5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2" style:display-name="40% - Accent6 2"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2" style:display-name="60% - Accent1 2"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2" style:display-name="60% - Accent2 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2" style:display-name="60% - Accent3 2"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2" style:display-name="60% - Accent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2" style:display-name="60% - Accent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2" style:display-name="60% - Accent6 2"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2" style:display-name="Accent1 2"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2" style:display-name="Accent2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2" style:display-name="Accent3 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2" style:display-name="Accent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2" style:display-name="Accent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2" style:display-name="Accent6 2"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2" style:display-name="Bad 2"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_20_2" style:display-name="Calculation 2"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2" style:display-name="Check Cell 2"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_20_2" style:display-name="Explanatory Text 2"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2" style:display-name="Good 2"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2" style:display-name="Heading 1 2" style:family="table-cell" style:parent-style-name="Default">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2" style:display-name="Heading 2 2" style:family="table-cell" style:parent-style-name="Default">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_20_2" style:display-name="Heading 3 2" style:family="table-cell" style:parent-style-name="Default">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2" style:display-name="Heading 4 2"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_20_2" style:display-name="Input 2"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2" style:display-name="Linked Cell 2"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2" style:display-name="Neutral 2"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2" style:display-name="Note 2" style:family="table-cell" style:parent-style-name="Default">
      <style:table-cell-properties fo:background-color="#ffffcc" style:diagonal-bl-tr="none" style:diagonal-tl-br="none" fo:border="0.0138in solid #c0c0c0"/>
    </style:style>
    <style:style style:name="Output_20_2" style:display-name="Output 2"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_20_2" style:display-name="Title 2"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2" style:display-name="Total 2"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_20_2" style:display-name="Warning Text 2"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_20_3" style:display-name="20% - Accent1 3"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3" style:display-name="20% - Accent2 3"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3" style:display-name="20% - Accent3 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3" style:display-name="20% - Accent4 3"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3" style:display-name="20% - Accent5 3"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3" style:display-name="20% - Accent6 3"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3" style:display-name="40% - Accent1 3"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3" style:display-name="40% - Accent2 3"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3" style:display-name="40% - Accent3 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3" style:display-name="40% - Accent4 3"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3" style:display-name="40% - Accent5 3"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3" style:display-name="40% - Accent6 3"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3" style:display-name="60% - Accent1 3"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3" style:display-name="60% - Accent2 3"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3" style:display-name="60% - Accent3 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3" style:display-name="60% - Accent4 3"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3" style:display-name="60% - Accent5 3"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3" style:display-name="60% - Accent6 3"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3" style:display-name="Accent1 3"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3" style:display-name="Accent2 3"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3" style:display-name="Accent3 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3" style:display-name="Accent4 3"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3" style:display-name="Accent5 3"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3" style:display-name="Accent6 3"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3" style:display-name="Bad 3"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_20_3" style:display-name="Calculation 3"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3" style:display-name="Check Cell 3"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_20_3" style:display-name="Explanatory Text 3"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3" style:display-name="Good 3"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3" style:display-name="Heading 1 3" style:family="table-cell" style:parent-style-name="Default">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3" style:display-name="Heading 2 3" style:family="table-cell" style:parent-style-name="Default">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_20_3" style:display-name="Heading 3 3" style:family="table-cell" style:parent-style-name="Default">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3" style:display-name="Heading 4 3"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_20_3" style:display-name="Input 3"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3" style:display-name="Linked Cell 3"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3" style:display-name="Note 3" style:family="table-cell" style:parent-style-name="Default">
      <style:table-cell-properties fo:background-color="#ffffcc" style:diagonal-bl-tr="none" style:diagonal-tl-br="none" fo:border="0.0138in solid #c0c0c0"/>
    </style:style>
    <style:style style:name="Output_20_3" style:display-name="Output 3"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_20_3" style:display-name="Title 3"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3" style:display-name="Total 3"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_20_3" style:display-name="Warning Text 3"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_20_4" style:display-name="20% - Accent1 4"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4" style:display-name="20% - Accent2 4"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4" style:display-name="20% - Accent3 4"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4" style:display-name="20% - Accent4 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4" style:display-name="20% - Accent5 4"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4" style:display-name="20% - Accent6 4"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4" style:display-name="40% - Accent1 4"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4" style:display-name="40% - Accent2 4"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4" style:display-name="40% - Accent3 4"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4" style:display-name="40% - Accent4 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4" style:display-name="40% - Accent5 4"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4" style:display-name="40% - Accent6 4"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4" style:display-name="60% - Accent1 4"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4" style:display-name="60% - Accent2 4"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4" style:display-name="60% - Accent3 4"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4" style:display-name="60% - Accent4 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4" style:display-name="60% - Accent5 4"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4" style:display-name="60% - Accent6 4"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4" style:display-name="Accent1 4"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4" style:display-name="Accent2 4"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4" style:display-name="Accent3 4"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4" style:display-name="Accent4 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4" style:display-name="Accent5 4"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4" style:display-name="Accent6 4"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4" style:display-name="Bad 4"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_20_4" style:display-name="Calculation 4"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4" style:display-name="Check Cell 4"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_20_4" style:display-name="Explanatory Text 4"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4" style:display-name="Good 4"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4" style:display-name="Heading 1 4" style:family="table-cell" style:parent-style-name="Default">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4" style:display-name="Heading 2 4" style:family="table-cell" style:parent-style-name="Default">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_20_4" style:display-name="Heading 3 4" style:family="table-cell" style:parent-style-name="Default">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4" style:display-name="Heading 4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_20_4" style:display-name="Input 4"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4" style:display-name="Linked Cell 4"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4" style:display-name="Neutral 4"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4" style:display-name="Note 4" style:family="table-cell" style:parent-style-name="Default">
      <style:table-cell-properties fo:background-color="#ffffcc" style:diagonal-bl-tr="none" style:diagonal-tl-br="none" fo:border="0.0138in solid #c0c0c0"/>
    </style:style>
    <style:style style:name="Output_20_4" style:display-name="Output 4"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_20_4" style:display-name="Title 4"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4" style:display-name="Total 4"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_20_4" style:display-name="Warning Text 4"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1in" fo:margin-bottom="1in" fo:margin-left="0.75in" fo:margin-right="0.75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margin-top="1in" fo:margin-bottom="1in" fo:margin-left="0.75in" fo:margin-right="0.75in" style:first-page-number="continue"/>
      <style:header-style>
        <style:header-footer-properties fo:margin-left="0in" fo:margin-right="0in" fo:margin-bottom="0in"/>
      </style:header-style>
      <style:footer-style>
        <style:header-footer-properties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09">12/09/2010</text:date>, <text:time>10:23:33</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1_20_1" style:display-name="PageStyle_Sheet1 1" style:page-layout-name="Mpm4">
      <style:header style:display="false"/>
      <style:header-left style:display="false"/>
      <style:footer style:display="false"/>
      <style:footer-left style:display="false"/>
    </style:master-page>
    <style:master-page style:name="PageStyle_5f_Sheet1_20_2" style:display-name="PageStyle_Sheet1 2" style:page-layout-name="Mpm4">
      <style:header style:display="false"/>
      <style:header-left style:display="false"/>
      <style:footer style:display="false"/>
      <style:footer-left style:display="false"/>
    </style:master-page>
    <style:master-page style:name="PageStyle_5f_Sheet1_20_3" style:display-name="PageStyle_Sheet1 3" style:page-layout-name="Mpm4">
      <style:header style:display="false"/>
      <style:header-left style:display="false"/>
      <style:footer style:display="false"/>
      <style:footer-left style:display="false"/>
    </style:master-page>
    <style:master-page style:name="PageStyle_5f_Sheet1_20_4" style:display-name="PageStyle_Sheet1 4" style:page-layout-name="Mpm5">
      <style:header style:display="false"/>
      <style:header-left style:display="false"/>
      <style:footer style:display="false"/>
      <style:footer-left style:display="false"/>
    </style:master-page>
    <style:master-page style:name="PageStyle_5f_Sheet1_20_5" style:display-name="PageStyle_Sheet1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0-12-09T10:23:33</dc:date>
    <meta:editing-duration>PT04H29M59S</meta:editing-duration>
    <meta:editing-cycles>5</meta:editing-cycles>
    <dc:creator>Chris Colvin</dc:creator>
    <meta:document-statistic meta:table-count="1" meta:cell-count="8201" meta:object-count="0"/>
    <meta:user-defined meta:name="Info 1"/>
    <meta:user-defined meta:name="Info 2"/>
    <meta:user-defined meta:name="Info 3"/>
    <meta:user-defined meta:name="Info 4"/>
  </office:meta>
</office:document-meta>
</file>